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90337" calcext:value-type="float">
            <text:p>1.90337</text:p>
          </table:table-cell>
          <table:table-cell table:number-columns-repeated="67"/>
          <table:table-cell table:formula="of:=MIN([.A2:.BL2])" office:value-type="float" office:value="1.90337" calcext:value-type="float">
            <text:p>1.90337</text:p>
          </table:table-cell>
          <table:table-cell table:formula="of:=MAX([.A2:.BL2])" office:value-type="float" office:value="1.90337" calcext:value-type="float">
            <text:p>1.90337</text:p>
          </table:table-cell>
          <table:table-cell table:number-columns-repeated="7"/>
        </table:table-row>
        <table:table-row table:style-name="ro1">
          <table:table-cell office:value-type="float" office:value="1.90463" calcext:value-type="float">
            <text:p>1.90463</text:p>
          </table:table-cell>
          <table:table-cell table:number-columns-repeated="67"/>
          <table:table-cell table:formula="of:=MIN([.A3:.BL3])" office:value-type="float" office:value="1.90463" calcext:value-type="float">
            <text:p>1.90463</text:p>
          </table:table-cell>
          <table:table-cell table:formula="of:=MAX([.A3:.BL3])" office:value-type="float" office:value="1.90463" calcext:value-type="float">
            <text:p>1.90463</text:p>
          </table:table-cell>
          <table:table-cell table:number-columns-repeated="7"/>
        </table:table-row>
        <table:table-row table:style-name="ro1">
          <table:table-cell office:value-type="float" office:value="2.21757" calcext:value-type="float">
            <text:p>2.21757</text:p>
          </table:table-cell>
          <table:table-cell table:number-columns-repeated="67"/>
          <table:table-cell table:formula="of:=MIN([.A4:.BL4])" office:value-type="float" office:value="2.21757" calcext:value-type="float">
            <text:p>2.21757</text:p>
          </table:table-cell>
          <table:table-cell table:formula="of:=MAX([.A4:.BL4])" office:value-type="float" office:value="2.21757" calcext:value-type="float">
            <text:p>2.21757</text:p>
          </table:table-cell>
          <table:table-cell table:number-columns-repeated="7"/>
        </table:table-row>
        <table:table-row table:style-name="ro1">
          <table:table-cell office:value-type="float" office:value="2.0886" calcext:value-type="float">
            <text:p>2.0886</text:p>
          </table:table-cell>
          <table:table-cell table:number-columns-repeated="67"/>
          <table:table-cell table:formula="of:=MIN([.A5:.BL5])" office:value-type="float" office:value="2.0886" calcext:value-type="float">
            <text:p>2.0886</text:p>
          </table:table-cell>
          <table:table-cell table:formula="of:=MAX([.A5:.BL5])" office:value-type="float" office:value="2.0886" calcext:value-type="float">
            <text:p>2.0886</text:p>
          </table:table-cell>
          <table:table-cell table:number-columns-repeated="7"/>
        </table:table-row>
        <table:table-row table:style-name="ro1">
          <table:table-cell office:value-type="float" office:value="2.1932" calcext:value-type="float">
            <text:p>2.1932</text:p>
          </table:table-cell>
          <table:table-cell table:number-columns-repeated="67"/>
          <table:table-cell table:formula="of:=MIN([.A6:.BL6])" office:value-type="float" office:value="2.1932" calcext:value-type="float">
            <text:p>2.1932</text:p>
          </table:table-cell>
          <table:table-cell table:formula="of:=MAX([.A6:.BL6])" office:value-type="float" office:value="2.1932" calcext:value-type="float">
            <text:p>2.1932</text:p>
          </table:table-cell>
          <table:table-cell table:number-columns-repeated="7"/>
        </table:table-row>
        <table:table-row table:style-name="ro1">
          <table:table-cell office:value-type="float" office:value="2.2395" calcext:value-type="float">
            <text:p>2.2395</text:p>
          </table:table-cell>
          <table:table-cell table:number-columns-repeated="67"/>
          <table:table-cell table:formula="of:=MIN([.A7:.BL7])" office:value-type="float" office:value="2.2395" calcext:value-type="float">
            <text:p>2.2395</text:p>
          </table:table-cell>
          <table:table-cell table:formula="of:=MAX([.A7:.BL7])" office:value-type="float" office:value="2.2395" calcext:value-type="float">
            <text:p>2.2395</text:p>
          </table:table-cell>
          <table:table-cell table:number-columns-repeated="7"/>
        </table:table-row>
        <table:table-row table:style-name="ro1">
          <table:table-cell office:value-type="float" office:value="2.43952" calcext:value-type="float">
            <text:p>2.43952</text:p>
          </table:table-cell>
          <table:table-cell table:number-columns-repeated="67"/>
          <table:table-cell table:formula="of:=MIN([.A8:.BL8])" office:value-type="float" office:value="2.43952" calcext:value-type="float">
            <text:p>2.43952</text:p>
          </table:table-cell>
          <table:table-cell table:formula="of:=MAX([.A8:.BL8])" office:value-type="float" office:value="2.43952" calcext:value-type="float">
            <text:p>2.43952</text:p>
          </table:table-cell>
          <table:table-cell table:number-columns-repeated="7"/>
        </table:table-row>
        <table:table-row table:style-name="ro1">
          <table:table-cell office:value-type="float" office:value="2.30151" calcext:value-type="float">
            <text:p>2.30151</text:p>
          </table:table-cell>
          <table:table-cell table:number-columns-repeated="67"/>
          <table:table-cell table:formula="of:=MIN([.A9:.BL9])" office:value-type="float" office:value="2.30151" calcext:value-type="float">
            <text:p>2.30151</text:p>
          </table:table-cell>
          <table:table-cell table:formula="of:=MAX([.A9:.BL9])" office:value-type="float" office:value="2.30151" calcext:value-type="float">
            <text:p>2.30151</text:p>
          </table:table-cell>
          <table:table-cell table:number-columns-repeated="7"/>
        </table:table-row>
        <table:table-row table:style-name="ro1">
          <table:table-cell office:value-type="float" office:value="2.00791" calcext:value-type="float">
            <text:p>2.00791</text:p>
          </table:table-cell>
          <table:table-cell table:number-columns-repeated="67"/>
          <table:table-cell table:formula="of:=MIN([.A10:.BL10])" office:value-type="float" office:value="2.00791" calcext:value-type="float">
            <text:p>2.00791</text:p>
          </table:table-cell>
          <table:table-cell table:formula="of:=MAX([.A10:.BL10])" office:value-type="float" office:value="2.00791" calcext:value-type="float">
            <text:p>2.00791</text:p>
          </table:table-cell>
          <table:table-cell table:number-columns-repeated="7"/>
        </table:table-row>
        <table:table-row table:style-name="ro1">
          <table:table-cell office:value-type="float" office:value="2.03477" calcext:value-type="float">
            <text:p>2.03477</text:p>
          </table:table-cell>
          <table:table-cell table:number-columns-repeated="67"/>
          <table:table-cell table:formula="of:=MIN([.A11:.BL11])" office:value-type="float" office:value="2.03477" calcext:value-type="float">
            <text:p>2.03477</text:p>
          </table:table-cell>
          <table:table-cell table:formula="of:=MAX([.A11:.BL11])" office:value-type="float" office:value="2.03477" calcext:value-type="float">
            <text:p>2.03477</text:p>
          </table:table-cell>
          <table:table-cell table:number-columns-repeated="7"/>
        </table:table-row>
        <table:table-row table:style-name="ro1">
          <table:table-cell office:value-type="float" office:value="2.33555" calcext:value-type="float">
            <text:p>2.33555</text:p>
          </table:table-cell>
          <table:table-cell table:number-columns-repeated="67"/>
          <table:table-cell table:formula="of:=MIN([.A12:.BL12])" office:value-type="float" office:value="2.33555" calcext:value-type="float">
            <text:p>2.33555</text:p>
          </table:table-cell>
          <table:table-cell table:formula="of:=MAX([.A12:.BL12])" office:value-type="float" office:value="2.33555" calcext:value-type="float">
            <text:p>2.33555</text:p>
          </table:table-cell>
          <table:table-cell table:number-columns-repeated="7"/>
        </table:table-row>
        <table:table-row table:style-name="ro1">
          <table:table-cell office:value-type="float" office:value="2.05415" calcext:value-type="float">
            <text:p>2.05415</text:p>
          </table:table-cell>
          <table:table-cell table:number-columns-repeated="67"/>
          <table:table-cell table:formula="of:=MIN([.A13:.BL13])" office:value-type="float" office:value="2.05415" calcext:value-type="float">
            <text:p>2.05415</text:p>
          </table:table-cell>
          <table:table-cell table:formula="of:=MAX([.A13:.BL13])" office:value-type="float" office:value="2.05415" calcext:value-type="float">
            <text:p>2.05415</text:p>
          </table:table-cell>
          <table:table-cell table:number-columns-repeated="7"/>
        </table:table-row>
        <table:table-row table:style-name="ro1">
          <table:table-cell office:value-type="float" office:value="2.0004" calcext:value-type="float">
            <text:p>2.0004</text:p>
          </table:table-cell>
          <table:table-cell table:number-columns-repeated="67"/>
          <table:table-cell table:formula="of:=MIN([.A14:.BL14])" office:value-type="float" office:value="2.0004" calcext:value-type="float">
            <text:p>2.0004</text:p>
          </table:table-cell>
          <table:table-cell table:formula="of:=MAX([.A14:.BL14])" office:value-type="float" office:value="2.0004" calcext:value-type="float">
            <text:p>2.0004</text:p>
          </table:table-cell>
          <table:table-cell table:number-columns-repeated="7"/>
        </table:table-row>
        <table:table-row table:style-name="ro1">
          <table:table-cell office:value-type="float" office:value="2.0278" calcext:value-type="float">
            <text:p>2.0278</text:p>
          </table:table-cell>
          <table:table-cell table:number-columns-repeated="67"/>
          <table:table-cell table:formula="of:=MIN([.A15:.BL15])" office:value-type="float" office:value="2.0278" calcext:value-type="float">
            <text:p>2.0278</text:p>
          </table:table-cell>
          <table:table-cell table:formula="of:=MAX([.A15:.BL15])" office:value-type="float" office:value="2.0278" calcext:value-type="float">
            <text:p>2.0278</text:p>
          </table:table-cell>
          <table:table-cell table:number-columns-repeated="7"/>
        </table:table-row>
        <table:table-row table:style-name="ro1">
          <table:table-cell office:value-type="float" office:value="2.1733" calcext:value-type="float">
            <text:p>2.1733</text:p>
          </table:table-cell>
          <table:table-cell table:number-columns-repeated="67"/>
          <table:table-cell table:formula="of:=MIN([.A16:.BL16])" office:value-type="float" office:value="2.1733" calcext:value-type="float">
            <text:p>2.1733</text:p>
          </table:table-cell>
          <table:table-cell table:formula="of:=MAX([.A16:.BL16])" office:value-type="float" office:value="2.1733" calcext:value-type="float">
            <text:p>2.1733</text:p>
          </table:table-cell>
          <table:table-cell table:number-columns-repeated="7"/>
        </table:table-row>
        <table:table-row table:style-name="ro1">
          <table:table-cell office:value-type="float" office:value="2.32336" calcext:value-type="float">
            <text:p>2.32336</text:p>
          </table:table-cell>
          <table:table-cell table:number-columns-repeated="67"/>
          <table:table-cell table:formula="of:=MIN([.A17:.BL17])" office:value-type="float" office:value="2.32336" calcext:value-type="float">
            <text:p>2.32336</text:p>
          </table:table-cell>
          <table:table-cell table:formula="of:=MAX([.A17:.BL17])" office:value-type="float" office:value="2.32336" calcext:value-type="float">
            <text:p>2.32336</text:p>
          </table:table-cell>
          <table:table-cell table:number-columns-repeated="7"/>
        </table:table-row>
        <table:table-row table:style-name="ro1">
          <table:table-cell office:value-type="float" office:value="2.15376" calcext:value-type="float">
            <text:p>2.15376</text:p>
          </table:table-cell>
          <table:table-cell table:number-columns-repeated="67"/>
          <table:table-cell table:formula="of:=MIN([.A18:.BL18])" office:value-type="float" office:value="2.15376" calcext:value-type="float">
            <text:p>2.15376</text:p>
          </table:table-cell>
          <table:table-cell table:formula="of:=MAX([.A18:.BL18])" office:value-type="float" office:value="2.15376" calcext:value-type="float">
            <text:p>2.15376</text:p>
          </table:table-cell>
          <table:table-cell table:number-columns-repeated="7"/>
        </table:table-row>
        <table:table-row table:style-name="ro1">
          <table:table-cell office:value-type="float" office:value="1.9111" calcext:value-type="float">
            <text:p>1.9111</text:p>
          </table:table-cell>
          <table:table-cell table:number-columns-repeated="67"/>
          <table:table-cell table:formula="of:=MIN([.A19:.BL19])" office:value-type="float" office:value="1.9111" calcext:value-type="float">
            <text:p>1.9111</text:p>
          </table:table-cell>
          <table:table-cell table:formula="of:=MAX([.A19:.BL19])" office:value-type="float" office:value="1.9111" calcext:value-type="float">
            <text:p>1.9111</text:p>
          </table:table-cell>
          <table:table-cell table:number-columns-repeated="7"/>
        </table:table-row>
        <table:table-row table:style-name="ro1">
          <table:table-cell office:value-type="float" office:value="2.17872" calcext:value-type="float">
            <text:p>2.17872</text:p>
          </table:table-cell>
          <table:table-cell table:number-columns-repeated="67"/>
          <table:table-cell table:formula="of:=MIN([.A20:.BL20])" office:value-type="float" office:value="2.17872" calcext:value-type="float">
            <text:p>2.17872</text:p>
          </table:table-cell>
          <table:table-cell table:formula="of:=MAX([.A20:.BL20])" office:value-type="float" office:value="2.17872" calcext:value-type="float">
            <text:p>2.17872</text:p>
          </table:table-cell>
          <table:table-cell table:number-columns-repeated="7"/>
        </table:table-row>
        <table:table-row table:style-name="ro1">
          <table:table-cell office:value-type="float" office:value="2.40064" calcext:value-type="float">
            <text:p>2.40064</text:p>
          </table:table-cell>
          <table:table-cell table:number-columns-repeated="67"/>
          <table:table-cell table:formula="of:=MIN([.A21:.BL21])" office:value-type="float" office:value="2.40064" calcext:value-type="float">
            <text:p>2.40064</text:p>
          </table:table-cell>
          <table:table-cell table:formula="of:=MAX([.A21:.BL21])" office:value-type="float" office:value="2.40064" calcext:value-type="float">
            <text:p>2.4006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4262" calcext:value-type="float">
            <text:p>1.4262</text:p>
          </table:table-cell>
          <table:table-cell office:value-type="float" office:value="1.46103" calcext:value-type="float">
            <text:p>1.46103</text:p>
          </table:table-cell>
          <table:table-cell table:number-columns-repeated="66"/>
          <table:table-cell table:formula="of:=MIN([.A23:.BL23])" office:value-type="float" office:value="1.4262" calcext:value-type="float">
            <text:p>1.4262</text:p>
          </table:table-cell>
          <table:table-cell table:formula="of:=MAX([.A23:.BL23])" office:value-type="float" office:value="1.46103" calcext:value-type="float">
            <text:p>1.46103</text:p>
          </table:table-cell>
          <table:table-cell table:number-columns-repeated="7"/>
        </table:table-row>
        <table:table-row table:style-name="ro1">
          <table:table-cell office:value-type="float" office:value="1.05641" calcext:value-type="float">
            <text:p>1.05641</text:p>
          </table:table-cell>
          <table:table-cell office:value-type="float" office:value="1.949" calcext:value-type="float">
            <text:p>1.949</text:p>
          </table:table-cell>
          <table:table-cell table:number-columns-repeated="66"/>
          <table:table-cell table:formula="of:=MIN([.A24:.BL24])" office:value-type="float" office:value="1.05641" calcext:value-type="float">
            <text:p>1.05641</text:p>
          </table:table-cell>
          <table:table-cell table:formula="of:=MAX([.A24:.BL24])" office:value-type="float" office:value="1.949" calcext:value-type="float">
            <text:p>1.949</text:p>
          </table:table-cell>
          <table:table-cell table:number-columns-repeated="7"/>
        </table:table-row>
        <table:table-row table:style-name="ro1">
          <table:table-cell office:value-type="float" office:value="1.63793" calcext:value-type="float">
            <text:p>1.63793</text:p>
          </table:table-cell>
          <table:table-cell office:value-type="float" office:value="1.64458" calcext:value-type="float">
            <text:p>1.64458</text:p>
          </table:table-cell>
          <table:table-cell table:number-columns-repeated="66"/>
          <table:table-cell table:formula="of:=MIN([.A25:.BL25])" office:value-type="float" office:value="1.63793" calcext:value-type="float">
            <text:p>1.63793</text:p>
          </table:table-cell>
          <table:table-cell table:formula="of:=MAX([.A25:.BL25])" office:value-type="float" office:value="1.64458" calcext:value-type="float">
            <text:p>1.64458</text:p>
          </table:table-cell>
          <table:table-cell table:number-columns-repeated="7"/>
        </table:table-row>
        <table:table-row table:style-name="ro1">
          <table:table-cell office:value-type="float" office:value="1.19062" calcext:value-type="float">
            <text:p>1.19062</text:p>
          </table:table-cell>
          <table:table-cell office:value-type="float" office:value="1.92247" calcext:value-type="float">
            <text:p>1.92247</text:p>
          </table:table-cell>
          <table:table-cell table:number-columns-repeated="66"/>
          <table:table-cell table:formula="of:=MIN([.A26:.BL26])" office:value-type="float" office:value="1.19062" calcext:value-type="float">
            <text:p>1.19062</text:p>
          </table:table-cell>
          <table:table-cell table:formula="of:=MAX([.A26:.BL26])" office:value-type="float" office:value="1.92247" calcext:value-type="float">
            <text:p>1.92247</text:p>
          </table:table-cell>
          <table:table-cell table:number-columns-repeated="7"/>
        </table:table-row>
        <table:table-row table:style-name="ro1">
          <table:table-cell office:value-type="float" office:value="1.10685" calcext:value-type="float">
            <text:p>1.10685</text:p>
          </table:table-cell>
          <table:table-cell office:value-type="float" office:value="1.87478" calcext:value-type="float">
            <text:p>1.87478</text:p>
          </table:table-cell>
          <table:table-cell table:number-columns-repeated="66"/>
          <table:table-cell table:formula="of:=MIN([.A27:.BL27])" office:value-type="float" office:value="1.10685" calcext:value-type="float">
            <text:p>1.10685</text:p>
          </table:table-cell>
          <table:table-cell table:formula="of:=MAX([.A27:.BL27])" office:value-type="float" office:value="1.87478" calcext:value-type="float">
            <text:p>1.87478</text:p>
          </table:table-cell>
          <table:table-cell table:number-columns-repeated="7"/>
        </table:table-row>
        <table:table-row table:style-name="ro1">
          <table:table-cell office:value-type="float" office:value="1.38826" calcext:value-type="float">
            <text:p>1.38826</text:p>
          </table:table-cell>
          <table:table-cell office:value-type="float" office:value="1.52088" calcext:value-type="float">
            <text:p>1.52088</text:p>
          </table:table-cell>
          <table:table-cell table:number-columns-repeated="66"/>
          <table:table-cell table:formula="of:=MIN([.A28:.BL28])" office:value-type="float" office:value="1.38826" calcext:value-type="float">
            <text:p>1.38826</text:p>
          </table:table-cell>
          <table:table-cell table:formula="of:=MAX([.A28:.BL28])" office:value-type="float" office:value="1.52088" calcext:value-type="float">
            <text:p>1.52088</text:p>
          </table:table-cell>
          <table:table-cell table:number-columns-repeated="7"/>
        </table:table-row>
        <table:table-row table:style-name="ro1">
          <table:table-cell office:value-type="float" office:value="1.43258" calcext:value-type="float">
            <text:p>1.43258</text:p>
          </table:table-cell>
          <table:table-cell office:value-type="float" office:value="1.49432" calcext:value-type="float">
            <text:p>1.49432</text:p>
          </table:table-cell>
          <table:table-cell table:number-columns-repeated="66"/>
          <table:table-cell table:formula="of:=MIN([.A29:.BL29])" office:value-type="float" office:value="1.43258" calcext:value-type="float">
            <text:p>1.43258</text:p>
          </table:table-cell>
          <table:table-cell table:formula="of:=MAX([.A29:.BL29])" office:value-type="float" office:value="1.49432" calcext:value-type="float">
            <text:p>1.49432</text:p>
          </table:table-cell>
          <table:table-cell table:number-columns-repeated="7"/>
        </table:table-row>
        <table:table-row table:style-name="ro1">
          <table:table-cell office:value-type="float" office:value="1.18167" calcext:value-type="float">
            <text:p>1.18167</text:p>
          </table:table-cell>
          <table:table-cell office:value-type="float" office:value="1.85168" calcext:value-type="float">
            <text:p>1.85168</text:p>
          </table:table-cell>
          <table:table-cell table:number-columns-repeated="66"/>
          <table:table-cell table:formula="of:=MIN([.A30:.BL30])" office:value-type="float" office:value="1.18167" calcext:value-type="float">
            <text:p>1.18167</text:p>
          </table:table-cell>
          <table:table-cell table:formula="of:=MAX([.A30:.BL30])" office:value-type="float" office:value="1.85168" calcext:value-type="float">
            <text:p>1.85168</text:p>
          </table:table-cell>
          <table:table-cell table:number-columns-repeated="7"/>
        </table:table-row>
        <table:table-row table:style-name="ro1">
          <table:table-cell office:value-type="float" office:value="1.10137" calcext:value-type="float">
            <text:p>1.10137</text:p>
          </table:table-cell>
          <table:table-cell office:value-type="float" office:value="1.9144" calcext:value-type="float">
            <text:p>1.9144</text:p>
          </table:table-cell>
          <table:table-cell table:number-columns-repeated="66"/>
          <table:table-cell table:formula="of:=MIN([.A31:.BL31])" office:value-type="float" office:value="1.10137" calcext:value-type="float">
            <text:p>1.10137</text:p>
          </table:table-cell>
          <table:table-cell table:formula="of:=MAX([.A31:.BL31])" office:value-type="float" office:value="1.9144" calcext:value-type="float">
            <text:p>1.9144</text:p>
          </table:table-cell>
          <table:table-cell table:number-columns-repeated="7"/>
        </table:table-row>
        <table:table-row table:style-name="ro1">
          <table:table-cell office:value-type="float" office:value="1.19915" calcext:value-type="float">
            <text:p>1.19915</text:p>
          </table:table-cell>
          <table:table-cell office:value-type="float" office:value="1.18494" calcext:value-type="float">
            <text:p>1.18494</text:p>
          </table:table-cell>
          <table:table-cell table:number-columns-repeated="66"/>
          <table:table-cell table:formula="of:=MIN([.A32:.BL32])" office:value-type="float" office:value="1.18494" calcext:value-type="float">
            <text:p>1.18494</text:p>
          </table:table-cell>
          <table:table-cell table:formula="of:=MAX([.A32:.BL32])" office:value-type="float" office:value="1.19915" calcext:value-type="float">
            <text:p>1.19915</text:p>
          </table:table-cell>
          <table:table-cell table:number-columns-repeated="7"/>
        </table:table-row>
        <table:table-row table:style-name="ro1">
          <table:table-cell office:value-type="float" office:value="1.11583" calcext:value-type="float">
            <text:p>1.11583</text:p>
          </table:table-cell>
          <table:table-cell office:value-type="float" office:value="1.94694" calcext:value-type="float">
            <text:p>1.94694</text:p>
          </table:table-cell>
          <table:table-cell table:number-columns-repeated="66"/>
          <table:table-cell table:formula="of:=MIN([.A33:.BL33])" office:value-type="float" office:value="1.11583" calcext:value-type="float">
            <text:p>1.11583</text:p>
          </table:table-cell>
          <table:table-cell table:formula="of:=MAX([.A33:.BL33])" office:value-type="float" office:value="1.94694" calcext:value-type="float">
            <text:p>1.94694</text:p>
          </table:table-cell>
          <table:table-cell table:number-columns-repeated="7"/>
        </table:table-row>
        <table:table-row table:style-name="ro1">
          <table:table-cell office:value-type="float" office:value="1.41055" calcext:value-type="float">
            <text:p>1.41055</text:p>
          </table:table-cell>
          <table:table-cell office:value-type="float" office:value="1.43848" calcext:value-type="float">
            <text:p>1.43848</text:p>
          </table:table-cell>
          <table:table-cell table:number-columns-repeated="66"/>
          <table:table-cell table:formula="of:=MIN([.A34:.BL34])" office:value-type="float" office:value="1.41055" calcext:value-type="float">
            <text:p>1.41055</text:p>
          </table:table-cell>
          <table:table-cell table:formula="of:=MAX([.A34:.BL34])" office:value-type="float" office:value="1.43848" calcext:value-type="float">
            <text:p>1.43848</text:p>
          </table:table-cell>
          <table:table-cell table:number-columns-repeated="7"/>
        </table:table-row>
        <table:table-row table:style-name="ro1">
          <table:table-cell office:value-type="float" office:value="1.03427" calcext:value-type="float">
            <text:p>1.03427</text:p>
          </table:table-cell>
          <table:table-cell office:value-type="float" office:value="1.86476" calcext:value-type="float">
            <text:p>1.86476</text:p>
          </table:table-cell>
          <table:table-cell table:number-columns-repeated="66"/>
          <table:table-cell table:formula="of:=MIN([.A35:.BL35])" office:value-type="float" office:value="1.03427" calcext:value-type="float">
            <text:p>1.03427</text:p>
          </table:table-cell>
          <table:table-cell table:formula="of:=MAX([.A35:.BL35])" office:value-type="float" office:value="1.86476" calcext:value-type="float">
            <text:p>1.86476</text:p>
          </table:table-cell>
          <table:table-cell table:number-columns-repeated="7"/>
        </table:table-row>
        <table:table-row table:style-name="ro1">
          <table:table-cell office:value-type="float" office:value="1.03853" calcext:value-type="float">
            <text:p>1.03853</text:p>
          </table:table-cell>
          <table:table-cell office:value-type="float" office:value="1.98454" calcext:value-type="float">
            <text:p>1.98454</text:p>
          </table:table-cell>
          <table:table-cell table:number-columns-repeated="66"/>
          <table:table-cell table:formula="of:=MIN([.A36:.BL36])" office:value-type="float" office:value="1.03853" calcext:value-type="float">
            <text:p>1.03853</text:p>
          </table:table-cell>
          <table:table-cell table:formula="of:=MAX([.A36:.BL36])" office:value-type="float" office:value="1.98454" calcext:value-type="float">
            <text:p>1.98454</text:p>
          </table:table-cell>
          <table:table-cell table:number-columns-repeated="7"/>
        </table:table-row>
        <table:table-row table:style-name="ro1">
          <table:table-cell office:value-type="float" office:value="1.44208" calcext:value-type="float">
            <text:p>1.44208</text:p>
          </table:table-cell>
          <table:table-cell office:value-type="float" office:value="1.53469" calcext:value-type="float">
            <text:p>1.53469</text:p>
          </table:table-cell>
          <table:table-cell table:number-columns-repeated="66"/>
          <table:table-cell table:formula="of:=MIN([.A37:.BL37])" office:value-type="float" office:value="1.44208" calcext:value-type="float">
            <text:p>1.44208</text:p>
          </table:table-cell>
          <table:table-cell table:formula="of:=MAX([.A37:.BL37])" office:value-type="float" office:value="1.53469" calcext:value-type="float">
            <text:p>1.53469</text:p>
          </table:table-cell>
          <table:table-cell table:number-columns-repeated="7"/>
        </table:table-row>
        <table:table-row table:style-name="ro1">
          <table:table-cell office:value-type="float" office:value="1.21189" calcext:value-type="float">
            <text:p>1.21189</text:p>
          </table:table-cell>
          <table:table-cell office:value-type="float" office:value="2.09621" calcext:value-type="float">
            <text:p>2.09621</text:p>
          </table:table-cell>
          <table:table-cell table:number-columns-repeated="66"/>
          <table:table-cell table:formula="of:=MIN([.A38:.BL38])" office:value-type="float" office:value="1.21189" calcext:value-type="float">
            <text:p>1.21189</text:p>
          </table:table-cell>
          <table:table-cell table:formula="of:=MAX([.A38:.BL38])" office:value-type="float" office:value="2.09621" calcext:value-type="float">
            <text:p>2.09621</text:p>
          </table:table-cell>
          <table:table-cell table:number-columns-repeated="7"/>
        </table:table-row>
        <table:table-row table:style-name="ro1">
          <table:table-cell office:value-type="float" office:value="1.17192" calcext:value-type="float">
            <text:p>1.17192</text:p>
          </table:table-cell>
          <table:table-cell office:value-type="float" office:value="1.98807" calcext:value-type="float">
            <text:p>1.98807</text:p>
          </table:table-cell>
          <table:table-cell table:number-columns-repeated="66"/>
          <table:table-cell table:formula="of:=MIN([.A39:.BL39])" office:value-type="float" office:value="1.17192" calcext:value-type="float">
            <text:p>1.17192</text:p>
          </table:table-cell>
          <table:table-cell table:formula="of:=MAX([.A39:.BL39])" office:value-type="float" office:value="1.98807" calcext:value-type="float">
            <text:p>1.98807</text:p>
          </table:table-cell>
          <table:table-cell table:number-columns-repeated="7"/>
        </table:table-row>
        <table:table-row table:style-name="ro1">
          <table:table-cell office:value-type="float" office:value="1.2053" calcext:value-type="float">
            <text:p>1.2053</text:p>
          </table:table-cell>
          <table:table-cell office:value-type="float" office:value="1.08692" calcext:value-type="float">
            <text:p>1.08692</text:p>
          </table:table-cell>
          <table:table-cell table:number-columns-repeated="66"/>
          <table:table-cell table:formula="of:=MIN([.A40:.BL40])" office:value-type="float" office:value="1.08692" calcext:value-type="float">
            <text:p>1.08692</text:p>
          </table:table-cell>
          <table:table-cell table:formula="of:=MAX([.A40:.BL40])" office:value-type="float" office:value="1.2053" calcext:value-type="float">
            <text:p>1.2053</text:p>
          </table:table-cell>
          <table:table-cell table:number-columns-repeated="7"/>
        </table:table-row>
        <table:table-row table:style-name="ro1">
          <table:table-cell office:value-type="float" office:value="0.976933" calcext:value-type="float">
            <text:p>0.976933</text:p>
          </table:table-cell>
          <table:table-cell office:value-type="float" office:value="1.93025" calcext:value-type="float">
            <text:p>1.93025</text:p>
          </table:table-cell>
          <table:table-cell table:number-columns-repeated="66"/>
          <table:table-cell table:formula="of:=MIN([.A41:.BL41])" office:value-type="float" office:value="0.976933" calcext:value-type="float">
            <text:p>0.976933</text:p>
          </table:table-cell>
          <table:table-cell table:formula="of:=MAX([.A41:.BL41])" office:value-type="float" office:value="1.93025" calcext:value-type="float">
            <text:p>1.93025</text:p>
          </table:table-cell>
          <table:table-cell table:number-columns-repeated="7"/>
        </table:table-row>
        <table:table-row table:style-name="ro1">
          <table:table-cell office:value-type="float" office:value="1.0685" calcext:value-type="float">
            <text:p>1.0685</text:p>
          </table:table-cell>
          <table:table-cell office:value-type="float" office:value="1.92163" calcext:value-type="float">
            <text:p>1.92163</text:p>
          </table:table-cell>
          <table:table-cell table:number-columns-repeated="66"/>
          <table:table-cell table:formula="of:=MIN([.A42:.BL42])" office:value-type="float" office:value="1.0685" calcext:value-type="float">
            <text:p>1.0685</text:p>
          </table:table-cell>
          <table:table-cell table:formula="of:=MAX([.A42:.BL42])" office:value-type="float" office:value="1.92163" calcext:value-type="float">
            <text:p>1.9216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730766" calcext:value-type="float">
            <text:p>0.730766</text:p>
          </table:table-cell>
          <table:table-cell office:value-type="float" office:value="1.42795" calcext:value-type="float">
            <text:p>1.42795</text:p>
          </table:table-cell>
          <table:table-cell office:value-type="float" office:value="1.69087" calcext:value-type="float">
            <text:p>1.69087</text:p>
          </table:table-cell>
          <table:table-cell office:value-type="float" office:value="1.23699" calcext:value-type="float">
            <text:p>1.23699</text:p>
          </table:table-cell>
          <table:table-cell table:number-columns-repeated="64"/>
          <table:table-cell table:formula="of:=MIN([.A44:.BL44])" office:value-type="float" office:value="0.730766" calcext:value-type="float">
            <text:p>0.730766</text:p>
          </table:table-cell>
          <table:table-cell table:formula="of:=MAX([.A44:.BL44])" office:value-type="float" office:value="1.69087" calcext:value-type="float">
            <text:p>1.69087</text:p>
          </table:table-cell>
          <table:table-cell table:number-columns-repeated="7"/>
        </table:table-row>
        <table:table-row table:style-name="ro1">
          <table:table-cell office:value-type="float" office:value="0.756392" calcext:value-type="float">
            <text:p>0.756392</text:p>
          </table:table-cell>
          <table:table-cell office:value-type="float" office:value="1.43951" calcext:value-type="float">
            <text:p>1.4395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1.14103" calcext:value-type="float">
            <text:p>1.14103</text:p>
          </table:table-cell>
          <table:table-cell table:number-columns-repeated="64"/>
          <table:table-cell table:formula="of:=MIN([.A45:.BL45])" office:value-type="float" office:value="0.756392" calcext:value-type="float">
            <text:p>0.756392</text:p>
          </table:table-cell>
          <table:table-cell table:formula="of:=MAX([.A45:.BL45])" office:value-type="float" office:value="1.58636" calcext:value-type="float">
            <text:p>1.58636</text:p>
          </table:table-cell>
          <table:table-cell table:number-columns-repeated="7"/>
        </table:table-row>
        <table:table-row table:style-name="ro1">
          <table:table-cell office:value-type="float" office:value="0.699884" calcext:value-type="float">
            <text:p>0.699884</text:p>
          </table:table-cell>
          <table:table-cell office:value-type="float" office:value="0.700835" calcext:value-type="float">
            <text:p>0.700835</text:p>
          </table:table-cell>
          <table:table-cell office:value-type="float" office:value="0.613876" calcext:value-type="float">
            <text:p>0.613876</text:p>
          </table:table-cell>
          <table:table-cell office:value-type="float" office:value="0.814846" calcext:value-type="float">
            <text:p>0.814846</text:p>
          </table:table-cell>
          <table:table-cell table:number-columns-repeated="64"/>
          <table:table-cell table:formula="of:=MIN([.A46:.BL46])" office:value-type="float" office:value="0.613876" calcext:value-type="float">
            <text:p>0.613876</text:p>
          </table:table-cell>
          <table:table-cell table:formula="of:=MAX([.A46:.BL46])" office:value-type="float" office:value="0.814846" calcext:value-type="float">
            <text:p>0.814846</text:p>
          </table:table-cell>
          <table:table-cell table:number-columns-repeated="7"/>
        </table:table-row>
        <table:table-row table:style-name="ro1">
          <table:table-cell office:value-type="float" office:value="0.62285" calcext:value-type="float">
            <text:p>0.62285</text:p>
          </table:table-cell>
          <table:table-cell office:value-type="float" office:value="0.624297" calcext:value-type="float">
            <text:p>0.624297</text:p>
          </table:table-cell>
          <table:table-cell office:value-type="float" office:value="1.43973" calcext:value-type="float">
            <text:p>1.43973</text:p>
          </table:table-cell>
          <table:table-cell office:value-type="float" office:value="0.713179" calcext:value-type="float">
            <text:p>0.713179</text:p>
          </table:table-cell>
          <table:table-cell table:number-columns-repeated="64"/>
          <table:table-cell table:formula="of:=MIN([.A47:.BL47])" office:value-type="float" office:value="0.62285" calcext:value-type="float">
            <text:p>0.62285</text:p>
          </table:table-cell>
          <table:table-cell table:formula="of:=MAX([.A47:.BL47])" office:value-type="float" office:value="1.43973" calcext:value-type="float">
            <text:p>1.43973</text:p>
          </table:table-cell>
          <table:table-cell table:number-columns-repeated="7"/>
        </table:table-row>
        <table:table-row table:style-name="ro1">
          <table:table-cell office:value-type="float" office:value="0.680951" calcext:value-type="float">
            <text:p>0.680951</text:p>
          </table:table-cell>
          <table:table-cell office:value-type="float" office:value="0.970832" calcext:value-type="float">
            <text:p>0.970832</text:p>
          </table:table-cell>
          <table:table-cell office:value-type="float" office:value="0.646924" calcext:value-type="float">
            <text:p>0.646924</text:p>
          </table:table-cell>
          <table:table-cell office:value-type="float" office:value="0.604195" calcext:value-type="float">
            <text:p>0.604195</text:p>
          </table:table-cell>
          <table:table-cell table:number-columns-repeated="64"/>
          <table:table-cell table:formula="of:=MIN([.A48:.BL48])" office:value-type="float" office:value="0.604195" calcext:value-type="float">
            <text:p>0.604195</text:p>
          </table:table-cell>
          <table:table-cell table:formula="of:=MAX([.A48:.BL48])" office:value-type="float" office:value="0.970832" calcext:value-type="float">
            <text:p>0.970832</text:p>
          </table:table-cell>
          <table:table-cell table:number-columns-repeated="7"/>
        </table:table-row>
        <table:table-row table:style-name="ro1">
          <table:table-cell office:value-type="float" office:value="0.732047" calcext:value-type="float">
            <text:p>0.732047</text:p>
          </table:table-cell>
          <table:table-cell office:value-type="float" office:value="1.35871" calcext:value-type="float">
            <text:p>1.35871</text:p>
          </table:table-cell>
          <table:table-cell office:value-type="float" office:value="1.78946" calcext:value-type="float">
            <text:p>1.78946</text:p>
          </table:table-cell>
          <table:table-cell office:value-type="float" office:value="1.12971" calcext:value-type="float">
            <text:p>1.12971</text:p>
          </table:table-cell>
          <table:table-cell table:number-columns-repeated="64"/>
          <table:table-cell table:formula="of:=MIN([.A49:.BL49])" office:value-type="float" office:value="0.732047" calcext:value-type="float">
            <text:p>0.732047</text:p>
          </table:table-cell>
          <table:table-cell table:formula="of:=MAX([.A49:.BL49])" office:value-type="float" office:value="1.78946" calcext:value-type="float">
            <text:p>1.78946</text:p>
          </table:table-cell>
          <table:table-cell table:number-columns-repeated="7"/>
        </table:table-row>
        <table:table-row table:style-name="ro1">
          <table:table-cell office:value-type="float" office:value="0.607274" calcext:value-type="float">
            <text:p>0.607274</text:p>
          </table:table-cell>
          <table:table-cell office:value-type="float" office:value="1.06196" calcext:value-type="float">
            <text:p>1.06196</text:p>
          </table:table-cell>
          <table:table-cell office:value-type="float" office:value="0.595023" calcext:value-type="float">
            <text:p>0.595023</text:p>
          </table:table-cell>
          <table:table-cell office:value-type="float" office:value="1.34921" calcext:value-type="float">
            <text:p>1.34921</text:p>
          </table:table-cell>
          <table:table-cell table:number-columns-repeated="64"/>
          <table:table-cell table:formula="of:=MIN([.A50:.BL50])" office:value-type="float" office:value="0.595023" calcext:value-type="float">
            <text:p>0.595023</text:p>
          </table:table-cell>
          <table:table-cell table:formula="of:=MAX([.A50:.BL50])" office:value-type="float" office:value="1.34921" calcext:value-type="float">
            <text:p>1.34921</text:p>
          </table:table-cell>
          <table:table-cell table:number-columns-repeated="7"/>
        </table:table-row>
        <table:table-row table:style-name="ro1">
          <table:table-cell office:value-type="float" office:value="0.682141" calcext:value-type="float">
            <text:p>0.682141</text:p>
          </table:table-cell>
          <table:table-cell office:value-type="float" office:value="0.699703" calcext:value-type="float">
            <text:p>0.699703</text:p>
          </table:table-cell>
          <table:table-cell office:value-type="float" office:value="0.752336" calcext:value-type="float">
            <text:p>0.752336</text:p>
          </table:table-cell>
          <table:table-cell office:value-type="float" office:value="1.55983" calcext:value-type="float">
            <text:p>1.55983</text:p>
          </table:table-cell>
          <table:table-cell table:number-columns-repeated="64"/>
          <table:table-cell table:formula="of:=MIN([.A51:.BL51])" office:value-type="float" office:value="0.682141" calcext:value-type="float">
            <text:p>0.682141</text:p>
          </table:table-cell>
          <table:table-cell table:formula="of:=MAX([.A51:.BL51])" office:value-type="float" office:value="1.55983" calcext:value-type="float">
            <text:p>1.55983</text:p>
          </table:table-cell>
          <table:table-cell table:number-columns-repeated="7"/>
        </table:table-row>
        <table:table-row table:style-name="ro1">
          <table:table-cell office:value-type="float" office:value="0.608509" calcext:value-type="float">
            <text:p>0.608509</text:p>
          </table:table-cell>
          <table:table-cell office:value-type="float" office:value="0.679228" calcext:value-type="float">
            <text:p>0.679228</text:p>
          </table:table-cell>
          <table:table-cell office:value-type="float" office:value="0.704955" calcext:value-type="float">
            <text:p>0.704955</text:p>
          </table:table-cell>
          <table:table-cell office:value-type="float" office:value="0.572335" calcext:value-type="float">
            <text:p>0.572335</text:p>
          </table:table-cell>
          <table:table-cell table:number-columns-repeated="64"/>
          <table:table-cell table:formula="of:=MIN([.A52:.BL52])" office:value-type="float" office:value="0.572335" calcext:value-type="float">
            <text:p>0.572335</text:p>
          </table:table-cell>
          <table:table-cell table:formula="of:=MAX([.A52:.BL52])" office:value-type="float" office:value="0.704955" calcext:value-type="float">
            <text:p>0.704955</text:p>
          </table:table-cell>
          <table:table-cell table:number-columns-repeated="7"/>
        </table:table-row>
        <table:table-row table:style-name="ro1">
          <table:table-cell office:value-type="float" office:value="0.815338" calcext:value-type="float">
            <text:p>0.815338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1.48118" calcext:value-type="float">
            <text:p>1.48118</text:p>
          </table:table-cell>
          <table:table-cell office:value-type="float" office:value="0.801367" calcext:value-type="float">
            <text:p>0.801367</text:p>
          </table:table-cell>
          <table:table-cell table:number-columns-repeated="64"/>
          <table:table-cell table:formula="of:=MIN([.A53:.BL53])" office:value-type="float" office:value="0.801367" calcext:value-type="float">
            <text:p>0.801367</text:p>
          </table:table-cell>
          <table:table-cell table:formula="of:=MAX([.A53:.BL53])" office:value-type="float" office:value="1.48118" calcext:value-type="float">
            <text:p>1.48118</text:p>
          </table:table-cell>
          <table:table-cell table:number-columns-repeated="7"/>
        </table:table-row>
        <table:table-row table:style-name="ro1">
          <table:table-cell office:value-type="float" office:value="0.900278" calcext:value-type="float">
            <text:p>0.900278</text:p>
          </table:table-cell>
          <table:table-cell office:value-type="float" office:value="0.702425" calcext:value-type="float">
            <text:p>0.702425</text:p>
          </table:table-cell>
          <table:table-cell office:value-type="float" office:value="1.67444" calcext:value-type="float">
            <text:p>1.67444</text:p>
          </table:table-cell>
          <table:table-cell office:value-type="float" office:value="1.83514" calcext:value-type="float">
            <text:p>1.83514</text:p>
          </table:table-cell>
          <table:table-cell table:number-columns-repeated="64"/>
          <table:table-cell table:formula="of:=MIN([.A54:.BL54])" office:value-type="float" office:value="0.702425" calcext:value-type="float">
            <text:p>0.702425</text:p>
          </table:table-cell>
          <table:table-cell table:formula="of:=MAX([.A54:.BL54])" office:value-type="float" office:value="1.83514" calcext:value-type="float">
            <text:p>1.83514</text:p>
          </table:table-cell>
          <table:table-cell table:number-columns-repeated="7"/>
        </table:table-row>
        <table:table-row table:style-name="ro1">
          <table:table-cell office:value-type="float" office:value="2.26389" calcext:value-type="float">
            <text:p>2.26389</text:p>
          </table:table-cell>
          <table:table-cell office:value-type="float" office:value="2.29979" calcext:value-type="float">
            <text:p>2.29979</text:p>
          </table:table-cell>
          <table:table-cell office:value-type="float" office:value="2.32458" calcext:value-type="float">
            <text:p>2.32458</text:p>
          </table:table-cell>
          <table:table-cell office:value-type="float" office:value="2.34669" calcext:value-type="float">
            <text:p>2.34669</text:p>
          </table:table-cell>
          <table:table-cell table:number-columns-repeated="64"/>
          <table:table-cell table:formula="of:=MIN([.A55:.BL55])" office:value-type="float" office:value="2.26389" calcext:value-type="float">
            <text:p>2.26389</text:p>
          </table:table-cell>
          <table:table-cell table:formula="of:=MAX([.A55:.BL55])" office:value-type="float" office:value="2.34669" calcext:value-type="float">
            <text:p>2.34669</text:p>
          </table:table-cell>
          <table:table-cell table:number-columns-repeated="7"/>
        </table:table-row>
        <table:table-row table:style-name="ro1">
          <table:table-cell office:value-type="float" office:value="2.39375" calcext:value-type="float">
            <text:p>2.39375</text:p>
          </table:table-cell>
          <table:table-cell office:value-type="float" office:value="2.41038" calcext:value-type="float">
            <text:p>2.41038</text:p>
          </table:table-cell>
          <table:table-cell office:value-type="float" office:value="2.41419" calcext:value-type="float">
            <text:p>2.41419</text:p>
          </table:table-cell>
          <table:table-cell office:value-type="float" office:value="2.44987" calcext:value-type="float">
            <text:p>2.44987</text:p>
          </table:table-cell>
          <table:table-cell table:number-columns-repeated="64"/>
          <table:table-cell table:formula="of:=MIN([.A56:.BL56])" office:value-type="float" office:value="2.39375" calcext:value-type="float">
            <text:p>2.39375</text:p>
          </table:table-cell>
          <table:table-cell table:formula="of:=MAX([.A56:.BL56])" office:value-type="float" office:value="2.44987" calcext:value-type="float">
            <text:p>2.44987</text:p>
          </table:table-cell>
          <table:table-cell table:number-columns-repeated="7"/>
        </table:table-row>
        <table:table-row table:style-name="ro1">
          <table:table-cell office:value-type="float" office:value="0.752872" calcext:value-type="float">
            <text:p>0.752872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972695" calcext:value-type="float">
            <text:p>0.972695</text:p>
          </table:table-cell>
          <table:table-cell office:value-type="float" office:value="1.8464" calcext:value-type="float">
            <text:p>1.8464</text:p>
          </table:table-cell>
          <table:table-cell table:number-columns-repeated="64"/>
          <table:table-cell table:formula="of:=MIN([.A57:.BL57])" office:value-type="float" office:value="0.752872" calcext:value-type="float">
            <text:p>0.752872</text:p>
          </table:table-cell>
          <table:table-cell table:formula="of:=MAX([.A57:.BL57])" office:value-type="float" office:value="1.8464" calcext:value-type="float">
            <text:p>1.8464</text:p>
          </table:table-cell>
          <table:table-cell table:number-columns-repeated="7"/>
        </table:table-row>
        <table:table-row table:style-name="ro1">
          <table:table-cell office:value-type="float" office:value="0.611041" calcext:value-type="float">
            <text:p>0.611041</text:p>
          </table:table-cell>
          <table:table-cell office:value-type="float" office:value="0.655975" calcext:value-type="float">
            <text:p>0.655975</text:p>
          </table:table-cell>
          <table:table-cell office:value-type="float" office:value="1.54597" calcext:value-type="float">
            <text:p>1.54597</text:p>
          </table:table-cell>
          <table:table-cell office:value-type="float" office:value="0.812169" calcext:value-type="float">
            <text:p>0.812169</text:p>
          </table:table-cell>
          <table:table-cell table:number-columns-repeated="64"/>
          <table:table-cell table:formula="of:=MIN([.A58:.BL58])" office:value-type="float" office:value="0.611041" calcext:value-type="float">
            <text:p>0.611041</text:p>
          </table:table-cell>
          <table:table-cell table:formula="of:=MAX([.A58:.BL58])" office:value-type="float" office:value="1.54597" calcext:value-type="float">
            <text:p>1.54597</text:p>
          </table:table-cell>
          <table:table-cell table:number-columns-repeated="7"/>
        </table:table-row>
        <table:table-row table:style-name="ro1">
          <table:table-cell office:value-type="float" office:value="0.605599" calcext:value-type="float">
            <text:p>0.605599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837595" calcext:value-type="float">
            <text:p>0.837595</text:p>
          </table:table-cell>
          <table:table-cell office:value-type="float" office:value="0.838931" calcext:value-type="float">
            <text:p>0.838931</text:p>
          </table:table-cell>
          <table:table-cell table:number-columns-repeated="64"/>
          <table:table-cell table:formula="of:=MIN([.A59:.BL59])" office:value-type="float" office:value="0.605599" calcext:value-type="float">
            <text:p>0.605599</text:p>
          </table:table-cell>
          <table:table-cell table:formula="of:=MAX([.A59:.BL59])" office:value-type="float" office:value="1.04249" calcext:value-type="float">
            <text:p>1.04249</text:p>
          </table:table-cell>
          <table:table-cell table:number-columns-repeated="7"/>
        </table:table-row>
        <table:table-row table:style-name="ro1">
          <table:table-cell office:value-type="float" office:value="0.793761" calcext:value-type="float">
            <text:p>0.793761</text:p>
          </table:table-cell>
          <table:table-cell office:value-type="float" office:value="1.24878" calcext:value-type="float">
            <text:p>1.24878</text:p>
          </table:table-cell>
          <table:table-cell office:value-type="float" office:value="0.951036" calcext:value-type="float">
            <text:p>0.951036</text:p>
          </table:table-cell>
          <table:table-cell office:value-type="float" office:value="1.78784" calcext:value-type="float">
            <text:p>1.78784</text:p>
          </table:table-cell>
          <table:table-cell table:number-columns-repeated="64"/>
          <table:table-cell table:formula="of:=MIN([.A60:.BL60])" office:value-type="float" office:value="0.793761" calcext:value-type="float">
            <text:p>0.793761</text:p>
          </table:table-cell>
          <table:table-cell table:formula="of:=MAX([.A60:.BL60])" office:value-type="float" office:value="1.78784" calcext:value-type="float">
            <text:p>1.78784</text:p>
          </table:table-cell>
          <table:table-cell table:number-columns-repeated="7"/>
        </table:table-row>
        <table:table-row table:style-name="ro1">
          <table:table-cell office:value-type="float" office:value="0.534602" calcext:value-type="float">
            <text:p>0.534602</text:p>
          </table:table-cell>
          <table:table-cell office:value-type="float" office:value="1.19261" calcext:value-type="float">
            <text:p>1.19261</text:p>
          </table:table-cell>
          <table:table-cell office:value-type="float" office:value="1.1298" calcext:value-type="float">
            <text:p>1.1298</text:p>
          </table:table-cell>
          <table:table-cell office:value-type="float" office:value="0.598091" calcext:value-type="float">
            <text:p>0.598091</text:p>
          </table:table-cell>
          <table:table-cell table:number-columns-repeated="64"/>
          <table:table-cell table:formula="of:=MIN([.A61:.BL61])" office:value-type="float" office:value="0.534602" calcext:value-type="float">
            <text:p>0.534602</text:p>
          </table:table-cell>
          <table:table-cell table:formula="of:=MAX([.A61:.BL61])" office:value-type="float" office:value="1.19261" calcext:value-type="float">
            <text:p>1.19261</text:p>
          </table:table-cell>
          <table:table-cell table:number-columns-repeated="7"/>
        </table:table-row>
        <table:table-row table:style-name="ro1">
          <table:table-cell office:value-type="float" office:value="1.10023" calcext:value-type="float">
            <text:p>1.10023</text:p>
          </table:table-cell>
          <table:table-cell office:value-type="float" office:value="1.05311" calcext:value-type="float">
            <text:p>1.05311</text:p>
          </table:table-cell>
          <table:table-cell office:value-type="float" office:value="2.26522" calcext:value-type="float">
            <text:p>2.26522</text:p>
          </table:table-cell>
          <table:table-cell office:value-type="float" office:value="2.28204" calcext:value-type="float">
            <text:p>2.28204</text:p>
          </table:table-cell>
          <table:table-cell table:number-columns-repeated="64"/>
          <table:table-cell table:formula="of:=MIN([.A62:.BL62])" office:value-type="float" office:value="1.05311" calcext:value-type="float">
            <text:p>1.05311</text:p>
          </table:table-cell>
          <table:table-cell table:formula="of:=MAX([.A62:.BL62])" office:value-type="float" office:value="2.28204" calcext:value-type="float">
            <text:p>2.28204</text:p>
          </table:table-cell>
          <table:table-cell table:number-columns-repeated="7"/>
        </table:table-row>
        <table:table-row table:style-name="ro1">
          <table:table-cell office:value-type="float" office:value="2.17861" calcext:value-type="float">
            <text:p>2.17861</text:p>
          </table:table-cell>
          <table:table-cell office:value-type="float" office:value="2.20543" calcext:value-type="float">
            <text:p>2.20543</text:p>
          </table:table-cell>
          <table:table-cell office:value-type="float" office:value="2.23423" calcext:value-type="float">
            <text:p>2.23423</text:p>
          </table:table-cell>
          <table:table-cell office:value-type="float" office:value="2.30908" calcext:value-type="float">
            <text:p>2.30908</text:p>
          </table:table-cell>
          <table:table-cell table:number-columns-repeated="64"/>
          <table:table-cell table:formula="of:=MIN([.A63:.BL63])" office:value-type="float" office:value="2.17861" calcext:value-type="float">
            <text:p>2.17861</text:p>
          </table:table-cell>
          <table:table-cell table:formula="of:=MAX([.A63:.BL63])" office:value-type="float" office:value="2.30908" calcext:value-type="float">
            <text:p>2.309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22761" calcext:value-type="float">
            <text:p>1.22761</text:p>
          </table:table-cell>
          <table:table-cell office:value-type="float" office:value="1.24452" calcext:value-type="float">
            <text:p>1.24452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2503" calcext:value-type="float">
            <text:p>1.2503</text:p>
          </table:table-cell>
          <table:table-cell office:value-type="float" office:value="0.424746" calcext:value-type="float">
            <text:p>0.424746</text:p>
          </table:table-cell>
          <table:table-cell office:value-type="float" office:value="0.490134" calcext:value-type="float">
            <text:p>0.490134</text:p>
          </table:table-cell>
          <table:table-cell office:value-type="float" office:value="0.797007" calcext:value-type="float">
            <text:p>0.797007</text:p>
          </table:table-cell>
          <table:table-cell office:value-type="float" office:value="1.01612" calcext:value-type="float">
            <text:p>1.01612</text:p>
          </table:table-cell>
          <table:table-cell table:number-columns-repeated="60"/>
          <table:table-cell table:formula="of:=MIN([.A65:.BL65])" office:value-type="float" office:value="0.424746" calcext:value-type="float">
            <text:p>0.424746</text:p>
          </table:table-cell>
          <table:table-cell table:formula="of:=MAX([.A65:.BL65])" office:value-type="float" office:value="1.2503" calcext:value-type="float">
            <text:p>1.2503</text:p>
          </table:table-cell>
          <table:table-cell table:number-columns-repeated="7"/>
        </table:table-row>
        <table:table-row table:style-name="ro1">
          <table:table-cell office:value-type="float" office:value="1.12045" calcext:value-type="float">
            <text:p>1.12045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.26005" calcext:value-type="float">
            <text:p>1.26005</text:p>
          </table:table-cell>
          <table:table-cell office:value-type="float" office:value="0.457579" calcext:value-type="float">
            <text:p>0.457579</text:p>
          </table:table-cell>
          <table:table-cell office:value-type="float" office:value="1.74414" calcext:value-type="float">
            <text:p>1.74414</text:p>
          </table:table-cell>
          <table:table-cell office:value-type="float" office:value="0.956233" calcext:value-type="float">
            <text:p>0.956233</text:p>
          </table:table-cell>
          <table:table-cell office:value-type="float" office:value="1.0399" calcext:value-type="float">
            <text:p>1.0399</text:p>
          </table:table-cell>
          <table:table-cell office:value-type="float" office:value="0.92511" calcext:value-type="float">
            <text:p>0.92511</text:p>
          </table:table-cell>
          <table:table-cell table:number-columns-repeated="60"/>
          <table:table-cell table:formula="of:=MIN([.A66:.BL66])" office:value-type="float" office:value="0.457579" calcext:value-type="float">
            <text:p>0.457579</text:p>
          </table:table-cell>
          <table:table-cell table:formula="of:=MAX([.A66:.BL66])" office:value-type="float" office:value="1.74414" calcext:value-type="float">
            <text:p>1.74414</text:p>
          </table:table-cell>
          <table:table-cell table:number-columns-repeated="7"/>
        </table:table-row>
        <table:table-row table:style-name="ro1">
          <table:table-cell office:value-type="float" office:value="0.482191" calcext:value-type="float">
            <text:p>0.482191</text:p>
          </table:table-cell>
          <table:table-cell office:value-type="float" office:value="0.495896" calcext:value-type="float">
            <text:p>0.495896</text:p>
          </table:table-cell>
          <table:table-cell office:value-type="float" office:value="1.02392" calcext:value-type="float">
            <text:p>1.02392</text:p>
          </table:table-cell>
          <table:table-cell office:value-type="float" office:value="0.480026" calcext:value-type="float">
            <text:p>0.480026</text:p>
          </table:table-cell>
          <table:table-cell office:value-type="float" office:value="1.58713" calcext:value-type="float">
            <text:p>1.58713</text:p>
          </table:table-cell>
          <table:table-cell office:value-type="float" office:value="1.29186" calcext:value-type="float">
            <text:p>1.29186</text:p>
          </table:table-cell>
          <table:table-cell office:value-type="float" office:value="0.926638" calcext:value-type="float">
            <text:p>0.926638</text:p>
          </table:table-cell>
          <table:table-cell office:value-type="float" office:value="1.05625" calcext:value-type="float">
            <text:p>1.05625</text:p>
          </table:table-cell>
          <table:table-cell table:number-columns-repeated="60"/>
          <table:table-cell table:formula="of:=MIN([.A67:.BL67])" office:value-type="float" office:value="0.480026" calcext:value-type="float">
            <text:p>0.480026</text:p>
          </table:table-cell>
          <table:table-cell table:formula="of:=MAX([.A67:.BL67])" office:value-type="float" office:value="1.58713" calcext:value-type="float">
            <text:p>1.58713</text:p>
          </table:table-cell>
          <table:table-cell table:number-columns-repeated="7"/>
        </table:table-row>
        <table:table-row table:style-name="ro1">
          <table:table-cell office:value-type="float" office:value="0.429793" calcext:value-type="float">
            <text:p>0.429793</text:p>
          </table:table-cell>
          <table:table-cell office:value-type="float" office:value="0.441093" calcext:value-type="float">
            <text:p>0.441093</text:p>
          </table:table-cell>
          <table:table-cell office:value-type="float" office:value="0.986251" calcext:value-type="float">
            <text:p>0.986251</text:p>
          </table:table-cell>
          <table:table-cell office:value-type="float" office:value="0.519921" calcext:value-type="float">
            <text:p>0.519921</text:p>
          </table:table-cell>
          <table:table-cell office:value-type="float" office:value="1.46045" calcext:value-type="float">
            <text:p>1.46045</text:p>
          </table:table-cell>
          <table:table-cell office:value-type="float" office:value="0.616089" calcext:value-type="float">
            <text:p>0.616089</text:p>
          </table:table-cell>
          <table:table-cell office:value-type="float" office:value="0.769215" calcext:value-type="float">
            <text:p>0.769215</text:p>
          </table:table-cell>
          <table:table-cell office:value-type="float" office:value="0.596015" calcext:value-type="float">
            <text:p>0.596015</text:p>
          </table:table-cell>
          <table:table-cell table:number-columns-repeated="60"/>
          <table:table-cell table:formula="of:=MIN([.A68:.BL68])" office:value-type="float" office:value="0.429793" calcext:value-type="float">
            <text:p>0.429793</text:p>
          </table:table-cell>
          <table:table-cell table:formula="of:=MAX([.A68:.BL68])" office:value-type="float" office:value="1.46045" calcext:value-type="float">
            <text:p>1.46045</text:p>
          </table:table-cell>
          <table:table-cell table:number-columns-repeated="7"/>
        </table:table-row>
        <table:table-row table:style-name="ro1">
          <table:table-cell office:value-type="float" office:value="0.452032" calcext:value-type="float">
            <text:p>0.452032</text:p>
          </table:table-cell>
          <table:table-cell office:value-type="float" office:value="0.780565" calcext:value-type="float">
            <text:p>0.780565</text:p>
          </table:table-cell>
          <table:table-cell office:value-type="float" office:value="0.995711" calcext:value-type="float">
            <text:p>0.995711</text:p>
          </table:table-cell>
          <table:table-cell office:value-type="float" office:value="0.588888" calcext:value-type="float">
            <text:p>0.588888</text:p>
          </table:table-cell>
          <table:table-cell office:value-type="float" office:value="0.57596" calcext:value-type="float">
            <text:p>0.57596</text:p>
          </table:table-cell>
          <table:table-cell office:value-type="float" office:value="0.304538" calcext:value-type="float">
            <text:p>0.304538</text:p>
          </table:table-cell>
          <table:table-cell office:value-type="float" office:value="0.924957" calcext:value-type="float">
            <text:p>0.924957</text:p>
          </table:table-cell>
          <table:table-cell office:value-type="float" office:value="1.50605" calcext:value-type="float">
            <text:p>1.50605</text:p>
          </table:table-cell>
          <table:table-cell table:number-columns-repeated="60"/>
          <table:table-cell table:formula="of:=MIN([.A69:.BL69])" office:value-type="float" office:value="0.304538" calcext:value-type="float">
            <text:p>0.304538</text:p>
          </table:table-cell>
          <table:table-cell table:formula="of:=MAX([.A69:.BL69])" office:value-type="float" office:value="1.50605" calcext:value-type="float">
            <text:p>1.50605</text:p>
          </table:table-cell>
          <table:table-cell table:number-columns-repeated="7"/>
        </table:table-row>
        <table:table-row table:style-name="ro1">
          <table:table-cell office:value-type="float" office:value="0.443866" calcext:value-type="float">
            <text:p>0.443866</text:p>
          </table:table-cell>
          <table:table-cell office:value-type="float" office:value="0.502256" calcext:value-type="float">
            <text:p>0.502256</text:p>
          </table:table-cell>
          <table:table-cell office:value-type="float" office:value="1.14021" calcext:value-type="float">
            <text:p>1.14021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431237" calcext:value-type="float">
            <text:p>0.431237</text:p>
          </table:table-cell>
          <table:table-cell office:value-type="float" office:value="1.26449" calcext:value-type="float">
            <text:p>1.26449</text:p>
          </table:table-cell>
          <table:table-cell office:value-type="float" office:value="0.700696" calcext:value-type="float">
            <text:p>0.700696</text:p>
          </table:table-cell>
          <table:table-cell office:value-type="float" office:value="0.370368" calcext:value-type="float">
            <text:p>0.370368</text:p>
          </table:table-cell>
          <table:table-cell table:number-columns-repeated="60"/>
          <table:table-cell table:formula="of:=MIN([.A70:.BL70])" office:value-type="float" office:value="0.370368" calcext:value-type="float">
            <text:p>0.370368</text:p>
          </table:table-cell>
          <table:table-cell table:formula="of:=MAX([.A70:.BL70])" office:value-type="float" office:value="1.26449" calcext:value-type="float">
            <text:p>1.26449</text:p>
          </table:table-cell>
          <table:table-cell table:number-columns-repeated="7"/>
        </table:table-row>
        <table:table-row table:style-name="ro1">
          <table:table-cell office:value-type="float" office:value="0.466447" calcext:value-type="float">
            <text:p>0.466447</text:p>
          </table:table-cell>
          <table:table-cell office:value-type="float" office:value="0.385657" calcext:value-type="float">
            <text:p>0.385657</text:p>
          </table:table-cell>
          <table:table-cell office:value-type="float" office:value="0.311142" calcext:value-type="float">
            <text:p>0.311142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1.09557" calcext:value-type="float">
            <text:p>1.09557</text:p>
          </table:table-cell>
          <table:table-cell office:value-type="float" office:value="0.901664" calcext:value-type="float">
            <text:p>0.901664</text:p>
          </table:table-cell>
          <table:table-cell office:value-type="float" office:value="1.79563" calcext:value-type="float">
            <text:p>1.79563</text:p>
          </table:table-cell>
          <table:table-cell office:value-type="float" office:value="1.4724" calcext:value-type="float">
            <text:p>1.4724</text:p>
          </table:table-cell>
          <table:table-cell table:number-columns-repeated="60"/>
          <table:table-cell table:formula="of:=MIN([.A71:.BL71])" office:value-type="float" office:value="0.311142" calcext:value-type="float">
            <text:p>0.311142</text:p>
          </table:table-cell>
          <table:table-cell table:formula="of:=MAX([.A71:.BL71])" office:value-type="float" office:value="1.79563" calcext:value-type="float">
            <text:p>1.79563</text:p>
          </table:table-cell>
          <table:table-cell table:number-columns-repeated="7"/>
        </table:table-row>
        <table:table-row table:style-name="ro1">
          <table:table-cell office:value-type="float" office:value="1.15617" calcext:value-type="float">
            <text:p>1.15617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1.243" calcext:value-type="float">
            <text:p>1.243</text:p>
          </table:table-cell>
          <table:table-cell office:value-type="float" office:value="1.36235" calcext:value-type="float">
            <text:p>1.36235</text:p>
          </table:table-cell>
          <table:table-cell office:value-type="float" office:value="0.545256" calcext:value-type="float">
            <text:p>0.545256</text:p>
          </table:table-cell>
          <table:table-cell office:value-type="float" office:value="0.800968" calcext:value-type="float">
            <text:p>0.800968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85098" calcext:value-type="float">
            <text:p>0.885098</text:p>
          </table:table-cell>
          <table:table-cell table:number-columns-repeated="60"/>
          <table:table-cell table:formula="of:=MIN([.A72:.BL72])" office:value-type="float" office:value="0.545256" calcext:value-type="float">
            <text:p>0.545256</text:p>
          </table:table-cell>
          <table:table-cell table:formula="of:=MAX([.A72:.BL72])" office:value-type="float" office:value="1.36235" calcext:value-type="float">
            <text:p>1.36235</text:p>
          </table:table-cell>
          <table:table-cell table:number-columns-repeated="7"/>
        </table:table-row>
        <table:table-row table:style-name="ro1">
          <table:table-cell office:value-type="float" office:value="0.280814" calcext:value-type="float">
            <text:p>0.280814</text:p>
          </table:table-cell>
          <table:table-cell office:value-type="float" office:value="0.31492" calcext:value-type="float">
            <text:p>0.31492</text:p>
          </table:table-cell>
          <table:table-cell office:value-type="float" office:value="0.294281" calcext:value-type="float">
            <text:p>0.294281</text:p>
          </table:table-cell>
          <table:table-cell office:value-type="float" office:value="0.940593" calcext:value-type="float">
            <text:p>0.940593</text:p>
          </table:table-cell>
          <table:table-cell office:value-type="float" office:value="0.425166" calcext:value-type="float">
            <text:p>0.425166</text:p>
          </table:table-cell>
          <table:table-cell office:value-type="float" office:value="0.67411" calcext:value-type="float">
            <text:p>0.67411</text:p>
          </table:table-cell>
          <table:table-cell office:value-type="float" office:value="0.799731" calcext:value-type="float">
            <text:p>0.799731</text:p>
          </table:table-cell>
          <table:table-cell office:value-type="float" office:value="0.552182" calcext:value-type="float">
            <text:p>0.552182</text:p>
          </table:table-cell>
          <table:table-cell table:number-columns-repeated="60"/>
          <table:table-cell table:formula="of:=MIN([.A73:.BL73])" office:value-type="float" office:value="0.280814" calcext:value-type="float">
            <text:p>0.280814</text:p>
          </table:table-cell>
          <table:table-cell table:formula="of:=MAX([.A73:.BL73])" office:value-type="float" office:value="0.940593" calcext:value-type="float">
            <text:p>0.940593</text:p>
          </table:table-cell>
          <table:table-cell table:number-columns-repeated="7"/>
        </table:table-row>
        <table:table-row table:style-name="ro1">
          <table:table-cell office:value-type="float" office:value="0.510162" calcext:value-type="float">
            <text:p>0.510162</text:p>
          </table:table-cell>
          <table:table-cell office:value-type="float" office:value="0.499856" calcext:value-type="float">
            <text:p>0.499856</text:p>
          </table:table-cell>
          <table:table-cell office:value-type="float" office:value="0.490533" calcext:value-type="float">
            <text:p>0.490533</text:p>
          </table:table-cell>
          <table:table-cell office:value-type="float" office:value="1.0764" calcext:value-type="float">
            <text:p>1.0764</text:p>
          </table:table-cell>
          <table:table-cell office:value-type="float" office:value="1.7099" calcext:value-type="float">
            <text:p>1.7099</text:p>
          </table:table-cell>
          <table:table-cell office:value-type="float" office:value="1.76332" calcext:value-type="float">
            <text:p>1.76332</text:p>
          </table:table-cell>
          <table:table-cell office:value-type="float" office:value="0.877909" calcext:value-type="float">
            <text:p>0.877909</text:p>
          </table:table-cell>
          <table:table-cell office:value-type="float" office:value="0.396676" calcext:value-type="float">
            <text:p>0.396676</text:p>
          </table:table-cell>
          <table:table-cell table:number-columns-repeated="60"/>
          <table:table-cell table:formula="of:=MIN([.A74:.BL74])" office:value-type="float" office:value="0.396676" calcext:value-type="float">
            <text:p>0.396676</text:p>
          </table:table-cell>
          <table:table-cell table:formula="of:=MAX([.A74:.BL74])" office:value-type="float" office:value="1.76332" calcext:value-type="float">
            <text:p>1.76332</text:p>
          </table:table-cell>
          <table:table-cell table:number-columns-repeated="7"/>
        </table:table-row>
        <table:table-row table:style-name="ro1">
          <table:table-cell office:value-type="float" office:value="0.427891" calcext:value-type="float">
            <text:p>0.427891</text:p>
          </table:table-cell>
          <table:table-cell office:value-type="float" office:value="0.68252" calcext:value-type="float">
            <text:p>0.68252</text:p>
          </table:table-cell>
          <table:table-cell office:value-type="float" office:value="0.557135" calcext:value-type="float">
            <text:p>0.557135</text:p>
          </table:table-cell>
          <table:table-cell office:value-type="float" office:value="1.17372" calcext:value-type="float">
            <text:p>1.17372</text:p>
          </table:table-cell>
          <table:table-cell office:value-type="float" office:value="0.710719" calcext:value-type="float">
            <text:p>0.710719</text:p>
          </table:table-cell>
          <table:table-cell office:value-type="float" office:value="0.408939" calcext:value-type="float">
            <text:p>0.408939</text:p>
          </table:table-cell>
          <table:table-cell office:value-type="float" office:value="0.304811" calcext:value-type="float">
            <text:p>0.304811</text:p>
          </table:table-cell>
          <table:table-cell office:value-type="float" office:value="0.414033" calcext:value-type="float">
            <text:p>0.414033</text:p>
          </table:table-cell>
          <table:table-cell table:number-columns-repeated="60"/>
          <table:table-cell table:formula="of:=MIN([.A75:.BL75])" office:value-type="float" office:value="0.304811" calcext:value-type="float">
            <text:p>0.304811</text:p>
          </table:table-cell>
          <table:table-cell table:formula="of:=MAX([.A75:.BL75])" office:value-type="float" office:value="1.17372" calcext:value-type="float">
            <text:p>1.17372</text:p>
          </table:table-cell>
          <table:table-cell table:number-columns-repeated="7"/>
        </table:table-row>
        <table:table-row table:style-name="ro1">
          <table:table-cell office:value-type="float" office:value="1.15405" calcext:value-type="float">
            <text:p>1.15405</text:p>
          </table:table-cell>
          <table:table-cell office:value-type="float" office:value="1.19291" calcext:value-type="float">
            <text:p>1.19291</text:p>
          </table:table-cell>
          <table:table-cell office:value-type="float" office:value="1.19737" calcext:value-type="float">
            <text:p>1.19737</text:p>
          </table:table-cell>
          <table:table-cell office:value-type="float" office:value="1.33656" calcext:value-type="float">
            <text:p>1.33656</text:p>
          </table:table-cell>
          <table:table-cell office:value-type="float" office:value="0.574638" calcext:value-type="float">
            <text:p>0.574638</text:p>
          </table:table-cell>
          <table:table-cell office:value-type="float" office:value="0.791749" calcext:value-type="float">
            <text:p>0.791749</text:p>
          </table:table-cell>
          <table:table-cell office:value-type="float" office:value="0.949807" calcext:value-type="float">
            <text:p>0.949807</text:p>
          </table:table-cell>
          <table:table-cell office:value-type="float" office:value="1.00917" calcext:value-type="float">
            <text:p>1.00917</text:p>
          </table:table-cell>
          <table:table-cell table:number-columns-repeated="60"/>
          <table:table-cell table:formula="of:=MIN([.A76:.BL76])" office:value-type="float" office:value="0.574638" calcext:value-type="float">
            <text:p>0.574638</text:p>
          </table:table-cell>
          <table:table-cell table:formula="of:=MAX([.A76:.BL76])" office:value-type="float" office:value="1.33656" calcext:value-type="float">
            <text:p>1.33656</text:p>
          </table:table-cell>
          <table:table-cell table:number-columns-repeated="7"/>
        </table:table-row>
        <table:table-row table:style-name="ro1">
          <table:table-cell office:value-type="float" office:value="0.507462" calcext:value-type="float">
            <text:p>0.507462</text:p>
          </table:table-cell>
          <table:table-cell office:value-type="float" office:value="0.409122" calcext:value-type="float">
            <text:p>0.409122</text:p>
          </table:table-cell>
          <table:table-cell office:value-type="float" office:value="1.1444" calcext:value-type="float">
            <text:p>1.1444</text:p>
          </table:table-cell>
          <table:table-cell office:value-type="float" office:value="0.869525" calcext:value-type="float">
            <text:p>0.869525</text:p>
          </table:table-cell>
          <table:table-cell office:value-type="float" office:value="1.58197" calcext:value-type="float">
            <text:p>1.58197</text:p>
          </table:table-cell>
          <table:table-cell office:value-type="float" office:value="0.696919" calcext:value-type="float">
            <text:p>0.696919</text:p>
          </table:table-cell>
          <table:table-cell office:value-type="float" office:value="0.594172" calcext:value-type="float">
            <text:p>0.594172</text:p>
          </table:table-cell>
          <table:table-cell office:value-type="float" office:value="1.33419" calcext:value-type="float">
            <text:p>1.33419</text:p>
          </table:table-cell>
          <table:table-cell table:number-columns-repeated="60"/>
          <table:table-cell table:formula="of:=MIN([.A77:.BL77])" office:value-type="float" office:value="0.409122" calcext:value-type="float">
            <text:p>0.409122</text:p>
          </table:table-cell>
          <table:table-cell table:formula="of:=MAX([.A77:.BL77])" office:value-type="float" office:value="1.58197" calcext:value-type="float">
            <text:p>1.58197</text:p>
          </table:table-cell>
          <table:table-cell table:number-columns-repeated="7"/>
        </table:table-row>
        <table:table-row table:style-name="ro1">
          <table:table-cell office:value-type="float" office:value="0.475405" calcext:value-type="float">
            <text:p>0.475405</text:p>
          </table:table-cell>
          <table:table-cell office:value-type="float" office:value="0.429126" calcext:value-type="float">
            <text:p>0.429126</text:p>
          </table:table-cell>
          <table:table-cell office:value-type="float" office:value="0.971161" calcext:value-type="float">
            <text:p>0.971161</text:p>
          </table:table-cell>
          <table:table-cell office:value-type="float" office:value="0.300261" calcext:value-type="float">
            <text:p>0.300261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44172" calcext:value-type="float">
            <text:p>0.544172</text:p>
          </table:table-cell>
          <table:table-cell office:value-type="float" office:value="0.304365" calcext:value-type="float">
            <text:p>0.304365</text:p>
          </table:table-cell>
          <table:table-cell table:number-columns-repeated="60"/>
          <table:table-cell table:formula="of:=MIN([.A78:.BL78])" office:value-type="float" office:value="0.300261" calcext:value-type="float">
            <text:p>0.300261</text:p>
          </table:table-cell>
          <table:table-cell table:formula="of:=MAX([.A78:.BL78])" office:value-type="float" office:value="1.28964" calcext:value-type="float">
            <text:p>1.28964</text:p>
          </table:table-cell>
          <table:table-cell table:number-columns-repeated="7"/>
        </table:table-row>
        <table:table-row table:style-name="ro1">
          <table:table-cell office:value-type="float" office:value="0.498651" calcext:value-type="float">
            <text:p>0.498651</text:p>
          </table:table-cell>
          <table:table-cell office:value-type="float" office:value="0.783287" calcext:value-type="float">
            <text:p>0.783287</text:p>
          </table:table-cell>
          <table:table-cell office:value-type="float" office:value="1.12778" calcext:value-type="float">
            <text:p>1.12778</text:p>
          </table:table-cell>
          <table:table-cell office:value-type="float" office:value="0.615717" calcext:value-type="float">
            <text:p>0.615717</text:p>
          </table:table-cell>
          <table:table-cell office:value-type="float" office:value="0.51636" calcext:value-type="float">
            <text:p>0.51636</text:p>
          </table:table-cell>
          <table:table-cell office:value-type="float" office:value="1.16775" calcext:value-type="float">
            <text:p>1.16775</text:p>
          </table:table-cell>
          <table:table-cell office:value-type="float" office:value="0.657376" calcext:value-type="float">
            <text:p>0.657376</text:p>
          </table:table-cell>
          <table:table-cell office:value-type="float" office:value="0.238833" calcext:value-type="float">
            <text:p>0.238833</text:p>
          </table:table-cell>
          <table:table-cell table:number-columns-repeated="60"/>
          <table:table-cell table:formula="of:=MIN([.A79:.BL79])" office:value-type="float" office:value="0.238833" calcext:value-type="float">
            <text:p>0.238833</text:p>
          </table:table-cell>
          <table:table-cell table:formula="of:=MAX([.A79:.BL79])" office:value-type="float" office:value="1.16775" calcext:value-type="float">
            <text:p>1.16775</text:p>
          </table:table-cell>
          <table:table-cell table:number-columns-repeated="7"/>
        </table:table-row>
        <table:table-row table:style-name="ro1">
          <table:table-cell office:value-type="float" office:value="0.300332" calcext:value-type="float">
            <text:p>0.300332</text:p>
          </table:table-cell>
          <table:table-cell office:value-type="float" office:value="0.306753" calcext:value-type="float">
            <text:p>0.306753</text:p>
          </table:table-cell>
          <table:table-cell office:value-type="float" office:value="0.817713" calcext:value-type="float">
            <text:p>0.817713</text:p>
          </table:table-cell>
          <table:table-cell office:value-type="float" office:value="0.739553" calcext:value-type="float">
            <text:p>0.739553</text:p>
          </table:table-cell>
          <table:table-cell office:value-type="float" office:value="0.682461" calcext:value-type="float">
            <text:p>0.68246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39192" calcext:value-type="float">
            <text:p>0.439192</text:p>
          </table:table-cell>
          <table:table-cell office:value-type="float" office:value="0.504468" calcext:value-type="float">
            <text:p>0.504468</text:p>
          </table:table-cell>
          <table:table-cell table:number-columns-repeated="60"/>
          <table:table-cell table:formula="of:=MIN([.A80:.BL80])" office:value-type="float" office:value="0.300332" calcext:value-type="float">
            <text:p>0.300332</text:p>
          </table:table-cell>
          <table:table-cell table:formula="of:=MAX([.A80:.BL80])" office:value-type="float" office:value="0.817713" calcext:value-type="float">
            <text:p>0.817713</text:p>
          </table:table-cell>
          <table:table-cell table:number-columns-repeated="7"/>
        </table:table-row>
        <table:table-row table:style-name="ro1">
          <table:table-cell office:value-type="float" office:value="1.1372" calcext:value-type="float">
            <text:p>1.1372</text:p>
          </table:table-cell>
          <table:table-cell office:value-type="float" office:value="1.1545" calcext:value-type="float">
            <text:p>1.1545</text:p>
          </table:table-cell>
          <table:table-cell office:value-type="float" office:value="1.17066" calcext:value-type="float">
            <text:p>1.17066</text:p>
          </table:table-cell>
          <table:table-cell office:value-type="float" office:value="1.20767" calcext:value-type="float">
            <text:p>1.20767</text:p>
          </table:table-cell>
          <table:table-cell office:value-type="float" office:value="0.501442" calcext:value-type="float">
            <text:p>0.501442</text:p>
          </table:table-cell>
          <table:table-cell office:value-type="float" office:value="0.790593" calcext:value-type="float">
            <text:p>0.790593</text:p>
          </table:table-cell>
          <table:table-cell office:value-type="float" office:value="0.840007" calcext:value-type="float">
            <text:p>0.840007</text:p>
          </table:table-cell>
          <table:table-cell office:value-type="float" office:value="1.01605" calcext:value-type="float">
            <text:p>1.01605</text:p>
          </table:table-cell>
          <table:table-cell table:number-columns-repeated="60"/>
          <table:table-cell table:formula="of:=MIN([.A81:.BL81])" office:value-type="float" office:value="0.501442" calcext:value-type="float">
            <text:p>0.501442</text:p>
          </table:table-cell>
          <table:table-cell table:formula="of:=MAX([.A81:.BL81])" office:value-type="float" office:value="1.20767" calcext:value-type="float">
            <text:p>1.20767</text:p>
          </table:table-cell>
          <table:table-cell table:number-columns-repeated="7"/>
        </table:table-row>
        <table:table-row table:style-name="ro1">
          <table:table-cell office:value-type="float" office:value="1.1531" calcext:value-type="float">
            <text:p>1.1531</text:p>
          </table:table-cell>
          <table:table-cell office:value-type="float" office:value="1.18848" calcext:value-type="float">
            <text:p>1.18848</text:p>
          </table:table-cell>
          <table:table-cell office:value-type="float" office:value="1.19192" calcext:value-type="float">
            <text:p>1.19192</text:p>
          </table:table-cell>
          <table:table-cell office:value-type="float" office:value="1.24149" calcext:value-type="float">
            <text:p>1.24149</text:p>
          </table:table-cell>
          <table:table-cell office:value-type="float" office:value="0.524281" calcext:value-type="float">
            <text:p>0.524281</text:p>
          </table:table-cell>
          <table:table-cell office:value-type="float" office:value="0.701708" calcext:value-type="float">
            <text:p>0.701708</text:p>
          </table:table-cell>
          <table:table-cell office:value-type="float" office:value="0.722474" calcext:value-type="float">
            <text:p>0.722474</text:p>
          </table:table-cell>
          <table:table-cell office:value-type="float" office:value="0.290432" calcext:value-type="float">
            <text:p>0.290432</text:p>
          </table:table-cell>
          <table:table-cell table:number-columns-repeated="60"/>
          <table:table-cell table:formula="of:=MIN([.A82:.BL82])" office:value-type="float" office:value="0.290432" calcext:value-type="float">
            <text:p>0.290432</text:p>
          </table:table-cell>
          <table:table-cell table:formula="of:=MAX([.A82:.BL82])" office:value-type="float" office:value="1.24149" calcext:value-type="float">
            <text:p>1.24149</text:p>
          </table:table-cell>
          <table:table-cell table:number-columns-repeated="7"/>
        </table:table-row>
        <table:table-row table:style-name="ro1">
          <table:table-cell office:value-type="float" office:value="0.380973" calcext:value-type="float">
            <text:p>0.380973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0.381997" calcext:value-type="float">
            <text:p>0.381997</text:p>
          </table:table-cell>
          <table:table-cell office:value-type="float" office:value="0.407177" calcext:value-type="float">
            <text:p>0.407177</text:p>
          </table:table-cell>
          <table:table-cell office:value-type="float" office:value="0.507717" calcext:value-type="float">
            <text:p>0.507717</text:p>
          </table:table-cell>
          <table:table-cell office:value-type="float" office:value="1.1492" calcext:value-type="float">
            <text:p>1.1492</text:p>
          </table:table-cell>
          <table:table-cell office:value-type="float" office:value="0.818581" calcext:value-type="float">
            <text:p>0.818581</text:p>
          </table:table-cell>
          <table:table-cell office:value-type="float" office:value="0.953718" calcext:value-type="float">
            <text:p>0.953718</text:p>
          </table:table-cell>
          <table:table-cell table:number-columns-repeated="60"/>
          <table:table-cell table:formula="of:=MIN([.A83:.BL83])" office:value-type="float" office:value="0.380973" calcext:value-type="float">
            <text:p>0.380973</text:p>
          </table:table-cell>
          <table:table-cell table:formula="of:=MAX([.A83:.BL83])" office:value-type="float" office:value="1.1492" calcext:value-type="float">
            <text:p>1.1492</text:p>
          </table:table-cell>
          <table:table-cell table:number-columns-repeated="7"/>
        </table:table-row>
        <table:table-row table:style-name="ro1">
          <table:table-cell office:value-type="float" office:value="0.286378" calcext:value-type="float">
            <text:p>0.286378</text:p>
          </table:table-cell>
          <table:table-cell office:value-type="float" office:value="0.481169" calcext:value-type="float">
            <text:p>0.481169</text:p>
          </table:table-cell>
          <table:table-cell office:value-type="float" office:value="0.448081" calcext:value-type="float">
            <text:p>0.448081</text:p>
          </table:table-cell>
          <table:table-cell office:value-type="float" office:value="0.475369" calcext:value-type="float">
            <text:p>0.475369</text:p>
          </table:table-cell>
          <table:table-cell office:value-type="float" office:value="0.468153" calcext:value-type="float">
            <text:p>0.468153</text:p>
          </table:table-cell>
          <table:table-cell office:value-type="float" office:value="0.47518" calcext:value-type="float">
            <text:p>0.47518</text:p>
          </table:table-cell>
          <table:table-cell office:value-type="float" office:value="0.324038" calcext:value-type="float">
            <text:p>0.324038</text:p>
          </table:table-cell>
          <table:table-cell office:value-type="float" office:value="0.538521" calcext:value-type="float">
            <text:p>0.538521</text:p>
          </table:table-cell>
          <table:table-cell table:number-columns-repeated="60"/>
          <table:table-cell table:formula="of:=MIN([.A84:.BL84])" office:value-type="float" office:value="0.286378" calcext:value-type="float">
            <text:p>0.286378</text:p>
          </table:table-cell>
          <table:table-cell table:formula="of:=MAX([.A84:.BL84])" office:value-type="float" office:value="0.538521" calcext:value-type="float">
            <text:p>0.53852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626873" calcext:value-type="float">
            <text:p>0.626873</text:p>
          </table:table-cell>
          <table:table-cell office:value-type="float" office:value="0.627468" calcext:value-type="float">
            <text:p>0.627468</text:p>
          </table:table-cell>
          <table:table-cell office:value-type="float" office:value="0.576565" calcext:value-type="float">
            <text:p>0.576565</text:p>
          </table:table-cell>
          <table:table-cell office:value-type="float" office:value="0.587843" calcext:value-type="float">
            <text:p>0.587843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605391" calcext:value-type="float">
            <text:p>0.605391</text:p>
          </table:table-cell>
          <table:table-cell office:value-type="float" office:value="0.586087" calcext:value-type="float">
            <text:p>0.586087</text:p>
          </table:table-cell>
          <table:table-cell office:value-type="float" office:value="1.80956" calcext:value-type="float">
            <text:p>1.80956</text:p>
          </table:table-cell>
          <table:table-cell office:value-type="float" office:value="0.580109" calcext:value-type="float">
            <text:p>0.580109</text:p>
          </table:table-cell>
          <table:table-cell office:value-type="float" office:value="0.609196" calcext:value-type="float">
            <text:p>0.609196</text:p>
          </table:table-cell>
          <table:table-cell office:value-type="float" office:value="1.19195" calcext:value-type="float">
            <text:p>1.19195</text:p>
          </table:table-cell>
          <table:table-cell office:value-type="float" office:value="0.856244" calcext:value-type="float">
            <text:p>0.856244</text:p>
          </table:table-cell>
          <table:table-cell office:value-type="float" office:value="0.891154" calcext:value-type="float">
            <text:p>0.891154</text:p>
          </table:table-cell>
          <table:table-cell office:value-type="float" office:value="0.974231" calcext:value-type="float">
            <text:p>0.974231</text:p>
          </table:table-cell>
          <table:table-cell office:value-type="float" office:value="1.02897" calcext:value-type="float">
            <text:p>1.02897</text:p>
          </table:table-cell>
          <table:table-cell office:value-type="float" office:value="0.550192" calcext:value-type="float">
            <text:p>0.550192</text:p>
          </table:table-cell>
          <table:table-cell table:number-columns-repeated="52"/>
          <table:table-cell table:formula="of:=MIN([.A86:.BL86])" office:value-type="float" office:value="0.550192" calcext:value-type="float">
            <text:p>0.550192</text:p>
          </table:table-cell>
          <table:table-cell table:formula="of:=MAX([.A86:.BL86])" office:value-type="float" office:value="1.80956" calcext:value-type="float">
            <text:p>1.80956</text:p>
          </table:table-cell>
          <table:table-cell table:number-columns-repeated="7"/>
        </table:table-row>
        <table:table-row table:style-name="ro1">
          <table:table-cell office:value-type="float" office:value="0.268271" calcext:value-type="float">
            <text:p>0.268271</text:p>
          </table:table-cell>
          <table:table-cell office:value-type="float" office:value="0.408792" calcext:value-type="float">
            <text:p>0.408792</text:p>
          </table:table-cell>
          <table:table-cell office:value-type="float" office:value="0.321624" calcext:value-type="float">
            <text:p>0.321624</text:p>
          </table:table-cell>
          <table:table-cell office:value-type="float" office:value="0.33472" calcext:value-type="float">
            <text:p>0.33472</text:p>
          </table:table-cell>
          <table:table-cell office:value-type="float" office:value="0.58556" calcext:value-type="float">
            <text:p>0.58556</text:p>
          </table:table-cell>
          <table:table-cell office:value-type="float" office:value="0.263323" calcext:value-type="float">
            <text:p>0.263323</text:p>
          </table:table-cell>
          <table:table-cell office:value-type="float" office:value="0.576562" calcext:value-type="float">
            <text:p>0.576562</text:p>
          </table:table-cell>
          <table:table-cell office:value-type="float" office:value="0.9647" calcext:value-type="float">
            <text:p>0.9647</text:p>
          </table:table-cell>
          <table:table-cell office:value-type="float" office:value="0.559972" calcext:value-type="float">
            <text:p>0.559972</text:p>
          </table:table-cell>
          <table:table-cell office:value-type="float" office:value="0.577093" calcext:value-type="float">
            <text:p>0.577093</text:p>
          </table:table-cell>
          <table:table-cell office:value-type="float" office:value="0.739798" calcext:value-type="float">
            <text:p>0.739798</text:p>
          </table:table-cell>
          <table:table-cell office:value-type="float" office:value="1.67797" calcext:value-type="float">
            <text:p>1.67797</text:p>
          </table:table-cell>
          <table:table-cell office:value-type="float" office:value="0.282596" calcext:value-type="float">
            <text:p>0.282596</text:p>
          </table:table-cell>
          <table:table-cell office:value-type="float" office:value="0.494071" calcext:value-type="float">
            <text:p>0.494071</text:p>
          </table:table-cell>
          <table:table-cell office:value-type="float" office:value="0.37163" calcext:value-type="float">
            <text:p>0.37163</text:p>
          </table:table-cell>
          <table:table-cell office:value-type="float" office:value="0.261988" calcext:value-type="float">
            <text:p>0.261988</text:p>
          </table:table-cell>
          <table:table-cell table:number-columns-repeated="52"/>
          <table:table-cell table:formula="of:=MIN([.A87:.BL87])" office:value-type="float" office:value="0.261988" calcext:value-type="float">
            <text:p>0.261988</text:p>
          </table:table-cell>
          <table:table-cell table:formula="of:=MAX([.A87:.BL87])" office:value-type="float" office:value="1.67797" calcext:value-type="float">
            <text:p>1.67797</text:p>
          </table:table-cell>
          <table:table-cell table:number-columns-repeated="7"/>
        </table:table-row>
        <table:table-row table:style-name="ro1">
          <table:table-cell office:value-type="float" office:value="0.583275" calcext:value-type="float">
            <text:p>0.583275</text:p>
          </table:table-cell>
          <table:table-cell office:value-type="float" office:value="0.628694" calcext:value-type="float">
            <text:p>0.628694</text:p>
          </table:table-cell>
          <table:table-cell office:value-type="float" office:value="0.629172" calcext:value-type="float">
            <text:p>0.629172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607949" calcext:value-type="float">
            <text:p>0.607949</text:p>
          </table:table-cell>
          <table:table-cell office:value-type="float" office:value="0.6197" calcext:value-type="float">
            <text:p>0.6197</text:p>
          </table:table-cell>
          <table:table-cell office:value-type="float" office:value="1.29539" calcext:value-type="float">
            <text:p>1.29539</text:p>
          </table:table-cell>
          <table:table-cell office:value-type="float" office:value="1.26369" calcext:value-type="float">
            <text:p>1.26369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624824" calcext:value-type="float">
            <text:p>0.624824</text:p>
          </table:table-cell>
          <table:table-cell office:value-type="float" office:value="0.615409" calcext:value-type="float">
            <text:p>0.615409</text:p>
          </table:table-cell>
          <table:table-cell office:value-type="float" office:value="0.624246" calcext:value-type="float">
            <text:p>0.624246</text:p>
          </table:table-cell>
          <table:table-cell office:value-type="float" office:value="0.896101" calcext:value-type="float">
            <text:p>0.896101</text:p>
          </table:table-cell>
          <table:table-cell office:value-type="float" office:value="1.54721" calcext:value-type="float">
            <text:p>1.54721</text:p>
          </table:table-cell>
          <table:table-cell office:value-type="float" office:value="0.33518" calcext:value-type="float">
            <text:p>0.33518</text:p>
          </table:table-cell>
          <table:table-cell office:value-type="float" office:value="0.169078" calcext:value-type="float">
            <text:p>0.169078</text:p>
          </table:table-cell>
          <table:table-cell table:number-columns-repeated="52"/>
          <table:table-cell table:formula="of:=MIN([.A88:.BL88])" office:value-type="float" office:value="0.169078" calcext:value-type="float">
            <text:p>0.169078</text:p>
          </table:table-cell>
          <table:table-cell table:formula="of:=MAX([.A88:.BL88])" office:value-type="float" office:value="1.54721" calcext:value-type="float">
            <text:p>1.54721</text:p>
          </table:table-cell>
          <table:table-cell table:number-columns-repeated="7"/>
        </table:table-row>
        <table:table-row table:style-name="ro1">
          <table:table-cell office:value-type="float" office:value="0.230272" calcext:value-type="float">
            <text:p>0.230272</text:p>
          </table:table-cell>
          <table:table-cell office:value-type="float" office:value="0.22569" calcext:value-type="float">
            <text:p>0.22569</text:p>
          </table:table-cell>
          <table:table-cell office:value-type="float" office:value="0.248074" calcext:value-type="float">
            <text:p>0.248074</text:p>
          </table:table-cell>
          <table:table-cell office:value-type="float" office:value="0.23284" calcext:value-type="float">
            <text:p>0.23284</text:p>
          </table:table-cell>
          <table:table-cell office:value-type="float" office:value="1.09715" calcext:value-type="float">
            <text:p>1.09715</text:p>
          </table:table-cell>
          <table:table-cell office:value-type="float" office:value="1.00652" calcext:value-type="float">
            <text:p>1.00652</text:p>
          </table:table-cell>
          <table:table-cell office:value-type="float" office:value="1.25817" calcext:value-type="float">
            <text:p>1.25817</text:p>
          </table:table-cell>
          <table:table-cell office:value-type="float" office:value="1.06313" calcext:value-type="float">
            <text:p>1.06313</text:p>
          </table:table-cell>
          <table:table-cell office:value-type="float" office:value="0.883077" calcext:value-type="float">
            <text:p>0.883077</text:p>
          </table:table-cell>
          <table:table-cell office:value-type="float" office:value="0.684522" calcext:value-type="float">
            <text:p>0.684522</text:p>
          </table:table-cell>
          <table:table-cell office:value-type="float" office:value="0.595765" calcext:value-type="float">
            <text:p>0.595765</text:p>
          </table:table-cell>
          <table:table-cell office:value-type="float" office:value="0.617799" calcext:value-type="float">
            <text:p>0.617799</text:p>
          </table:table-cell>
          <table:table-cell office:value-type="float" office:value="0.505628" calcext:value-type="float">
            <text:p>0.505628</text:p>
          </table:table-cell>
          <table:table-cell office:value-type="float" office:value="0.814817" calcext:value-type="float">
            <text:p>0.814817</text:p>
          </table:table-cell>
          <table:table-cell office:value-type="float" office:value="0.179103" calcext:value-type="float">
            <text:p>0.179103</text:p>
          </table:table-cell>
          <table:table-cell office:value-type="float" office:value="0.240105" calcext:value-type="float">
            <text:p>0.240105</text:p>
          </table:table-cell>
          <table:table-cell table:number-columns-repeated="52"/>
          <table:table-cell table:formula="of:=MIN([.A89:.BL89])" office:value-type="float" office:value="0.179103" calcext:value-type="float">
            <text:p>0.179103</text:p>
          </table:table-cell>
          <table:table-cell table:formula="of:=MAX([.A89:.BL89])" office:value-type="float" office:value="1.25817" calcext:value-type="float">
            <text:p>1.25817</text:p>
          </table:table-cell>
          <table:table-cell table:number-columns-repeated="7"/>
        </table:table-row>
        <table:table-row table:style-name="ro1">
          <table:table-cell office:value-type="float" office:value="0.597674" calcext:value-type="float">
            <text:p>0.597674</text:p>
          </table:table-cell>
          <table:table-cell office:value-type="float" office:value="0.612999" calcext:value-type="float">
            <text:p>0.612999</text:p>
          </table:table-cell>
          <table:table-cell office:value-type="float" office:value="0.614175" calcext:value-type="float">
            <text:p>0.614175</text:p>
          </table:table-cell>
          <table:table-cell office:value-type="float" office:value="0.247333" calcext:value-type="float">
            <text:p>0.247333</text:p>
          </table:table-cell>
          <table:table-cell office:value-type="float" office:value="0.430274" calcext:value-type="float">
            <text:p>0.430274</text:p>
          </table:table-cell>
          <table:table-cell office:value-type="float" office:value="1.05695" calcext:value-type="float">
            <text:p>1.05695</text:p>
          </table:table-cell>
          <table:table-cell office:value-type="float" office:value="0.558157" calcext:value-type="float">
            <text:p>0.558157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429771" calcext:value-type="float">
            <text:p>0.429771</text:p>
          </table:table-cell>
          <table:table-cell office:value-type="float" office:value="0.581638" calcext:value-type="float">
            <text:p>0.581638</text:p>
          </table:table-cell>
          <table:table-cell office:value-type="float" office:value="1.18969" calcext:value-type="float">
            <text:p>1.18969</text:p>
          </table:table-cell>
          <table:table-cell office:value-type="float" office:value="0.983774" calcext:value-type="float">
            <text:p>0.983774</text:p>
          </table:table-cell>
          <table:table-cell office:value-type="float" office:value="1.24491" calcext:value-type="float">
            <text:p>1.24491</text:p>
          </table:table-cell>
          <table:table-cell office:value-type="float" office:value="1.39677" calcext:value-type="float">
            <text:p>1.39677</text:p>
          </table:table-cell>
          <table:table-cell office:value-type="float" office:value="0.453882" calcext:value-type="float">
            <text:p>0.453882</text:p>
          </table:table-cell>
          <table:table-cell office:value-type="float" office:value="0.68663" calcext:value-type="float">
            <text:p>0.68663</text:p>
          </table:table-cell>
          <table:table-cell table:number-columns-repeated="52"/>
          <table:table-cell table:formula="of:=MIN([.A90:.BL90])" office:value-type="float" office:value="0.233005" calcext:value-type="float">
            <text:p>0.233005</text:p>
          </table:table-cell>
          <table:table-cell table:formula="of:=MAX([.A90:.BL90])" office:value-type="float" office:value="1.39677" calcext:value-type="float">
            <text:p>1.39677</text:p>
          </table:table-cell>
          <table:table-cell table:number-columns-repeated="7"/>
        </table:table-row>
        <table:table-row table:style-name="ro1">
          <table:table-cell office:value-type="float" office:value="0.233274" calcext:value-type="float">
            <text:p>0.233274</text:p>
          </table:table-cell>
          <table:table-cell office:value-type="float" office:value="0.366335" calcext:value-type="float">
            <text:p>0.366335</text:p>
          </table:table-cell>
          <table:table-cell office:value-type="float" office:value="0.288299" calcext:value-type="float">
            <text:p>0.288299</text:p>
          </table:table-cell>
          <table:table-cell office:value-type="float" office:value="0.581521" calcext:value-type="float">
            <text:p>0.581521</text:p>
          </table:table-cell>
          <table:table-cell office:value-type="float" office:value="0.575007" calcext:value-type="float">
            <text:p>0.575007</text:p>
          </table:table-cell>
          <table:table-cell office:value-type="float" office:value="0.538209" calcext:value-type="float">
            <text:p>0.538209</text:p>
          </table:table-cell>
          <table:table-cell office:value-type="float" office:value="0.203039" calcext:value-type="float">
            <text:p>0.203039</text:p>
          </table:table-cell>
          <table:table-cell office:value-type="float" office:value="0.228853" calcext:value-type="float">
            <text:p>0.228853</text:p>
          </table:table-cell>
          <table:table-cell office:value-type="float" office:value="0.483593" calcext:value-type="float">
            <text:p>0.483593</text:p>
          </table:table-cell>
          <table:table-cell office:value-type="float" office:value="0.565552" calcext:value-type="float">
            <text:p>0.565552</text:p>
          </table:table-cell>
          <table:table-cell office:value-type="float" office:value="1.13823" calcext:value-type="float">
            <text:p>1.13823</text:p>
          </table:table-cell>
          <table:table-cell office:value-type="float" office:value="1.47564" calcext:value-type="float">
            <text:p>1.47564</text:p>
          </table:table-cell>
          <table:table-cell office:value-type="float" office:value="0.304571" calcext:value-type="float">
            <text:p>0.304571</text:p>
          </table:table-cell>
          <table:table-cell office:value-type="float" office:value="1.39069" calcext:value-type="float">
            <text:p>1.39069</text:p>
          </table:table-cell>
          <table:table-cell office:value-type="float" office:value="0.39403" calcext:value-type="float">
            <text:p>0.39403</text:p>
          </table:table-cell>
          <table:table-cell office:value-type="float" office:value="0.204623" calcext:value-type="float">
            <text:p>0.204623</text:p>
          </table:table-cell>
          <table:table-cell table:number-columns-repeated="52"/>
          <table:table-cell table:formula="of:=MIN([.A91:.BL91])" office:value-type="float" office:value="0.203039" calcext:value-type="float">
            <text:p>0.203039</text:p>
          </table:table-cell>
          <table:table-cell table:formula="of:=MAX([.A91:.BL91])" office:value-type="float" office:value="1.47564" calcext:value-type="float">
            <text:p>1.47564</text:p>
          </table:table-cell>
          <table:table-cell table:number-columns-repeated="7"/>
        </table:table-row>
        <table:table-row table:style-name="ro1">
          <table:table-cell office:value-type="float" office:value="0.593572" calcext:value-type="float">
            <text:p>0.593572</text:p>
          </table:table-cell>
          <table:table-cell office:value-type="float" office:value="0.596541" calcext:value-type="float">
            <text:p>0.596541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90905" calcext:value-type="float">
            <text:p>0.590905</text:p>
          </table:table-cell>
          <table:table-cell office:value-type="float" office:value="0.570473" calcext:value-type="float">
            <text:p>0.570473</text:p>
          </table:table-cell>
          <table:table-cell office:value-type="float" office:value="1.77123" calcext:value-type="float">
            <text:p>1.77123</text:p>
          </table:table-cell>
          <table:table-cell office:value-type="float" office:value="0.599642" calcext:value-type="float">
            <text:p>0.599642</text:p>
          </table:table-cell>
          <table:table-cell office:value-type="float" office:value="1.21798" calcext:value-type="float">
            <text:p>1.21798</text:p>
          </table:table-cell>
          <table:table-cell office:value-type="float" office:value="1.24915" calcext:value-type="float">
            <text:p>1.24915</text:p>
          </table:table-cell>
          <table:table-cell office:value-type="float" office:value="0.677424" calcext:value-type="float">
            <text:p>0.677424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293805" calcext:value-type="float">
            <text:p>0.293805</text:p>
          </table:table-cell>
          <table:table-cell office:value-type="float" office:value="2.07793" calcext:value-type="float">
            <text:p>2.07793</text:p>
          </table:table-cell>
          <table:table-cell office:value-type="float" office:value="0.333634" calcext:value-type="float">
            <text:p>0.333634</text:p>
          </table:table-cell>
          <table:table-cell office:value-type="float" office:value="0.496735" calcext:value-type="float">
            <text:p>0.496735</text:p>
          </table:table-cell>
          <table:table-cell office:value-type="float" office:value="0.560348" calcext:value-type="float">
            <text:p>0.560348</text:p>
          </table:table-cell>
          <table:table-cell table:number-columns-repeated="52"/>
          <table:table-cell table:formula="of:=MIN([.A92:.BL92])" office:value-type="float" office:value="0.293805" calcext:value-type="float">
            <text:p>0.293805</text:p>
          </table:table-cell>
          <table:table-cell table:formula="of:=MAX([.A92:.BL92])" office:value-type="float" office:value="2.07793" calcext:value-type="float">
            <text:p>2.07793</text:p>
          </table:table-cell>
          <table:table-cell table:number-columns-repeated="7"/>
        </table:table-row>
        <table:table-row table:style-name="ro1">
          <table:table-cell office:value-type="float" office:value="0.575271" calcext:value-type="float">
            <text:p>0.575271</text:p>
          </table:table-cell>
          <table:table-cell office:value-type="float" office:value="0.599092" calcext:value-type="float">
            <text:p>0.599092</text:p>
          </table:table-cell>
          <table:table-cell office:value-type="float" office:value="0.611063" calcext:value-type="float">
            <text:p>0.611063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586506" calcext:value-type="float">
            <text:p>0.586506</text:p>
          </table:table-cell>
          <table:table-cell office:value-type="float" office:value="0.598387" calcext:value-type="float">
            <text:p>0.598387</text:p>
          </table:table-cell>
          <table:table-cell office:value-type="float" office:value="0.605504" calcext:value-type="float">
            <text:p>0.605504</text:p>
          </table:table-cell>
          <table:table-cell office:value-type="float" office:value="1.19052" calcext:value-type="float">
            <text:p>1.19052</text:p>
          </table:table-cell>
          <table:table-cell office:value-type="float" office:value="1.19815" calcext:value-type="float">
            <text:p>1.19815</text:p>
          </table:table-cell>
          <table:table-cell office:value-type="float" office:value="1.19056" calcext:value-type="float">
            <text:p>1.19056</text:p>
          </table:table-cell>
          <table:table-cell office:value-type="float" office:value="0.583628" calcext:value-type="float">
            <text:p>0.583628</text:p>
          </table:table-cell>
          <table:table-cell office:value-type="float" office:value="0.762627" calcext:value-type="float">
            <text:p>0.762627</text:p>
          </table:table-cell>
          <table:table-cell office:value-type="float" office:value="0.775536" calcext:value-type="float">
            <text:p>0.775536</text:p>
          </table:table-cell>
          <table:table-cell office:value-type="float" office:value="1.62012" calcext:value-type="float">
            <text:p>1.62012</text:p>
          </table:table-cell>
          <table:table-cell office:value-type="float" office:value="1.0412" calcext:value-type="float">
            <text:p>1.0412</text:p>
          </table:table-cell>
          <table:table-cell office:value-type="float" office:value="1.67159" calcext:value-type="float">
            <text:p>1.67159</text:p>
          </table:table-cell>
          <table:table-cell table:number-columns-repeated="52"/>
          <table:table-cell table:formula="of:=MIN([.A93:.BL93])" office:value-type="float" office:value="0.575271" calcext:value-type="float">
            <text:p>0.575271</text:p>
          </table:table-cell>
          <table:table-cell table:formula="of:=MAX([.A93:.BL93])" office:value-type="float" office:value="1.67159" calcext:value-type="float">
            <text:p>1.67159</text:p>
          </table:table-cell>
          <table:table-cell table:number-columns-repeated="7"/>
        </table:table-row>
        <table:table-row table:style-name="ro1">
          <table:table-cell office:value-type="float" office:value="0.57464" calcext:value-type="float">
            <text:p>0.57464</text:p>
          </table:table-cell>
          <table:table-cell office:value-type="float" office:value="0.620839" calcext:value-type="float">
            <text:p>0.620839</text:p>
          </table:table-cell>
          <table:table-cell office:value-type="float" office:value="0.59263" calcext:value-type="float">
            <text:p>0.59263</text:p>
          </table:table-cell>
          <table:table-cell office:value-type="float" office:value="1.20028" calcext:value-type="float">
            <text:p>1.20028</text:p>
          </table:table-cell>
          <table:table-cell office:value-type="float" office:value="0.579874" calcext:value-type="float">
            <text:p>0.579874</text:p>
          </table:table-cell>
          <table:table-cell office:value-type="float" office:value="0.595913" calcext:value-type="float">
            <text:p>0.595913</text:p>
          </table:table-cell>
          <table:table-cell office:value-type="float" office:value="1.22602" calcext:value-type="float">
            <text:p>1.22602</text:p>
          </table:table-cell>
          <table:table-cell office:value-type="float" office:value="0.631203" calcext:value-type="float">
            <text:p>0.631203</text:p>
          </table:table-cell>
          <table:table-cell office:value-type="float" office:value="1.16997" calcext:value-type="float">
            <text:p>1.16997</text:p>
          </table:table-cell>
          <table:table-cell office:value-type="float" office:value="0.633045" calcext:value-type="float">
            <text:p>0.633045</text:p>
          </table:table-cell>
          <table:table-cell office:value-type="float" office:value="1.18125" calcext:value-type="float">
            <text:p>1.18125</text:p>
          </table:table-cell>
          <table:table-cell office:value-type="float" office:value="0.589325" calcext:value-type="float">
            <text:p>0.589325</text:p>
          </table:table-cell>
          <table:table-cell office:value-type="float" office:value="0.255354" calcext:value-type="float">
            <text:p>0.255354</text:p>
          </table:table-cell>
          <table:table-cell office:value-type="float" office:value="1.53072" calcext:value-type="float">
            <text:p>1.53072</text:p>
          </table:table-cell>
          <table:table-cell office:value-type="float" office:value="0.433854" calcext:value-type="float">
            <text:p>0.433854</text:p>
          </table:table-cell>
          <table:table-cell office:value-type="float" office:value="0.180657" calcext:value-type="float">
            <text:p>0.180657</text:p>
          </table:table-cell>
          <table:table-cell table:number-columns-repeated="52"/>
          <table:table-cell table:formula="of:=MIN([.A94:.BL94])" office:value-type="float" office:value="0.180657" calcext:value-type="float">
            <text:p>0.180657</text:p>
          </table:table-cell>
          <table:table-cell table:formula="of:=MAX([.A94:.BL94])" office:value-type="float" office:value="1.53072" calcext:value-type="float">
            <text:p>1.53072</text:p>
          </table:table-cell>
          <table:table-cell table:number-columns-repeated="7"/>
        </table:table-row>
        <table:table-row table:style-name="ro1">
          <table:table-cell office:value-type="float" office:value="0.574194" calcext:value-type="float">
            <text:p>0.574194</text:p>
          </table:table-cell>
          <table:table-cell office:value-type="float" office:value="0.579442" calcext:value-type="float">
            <text:p>0.579442</text:p>
          </table:table-cell>
          <table:table-cell office:value-type="float" office:value="0.593889" calcext:value-type="float">
            <text:p>0.593889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06546" calcext:value-type="float">
            <text:p>0.606546</text:p>
          </table:table-cell>
          <table:table-cell office:value-type="float" office:value="1.26243" calcext:value-type="float">
            <text:p>1.26243</text:p>
          </table:table-cell>
          <table:table-cell office:value-type="float" office:value="0.248705" calcext:value-type="float">
            <text:p>0.248705</text:p>
          </table:table-cell>
          <table:table-cell office:value-type="float" office:value="0.946279" calcext:value-type="float">
            <text:p>0.946279</text:p>
          </table:table-cell>
          <table:table-cell office:value-type="float" office:value="0.949331" calcext:value-type="float">
            <text:p>0.949331</text:p>
          </table:table-cell>
          <table:table-cell office:value-type="float" office:value="0.557364" calcext:value-type="float">
            <text:p>0.557364</text:p>
          </table:table-cell>
          <table:table-cell office:value-type="float" office:value="1.17419" calcext:value-type="float">
            <text:p>1.17419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0.729102" calcext:value-type="float">
            <text:p>0.729102</text:p>
          </table:table-cell>
          <table:table-cell office:value-type="float" office:value="0.820082" calcext:value-type="float">
            <text:p>0.820082</text:p>
          </table:table-cell>
          <table:table-cell office:value-type="float" office:value="0.367915" calcext:value-type="float">
            <text:p>0.367915</text:p>
          </table:table-cell>
          <table:table-cell office:value-type="float" office:value="1.02142" calcext:value-type="float">
            <text:p>1.02142</text:p>
          </table:table-cell>
          <table:table-cell table:number-columns-repeated="52"/>
          <table:table-cell table:formula="of:=MIN([.A95:.BL95])" office:value-type="float" office:value="0.248705" calcext:value-type="float">
            <text:p>0.248705</text:p>
          </table:table-cell>
          <table:table-cell table:formula="of:=MAX([.A95:.BL95])" office:value-type="float" office:value="1.26243" calcext:value-type="float">
            <text:p>1.26243</text:p>
          </table:table-cell>
          <table:table-cell table:number-columns-repeated="7"/>
        </table:table-row>
        <table:table-row table:style-name="ro1">
          <table:table-cell office:value-type="float" office:value="0.574398" calcext:value-type="float">
            <text:p>0.574398</text:p>
          </table:table-cell>
          <table:table-cell office:value-type="float" office:value="0.554319" calcext:value-type="float">
            <text:p>0.554319</text:p>
          </table:table-cell>
          <table:table-cell office:value-type="float" office:value="1.13688" calcext:value-type="float">
            <text:p>1.13688</text:p>
          </table:table-cell>
          <table:table-cell office:value-type="float" office:value="0.583368" calcext:value-type="float">
            <text:p>0.583368</text:p>
          </table:table-cell>
          <table:table-cell office:value-type="float" office:value="0.59297" calcext:value-type="float">
            <text:p>0.59297</text:p>
          </table:table-cell>
          <table:table-cell office:value-type="float" office:value="0.594506" calcext:value-type="float">
            <text:p>0.594506</text:p>
          </table:table-cell>
          <table:table-cell office:value-type="float" office:value="0.258175" calcext:value-type="float">
            <text:p>0.258175</text:p>
          </table:table-cell>
          <table:table-cell office:value-type="float" office:value="1.42995" calcext:value-type="float">
            <text:p>1.42995</text:p>
          </table:table-cell>
          <table:table-cell office:value-type="float" office:value="0.338021" calcext:value-type="float">
            <text:p>0.338021</text:p>
          </table:table-cell>
          <table:table-cell office:value-type="float" office:value="1.52277" calcext:value-type="float">
            <text:p>1.52277</text:p>
          </table:table-cell>
          <table:table-cell office:value-type="float" office:value="0.617001" calcext:value-type="float">
            <text:p>0.617001</text:p>
          </table:table-cell>
          <table:table-cell office:value-type="float" office:value="0.243055" calcext:value-type="float">
            <text:p>0.243055</text:p>
          </table:table-cell>
          <table:table-cell office:value-type="float" office:value="0.901171" calcext:value-type="float">
            <text:p>0.901171</text:p>
          </table:table-cell>
          <table:table-cell office:value-type="float" office:value="0.582558" calcext:value-type="float">
            <text:p>0.582558</text:p>
          </table:table-cell>
          <table:table-cell office:value-type="float" office:value="1.05771" calcext:value-type="float">
            <text:p>1.05771</text:p>
          </table:table-cell>
          <table:table-cell office:value-type="float" office:value="1.06405" calcext:value-type="float">
            <text:p>1.06405</text:p>
          </table:table-cell>
          <table:table-cell table:number-columns-repeated="52"/>
          <table:table-cell table:formula="of:=MIN([.A96:.BL96])" office:value-type="float" office:value="0.243055" calcext:value-type="float">
            <text:p>0.243055</text:p>
          </table:table-cell>
          <table:table-cell table:formula="of:=MAX([.A96:.BL96])" office:value-type="float" office:value="1.52277" calcext:value-type="float">
            <text:p>1.52277</text:p>
          </table:table-cell>
          <table:table-cell table:number-columns-repeated="7"/>
        </table:table-row>
        <table:table-row table:style-name="ro1">
          <table:table-cell office:value-type="float" office:value="0.239151" calcext:value-type="float">
            <text:p>0.239151</text:p>
          </table:table-cell>
          <table:table-cell office:value-type="float" office:value="0.279053" calcext:value-type="float">
            <text:p>0.279053</text:p>
          </table:table-cell>
          <table:table-cell office:value-type="float" office:value="0.191314" calcext:value-type="float">
            <text:p>0.191314</text:p>
          </table:table-cell>
          <table:table-cell office:value-type="float" office:value="0.236857" calcext:value-type="float">
            <text:p>0.236857</text:p>
          </table:table-cell>
          <table:table-cell office:value-type="float" office:value="0.164252" calcext:value-type="float">
            <text:p>0.164252</text:p>
          </table:table-cell>
          <table:table-cell office:value-type="float" office:value="0.153251" calcext:value-type="float">
            <text:p>0.153251</text:p>
          </table:table-cell>
          <table:table-cell office:value-type="float" office:value="1.05578" calcext:value-type="float">
            <text:p>1.05578</text:p>
          </table:table-cell>
          <table:table-cell office:value-type="float" office:value="0.827627" calcext:value-type="float">
            <text:p>0.827627</text:p>
          </table:table-cell>
          <table:table-cell office:value-type="float" office:value="0.660599" calcext:value-type="float">
            <text:p>0.660599</text:p>
          </table:table-cell>
          <table:table-cell office:value-type="float" office:value="1.52314" calcext:value-type="float">
            <text:p>1.52314</text:p>
          </table:table-cell>
          <table:table-cell office:value-type="float" office:value="1.6397" calcext:value-type="float">
            <text:p>1.6397</text:p>
          </table:table-cell>
          <table:table-cell office:value-type="float" office:value="0.57764" calcext:value-type="float">
            <text:p>0.57764</text:p>
          </table:table-cell>
          <table:table-cell office:value-type="float" office:value="1.64857" calcext:value-type="float">
            <text:p>1.64857</text:p>
          </table:table-cell>
          <table:table-cell office:value-type="float" office:value="0.416475" calcext:value-type="float">
            <text:p>0.416475</text:p>
          </table:table-cell>
          <table:table-cell office:value-type="float" office:value="0.645476" calcext:value-type="float">
            <text:p>0.645476</text:p>
          </table:table-cell>
          <table:table-cell office:value-type="float" office:value="0.218429" calcext:value-type="float">
            <text:p>0.218429</text:p>
          </table:table-cell>
          <table:table-cell table:number-columns-repeated="52"/>
          <table:table-cell table:formula="of:=MIN([.A97:.BL97])" office:value-type="float" office:value="0.153251" calcext:value-type="float">
            <text:p>0.153251</text:p>
          </table:table-cell>
          <table:table-cell table:formula="of:=MAX([.A97:.BL97])" office:value-type="float" office:value="1.64857" calcext:value-type="float">
            <text:p>1.64857</text:p>
          </table:table-cell>
          <table:table-cell table:number-columns-repeated="7"/>
        </table:table-row>
        <table:table-row table:style-name="ro1">
          <table:table-cell office:value-type="float" office:value="0.182923" calcext:value-type="float">
            <text:p>0.182923</text:p>
          </table:table-cell>
          <table:table-cell office:value-type="float" office:value="0.178894" calcext:value-type="float">
            <text:p>0.178894</text:p>
          </table:table-cell>
          <table:table-cell office:value-type="float" office:value="0.509708" calcext:value-type="float">
            <text:p>0.509708</text:p>
          </table:table-cell>
          <table:table-cell office:value-type="float" office:value="0.546234" calcext:value-type="float">
            <text:p>0.546234</text:p>
          </table:table-cell>
          <table:table-cell office:value-type="float" office:value="0.297127" calcext:value-type="float">
            <text:p>0.297127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0.363465" calcext:value-type="float">
            <text:p>0.363465</text:p>
          </table:table-cell>
          <table:table-cell office:value-type="float" office:value="0.936747" calcext:value-type="float">
            <text:p>0.936747</text:p>
          </table:table-cell>
          <table:table-cell office:value-type="float" office:value="0.67542" calcext:value-type="float">
            <text:p>0.67542</text:p>
          </table:table-cell>
          <table:table-cell office:value-type="float" office:value="0.815158" calcext:value-type="float">
            <text:p>0.815158</text:p>
          </table:table-cell>
          <table:table-cell office:value-type="float" office:value="0.743032" calcext:value-type="float">
            <text:p>0.743032</text:p>
          </table:table-cell>
          <table:table-cell office:value-type="float" office:value="0.271298" calcext:value-type="float">
            <text:p>0.271298</text:p>
          </table:table-cell>
          <table:table-cell office:value-type="float" office:value="0.225957" calcext:value-type="float">
            <text:p>0.225957</text:p>
          </table:table-cell>
          <table:table-cell office:value-type="float" office:value="0.254778" calcext:value-type="float">
            <text:p>0.254778</text:p>
          </table:table-cell>
          <table:table-cell office:value-type="float" office:value="1.24971" calcext:value-type="float">
            <text:p>1.24971</text:p>
          </table:table-cell>
          <table:table-cell office:value-type="float" office:value="1.33464" calcext:value-type="float">
            <text:p>1.33464</text:p>
          </table:table-cell>
          <table:table-cell table:number-columns-repeated="52"/>
          <table:table-cell table:formula="of:=MIN([.A98:.BL98])" office:value-type="float" office:value="0.178894" calcext:value-type="float">
            <text:p>0.178894</text:p>
          </table:table-cell>
          <table:table-cell table:formula="of:=MAX([.A98:.BL98])" office:value-type="float" office:value="1.33464" calcext:value-type="float">
            <text:p>1.33464</text:p>
          </table:table-cell>
          <table:table-cell table:number-columns-repeated="7"/>
        </table:table-row>
        <table:table-row table:style-name="ro1">
          <table:table-cell office:value-type="float" office:value="0.228974" calcext:value-type="float">
            <text:p>0.228974</text:p>
          </table:table-cell>
          <table:table-cell office:value-type="float" office:value="0.256572" calcext:value-type="float">
            <text:p>0.256572</text:p>
          </table:table-cell>
          <table:table-cell office:value-type="float" office:value="0.224767" calcext:value-type="float">
            <text:p>0.224767</text:p>
          </table:table-cell>
          <table:table-cell office:value-type="float" office:value="0.187625" calcext:value-type="float">
            <text:p>0.187625</text:p>
          </table:table-cell>
          <table:table-cell office:value-type="float" office:value="1.04283" calcext:value-type="float">
            <text:p>1.04283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882888" calcext:value-type="float">
            <text:p>0.882888</text:p>
          </table:table-cell>
          <table:table-cell office:value-type="float" office:value="0.750893" calcext:value-type="float">
            <text:p>0.750893</text:p>
          </table:table-cell>
          <table:table-cell office:value-type="float" office:value="0.803925" calcext:value-type="float">
            <text:p>0.803925</text:p>
          </table:table-cell>
          <table:table-cell office:value-type="float" office:value="0.683349" calcext:value-type="float">
            <text:p>0.683349</text:p>
          </table:table-cell>
          <table:table-cell office:value-type="float" office:value="0.64367" calcext:value-type="float">
            <text:p>0.64367</text:p>
          </table:table-cell>
          <table:table-cell office:value-type="float" office:value="1.75308" calcext:value-type="float">
            <text:p>1.75308</text:p>
          </table:table-cell>
          <table:table-cell office:value-type="float" office:value="1.59362" calcext:value-type="float">
            <text:p>1.59362</text:p>
          </table:table-cell>
          <table:table-cell office:value-type="float" office:value="1.41306" calcext:value-type="float">
            <text:p>1.41306</text:p>
          </table:table-cell>
          <table:table-cell office:value-type="float" office:value="0.129365" calcext:value-type="float">
            <text:p>0.129365</text:p>
          </table:table-cell>
          <table:table-cell table:number-columns-repeated="52"/>
          <table:table-cell table:formula="of:=MIN([.A99:.BL99])" office:value-type="float" office:value="0.129365" calcext:value-type="float">
            <text:p>0.129365</text:p>
          </table:table-cell>
          <table:table-cell table:formula="of:=MAX([.A99:.BL99])" office:value-type="float" office:value="1.75308" calcext:value-type="float">
            <text:p>1.75308</text:p>
          </table:table-cell>
          <table:table-cell table:number-columns-repeated="7"/>
        </table:table-row>
        <table:table-row table:style-name="ro1">
          <table:table-cell office:value-type="float" office:value="0.574007" calcext:value-type="float">
            <text:p>0.574007</text:p>
          </table:table-cell>
          <table:table-cell office:value-type="float" office:value="0.582828" calcext:value-type="float">
            <text:p>0.582828</text:p>
          </table:table-cell>
          <table:table-cell office:value-type="float" office:value="0.575133" calcext:value-type="float">
            <text:p>0.575133</text:p>
          </table:table-cell>
          <table:table-cell office:value-type="float" office:value="1.17385" calcext:value-type="float">
            <text:p>1.17385</text:p>
          </table:table-cell>
          <table:table-cell office:value-type="float" office:value="1.19893" calcext:value-type="float">
            <text:p>1.19893</text:p>
          </table:table-cell>
          <table:table-cell office:value-type="float" office:value="0.644786" calcext:value-type="float">
            <text:p>0.644786</text:p>
          </table:table-cell>
          <table:table-cell office:value-type="float" office:value="0.25049" calcext:value-type="float">
            <text:p>0.25049</text:p>
          </table:table-cell>
          <table:table-cell office:value-type="float" office:value="0.358736" calcext:value-type="float">
            <text:p>0.358736</text:p>
          </table:table-cell>
          <table:table-cell office:value-type="float" office:value="1.01576" calcext:value-type="float">
            <text:p>1.01576</text:p>
          </table:table-cell>
          <table:table-cell office:value-type="float" office:value="1.1719" calcext:value-type="float">
            <text:p>1.1719</text:p>
          </table:table-cell>
          <table:table-cell office:value-type="float" office:value="0.589355" calcext:value-type="float">
            <text:p>0.589355</text:p>
          </table:table-cell>
          <table:table-cell office:value-type="float" office:value="1.28621" calcext:value-type="float">
            <text:p>1.28621</text:p>
          </table:table-cell>
          <table:table-cell office:value-type="float" office:value="1.40935" calcext:value-type="float">
            <text:p>1.40935</text:p>
          </table:table-cell>
          <table:table-cell office:value-type="float" office:value="1.56648" calcext:value-type="float">
            <text:p>1.56648</text:p>
          </table:table-cell>
          <table:table-cell office:value-type="float" office:value="0.332078" calcext:value-type="float">
            <text:p>0.332078</text:p>
          </table:table-cell>
          <table:table-cell office:value-type="float" office:value="1.02487" calcext:value-type="float">
            <text:p>1.02487</text:p>
          </table:table-cell>
          <table:table-cell table:number-columns-repeated="52"/>
          <table:table-cell table:formula="of:=MIN([.A100:.BL100])" office:value-type="float" office:value="0.25049" calcext:value-type="float">
            <text:p>0.25049</text:p>
          </table:table-cell>
          <table:table-cell table:formula="of:=MAX([.A100:.BL100])" office:value-type="float" office:value="1.56648" calcext:value-type="float">
            <text:p>1.56648</text:p>
          </table:table-cell>
          <table:table-cell table:number-columns-repeated="7"/>
        </table:table-row>
        <table:table-row table:style-name="ro1">
          <table:table-cell office:value-type="float" office:value="0.571805" calcext:value-type="float">
            <text:p>0.571805</text:p>
          </table:table-cell>
          <table:table-cell office:value-type="float" office:value="0.594832" calcext:value-type="float">
            <text:p>0.594832</text:p>
          </table:table-cell>
          <table:table-cell office:value-type="float" office:value="0.595302" calcext:value-type="float">
            <text:p>0.595302</text:p>
          </table:table-cell>
          <table:table-cell office:value-type="float" office:value="0.542365" calcext:value-type="float">
            <text:p>0.542365</text:p>
          </table:table-cell>
          <table:table-cell office:value-type="float" office:value="0.596901" calcext:value-type="float">
            <text:p>0.596901</text:p>
          </table:table-cell>
          <table:table-cell office:value-type="float" office:value="0.549657" calcext:value-type="float">
            <text:p>0.549657</text:p>
          </table:table-cell>
          <table:table-cell office:value-type="float" office:value="1.17592" calcext:value-type="float">
            <text:p>1.17592</text:p>
          </table:table-cell>
          <table:table-cell office:value-type="float" office:value="0.238079" calcext:value-type="float">
            <text:p>0.238079</text:p>
          </table:table-cell>
          <table:table-cell office:value-type="float" office:value="0.131774" calcext:value-type="float">
            <text:p>0.131774</text:p>
          </table:table-cell>
          <table:table-cell office:value-type="float" office:value="2.12152" calcext:value-type="float">
            <text:p>2.12152</text:p>
          </table:table-cell>
          <table:table-cell office:value-type="float" office:value="1.61466" calcext:value-type="float">
            <text:p>1.61466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1.64172" calcext:value-type="float">
            <text:p>1.64172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04962" calcext:value-type="float">
            <text:p>1.04962</text:p>
          </table:table-cell>
          <table:table-cell office:value-type="float" office:value="0.524558" calcext:value-type="float">
            <text:p>0.524558</text:p>
          </table:table-cell>
          <table:table-cell table:number-columns-repeated="52"/>
          <table:table-cell table:formula="of:=MIN([.A101:.BL101])" office:value-type="float" office:value="0.131774" calcext:value-type="float">
            <text:p>0.131774</text:p>
          </table:table-cell>
          <table:table-cell table:formula="of:=MAX([.A101:.BL101])" office:value-type="float" office:value="2.12152" calcext:value-type="float">
            <text:p>2.12152</text:p>
          </table:table-cell>
          <table:table-cell table:number-columns-repeated="7"/>
        </table:table-row>
        <table:table-row table:style-name="ro1">
          <table:table-cell office:value-type="float" office:value="0.595625" calcext:value-type="float">
            <text:p>0.595625</text:p>
          </table:table-cell>
          <table:table-cell office:value-type="float" office:value="0.560101" calcext:value-type="float">
            <text:p>0.560101</text:p>
          </table:table-cell>
          <table:table-cell office:value-type="float" office:value="0.582322" calcext:value-type="float">
            <text:p>0.582322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0.619382" calcext:value-type="float">
            <text:p>0.619382</text:p>
          </table:table-cell>
          <table:table-cell office:value-type="float" office:value="1.24038" calcext:value-type="float">
            <text:p>1.24038</text:p>
          </table:table-cell>
          <table:table-cell office:value-type="float" office:value="0.607" calcext:value-type="float">
            <text:p>0.607</text:p>
          </table:table-cell>
          <table:table-cell office:value-type="float" office:value="1.78776" calcext:value-type="float">
            <text:p>1.78776</text:p>
          </table:table-cell>
          <table:table-cell office:value-type="float" office:value="0.578722" calcext:value-type="float">
            <text:p>0.578722</text:p>
          </table:table-cell>
          <table:table-cell office:value-type="float" office:value="0.622862" calcext:value-type="float">
            <text:p>0.622862</text:p>
          </table:table-cell>
          <table:table-cell office:value-type="float" office:value="1.21671" calcext:value-type="float">
            <text:p>1.21671</text:p>
          </table:table-cell>
          <table:table-cell office:value-type="float" office:value="0.59152" calcext:value-type="float">
            <text:p>0.59152</text:p>
          </table:table-cell>
          <table:table-cell office:value-type="float" office:value="0.834496" calcext:value-type="float">
            <text:p>0.834496</text:p>
          </table:table-cell>
          <table:table-cell office:value-type="float" office:value="0.954445" calcext:value-type="float">
            <text:p>0.954445</text:p>
          </table:table-cell>
          <table:table-cell office:value-type="float" office:value="1.05797" calcext:value-type="float">
            <text:p>1.05797</text:p>
          </table:table-cell>
          <table:table-cell office:value-type="float" office:value="1.10249" calcext:value-type="float">
            <text:p>1.10249</text:p>
          </table:table-cell>
          <table:table-cell table:number-columns-repeated="52"/>
          <table:table-cell table:formula="of:=MIN([.A102:.BL102])" office:value-type="float" office:value="0.560101" calcext:value-type="float">
            <text:p>0.560101</text:p>
          </table:table-cell>
          <table:table-cell table:formula="of:=MAX([.A102:.BL102])" office:value-type="float" office:value="1.78776" calcext:value-type="float">
            <text:p>1.78776</text:p>
          </table:table-cell>
          <table:table-cell table:number-columns-repeated="7"/>
        </table:table-row>
        <table:table-row table:style-name="ro1">
          <table:table-cell office:value-type="float" office:value="0.576921" calcext:value-type="float">
            <text:p>0.576921</text:p>
          </table:table-cell>
          <table:table-cell office:value-type="float" office:value="0.596178" calcext:value-type="float">
            <text:p>0.596178</text:p>
          </table:table-cell>
          <table:table-cell office:value-type="float" office:value="0.610866" calcext:value-type="float">
            <text:p>0.610866</text:p>
          </table:table-cell>
          <table:table-cell office:value-type="float" office:value="0.601402" calcext:value-type="float">
            <text:p>0.601402</text:p>
          </table:table-cell>
          <table:table-cell office:value-type="float" office:value="0.563407" calcext:value-type="float">
            <text:p>0.563407</text:p>
          </table:table-cell>
          <table:table-cell office:value-type="float" office:value="0.571857" calcext:value-type="float">
            <text:p>0.571857</text:p>
          </table:table-cell>
          <table:table-cell office:value-type="float" office:value="0.589055" calcext:value-type="float">
            <text:p>0.589055</text:p>
          </table:table-cell>
          <table:table-cell office:value-type="float" office:value="0.61958" calcext:value-type="float">
            <text:p>0.61958</text:p>
          </table:table-cell>
          <table:table-cell office:value-type="float" office:value="0.760295" calcext:value-type="float">
            <text:p>0.760295</text:p>
          </table:table-cell>
          <table:table-cell office:value-type="float" office:value="0.792317" calcext:value-type="float">
            <text:p>0.792317</text:p>
          </table:table-cell>
          <table:table-cell office:value-type="float" office:value="0.226272" calcext:value-type="float">
            <text:p>0.226272</text:p>
          </table:table-cell>
          <table:table-cell office:value-type="float" office:value="1.15613" calcext:value-type="float">
            <text:p>1.15613</text:p>
          </table:table-cell>
          <table:table-cell office:value-type="float" office:value="0.567438" calcext:value-type="float">
            <text:p>0.567438</text:p>
          </table:table-cell>
          <table:table-cell office:value-type="float" office:value="0.748448" calcext:value-type="float">
            <text:p>0.748448</text:p>
          </table:table-cell>
          <table:table-cell office:value-type="float" office:value="0.250867" calcext:value-type="float">
            <text:p>0.250867</text:p>
          </table:table-cell>
          <table:table-cell office:value-type="float" office:value="0.343267" calcext:value-type="float">
            <text:p>0.343267</text:p>
          </table:table-cell>
          <table:table-cell table:number-columns-repeated="52"/>
          <table:table-cell table:formula="of:=MIN([.A103:.BL103])" office:value-type="float" office:value="0.226272" calcext:value-type="float">
            <text:p>0.226272</text:p>
          </table:table-cell>
          <table:table-cell table:formula="of:=MAX([.A103:.BL103])" office:value-type="float" office:value="1.15613" calcext:value-type="float">
            <text:p>1.15613</text:p>
          </table:table-cell>
          <table:table-cell table:number-columns-repeated="7"/>
        </table:table-row>
        <table:table-row table:style-name="ro1">
          <table:table-cell office:value-type="float" office:value="0.58297" calcext:value-type="float">
            <text:p>0.58297</text:p>
          </table:table-cell>
          <table:table-cell office:value-type="float" office:value="0.60775" calcext:value-type="float">
            <text:p>0.60775</text:p>
          </table:table-cell>
          <table:table-cell office:value-type="float" office:value="0.613426" calcext:value-type="float">
            <text:p>0.613426</text:p>
          </table:table-cell>
          <table:table-cell office:value-type="float" office:value="0.550204" calcext:value-type="float">
            <text:p>0.550204</text:p>
          </table:table-cell>
          <table:table-cell office:value-type="float" office:value="0.590683" calcext:value-type="float">
            <text:p>0.590683</text:p>
          </table:table-cell>
          <table:table-cell office:value-type="float" office:value="0.596126" calcext:value-type="float">
            <text:p>0.596126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43474" calcext:value-type="float">
            <text:p>0.43474</text:p>
          </table:table-cell>
          <table:table-cell office:value-type="float" office:value="1.67377" calcext:value-type="float">
            <text:p>1.67377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570543" calcext:value-type="float">
            <text:p>0.570543</text:p>
          </table:table-cell>
          <table:table-cell office:value-type="float" office:value="1.25834" calcext:value-type="float">
            <text:p>1.25834</text:p>
          </table:table-cell>
          <table:table-cell office:value-type="float" office:value="0.802576" calcext:value-type="float">
            <text:p>0.802576</text:p>
          </table:table-cell>
          <table:table-cell office:value-type="float" office:value="0.444567" calcext:value-type="float">
            <text:p>0.444567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1.01406" calcext:value-type="float">
            <text:p>1.01406</text:p>
          </table:table-cell>
          <table:table-cell table:number-columns-repeated="52"/>
          <table:table-cell table:formula="of:=MIN([.A104:.BL104])" office:value-type="float" office:value="0.217749" calcext:value-type="float">
            <text:p>0.217749</text:p>
          </table:table-cell>
          <table:table-cell table:formula="of:=MAX([.A104:.BL104])" office:value-type="float" office:value="1.67377" calcext:value-type="float">
            <text:p>1.67377</text:p>
          </table:table-cell>
          <table:table-cell table:number-columns-repeated="7"/>
        </table:table-row>
        <table:table-row table:style-name="ro1">
          <table:table-cell office:value-type="float" office:value="0.542259" calcext:value-type="float">
            <text:p>0.542259</text:p>
          </table:table-cell>
          <table:table-cell office:value-type="float" office:value="0.598159" calcext:value-type="float">
            <text:p>0.598159</text:p>
          </table:table-cell>
          <table:table-cell office:value-type="float" office:value="0.601972" calcext:value-type="float">
            <text:p>0.601972</text:p>
          </table:table-cell>
          <table:table-cell office:value-type="float" office:value="0.222438" calcext:value-type="float">
            <text:p>0.222438</text:p>
          </table:table-cell>
          <table:table-cell office:value-type="float" office:value="0.236395" calcext:value-type="float">
            <text:p>0.236395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588496" calcext:value-type="float">
            <text:p>0.588496</text:p>
          </table:table-cell>
          <table:table-cell office:value-type="float" office:value="0.272142" calcext:value-type="float">
            <text:p>0.272142</text:p>
          </table:table-cell>
          <table:table-cell office:value-type="float" office:value="0.195059" calcext:value-type="float">
            <text:p>0.195059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1.22701" calcext:value-type="float">
            <text:p>1.22701</text:p>
          </table:table-cell>
          <table:table-cell office:value-type="float" office:value="0.584676" calcext:value-type="float">
            <text:p>0.584676</text:p>
          </table:table-cell>
          <table:table-cell office:value-type="float" office:value="0.977005" calcext:value-type="float">
            <text:p>0.977005</text:p>
          </table:table-cell>
          <table:table-cell office:value-type="float" office:value="1.29577" calcext:value-type="float">
            <text:p>1.29577</text:p>
          </table:table-cell>
          <table:table-cell office:value-type="float" office:value="1.32296" calcext:value-type="float">
            <text:p>1.32296</text:p>
          </table:table-cell>
          <table:table-cell office:value-type="float" office:value="1.45815" calcext:value-type="float">
            <text:p>1.45815</text:p>
          </table:table-cell>
          <table:table-cell table:number-columns-repeated="52"/>
          <table:table-cell table:formula="of:=MIN([.A105:.BL105])" office:value-type="float" office:value="0.195059" calcext:value-type="float">
            <text:p>0.195059</text:p>
          </table:table-cell>
          <table:table-cell table:formula="of:=MAX([.A105:.BL105])" office:value-type="float" office:value="1.45815" calcext:value-type="float">
            <text:p>1.458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4164" calcext:value-type="float">
            <text:p>0.384164</text:p>
          </table:table-cell>
          <table:table-cell office:value-type="float" office:value="0.425502" calcext:value-type="float">
            <text:p>0.425502</text:p>
          </table:table-cell>
          <table:table-cell office:value-type="float" office:value="0.392508" calcext:value-type="float">
            <text:p>0.392508</text:p>
          </table:table-cell>
          <table:table-cell office:value-type="float" office:value="0.398663" calcext:value-type="float">
            <text:p>0.398663</text:p>
          </table:table-cell>
          <table:table-cell office:value-type="float" office:value="0.372546" calcext:value-type="float">
            <text:p>0.372546</text:p>
          </table:table-cell>
          <table:table-cell office:value-type="float" office:value="0.764862" calcext:value-type="float">
            <text:p>0.76486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414945" calcext:value-type="float">
            <text:p>0.414945</text:p>
          </table:table-cell>
          <table:table-cell office:value-type="float" office:value="0.417882" calcext:value-type="float">
            <text:p>0.417882</text:p>
          </table:table-cell>
          <table:table-cell office:value-type="float" office:value="1.58507" calcext:value-type="float">
            <text:p>1.58507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531802" calcext:value-type="float">
            <text:p>0.531802</text:p>
          </table:table-cell>
          <table:table-cell office:value-type="float" office:value="0.94084" calcext:value-type="float">
            <text:p>0.94084</text:p>
          </table:table-cell>
          <table:table-cell office:value-type="float" office:value="1.34169" calcext:value-type="float">
            <text:p>1.34169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0.435282" calcext:value-type="float">
            <text:p>0.435282</text:p>
          </table:table-cell>
          <table:table-cell office:value-type="float" office:value="0.510853" calcext:value-type="float">
            <text:p>0.510853</text:p>
          </table:table-cell>
          <table:table-cell office:value-type="float" office:value="0.379604" calcext:value-type="float">
            <text:p>0.379604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0.765708" calcext:value-type="float">
            <text:p>0.765708</text:p>
          </table:table-cell>
          <table:table-cell office:value-type="float" office:value="0.782721" calcext:value-type="float">
            <text:p>0.782721</text:p>
          </table:table-cell>
          <table:table-cell office:value-type="float" office:value="0.783138" calcext:value-type="float">
            <text:p>0.783138</text:p>
          </table:table-cell>
          <table:table-cell office:value-type="float" office:value="0.825196" calcext:value-type="float">
            <text:p>0.825196</text:p>
          </table:table-cell>
          <table:table-cell table:number-columns-repeated="44"/>
          <table:table-cell table:formula="of:=MIN([.A107:.BL107])" office:value-type="float" office:value="0.372546" calcext:value-type="float">
            <text:p>0.372546</text:p>
          </table:table-cell>
          <table:table-cell table:formula="of:=MAX([.A107:.BL107])" office:value-type="float" office:value="1.75515" calcext:value-type="float">
            <text:p>1.75515</text:p>
          </table:table-cell>
          <table:table-cell table:number-columns-repeated="7"/>
        </table:table-row>
        <table:table-row table:style-name="ro1">
          <table:table-cell office:value-type="float" office:value="0.382458" calcext:value-type="float">
            <text:p>0.382458</text:p>
          </table:table-cell>
          <table:table-cell office:value-type="float" office:value="0.418179" calcext:value-type="float">
            <text:p>0.418179</text:p>
          </table:table-cell>
          <table:table-cell office:value-type="float" office:value="0.340856" calcext:value-type="float">
            <text:p>0.340856</text:p>
          </table:table-cell>
          <table:table-cell office:value-type="float" office:value="0.400065" calcext:value-type="float">
            <text:p>0.400065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0.388252" calcext:value-type="float">
            <text:p>0.388252</text:p>
          </table:table-cell>
          <table:table-cell office:value-type="float" office:value="0.407416" calcext:value-type="float">
            <text:p>0.407416</text:p>
          </table:table-cell>
          <table:table-cell office:value-type="float" office:value="0.405906" calcext:value-type="float">
            <text:p>0.405906</text:p>
          </table:table-cell>
          <table:table-cell office:value-type="float" office:value="0.39816" calcext:value-type="float">
            <text:p>0.39816</text:p>
          </table:table-cell>
          <table:table-cell office:value-type="float" office:value="1.93771" calcext:value-type="float">
            <text:p>1.93771</text:p>
          </table:table-cell>
          <table:table-cell office:value-type="float" office:value="1.94184" calcext:value-type="float">
            <text:p>1.94184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23335" calcext:value-type="float">
            <text:p>1.23335</text:p>
          </table:table-cell>
          <table:table-cell office:value-type="float" office:value="0.856203" calcext:value-type="float">
            <text:p>0.856203</text:p>
          </table:table-cell>
          <table:table-cell office:value-type="float" office:value="0.410309" calcext:value-type="float">
            <text:p>0.410309</text:p>
          </table:table-cell>
          <table:table-cell office:value-type="float" office:value="1.72152" calcext:value-type="float">
            <text:p>1.72152</text:p>
          </table:table-cell>
          <table:table-cell office:value-type="float" office:value="1.40931" calcext:value-type="float">
            <text:p>1.40931</text:p>
          </table:table-cell>
          <table:table-cell office:value-type="float" office:value="1.03543" calcext:value-type="float">
            <text:p>1.03543</text:p>
          </table:table-cell>
          <table:table-cell office:value-type="float" office:value="0.628775" calcext:value-type="float">
            <text:p>0.628775</text:p>
          </table:table-cell>
          <table:table-cell office:value-type="float" office:value="0.369516" calcext:value-type="float">
            <text:p>0.369516</text:p>
          </table:table-cell>
          <table:table-cell office:value-type="float" office:value="0.820194" calcext:value-type="float">
            <text:p>0.820194</text:p>
          </table:table-cell>
          <table:table-cell office:value-type="float" office:value="0.42269" calcext:value-type="float">
            <text:p>0.42269</text:p>
          </table:table-cell>
          <table:table-cell office:value-type="float" office:value="0.382217" calcext:value-type="float">
            <text:p>0.382217</text:p>
          </table:table-cell>
          <table:table-cell office:value-type="float" office:value="0.474639" calcext:value-type="float">
            <text:p>0.474639</text:p>
          </table:table-cell>
          <table:table-cell table:number-columns-repeated="44"/>
          <table:table-cell table:formula="of:=MIN([.A108:.BL108])" office:value-type="float" office:value="0.340856" calcext:value-type="float">
            <text:p>0.340856</text:p>
          </table:table-cell>
          <table:table-cell table:formula="of:=MAX([.A108:.BL108])" office:value-type="float" office:value="1.94184" calcext:value-type="float">
            <text:p>1.94184</text:p>
          </table:table-cell>
          <table:table-cell table:number-columns-repeated="7"/>
        </table:table-row>
        <table:table-row table:style-name="ro1">
          <table:table-cell office:value-type="float" office:value="0.385287" calcext:value-type="float">
            <text:p>0.385287</text:p>
          </table:table-cell>
          <table:table-cell office:value-type="float" office:value="0.393678" calcext:value-type="float">
            <text:p>0.393678</text:p>
          </table:table-cell>
          <table:table-cell office:value-type="float" office:value="0.413728" calcext:value-type="float">
            <text:p>0.413728</text:p>
          </table:table-cell>
          <table:table-cell office:value-type="float" office:value="0.387343" calcext:value-type="float">
            <text:p>0.387343</text:p>
          </table:table-cell>
          <table:table-cell office:value-type="float" office:value="0.390183" calcext:value-type="float">
            <text:p>0.390183</text:p>
          </table:table-cell>
          <table:table-cell office:value-type="float" office:value="0.402484" calcext:value-type="float">
            <text:p>0.402484</text:p>
          </table:table-cell>
          <table:table-cell office:value-type="float" office:value="0.380048" calcext:value-type="float">
            <text:p>0.380048</text:p>
          </table:table-cell>
          <table:table-cell office:value-type="float" office:value="0.808796" calcext:value-type="float">
            <text:p>0.808796</text:p>
          </table:table-cell>
          <table:table-cell office:value-type="float" office:value="1.22422" calcext:value-type="float">
            <text:p>1.22422</text:p>
          </table:table-cell>
          <table:table-cell office:value-type="float" office:value="0.766957" calcext:value-type="float">
            <text:p>0.766957</text:p>
          </table:table-cell>
          <table:table-cell office:value-type="float" office:value="1.19359" calcext:value-type="float">
            <text:p>1.19359</text:p>
          </table:table-cell>
          <table:table-cell office:value-type="float" office:value="0.787753" calcext:value-type="float">
            <text:p>0.787753</text:p>
          </table:table-cell>
          <table:table-cell office:value-type="float" office:value="1.19817" calcext:value-type="float">
            <text:p>1.19817</text:p>
          </table:table-cell>
          <table:table-cell office:value-type="float" office:value="0.455972" calcext:value-type="float">
            <text:p>0.455972</text:p>
          </table:table-cell>
          <table:table-cell office:value-type="float" office:value="0.878343" calcext:value-type="float">
            <text:p>0.878343</text:p>
          </table:table-cell>
          <table:table-cell office:value-type="float" office:value="1.32846" calcext:value-type="float">
            <text:p>1.32846</text:p>
          </table:table-cell>
          <table:table-cell office:value-type="float" office:value="1.24648" calcext:value-type="float">
            <text:p>1.24648</text:p>
          </table:table-cell>
          <table:table-cell office:value-type="float" office:value="1.24708" calcext:value-type="float">
            <text:p>1.24708</text:p>
          </table:table-cell>
          <table:table-cell office:value-type="float" office:value="0.464351" calcext:value-type="float">
            <text:p>0.464351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0.543665" calcext:value-type="float">
            <text:p>0.543665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04804" calcext:value-type="float">
            <text:p>1.04804</text:p>
          </table:table-cell>
          <table:table-cell office:value-type="float" office:value="1.12356" calcext:value-type="float">
            <text:p>1.12356</text:p>
          </table:table-cell>
          <table:table-cell table:number-columns-repeated="44"/>
          <table:table-cell table:formula="of:=MIN([.A109:.BL109])" office:value-type="float" office:value="0.380048" calcext:value-type="float">
            <text:p>0.380048</text:p>
          </table:table-cell>
          <table:table-cell table:formula="of:=MAX([.A109:.BL109])" office:value-type="float" office:value="1.32846" calcext:value-type="float">
            <text:p>1.32846</text:p>
          </table:table-cell>
          <table:table-cell table:number-columns-repeated="7"/>
        </table:table-row>
        <table:table-row table:style-name="ro1">
          <table:table-cell office:value-type="float" office:value="0.373588" calcext:value-type="float">
            <text:p>0.373588</text:p>
          </table:table-cell>
          <table:table-cell office:value-type="float" office:value="0.387454" calcext:value-type="float">
            <text:p>0.387454</text:p>
          </table:table-cell>
          <table:table-cell office:value-type="float" office:value="0.405831" calcext:value-type="float">
            <text:p>0.40583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784795" calcext:value-type="float">
            <text:p>0.784795</text:p>
          </table:table-cell>
          <table:table-cell office:value-type="float" office:value="0.730401" calcext:value-type="float">
            <text:p>0.730401</text:p>
          </table:table-cell>
          <table:table-cell office:value-type="float" office:value="0.733448" calcext:value-type="float">
            <text:p>0.733448</text:p>
          </table:table-cell>
          <table:table-cell office:value-type="float" office:value="0.373714" calcext:value-type="float">
            <text:p>0.373714</text:p>
          </table:table-cell>
          <table:table-cell office:value-type="float" office:value="0.422389" calcext:value-type="float">
            <text:p>0.422389</text:p>
          </table:table-cell>
          <table:table-cell office:value-type="float" office:value="0.808007" calcext:value-type="float">
            <text:p>0.808007</text:p>
          </table:table-cell>
          <table:table-cell office:value-type="float" office:value="0.299536" calcext:value-type="float">
            <text:p>0.299536</text:p>
          </table:table-cell>
          <table:table-cell office:value-type="float" office:value="0.742496" calcext:value-type="float">
            <text:p>0.742496</text:p>
          </table:table-cell>
          <table:table-cell office:value-type="float" office:value="1.22396" calcext:value-type="float">
            <text:p>1.22396</text:p>
          </table:table-cell>
          <table:table-cell office:value-type="float" office:value="0.463184" calcext:value-type="float">
            <text:p>0.463184</text:p>
          </table:table-cell>
          <table:table-cell office:value-type="float" office:value="0.469837" calcext:value-type="float">
            <text:p>0.469837</text:p>
          </table:table-cell>
          <table:table-cell office:value-type="float" office:value="1.39413" calcext:value-type="float">
            <text:p>1.39413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1.48489" calcext:value-type="float">
            <text:p>1.48489</text:p>
          </table:table-cell>
          <table:table-cell office:value-type="float" office:value="0.717586" calcext:value-type="float">
            <text:p>0.717586</text:p>
          </table:table-cell>
          <table:table-cell office:value-type="float" office:value="0.269523" calcext:value-type="float">
            <text:p>0.269523</text:p>
          </table:table-cell>
          <table:table-cell office:value-type="float" office:value="0.568384" calcext:value-type="float">
            <text:p>0.568384</text:p>
          </table:table-cell>
          <table:table-cell office:value-type="float" office:value="0.285897" calcext:value-type="float">
            <text:p>0.285897</text:p>
          </table:table-cell>
          <table:table-cell office:value-type="float" office:value="0.32054" calcext:value-type="float">
            <text:p>0.32054</text:p>
          </table:table-cell>
          <table:table-cell office:value-type="float" office:value="0.163306" calcext:value-type="float">
            <text:p>0.163306</text:p>
          </table:table-cell>
          <table:table-cell table:number-columns-repeated="44"/>
          <table:table-cell table:formula="of:=MIN([.A110:.BL110])" office:value-type="float" office:value="0.163306" calcext:value-type="float">
            <text:p>0.163306</text:p>
          </table:table-cell>
          <table:table-cell table:formula="of:=MAX([.A110:.BL110])" office:value-type="float" office:value="1.48489" calcext:value-type="float">
            <text:p>1.48489</text:p>
          </table:table-cell>
          <table:table-cell table:number-columns-repeated="7"/>
        </table:table-row>
        <table:table-row table:style-name="ro1">
          <table:table-cell office:value-type="float" office:value="0.375032" calcext:value-type="float">
            <text:p>0.375032</text:p>
          </table:table-cell>
          <table:table-cell office:value-type="float" office:value="0.395445" calcext:value-type="float">
            <text:p>0.395445</text:p>
          </table:table-cell>
          <table:table-cell office:value-type="float" office:value="0.405545" calcext:value-type="float">
            <text:p>0.405545</text:p>
          </table:table-cell>
          <table:table-cell office:value-type="float" office:value="0.428054" calcext:value-type="float">
            <text:p>0.428054</text:p>
          </table:table-cell>
          <table:table-cell office:value-type="float" office:value="0.445912" calcext:value-type="float">
            <text:p>0.445912</text:p>
          </table:table-cell>
          <table:table-cell office:value-type="float" office:value="0.386581" calcext:value-type="float">
            <text:p>0.386581</text:p>
          </table:table-cell>
          <table:table-cell office:value-type="float" office:value="0.427277" calcext:value-type="float">
            <text:p>0.427277</text:p>
          </table:table-cell>
          <table:table-cell office:value-type="float" office:value="0.475782" calcext:value-type="float">
            <text:p>0.475782</text:p>
          </table:table-cell>
          <table:table-cell office:value-type="float" office:value="0.512716" calcext:value-type="float">
            <text:p>0.512716</text:p>
          </table:table-cell>
          <table:table-cell office:value-type="float" office:value="0.447884" calcext:value-type="float">
            <text:p>0.447884</text:p>
          </table:table-cell>
          <table:table-cell office:value-type="float" office:value="1.73604" calcext:value-type="float">
            <text:p>1.73604</text:p>
          </table:table-cell>
          <table:table-cell office:value-type="float" office:value="0.42857" calcext:value-type="float">
            <text:p>0.42857</text:p>
          </table:table-cell>
          <table:table-cell office:value-type="float" office:value="0.432093" calcext:value-type="float">
            <text:p>0.432093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1.84562" calcext:value-type="float">
            <text:p>1.84562</text:p>
          </table:table-cell>
          <table:table-cell office:value-type="float" office:value="1.46274" calcext:value-type="float">
            <text:p>1.46274</text:p>
          </table:table-cell>
          <table:table-cell office:value-type="float" office:value="1.36287" calcext:value-type="float">
            <text:p>1.36287</text:p>
          </table:table-cell>
          <table:table-cell office:value-type="float" office:value="1.40821" calcext:value-type="float">
            <text:p>1.40821</text:p>
          </table:table-cell>
          <table:table-cell office:value-type="float" office:value="0.424931" calcext:value-type="float">
            <text:p>0.424931</text:p>
          </table:table-cell>
          <table:table-cell office:value-type="float" office:value="0.924661" calcext:value-type="float">
            <text:p>0.924661</text:p>
          </table:table-cell>
          <table:table-cell office:value-type="float" office:value="1.95915" calcext:value-type="float">
            <text:p>1.95915</text:p>
          </table:table-cell>
          <table:table-cell office:value-type="float" office:value="1.99131" calcext:value-type="float">
            <text:p>1.99131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1.63515" calcext:value-type="float">
            <text:p>1.63515</text:p>
          </table:table-cell>
          <table:table-cell table:number-columns-repeated="44"/>
          <table:table-cell table:formula="of:=MIN([.A111:.BL111])" office:value-type="float" office:value="0.375032" calcext:value-type="float">
            <text:p>0.375032</text:p>
          </table:table-cell>
          <table:table-cell table:formula="of:=MAX([.A111:.BL111])" office:value-type="float" office:value="1.99131" calcext:value-type="float">
            <text:p>1.99131</text:p>
          </table:table-cell>
          <table:table-cell table:number-columns-repeated="7"/>
        </table:table-row>
        <table:table-row table:style-name="ro1">
          <table:table-cell office:value-type="float" office:value="0.359799" calcext:value-type="float">
            <text:p>0.359799</text:p>
          </table:table-cell>
          <table:table-cell office:value-type="float" office:value="0.369983" calcext:value-type="float">
            <text:p>0.369983</text:p>
          </table:table-cell>
          <table:table-cell office:value-type="float" office:value="0.39555" calcext:value-type="float">
            <text:p>0.39555</text:p>
          </table:table-cell>
          <table:table-cell office:value-type="float" office:value="0.398076" calcext:value-type="float">
            <text:p>0.398076</text:p>
          </table:table-cell>
          <table:table-cell office:value-type="float" office:value="0.124619" calcext:value-type="float">
            <text:p>0.124619</text:p>
          </table:table-cell>
          <table:table-cell office:value-type="float" office:value="0.112664" calcext:value-type="float">
            <text:p>0.112664</text:p>
          </table:table-cell>
          <table:table-cell office:value-type="float" office:value="0.122809" calcext:value-type="float">
            <text:p>0.122809</text:p>
          </table:table-cell>
          <table:table-cell office:value-type="float" office:value="0.377356" calcext:value-type="float">
            <text:p>0.377356</text:p>
          </table:table-cell>
          <table:table-cell office:value-type="float" office:value="0.410476" calcext:value-type="float">
            <text:p>0.410476</text:p>
          </table:table-cell>
          <table:table-cell office:value-type="float" office:value="0.127963" calcext:value-type="float">
            <text:p>0.127963</text:p>
          </table:table-cell>
          <table:table-cell office:value-type="float" office:value="0.698527" calcext:value-type="float">
            <text:p>0.698527</text:p>
          </table:table-cell>
          <table:table-cell office:value-type="float" office:value="0.123956" calcext:value-type="float">
            <text:p>0.123956</text:p>
          </table:table-cell>
          <table:table-cell office:value-type="float" office:value="0.37935" calcext:value-type="float">
            <text:p>0.37935</text:p>
          </table:table-cell>
          <table:table-cell office:value-type="float" office:value="0.953722" calcext:value-type="float">
            <text:p>0.953722</text:p>
          </table:table-cell>
          <table:table-cell office:value-type="float" office:value="0.542532" calcext:value-type="float">
            <text:p>0.542532</text:p>
          </table:table-cell>
          <table:table-cell office:value-type="float" office:value="0.273245" calcext:value-type="float">
            <text:p>0.273245</text:p>
          </table:table-cell>
          <table:table-cell office:value-type="float" office:value="0.310307" calcext:value-type="float">
            <text:p>0.310307</text:p>
          </table:table-cell>
          <table:table-cell office:value-type="float" office:value="0.25182" calcext:value-type="float">
            <text:p>0.25182</text:p>
          </table:table-cell>
          <table:table-cell office:value-type="float" office:value="0.327141" calcext:value-type="float">
            <text:p>0.327141</text:p>
          </table:table-cell>
          <table:table-cell office:value-type="float" office:value="1.39347" calcext:value-type="float">
            <text:p>1.39347</text:p>
          </table:table-cell>
          <table:table-cell office:value-type="float" office:value="1.44185" calcext:value-type="float">
            <text:p>1.44185</text:p>
          </table:table-cell>
          <table:table-cell office:value-type="float" office:value="1.14396" calcext:value-type="float">
            <text:p>1.14396</text:p>
          </table:table-cell>
          <table:table-cell office:value-type="float" office:value="1.14794" calcext:value-type="float">
            <text:p>1.14794</text:p>
          </table:table-cell>
          <table:table-cell office:value-type="float" office:value="1.17894" calcext:value-type="float">
            <text:p>1.17894</text:p>
          </table:table-cell>
          <table:table-cell table:number-columns-repeated="44"/>
          <table:table-cell table:formula="of:=MIN([.A112:.BL112])" office:value-type="float" office:value="0.112664" calcext:value-type="float">
            <text:p>0.112664</text:p>
          </table:table-cell>
          <table:table-cell table:formula="of:=MAX([.A112:.BL112])" office:value-type="float" office:value="1.44185" calcext:value-type="float">
            <text:p>1.44185</text:p>
          </table:table-cell>
          <table:table-cell table:number-columns-repeated="7"/>
        </table:table-row>
        <table:table-row table:style-name="ro1">
          <table:table-cell office:value-type="float" office:value="0.379559" calcext:value-type="float">
            <text:p>0.379559</text:p>
          </table:table-cell>
          <table:table-cell office:value-type="float" office:value="0.384847" calcext:value-type="float">
            <text:p>0.384847</text:p>
          </table:table-cell>
          <table:table-cell office:value-type="float" office:value="0.362275" calcext:value-type="float">
            <text:p>0.362275</text:p>
          </table:table-cell>
          <table:table-cell office:value-type="float" office:value="0.18852" calcext:value-type="float">
            <text:p>0.18852</text:p>
          </table:table-cell>
          <table:table-cell office:value-type="float" office:value="0.941336" calcext:value-type="float">
            <text:p>0.941336</text:p>
          </table:table-cell>
          <table:table-cell office:value-type="float" office:value="0.569852" calcext:value-type="float">
            <text:p>0.569852</text:p>
          </table:table-cell>
          <table:table-cell office:value-type="float" office:value="0.272059" calcext:value-type="float">
            <text:p>0.272059</text:p>
          </table:table-cell>
          <table:table-cell office:value-type="float" office:value="0.645349" calcext:value-type="float">
            <text:p>0.645349</text:p>
          </table:table-cell>
          <table:table-cell office:value-type="float" office:value="0.244353" calcext:value-type="float">
            <text:p>0.244353</text:p>
          </table:table-cell>
          <table:table-cell office:value-type="float" office:value="0.387862" calcext:value-type="float">
            <text:p>0.387862</text:p>
          </table:table-cell>
          <table:table-cell office:value-type="float" office:value="1.10075" calcext:value-type="float">
            <text:p>1.10075</text:p>
          </table:table-cell>
          <table:table-cell office:value-type="float" office:value="0.75241" calcext:value-type="float">
            <text:p>0.75241</text:p>
          </table:table-cell>
          <table:table-cell office:value-type="float" office:value="0.64158" calcext:value-type="float">
            <text:p>0.64158</text:p>
          </table:table-cell>
          <table:table-cell office:value-type="float" office:value="1.21324" calcext:value-type="float">
            <text:p>1.21324</text:p>
          </table:table-cell>
          <table:table-cell office:value-type="float" office:value="0.819094" calcext:value-type="float">
            <text:p>0.819094</text:p>
          </table:table-cell>
          <table:table-cell office:value-type="float" office:value="1.76729" calcext:value-type="float">
            <text:p>1.76729</text:p>
          </table:table-cell>
          <table:table-cell office:value-type="float" office:value="0.522888" calcext:value-type="float">
            <text:p>0.522888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391074" calcext:value-type="float">
            <text:p>0.391074</text:p>
          </table:table-cell>
          <table:table-cell office:value-type="float" office:value="1.08353" calcext:value-type="float">
            <text:p>1.08353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937792" calcext:value-type="float">
            <text:p>0.937792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0.20168" calcext:value-type="float">
            <text:p>0.20168</text:p>
          </table:table-cell>
          <table:table-cell table:number-columns-repeated="44"/>
          <table:table-cell table:formula="of:=MIN([.A113:.BL113])" office:value-type="float" office:value="0.18852" calcext:value-type="float">
            <text:p>0.18852</text:p>
          </table:table-cell>
          <table:table-cell table:formula="of:=MAX([.A113:.BL113])" office:value-type="float" office:value="1.76729" calcext:value-type="float">
            <text:p>1.76729</text:p>
          </table:table-cell>
          <table:table-cell table:number-columns-repeated="7"/>
        </table:table-row>
        <table:table-row table:style-name="ro1">
          <table:table-cell office:value-type="float" office:value="0.387116" calcext:value-type="float">
            <text:p>0.387116</text:p>
          </table:table-cell>
          <table:table-cell office:value-type="float" office:value="0.405096" calcext:value-type="float">
            <text:p>0.405096</text:p>
          </table:table-cell>
          <table:table-cell office:value-type="float" office:value="0.482919" calcext:value-type="float">
            <text:p>0.482919</text:p>
          </table:table-cell>
          <table:table-cell office:value-type="float" office:value="0.386181" calcext:value-type="float">
            <text:p>0.386181</text:p>
          </table:table-cell>
          <table:table-cell office:value-type="float" office:value="0.408212" calcext:value-type="float">
            <text:p>0.408212</text:p>
          </table:table-cell>
          <table:table-cell office:value-type="float" office:value="0.412739" calcext:value-type="float">
            <text:p>0.412739</text:p>
          </table:table-cell>
          <table:table-cell office:value-type="float" office:value="0.467668" calcext:value-type="float">
            <text:p>0.467668</text:p>
          </table:table-cell>
          <table:table-cell office:value-type="float" office:value="0.33858" calcext:value-type="float">
            <text:p>0.33858</text:p>
          </table:table-cell>
          <table:table-cell office:value-type="float" office:value="0.401926" calcext:value-type="float">
            <text:p>0.401926</text:p>
          </table:table-cell>
          <table:table-cell office:value-type="float" office:value="1.14899" calcext:value-type="float">
            <text:p>1.14899</text:p>
          </table:table-cell>
          <table:table-cell office:value-type="float" office:value="0.382281" calcext:value-type="float">
            <text:p>0.382281</text:p>
          </table:table-cell>
          <table:table-cell office:value-type="float" office:value="0.796791" calcext:value-type="float">
            <text:p>0.796791</text:p>
          </table:table-cell>
          <table:table-cell office:value-type="float" office:value="0.456644" calcext:value-type="float">
            <text:p>0.456644</text:p>
          </table:table-cell>
          <table:table-cell office:value-type="float" office:value="0.827039" calcext:value-type="float">
            <text:p>0.827039</text:p>
          </table:table-cell>
          <table:table-cell office:value-type="float" office:value="1.76986" calcext:value-type="float">
            <text:p>1.76986</text:p>
          </table:table-cell>
          <table:table-cell office:value-type="float" office:value="1.03583" calcext:value-type="float">
            <text:p>1.03583</text:p>
          </table:table-cell>
          <table:table-cell office:value-type="float" office:value="1.06673" calcext:value-type="float">
            <text:p>1.06673</text:p>
          </table:table-cell>
          <table:table-cell office:value-type="float" office:value="1.5502" calcext:value-type="float">
            <text:p>1.5502</text:p>
          </table:table-cell>
          <table:table-cell office:value-type="float" office:value="1.08443" calcext:value-type="float">
            <text:p>1.08443</text:p>
          </table:table-cell>
          <table:table-cell office:value-type="float" office:value="1.17446" calcext:value-type="float">
            <text:p>1.17446</text:p>
          </table:table-cell>
          <table:table-cell office:value-type="float" office:value="0.357034" calcext:value-type="float">
            <text:p>0.357034</text:p>
          </table:table-cell>
          <table:table-cell office:value-type="float" office:value="0.0794418" calcext:value-type="float">
            <text:p>0.0794418</text:p>
          </table:table-cell>
          <table:table-cell office:value-type="float" office:value="0.235237" calcext:value-type="float">
            <text:p>0.235237</text:p>
          </table:table-cell>
          <table:table-cell office:value-type="float" office:value="0.670949" calcext:value-type="float">
            <text:p>0.670949</text:p>
          </table:table-cell>
          <table:table-cell table:number-columns-repeated="44"/>
          <table:table-cell table:formula="of:=MIN([.A114:.BL114])" office:value-type="float" office:value="0.0794418" calcext:value-type="float">
            <text:p>0.0794418</text:p>
          </table:table-cell>
          <table:table-cell table:formula="of:=MAX([.A114:.BL114])" office:value-type="float" office:value="1.76986" calcext:value-type="float">
            <text:p>1.76986</text:p>
          </table:table-cell>
          <table:table-cell table:number-columns-repeated="7"/>
        </table:table-row>
        <table:table-row table:style-name="ro1">
          <table:table-cell office:value-type="float" office:value="0.38428" calcext:value-type="float">
            <text:p>0.38428</text:p>
          </table:table-cell>
          <table:table-cell office:value-type="float" office:value="0.398081" calcext:value-type="float">
            <text:p>0.398081</text:p>
          </table:table-cell>
          <table:table-cell office:value-type="float" office:value="0.397454" calcext:value-type="float">
            <text:p>0.397454</text:p>
          </table:table-cell>
          <table:table-cell office:value-type="float" office:value="0.39344" calcext:value-type="float">
            <text:p>0.39344</text:p>
          </table:table-cell>
          <table:table-cell office:value-type="float" office:value="0.394611" calcext:value-type="float">
            <text:p>0.394611</text:p>
          </table:table-cell>
          <table:table-cell office:value-type="float" office:value="0.802242" calcext:value-type="float">
            <text:p>0.802242</text:p>
          </table:table-cell>
          <table:table-cell office:value-type="float" office:value="0.383644" calcext:value-type="float">
            <text:p>0.383644</text:p>
          </table:table-cell>
          <table:table-cell office:value-type="float" office:value="0.402571" calcext:value-type="float">
            <text:p>0.402571</text:p>
          </table:table-cell>
          <table:table-cell office:value-type="float" office:value="0.399687" calcext:value-type="float">
            <text:p>0.399687</text:p>
          </table:table-cell>
          <table:table-cell office:value-type="float" office:value="0.785257" calcext:value-type="float">
            <text:p>0.785257</text:p>
          </table:table-cell>
          <table:table-cell office:value-type="float" office:value="1.21472" calcext:value-type="float">
            <text:p>1.21472</text:p>
          </table:table-cell>
          <table:table-cell office:value-type="float" office:value="0.412687" calcext:value-type="float">
            <text:p>0.412687</text:p>
          </table:table-cell>
          <table:table-cell office:value-type="float" office:value="0.445599" calcext:value-type="float">
            <text:p>0.445599</text:p>
          </table:table-cell>
          <table:table-cell office:value-type="float" office:value="0.342985" calcext:value-type="float">
            <text:p>0.342985</text:p>
          </table:table-cell>
          <table:table-cell office:value-type="float" office:value="1.14915" calcext:value-type="float">
            <text:p>1.14915</text:p>
          </table:table-cell>
          <table:table-cell office:value-type="float" office:value="0.435789" calcext:value-type="float">
            <text:p>0.435789</text:p>
          </table:table-cell>
          <table:table-cell office:value-type="float" office:value="1.69519" calcext:value-type="float">
            <text:p>1.69519</text:p>
          </table:table-cell>
          <table:table-cell office:value-type="float" office:value="1.70392" calcext:value-type="float">
            <text:p>1.70392</text:p>
          </table:table-cell>
          <table:table-cell office:value-type="float" office:value="0.596263" calcext:value-type="float">
            <text:p>0.596263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0.678207" calcext:value-type="float">
            <text:p>0.678207</text:p>
          </table:table-cell>
          <table:table-cell office:value-type="float" office:value="0.361035" calcext:value-type="float">
            <text:p>0.361035</text:p>
          </table:table-cell>
          <table:table-cell office:value-type="float" office:value="1.90878" calcext:value-type="float">
            <text:p>1.90878</text:p>
          </table:table-cell>
          <table:table-cell office:value-type="float" office:value="0.121298" calcext:value-type="float">
            <text:p>0.121298</text:p>
          </table:table-cell>
          <table:table-cell table:number-columns-repeated="44"/>
          <table:table-cell table:formula="of:=MIN([.A115:.BL115])" office:value-type="float" office:value="0.121298" calcext:value-type="float">
            <text:p>0.121298</text:p>
          </table:table-cell>
          <table:table-cell table:formula="of:=MAX([.A115:.BL115])" office:value-type="float" office:value="1.90878" calcext:value-type="float">
            <text:p>1.90878</text:p>
          </table:table-cell>
          <table:table-cell table:number-columns-repeated="7"/>
        </table:table-row>
        <table:table-row table:style-name="ro1">
          <table:table-cell office:value-type="float" office:value="0.344424" calcext:value-type="float">
            <text:p>0.344424</text:p>
          </table:table-cell>
          <table:table-cell office:value-type="float" office:value="0.380382" calcext:value-type="float">
            <text:p>0.380382</text:p>
          </table:table-cell>
          <table:table-cell office:value-type="float" office:value="0.381418" calcext:value-type="float">
            <text:p>0.381418</text:p>
          </table:table-cell>
          <table:table-cell office:value-type="float" office:value="0.385289" calcext:value-type="float">
            <text:p>0.385289</text:p>
          </table:table-cell>
          <table:table-cell office:value-type="float" office:value="0.355204" calcext:value-type="float">
            <text:p>0.355204</text:p>
          </table:table-cell>
          <table:table-cell office:value-type="float" office:value="1.16417" calcext:value-type="float">
            <text:p>1.16417</text:p>
          </table:table-cell>
          <table:table-cell office:value-type="float" office:value="0.825598" calcext:value-type="float">
            <text:p>0.825598</text:p>
          </table:table-cell>
          <table:table-cell office:value-type="float" office:value="0.475643" calcext:value-type="float">
            <text:p>0.475643</text:p>
          </table:table-cell>
          <table:table-cell office:value-type="float" office:value="0.515397" calcext:value-type="float">
            <text:p>0.515397</text:p>
          </table:table-cell>
          <table:table-cell office:value-type="float" office:value="1.29413" calcext:value-type="float">
            <text:p>1.29413</text:p>
          </table:table-cell>
          <table:table-cell office:value-type="float" office:value="0.399695" calcext:value-type="float">
            <text:p>0.399695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0.797387" calcext:value-type="float">
            <text:p>0.797387</text:p>
          </table:table-cell>
          <table:table-cell office:value-type="float" office:value="0.848685" calcext:value-type="float">
            <text:p>0.848685</text:p>
          </table:table-cell>
          <table:table-cell office:value-type="float" office:value="0.535316" calcext:value-type="float">
            <text:p>0.535316</text:p>
          </table:table-cell>
          <table:table-cell office:value-type="float" office:value="1.17362" calcext:value-type="float">
            <text:p>1.17362</text:p>
          </table:table-cell>
          <table:table-cell office:value-type="float" office:value="0.392144" calcext:value-type="float">
            <text:p>0.392144</text:p>
          </table:table-cell>
          <table:table-cell office:value-type="float" office:value="1.30695" calcext:value-type="float">
            <text:p>1.30695</text:p>
          </table:table-cell>
          <table:table-cell office:value-type="float" office:value="0.87901" calcext:value-type="float">
            <text:p>0.87901</text:p>
          </table:table-cell>
          <table:table-cell office:value-type="float" office:value="0.890708" calcext:value-type="float">
            <text:p>0.890708</text:p>
          </table:table-cell>
          <table:table-cell office:value-type="float" office:value="1.35529" calcext:value-type="float">
            <text:p>1.35529</text:p>
          </table:table-cell>
          <table:table-cell office:value-type="float" office:value="1.04271" calcext:value-type="float">
            <text:p>1.04271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141123" calcext:value-type="float">
            <text:p>0.141123</text:p>
          </table:table-cell>
          <table:table-cell table:number-columns-repeated="44"/>
          <table:table-cell table:formula="of:=MIN([.A116:.BL116])" office:value-type="float" office:value="0.141123" calcext:value-type="float">
            <text:p>0.141123</text:p>
          </table:table-cell>
          <table:table-cell table:formula="of:=MAX([.A116:.BL116])" office:value-type="float" office:value="1.51807" calcext:value-type="float">
            <text:p>1.51807</text:p>
          </table:table-cell>
          <table:table-cell table:number-columns-repeated="7"/>
        </table:table-row>
        <table:table-row table:style-name="ro1">
          <table:table-cell office:value-type="float" office:value="0.375148" calcext:value-type="float">
            <text:p>0.375148</text:p>
          </table:table-cell>
          <table:table-cell office:value-type="float" office:value="0.392231" calcext:value-type="float">
            <text:p>0.392231</text:p>
          </table:table-cell>
          <table:table-cell office:value-type="float" office:value="0.40447" calcext:value-type="float">
            <text:p>0.40447</text:p>
          </table:table-cell>
          <table:table-cell office:value-type="float" office:value="0.419385" calcext:value-type="float">
            <text:p>0.419385</text:p>
          </table:table-cell>
          <table:table-cell office:value-type="float" office:value="0.401612" calcext:value-type="float">
            <text:p>0.401612</text:p>
          </table:table-cell>
          <table:table-cell office:value-type="float" office:value="0.420568" calcext:value-type="float">
            <text:p>0.420568</text:p>
          </table:table-cell>
          <table:table-cell office:value-type="float" office:value="0.415569" calcext:value-type="float">
            <text:p>0.415569</text:p>
          </table:table-cell>
          <table:table-cell office:value-type="float" office:value="0.465276" calcext:value-type="float">
            <text:p>0.465276</text:p>
          </table:table-cell>
          <table:table-cell office:value-type="float" office:value="0.360004" calcext:value-type="float">
            <text:p>0.360004</text:p>
          </table:table-cell>
          <table:table-cell office:value-type="float" office:value="0.398948" calcext:value-type="float">
            <text:p>0.398948</text:p>
          </table:table-cell>
          <table:table-cell office:value-type="float" office:value="0.363958" calcext:value-type="float">
            <text:p>0.363958</text:p>
          </table:table-cell>
          <table:table-cell office:value-type="float" office:value="0.370038" calcext:value-type="float">
            <text:p>0.370038</text:p>
          </table:table-cell>
          <table:table-cell office:value-type="float" office:value="0.716188" calcext:value-type="float">
            <text:p>0.716188</text:p>
          </table:table-cell>
          <table:table-cell office:value-type="float" office:value="0.796557" calcext:value-type="float">
            <text:p>0.796557</text:p>
          </table:table-cell>
          <table:table-cell office:value-type="float" office:value="1.22855" calcext:value-type="float">
            <text:p>1.22855</text:p>
          </table:table-cell>
          <table:table-cell office:value-type="float" office:value="1.2525" calcext:value-type="float">
            <text:p>1.2525</text:p>
          </table:table-cell>
          <table:table-cell office:value-type="float" office:value="0.239098" calcext:value-type="float">
            <text:p>0.239098</text:p>
          </table:table-cell>
          <table:table-cell office:value-type="float" office:value="0.36179" calcext:value-type="float">
            <text:p>0.36179</text:p>
          </table:table-cell>
          <table:table-cell office:value-type="float" office:value="0.772179" calcext:value-type="float">
            <text:p>0.772179</text:p>
          </table:table-cell>
          <table:table-cell office:value-type="float" office:value="0.251513" calcext:value-type="float">
            <text:p>0.251513</text:p>
          </table:table-cell>
          <table:table-cell office:value-type="float" office:value="0.521717" calcext:value-type="float">
            <text:p>0.521717</text:p>
          </table:table-cell>
          <table:table-cell office:value-type="float" office:value="1.72322" calcext:value-type="float">
            <text:p>1.72322</text:p>
          </table:table-cell>
          <table:table-cell office:value-type="float" office:value="0.945954" calcext:value-type="float">
            <text:p>0.945954</text:p>
          </table:table-cell>
          <table:table-cell office:value-type="float" office:value="0.100402" calcext:value-type="float">
            <text:p>0.100402</text:p>
          </table:table-cell>
          <table:table-cell table:number-columns-repeated="44"/>
          <table:table-cell table:formula="of:=MIN([.A117:.BL117])" office:value-type="float" office:value="0.100402" calcext:value-type="float">
            <text:p>0.100402</text:p>
          </table:table-cell>
          <table:table-cell table:formula="of:=MAX([.A117:.BL117])" office:value-type="float" office:value="1.72322" calcext:value-type="float">
            <text:p>1.72322</text:p>
          </table:table-cell>
          <table:table-cell table:number-columns-repeated="7"/>
        </table:table-row>
        <table:table-row table:style-name="ro1">
          <table:table-cell office:value-type="float" office:value="0.157837" calcext:value-type="float">
            <text:p>0.157837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173286" calcext:value-type="float">
            <text:p>0.173286</text:p>
          </table:table-cell>
          <table:table-cell office:value-type="float" office:value="0.374615" calcext:value-type="float">
            <text:p>0.374615</text:p>
          </table:table-cell>
          <table:table-cell office:value-type="float" office:value="0.196742" calcext:value-type="float">
            <text:p>0.196742</text:p>
          </table:table-cell>
          <table:table-cell office:value-type="float" office:value="0.226472" calcext:value-type="float">
            <text:p>0.226472</text:p>
          </table:table-cell>
          <table:table-cell office:value-type="float" office:value="0.180626" calcext:value-type="float">
            <text:p>0.180626</text:p>
          </table:table-cell>
          <table:table-cell office:value-type="float" office:value="0.35278" calcext:value-type="float">
            <text:p>0.35278</text:p>
          </table:table-cell>
          <table:table-cell office:value-type="float" office:value="0.170675" calcext:value-type="float">
            <text:p>0.170675</text:p>
          </table:table-cell>
          <table:table-cell office:value-type="float" office:value="0.271314" calcext:value-type="float">
            <text:p>0.271314</text:p>
          </table:table-cell>
          <table:table-cell office:value-type="float" office:value="0.204846" calcext:value-type="float">
            <text:p>0.204846</text:p>
          </table:table-cell>
          <table:table-cell office:value-type="float" office:value="0.368672" calcext:value-type="float">
            <text:p>0.368672</text:p>
          </table:table-cell>
          <table:table-cell office:value-type="float" office:value="0.125758" calcext:value-type="float">
            <text:p>0.125758</text:p>
          </table:table-cell>
          <table:table-cell office:value-type="float" office:value="0.126164" calcext:value-type="float">
            <text:p>0.126164</text:p>
          </table:table-cell>
          <table:table-cell office:value-type="float" office:value="0.359188" calcext:value-type="float">
            <text:p>0.359188</text:p>
          </table:table-cell>
          <table:table-cell office:value-type="float" office:value="1.20174" calcext:value-type="float">
            <text:p>1.20174</text:p>
          </table:table-cell>
          <table:table-cell office:value-type="float" office:value="0.396207" calcext:value-type="float">
            <text:p>0.396207</text:p>
          </table:table-cell>
          <table:table-cell office:value-type="float" office:value="1.21803" calcext:value-type="float">
            <text:p>1.21803</text:p>
          </table:table-cell>
          <table:table-cell office:value-type="float" office:value="0.749788" calcext:value-type="float">
            <text:p>0.749788</text:p>
          </table:table-cell>
          <table:table-cell office:value-type="float" office:value="0.893991" calcext:value-type="float">
            <text:p>0.893991</text:p>
          </table:table-cell>
          <table:table-cell office:value-type="float" office:value="1.66528" calcext:value-type="float">
            <text:p>1.66528</text:p>
          </table:table-cell>
          <table:table-cell office:value-type="float" office:value="1.32407" calcext:value-type="float">
            <text:p>1.32407</text:p>
          </table:table-cell>
          <table:table-cell office:value-type="float" office:value="0.862188" calcext:value-type="float">
            <text:p>0.862188</text:p>
          </table:table-cell>
          <table:table-cell office:value-type="float" office:value="0.114091" calcext:value-type="float">
            <text:p>0.114091</text:p>
          </table:table-cell>
          <table:table-cell table:number-columns-repeated="44"/>
          <table:table-cell table:formula="of:=MIN([.A118:.BL118])" office:value-type="float" office:value="0.114091" calcext:value-type="float">
            <text:p>0.114091</text:p>
          </table:table-cell>
          <table:table-cell table:formula="of:=MAX([.A118:.BL118])" office:value-type="float" office:value="1.66528" calcext:value-type="float">
            <text:p>1.66528</text:p>
          </table:table-cell>
          <table:table-cell table:number-columns-repeated="7"/>
        </table:table-row>
        <table:table-row table:style-name="ro1">
          <table:table-cell office:value-type="float" office:value="0.155645" calcext:value-type="float">
            <text:p>0.155645</text:p>
          </table:table-cell>
          <table:table-cell office:value-type="float" office:value="0.248625" calcext:value-type="float">
            <text:p>0.24862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00487" calcext:value-type="float">
            <text:p>0.200487</text:p>
          </table:table-cell>
          <table:table-cell office:value-type="float" office:value="0.197306" calcext:value-type="float">
            <text:p>0.197306</text:p>
          </table:table-cell>
          <table:table-cell office:value-type="float" office:value="0.200406" calcext:value-type="float">
            <text:p>0.200406</text:p>
          </table:table-cell>
          <table:table-cell office:value-type="float" office:value="0.168291" calcext:value-type="float">
            <text:p>0.168291</text:p>
          </table:table-cell>
          <table:table-cell office:value-type="float" office:value="0.397423" calcext:value-type="float">
            <text:p>0.397423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219561" calcext:value-type="float">
            <text:p>0.219561</text:p>
          </table:table-cell>
          <table:table-cell office:value-type="float" office:value="1.07158" calcext:value-type="float">
            <text:p>1.07158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0.92975" calcext:value-type="float">
            <text:p>0.92975</text:p>
          </table:table-cell>
          <table:table-cell office:value-type="float" office:value="0.724124" calcext:value-type="float">
            <text:p>0.724124</text:p>
          </table:table-cell>
          <table:table-cell office:value-type="float" office:value="0.394798" calcext:value-type="float">
            <text:p>0.394798</text:p>
          </table:table-cell>
          <table:table-cell office:value-type="float" office:value="1.41972" calcext:value-type="float">
            <text:p>1.41972</text:p>
          </table:table-cell>
          <table:table-cell office:value-type="float" office:value="0.306962" calcext:value-type="float">
            <text:p>0.306962</text:p>
          </table:table-cell>
          <table:table-cell office:value-type="float" office:value="0.203258" calcext:value-type="float">
            <text:p>0.203258</text:p>
          </table:table-cell>
          <table:table-cell office:value-type="float" office:value="0.858786" calcext:value-type="float">
            <text:p>0.858786</text:p>
          </table:table-cell>
          <table:table-cell office:value-type="float" office:value="0.749382" calcext:value-type="float">
            <text:p>0.749382</text:p>
          </table:table-cell>
          <table:table-cell office:value-type="float" office:value="0.965647" calcext:value-type="float">
            <text:p>0.965647</text:p>
          </table:table-cell>
          <table:table-cell office:value-type="float" office:value="0.799343" calcext:value-type="float">
            <text:p>0.799343</text:p>
          </table:table-cell>
          <table:table-cell office:value-type="float" office:value="0.785942" calcext:value-type="float">
            <text:p>0.785942</text:p>
          </table:table-cell>
          <table:table-cell office:value-type="float" office:value="0.129891" calcext:value-type="float">
            <text:p>0.129891</text:p>
          </table:table-cell>
          <table:table-cell table:number-columns-repeated="44"/>
          <table:table-cell table:formula="of:=MIN([.A119:.BL119])" office:value-type="float" office:value="0.129891" calcext:value-type="float">
            <text:p>0.129891</text:p>
          </table:table-cell>
          <table:table-cell table:formula="of:=MAX([.A119:.BL119])" office:value-type="float" office:value="1.41972" calcext:value-type="float">
            <text:p>1.41972</text:p>
          </table:table-cell>
          <table:table-cell table:number-columns-repeated="7"/>
        </table:table-row>
        <table:table-row table:style-name="ro1">
          <table:table-cell office:value-type="float" office:value="0.373037" calcext:value-type="float">
            <text:p>0.373037</text:p>
          </table:table-cell>
          <table:table-cell office:value-type="float" office:value="0.401564" calcext:value-type="float">
            <text:p>0.401564</text:p>
          </table:table-cell>
          <table:table-cell office:value-type="float" office:value="0.434575" calcext:value-type="float">
            <text:p>0.434575</text:p>
          </table:table-cell>
          <table:table-cell office:value-type="float" office:value="0.38107" calcext:value-type="float">
            <text:p>0.38107</text:p>
          </table:table-cell>
          <table:table-cell office:value-type="float" office:value="0.408958" calcext:value-type="float">
            <text:p>0.408958</text:p>
          </table:table-cell>
          <table:table-cell office:value-type="float" office:value="0.433063" calcext:value-type="float">
            <text:p>0.433063</text:p>
          </table:table-cell>
          <table:table-cell office:value-type="float" office:value="0.380921" calcext:value-type="float">
            <text:p>0.380921</text:p>
          </table:table-cell>
          <table:table-cell office:value-type="float" office:value="0.366728" calcext:value-type="float">
            <text:p>0.366728</text:p>
          </table:table-cell>
          <table:table-cell office:value-type="float" office:value="0.389803" calcext:value-type="float">
            <text:p>0.389803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0.851054" calcext:value-type="float">
            <text:p>0.851054</text:p>
          </table:table-cell>
          <table:table-cell office:value-type="float" office:value="0.807959" calcext:value-type="float">
            <text:p>0.807959</text:p>
          </table:table-cell>
          <table:table-cell office:value-type="float" office:value="0.741633" calcext:value-type="float">
            <text:p>0.741633</text:p>
          </table:table-cell>
          <table:table-cell office:value-type="float" office:value="0.794932" calcext:value-type="float">
            <text:p>0.794932</text:p>
          </table:table-cell>
          <table:table-cell office:value-type="float" office:value="0.390959" calcext:value-type="float">
            <text:p>0.390959</text:p>
          </table:table-cell>
          <table:table-cell office:value-type="float" office:value="0.530537" calcext:value-type="float">
            <text:p>0.530537</text:p>
          </table:table-cell>
          <table:table-cell office:value-type="float" office:value="0.547026" calcext:value-type="float">
            <text:p>0.547026</text:p>
          </table:table-cell>
          <table:table-cell office:value-type="float" office:value="0.605534" calcext:value-type="float">
            <text:p>0.605534</text:p>
          </table:table-cell>
          <table:table-cell office:value-type="float" office:value="0.676413" calcext:value-type="float">
            <text:p>0.676413</text:p>
          </table:table-cell>
          <table:table-cell office:value-type="float" office:value="1.61996" calcext:value-type="float">
            <text:p>1.61996</text:p>
          </table:table-cell>
          <table:table-cell office:value-type="float" office:value="0.159671" calcext:value-type="float">
            <text:p>0.159671</text:p>
          </table:table-cell>
          <table:table-cell office:value-type="float" office:value="0.120326" calcext:value-type="float">
            <text:p>0.120326</text:p>
          </table:table-cell>
          <table:table-cell office:value-type="float" office:value="1.73291" calcext:value-type="float">
            <text:p>1.73291</text:p>
          </table:table-cell>
          <table:table-cell office:value-type="float" office:value="0.193203" calcext:value-type="float">
            <text:p>0.193203</text:p>
          </table:table-cell>
          <table:table-cell table:number-columns-repeated="44"/>
          <table:table-cell table:formula="of:=MIN([.A120:.BL120])" office:value-type="float" office:value="0.120326" calcext:value-type="float">
            <text:p>0.120326</text:p>
          </table:table-cell>
          <table:table-cell table:formula="of:=MAX([.A120:.BL120])" office:value-type="float" office:value="1.73291" calcext:value-type="float">
            <text:p>1.73291</text:p>
          </table:table-cell>
          <table:table-cell table:number-columns-repeated="7"/>
        </table:table-row>
        <table:table-row table:style-name="ro1">
          <table:table-cell office:value-type="float" office:value="0.381555" calcext:value-type="float">
            <text:p>0.381555</text:p>
          </table:table-cell>
          <table:table-cell office:value-type="float" office:value="0.402957" calcext:value-type="float">
            <text:p>0.402957</text:p>
          </table:table-cell>
          <table:table-cell office:value-type="float" office:value="0.406428" calcext:value-type="float">
            <text:p>0.406428</text:p>
          </table:table-cell>
          <table:table-cell office:value-type="float" office:value="0.443905" calcext:value-type="float">
            <text:p>0.443905</text:p>
          </table:table-cell>
          <table:table-cell office:value-type="float" office:value="0.40485" calcext:value-type="float">
            <text:p>0.40485</text:p>
          </table:table-cell>
          <table:table-cell office:value-type="float" office:value="0.415945" calcext:value-type="float">
            <text:p>0.415945</text:p>
          </table:table-cell>
          <table:table-cell office:value-type="float" office:value="0.425385" calcext:value-type="float">
            <text:p>0.425385</text:p>
          </table:table-cell>
          <table:table-cell office:value-type="float" office:value="0.381104" calcext:value-type="float">
            <text:p>0.381104</text:p>
          </table:table-cell>
          <table:table-cell office:value-type="float" office:value="0.386085" calcext:value-type="float">
            <text:p>0.386085</text:p>
          </table:table-cell>
          <table:table-cell office:value-type="float" office:value="0.828136" calcext:value-type="float">
            <text:p>0.828136</text:p>
          </table:table-cell>
          <table:table-cell office:value-type="float" office:value="1.20721" calcext:value-type="float">
            <text:p>1.20721</text:p>
          </table:table-cell>
          <table:table-cell office:value-type="float" office:value="0.780419" calcext:value-type="float">
            <text:p>0.780419</text:p>
          </table:table-cell>
          <table:table-cell office:value-type="float" office:value="1.19882" calcext:value-type="float">
            <text:p>1.19882</text:p>
          </table:table-cell>
          <table:table-cell office:value-type="float" office:value="1.21653" calcext:value-type="float">
            <text:p>1.21653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0.126752" calcext:value-type="float">
            <text:p>0.126752</text:p>
          </table:table-cell>
          <table:table-cell office:value-type="float" office:value="0.192189" calcext:value-type="float">
            <text:p>0.192189</text:p>
          </table:table-cell>
          <table:table-cell office:value-type="float" office:value="0.123953" calcext:value-type="float">
            <text:p>0.123953</text:p>
          </table:table-cell>
          <table:table-cell office:value-type="float" office:value="0.115964" calcext:value-type="float">
            <text:p>0.115964</text:p>
          </table:table-cell>
          <table:table-cell office:value-type="float" office:value="0.726435" calcext:value-type="float">
            <text:p>0.726435</text:p>
          </table:table-cell>
          <table:table-cell office:value-type="float" office:value="0.356786" calcext:value-type="float">
            <text:p>0.356786</text:p>
          </table:table-cell>
          <table:table-cell office:value-type="float" office:value="0.137548" calcext:value-type="float">
            <text:p>0.137548</text:p>
          </table:table-cell>
          <table:table-cell office:value-type="float" office:value="0.221462" calcext:value-type="float">
            <text:p>0.221462</text:p>
          </table:table-cell>
          <table:table-cell office:value-type="float" office:value="0.231907" calcext:value-type="float">
            <text:p>0.231907</text:p>
          </table:table-cell>
          <table:table-cell table:number-columns-repeated="44"/>
          <table:table-cell table:formula="of:=MIN([.A121:.BL121])" office:value-type="float" office:value="0.115964" calcext:value-type="float">
            <text:p>0.115964</text:p>
          </table:table-cell>
          <table:table-cell table:formula="of:=MAX([.A121:.BL121])" office:value-type="float" office:value="1.21653" calcext:value-type="float">
            <text:p>1.21653</text:p>
          </table:table-cell>
          <table:table-cell table:number-columns-repeated="7"/>
        </table:table-row>
        <table:table-row table:style-name="ro1">
          <table:table-cell office:value-type="float" office:value="0.128596" calcext:value-type="float">
            <text:p>0.128596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0.377379" calcext:value-type="float">
            <text:p>0.377379</text:p>
          </table:table-cell>
          <table:table-cell office:value-type="float" office:value="0.129305" calcext:value-type="float">
            <text:p>0.129305</text:p>
          </table:table-cell>
          <table:table-cell office:value-type="float" office:value="0.168672" calcext:value-type="float">
            <text:p>0.168672</text:p>
          </table:table-cell>
          <table:table-cell office:value-type="float" office:value="0.310673" calcext:value-type="float">
            <text:p>0.310673</text:p>
          </table:table-cell>
          <table:table-cell office:value-type="float" office:value="0.770574" calcext:value-type="float">
            <text:p>0.770574</text:p>
          </table:table-cell>
          <table:table-cell office:value-type="float" office:value="0.70864" calcext:value-type="float">
            <text:p>0.70864</text:p>
          </table:table-cell>
          <table:table-cell office:value-type="float" office:value="0.665198" calcext:value-type="float">
            <text:p>0.665198</text:p>
          </table:table-cell>
          <table:table-cell office:value-type="float" office:value="0.295119" calcext:value-type="float">
            <text:p>0.295119</text:p>
          </table:table-cell>
          <table:table-cell office:value-type="float" office:value="0.544242" calcext:value-type="float">
            <text:p>0.544242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167768" calcext:value-type="float">
            <text:p>0.167768</text:p>
          </table:table-cell>
          <table:table-cell office:value-type="float" office:value="0.177818" calcext:value-type="float">
            <text:p>0.177818</text:p>
          </table:table-cell>
          <table:table-cell office:value-type="float" office:value="0.988152" calcext:value-type="float">
            <text:p>0.988152</text:p>
          </table:table-cell>
          <table:table-cell office:value-type="float" office:value="0.429171" calcext:value-type="float">
            <text:p>0.429171</text:p>
          </table:table-cell>
          <table:table-cell office:value-type="float" office:value="0.424949" calcext:value-type="float">
            <text:p>0.424949</text:p>
          </table:table-cell>
          <table:table-cell office:value-type="float" office:value="1.34083" calcext:value-type="float">
            <text:p>1.34083</text:p>
          </table:table-cell>
          <table:table-cell office:value-type="float" office:value="0.387829" calcext:value-type="float">
            <text:p>0.387829</text:p>
          </table:table-cell>
          <table:table-cell office:value-type="float" office:value="0.637092" calcext:value-type="float">
            <text:p>0.637092</text:p>
          </table:table-cell>
          <table:table-cell office:value-type="float" office:value="1.13549" calcext:value-type="float">
            <text:p>1.13549</text:p>
          </table:table-cell>
          <table:table-cell office:value-type="float" office:value="0.282378" calcext:value-type="float">
            <text:p>0.282378</text:p>
          </table:table-cell>
          <table:table-cell office:value-type="float" office:value="0.266296" calcext:value-type="float">
            <text:p>0.266296</text:p>
          </table:table-cell>
          <table:table-cell office:value-type="float" office:value="0.132904" calcext:value-type="float">
            <text:p>0.132904</text:p>
          </table:table-cell>
          <table:table-cell table:number-columns-repeated="44"/>
          <table:table-cell table:formula="of:=MIN([.A122:.BL122])" office:value-type="float" office:value="0.128596" calcext:value-type="float">
            <text:p>0.128596</text:p>
          </table:table-cell>
          <table:table-cell table:formula="of:=MAX([.A122:.BL122])" office:value-type="float" office:value="1.34083" calcext:value-type="float">
            <text:p>1.34083</text:p>
          </table:table-cell>
          <table:table-cell table:number-columns-repeated="7"/>
        </table:table-row>
        <table:table-row table:style-name="ro1">
          <table:table-cell office:value-type="float" office:value="0.383858" calcext:value-type="float">
            <text:p>0.383858</text:p>
          </table:table-cell>
          <table:table-cell office:value-type="float" office:value="0.421124" calcext:value-type="float">
            <text:p>0.421124</text:p>
          </table:table-cell>
          <table:table-cell office:value-type="float" office:value="0.425383" calcext:value-type="float">
            <text:p>0.425383</text:p>
          </table:table-cell>
          <table:table-cell office:value-type="float" office:value="0.37351" calcext:value-type="float">
            <text:p>0.37351</text:p>
          </table:table-cell>
          <table:table-cell office:value-type="float" office:value="0.380295" calcext:value-type="float">
            <text:p>0.380295</text:p>
          </table:table-cell>
          <table:table-cell office:value-type="float" office:value="0.40706" calcext:value-type="float">
            <text:p>0.40706</text:p>
          </table:table-cell>
          <table:table-cell office:value-type="float" office:value="0.371041" calcext:value-type="float">
            <text:p>0.371041</text:p>
          </table:table-cell>
          <table:table-cell office:value-type="float" office:value="0.782349" calcext:value-type="float">
            <text:p>0.782349</text:p>
          </table:table-cell>
          <table:table-cell office:value-type="float" office:value="0.796698" calcext:value-type="float">
            <text:p>0.796698</text:p>
          </table:table-cell>
          <table:table-cell office:value-type="float" office:value="1.25002" calcext:value-type="float">
            <text:p>1.25002</text:p>
          </table:table-cell>
          <table:table-cell office:value-type="float" office:value="0.428928" calcext:value-type="float">
            <text:p>0.428928</text:p>
          </table:table-cell>
          <table:table-cell office:value-type="float" office:value="1.20799" calcext:value-type="float">
            <text:p>1.20799</text:p>
          </table:table-cell>
          <table:table-cell office:value-type="float" office:value="0.384302" calcext:value-type="float">
            <text:p>0.384302</text:p>
          </table:table-cell>
          <table:table-cell office:value-type="float" office:value="0.798565" calcext:value-type="float">
            <text:p>0.798565</text:p>
          </table:table-cell>
          <table:table-cell office:value-type="float" office:value="0.913437" calcext:value-type="float">
            <text:p>0.913437</text:p>
          </table:table-cell>
          <table:table-cell office:value-type="float" office:value="0.123321" calcext:value-type="float">
            <text:p>0.123321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7552" calcext:value-type="float">
            <text:p>0.17552</text:p>
          </table:table-cell>
          <table:table-cell office:value-type="float" office:value="0.392272" calcext:value-type="float">
            <text:p>0.392272</text:p>
          </table:table-cell>
          <table:table-cell office:value-type="float" office:value="1.67195" calcext:value-type="float">
            <text:p>1.67195</text:p>
          </table:table-cell>
          <table:table-cell office:value-type="float" office:value="1.7495" calcext:value-type="float">
            <text:p>1.7495</text:p>
          </table:table-cell>
          <table:table-cell office:value-type="float" office:value="1.72257" calcext:value-type="float">
            <text:p>1.72257</text:p>
          </table:table-cell>
          <table:table-cell office:value-type="float" office:value="0.935801" calcext:value-type="float">
            <text:p>0.935801</text:p>
          </table:table-cell>
          <table:table-cell office:value-type="float" office:value="1.81318" calcext:value-type="float">
            <text:p>1.81318</text:p>
          </table:table-cell>
          <table:table-cell table:number-columns-repeated="44"/>
          <table:table-cell table:formula="of:=MIN([.A123:.BL123])" office:value-type="float" office:value="0.100883" calcext:value-type="float">
            <text:p>0.100883</text:p>
          </table:table-cell>
          <table:table-cell table:formula="of:=MAX([.A123:.BL123])" office:value-type="float" office:value="1.81318" calcext:value-type="float">
            <text:p>1.81318</text:p>
          </table:table-cell>
          <table:table-cell table:number-columns-repeated="7"/>
        </table:table-row>
        <table:table-row table:style-name="ro1">
          <table:table-cell office:value-type="float" office:value="0.169586" calcext:value-type="float">
            <text:p>0.169586</text:p>
          </table:table-cell>
          <table:table-cell office:value-type="float" office:value="0.120384" calcext:value-type="float">
            <text:p>0.120384</text:p>
          </table:table-cell>
          <table:table-cell office:value-type="float" office:value="0.121172" calcext:value-type="float">
            <text:p>0.121172</text:p>
          </table:table-cell>
          <table:table-cell office:value-type="float" office:value="0.172055" calcext:value-type="float">
            <text:p>0.172055</text:p>
          </table:table-cell>
          <table:table-cell office:value-type="float" office:value="0.386293" calcext:value-type="float">
            <text:p>0.386293</text:p>
          </table:table-cell>
          <table:table-cell office:value-type="float" office:value="0.138078" calcext:value-type="float">
            <text:p>0.138078</text:p>
          </table:table-cell>
          <table:table-cell office:value-type="float" office:value="0.173977" calcext:value-type="float">
            <text:p>0.173977</text:p>
          </table:table-cell>
          <table:table-cell office:value-type="float" office:value="0.358035" calcext:value-type="float">
            <text:p>0.358035</text:p>
          </table:table-cell>
          <table:table-cell office:value-type="float" office:value="0.127638" calcext:value-type="float">
            <text:p>0.127638</text:p>
          </table:table-cell>
          <table:table-cell office:value-type="float" office:value="1.24526" calcext:value-type="float">
            <text:p>1.24526</text:p>
          </table:table-cell>
          <table:table-cell office:value-type="float" office:value="0.995195" calcext:value-type="float">
            <text:p>0.995195</text:p>
          </table:table-cell>
          <table:table-cell office:value-type="float" office:value="1.29347" calcext:value-type="float">
            <text:p>1.29347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0.961677" calcext:value-type="float">
            <text:p>0.961677</text:p>
          </table:table-cell>
          <table:table-cell office:value-type="float" office:value="0.352192" calcext:value-type="float">
            <text:p>0.352192</text:p>
          </table:table-cell>
          <table:table-cell office:value-type="float" office:value="0.122206" calcext:value-type="float">
            <text:p>0.122206</text:p>
          </table:table-cell>
          <table:table-cell office:value-type="float" office:value="0.976968" calcext:value-type="float">
            <text:p>0.976968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1.09517" calcext:value-type="float">
            <text:p>1.09517</text:p>
          </table:table-cell>
          <table:table-cell office:value-type="float" office:value="1.00399" calcext:value-type="float">
            <text:p>1.00399</text:p>
          </table:table-cell>
          <table:table-cell office:value-type="float" office:value="0.866358" calcext:value-type="float">
            <text:p>0.866358</text:p>
          </table:table-cell>
          <table:table-cell office:value-type="float" office:value="0.774129" calcext:value-type="float">
            <text:p>0.774129</text:p>
          </table:table-cell>
          <table:table-cell office:value-type="float" office:value="0.12163" calcext:value-type="float">
            <text:p>0.12163</text:p>
          </table:table-cell>
          <table:table-cell office:value-type="float" office:value="0.520304" calcext:value-type="float">
            <text:p>0.520304</text:p>
          </table:table-cell>
          <table:table-cell table:number-columns-repeated="44"/>
          <table:table-cell table:formula="of:=MIN([.A124:.BL124])" office:value-type="float" office:value="0.120384" calcext:value-type="float">
            <text:p>0.120384</text:p>
          </table:table-cell>
          <table:table-cell table:formula="of:=MAX([.A124:.BL124])" office:value-type="float" office:value="1.29347" calcext:value-type="float">
            <text:p>1.29347</text:p>
          </table:table-cell>
          <table:table-cell table:number-columns-repeated="7"/>
        </table:table-row>
        <table:table-row table:style-name="ro1">
          <table:table-cell office:value-type="float" office:value="0.169122" calcext:value-type="float">
            <text:p>0.169122</text:p>
          </table:table-cell>
          <table:table-cell office:value-type="float" office:value="0.211655" calcext:value-type="float">
            <text:p>0.211655</text:p>
          </table:table-cell>
          <table:table-cell office:value-type="float" office:value="0.177995" calcext:value-type="float">
            <text:p>0.177995</text:p>
          </table:table-cell>
          <table:table-cell office:value-type="float" office:value="0.248602" calcext:value-type="float">
            <text:p>0.248602</text:p>
          </table:table-cell>
          <table:table-cell office:value-type="float" office:value="0.200706" calcext:value-type="float">
            <text:p>0.200706</text:p>
          </table:table-cell>
          <table:table-cell office:value-type="float" office:value="0.185621" calcext:value-type="float">
            <text:p>0.185621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219277" calcext:value-type="float">
            <text:p>0.219277</text:p>
          </table:table-cell>
          <table:table-cell office:value-type="float" office:value="0.889392" calcext:value-type="float">
            <text:p>0.889392</text:p>
          </table:table-cell>
          <table:table-cell office:value-type="float" office:value="0.858056" calcext:value-type="float">
            <text:p>0.858056</text:p>
          </table:table-cell>
          <table:table-cell office:value-type="float" office:value="0.824665" calcext:value-type="float">
            <text:p>0.824665</text:p>
          </table:table-cell>
          <table:table-cell office:value-type="float" office:value="0.800973" calcext:value-type="float">
            <text:p>0.800973</text:p>
          </table:table-cell>
          <table:table-cell office:value-type="float" office:value="0.74761" calcext:value-type="float">
            <text:p>0.74761</text:p>
          </table:table-cell>
          <table:table-cell office:value-type="float" office:value="0.762139" calcext:value-type="float">
            <text:p>0.762139</text:p>
          </table:table-cell>
          <table:table-cell office:value-type="float" office:value="0.787844" calcext:value-type="float">
            <text:p>0.787844</text:p>
          </table:table-cell>
          <table:table-cell office:value-type="float" office:value="1.02103" calcext:value-type="float">
            <text:p>1.02103</text:p>
          </table:table-cell>
          <table:table-cell office:value-type="float" office:value="0.521186" calcext:value-type="float">
            <text:p>0.521186</text:p>
          </table:table-cell>
          <table:table-cell office:value-type="float" office:value="0.906357" calcext:value-type="float">
            <text:p>0.906357</text:p>
          </table:table-cell>
          <table:table-cell office:value-type="float" office:value="0.44792" calcext:value-type="float">
            <text:p>0.44792</text:p>
          </table:table-cell>
          <table:table-cell office:value-type="float" office:value="0.586374" calcext:value-type="float">
            <text:p>0.586374</text:p>
          </table:table-cell>
          <table:table-cell office:value-type="float" office:value="0.14273" calcext:value-type="float">
            <text:p>0.1427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0.202598" calcext:value-type="float">
            <text:p>0.202598</text:p>
          </table:table-cell>
          <table:table-cell office:value-type="float" office:value="1.0477" calcext:value-type="float">
            <text:p>1.0477</text:p>
          </table:table-cell>
          <table:table-cell table:number-columns-repeated="44"/>
          <table:table-cell table:formula="of:=MIN([.A125:.BL125])" office:value-type="float" office:value="0.14273" calcext:value-type="float">
            <text:p>0.14273</text:p>
          </table:table-cell>
          <table:table-cell table:formula="of:=MAX([.A125:.BL125])" office:value-type="float" office:value="1.06644" calcext:value-type="float">
            <text:p>1.06644</text:p>
          </table:table-cell>
          <table:table-cell table:number-columns-repeated="7"/>
        </table:table-row>
        <table:table-row table:style-name="ro1">
          <table:table-cell office:value-type="float" office:value="0.130459" calcext:value-type="float">
            <text:p>0.130459</text:p>
          </table:table-cell>
          <table:table-cell office:value-type="float" office:value="0.240869" calcext:value-type="float">
            <text:p>0.240869</text:p>
          </table:table-cell>
          <table:table-cell office:value-type="float" office:value="0.234087" calcext:value-type="float">
            <text:p>0.234087</text:p>
          </table:table-cell>
          <table:table-cell office:value-type="float" office:value="0.419994" calcext:value-type="float">
            <text:p>0.419994</text:p>
          </table:table-cell>
          <table:table-cell office:value-type="float" office:value="0.160165" calcext:value-type="float">
            <text:p>0.160165</text:p>
          </table:table-cell>
          <table:table-cell office:value-type="float" office:value="0.243324" calcext:value-type="float">
            <text:p>0.243324</text:p>
          </table:table-cell>
          <table:table-cell office:value-type="float" office:value="0.326448" calcext:value-type="float">
            <text:p>0.326448</text:p>
          </table:table-cell>
          <table:table-cell office:value-type="float" office:value="0.243936" calcext:value-type="float">
            <text:p>0.243936</text:p>
          </table:table-cell>
          <table:table-cell office:value-type="float" office:value="0.447805" calcext:value-type="float">
            <text:p>0.447805</text:p>
          </table:table-cell>
          <table:table-cell office:value-type="float" office:value="0.167996" calcext:value-type="float">
            <text:p>0.167996</text:p>
          </table:table-cell>
          <table:table-cell office:value-type="float" office:value="0.385335" calcext:value-type="float">
            <text:p>0.385335</text:p>
          </table:table-cell>
          <table:table-cell office:value-type="float" office:value="0.978379" calcext:value-type="float">
            <text:p>0.978379</text:p>
          </table:table-cell>
          <table:table-cell office:value-type="float" office:value="0.758522" calcext:value-type="float">
            <text:p>0.758522</text:p>
          </table:table-cell>
          <table:table-cell office:value-type="float" office:value="0.396543" calcext:value-type="float">
            <text:p>0.396543</text:p>
          </table:table-cell>
          <table:table-cell office:value-type="float" office:value="0.294547" calcext:value-type="float">
            <text:p>0.294547</text:p>
          </table:table-cell>
          <table:table-cell office:value-type="float" office:value="0.28884" calcext:value-type="float">
            <text:p>0.28884</text:p>
          </table:table-cell>
          <table:table-cell office:value-type="float" office:value="0.356902" calcext:value-type="float">
            <text:p>0.356902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0.24152" calcext:value-type="float">
            <text:p>0.24152</text:p>
          </table:table-cell>
          <table:table-cell office:value-type="float" office:value="0.168979" calcext:value-type="float">
            <text:p>0.168979</text:p>
          </table:table-cell>
          <table:table-cell office:value-type="float" office:value="0.334709" calcext:value-type="float">
            <text:p>0.334709</text:p>
          </table:table-cell>
          <table:table-cell office:value-type="float" office:value="0.0971811" calcext:value-type="float">
            <text:p>0.0971811</text:p>
          </table:table-cell>
          <table:table-cell office:value-type="float" office:value="0.16414" calcext:value-type="float">
            <text:p>0.16414</text:p>
          </table:table-cell>
          <table:table-cell office:value-type="float" office:value="0.160213" calcext:value-type="float">
            <text:p>0.160213</text:p>
          </table:table-cell>
          <table:table-cell table:number-columns-repeated="44"/>
          <table:table-cell table:formula="of:=MIN([.A126:.BL126])" office:value-type="float" office:value="0.0971811" calcext:value-type="float">
            <text:p>0.0971811</text:p>
          </table:table-cell>
          <table:table-cell table:formula="of:=MAX([.A126:.BL126])" office:value-type="float" office:value="0.978379" calcext:value-type="float">
            <text:p>0.97837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6832" calcext:value-type="float">
            <text:p>0.296832</text:p>
          </table:table-cell>
          <table:table-cell office:value-type="float" office:value="0.297164" calcext:value-type="float">
            <text:p>0.297164</text:p>
          </table:table-cell>
          <table:table-cell office:value-type="float" office:value="0.312785" calcext:value-type="float">
            <text:p>0.312785</text:p>
          </table:table-cell>
          <table:table-cell office:value-type="float" office:value="0.311226" calcext:value-type="float">
            <text:p>0.311226</text:p>
          </table:table-cell>
          <table:table-cell office:value-type="float" office:value="0.317694" calcext:value-type="float">
            <text:p>0.317694</text:p>
          </table:table-cell>
          <table:table-cell office:value-type="float" office:value="0.285648" calcext:value-type="float">
            <text:p>0.285648</text:p>
          </table:table-cell>
          <table:table-cell office:value-type="float" office:value="0.619369" calcext:value-type="float">
            <text:p>0.619369</text:p>
          </table:table-cell>
          <table:table-cell office:value-type="float" office:value="0.618583" calcext:value-type="float">
            <text:p>0.618583</text:p>
          </table:table-cell>
          <table:table-cell office:value-type="float" office:value="0.627143" calcext:value-type="float">
            <text:p>0.627143</text:p>
          </table:table-cell>
          <table:table-cell office:value-type="float" office:value="0.947543" calcext:value-type="float">
            <text:p>0.947543</text:p>
          </table:table-cell>
          <table:table-cell office:value-type="float" office:value="0.676427" calcext:value-type="float">
            <text:p>0.676427</text:p>
          </table:table-cell>
          <table:table-cell office:value-type="float" office:value="0.869196" calcext:value-type="float">
            <text:p>0.869196</text:p>
          </table:table-cell>
          <table:table-cell office:value-type="float" office:value="0.950887" calcext:value-type="float">
            <text:p>0.950887</text:p>
          </table:table-cell>
          <table:table-cell office:value-type="float" office:value="0.649742" calcext:value-type="float">
            <text:p>0.649742</text:p>
          </table:table-cell>
          <table:table-cell office:value-type="float" office:value="0.811727" calcext:value-type="float">
            <text:p>0.811727</text:p>
          </table:table-cell>
          <table:table-cell office:value-type="float" office:value="0.591713" calcext:value-type="float">
            <text:p>0.591713</text:p>
          </table:table-cell>
          <table:table-cell office:value-type="float" office:value="0.63292" calcext:value-type="float">
            <text:p>0.63292</text:p>
          </table:table-cell>
          <table:table-cell office:value-type="float" office:value="0.761764" calcext:value-type="float">
            <text:p>0.761764</text:p>
          </table:table-cell>
          <table:table-cell office:value-type="float" office:value="0.859397" calcext:value-type="float">
            <text:p>0.859397</text:p>
          </table:table-cell>
          <table:table-cell office:value-type="float" office:value="0.837498" calcext:value-type="float">
            <text:p>0.837498</text:p>
          </table:table-cell>
          <table:table-cell office:value-type="float" office:value="0.875638" calcext:value-type="float">
            <text:p>0.875638</text:p>
          </table:table-cell>
          <table:table-cell office:value-type="float" office:value="0.656408" calcext:value-type="float">
            <text:p>0.656408</text:p>
          </table:table-cell>
          <table:table-cell office:value-type="float" office:value="0.671872" calcext:value-type="float">
            <text:p>0.671872</text:p>
          </table:table-cell>
          <table:table-cell office:value-type="float" office:value="0.371722" calcext:value-type="float">
            <text:p>0.371722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720613" calcext:value-type="float">
            <text:p>0.720613</text:p>
          </table:table-cell>
          <table:table-cell office:value-type="float" office:value="0.556206" calcext:value-type="float">
            <text:p>0.556206</text:p>
          </table:table-cell>
          <table:table-cell office:value-type="float" office:value="0.760663" calcext:value-type="float">
            <text:p>0.760663</text:p>
          </table:table-cell>
          <table:table-cell office:value-type="float" office:value="1.03041" calcext:value-type="float">
            <text:p>1.03041</text:p>
          </table:table-cell>
          <table:table-cell office:value-type="float" office:value="0.812001" calcext:value-type="float">
            <text:p>0.812001</text:p>
          </table:table-cell>
          <table:table-cell office:value-type="float" office:value="0.147637" calcext:value-type="float">
            <text:p>0.147637</text:p>
          </table:table-cell>
          <table:table-cell office:value-type="float" office:value="1.17668" calcext:value-type="float">
            <text:p>1.17668</text:p>
          </table:table-cell>
          <table:table-cell table:number-columns-repeated="36"/>
          <table:table-cell table:formula="of:=MIN([.A128:.BL128])" office:value-type="float" office:value="0.147637" calcext:value-type="float">
            <text:p>0.147637</text:p>
          </table:table-cell>
          <table:table-cell table:formula="of:=MAX([.A128:.BL128])" office:value-type="float" office:value="1.17668" calcext:value-type="float">
            <text:p>1.17668</text:p>
          </table:table-cell>
          <table:table-cell table:number-columns-repeated="7"/>
        </table:table-row>
        <table:table-row table:style-name="ro1">
          <table:table-cell office:value-type="float" office:value="0.298947" calcext:value-type="float">
            <text:p>0.298947</text:p>
          </table:table-cell>
          <table:table-cell office:value-type="float" office:value="0.309201" calcext:value-type="float">
            <text:p>0.309201</text:p>
          </table:table-cell>
          <table:table-cell office:value-type="float" office:value="0.318552" calcext:value-type="float">
            <text:p>0.318552</text:p>
          </table:table-cell>
          <table:table-cell office:value-type="float" office:value="0.300012" calcext:value-type="float">
            <text:p>0.300012</text:p>
          </table:table-cell>
          <table:table-cell office:value-type="float" office:value="0.303282" calcext:value-type="float">
            <text:p>0.303282</text:p>
          </table:table-cell>
          <table:table-cell office:value-type="float" office:value="0.308701" calcext:value-type="float">
            <text:p>0.308701</text:p>
          </table:table-cell>
          <table:table-cell office:value-type="float" office:value="0.316303" calcext:value-type="float">
            <text:p>0.316303</text:p>
          </table:table-cell>
          <table:table-cell office:value-type="float" office:value="0.289644" calcext:value-type="float">
            <text:p>0.289644</text:p>
          </table:table-cell>
          <table:table-cell office:value-type="float" office:value="0.284089" calcext:value-type="float">
            <text:p>0.284089</text:p>
          </table:table-cell>
          <table:table-cell office:value-type="float" office:value="1.22095" calcext:value-type="float">
            <text:p>1.22095</text:p>
          </table:table-cell>
          <table:table-cell office:value-type="float" office:value="1.15972" calcext:value-type="float">
            <text:p>1.15972</text:p>
          </table:table-cell>
          <table:table-cell office:value-type="float" office:value="1.12943" calcext:value-type="float">
            <text:p>1.12943</text:p>
          </table:table-cell>
          <table:table-cell office:value-type="float" office:value="1.1144" calcext:value-type="float">
            <text:p>1.1144</text:p>
          </table:table-cell>
          <table:table-cell office:value-type="float" office:value="0.828127" calcext:value-type="float">
            <text:p>0.828127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1.12569" calcext:value-type="float">
            <text:p>1.12569</text:p>
          </table:table-cell>
          <table:table-cell office:value-type="float" office:value="1.47475" calcext:value-type="float">
            <text:p>1.47475</text:p>
          </table:table-cell>
          <table:table-cell office:value-type="float" office:value="1.4843" calcext:value-type="float">
            <text:p>1.4843</text:p>
          </table:table-cell>
          <table:table-cell office:value-type="float" office:value="1.48672" calcext:value-type="float">
            <text:p>1.48672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0.612588" calcext:value-type="float">
            <text:p>0.612588</text:p>
          </table:table-cell>
          <table:table-cell office:value-type="float" office:value="1.56443" calcext:value-type="float">
            <text:p>1.56443</text:p>
          </table:table-cell>
          <table:table-cell office:value-type="float" office:value="0.961187" calcext:value-type="float">
            <text:p>0.961187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69724" calcext:value-type="float">
            <text:p>1.69724</text:p>
          </table:table-cell>
          <table:table-cell office:value-type="float" office:value="0.850918" calcext:value-type="float">
            <text:p>0.850918</text:p>
          </table:table-cell>
          <table:table-cell office:value-type="float" office:value="0.271785" calcext:value-type="float">
            <text:p>0.271785</text:p>
          </table:table-cell>
          <table:table-cell office:value-type="float" office:value="0.098429" calcext:value-type="float">
            <text:p>0.098429</text:p>
          </table:table-cell>
          <table:table-cell office:value-type="float" office:value="1.24773" calcext:value-type="float">
            <text:p>1.24773</text:p>
          </table:table-cell>
          <table:table-cell office:value-type="float" office:value="0.171272" calcext:value-type="float">
            <text:p>0.171272</text:p>
          </table:table-cell>
          <table:table-cell office:value-type="float" office:value="1.63818" calcext:value-type="float">
            <text:p>1.63818</text:p>
          </table:table-cell>
          <table:table-cell office:value-type="float" office:value="1.65153" calcext:value-type="float">
            <text:p>1.65153</text:p>
          </table:table-cell>
          <table:table-cell table:number-columns-repeated="36"/>
          <table:table-cell table:formula="of:=MIN([.A129:.BL129])" office:value-type="float" office:value="0.098429" calcext:value-type="float">
            <text:p>0.098429</text:p>
          </table:table-cell>
          <table:table-cell table:formula="of:=MAX([.A129:.BL129])" office:value-type="float" office:value="1.69724" calcext:value-type="float">
            <text:p>1.69724</text:p>
          </table:table-cell>
          <table:table-cell table:number-columns-repeated="7"/>
        </table:table-row>
        <table:table-row table:style-name="ro1">
          <table:table-cell office:value-type="float" office:value="0.282626" calcext:value-type="float">
            <text:p>0.282626</text:p>
          </table:table-cell>
          <table:table-cell office:value-type="float" office:value="0.304538" calcext:value-type="float">
            <text:p>0.304538</text:p>
          </table:table-cell>
          <table:table-cell office:value-type="float" office:value="0.344849" calcext:value-type="float">
            <text:p>0.344849</text:p>
          </table:table-cell>
          <table:table-cell office:value-type="float" office:value="0.306156" calcext:value-type="float">
            <text:p>0.306156</text:p>
          </table:table-cell>
          <table:table-cell office:value-type="float" office:value="0.322212" calcext:value-type="float">
            <text:p>0.322212</text:p>
          </table:table-cell>
          <table:table-cell office:value-type="float" office:value="0.63774" calcext:value-type="float">
            <text:p>0.63774</text:p>
          </table:table-cell>
          <table:table-cell office:value-type="float" office:value="0.268907" calcext:value-type="float">
            <text:p>0.268907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0.661235" calcext:value-type="float">
            <text:p>0.661235</text:p>
          </table:table-cell>
          <table:table-cell office:value-type="float" office:value="0.337691" calcext:value-type="float">
            <text:p>0.337691</text:p>
          </table:table-cell>
          <table:table-cell office:value-type="float" office:value="0.946051" calcext:value-type="float">
            <text:p>0.946051</text:p>
          </table:table-cell>
          <table:table-cell office:value-type="float" office:value="0.301867" calcext:value-type="float">
            <text:p>0.301867</text:p>
          </table:table-cell>
          <table:table-cell office:value-type="float" office:value="0.305053" calcext:value-type="float">
            <text:p>0.305053</text:p>
          </table:table-cell>
          <table:table-cell office:value-type="float" office:value="0.285232" calcext:value-type="float">
            <text:p>0.285232</text:p>
          </table:table-cell>
          <table:table-cell office:value-type="float" office:value="0.286208" calcext:value-type="float">
            <text:p>0.286208</text:p>
          </table:table-cell>
          <table:table-cell office:value-type="float" office:value="1.43413" calcext:value-type="float">
            <text:p>1.43413</text:p>
          </table:table-cell>
          <table:table-cell office:value-type="float" office:value="0.292306" calcext:value-type="float">
            <text:p>0.292306</text:p>
          </table:table-cell>
          <table:table-cell office:value-type="float" office:value="1.16084" calcext:value-type="float">
            <text:p>1.16084</text:p>
          </table:table-cell>
          <table:table-cell office:value-type="float" office:value="1.72318" calcext:value-type="float">
            <text:p>1.72318</text:p>
          </table:table-cell>
          <table:table-cell office:value-type="float" office:value="1.45789" calcext:value-type="float">
            <text:p>1.45789</text:p>
          </table:table-cell>
          <table:table-cell office:value-type="float" office:value="1.45497" calcext:value-type="float">
            <text:p>1.45497</text:p>
          </table:table-cell>
          <table:table-cell office:value-type="float" office:value="0.854931" calcext:value-type="float">
            <text:p>0.854931</text:p>
          </table:table-cell>
          <table:table-cell office:value-type="float" office:value="0.097693" calcext:value-type="float">
            <text:p>0.097693</text:p>
          </table:table-cell>
          <table:table-cell office:value-type="float" office:value="0.953945" calcext:value-type="float">
            <text:p>0.953945</text:p>
          </table:table-cell>
          <table:table-cell office:value-type="float" office:value="0.693754" calcext:value-type="float">
            <text:p>0.693754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974758" calcext:value-type="float">
            <text:p>0.974758</text:p>
          </table:table-cell>
          <table:table-cell office:value-type="float" office:value="0.716871" calcext:value-type="float">
            <text:p>0.716871</text:p>
          </table:table-cell>
          <table:table-cell office:value-type="float" office:value="0.428263" calcext:value-type="float">
            <text:p>0.428263</text:p>
          </table:table-cell>
          <table:table-cell office:value-type="float" office:value="0.531752" calcext:value-type="float">
            <text:p>0.531752</text:p>
          </table:table-cell>
          <table:table-cell office:value-type="float" office:value="1.06599" calcext:value-type="float">
            <text:p>1.06599</text:p>
          </table:table-cell>
          <table:table-cell office:value-type="float" office:value="0.120583" calcext:value-type="float">
            <text:p>0.120583</text:p>
          </table:table-cell>
          <table:table-cell table:number-columns-repeated="36"/>
          <table:table-cell table:formula="of:=MIN([.A130:.BL130])" office:value-type="float" office:value="0.097693" calcext:value-type="float">
            <text:p>0.097693</text:p>
          </table:table-cell>
          <table:table-cell table:formula="of:=MAX([.A130:.BL130])" office:value-type="float" office:value="1.72318" calcext:value-type="float">
            <text:p>1.72318</text:p>
          </table:table-cell>
          <table:table-cell table:number-columns-repeated="7"/>
        </table:table-row>
        <table:table-row table:style-name="ro1">
          <table:table-cell office:value-type="float" office:value="0.103544" calcext:value-type="float">
            <text:p>0.103544</text:p>
          </table:table-cell>
          <table:table-cell office:value-type="float" office:value="0.0923481" calcext:value-type="float">
            <text:p>0.0923481</text:p>
          </table:table-cell>
          <table:table-cell office:value-type="float" office:value="0.0960269" calcext:value-type="float">
            <text:p>0.0960269</text:p>
          </table:table-cell>
          <table:table-cell office:value-type="float" office:value="0.296463" calcext:value-type="float">
            <text:p>0.296463</text:p>
          </table:table-cell>
          <table:table-cell office:value-type="float" office:value="0.096849" calcext:value-type="float">
            <text:p>0.096849</text:p>
          </table:table-cell>
          <table:table-cell office:value-type="float" office:value="0.0950961" calcext:value-type="float">
            <text:p>0.0950961</text:p>
          </table:table-cell>
          <table:table-cell office:value-type="float" office:value="0.0919209" calcext:value-type="float">
            <text:p>0.0919209</text:p>
          </table:table-cell>
          <table:table-cell office:value-type="float" office:value="0.292161" calcext:value-type="float">
            <text:p>0.292161</text:p>
          </table:table-cell>
          <table:table-cell office:value-type="float" office:value="0.55848" calcext:value-type="float">
            <text:p>0.55848</text:p>
          </table:table-cell>
          <table:table-cell office:value-type="float" office:value="0.529725" calcext:value-type="float">
            <text:p>0.529725</text:p>
          </table:table-cell>
          <table:table-cell office:value-type="float" office:value="0.525713" calcext:value-type="float">
            <text:p>0.525713</text:p>
          </table:table-cell>
          <table:table-cell office:value-type="float" office:value="0.575133" calcext:value-type="float">
            <text:p>0.575133</text:p>
          </table:table-cell>
          <table:table-cell office:value-type="float" office:value="0.283006" calcext:value-type="float">
            <text:p>0.283006</text:p>
          </table:table-cell>
          <table:table-cell office:value-type="float" office:value="0.455912" calcext:value-type="float">
            <text:p>0.455912</text:p>
          </table:table-cell>
          <table:table-cell office:value-type="float" office:value="0.470697" calcext:value-type="float">
            <text:p>0.470697</text:p>
          </table:table-cell>
          <table:table-cell office:value-type="float" office:value="0.556579" calcext:value-type="float">
            <text:p>0.556579</text:p>
          </table:table-cell>
          <table:table-cell office:value-type="float" office:value="0.288016" calcext:value-type="float">
            <text:p>0.288016</text:p>
          </table:table-cell>
          <table:table-cell office:value-type="float" office:value="0.504624" calcext:value-type="float">
            <text:p>0.504624</text:p>
          </table:table-cell>
          <table:table-cell office:value-type="float" office:value="0.530456" calcext:value-type="float">
            <text:p>0.530456</text:p>
          </table:table-cell>
          <table:table-cell office:value-type="float" office:value="0.871191" calcext:value-type="float">
            <text:p>0.871191</text:p>
          </table:table-cell>
          <table:table-cell office:value-type="float" office:value="0.601305" calcext:value-type="float">
            <text:p>0.601305</text:p>
          </table:table-cell>
          <table:table-cell office:value-type="float" office:value="0.673702" calcext:value-type="float">
            <text:p>0.673702</text:p>
          </table:table-cell>
          <table:table-cell office:value-type="float" office:value="0.881928" calcext:value-type="float">
            <text:p>0.881928</text:p>
          </table:table-cell>
          <table:table-cell office:value-type="float" office:value="0.966989" calcext:value-type="float">
            <text:p>0.966989</text:p>
          </table:table-cell>
          <table:table-cell office:value-type="float" office:value="1.28629" calcext:value-type="float">
            <text:p>1.28629</text:p>
          </table:table-cell>
          <table:table-cell office:value-type="float" office:value="1.61573" calcext:value-type="float">
            <text:p>1.61573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162695" calcext:value-type="float">
            <text:p>0.162695</text:p>
          </table:table-cell>
          <table:table-cell office:value-type="float" office:value="0.110597" calcext:value-type="float">
            <text:p>0.110597</text:p>
          </table:table-cell>
          <table:table-cell office:value-type="float" office:value="0.449792" calcext:value-type="float">
            <text:p>0.449792</text:p>
          </table:table-cell>
          <table:table-cell office:value-type="float" office:value="0.245416" calcext:value-type="float">
            <text:p>0.245416</text:p>
          </table:table-cell>
          <table:table-cell office:value-type="float" office:value="0.483181" calcext:value-type="float">
            <text:p>0.483181</text:p>
          </table:table-cell>
          <table:table-cell table:number-columns-repeated="36"/>
          <table:table-cell table:formula="of:=MIN([.A131:.BL131])" office:value-type="float" office:value="0.0919209" calcext:value-type="float">
            <text:p>0.0919209</text:p>
          </table:table-cell>
          <table:table-cell table:formula="of:=MAX([.A131:.BL131])" office:value-type="float" office:value="1.61573" calcext:value-type="float">
            <text:p>1.61573</text:p>
          </table:table-cell>
          <table:table-cell table:number-columns-repeated="7"/>
        </table:table-row>
        <table:table-row table:style-name="ro1">
          <table:table-cell office:value-type="float" office:value="0.130533" calcext:value-type="float">
            <text:p>0.130533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0.303463" calcext:value-type="float">
            <text:p>0.303463</text:p>
          </table:table-cell>
          <table:table-cell office:value-type="float" office:value="0.109808" calcext:value-type="float">
            <text:p>0.109808</text:p>
          </table:table-cell>
          <table:table-cell office:value-type="float" office:value="0.0947301" calcext:value-type="float">
            <text:p>0.0947301</text:p>
          </table:table-cell>
          <table:table-cell office:value-type="float" office:value="0.282638" calcext:value-type="float">
            <text:p>0.282638</text:p>
          </table:table-cell>
          <table:table-cell office:value-type="float" office:value="0.251917" calcext:value-type="float">
            <text:p>0.251917</text:p>
          </table:table-cell>
          <table:table-cell office:value-type="float" office:value="0.283546" calcext:value-type="float">
            <text:p>0.283546</text:p>
          </table:table-cell>
          <table:table-cell office:value-type="float" office:value="0.854211" calcext:value-type="float">
            <text:p>0.854211</text:p>
          </table:table-cell>
          <table:table-cell office:value-type="float" office:value="0.294058" calcext:value-type="float">
            <text:p>0.294058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1.1779" calcext:value-type="float">
            <text:p>1.1779</text:p>
          </table:table-cell>
          <table:table-cell office:value-type="float" office:value="0.881606" calcext:value-type="float">
            <text:p>0.881606</text:p>
          </table:table-cell>
          <table:table-cell office:value-type="float" office:value="0.754592" calcext:value-type="float">
            <text:p>0.754592</text:p>
          </table:table-cell>
          <table:table-cell office:value-type="float" office:value="0.612454" calcext:value-type="float">
            <text:p>0.612454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.882062" calcext:value-type="float">
            <text:p>0.882062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356245" calcext:value-type="float">
            <text:p>0.356245</text:p>
          </table:table-cell>
          <table:table-cell office:value-type="float" office:value="0.941961" calcext:value-type="float">
            <text:p>0.941961</text:p>
          </table:table-cell>
          <table:table-cell office:value-type="float" office:value="0.0926309" calcext:value-type="float">
            <text:p>0.0926309</text:p>
          </table:table-cell>
          <table:table-cell office:value-type="float" office:value="0.142242" calcext:value-type="float">
            <text:p>0.142242</text:p>
          </table:table-cell>
          <table:table-cell office:value-type="float" office:value="0.203697" calcext:value-type="float">
            <text:p>0.203697</text:p>
          </table:table-cell>
          <table:table-cell office:value-type="float" office:value="0.182462" calcext:value-type="float">
            <text:p>0.182462</text:p>
          </table:table-cell>
          <table:table-cell office:value-type="float" office:value="0.174069" calcext:value-type="float">
            <text:p>0.174069</text:p>
          </table:table-cell>
          <table:table-cell office:value-type="float" office:value="0.186443" calcext:value-type="float">
            <text:p>0.186443</text:p>
          </table:table-cell>
          <table:table-cell office:value-type="float" office:value="1.10673" calcext:value-type="float">
            <text:p>1.10673</text:p>
          </table:table-cell>
          <table:table-cell office:value-type="float" office:value="1.11339" calcext:value-type="float">
            <text:p>1.11339</text:p>
          </table:table-cell>
          <table:table-cell office:value-type="float" office:value="1.78568" calcext:value-type="float">
            <text:p>1.78568</text:p>
          </table:table-cell>
          <table:table-cell office:value-type="float" office:value="1.18117" calcext:value-type="float">
            <text:p>1.18117</text:p>
          </table:table-cell>
          <table:table-cell office:value-type="float" office:value="0.916772" calcext:value-type="float">
            <text:p>0.916772</text:p>
          </table:table-cell>
          <table:table-cell table:number-columns-repeated="36"/>
          <table:table-cell table:formula="of:=MIN([.A132:.BL132])" office:value-type="float" office:value="0.0926309" calcext:value-type="float">
            <text:p>0.0926309</text:p>
          </table:table-cell>
          <table:table-cell table:formula="of:=MAX([.A132:.BL132])" office:value-type="float" office:value="1.78568" calcext:value-type="float">
            <text:p>1.78568</text:p>
          </table:table-cell>
          <table:table-cell table:number-columns-repeated="7"/>
        </table:table-row>
        <table:table-row table:style-name="ro1">
          <table:table-cell office:value-type="float" office:value="0.239883" calcext:value-type="float">
            <text:p>0.239883</text:p>
          </table:table-cell>
          <table:table-cell office:value-type="float" office:value="0.285485" calcext:value-type="float">
            <text:p>0.285485</text:p>
          </table:table-cell>
          <table:table-cell office:value-type="float" office:value="0.296134" calcext:value-type="float">
            <text:p>0.296134</text:p>
          </table:table-cell>
          <table:table-cell office:value-type="float" office:value="0.274158" calcext:value-type="float">
            <text:p>0.274158</text:p>
          </table:table-cell>
          <table:table-cell office:value-type="float" office:value="0.29172" calcext:value-type="float">
            <text:p>0.29172</text:p>
          </table:table-cell>
          <table:table-cell office:value-type="float" office:value="0.298681" calcext:value-type="float">
            <text:p>0.298681</text:p>
          </table:table-cell>
          <table:table-cell office:value-type="float" office:value="0.287992" calcext:value-type="float">
            <text:p>0.287992</text:p>
          </table:table-cell>
          <table:table-cell office:value-type="float" office:value="0.291826" calcext:value-type="float">
            <text:p>0.291826</text:p>
          </table:table-cell>
          <table:table-cell office:value-type="float" office:value="0.888257" calcext:value-type="float">
            <text:p>0.888257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613391" calcext:value-type="float">
            <text:p>0.613391</text:p>
          </table:table-cell>
          <table:table-cell office:value-type="float" office:value="0.272609" calcext:value-type="float">
            <text:p>0.272609</text:p>
          </table:table-cell>
          <table:table-cell office:value-type="float" office:value="0.309212" calcext:value-type="float">
            <text:p>0.309212</text:p>
          </table:table-cell>
          <table:table-cell office:value-type="float" office:value="0.582325" calcext:value-type="float">
            <text:p>0.582325</text:p>
          </table:table-cell>
          <table:table-cell office:value-type="float" office:value="0.597119" calcext:value-type="float">
            <text:p>0.597119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43289" calcext:value-type="float">
            <text:p>1.43289</text:p>
          </table:table-cell>
          <table:table-cell office:value-type="float" office:value="0.865042" calcext:value-type="float">
            <text:p>0.865042</text:p>
          </table:table-cell>
          <table:table-cell office:value-type="float" office:value="1.17943" calcext:value-type="float">
            <text:p>1.17943</text:p>
          </table:table-cell>
          <table:table-cell office:value-type="float" office:value="1.18639" calcext:value-type="float">
            <text:p>1.18639</text:p>
          </table:table-cell>
          <table:table-cell office:value-type="float" office:value="0.866457" calcext:value-type="float">
            <text:p>0.866457</text:p>
          </table:table-cell>
          <table:table-cell office:value-type="float" office:value="0.584457" calcext:value-type="float">
            <text:p>0.584457</text:p>
          </table:table-cell>
          <table:table-cell office:value-type="float" office:value="0.899762" calcext:value-type="float">
            <text:p>0.899762</text:p>
          </table:table-cell>
          <table:table-cell office:value-type="float" office:value="1.45919" calcext:value-type="float">
            <text:p>1.45919</text:p>
          </table:table-cell>
          <table:table-cell office:value-type="float" office:value="1.13303" calcext:value-type="float">
            <text:p>1.13303</text:p>
          </table:table-cell>
          <table:table-cell office:value-type="float" office:value="1.17433" calcext:value-type="float">
            <text:p>1.17433</text:p>
          </table:table-cell>
          <table:table-cell office:value-type="float" office:value="0.288121" calcext:value-type="float">
            <text:p>0.288121</text:p>
          </table:table-cell>
          <table:table-cell office:value-type="float" office:value="1.88399" calcext:value-type="float">
            <text:p>1.88399</text:p>
          </table:table-cell>
          <table:table-cell office:value-type="float" office:value="0.251992" calcext:value-type="float">
            <text:p>0.251992</text:p>
          </table:table-cell>
          <table:table-cell office:value-type="float" office:value="0.811388" calcext:value-type="float">
            <text:p>0.811388</text:p>
          </table:table-cell>
          <table:table-cell office:value-type="float" office:value="0.552142" calcext:value-type="float">
            <text:p>0.552142</text:p>
          </table:table-cell>
          <table:table-cell office:value-type="float" office:value="1.71893" calcext:value-type="float">
            <text:p>1.71893</text:p>
          </table:table-cell>
          <table:table-cell table:number-columns-repeated="36"/>
          <table:table-cell table:formula="of:=MIN([.A133:.BL133])" office:value-type="float" office:value="0.239883" calcext:value-type="float">
            <text:p>0.239883</text:p>
          </table:table-cell>
          <table:table-cell table:formula="of:=MAX([.A133:.BL133])" office:value-type="float" office:value="1.88399" calcext:value-type="float">
            <text:p>1.88399</text:p>
          </table:table-cell>
          <table:table-cell table:number-columns-repeated="7"/>
        </table:table-row>
        <table:table-row table:style-name="ro1">
          <table:table-cell office:value-type="float" office:value="0.293641" calcext:value-type="float">
            <text:p>0.293641</text:p>
          </table:table-cell>
          <table:table-cell office:value-type="float" office:value="0.325045" calcext:value-type="float">
            <text:p>0.325045</text:p>
          </table:table-cell>
          <table:table-cell office:value-type="float" office:value="0.279391" calcext:value-type="float">
            <text:p>0.279391</text:p>
          </table:table-cell>
          <table:table-cell office:value-type="float" office:value="0.282741" calcext:value-type="float">
            <text:p>0.282741</text:p>
          </table:table-cell>
          <table:table-cell office:value-type="float" office:value="0.312882" calcext:value-type="float">
            <text:p>0.312882</text:p>
          </table:table-cell>
          <table:table-cell office:value-type="float" office:value="0.277311" calcext:value-type="float">
            <text:p>0.277311</text:p>
          </table:table-cell>
          <table:table-cell office:value-type="float" office:value="0.328821" calcext:value-type="float">
            <text:p>0.328821</text:p>
          </table:table-cell>
          <table:table-cell office:value-type="float" office:value="0.625168" calcext:value-type="float">
            <text:p>0.625168</text:p>
          </table:table-cell>
          <table:table-cell office:value-type="float" office:value="0.609655" calcext:value-type="float">
            <text:p>0.609655</text:p>
          </table:table-cell>
          <table:table-cell office:value-type="float" office:value="1.1518" calcext:value-type="float">
            <text:p>1.1518</text:p>
          </table:table-cell>
          <table:table-cell office:value-type="float" office:value="0.841618" calcext:value-type="float">
            <text:p>0.841618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0.550885" calcext:value-type="float">
            <text:p>0.550885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1.57284" calcext:value-type="float">
            <text:p>1.57284</text:p>
          </table:table-cell>
          <table:table-cell office:value-type="float" office:value="0.935971" calcext:value-type="float">
            <text:p>0.935971</text:p>
          </table:table-cell>
          <table:table-cell office:value-type="float" office:value="1.34192" calcext:value-type="float">
            <text:p>1.34192</text:p>
          </table:table-cell>
          <table:table-cell office:value-type="float" office:value="1.31321" calcext:value-type="float">
            <text:p>1.31321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0.491201" calcext:value-type="float">
            <text:p>0.491201</text:p>
          </table:table-cell>
          <table:table-cell office:value-type="float" office:value="0.759132" calcext:value-type="float">
            <text:p>0.759132</text:p>
          </table:table-cell>
          <table:table-cell office:value-type="float" office:value="0.521049" calcext:value-type="float">
            <text:p>0.521049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0.490252" calcext:value-type="float">
            <text:p>0.490252</text:p>
          </table:table-cell>
          <table:table-cell office:value-type="float" office:value="0.54313" calcext:value-type="float">
            <text:p>0.54313</text:p>
          </table:table-cell>
          <table:table-cell office:value-type="float" office:value="1.77037" calcext:value-type="float">
            <text:p>1.77037</text:p>
          </table:table-cell>
          <table:table-cell office:value-type="float" office:value="0.311742" calcext:value-type="float">
            <text:p>0.311742</text:p>
          </table:table-cell>
          <table:table-cell office:value-type="float" office:value="0.946232" calcext:value-type="float">
            <text:p>0.946232</text:p>
          </table:table-cell>
          <table:table-cell office:value-type="float" office:value="1.27022" calcext:value-type="float">
            <text:p>1.27022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0.176085" calcext:value-type="float">
            <text:p>0.176085</text:p>
          </table:table-cell>
          <table:table-cell office:value-type="float" office:value="0.847502" calcext:value-type="float">
            <text:p>0.847502</text:p>
          </table:table-cell>
          <table:table-cell table:number-columns-repeated="36"/>
          <table:table-cell table:formula="of:=MIN([.A134:.BL134])" office:value-type="float" office:value="0.176085" calcext:value-type="float">
            <text:p>0.176085</text:p>
          </table:table-cell>
          <table:table-cell table:formula="of:=MAX([.A134:.BL134])" office:value-type="float" office:value="1.77037" calcext:value-type="float">
            <text:p>1.77037</text:p>
          </table:table-cell>
          <table:table-cell table:number-columns-repeated="7"/>
        </table:table-row>
        <table:table-row table:style-name="ro1">
          <table:table-cell office:value-type="float" office:value="0.29489" calcext:value-type="float">
            <text:p>0.29489</text:p>
          </table:table-cell>
          <table:table-cell office:value-type="float" office:value="0.349267" calcext:value-type="float">
            <text:p>0.349267</text:p>
          </table:table-cell>
          <table:table-cell office:value-type="float" office:value="0.36008" calcext:value-type="float">
            <text:p>0.36008</text:p>
          </table:table-cell>
          <table:table-cell office:value-type="float" office:value="0.282485" calcext:value-type="float">
            <text:p>0.282485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682495" calcext:value-type="float">
            <text:p>0.682495</text:p>
          </table:table-cell>
          <table:table-cell office:value-type="float" office:value="0.442909" calcext:value-type="float">
            <text:p>0.442909</text:p>
          </table:table-cell>
          <table:table-cell office:value-type="float" office:value="0.438122" calcext:value-type="float">
            <text:p>0.438122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361555" calcext:value-type="float">
            <text:p>0.361555</text:p>
          </table:table-cell>
          <table:table-cell office:value-type="float" office:value="0.512298" calcext:value-type="float">
            <text:p>0.512298</text:p>
          </table:table-cell>
          <table:table-cell office:value-type="float" office:value="0.55669" calcext:value-type="float">
            <text:p>0.55669</text:p>
          </table:table-cell>
          <table:table-cell office:value-type="float" office:value="0.582859" calcext:value-type="float">
            <text:p>0.582859</text:p>
          </table:table-cell>
          <table:table-cell office:value-type="float" office:value="0.57173" calcext:value-type="float">
            <text:p>0.57173</text:p>
          </table:table-cell>
          <table:table-cell office:value-type="float" office:value="1.21519" calcext:value-type="float">
            <text:p>1.21519</text:p>
          </table:table-cell>
          <table:table-cell office:value-type="float" office:value="0.585721" calcext:value-type="float">
            <text:p>0.585721</text:p>
          </table:table-cell>
          <table:table-cell office:value-type="float" office:value="0.796876" calcext:value-type="float">
            <text:p>0.796876</text:p>
          </table:table-cell>
          <table:table-cell office:value-type="float" office:value="0.657585" calcext:value-type="float">
            <text:p>0.657585</text:p>
          </table:table-cell>
          <table:table-cell office:value-type="float" office:value="0.553533" calcext:value-type="float">
            <text:p>0.553533</text:p>
          </table:table-cell>
          <table:table-cell office:value-type="float" office:value="1.10904" calcext:value-type="float">
            <text:p>1.10904</text:p>
          </table:table-cell>
          <table:table-cell office:value-type="float" office:value="0.606493" calcext:value-type="float">
            <text:p>0.606493</text:p>
          </table:table-cell>
          <table:table-cell office:value-type="float" office:value="0.440918" calcext:value-type="float">
            <text:p>0.440918</text:p>
          </table:table-cell>
          <table:table-cell office:value-type="float" office:value="0.611576" calcext:value-type="float">
            <text:p>0.611576</text:p>
          </table:table-cell>
          <table:table-cell office:value-type="float" office:value="0.124307" calcext:value-type="float">
            <text:p>0.124307</text:p>
          </table:table-cell>
          <table:table-cell office:value-type="float" office:value="0.333758" calcext:value-type="float">
            <text:p>0.333758</text:p>
          </table:table-cell>
          <table:table-cell office:value-type="float" office:value="0.133029" calcext:value-type="float">
            <text:p>0.133029</text:p>
          </table:table-cell>
          <table:table-cell office:value-type="float" office:value="1.27887" calcext:value-type="float">
            <text:p>1.27887</text:p>
          </table:table-cell>
          <table:table-cell office:value-type="float" office:value="0.945284" calcext:value-type="float">
            <text:p>0.945284</text:p>
          </table:table-cell>
          <table:table-cell office:value-type="float" office:value="0.679264" calcext:value-type="float">
            <text:p>0.679264</text:p>
          </table:table-cell>
          <table:table-cell office:value-type="float" office:value="1.23394" calcext:value-type="float">
            <text:p>1.23394</text:p>
          </table:table-cell>
          <table:table-cell office:value-type="float" office:value="0.570139" calcext:value-type="float">
            <text:p>0.570139</text:p>
          </table:table-cell>
          <table:table-cell office:value-type="float" office:value="1.7513" calcext:value-type="float">
            <text:p>1.7513</text:p>
          </table:table-cell>
          <table:table-cell table:number-columns-repeated="36"/>
          <table:table-cell table:formula="of:=MIN([.A135:.BL135])" office:value-type="float" office:value="0.124307" calcext:value-type="float">
            <text:p>0.124307</text:p>
          </table:table-cell>
          <table:table-cell table:formula="of:=MAX([.A135:.BL135])" office:value-type="float" office:value="1.7513" calcext:value-type="float">
            <text:p>1.7513</text:p>
          </table:table-cell>
          <table:table-cell table:number-columns-repeated="7"/>
        </table:table-row>
        <table:table-row table:style-name="ro1">
          <table:table-cell office:value-type="float" office:value="0.290267" calcext:value-type="float">
            <text:p>0.290267</text:p>
          </table:table-cell>
          <table:table-cell office:value-type="float" office:value="0.297494" calcext:value-type="float">
            <text:p>0.297494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0.284896" calcext:value-type="float">
            <text:p>0.284896</text:p>
          </table:table-cell>
          <table:table-cell office:value-type="float" office:value="0.287864" calcext:value-type="float">
            <text:p>0.287864</text:p>
          </table:table-cell>
          <table:table-cell office:value-type="float" office:value="0.284756" calcext:value-type="float">
            <text:p>0.284756</text:p>
          </table:table-cell>
          <table:table-cell office:value-type="float" office:value="0.288711" calcext:value-type="float">
            <text:p>0.288711</text:p>
          </table:table-cell>
          <table:table-cell office:value-type="float" office:value="0.894182" calcext:value-type="float">
            <text:p>0.894182</text:p>
          </table:table-cell>
          <table:table-cell office:value-type="float" office:value="0.309635" calcext:value-type="float">
            <text:p>0.309635</text:p>
          </table:table-cell>
          <table:table-cell office:value-type="float" office:value="0.617331" calcext:value-type="float">
            <text:p>0.617331</text:p>
          </table:table-cell>
          <table:table-cell office:value-type="float" office:value="0.86403" calcext:value-type="float">
            <text:p>0.86403</text:p>
          </table:table-cell>
          <table:table-cell office:value-type="float" office:value="0.582389" calcext:value-type="float">
            <text:p>0.582389</text:p>
          </table:table-cell>
          <table:table-cell office:value-type="float" office:value="0.618332" calcext:value-type="float">
            <text:p>0.618332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588169" calcext:value-type="float">
            <text:p>0.588169</text:p>
          </table:table-cell>
          <table:table-cell office:value-type="float" office:value="0.600504" calcext:value-type="float">
            <text:p>0.600504</text:p>
          </table:table-cell>
          <table:table-cell office:value-type="float" office:value="1.17823" calcext:value-type="float">
            <text:p>1.17823</text:p>
          </table:table-cell>
          <table:table-cell office:value-type="float" office:value="0.285744" calcext:value-type="float">
            <text:p>0.285744</text:p>
          </table:table-cell>
          <table:table-cell office:value-type="float" office:value="0.839368" calcext:value-type="float">
            <text:p>0.839368</text:p>
          </table:table-cell>
          <table:table-cell office:value-type="float" office:value="0.274757" calcext:value-type="float">
            <text:p>0.274757</text:p>
          </table:table-cell>
          <table:table-cell office:value-type="float" office:value="0.890875" calcext:value-type="float">
            <text:p>0.890875</text:p>
          </table:table-cell>
          <table:table-cell office:value-type="float" office:value="0.612206" calcext:value-type="float">
            <text:p>0.612206</text:p>
          </table:table-cell>
          <table:table-cell office:value-type="float" office:value="0.436224" calcext:value-type="float">
            <text:p>0.436224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1.81553" calcext:value-type="float">
            <text:p>1.81553</text:p>
          </table:table-cell>
          <table:table-cell office:value-type="float" office:value="0.280766" calcext:value-type="float">
            <text:p>0.280766</text:p>
          </table:table-cell>
          <table:table-cell office:value-type="float" office:value="0.921151" calcext:value-type="float">
            <text:p>0.921151</text:p>
          </table:table-cell>
          <table:table-cell office:value-type="float" office:value="1.24134" calcext:value-type="float">
            <text:p>1.24134</text:p>
          </table:table-cell>
          <table:table-cell office:value-type="float" office:value="1.00392" calcext:value-type="float">
            <text:p>1.00392</text:p>
          </table:table-cell>
          <table:table-cell office:value-type="float" office:value="0.968522" calcext:value-type="float">
            <text:p>0.968522</text:p>
          </table:table-cell>
          <table:table-cell office:value-type="float" office:value="1.89727" calcext:value-type="float">
            <text:p>1.89727</text:p>
          </table:table-cell>
          <table:table-cell office:value-type="float" office:value="0.085568" calcext:value-type="float">
            <text:p>0.085568</text:p>
          </table:table-cell>
          <table:table-cell table:number-columns-repeated="36"/>
          <table:table-cell table:formula="of:=MIN([.A136:.BL136])" office:value-type="float" office:value="0.085568" calcext:value-type="float">
            <text:p>0.085568</text:p>
          </table:table-cell>
          <table:table-cell table:formula="of:=MAX([.A136:.BL136])" office:value-type="float" office:value="1.89727" calcext:value-type="float">
            <text:p>1.89727</text:p>
          </table:table-cell>
          <table:table-cell table:number-columns-repeated="7"/>
        </table:table-row>
        <table:table-row table:style-name="ro1">
          <table:table-cell office:value-type="float" office:value="0.27793" calcext:value-type="float">
            <text:p>0.27793</text:p>
          </table:table-cell>
          <table:table-cell office:value-type="float" office:value="0.278377" calcext:value-type="float">
            <text:p>0.278377</text:p>
          </table:table-cell>
          <table:table-cell office:value-type="float" office:value="0.336572" calcext:value-type="float">
            <text:p>0.336572</text:p>
          </table:table-cell>
          <table:table-cell office:value-type="float" office:value="0.298847" calcext:value-type="float">
            <text:p>0.298847</text:p>
          </table:table-cell>
          <table:table-cell office:value-type="float" office:value="0.305362" calcext:value-type="float">
            <text:p>0.305362</text:p>
          </table:table-cell>
          <table:table-cell office:value-type="float" office:value="0.59417" calcext:value-type="float">
            <text:p>0.59417</text:p>
          </table:table-cell>
          <table:table-cell office:value-type="float" office:value="0.564374" calcext:value-type="float">
            <text:p>0.564374</text:p>
          </table:table-cell>
          <table:table-cell office:value-type="float" office:value="0.661922" calcext:value-type="float">
            <text:p>0.661922</text:p>
          </table:table-cell>
          <table:table-cell office:value-type="float" office:value="0.312061" calcext:value-type="float">
            <text:p>0.312061</text:p>
          </table:table-cell>
          <table:table-cell office:value-type="float" office:value="0.550953" calcext:value-type="float">
            <text:p>0.550953</text:p>
          </table:table-cell>
          <table:table-cell office:value-type="float" office:value="0.599317" calcext:value-type="float">
            <text:p>0.599317</text:p>
          </table:table-cell>
          <table:table-cell office:value-type="float" office:value="0.294408" calcext:value-type="float">
            <text:p>0.294408</text:p>
          </table:table-cell>
          <table:table-cell office:value-type="float" office:value="0.371796" calcext:value-type="float">
            <text:p>0.371796</text:p>
          </table:table-cell>
          <table:table-cell office:value-type="float" office:value="1.37608" calcext:value-type="float">
            <text:p>1.37608</text:p>
          </table:table-cell>
          <table:table-cell office:value-type="float" office:value="1.069" calcext:value-type="float">
            <text:p>1.069</text:p>
          </table:table-cell>
          <table:table-cell office:value-type="float" office:value="0.184661" calcext:value-type="float">
            <text:p>0.184661</text:p>
          </table:table-cell>
          <table:table-cell office:value-type="float" office:value="0.0950251" calcext:value-type="float">
            <text:p>0.0950251</text:p>
          </table:table-cell>
          <table:table-cell office:value-type="float" office:value="1.33432" calcext:value-type="float">
            <text:p>1.33432</text:p>
          </table:table-cell>
          <table:table-cell office:value-type="float" office:value="1.33603" calcext:value-type="float">
            <text:p>1.33603</text:p>
          </table:table-cell>
          <table:table-cell office:value-type="float" office:value="0.985233" calcext:value-type="float">
            <text:p>0.985233</text:p>
          </table:table-cell>
          <table:table-cell office:value-type="float" office:value="0.212046" calcext:value-type="float">
            <text:p>0.212046</text:p>
          </table:table-cell>
          <table:table-cell office:value-type="float" office:value="0.741491" calcext:value-type="float">
            <text:p>0.741491</text:p>
          </table:table-cell>
          <table:table-cell office:value-type="float" office:value="0.673977" calcext:value-type="float">
            <text:p>0.673977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0.696436" calcext:value-type="float">
            <text:p>0.696436</text:p>
          </table:table-cell>
          <table:table-cell office:value-type="float" office:value="0.797267" calcext:value-type="float">
            <text:p>0.797267</text:p>
          </table:table-cell>
          <table:table-cell office:value-type="float" office:value="0.376208" calcext:value-type="float">
            <text:p>0.376208</text:p>
          </table:table-cell>
          <table:table-cell office:value-type="float" office:value="0.411057" calcext:value-type="float">
            <text:p>0.411057</text:p>
          </table:table-cell>
          <table:table-cell office:value-type="float" office:value="0.205384" calcext:value-type="float">
            <text:p>0.205384</text:p>
          </table:table-cell>
          <table:table-cell office:value-type="float" office:value="0.129369" calcext:value-type="float">
            <text:p>0.129369</text:p>
          </table:table-cell>
          <table:table-cell office:value-type="float" office:value="0.51742" calcext:value-type="float">
            <text:p>0.51742</text:p>
          </table:table-cell>
          <table:table-cell office:value-type="float" office:value="0.122984" calcext:value-type="float">
            <text:p>0.122984</text:p>
          </table:table-cell>
          <table:table-cell table:number-columns-repeated="36"/>
          <table:table-cell table:formula="of:=MIN([.A137:.BL137])" office:value-type="float" office:value="0.0950251" calcext:value-type="float">
            <text:p>0.0950251</text:p>
          </table:table-cell>
          <table:table-cell table:formula="of:=MAX([.A137:.BL137])" office:value-type="float" office:value="1.37608" calcext:value-type="float">
            <text:p>1.37608</text:p>
          </table:table-cell>
          <table:table-cell table:number-columns-repeated="7"/>
        </table:table-row>
        <table:table-row table:style-name="ro1">
          <table:table-cell office:value-type="float" office:value="0.141056" calcext:value-type="float">
            <text:p>0.141056</text:p>
          </table:table-cell>
          <table:table-cell office:value-type="float" office:value="0.274147" calcext:value-type="float">
            <text:p>0.274147</text:p>
          </table:table-cell>
          <table:table-cell office:value-type="float" office:value="0.146927" calcext:value-type="float">
            <text:p>0.146927</text:p>
          </table:table-cell>
          <table:table-cell office:value-type="float" office:value="0.251142" calcext:value-type="float">
            <text:p>0.251142</text:p>
          </table:table-cell>
          <table:table-cell office:value-type="float" office:value="0.294688" calcext:value-type="float">
            <text:p>0.294688</text:p>
          </table:table-cell>
          <table:table-cell office:value-type="float" office:value="0.133996" calcext:value-type="float">
            <text:p>0.133996</text:p>
          </table:table-cell>
          <table:table-cell office:value-type="float" office:value="0.255824" calcext:value-type="float">
            <text:p>0.255824</text:p>
          </table:table-cell>
          <table:table-cell office:value-type="float" office:value="0.339331" calcext:value-type="float">
            <text:p>0.339331</text:p>
          </table:table-cell>
          <table:table-cell office:value-type="float" office:value="0.175319" calcext:value-type="float">
            <text:p>0.175319</text:p>
          </table:table-cell>
          <table:table-cell office:value-type="float" office:value="0.265364" calcext:value-type="float">
            <text:p>0.265364</text:p>
          </table:table-cell>
          <table:table-cell office:value-type="float" office:value="1.02581" calcext:value-type="float">
            <text:p>1.02581</text:p>
          </table:table-cell>
          <table:table-cell office:value-type="float" office:value="0.245809" calcext:value-type="float">
            <text:p>0.245809</text:p>
          </table:table-cell>
          <table:table-cell office:value-type="float" office:value="0.111915" calcext:value-type="float">
            <text:p>0.111915</text:p>
          </table:table-cell>
          <table:table-cell office:value-type="float" office:value="0.393347" calcext:value-type="float">
            <text:p>0.393347</text:p>
          </table:table-cell>
          <table:table-cell office:value-type="float" office:value="1.57014" calcext:value-type="float">
            <text:p>1.57014</text:p>
          </table:table-cell>
          <table:table-cell office:value-type="float" office:value="0.322191" calcext:value-type="float">
            <text:p>0.322191</text:p>
          </table:table-cell>
          <table:table-cell office:value-type="float" office:value="1.33699" calcext:value-type="float">
            <text:p>1.33699</text:p>
          </table:table-cell>
          <table:table-cell office:value-type="float" office:value="1.09798" calcext:value-type="float">
            <text:p>1.09798</text:p>
          </table:table-cell>
          <table:table-cell office:value-type="float" office:value="0.299704" calcext:value-type="float">
            <text:p>0.299704</text:p>
          </table:table-cell>
          <table:table-cell office:value-type="float" office:value="0.860157" calcext:value-type="float">
            <text:p>0.860157</text:p>
          </table:table-cell>
          <table:table-cell office:value-type="float" office:value="0.658368" calcext:value-type="float">
            <text:p>0.658368</text:p>
          </table:table-cell>
          <table:table-cell office:value-type="float" office:value="1.14769" calcext:value-type="float">
            <text:p>1.14769</text:p>
          </table:table-cell>
          <table:table-cell office:value-type="float" office:value="1.07546" calcext:value-type="float">
            <text:p>1.07546</text:p>
          </table:table-cell>
          <table:table-cell office:value-type="float" office:value="0.838537" calcext:value-type="float">
            <text:p>0.838537</text:p>
          </table:table-cell>
          <table:table-cell office:value-type="float" office:value="2.03343" calcext:value-type="float">
            <text:p>2.03343</text:p>
          </table:table-cell>
          <table:table-cell office:value-type="float" office:value="0.624919" calcext:value-type="float">
            <text:p>0.624919</text:p>
          </table:table-cell>
          <table:table-cell office:value-type="float" office:value="1.55006" calcext:value-type="float">
            <text:p>1.55006</text:p>
          </table:table-cell>
          <table:table-cell office:value-type="float" office:value="0.28009" calcext:value-type="float">
            <text:p>0.28009</text:p>
          </table:table-cell>
          <table:table-cell office:value-type="float" office:value="1.33021" calcext:value-type="float">
            <text:p>1.33021</text:p>
          </table:table-cell>
          <table:table-cell office:value-type="float" office:value="1.66473" calcext:value-type="float">
            <text:p>1.66473</text:p>
          </table:table-cell>
          <table:table-cell office:value-type="float" office:value="0.456333" calcext:value-type="float">
            <text:p>0.456333</text:p>
          </table:table-cell>
          <table:table-cell office:value-type="float" office:value="0.0996189" calcext:value-type="float">
            <text:p>0.0996189</text:p>
          </table:table-cell>
          <table:table-cell table:number-columns-repeated="36"/>
          <table:table-cell table:formula="of:=MIN([.A138:.BL138])" office:value-type="float" office:value="0.0996189" calcext:value-type="float">
            <text:p>0.0996189</text:p>
          </table:table-cell>
          <table:table-cell table:formula="of:=MAX([.A138:.BL138])" office:value-type="float" office:value="2.03343" calcext:value-type="float">
            <text:p>2.03343</text:p>
          </table:table-cell>
          <table:table-cell table:number-columns-repeated="7"/>
        </table:table-row>
        <table:table-row table:style-name="ro1">
          <table:table-cell office:value-type="float" office:value="0.28315" calcext:value-type="float">
            <text:p>0.28315</text:p>
          </table:table-cell>
          <table:table-cell office:value-type="float" office:value="0.279465" calcext:value-type="float">
            <text:p>0.279465</text:p>
          </table:table-cell>
          <table:table-cell office:value-type="float" office:value="0.283064" calcext:value-type="float">
            <text:p>0.283064</text:p>
          </table:table-cell>
          <table:table-cell office:value-type="float" office:value="0.290846" calcext:value-type="float">
            <text:p>0.290846</text:p>
          </table:table-cell>
          <table:table-cell office:value-type="float" office:value="0.281324" calcext:value-type="float">
            <text:p>0.281324</text:p>
          </table:table-cell>
          <table:table-cell office:value-type="float" office:value="0.287837" calcext:value-type="float">
            <text:p>0.287837</text:p>
          </table:table-cell>
          <table:table-cell office:value-type="float" office:value="0.294681" calcext:value-type="float">
            <text:p>0.294681</text:p>
          </table:table-cell>
          <table:table-cell office:value-type="float" office:value="1.17857" calcext:value-type="float">
            <text:p>1.17857</text:p>
          </table:table-cell>
          <table:table-cell office:value-type="float" office:value="0.904947" calcext:value-type="float">
            <text:p>0.904947</text:p>
          </table:table-cell>
          <table:table-cell office:value-type="float" office:value="1.19317" calcext:value-type="float">
            <text:p>1.19317</text:p>
          </table:table-cell>
          <table:table-cell office:value-type="float" office:value="0.924252" calcext:value-type="float">
            <text:p>0.924252</text:p>
          </table:table-cell>
          <table:table-cell office:value-type="float" office:value="0.300935" calcext:value-type="float">
            <text:p>0.300935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91687" calcext:value-type="float">
            <text:p>0.91687</text:p>
          </table:table-cell>
          <table:table-cell office:value-type="float" office:value="0.925893" calcext:value-type="float">
            <text:p>0.925893</text:p>
          </table:table-cell>
          <table:table-cell office:value-type="float" office:value="0.640422" calcext:value-type="float">
            <text:p>0.640422</text:p>
          </table:table-cell>
          <table:table-cell office:value-type="float" office:value="0.58339" calcext:value-type="float">
            <text:p>0.58339</text:p>
          </table:table-cell>
          <table:table-cell office:value-type="float" office:value="0.308233" calcext:value-type="float">
            <text:p>0.308233</text:p>
          </table:table-cell>
          <table:table-cell office:value-type="float" office:value="0.716906" calcext:value-type="float">
            <text:p>0.716906</text:p>
          </table:table-cell>
          <table:table-cell office:value-type="float" office:value="1.33892" calcext:value-type="float">
            <text:p>1.33892</text:p>
          </table:table-cell>
          <table:table-cell office:value-type="float" office:value="0.829703" calcext:value-type="float">
            <text:p>0.829703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1.46253" calcext:value-type="float">
            <text:p>1.46253</text:p>
          </table:table-cell>
          <table:table-cell office:value-type="float" office:value="0.883089" calcext:value-type="float">
            <text:p>0.883089</text:p>
          </table:table-cell>
          <table:table-cell office:value-type="float" office:value="2.03163" calcext:value-type="float">
            <text:p>2.03163</text:p>
          </table:table-cell>
          <table:table-cell office:value-type="float" office:value="0.943852" calcext:value-type="float">
            <text:p>0.943852</text:p>
          </table:table-cell>
          <table:table-cell office:value-type="float" office:value="0.205829" calcext:value-type="float">
            <text:p>0.205829</text:p>
          </table:table-cell>
          <table:table-cell office:value-type="float" office:value="1.66396" calcext:value-type="float">
            <text:p>1.66396</text:p>
          </table:table-cell>
          <table:table-cell office:value-type="float" office:value="1.11838" calcext:value-type="float">
            <text:p>1.11838</text:p>
          </table:table-cell>
          <table:table-cell office:value-type="float" office:value="1.11495" calcext:value-type="float">
            <text:p>1.11495</text:p>
          </table:table-cell>
          <table:table-cell table:number-columns-repeated="36"/>
          <table:table-cell table:formula="of:=MIN([.A139:.BL139])" office:value-type="float" office:value="0.205829" calcext:value-type="float">
            <text:p>0.205829</text:p>
          </table:table-cell>
          <table:table-cell table:formula="of:=MAX([.A139:.BL139])" office:value-type="float" office:value="2.03163" calcext:value-type="float">
            <text:p>2.03163</text:p>
          </table:table-cell>
          <table:table-cell table:number-columns-repeated="7"/>
        </table:table-row>
        <table:table-row table:style-name="ro1">
          <table:table-cell office:value-type="float" office:value="0.131043" calcext:value-type="float">
            <text:p>0.131043</text:p>
          </table:table-cell>
          <table:table-cell office:value-type="float" office:value="0.180568" calcext:value-type="float">
            <text:p>0.180568</text:p>
          </table:table-cell>
          <table:table-cell office:value-type="float" office:value="0.132523" calcext:value-type="float">
            <text:p>0.132523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166857" calcext:value-type="float">
            <text:p>0.166857</text:p>
          </table:table-cell>
          <table:table-cell office:value-type="float" office:value="0.154789" calcext:value-type="float">
            <text:p>0.154789</text:p>
          </table:table-cell>
          <table:table-cell office:value-type="float" office:value="0.179744" calcext:value-type="float">
            <text:p>0.179744</text:p>
          </table:table-cell>
          <table:table-cell office:value-type="float" office:value="0.165371" calcext:value-type="float">
            <text:p>0.165371</text:p>
          </table:table-cell>
          <table:table-cell office:value-type="float" office:value="0.145707" calcext:value-type="float">
            <text:p>0.145707</text:p>
          </table:table-cell>
          <table:table-cell office:value-type="float" office:value="0.141009" calcext:value-type="float">
            <text:p>0.141009</text:p>
          </table:table-cell>
          <table:table-cell office:value-type="float" office:value="0.164984" calcext:value-type="float">
            <text:p>0.164984</text:p>
          </table:table-cell>
          <table:table-cell office:value-type="float" office:value="0.168225" calcext:value-type="float">
            <text:p>0.168225</text:p>
          </table:table-cell>
          <table:table-cell office:value-type="float" office:value="1.00325" calcext:value-type="float">
            <text:p>1.00325</text:p>
          </table:table-cell>
          <table:table-cell office:value-type="float" office:value="0.944406" calcext:value-type="float">
            <text:p>0.944406</text:p>
          </table:table-cell>
          <table:table-cell office:value-type="float" office:value="0.900232" calcext:value-type="float">
            <text:p>0.900232</text:p>
          </table:table-cell>
          <table:table-cell office:value-type="float" office:value="0.854211" calcext:value-type="float">
            <text:p>0.854211</text:p>
          </table:table-cell>
          <table:table-cell office:value-type="float" office:value="0.818505" calcext:value-type="float">
            <text:p>0.818505</text:p>
          </table:table-cell>
          <table:table-cell office:value-type="float" office:value="0.765168" calcext:value-type="float">
            <text:p>0.765168</text:p>
          </table:table-cell>
          <table:table-cell office:value-type="float" office:value="0.729226" calcext:value-type="float">
            <text:p>0.729226</text:p>
          </table:table-cell>
          <table:table-cell office:value-type="float" office:value="0.764983" calcext:value-type="float">
            <text:p>0.764983</text:p>
          </table:table-cell>
          <table:table-cell office:value-type="float" office:value="0.625155" calcext:value-type="float">
            <text:p>0.625155</text:p>
          </table:table-cell>
          <table:table-cell office:value-type="float" office:value="0.58973" calcext:value-type="float">
            <text:p>0.58973</text:p>
          </table:table-cell>
          <table:table-cell office:value-type="float" office:value="0.290574" calcext:value-type="float">
            <text:p>0.290574</text:p>
          </table:table-cell>
          <table:table-cell office:value-type="float" office:value="0.313438" calcext:value-type="float">
            <text:p>0.313438</text:p>
          </table:table-cell>
          <table:table-cell office:value-type="float" office:value="0.333356" calcext:value-type="float">
            <text:p>0.333356</text:p>
          </table:table-cell>
          <table:table-cell office:value-type="float" office:value="0.344648" calcext:value-type="float">
            <text:p>0.344648</text:p>
          </table:table-cell>
          <table:table-cell office:value-type="float" office:value="0.266925" calcext:value-type="float">
            <text:p>0.266925</text:p>
          </table:table-cell>
          <table:table-cell office:value-type="float" office:value="0.286073" calcext:value-type="float">
            <text:p>0.286073</text:p>
          </table:table-cell>
          <table:table-cell office:value-type="float" office:value="0.255526" calcext:value-type="float">
            <text:p>0.255526</text:p>
          </table:table-cell>
          <table:table-cell office:value-type="float" office:value="0.298001" calcext:value-type="float">
            <text:p>0.298001</text:p>
          </table:table-cell>
          <table:table-cell office:value-type="float" office:value="0.69153" calcext:value-type="float">
            <text:p>0.69153</text:p>
          </table:table-cell>
          <table:table-cell office:value-type="float" office:value="0.102291" calcext:value-type="float">
            <text:p>0.102291</text:p>
          </table:table-cell>
          <table:table-cell table:number-columns-repeated="36"/>
          <table:table-cell table:formula="of:=MIN([.A140:.BL140])" office:value-type="float" office:value="0.102291" calcext:value-type="float">
            <text:p>0.102291</text:p>
          </table:table-cell>
          <table:table-cell table:formula="of:=MAX([.A140:.BL140])" office:value-type="float" office:value="1.00325" calcext:value-type="float">
            <text:p>1.00325</text:p>
          </table:table-cell>
          <table:table-cell table:number-columns-repeated="7"/>
        </table:table-row>
        <table:table-row table:style-name="ro1">
          <table:table-cell office:value-type="float" office:value="0.295672" calcext:value-type="float">
            <text:p>0.295672</text:p>
          </table:table-cell>
          <table:table-cell office:value-type="float" office:value="0.313007" calcext:value-type="float">
            <text:p>0.313007</text:p>
          </table:table-cell>
          <table:table-cell office:value-type="float" office:value="0.323102" calcext:value-type="float">
            <text:p>0.323102</text:p>
          </table:table-cell>
          <table:table-cell office:value-type="float" office:value="0.332397" calcext:value-type="float">
            <text:p>0.332397</text:p>
          </table:table-cell>
          <table:table-cell office:value-type="float" office:value="0.320349" calcext:value-type="float">
            <text:p>0.320349</text:p>
          </table:table-cell>
          <table:table-cell office:value-type="float" office:value="0.332754" calcext:value-type="float">
            <text:p>0.332754</text:p>
          </table:table-cell>
          <table:table-cell office:value-type="float" office:value="0.296651" calcext:value-type="float">
            <text:p>0.296651</text:p>
          </table:table-cell>
          <table:table-cell office:value-type="float" office:value="0.327045" calcext:value-type="float">
            <text:p>0.327045</text:p>
          </table:table-cell>
          <table:table-cell office:value-type="float" office:value="0.560455" calcext:value-type="float">
            <text:p>0.560455</text:p>
          </table:table-cell>
          <table:table-cell office:value-type="float" office:value="0.599407" calcext:value-type="float">
            <text:p>0.599407</text:p>
          </table:table-cell>
          <table:table-cell office:value-type="float" office:value="0.36269" calcext:value-type="float">
            <text:p>0.36269</text:p>
          </table:table-cell>
          <table:table-cell office:value-type="float" office:value="0.386271" calcext:value-type="float">
            <text:p>0.386271</text:p>
          </table:table-cell>
          <table:table-cell office:value-type="float" office:value="0.510741" calcext:value-type="float">
            <text:p>0.510741</text:p>
          </table:table-cell>
          <table:table-cell office:value-type="float" office:value="0.596404" calcext:value-type="float">
            <text:p>0.596404</text:p>
          </table:table-cell>
          <table:table-cell office:value-type="float" office:value="0.417441" calcext:value-type="float">
            <text:p>0.417441</text:p>
          </table:table-cell>
          <table:table-cell office:value-type="float" office:value="0.740932" calcext:value-type="float">
            <text:p>0.740932</text:p>
          </table:table-cell>
          <table:table-cell office:value-type="float" office:value="0.414743" calcext:value-type="float">
            <text:p>0.414743</text:p>
          </table:table-cell>
          <table:table-cell office:value-type="float" office:value="0.496682" calcext:value-type="float">
            <text:p>0.496682</text:p>
          </table:table-cell>
          <table:table-cell office:value-type="float" office:value="0.73379" calcext:value-type="float">
            <text:p>0.73379</text:p>
          </table:table-cell>
          <table:table-cell office:value-type="float" office:value="0.369478" calcext:value-type="float">
            <text:p>0.369478</text:p>
          </table:table-cell>
          <table:table-cell office:value-type="float" office:value="0.405998" calcext:value-type="float">
            <text:p>0.405998</text:p>
          </table:table-cell>
          <table:table-cell office:value-type="float" office:value="0.476567" calcext:value-type="float">
            <text:p>0.476567</text:p>
          </table:table-cell>
          <table:table-cell office:value-type="float" office:value="0.440443" calcext:value-type="float">
            <text:p>0.440443</text:p>
          </table:table-cell>
          <table:table-cell office:value-type="float" office:value="0.368545" calcext:value-type="float">
            <text:p>0.368545</text:p>
          </table:table-cell>
          <table:table-cell office:value-type="float" office:value="0.37209" calcext:value-type="float">
            <text:p>0.37209</text:p>
          </table:table-cell>
          <table:table-cell office:value-type="float" office:value="0.376711" calcext:value-type="float">
            <text:p>0.376711</text:p>
          </table:table-cell>
          <table:table-cell office:value-type="float" office:value="1.02376" calcext:value-type="float">
            <text:p>1.02376</text:p>
          </table:table-cell>
          <table:table-cell office:value-type="float" office:value="0.144708" calcext:value-type="float">
            <text:p>0.144708</text:p>
          </table:table-cell>
          <table:table-cell office:value-type="float" office:value="0.170794" calcext:value-type="float">
            <text:p>0.170794</text:p>
          </table:table-cell>
          <table:table-cell office:value-type="float" office:value="0.156761" calcext:value-type="float">
            <text:p>0.156761</text:p>
          </table:table-cell>
          <table:table-cell office:value-type="float" office:value="0.071552" calcext:value-type="float">
            <text:p>0.071552</text:p>
          </table:table-cell>
          <table:table-cell office:value-type="float" office:value="0.136112" calcext:value-type="float">
            <text:p>0.136112</text:p>
          </table:table-cell>
          <table:table-cell table:number-columns-repeated="36"/>
          <table:table-cell table:formula="of:=MIN([.A141:.BL141])" office:value-type="float" office:value="0.071552" calcext:value-type="float">
            <text:p>0.071552</text:p>
          </table:table-cell>
          <table:table-cell table:formula="of:=MAX([.A141:.BL141])" office:value-type="float" office:value="1.02376" calcext:value-type="float">
            <text:p>1.02376</text:p>
          </table:table-cell>
          <table:table-cell table:number-columns-repeated="7"/>
        </table:table-row>
        <table:table-row table:style-name="ro1">
          <table:table-cell office:value-type="float" office:value="0.283371" calcext:value-type="float">
            <text:p>0.283371</text:p>
          </table:table-cell>
          <table:table-cell office:value-type="float" office:value="0.286438" calcext:value-type="float">
            <text:p>0.286438</text:p>
          </table:table-cell>
          <table:table-cell office:value-type="float" office:value="0.285592" calcext:value-type="float">
            <text:p>0.285592</text:p>
          </table:table-cell>
          <table:table-cell office:value-type="float" office:value="0.291114" calcext:value-type="float">
            <text:p>0.291114</text:p>
          </table:table-cell>
          <table:table-cell office:value-type="float" office:value="0.283048" calcext:value-type="float">
            <text:p>0.283048</text:p>
          </table:table-cell>
          <table:table-cell office:value-type="float" office:value="0.574014" calcext:value-type="float">
            <text:p>0.574014</text:p>
          </table:table-cell>
          <table:table-cell office:value-type="float" office:value="0.586093" calcext:value-type="float">
            <text:p>0.586093</text:p>
          </table:table-cell>
          <table:table-cell office:value-type="float" office:value="0.296607" calcext:value-type="float">
            <text:p>0.296607</text:p>
          </table:table-cell>
          <table:table-cell office:value-type="float" office:value="0.304529" calcext:value-type="float">
            <text:p>0.304529</text:p>
          </table:table-cell>
          <table:table-cell office:value-type="float" office:value="0.330829" calcext:value-type="float">
            <text:p>0.330829</text:p>
          </table:table-cell>
          <table:table-cell office:value-type="float" office:value="0.339688" calcext:value-type="float">
            <text:p>0.339688</text:p>
          </table:table-cell>
          <table:table-cell office:value-type="float" office:value="0.594496" calcext:value-type="float">
            <text:p>0.594496</text:p>
          </table:table-cell>
          <table:table-cell office:value-type="float" office:value="0.331448" calcext:value-type="float">
            <text:p>0.331448</text:p>
          </table:table-cell>
          <table:table-cell office:value-type="float" office:value="1.49604" calcext:value-type="float">
            <text:p>1.49604</text:p>
          </table:table-cell>
          <table:table-cell office:value-type="float" office:value="1.22656" calcext:value-type="float">
            <text:p>1.22656</text:p>
          </table:table-cell>
          <table:table-cell office:value-type="float" office:value="0.329031" calcext:value-type="float">
            <text:p>0.329031</text:p>
          </table:table-cell>
          <table:table-cell office:value-type="float" office:value="0.54051" calcext:value-type="float">
            <text:p>0.54051</text:p>
          </table:table-cell>
          <table:table-cell office:value-type="float" office:value="0.633302" calcext:value-type="float">
            <text:p>0.633302</text:p>
          </table:table-cell>
          <table:table-cell office:value-type="float" office:value="0.353392" calcext:value-type="float">
            <text:p>0.353392</text:p>
          </table:table-cell>
          <table:table-cell office:value-type="float" office:value="1.25724" calcext:value-type="float">
            <text:p>1.25724</text:p>
          </table:table-cell>
          <table:table-cell office:value-type="float" office:value="0.363285" calcext:value-type="float">
            <text:p>0.363285</text:p>
          </table:table-cell>
          <table:table-cell office:value-type="float" office:value="0.495171" calcext:value-type="float">
            <text:p>0.495171</text:p>
          </table:table-cell>
          <table:table-cell office:value-type="float" office:value="0.28979" calcext:value-type="float">
            <text:p>0.28979</text:p>
          </table:table-cell>
          <table:table-cell office:value-type="float" office:value="1.16253" calcext:value-type="float">
            <text:p>1.16253</text:p>
          </table:table-cell>
          <table:table-cell office:value-type="float" office:value="0.860368" calcext:value-type="float">
            <text:p>0.860368</text:p>
          </table:table-cell>
          <table:table-cell office:value-type="float" office:value="0.281852" calcext:value-type="float">
            <text:p>0.281852</text:p>
          </table:table-cell>
          <table:table-cell office:value-type="float" office:value="1.28863" calcext:value-type="float">
            <text:p>1.28863</text:p>
          </table:table-cell>
          <table:table-cell office:value-type="float" office:value="2.15459" calcext:value-type="float">
            <text:p>2.15459</text:p>
          </table:table-cell>
          <table:table-cell office:value-type="float" office:value="0.975817" calcext:value-type="float">
            <text:p>0.975817</text:p>
          </table:table-cell>
          <table:table-cell office:value-type="float" office:value="1.34264" calcext:value-type="float">
            <text:p>1.34264</text:p>
          </table:table-cell>
          <table:table-cell office:value-type="float" office:value="1.38922" calcext:value-type="float">
            <text:p>1.38922</text:p>
          </table:table-cell>
          <table:table-cell office:value-type="float" office:value="1.13548" calcext:value-type="float">
            <text:p>1.13548</text:p>
          </table:table-cell>
          <table:table-cell table:number-columns-repeated="36"/>
          <table:table-cell table:formula="of:=MIN([.A142:.BL142])" office:value-type="float" office:value="0.281852" calcext:value-type="float">
            <text:p>0.281852</text:p>
          </table:table-cell>
          <table:table-cell table:formula="of:=MAX([.A142:.BL142])" office:value-type="float" office:value="2.15459" calcext:value-type="float">
            <text:p>2.15459</text:p>
          </table:table-cell>
          <table:table-cell table:number-columns-repeated="7"/>
        </table:table-row>
        <table:table-row table:style-name="ro1">
          <table:table-cell office:value-type="float" office:value="0.27147" calcext:value-type="float">
            <text:p>0.27147</text:p>
          </table:table-cell>
          <table:table-cell office:value-type="float" office:value="0.279193" calcext:value-type="float">
            <text:p>0.279193</text:p>
          </table:table-cell>
          <table:table-cell office:value-type="float" office:value="0.277087" calcext:value-type="float">
            <text:p>0.277087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320987" calcext:value-type="float">
            <text:p>0.320987</text:p>
          </table:table-cell>
          <table:table-cell office:value-type="float" office:value="0.605549" calcext:value-type="float">
            <text:p>0.605549</text:p>
          </table:table-cell>
          <table:table-cell office:value-type="float" office:value="0.397664" calcext:value-type="float">
            <text:p>0.397664</text:p>
          </table:table-cell>
          <table:table-cell office:value-type="float" office:value="0.337928" calcext:value-type="float">
            <text:p>0.337928</text:p>
          </table:table-cell>
          <table:table-cell office:value-type="float" office:value="0.287518" calcext:value-type="float">
            <text:p>0.287518</text:p>
          </table:table-cell>
          <table:table-cell office:value-type="float" office:value="0.51104" calcext:value-type="float">
            <text:p>0.51104</text:p>
          </table:table-cell>
          <table:table-cell office:value-type="float" office:value="1.41117" calcext:value-type="float">
            <text:p>1.41117</text:p>
          </table:table-cell>
          <table:table-cell office:value-type="float" office:value="0.276754" calcext:value-type="float">
            <text:p>0.276754</text:p>
          </table:table-cell>
          <table:table-cell office:value-type="float" office:value="1.17026" calcext:value-type="float">
            <text:p>1.17026</text:p>
          </table:table-cell>
          <table:table-cell office:value-type="float" office:value="0.287018" calcext:value-type="float">
            <text:p>0.287018</text:p>
          </table:table-cell>
          <table:table-cell office:value-type="float" office:value="0.597773" calcext:value-type="float">
            <text:p>0.597773</text:p>
          </table:table-cell>
          <table:table-cell office:value-type="float" office:value="1.22505" calcext:value-type="float">
            <text:p>1.22505</text:p>
          </table:table-cell>
          <table:table-cell office:value-type="float" office:value="0.967902" calcext:value-type="float">
            <text:p>0.967902</text:p>
          </table:table-cell>
          <table:table-cell office:value-type="float" office:value="0.753914" calcext:value-type="float">
            <text:p>0.753914</text:p>
          </table:table-cell>
          <table:table-cell office:value-type="float" office:value="0.219596" calcext:value-type="float">
            <text:p>0.219596</text:p>
          </table:table-cell>
          <table:table-cell office:value-type="float" office:value="0.283646" calcext:value-type="float">
            <text:p>0.283646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3651" calcext:value-type="float">
            <text:p>0.973651</text:p>
          </table:table-cell>
          <table:table-cell office:value-type="float" office:value="1.61709" calcext:value-type="float">
            <text:p>1.61709</text:p>
          </table:table-cell>
          <table:table-cell office:value-type="float" office:value="0.939353" calcext:value-type="float">
            <text:p>0.939353</text:p>
          </table:table-cell>
          <table:table-cell office:value-type="float" office:value="1.22698" calcext:value-type="float">
            <text:p>1.22698</text:p>
          </table:table-cell>
          <table:table-cell office:value-type="float" office:value="0.880242" calcext:value-type="float">
            <text:p>0.880242</text:p>
          </table:table-cell>
          <table:table-cell office:value-type="float" office:value="0.930129" calcext:value-type="float">
            <text:p>0.930129</text:p>
          </table:table-cell>
          <table:table-cell office:value-type="float" office:value="2.10791" calcext:value-type="float">
            <text:p>2.10791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0.285338" calcext:value-type="float">
            <text:p>0.285338</text:p>
          </table:table-cell>
          <table:table-cell office:value-type="float" office:value="1.90065" calcext:value-type="float">
            <text:p>1.90065</text:p>
          </table:table-cell>
          <table:table-cell office:value-type="float" office:value="0.718212" calcext:value-type="float">
            <text:p>0.718212</text:p>
          </table:table-cell>
          <table:table-cell table:number-columns-repeated="36"/>
          <table:table-cell table:formula="of:=MIN([.A143:.BL143])" office:value-type="float" office:value="0.219596" calcext:value-type="float">
            <text:p>0.219596</text:p>
          </table:table-cell>
          <table:table-cell table:formula="of:=MAX([.A143:.BL143])" office:value-type="float" office:value="2.10791" calcext:value-type="float">
            <text:p>2.10791</text:p>
          </table:table-cell>
          <table:table-cell table:number-columns-repeated="7"/>
        </table:table-row>
        <table:table-row table:style-name="ro1">
          <table:table-cell office:value-type="float" office:value="0.302325" calcext:value-type="float">
            <text:p>0.302325</text:p>
          </table:table-cell>
          <table:table-cell office:value-type="float" office:value="0.300614" calcext:value-type="float">
            <text:p>0.300614</text:p>
          </table:table-cell>
          <table:table-cell office:value-type="float" office:value="0.324253" calcext:value-type="float">
            <text:p>0.324253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91192" calcext:value-type="float">
            <text:p>0.291192</text:p>
          </table:table-cell>
          <table:table-cell office:value-type="float" office:value="0.302695" calcext:value-type="float">
            <text:p>0.302695</text:p>
          </table:table-cell>
          <table:table-cell office:value-type="float" office:value="0.565706" calcext:value-type="float">
            <text:p>0.565706</text:p>
          </table:table-cell>
          <table:table-cell office:value-type="float" office:value="0.86637" calcext:value-type="float">
            <text:p>0.86637</text:p>
          </table:table-cell>
          <table:table-cell office:value-type="float" office:value="0.569462" calcext:value-type="float">
            <text:p>0.569462</text:p>
          </table:table-cell>
          <table:table-cell office:value-type="float" office:value="0.367547" calcext:value-type="float">
            <text:p>0.367547</text:p>
          </table:table-cell>
          <table:table-cell office:value-type="float" office:value="0.408506" calcext:value-type="float">
            <text:p>0.408506</text:p>
          </table:table-cell>
          <table:table-cell office:value-type="float" office:value="0.389808" calcext:value-type="float">
            <text:p>0.389808</text:p>
          </table:table-cell>
          <table:table-cell office:value-type="float" office:value="0.835013" calcext:value-type="float">
            <text:p>0.835013</text:p>
          </table:table-cell>
          <table:table-cell office:value-type="float" office:value="0.576115" calcext:value-type="float">
            <text:p>0.576115</text:p>
          </table:table-cell>
          <table:table-cell office:value-type="float" office:value="0.86834" calcext:value-type="float">
            <text:p>0.86834</text:p>
          </table:table-cell>
          <table:table-cell office:value-type="float" office:value="0.62287" calcext:value-type="float">
            <text:p>0.62287</text:p>
          </table:table-cell>
          <table:table-cell office:value-type="float" office:value="0.307432" calcext:value-type="float">
            <text:p>0.307432</text:p>
          </table:table-cell>
          <table:table-cell office:value-type="float" office:value="0.355986" calcext:value-type="float">
            <text:p>0.355986</text:p>
          </table:table-cell>
          <table:table-cell office:value-type="float" office:value="1.56008" calcext:value-type="float">
            <text:p>1.56008</text:p>
          </table:table-cell>
          <table:table-cell office:value-type="float" office:value="1.26494" calcext:value-type="float">
            <text:p>1.26494</text:p>
          </table:table-cell>
          <table:table-cell office:value-type="float" office:value="0.594671" calcext:value-type="float">
            <text:p>0.594671</text:p>
          </table:table-cell>
          <table:table-cell office:value-type="float" office:value="0.511201" calcext:value-type="float">
            <text:p>0.511201</text:p>
          </table:table-cell>
          <table:table-cell office:value-type="float" office:value="1.48917" calcext:value-type="float">
            <text:p>1.48917</text:p>
          </table:table-cell>
          <table:table-cell office:value-type="float" office:value="1.82066" calcext:value-type="float">
            <text:p>1.82066</text:p>
          </table:table-cell>
          <table:table-cell office:value-type="float" office:value="0.348314" calcext:value-type="float">
            <text:p>0.348314</text:p>
          </table:table-cell>
          <table:table-cell office:value-type="float" office:value="1.32757" calcext:value-type="float">
            <text:p>1.32757</text:p>
          </table:table-cell>
          <table:table-cell office:value-type="float" office:value="1.32746" calcext:value-type="float">
            <text:p>1.32746</text:p>
          </table:table-cell>
          <table:table-cell office:value-type="float" office:value="1.94953" calcext:value-type="float">
            <text:p>1.94953</text:p>
          </table:table-cell>
          <table:table-cell office:value-type="float" office:value="1.99917" calcext:value-type="float">
            <text:p>1.99917</text:p>
          </table:table-cell>
          <table:table-cell office:value-type="float" office:value="0.248317" calcext:value-type="float">
            <text:p>0.248317</text:p>
          </table:table-cell>
          <table:table-cell office:value-type="float" office:value="0.862147" calcext:value-type="float">
            <text:p>0.862147</text:p>
          </table:table-cell>
          <table:table-cell office:value-type="float" office:value="0.883252" calcext:value-type="float">
            <text:p>0.883252</text:p>
          </table:table-cell>
          <table:table-cell table:number-columns-repeated="36"/>
          <table:table-cell table:formula="of:=MIN([.A144:.BL144])" office:value-type="float" office:value="0.248317" calcext:value-type="float">
            <text:p>0.248317</text:p>
          </table:table-cell>
          <table:table-cell table:formula="of:=MAX([.A144:.BL144])" office:value-type="float" office:value="1.99917" calcext:value-type="float">
            <text:p>1.99917</text:p>
          </table:table-cell>
          <table:table-cell table:number-columns-repeated="7"/>
        </table:table-row>
        <table:table-row table:style-name="ro1">
          <table:table-cell office:value-type="float" office:value="0.268083" calcext:value-type="float">
            <text:p>0.268083</text:p>
          </table:table-cell>
          <table:table-cell office:value-type="float" office:value="0.298616" calcext:value-type="float">
            <text:p>0.298616</text:p>
          </table:table-cell>
          <table:table-cell office:value-type="float" office:value="0.336443" calcext:value-type="float">
            <text:p>0.336443</text:p>
          </table:table-cell>
          <table:table-cell office:value-type="float" office:value="0.202316" calcext:value-type="float">
            <text:p>0.202316</text:p>
          </table:table-cell>
          <table:table-cell office:value-type="float" office:value="0.369377" calcext:value-type="float">
            <text:p>0.369377</text:p>
          </table:table-cell>
          <table:table-cell office:value-type="float" office:value="0.467989" calcext:value-type="float">
            <text:p>0.467989</text:p>
          </table:table-cell>
          <table:table-cell office:value-type="float" office:value="0.330144" calcext:value-type="float">
            <text:p>0.330144</text:p>
          </table:table-cell>
          <table:table-cell office:value-type="float" office:value="0.385627" calcext:value-type="float">
            <text:p>0.385627</text:p>
          </table:table-cell>
          <table:table-cell office:value-type="float" office:value="0.287584" calcext:value-type="float">
            <text:p>0.287584</text:p>
          </table:table-cell>
          <table:table-cell office:value-type="float" office:value="0.21594" calcext:value-type="float">
            <text:p>0.21594</text:p>
          </table:table-cell>
          <table:table-cell office:value-type="float" office:value="0.278561" calcext:value-type="float">
            <text:p>0.278561</text:p>
          </table:table-cell>
          <table:table-cell office:value-type="float" office:value="0.242271" calcext:value-type="float">
            <text:p>0.242271</text:p>
          </table:table-cell>
          <table:table-cell office:value-type="float" office:value="0.242994" calcext:value-type="float">
            <text:p>0.242994</text:p>
          </table:table-cell>
          <table:table-cell office:value-type="float" office:value="0.150419" calcext:value-type="float">
            <text:p>0.150419</text:p>
          </table:table-cell>
          <table:table-cell office:value-type="float" office:value="0.152795" calcext:value-type="float">
            <text:p>0.152795</text:p>
          </table:table-cell>
          <table:table-cell office:value-type="float" office:value="0.215287" calcext:value-type="float">
            <text:p>0.215287</text:p>
          </table:table-cell>
          <table:table-cell office:value-type="float" office:value="0.214678" calcext:value-type="float">
            <text:p>0.214678</text:p>
          </table:table-cell>
          <table:table-cell office:value-type="float" office:value="0.28321" calcext:value-type="float">
            <text:p>0.28321</text:p>
          </table:table-cell>
          <table:table-cell office:value-type="float" office:value="0.142481" calcext:value-type="float">
            <text:p>0.142481</text:p>
          </table:table-cell>
          <table:table-cell office:value-type="float" office:value="1.57289" calcext:value-type="float">
            <text:p>1.57289</text:p>
          </table:table-cell>
          <table:table-cell office:value-type="float" office:value="0.189593" calcext:value-type="float">
            <text:p>0.189593</text:p>
          </table:table-cell>
          <table:table-cell office:value-type="float" office:value="1.34417" calcext:value-type="float">
            <text:p>1.34417</text:p>
          </table:table-cell>
          <table:table-cell office:value-type="float" office:value="0.885775" calcext:value-type="float">
            <text:p>0.885775</text:p>
          </table:table-cell>
          <table:table-cell office:value-type="float" office:value="1.46443" calcext:value-type="float">
            <text:p>1.46443</text:p>
          </table:table-cell>
          <table:table-cell office:value-type="float" office:value="0.588102" calcext:value-type="float">
            <text:p>0.588102</text:p>
          </table:table-cell>
          <table:table-cell office:value-type="float" office:value="0.88656" calcext:value-type="float">
            <text:p>0.88656</text:p>
          </table:table-cell>
          <table:table-cell office:value-type="float" office:value="1.55262" calcext:value-type="float">
            <text:p>1.55262</text:p>
          </table:table-cell>
          <table:table-cell office:value-type="float" office:value="0.349615" calcext:value-type="float">
            <text:p>0.349615</text:p>
          </table:table-cell>
          <table:table-cell office:value-type="float" office:value="0.277676" calcext:value-type="float">
            <text:p>0.277676</text:p>
          </table:table-cell>
          <table:table-cell office:value-type="float" office:value="0.592995" calcext:value-type="float">
            <text:p>0.592995</text:p>
          </table:table-cell>
          <table:table-cell office:value-type="float" office:value="0.0859652" calcext:value-type="float">
            <text:p>0.0859652</text:p>
          </table:table-cell>
          <table:table-cell office:value-type="float" office:value="0.807506" calcext:value-type="float">
            <text:p>0.807506</text:p>
          </table:table-cell>
          <table:table-cell table:number-columns-repeated="36"/>
          <table:table-cell table:formula="of:=MIN([.A145:.BL145])" office:value-type="float" office:value="0.0859652" calcext:value-type="float">
            <text:p>0.0859652</text:p>
          </table:table-cell>
          <table:table-cell table:formula="of:=MAX([.A145:.BL145])" office:value-type="float" office:value="1.57289" calcext:value-type="float">
            <text:p>1.57289</text:p>
          </table:table-cell>
          <table:table-cell table:number-columns-repeated="7"/>
        </table:table-row>
        <table:table-row table:style-name="ro1">
          <table:table-cell office:value-type="float" office:value="0.295291" calcext:value-type="float">
            <text:p>0.295291</text:p>
          </table:table-cell>
          <table:table-cell office:value-type="float" office:value="0.296446" calcext:value-type="float">
            <text:p>0.296446</text:p>
          </table:table-cell>
          <table:table-cell office:value-type="float" office:value="0.303137" calcext:value-type="float">
            <text:p>0.303137</text:p>
          </table:table-cell>
          <table:table-cell office:value-type="float" office:value="0.31828" calcext:value-type="float">
            <text:p>0.31828</text:p>
          </table:table-cell>
          <table:table-cell office:value-type="float" office:value="0.281103" calcext:value-type="float">
            <text:p>0.281103</text:p>
          </table:table-cell>
          <table:table-cell office:value-type="float" office:value="0.285424" calcext:value-type="float">
            <text:p>0.285424</text:p>
          </table:table-cell>
          <table:table-cell office:value-type="float" office:value="0.559736" calcext:value-type="float">
            <text:p>0.559736</text:p>
          </table:table-cell>
          <table:table-cell office:value-type="float" office:value="0.572178" calcext:value-type="float">
            <text:p>0.572178</text:p>
          </table:table-cell>
          <table:table-cell office:value-type="float" office:value="0.305065" calcext:value-type="float">
            <text:p>0.305065</text:p>
          </table:table-cell>
          <table:table-cell office:value-type="float" office:value="0.59864" calcext:value-type="float">
            <text:p>0.59864</text:p>
          </table:table-cell>
          <table:table-cell office:value-type="float" office:value="0.30706" calcext:value-type="float">
            <text:p>0.30706</text:p>
          </table:table-cell>
          <table:table-cell office:value-type="float" office:value="0.294909" calcext:value-type="float">
            <text:p>0.294909</text:p>
          </table:table-cell>
          <table:table-cell office:value-type="float" office:value="0.626659" calcext:value-type="float">
            <text:p>0.626659</text:p>
          </table:table-cell>
          <table:table-cell office:value-type="float" office:value="0.604592" calcext:value-type="float">
            <text:p>0.604592</text:p>
          </table:table-cell>
          <table:table-cell office:value-type="float" office:value="1.22579" calcext:value-type="float">
            <text:p>1.22579</text:p>
          </table:table-cell>
          <table:table-cell office:value-type="float" office:value="0.642719" calcext:value-type="float">
            <text:p>0.642719</text:p>
          </table:table-cell>
          <table:table-cell office:value-type="float" office:value="1.27837" calcext:value-type="float">
            <text:p>1.27837</text:p>
          </table:table-cell>
          <table:table-cell office:value-type="float" office:value="0.610428" calcext:value-type="float">
            <text:p>0.610428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29205" calcext:value-type="float">
            <text:p>0.629205</text:p>
          </table:table-cell>
          <table:table-cell office:value-type="float" office:value="1.18577" calcext:value-type="float">
            <text:p>1.18577</text:p>
          </table:table-cell>
          <table:table-cell office:value-type="float" office:value="0.922937" calcext:value-type="float">
            <text:p>0.922937</text:p>
          </table:table-cell>
          <table:table-cell office:value-type="float" office:value="1.55122" calcext:value-type="float">
            <text:p>1.55122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0.967551" calcext:value-type="float">
            <text:p>0.967551</text:p>
          </table:table-cell>
          <table:table-cell office:value-type="float" office:value="0.336805" calcext:value-type="float">
            <text:p>0.336805</text:p>
          </table:table-cell>
          <table:table-cell office:value-type="float" office:value="1.88667" calcext:value-type="float">
            <text:p>1.88667</text:p>
          </table:table-cell>
          <table:table-cell office:value-type="float" office:value="0.703276" calcext:value-type="float">
            <text:p>0.703276</text:p>
          </table:table-cell>
          <table:table-cell office:value-type="float" office:value="1.07763" calcext:value-type="float">
            <text:p>1.07763</text:p>
          </table:table-cell>
          <table:table-cell office:value-type="float" office:value="2.00157" calcext:value-type="float">
            <text:p>2.00157</text:p>
          </table:table-cell>
          <table:table-cell office:value-type="float" office:value="1.71794" calcext:value-type="float">
            <text:p>1.71794</text:p>
          </table:table-cell>
          <table:table-cell office:value-type="float" office:value="0.0631661" calcext:value-type="float">
            <text:p>0.0631661</text:p>
          </table:table-cell>
          <table:table-cell table:number-columns-repeated="36"/>
          <table:table-cell table:formula="of:=MIN([.A146:.BL146])" office:value-type="float" office:value="0.0631661" calcext:value-type="float">
            <text:p>0.0631661</text:p>
          </table:table-cell>
          <table:table-cell table:formula="of:=MAX([.A146:.BL146])" office:value-type="float" office:value="2.00157" calcext:value-type="float">
            <text:p>2.00157</text:p>
          </table:table-cell>
          <table:table-cell table:number-columns-repeated="7"/>
        </table:table-row>
        <table:table-row table:style-name="ro1">
          <table:table-cell office:value-type="float" office:value="0.291775" calcext:value-type="float">
            <text:p>0.291775</text:p>
          </table:table-cell>
          <table:table-cell office:value-type="float" office:value="0.295355" calcext:value-type="float">
            <text:p>0.295355</text:p>
          </table:table-cell>
          <table:table-cell office:value-type="float" office:value="0.282125" calcext:value-type="float">
            <text:p>0.282125</text:p>
          </table:table-cell>
          <table:table-cell office:value-type="float" office:value="0.286282" calcext:value-type="float">
            <text:p>0.286282</text:p>
          </table:table-cell>
          <table:table-cell office:value-type="float" office:value="0.275513" calcext:value-type="float">
            <text:p>0.275513</text:p>
          </table:table-cell>
          <table:table-cell office:value-type="float" office:value="0.286188" calcext:value-type="float">
            <text:p>0.286188</text:p>
          </table:table-cell>
          <table:table-cell office:value-type="float" office:value="1.15164" calcext:value-type="float">
            <text:p>1.15164</text:p>
          </table:table-cell>
          <table:table-cell office:value-type="float" office:value="0.304856" calcext:value-type="float">
            <text:p>0.304856</text:p>
          </table:table-cell>
          <table:table-cell office:value-type="float" office:value="0.926331" calcext:value-type="float">
            <text:p>0.926331</text:p>
          </table:table-cell>
          <table:table-cell office:value-type="float" office:value="0.647426" calcext:value-type="float">
            <text:p>0.647426</text:p>
          </table:table-cell>
          <table:table-cell office:value-type="float" office:value="1.14472" calcext:value-type="float">
            <text:p>1.14472</text:p>
          </table:table-cell>
          <table:table-cell office:value-type="float" office:value="0.277286" calcext:value-type="float">
            <text:p>0.277286</text:p>
          </table:table-cell>
          <table:table-cell office:value-type="float" office:value="0.288307" calcext:value-type="float">
            <text:p>0.288307</text:p>
          </table:table-cell>
          <table:table-cell office:value-type="float" office:value="1.43787" calcext:value-type="float">
            <text:p>1.43787</text:p>
          </table:table-cell>
          <table:table-cell office:value-type="float" office:value="1.16541" calcext:value-type="float">
            <text:p>1.16541</text:p>
          </table:table-cell>
          <table:table-cell office:value-type="float" office:value="1.74296" calcext:value-type="float">
            <text:p>1.74296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1906" calcext:value-type="float">
            <text:p>1.1906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618357" calcext:value-type="float">
            <text:p>0.618357</text:p>
          </table:table-cell>
          <table:table-cell office:value-type="float" office:value="0.405282" calcext:value-type="float">
            <text:p>0.405282</text:p>
          </table:table-cell>
          <table:table-cell office:value-type="float" office:value="0.711635" calcext:value-type="float">
            <text:p>0.711635</text:p>
          </table:table-cell>
          <table:table-cell office:value-type="float" office:value="0.68447" calcext:value-type="float">
            <text:p>0.68447</text:p>
          </table:table-cell>
          <table:table-cell office:value-type="float" office:value="0.245471" calcext:value-type="float">
            <text:p>0.245471</text:p>
          </table:table-cell>
          <table:table-cell office:value-type="float" office:value="0.831435" calcext:value-type="float">
            <text:p>0.831435</text:p>
          </table:table-cell>
          <table:table-cell office:value-type="float" office:value="0.908166" calcext:value-type="float">
            <text:p>0.908166</text:p>
          </table:table-cell>
          <table:table-cell office:value-type="float" office:value="0.837433" calcext:value-type="float">
            <text:p>0.837433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1.8642" calcext:value-type="float">
            <text:p>1.8642</text:p>
          </table:table-cell>
          <table:table-cell office:value-type="float" office:value="1.04712" calcext:value-type="float">
            <text:p>1.04712</text:p>
          </table:table-cell>
          <table:table-cell office:value-type="float" office:value="1.06682" calcext:value-type="float">
            <text:p>1.06682</text:p>
          </table:table-cell>
          <table:table-cell office:value-type="float" office:value="0.0759192" calcext:value-type="float">
            <text:p>0.0759192</text:p>
          </table:table-cell>
          <table:table-cell table:number-columns-repeated="36"/>
          <table:table-cell table:formula="of:=MIN([.A147:.BL147])" office:value-type="float" office:value="0.0759192" calcext:value-type="float">
            <text:p>0.0759192</text:p>
          </table:table-cell>
          <table:table-cell table:formula="of:=MAX([.A147:.BL147])" office:value-type="float" office:value="1.8642" calcext:value-type="float">
            <text:p>1.864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9237" calcext:value-type="float">
            <text:p>0.199237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197989" calcext:value-type="float">
            <text:p>0.197989</text:p>
          </table:table-cell>
          <table:table-cell office:value-type="float" office:value="0.237967" calcext:value-type="float">
            <text:p>0.237967</text:p>
          </table:table-cell>
          <table:table-cell office:value-type="float" office:value="0.434591" calcext:value-type="float">
            <text:p>0.434591</text:p>
          </table:table-cell>
          <table:table-cell office:value-type="float" office:value="0.444569" calcext:value-type="float">
            <text:p>0.444569</text:p>
          </table:table-cell>
          <table:table-cell office:value-type="float" office:value="0.262066" calcext:value-type="float">
            <text:p>0.262066</text:p>
          </table:table-cell>
          <table:table-cell office:value-type="float" office:value="0.279242" calcext:value-type="float">
            <text:p>0.279242</text:p>
          </table:table-cell>
          <table:table-cell office:value-type="float" office:value="0.096462" calcext:value-type="float">
            <text:p>0.096462</text:p>
          </table:table-cell>
          <table:table-cell office:value-type="float" office:value="0.0972011" calcext:value-type="float">
            <text:p>0.0972011</text:p>
          </table:table-cell>
          <table:table-cell office:value-type="float" office:value="0.899416" calcext:value-type="float">
            <text:p>0.899416</text:p>
          </table:table-cell>
          <table:table-cell office:value-type="float" office:value="0.711598" calcext:value-type="float">
            <text:p>0.711598</text:p>
          </table:table-cell>
          <table:table-cell office:value-type="float" office:value="0.482728" calcext:value-type="float">
            <text:p>0.482728</text:p>
          </table:table-cell>
          <table:table-cell office:value-type="float" office:value="0.935622" calcext:value-type="float">
            <text:p>0.935622</text:p>
          </table:table-cell>
          <table:table-cell office:value-type="float" office:value="0.260037" calcext:value-type="float">
            <text:p>0.260037</text:p>
          </table:table-cell>
          <table:table-cell office:value-type="float" office:value="0.205848" calcext:value-type="float">
            <text:p>0.205848</text:p>
          </table:table-cell>
          <table:table-cell office:value-type="float" office:value="0.191569" calcext:value-type="float">
            <text:p>0.191569</text:p>
          </table:table-cell>
          <table:table-cell office:value-type="float" office:value="0.519378" calcext:value-type="float">
            <text:p>0.519378</text:p>
          </table:table-cell>
          <table:table-cell office:value-type="float" office:value="0.283252" calcext:value-type="float">
            <text:p>0.283252</text:p>
          </table:table-cell>
          <table:table-cell office:value-type="float" office:value="0.585145" calcext:value-type="float">
            <text:p>0.585145</text:p>
          </table:table-cell>
          <table:table-cell office:value-type="float" office:value="0.414257" calcext:value-type="float">
            <text:p>0.414257</text:p>
          </table:table-cell>
          <table:table-cell office:value-type="float" office:value="0.500254" calcext:value-type="float">
            <text:p>0.500254</text:p>
          </table:table-cell>
          <table:table-cell office:value-type="float" office:value="0.490912" calcext:value-type="float">
            <text:p>0.490912</text:p>
          </table:table-cell>
          <table:table-cell office:value-type="float" office:value="0.35741" calcext:value-type="float">
            <text:p>0.35741</text:p>
          </table:table-cell>
          <table:table-cell office:value-type="float" office:value="0.516805" calcext:value-type="float">
            <text:p>0.516805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240158" calcext:value-type="float">
            <text:p>0.240158</text:p>
          </table:table-cell>
          <table:table-cell office:value-type="float" office:value="0.259428" calcext:value-type="float">
            <text:p>0.259428</text:p>
          </table:table-cell>
          <table:table-cell office:value-type="float" office:value="0.26882" calcext:value-type="float">
            <text:p>0.26882</text:p>
          </table:table-cell>
          <table:table-cell office:value-type="float" office:value="1.1067" calcext:value-type="float">
            <text:p>1.1067</text:p>
          </table:table-cell>
          <table:table-cell office:value-type="float" office:value="0.855113" calcext:value-type="float">
            <text:p>0.855113</text:p>
          </table:table-cell>
          <table:table-cell office:value-type="float" office:value="0.880994" calcext:value-type="float">
            <text:p>0.880994</text:p>
          </table:table-cell>
          <table:table-cell office:value-type="float" office:value="0.904843" calcext:value-type="float">
            <text:p>0.904843</text:p>
          </table:table-cell>
          <table:table-cell office:value-type="float" office:value="1.4214" calcext:value-type="float">
            <text:p>1.4214</text:p>
          </table:table-cell>
          <table:table-cell office:value-type="float" office:value="1.44188" calcext:value-type="float">
            <text:p>1.44188</text:p>
          </table:table-cell>
          <table:table-cell office:value-type="float" office:value="0.113656" calcext:value-type="float">
            <text:p>0.113656</text:p>
          </table:table-cell>
          <table:table-cell office:value-type="float" office:value="0.0510399" calcext:value-type="float">
            <text:p>0.0510399</text:p>
          </table:table-cell>
          <table:table-cell office:value-type="float" office:value="0.169838" calcext:value-type="float">
            <text:p>0.169838</text:p>
          </table:table-cell>
          <table:table-cell office:value-type="float" office:value="0.175327" calcext:value-type="float">
            <text:p>0.175327</text:p>
          </table:table-cell>
          <table:table-cell office:value-type="float" office:value="1.45003" calcext:value-type="float">
            <text:p>1.45003</text:p>
          </table:table-cell>
          <table:table-cell office:value-type="float" office:value="0.194592" calcext:value-type="float">
            <text:p>0.194592</text:p>
          </table:table-cell>
          <table:table-cell office:value-type="float" office:value="0.355762" calcext:value-type="float">
            <text:p>0.355762</text:p>
          </table:table-cell>
          <table:table-cell office:value-type="float" office:value="0.18118" calcext:value-type="float">
            <text:p>0.18118</text:p>
          </table:table-cell>
          <table:table-cell office:value-type="float" office:value="0.180128" calcext:value-type="float">
            <text:p>0.180128</text:p>
          </table:table-cell>
          <table:table-cell office:value-type="float" office:value="0.197502" calcext:value-type="float">
            <text:p>0.197502</text:p>
          </table:table-cell>
          <table:table-cell office:value-type="float" office:value="0.236324" calcext:value-type="float">
            <text:p>0.236324</text:p>
          </table:table-cell>
          <table:table-cell office:value-type="float" office:value="0.245529" calcext:value-type="float">
            <text:p>0.245529</text:p>
          </table:table-cell>
          <table:table-cell table:number-columns-repeated="20"/>
          <table:table-cell table:formula="of:=MIN([.A149:.BL149])" office:value-type="float" office:value="0.0510399" calcext:value-type="float">
            <text:p>0.0510399</text:p>
          </table:table-cell>
          <table:table-cell table:formula="of:=MAX([.A149:.BL149])" office:value-type="float" office:value="1.45003" calcext:value-type="float">
            <text:p>1.45003</text:p>
          </table:table-cell>
          <table:table-cell table:number-columns-repeated="7"/>
        </table:table-row>
        <table:table-row table:style-name="ro1">
          <table:table-cell office:value-type="float" office:value="0.196178" calcext:value-type="float">
            <text:p>0.196178</text:p>
          </table:table-cell>
          <table:table-cell office:value-type="float" office:value="0.206022" calcext:value-type="float">
            <text:p>0.206022</text:p>
          </table:table-cell>
          <table:table-cell office:value-type="float" office:value="0.203878" calcext:value-type="float">
            <text:p>0.203878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187753" calcext:value-type="float">
            <text:p>0.187753</text:p>
          </table:table-cell>
          <table:table-cell office:value-type="float" office:value="0.196627" calcext:value-type="float">
            <text:p>0.196627</text:p>
          </table:table-cell>
          <table:table-cell office:value-type="float" office:value="0.188327" calcext:value-type="float">
            <text:p>0.188327</text:p>
          </table:table-cell>
          <table:table-cell office:value-type="float" office:value="0.545847" calcext:value-type="float">
            <text:p>0.545847</text:p>
          </table:table-cell>
          <table:table-cell office:value-type="float" office:value="0.513331" calcext:value-type="float">
            <text:p>0.513331</text:p>
          </table:table-cell>
          <table:table-cell office:value-type="float" office:value="0.327294" calcext:value-type="float">
            <text:p>0.327294</text:p>
          </table:table-cell>
          <table:table-cell office:value-type="float" office:value="0.205468" calcext:value-type="float">
            <text:p>0.205468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265352" calcext:value-type="float">
            <text:p>0.265352</text:p>
          </table:table-cell>
          <table:table-cell office:value-type="float" office:value="0.224239" calcext:value-type="float">
            <text:p>0.224239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1.18596" calcext:value-type="float">
            <text:p>1.18596</text:p>
          </table:table-cell>
          <table:table-cell office:value-type="float" office:value="1.00605" calcext:value-type="float">
            <text:p>1.00605</text:p>
          </table:table-cell>
          <table:table-cell office:value-type="float" office:value="0.828987" calcext:value-type="float">
            <text:p>0.828987</text:p>
          </table:table-cell>
          <table:table-cell office:value-type="float" office:value="0.561827" calcext:value-type="float">
            <text:p>0.561827</text:p>
          </table:table-cell>
          <table:table-cell office:value-type="float" office:value="0.756376" calcext:value-type="float">
            <text:p>0.756376</text:p>
          </table:table-cell>
          <table:table-cell office:value-type="float" office:value="0.501752" calcext:value-type="float">
            <text:p>0.501752</text:p>
          </table:table-cell>
          <table:table-cell office:value-type="float" office:value="1.46263" calcext:value-type="float">
            <text:p>1.46263</text:p>
          </table:table-cell>
          <table:table-cell office:value-type="float" office:value="0.899718" calcext:value-type="float">
            <text:p>0.899718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1.58676" calcext:value-type="float">
            <text:p>1.58676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0.619508" calcext:value-type="float">
            <text:p>0.619508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1.28492" calcext:value-type="float">
            <text:p>1.28492</text:p>
          </table:table-cell>
          <table:table-cell office:value-type="float" office:value="1.14208" calcext:value-type="float">
            <text:p>1.14208</text:p>
          </table:table-cell>
          <table:table-cell office:value-type="float" office:value="0.610586" calcext:value-type="float">
            <text:p>0.610586</text:p>
          </table:table-cell>
          <table:table-cell office:value-type="float" office:value="0.604561" calcext:value-type="float">
            <text:p>0.604561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0.872157" calcext:value-type="float">
            <text:p>0.872157</text:p>
          </table:table-cell>
          <table:table-cell office:value-type="float" office:value="0.925887" calcext:value-type="float">
            <text:p>0.925887</text:p>
          </table:table-cell>
          <table:table-cell office:value-type="float" office:value="1.94756" calcext:value-type="float">
            <text:p>1.94756</text:p>
          </table:table-cell>
          <table:table-cell office:value-type="float" office:value="0.48514" calcext:value-type="float">
            <text:p>0.48514</text:p>
          </table:table-cell>
          <table:table-cell office:value-type="float" office:value="0.824177" calcext:value-type="float">
            <text:p>0.824177</text:p>
          </table:table-cell>
          <table:table-cell office:value-type="float" office:value="0.565516" calcext:value-type="float">
            <text:p>0.565516</text:p>
          </table:table-cell>
          <table:table-cell office:value-type="float" office:value="2.02005" calcext:value-type="float">
            <text:p>2.02005</text:p>
          </table:table-cell>
          <table:table-cell office:value-type="float" office:value="0.828359" calcext:value-type="float">
            <text:p>0.828359</text:p>
          </table:table-cell>
          <table:table-cell office:value-type="float" office:value="2.06039" calcext:value-type="float">
            <text:p>2.06039</text:p>
          </table:table-cell>
          <table:table-cell office:value-type="float" office:value="2.08298" calcext:value-type="float">
            <text:p>2.08298</text:p>
          </table:table-cell>
          <table:table-cell office:value-type="float" office:value="2.13265" calcext:value-type="float">
            <text:p>2.13265</text:p>
          </table:table-cell>
          <table:table-cell office:value-type="float" office:value="2.15242" calcext:value-type="float">
            <text:p>2.15242</text:p>
          </table:table-cell>
          <table:table-cell office:value-type="float" office:value="2.15906" calcext:value-type="float">
            <text:p>2.15906</text:p>
          </table:table-cell>
          <table:table-cell office:value-type="float" office:value="0.072366" calcext:value-type="float">
            <text:p>0.072366</text:p>
          </table:table-cell>
          <table:table-cell table:number-columns-repeated="20"/>
          <table:table-cell table:formula="of:=MIN([.A150:.BL150])" office:value-type="float" office:value="0.072366" calcext:value-type="float">
            <text:p>0.072366</text:p>
          </table:table-cell>
          <table:table-cell table:formula="of:=MAX([.A150:.BL150])" office:value-type="float" office:value="2.15906" calcext:value-type="float">
            <text:p>2.15906</text:p>
          </table:table-cell>
          <table:table-cell table:number-columns-repeated="7"/>
        </table:table-row>
        <table:table-row table:style-name="ro1">
          <table:table-cell office:value-type="float" office:value="0.179548" calcext:value-type="float">
            <text:p>0.179548</text:p>
          </table:table-cell>
          <table:table-cell office:value-type="float" office:value="0.210114" calcext:value-type="float">
            <text:p>0.210114</text:p>
          </table:table-cell>
          <table:table-cell office:value-type="float" office:value="0.166133" calcext:value-type="float">
            <text:p>0.166133</text:p>
          </table:table-cell>
          <table:table-cell office:value-type="float" office:value="0.191133" calcext:value-type="float">
            <text:p>0.191133</text:p>
          </table:table-cell>
          <table:table-cell office:value-type="float" office:value="0.205137" calcext:value-type="float">
            <text:p>0.205137</text:p>
          </table:table-cell>
          <table:table-cell office:value-type="float" office:value="0.184284" calcext:value-type="float">
            <text:p>0.184284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440951" calcext:value-type="float">
            <text:p>0.440951</text:p>
          </table:table-cell>
          <table:table-cell office:value-type="float" office:value="0.186436" calcext:value-type="float">
            <text:p>0.186436</text:p>
          </table:table-cell>
          <table:table-cell office:value-type="float" office:value="0.186488" calcext:value-type="float">
            <text:p>0.186488</text:p>
          </table:table-cell>
          <table:table-cell office:value-type="float" office:value="0.185955" calcext:value-type="float">
            <text:p>0.185955</text:p>
          </table:table-cell>
          <table:table-cell office:value-type="float" office:value="0.549739" calcext:value-type="float">
            <text:p>0.549739</text:p>
          </table:table-cell>
          <table:table-cell office:value-type="float" office:value="0.182026" calcext:value-type="float">
            <text:p>0.182026</text:p>
          </table:table-cell>
          <table:table-cell office:value-type="float" office:value="0.186518" calcext:value-type="float">
            <text:p>0.186518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1.293" calcext:value-type="float">
            <text:p>1.293</text:p>
          </table:table-cell>
          <table:table-cell office:value-type="float" office:value="0.547354" calcext:value-type="float">
            <text:p>0.547354</text:p>
          </table:table-cell>
          <table:table-cell office:value-type="float" office:value="1.37229" calcext:value-type="float">
            <text:p>1.37229</text:p>
          </table:table-cell>
          <table:table-cell office:value-type="float" office:value="1.25302" calcext:value-type="float">
            <text:p>1.25302</text:p>
          </table:table-cell>
          <table:table-cell office:value-type="float" office:value="0.159841" calcext:value-type="float">
            <text:p>0.159841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0.924565" calcext:value-type="float">
            <text:p>0.924565</text:p>
          </table:table-cell>
          <table:table-cell office:value-type="float" office:value="0.73567" calcext:value-type="float">
            <text:p>0.73567</text:p>
          </table:table-cell>
          <table:table-cell office:value-type="float" office:value="1.12992" calcext:value-type="float">
            <text:p>1.12992</text:p>
          </table:table-cell>
          <table:table-cell office:value-type="float" office:value="0.948281" calcext:value-type="float">
            <text:p>0.948281</text:p>
          </table:table-cell>
          <table:table-cell office:value-type="float" office:value="0.764256" calcext:value-type="float">
            <text:p>0.764256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893419" calcext:value-type="float">
            <text:p>0.893419</text:p>
          </table:table-cell>
          <table:table-cell office:value-type="float" office:value="0.550122" calcext:value-type="float">
            <text:p>0.550122</text:p>
          </table:table-cell>
          <table:table-cell office:value-type="float" office:value="1.91976" calcext:value-type="float">
            <text:p>1.91976</text:p>
          </table:table-cell>
          <table:table-cell office:value-type="float" office:value="0.595908" calcext:value-type="float">
            <text:p>0.595908</text:p>
          </table:table-cell>
          <table:table-cell office:value-type="float" office:value="1.95554" calcext:value-type="float">
            <text:p>1.95554</text:p>
          </table:table-cell>
          <table:table-cell office:value-type="float" office:value="1.79126" calcext:value-type="float">
            <text:p>1.79126</text:p>
          </table:table-cell>
          <table:table-cell office:value-type="float" office:value="1.825" calcext:value-type="float">
            <text:p>1.825</text:p>
          </table:table-cell>
          <table:table-cell office:value-type="float" office:value="0.563188" calcext:value-type="float">
            <text:p>0.563188</text:p>
          </table:table-cell>
          <table:table-cell office:value-type="float" office:value="1.47773" calcext:value-type="float">
            <text:p>1.47773</text:p>
          </table:table-cell>
          <table:table-cell office:value-type="float" office:value="1.89413" calcext:value-type="float">
            <text:p>1.89413</text:p>
          </table:table-cell>
          <table:table-cell office:value-type="float" office:value="1.26095" calcext:value-type="float">
            <text:p>1.26095</text:p>
          </table:table-cell>
          <table:table-cell office:value-type="float" office:value="1.34171" calcext:value-type="float">
            <text:p>1.34171</text:p>
          </table:table-cell>
          <table:table-cell office:value-type="float" office:value="1.21777" calcext:value-type="float">
            <text:p>1.21777</text:p>
          </table:table-cell>
          <table:table-cell office:value-type="float" office:value="0.876462" calcext:value-type="float">
            <text:p>0.876462</text:p>
          </table:table-cell>
          <table:table-cell office:value-type="float" office:value="0.873642" calcext:value-type="float">
            <text:p>0.873642</text:p>
          </table:table-cell>
          <table:table-cell office:value-type="float" office:value="0.921164" calcext:value-type="float">
            <text:p>0.921164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0.202546" calcext:value-type="float">
            <text:p>0.202546</text:p>
          </table:table-cell>
          <table:table-cell office:value-type="float" office:value="1.74005" calcext:value-type="float">
            <text:p>1.74005</text:p>
          </table:table-cell>
          <table:table-cell office:value-type="float" office:value="0.0732679" calcext:value-type="float">
            <text:p>0.0732679</text:p>
          </table:table-cell>
          <table:table-cell office:value-type="float" office:value="0.140647" calcext:value-type="float">
            <text:p>0.140647</text:p>
          </table:table-cell>
          <table:table-cell table:number-columns-repeated="20"/>
          <table:table-cell table:formula="of:=MIN([.A151:.BL151])" office:value-type="float" office:value="0.0732679" calcext:value-type="float">
            <text:p>0.0732679</text:p>
          </table:table-cell>
          <table:table-cell table:formula="of:=MAX([.A151:.BL151])" office:value-type="float" office:value="1.95554" calcext:value-type="float">
            <text:p>1.95554</text:p>
          </table:table-cell>
          <table:table-cell table:number-columns-repeated="7"/>
        </table:table-row>
        <table:table-row table:style-name="ro1">
          <table:table-cell office:value-type="float" office:value="0.189516" calcext:value-type="float">
            <text:p>0.189516</text:p>
          </table:table-cell>
          <table:table-cell office:value-type="float" office:value="0.190414" calcext:value-type="float">
            <text:p>0.190414</text:p>
          </table:table-cell>
          <table:table-cell office:value-type="float" office:value="0.201692" calcext:value-type="float">
            <text:p>0.201692</text:p>
          </table:table-cell>
          <table:table-cell office:value-type="float" office:value="0.182838" calcext:value-type="float">
            <text:p>0.182838</text:p>
          </table:table-cell>
          <table:table-cell office:value-type="float" office:value="0.189488" calcext:value-type="float">
            <text:p>0.189488</text:p>
          </table:table-cell>
          <table:table-cell office:value-type="float" office:value="0.791592" calcext:value-type="float">
            <text:p>0.791592</text:p>
          </table:table-cell>
          <table:table-cell office:value-type="float" office:value="0.609693" calcext:value-type="float">
            <text:p>0.609693</text:p>
          </table:table-cell>
          <table:table-cell office:value-type="float" office:value="0.233932" calcext:value-type="float">
            <text:p>0.233932</text:p>
          </table:table-cell>
          <table:table-cell office:value-type="float" office:value="0.434518" calcext:value-type="float">
            <text:p>0.434518</text:p>
          </table:table-cell>
          <table:table-cell office:value-type="float" office:value="0.261597" calcext:value-type="float">
            <text:p>0.261597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617193" calcext:value-type="float">
            <text:p>0.617193</text:p>
          </table:table-cell>
          <table:table-cell office:value-type="float" office:value="0.428809" calcext:value-type="float">
            <text:p>0.428809</text:p>
          </table:table-cell>
          <table:table-cell office:value-type="float" office:value="0.387879" calcext:value-type="float">
            <text:p>0.387879</text:p>
          </table:table-cell>
          <table:table-cell office:value-type="float" office:value="0.556172" calcext:value-type="float">
            <text:p>0.556172</text:p>
          </table:table-cell>
          <table:table-cell office:value-type="float" office:value="1.39424" calcext:value-type="float">
            <text:p>1.39424</text:p>
          </table:table-cell>
          <table:table-cell office:value-type="float" office:value="0.561724" calcext:value-type="float">
            <text:p>0.561724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1.21485" calcext:value-type="float">
            <text:p>1.21485</text:p>
          </table:table-cell>
          <table:table-cell office:value-type="float" office:value="0.41443" calcext:value-type="float">
            <text:p>0.41443</text:p>
          </table:table-cell>
          <table:table-cell office:value-type="float" office:value="1.02094" calcext:value-type="float">
            <text:p>1.02094</text:p>
          </table:table-cell>
          <table:table-cell office:value-type="float" office:value="0.411736" calcext:value-type="float">
            <text:p>0.411736</text:p>
          </table:table-cell>
          <table:table-cell office:value-type="float" office:value="1.43739" calcext:value-type="float">
            <text:p>1.43739</text:p>
          </table:table-cell>
          <table:table-cell office:value-type="float" office:value="1.09489" calcext:value-type="float">
            <text:p>1.09489</text:p>
          </table:table-cell>
          <table:table-cell office:value-type="float" office:value="0.202755" calcext:value-type="float">
            <text:p>0.202755</text:p>
          </table:table-cell>
          <table:table-cell office:value-type="float" office:value="1.04807" calcext:value-type="float">
            <text:p>1.04807</text:p>
          </table:table-cell>
          <table:table-cell office:value-type="float" office:value="1.39152" calcext:value-type="float">
            <text:p>1.39152</text:p>
          </table:table-cell>
          <table:table-cell office:value-type="float" office:value="0.408371" calcext:value-type="float">
            <text:p>0.408371</text:p>
          </table:table-cell>
          <table:table-cell office:value-type="float" office:value="1.00749" calcext:value-type="float">
            <text:p>1.00749</text:p>
          </table:table-cell>
          <table:table-cell office:value-type="float" office:value="0.202277" calcext:value-type="float">
            <text:p>0.202277</text:p>
          </table:table-cell>
          <table:table-cell office:value-type="float" office:value="1.44689" calcext:value-type="float">
            <text:p>1.44689</text:p>
          </table:table-cell>
          <table:table-cell office:value-type="float" office:value="1.03571" calcext:value-type="float">
            <text:p>1.03571</text:p>
          </table:table-cell>
          <table:table-cell office:value-type="float" office:value="1.03885" calcext:value-type="float">
            <text:p>1.03885</text:p>
          </table:table-cell>
          <table:table-cell office:value-type="float" office:value="0.662816" calcext:value-type="float">
            <text:p>0.662816</text:p>
          </table:table-cell>
          <table:table-cell office:value-type="float" office:value="0.667946" calcext:value-type="float">
            <text:p>0.667946</text:p>
          </table:table-cell>
          <table:table-cell office:value-type="float" office:value="0.868839" calcext:value-type="float">
            <text:p>0.868839</text:p>
          </table:table-cell>
          <table:table-cell office:value-type="float" office:value="0.203399" calcext:value-type="float">
            <text:p>0.203399</text:p>
          </table:table-cell>
          <table:table-cell office:value-type="float" office:value="0.163884" calcext:value-type="float">
            <text:p>0.163884</text:p>
          </table:table-cell>
          <table:table-cell office:value-type="float" office:value="0.640492" calcext:value-type="float">
            <text:p>0.640492</text:p>
          </table:table-cell>
          <table:table-cell office:value-type="float" office:value="1.29281" calcext:value-type="float">
            <text:p>1.29281</text:p>
          </table:table-cell>
          <table:table-cell office:value-type="float" office:value="0.932557" calcext:value-type="float">
            <text:p>0.932557</text:p>
          </table:table-cell>
          <table:table-cell office:value-type="float" office:value="1.77967" calcext:value-type="float">
            <text:p>1.77967</text:p>
          </table:table-cell>
          <table:table-cell office:value-type="float" office:value="0.201256" calcext:value-type="float">
            <text:p>0.201256</text:p>
          </table:table-cell>
          <table:table-cell office:value-type="float" office:value="0.160373" calcext:value-type="float">
            <text:p>0.160373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1.31389" calcext:value-type="float">
            <text:p>1.31389</text:p>
          </table:table-cell>
          <table:table-cell office:value-type="float" office:value="0.107942" calcext:value-type="float">
            <text:p>0.107942</text:p>
          </table:table-cell>
          <table:table-cell office:value-type="float" office:value="0.085191" calcext:value-type="float">
            <text:p>0.085191</text:p>
          </table:table-cell>
          <table:table-cell table:number-columns-repeated="20"/>
          <table:table-cell table:formula="of:=MIN([.A152:.BL152])" office:value-type="float" office:value="0.085191" calcext:value-type="float">
            <text:p>0.085191</text:p>
          </table:table-cell>
          <table:table-cell table:formula="of:=MAX([.A152:.BL152])" office:value-type="float" office:value="1.77967" calcext:value-type="float">
            <text:p>1.77967</text:p>
          </table:table-cell>
          <table:table-cell table:number-columns-repeated="7"/>
        </table:table-row>
        <table:table-row table:style-name="ro1">
          <table:table-cell office:value-type="float" office:value="0.184346" calcext:value-type="float">
            <text:p>0.184346</text:p>
          </table:table-cell>
          <table:table-cell office:value-type="float" office:value="0.171963" calcext:value-type="float">
            <text:p>0.171963</text:p>
          </table:table-cell>
          <table:table-cell office:value-type="float" office:value="0.403576" calcext:value-type="float">
            <text:p>0.403576</text:p>
          </table:table-cell>
          <table:table-cell office:value-type="float" office:value="0.227795" calcext:value-type="float">
            <text:p>0.227795</text:p>
          </table:table-cell>
          <table:table-cell office:value-type="float" office:value="0.177217" calcext:value-type="float">
            <text:p>0.177217</text:p>
          </table:table-cell>
          <table:table-cell office:value-type="float" office:value="0.179042" calcext:value-type="float">
            <text:p>0.179042</text:p>
          </table:table-cell>
          <table:table-cell office:value-type="float" office:value="0.182026" calcext:value-type="float">
            <text:p>0.182026</text:p>
          </table:table-cell>
          <table:table-cell office:value-type="float" office:value="0.312607" calcext:value-type="float">
            <text:p>0.312607</text:p>
          </table:table-cell>
          <table:table-cell office:value-type="float" office:value="0.175727" calcext:value-type="float">
            <text:p>0.175727</text:p>
          </table:table-cell>
          <table:table-cell office:value-type="float" office:value="0.192972" calcext:value-type="float">
            <text:p>0.192972</text:p>
          </table:table-cell>
          <table:table-cell office:value-type="float" office:value="0.204992" calcext:value-type="float">
            <text:p>0.204992</text:p>
          </table:table-cell>
          <table:table-cell office:value-type="float" office:value="0.37698" calcext:value-type="float">
            <text:p>0.37698</text:p>
          </table:table-cell>
          <table:table-cell office:value-type="float" office:value="0.182858" calcext:value-type="float">
            <text:p>0.182858</text:p>
          </table:table-cell>
          <table:table-cell office:value-type="float" office:value="0.224885" calcext:value-type="float">
            <text:p>0.224885</text:p>
          </table:table-cell>
          <table:table-cell office:value-type="float" office:value="0.193662" calcext:value-type="float">
            <text:p>0.193662</text:p>
          </table:table-cell>
          <table:table-cell office:value-type="float" office:value="0.192501" calcext:value-type="float">
            <text:p>0.192501</text:p>
          </table:table-cell>
          <table:table-cell office:value-type="float" office:value="0.221361" calcext:value-type="float">
            <text:p>0.221361</text:p>
          </table:table-cell>
          <table:table-cell office:value-type="float" office:value="0.20896" calcext:value-type="float">
            <text:p>0.20896</text:p>
          </table:table-cell>
          <table:table-cell office:value-type="float" office:value="1.36198" calcext:value-type="float">
            <text:p>1.36198</text:p>
          </table:table-cell>
          <table:table-cell office:value-type="float" office:value="1.1822" calcext:value-type="float">
            <text:p>1.1822</text:p>
          </table:table-cell>
          <table:table-cell office:value-type="float" office:value="1.06811" calcext:value-type="float">
            <text:p>1.06811</text:p>
          </table:table-cell>
          <table:table-cell office:value-type="float" office:value="0.916801" calcext:value-type="float">
            <text:p>0.916801</text:p>
          </table:table-cell>
          <table:table-cell office:value-type="float" office:value="0.168287" calcext:value-type="float">
            <text:p>0.168287</text:p>
          </table:table-cell>
          <table:table-cell office:value-type="float" office:value="1.08031" calcext:value-type="float">
            <text:p>1.08031</text:p>
          </table:table-cell>
          <table:table-cell office:value-type="float" office:value="0.189825" calcext:value-type="float">
            <text:p>0.189825</text:p>
          </table:table-cell>
          <table:table-cell office:value-type="float" office:value="0.940276" calcext:value-type="float">
            <text:p>0.940276</text:p>
          </table:table-cell>
          <table:table-cell office:value-type="float" office:value="0.956678" calcext:value-type="float">
            <text:p>0.956678</text:p>
          </table:table-cell>
          <table:table-cell office:value-type="float" office:value="0.967519" calcext:value-type="float">
            <text:p>0.967519</text:p>
          </table:table-cell>
          <table:table-cell office:value-type="float" office:value="0.187463" calcext:value-type="float">
            <text:p>0.187463</text:p>
          </table:table-cell>
          <table:table-cell office:value-type="float" office:value="1.40406" calcext:value-type="float">
            <text:p>1.40406</text:p>
          </table:table-cell>
          <table:table-cell office:value-type="float" office:value="0.904011" calcext:value-type="float">
            <text:p>0.904011</text:p>
          </table:table-cell>
          <table:table-cell office:value-type="float" office:value="0.156707" calcext:value-type="float">
            <text:p>0.156707</text:p>
          </table:table-cell>
          <table:table-cell office:value-type="float" office:value="0.228232" calcext:value-type="float">
            <text:p>0.228232</text:p>
          </table:table-cell>
          <table:table-cell office:value-type="float" office:value="0.424629" calcext:value-type="float">
            <text:p>0.424629</text:p>
          </table:table-cell>
          <table:table-cell office:value-type="float" office:value="1.78385" calcext:value-type="float">
            <text:p>1.78385</text:p>
          </table:table-cell>
          <table:table-cell office:value-type="float" office:value="1.61729" calcext:value-type="float">
            <text:p>1.61729</text:p>
          </table:table-cell>
          <table:table-cell office:value-type="float" office:value="0.076483" calcext:value-type="float">
            <text:p>0.076483</text:p>
          </table:table-cell>
          <table:table-cell office:value-type="float" office:value="2.01065" calcext:value-type="float">
            <text:p>2.01065</text:p>
          </table:table-cell>
          <table:table-cell office:value-type="float" office:value="0.929623" calcext:value-type="float">
            <text:p>0.929623</text:p>
          </table:table-cell>
          <table:table-cell office:value-type="float" office:value="0.793101" calcext:value-type="float">
            <text:p>0.793101</text:p>
          </table:table-cell>
          <table:table-cell office:value-type="float" office:value="0.0830278" calcext:value-type="float">
            <text:p>0.0830278</text:p>
          </table:table-cell>
          <table:table-cell office:value-type="float" office:value="0.254984" calcext:value-type="float">
            <text:p>0.254984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1.06702" calcext:value-type="float">
            <text:p>1.06702</text:p>
          </table:table-cell>
          <table:table-cell office:value-type="float" office:value="1.25071" calcext:value-type="float">
            <text:p>1.25071</text:p>
          </table:table-cell>
          <table:table-cell office:value-type="float" office:value="1.47323" calcext:value-type="float">
            <text:p>1.47323</text:p>
          </table:table-cell>
          <table:table-cell office:value-type="float" office:value="0.902146" calcext:value-type="float">
            <text:p>0.902146</text:p>
          </table:table-cell>
          <table:table-cell office:value-type="float" office:value="0.737855" calcext:value-type="float">
            <text:p>0.737855</text:p>
          </table:table-cell>
          <table:table-cell table:number-columns-repeated="20"/>
          <table:table-cell table:formula="of:=MIN([.A153:.BL153])" office:value-type="float" office:value="0.076483" calcext:value-type="float">
            <text:p>0.076483</text:p>
          </table:table-cell>
          <table:table-cell table:formula="of:=MAX([.A153:.BL153])" office:value-type="float" office:value="2.01065" calcext:value-type="float">
            <text:p>2.01065</text:p>
          </table:table-cell>
          <table:table-cell table:number-columns-repeated="7"/>
        </table:table-row>
        <table:table-row table:style-name="ro1">
          <table:table-cell office:value-type="float" office:value="0.193693" calcext:value-type="float">
            <text:p>0.193693</text:p>
          </table:table-cell>
          <table:table-cell office:value-type="float" office:value="0.215669" calcext:value-type="float">
            <text:p>0.215669</text:p>
          </table:table-cell>
          <table:table-cell office:value-type="float" office:value="0.244193" calcext:value-type="float">
            <text:p>0.244193</text:p>
          </table:table-cell>
          <table:table-cell office:value-type="float" office:value="0.186123" calcext:value-type="float">
            <text:p>0.186123</text:p>
          </table:table-cell>
          <table:table-cell office:value-type="float" office:value="0.214888" calcext:value-type="float">
            <text:p>0.214888</text:p>
          </table:table-cell>
          <table:table-cell office:value-type="float" office:value="0.202571" calcext:value-type="float">
            <text:p>0.202571</text:p>
          </table:table-cell>
          <table:table-cell office:value-type="float" office:value="0.182217" calcext:value-type="float">
            <text:p>0.182217</text:p>
          </table:table-cell>
          <table:table-cell office:value-type="float" office:value="0.199832" calcext:value-type="float">
            <text:p>0.199832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168666" calcext:value-type="float">
            <text:p>0.168666</text:p>
          </table:table-cell>
          <table:table-cell office:value-type="float" office:value="0.18046" calcext:value-type="float">
            <text:p>0.18046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967632" calcext:value-type="float">
            <text:p>0.967632</text:p>
          </table:table-cell>
          <table:table-cell office:value-type="float" office:value="0.956457" calcext:value-type="float">
            <text:p>0.956457</text:p>
          </table:table-cell>
          <table:table-cell office:value-type="float" office:value="1.08523" calcext:value-type="float">
            <text:p>1.08523</text:p>
          </table:table-cell>
          <table:table-cell office:value-type="float" office:value="0.935947" calcext:value-type="float">
            <text:p>0.935947</text:p>
          </table:table-cell>
          <table:table-cell office:value-type="float" office:value="0.921881" calcext:value-type="float">
            <text:p>0.921881</text:p>
          </table:table-cell>
          <table:table-cell office:value-type="float" office:value="0.805202" calcext:value-type="float">
            <text:p>0.805202</text:p>
          </table:table-cell>
          <table:table-cell office:value-type="float" office:value="0.889225" calcext:value-type="float">
            <text:p>0.889225</text:p>
          </table:table-cell>
          <table:table-cell office:value-type="float" office:value="0.720064" calcext:value-type="float">
            <text:p>0.720064</text:p>
          </table:table-cell>
          <table:table-cell office:value-type="float" office:value="0.799994" calcext:value-type="float">
            <text:p>0.799994</text:p>
          </table:table-cell>
          <table:table-cell office:value-type="float" office:value="0.647186" calcext:value-type="float">
            <text:p>0.647186</text:p>
          </table:table-cell>
          <table:table-cell office:value-type="float" office:value="0.728132" calcext:value-type="float">
            <text:p>0.728132</text:p>
          </table:table-cell>
          <table:table-cell office:value-type="float" office:value="1.72651" calcext:value-type="float">
            <text:p>1.72651</text:p>
          </table:table-cell>
          <table:table-cell office:value-type="float" office:value="0.96408" calcext:value-type="float">
            <text:p>0.96408</text:p>
          </table:table-cell>
          <table:table-cell office:value-type="float" office:value="0.687874" calcext:value-type="float">
            <text:p>0.687874</text:p>
          </table:table-cell>
          <table:table-cell office:value-type="float" office:value="0.654723" calcext:value-type="float">
            <text:p>0.654723</text:p>
          </table:table-cell>
          <table:table-cell office:value-type="float" office:value="0.644139" calcext:value-type="float">
            <text:p>0.644139</text:p>
          </table:table-cell>
          <table:table-cell office:value-type="float" office:value="1.15104" calcext:value-type="float">
            <text:p>1.15104</text:p>
          </table:table-cell>
          <table:table-cell office:value-type="float" office:value="0.635123" calcext:value-type="float">
            <text:p>0.635123</text:p>
          </table:table-cell>
          <table:table-cell office:value-type="float" office:value="1.79034" calcext:value-type="float">
            <text:p>1.79034</text:p>
          </table:table-cell>
          <table:table-cell office:value-type="float" office:value="0.565696" calcext:value-type="float">
            <text:p>0.565696</text:p>
          </table:table-cell>
          <table:table-cell office:value-type="float" office:value="0.614847" calcext:value-type="float">
            <text:p>0.614847</text:p>
          </table:table-cell>
          <table:table-cell office:value-type="float" office:value="1.16921" calcext:value-type="float">
            <text:p>1.16921</text:p>
          </table:table-cell>
          <table:table-cell office:value-type="float" office:value="1.55025" calcext:value-type="float">
            <text:p>1.55025</text:p>
          </table:table-cell>
          <table:table-cell office:value-type="float" office:value="0.558574" calcext:value-type="float">
            <text:p>0.558574</text:p>
          </table:table-cell>
          <table:table-cell office:value-type="float" office:value="0.625068" calcext:value-type="float">
            <text:p>0.625068</text:p>
          </table:table-cell>
          <table:table-cell office:value-type="float" office:value="1.38767" calcext:value-type="float">
            <text:p>1.38767</text:p>
          </table:table-cell>
          <table:table-cell office:value-type="float" office:value="0.577358" calcext:value-type="float">
            <text:p>0.577358</text:p>
          </table:table-cell>
          <table:table-cell office:value-type="float" office:value="2.09581" calcext:value-type="float">
            <text:p>2.09581</text:p>
          </table:table-cell>
          <table:table-cell office:value-type="float" office:value="2.09699" calcext:value-type="float">
            <text:p>2.09699</text:p>
          </table:table-cell>
          <table:table-cell office:value-type="float" office:value="2.08224" calcext:value-type="float">
            <text:p>2.08224</text:p>
          </table:table-cell>
          <table:table-cell office:value-type="float" office:value="1.89871" calcext:value-type="float">
            <text:p>1.89871</text:p>
          </table:table-cell>
          <table:table-cell office:value-type="float" office:value="1.66418" calcext:value-type="float">
            <text:p>1.66418</text:p>
          </table:table-cell>
          <table:table-cell office:value-type="float" office:value="1.849" calcext:value-type="float">
            <text:p>1.849</text:p>
          </table:table-cell>
          <table:table-cell office:value-type="float" office:value="1.31565" calcext:value-type="float">
            <text:p>1.31565</text:p>
          </table:table-cell>
          <table:table-cell office:value-type="float" office:value="1.52735" calcext:value-type="float">
            <text:p>1.52735</text:p>
          </table:table-cell>
          <table:table-cell office:value-type="float" office:value="1.22143" calcext:value-type="float">
            <text:p>1.22143</text:p>
          </table:table-cell>
          <table:table-cell table:number-columns-repeated="20"/>
          <table:table-cell table:formula="of:=MIN([.A154:.BL154])" office:value-type="float" office:value="0.168666" calcext:value-type="float">
            <text:p>0.168666</text:p>
          </table:table-cell>
          <table:table-cell table:formula="of:=MAX([.A154:.BL154])" office:value-type="float" office:value="2.09699" calcext:value-type="float">
            <text:p>2.09699</text:p>
          </table:table-cell>
          <table:table-cell table:number-columns-repeated="7"/>
        </table:table-row>
        <table:table-row table:style-name="ro1">
          <table:table-cell office:value-type="float" office:value="0.183745" calcext:value-type="float">
            <text:p>0.183745</text:p>
          </table:table-cell>
          <table:table-cell office:value-type="float" office:value="0.231475" calcext:value-type="float">
            <text:p>0.231475</text:p>
          </table:table-cell>
          <table:table-cell office:value-type="float" office:value="0.182505" calcext:value-type="float">
            <text:p>0.182505</text:p>
          </table:table-cell>
          <table:table-cell office:value-type="float" office:value="0.166446" calcext:value-type="float">
            <text:p>0.166446</text:p>
          </table:table-cell>
          <table:table-cell office:value-type="float" office:value="0.183316" calcext:value-type="float">
            <text:p>0.183316</text:p>
          </table:table-cell>
          <table:table-cell office:value-type="float" office:value="0.176682" calcext:value-type="float">
            <text:p>0.176682</text:p>
          </table:table-cell>
          <table:table-cell office:value-type="float" office:value="0.176906" calcext:value-type="float">
            <text:p>0.176906</text:p>
          </table:table-cell>
          <table:table-cell office:value-type="float" office:value="0.363514" calcext:value-type="float">
            <text:p>0.363514</text:p>
          </table:table-cell>
          <table:table-cell office:value-type="float" office:value="0.947815" calcext:value-type="float">
            <text:p>0.947815</text:p>
          </table:table-cell>
          <table:table-cell office:value-type="float" office:value="0.917488" calcext:value-type="float">
            <text:p>0.917488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740842" calcext:value-type="float">
            <text:p>0.740842</text:p>
          </table:table-cell>
          <table:table-cell office:value-type="float" office:value="0.396531" calcext:value-type="float">
            <text:p>0.396531</text:p>
          </table:table-cell>
          <table:table-cell office:value-type="float" office:value="1.1694" calcext:value-type="float">
            <text:p>1.1694</text:p>
          </table:table-cell>
          <table:table-cell office:value-type="float" office:value="0.258102" calcext:value-type="float">
            <text:p>0.258102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832396" calcext:value-type="float">
            <text:p>0.832396</text:p>
          </table:table-cell>
          <table:table-cell office:value-type="float" office:value="0.671779" calcext:value-type="float">
            <text:p>0.671779</text:p>
          </table:table-cell>
          <table:table-cell office:value-type="float" office:value="0.495899" calcext:value-type="float">
            <text:p>0.495899</text:p>
          </table:table-cell>
          <table:table-cell office:value-type="float" office:value="0.218615" calcext:value-type="float">
            <text:p>0.218615</text:p>
          </table:table-cell>
          <table:table-cell office:value-type="float" office:value="0.537003" calcext:value-type="float">
            <text:p>0.537003</text:p>
          </table:table-cell>
          <table:table-cell office:value-type="float" office:value="0.55669" calcext:value-type="float">
            <text:p>0.55669</text:p>
          </table:table-cell>
          <table:table-cell office:value-type="float" office:value="0.200293" calcext:value-type="float">
            <text:p>0.200293</text:p>
          </table:table-cell>
          <table:table-cell office:value-type="float" office:value="0.203888" calcext:value-type="float">
            <text:p>0.203888</text:p>
          </table:table-cell>
          <table:table-cell office:value-type="float" office:value="1.17328" calcext:value-type="float">
            <text:p>1.17328</text:p>
          </table:table-cell>
          <table:table-cell office:value-type="float" office:value="0.41967" calcext:value-type="float">
            <text:p>0.41967</text:p>
          </table:table-cell>
          <table:table-cell office:value-type="float" office:value="0.185153" calcext:value-type="float">
            <text:p>0.185153</text:p>
          </table:table-cell>
          <table:table-cell office:value-type="float" office:value="1.46801" calcext:value-type="float">
            <text:p>1.46801</text:p>
          </table:table-cell>
          <table:table-cell office:value-type="float" office:value="0.505107" calcext:value-type="float">
            <text:p>0.50510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69933" calcext:value-type="float">
            <text:p>1.69933</text:p>
          </table:table-cell>
          <table:table-cell office:value-type="float" office:value="0.197154" calcext:value-type="float">
            <text:p>0.197154</text:p>
          </table:table-cell>
          <table:table-cell office:value-type="float" office:value="0.201368" calcext:value-type="float">
            <text:p>0.201368</text:p>
          </table:table-cell>
          <table:table-cell office:value-type="float" office:value="1.65867" calcext:value-type="float">
            <text:p>1.65867</text:p>
          </table:table-cell>
          <table:table-cell office:value-type="float" office:value="0.790278" calcext:value-type="float">
            <text:p>0.790278</text:p>
          </table:table-cell>
          <table:table-cell office:value-type="float" office:value="1.73135" calcext:value-type="float">
            <text:p>1.73135</text:p>
          </table:table-cell>
          <table:table-cell office:value-type="float" office:value="0.982775" calcext:value-type="float">
            <text:p>0.982775</text:p>
          </table:table-cell>
          <table:table-cell office:value-type="float" office:value="0.865988" calcext:value-type="float">
            <text:p>0.865988</text:p>
          </table:table-cell>
          <table:table-cell office:value-type="float" office:value="1.55121" calcext:value-type="float">
            <text:p>1.55121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0.191836" calcext:value-type="float">
            <text:p>0.191836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0.0884411" calcext:value-type="float">
            <text:p>0.0884411</text:p>
          </table:table-cell>
          <table:table-cell office:value-type="float" office:value="0.115796" calcext:value-type="float">
            <text:p>0.115796</text:p>
          </table:table-cell>
          <table:table-cell office:value-type="float" office:value="1.47702" calcext:value-type="float">
            <text:p>1.47702</text:p>
          </table:table-cell>
          <table:table-cell office:value-type="float" office:value="0.588591" calcext:value-type="float">
            <text:p>0.588591</text:p>
          </table:table-cell>
          <table:table-cell office:value-type="float" office:value="1.3408" calcext:value-type="float">
            <text:p>1.3408</text:p>
          </table:table-cell>
          <table:table-cell office:value-type="float" office:value="0.416656" calcext:value-type="float">
            <text:p>0.416656</text:p>
          </table:table-cell>
          <table:table-cell table:number-columns-repeated="20"/>
          <table:table-cell table:formula="of:=MIN([.A155:.BL155])" office:value-type="float" office:value="0.0884411" calcext:value-type="float">
            <text:p>0.0884411</text:p>
          </table:table-cell>
          <table:table-cell table:formula="of:=MAX([.A155:.BL155])" office:value-type="float" office:value="1.73135" calcext:value-type="float">
            <text:p>1.73135</text:p>
          </table:table-cell>
          <table:table-cell table:number-columns-repeated="7"/>
        </table:table-row>
        <table:table-row table:style-name="ro1">
          <table:table-cell office:value-type="float" office:value="0.080657" calcext:value-type="float">
            <text:p>0.080657</text:p>
          </table:table-cell>
          <table:table-cell office:value-type="float" office:value="0.0844669" calcext:value-type="float">
            <text:p>0.0844669</text:p>
          </table:table-cell>
          <table:table-cell office:value-type="float" office:value="0.0677202" calcext:value-type="float">
            <text:p>0.0677202</text:p>
          </table:table-cell>
          <table:table-cell office:value-type="float" office:value="0.291199" calcext:value-type="float">
            <text:p>0.291199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219462" calcext:value-type="float">
            <text:p>0.219462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198949" calcext:value-type="float">
            <text:p>0.198949</text:p>
          </table:table-cell>
          <table:table-cell office:value-type="float" office:value="0.203093" calcext:value-type="float">
            <text:p>0.203093</text:p>
          </table:table-cell>
          <table:table-cell office:value-type="float" office:value="0.196668" calcext:value-type="float">
            <text:p>0.196668</text:p>
          </table:table-cell>
          <table:table-cell office:value-type="float" office:value="0.209469" calcext:value-type="float">
            <text:p>0.209469</text:p>
          </table:table-cell>
          <table:table-cell office:value-type="float" office:value="0.201112" calcext:value-type="float">
            <text:p>0.201112</text:p>
          </table:table-cell>
          <table:table-cell office:value-type="float" office:value="0.226021" calcext:value-type="float">
            <text:p>0.226021</text:p>
          </table:table-cell>
          <table:table-cell office:value-type="float" office:value="0.223912" calcext:value-type="float">
            <text:p>0.223912</text:p>
          </table:table-cell>
          <table:table-cell office:value-type="float" office:value="0.224624" calcext:value-type="float">
            <text:p>0.224624</text:p>
          </table:table-cell>
          <table:table-cell office:value-type="float" office:value="0.215606" calcext:value-type="float">
            <text:p>0.215606</text:p>
          </table:table-cell>
          <table:table-cell office:value-type="float" office:value="0.196131" calcext:value-type="float">
            <text:p>0.196131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0.199265" calcext:value-type="float">
            <text:p>0.199265</text:p>
          </table:table-cell>
          <table:table-cell office:value-type="float" office:value="0.272353" calcext:value-type="float">
            <text:p>0.272353</text:p>
          </table:table-cell>
          <table:table-cell office:value-type="float" office:value="0.24629" calcext:value-type="float">
            <text:p>0.24629</text:p>
          </table:table-cell>
          <table:table-cell office:value-type="float" office:value="0.241063" calcext:value-type="float">
            <text:p>0.241063</text:p>
          </table:table-cell>
          <table:table-cell office:value-type="float" office:value="0.228119" calcext:value-type="float">
            <text:p>0.228119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.228843" calcext:value-type="float">
            <text:p>0.228843</text:p>
          </table:table-cell>
          <table:table-cell office:value-type="float" office:value="0.237534" calcext:value-type="float">
            <text:p>0.237534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42545" calcext:value-type="float">
            <text:p>0.242545</text:p>
          </table:table-cell>
          <table:table-cell office:value-type="float" office:value="0.251934" calcext:value-type="float">
            <text:p>0.251934</text:p>
          </table:table-cell>
          <table:table-cell office:value-type="float" office:value="1.47234" calcext:value-type="float">
            <text:p>1.47234</text:p>
          </table:table-cell>
          <table:table-cell office:value-type="float" office:value="1.3962" calcext:value-type="float">
            <text:p>1.3962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29318" calcext:value-type="float">
            <text:p>1.29318</text:p>
          </table:table-cell>
          <table:table-cell office:value-type="float" office:value="1.26591" calcext:value-type="float">
            <text:p>1.26591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1.3982" calcext:value-type="float">
            <text:p>1.3982</text:p>
          </table:table-cell>
          <table:table-cell office:value-type="float" office:value="1.23045" calcext:value-type="float">
            <text:p>1.23045</text:p>
          </table:table-cell>
          <table:table-cell office:value-type="float" office:value="1.31538" calcext:value-type="float">
            <text:p>1.31538</text:p>
          </table:table-cell>
          <table:table-cell office:value-type="float" office:value="1.1398" calcext:value-type="float">
            <text:p>1.1398</text:p>
          </table:table-cell>
          <table:table-cell office:value-type="float" office:value="1.24456" calcext:value-type="float">
            <text:p>1.24456</text:p>
          </table:table-cell>
          <table:table-cell office:value-type="float" office:value="1.08187" calcext:value-type="float">
            <text:p>1.08187</text:p>
          </table:table-cell>
          <table:table-cell office:value-type="float" office:value="1.29985" calcext:value-type="float">
            <text:p>1.29985</text:p>
          </table:table-cell>
          <table:table-cell office:value-type="float" office:value="1.06363" calcext:value-type="float">
            <text:p>1.06363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0860212" calcext:value-type="float">
            <text:p>0.0860212</text:p>
          </table:table-cell>
          <table:table-cell office:value-type="float" office:value="0.0599411" calcext:value-type="float">
            <text:p>0.0599411</text:p>
          </table:table-cell>
          <table:table-cell office:value-type="float" office:value="0.068697" calcext:value-type="float">
            <text:p>0.068697</text:p>
          </table:table-cell>
          <table:table-cell table:number-columns-repeated="20"/>
          <table:table-cell table:formula="of:=MIN([.A156:.BL156])" office:value-type="float" office:value="0.0599411" calcext:value-type="float">
            <text:p>0.0599411</text:p>
          </table:table-cell>
          <table:table-cell table:formula="of:=MAX([.A156:.BL156])" office:value-type="float" office:value="1.47234" calcext:value-type="float">
            <text:p>1.47234</text:p>
          </table:table-cell>
          <table:table-cell table:number-columns-repeated="7"/>
        </table:table-row>
        <table:table-row table:style-name="ro1">
          <table:table-cell office:value-type="float" office:value="0.189737" calcext:value-type="float">
            <text:p>0.189737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0.211497" calcext:value-type="float">
            <text:p>0.211497</text:p>
          </table:table-cell>
          <table:table-cell office:value-type="float" office:value="0.190041" calcext:value-type="float">
            <text:p>0.190041</text:p>
          </table:table-cell>
          <table:table-cell office:value-type="float" office:value="0.187909" calcext:value-type="float">
            <text:p>0.187909</text:p>
          </table:table-cell>
          <table:table-cell office:value-type="float" office:value="0.22386" calcext:value-type="float">
            <text:p>0.22386</text:p>
          </table:table-cell>
          <table:table-cell office:value-type="float" office:value="0.206719" calcext:value-type="float">
            <text:p>0.206719</text:p>
          </table:table-cell>
          <table:table-cell office:value-type="float" office:value="0.194368" calcext:value-type="float">
            <text:p>0.194368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404523" calcext:value-type="float">
            <text:p>0.404523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888134" calcext:value-type="float">
            <text:p>0.888134</text:p>
          </table:table-cell>
          <table:table-cell office:value-type="float" office:value="0.682703" calcext:value-type="float">
            <text:p>0.682703</text:p>
          </table:table-cell>
          <table:table-cell office:value-type="float" office:value="0.236376" calcext:value-type="float">
            <text:p>0.236376</text:p>
          </table:table-cell>
          <table:table-cell office:value-type="float" office:value="0.868942" calcext:value-type="float">
            <text:p>0.868942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0.542405" calcext:value-type="float">
            <text:p>0.542405</text:p>
          </table:table-cell>
          <table:table-cell office:value-type="float" office:value="0.541042" calcext:value-type="float">
            <text:p>0.541042</text:p>
          </table:table-cell>
          <table:table-cell office:value-type="float" office:value="0.236108" calcext:value-type="float">
            <text:p>0.236108</text:p>
          </table:table-cell>
          <table:table-cell office:value-type="float" office:value="0.491503" calcext:value-type="float">
            <text:p>0.491503</text:p>
          </table:table-cell>
          <table:table-cell office:value-type="float" office:value="0.502477" calcext:value-type="float">
            <text:p>0.502477</text:p>
          </table:table-cell>
          <table:table-cell office:value-type="float" office:value="0.549115" calcext:value-type="float">
            <text:p>0.549115</text:p>
          </table:table-cell>
          <table:table-cell office:value-type="float" office:value="0.545316" calcext:value-type="float">
            <text:p>0.545316</text:p>
          </table:table-cell>
          <table:table-cell office:value-type="float" office:value="0.435428" calcext:value-type="float">
            <text:p>0.435428</text:p>
          </table:table-cell>
          <table:table-cell office:value-type="float" office:value="0.254146" calcext:value-type="float">
            <text:p>0.254146</text:p>
          </table:table-cell>
          <table:table-cell office:value-type="float" office:value="0.469527" calcext:value-type="float">
            <text:p>0.469527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276022" calcext:value-type="float">
            <text:p>0.276022</text:p>
          </table:table-cell>
          <table:table-cell office:value-type="float" office:value="0.564402" calcext:value-type="float">
            <text:p>0.564402</text:p>
          </table:table-cell>
          <table:table-cell office:value-type="float" office:value="0.260736" calcext:value-type="float">
            <text:p>0.260736</text:p>
          </table:table-cell>
          <table:table-cell office:value-type="float" office:value="0.582501" calcext:value-type="float">
            <text:p>0.582501</text:p>
          </table:table-cell>
          <table:table-cell office:value-type="float" office:value="0.556668" calcext:value-type="float">
            <text:p>0.556668</text:p>
          </table:table-cell>
          <table:table-cell office:value-type="float" office:value="1.17156" calcext:value-type="float">
            <text:p>1.17156</text:p>
          </table:table-cell>
          <table:table-cell office:value-type="float" office:value="0.592329" calcext:value-type="float">
            <text:p>0.592329</text:p>
          </table:table-cell>
          <table:table-cell office:value-type="float" office:value="0.543175" calcext:value-type="float">
            <text:p>0.543175</text:p>
          </table:table-cell>
          <table:table-cell office:value-type="float" office:value="0.46581" calcext:value-type="float">
            <text:p>0.46581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397992" calcext:value-type="float">
            <text:p>0.397992</text:p>
          </table:table-cell>
          <table:table-cell office:value-type="float" office:value="1.29441" calcext:value-type="float">
            <text:p>1.29441</text:p>
          </table:table-cell>
          <table:table-cell office:value-type="float" office:value="0.284786" calcext:value-type="float">
            <text:p>0.284786</text:p>
          </table:table-cell>
          <table:table-cell office:value-type="float" office:value="0.26881" calcext:value-type="float">
            <text:p>0.26881</text:p>
          </table:table-cell>
          <table:table-cell office:value-type="float" office:value="0.265792" calcext:value-type="float">
            <text:p>0.265792</text:p>
          </table:table-cell>
          <table:table-cell office:value-type="float" office:value="0.290932" calcext:value-type="float">
            <text:p>0.290932</text:p>
          </table:table-cell>
          <table:table-cell office:value-type="float" office:value="1.17565" calcext:value-type="float">
            <text:p>1.17565</text:p>
          </table:table-cell>
          <table:table-cell office:value-type="float" office:value="0.175323" calcext:value-type="float">
            <text:p>0.175323</text:p>
          </table:table-cell>
          <table:table-cell office:value-type="float" office:value="0.685391" calcext:value-type="float">
            <text:p>0.685391</text:p>
          </table:table-cell>
          <table:table-cell office:value-type="float" office:value="1.19451" calcext:value-type="float">
            <text:p>1.19451</text:p>
          </table:table-cell>
          <table:table-cell table:number-columns-repeated="20"/>
          <table:table-cell table:formula="of:=MIN([.A157:.BL157])" office:value-type="float" office:value="0.175323" calcext:value-type="float">
            <text:p>0.175323</text:p>
          </table:table-cell>
          <table:table-cell table:formula="of:=MAX([.A157:.BL157])" office:value-type="float" office:value="1.29441" calcext:value-type="float">
            <text:p>1.29441</text:p>
          </table:table-cell>
          <table:table-cell table:number-columns-repeated="7"/>
        </table:table-row>
        <table:table-row table:style-name="ro1">
          <table:table-cell office:value-type="float" office:value="0.080344" calcext:value-type="float">
            <text:p>0.080344</text:p>
          </table:table-cell>
          <table:table-cell office:value-type="float" office:value="0.071363" calcext:value-type="float">
            <text:p>0.071363</text:p>
          </table:table-cell>
          <table:table-cell office:value-type="float" office:value="0.168779" calcext:value-type="float">
            <text:p>0.168779</text:p>
          </table:table-cell>
          <table:table-cell office:value-type="float" office:value="0.085211" calcext:value-type="float">
            <text:p>0.085211</text:p>
          </table:table-cell>
          <table:table-cell office:value-type="float" office:value="0.145451" calcext:value-type="float">
            <text:p>0.145451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0.190741" calcext:value-type="float">
            <text:p>0.190741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0.41171" calcext:value-type="float">
            <text:p>0.41171</text:p>
          </table:table-cell>
          <table:table-cell office:value-type="float" office:value="0.0776811" calcext:value-type="float">
            <text:p>0.0776811</text:p>
          </table:table-cell>
          <table:table-cell office:value-type="float" office:value="0.244525" calcext:value-type="float">
            <text:p>0.244525</text:p>
          </table:table-cell>
          <table:table-cell office:value-type="float" office:value="0.0767119" calcext:value-type="float">
            <text:p>0.0767119</text:p>
          </table:table-cell>
          <table:table-cell office:value-type="float" office:value="0.324886" calcext:value-type="float">
            <text:p>0.324886</text:p>
          </table:table-cell>
          <table:table-cell office:value-type="float" office:value="0.080539" calcext:value-type="float">
            <text:p>0.080539</text:p>
          </table:table-cell>
          <table:table-cell office:value-type="float" office:value="0.416421" calcext:value-type="float">
            <text:p>0.416421</text:p>
          </table:table-cell>
          <table:table-cell office:value-type="float" office:value="0.42715" calcext:value-type="float">
            <text:p>0.42715</text:p>
          </table:table-cell>
          <table:table-cell office:value-type="float" office:value="0.350042" calcext:value-type="float">
            <text:p>0.350042</text:p>
          </table:table-cell>
          <table:table-cell office:value-type="float" office:value="0.557243" calcext:value-type="float">
            <text:p>0.557243</text:p>
          </table:table-cell>
          <table:table-cell office:value-type="float" office:value="0.0712092" calcext:value-type="float">
            <text:p>0.0712092</text:p>
          </table:table-cell>
          <table:table-cell office:value-type="float" office:value="0.0788288" calcext:value-type="float">
            <text:p>0.0788288</text:p>
          </table:table-cell>
          <table:table-cell office:value-type="float" office:value="0.15792" calcext:value-type="float">
            <text:p>0.15792</text:p>
          </table:table-cell>
          <table:table-cell office:value-type="float" office:value="0.309946" calcext:value-type="float">
            <text:p>0.309946</text:p>
          </table:table-cell>
          <table:table-cell office:value-type="float" office:value="0.062947" calcext:value-type="float">
            <text:p>0.062947</text:p>
          </table:table-cell>
          <table:table-cell office:value-type="float" office:value="0.419515" calcext:value-type="float">
            <text:p>0.419515</text:p>
          </table:table-cell>
          <table:table-cell office:value-type="float" office:value="1.22862" calcext:value-type="float">
            <text:p>1.22862</text:p>
          </table:table-cell>
          <table:table-cell office:value-type="float" office:value="1.12685" calcext:value-type="float">
            <text:p>1.12685</text:p>
          </table:table-cell>
          <table:table-cell office:value-type="float" office:value="0.979143" calcext:value-type="float">
            <text:p>0.979143</text:p>
          </table:table-cell>
          <table:table-cell office:value-type="float" office:value="1.13206" calcext:value-type="float">
            <text:p>1.13206</text:p>
          </table:table-cell>
          <table:table-cell office:value-type="float" office:value="0.221272" calcext:value-type="float">
            <text:p>0.221272</text:p>
          </table:table-cell>
          <table:table-cell office:value-type="float" office:value="0.18992" calcext:value-type="float">
            <text:p>0.18992</text:p>
          </table:table-cell>
          <table:table-cell office:value-type="float" office:value="0.503421" calcext:value-type="float">
            <text:p>0.503421</text:p>
          </table:table-cell>
          <table:table-cell office:value-type="float" office:value="1.23437" calcext:value-type="float">
            <text:p>1.23437</text:p>
          </table:table-cell>
          <table:table-cell office:value-type="float" office:value="0.403936" calcext:value-type="float">
            <text:p>0.403936</text:p>
          </table:table-cell>
          <table:table-cell office:value-type="float" office:value="1.07162" calcext:value-type="float">
            <text:p>1.07162</text:p>
          </table:table-cell>
          <table:table-cell office:value-type="float" office:value="0.829373" calcext:value-type="float">
            <text:p>0.829373</text:p>
          </table:table-cell>
          <table:table-cell office:value-type="float" office:value="1.00307" calcext:value-type="float">
            <text:p>1.00307</text:p>
          </table:table-cell>
          <table:table-cell office:value-type="float" office:value="1.76589" calcext:value-type="float">
            <text:p>1.76589</text:p>
          </table:table-cell>
          <table:table-cell office:value-type="float" office:value="0.189771" calcext:value-type="float">
            <text:p>0.189771</text:p>
          </table:table-cell>
          <table:table-cell office:value-type="float" office:value="1.04538" calcext:value-type="float">
            <text:p>1.04538</text:p>
          </table:table-cell>
          <table:table-cell office:value-type="float" office:value="0.706706" calcext:value-type="float">
            <text:p>0.706706</text:p>
          </table:table-cell>
          <table:table-cell office:value-type="float" office:value="1.52874" calcext:value-type="float">
            <text:p>1.52874</text:p>
          </table:table-cell>
          <table:table-cell office:value-type="float" office:value="1.34048" calcext:value-type="float">
            <text:p>1.34048</text:p>
          </table:table-cell>
          <table:table-cell office:value-type="float" office:value="0.946001" calcext:value-type="float">
            <text:p>0.946001</text:p>
          </table:table-cell>
          <table:table-cell office:value-type="float" office:value="1.04263" calcext:value-type="float">
            <text:p>1.04263</text:p>
          </table:table-cell>
          <table:table-cell office:value-type="float" office:value="1.01728" calcext:value-type="float">
            <text:p>1.01728</text:p>
          </table:table-cell>
          <table:table-cell office:value-type="float" office:value="0.783712" calcext:value-type="float">
            <text:p>0.783712</text:p>
          </table:table-cell>
          <table:table-cell office:value-type="float" office:value="0.799152" calcext:value-type="float">
            <text:p>0.799152</text:p>
          </table:table-cell>
          <table:table-cell table:number-columns-repeated="20"/>
          <table:table-cell table:formula="of:=MIN([.A158:.BL158])" office:value-type="float" office:value="0.062947" calcext:value-type="float">
            <text:p>0.062947</text:p>
          </table:table-cell>
          <table:table-cell table:formula="of:=MAX([.A158:.BL158])" office:value-type="float" office:value="1.76589" calcext:value-type="float">
            <text:p>1.76589</text:p>
          </table:table-cell>
          <table:table-cell table:number-columns-repeated="7"/>
        </table:table-row>
        <table:table-row table:style-name="ro1">
          <table:table-cell office:value-type="float" office:value="0.185048" calcext:value-type="float">
            <text:p>0.185048</text:p>
          </table:table-cell>
          <table:table-cell office:value-type="float" office:value="0.217728" calcext:value-type="float">
            <text:p>0.217728</text:p>
          </table:table-cell>
          <table:table-cell office:value-type="float" office:value="0.225334" calcext:value-type="float">
            <text:p>0.225334</text:p>
          </table:table-cell>
          <table:table-cell office:value-type="float" office:value="0.193172" calcext:value-type="float">
            <text:p>0.193172</text:p>
          </table:table-cell>
          <table:table-cell office:value-type="float" office:value="0.196692" calcext:value-type="float">
            <text:p>0.196692</text:p>
          </table:table-cell>
          <table:table-cell office:value-type="float" office:value="0.215991" calcext:value-type="float">
            <text:p>0.215991</text:p>
          </table:table-cell>
          <table:table-cell office:value-type="float" office:value="0.216383" calcext:value-type="float">
            <text:p>0.216383</text:p>
          </table:table-cell>
          <table:table-cell office:value-type="float" office:value="0.181071" calcext:value-type="float">
            <text:p>0.181071</text:p>
          </table:table-cell>
          <table:table-cell office:value-type="float" office:value="0.192557" calcext:value-type="float">
            <text:p>0.192557</text:p>
          </table:table-cell>
          <table:table-cell office:value-type="float" office:value="0.634602" calcext:value-type="float">
            <text:p>0.634602</text:p>
          </table:table-cell>
          <table:table-cell office:value-type="float" office:value="0.198718" calcext:value-type="float">
            <text:p>0.198718</text:p>
          </table:table-cell>
          <table:table-cell office:value-type="float" office:value="0.591481" calcext:value-type="float">
            <text:p>0.591481</text:p>
          </table:table-cell>
          <table:table-cell office:value-type="float" office:value="0.188368" calcext:value-type="float">
            <text:p>0.188368</text:p>
          </table:table-cell>
          <table:table-cell office:value-type="float" office:value="0.210582" calcext:value-type="float">
            <text:p>0.210582</text:p>
          </table:table-cell>
          <table:table-cell office:value-type="float" office:value="0.814783" calcext:value-type="float">
            <text:p>0.814783</text:p>
          </table:table-cell>
          <table:table-cell office:value-type="float" office:value="0.203181" calcext:value-type="float">
            <text:p>0.203181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817819" calcext:value-type="float">
            <text:p>0.817819</text:p>
          </table:table-cell>
          <table:table-cell office:value-type="float" office:value="0.212758" calcext:value-type="float">
            <text:p>0.212758</text:p>
          </table:table-cell>
          <table:table-cell office:value-type="float" office:value="0.216123" calcext:value-type="float">
            <text:p>0.216123</text:p>
          </table:table-cell>
          <table:table-cell office:value-type="float" office:value="0.644302" calcext:value-type="float">
            <text:p>0.644302</text:p>
          </table:table-cell>
          <table:table-cell office:value-type="float" office:value="0.855752" calcext:value-type="float">
            <text:p>0.855752</text:p>
          </table:table-cell>
          <table:table-cell office:value-type="float" office:value="1.24606" calcext:value-type="float">
            <text:p>1.24606</text:p>
          </table:table-cell>
          <table:table-cell office:value-type="float" office:value="1.23187" calcext:value-type="float">
            <text:p>1.23187</text:p>
          </table:table-cell>
          <table:table-cell office:value-type="float" office:value="1.01223" calcext:value-type="float">
            <text:p>1.01223</text:p>
          </table:table-cell>
          <table:table-cell office:value-type="float" office:value="1.17796" calcext:value-type="float">
            <text:p>1.17796</text:p>
          </table:table-cell>
          <table:table-cell office:value-type="float" office:value="1.41237" calcext:value-type="float">
            <text:p>1.41237</text:p>
          </table:table-cell>
          <table:table-cell office:value-type="float" office:value="1.19446" calcext:value-type="float">
            <text:p>1.19446</text:p>
          </table:table-cell>
          <table:table-cell office:value-type="float" office:value="1.03716" calcext:value-type="float">
            <text:p>1.03716</text:p>
          </table:table-cell>
          <table:table-cell office:value-type="float" office:value="0.096787" calcext:value-type="float">
            <text:p>0.096787</text:p>
          </table:table-cell>
          <table:table-cell office:value-type="float" office:value="0.902493" calcext:value-type="float">
            <text:p>0.902493</text:p>
          </table:table-cell>
          <table:table-cell office:value-type="float" office:value="1.18305" calcext:value-type="float">
            <text:p>1.18305</text:p>
          </table:table-cell>
          <table:table-cell office:value-type="float" office:value="1.18966" calcext:value-type="float">
            <text:p>1.18966</text:p>
          </table:table-cell>
          <table:table-cell office:value-type="float" office:value="1.4035" calcext:value-type="float">
            <text:p>1.4035</text:p>
          </table:table-cell>
          <table:table-cell office:value-type="float" office:value="0.575138" calcext:value-type="float">
            <text:p>0.575138</text:p>
          </table:table-cell>
          <table:table-cell office:value-type="float" office:value="0.423457" calcext:value-type="float">
            <text:p>0.423457</text:p>
          </table:table-cell>
          <table:table-cell office:value-type="float" office:value="1.06969" calcext:value-type="float">
            <text:p>1.06969</text:p>
          </table:table-cell>
          <table:table-cell office:value-type="float" office:value="0.684756" calcext:value-type="float">
            <text:p>0.684756</text:p>
          </table:table-cell>
          <table:table-cell office:value-type="float" office:value="0.200607" calcext:value-type="float">
            <text:p>0.200607</text:p>
          </table:table-cell>
          <table:table-cell office:value-type="float" office:value="1.59447" calcext:value-type="float">
            <text:p>1.59447</text:p>
          </table:table-cell>
          <table:table-cell office:value-type="float" office:value="1.68598" calcext:value-type="float">
            <text:p>1.68598</text:p>
          </table:table-cell>
          <table:table-cell office:value-type="float" office:value="0.085783" calcext:value-type="float">
            <text:p>0.085783</text:p>
          </table:table-cell>
          <table:table-cell office:value-type="float" office:value="0.0493109" calcext:value-type="float">
            <text:p>0.0493109</text:p>
          </table:table-cell>
          <table:table-cell office:value-type="float" office:value="0.380539" calcext:value-type="float">
            <text:p>0.380539</text:p>
          </table:table-cell>
          <table:table-cell office:value-type="float" office:value="0.190647" calcext:value-type="float">
            <text:p>0.190647</text:p>
          </table:table-cell>
          <table:table-cell office:value-type="float" office:value="0.136584" calcext:value-type="float">
            <text:p>0.136584</text:p>
          </table:table-cell>
          <table:table-cell office:value-type="float" office:value="0.123353" calcext:value-type="float">
            <text:p>0.123353</text:p>
          </table:table-cell>
          <table:table-cell office:value-type="float" office:value="1.06138" calcext:value-type="float">
            <text:p>1.06138</text:p>
          </table:table-cell>
          <table:table-cell table:number-columns-repeated="20"/>
          <table:table-cell table:formula="of:=MIN([.A159:.BL159])" office:value-type="float" office:value="0.0493109" calcext:value-type="float">
            <text:p>0.0493109</text:p>
          </table:table-cell>
          <table:table-cell table:formula="of:=MAX([.A159:.BL159])" office:value-type="float" office:value="1.68598" calcext:value-type="float">
            <text:p>1.68598</text:p>
          </table:table-cell>
          <table:table-cell table:number-columns-repeated="7"/>
        </table:table-row>
        <table:table-row table:style-name="ro1">
          <table:table-cell office:value-type="float" office:value="0.184689" calcext:value-type="float">
            <text:p>0.184689</text:p>
          </table:table-cell>
          <table:table-cell office:value-type="float" office:value="0.212064" calcext:value-type="float">
            <text:p>0.212064</text:p>
          </table:table-cell>
          <table:table-cell office:value-type="float" office:value="0.189955" calcext:value-type="float">
            <text:p>0.189955</text:p>
          </table:table-cell>
          <table:table-cell office:value-type="float" office:value="0.198115" calcext:value-type="float">
            <text:p>0.198115</text:p>
          </table:table-cell>
          <table:table-cell office:value-type="float" office:value="0.201836" calcext:value-type="float">
            <text:p>0.201836</text:p>
          </table:table-cell>
          <table:table-cell office:value-type="float" office:value="0.0856872" calcext:value-type="float">
            <text:p>0.0856872</text:p>
          </table:table-cell>
          <table:table-cell office:value-type="float" office:value="0.512626" calcext:value-type="float">
            <text:p>0.512626</text:p>
          </table:table-cell>
          <table:table-cell office:value-type="float" office:value="0.0699759" calcext:value-type="float">
            <text:p>0.0699759</text:p>
          </table:table-cell>
          <table:table-cell office:value-type="float" office:value="0.369323" calcext:value-type="float">
            <text:p>0.369323</text:p>
          </table:table-cell>
          <table:table-cell office:value-type="float" office:value="0.0655851" calcext:value-type="float">
            <text:p>0.0655851</text:p>
          </table:table-cell>
          <table:table-cell office:value-type="float" office:value="0.0800531" calcext:value-type="float">
            <text:p>0.0800531</text:p>
          </table:table-cell>
          <table:table-cell office:value-type="float" office:value="0.0772822" calcext:value-type="float">
            <text:p>0.0772822</text:p>
          </table:table-cell>
          <table:table-cell office:value-type="float" office:value="0.065392" calcext:value-type="float">
            <text:p>0.065392</text:p>
          </table:table-cell>
          <table:table-cell office:value-type="float" office:value="0.164703" calcext:value-type="float">
            <text:p>0.164703</text:p>
          </table:table-cell>
          <table:table-cell office:value-type="float" office:value="0.0851381" calcext:value-type="float">
            <text:p>0.0851381</text:p>
          </table:table-cell>
          <table:table-cell office:value-type="float" office:value="0.129886" calcext:value-type="float">
            <text:p>0.129886</text:p>
          </table:table-cell>
          <table:table-cell office:value-type="float" office:value="0.0851531" calcext:value-type="float">
            <text:p>0.0851531</text:p>
          </table:table-cell>
          <table:table-cell office:value-type="float" office:value="0.140684" calcext:value-type="float">
            <text:p>0.140684</text:p>
          </table:table-cell>
          <table:table-cell office:value-type="float" office:value="0.0840702" calcext:value-type="float">
            <text:p>0.0840702</text:p>
          </table:table-cell>
          <table:table-cell office:value-type="float" office:value="1.21326" calcext:value-type="float">
            <text:p>1.21326</text:p>
          </table:table-cell>
          <table:table-cell office:value-type="float" office:value="0.143836" calcext:value-type="float">
            <text:p>0.143836</text:p>
          </table:table-cell>
          <table:table-cell office:value-type="float" office:value="1.09816" calcext:value-type="float">
            <text:p>1.09816</text:p>
          </table:table-cell>
          <table:table-cell office:value-type="float" office:value="0.898638" calcext:value-type="float">
            <text:p>0.898638</text:p>
          </table:table-cell>
          <table:table-cell office:value-type="float" office:value="0.934057" calcext:value-type="float">
            <text:p>0.934057</text:p>
          </table:table-cell>
          <table:table-cell office:value-type="float" office:value="0.882493" calcext:value-type="float">
            <text:p>0.882493</text:p>
          </table:table-cell>
          <table:table-cell office:value-type="float" office:value="0.843341" calcext:value-type="float">
            <text:p>0.843341</text:p>
          </table:table-cell>
          <table:table-cell office:value-type="float" office:value="0.801372" calcext:value-type="float">
            <text:p>0.801372</text:p>
          </table:table-cell>
          <table:table-cell office:value-type="float" office:value="0.764548" calcext:value-type="float">
            <text:p>0.764548</text:p>
          </table:table-cell>
          <table:table-cell office:value-type="float" office:value="0.712507" calcext:value-type="float">
            <text:p>0.712507</text:p>
          </table:table-cell>
          <table:table-cell office:value-type="float" office:value="0.671737" calcext:value-type="float">
            <text:p>0.671737</text:p>
          </table:table-cell>
          <table:table-cell office:value-type="float" office:value="0.53192" calcext:value-type="float">
            <text:p>0.53192</text:p>
          </table:table-cell>
          <table:table-cell office:value-type="float" office:value="0.677858" calcext:value-type="float">
            <text:p>0.677858</text:p>
          </table:table-cell>
          <table:table-cell office:value-type="float" office:value="0.657798" calcext:value-type="float">
            <text:p>0.657798</text:p>
          </table:table-cell>
          <table:table-cell office:value-type="float" office:value="0.565885" calcext:value-type="float">
            <text:p>0.565885</text:p>
          </table:table-cell>
          <table:table-cell office:value-type="float" office:value="1.55077" calcext:value-type="float">
            <text:p>1.55077</text:p>
          </table:table-cell>
          <table:table-cell office:value-type="float" office:value="0.80203" calcext:value-type="float">
            <text:p>0.80203</text:p>
          </table:table-cell>
          <table:table-cell office:value-type="float" office:value="1.39482" calcext:value-type="float">
            <text:p>1.39482</text:p>
          </table:table-cell>
          <table:table-cell office:value-type="float" office:value="0.199424" calcext:value-type="float">
            <text:p>0.199424</text:p>
          </table:table-cell>
          <table:table-cell office:value-type="float" office:value="1.4618" calcext:value-type="float">
            <text:p>1.4618</text:p>
          </table:table-cell>
          <table:table-cell office:value-type="float" office:value="1.46525" calcext:value-type="float">
            <text:p>1.46525</text:p>
          </table:table-cell>
          <table:table-cell office:value-type="float" office:value="1.48221" calcext:value-type="float">
            <text:p>1.48221</text:p>
          </table:table-cell>
          <table:table-cell office:value-type="float" office:value="1.75147" calcext:value-type="float">
            <text:p>1.75147</text:p>
          </table:table-cell>
          <table:table-cell office:value-type="float" office:value="1.54761" calcext:value-type="float">
            <text:p>1.54761</text:p>
          </table:table-cell>
          <table:table-cell office:value-type="float" office:value="1.11732" calcext:value-type="float">
            <text:p>1.11732</text:p>
          </table:table-cell>
          <table:table-cell office:value-type="float" office:value="0.18424" calcext:value-type="float">
            <text:p>0.18424</text:p>
          </table:table-cell>
          <table:table-cell office:value-type="float" office:value="1.03517" calcext:value-type="float">
            <text:p>1.03517</text:p>
          </table:table-cell>
          <table:table-cell office:value-type="float" office:value="0.0806558" calcext:value-type="float">
            <text:p>0.0806558</text:p>
          </table:table-cell>
          <table:table-cell office:value-type="float" office:value="0.125272" calcext:value-type="float">
            <text:p>0.125272</text:p>
          </table:table-cell>
          <table:table-cell table:number-columns-repeated="20"/>
          <table:table-cell table:formula="of:=MIN([.A160:.BL160])" office:value-type="float" office:value="0.065392" calcext:value-type="float">
            <text:p>0.065392</text:p>
          </table:table-cell>
          <table:table-cell table:formula="of:=MAX([.A160:.BL160])" office:value-type="float" office:value="1.75147" calcext:value-type="float">
            <text:p>1.75147</text:p>
          </table:table-cell>
          <table:table-cell table:number-columns-repeated="7"/>
        </table:table-row>
        <table:table-row table:style-name="ro1">
          <table:table-cell office:value-type="float" office:value="0.195939" calcext:value-type="float">
            <text:p>0.195939</text:p>
          </table:table-cell>
          <table:table-cell office:value-type="float" office:value="0.204828" calcext:value-type="float">
            <text:p>0.204828</text:p>
          </table:table-cell>
          <table:table-cell office:value-type="float" office:value="0.213971" calcext:value-type="float">
            <text:p>0.213971</text:p>
          </table:table-cell>
          <table:table-cell office:value-type="float" office:value="0.187228" calcext:value-type="float">
            <text:p>0.187228</text:p>
          </table:table-cell>
          <table:table-cell office:value-type="float" office:value="0.193745" calcext:value-type="float">
            <text:p>0.193745</text:p>
          </table:table-cell>
          <table:table-cell office:value-type="float" office:value="0.220253" calcext:value-type="float">
            <text:p>0.220253</text:p>
          </table:table-cell>
          <table:table-cell office:value-type="float" office:value="0.173659" calcext:value-type="float">
            <text:p>0.173659</text:p>
          </table:table-cell>
          <table:table-cell office:value-type="float" office:value="0.642748" calcext:value-type="float">
            <text:p>0.642748</text:p>
          </table:table-cell>
          <table:table-cell office:value-type="float" office:value="0.201804" calcext:value-type="float">
            <text:p>0.201804</text:p>
          </table:table-cell>
          <table:table-cell office:value-type="float" office:value="0.175841" calcext:value-type="float">
            <text:p>0.175841</text:p>
          </table:table-cell>
          <table:table-cell office:value-type="float" office:value="0.599629" calcext:value-type="float">
            <text:p>0.599629</text:p>
          </table:table-cell>
          <table:table-cell office:value-type="float" office:value="0.592959" calcext:value-type="float">
            <text:p>0.592959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0.588955" calcext:value-type="float">
            <text:p>0.588955</text:p>
          </table:table-cell>
          <table:table-cell office:value-type="float" office:value="0.180212" calcext:value-type="float">
            <text:p>0.180212</text:p>
          </table:table-cell>
          <table:table-cell office:value-type="float" office:value="0.213451" calcext:value-type="float">
            <text:p>0.213451</text:p>
          </table:table-cell>
          <table:table-cell office:value-type="float" office:value="0.586952" calcext:value-type="float">
            <text:p>0.586952</text:p>
          </table:table-cell>
          <table:table-cell office:value-type="float" office:value="0.196864" calcext:value-type="float">
            <text:p>0.196864</text:p>
          </table:table-cell>
          <table:table-cell office:value-type="float" office:value="0.215036" calcext:value-type="float">
            <text:p>0.215036</text:p>
          </table:table-cell>
          <table:table-cell office:value-type="float" office:value="1.38135" calcext:value-type="float">
            <text:p>1.38135</text:p>
          </table:table-cell>
          <table:table-cell office:value-type="float" office:value="1.22872" calcext:value-type="float">
            <text:p>1.22872</text:p>
          </table:table-cell>
          <table:table-cell office:value-type="float" office:value="1.00985" calcext:value-type="float">
            <text:p>1.00985</text:p>
          </table:table-cell>
          <table:table-cell office:value-type="float" office:value="0.854505" calcext:value-type="float">
            <text:p>0.854505</text:p>
          </table:table-cell>
          <table:table-cell office:value-type="float" office:value="1.1445" calcext:value-type="float">
            <text:p>1.1445</text:p>
          </table:table-cell>
          <table:table-cell office:value-type="float" office:value="0.543441" calcext:value-type="float">
            <text:p>0.543441</text:p>
          </table:table-cell>
          <table:table-cell office:value-type="float" office:value="0.660341" calcext:value-type="float">
            <text:p>0.660341</text:p>
          </table:table-cell>
          <table:table-cell office:value-type="float" office:value="1.24002" calcext:value-type="float">
            <text:p>1.24002</text:p>
          </table:table-cell>
          <table:table-cell office:value-type="float" office:value="1.66493" calcext:value-type="float">
            <text:p>1.66493</text:p>
          </table:table-cell>
          <table:table-cell office:value-type="float" office:value="1.06526" calcext:value-type="float">
            <text:p>1.06526</text:p>
          </table:table-cell>
          <table:table-cell office:value-type="float" office:value="1.08111" calcext:value-type="float">
            <text:p>1.08111</text:p>
          </table:table-cell>
          <table:table-cell office:value-type="float" office:value="1.73682" calcext:value-type="float">
            <text:p>1.73682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1.53132" calcext:value-type="float">
            <text:p>1.53132</text:p>
          </table:table-cell>
          <table:table-cell office:value-type="float" office:value="1.84311" calcext:value-type="float">
            <text:p>1.84311</text:p>
          </table:table-cell>
          <table:table-cell office:value-type="float" office:value="1.83714" calcext:value-type="float">
            <text:p>1.83714</text:p>
          </table:table-cell>
          <table:table-cell office:value-type="float" office:value="1.66902" calcext:value-type="float">
            <text:p>1.66902</text:p>
          </table:table-cell>
          <table:table-cell office:value-type="float" office:value="0.18637" calcext:value-type="float">
            <text:p>0.18637</text:p>
          </table:table-cell>
          <table:table-cell office:value-type="float" office:value="1.19012" calcext:value-type="float">
            <text:p>1.19012</text:p>
          </table:table-cell>
          <table:table-cell office:value-type="float" office:value="1.779" calcext:value-type="float">
            <text:p>1.779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1.8041" calcext:value-type="float">
            <text:p>1.8041</text:p>
          </table:table-cell>
          <table:table-cell office:value-type="float" office:value="1.57851" calcext:value-type="float">
            <text:p>1.57851</text:p>
          </table:table-cell>
          <table:table-cell office:value-type="float" office:value="1.22691" calcext:value-type="float">
            <text:p>1.22691</text:p>
          </table:table-cell>
          <table:table-cell office:value-type="float" office:value="1.42684" calcext:value-type="float">
            <text:p>1.42684</text:p>
          </table:table-cell>
          <table:table-cell office:value-type="float" office:value="1.03352" calcext:value-type="float">
            <text:p>1.03352</text:p>
          </table:table-cell>
          <table:table-cell office:value-type="float" office:value="2.09531" calcext:value-type="float">
            <text:p>2.09531</text:p>
          </table:table-cell>
          <table:table-cell office:value-type="float" office:value="0.253829" calcext:value-type="float">
            <text:p>0.253829</text:p>
          </table:table-cell>
          <table:table-cell office:value-type="float" office:value="0.046607" calcext:value-type="float">
            <text:p>0.046607</text:p>
          </table:table-cell>
          <table:table-cell table:number-columns-repeated="20"/>
          <table:table-cell table:formula="of:=MIN([.A161:.BL161])" office:value-type="float" office:value="0.046607" calcext:value-type="float">
            <text:p>0.046607</text:p>
          </table:table-cell>
          <table:table-cell table:formula="of:=MAX([.A161:.BL161])" office:value-type="float" office:value="2.09531" calcext:value-type="float">
            <text:p>2.09531</text:p>
          </table:table-cell>
          <table:table-cell table:number-columns-repeated="7"/>
        </table:table-row>
        <table:table-row table:style-name="ro1">
          <table:table-cell office:value-type="float" office:value="0.210235" calcext:value-type="float">
            <text:p>0.210235</text:p>
          </table:table-cell>
          <table:table-cell office:value-type="float" office:value="0.213775" calcext:value-type="float">
            <text:p>0.213775</text:p>
          </table:table-cell>
          <table:table-cell office:value-type="float" office:value="0.218481" calcext:value-type="float">
            <text:p>0.218481</text:p>
          </table:table-cell>
          <table:table-cell office:value-type="float" office:value="0.201601" calcext:value-type="float">
            <text:p>0.201601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7909" calcext:value-type="float">
            <text:p>0.207909</text:p>
          </table:table-cell>
          <table:table-cell office:value-type="float" office:value="0.216817" calcext:value-type="float">
            <text:p>0.216817</text:p>
          </table:table-cell>
          <table:table-cell office:value-type="float" office:value="0.211947" calcext:value-type="float">
            <text:p>0.211947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194981" calcext:value-type="float">
            <text:p>0.194981</text:p>
          </table:table-cell>
          <table:table-cell office:value-type="float" office:value="0.205668" calcext:value-type="float">
            <text:p>0.205668</text:p>
          </table:table-cell>
          <table:table-cell office:value-type="float" office:value="0.208528" calcext:value-type="float">
            <text:p>0.208528</text:p>
          </table:table-cell>
          <table:table-cell office:value-type="float" office:value="0.214196" calcext:value-type="float">
            <text:p>0.214196</text:p>
          </table:table-cell>
          <table:table-cell office:value-type="float" office:value="0.861404" calcext:value-type="float">
            <text:p>0.861404</text:p>
          </table:table-cell>
          <table:table-cell office:value-type="float" office:value="0.653842" calcext:value-type="float">
            <text:p>0.653842</text:p>
          </table:table-cell>
          <table:table-cell office:value-type="float" office:value="0.453722" calcext:value-type="float">
            <text:p>0.453722</text:p>
          </table:table-cell>
          <table:table-cell office:value-type="float" office:value="0.192341" calcext:value-type="float">
            <text:p>0.192341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197157" calcext:value-type="float">
            <text:p>0.197157</text:p>
          </table:table-cell>
          <table:table-cell office:value-type="float" office:value="0.447949" calcext:value-type="float">
            <text:p>0.447949</text:p>
          </table:table-cell>
          <table:table-cell office:value-type="float" office:value="0.212741" calcext:value-type="float">
            <text:p>0.212741</text:p>
          </table:table-cell>
          <table:table-cell office:value-type="float" office:value="0.80415" calcext:value-type="float">
            <text:p>0.80415</text:p>
          </table:table-cell>
          <table:table-cell office:value-type="float" office:value="0.210671" calcext:value-type="float">
            <text:p>0.210671</text:p>
          </table:table-cell>
          <table:table-cell office:value-type="float" office:value="0.197354" calcext:value-type="float">
            <text:p>0.197354</text:p>
          </table:table-cell>
          <table:table-cell office:value-type="float" office:value="0.213517" calcext:value-type="float">
            <text:p>0.213517</text:p>
          </table:table-cell>
          <table:table-cell office:value-type="float" office:value="0.688182" calcext:value-type="float">
            <text:p>0.688182</text:p>
          </table:table-cell>
          <table:table-cell office:value-type="float" office:value="0.638837" calcext:value-type="float">
            <text:p>0.638837</text:p>
          </table:table-cell>
          <table:table-cell office:value-type="float" office:value="0.586836" calcext:value-type="float">
            <text:p>0.586836</text:p>
          </table:table-cell>
          <table:table-cell office:value-type="float" office:value="0.674873" calcext:value-type="float">
            <text:p>0.674873</text:p>
          </table:table-cell>
          <table:table-cell office:value-type="float" office:value="0.862122" calcext:value-type="float">
            <text:p>0.862122</text:p>
          </table:table-cell>
          <table:table-cell office:value-type="float" office:value="0.207553" calcext:value-type="float">
            <text:p>0.207553</text:p>
          </table:table-cell>
          <table:table-cell office:value-type="float" office:value="0.248735" calcext:value-type="float">
            <text:p>0.248735</text:p>
          </table:table-cell>
          <table:table-cell office:value-type="float" office:value="0.520231" calcext:value-type="float">
            <text:p>0.520231</text:p>
          </table:table-cell>
          <table:table-cell office:value-type="float" office:value="0.590233" calcext:value-type="float">
            <text:p>0.590233</text:p>
          </table:table-cell>
          <table:table-cell office:value-type="float" office:value="0.201799" calcext:value-type="float">
            <text:p>0.201799</text:p>
          </table:table-cell>
          <table:table-cell office:value-type="float" office:value="0.186518" calcext:value-type="float">
            <text:p>0.186518</text:p>
          </table:table-cell>
          <table:table-cell office:value-type="float" office:value="0.194502" calcext:value-type="float">
            <text:p>0.194502</text:p>
          </table:table-cell>
          <table:table-cell office:value-type="float" office:value="0.393235" calcext:value-type="float">
            <text:p>0.393235</text:p>
          </table:table-cell>
          <table:table-cell office:value-type="float" office:value="0.801427" calcext:value-type="float">
            <text:p>0.801427</text:p>
          </table:table-cell>
          <table:table-cell office:value-type="float" office:value="0.230376" calcext:value-type="float">
            <text:p>0.230376</text:p>
          </table:table-cell>
          <table:table-cell office:value-type="float" office:value="0.623062" calcext:value-type="float">
            <text:p>0.623062</text:p>
          </table:table-cell>
          <table:table-cell office:value-type="float" office:value="0.249409" calcext:value-type="float">
            <text:p>0.249409</text:p>
          </table:table-cell>
          <table:table-cell office:value-type="float" office:value="0.956961" calcext:value-type="float">
            <text:p>0.956961</text:p>
          </table:table-cell>
          <table:table-cell office:value-type="float" office:value="0.964443" calcext:value-type="float">
            <text:p>0.964443</text:p>
          </table:table-cell>
          <table:table-cell office:value-type="float" office:value="0.989863" calcext:value-type="float">
            <text:p>0.989863</text:p>
          </table:table-cell>
          <table:table-cell office:value-type="float" office:value="0.146223" calcext:value-type="float">
            <text:p>0.146223</text:p>
          </table:table-cell>
          <table:table-cell office:value-type="float" office:value="2.07835" calcext:value-type="float">
            <text:p>2.07835</text:p>
          </table:table-cell>
          <table:table-cell office:value-type="float" office:value="0.244877" calcext:value-type="float">
            <text:p>0.244877</text:p>
          </table:table-cell>
          <table:table-cell table:number-columns-repeated="20"/>
          <table:table-cell table:formula="of:=MIN([.A162:.BL162])" office:value-type="float" office:value="0.146223" calcext:value-type="float">
            <text:p>0.146223</text:p>
          </table:table-cell>
          <table:table-cell table:formula="of:=MAX([.A162:.BL162])" office:value-type="float" office:value="2.07835" calcext:value-type="float">
            <text:p>2.07835</text:p>
          </table:table-cell>
          <table:table-cell table:number-columns-repeated="7"/>
        </table:table-row>
        <table:table-row table:style-name="ro1">
          <table:table-cell office:value-type="float" office:value="0.207638" calcext:value-type="float">
            <text:p>0.207638</text:p>
          </table:table-cell>
          <table:table-cell office:value-type="float" office:value="0.204182" calcext:value-type="float">
            <text:p>0.204182</text:p>
          </table:table-cell>
          <table:table-cell office:value-type="float" office:value="0.180698" calcext:value-type="float">
            <text:p>0.180698</text:p>
          </table:table-cell>
          <table:table-cell office:value-type="float" office:value="0.184899" calcext:value-type="float">
            <text:p>0.184899</text:p>
          </table:table-cell>
          <table:table-cell office:value-type="float" office:value="0.206327" calcext:value-type="float">
            <text:p>0.206327</text:p>
          </table:table-cell>
          <table:table-cell office:value-type="float" office:value="0.18067" calcext:value-type="float">
            <text:p>0.18067</text:p>
          </table:table-cell>
          <table:table-cell office:value-type="float" office:value="0.185877" calcext:value-type="float">
            <text:p>0.185877</text:p>
          </table:table-cell>
          <table:table-cell office:value-type="float" office:value="0.195085" calcext:value-type="float">
            <text:p>0.195085</text:p>
          </table:table-cell>
          <table:table-cell office:value-type="float" office:value="0.975979" calcext:value-type="float">
            <text:p>0.975979</text:p>
          </table:table-cell>
          <table:table-cell office:value-type="float" office:value="0.954767" calcext:value-type="float">
            <text:p>0.954767</text:p>
          </table:table-cell>
          <table:table-cell office:value-type="float" office:value="0.957994" calcext:value-type="float">
            <text:p>0.957994</text:p>
          </table:table-cell>
          <table:table-cell office:value-type="float" office:value="0.198717" calcext:value-type="float">
            <text:p>0.198717</text:p>
          </table:table-cell>
          <table:table-cell office:value-type="float" office:value="0.755011" calcext:value-type="float">
            <text:p>0.755011</text:p>
          </table:table-cell>
          <table:table-cell office:value-type="float" office:value="0.734706" calcext:value-type="float">
            <text:p>0.734706</text:p>
          </table:table-cell>
          <table:table-cell office:value-type="float" office:value="0.556915" calcext:value-type="float">
            <text:p>0.556915</text:p>
          </table:table-cell>
          <table:table-cell office:value-type="float" office:value="0.210213" calcext:value-type="float">
            <text:p>0.210213</text:p>
          </table:table-cell>
          <table:table-cell office:value-type="float" office:value="0.42892" calcext:value-type="float">
            <text:p>0.42892</text:p>
          </table:table-cell>
          <table:table-cell office:value-type="float" office:value="0.260273" calcext:value-type="float">
            <text:p>0.260273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1.57779" calcext:value-type="float">
            <text:p>1.57779</text:p>
          </table:table-cell>
          <table:table-cell office:value-type="float" office:value="0.189344" calcext:value-type="float">
            <text:p>0.189344</text:p>
          </table:table-cell>
          <table:table-cell office:value-type="float" office:value="1.58444" calcext:value-type="float">
            <text:p>1.58444</text:p>
          </table:table-cell>
          <table:table-cell office:value-type="float" office:value="0.845386" calcext:value-type="float">
            <text:p>0.845386</text:p>
          </table:table-cell>
          <table:table-cell office:value-type="float" office:value="0.228826" calcext:value-type="float">
            <text:p>0.228826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1.86019" calcext:value-type="float">
            <text:p>1.86019</text:p>
          </table:table-cell>
          <table:table-cell office:value-type="float" office:value="1.6938" calcext:value-type="float">
            <text:p>1.6938</text:p>
          </table:table-cell>
          <table:table-cell office:value-type="float" office:value="1.51521" calcext:value-type="float">
            <text:p>1.51521</text:p>
          </table:table-cell>
          <table:table-cell office:value-type="float" office:value="1.51953" calcext:value-type="float">
            <text:p>1.51953</text:p>
          </table:table-cell>
          <table:table-cell office:value-type="float" office:value="0.960337" calcext:value-type="float">
            <text:p>0.960337</text:p>
          </table:table-cell>
          <table:table-cell office:value-type="float" office:value="1.94316" calcext:value-type="float">
            <text:p>1.94316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37737" calcext:value-type="float">
            <text:p>1.37737</text:p>
          </table:table-cell>
          <table:table-cell office:value-type="float" office:value="1.58619" calcext:value-type="float">
            <text:p>1.58619</text:p>
          </table:table-cell>
          <table:table-cell office:value-type="float" office:value="1.56757" calcext:value-type="float">
            <text:p>1.56757</text:p>
          </table:table-cell>
          <table:table-cell office:value-type="float" office:value="1.77469" calcext:value-type="float">
            <text:p>1.77469</text:p>
          </table:table-cell>
          <table:table-cell office:value-type="float" office:value="1.02075" calcext:value-type="float">
            <text:p>1.02075</text:p>
          </table:table-cell>
          <table:table-cell office:value-type="float" office:value="0.869966" calcext:value-type="float">
            <text:p>0.869966</text:p>
          </table:table-cell>
          <table:table-cell office:value-type="float" office:value="1.23973" calcext:value-type="float">
            <text:p>1.23973</text:p>
          </table:table-cell>
          <table:table-cell office:value-type="float" office:value="1.23871" calcext:value-type="float">
            <text:p>1.23871</text:p>
          </table:table-cell>
          <table:table-cell office:value-type="float" office:value="0.841594" calcext:value-type="float">
            <text:p>0.841594</text:p>
          </table:table-cell>
          <table:table-cell office:value-type="float" office:value="1.09472" calcext:value-type="float">
            <text:p>1.09472</text:p>
          </table:table-cell>
          <table:table-cell office:value-type="float" office:value="0.897041" calcext:value-type="float">
            <text:p>0.897041</text:p>
          </table:table-cell>
          <table:table-cell office:value-type="float" office:value="0.957405" calcext:value-type="float">
            <text:p>0.957405</text:p>
          </table:table-cell>
          <table:table-cell office:value-type="float" office:value="0.964907" calcext:value-type="float">
            <text:p>0.964907</text:p>
          </table:table-cell>
          <table:table-cell office:value-type="float" office:value="1.77622" calcext:value-type="float">
            <text:p>1.77622</text:p>
          </table:table-cell>
          <table:table-cell office:value-type="float" office:value="0.053658" calcext:value-type="float">
            <text:p>0.053658</text:p>
          </table:table-cell>
          <table:table-cell table:number-columns-repeated="20"/>
          <table:table-cell table:formula="of:=MIN([.A163:.BL163])" office:value-type="float" office:value="0.053658" calcext:value-type="float">
            <text:p>0.053658</text:p>
          </table:table-cell>
          <table:table-cell table:formula="of:=MAX([.A163:.BL163])" office:value-type="float" office:value="1.9443" calcext:value-type="float">
            <text:p>1.9443</text:p>
          </table:table-cell>
          <table:table-cell table:number-columns-repeated="7"/>
        </table:table-row>
        <table:table-row table:style-name="ro1">
          <table:table-cell office:value-type="float" office:value="0.194157" calcext:value-type="float">
            <text:p>0.194157</text:p>
          </table:table-cell>
          <table:table-cell office:value-type="float" office:value="0.188826" calcext:value-type="float">
            <text:p>0.188826</text:p>
          </table:table-cell>
          <table:table-cell office:value-type="float" office:value="0.190904" calcext:value-type="float">
            <text:p>0.190904</text:p>
          </table:table-cell>
          <table:table-cell office:value-type="float" office:value="0.188887" calcext:value-type="float">
            <text:p>0.188887</text:p>
          </table:table-cell>
          <table:table-cell office:value-type="float" office:value="0.188349" calcext:value-type="float">
            <text:p>0.188349</text:p>
          </table:table-cell>
          <table:table-cell office:value-type="float" office:value="0.18609" calcext:value-type="float">
            <text:p>0.18609</text:p>
          </table:table-cell>
          <table:table-cell office:value-type="float" office:value="0.238507" calcext:value-type="float">
            <text:p>0.238507</text:p>
          </table:table-cell>
          <table:table-cell office:value-type="float" office:value="0.18852" calcext:value-type="float">
            <text:p>0.18852</text:p>
          </table:table-cell>
          <table:table-cell office:value-type="float" office:value="0.201346" calcext:value-type="float">
            <text:p>0.201346</text:p>
          </table:table-cell>
          <table:table-cell office:value-type="float" office:value="0.173601" calcext:value-type="float">
            <text:p>0.173601</text:p>
          </table:table-cell>
          <table:table-cell office:value-type="float" office:value="0.196365" calcext:value-type="float">
            <text:p>0.196365</text:p>
          </table:table-cell>
          <table:table-cell office:value-type="float" office:value="0.212525" calcext:value-type="float">
            <text:p>0.212525</text:p>
          </table:table-cell>
          <table:table-cell office:value-type="float" office:value="1.37824" calcext:value-type="float">
            <text:p>1.37824</text:p>
          </table:table-cell>
          <table:table-cell office:value-type="float" office:value="1.21625" calcext:value-type="float">
            <text:p>1.21625</text:p>
          </table:table-cell>
          <table:table-cell office:value-type="float" office:value="0.965762" calcext:value-type="float">
            <text:p>0.965762</text:p>
          </table:table-cell>
          <table:table-cell office:value-type="float" office:value="0.195307" calcext:value-type="float">
            <text:p>0.195307</text:p>
          </table:table-cell>
          <table:table-cell office:value-type="float" office:value="1.16786" calcext:value-type="float">
            <text:p>1.16786</text:p>
          </table:table-cell>
          <table:table-cell office:value-type="float" office:value="0.214951" calcext:value-type="float">
            <text:p>0.214951</text:p>
          </table:table-cell>
          <table:table-cell office:value-type="float" office:value="1.57388" calcext:value-type="float">
            <text:p>1.57388</text:p>
          </table:table-cell>
          <table:table-cell office:value-type="float" office:value="1.39153" calcext:value-type="float">
            <text:p>1.39153</text:p>
          </table:table-cell>
          <table:table-cell office:value-type="float" office:value="1.2033" calcext:value-type="float">
            <text:p>1.2033</text:p>
          </table:table-cell>
          <table:table-cell office:value-type="float" office:value="1.59188" calcext:value-type="float">
            <text:p>1.59188</text:p>
          </table:table-cell>
          <table:table-cell office:value-type="float" office:value="1.21268" calcext:value-type="float">
            <text:p>1.21268</text:p>
          </table:table-cell>
          <table:table-cell office:value-type="float" office:value="1.02739" calcext:value-type="float">
            <text:p>1.02739</text:p>
          </table:table-cell>
          <table:table-cell office:value-type="float" office:value="0.662984" calcext:value-type="float">
            <text:p>0.662984</text:p>
          </table:table-cell>
          <table:table-cell office:value-type="float" office:value="0.852415" calcext:value-type="float">
            <text:p>0.852415</text:p>
          </table:table-cell>
          <table:table-cell office:value-type="float" office:value="0.668476" calcext:value-type="float">
            <text:p>0.668476</text:p>
          </table:table-cell>
          <table:table-cell office:value-type="float" office:value="0.349801" calcext:value-type="float">
            <text:p>0.349801</text:p>
          </table:table-cell>
          <table:table-cell office:value-type="float" office:value="1.13463" calcext:value-type="float">
            <text:p>1.13463</text:p>
          </table:table-cell>
          <table:table-cell office:value-type="float" office:value="0.951912" calcext:value-type="float">
            <text:p>0.951912</text:p>
          </table:table-cell>
          <table:table-cell office:value-type="float" office:value="0.209329" calcext:value-type="float">
            <text:p>0.209329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0.267036" calcext:value-type="float">
            <text:p>0.267036</text:p>
          </table:table-cell>
          <table:table-cell office:value-type="float" office:value="0.17671" calcext:value-type="float">
            <text:p>0.17671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723873" calcext:value-type="float">
            <text:p>0.723873</text:p>
          </table:table-cell>
          <table:table-cell office:value-type="float" office:value="0.185626" calcext:value-type="float">
            <text:p>0.185626</text:p>
          </table:table-cell>
          <table:table-cell office:value-type="float" office:value="1.58097" calcext:value-type="float">
            <text:p>1.58097</text:p>
          </table:table-cell>
          <table:table-cell office:value-type="float" office:value="0.370606" calcext:value-type="float">
            <text:p>0.370606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68266" calcext:value-type="float">
            <text:p>0.568266</text:p>
          </table:table-cell>
          <table:table-cell office:value-type="float" office:value="0.634214" calcext:value-type="float">
            <text:p>0.634214</text:p>
          </table:table-cell>
          <table:table-cell office:value-type="float" office:value="1.82015" calcext:value-type="float">
            <text:p>1.82015</text:p>
          </table:table-cell>
          <table:table-cell office:value-type="float" office:value="0.911318" calcext:value-type="float">
            <text:p>0.911318</text:p>
          </table:table-cell>
          <table:table-cell office:value-type="float" office:value="0.0914822" calcext:value-type="float">
            <text:p>0.0914822</text:p>
          </table:table-cell>
          <table:table-cell office:value-type="float" office:value="0.278942" calcext:value-type="float">
            <text:p>0.278942</text:p>
          </table:table-cell>
          <table:table-cell office:value-type="float" office:value="0.062681" calcext:value-type="float">
            <text:p>0.062681</text:p>
          </table:table-cell>
          <table:table-cell office:value-type="float" office:value="0.0431871" calcext:value-type="float">
            <text:p>0.0431871</text:p>
          </table:table-cell>
          <table:table-cell table:number-columns-repeated="20"/>
          <table:table-cell table:formula="of:=MIN([.A164:.BL164])" office:value-type="float" office:value="0.0431871" calcext:value-type="float">
            <text:p>0.0431871</text:p>
          </table:table-cell>
          <table:table-cell table:formula="of:=MAX([.A164:.BL164])" office:value-type="float" office:value="1.82015" calcext:value-type="float">
            <text:p>1.82015</text:p>
          </table:table-cell>
          <table:table-cell table:number-columns-repeated="7"/>
        </table:table-row>
        <table:table-row table:style-name="ro1">
          <table:table-cell office:value-type="float" office:value="0.183574" calcext:value-type="float">
            <text:p>0.183574</text:p>
          </table:table-cell>
          <table:table-cell office:value-type="float" office:value="0.222281" calcext:value-type="float">
            <text:p>0.222281</text:p>
          </table:table-cell>
          <table:table-cell office:value-type="float" office:value="0.205216" calcext:value-type="float">
            <text:p>0.205216</text:p>
          </table:table-cell>
          <table:table-cell office:value-type="float" office:value="0.220111" calcext:value-type="float">
            <text:p>0.220111</text:p>
          </table:table-cell>
          <table:table-cell office:value-type="float" office:value="0.180478" calcext:value-type="float">
            <text:p>0.180478</text:p>
          </table:table-cell>
          <table:table-cell office:value-type="float" office:value="0.628541" calcext:value-type="float">
            <text:p>0.628541</text:p>
          </table:table-cell>
          <table:table-cell office:value-type="float" office:value="0.213769" calcext:value-type="float">
            <text:p>0.213769</text:p>
          </table:table-cell>
          <table:table-cell office:value-type="float" office:value="0.456286" calcext:value-type="float">
            <text:p>0.456286</text:p>
          </table:table-cell>
          <table:table-cell office:value-type="float" office:value="0.671423" calcext:value-type="float">
            <text:p>0.671423</text:p>
          </table:table-cell>
          <table:table-cell office:value-type="float" office:value="0.202448" calcext:value-type="float">
            <text:p>0.202448</text:p>
          </table:table-cell>
          <table:table-cell office:value-type="float" office:value="0.21993" calcext:value-type="float">
            <text:p>0.21993</text:p>
          </table:table-cell>
          <table:table-cell office:value-type="float" office:value="0.460347" calcext:value-type="float">
            <text:p>0.460347</text:p>
          </table:table-cell>
          <table:table-cell office:value-type="float" office:value="0.872456" calcext:value-type="float">
            <text:p>0.872456</text:p>
          </table:table-cell>
          <table:table-cell office:value-type="float" office:value="0.631127" calcext:value-type="float">
            <text:p>0.631127</text:p>
          </table:table-cell>
          <table:table-cell office:value-type="float" office:value="0.200609" calcext:value-type="float">
            <text:p>0.200609</text:p>
          </table:table-cell>
          <table:table-cell office:value-type="float" office:value="0.650763" calcext:value-type="float">
            <text:p>0.650763</text:p>
          </table:table-cell>
          <table:table-cell office:value-type="float" office:value="0.220916" calcext:value-type="float">
            <text:p>0.220916</text:p>
          </table:table-cell>
          <table:table-cell office:value-type="float" office:value="0.480768" calcext:value-type="float">
            <text:p>0.480768</text:p>
          </table:table-cell>
          <table:table-cell office:value-type="float" office:value="0.609596" calcext:value-type="float">
            <text:p>0.609596</text:p>
          </table:table-cell>
          <table:table-cell office:value-type="float" office:value="0.189323" calcext:value-type="float">
            <text:p>0.189323</text:p>
          </table:table-cell>
          <table:table-cell office:value-type="float" office:value="0.213758" calcext:value-type="float">
            <text:p>0.213758</text:p>
          </table:table-cell>
          <table:table-cell office:value-type="float" office:value="1.09543" calcext:value-type="float">
            <text:p>1.09543</text:p>
          </table:table-cell>
          <table:table-cell office:value-type="float" office:value="1.0162" calcext:value-type="float">
            <text:p>1.0162</text:p>
          </table:table-cell>
          <table:table-cell office:value-type="float" office:value="0.177288" calcext:value-type="float">
            <text:p>0.177288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0.844921" calcext:value-type="float">
            <text:p>0.844921</text:p>
          </table:table-cell>
          <table:table-cell office:value-type="float" office:value="0.236116" calcext:value-type="float">
            <text:p>0.236116</text:p>
          </table:table-cell>
          <table:table-cell office:value-type="float" office:value="0.209335" calcext:value-type="float">
            <text:p>0.209335</text:p>
          </table:table-cell>
          <table:table-cell office:value-type="float" office:value="1.17682" calcext:value-type="float">
            <text:p>1.17682</text:p>
          </table:table-cell>
          <table:table-cell office:value-type="float" office:value="0.182275" calcext:value-type="float">
            <text:p>0.182275</text:p>
          </table:table-cell>
          <table:table-cell office:value-type="float" office:value="1.30503" calcext:value-type="float">
            <text:p>1.30503</text:p>
          </table:table-cell>
          <table:table-cell office:value-type="float" office:value="1.7584" calcext:value-type="float">
            <text:p>1.7584</text:p>
          </table:table-cell>
          <table:table-cell office:value-type="float" office:value="0.199542" calcext:value-type="float">
            <text:p>0.199542</text:p>
          </table:table-cell>
          <table:table-cell office:value-type="float" office:value="1.94418" calcext:value-type="float">
            <text:p>1.94418</text:p>
          </table:table-cell>
          <table:table-cell office:value-type="float" office:value="1.42526" calcext:value-type="float">
            <text:p>1.42526</text:p>
          </table:table-cell>
          <table:table-cell office:value-type="float" office:value="1.01985" calcext:value-type="float">
            <text:p>1.01985</text:p>
          </table:table-cell>
          <table:table-cell office:value-type="float" office:value="0.171722" calcext:value-type="float">
            <text:p>0.171722</text:p>
          </table:table-cell>
          <table:table-cell office:value-type="float" office:value="0.199008" calcext:value-type="float">
            <text:p>0.199008</text:p>
          </table:table-cell>
          <table:table-cell office:value-type="float" office:value="0.45681" calcext:value-type="float">
            <text:p>0.45681</text:p>
          </table:table-cell>
          <table:table-cell office:value-type="float" office:value="0.799763" calcext:value-type="float">
            <text:p>0.799763</text:p>
          </table:table-cell>
          <table:table-cell office:value-type="float" office:value="0.759568" calcext:value-type="float">
            <text:p>0.759568</text:p>
          </table:table-cell>
          <table:table-cell office:value-type="float" office:value="1.86551" calcext:value-type="float">
            <text:p>1.86551</text:p>
          </table:table-cell>
          <table:table-cell office:value-type="float" office:value="1.02786" calcext:value-type="float">
            <text:p>1.02786</text:p>
          </table:table-cell>
          <table:table-cell office:value-type="float" office:value="1.66116" calcext:value-type="float">
            <text:p>1.66116</text:p>
          </table:table-cell>
          <table:table-cell office:value-type="float" office:value="0.884192" calcext:value-type="float">
            <text:p>0.884192</text:p>
          </table:table-cell>
          <table:table-cell office:value-type="float" office:value="0.071794" calcext:value-type="float">
            <text:p>0.071794</text:p>
          </table:table-cell>
          <table:table-cell office:value-type="float" office:value="1.56007" calcext:value-type="float">
            <text:p>1.56007</text:p>
          </table:table-cell>
          <table:table-cell office:value-type="float" office:value="0.302755" calcext:value-type="float">
            <text:p>0.302755</text:p>
          </table:table-cell>
          <table:table-cell table:number-columns-repeated="20"/>
          <table:table-cell table:formula="of:=MIN([.A165:.BL165])" office:value-type="float" office:value="0.071794" calcext:value-type="float">
            <text:p>0.071794</text:p>
          </table:table-cell>
          <table:table-cell table:formula="of:=MAX([.A165:.BL165])" office:value-type="float" office:value="1.94418" calcext:value-type="float">
            <text:p>1.94418</text:p>
          </table:table-cell>
          <table:table-cell table:number-columns-repeated="7"/>
        </table:table-row>
        <table:table-row table:style-name="ro1">
          <table:table-cell office:value-type="float" office:value="0.190291" calcext:value-type="float">
            <text:p>0.190291</text:p>
          </table:table-cell>
          <table:table-cell office:value-type="float" office:value="0.185821" calcext:value-type="float">
            <text:p>0.185821</text:p>
          </table:table-cell>
          <table:table-cell office:value-type="float" office:value="0.194062" calcext:value-type="float">
            <text:p>0.194062</text:p>
          </table:table-cell>
          <table:table-cell office:value-type="float" office:value="0.410169" calcext:value-type="float">
            <text:p>0.410169</text:p>
          </table:table-cell>
          <table:table-cell office:value-type="float" office:value="0.213976" calcext:value-type="float">
            <text:p>0.213976</text:p>
          </table:table-cell>
          <table:table-cell office:value-type="float" office:value="0.627579" calcext:value-type="float">
            <text:p>0.627579</text:p>
          </table:table-cell>
          <table:table-cell office:value-type="float" office:value="0.639861" calcext:value-type="float">
            <text:p>0.639861</text:p>
          </table:table-cell>
          <table:table-cell office:value-type="float" office:value="0.459189" calcext:value-type="float">
            <text:p>0.459189</text:p>
          </table:table-cell>
          <table:table-cell office:value-type="float" office:value="0.287271" calcext:value-type="float">
            <text:p>0.287271</text:p>
          </table:table-cell>
          <table:table-cell office:value-type="float" office:value="0.189012" calcext:value-type="float">
            <text:p>0.189012</text:p>
          </table:table-cell>
          <table:table-cell office:value-type="float" office:value="0.237228" calcext:value-type="float">
            <text:p>0.237228</text:p>
          </table:table-cell>
          <table:table-cell office:value-type="float" office:value="0.504583" calcext:value-type="float">
            <text:p>0.504583</text:p>
          </table:table-cell>
          <table:table-cell office:value-type="float" office:value="0.365665" calcext:value-type="float">
            <text:p>0.365665</text:p>
          </table:table-cell>
          <table:table-cell office:value-type="float" office:value="0.226618" calcext:value-type="float">
            <text:p>0.226618</text:p>
          </table:table-cell>
          <table:table-cell office:value-type="float" office:value="0.181471" calcext:value-type="float">
            <text:p>0.181471</text:p>
          </table:table-cell>
          <table:table-cell office:value-type="float" office:value="0.205283" calcext:value-type="float">
            <text:p>0.205283</text:p>
          </table:table-cell>
          <table:table-cell office:value-type="float" office:value="0.493033" calcext:value-type="float">
            <text:p>0.493033</text:p>
          </table:table-cell>
          <table:table-cell office:value-type="float" office:value="0.461204" calcext:value-type="float">
            <text:p>0.461204</text:p>
          </table:table-cell>
          <table:table-cell office:value-type="float" office:value="0.209168" calcext:value-type="float">
            <text:p>0.209168</text:p>
          </table:table-cell>
          <table:table-cell office:value-type="float" office:value="0.200789" calcext:value-type="float">
            <text:p>0.200789</text:p>
          </table:table-cell>
          <table:table-cell office:value-type="float" office:value="0.505099" calcext:value-type="float">
            <text:p>0.505099</text:p>
          </table:table-cell>
          <table:table-cell office:value-type="float" office:value="0.208664" calcext:value-type="float">
            <text:p>0.208664</text:p>
          </table:table-cell>
          <table:table-cell office:value-type="float" office:value="0.81043" calcext:value-type="float">
            <text:p>0.81043</text:p>
          </table:table-cell>
          <table:table-cell office:value-type="float" office:value="0.868833" calcext:value-type="float">
            <text:p>0.868833</text:p>
          </table:table-cell>
          <table:table-cell office:value-type="float" office:value="0.868309" calcext:value-type="float">
            <text:p>0.868309</text:p>
          </table:table-cell>
          <table:table-cell office:value-type="float" office:value="0.932028" calcext:value-type="float">
            <text:p>0.932028</text:p>
          </table:table-cell>
          <table:table-cell office:value-type="float" office:value="0.753828" calcext:value-type="float">
            <text:p>0.753828</text:p>
          </table:table-cell>
          <table:table-cell office:value-type="float" office:value="1.40611" calcext:value-type="float">
            <text:p>1.40611</text:p>
          </table:table-cell>
          <table:table-cell office:value-type="float" office:value="0.80755" calcext:value-type="float">
            <text:p>0.80755</text:p>
          </table:table-cell>
          <table:table-cell office:value-type="float" office:value="1.68658" calcext:value-type="float">
            <text:p>1.68658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837418" calcext:value-type="float">
            <text:p>0.837418</text:p>
          </table:table-cell>
          <table:table-cell office:value-type="float" office:value="0.4937" calcext:value-type="float">
            <text:p>0.4937</text:p>
          </table:table-cell>
          <table:table-cell office:value-type="float" office:value="1.23761" calcext:value-type="float">
            <text:p>1.23761</text:p>
          </table:table-cell>
          <table:table-cell office:value-type="float" office:value="0.867596" calcext:value-type="float">
            <text:p>0.867596</text:p>
          </table:table-cell>
          <table:table-cell office:value-type="float" office:value="0.799177" calcext:value-type="float">
            <text:p>0.799177</text:p>
          </table:table-cell>
          <table:table-cell office:value-type="float" office:value="2.0449" calcext:value-type="float">
            <text:p>2.0449</text:p>
          </table:table-cell>
          <table:table-cell office:value-type="float" office:value="0.751293" calcext:value-type="float">
            <text:p>0.751293</text:p>
          </table:table-cell>
          <table:table-cell office:value-type="float" office:value="1.85898" calcext:value-type="float">
            <text:p>1.85898</text:p>
          </table:table-cell>
          <table:table-cell office:value-type="float" office:value="1.48027" calcext:value-type="float">
            <text:p>1.48027</text:p>
          </table:table-cell>
          <table:table-cell office:value-type="float" office:value="0.456719" calcext:value-type="float">
            <text:p>0.456719</text:p>
          </table:table-cell>
          <table:table-cell office:value-type="float" office:value="0.46533" calcext:value-type="float">
            <text:p>0.46533</text:p>
          </table:table-cell>
          <table:table-cell office:value-type="float" office:value="0.470157" calcext:value-type="float">
            <text:p>0.470157</text:p>
          </table:table-cell>
          <table:table-cell office:value-type="float" office:value="1.14344" calcext:value-type="float">
            <text:p>1.14344</text:p>
          </table:table-cell>
          <table:table-cell office:value-type="float" office:value="1.35116" calcext:value-type="float">
            <text:p>1.35116</text:p>
          </table:table-cell>
          <table:table-cell office:value-type="float" office:value="0.12976" calcext:value-type="float">
            <text:p>0.12976</text:p>
          </table:table-cell>
          <table:table-cell office:value-type="float" office:value="0.774775" calcext:value-type="float">
            <text:p>0.774775</text:p>
          </table:table-cell>
          <table:table-cell office:value-type="float" office:value="0.683046" calcext:value-type="float">
            <text:p>0.683046</text:p>
          </table:table-cell>
          <table:table-cell table:number-columns-repeated="20"/>
          <table:table-cell table:formula="of:=MIN([.A166:.BL166])" office:value-type="float" office:value="0.12976" calcext:value-type="float">
            <text:p>0.12976</text:p>
          </table:table-cell>
          <table:table-cell table:formula="of:=MAX([.A166:.BL166])" office:value-type="float" office:value="2.0449" calcext:value-type="float">
            <text:p>2.0449</text:p>
          </table:table-cell>
          <table:table-cell table:number-columns-repeated="7"/>
        </table:table-row>
        <table:table-row table:style-name="ro1">
          <table:table-cell office:value-type="float" office:value="0.209365" calcext:value-type="float">
            <text:p>0.209365</text:p>
          </table:table-cell>
          <table:table-cell office:value-type="float" office:value="0.240562" calcext:value-type="float">
            <text:p>0.240562</text:p>
          </table:table-cell>
          <table:table-cell office:value-type="float" office:value="0.179151" calcext:value-type="float">
            <text:p>0.179151</text:p>
          </table:table-cell>
          <table:table-cell office:value-type="float" office:value="0.210529" calcext:value-type="float">
            <text:p>0.210529</text:p>
          </table:table-cell>
          <table:table-cell office:value-type="float" office:value="0.177259" calcext:value-type="float">
            <text:p>0.177259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193811" calcext:value-type="float">
            <text:p>0.193811</text:p>
          </table:table-cell>
          <table:table-cell office:value-type="float" office:value="0.191301" calcext:value-type="float">
            <text:p>0.191301</text:p>
          </table:table-cell>
          <table:table-cell office:value-type="float" office:value="0.195164" calcext:value-type="float">
            <text:p>0.195164</text:p>
          </table:table-cell>
          <table:table-cell office:value-type="float" office:value="0.199378" calcext:value-type="float">
            <text:p>0.199378</text:p>
          </table:table-cell>
          <table:table-cell office:value-type="float" office:value="0.186278" calcext:value-type="float">
            <text:p>0.186278</text:p>
          </table:table-cell>
          <table:table-cell office:value-type="float" office:value="0.186086" calcext:value-type="float">
            <text:p>0.186086</text:p>
          </table:table-cell>
          <table:table-cell office:value-type="float" office:value="0.207805" calcext:value-type="float">
            <text:p>0.207805</text:p>
          </table:table-cell>
          <table:table-cell office:value-type="float" office:value="0.184769" calcext:value-type="float">
            <text:p>0.184769</text:p>
          </table:table-cell>
          <table:table-cell office:value-type="float" office:value="0.19388" calcext:value-type="float">
            <text:p>0.19388</text:p>
          </table:table-cell>
          <table:table-cell office:value-type="float" office:value="0.198836" calcext:value-type="float">
            <text:p>0.198836</text:p>
          </table:table-cell>
          <table:table-cell office:value-type="float" office:value="0.180047" calcext:value-type="float">
            <text:p>0.180047</text:p>
          </table:table-cell>
          <table:table-cell office:value-type="float" office:value="0.195023" calcext:value-type="float">
            <text:p>0.195023</text:p>
          </table:table-cell>
          <table:table-cell office:value-type="float" office:value="1.38486" calcext:value-type="float">
            <text:p>1.38486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0.995075" calcext:value-type="float">
            <text:p>0.995075</text:p>
          </table:table-cell>
          <table:table-cell office:value-type="float" office:value="1.27092" calcext:value-type="float">
            <text:p>1.27092</text:p>
          </table:table-cell>
          <table:table-cell office:value-type="float" office:value="0.951191" calcext:value-type="float">
            <text:p>0.951191</text:p>
          </table:table-cell>
          <table:table-cell office:value-type="float" office:value="0.964641" calcext:value-type="float">
            <text:p>0.964641</text:p>
          </table:table-cell>
          <table:table-cell office:value-type="float" office:value="0.915895" calcext:value-type="float">
            <text:p>0.915895</text:p>
          </table:table-cell>
          <table:table-cell office:value-type="float" office:value="0.899929" calcext:value-type="float">
            <text:p>0.899929</text:p>
          </table:table-cell>
          <table:table-cell office:value-type="float" office:value="0.714591" calcext:value-type="float">
            <text:p>0.714591</text:p>
          </table:table-cell>
          <table:table-cell office:value-type="float" office:value="0.719456" calcext:value-type="float">
            <text:p>0.719456</text:p>
          </table:table-cell>
          <table:table-cell office:value-type="float" office:value="1.21315" calcext:value-type="float">
            <text:p>1.21315</text:p>
          </table:table-cell>
          <table:table-cell office:value-type="float" office:value="1.20908" calcext:value-type="float">
            <text:p>1.20908</text:p>
          </table:table-cell>
          <table:table-cell office:value-type="float" office:value="1.03852" calcext:value-type="float">
            <text:p>1.03852</text:p>
          </table:table-cell>
          <table:table-cell office:value-type="float" office:value="0.663142" calcext:value-type="float">
            <text:p>0.663142</text:p>
          </table:table-cell>
          <table:table-cell office:value-type="float" office:value="0.694019" calcext:value-type="float">
            <text:p>0.694019</text:p>
          </table:table-cell>
          <table:table-cell office:value-type="float" office:value="1.87566" calcext:value-type="float">
            <text:p>1.87566</text:p>
          </table:table-cell>
          <table:table-cell office:value-type="float" office:value="0.714865" calcext:value-type="float">
            <text:p>0.714865</text:p>
          </table:table-cell>
          <table:table-cell office:value-type="float" office:value="0.551812" calcext:value-type="float">
            <text:p>0.551812</text:p>
          </table:table-cell>
          <table:table-cell office:value-type="float" office:value="0.481717" calcext:value-type="float">
            <text:p>0.481717</text:p>
          </table:table-cell>
          <table:table-cell office:value-type="float" office:value="0.423164" calcext:value-type="float">
            <text:p>0.423164</text:p>
          </table:table-cell>
          <table:table-cell office:value-type="float" office:value="1.41119" calcext:value-type="float">
            <text:p>1.41119</text:p>
          </table:table-cell>
          <table:table-cell office:value-type="float" office:value="0.796862" calcext:value-type="float">
            <text:p>0.796862</text:p>
          </table:table-cell>
          <table:table-cell office:value-type="float" office:value="0.836976" calcext:value-type="float">
            <text:p>0.836976</text:p>
          </table:table-cell>
          <table:table-cell office:value-type="float" office:value="0.832771" calcext:value-type="float">
            <text:p>0.832771</text:p>
          </table:table-cell>
          <table:table-cell office:value-type="float" office:value="0.109435" calcext:value-type="float">
            <text:p>0.109435</text:p>
          </table:table-cell>
          <table:table-cell office:value-type="float" office:value="1.12605" calcext:value-type="float">
            <text:p>1.12605</text:p>
          </table:table-cell>
          <table:table-cell office:value-type="float" office:value="0.921197" calcext:value-type="float">
            <text:p>0.921197</text:p>
          </table:table-cell>
          <table:table-cell table:number-columns-repeated="20"/>
          <table:table-cell table:formula="of:=MIN([.A167:.BL167])" office:value-type="float" office:value="0.109435" calcext:value-type="float">
            <text:p>0.109435</text:p>
          </table:table-cell>
          <table:table-cell table:formula="of:=MAX([.A167:.BL167])" office:value-type="float" office:value="1.87566" calcext:value-type="float">
            <text:p>1.87566</text:p>
          </table:table-cell>
          <table:table-cell table:number-columns-repeated="7"/>
        </table:table-row>
        <table:table-row table:style-name="ro1">
          <table:table-cell office:value-type="float" office:value="0.19237" calcext:value-type="float">
            <text:p>0.19237</text:p>
          </table:table-cell>
          <table:table-cell office:value-type="float" office:value="0.212814" calcext:value-type="float">
            <text:p>0.212814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0.212839" calcext:value-type="float">
            <text:p>0.212839</text:p>
          </table:table-cell>
          <table:table-cell office:value-type="float" office:value="0.212297" calcext:value-type="float">
            <text:p>0.212297</text:p>
          </table:table-cell>
          <table:table-cell office:value-type="float" office:value="0.230729" calcext:value-type="float">
            <text:p>0.230729</text:p>
          </table:table-cell>
          <table:table-cell office:value-type="float" office:value="0.205791" calcext:value-type="float">
            <text:p>0.205791</text:p>
          </table:table-cell>
          <table:table-cell office:value-type="float" office:value="0.667278" calcext:value-type="float">
            <text:p>0.667278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41105" calcext:value-type="float">
            <text:p>0.41105</text:p>
          </table:table-cell>
          <table:table-cell office:value-type="float" office:value="0.648295" calcext:value-type="float">
            <text:p>0.648295</text:p>
          </table:table-cell>
          <table:table-cell office:value-type="float" office:value="0.688775" calcext:value-type="float">
            <text:p>0.688775</text:p>
          </table:table-cell>
          <table:table-cell office:value-type="float" office:value="0.197773" calcext:value-type="float">
            <text:p>0.197773</text:p>
          </table:table-cell>
          <table:table-cell office:value-type="float" office:value="0.582276" calcext:value-type="float">
            <text:p>0.582276</text:p>
          </table:table-cell>
          <table:table-cell office:value-type="float" office:value="0.56774" calcext:value-type="float">
            <text:p>0.56774</text:p>
          </table:table-cell>
          <table:table-cell office:value-type="float" office:value="0.805009" calcext:value-type="float">
            <text:p>0.805009</text:p>
          </table:table-cell>
          <table:table-cell office:value-type="float" office:value="0.829371" calcext:value-type="float">
            <text:p>0.829371</text:p>
          </table:table-cell>
          <table:table-cell office:value-type="float" office:value="0.248017" calcext:value-type="float">
            <text:p>0.248017</text:p>
          </table:table-cell>
          <table:table-cell office:value-type="float" office:value="0.210259" calcext:value-type="float">
            <text:p>0.210259</text:p>
          </table:table-cell>
          <table:table-cell office:value-type="float" office:value="0.582184" calcext:value-type="float">
            <text:p>0.582184</text:p>
          </table:table-cell>
          <table:table-cell office:value-type="float" office:value="0.746708" calcext:value-type="float">
            <text:p>0.746708</text:p>
          </table:table-cell>
          <table:table-cell office:value-type="float" office:value="0.193076" calcext:value-type="float">
            <text:p>0.193076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43258" calcext:value-type="float">
            <text:p>0.643258</text:p>
          </table:table-cell>
          <table:table-cell office:value-type="float" office:value="0.198184" calcext:value-type="float">
            <text:p>0.198184</text:p>
          </table:table-cell>
          <table:table-cell office:value-type="float" office:value="0.399667" calcext:value-type="float">
            <text:p>0.399667</text:p>
          </table:table-cell>
          <table:table-cell office:value-type="float" office:value="0.192266" calcext:value-type="float">
            <text:p>0.192266</text:p>
          </table:table-cell>
          <table:table-cell office:value-type="float" office:value="0.204426" calcext:value-type="float">
            <text:p>0.204426</text:p>
          </table:table-cell>
          <table:table-cell office:value-type="float" office:value="1.67573" calcext:value-type="float">
            <text:p>1.67573</text:p>
          </table:table-cell>
          <table:table-cell office:value-type="float" office:value="1.68395" calcext:value-type="float">
            <text:p>1.68395</text:p>
          </table:table-cell>
          <table:table-cell office:value-type="float" office:value="1.92687" calcext:value-type="float">
            <text:p>1.92687</text:p>
          </table:table-cell>
          <table:table-cell office:value-type="float" office:value="1.49859" calcext:value-type="float">
            <text:p>1.49859</text:p>
          </table:table-cell>
          <table:table-cell office:value-type="float" office:value="1.35011" calcext:value-type="float">
            <text:p>1.35011</text:p>
          </table:table-cell>
          <table:table-cell office:value-type="float" office:value="0.768704" calcext:value-type="float">
            <text:p>0.768704</text:p>
          </table:table-cell>
          <table:table-cell office:value-type="float" office:value="0.576329" calcext:value-type="float">
            <text:p>0.576329</text:p>
          </table:table-cell>
          <table:table-cell office:value-type="float" office:value="0.192024" calcext:value-type="float">
            <text:p>0.192024</text:p>
          </table:table-cell>
          <table:table-cell office:value-type="float" office:value="2.03933" calcext:value-type="float">
            <text:p>2.03933</text:p>
          </table:table-cell>
          <table:table-cell office:value-type="float" office:value="1.00949" calcext:value-type="float">
            <text:p>1.00949</text:p>
          </table:table-cell>
          <table:table-cell office:value-type="float" office:value="1.8632" calcext:value-type="float">
            <text:p>1.8632</text:p>
          </table:table-cell>
          <table:table-cell office:value-type="float" office:value="0.51441" calcext:value-type="float">
            <text:p>0.51441</text:p>
          </table:table-cell>
          <table:table-cell office:value-type="float" office:value="0.323828" calcext:value-type="float">
            <text:p>0.323828</text:p>
          </table:table-cell>
          <table:table-cell office:value-type="float" office:value="0.258746" calcext:value-type="float">
            <text:p>0.258746</text:p>
          </table:table-cell>
          <table:table-cell office:value-type="float" office:value="0.720104" calcext:value-type="float">
            <text:p>0.720104</text:p>
          </table:table-cell>
          <table:table-cell office:value-type="float" office:value="0.207837" calcext:value-type="float">
            <text:p>0.207837</text:p>
          </table:table-cell>
          <table:table-cell office:value-type="float" office:value="2.21807" calcext:value-type="float">
            <text:p>2.21807</text:p>
          </table:table-cell>
          <table:table-cell office:value-type="float" office:value="0.629068" calcext:value-type="float">
            <text:p>0.629068</text:p>
          </table:table-cell>
          <table:table-cell office:value-type="float" office:value="0.309124" calcext:value-type="float">
            <text:p>0.309124</text:p>
          </table:table-cell>
          <table:table-cell table:number-columns-repeated="20"/>
          <table:table-cell table:formula="of:=MIN([.A168:.BL168])" office:value-type="float" office:value="0.190694" calcext:value-type="float">
            <text:p>0.190694</text:p>
          </table:table-cell>
          <table:table-cell table:formula="of:=MAX([.A168:.BL168])" office:value-type="float" office:value="2.21807" calcext:value-type="float">
            <text:p>2.2180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88" calcext:value-type="float">
            <text:p>0.143288</text:p>
          </table:table-cell>
          <table:table-cell office:value-type="float" office:value="0.166593" calcext:value-type="float">
            <text:p>0.166593</text:p>
          </table:table-cell>
          <table:table-cell office:value-type="float" office:value="0.182004" calcext:value-type="float">
            <text:p>0.182004</text:p>
          </table:table-cell>
          <table:table-cell office:value-type="float" office:value="0.140307" calcext:value-type="float">
            <text:p>0.140307</text:p>
          </table:table-cell>
          <table:table-cell office:value-type="float" office:value="0.147296" calcext:value-type="float">
            <text:p>0.147296</text:p>
          </table:table-cell>
          <table:table-cell office:value-type="float" office:value="0.140146" calcext:value-type="float">
            <text:p>0.140146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152997" calcext:value-type="float">
            <text:p>0.152997</text:p>
          </table:table-cell>
          <table:table-cell office:value-type="float" office:value="0.483486" calcext:value-type="float">
            <text:p>0.483486</text:p>
          </table:table-cell>
          <table:table-cell office:value-type="float" office:value="0.13477" calcext:value-type="float">
            <text:p>0.13477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14786" calcext:value-type="float">
            <text:p>0.14786</text:p>
          </table:table-cell>
          <table:table-cell office:value-type="float" office:value="0.15885" calcext:value-type="float">
            <text:p>0.15885</text:p>
          </table:table-cell>
          <table:table-cell office:value-type="float" office:value="0.319991" calcext:value-type="float">
            <text:p>0.319991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126561" calcext:value-type="float">
            <text:p>0.126561</text:p>
          </table:table-cell>
          <table:table-cell office:value-type="float" office:value="0.150185" calcext:value-type="float">
            <text:p>0.150185</text:p>
          </table:table-cell>
          <table:table-cell office:value-type="float" office:value="0.156861" calcext:value-type="float">
            <text:p>0.156861</text:p>
          </table:table-cell>
          <table:table-cell office:value-type="float" office:value="0.135687" calcext:value-type="float">
            <text:p>0.135687</text:p>
          </table:table-cell>
          <table:table-cell office:value-type="float" office:value="0.137418" calcext:value-type="float">
            <text:p>0.137418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141297" calcext:value-type="float">
            <text:p>0.141297</text:p>
          </table:table-cell>
          <table:table-cell office:value-type="float" office:value="0.161852" calcext:value-type="float">
            <text:p>0.161852</text:p>
          </table:table-cell>
          <table:table-cell office:value-type="float" office:value="0.177339" calcext:value-type="float">
            <text:p>0.177339</text:p>
          </table:table-cell>
          <table:table-cell office:value-type="float" office:value="1.49784" calcext:value-type="float">
            <text:p>1.49784</text:p>
          </table:table-cell>
          <table:table-cell office:value-type="float" office:value="1.48356" calcext:value-type="float">
            <text:p>1.48356</text:p>
          </table:table-cell>
          <table:table-cell office:value-type="float" office:value="0.139411" calcext:value-type="float">
            <text:p>0.139411</text:p>
          </table:table-cell>
          <table:table-cell office:value-type="float" office:value="1.51134" calcext:value-type="float">
            <text:p>1.51134</text:p>
          </table:table-cell>
          <table:table-cell office:value-type="float" office:value="1.5087" calcext:value-type="float">
            <text:p>1.5087</text:p>
          </table:table-cell>
          <table:table-cell office:value-type="float" office:value="1.1753" calcext:value-type="float">
            <text:p>1.1753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1.53416" calcext:value-type="float">
            <text:p>1.53416</text:p>
          </table:table-cell>
          <table:table-cell office:value-type="float" office:value="1.41932" calcext:value-type="float">
            <text:p>1.41932</text:p>
          </table:table-cell>
          <table:table-cell office:value-type="float" office:value="1.43954" calcext:value-type="float">
            <text:p>1.43954</text:p>
          </table:table-cell>
          <table:table-cell office:value-type="float" office:value="1.29242" calcext:value-type="float">
            <text:p>1.29242</text:p>
          </table:table-cell>
          <table:table-cell office:value-type="float" office:value="1.02721" calcext:value-type="float">
            <text:p>1.02721</text:p>
          </table:table-cell>
          <table:table-cell office:value-type="float" office:value="1.02085" calcext:value-type="float">
            <text:p>1.02085</text:p>
          </table:table-cell>
          <table:table-cell office:value-type="float" office:value="1.34089" calcext:value-type="float">
            <text:p>1.34089</text:p>
          </table:table-cell>
          <table:table-cell office:value-type="float" office:value="0.894066" calcext:value-type="float">
            <text:p>0.894066</text:p>
          </table:table-cell>
          <table:table-cell office:value-type="float" office:value="0.146283" calcext:value-type="float">
            <text:p>0.146283</text:p>
          </table:table-cell>
          <table:table-cell office:value-type="float" office:value="0.634662" calcext:value-type="float">
            <text:p>0.634662</text:p>
          </table:table-cell>
          <table:table-cell office:value-type="float" office:value="1.05123" calcext:value-type="float">
            <text:p>1.05123</text:p>
          </table:table-cell>
          <table:table-cell office:value-type="float" office:value="0.645394" calcext:value-type="float">
            <text:p>0.645394</text:p>
          </table:table-cell>
          <table:table-cell office:value-type="float" office:value="0.640955" calcext:value-type="float">
            <text:p>0.640955</text:p>
          </table:table-cell>
          <table:table-cell office:value-type="float" office:value="0.922482" calcext:value-type="float">
            <text:p>0.922482</text:p>
          </table:table-cell>
          <table:table-cell office:value-type="float" office:value="1.67668" calcext:value-type="float">
            <text:p>1.67668</text:p>
          </table:table-cell>
          <table:table-cell office:value-type="float" office:value="1.19926" calcext:value-type="float">
            <text:p>1.19926</text:p>
          </table:table-cell>
          <table:table-cell office:value-type="float" office:value="0.147284" calcext:value-type="float">
            <text:p>0.147284</text:p>
          </table:table-cell>
          <table:table-cell office:value-type="float" office:value="1.48055" calcext:value-type="float">
            <text:p>1.48055</text:p>
          </table:table-cell>
          <table:table-cell office:value-type="float" office:value="0.923814" calcext:value-type="float">
            <text:p>0.923814</text:p>
          </table:table-cell>
          <table:table-cell office:value-type="float" office:value="0.638682" calcext:value-type="float">
            <text:p>0.638682</text:p>
          </table:table-cell>
          <table:table-cell office:value-type="float" office:value="2.04716" calcext:value-type="float">
            <text:p>2.04716</text:p>
          </table:table-cell>
          <table:table-cell office:value-type="float" office:value="1.27436" calcext:value-type="float">
            <text:p>1.27436</text:p>
          </table:table-cell>
          <table:table-cell office:value-type="float" office:value="1.73979" calcext:value-type="float">
            <text:p>1.73979</text:p>
          </table:table-cell>
          <table:table-cell office:value-type="float" office:value="1.77509" calcext:value-type="float">
            <text:p>1.77509</text:p>
          </table:table-cell>
          <table:table-cell office:value-type="float" office:value="1.64113" calcext:value-type="float">
            <text:p>1.64113</text:p>
          </table:table-cell>
          <table:table-cell office:value-type="float" office:value="1.77871" calcext:value-type="float">
            <text:p>1.77871</text:p>
          </table:table-cell>
          <table:table-cell office:value-type="float" office:value="1.79042" calcext:value-type="float">
            <text:p>1.79042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0.801074" calcext:value-type="float">
            <text:p>0.801074</text:p>
          </table:table-cell>
          <table:table-cell office:value-type="float" office:value="2.1588" calcext:value-type="float">
            <text:p>2.1588</text:p>
          </table:table-cell>
          <table:table-cell office:value-type="float" office:value="0.077353" calcext:value-type="float">
            <text:p>0.077353</text:p>
          </table:table-cell>
          <table:table-cell office:value-type="float" office:value="0.0431621" calcext:value-type="float">
            <text:p>0.0431621</text:p>
          </table:table-cell>
          <table:table-cell table:number-columns-repeated="4"/>
          <table:table-cell table:formula="of:=MIN([.A170:.BL170])" office:value-type="float" office:value="0.0431621" calcext:value-type="float">
            <text:p>0.0431621</text:p>
          </table:table-cell>
          <table:table-cell table:formula="of:=MAX([.A170:.BL170])" office:value-type="float" office:value="2.1588" calcext:value-type="float">
            <text:p>2.1588</text:p>
          </table:table-cell>
          <table:table-cell table:number-columns-repeated="7"/>
        </table:table-row>
        <table:table-row table:style-name="ro1">
          <table:table-cell office:value-type="float" office:value="0.153509" calcext:value-type="float">
            <text:p>0.153509</text:p>
          </table:table-cell>
          <table:table-cell office:value-type="float" office:value="0.17418" calcext:value-type="float">
            <text:p>0.17418</text:p>
          </table:table-cell>
          <table:table-cell office:value-type="float" office:value="0.14604" calcext:value-type="float">
            <text:p>0.14604</text:p>
          </table:table-cell>
          <table:table-cell office:value-type="float" office:value="0.13771" calcext:value-type="float">
            <text:p>0.13771</text:p>
          </table:table-cell>
          <table:table-cell office:value-type="float" office:value="0.138722" calcext:value-type="float">
            <text:p>0.138722</text:p>
          </table:table-cell>
          <table:table-cell office:value-type="float" office:value="0.171411" calcext:value-type="float">
            <text:p>0.171411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0.215124" calcext:value-type="float">
            <text:p>0.215124</text:p>
          </table:table-cell>
          <table:table-cell office:value-type="float" office:value="0.163012" calcext:value-type="float">
            <text:p>0.163012</text:p>
          </table:table-cell>
          <table:table-cell office:value-type="float" office:value="0.135733" calcext:value-type="float">
            <text:p>0.135733</text:p>
          </table:table-cell>
          <table:table-cell office:value-type="float" office:value="0.154039" calcext:value-type="float">
            <text:p>0.154039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164688" calcext:value-type="float">
            <text:p>0.16468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146768" calcext:value-type="float">
            <text:p>0.146768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167315" calcext:value-type="float">
            <text:p>0.167315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0.640193" calcext:value-type="float">
            <text:p>0.640193</text:p>
          </table:table-cell>
          <table:table-cell office:value-type="float" office:value="0.960474" calcext:value-type="float">
            <text:p>0.960474</text:p>
          </table:table-cell>
          <table:table-cell office:value-type="float" office:value="0.137348" calcext:value-type="float">
            <text:p>0.137348</text:p>
          </table:table-cell>
          <table:table-cell office:value-type="float" office:value="0.949966" calcext:value-type="float">
            <text:p>0.949966</text:p>
          </table:table-cell>
          <table:table-cell office:value-type="float" office:value="0.141761" calcext:value-type="float">
            <text:p>0.141761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702795" calcext:value-type="float">
            <text:p>0.702795</text:p>
          </table:table-cell>
          <table:table-cell office:value-type="float" office:value="0.766492" calcext:value-type="float">
            <text:p>0.766492</text:p>
          </table:table-cell>
          <table:table-cell office:value-type="float" office:value="0.144462" calcext:value-type="float">
            <text:p>0.144462</text:p>
          </table:table-cell>
          <table:table-cell office:value-type="float" office:value="0.476104" calcext:value-type="float">
            <text:p>0.476104</text:p>
          </table:table-cell>
          <table:table-cell office:value-type="float" office:value="0.0563581" calcext:value-type="float">
            <text:p>0.0563581</text:p>
          </table:table-cell>
          <table:table-cell office:value-type="float" office:value="0.393496" calcext:value-type="float">
            <text:p>0.393496</text:p>
          </table:table-cell>
          <table:table-cell office:value-type="float" office:value="0.443994" calcext:value-type="float">
            <text:p>0.443994</text:p>
          </table:table-cell>
          <table:table-cell office:value-type="float" office:value="0.165812" calcext:value-type="float">
            <text:p>0.165812</text:p>
          </table:table-cell>
          <table:table-cell office:value-type="float" office:value="0.064882" calcext:value-type="float">
            <text:p>0.064882</text:p>
          </table:table-cell>
          <table:table-cell office:value-type="float" office:value="0.0508649" calcext:value-type="float">
            <text:p>0.0508649</text:p>
          </table:table-cell>
          <table:table-cell office:value-type="float" office:value="0.141504" calcext:value-type="float">
            <text:p>0.141504</text:p>
          </table:table-cell>
          <table:table-cell office:value-type="float" office:value="0.12831" calcext:value-type="float">
            <text:p>0.12831</text:p>
          </table:table-cell>
          <table:table-cell office:value-type="float" office:value="0.142098" calcext:value-type="float">
            <text:p>0.142098</text:p>
          </table:table-cell>
          <table:table-cell office:value-type="float" office:value="1.68839" calcext:value-type="float">
            <text:p>1.68839</text:p>
          </table:table-cell>
          <table:table-cell office:value-type="float" office:value="1.53932" calcext:value-type="float">
            <text:p>1.53932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202907" calcext:value-type="float">
            <text:p>0.202907</text:p>
          </table:table-cell>
          <table:table-cell office:value-type="float" office:value="1.10008" calcext:value-type="float">
            <text:p>1.10008</text:p>
          </table:table-cell>
          <table:table-cell office:value-type="float" office:value="0.954048" calcext:value-type="float">
            <text:p>0.954048</text:p>
          </table:table-cell>
          <table:table-cell office:value-type="float" office:value="0.127354" calcext:value-type="float">
            <text:p>0.127354</text:p>
          </table:table-cell>
          <table:table-cell office:value-type="float" office:value="1.17688" calcext:value-type="float">
            <text:p>1.17688</text:p>
          </table:table-cell>
          <table:table-cell office:value-type="float" office:value="1.1861" calcext:value-type="float">
            <text:p>1.1861</text:p>
          </table:table-cell>
          <table:table-cell office:value-type="float" office:value="1.17352" calcext:value-type="float">
            <text:p>1.17352</text:p>
          </table:table-cell>
          <table:table-cell office:value-type="float" office:value="0.123362" calcext:value-type="float">
            <text:p>0.123362</text:p>
          </table:table-cell>
          <table:table-cell office:value-type="float" office:value="0.17678" calcext:value-type="float">
            <text:p>0.17678</text:p>
          </table:table-cell>
          <table:table-cell office:value-type="float" office:value="0.146191" calcext:value-type="float">
            <text:p>0.146191</text:p>
          </table:table-cell>
          <table:table-cell office:value-type="float" office:value="0.136125" calcext:value-type="float">
            <text:p>0.136125</text:p>
          </table:table-cell>
          <table:table-cell office:value-type="float" office:value="0.144645" calcext:value-type="float">
            <text:p>0.144645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06584" calcext:value-type="float">
            <text:p>1.06584</text:p>
          </table:table-cell>
          <table:table-cell office:value-type="float" office:value="0.437289" calcext:value-type="float">
            <text:p>0.437289</text:p>
          </table:table-cell>
          <table:table-cell office:value-type="float" office:value="1.43567" calcext:value-type="float">
            <text:p>1.43567</text:p>
          </table:table-cell>
          <table:table-cell office:value-type="float" office:value="0.149069" calcext:value-type="float">
            <text:p>0.149069</text:p>
          </table:table-cell>
          <table:table-cell office:value-type="float" office:value="1.87823" calcext:value-type="float">
            <text:p>1.87823</text:p>
          </table:table-cell>
          <table:table-cell office:value-type="float" office:value="0.406371" calcext:value-type="float">
            <text:p>0.406371</text:p>
          </table:table-cell>
          <table:table-cell office:value-type="float" office:value="1.69777" calcext:value-type="float">
            <text:p>1.69777</text:p>
          </table:table-cell>
          <table:table-cell office:value-type="float" office:value="0.0520031" calcext:value-type="float">
            <text:p>0.0520031</text:p>
          </table:table-cell>
          <table:table-cell office:value-type="float" office:value="1.98938" calcext:value-type="float">
            <text:p>1.98938</text:p>
          </table:table-cell>
          <table:table-cell office:value-type="float" office:value="0.123936" calcext:value-type="float">
            <text:p>0.123936</text:p>
          </table:table-cell>
          <table:table-cell office:value-type="float" office:value="0.134591" calcext:value-type="float">
            <text:p>0.134591</text:p>
          </table:table-cell>
          <table:table-cell table:number-columns-repeated="4"/>
          <table:table-cell table:formula="of:=MIN([.A171:.BL171])" office:value-type="float" office:value="0.0508649" calcext:value-type="float">
            <text:p>0.0508649</text:p>
          </table:table-cell>
          <table:table-cell table:formula="of:=MAX([.A171:.BL171])" office:value-type="float" office:value="1.98938" calcext:value-type="float">
            <text:p>1.98938</text:p>
          </table:table-cell>
          <table:table-cell table:number-columns-repeated="7"/>
        </table:table-row>
        <table:table-row table:style-name="ro1">
          <table:table-cell office:value-type="float" office:value="0.139365" calcext:value-type="float">
            <text:p>0.139365</text:p>
          </table:table-cell>
          <table:table-cell office:value-type="float" office:value="0.154366" calcext:value-type="float">
            <text:p>0.154366</text:p>
          </table:table-cell>
          <table:table-cell office:value-type="float" office:value="0.117449" calcext:value-type="float">
            <text:p>0.117449</text:p>
          </table:table-cell>
          <table:table-cell office:value-type="float" office:value="0.154946" calcext:value-type="float">
            <text:p>0.154946</text:p>
          </table:table-cell>
          <table:table-cell office:value-type="float" office:value="0.118653" calcext:value-type="float">
            <text:p>0.118653</text:p>
          </table:table-cell>
          <table:table-cell office:value-type="float" office:value="0.151995" calcext:value-type="float">
            <text:p>0.151995</text:p>
          </table:table-cell>
          <table:table-cell office:value-type="float" office:value="0.152413" calcext:value-type="float">
            <text:p>0.152413</text:p>
          </table:table-cell>
          <table:table-cell office:value-type="float" office:value="0.545515" calcext:value-type="float">
            <text:p>0.545515</text:p>
          </table:table-cell>
          <table:table-cell office:value-type="float" office:value="0.372074" calcext:value-type="float">
            <text:p>0.372074</text:p>
          </table:table-cell>
          <table:table-cell office:value-type="float" office:value="0.487822" calcext:value-type="float">
            <text:p>0.487822</text:p>
          </table:table-cell>
          <table:table-cell office:value-type="float" office:value="0.130607" calcext:value-type="float">
            <text:p>0.130607</text:p>
          </table:table-cell>
          <table:table-cell office:value-type="float" office:value="0.137192" calcext:value-type="float">
            <text:p>0.137192</text:p>
          </table:table-cell>
          <table:table-cell office:value-type="float" office:value="0.173571" calcext:value-type="float">
            <text:p>0.173571</text:p>
          </table:table-cell>
          <table:table-cell office:value-type="float" office:value="0.725159" calcext:value-type="float">
            <text:p>0.725159</text:p>
          </table:table-cell>
          <table:table-cell office:value-type="float" office:value="0.592978" calcext:value-type="float">
            <text:p>0.592978</text:p>
          </table:table-cell>
          <table:table-cell office:value-type="float" office:value="0.581597" calcext:value-type="float">
            <text:p>0.581597</text:p>
          </table:table-cell>
          <table:table-cell office:value-type="float" office:value="0.34863" calcext:value-type="float">
            <text:p>0.34863</text:p>
          </table:table-cell>
          <table:table-cell office:value-type="float" office:value="0.138302" calcext:value-type="float">
            <text:p>0.138302</text:p>
          </table:table-cell>
          <table:table-cell office:value-type="float" office:value="0.121221" calcext:value-type="float">
            <text:p>0.121221</text:p>
          </table:table-cell>
          <table:table-cell office:value-type="float" office:value="0.127498" calcext:value-type="float">
            <text:p>0.127498</text:p>
          </table:table-cell>
          <table:table-cell office:value-type="float" office:value="0.132707" calcext:value-type="float">
            <text:p>0.132707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0.173843" calcext:value-type="float">
            <text:p>0.173843</text:p>
          </table:table-cell>
          <table:table-cell office:value-type="float" office:value="0.157195" calcext:value-type="float">
            <text:p>0.157195</text:p>
          </table:table-cell>
          <table:table-cell office:value-type="float" office:value="0.931142" calcext:value-type="float">
            <text:p>0.931142</text:p>
          </table:table-cell>
          <table:table-cell office:value-type="float" office:value="0.835018" calcext:value-type="float">
            <text:p>0.835018</text:p>
          </table:table-cell>
          <table:table-cell office:value-type="float" office:value="0.397611" calcext:value-type="float">
            <text:p>0.397611</text:p>
          </table:table-cell>
          <table:table-cell office:value-type="float" office:value="0.399411" calcext:value-type="float">
            <text:p>0.399411</text:p>
          </table:table-cell>
          <table:table-cell office:value-type="float" office:value="0.669049" calcext:value-type="float">
            <text:p>0.669049</text:p>
          </table:table-cell>
          <table:table-cell office:value-type="float" office:value="0.285203" calcext:value-type="float">
            <text:p>0.285203</text:p>
          </table:table-cell>
          <table:table-cell office:value-type="float" office:value="0.249795" calcext:value-type="float">
            <text:p>0.249795</text:p>
          </table:table-cell>
          <table:table-cell office:value-type="float" office:value="0.28268" calcext:value-type="float">
            <text:p>0.28268</text:p>
          </table:table-cell>
          <table:table-cell office:value-type="float" office:value="0.970767" calcext:value-type="float">
            <text:p>0.970767</text:p>
          </table:table-cell>
          <table:table-cell office:value-type="float" office:value="0.363219" calcext:value-type="float">
            <text:p>0.363219</text:p>
          </table:table-cell>
          <table:table-cell office:value-type="float" office:value="0.762983" calcext:value-type="float">
            <text:p>0.762983</text:p>
          </table:table-cell>
          <table:table-cell office:value-type="float" office:value="0.454136" calcext:value-type="float">
            <text:p>0.454136</text:p>
          </table:table-cell>
          <table:table-cell office:value-type="float" office:value="0.265399" calcext:value-type="float">
            <text:p>0.265399</text:p>
          </table:table-cell>
          <table:table-cell office:value-type="float" office:value="0.272866" calcext:value-type="float">
            <text:p>0.272866</text:p>
          </table:table-cell>
          <table:table-cell office:value-type="float" office:value="0.818944" calcext:value-type="float">
            <text:p>0.818944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277314" calcext:value-type="float">
            <text:p>0.277314</text:p>
          </table:table-cell>
          <table:table-cell office:value-type="float" office:value="0.627995" calcext:value-type="float">
            <text:p>0.627995</text:p>
          </table:table-cell>
          <table:table-cell office:value-type="float" office:value="0.341341" calcext:value-type="float">
            <text:p>0.341341</text:p>
          </table:table-cell>
          <table:table-cell office:value-type="float" office:value="0.76568" calcext:value-type="float">
            <text:p>0.76568</text:p>
          </table:table-cell>
          <table:table-cell office:value-type="float" office:value="1.03976" calcext:value-type="float">
            <text:p>1.03976</text:p>
          </table:table-cell>
          <table:table-cell office:value-type="float" office:value="0.691336" calcext:value-type="float">
            <text:p>0.691336</text:p>
          </table:table-cell>
          <table:table-cell office:value-type="float" office:value="1.24027" calcext:value-type="float">
            <text:p>1.24027</text:p>
          </table:table-cell>
          <table:table-cell office:value-type="float" office:value="1.26879" calcext:value-type="float">
            <text:p>1.26879</text:p>
          </table:table-cell>
          <table:table-cell office:value-type="float" office:value="0.0542412" calcext:value-type="float">
            <text:p>0.0542412</text:p>
          </table:table-cell>
          <table:table-cell office:value-type="float" office:value="0.177124" calcext:value-type="float">
            <text:p>0.177124</text:p>
          </table:table-cell>
          <table:table-cell office:value-type="float" office:value="0.136589" calcext:value-type="float">
            <text:p>0.136589</text:p>
          </table:table-cell>
          <table:table-cell office:value-type="float" office:value="0.131249" calcext:value-type="float">
            <text:p>0.131249</text:p>
          </table:table-cell>
          <table:table-cell office:value-type="float" office:value="0.136785" calcext:value-type="float">
            <text:p>0.136785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1.95434" calcext:value-type="float">
            <text:p>1.95434</text:p>
          </table:table-cell>
          <table:table-cell office:value-type="float" office:value="0.149946" calcext:value-type="float">
            <text:p>0.149946</text:p>
          </table:table-cell>
          <table:table-cell office:value-type="float" office:value="1.04353" calcext:value-type="float">
            <text:p>1.04353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0.407352" calcext:value-type="float">
            <text:p>0.407352</text:p>
          </table:table-cell>
          <table:table-cell office:value-type="float" office:value="0.222243" calcext:value-type="float">
            <text:p>0.222243</text:p>
          </table:table-cell>
          <table:table-cell office:value-type="float" office:value="0.359472" calcext:value-type="float">
            <text:p>0.359472</text:p>
          </table:table-cell>
          <table:table-cell office:value-type="float" office:value="0.110771" calcext:value-type="float">
            <text:p>0.110771</text:p>
          </table:table-cell>
          <table:table-cell office:value-type="float" office:value="0.0454168" calcext:value-type="float">
            <text:p>0.0454168</text:p>
          </table:table-cell>
          <table:table-cell table:number-columns-repeated="4"/>
          <table:table-cell table:formula="of:=MIN([.A172:.BL172])" office:value-type="float" office:value="0.0454168" calcext:value-type="float">
            <text:p>0.0454168</text:p>
          </table:table-cell>
          <table:table-cell table:formula="of:=MAX([.A172:.BL172])" office:value-type="float" office:value="1.95434" calcext:value-type="float">
            <text:p>1.95434</text:p>
          </table:table-cell>
          <table:table-cell table:number-columns-repeated="7"/>
        </table:table-row>
        <table:table-row table:style-name="ro1">
          <table:table-cell office:value-type="float" office:value="0.161149" calcext:value-type="float">
            <text:p>0.161149</text:p>
          </table:table-cell>
          <table:table-cell office:value-type="float" office:value="0.162021" calcext:value-type="float">
            <text:p>0.162021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70533" calcext:value-type="float">
            <text:p>0.170533</text:p>
          </table:table-cell>
          <table:table-cell office:value-type="float" office:value="0.120955" calcext:value-type="float">
            <text:p>0.120955</text:p>
          </table:table-cell>
          <table:table-cell office:value-type="float" office:value="0.486338" calcext:value-type="float">
            <text:p>0.486338</text:p>
          </table:table-cell>
          <table:table-cell office:value-type="float" office:value="0.329329" calcext:value-type="float">
            <text:p>0.329329</text:p>
          </table:table-cell>
          <table:table-cell office:value-type="float" office:value="0.212496" calcext:value-type="float">
            <text:p>0.212496</text:p>
          </table:table-cell>
          <table:table-cell office:value-type="float" office:value="0.201344" calcext:value-type="float">
            <text:p>0.201344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383052" calcext:value-type="float">
            <text:p>0.383052</text:p>
          </table:table-cell>
          <table:table-cell office:value-type="float" office:value="0.371437" calcext:value-type="float">
            <text:p>0.371437</text:p>
          </table:table-cell>
          <table:table-cell office:value-type="float" office:value="0.287166" calcext:value-type="float">
            <text:p>0.287166</text:p>
          </table:table-cell>
          <table:table-cell office:value-type="float" office:value="0.410705" calcext:value-type="float">
            <text:p>0.410705</text:p>
          </table:table-cell>
          <table:table-cell office:value-type="float" office:value="0.301821" calcext:value-type="float">
            <text:p>0.301821</text:p>
          </table:table-cell>
          <table:table-cell office:value-type="float" office:value="0.204334" calcext:value-type="float">
            <text:p>0.204334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0.731845" calcext:value-type="float">
            <text:p>0.731845</text:p>
          </table:table-cell>
          <table:table-cell office:value-type="float" office:value="0.66437" calcext:value-type="float">
            <text:p>0.66437</text:p>
          </table:table-cell>
          <table:table-cell office:value-type="float" office:value="0.264337" calcext:value-type="float">
            <text:p>0.264337</text:p>
          </table:table-cell>
          <table:table-cell office:value-type="float" office:value="0.541446" calcext:value-type="float">
            <text:p>0.541446</text:p>
          </table:table-cell>
          <table:table-cell office:value-type="float" office:value="1.22792" calcext:value-type="float">
            <text:p>1.22792</text:p>
          </table:table-cell>
          <table:table-cell office:value-type="float" office:value="0.305158" calcext:value-type="float">
            <text:p>0.305158</text:p>
          </table:table-cell>
          <table:table-cell office:value-type="float" office:value="0.970352" calcext:value-type="float">
            <text:p>0.970352</text:p>
          </table:table-cell>
          <table:table-cell office:value-type="float" office:value="1.16038" calcext:value-type="float">
            <text:p>1.16038</text:p>
          </table:table-cell>
          <table:table-cell office:value-type="float" office:value="0.330518" calcext:value-type="float">
            <text:p>0.330518</text:p>
          </table:table-cell>
          <table:table-cell office:value-type="float" office:value="0.872967" calcext:value-type="float">
            <text:p>0.872967</text:p>
          </table:table-cell>
          <table:table-cell office:value-type="float" office:value="0.287893" calcext:value-type="float">
            <text:p>0.287893</text:p>
          </table:table-cell>
          <table:table-cell office:value-type="float" office:value="0.820512" calcext:value-type="float">
            <text:p>0.820512</text:p>
          </table:table-cell>
          <table:table-cell office:value-type="float" office:value="0.610352" calcext:value-type="float">
            <text:p>0.610352</text:p>
          </table:table-cell>
          <table:table-cell office:value-type="float" office:value="0.246803" calcext:value-type="float">
            <text:p>0.246803</text:p>
          </table:table-cell>
          <table:table-cell office:value-type="float" office:value="1.16762" calcext:value-type="float">
            <text:p>1.16762</text:p>
          </table:table-cell>
          <table:table-cell office:value-type="float" office:value="0.255802" calcext:value-type="float">
            <text:p>0.255802</text:p>
          </table:table-cell>
          <table:table-cell office:value-type="float" office:value="0.261566" calcext:value-type="float">
            <text:p>0.261566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0.29321" calcext:value-type="float">
            <text:p>0.29321</text:p>
          </table:table-cell>
          <table:table-cell office:value-type="float" office:value="1.38315" calcext:value-type="float">
            <text:p>1.38315</text:p>
          </table:table-cell>
          <table:table-cell office:value-type="float" office:value="0.271495" calcext:value-type="float">
            <text:p>0.271495</text:p>
          </table:table-cell>
          <table:table-cell office:value-type="float" office:value="0.257381" calcext:value-type="float">
            <text:p>0.257381</text:p>
          </table:table-cell>
          <table:table-cell office:value-type="float" office:value="1.60228" calcext:value-type="float">
            <text:p>1.60228</text:p>
          </table:table-cell>
          <table:table-cell office:value-type="float" office:value="0.446995" calcext:value-type="float">
            <text:p>0.446995</text:p>
          </table:table-cell>
          <table:table-cell office:value-type="float" office:value="0.38885" calcext:value-type="float">
            <text:p>0.38885</text:p>
          </table:table-cell>
          <table:table-cell office:value-type="float" office:value="0.322224" calcext:value-type="float">
            <text:p>0.322224</text:p>
          </table:table-cell>
          <table:table-cell office:value-type="float" office:value="1.35288" calcext:value-type="float">
            <text:p>1.35288</text:p>
          </table:table-cell>
          <table:table-cell office:value-type="float" office:value="0.151128" calcext:value-type="float">
            <text:p>0.151128</text:p>
          </table:table-cell>
          <table:table-cell office:value-type="float" office:value="1.41852" calcext:value-type="float">
            <text:p>1.41852</text:p>
          </table:table-cell>
          <table:table-cell office:value-type="float" office:value="1.05091" calcext:value-type="float">
            <text:p>1.05091</text:p>
          </table:table-cell>
          <table:table-cell office:value-type="float" office:value="0.286212" calcext:value-type="float">
            <text:p>0.286212</text:p>
          </table:table-cell>
          <table:table-cell office:value-type="float" office:value="0.235355" calcext:value-type="float">
            <text:p>0.235355</text:p>
          </table:table-cell>
          <table:table-cell office:value-type="float" office:value="1.53611" calcext:value-type="float">
            <text:p>1.53611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125007" calcext:value-type="float">
            <text:p>0.125007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108575" calcext:value-type="float">
            <text:p>0.108575</text:p>
          </table:table-cell>
          <table:table-cell office:value-type="float" office:value="0.21962" calcext:value-type="float">
            <text:p>0.21962</text:p>
          </table:table-cell>
          <table:table-cell office:value-type="float" office:value="0.546136" calcext:value-type="float">
            <text:p>0.546136</text:p>
          </table:table-cell>
          <table:table-cell office:value-type="float" office:value="0.145682" calcext:value-type="float">
            <text:p>0.145682</text:p>
          </table:table-cell>
          <table:table-cell office:value-type="float" office:value="0.152717" calcext:value-type="float">
            <text:p>0.152717</text:p>
          </table:table-cell>
          <table:table-cell office:value-type="float" office:value="0.947106" calcext:value-type="float">
            <text:p>0.947106</text:p>
          </table:table-cell>
          <table:table-cell office:value-type="float" office:value="0.120841" calcext:value-type="float">
            <text:p>0.120841</text:p>
          </table:table-cell>
          <table:table-cell office:value-type="float" office:value="0.089046" calcext:value-type="float">
            <text:p>0.089046</text:p>
          </table:table-cell>
          <table:table-cell office:value-type="float" office:value="0.21099" calcext:value-type="float">
            <text:p>0.21099</text:p>
          </table:table-cell>
          <table:table-cell office:value-type="float" office:value="0.048764" calcext:value-type="float">
            <text:p>0.048764</text:p>
          </table:table-cell>
          <table:table-cell office:value-type="float" office:value="0.11457" calcext:value-type="float">
            <text:p>0.11457</text:p>
          </table:table-cell>
          <table:table-cell table:number-columns-repeated="4"/>
          <table:table-cell table:formula="of:=MIN([.A173:.BL173])" office:value-type="float" office:value="0.048764" calcext:value-type="float">
            <text:p>0.048764</text:p>
          </table:table-cell>
          <table:table-cell table:formula="of:=MAX([.A173:.BL173])" office:value-type="float" office:value="1.60228" calcext:value-type="float">
            <text:p>1.60228</text:p>
          </table:table-cell>
          <table:table-cell table:number-columns-repeated="7"/>
        </table:table-row>
        <table:table-row table:style-name="ro1">
          <table:table-cell office:value-type="float" office:value="0.139182" calcext:value-type="float">
            <text:p>0.139182</text:p>
          </table:table-cell>
          <table:table-cell office:value-type="float" office:value="0.144478" calcext:value-type="float">
            <text:p>0.144478</text:p>
          </table:table-cell>
          <table:table-cell office:value-type="float" office:value="0.154239" calcext:value-type="float">
            <text:p>0.154239</text:p>
          </table:table-cell>
          <table:table-cell office:value-type="float" office:value="0.126955" calcext:value-type="float">
            <text:p>0.126955</text:p>
          </table:table-cell>
          <table:table-cell office:value-type="float" office:value="0.136493" calcext:value-type="float">
            <text:p>0.136493</text:p>
          </table:table-cell>
          <table:table-cell office:value-type="float" office:value="0.152456" calcext:value-type="float">
            <text:p>0.152456</text:p>
          </table:table-cell>
          <table:table-cell office:value-type="float" office:value="0.299682" calcext:value-type="float">
            <text:p>0.299682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0.146084" calcext:value-type="float">
            <text:p>0.146084</text:p>
          </table:table-cell>
          <table:table-cell office:value-type="float" office:value="0.296963" calcext:value-type="float">
            <text:p>0.296963</text:p>
          </table:table-cell>
          <table:table-cell office:value-type="float" office:value="0.271904" calcext:value-type="float">
            <text:p>0.271904</text:p>
          </table:table-cell>
          <table:table-cell office:value-type="float" office:value="0.292559" calcext:value-type="float">
            <text:p>0.292559</text:p>
          </table:table-cell>
          <table:table-cell office:value-type="float" office:value="0.135236" calcext:value-type="float">
            <text:p>0.135236</text:p>
          </table:table-cell>
          <table:table-cell office:value-type="float" office:value="0.134106" calcext:value-type="float">
            <text:p>0.134106</text:p>
          </table:table-cell>
          <table:table-cell office:value-type="float" office:value="0.145889" calcext:value-type="float">
            <text:p>0.145889</text:p>
          </table:table-cell>
          <table:table-cell office:value-type="float" office:value="0.130808" calcext:value-type="float">
            <text:p>0.130808</text:p>
          </table:table-cell>
          <table:table-cell office:value-type="float" office:value="0.135324" calcext:value-type="float">
            <text:p>0.135324</text:p>
          </table:table-cell>
          <table:table-cell office:value-type="float" office:value="0.862086" calcext:value-type="float">
            <text:p>0.862086</text:p>
          </table:table-cell>
          <table:table-cell office:value-type="float" office:value="0.146366" calcext:value-type="float">
            <text:p>0.146366</text:p>
          </table:table-cell>
          <table:table-cell office:value-type="float" office:value="0.718324" calcext:value-type="float">
            <text:p>0.718324</text:p>
          </table:table-cell>
          <table:table-cell office:value-type="float" office:value="0.134624" calcext:value-type="float">
            <text:p>0.134624</text:p>
          </table:table-cell>
          <table:table-cell office:value-type="float" office:value="0.136784" calcext:value-type="float">
            <text:p>0.136784</text:p>
          </table:table-cell>
          <table:table-cell office:value-type="float" office:value="0.126274" calcext:value-type="float">
            <text:p>0.126274</text:p>
          </table:table-cell>
          <table:table-cell office:value-type="float" office:value="0.130233" calcext:value-type="float">
            <text:p>0.130233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0.72675" calcext:value-type="float">
            <text:p>0.72675</text:p>
          </table:table-cell>
          <table:table-cell office:value-type="float" office:value="1.03878" calcext:value-type="float">
            <text:p>1.03878</text:p>
          </table:table-cell>
          <table:table-cell office:value-type="float" office:value="0.141708" calcext:value-type="float">
            <text:p>0.141708</text:p>
          </table:table-cell>
          <table:table-cell office:value-type="float" office:value="0.676075" calcext:value-type="float">
            <text:p>0.676075</text:p>
          </table:table-cell>
          <table:table-cell office:value-type="float" office:value="0.982934" calcext:value-type="float">
            <text:p>0.982934</text:p>
          </table:table-cell>
          <table:table-cell office:value-type="float" office:value="0.577156" calcext:value-type="float">
            <text:p>0.577156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884" calcext:value-type="float">
            <text:p>0.47884</text:p>
          </table:table-cell>
          <table:table-cell office:value-type="float" office:value="1.05944" calcext:value-type="float">
            <text:p>1.05944</text:p>
          </table:table-cell>
          <table:table-cell office:value-type="float" office:value="0.905424" calcext:value-type="float">
            <text:p>0.905424</text:p>
          </table:table-cell>
          <table:table-cell office:value-type="float" office:value="0.653973" calcext:value-type="float">
            <text:p>0.653973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61311" calcext:value-type="float">
            <text:p>0.61311</text:p>
          </table:table-cell>
          <table:table-cell office:value-type="float" office:value="0.398559" calcext:value-type="float">
            <text:p>0.398559</text:p>
          </table:table-cell>
          <table:table-cell office:value-type="float" office:value="0.396247" calcext:value-type="float">
            <text:p>0.396247</text:p>
          </table:table-cell>
          <table:table-cell office:value-type="float" office:value="0.95123" calcext:value-type="float">
            <text:p>0.95123</text:p>
          </table:table-cell>
          <table:table-cell office:value-type="float" office:value="0.546539" calcext:value-type="float">
            <text:p>0.546539</text:p>
          </table:table-cell>
          <table:table-cell office:value-type="float" office:value="0.373911" calcext:value-type="float">
            <text:p>0.373911</text:p>
          </table:table-cell>
          <table:table-cell office:value-type="float" office:value="0.862456" calcext:value-type="float">
            <text:p>0.862456</text:p>
          </table:table-cell>
          <table:table-cell office:value-type="float" office:value="0.772175" calcext:value-type="float">
            <text:p>0.772175</text:p>
          </table:table-cell>
          <table:table-cell office:value-type="float" office:value="0.461975" calcext:value-type="float">
            <text:p>0.461975</text:p>
          </table:table-cell>
          <table:table-cell office:value-type="float" office:value="1.50283" calcext:value-type="float">
            <text:p>1.50283</text:p>
          </table:table-cell>
          <table:table-cell office:value-type="float" office:value="1.51958" calcext:value-type="float">
            <text:p>1.51958</text:p>
          </table:table-cell>
          <table:table-cell office:value-type="float" office:value="1.46698" calcext:value-type="float">
            <text:p>1.46698</text:p>
          </table:table-cell>
          <table:table-cell office:value-type="float" office:value="0.151341" calcext:value-type="float">
            <text:p>0.151341</text:p>
          </table:table-cell>
          <table:table-cell office:value-type="float" office:value="0.413289" calcext:value-type="float">
            <text:p>0.413289</text:p>
          </table:table-cell>
          <table:table-cell office:value-type="float" office:value="0.068198" calcext:value-type="float">
            <text:p>0.068198</text:p>
          </table:table-cell>
          <table:table-cell office:value-type="float" office:value="0.237443" calcext:value-type="float">
            <text:p>0.237443</text:p>
          </table:table-cell>
          <table:table-cell office:value-type="float" office:value="0.133278" calcext:value-type="float">
            <text:p>0.133278</text:p>
          </table:table-cell>
          <table:table-cell office:value-type="float" office:value="0.103963" calcext:value-type="float">
            <text:p>0.103963</text:p>
          </table:table-cell>
          <table:table-cell office:value-type="float" office:value="0.191453" calcext:value-type="float">
            <text:p>0.191453</text:p>
          </table:table-cell>
          <table:table-cell office:value-type="float" office:value="1.40362" calcext:value-type="float">
            <text:p>1.40362</text:p>
          </table:table-cell>
          <table:table-cell office:value-type="float" office:value="0.132706" calcext:value-type="float">
            <text:p>0.132706</text:p>
          </table:table-cell>
          <table:table-cell office:value-type="float" office:value="0.133209" calcext:value-type="float">
            <text:p>0.133209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0.167223" calcext:value-type="float">
            <text:p>0.167223</text:p>
          </table:table-cell>
          <table:table-cell office:value-type="float" office:value="0.118679" calcext:value-type="float">
            <text:p>0.118679</text:p>
          </table:table-cell>
          <table:table-cell office:value-type="float" office:value="1.44519" calcext:value-type="float">
            <text:p>1.44519</text:p>
          </table:table-cell>
          <table:table-cell office:value-type="float" office:value="0.079891" calcext:value-type="float">
            <text:p>0.079891</text:p>
          </table:table-cell>
          <table:table-cell table:number-columns-repeated="4"/>
          <table:table-cell table:formula="of:=MIN([.A174:.BL174])" office:value-type="float" office:value="0.068198" calcext:value-type="float">
            <text:p>0.068198</text:p>
          </table:table-cell>
          <table:table-cell table:formula="of:=MAX([.A174:.BL174])" office:value-type="float" office:value="1.51958" calcext:value-type="float">
            <text:p>1.51958</text:p>
          </table:table-cell>
          <table:table-cell table:number-columns-repeated="7"/>
        </table:table-row>
        <table:table-row table:style-name="ro1">
          <table:table-cell office:value-type="float" office:value="0.146973" calcext:value-type="float">
            <text:p>0.146973</text:p>
          </table:table-cell>
          <table:table-cell office:value-type="float" office:value="0.160312" calcext:value-type="float">
            <text:p>0.160312</text:p>
          </table:table-cell>
          <table:table-cell office:value-type="float" office:value="0.164048" calcext:value-type="float">
            <text:p>0.164048</text:p>
          </table:table-cell>
          <table:table-cell office:value-type="float" office:value="0.174412" calcext:value-type="float">
            <text:p>0.174412</text:p>
          </table:table-cell>
          <table:table-cell office:value-type="float" office:value="0.146527" calcext:value-type="float">
            <text:p>0.146527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0.14255" calcext:value-type="float">
            <text:p>0.14255</text:p>
          </table:table-cell>
          <table:table-cell office:value-type="float" office:value="0.151537" calcext:value-type="float">
            <text:p>0.151537</text:p>
          </table:table-cell>
          <table:table-cell office:value-type="float" office:value="0.149192" calcext:value-type="float">
            <text:p>0.149192</text:p>
          </table:table-cell>
          <table:table-cell office:value-type="float" office:value="0.153884" calcext:value-type="float">
            <text:p>0.153884</text:p>
          </table:table-cell>
          <table:table-cell office:value-type="float" office:value="0.144359" calcext:value-type="float">
            <text:p>0.144359</text:p>
          </table:table-cell>
          <table:table-cell office:value-type="float" office:value="0.140398" calcext:value-type="float">
            <text:p>0.140398</text:p>
          </table:table-cell>
          <table:table-cell office:value-type="float" office:value="0.154728" calcext:value-type="float">
            <text:p>0.154728</text:p>
          </table:table-cell>
          <table:table-cell office:value-type="float" office:value="0.146165" calcext:value-type="float">
            <text:p>0.146165</text:p>
          </table:table-cell>
          <table:table-cell office:value-type="float" office:value="0.143374" calcext:value-type="float">
            <text:p>0.143374</text:p>
          </table:table-cell>
          <table:table-cell office:value-type="float" office:value="0.851068" calcext:value-type="float">
            <text:p>0.851068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0.746289" calcext:value-type="float">
            <text:p>0.746289</text:p>
          </table:table-cell>
          <table:table-cell office:value-type="float" office:value="0.152779" calcext:value-type="float">
            <text:p>0.152779</text:p>
          </table:table-cell>
          <table:table-cell office:value-type="float" office:value="0.465092" calcext:value-type="float">
            <text:p>0.465092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0.430617" calcext:value-type="float">
            <text:p>0.430617</text:p>
          </table:table-cell>
          <table:table-cell office:value-type="float" office:value="0.135765" calcext:value-type="float">
            <text:p>0.135765</text:p>
          </table:table-cell>
          <table:table-cell office:value-type="float" office:value="0.316646" calcext:value-type="float">
            <text:p>0.316646</text:p>
          </table:table-cell>
          <table:table-cell office:value-type="float" office:value="0.28064" calcext:value-type="float">
            <text:p>0.28064</text:p>
          </table:table-cell>
          <table:table-cell office:value-type="float" office:value="0.133777" calcext:value-type="float">
            <text:p>0.133777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83744" calcext:value-type="float">
            <text:p>0.383744</text:p>
          </table:table-cell>
          <table:table-cell office:value-type="float" office:value="0.400202" calcext:value-type="float">
            <text:p>0.400202</text:p>
          </table:table-cell>
          <table:table-cell office:value-type="float" office:value="0.161262" calcext:value-type="float">
            <text:p>0.161262</text:p>
          </table:table-cell>
          <table:table-cell office:value-type="float" office:value="0.40366" calcext:value-type="float">
            <text:p>0.40366</text:p>
          </table:table-cell>
          <table:table-cell office:value-type="float" office:value="0.141547" calcext:value-type="float">
            <text:p>0.141547</text:p>
          </table:table-cell>
          <table:table-cell office:value-type="float" office:value="0.152304" calcext:value-type="float">
            <text:p>0.152304</text:p>
          </table:table-cell>
          <table:table-cell office:value-type="float" office:value="0.448208" calcext:value-type="float">
            <text:p>0.448208</text:p>
          </table:table-cell>
          <table:table-cell office:value-type="float" office:value="0.592256" calcext:value-type="float">
            <text:p>0.592256</text:p>
          </table:table-cell>
          <table:table-cell office:value-type="float" office:value="0.353486" calcext:value-type="float">
            <text:p>0.353486</text:p>
          </table:table-cell>
          <table:table-cell office:value-type="float" office:value="0.244531" calcext:value-type="float">
            <text:p>0.244531</text:p>
          </table:table-cell>
          <table:table-cell office:value-type="float" office:value="0.331007" calcext:value-type="float">
            <text:p>0.331007</text:p>
          </table:table-cell>
          <table:table-cell office:value-type="float" office:value="0.136087" calcext:value-type="float">
            <text:p>0.136087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125341" calcext:value-type="float">
            <text:p>0.125341</text:p>
          </table:table-cell>
          <table:table-cell office:value-type="float" office:value="1.75473" calcext:value-type="float">
            <text:p>1.75473</text:p>
          </table:table-cell>
          <table:table-cell office:value-type="float" office:value="0.511065" calcext:value-type="float">
            <text:p>0.511065</text:p>
          </table:table-cell>
          <table:table-cell office:value-type="float" office:value="1.64335" calcext:value-type="float">
            <text:p>1.64335</text:p>
          </table:table-cell>
          <table:table-cell office:value-type="float" office:value="1.50302" calcext:value-type="float">
            <text:p>1.50302</text:p>
          </table:table-cell>
          <table:table-cell office:value-type="float" office:value="0.131238" calcext:value-type="float">
            <text:p>0.131238</text:p>
          </table:table-cell>
          <table:table-cell office:value-type="float" office:value="1.28641" calcext:value-type="float">
            <text:p>1.28641</text:p>
          </table:table-cell>
          <table:table-cell office:value-type="float" office:value="1.59838" calcext:value-type="float">
            <text:p>1.59838</text:p>
          </table:table-cell>
          <table:table-cell office:value-type="float" office:value="1.19463" calcext:value-type="float">
            <text:p>1.19463</text:p>
          </table:table-cell>
          <table:table-cell office:value-type="float" office:value="0.489898" calcext:value-type="float">
            <text:p>0.489898</text:p>
          </table:table-cell>
          <table:table-cell office:value-type="float" office:value="0.976802" calcext:value-type="float">
            <text:p>0.976802</text:p>
          </table:table-cell>
          <table:table-cell office:value-type="float" office:value="0.966534" calcext:value-type="float">
            <text:p>0.966534</text:p>
          </table:table-cell>
          <table:table-cell office:value-type="float" office:value="0.156997" calcext:value-type="float">
            <text:p>0.156997</text:p>
          </table:table-cell>
          <table:table-cell office:value-type="float" office:value="0.419958" calcext:value-type="float">
            <text:p>0.419958</text:p>
          </table:table-cell>
          <table:table-cell office:value-type="float" office:value="0.766893" calcext:value-type="float">
            <text:p>0.766893</text:p>
          </table:table-cell>
          <table:table-cell office:value-type="float" office:value="0.618646" calcext:value-type="float">
            <text:p>0.618646</text:p>
          </table:table-cell>
          <table:table-cell office:value-type="float" office:value="1.4892" calcext:value-type="float">
            <text:p>1.4892</text:p>
          </table:table-cell>
          <table:table-cell office:value-type="float" office:value="1.55284" calcext:value-type="float">
            <text:p>1.55284</text:p>
          </table:table-cell>
          <table:table-cell office:value-type="float" office:value="0.532279" calcext:value-type="float">
            <text:p>0.532279</text:p>
          </table:table-cell>
          <table:table-cell office:value-type="float" office:value="0.155467" calcext:value-type="float">
            <text:p>0.155467</text:p>
          </table:table-cell>
          <table:table-cell office:value-type="float" office:value="0.574072" calcext:value-type="float">
            <text:p>0.574072</text:p>
          </table:table-cell>
          <table:table-cell office:value-type="float" office:value="0.042011" calcext:value-type="float">
            <text:p>0.042011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481266" calcext:value-type="float">
            <text:p>0.481266</text:p>
          </table:table-cell>
          <table:table-cell table:number-columns-repeated="4"/>
          <table:table-cell table:formula="of:=MIN([.A175:.BL175])" office:value-type="float" office:value="0.042011" calcext:value-type="float">
            <text:p>0.042011</text:p>
          </table:table-cell>
          <table:table-cell table:formula="of:=MAX([.A175:.BL175])" office:value-type="float" office:value="1.75473" calcext:value-type="float">
            <text:p>1.75473</text:p>
          </table:table-cell>
          <table:table-cell table:number-columns-repeated="7"/>
        </table:table-row>
        <table:table-row table:style-name="ro1">
          <table:table-cell office:value-type="float" office:value="0.147756" calcext:value-type="float">
            <text:p>0.147756</text:p>
          </table:table-cell>
          <table:table-cell office:value-type="float" office:value="0.182274" calcext:value-type="float">
            <text:p>0.182274</text:p>
          </table:table-cell>
          <table:table-cell office:value-type="float" office:value="0.186979" calcext:value-type="float">
            <text:p>0.186979</text:p>
          </table:table-cell>
          <table:table-cell office:value-type="float" office:value="0.142681" calcext:value-type="float">
            <text:p>0.142681</text:p>
          </table:table-cell>
          <table:table-cell office:value-type="float" office:value="0.190867" calcext:value-type="float">
            <text:p>0.190867</text:p>
          </table:table-cell>
          <table:table-cell office:value-type="float" office:value="0.409815" calcext:value-type="float">
            <text:p>0.409815</text:p>
          </table:table-cell>
          <table:table-cell office:value-type="float" office:value="0.121865" calcext:value-type="float">
            <text:p>0.121865</text:p>
          </table:table-cell>
          <table:table-cell office:value-type="float" office:value="0.163782" calcext:value-type="float">
            <text:p>0.163782</text:p>
          </table:table-cell>
          <table:table-cell office:value-type="float" office:value="0.134913" calcext:value-type="float">
            <text:p>0.134913</text:p>
          </table:table-cell>
          <table:table-cell office:value-type="float" office:value="0.160076" calcext:value-type="float">
            <text:p>0.160076</text:p>
          </table:table-cell>
          <table:table-cell office:value-type="float" office:value="0.69284" calcext:value-type="float">
            <text:p>0.69284</text:p>
          </table:table-cell>
          <table:table-cell office:value-type="float" office:value="0.16794" calcext:value-type="float">
            <text:p>0.16794</text:p>
          </table:table-cell>
          <table:table-cell office:value-type="float" office:value="0.713967" calcext:value-type="float">
            <text:p>0.713967</text:p>
          </table:table-cell>
          <table:table-cell office:value-type="float" office:value="0.144242" calcext:value-type="float">
            <text:p>0.144242</text:p>
          </table:table-cell>
          <table:table-cell office:value-type="float" office:value="0.662897" calcext:value-type="float">
            <text:p>0.662897</text:p>
          </table:table-cell>
          <table:table-cell office:value-type="float" office:value="0.519116" calcext:value-type="float">
            <text:p>0.519116</text:p>
          </table:table-cell>
          <table:table-cell office:value-type="float" office:value="0.667993" calcext:value-type="float">
            <text:p>0.667993</text:p>
          </table:table-cell>
          <table:table-cell office:value-type="float" office:value="0.474524" calcext:value-type="float">
            <text:p>0.474524</text:p>
          </table:table-cell>
          <table:table-cell office:value-type="float" office:value="0.163054" calcext:value-type="float">
            <text:p>0.163054</text:p>
          </table:table-cell>
          <table:table-cell office:value-type="float" office:value="0.434535" calcext:value-type="float">
            <text:p>0.434535</text:p>
          </table:table-cell>
          <table:table-cell office:value-type="float" office:value="0.631575" calcext:value-type="float">
            <text:p>0.63157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153164" calcext:value-type="float">
            <text:p>0.153164</text:p>
          </table:table-cell>
          <table:table-cell office:value-type="float" office:value="0.325354" calcext:value-type="float">
            <text:p>0.325354</text:p>
          </table:table-cell>
          <table:table-cell office:value-type="float" office:value="1.28625" calcext:value-type="float">
            <text:p>1.28625</text:p>
          </table:table-cell>
          <table:table-cell office:value-type="float" office:value="1.11637" calcext:value-type="float">
            <text:p>1.11637</text:p>
          </table:table-cell>
          <table:table-cell office:value-type="float" office:value="0.585006" calcext:value-type="float">
            <text:p>0.585006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1.04699" calcext:value-type="float">
            <text:p>1.04699</text:p>
          </table:table-cell>
          <table:table-cell office:value-type="float" office:value="0.881801" calcext:value-type="float">
            <text:p>0.881801</text:p>
          </table:table-cell>
          <table:table-cell office:value-type="float" office:value="1.38292" calcext:value-type="float">
            <text:p>1.38292</text:p>
          </table:table-cell>
          <table:table-cell office:value-type="float" office:value="0.155679" calcext:value-type="float">
            <text:p>0.155679</text:p>
          </table:table-cell>
          <table:table-cell office:value-type="float" office:value="0.739203" calcext:value-type="float">
            <text:p>0.739203</text:p>
          </table:table-cell>
          <table:table-cell office:value-type="float" office:value="1.53451" calcext:value-type="float">
            <text:p>1.53451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1.19749" calcext:value-type="float">
            <text:p>1.19749</text:p>
          </table:table-cell>
          <table:table-cell office:value-type="float" office:value="0.157121" calcext:value-type="float">
            <text:p>0.157121</text:p>
          </table:table-cell>
          <table:table-cell office:value-type="float" office:value="0.892331" calcext:value-type="float">
            <text:p>0.892331</text:p>
          </table:table-cell>
          <table:table-cell office:value-type="float" office:value="0.808514" calcext:value-type="float">
            <text:p>0.808514</text:p>
          </table:table-cell>
          <table:table-cell office:value-type="float" office:value="1.49585" calcext:value-type="float">
            <text:p>1.49585</text:p>
          </table:table-cell>
          <table:table-cell office:value-type="float" office:value="1.64235" calcext:value-type="float">
            <text:p>1.64235</text:p>
          </table:table-cell>
          <table:table-cell office:value-type="float" office:value="1.68342" calcext:value-type="float">
            <text:p>1.68342</text:p>
          </table:table-cell>
          <table:table-cell office:value-type="float" office:value="0.131244" calcext:value-type="float">
            <text:p>0.131244</text:p>
          </table:table-cell>
          <table:table-cell office:value-type="float" office:value="0.906419" calcext:value-type="float">
            <text:p>0.906419</text:p>
          </table:table-cell>
          <table:table-cell office:value-type="float" office:value="1.32411" calcext:value-type="float">
            <text:p>1.32411</text:p>
          </table:table-cell>
          <table:table-cell office:value-type="float" office:value="0.839994" calcext:value-type="float">
            <text:p>0.839994</text:p>
          </table:table-cell>
          <table:table-cell office:value-type="float" office:value="0.869647" calcext:value-type="float">
            <text:p>0.869647</text:p>
          </table:table-cell>
          <table:table-cell office:value-type="float" office:value="1.92501" calcext:value-type="float">
            <text:p>1.92501</text:p>
          </table:table-cell>
          <table:table-cell office:value-type="float" office:value="0.139644" calcext:value-type="float">
            <text:p>0.139644</text:p>
          </table:table-cell>
          <table:table-cell office:value-type="float" office:value="0.154627" calcext:value-type="float">
            <text:p>0.154627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248488" calcext:value-type="float">
            <text:p>0.248488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0.300965" calcext:value-type="float">
            <text:p>0.300965</text:p>
          </table:table-cell>
          <table:table-cell office:value-type="float" office:value="1.27938" calcext:value-type="float">
            <text:p>1.27938</text:p>
          </table:table-cell>
          <table:table-cell office:value-type="float" office:value="1.67823" calcext:value-type="float">
            <text:p>1.67823</text:p>
          </table:table-cell>
          <table:table-cell office:value-type="float" office:value="0.0537269" calcext:value-type="float">
            <text:p>0.0537269</text:p>
          </table:table-cell>
          <table:table-cell office:value-type="float" office:value="1.53985" calcext:value-type="float">
            <text:p>1.53985</text:p>
          </table:table-cell>
          <table:table-cell office:value-type="float" office:value="0.163841" calcext:value-type="float">
            <text:p>0.163841</text:p>
          </table:table-cell>
          <table:table-cell office:value-type="float" office:value="0.563565" calcext:value-type="float">
            <text:p>0.563565</text:p>
          </table:table-cell>
          <table:table-cell office:value-type="float" office:value="0.503212" calcext:value-type="float">
            <text:p>0.503212</text:p>
          </table:table-cell>
          <table:table-cell office:value-type="float" office:value="0.253409" calcext:value-type="float">
            <text:p>0.253409</text:p>
          </table:table-cell>
          <table:table-cell office:value-type="float" office:value="0.184564" calcext:value-type="float">
            <text:p>0.184564</text:p>
          </table:table-cell>
          <table:table-cell office:value-type="float" office:value="1.57638" calcext:value-type="float">
            <text:p>1.57638</text:p>
          </table:table-cell>
          <table:table-cell table:number-columns-repeated="4"/>
          <table:table-cell table:formula="of:=MIN([.A176:.BL176])" office:value-type="float" office:value="0.0537269" calcext:value-type="float">
            <text:p>0.0537269</text:p>
          </table:table-cell>
          <table:table-cell table:formula="of:=MAX([.A176:.BL176])" office:value-type="float" office:value="1.92501" calcext:value-type="float">
            <text:p>1.92501</text:p>
          </table:table-cell>
          <table:table-cell table:number-columns-repeated="7"/>
        </table:table-row>
        <table:table-row table:style-name="ro1">
          <table:table-cell office:value-type="float" office:value="0.144831" calcext:value-type="float">
            <text:p>0.144831</text:p>
          </table:table-cell>
          <table:table-cell office:value-type="float" office:value="0.194889" calcext:value-type="float">
            <text:p>0.194889</text:p>
          </table:table-cell>
          <table:table-cell office:value-type="float" office:value="0.133132" calcext:value-type="float">
            <text:p>0.133132</text:p>
          </table:table-cell>
          <table:table-cell office:value-type="float" office:value="0.142192" calcext:value-type="float">
            <text:p>0.142192</text:p>
          </table:table-cell>
          <table:table-cell office:value-type="float" office:value="0.123793" calcext:value-type="float">
            <text:p>0.123793</text:p>
          </table:table-cell>
          <table:table-cell office:value-type="float" office:value="0.192378" calcext:value-type="float">
            <text:p>0.192378</text:p>
          </table:table-cell>
          <table:table-cell office:value-type="float" office:value="0.138631" calcext:value-type="float">
            <text:p>0.138631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0.155699" calcext:value-type="float">
            <text:p>0.155699</text:p>
          </table:table-cell>
          <table:table-cell office:value-type="float" office:value="0.722361" calcext:value-type="float">
            <text:p>0.722361</text:p>
          </table:table-cell>
          <table:table-cell office:value-type="float" office:value="0.144054" calcext:value-type="float">
            <text:p>0.144054</text:p>
          </table:table-cell>
          <table:table-cell office:value-type="float" office:value="0.691198" calcext:value-type="float">
            <text:p>0.691198</text:p>
          </table:table-cell>
          <table:table-cell office:value-type="float" office:value="0.151231" calcext:value-type="float">
            <text:p>0.151231</text:p>
          </table:table-cell>
          <table:table-cell office:value-type="float" office:value="0.645837" calcext:value-type="float">
            <text:p>0.645837</text:p>
          </table:table-cell>
          <table:table-cell office:value-type="float" office:value="0.612239" calcext:value-type="float">
            <text:p>0.612239</text:p>
          </table:table-cell>
          <table:table-cell office:value-type="float" office:value="0.55626" calcext:value-type="float">
            <text:p>0.55626</text:p>
          </table:table-cell>
          <table:table-cell office:value-type="float" office:value="0.454667" calcext:value-type="float">
            <text:p>0.454667</text:p>
          </table:table-cell>
          <table:table-cell office:value-type="float" office:value="0.150063" calcext:value-type="float">
            <text:p>0.150063</text:p>
          </table:table-cell>
          <table:table-cell office:value-type="float" office:value="0.429381" calcext:value-type="float">
            <text:p>0.429381</text:p>
          </table:table-cell>
          <table:table-cell office:value-type="float" office:value="0.429081" calcext:value-type="float">
            <text:p>0.429081</text:p>
          </table:table-cell>
          <table:table-cell office:value-type="float" office:value="0.136501" calcext:value-type="float">
            <text:p>0.136501</text:p>
          </table:table-cell>
          <table:table-cell office:value-type="float" office:value="0.439522" calcext:value-type="float">
            <text:p>0.439522</text:p>
          </table:table-cell>
          <table:table-cell office:value-type="float" office:value="0.144099" calcext:value-type="float">
            <text:p>0.144099</text:p>
          </table:table-cell>
          <table:table-cell office:value-type="float" office:value="0.501139" calcext:value-type="float">
            <text:p>0.501139</text:p>
          </table:table-cell>
          <table:table-cell office:value-type="float" office:value="0.126736" calcext:value-type="float">
            <text:p>0.126736</text:p>
          </table:table-cell>
          <table:table-cell office:value-type="float" office:value="0.552623" calcext:value-type="float">
            <text:p>0.552623</text:p>
          </table:table-cell>
          <table:table-cell office:value-type="float" office:value="0.551878" calcext:value-type="float">
            <text:p>0.551878</text:p>
          </table:table-cell>
          <table:table-cell office:value-type="float" office:value="0.15035" calcext:value-type="float">
            <text:p>0.15035</text:p>
          </table:table-cell>
          <table:table-cell office:value-type="float" office:value="0.56673" calcext:value-type="float">
            <text:p>0.56673</text:p>
          </table:table-cell>
          <table:table-cell office:value-type="float" office:value="1.60612" calcext:value-type="float">
            <text:p>1.60612</text:p>
          </table:table-cell>
          <table:table-cell office:value-type="float" office:value="1.47058" calcext:value-type="float">
            <text:p>1.47058</text:p>
          </table:table-cell>
          <table:table-cell office:value-type="float" office:value="0.505373" calcext:value-type="float">
            <text:p>0.505373</text:p>
          </table:table-cell>
          <table:table-cell office:value-type="float" office:value="1.36837" calcext:value-type="float">
            <text:p>1.36837</text:p>
          </table:table-cell>
          <table:table-cell office:value-type="float" office:value="1.26193" calcext:value-type="float">
            <text:p>1.26193</text:p>
          </table:table-cell>
          <table:table-cell office:value-type="float" office:value="1.12779" calcext:value-type="float">
            <text:p>1.12779</text:p>
          </table:table-cell>
          <table:table-cell office:value-type="float" office:value="0.137226" calcext:value-type="float">
            <text:p>0.137226</text:p>
          </table:table-cell>
          <table:table-cell office:value-type="float" office:value="0.0579071" calcext:value-type="float">
            <text:p>0.0579071</text:p>
          </table:table-cell>
          <table:table-cell office:value-type="float" office:value="1.05947" calcext:value-type="float">
            <text:p>1.05947</text:p>
          </table:table-cell>
          <table:table-cell office:value-type="float" office:value="0.947746" calcext:value-type="float">
            <text:p>0.947746</text:p>
          </table:table-cell>
          <table:table-cell office:value-type="float" office:value="0.866019" calcext:value-type="float">
            <text:p>0.866019</text:p>
          </table:table-cell>
          <table:table-cell office:value-type="float" office:value="0.061873" calcext:value-type="float">
            <text:p>0.061873</text:p>
          </table:table-cell>
          <table:table-cell office:value-type="float" office:value="0.146305" calcext:value-type="float">
            <text:p>0.146305</text:p>
          </table:table-cell>
          <table:table-cell office:value-type="float" office:value="0.0569959" calcext:value-type="float">
            <text:p>0.0569959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691534" calcext:value-type="float">
            <text:p>0.691534</text:p>
          </table:table-cell>
          <table:table-cell office:value-type="float" office:value="0.15968" calcext:value-type="float">
            <text:p>0.15968</text:p>
          </table:table-cell>
          <table:table-cell office:value-type="float" office:value="0.579192" calcext:value-type="float">
            <text:p>0.579192</text:p>
          </table:table-cell>
          <table:table-cell office:value-type="float" office:value="1.79488" calcext:value-type="float">
            <text:p>1.79488</text:p>
          </table:table-cell>
          <table:table-cell office:value-type="float" office:value="1.46594" calcext:value-type="float">
            <text:p>1.46594</text:p>
          </table:table-cell>
          <table:table-cell office:value-type="float" office:value="1.80148" calcext:value-type="float">
            <text:p>1.80148</text:p>
          </table:table-cell>
          <table:table-cell office:value-type="float" office:value="0.914355" calcext:value-type="float">
            <text:p>0.914355</text:p>
          </table:table-cell>
          <table:table-cell office:value-type="float" office:value="1.04355" calcext:value-type="float">
            <text:p>1.04355</text:p>
          </table:table-cell>
          <table:table-cell office:value-type="float" office:value="0.92383" calcext:value-type="float">
            <text:p>0.92383</text:p>
          </table:table-cell>
          <table:table-cell office:value-type="float" office:value="0.807342" calcext:value-type="float">
            <text:p>0.807342</text:p>
          </table:table-cell>
          <table:table-cell office:value-type="float" office:value="0.734021" calcext:value-type="float">
            <text:p>0.734021</text:p>
          </table:table-cell>
          <table:table-cell office:value-type="float" office:value="0.126434" calcext:value-type="float">
            <text:p>0.126434</text:p>
          </table:table-cell>
          <table:table-cell office:value-type="float" office:value="0.0651572" calcext:value-type="float">
            <text:p>0.0651572</text:p>
          </table:table-cell>
          <table:table-cell office:value-type="float" office:value="0.0722079" calcext:value-type="float">
            <text:p>0.0722079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28456" calcext:value-type="float">
            <text:p>0.228456</text:p>
          </table:table-cell>
          <table:table-cell office:value-type="float" office:value="0.271116" calcext:value-type="float">
            <text:p>0.271116</text:p>
          </table:table-cell>
          <table:table-cell office:value-type="float" office:value="0.252106" calcext:value-type="float">
            <text:p>0.252106</text:p>
          </table:table-cell>
          <table:table-cell office:value-type="float" office:value="0.613678" calcext:value-type="float">
            <text:p>0.613678</text:p>
          </table:table-cell>
          <table:table-cell office:value-type="float" office:value="0.568288" calcext:value-type="float">
            <text:p>0.568288</text:p>
          </table:table-cell>
          <table:table-cell table:number-columns-repeated="4"/>
          <table:table-cell table:formula="of:=MIN([.A177:.BL177])" office:value-type="float" office:value="0.0569959" calcext:value-type="float">
            <text:p>0.0569959</text:p>
          </table:table-cell>
          <table:table-cell table:formula="of:=MAX([.A177:.BL177])" office:value-type="float" office:value="1.80148" calcext:value-type="float">
            <text:p>1.80148</text:p>
          </table:table-cell>
          <table:table-cell table:number-columns-repeated="7"/>
        </table:table-row>
        <table:table-row table:style-name="ro1">
          <table:table-cell office:value-type="float" office:value="0.14624" calcext:value-type="float">
            <text:p>0.14624</text:p>
          </table:table-cell>
          <table:table-cell office:value-type="float" office:value="0.186513" calcext:value-type="float">
            <text:p>0.186513</text:p>
          </table:table-cell>
          <table:table-cell office:value-type="float" office:value="0.132169" calcext:value-type="float">
            <text:p>0.132169</text:p>
          </table:table-cell>
          <table:table-cell office:value-type="float" office:value="0.172454" calcext:value-type="float">
            <text:p>0.172454</text:p>
          </table:table-cell>
          <table:table-cell office:value-type="float" office:value="0.372928" calcext:value-type="float">
            <text:p>0.372928</text:p>
          </table:table-cell>
          <table:table-cell office:value-type="float" office:value="0.344039" calcext:value-type="float">
            <text:p>0.344039</text:p>
          </table:table-cell>
          <table:table-cell office:value-type="float" office:value="0.159168" calcext:value-type="float">
            <text:p>0.159168</text:p>
          </table:table-cell>
          <table:table-cell office:value-type="float" office:value="0.30925" calcext:value-type="float">
            <text:p>0.30925</text:p>
          </table:table-cell>
          <table:table-cell office:value-type="float" office:value="0.150009" calcext:value-type="float">
            <text:p>0.150009</text:p>
          </table:table-cell>
          <table:table-cell office:value-type="float" office:value="0.303677" calcext:value-type="float">
            <text:p>0.303677</text:p>
          </table:table-cell>
          <table:table-cell office:value-type="float" office:value="0.117941" calcext:value-type="float">
            <text:p>0.117941</text:p>
          </table:table-cell>
          <table:table-cell office:value-type="float" office:value="0.259543" calcext:value-type="float">
            <text:p>0.259543</text:p>
          </table:table-cell>
          <table:table-cell office:value-type="float" office:value="0.159025" calcext:value-type="float">
            <text:p>0.159025</text:p>
          </table:table-cell>
          <table:table-cell office:value-type="float" office:value="0.269005" calcext:value-type="float">
            <text:p>0.269005</text:p>
          </table:table-cell>
          <table:table-cell office:value-type="float" office:value="0.172127" calcext:value-type="float">
            <text:p>0.172127</text:p>
          </table:table-cell>
          <table:table-cell office:value-type="float" office:value="0.275026" calcext:value-type="float">
            <text:p>0.275026</text:p>
          </table:table-cell>
          <table:table-cell office:value-type="float" office:value="0.279923" calcext:value-type="float">
            <text:p>0.27992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0.174721" calcext:value-type="float">
            <text:p>0.174721</text:p>
          </table:table-cell>
          <table:table-cell office:value-type="float" office:value="0.311318" calcext:value-type="float">
            <text:p>0.311318</text:p>
          </table:table-cell>
          <table:table-cell office:value-type="float" office:value="0.24187" calcext:value-type="float">
            <text:p>0.24187</text:p>
          </table:table-cell>
          <table:table-cell office:value-type="float" office:value="0.249066" calcext:value-type="float">
            <text:p>0.249066</text:p>
          </table:table-cell>
          <table:table-cell office:value-type="float" office:value="0.273258" calcext:value-type="float">
            <text:p>0.273258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1.23374" calcext:value-type="float">
            <text:p>1.23374</text:p>
          </table:table-cell>
          <table:table-cell office:value-type="float" office:value="1.30937" calcext:value-type="float">
            <text:p>1.30937</text:p>
          </table:table-cell>
          <table:table-cell office:value-type="float" office:value="1.18616" calcext:value-type="float">
            <text:p>1.18616</text:p>
          </table:table-cell>
          <table:table-cell office:value-type="float" office:value="0.989851" calcext:value-type="float">
            <text:p>0.989851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1.11319" calcext:value-type="float">
            <text:p>1.11319</text:p>
          </table:table-cell>
          <table:table-cell office:value-type="float" office:value="0.862326" calcext:value-type="float">
            <text:p>0.862326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0.834442" calcext:value-type="float">
            <text:p>0.834442</text:p>
          </table:table-cell>
          <table:table-cell office:value-type="float" office:value="1.46979" calcext:value-type="float">
            <text:p>1.46979</text:p>
          </table:table-cell>
          <table:table-cell office:value-type="float" office:value="0.981185" calcext:value-type="float">
            <text:p>0.981185</text:p>
          </table:table-cell>
          <table:table-cell office:value-type="float" office:value="0.638401" calcext:value-type="float">
            <text:p>0.638401</text:p>
          </table:table-cell>
          <table:table-cell office:value-type="float" office:value="1.70253" calcext:value-type="float">
            <text:p>1.70253</text:p>
          </table:table-cell>
          <table:table-cell office:value-type="float" office:value="0.957891" calcext:value-type="float">
            <text:p>0.957891</text:p>
          </table:table-cell>
          <table:table-cell office:value-type="float" office:value="0.831306" calcext:value-type="float">
            <text:p>0.831306</text:p>
          </table:table-cell>
          <table:table-cell office:value-type="float" office:value="0.672922" calcext:value-type="float">
            <text:p>0.672922</text:p>
          </table:table-cell>
          <table:table-cell office:value-type="float" office:value="1.40133" calcext:value-type="float">
            <text:p>1.40133</text:p>
          </table:table-cell>
          <table:table-cell office:value-type="float" office:value="1.51442" calcext:value-type="float">
            <text:p>1.51442</text:p>
          </table:table-cell>
          <table:table-cell office:value-type="float" office:value="0.614971" calcext:value-type="float">
            <text:p>0.614971</text:p>
          </table:table-cell>
          <table:table-cell office:value-type="float" office:value="0.636277" calcext:value-type="float">
            <text:p>0.636277</text:p>
          </table:table-cell>
          <table:table-cell office:value-type="float" office:value="0.563533" calcext:value-type="float">
            <text:p>0.563533</text:p>
          </table:table-cell>
          <table:table-cell office:value-type="float" office:value="0.160181" calcext:value-type="float">
            <text:p>0.160181</text:p>
          </table:table-cell>
          <table:table-cell office:value-type="float" office:value="0.528671" calcext:value-type="float">
            <text:p>0.528671</text:p>
          </table:table-cell>
          <table:table-cell office:value-type="float" office:value="0.598963" calcext:value-type="float">
            <text:p>0.598963</text:p>
          </table:table-cell>
          <table:table-cell office:value-type="float" office:value="0.584695" calcext:value-type="float">
            <text:p>0.584695</text:p>
          </table:table-cell>
          <table:table-cell office:value-type="float" office:value="0.477524" calcext:value-type="float">
            <text:p>0.477524</text:p>
          </table:table-cell>
          <table:table-cell office:value-type="float" office:value="0.144722" calcext:value-type="float">
            <text:p>0.144722</text:p>
          </table:table-cell>
          <table:table-cell office:value-type="float" office:value="0.582683" calcext:value-type="float">
            <text:p>0.582683</text:p>
          </table:table-cell>
          <table:table-cell office:value-type="float" office:value="1.83349" calcext:value-type="float">
            <text:p>1.83349</text:p>
          </table:table-cell>
          <table:table-cell office:value-type="float" office:value="1.80716" calcext:value-type="float">
            <text:p>1.80716</text:p>
          </table:table-cell>
          <table:table-cell office:value-type="float" office:value="2.03493" calcext:value-type="float">
            <text:p>2.03493</text:p>
          </table:table-cell>
          <table:table-cell office:value-type="float" office:value="0.686691" calcext:value-type="float">
            <text:p>0.686691</text:p>
          </table:table-cell>
          <table:table-cell office:value-type="float" office:value="0.589142" calcext:value-type="float">
            <text:p>0.589142</text:p>
          </table:table-cell>
          <table:table-cell office:value-type="float" office:value="0.838418" calcext:value-type="float">
            <text:p>0.838418</text:p>
          </table:table-cell>
          <table:table-cell office:value-type="float" office:value="1.47323" calcext:value-type="float">
            <text:p>1.47323</text:p>
          </table:table-cell>
          <table:table-cell office:value-type="float" office:value="0.084743" calcext:value-type="float">
            <text:p>0.084743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0.286014" calcext:value-type="float">
            <text:p>0.286014</text:p>
          </table:table-cell>
          <table:table-cell office:value-type="float" office:value="0.0398262" calcext:value-type="float">
            <text:p>0.0398262</text:p>
          </table:table-cell>
          <table:table-cell office:value-type="float" office:value="0.255346" calcext:value-type="float">
            <text:p>0.255346</text:p>
          </table:table-cell>
          <table:table-cell table:number-columns-repeated="4"/>
          <table:table-cell table:formula="of:=MIN([.A178:.BL178])" office:value-type="float" office:value="0.0398262" calcext:value-type="float">
            <text:p>0.0398262</text:p>
          </table:table-cell>
          <table:table-cell table:formula="of:=MAX([.A178:.BL178])" office:value-type="float" office:value="2.03493" calcext:value-type="float">
            <text:p>2.03493</text:p>
          </table:table-cell>
          <table:table-cell table:number-columns-repeated="7"/>
        </table:table-row>
        <table:table-row table:style-name="ro1">
          <table:table-cell office:value-type="float" office:value="0.142128" calcext:value-type="float">
            <text:p>0.142128</text:p>
          </table:table-cell>
          <table:table-cell office:value-type="float" office:value="0.143693" calcext:value-type="float">
            <text:p>0.14369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47136" calcext:value-type="float">
            <text:p>0.147136</text:p>
          </table:table-cell>
          <table:table-cell office:value-type="float" office:value="0.152221" calcext:value-type="float">
            <text:p>0.152221</text:p>
          </table:table-cell>
          <table:table-cell office:value-type="float" office:value="0.137266" calcext:value-type="float">
            <text:p>0.137266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14542" calcext:value-type="float">
            <text:p>0.14542</text:p>
          </table:table-cell>
          <table:table-cell office:value-type="float" office:value="0.130796" calcext:value-type="float">
            <text:p>0.130796</text:p>
          </table:table-cell>
          <table:table-cell office:value-type="float" office:value="0.729812" calcext:value-type="float">
            <text:p>0.729812</text:p>
          </table:table-cell>
          <table:table-cell office:value-type="float" office:value="0.137105" calcext:value-type="float">
            <text:p>0.1371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136777" calcext:value-type="float">
            <text:p>0.136777</text:p>
          </table:table-cell>
          <table:table-cell office:value-type="float" office:value="0.737019" calcext:value-type="float">
            <text:p>0.737019</text:p>
          </table:table-cell>
          <table:table-cell office:value-type="float" office:value="0.721006" calcext:value-type="float">
            <text:p>0.721006</text:p>
          </table:table-cell>
          <table:table-cell office:value-type="float" office:value="0.896216" calcext:value-type="float">
            <text:p>0.896216</text:p>
          </table:table-cell>
          <table:table-cell office:value-type="float" office:value="0.462732" calcext:value-type="float">
            <text:p>0.462732</text:p>
          </table:table-cell>
          <table:table-cell office:value-type="float" office:value="0.140009" calcext:value-type="float">
            <text:p>0.140009</text:p>
          </table:table-cell>
          <table:table-cell office:value-type="float" office:value="0.328949" calcext:value-type="float">
            <text:p>0.328949</text:p>
          </table:table-cell>
          <table:table-cell office:value-type="float" office:value="1.34914" calcext:value-type="float">
            <text:p>1.34914</text:p>
          </table:table-cell>
          <table:table-cell office:value-type="float" office:value="0.170758" calcext:value-type="float">
            <text:p>0.170758</text:p>
          </table:table-cell>
          <table:table-cell office:value-type="float" office:value="0.30986" calcext:value-type="float">
            <text:p>0.30986</text:p>
          </table:table-cell>
          <table:table-cell office:value-type="float" office:value="1.32612" calcext:value-type="float">
            <text:p>1.32612</text:p>
          </table:table-cell>
          <table:table-cell office:value-type="float" office:value="1.47882" calcext:value-type="float">
            <text:p>1.47882</text:p>
          </table:table-cell>
          <table:table-cell office:value-type="float" office:value="1.364" calcext:value-type="float">
            <text:p>1.3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0.475775" calcext:value-type="float">
            <text:p>0.475775</text:p>
          </table:table-cell>
          <table:table-cell office:value-type="float" office:value="0.917731" calcext:value-type="float">
            <text:p>0.917731</text:p>
          </table:table-cell>
          <table:table-cell office:value-type="float" office:value="1.20672" calcext:value-type="float">
            <text:p>1.20672</text:p>
          </table:table-cell>
          <table:table-cell office:value-type="float" office:value="1.08182" calcext:value-type="float">
            <text:p>1.08182</text:p>
          </table:table-cell>
          <table:table-cell office:value-type="float" office:value="0.811363" calcext:value-type="float">
            <text:p>0.811363</text:p>
          </table:table-cell>
          <table:table-cell office:value-type="float" office:value="0.605762" calcext:value-type="float">
            <text:p>0.605762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757159" calcext:value-type="float">
            <text:p>0.757159</text:p>
          </table:table-cell>
          <table:table-cell office:value-type="float" office:value="1.05072" calcext:value-type="float">
            <text:p>1.05072</text:p>
          </table:table-cell>
          <table:table-cell office:value-type="float" office:value="0.914303" calcext:value-type="float">
            <text:p>0.914303</text:p>
          </table:table-cell>
          <table:table-cell office:value-type="float" office:value="0.681428" calcext:value-type="float">
            <text:p>0.681428</text:p>
          </table:table-cell>
          <table:table-cell office:value-type="float" office:value="0.825329" calcext:value-type="float">
            <text:p>0.825329</text:p>
          </table:table-cell>
          <table:table-cell office:value-type="float" office:value="1.55373" calcext:value-type="float">
            <text:p>1.55373</text:p>
          </table:table-cell>
          <table:table-cell office:value-type="float" office:value="1.46171" calcext:value-type="float">
            <text:p>1.46171</text:p>
          </table:table-cell>
          <table:table-cell office:value-type="float" office:value="1.30891" calcext:value-type="float">
            <text:p>1.30891</text:p>
          </table:table-cell>
          <table:table-cell office:value-type="float" office:value="0.745982" calcext:value-type="float">
            <text:p>0.745982</text:p>
          </table:table-cell>
          <table:table-cell office:value-type="float" office:value="0.740878" calcext:value-type="float">
            <text:p>0.740878</text:p>
          </table:table-cell>
          <table:table-cell office:value-type="float" office:value="0.807415" calcext:value-type="float">
            <text:p>0.807415</text:p>
          </table:table-cell>
          <table:table-cell office:value-type="float" office:value="1.9923" calcext:value-type="float">
            <text:p>1.9923</text:p>
          </table:table-cell>
          <table:table-cell office:value-type="float" office:value="0.857176" calcext:value-type="float">
            <text:p>0.857176</text:p>
          </table:table-cell>
          <table:table-cell office:value-type="float" office:value="0.865753" calcext:value-type="float">
            <text:p>0.865753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629573" calcext:value-type="float">
            <text:p>0.629573</text:p>
          </table:table-cell>
          <table:table-cell office:value-type="float" office:value="0.791668" calcext:value-type="float">
            <text:p>0.791668</text:p>
          </table:table-cell>
          <table:table-cell office:value-type="float" office:value="0.950407" calcext:value-type="float">
            <text:p>0.950407</text:p>
          </table:table-cell>
          <table:table-cell office:value-type="float" office:value="1.74632" calcext:value-type="float">
            <text:p>1.74632</text:p>
          </table:table-cell>
          <table:table-cell office:value-type="float" office:value="2.05809" calcext:value-type="float">
            <text:p>2.05809</text:p>
          </table:table-cell>
          <table:table-cell office:value-type="float" office:value="1.21047" calcext:value-type="float">
            <text:p>1.21047</text:p>
          </table:table-cell>
          <table:table-cell office:value-type="float" office:value="2.08995" calcext:value-type="float">
            <text:p>2.08995</text:p>
          </table:table-cell>
          <table:table-cell office:value-type="float" office:value="1.98493" calcext:value-type="float">
            <text:p>1.98493</text:p>
          </table:table-cell>
          <table:table-cell office:value-type="float" office:value="1.98599" calcext:value-type="float">
            <text:p>1.98599</text:p>
          </table:table-cell>
          <table:table-cell office:value-type="float" office:value="1.2734" calcext:value-type="float">
            <text:p>1.2734</text:p>
          </table:table-cell>
          <table:table-cell office:value-type="float" office:value="2.03388" calcext:value-type="float">
            <text:p>2.03388</text:p>
          </table:table-cell>
          <table:table-cell office:value-type="float" office:value="0.699685" calcext:value-type="float">
            <text:p>0.699685</text:p>
          </table:table-cell>
          <table:table-cell office:value-type="float" office:value="0.705878" calcext:value-type="float">
            <text:p>0.705878</text:p>
          </table:table-cell>
          <table:table-cell office:value-type="float" office:value="1.16096" calcext:value-type="float">
            <text:p>1.16096</text:p>
          </table:table-cell>
          <table:table-cell office:value-type="float" office:value="1.02621" calcext:value-type="float">
            <text:p>1.02621</text:p>
          </table:table-cell>
          <table:table-cell office:value-type="float" office:value="0.0784431" calcext:value-type="float">
            <text:p>0.0784431</text:p>
          </table:table-cell>
          <table:table-cell table:number-columns-repeated="4"/>
          <table:table-cell table:formula="of:=MIN([.A179:.BL179])" office:value-type="float" office:value="0.0784431" calcext:value-type="float">
            <text:p>0.0784431</text:p>
          </table:table-cell>
          <table:table-cell table:formula="of:=MAX([.A179:.BL179])" office:value-type="float" office:value="2.08995" calcext:value-type="float">
            <text:p>2.08995</text:p>
          </table:table-cell>
          <table:table-cell table:number-columns-repeated="7"/>
        </table:table-row>
        <table:table-row table:style-name="ro1">
          <table:table-cell office:value-type="float" office:value="0.129169" calcext:value-type="float">
            <text:p>0.129169</text:p>
          </table:table-cell>
          <table:table-cell office:value-type="float" office:value="0.143289" calcext:value-type="float">
            <text:p>0.143289</text:p>
          </table:table-cell>
          <table:table-cell office:value-type="float" office:value="0.186329" calcext:value-type="float">
            <text:p>0.186329</text:p>
          </table:table-cell>
          <table:table-cell office:value-type="float" office:value="0.137097" calcext:value-type="float">
            <text:p>0.137097</text:p>
          </table:table-cell>
          <table:table-cell office:value-type="float" office:value="0.181008" calcext:value-type="float">
            <text:p>0.181008</text:p>
          </table:table-cell>
          <table:table-cell office:value-type="float" office:value="0.127566" calcext:value-type="float">
            <text:p>0.127566</text:p>
          </table:table-cell>
          <table:table-cell office:value-type="float" office:value="0.52296" calcext:value-type="float">
            <text:p>0.52296</text:p>
          </table:table-cell>
          <table:table-cell office:value-type="float" office:value="0.159343" calcext:value-type="float">
            <text:p>0.159343</text:p>
          </table:table-cell>
          <table:table-cell office:value-type="float" office:value="0.172949" calcext:value-type="float">
            <text:p>0.172949</text:p>
          </table:table-cell>
          <table:table-cell office:value-type="float" office:value="0.379419" calcext:value-type="float">
            <text:p>0.379419</text:p>
          </table:table-cell>
          <table:table-cell office:value-type="float" office:value="0.342984" calcext:value-type="float">
            <text:p>0.342984</text:p>
          </table:table-cell>
          <table:table-cell office:value-type="float" office:value="0.150289" calcext:value-type="float">
            <text:p>0.150289</text:p>
          </table:table-cell>
          <table:table-cell office:value-type="float" office:value="0.15542" calcext:value-type="float">
            <text:p>0.15542</text:p>
          </table:table-cell>
          <table:table-cell office:value-type="float" office:value="0.325687" calcext:value-type="float">
            <text:p>0.325687</text:p>
          </table:table-cell>
          <table:table-cell office:value-type="float" office:value="0.158909" calcext:value-type="float">
            <text:p>0.158909</text:p>
          </table:table-cell>
          <table:table-cell office:value-type="float" office:value="0.170781" calcext:value-type="float">
            <text:p>0.170781</text:p>
          </table:table-cell>
          <table:table-cell office:value-type="float" office:value="0.344345" calcext:value-type="float">
            <text:p>0.344345</text:p>
          </table:table-cell>
          <table:table-cell office:value-type="float" office:value="0.355036" calcext:value-type="float">
            <text:p>0.355036</text:p>
          </table:table-cell>
          <table:table-cell office:value-type="float" office:value="0.327899" calcext:value-type="float">
            <text:p>0.327899</text:p>
          </table:table-cell>
          <table:table-cell office:value-type="float" office:value="0.348711" calcext:value-type="float">
            <text:p>0.348711</text:p>
          </table:table-cell>
          <table:table-cell office:value-type="float" office:value="0.183989" calcext:value-type="float">
            <text:p>0.183989</text:p>
          </table:table-cell>
          <table:table-cell office:value-type="float" office:value="0.196354" calcext:value-type="float">
            <text:p>0.196354</text:p>
          </table:table-cell>
          <table:table-cell office:value-type="float" office:value="0.292245" calcext:value-type="float">
            <text:p>0.292245</text:p>
          </table:table-cell>
          <table:table-cell office:value-type="float" office:value="0.130206" calcext:value-type="float">
            <text:p>0.130206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1.21107" calcext:value-type="float">
            <text:p>1.21107</text:p>
          </table:table-cell>
          <table:table-cell office:value-type="float" office:value="0.157279" calcext:value-type="float">
            <text:p>0.157279</text:p>
          </table:table-cell>
          <table:table-cell office:value-type="float" office:value="0.308351" calcext:value-type="float">
            <text:p>0.308351</text:p>
          </table:table-cell>
          <table:table-cell office:value-type="float" office:value="0.256326" calcext:value-type="float">
            <text:p>0.256326</text:p>
          </table:table-cell>
          <table:table-cell office:value-type="float" office:value="0.210347" calcext:value-type="float">
            <text:p>0.210347</text:p>
          </table:table-cell>
          <table:table-cell office:value-type="float" office:value="1.38808" calcext:value-type="float">
            <text:p>1.38808</text:p>
          </table:table-cell>
          <table:table-cell office:value-type="float" office:value="1.46386" calcext:value-type="float">
            <text:p>1.46386</text:p>
          </table:table-cell>
          <table:table-cell office:value-type="float" office:value="0.240007" calcext:value-type="float">
            <text:p>0.240007</text:p>
          </table:table-cell>
          <table:table-cell office:value-type="float" office:value="0.224896" calcext:value-type="float">
            <text:p>0.224896</text:p>
          </table:table-cell>
          <table:table-cell office:value-type="float" office:value="1.34828" calcext:value-type="float">
            <text:p>1.34828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1.23556" calcext:value-type="float">
            <text:p>1.23556</text:p>
          </table:table-cell>
          <table:table-cell office:value-type="float" office:value="0.708874" calcext:value-type="float">
            <text:p>0.708874</text:p>
          </table:table-cell>
          <table:table-cell office:value-type="float" office:value="1.10161" calcext:value-type="float">
            <text:p>1.10161</text:p>
          </table:table-cell>
          <table:table-cell office:value-type="float" office:value="0.579633" calcext:value-type="float">
            <text:p>0.579633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554961" calcext:value-type="float">
            <text:p>0.554961</text:p>
          </table:table-cell>
          <table:table-cell office:value-type="float" office:value="0.863004" calcext:value-type="float">
            <text:p>0.863004</text:p>
          </table:table-cell>
          <table:table-cell office:value-type="float" office:value="0.143331" calcext:value-type="float">
            <text:p>0.143331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1.47604" calcext:value-type="float">
            <text:p>1.47604</text:p>
          </table:table-cell>
          <table:table-cell office:value-type="float" office:value="1.8638" calcext:value-type="float">
            <text:p>1.8638</text:p>
          </table:table-cell>
          <table:table-cell office:value-type="float" office:value="1.93974" calcext:value-type="float">
            <text:p>1.93974</text:p>
          </table:table-cell>
          <table:table-cell office:value-type="float" office:value="1.94225" calcext:value-type="float">
            <text:p>1.94225</text:p>
          </table:table-cell>
          <table:table-cell office:value-type="float" office:value="0.169153" calcext:value-type="float">
            <text:p>0.169153</text:p>
          </table:table-cell>
          <table:table-cell office:value-type="float" office:value="1.7834" calcext:value-type="float">
            <text:p>1.7834</text:p>
          </table:table-cell>
          <table:table-cell office:value-type="float" office:value="1.67865" calcext:value-type="float">
            <text:p>1.67865</text:p>
          </table:table-cell>
          <table:table-cell office:value-type="float" office:value="1.67289" calcext:value-type="float">
            <text:p>1.67289</text:p>
          </table:table-cell>
          <table:table-cell office:value-type="float" office:value="1.37517" calcext:value-type="float">
            <text:p>1.37517</text:p>
          </table:table-cell>
          <table:table-cell office:value-type="float" office:value="0.0520349" calcext:value-type="float">
            <text:p>0.0520349</text:p>
          </table:table-cell>
          <table:table-cell office:value-type="float" office:value="2.11487" calcext:value-type="float">
            <text:p>2.11487</text:p>
          </table:table-cell>
          <table:table-cell office:value-type="float" office:value="1.95449" calcext:value-type="float">
            <text:p>1.95449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0.039686" calcext:value-type="float">
            <text:p>0.039686</text:p>
          </table:table-cell>
          <table:table-cell office:value-type="float" office:value="1.13499" calcext:value-type="float">
            <text:p>1.13499</text:p>
          </table:table-cell>
          <table:table-cell office:value-type="float" office:value="0.186501" calcext:value-type="float">
            <text:p>0.186501</text:p>
          </table:table-cell>
          <table:table-cell office:value-type="float" office:value="1.53834" calcext:value-type="float">
            <text:p>1.53834</text:p>
          </table:table-cell>
          <table:table-cell office:value-type="float" office:value="0.19718" calcext:value-type="float">
            <text:p>0.19718</text:p>
          </table:table-cell>
          <table:table-cell office:value-type="float" office:value="0.476595" calcext:value-type="float">
            <text:p>0.476595</text:p>
          </table:table-cell>
          <table:table-cell table:number-columns-repeated="4"/>
          <table:table-cell table:formula="of:=MIN([.A180:.BL180])" office:value-type="float" office:value="0.039686" calcext:value-type="float">
            <text:p>0.039686</text:p>
          </table:table-cell>
          <table:table-cell table:formula="of:=MAX([.A180:.BL180])" office:value-type="float" office:value="2.11487" calcext:value-type="float">
            <text:p>2.11487</text:p>
          </table:table-cell>
          <table:table-cell table:number-columns-repeated="7"/>
        </table:table-row>
        <table:table-row table:style-name="ro1">
          <table:table-cell office:value-type="float" office:value="0.139227" calcext:value-type="float">
            <text:p>0.139227</text:p>
          </table:table-cell>
          <table:table-cell office:value-type="float" office:value="0.150487" calcext:value-type="float">
            <text:p>0.150487</text:p>
          </table:table-cell>
          <table:table-cell office:value-type="float" office:value="0.156656" calcext:value-type="float">
            <text:p>0.156656</text:p>
          </table:table-cell>
          <table:table-cell office:value-type="float" office:value="0.139937" calcext:value-type="float">
            <text:p>0.139937</text:p>
          </table:table-cell>
          <table:table-cell office:value-type="float" office:value="0.275325" calcext:value-type="float">
            <text:p>0.275325</text:p>
          </table:table-cell>
          <table:table-cell office:value-type="float" office:value="0.140201" calcext:value-type="float">
            <text:p>0.140201</text:p>
          </table:table-cell>
          <table:table-cell office:value-type="float" office:value="0.152604" calcext:value-type="float">
            <text:p>0.152604</text:p>
          </table:table-cell>
          <table:table-cell office:value-type="float" office:value="0.142673" calcext:value-type="float">
            <text:p>0.142673</text:p>
          </table:table-cell>
          <table:table-cell office:value-type="float" office:value="0.141136" calcext:value-type="float">
            <text:p>0.141136</text:p>
          </table:table-cell>
          <table:table-cell office:value-type="float" office:value="0.143765" calcext:value-type="float">
            <text:p>0.143765</text:p>
          </table:table-cell>
          <table:table-cell office:value-type="float" office:value="0.282362" calcext:value-type="float">
            <text:p>0.282362</text:p>
          </table:table-cell>
          <table:table-cell office:value-type="float" office:value="0.124446" calcext:value-type="float">
            <text:p>0.124446</text:p>
          </table:table-cell>
          <table:table-cell office:value-type="float" office:value="0.248649" calcext:value-type="float">
            <text:p>0.24864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.147557" calcext:value-type="float">
            <text:p>0.147557</text:p>
          </table:table-cell>
          <table:table-cell office:value-type="float" office:value="0.148792" calcext:value-type="float">
            <text:p>0.148792</text:p>
          </table:table-cell>
          <table:table-cell office:value-type="float" office:value="0.136829" calcext:value-type="float">
            <text:p>0.136829</text:p>
          </table:table-cell>
          <table:table-cell office:value-type="float" office:value="0.42421" calcext:value-type="float">
            <text:p>0.4242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153479" calcext:value-type="float">
            <text:p>0.153479</text:p>
          </table:table-cell>
          <table:table-cell office:value-type="float" office:value="0.139271" calcext:value-type="float">
            <text:p>0.139271</text:p>
          </table:table-cell>
          <table:table-cell office:value-type="float" office:value="0.145021" calcext:value-type="float">
            <text:p>0.145021</text:p>
          </table:table-cell>
          <table:table-cell office:value-type="float" office:value="1.15358" calcext:value-type="float">
            <text:p>1.15358</text:p>
          </table:table-cell>
          <table:table-cell office:value-type="float" office:value="1.15" calcext:value-type="float">
            <text:p>1.15</text:p>
          </table:table-cell>
          <table:table-cell office:value-type="float" office:value="0.87065" calcext:value-type="float">
            <text:p>0.87065</text:p>
          </table:table-cell>
          <table:table-cell office:value-type="float" office:value="0.592752" calcext:value-type="float">
            <text:p>0.592752</text:p>
          </table:table-cell>
          <table:table-cell office:value-type="float" office:value="0.476578" calcext:value-type="float">
            <text:p>0.476578</text:p>
          </table:table-cell>
          <table:table-cell office:value-type="float" office:value="1.03327" calcext:value-type="float">
            <text:p>1.03327</text:p>
          </table:table-cell>
          <table:table-cell office:value-type="float" office:value="0.90403" calcext:value-type="float">
            <text:p>0.90403</text:p>
          </table:table-cell>
          <table:table-cell office:value-type="float" office:value="0.778461" calcext:value-type="float">
            <text:p>0.778461</text:p>
          </table:table-cell>
          <table:table-cell office:value-type="float" office:value="0.651469" calcext:value-type="float">
            <text:p>0.651469</text:p>
          </table:table-cell>
          <table:table-cell office:value-type="float" office:value="0.761266" calcext:value-type="float">
            <text:p>0.761266</text:p>
          </table:table-cell>
          <table:table-cell office:value-type="float" office:value="0.48915" calcext:value-type="float">
            <text:p>0.48915</text:p>
          </table:table-cell>
          <table:table-cell office:value-type="float" office:value="1.48755" calcext:value-type="float">
            <text:p>1.48755</text:p>
          </table:table-cell>
          <table:table-cell office:value-type="float" office:value="0.322783" calcext:value-type="float">
            <text:p>0.322783</text:p>
          </table:table-cell>
          <table:table-cell office:value-type="float" office:value="0.322402" calcext:value-type="float">
            <text:p>0.322402</text:p>
          </table:table-cell>
          <table:table-cell office:value-type="float" office:value="1.48733" calcext:value-type="float">
            <text:p>1.48733</text:p>
          </table:table-cell>
          <table:table-cell office:value-type="float" office:value="0.154054" calcext:value-type="float">
            <text:p>0.154054</text:p>
          </table:table-cell>
          <table:table-cell office:value-type="float" office:value="1.22283" calcext:value-type="float">
            <text:p>1.22283</text:p>
          </table:table-cell>
          <table:table-cell office:value-type="float" office:value="0.439457" calcext:value-type="float">
            <text:p>0.439457</text:p>
          </table:table-cell>
          <table:table-cell office:value-type="float" office:value="0.142651" calcext:value-type="float">
            <text:p>0.142651</text:p>
          </table:table-cell>
          <table:table-cell office:value-type="float" office:value="0.143517" calcext:value-type="float">
            <text:p>0.143517</text:p>
          </table:table-cell>
          <table:table-cell office:value-type="float" office:value="0.503027" calcext:value-type="float">
            <text:p>0.503027</text:p>
          </table:table-cell>
          <table:table-cell office:value-type="float" office:value="0.580817" calcext:value-type="float">
            <text:p>0.580817</text:p>
          </table:table-cell>
          <table:table-cell office:value-type="float" office:value="0.579229" calcext:value-type="float">
            <text:p>0.579229</text:p>
          </table:table-cell>
          <table:table-cell office:value-type="float" office:value="0.127575" calcext:value-type="float">
            <text:p>0.127575</text:p>
          </table:table-cell>
          <table:table-cell office:value-type="float" office:value="0.0498972" calcext:value-type="float">
            <text:p>0.0498972</text:p>
          </table:table-cell>
          <table:table-cell office:value-type="float" office:value="0.610094" calcext:value-type="float">
            <text:p>0.610094</text:p>
          </table:table-cell>
          <table:table-cell office:value-type="float" office:value="0.597121" calcext:value-type="float">
            <text:p>0.597121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0638609" calcext:value-type="float">
            <text:p>0.0638609</text:p>
          </table:table-cell>
          <table:table-cell office:value-type="float" office:value="1.87346" calcext:value-type="float">
            <text:p>1.87346</text:p>
          </table:table-cell>
          <table:table-cell office:value-type="float" office:value="1.85868" calcext:value-type="float">
            <text:p>1.85868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983995" calcext:value-type="float">
            <text:p>0.983995</text:p>
          </table:table-cell>
          <table:table-cell office:value-type="float" office:value="0.658572" calcext:value-type="float">
            <text:p>0.658572</text:p>
          </table:table-cell>
          <table:table-cell office:value-type="float" office:value="2.00043" calcext:value-type="float">
            <text:p>2.00043</text:p>
          </table:table-cell>
          <table:table-cell office:value-type="float" office:value="0.852945" calcext:value-type="float">
            <text:p>0.852945</text:p>
          </table:table-cell>
          <table:table-cell office:value-type="float" office:value="1.2014" calcext:value-type="float">
            <text:p>1.2014</text:p>
          </table:table-cell>
          <table:table-cell office:value-type="float" office:value="0.114531" calcext:value-type="float">
            <text:p>0.114531</text:p>
          </table:table-cell>
          <table:table-cell office:value-type="float" office:value="0.869369" calcext:value-type="float">
            <text:p>0.869369</text:p>
          </table:table-cell>
          <table:table-cell office:value-type="float" office:value="0.191892" calcext:value-type="float">
            <text:p>0.191892</text:p>
          </table:table-cell>
          <table:table-cell office:value-type="float" office:value="0.912523" calcext:value-type="float">
            <text:p>0.912523</text:p>
          </table:table-cell>
          <table:table-cell office:value-type="float" office:value="0.0998261" calcext:value-type="float">
            <text:p>0.0998261</text:p>
          </table:table-cell>
          <table:table-cell table:number-columns-repeated="4"/>
          <table:table-cell table:formula="of:=MIN([.A181:.BL181])" office:value-type="float" office:value="0.0498972" calcext:value-type="float">
            <text:p>0.0498972</text:p>
          </table:table-cell>
          <table:table-cell table:formula="of:=MAX([.A181:.BL181])" office:value-type="float" office:value="2.00043" calcext:value-type="float">
            <text:p>2.00043</text:p>
          </table:table-cell>
          <table:table-cell table:number-columns-repeated="7"/>
        </table:table-row>
        <table:table-row table:style-name="ro1">
          <table:table-cell office:value-type="float" office:value="0.156567" calcext:value-type="float">
            <text:p>0.156567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46334" calcext:value-type="float">
            <text:p>0.146334</text:p>
          </table:table-cell>
          <table:table-cell office:value-type="float" office:value="0.14838" calcext:value-type="float">
            <text:p>0.14838</text:p>
          </table:table-cell>
          <table:table-cell office:value-type="float" office:value="0.156422" calcext:value-type="float">
            <text:p>0.156422</text:p>
          </table:table-cell>
          <table:table-cell office:value-type="float" office:value="0.133538" calcext:value-type="float">
            <text:p>0.133538</text:p>
          </table:table-cell>
          <table:table-cell office:value-type="float" office:value="0.125798" calcext:value-type="float">
            <text:p>0.125798</text:p>
          </table:table-cell>
          <table:table-cell office:value-type="float" office:value="0.120986" calcext:value-type="float">
            <text:p>0.120986</text:p>
          </table:table-cell>
          <table:table-cell office:value-type="float" office:value="0.121952" calcext:value-type="float">
            <text:p>0.121952</text:p>
          </table:table-cell>
          <table:table-cell office:value-type="float" office:value="0.124397" calcext:value-type="float">
            <text:p>0.124397</text:p>
          </table:table-cell>
          <table:table-cell office:value-type="float" office:value="0.827741" calcext:value-type="float">
            <text:p>0.827741</text:p>
          </table:table-cell>
          <table:table-cell office:value-type="float" office:value="0.671843" calcext:value-type="float">
            <text:p>0.671843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52137" calcext:value-type="float">
            <text:p>0.452137</text:p>
          </table:table-cell>
          <table:table-cell office:value-type="float" office:value="0.587347" calcext:value-type="float">
            <text:p>0.587347</text:p>
          </table:table-cell>
          <table:table-cell office:value-type="float" office:value="0.465819" calcext:value-type="float">
            <text:p>0.465819</text:p>
          </table:table-cell>
          <table:table-cell office:value-type="float" office:value="0.362879" calcext:value-type="float">
            <text:p>0.362879</text:p>
          </table:table-cell>
          <table:table-cell office:value-type="float" office:value="0.312797" calcext:value-type="float">
            <text:p>0.312797</text:p>
          </table:table-cell>
          <table:table-cell office:value-type="float" office:value="0.330607" calcext:value-type="float">
            <text:p>0.330607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0.335332" calcext:value-type="float">
            <text:p>0.335332</text:p>
          </table:table-cell>
          <table:table-cell office:value-type="float" office:value="0.435236" calcext:value-type="float">
            <text:p>0.435236</text:p>
          </table:table-cell>
          <table:table-cell office:value-type="float" office:value="0.450881" calcext:value-type="float">
            <text:p>0.450881</text:p>
          </table:table-cell>
          <table:table-cell office:value-type="float" office:value="0.549865" calcext:value-type="float">
            <text:p>0.549865</text:p>
          </table:table-cell>
          <table:table-cell office:value-type="float" office:value="1.08482" calcext:value-type="float">
            <text:p>1.08482</text:p>
          </table:table-cell>
          <table:table-cell office:value-type="float" office:value="0.978213" calcext:value-type="float">
            <text:p>0.978213</text:p>
          </table:table-cell>
          <table:table-cell office:value-type="float" office:value="0.896716" calcext:value-type="float">
            <text:p>0.896716</text:p>
          </table:table-cell>
          <table:table-cell office:value-type="float" office:value="0.61474" calcext:value-type="float">
            <text:p>0.61474</text:p>
          </table:table-cell>
          <table:table-cell office:value-type="float" office:value="0.472951" calcext:value-type="float">
            <text:p>0.472951</text:p>
          </table:table-cell>
          <table:table-cell office:value-type="float" office:value="0.804157" calcext:value-type="float">
            <text:p>0.804157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0.637438" calcext:value-type="float">
            <text:p>0.637438</text:p>
          </table:table-cell>
          <table:table-cell office:value-type="float" office:value="0.286537" calcext:value-type="float">
            <text:p>0.286537</text:p>
          </table:table-cell>
          <table:table-cell office:value-type="float" office:value="0.638227" calcext:value-type="float">
            <text:p>0.638227</text:p>
          </table:table-cell>
          <table:table-cell office:value-type="float" office:value="0.287239" calcext:value-type="float">
            <text:p>0.287239</text:p>
          </table:table-cell>
          <table:table-cell office:value-type="float" office:value="0.322239" calcext:value-type="float">
            <text:p>0.322239</text:p>
          </table:table-cell>
          <table:table-cell office:value-type="float" office:value="0.610735" calcext:value-type="float">
            <text:p>0.610735</text:p>
          </table:table-cell>
          <table:table-cell office:value-type="float" office:value="1.60265" calcext:value-type="float">
            <text:p>1.60265</text:p>
          </table:table-cell>
          <table:table-cell office:value-type="float" office:value="1.07022" calcext:value-type="float">
            <text:p>1.07022</text:p>
          </table:table-cell>
          <table:table-cell office:value-type="float" office:value="0.409037" calcext:value-type="float">
            <text:p>0.409037</text:p>
          </table:table-cell>
          <table:table-cell office:value-type="float" office:value="0.970941" calcext:value-type="float">
            <text:p>0.970941</text:p>
          </table:table-cell>
          <table:table-cell office:value-type="float" office:value="1.48708" calcext:value-type="float">
            <text:p>1.48708</text:p>
          </table:table-cell>
          <table:table-cell office:value-type="float" office:value="0.646624" calcext:value-type="float">
            <text:p>0.646624</text:p>
          </table:table-cell>
          <table:table-cell office:value-type="float" office:value="1.17464" calcext:value-type="float">
            <text:p>1.17464</text:p>
          </table:table-cell>
          <table:table-cell office:value-type="float" office:value="0.998733" calcext:value-type="float">
            <text:p>0.998733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.65198" calcext:value-type="float">
            <text:p>1.65198</text:p>
          </table:table-cell>
          <table:table-cell office:value-type="float" office:value="1.06552" calcext:value-type="float">
            <text:p>1.06552</text:p>
          </table:table-cell>
          <table:table-cell office:value-type="float" office:value="1.69112" calcext:value-type="float">
            <text:p>1.69112</text:p>
          </table:table-cell>
          <table:table-cell office:value-type="float" office:value="1.85962" calcext:value-type="float">
            <text:p>1.85962</text:p>
          </table:table-cell>
          <table:table-cell office:value-type="float" office:value="1.71532" calcext:value-type="float">
            <text:p>1.71532</text:p>
          </table:table-cell>
          <table:table-cell office:value-type="float" office:value="1.71497" calcext:value-type="float">
            <text:p>1.71497</text:p>
          </table:table-cell>
          <table:table-cell office:value-type="float" office:value="0.562632" calcext:value-type="float">
            <text:p>0.562632</text:p>
          </table:table-cell>
          <table:table-cell office:value-type="float" office:value="0.054285" calcext:value-type="float">
            <text:p>0.054285</text:p>
          </table:table-cell>
          <table:table-cell office:value-type="float" office:value="0.610952" calcext:value-type="float">
            <text:p>0.610952</text:p>
          </table:table-cell>
          <table:table-cell office:value-type="float" office:value="0.643958" calcext:value-type="float">
            <text:p>0.643958</text:p>
          </table:table-cell>
          <table:table-cell office:value-type="float" office:value="0.0530829" calcext:value-type="float">
            <text:p>0.0530829</text:p>
          </table:table-cell>
          <table:table-cell office:value-type="float" office:value="0.0766652" calcext:value-type="float">
            <text:p>0.0766652</text:p>
          </table:table-cell>
          <table:table-cell office:value-type="float" office:value="0.053761" calcext:value-type="float">
            <text:p>0.053761</text:p>
          </table:table-cell>
          <table:table-cell office:value-type="float" office:value="1.37467" calcext:value-type="float">
            <text:p>1.37467</text:p>
          </table:table-cell>
          <table:table-cell office:value-type="float" office:value="1.19877" calcext:value-type="float">
            <text:p>1.19877</text:p>
          </table:table-cell>
          <table:table-cell office:value-type="float" office:value="0.962266" calcext:value-type="float">
            <text:p>0.962266</text:p>
          </table:table-cell>
          <table:table-cell office:value-type="float" office:value="1.08243" calcext:value-type="float">
            <text:p>1.08243</text:p>
          </table:table-cell>
          <table:table-cell table:number-columns-repeated="4"/>
          <table:table-cell table:formula="of:=MIN([.A182:.BL182])" office:value-type="float" office:value="0.0530829" calcext:value-type="float">
            <text:p>0.0530829</text:p>
          </table:table-cell>
          <table:table-cell table:formula="of:=MAX([.A182:.BL182])" office:value-type="float" office:value="1.85962" calcext:value-type="float">
            <text:p>1.85962</text:p>
          </table:table-cell>
          <table:table-cell table:number-columns-repeated="7"/>
        </table:table-row>
        <table:table-row table:style-name="ro1">
          <table:table-cell office:value-type="float" office:value="0.11368" calcext:value-type="float">
            <text:p>0.11368</text:p>
          </table:table-cell>
          <table:table-cell office:value-type="float" office:value="0.143019" calcext:value-type="float">
            <text:p>0.143019</text:p>
          </table:table-cell>
          <table:table-cell office:value-type="float" office:value="0.163767" calcext:value-type="float">
            <text:p>0.163767</text:p>
          </table:table-cell>
          <table:table-cell office:value-type="float" office:value="0.130971" calcext:value-type="float">
            <text:p>0.130971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62523" calcext:value-type="float">
            <text:p>0.162523</text:p>
          </table:table-cell>
          <table:table-cell office:value-type="float" office:value="0.114983" calcext:value-type="float">
            <text:p>0.114983</text:p>
          </table:table-cell>
          <table:table-cell office:value-type="float" office:value="0.154562" calcext:value-type="float">
            <text:p>0.154562</text:p>
          </table:table-cell>
          <table:table-cell office:value-type="float" office:value="0.480427" calcext:value-type="float">
            <text:p>0.480427</text:p>
          </table:table-cell>
          <table:table-cell office:value-type="float" office:value="0.461602" calcext:value-type="float">
            <text:p>0.461602</text:p>
          </table:table-cell>
          <table:table-cell office:value-type="float" office:value="0.458737" calcext:value-type="float">
            <text:p>0.458737</text:p>
          </table:table-cell>
          <table:table-cell office:value-type="float" office:value="0.159917" calcext:value-type="float">
            <text:p>0.159917</text:p>
          </table:table-cell>
          <table:table-cell office:value-type="float" office:value="0.138209" calcext:value-type="float">
            <text:p>0.138209</text:p>
          </table:table-cell>
          <table:table-cell office:value-type="float" office:value="0.461858" calcext:value-type="float">
            <text:p>0.461858</text:p>
          </table:table-cell>
          <table:table-cell office:value-type="float" office:value="0.348282" calcext:value-type="float">
            <text:p>0.348282</text:p>
          </table:table-cell>
          <table:table-cell office:value-type="float" office:value="0.748932" calcext:value-type="float">
            <text:p>0.748932</text:p>
          </table:table-cell>
          <table:table-cell office:value-type="float" office:value="0.152215" calcext:value-type="float">
            <text:p>0.152215</text:p>
          </table:table-cell>
          <table:table-cell office:value-type="float" office:value="0.628698" calcext:value-type="float">
            <text:p>0.628698</text:p>
          </table:table-cell>
          <table:table-cell office:value-type="float" office:value="0.311276" calcext:value-type="float">
            <text:p>0.311276</text:p>
          </table:table-cell>
          <table:table-cell office:value-type="float" office:value="0.596255" calcext:value-type="float">
            <text:p>0.596255</text:p>
          </table:table-cell>
          <table:table-cell office:value-type="float" office:value="0.136466" calcext:value-type="float">
            <text:p>0.136466</text:p>
          </table:table-cell>
          <table:table-cell office:value-type="float" office:value="0.297366" calcext:value-type="float">
            <text:p>0.297366</text:p>
          </table:table-cell>
          <table:table-cell office:value-type="float" office:value="0.589052" calcext:value-type="float">
            <text:p>0.589052</text:p>
          </table:table-cell>
          <table:table-cell office:value-type="float" office:value="0.135616" calcext:value-type="float">
            <text:p>0.135616</text:p>
          </table:table-cell>
          <table:table-cell office:value-type="float" office:value="0.486336" calcext:value-type="float">
            <text:p>0.486336</text:p>
          </table:table-cell>
          <table:table-cell office:value-type="float" office:value="0.178248" calcext:value-type="float">
            <text:p>0.178248</text:p>
          </table:table-cell>
          <table:table-cell office:value-type="float" office:value="0.379771" calcext:value-type="float">
            <text:p>0.379771</text:p>
          </table:table-cell>
          <table:table-cell office:value-type="float" office:value="0.379228" calcext:value-type="float">
            <text:p>0.379228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1.02447" calcext:value-type="float">
            <text:p>1.02447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1414" calcext:value-type="float">
            <text:p>1.1414</text:p>
          </table:table-cell>
          <table:table-cell office:value-type="float" office:value="0.163781" calcext:value-type="float">
            <text:p>0.163781</text:p>
          </table:table-cell>
          <table:table-cell office:value-type="float" office:value="0.148678" calcext:value-type="float">
            <text:p>0.148678</text:p>
          </table:table-cell>
          <table:table-cell office:value-type="float" office:value="0.585874" calcext:value-type="float">
            <text:p>0.585874</text:p>
          </table:table-cell>
          <table:table-cell office:value-type="float" office:value="0.192725" calcext:value-type="float">
            <text:p>0.192725</text:p>
          </table:table-cell>
          <table:table-cell office:value-type="float" office:value="1.22468" calcext:value-type="float">
            <text:p>1.22468</text:p>
          </table:table-cell>
          <table:table-cell office:value-type="float" office:value="0.974598" calcext:value-type="float">
            <text:p>0.974598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973339" calcext:value-type="float">
            <text:p>0.973339</text:p>
          </table:table-cell>
          <table:table-cell office:value-type="float" office:value="0.539848" calcext:value-type="float">
            <text:p>0.539848</text:p>
          </table:table-cell>
          <table:table-cell office:value-type="float" office:value="0.150567" calcext:value-type="float">
            <text:p>0.150567</text:p>
          </table:table-cell>
          <table:table-cell office:value-type="float" office:value="0.0798969" calcext:value-type="float">
            <text:p>0.0798969</text:p>
          </table:table-cell>
          <table:table-cell office:value-type="float" office:value="0.0818949" calcext:value-type="float">
            <text:p>0.0818949</text:p>
          </table:table-cell>
          <table:table-cell office:value-type="float" office:value="0.0743921" calcext:value-type="float">
            <text:p>0.0743921</text:p>
          </table:table-cell>
          <table:table-cell office:value-type="float" office:value="0.0614419" calcext:value-type="float">
            <text:p>0.0614419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0.38326" calcext:value-type="float">
            <text:p>0.38326</text:p>
          </table:table-cell>
          <table:table-cell office:value-type="float" office:value="0.364126" calcext:value-type="float">
            <text:p>0.364126</text:p>
          </table:table-cell>
          <table:table-cell office:value-type="float" office:value="0.758822" calcext:value-type="float">
            <text:p>0.758822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461446" calcext:value-type="float">
            <text:p>0.461446</text:p>
          </table:table-cell>
          <table:table-cell office:value-type="float" office:value="0.422005" calcext:value-type="float">
            <text:p>0.422005</text:p>
          </table:table-cell>
          <table:table-cell office:value-type="float" office:value="0.703375" calcext:value-type="float">
            <text:p>0.703375</text:p>
          </table:table-cell>
          <table:table-cell office:value-type="float" office:value="0.878772" calcext:value-type="float">
            <text:p>0.878772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0.160818" calcext:value-type="float">
            <text:p>0.160818</text:p>
          </table:table-cell>
          <table:table-cell office:value-type="float" office:value="0.184056" calcext:value-type="float">
            <text:p>0.184056</text:p>
          </table:table-cell>
          <table:table-cell office:value-type="float" office:value="0.459901" calcext:value-type="float">
            <text:p>0.459901</text:p>
          </table:table-cell>
          <table:table-cell office:value-type="float" office:value="1.97359" calcext:value-type="float">
            <text:p>1.97359</text:p>
          </table:table-cell>
          <table:table-cell office:value-type="float" office:value="0.410132" calcext:value-type="float">
            <text:p>0.410132</text:p>
          </table:table-cell>
          <table:table-cell office:value-type="float" office:value="0.0950758" calcext:value-type="float">
            <text:p>0.0950758</text:p>
          </table:table-cell>
          <table:table-cell office:value-type="float" office:value="0.295321" calcext:value-type="float">
            <text:p>0.295321</text:p>
          </table:table-cell>
          <table:table-cell table:number-columns-repeated="4"/>
          <table:table-cell table:formula="of:=MIN([.A183:.BL183])" office:value-type="float" office:value="0.0614419" calcext:value-type="float">
            <text:p>0.0614419</text:p>
          </table:table-cell>
          <table:table-cell table:formula="of:=MAX([.A183:.BL183])" office:value-type="float" office:value="1.97359" calcext:value-type="float">
            <text:p>1.97359</text:p>
          </table:table-cell>
          <table:table-cell table:number-columns-repeated="7"/>
        </table:table-row>
        <table:table-row table:style-name="ro1">
          <table:table-cell office:value-type="float" office:value="0.132152" calcext:value-type="float">
            <text:p>0.132152</text:p>
          </table:table-cell>
          <table:table-cell office:value-type="float" office:value="0.154241" calcext:value-type="float">
            <text:p>0.154241</text:p>
          </table:table-cell>
          <table:table-cell office:value-type="float" office:value="0.165219" calcext:value-type="float">
            <text:p>0.165219</text:p>
          </table:table-cell>
          <table:table-cell office:value-type="float" office:value="0.142716" calcext:value-type="float">
            <text:p>0.142716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0.147526" calcext:value-type="float">
            <text:p>0.147526</text:p>
          </table:table-cell>
          <table:table-cell office:value-type="float" office:value="0.147929" calcext:value-type="float">
            <text:p>0.147929</text:p>
          </table:table-cell>
          <table:table-cell office:value-type="float" office:value="0.488699" calcext:value-type="float">
            <text:p>0.488699</text:p>
          </table:table-cell>
          <table:table-cell office:value-type="float" office:value="0.158063" calcext:value-type="float">
            <text:p>0.158063</text:p>
          </table:table-cell>
          <table:table-cell office:value-type="float" office:value="0.158672" calcext:value-type="float">
            <text:p>0.158672</text:p>
          </table:table-cell>
          <table:table-cell office:value-type="float" office:value="0.329489" calcext:value-type="float">
            <text:p>0.329489</text:p>
          </table:table-cell>
          <table:table-cell office:value-type="float" office:value="0.121047" calcext:value-type="float">
            <text:p>0.121047</text:p>
          </table:table-cell>
          <table:table-cell office:value-type="float" office:value="0.14263" calcext:value-type="float">
            <text:p>0.14263</text:p>
          </table:table-cell>
          <table:table-cell office:value-type="float" office:value="0.152679" calcext:value-type="float">
            <text:p>0.152679</text:p>
          </table:table-cell>
          <table:table-cell office:value-type="float" office:value="0.163468" calcext:value-type="float">
            <text:p>0.163468</text:p>
          </table:table-cell>
          <table:table-cell office:value-type="float" office:value="0.147349" calcext:value-type="float">
            <text:p>0.147349</text:p>
          </table:table-cell>
          <table:table-cell office:value-type="float" office:value="0.169788" calcext:value-type="float">
            <text:p>0.169788</text:p>
          </table:table-cell>
          <table:table-cell office:value-type="float" office:value="0.184063" calcext:value-type="float">
            <text:p>0.184063</text:p>
          </table:table-cell>
          <table:table-cell office:value-type="float" office:value="0.137868" calcext:value-type="float">
            <text:p>0.137868</text:p>
          </table:table-cell>
          <table:table-cell office:value-type="float" office:value="0.274201" calcext:value-type="float">
            <text:p>0.274201</text:p>
          </table:table-cell>
          <table:table-cell office:value-type="float" office:value="0.270216" calcext:value-type="float">
            <text:p>0.270216</text:p>
          </table:table-cell>
          <table:table-cell office:value-type="float" office:value="0.154528" calcext:value-type="float">
            <text:p>0.154528</text:p>
          </table:table-cell>
          <table:table-cell office:value-type="float" office:value="0.164263" calcext:value-type="float">
            <text:p>0.164263</text:p>
          </table:table-cell>
          <table:table-cell office:value-type="float" office:value="0.188413" calcext:value-type="float">
            <text:p>0.188413</text:p>
          </table:table-cell>
          <table:table-cell office:value-type="float" office:value="0.171272" calcext:value-type="float">
            <text:p>0.171272</text:p>
          </table:table-cell>
          <table:table-cell office:value-type="float" office:value="0.145492" calcext:value-type="float">
            <text:p>0.145492</text:p>
          </table:table-cell>
          <table:table-cell office:value-type="float" office:value="0.160186" calcext:value-type="float">
            <text:p>0.160186</text:p>
          </table:table-cell>
          <table:table-cell office:value-type="float" office:value="0.153564" calcext:value-type="float">
            <text:p>0.153564</text:p>
          </table:table-cell>
          <table:table-cell office:value-type="float" office:value="0.139767" calcext:value-type="float">
            <text:p>0.139767</text:p>
          </table:table-cell>
          <table:table-cell office:value-type="float" office:value="0.151557" calcext:value-type="float">
            <text:p>0.151557</text:p>
          </table:table-cell>
          <table:table-cell office:value-type="float" office:value="1.29216" calcext:value-type="float">
            <text:p>1.29216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165351" calcext:value-type="float">
            <text:p>0.165351</text:p>
          </table:table-cell>
          <table:table-cell office:value-type="float" office:value="1.58133" calcext:value-type="float">
            <text:p>1.58133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1.43354" calcext:value-type="float">
            <text:p>1.43354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53014" calcext:value-type="float">
            <text:p>1.53014</text:p>
          </table:table-cell>
          <table:table-cell office:value-type="float" office:value="1.70291" calcext:value-type="float">
            <text:p>1.70291</text:p>
          </table:table-cell>
          <table:table-cell office:value-type="float" office:value="1.76235" calcext:value-type="float">
            <text:p>1.76235</text:p>
          </table:table-cell>
          <table:table-cell office:value-type="float" office:value="1.43901" calcext:value-type="float">
            <text:p>1.43901</text:p>
          </table:table-cell>
          <table:table-cell office:value-type="float" office:value="1.13839" calcext:value-type="float">
            <text:p>1.13839</text:p>
          </table:table-cell>
          <table:table-cell office:value-type="float" office:value="0.844581" calcext:value-type="float">
            <text:p>0.844581</text:p>
          </table:table-cell>
          <table:table-cell office:value-type="float" office:value="0.147009" calcext:value-type="float">
            <text:p>0.147009</text:p>
          </table:table-cell>
          <table:table-cell office:value-type="float" office:value="1.88243" calcext:value-type="float">
            <text:p>1.88243</text:p>
          </table:table-cell>
          <table:table-cell office:value-type="float" office:value="1.85411" calcext:value-type="float">
            <text:p>1.85411</text:p>
          </table:table-cell>
          <table:table-cell office:value-type="float" office:value="1.54105" calcext:value-type="float">
            <text:p>1.54105</text:p>
          </table:table-cell>
          <table:table-cell office:value-type="float" office:value="1.54807" calcext:value-type="float">
            <text:p>1.54807</text:p>
          </table:table-cell>
          <table:table-cell office:value-type="float" office:value="1.95615" calcext:value-type="float">
            <text:p>1.95615</text:p>
          </table:table-cell>
          <table:table-cell office:value-type="float" office:value="1.54074" calcext:value-type="float">
            <text:p>1.54074</text:p>
          </table:table-cell>
          <table:table-cell office:value-type="float" office:value="0.144955" calcext:value-type="float">
            <text:p>0.144955</text:p>
          </table:table-cell>
          <table:table-cell office:value-type="float" office:value="1.072" calcext:value-type="float">
            <text:p>1.072</text:p>
          </table:table-cell>
          <table:table-cell office:value-type="float" office:value="1.2354" calcext:value-type="float">
            <text:p>1.2354</text:p>
          </table:table-cell>
          <table:table-cell office:value-type="float" office:value="1.38766" calcext:value-type="float">
            <text:p>1.38766</text:p>
          </table:table-cell>
          <table:table-cell office:value-type="float" office:value="1.18286" calcext:value-type="float">
            <text:p>1.18286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56268" calcext:value-type="float">
            <text:p>1.56268</text:p>
          </table:table-cell>
          <table:table-cell office:value-type="float" office:value="0.143393" calcext:value-type="float">
            <text:p>0.143393</text:p>
          </table:table-cell>
          <table:table-cell office:value-type="float" office:value="0.196666" calcext:value-type="float">
            <text:p>0.196666</text:p>
          </table:table-cell>
          <table:table-cell office:value-type="float" office:value="1.72095" calcext:value-type="float">
            <text:p>1.72095</text:p>
          </table:table-cell>
          <table:table-cell office:value-type="float" office:value="1.2264" calcext:value-type="float">
            <text:p>1.2264</text:p>
          </table:table-cell>
          <table:table-cell office:value-type="float" office:value="0.0440521" calcext:value-type="float">
            <text:p>0.0440521</text:p>
          </table:table-cell>
          <table:table-cell office:value-type="float" office:value="0.0539129" calcext:value-type="float">
            <text:p>0.0539129</text:p>
          </table:table-cell>
          <table:table-cell table:number-columns-repeated="4"/>
          <table:table-cell table:formula="of:=MIN([.A184:.BL184])" office:value-type="float" office:value="0.0440521" calcext:value-type="float">
            <text:p>0.0440521</text:p>
          </table:table-cell>
          <table:table-cell table:formula="of:=MAX([.A184:.BL184])" office:value-type="float" office:value="1.95615" calcext:value-type="float">
            <text:p>1.95615</text:p>
          </table:table-cell>
          <table:table-cell table:number-columns-repeated="7"/>
        </table:table-row>
        <table:table-row table:style-name="ro1">
          <table:table-cell office:value-type="float" office:value="0.067765" calcext:value-type="float">
            <text:p>0.067765</text:p>
          </table:table-cell>
          <table:table-cell office:value-type="float" office:value="0.0632949" calcext:value-type="float">
            <text:p>0.0632949</text:p>
          </table:table-cell>
          <table:table-cell office:value-type="float" office:value="0.0468018" calcext:value-type="float">
            <text:p>0.0468018</text:p>
          </table:table-cell>
          <table:table-cell office:value-type="float" office:value="0.0676992" calcext:value-type="float">
            <text:p>0.0676992</text:p>
          </table:table-cell>
          <table:table-cell office:value-type="float" office:value="0.066438" calcext:value-type="float">
            <text:p>0.066438</text:p>
          </table:table-cell>
          <table:table-cell office:value-type="float" office:value="0.0718319" calcext:value-type="float">
            <text:p>0.0718319</text:p>
          </table:table-cell>
          <table:table-cell office:value-type="float" office:value="0.069417" calcext:value-type="float">
            <text:p>0.069417</text:p>
          </table:table-cell>
          <table:table-cell office:value-type="float" office:value="0.064544" calcext:value-type="float">
            <text:p>0.064544</text:p>
          </table:table-cell>
          <table:table-cell office:value-type="float" office:value="0.0669508" calcext:value-type="float">
            <text:p>0.0669508</text:p>
          </table:table-cell>
          <table:table-cell office:value-type="float" office:value="0.070209" calcext:value-type="float">
            <text:p>0.070209</text:p>
          </table:table-cell>
          <table:table-cell office:value-type="float" office:value="0.066782" calcext:value-type="float">
            <text:p>0.066782</text:p>
          </table:table-cell>
          <table:table-cell office:value-type="float" office:value="0.0665781" calcext:value-type="float">
            <text:p>0.0665781</text:p>
          </table:table-cell>
          <table:table-cell office:value-type="float" office:value="0.0685329" calcext:value-type="float">
            <text:p>0.0685329</text:p>
          </table:table-cell>
          <table:table-cell office:value-type="float" office:value="0.065222" calcext:value-type="float">
            <text:p>0.065222</text:p>
          </table:table-cell>
          <table:table-cell office:value-type="float" office:value="0.780163" calcext:value-type="float">
            <text:p>0.780163</text:p>
          </table:table-cell>
          <table:table-cell office:value-type="float" office:value="0.750119" calcext:value-type="float">
            <text:p>0.750119</text:p>
          </table:table-cell>
          <table:table-cell office:value-type="float" office:value="0.719364" calcext:value-type="float">
            <text:p>0.719364</text:p>
          </table:table-cell>
          <table:table-cell office:value-type="float" office:value="0.675211" calcext:value-type="float">
            <text:p>0.675211</text:p>
          </table:table-cell>
          <table:table-cell office:value-type="float" office:value="0.641918" calcext:value-type="float">
            <text:p>0.641918</text:p>
          </table:table-cell>
          <table:table-cell office:value-type="float" office:value="0.601316" calcext:value-type="float">
            <text:p>0.601316</text:p>
          </table:table-cell>
          <table:table-cell office:value-type="float" office:value="0.563277" calcext:value-type="float">
            <text:p>0.563277</text:p>
          </table:table-cell>
          <table:table-cell office:value-type="float" office:value="0.521796" calcext:value-type="float">
            <text:p>0.521796</text:p>
          </table:table-cell>
          <table:table-cell office:value-type="float" office:value="0.48266" calcext:value-type="float">
            <text:p>0.48266</text:p>
          </table:table-cell>
          <table:table-cell office:value-type="float" office:value="0.45127" calcext:value-type="float">
            <text:p>0.45127</text:p>
          </table:table-cell>
          <table:table-cell office:value-type="float" office:value="0.418256" calcext:value-type="float">
            <text:p>0.418256</text:p>
          </table:table-cell>
          <table:table-cell office:value-type="float" office:value="0.404773" calcext:value-type="float">
            <text:p>0.404773</text:p>
          </table:table-cell>
          <table:table-cell office:value-type="float" office:value="0.405667" calcext:value-type="float">
            <text:p>0.405667</text:p>
          </table:table-cell>
          <table:table-cell office:value-type="float" office:value="0.41191" calcext:value-type="float">
            <text:p>0.41191</text:p>
          </table:table-cell>
          <table:table-cell office:value-type="float" office:value="0.427421" calcext:value-type="float">
            <text:p>0.427421</text:p>
          </table:table-cell>
          <table:table-cell office:value-type="float" office:value="0.438697" calcext:value-type="float">
            <text:p>0.438697</text:p>
          </table:table-cell>
          <table:table-cell office:value-type="float" office:value="0.455829" calcext:value-type="float">
            <text:p>0.455829</text:p>
          </table:table-cell>
          <table:table-cell office:value-type="float" office:value="0.484423" calcext:value-type="float">
            <text:p>0.484423</text:p>
          </table:table-cell>
          <table:table-cell office:value-type="float" office:value="1.26735" calcext:value-type="float">
            <text:p>1.26735</text:p>
          </table:table-cell>
          <table:table-cell office:value-type="float" office:value="0.503779" calcext:value-type="float">
            <text:p>0.503779</text:p>
          </table:table-cell>
          <table:table-cell office:value-type="float" office:value="0.527481" calcext:value-type="float">
            <text:p>0.527481</text:p>
          </table:table-cell>
          <table:table-cell office:value-type="float" office:value="1.74148" calcext:value-type="float">
            <text:p>1.74148</text:p>
          </table:table-cell>
          <table:table-cell office:value-type="float" office:value="0.543163" calcext:value-type="float">
            <text:p>0.543163</text:p>
          </table:table-cell>
          <table:table-cell office:value-type="float" office:value="1.65645" calcext:value-type="float">
            <text:p>1.65645</text:p>
          </table:table-cell>
          <table:table-cell office:value-type="float" office:value="0.555154" calcext:value-type="float">
            <text:p>0.555154</text:p>
          </table:table-cell>
          <table:table-cell office:value-type="float" office:value="1.56034" calcext:value-type="float">
            <text:p>1.56034</text:p>
          </table:table-cell>
          <table:table-cell office:value-type="float" office:value="1.82539" calcext:value-type="float">
            <text:p>1.82539</text:p>
          </table:table-cell>
          <table:table-cell office:value-type="float" office:value="1.51414" calcext:value-type="float">
            <text:p>1.51414</text:p>
          </table:table-cell>
          <table:table-cell office:value-type="float" office:value="0.552744" calcext:value-type="float">
            <text:p>0.552744</text:p>
          </table:table-cell>
          <table:table-cell office:value-type="float" office:value="1.34295" calcext:value-type="float">
            <text:p>1.34295</text:p>
          </table:table-cell>
          <table:table-cell office:value-type="float" office:value="0.545203" calcext:value-type="float">
            <text:p>0.545203</text:p>
          </table:table-cell>
          <table:table-cell office:value-type="float" office:value="0.534968" calcext:value-type="float">
            <text:p>0.534968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0.799162" calcext:value-type="float">
            <text:p>0.799162</text:p>
          </table:table-cell>
          <table:table-cell office:value-type="float" office:value="1.37783" calcext:value-type="float">
            <text:p>1.37783</text:p>
          </table:table-cell>
          <table:table-cell office:value-type="float" office:value="1.58411" calcext:value-type="float">
            <text:p>1.58411</text:p>
          </table:table-cell>
          <table:table-cell office:value-type="float" office:value="0.749068" calcext:value-type="float">
            <text:p>0.749068</text:p>
          </table:table-cell>
          <table:table-cell office:value-type="float" office:value="0.727922" calcext:value-type="float">
            <text:p>0.727922</text:p>
          </table:table-cell>
          <table:table-cell office:value-type="float" office:value="1.94451" calcext:value-type="float">
            <text:p>1.94451</text:p>
          </table:table-cell>
          <table:table-cell office:value-type="float" office:value="1.84049" calcext:value-type="float">
            <text:p>1.84049</text:p>
          </table:table-cell>
          <table:table-cell office:value-type="float" office:value="1.24988" calcext:value-type="float">
            <text:p>1.24988</text:p>
          </table:table-cell>
          <table:table-cell office:value-type="float" office:value="1.2015" calcext:value-type="float">
            <text:p>1.2015</text:p>
          </table:table-cell>
          <table:table-cell office:value-type="float" office:value="1.99189" calcext:value-type="float">
            <text:p>1.99189</text:p>
          </table:table-cell>
          <table:table-cell office:value-type="float" office:value="2.00163" calcext:value-type="float">
            <text:p>2.00163</text:p>
          </table:table-cell>
          <table:table-cell office:value-type="float" office:value="1.61947" calcext:value-type="float">
            <text:p>1.61947</text:p>
          </table:table-cell>
          <table:table-cell office:value-type="float" office:value="1.41875" calcext:value-type="float">
            <text:p>1.41875</text:p>
          </table:table-cell>
          <table:table-cell office:value-type="float" office:value="1.49493" calcext:value-type="float">
            <text:p>1.49493</text:p>
          </table:table-cell>
          <table:table-cell office:value-type="float" office:value="1.36293" calcext:value-type="float">
            <text:p>1.36293</text:p>
          </table:table-cell>
          <table:table-cell office:value-type="float" office:value="0.122318" calcext:value-type="float">
            <text:p>0.122318</text:p>
          </table:table-cell>
          <table:table-cell office:value-type="float" office:value="0.0586541" calcext:value-type="float">
            <text:p>0.0586541</text:p>
          </table:table-cell>
          <table:table-cell table:number-columns-repeated="4"/>
          <table:table-cell table:formula="of:=MIN([.A185:.BL185])" office:value-type="float" office:value="0.0468018" calcext:value-type="float">
            <text:p>0.0468018</text:p>
          </table:table-cell>
          <table:table-cell table:formula="of:=MAX([.A185:.BL185])" office:value-type="float" office:value="2.00163" calcext:value-type="float">
            <text:p>2.00163</text:p>
          </table:table-cell>
          <table:table-cell table:number-columns-repeated="7"/>
        </table:table-row>
        <table:table-row table:style-name="ro1">
          <table:table-cell office:value-type="float" office:value="0.146243" calcext:value-type="float">
            <text:p>0.146243</text:p>
          </table:table-cell>
          <table:table-cell office:value-type="float" office:value="0.160463" calcext:value-type="float">
            <text:p>0.160463</text:p>
          </table:table-cell>
          <table:table-cell office:value-type="float" office:value="0.161334" calcext:value-type="float">
            <text:p>0.161334</text:p>
          </table:table-cell>
          <table:table-cell office:value-type="float" office:value="0.174908" calcext:value-type="float">
            <text:p>0.174908</text:p>
          </table:table-cell>
          <table:table-cell office:value-type="float" office:value="0.146156" calcext:value-type="float">
            <text:p>0.14615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0647299" calcext:value-type="float">
            <text:p>0.0647299</text:p>
          </table:table-cell>
          <table:table-cell office:value-type="float" office:value="0.114098" calcext:value-type="float">
            <text:p>0.114098</text:p>
          </table:table-cell>
          <table:table-cell office:value-type="float" office:value="0.085824" calcext:value-type="float">
            <text:p>0.085824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308941" calcext:value-type="float">
            <text:p>0.308941</text:p>
          </table:table-cell>
          <table:table-cell office:value-type="float" office:value="0.228535" calcext:value-type="float">
            <text:p>0.228535</text:p>
          </table:table-cell>
          <table:table-cell office:value-type="float" office:value="0.255418" calcext:value-type="float">
            <text:p>0.255418</text:p>
          </table:table-cell>
          <table:table-cell office:value-type="float" office:value="0.410388" calcext:value-type="float">
            <text:p>0.410388</text:p>
          </table:table-cell>
          <table:table-cell office:value-type="float" office:value="0.206765" calcext:value-type="float">
            <text:p>0.206765</text:p>
          </table:table-cell>
          <table:table-cell office:value-type="float" office:value="0.279696" calcext:value-type="float">
            <text:p>0.279696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256286" calcext:value-type="float">
            <text:p>0.256286</text:p>
          </table:table-cell>
          <table:table-cell office:value-type="float" office:value="0.239536" calcext:value-type="float">
            <text:p>0.239536</text:p>
          </table:table-cell>
          <table:table-cell office:value-type="float" office:value="0.30584" calcext:value-type="float">
            <text:p>0.30584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327817" calcext:value-type="float">
            <text:p>0.327817</text:p>
          </table:table-cell>
          <table:table-cell office:value-type="float" office:value="0.251493" calcext:value-type="float">
            <text:p>0.251493</text:p>
          </table:table-cell>
          <table:table-cell office:value-type="float" office:value="0.220171" calcext:value-type="float">
            <text:p>0.220171</text:p>
          </table:table-cell>
          <table:table-cell office:value-type="float" office:value="0.221082" calcext:value-type="float">
            <text:p>0.221082</text:p>
          </table:table-cell>
          <table:table-cell office:value-type="float" office:value="0.290456" calcext:value-type="float">
            <text:p>0.290456</text:p>
          </table:table-cell>
          <table:table-cell office:value-type="float" office:value="0.218925" calcext:value-type="float">
            <text:p>0.218925</text:p>
          </table:table-cell>
          <table:table-cell office:value-type="float" office:value="0.282967" calcext:value-type="float">
            <text:p>0.282967</text:p>
          </table:table-cell>
          <table:table-cell office:value-type="float" office:value="0.228313" calcext:value-type="float">
            <text:p>0.228313</text:p>
          </table:table-cell>
          <table:table-cell office:value-type="float" office:value="0.824068" calcext:value-type="float">
            <text:p>0.824068</text:p>
          </table:table-cell>
          <table:table-cell office:value-type="float" office:value="0.220831" calcext:value-type="float">
            <text:p>0.220831</text:p>
          </table:table-cell>
          <table:table-cell office:value-type="float" office:value="0.302958" calcext:value-type="float">
            <text:p>0.302958</text:p>
          </table:table-cell>
          <table:table-cell office:value-type="float" office:value="0.495094" calcext:value-type="float">
            <text:p>0.495094</text:p>
          </table:table-cell>
          <table:table-cell office:value-type="float" office:value="0.788206" calcext:value-type="float">
            <text:p>0.788206</text:p>
          </table:table-cell>
          <table:table-cell office:value-type="float" office:value="0.508528" calcext:value-type="float">
            <text:p>0.508528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16555" calcext:value-type="float">
            <text:p>0.216555</text:p>
          </table:table-cell>
          <table:table-cell office:value-type="float" office:value="0.212053" calcext:value-type="float">
            <text:p>0.212053</text:p>
          </table:table-cell>
          <table:table-cell office:value-type="float" office:value="0.276906" calcext:value-type="float">
            <text:p>0.276906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251368" calcext:value-type="float">
            <text:p>0.251368</text:p>
          </table:table-cell>
          <table:table-cell office:value-type="float" office:value="0.211544" calcext:value-type="float">
            <text:p>0.211544</text:p>
          </table:table-cell>
          <table:table-cell office:value-type="float" office:value="0.205064" calcext:value-type="float">
            <text:p>0.205064</text:p>
          </table:table-cell>
          <table:table-cell office:value-type="float" office:value="1.36086" calcext:value-type="float">
            <text:p>1.36086</text:p>
          </table:table-cell>
          <table:table-cell office:value-type="float" office:value="0.269868" calcext:value-type="float">
            <text:p>0.269868</text:p>
          </table:table-cell>
          <table:table-cell office:value-type="float" office:value="0.192492" calcext:value-type="float">
            <text:p>0.192492</text:p>
          </table:table-cell>
          <table:table-cell office:value-type="float" office:value="0.211342" calcext:value-type="float">
            <text:p>0.211342</text:p>
          </table:table-cell>
          <table:table-cell office:value-type="float" office:value="0.298233" calcext:value-type="float">
            <text:p>0.298233</text:p>
          </table:table-cell>
          <table:table-cell office:value-type="float" office:value="1.53018" calcext:value-type="float">
            <text:p>1.53018</text:p>
          </table:table-cell>
          <table:table-cell office:value-type="float" office:value="1.54452" calcext:value-type="float">
            <text:p>1.54452</text:p>
          </table:table-cell>
          <table:table-cell office:value-type="float" office:value="0.182339" calcext:value-type="float">
            <text:p>0.182339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0.145715" calcext:value-type="float">
            <text:p>0.145715</text:p>
          </table:table-cell>
          <table:table-cell office:value-type="float" office:value="0.415849" calcext:value-type="float">
            <text:p>0.415849</text:p>
          </table:table-cell>
          <table:table-cell office:value-type="float" office:value="1.78404" calcext:value-type="float">
            <text:p>1.78404</text:p>
          </table:table-cell>
          <table:table-cell office:value-type="float" office:value="0.146799" calcext:value-type="float">
            <text:p>0.146799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300559" calcext:value-type="float">
            <text:p>0.300559</text:p>
          </table:table-cell>
          <table:table-cell office:value-type="float" office:value="0.748548" calcext:value-type="float">
            <text:p>0.748548</text:p>
          </table:table-cell>
          <table:table-cell office:value-type="float" office:value="0.305536" calcext:value-type="float">
            <text:p>0.305536</text:p>
          </table:table-cell>
          <table:table-cell office:value-type="float" office:value="0.045578" calcext:value-type="float">
            <text:p>0.045578</text:p>
          </table:table-cell>
          <table:table-cell office:value-type="float" office:value="0.0376139" calcext:value-type="float">
            <text:p>0.0376139</text:p>
          </table:table-cell>
          <table:table-cell office:value-type="float" office:value="0.108777" calcext:value-type="float">
            <text:p>0.108777</text:p>
          </table:table-cell>
          <table:table-cell table:number-columns-repeated="4"/>
          <table:table-cell table:formula="of:=MIN([.A186:.BL186])" office:value-type="float" office:value="0.0376139" calcext:value-type="float">
            <text:p>0.0376139</text:p>
          </table:table-cell>
          <table:table-cell table:formula="of:=MAX([.A186:.BL186])" office:value-type="float" office:value="1.78404" calcext:value-type="float">
            <text:p>1.78404</text:p>
          </table:table-cell>
          <table:table-cell table:number-columns-repeated="7"/>
        </table:table-row>
        <table:table-row table:style-name="ro1">
          <table:table-cell office:value-type="float" office:value="0.140391" calcext:value-type="float">
            <text:p>0.140391</text:p>
          </table:table-cell>
          <table:table-cell office:value-type="float" office:value="0.15279" calcext:value-type="float">
            <text:p>0.15279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149129" calcext:value-type="float">
            <text:p>0.149129</text:p>
          </table:table-cell>
          <table:table-cell office:value-type="float" office:value="0.298193" calcext:value-type="float">
            <text:p>0.298193</text:p>
          </table:table-cell>
          <table:table-cell office:value-type="float" office:value="0.146898" calcext:value-type="float">
            <text:p>0.146898</text:p>
          </table:table-cell>
          <table:table-cell office:value-type="float" office:value="0.145284" calcext:value-type="float">
            <text:p>0.145284</text:p>
          </table:table-cell>
          <table:table-cell office:value-type="float" office:value="0.308159" calcext:value-type="float">
            <text:p>0.308159</text:p>
          </table:table-cell>
          <table:table-cell office:value-type="float" office:value="0.453145" calcext:value-type="float">
            <text:p>0.453145</text:p>
          </table:table-cell>
          <table:table-cell office:value-type="float" office:value="0.158741" calcext:value-type="float">
            <text:p>0.158741</text:p>
          </table:table-cell>
          <table:table-cell office:value-type="float" office:value="0.305197" calcext:value-type="float">
            <text:p>0.305197</text:p>
          </table:table-cell>
          <table:table-cell office:value-type="float" office:value="0.159228" calcext:value-type="float">
            <text:p>0.159228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307519" calcext:value-type="float">
            <text:p>0.307519</text:p>
          </table:table-cell>
          <table:table-cell office:value-type="float" office:value="0.120324" calcext:value-type="float">
            <text:p>0.120324</text:p>
          </table:table-cell>
          <table:table-cell office:value-type="float" office:value="0.151411" calcext:value-type="float">
            <text:p>0.151411</text:p>
          </table:table-cell>
          <table:table-cell office:value-type="float" office:value="0.306756" calcext:value-type="float">
            <text:p>0.306756</text:p>
          </table:table-cell>
          <table:table-cell office:value-type="float" office:value="0.181593" calcext:value-type="float">
            <text:p>0.181593</text:p>
          </table:table-cell>
          <table:table-cell office:value-type="float" office:value="0.17822" calcext:value-type="float">
            <text:p>0.17822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939217" calcext:value-type="float">
            <text:p>0.939217</text:p>
          </table:table-cell>
          <table:table-cell office:value-type="float" office:value="0.170867" calcext:value-type="float">
            <text:p>0.170867</text:p>
          </table:table-cell>
          <table:table-cell office:value-type="float" office:value="1.3841" calcext:value-type="float">
            <text:p>1.3841</text:p>
          </table:table-cell>
          <table:table-cell office:value-type="float" office:value="1.54604" calcext:value-type="float">
            <text:p>1.54604</text:p>
          </table:table-cell>
          <table:table-cell office:value-type="float" office:value="1.36566" calcext:value-type="float">
            <text:p>1.36566</text:p>
          </table:table-cell>
          <table:table-cell office:value-type="float" office:value="1.51479" calcext:value-type="float">
            <text:p>1.51479</text:p>
          </table:table-cell>
          <table:table-cell office:value-type="float" office:value="0.754793" calcext:value-type="float">
            <text:p>0.754793</text:p>
          </table:table-cell>
          <table:table-cell office:value-type="float" office:value="1.51734" calcext:value-type="float">
            <text:p>1.51734</text:p>
          </table:table-cell>
          <table:table-cell office:value-type="float" office:value="1.36889" calcext:value-type="float">
            <text:p>1.36889</text:p>
          </table:table-cell>
          <table:table-cell office:value-type="float" office:value="1.2259" calcext:value-type="float">
            <text:p>1.2259</text:p>
          </table:table-cell>
          <table:table-cell office:value-type="float" office:value="1.06535" calcext:value-type="float">
            <text:p>1.06535</text:p>
          </table:table-cell>
          <table:table-cell office:value-type="float" office:value="1.08208" calcext:value-type="float">
            <text:p>1.08208</text:p>
          </table:table-cell>
          <table:table-cell office:value-type="float" office:value="0.926356" calcext:value-type="float">
            <text:p>0.926356</text:p>
          </table:table-cell>
          <table:table-cell office:value-type="float" office:value="1.69964" calcext:value-type="float">
            <text:p>1.69964</text:p>
          </table:table-cell>
          <table:table-cell office:value-type="float" office:value="1.40499" calcext:value-type="float">
            <text:p>1.40499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0.983262" calcext:value-type="float">
            <text:p>0.983262</text:p>
          </table:table-cell>
          <table:table-cell office:value-type="float" office:value="0.853059" calcext:value-type="float">
            <text:p>0.853059</text:p>
          </table:table-cell>
          <table:table-cell office:value-type="float" office:value="0.383032" calcext:value-type="float">
            <text:p>0.383032</text:p>
          </table:table-cell>
          <table:table-cell office:value-type="float" office:value="0.58477" calcext:value-type="float">
            <text:p>0.58477</text:p>
          </table:table-cell>
          <table:table-cell office:value-type="float" office:value="0.137672" calcext:value-type="float">
            <text:p>0.137672</text:p>
          </table:table-cell>
          <table:table-cell office:value-type="float" office:value="0.44075" calcext:value-type="float">
            <text:p>0.44075</text:p>
          </table:table-cell>
          <table:table-cell office:value-type="float" office:value="0.617981" calcext:value-type="float">
            <text:p>0.617981</text:p>
          </table:table-cell>
          <table:table-cell office:value-type="float" office:value="1.70638" calcext:value-type="float">
            <text:p>1.70638</text:p>
          </table:table-cell>
          <table:table-cell office:value-type="float" office:value="0.815136" calcext:value-type="float">
            <text:p>0.815136</text:p>
          </table:table-cell>
          <table:table-cell office:value-type="float" office:value="0.846338" calcext:value-type="float">
            <text:p>0.846338</text:p>
          </table:table-cell>
          <table:table-cell office:value-type="float" office:value="0.366854" calcext:value-type="float">
            <text:p>0.366854</text:p>
          </table:table-cell>
          <table:table-cell office:value-type="float" office:value="0.717436" calcext:value-type="float">
            <text:p>0.71743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1.80243" calcext:value-type="float">
            <text:p>1.80243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.355464" calcext:value-type="float">
            <text:p>0.355464</text:p>
          </table:table-cell>
          <table:table-cell office:value-type="float" office:value="0.691761" calcext:value-type="float">
            <text:p>0.691761</text:p>
          </table:table-cell>
          <table:table-cell office:value-type="float" office:value="0.131292" calcext:value-type="float">
            <text:p>0.131292</text:p>
          </table:table-cell>
          <table:table-cell office:value-type="float" office:value="0.133067" calcext:value-type="float">
            <text:p>0.133067</text:p>
          </table:table-cell>
          <table:table-cell office:value-type="float" office:value="0.0437281" calcext:value-type="float">
            <text:p>0.0437281</text:p>
          </table:table-cell>
          <table:table-cell office:value-type="float" office:value="0.0612679" calcext:value-type="float">
            <text:p>0.0612679</text:p>
          </table:table-cell>
          <table:table-cell office:value-type="float" office:value="0.0843132" calcext:value-type="float">
            <text:p>0.0843132</text:p>
          </table:table-cell>
          <table:table-cell office:value-type="float" office:value="0.318704" calcext:value-type="float">
            <text:p>0.318704</text:p>
          </table:table-cell>
          <table:table-cell office:value-type="float" office:value="0.0709169" calcext:value-type="float">
            <text:p>0.0709169</text:p>
          </table:table-cell>
          <table:table-cell office:value-type="float" office:value="0.588751" calcext:value-type="float">
            <text:p>0.588751</text:p>
          </table:table-cell>
          <table:table-cell office:value-type="float" office:value="0.46902" calcext:value-type="float">
            <text:p>0.46902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240947" calcext:value-type="float">
            <text:p>0.240947</text:p>
          </table:table-cell>
          <table:table-cell table:number-columns-repeated="4"/>
          <table:table-cell table:formula="of:=MIN([.A187:.BL187])" office:value-type="float" office:value="0.0437281" calcext:value-type="float">
            <text:p>0.0437281</text:p>
          </table:table-cell>
          <table:table-cell table:formula="of:=MAX([.A187:.BL187])" office:value-type="float" office:value="1.80243" calcext:value-type="float">
            <text:p>1.80243</text:p>
          </table:table-cell>
          <table:table-cell table:number-columns-repeated="7"/>
        </table:table-row>
        <table:table-row table:style-name="ro1">
          <table:table-cell office:value-type="float" office:value="0.147294" calcext:value-type="float">
            <text:p>0.147294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151653" calcext:value-type="float">
            <text:p>0.151653</text:p>
          </table:table-cell>
          <table:table-cell office:value-type="float" office:value="0.151924" calcext:value-type="float">
            <text:p>0.151924</text:p>
          </table:table-cell>
          <table:table-cell office:value-type="float" office:value="0.475356" calcext:value-type="float">
            <text:p>0.475356</text:p>
          </table:table-cell>
          <table:table-cell office:value-type="float" office:value="0.332819" calcext:value-type="float">
            <text:p>0.332819</text:p>
          </table:table-cell>
          <table:table-cell office:value-type="float" office:value="0.430959" calcext:value-type="float">
            <text:p>0.430959</text:p>
          </table:table-cell>
          <table:table-cell office:value-type="float" office:value="0.151409" calcext:value-type="float">
            <text:p>0.151409</text:p>
          </table:table-cell>
          <table:table-cell office:value-type="float" office:value="0.289539" calcext:value-type="float">
            <text:p>0.289539</text:p>
          </table:table-cell>
          <table:table-cell office:value-type="float" office:value="0.159719" calcext:value-type="float">
            <text:p>0.159719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304633" calcext:value-type="float">
            <text:p>0.304633</text:p>
          </table:table-cell>
          <table:table-cell office:value-type="float" office:value="0.319889" calcext:value-type="float">
            <text:p>0.319889</text:p>
          </table:table-cell>
          <table:table-cell office:value-type="float" office:value="0.16892" calcext:value-type="float">
            <text:p>0.16892</text:p>
          </table:table-cell>
          <table:table-cell office:value-type="float" office:value="0.153276" calcext:value-type="float">
            <text:p>0.153276</text:p>
          </table:table-cell>
          <table:table-cell office:value-type="float" office:value="0.174436" calcext:value-type="float">
            <text:p>0.174436</text:p>
          </table:table-cell>
          <table:table-cell office:value-type="float" office:value="0.749071" calcext:value-type="float">
            <text:p>0.749071</text:p>
          </table:table-cell>
          <table:table-cell office:value-type="float" office:value="0.153449" calcext:value-type="float">
            <text:p>0.153449</text:p>
          </table:table-cell>
          <table:table-cell office:value-type="float" office:value="0.339895" calcext:value-type="float">
            <text:p>0.339895</text:p>
          </table:table-cell>
          <table:table-cell office:value-type="float" office:value="0.479241" calcext:value-type="float">
            <text:p>0.479241</text:p>
          </table:table-cell>
          <table:table-cell office:value-type="float" office:value="0.347212" calcext:value-type="float">
            <text:p>0.347212</text:p>
          </table:table-cell>
          <table:table-cell office:value-type="float" office:value="0.401962" calcext:value-type="float">
            <text:p>0.401962</text:p>
          </table:table-cell>
          <table:table-cell office:value-type="float" office:value="0.850185" calcext:value-type="float">
            <text:p>0.8501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1.39081" calcext:value-type="float">
            <text:p>1.39081</text:p>
          </table:table-cell>
          <table:table-cell office:value-type="float" office:value="0.468131" calcext:value-type="float">
            <text:p>0.468131</text:p>
          </table:table-cell>
          <table:table-cell office:value-type="float" office:value="1.25903" calcext:value-type="float">
            <text:p>1.25903</text:p>
          </table:table-cell>
          <table:table-cell office:value-type="float" office:value="1.18029" calcext:value-type="float">
            <text:p>1.18029</text:p>
          </table:table-cell>
          <table:table-cell office:value-type="float" office:value="0.473183" calcext:value-type="float">
            <text:p>0.473183</text:p>
          </table:table-cell>
          <table:table-cell office:value-type="float" office:value="0.474536" calcext:value-type="float">
            <text:p>0.474536</text:p>
          </table:table-cell>
          <table:table-cell office:value-type="float" office:value="0.411578" calcext:value-type="float">
            <text:p>0.411578</text:p>
          </table:table-cell>
          <table:table-cell office:value-type="float" office:value="0.335405" calcext:value-type="float">
            <text:p>0.335405</text:p>
          </table:table-cell>
          <table:table-cell office:value-type="float" office:value="0.483282" calcext:value-type="float">
            <text:p>0.483282</text:p>
          </table:table-cell>
          <table:table-cell office:value-type="float" office:value="0.215044" calcext:value-type="float">
            <text:p>0.215044</text:p>
          </table:table-cell>
          <table:table-cell office:value-type="float" office:value="0.398847" calcext:value-type="float">
            <text:p>0.398847</text:p>
          </table:table-cell>
          <table:table-cell office:value-type="float" office:value="0.410793" calcext:value-type="float">
            <text:p>0.410793</text:p>
          </table:table-cell>
          <table:table-cell office:value-type="float" office:value="1.54485" calcext:value-type="float">
            <text:p>1.54485</text:p>
          </table:table-cell>
          <table:table-cell office:value-type="float" office:value="0.433275" calcext:value-type="float">
            <text:p>0.433275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411242" calcext:value-type="float">
            <text:p>0.411242</text:p>
          </table:table-cell>
          <table:table-cell office:value-type="float" office:value="0.264647" calcext:value-type="float">
            <text:p>0.264647</text:p>
          </table:table-cell>
          <table:table-cell office:value-type="float" office:value="1.36846" calcext:value-type="float">
            <text:p>1.36846</text:p>
          </table:table-cell>
          <table:table-cell office:value-type="float" office:value="0.469302" calcext:value-type="float">
            <text:p>0.469302</text:p>
          </table:table-cell>
          <table:table-cell office:value-type="float" office:value="1.29286" calcext:value-type="float">
            <text:p>1.29286</text:p>
          </table:table-cell>
          <table:table-cell office:value-type="float" office:value="1.32643" calcext:value-type="float">
            <text:p>1.32643</text:p>
          </table:table-cell>
          <table:table-cell office:value-type="float" office:value="0.517238" calcext:value-type="float">
            <text:p>0.517238</text:p>
          </table:table-cell>
          <table:table-cell office:value-type="float" office:value="0.400626" calcext:value-type="float">
            <text:p>0.400626</text:p>
          </table:table-cell>
          <table:table-cell office:value-type="float" office:value="0.309302" calcext:value-type="float">
            <text:p>0.309302</text:p>
          </table:table-cell>
          <table:table-cell office:value-type="float" office:value="0.732326" calcext:value-type="float">
            <text:p>0.732326</text:p>
          </table:table-cell>
          <table:table-cell office:value-type="float" office:value="1.03277" calcext:value-type="float">
            <text:p>1.03277</text:p>
          </table:table-cell>
          <table:table-cell office:value-type="float" office:value="1.22039" calcext:value-type="float">
            <text:p>1.22039</text:p>
          </table:table-cell>
          <table:table-cell office:value-type="float" office:value="1.07134" calcext:value-type="float">
            <text:p>1.07134</text:p>
          </table:table-cell>
          <table:table-cell office:value-type="float" office:value="1.25413" calcext:value-type="float">
            <text:p>1.25413</text:p>
          </table:table-cell>
          <table:table-cell office:value-type="float" office:value="1.21763" calcext:value-type="float">
            <text:p>1.21763</text:p>
          </table:table-cell>
          <table:table-cell office:value-type="float" office:value="0.12604" calcext:value-type="float">
            <text:p>0.12604</text:p>
          </table:table-cell>
          <table:table-cell office:value-type="float" office:value="0.946513" calcext:value-type="float">
            <text:p>0.946513</text:p>
          </table:table-cell>
          <table:table-cell office:value-type="float" office:value="1.27794" calcext:value-type="float">
            <text:p>1.27794</text:p>
          </table:table-cell>
          <table:table-cell office:value-type="float" office:value="1.01042" calcext:value-type="float">
            <text:p>1.01042</text:p>
          </table:table-cell>
          <table:table-cell office:value-type="float" office:value="0.0775781" calcext:value-type="float">
            <text:p>0.0775781</text:p>
          </table:table-cell>
          <table:table-cell office:value-type="float" office:value="0.0550332" calcext:value-type="float">
            <text:p>0.0550332</text:p>
          </table:table-cell>
          <table:table-cell office:value-type="float" office:value="0.0756209" calcext:value-type="float">
            <text:p>0.0756209</text:p>
          </table:table-cell>
          <table:table-cell table:number-columns-repeated="4"/>
          <table:table-cell table:formula="of:=MIN([.A188:.BL188])" office:value-type="float" office:value="0.0550332" calcext:value-type="float">
            <text:p>0.0550332</text:p>
          </table:table-cell>
          <table:table-cell table:formula="of:=MAX([.A188:.BL188])" office:value-type="float" office:value="1.54485" calcext:value-type="float">
            <text:p>1.54485</text:p>
          </table:table-cell>
          <table:table-cell table:number-columns-repeated="7"/>
        </table:table-row>
        <table:table-row table:style-name="ro1">
          <table:table-cell office:value-type="float" office:value="0.129154" calcext:value-type="float">
            <text:p>0.129154</text:p>
          </table:table-cell>
          <table:table-cell office:value-type="float" office:value="0.160543" calcext:value-type="float">
            <text:p>0.160543</text:p>
          </table:table-cell>
          <table:table-cell office:value-type="float" office:value="0.142649" calcext:value-type="float">
            <text:p>0.142649</text:p>
          </table:table-cell>
          <table:table-cell office:value-type="float" office:value="0.144588" calcext:value-type="float">
            <text:p>0.144588</text:p>
          </table:table-cell>
          <table:table-cell office:value-type="float" office:value="0.15944" calcext:value-type="float">
            <text:p>0.15944</text:p>
          </table:table-cell>
          <table:table-cell office:value-type="float" office:value="0.170664" calcext:value-type="float">
            <text:p>0.170664</text:p>
          </table:table-cell>
          <table:table-cell office:value-type="float" office:value="0.14173" calcext:value-type="float">
            <text:p>0.14173</text:p>
          </table:table-cell>
          <table:table-cell office:value-type="float" office:value="0.152599" calcext:value-type="float">
            <text:p>0.152599</text:p>
          </table:table-cell>
          <table:table-cell office:value-type="float" office:value="0.170476" calcext:value-type="float">
            <text:p>0.170476</text:p>
          </table:table-cell>
          <table:table-cell office:value-type="float" office:value="0.136523" calcext:value-type="float">
            <text:p>0.136523</text:p>
          </table:table-cell>
          <table:table-cell office:value-type="float" office:value="0.137527" calcext:value-type="float">
            <text:p>0.137527</text:p>
          </table:table-cell>
          <table:table-cell office:value-type="float" office:value="0.644086" calcext:value-type="float">
            <text:p>0.644086</text:p>
          </table:table-cell>
          <table:table-cell office:value-type="float" office:value="0.462647" calcext:value-type="float">
            <text:p>0.462647</text:p>
          </table:table-cell>
          <table:table-cell office:value-type="float" office:value="0.429818" calcext:value-type="float">
            <text:p>0.429818</text:p>
          </table:table-cell>
          <table:table-cell office:value-type="float" office:value="0.449984" calcext:value-type="float">
            <text:p>0.449984</text:p>
          </table:table-cell>
          <table:table-cell office:value-type="float" office:value="0.14471" calcext:value-type="float">
            <text:p>0.14471</text:p>
          </table:table-cell>
          <table:table-cell office:value-type="float" office:value="0.457391" calcext:value-type="float">
            <text:p>0.457391</text:p>
          </table:table-cell>
          <table:table-cell office:value-type="float" office:value="0.473194" calcext:value-type="float">
            <text:p>0.473194</text:p>
          </table:table-cell>
          <table:table-cell office:value-type="float" office:value="0.481318" calcext:value-type="float">
            <text:p>0.481318</text:p>
          </table:table-cell>
          <table:table-cell office:value-type="float" office:value="0.366868" calcext:value-type="float">
            <text:p>0.366868</text:p>
          </table:table-cell>
          <table:table-cell office:value-type="float" office:value="1.17983" calcext:value-type="float">
            <text:p>1.17983</text:p>
          </table:table-cell>
          <table:table-cell office:value-type="float" office:value="1.04842" calcext:value-type="float">
            <text:p>1.04842</text:p>
          </table:table-cell>
          <table:table-cell office:value-type="float" office:value="0.373489" calcext:value-type="float">
            <text:p>0.373489</text:p>
          </table:table-cell>
          <table:table-cell office:value-type="float" office:value="0.342704" calcext:value-type="float">
            <text:p>0.342704</text:p>
          </table:table-cell>
          <table:table-cell office:value-type="float" office:value="1.11186" calcext:value-type="float">
            <text:p>1.11186</text:p>
          </table:table-cell>
          <table:table-cell office:value-type="float" office:value="0.332642" calcext:value-type="float">
            <text:p>0.332642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294555" calcext:value-type="float">
            <text:p>0.294555</text:p>
          </table:table-cell>
          <table:table-cell office:value-type="float" office:value="0.947849" calcext:value-type="float">
            <text:p>0.947849</text:p>
          </table:table-cell>
          <table:table-cell office:value-type="float" office:value="0.141764" calcext:value-type="float">
            <text:p>0.141764</text:p>
          </table:table-cell>
          <table:table-cell office:value-type="float" office:value="0.307906" calcext:value-type="float">
            <text:p>0.307906</text:p>
          </table:table-cell>
          <table:table-cell office:value-type="float" office:value="0.822167" calcext:value-type="float">
            <text:p>0.822167</text:p>
          </table:table-cell>
          <table:table-cell office:value-type="float" office:value="0.767649" calcext:value-type="float">
            <text:p>0.767649</text:p>
          </table:table-cell>
          <table:table-cell office:value-type="float" office:value="0.146032" calcext:value-type="float">
            <text:p>0.146032</text:p>
          </table:table-cell>
          <table:table-cell office:value-type="float" office:value="0.639928" calcext:value-type="float">
            <text:p>0.639928</text:p>
          </table:table-cell>
          <table:table-cell office:value-type="float" office:value="0.727321" calcext:value-type="float">
            <text:p>0.727321</text:p>
          </table:table-cell>
          <table:table-cell office:value-type="float" office:value="0.143417" calcext:value-type="float">
            <text:p>0.143417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0.447025" calcext:value-type="float">
            <text:p>0.447025</text:p>
          </table:table-cell>
          <table:table-cell office:value-type="float" office:value="0.452671" calcext:value-type="float">
            <text:p>0.452671</text:p>
          </table:table-cell>
          <table:table-cell office:value-type="float" office:value="0.439746" calcext:value-type="float">
            <text:p>0.439746</text:p>
          </table:table-cell>
          <table:table-cell office:value-type="float" office:value="0.291794" calcext:value-type="float">
            <text:p>0.291794</text:p>
          </table:table-cell>
          <table:table-cell office:value-type="float" office:value="1.25221" calcext:value-type="float">
            <text:p>1.25221</text:p>
          </table:table-cell>
          <table:table-cell office:value-type="float" office:value="1.76825" calcext:value-type="float">
            <text:p>1.76825</text:p>
          </table:table-cell>
          <table:table-cell office:value-type="float" office:value="0.428351" calcext:value-type="float">
            <text:p>0.428351</text:p>
          </table:table-cell>
          <table:table-cell office:value-type="float" office:value="1.7028" calcext:value-type="float">
            <text:p>1.7028</text:p>
          </table:table-cell>
          <table:table-cell office:value-type="float" office:value="1.79609" calcext:value-type="float">
            <text:p>1.79609</text:p>
          </table:table-cell>
          <table:table-cell office:value-type="float" office:value="1.33721" calcext:value-type="float">
            <text:p>1.33721</text:p>
          </table:table-cell>
          <table:table-cell office:value-type="float" office:value="1.65578" calcext:value-type="float">
            <text:p>1.65578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1.23161" calcext:value-type="float">
            <text:p>1.23161</text:p>
          </table:table-cell>
          <table:table-cell office:value-type="float" office:value="1.52479" calcext:value-type="float">
            <text:p>1.52479</text:p>
          </table:table-cell>
          <table:table-cell office:value-type="float" office:value="1.25392" calcext:value-type="float">
            <text:p>1.25392</text:p>
          </table:table-cell>
          <table:table-cell office:value-type="float" office:value="1.9499" calcext:value-type="float">
            <text:p>1.9499</text:p>
          </table:table-cell>
          <table:table-cell office:value-type="float" office:value="1.64533" calcext:value-type="float">
            <text:p>1.64533</text:p>
          </table:table-cell>
          <table:table-cell office:value-type="float" office:value="1.65602" calcext:value-type="float">
            <text:p>1.65602</text:p>
          </table:table-cell>
          <table:table-cell office:value-type="float" office:value="2.17102" calcext:value-type="float">
            <text:p>2.17102</text:p>
          </table:table-cell>
          <table:table-cell office:value-type="float" office:value="1.82443" calcext:value-type="float">
            <text:p>1.82443</text:p>
          </table:table-cell>
          <table:table-cell office:value-type="float" office:value="2.00721" calcext:value-type="float">
            <text:p>2.00721</text:p>
          </table:table-cell>
          <table:table-cell office:value-type="float" office:value="1.86734" calcext:value-type="float">
            <text:p>1.86734</text:p>
          </table:table-cell>
          <table:table-cell office:value-type="float" office:value="1.71655" calcext:value-type="float">
            <text:p>1.71655</text:p>
          </table:table-cell>
          <table:table-cell office:value-type="float" office:value="1.59902" calcext:value-type="float">
            <text:p>1.59902</text:p>
          </table:table-cell>
          <table:table-cell office:value-type="float" office:value="1.27144" calcext:value-type="float">
            <text:p>1.27144</text:p>
          </table:table-cell>
          <table:table-cell table:number-columns-repeated="4"/>
          <table:table-cell table:formula="of:=MIN([.A189:.BL189])" office:value-type="float" office:value="0.129154" calcext:value-type="float">
            <text:p>0.129154</text:p>
          </table:table-cell>
          <table:table-cell table:formula="of:=MAX([.A189:.BL189])" office:value-type="float" office:value="2.17102" calcext:value-type="float">
            <text:p>2.1710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44468" calcext:value-type="float">
            <text:p>2.144468</text:p>
          </table:table-cell>
          <table:table-cell table:formula="of:=AVERAGE([.BR2:.BR21])" office:value-type="float" office:value="2.144468" calcext:value-type="float">
            <text:p>2.144468</text:p>
          </table:table-cell>
          <table:table-cell table:formula="of:=STDEV([.BQ2:.BQ21])/2" office:value-type="float" office:value="0.0820089629183748" calcext:value-type="float">
            <text:p>0.0820089629</text:p>
          </table:table-cell>
          <table:table-cell table:formula="of:=STDEV([.BR2:.BR21])/2" office:value-type="float" office:value="0.0820089629183748" calcext:value-type="float">
            <text:p>0.0820089629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1321265" calcext:value-type="float">
            <text:p>1.21321265</text:p>
          </table:table-cell>
          <table:table-cell table:formula="of:=AVERAGE([.BR23:.BR42])" office:value-type="float" office:value="1.737158" calcext:value-type="float">
            <text:p>1.737158</text:p>
          </table:table-cell>
          <table:table-cell table:formula="of:=STDEV([.BQ23:.BQ42])/2" office:value-type="float" office:value="0.0898091751766042" calcext:value-type="float">
            <text:p>0.0898091752</text:p>
          </table:table-cell>
          <table:table-cell table:formula="of:=STDEV([.BR23:.BR42])/2" office:value-type="float" office:value="0.136712184549185" calcext:value-type="float">
            <text:p>0.136712184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300326" calcext:value-type="float">
            <text:p>0.9300326</text:p>
          </table:table-cell>
          <table:table-cell table:formula="of:=AVERAGE([.BR44:.BR63])" office:value-type="float" office:value="1.60127015" calcext:value-type="float">
            <text:p>1.60127015</text:p>
          </table:table-cell>
          <table:table-cell table:formula="of:=STDEV([.BQ44:.BQ63])/2" office:value-type="float" office:value="0.296661331727443" calcext:value-type="float">
            <text:p>0.2966613317</text:p>
          </table:table-cell>
          <table:table-cell table:formula="of:=STDEV([.BR44:.BR63])/2" office:value-type="float" office:value="0.252379042368621" calcext:value-type="float">
            <text:p>0.252379042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379408" calcext:value-type="float">
            <text:p>0.379408</text:p>
          </table:table-cell>
          <table:table-cell table:formula="of:=AVERAGE([.BR65:.BR84])" office:value-type="float" office:value="1.30893435" calcext:value-type="float">
            <text:p>1.30893435</text:p>
          </table:table-cell>
          <table:table-cell table:formula="of:=STDEV([.BQ65:.BQ84])/2" office:value-type="float" office:value="0.0482602470201652" calcext:value-type="float">
            <text:p>0.048260247</text:p>
          </table:table-cell>
          <table:table-cell table:formula="of:=STDEV([.BR65:.BR84])/2" office:value-type="float" office:value="0.158319400042269" calcext:value-type="float">
            <text:p>0.158319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904265" calcext:value-type="float">
            <text:p>0.25904265</text:p>
          </table:table-cell>
          <table:table-cell table:formula="of:=AVERAGE([.BR86:.BR105])" office:value-type="float" office:value="1.586543" calcext:value-type="float">
            <text:p>1.586543</text:p>
          </table:table-cell>
          <table:table-cell table:formula="of:=STDEV([.BQ86:.BQ105])/2" office:value-type="float" office:value="0.0687292641778471" calcext:value-type="float">
            <text:p>0.0687292642</text:p>
          </table:table-cell>
          <table:table-cell table:formula="of:=STDEV([.BR86:.BR105])/2" office:value-type="float" office:value="0.126084149731126" calcext:value-type="float">
            <text:p>0.126084149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72264145" calcext:value-type="float">
            <text:p>0.172264145</text:p>
          </table:table-cell>
          <table:table-cell table:formula="of:=AVERAGE([.BR107:.BR126])" office:value-type="float" office:value="1.55787295" calcext:value-type="float">
            <text:p>1.55787295</text:p>
          </table:table-cell>
          <table:table-cell table:formula="of:=STDEV([.BQ107:.BQ126])/2" office:value-type="float" office:value="0.0514678553714571" calcext:value-type="float">
            <text:p>0.0514678554</text:p>
          </table:table-cell>
          <table:table-cell table:formula="of:=STDEV([.BR107:.BR126])/2" office:value-type="float" office:value="0.146169591400166" calcext:value-type="float">
            <text:p>0.1461695914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5164265" calcext:value-type="float">
            <text:p>0.135164265</text:p>
          </table:table-cell>
          <table:table-cell table:formula="of:=AVERAGE([.BR128:.BR147])" office:value-type="float" office:value="1.723496" calcext:value-type="float">
            <text:p>1.723496</text:p>
          </table:table-cell>
          <table:table-cell table:formula="of:=STDEV([.BQ128:.BQ147])/2" office:value-type="float" office:value="0.0339049609219276" calcext:value-type="float">
            <text:p>0.0339049609</text:p>
          </table:table-cell>
          <table:table-cell table:formula="of:=STDEV([.BR128:.BR147])/2" office:value-type="float" office:value="0.171049741829679" calcext:value-type="float">
            <text:p>0.1710497418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098635" calcext:value-type="float">
            <text:p>0.09098635</text:p>
          </table:table-cell>
          <table:table-cell table:formula="of:=AVERAGE([.BR149:.BR168])" office:value-type="float" office:value="1.858715" calcext:value-type="float">
            <text:p>1.858715</text:p>
          </table:table-cell>
          <table:table-cell table:formula="of:=STDEV([.BQ149:.BQ168])/2" office:value-type="float" office:value="0.0231266578531225" calcext:value-type="float">
            <text:p>0.0231266579</text:p>
          </table:table-cell>
          <table:table-cell table:formula="of:=STDEV([.BR149:.BR168])/2" office:value-type="float" office:value="0.124130500975258" calcext:value-type="float">
            <text:p>0.124130501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4395" calcext:value-type="float">
            <text:p>0.054395</text:p>
          </table:table-cell>
          <table:table-cell table:formula="of:=AVERAGE([.BR170:.BR189])" office:value-type="float" office:value="1.9019555" calcext:value-type="float">
            <text:p>1.9019555</text:p>
          </table:table-cell>
          <table:table-cell table:formula="of:=STDEV([.BQ170:.BQ189])/2" office:value-type="float" office:value="0.0101501330343239" calcext:value-type="float">
            <text:p>0.010150133</text:p>
          </table:table-cell>
          <table:table-cell table:formula="of:=STDEV([.BR170:.BR189])/2" office:value-type="float" office:value="0.0957143591146265" calcext:value-type="float">
            <text:p>0.0957143591</text:p>
          </table:table-cell>
        </table:table-row>
      </table:table>
      <table:table table:name="2 Threa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66432" calcext:value-type="float">
            <text:p>1.66432</text:p>
          </table:table-cell>
          <table:table-cell table:number-columns-repeated="67"/>
          <table:table-cell table:formula="of:=MIN([.A2:.BL2])" office:value-type="float" office:value="1.66432" calcext:value-type="float">
            <text:p>1.66432</text:p>
          </table:table-cell>
          <table:table-cell table:formula="of:=MAX([.A2:.BL2])" office:value-type="float" office:value="1.66432" calcext:value-type="float">
            <text:p>1.66432</text:p>
          </table:table-cell>
          <table:table-cell table:number-columns-repeated="7"/>
        </table:table-row>
        <table:table-row table:style-name="ro1">
          <table:table-cell office:value-type="float" office:value="1.47488" calcext:value-type="float">
            <text:p>1.47488</text:p>
          </table:table-cell>
          <table:table-cell table:number-columns-repeated="67"/>
          <table:table-cell table:formula="of:=MIN([.A3:.BL3])" office:value-type="float" office:value="1.47488" calcext:value-type="float">
            <text:p>1.47488</text:p>
          </table:table-cell>
          <table:table-cell table:formula="of:=MAX([.A3:.BL3])" office:value-type="float" office:value="1.47488" calcext:value-type="float">
            <text:p>1.47488</text:p>
          </table:table-cell>
          <table:table-cell table:number-columns-repeated="7"/>
        </table:table-row>
        <table:table-row table:style-name="ro1">
          <table:table-cell office:value-type="float" office:value="1.97104" calcext:value-type="float">
            <text:p>1.97104</text:p>
          </table:table-cell>
          <table:table-cell table:number-columns-repeated="67"/>
          <table:table-cell table:formula="of:=MIN([.A4:.BL4])" office:value-type="float" office:value="1.97104" calcext:value-type="float">
            <text:p>1.97104</text:p>
          </table:table-cell>
          <table:table-cell table:formula="of:=MAX([.A4:.BL4])" office:value-type="float" office:value="1.97104" calcext:value-type="float">
            <text:p>1.97104</text:p>
          </table:table-cell>
          <table:table-cell table:number-columns-repeated="7"/>
        </table:table-row>
        <table:table-row table:style-name="ro1">
          <table:table-cell office:value-type="float" office:value="1.53464" calcext:value-type="float">
            <text:p>1.53464</text:p>
          </table:table-cell>
          <table:table-cell table:number-columns-repeated="67"/>
          <table:table-cell table:formula="of:=MIN([.A5:.BL5])" office:value-type="float" office:value="1.53464" calcext:value-type="float">
            <text:p>1.53464</text:p>
          </table:table-cell>
          <table:table-cell table:formula="of:=MAX([.A5:.BL5])" office:value-type="float" office:value="1.53464" calcext:value-type="float">
            <text:p>1.53464</text:p>
          </table:table-cell>
          <table:table-cell table:number-columns-repeated="7"/>
        </table:table-row>
        <table:table-row table:style-name="ro1">
          <table:table-cell office:value-type="float" office:value="1.55391" calcext:value-type="float">
            <text:p>1.55391</text:p>
          </table:table-cell>
          <table:table-cell table:number-columns-repeated="67"/>
          <table:table-cell table:formula="of:=MIN([.A6:.BL6])" office:value-type="float" office:value="1.55391" calcext:value-type="float">
            <text:p>1.55391</text:p>
          </table:table-cell>
          <table:table-cell table:formula="of:=MAX([.A6:.BL6])" office:value-type="float" office:value="1.55391" calcext:value-type="float">
            <text:p>1.55391</text:p>
          </table:table-cell>
          <table:table-cell table:number-columns-repeated="7"/>
        </table:table-row>
        <table:table-row table:style-name="ro1">
          <table:table-cell office:value-type="float" office:value="1.46347" calcext:value-type="float">
            <text:p>1.46347</text:p>
          </table:table-cell>
          <table:table-cell table:number-columns-repeated="67"/>
          <table:table-cell table:formula="of:=MIN([.A7:.BL7])" office:value-type="float" office:value="1.46347" calcext:value-type="float">
            <text:p>1.46347</text:p>
          </table:table-cell>
          <table:table-cell table:formula="of:=MAX([.A7:.BL7])" office:value-type="float" office:value="1.46347" calcext:value-type="float">
            <text:p>1.46347</text:p>
          </table:table-cell>
          <table:table-cell table:number-columns-repeated="7"/>
        </table:table-row>
        <table:table-row table:style-name="ro1">
          <table:table-cell office:value-type="float" office:value="1.55594" calcext:value-type="float">
            <text:p>1.55594</text:p>
          </table:table-cell>
          <table:table-cell table:number-columns-repeated="67"/>
          <table:table-cell table:formula="of:=MIN([.A8:.BL8])" office:value-type="float" office:value="1.55594" calcext:value-type="float">
            <text:p>1.55594</text:p>
          </table:table-cell>
          <table:table-cell table:formula="of:=MAX([.A8:.BL8])" office:value-type="float" office:value="1.55594" calcext:value-type="float">
            <text:p>1.55594</text:p>
          </table:table-cell>
          <table:table-cell table:number-columns-repeated="7"/>
        </table:table-row>
        <table:table-row table:style-name="ro1">
          <table:table-cell office:value-type="float" office:value="1.64913" calcext:value-type="float">
            <text:p>1.64913</text:p>
          </table:table-cell>
          <table:table-cell table:number-columns-repeated="67"/>
          <table:table-cell table:formula="of:=MIN([.A9:.BL9])" office:value-type="float" office:value="1.64913" calcext:value-type="float">
            <text:p>1.64913</text:p>
          </table:table-cell>
          <table:table-cell table:formula="of:=MAX([.A9:.BL9])" office:value-type="float" office:value="1.64913" calcext:value-type="float">
            <text:p>1.64913</text:p>
          </table:table-cell>
          <table:table-cell table:number-columns-repeated="7"/>
        </table:table-row>
        <table:table-row table:style-name="ro1">
          <table:table-cell office:value-type="float" office:value="1.71529" calcext:value-type="float">
            <text:p>1.71529</text:p>
          </table:table-cell>
          <table:table-cell table:number-columns-repeated="67"/>
          <table:table-cell table:formula="of:=MIN([.A10:.BL10])" office:value-type="float" office:value="1.71529" calcext:value-type="float">
            <text:p>1.71529</text:p>
          </table:table-cell>
          <table:table-cell table:formula="of:=MAX([.A10:.BL10])" office:value-type="float" office:value="1.71529" calcext:value-type="float">
            <text:p>1.71529</text:p>
          </table:table-cell>
          <table:table-cell table:number-columns-repeated="7"/>
        </table:table-row>
        <table:table-row table:style-name="ro1">
          <table:table-cell office:value-type="float" office:value="1.57203" calcext:value-type="float">
            <text:p>1.57203</text:p>
          </table:table-cell>
          <table:table-cell table:number-columns-repeated="67"/>
          <table:table-cell table:formula="of:=MIN([.A11:.BL11])" office:value-type="float" office:value="1.57203" calcext:value-type="float">
            <text:p>1.57203</text:p>
          </table:table-cell>
          <table:table-cell table:formula="of:=MAX([.A11:.BL11])" office:value-type="float" office:value="1.57203" calcext:value-type="float">
            <text:p>1.57203</text:p>
          </table:table-cell>
          <table:table-cell table:number-columns-repeated="7"/>
        </table:table-row>
        <table:table-row table:style-name="ro1">
          <table:table-cell office:value-type="float" office:value="1.92132" calcext:value-type="float">
            <text:p>1.92132</text:p>
          </table:table-cell>
          <table:table-cell table:number-columns-repeated="67"/>
          <table:table-cell table:formula="of:=MIN([.A12:.BL12])" office:value-type="float" office:value="1.92132" calcext:value-type="float">
            <text:p>1.92132</text:p>
          </table:table-cell>
          <table:table-cell table:formula="of:=MAX([.A12:.BL12])" office:value-type="float" office:value="1.92132" calcext:value-type="float">
            <text:p>1.92132</text:p>
          </table:table-cell>
          <table:table-cell table:number-columns-repeated="7"/>
        </table:table-row>
        <table:table-row table:style-name="ro1">
          <table:table-cell office:value-type="float" office:value="1.47085" calcext:value-type="float">
            <text:p>1.47085</text:p>
          </table:table-cell>
          <table:table-cell table:number-columns-repeated="67"/>
          <table:table-cell table:formula="of:=MIN([.A13:.BL13])" office:value-type="float" office:value="1.47085" calcext:value-type="float">
            <text:p>1.47085</text:p>
          </table:table-cell>
          <table:table-cell table:formula="of:=MAX([.A13:.BL13])" office:value-type="float" office:value="1.47085" calcext:value-type="float">
            <text:p>1.47085</text:p>
          </table:table-cell>
          <table:table-cell table:number-columns-repeated="7"/>
        </table:table-row>
        <table:table-row table:style-name="ro1">
          <table:table-cell office:value-type="float" office:value="1.70425" calcext:value-type="float">
            <text:p>1.70425</text:p>
          </table:table-cell>
          <table:table-cell table:number-columns-repeated="67"/>
          <table:table-cell table:formula="of:=MIN([.A14:.BL14])" office:value-type="float" office:value="1.70425" calcext:value-type="float">
            <text:p>1.70425</text:p>
          </table:table-cell>
          <table:table-cell table:formula="of:=MAX([.A14:.BL14])" office:value-type="float" office:value="1.70425" calcext:value-type="float">
            <text:p>1.70425</text:p>
          </table:table-cell>
          <table:table-cell table:number-columns-repeated="7"/>
        </table:table-row>
        <table:table-row table:style-name="ro1">
          <table:table-cell office:value-type="float" office:value="1.69665" calcext:value-type="float">
            <text:p>1.69665</text:p>
          </table:table-cell>
          <table:table-cell table:number-columns-repeated="67"/>
          <table:table-cell table:formula="of:=MIN([.A15:.BL15])" office:value-type="float" office:value="1.69665" calcext:value-type="float">
            <text:p>1.69665</text:p>
          </table:table-cell>
          <table:table-cell table:formula="of:=MAX([.A15:.BL15])" office:value-type="float" office:value="1.69665" calcext:value-type="float">
            <text:p>1.69665</text:p>
          </table:table-cell>
          <table:table-cell table:number-columns-repeated="7"/>
        </table:table-row>
        <table:table-row table:style-name="ro1">
          <table:table-cell office:value-type="float" office:value="1.7725" calcext:value-type="float">
            <text:p>1.7725</text:p>
          </table:table-cell>
          <table:table-cell table:number-columns-repeated="67"/>
          <table:table-cell table:formula="of:=MIN([.A16:.BL16])" office:value-type="float" office:value="1.7725" calcext:value-type="float">
            <text:p>1.7725</text:p>
          </table:table-cell>
          <table:table-cell table:formula="of:=MAX([.A16:.BL16])" office:value-type="float" office:value="1.7725" calcext:value-type="float">
            <text:p>1.7725</text:p>
          </table:table-cell>
          <table:table-cell table:number-columns-repeated="7"/>
        </table:table-row>
        <table:table-row table:style-name="ro1">
          <table:table-cell office:value-type="float" office:value="1.69226" calcext:value-type="float">
            <text:p>1.69226</text:p>
          </table:table-cell>
          <table:table-cell table:number-columns-repeated="67"/>
          <table:table-cell table:formula="of:=MIN([.A17:.BL17])" office:value-type="float" office:value="1.69226" calcext:value-type="float">
            <text:p>1.69226</text:p>
          </table:table-cell>
          <table:table-cell table:formula="of:=MAX([.A17:.BL17])" office:value-type="float" office:value="1.69226" calcext:value-type="float">
            <text:p>1.69226</text:p>
          </table:table-cell>
          <table:table-cell table:number-columns-repeated="7"/>
        </table:table-row>
        <table:table-row table:style-name="ro1">
          <table:table-cell office:value-type="float" office:value="1.5977" calcext:value-type="float">
            <text:p>1.5977</text:p>
          </table:table-cell>
          <table:table-cell table:number-columns-repeated="67"/>
          <table:table-cell table:formula="of:=MIN([.A18:.BL18])" office:value-type="float" office:value="1.5977" calcext:value-type="float">
            <text:p>1.5977</text:p>
          </table:table-cell>
          <table:table-cell table:formula="of:=MAX([.A18:.BL18])" office:value-type="float" office:value="1.5977" calcext:value-type="float">
            <text:p>1.5977</text:p>
          </table:table-cell>
          <table:table-cell table:number-columns-repeated="7"/>
        </table:table-row>
        <table:table-row table:style-name="ro1">
          <table:table-cell office:value-type="float" office:value="1.4749" calcext:value-type="float">
            <text:p>1.4749</text:p>
          </table:table-cell>
          <table:table-cell table:number-columns-repeated="67"/>
          <table:table-cell table:formula="of:=MIN([.A19:.BL19])" office:value-type="float" office:value="1.4749" calcext:value-type="float">
            <text:p>1.4749</text:p>
          </table:table-cell>
          <table:table-cell table:formula="of:=MAX([.A19:.BL19])" office:value-type="float" office:value="1.4749" calcext:value-type="float">
            <text:p>1.4749</text:p>
          </table:table-cell>
          <table:table-cell table:number-columns-repeated="7"/>
        </table:table-row>
        <table:table-row table:style-name="ro1">
          <table:table-cell office:value-type="float" office:value="1.92466" calcext:value-type="float">
            <text:p>1.92466</text:p>
          </table:table-cell>
          <table:table-cell table:number-columns-repeated="67"/>
          <table:table-cell table:formula="of:=MIN([.A20:.BL20])" office:value-type="float" office:value="1.92466" calcext:value-type="float">
            <text:p>1.92466</text:p>
          </table:table-cell>
          <table:table-cell table:formula="of:=MAX([.A20:.BL20])" office:value-type="float" office:value="1.92466" calcext:value-type="float">
            <text:p>1.92466</text:p>
          </table:table-cell>
          <table:table-cell table:number-columns-repeated="7"/>
        </table:table-row>
        <table:table-row table:style-name="ro1">
          <table:table-cell office:value-type="float" office:value="1.45813" calcext:value-type="float">
            <text:p>1.45813</text:p>
          </table:table-cell>
          <table:table-cell table:number-columns-repeated="67"/>
          <table:table-cell table:formula="of:=MIN([.A21:.BL21])" office:value-type="float" office:value="1.45813" calcext:value-type="float">
            <text:p>1.45813</text:p>
          </table:table-cell>
          <table:table-cell table:formula="of:=MAX([.A21:.BL21])" office:value-type="float" office:value="1.45813" calcext:value-type="float">
            <text:p>1.45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3554" calcext:value-type="float">
            <text:p>1.3554</text:p>
          </table:table-cell>
          <table:table-cell office:value-type="float" office:value="1.97147" calcext:value-type="float">
            <text:p>1.97147</text:p>
          </table:table-cell>
          <table:table-cell table:number-columns-repeated="66"/>
          <table:table-cell table:formula="of:=MIN([.A23:.BL23])" office:value-type="float" office:value="1.3554" calcext:value-type="float">
            <text:p>1.3554</text:p>
          </table:table-cell>
          <table:table-cell table:formula="of:=MAX([.A23:.BL23])" office:value-type="float" office:value="1.97147" calcext:value-type="float">
            <text:p>1.97147</text:p>
          </table:table-cell>
          <table:table-cell table:number-columns-repeated="7"/>
        </table:table-row>
        <table:table-row table:style-name="ro1">
          <table:table-cell office:value-type="float" office:value="2.14572" calcext:value-type="float">
            <text:p>2.14572</text:p>
          </table:table-cell>
          <table:table-cell office:value-type="float" office:value="2.15029" calcext:value-type="float">
            <text:p>2.15029</text:p>
          </table:table-cell>
          <table:table-cell table:number-columns-repeated="66"/>
          <table:table-cell table:formula="of:=MIN([.A24:.BL24])" office:value-type="float" office:value="2.14572" calcext:value-type="float">
            <text:p>2.14572</text:p>
          </table:table-cell>
          <table:table-cell table:formula="of:=MAX([.A24:.BL24])" office:value-type="float" office:value="2.15029" calcext:value-type="float">
            <text:p>2.15029</text:p>
          </table:table-cell>
          <table:table-cell table:number-columns-repeated="7"/>
        </table:table-row>
        <table:table-row table:style-name="ro1">
          <table:table-cell office:value-type="float" office:value="0.976289" calcext:value-type="float">
            <text:p>0.976289</text:p>
          </table:table-cell>
          <table:table-cell office:value-type="float" office:value="0.728793" calcext:value-type="float">
            <text:p>0.728793</text:p>
          </table:table-cell>
          <table:table-cell table:number-columns-repeated="66"/>
          <table:table-cell table:formula="of:=MIN([.A25:.BL25])" office:value-type="float" office:value="0.728793" calcext:value-type="float">
            <text:p>0.728793</text:p>
          </table:table-cell>
          <table:table-cell table:formula="of:=MAX([.A25:.BL25])" office:value-type="float" office:value="0.976289" calcext:value-type="float">
            <text:p>0.976289</text:p>
          </table:table-cell>
          <table:table-cell table:number-columns-repeated="7"/>
        </table:table-row>
        <table:table-row table:style-name="ro1">
          <table:table-cell office:value-type="float" office:value="0.976041" calcext:value-type="float">
            <text:p>0.976041</text:p>
          </table:table-cell>
          <table:table-cell office:value-type="float" office:value="0.809185" calcext:value-type="float">
            <text:p>0.809185</text:p>
          </table:table-cell>
          <table:table-cell table:number-columns-repeated="66"/>
          <table:table-cell table:formula="of:=MIN([.A26:.BL26])" office:value-type="float" office:value="0.809185" calcext:value-type="float">
            <text:p>0.809185</text:p>
          </table:table-cell>
          <table:table-cell table:formula="of:=MAX([.A26:.BL26])" office:value-type="float" office:value="0.976041" calcext:value-type="float">
            <text:p>0.976041</text:p>
          </table:table-cell>
          <table:table-cell table:number-columns-repeated="7"/>
        </table:table-row>
        <table:table-row table:style-name="ro1">
          <table:table-cell office:value-type="float" office:value="1.39845" calcext:value-type="float">
            <text:p>1.39845</text:p>
          </table:table-cell>
          <table:table-cell office:value-type="float" office:value="1.9739" calcext:value-type="float">
            <text:p>1.9739</text:p>
          </table:table-cell>
          <table:table-cell table:number-columns-repeated="66"/>
          <table:table-cell table:formula="of:=MIN([.A27:.BL27])" office:value-type="float" office:value="1.39845" calcext:value-type="float">
            <text:p>1.39845</text:p>
          </table:table-cell>
          <table:table-cell table:formula="of:=MAX([.A27:.BL27])" office:value-type="float" office:value="1.9739" calcext:value-type="float">
            <text:p>1.9739</text:p>
          </table:table-cell>
          <table:table-cell table:number-columns-repeated="7"/>
        </table:table-row>
        <table:table-row table:style-name="ro1">
          <table:table-cell office:value-type="float" office:value="1.43099" calcext:value-type="float">
            <text:p>1.43099</text:p>
          </table:table-cell>
          <table:table-cell office:value-type="float" office:value="2.06189" calcext:value-type="float">
            <text:p>2.06189</text:p>
          </table:table-cell>
          <table:table-cell table:number-columns-repeated="66"/>
          <table:table-cell table:formula="of:=MIN([.A28:.BL28])" office:value-type="float" office:value="1.43099" calcext:value-type="float">
            <text:p>1.43099</text:p>
          </table:table-cell>
          <table:table-cell table:formula="of:=MAX([.A28:.BL28])" office:value-type="float" office:value="2.06189" calcext:value-type="float">
            <text:p>2.06189</text:p>
          </table:table-cell>
          <table:table-cell table:number-columns-repeated="7"/>
        </table:table-row>
        <table:table-row table:style-name="ro1">
          <table:table-cell office:value-type="float" office:value="1.46442" calcext:value-type="float">
            <text:p>1.46442</text:p>
          </table:table-cell>
          <table:table-cell office:value-type="float" office:value="2.02325" calcext:value-type="float">
            <text:p>2.02325</text:p>
          </table:table-cell>
          <table:table-cell table:number-columns-repeated="66"/>
          <table:table-cell table:formula="of:=MIN([.A29:.BL29])" office:value-type="float" office:value="1.46442" calcext:value-type="float">
            <text:p>1.46442</text:p>
          </table:table-cell>
          <table:table-cell table:formula="of:=MAX([.A29:.BL29])" office:value-type="float" office:value="2.02325" calcext:value-type="float">
            <text:p>2.02325</text:p>
          </table:table-cell>
          <table:table-cell table:number-columns-repeated="7"/>
        </table:table-row>
        <table:table-row table:style-name="ro1">
          <table:table-cell office:value-type="float" office:value="0.853604" calcext:value-type="float">
            <text:p>0.853604</text:p>
          </table:table-cell>
          <table:table-cell office:value-type="float" office:value="0.882728" calcext:value-type="float">
            <text:p>0.882728</text:p>
          </table:table-cell>
          <table:table-cell table:number-columns-repeated="66"/>
          <table:table-cell table:formula="of:=MIN([.A30:.BL30])" office:value-type="float" office:value="0.853604" calcext:value-type="float">
            <text:p>0.853604</text:p>
          </table:table-cell>
          <table:table-cell table:formula="of:=MAX([.A30:.BL30])" office:value-type="float" office:value="0.882728" calcext:value-type="float">
            <text:p>0.882728</text:p>
          </table:table-cell>
          <table:table-cell table:number-columns-repeated="7"/>
        </table:table-row>
        <table:table-row table:style-name="ro1">
          <table:table-cell office:value-type="float" office:value="1.32528" calcext:value-type="float">
            <text:p>1.32528</text:p>
          </table:table-cell>
          <table:table-cell office:value-type="float" office:value="1.95408" calcext:value-type="float">
            <text:p>1.95408</text:p>
          </table:table-cell>
          <table:table-cell table:number-columns-repeated="66"/>
          <table:table-cell table:formula="of:=MIN([.A31:.BL31])" office:value-type="float" office:value="1.32528" calcext:value-type="float">
            <text:p>1.32528</text:p>
          </table:table-cell>
          <table:table-cell table:formula="of:=MAX([.A31:.BL31])" office:value-type="float" office:value="1.95408" calcext:value-type="float">
            <text:p>1.95408</text:p>
          </table:table-cell>
          <table:table-cell table:number-columns-repeated="7"/>
        </table:table-row>
        <table:table-row table:style-name="ro1">
          <table:table-cell office:value-type="float" office:value="1.42439" calcext:value-type="float">
            <text:p>1.42439</text:p>
          </table:table-cell>
          <table:table-cell office:value-type="float" office:value="2.06487" calcext:value-type="float">
            <text:p>2.06487</text:p>
          </table:table-cell>
          <table:table-cell table:number-columns-repeated="66"/>
          <table:table-cell table:formula="of:=MIN([.A32:.BL32])" office:value-type="float" office:value="1.42439" calcext:value-type="float">
            <text:p>1.42439</text:p>
          </table:table-cell>
          <table:table-cell table:formula="of:=MAX([.A32:.BL32])" office:value-type="float" office:value="2.06487" calcext:value-type="float">
            <text:p>2.06487</text:p>
          </table:table-cell>
          <table:table-cell table:number-columns-repeated="7"/>
        </table:table-row>
        <table:table-row table:style-name="ro1">
          <table:table-cell office:value-type="float" office:value="1.41036" calcext:value-type="float">
            <text:p>1.41036</text:p>
          </table:table-cell>
          <table:table-cell office:value-type="float" office:value="1.91608" calcext:value-type="float">
            <text:p>1.91608</text:p>
          </table:table-cell>
          <table:table-cell table:number-columns-repeated="66"/>
          <table:table-cell table:formula="of:=MIN([.A33:.BL33])" office:value-type="float" office:value="1.41036" calcext:value-type="float">
            <text:p>1.41036</text:p>
          </table:table-cell>
          <table:table-cell table:formula="of:=MAX([.A33:.BL33])" office:value-type="float" office:value="1.91608" calcext:value-type="float">
            <text:p>1.91608</text:p>
          </table:table-cell>
          <table:table-cell table:number-columns-repeated="7"/>
        </table:table-row>
        <table:table-row table:style-name="ro1">
          <table:table-cell office:value-type="float" office:value="0.89663" calcext:value-type="float">
            <text:p>0.89663</text:p>
          </table:table-cell>
          <table:table-cell office:value-type="float" office:value="0.801408" calcext:value-type="float">
            <text:p>0.801408</text:p>
          </table:table-cell>
          <table:table-cell table:number-columns-repeated="66"/>
          <table:table-cell table:formula="of:=MIN([.A34:.BL34])" office:value-type="float" office:value="0.801408" calcext:value-type="float">
            <text:p>0.801408</text:p>
          </table:table-cell>
          <table:table-cell table:formula="of:=MAX([.A34:.BL34])" office:value-type="float" office:value="0.89663" calcext:value-type="float">
            <text:p>0.89663</text:p>
          </table:table-cell>
          <table:table-cell table:number-columns-repeated="7"/>
        </table:table-row>
        <table:table-row table:style-name="ro1">
          <table:table-cell office:value-type="float" office:value="2.06638" calcext:value-type="float">
            <text:p>2.06638</text:p>
          </table:table-cell>
          <table:table-cell office:value-type="float" office:value="2.11382" calcext:value-type="float">
            <text:p>2.11382</text:p>
          </table:table-cell>
          <table:table-cell table:number-columns-repeated="66"/>
          <table:table-cell table:formula="of:=MIN([.A35:.BL35])" office:value-type="float" office:value="2.06638" calcext:value-type="float">
            <text:p>2.06638</text:p>
          </table:table-cell>
          <table:table-cell table:formula="of:=MAX([.A35:.BL35])" office:value-type="float" office:value="2.11382" calcext:value-type="float">
            <text:p>2.11382</text:p>
          </table:table-cell>
          <table:table-cell table:number-columns-repeated="7"/>
        </table:table-row>
        <table:table-row table:style-name="ro1">
          <table:table-cell office:value-type="float" office:value="2.16634" calcext:value-type="float">
            <text:p>2.16634</text:p>
          </table:table-cell>
          <table:table-cell office:value-type="float" office:value="2.17358" calcext:value-type="float">
            <text:p>2.17358</text:p>
          </table:table-cell>
          <table:table-cell table:number-columns-repeated="66"/>
          <table:table-cell table:formula="of:=MIN([.A36:.BL36])" office:value-type="float" office:value="2.16634" calcext:value-type="float">
            <text:p>2.16634</text:p>
          </table:table-cell>
          <table:table-cell table:formula="of:=MAX([.A36:.BL36])" office:value-type="float" office:value="2.17358" calcext:value-type="float">
            <text:p>2.17358</text:p>
          </table:table-cell>
          <table:table-cell table:number-columns-repeated="7"/>
        </table:table-row>
        <table:table-row table:style-name="ro1">
          <table:table-cell office:value-type="float" office:value="0.843242" calcext:value-type="float">
            <text:p>0.843242</text:p>
          </table:table-cell>
          <table:table-cell office:value-type="float" office:value="0.875114" calcext:value-type="float">
            <text:p>0.875114</text:p>
          </table:table-cell>
          <table:table-cell table:number-columns-repeated="66"/>
          <table:table-cell table:formula="of:=MIN([.A37:.BL37])" office:value-type="float" office:value="0.843242" calcext:value-type="float">
            <text:p>0.843242</text:p>
          </table:table-cell>
          <table:table-cell table:formula="of:=MAX([.A37:.BL37])" office:value-type="float" office:value="0.875114" calcext:value-type="float">
            <text:p>0.875114</text:p>
          </table:table-cell>
          <table:table-cell table:number-columns-repeated="7"/>
        </table:table-row>
        <table:table-row table:style-name="ro1">
          <table:table-cell office:value-type="float" office:value="2.00314" calcext:value-type="float">
            <text:p>2.00314</text:p>
          </table:table-cell>
          <table:table-cell office:value-type="float" office:value="2.05039" calcext:value-type="float">
            <text:p>2.05039</text:p>
          </table:table-cell>
          <table:table-cell table:number-columns-repeated="66"/>
          <table:table-cell table:formula="of:=MIN([.A38:.BL38])" office:value-type="float" office:value="2.00314" calcext:value-type="float">
            <text:p>2.00314</text:p>
          </table:table-cell>
          <table:table-cell table:formula="of:=MAX([.A38:.BL38])" office:value-type="float" office:value="2.05039" calcext:value-type="float">
            <text:p>2.05039</text:p>
          </table:table-cell>
          <table:table-cell table:number-columns-repeated="7"/>
        </table:table-row>
        <table:table-row table:style-name="ro1">
          <table:table-cell office:value-type="float" office:value="1.42153" calcext:value-type="float">
            <text:p>1.42153</text:p>
          </table:table-cell>
          <table:table-cell office:value-type="float" office:value="1.95263" calcext:value-type="float">
            <text:p>1.95263</text:p>
          </table:table-cell>
          <table:table-cell table:number-columns-repeated="66"/>
          <table:table-cell table:formula="of:=MIN([.A39:.BL39])" office:value-type="float" office:value="1.42153" calcext:value-type="float">
            <text:p>1.42153</text:p>
          </table:table-cell>
          <table:table-cell table:formula="of:=MAX([.A39:.BL39])" office:value-type="float" office:value="1.95263" calcext:value-type="float">
            <text:p>1.95263</text:p>
          </table:table-cell>
          <table:table-cell table:number-columns-repeated="7"/>
        </table:table-row>
        <table:table-row table:style-name="ro1">
          <table:table-cell office:value-type="float" office:value="1.43562" calcext:value-type="float">
            <text:p>1.43562</text:p>
          </table:table-cell>
          <table:table-cell office:value-type="float" office:value="2.04349" calcext:value-type="float">
            <text:p>2.04349</text:p>
          </table:table-cell>
          <table:table-cell table:number-columns-repeated="66"/>
          <table:table-cell table:formula="of:=MIN([.A40:.BL40])" office:value-type="float" office:value="1.43562" calcext:value-type="float">
            <text:p>1.43562</text:p>
          </table:table-cell>
          <table:table-cell table:formula="of:=MAX([.A40:.BL40])" office:value-type="float" office:value="2.04349" calcext:value-type="float">
            <text:p>2.04349</text:p>
          </table:table-cell>
          <table:table-cell table:number-columns-repeated="7"/>
        </table:table-row>
        <table:table-row table:style-name="ro1">
          <table:table-cell office:value-type="float" office:value="1.43344" calcext:value-type="float">
            <text:p>1.43344</text:p>
          </table:table-cell>
          <table:table-cell office:value-type="float" office:value="1.96986" calcext:value-type="float">
            <text:p>1.96986</text:p>
          </table:table-cell>
          <table:table-cell table:number-columns-repeated="66"/>
          <table:table-cell table:formula="of:=MIN([.A41:.BL41])" office:value-type="float" office:value="1.43344" calcext:value-type="float">
            <text:p>1.43344</text:p>
          </table:table-cell>
          <table:table-cell table:formula="of:=MAX([.A41:.BL41])" office:value-type="float" office:value="1.96986" calcext:value-type="float">
            <text:p>1.96986</text:p>
          </table:table-cell>
          <table:table-cell table:number-columns-repeated="7"/>
        </table:table-row>
        <table:table-row table:style-name="ro1">
          <table:table-cell office:value-type="float" office:value="1.99465" calcext:value-type="float">
            <text:p>1.99465</text:p>
          </table:table-cell>
          <table:table-cell office:value-type="float" office:value="2.01705" calcext:value-type="float">
            <text:p>2.01705</text:p>
          </table:table-cell>
          <table:table-cell table:number-columns-repeated="66"/>
          <table:table-cell table:formula="of:=MIN([.A42:.BL42])" office:value-type="float" office:value="1.99465" calcext:value-type="float">
            <text:p>1.99465</text:p>
          </table:table-cell>
          <table:table-cell table:formula="of:=MAX([.A42:.BL42])" office:value-type="float" office:value="2.01705" calcext:value-type="float">
            <text:p>2.0170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4541" calcext:value-type="float">
            <text:p>1.04541</text:p>
          </table:table-cell>
          <table:table-cell office:value-type="float" office:value="1.68715" calcext:value-type="float">
            <text:p>1.68715</text:p>
          </table:table-cell>
          <table:table-cell office:value-type="float" office:value="1.08803" calcext:value-type="float">
            <text:p>1.08803</text:p>
          </table:table-cell>
          <table:table-cell office:value-type="float" office:value="2.19762" calcext:value-type="float">
            <text:p>2.19762</text:p>
          </table:table-cell>
          <table:table-cell table:number-columns-repeated="64"/>
          <table:table-cell table:formula="of:=MIN([.A44:.BL44])" office:value-type="float" office:value="1.04541" calcext:value-type="float">
            <text:p>1.04541</text:p>
          </table:table-cell>
          <table:table-cell table:formula="of:=MAX([.A44:.BL44])" office:value-type="float" office:value="2.19762" calcext:value-type="float">
            <text:p>2.19762</text:p>
          </table:table-cell>
          <table:table-cell table:number-columns-repeated="7"/>
        </table:table-row>
        <table:table-row table:style-name="ro1">
          <table:table-cell office:value-type="float" office:value="1.07536" calcext:value-type="float">
            <text:p>1.07536</text:p>
          </table:table-cell>
          <table:table-cell office:value-type="float" office:value="1.08138" calcext:value-type="float">
            <text:p>1.08138</text:p>
          </table:table-cell>
          <table:table-cell office:value-type="float" office:value="1.09692" calcext:value-type="float">
            <text:p>1.09692</text:p>
          </table:table-cell>
          <table:table-cell office:value-type="float" office:value="1.09782" calcext:value-type="float">
            <text:p>1.09782</text:p>
          </table:table-cell>
          <table:table-cell table:number-columns-repeated="64"/>
          <table:table-cell table:formula="of:=MIN([.A45:.BL45])" office:value-type="float" office:value="1.07536" calcext:value-type="float">
            <text:p>1.07536</text:p>
          </table:table-cell>
          <table:table-cell table:formula="of:=MAX([.A45:.BL45])" office:value-type="float" office:value="1.09782" calcext:value-type="float">
            <text:p>1.09782</text:p>
          </table:table-cell>
          <table:table-cell table:number-columns-repeated="7"/>
        </table:table-row>
        <table:table-row table:style-name="ro1">
          <table:table-cell office:value-type="float" office:value="0.744182" calcext:value-type="float">
            <text:p>0.744182</text:p>
          </table:table-cell>
          <table:table-cell office:value-type="float" office:value="0.656568" calcext:value-type="float">
            <text:p>0.656568</text:p>
          </table:table-cell>
          <table:table-cell office:value-type="float" office:value="1.7111" calcext:value-type="float">
            <text:p>1.7111</text:p>
          </table:table-cell>
          <table:table-cell office:value-type="float" office:value="0.597184" calcext:value-type="float">
            <text:p>0.597184</text:p>
          </table:table-cell>
          <table:table-cell table:number-columns-repeated="64"/>
          <table:table-cell table:formula="of:=MIN([.A46:.BL46])" office:value-type="float" office:value="0.597184" calcext:value-type="float">
            <text:p>0.597184</text:p>
          </table:table-cell>
          <table:table-cell table:formula="of:=MAX([.A46:.BL46])" office:value-type="float" office:value="1.7111" calcext:value-type="float">
            <text:p>1.7111</text:p>
          </table:table-cell>
          <table:table-cell table:number-columns-repeated="7"/>
        </table:table-row>
        <table:table-row table:style-name="ro1">
          <table:table-cell office:value-type="float" office:value="1.06229" calcext:value-type="float">
            <text:p>1.06229</text:p>
          </table:table-cell>
          <table:table-cell office:value-type="float" office:value="1.65849" calcext:value-type="float">
            <text:p>1.65849</text:p>
          </table:table-cell>
          <table:table-cell office:value-type="float" office:value="1.81727" calcext:value-type="float">
            <text:p>1.81727</text:p>
          </table:table-cell>
          <table:table-cell office:value-type="float" office:value="1.06565" calcext:value-type="float">
            <text:p>1.06565</text:p>
          </table:table-cell>
          <table:table-cell table:number-columns-repeated="64"/>
          <table:table-cell table:formula="of:=MIN([.A47:.BL47])" office:value-type="float" office:value="1.06229" calcext:value-type="float">
            <text:p>1.06229</text:p>
          </table:table-cell>
          <table:table-cell table:formula="of:=MAX([.A47:.BL47])" office:value-type="float" office:value="1.81727" calcext:value-type="float">
            <text:p>1.81727</text:p>
          </table:table-cell>
          <table:table-cell table:number-columns-repeated="7"/>
        </table:table-row>
        <table:table-row table:style-name="ro1">
          <table:table-cell office:value-type="float" office:value="1.07482" calcext:value-type="float">
            <text:p>1.07482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364472" calcext:value-type="float">
            <text:p>0.364472</text:p>
          </table:table-cell>
          <table:table-cell office:value-type="float" office:value="0.363786" calcext:value-type="float">
            <text:p>0.363786</text:p>
          </table:table-cell>
          <table:table-cell table:number-columns-repeated="64"/>
          <table:table-cell table:formula="of:=MIN([.A48:.BL48])" office:value-type="float" office:value="0.363786" calcext:value-type="float">
            <text:p>0.363786</text:p>
          </table:table-cell>
          <table:table-cell table:formula="of:=MAX([.A48:.BL48])" office:value-type="float" office:value="1.0792" calcext:value-type="float">
            <text:p>1.0792</text:p>
          </table:table-cell>
          <table:table-cell table:number-columns-repeated="7"/>
        </table:table-row>
        <table:table-row table:style-name="ro1">
          <table:table-cell office:value-type="float" office:value="1.07346" calcext:value-type="float">
            <text:p>1.07346</text:p>
          </table:table-cell>
          <table:table-cell office:value-type="float" office:value="1.0748" calcext:value-type="float">
            <text:p>1.074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1.06387" calcext:value-type="float">
            <text:p>1.06387</text:p>
          </table:table-cell>
          <table:table-cell table:number-columns-repeated="64"/>
          <table:table-cell table:formula="of:=MIN([.A49:.BL49])" office:value-type="float" office:value="1.06272" calcext:value-type="float">
            <text:p>1.06272</text:p>
          </table:table-cell>
          <table:table-cell table:formula="of:=MAX([.A49:.BL49])" office:value-type="float" office:value="1.0748" calcext:value-type="float">
            <text:p>1.0748</text:p>
          </table:table-cell>
          <table:table-cell table:number-columns-repeated="7"/>
        </table:table-row>
        <table:table-row table:style-name="ro1">
          <table:table-cell office:value-type="float" office:value="2.06765" calcext:value-type="float">
            <text:p>2.06765</text:p>
          </table:table-cell>
          <table:table-cell office:value-type="float" office:value="2.07411" calcext:value-type="float">
            <text:p>2.07411</text:p>
          </table:table-cell>
          <table:table-cell office:value-type="float" office:value="2.16922" calcext:value-type="float">
            <text:p>2.16922</text:p>
          </table:table-cell>
          <table:table-cell office:value-type="float" office:value="2.19511" calcext:value-type="float">
            <text:p>2.19511</text:p>
          </table:table-cell>
          <table:table-cell table:number-columns-repeated="64"/>
          <table:table-cell table:formula="of:=MIN([.A50:.BL50])" office:value-type="float" office:value="2.06765" calcext:value-type="float">
            <text:p>2.06765</text:p>
          </table:table-cell>
          <table:table-cell table:formula="of:=MAX([.A50:.BL50])" office:value-type="float" office:value="2.19511" calcext:value-type="float">
            <text:p>2.19511</text:p>
          </table:table-cell>
          <table:table-cell table:number-columns-repeated="7"/>
        </table:table-row>
        <table:table-row table:style-name="ro1">
          <table:table-cell office:value-type="float" office:value="0.717263" calcext:value-type="float">
            <text:p>0.717263</text:p>
          </table:table-cell>
          <table:table-cell office:value-type="float" office:value="1.07899" calcext:value-type="float">
            <text:p>1.07899</text:p>
          </table:table-cell>
          <table:table-cell office:value-type="float" office:value="1.98576" calcext:value-type="float">
            <text:p>1.98576</text:p>
          </table:table-cell>
          <table:table-cell office:value-type="float" office:value="1.41668" calcext:value-type="float">
            <text:p>1.41668</text:p>
          </table:table-cell>
          <table:table-cell table:number-columns-repeated="64"/>
          <table:table-cell table:formula="of:=MIN([.A51:.BL51])" office:value-type="float" office:value="0.717263" calcext:value-type="float">
            <text:p>0.717263</text:p>
          </table:table-cell>
          <table:table-cell table:formula="of:=MAX([.A51:.BL51])" office:value-type="float" office:value="1.98576" calcext:value-type="float">
            <text:p>1.98576</text:p>
          </table:table-cell>
          <table:table-cell table:number-columns-repeated="7"/>
        </table:table-row>
        <table:table-row table:style-name="ro1">
          <table:table-cell office:value-type="float" office:value="1.07147" calcext:value-type="float">
            <text:p>1.07147</text:p>
          </table:table-cell>
          <table:table-cell office:value-type="float" office:value="1.07502" calcext:value-type="float">
            <text:p>1.07502</text:p>
          </table:table-cell>
          <table:table-cell office:value-type="float" office:value="1.06335" calcext:value-type="float">
            <text:p>1.06335</text:p>
          </table:table-cell>
          <table:table-cell office:value-type="float" office:value="1.06405" calcext:value-type="float">
            <text:p>1.06405</text:p>
          </table:table-cell>
          <table:table-cell table:number-columns-repeated="64"/>
          <table:table-cell table:formula="of:=MIN([.A52:.BL52])" office:value-type="float" office:value="1.06335" calcext:value-type="float">
            <text:p>1.06335</text:p>
          </table:table-cell>
          <table:table-cell table:formula="of:=MAX([.A52:.BL52])" office:value-type="float" office:value="1.07502" calcext:value-type="float">
            <text:p>1.07502</text:p>
          </table:table-cell>
          <table:table-cell table:number-columns-repeated="7"/>
        </table:table-row>
        <table:table-row table:style-name="ro1">
          <table:table-cell office:value-type="float" office:value="1.13377" calcext:value-type="float">
            <text:p>1.13377</text:p>
          </table:table-cell>
          <table:table-cell office:value-type="float" office:value="1.93616" calcext:value-type="float">
            <text:p>1.93616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1.42751" calcext:value-type="float">
            <text:p>1.42751</text:p>
          </table:table-cell>
          <table:table-cell table:number-columns-repeated="64"/>
          <table:table-cell table:formula="of:=MIN([.A53:.BL53])" office:value-type="float" office:value="1.13377" calcext:value-type="float">
            <text:p>1.13377</text:p>
          </table:table-cell>
          <table:table-cell table:formula="of:=MAX([.A53:.BL53])" office:value-type="float" office:value="2.23124" calcext:value-type="float">
            <text:p>2.23124</text:p>
          </table:table-cell>
          <table:table-cell table:number-columns-repeated="7"/>
        </table:table-row>
        <table:table-row table:style-name="ro1">
          <table:table-cell office:value-type="float" office:value="1.16898" calcext:value-type="float">
            <text:p>1.16898</text:p>
          </table:table-cell>
          <table:table-cell office:value-type="float" office:value="2.29373" calcext:value-type="float">
            <text:p>2.29373</text:p>
          </table:table-cell>
          <table:table-cell office:value-type="float" office:value="2.40902" calcext:value-type="float">
            <text:p>2.40902</text:p>
          </table:table-cell>
          <table:table-cell office:value-type="float" office:value="1.43384" calcext:value-type="float">
            <text:p>1.43384</text:p>
          </table:table-cell>
          <table:table-cell table:number-columns-repeated="64"/>
          <table:table-cell table:formula="of:=MIN([.A54:.BL54])" office:value-type="float" office:value="1.16898" calcext:value-type="float">
            <text:p>1.16898</text:p>
          </table:table-cell>
          <table:table-cell table:formula="of:=MAX([.A54:.BL54])" office:value-type="float" office:value="2.40902" calcext:value-type="float">
            <text:p>2.40902</text:p>
          </table:table-cell>
          <table:table-cell table:number-columns-repeated="7"/>
        </table:table-row>
        <table:table-row table:style-name="ro1">
          <table:table-cell office:value-type="float" office:value="1.71722" calcext:value-type="float">
            <text:p>1.71722</text:p>
          </table:table-cell>
          <table:table-cell office:value-type="float" office:value="2.36036" calcext:value-type="float">
            <text:p>2.36036</text:p>
          </table:table-cell>
          <table:table-cell office:value-type="float" office:value="2.66364" calcext:value-type="float">
            <text:p>2.66364</text:p>
          </table:table-cell>
          <table:table-cell office:value-type="float" office:value="1.49661" calcext:value-type="float">
            <text:p>1.49661</text:p>
          </table:table-cell>
          <table:table-cell table:number-columns-repeated="64"/>
          <table:table-cell table:formula="of:=MIN([.A55:.BL55])" office:value-type="float" office:value="1.49661" calcext:value-type="float">
            <text:p>1.49661</text:p>
          </table:table-cell>
          <table:table-cell table:formula="of:=MAX([.A55:.BL55])" office:value-type="float" office:value="2.66364" calcext:value-type="float">
            <text:p>2.66364</text:p>
          </table:table-cell>
          <table:table-cell table:number-columns-repeated="7"/>
        </table:table-row>
        <table:table-row table:style-name="ro1">
          <table:table-cell office:value-type="float" office:value="1.24347" calcext:value-type="float">
            <text:p>1.24347</text:p>
          </table:table-cell>
          <table:table-cell office:value-type="float" office:value="1.77937" calcext:value-type="float">
            <text:p>1.77937</text:p>
          </table:table-cell>
          <table:table-cell office:value-type="float" office:value="2.59871" calcext:value-type="float">
            <text:p>2.59871</text:p>
          </table:table-cell>
          <table:table-cell office:value-type="float" office:value="1.02955" calcext:value-type="float">
            <text:p>1.02955</text:p>
          </table:table-cell>
          <table:table-cell table:number-columns-repeated="64"/>
          <table:table-cell table:formula="of:=MIN([.A56:.BL56])" office:value-type="float" office:value="1.02955" calcext:value-type="float">
            <text:p>1.02955</text:p>
          </table:table-cell>
          <table:table-cell table:formula="of:=MAX([.A56:.BL56])" office:value-type="float" office:value="2.59871" calcext:value-type="float">
            <text:p>2.59871</text:p>
          </table:table-cell>
          <table:table-cell table:number-columns-repeated="7"/>
        </table:table-row>
        <table:table-row table:style-name="ro1">
          <table:table-cell office:value-type="float" office:value="2.62758" calcext:value-type="float">
            <text:p>2.62758</text:p>
          </table:table-cell>
          <table:table-cell office:value-type="float" office:value="2.68715" calcext:value-type="float">
            <text:p>2.68715</text:p>
          </table:table-cell>
          <table:table-cell office:value-type="float" office:value="2.93412" calcext:value-type="float">
            <text:p>2.93412</text:p>
          </table:table-cell>
          <table:table-cell office:value-type="float" office:value="3.09475" calcext:value-type="float">
            <text:p>3.09475</text:p>
          </table:table-cell>
          <table:table-cell table:number-columns-repeated="64"/>
          <table:table-cell table:formula="of:=MIN([.A57:.BL57])" office:value-type="float" office:value="2.62758" calcext:value-type="float">
            <text:p>2.62758</text:p>
          </table:table-cell>
          <table:table-cell table:formula="of:=MAX([.A57:.BL57])" office:value-type="float" office:value="3.09475" calcext:value-type="float">
            <text:p>3.09475</text:p>
          </table:table-cell>
          <table:table-cell table:number-columns-repeated="7"/>
        </table:table-row>
        <table:table-row table:style-name="ro1">
          <table:table-cell office:value-type="float" office:value="1.17705" calcext:value-type="float">
            <text:p>1.17705</text:p>
          </table:table-cell>
          <table:table-cell office:value-type="float" office:value="2.155" calcext:value-type="float">
            <text:p>2.155</text:p>
          </table:table-cell>
          <table:table-cell office:value-type="float" office:value="1.54267" calcext:value-type="float">
            <text:p>1.54267</text:p>
          </table:table-cell>
          <table:table-cell office:value-type="float" office:value="2.77773" calcext:value-type="float">
            <text:p>2.77773</text:p>
          </table:table-cell>
          <table:table-cell table:number-columns-repeated="64"/>
          <table:table-cell table:formula="of:=MIN([.A58:.BL58])" office:value-type="float" office:value="1.17705" calcext:value-type="float">
            <text:p>1.17705</text:p>
          </table:table-cell>
          <table:table-cell table:formula="of:=MAX([.A58:.BL58])" office:value-type="float" office:value="2.77773" calcext:value-type="float">
            <text:p>2.77773</text:p>
          </table:table-cell>
          <table:table-cell table:number-columns-repeated="7"/>
        </table:table-row>
        <table:table-row table:style-name="ro1">
          <table:table-cell office:value-type="float" office:value="1.55889" calcext:value-type="float">
            <text:p>1.55889</text:p>
          </table:table-cell>
          <table:table-cell office:value-type="float" office:value="1.11464" calcext:value-type="float">
            <text:p>1.11464</text:p>
          </table:table-cell>
          <table:table-cell office:value-type="float" office:value="2.7853" calcext:value-type="float">
            <text:p>2.7853</text:p>
          </table:table-cell>
          <table:table-cell office:value-type="float" office:value="2.84613" calcext:value-type="float">
            <text:p>2.84613</text:p>
          </table:table-cell>
          <table:table-cell table:number-columns-repeated="64"/>
          <table:table-cell table:formula="of:=MIN([.A59:.BL59])" office:value-type="float" office:value="1.11464" calcext:value-type="float">
            <text:p>1.11464</text:p>
          </table:table-cell>
          <table:table-cell table:formula="of:=MAX([.A59:.BL59])" office:value-type="float" office:value="2.84613" calcext:value-type="float">
            <text:p>2.84613</text:p>
          </table:table-cell>
          <table:table-cell table:number-columns-repeated="7"/>
        </table:table-row>
        <table:table-row table:style-name="ro1">
          <table:table-cell office:value-type="float" office:value="1.06464" calcext:value-type="float">
            <text:p>1.06464</text:p>
          </table:table-cell>
          <table:table-cell office:value-type="float" office:value="1.41571" calcext:value-type="float">
            <text:p>1.41571</text:p>
          </table:table-cell>
          <table:table-cell office:value-type="float" office:value="1.69694" calcext:value-type="float">
            <text:p>1.69694</text:p>
          </table:table-cell>
          <table:table-cell office:value-type="float" office:value="0.614658" calcext:value-type="float">
            <text:p>0.614658</text:p>
          </table:table-cell>
          <table:table-cell table:number-columns-repeated="64"/>
          <table:table-cell table:formula="of:=MIN([.A60:.BL60])" office:value-type="float" office:value="0.614658" calcext:value-type="float">
            <text:p>0.614658</text:p>
          </table:table-cell>
          <table:table-cell table:formula="of:=MAX([.A60:.BL60])" office:value-type="float" office:value="1.69694" calcext:value-type="float">
            <text:p>1.69694</text:p>
          </table:table-cell>
          <table:table-cell table:number-columns-repeated="7"/>
        </table:table-row>
        <table:table-row table:style-name="ro1">
          <table:table-cell office:value-type="float" office:value="1.07403" calcext:value-type="float">
            <text:p>1.07403</text:p>
          </table:table-cell>
          <table:table-cell office:value-type="float" office:value="1.40275" calcext:value-type="float">
            <text:p>1.40275</text:p>
          </table:table-cell>
          <table:table-cell office:value-type="float" office:value="0.929527" calcext:value-type="float">
            <text:p>0.929527</text:p>
          </table:table-cell>
          <table:table-cell office:value-type="float" office:value="2.1042" calcext:value-type="float">
            <text:p>2.1042</text:p>
          </table:table-cell>
          <table:table-cell table:number-columns-repeated="64"/>
          <table:table-cell table:formula="of:=MIN([.A61:.BL61])" office:value-type="float" office:value="0.929527" calcext:value-type="float">
            <text:p>0.929527</text:p>
          </table:table-cell>
          <table:table-cell table:formula="of:=MAX([.A61:.BL61])" office:value-type="float" office:value="2.1042" calcext:value-type="float">
            <text:p>2.1042</text:p>
          </table:table-cell>
          <table:table-cell table:number-columns-repeated="7"/>
        </table:table-row>
        <table:table-row table:style-name="ro1">
          <table:table-cell office:value-type="float" office:value="1.0026" calcext:value-type="float">
            <text:p>1.0026</text:p>
          </table:table-cell>
          <table:table-cell office:value-type="float" office:value="1.03646" calcext:value-type="float">
            <text:p>1.03646</text:p>
          </table:table-cell>
          <table:table-cell office:value-type="float" office:value="2.06975" calcext:value-type="float">
            <text:p>2.06975</text:p>
          </table:table-cell>
          <table:table-cell office:value-type="float" office:value="2.12214" calcext:value-type="float">
            <text:p>2.12214</text:p>
          </table:table-cell>
          <table:table-cell table:number-columns-repeated="64"/>
          <table:table-cell table:formula="of:=MIN([.A62:.BL62])" office:value-type="float" office:value="1.0026" calcext:value-type="float">
            <text:p>1.0026</text:p>
          </table:table-cell>
          <table:table-cell table:formula="of:=MAX([.A62:.BL62])" office:value-type="float" office:value="2.12214" calcext:value-type="float">
            <text:p>2.12214</text:p>
          </table:table-cell>
          <table:table-cell table:number-columns-repeated="7"/>
        </table:table-row>
        <table:table-row table:style-name="ro1">
          <table:table-cell office:value-type="float" office:value="1.07796" calcext:value-type="float">
            <text:p>1.07796</text:p>
          </table:table-cell>
          <table:table-cell office:value-type="float" office:value="1.54373" calcext:value-type="float">
            <text:p>1.54373</text:p>
          </table:table-cell>
          <table:table-cell office:value-type="float" office:value="1.61773" calcext:value-type="float">
            <text:p>1.61773</text:p>
          </table:table-cell>
          <table:table-cell office:value-type="float" office:value="0.431854" calcext:value-type="float">
            <text:p>0.431854</text:p>
          </table:table-cell>
          <table:table-cell table:number-columns-repeated="64"/>
          <table:table-cell table:formula="of:=MIN([.A63:.BL63])" office:value-type="float" office:value="0.431854" calcext:value-type="float">
            <text:p>0.431854</text:p>
          </table:table-cell>
          <table:table-cell table:formula="of:=MAX([.A63:.BL63])" office:value-type="float" office:value="1.61773" calcext:value-type="float">
            <text:p>1.617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191" calcext:value-type="float">
            <text:p>1.1191</text:p>
          </table:table-cell>
          <table:table-cell office:value-type="float" office:value="1.20923" calcext:value-type="float">
            <text:p>1.20923</text:p>
          </table:table-cell>
          <table:table-cell office:value-type="float" office:value="1.30025" calcext:value-type="float">
            <text:p>1.30025</text:p>
          </table:table-cell>
          <table:table-cell office:value-type="float" office:value="1.39018" calcext:value-type="float">
            <text:p>1.39018</text:p>
          </table:table-cell>
          <table:table-cell office:value-type="float" office:value="0.656519" calcext:value-type="float">
            <text:p>0.656519</text:p>
          </table:table-cell>
          <table:table-cell office:value-type="float" office:value="0.838137" calcext:value-type="float">
            <text:p>0.838137</text:p>
          </table:table-cell>
          <table:table-cell office:value-type="float" office:value="0.998285" calcext:value-type="float">
            <text:p>0.998285</text:p>
          </table:table-cell>
          <table:table-cell office:value-type="float" office:value="1.02887" calcext:value-type="float">
            <text:p>1.02887</text:p>
          </table:table-cell>
          <table:table-cell table:number-columns-repeated="60"/>
          <table:table-cell table:formula="of:=MIN([.A65:.BL65])" office:value-type="float" office:value="0.656519" calcext:value-type="float">
            <text:p>0.656519</text:p>
          </table:table-cell>
          <table:table-cell table:formula="of:=MAX([.A65:.BL65])" office:value-type="float" office:value="1.39018" calcext:value-type="float">
            <text:p>1.39018</text:p>
          </table:table-cell>
          <table:table-cell table:number-columns-repeated="7"/>
        </table:table-row>
        <table:table-row table:style-name="ro1">
          <table:table-cell office:value-type="float" office:value="0.555181" calcext:value-type="float">
            <text:p>0.555181</text:p>
          </table:table-cell>
          <table:table-cell office:value-type="float" office:value="0.533115" calcext:value-type="float">
            <text:p>0.533115</text:p>
          </table:table-cell>
          <table:table-cell office:value-type="float" office:value="1.13608" calcext:value-type="float">
            <text:p>1.13608</text:p>
          </table:table-cell>
          <table:table-cell office:value-type="float" office:value="1.16414" calcext:value-type="float">
            <text:p>1.16414</text:p>
          </table:table-cell>
          <table:table-cell office:value-type="float" office:value="0.561069" calcext:value-type="float">
            <text:p>0.561069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1.06918" calcext:value-type="float">
            <text:p>1.06918</text:p>
          </table:table-cell>
          <table:table-cell office:value-type="float" office:value="1.02419" calcext:value-type="float">
            <text:p>1.02419</text:p>
          </table:table-cell>
          <table:table-cell table:number-columns-repeated="60"/>
          <table:table-cell table:formula="of:=MIN([.A66:.BL66])" office:value-type="float" office:value="0.501665" calcext:value-type="float">
            <text:p>0.501665</text:p>
          </table:table-cell>
          <table:table-cell table:formula="of:=MAX([.A66:.BL66])" office:value-type="float" office:value="1.16414" calcext:value-type="float">
            <text:p>1.16414</text:p>
          </table:table-cell>
          <table:table-cell table:number-columns-repeated="7"/>
        </table:table-row>
        <table:table-row table:style-name="ro1">
          <table:table-cell office:value-type="float" office:value="0.960255" calcext:value-type="float">
            <text:p>0.960255</text:p>
          </table:table-cell>
          <table:table-cell office:value-type="float" office:value="1.06717" calcext:value-type="float">
            <text:p>1.06717</text:p>
          </table:table-cell>
          <table:table-cell office:value-type="float" office:value="1.36655" calcext:value-type="float">
            <text:p>1.36655</text:p>
          </table:table-cell>
          <table:table-cell office:value-type="float" office:value="0.857344" calcext:value-type="float">
            <text:p>0.857344</text:p>
          </table:table-cell>
          <table:table-cell office:value-type="float" office:value="1.89738" calcext:value-type="float">
            <text:p>1.89738</text:p>
          </table:table-cell>
          <table:table-cell office:value-type="float" office:value="0.573601" calcext:value-type="float">
            <text:p>0.573601</text:p>
          </table:table-cell>
          <table:table-cell office:value-type="float" office:value="1.02888" calcext:value-type="float">
            <text:p>1.02888</text:p>
          </table:table-cell>
          <table:table-cell office:value-type="float" office:value="0.252987" calcext:value-type="float">
            <text:p>0.252987</text:p>
          </table:table-cell>
          <table:table-cell table:number-columns-repeated="60"/>
          <table:table-cell table:formula="of:=MIN([.A67:.BL67])" office:value-type="float" office:value="0.252987" calcext:value-type="float">
            <text:p>0.252987</text:p>
          </table:table-cell>
          <table:table-cell table:formula="of:=MAX([.A67:.BL67])" office:value-type="float" office:value="1.89738" calcext:value-type="float">
            <text:p>1.89738</text:p>
          </table:table-cell>
          <table:table-cell table:number-columns-repeated="7"/>
        </table:table-row>
        <table:table-row table:style-name="ro1">
          <table:table-cell office:value-type="float" office:value="0.56006" calcext:value-type="float">
            <text:p>0.56006</text:p>
          </table:table-cell>
          <table:table-cell office:value-type="float" office:value="0.827936" calcext:value-type="float">
            <text:p>0.827936</text:p>
          </table:table-cell>
          <table:table-cell office:value-type="float" office:value="0.530963" calcext:value-type="float">
            <text:p>0.530963</text:p>
          </table:table-cell>
          <table:table-cell office:value-type="float" office:value="1.47981" calcext:value-type="float">
            <text:p>1.47981</text:p>
          </table:table-cell>
          <table:table-cell office:value-type="float" office:value="0.953414" calcext:value-type="float">
            <text:p>0.953414</text:p>
          </table:table-cell>
          <table:table-cell office:value-type="float" office:value="1.48566" calcext:value-type="float">
            <text:p>1.48566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0.667088" calcext:value-type="float">
            <text:p>0.667088</text:p>
          </table:table-cell>
          <table:table-cell table:number-columns-repeated="60"/>
          <table:table-cell table:formula="of:=MIN([.A68:.BL68])" office:value-type="float" office:value="0.530963" calcext:value-type="float">
            <text:p>0.530963</text:p>
          </table:table-cell>
          <table:table-cell table:formula="of:=MAX([.A68:.BL68])" office:value-type="float" office:value="1.48566" calcext:value-type="float">
            <text:p>1.48566</text:p>
          </table:table-cell>
          <table:table-cell table:number-columns-repeated="7"/>
        </table:table-row>
        <table:table-row table:style-name="ro1">
          <table:table-cell office:value-type="float" office:value="0.366504" calcext:value-type="float">
            <text:p>0.366504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0.719988" calcext:value-type="float">
            <text:p>0.719988</text:p>
          </table:table-cell>
          <table:table-cell office:value-type="float" office:value="0.542286" calcext:value-type="float">
            <text:p>0.542286</text:p>
          </table:table-cell>
          <table:table-cell office:value-type="float" office:value="0.537864" calcext:value-type="float">
            <text:p>0.537864</text:p>
          </table:table-cell>
          <table:table-cell office:value-type="float" office:value="0.539992" calcext:value-type="float">
            <text:p>0.539992</text:p>
          </table:table-cell>
          <table:table-cell office:value-type="float" office:value="0.185187" calcext:value-type="float">
            <text:p>0.185187</text:p>
          </table:table-cell>
          <table:table-cell table:number-columns-repeated="60"/>
          <table:table-cell table:formula="of:=MIN([.A69:.BL69])" office:value-type="float" office:value="0.185187" calcext:value-type="float">
            <text:p>0.185187</text:p>
          </table:table-cell>
          <table:table-cell table:formula="of:=MAX([.A69:.BL69])" office:value-type="float" office:value="0.92142" calcext:value-type="float">
            <text:p>0.92142</text:p>
          </table:table-cell>
          <table:table-cell table:number-columns-repeated="7"/>
        </table:table-row>
        <table:table-row table:style-name="ro1">
          <table:table-cell office:value-type="float" office:value="1.08837" calcext:value-type="float">
            <text:p>1.08837</text:p>
          </table:table-cell>
          <table:table-cell office:value-type="float" office:value="1.1668" calcext:value-type="float">
            <text:p>1.1668</text:p>
          </table:table-cell>
          <table:table-cell office:value-type="float" office:value="1.18162" calcext:value-type="float">
            <text:p>1.18162</text:p>
          </table:table-cell>
          <table:table-cell office:value-type="float" office:value="1.183" calcext:value-type="float">
            <text:p>1.183</text:p>
          </table:table-cell>
          <table:table-cell office:value-type="float" office:value="0.554904" calcext:value-type="float">
            <text:p>0.554904</text:p>
          </table:table-cell>
          <table:table-cell office:value-type="float" office:value="0.757107" calcext:value-type="float">
            <text:p>0.757107</text:p>
          </table:table-cell>
          <table:table-cell office:value-type="float" office:value="0.838882" calcext:value-type="float">
            <text:p>0.838882</text:p>
          </table:table-cell>
          <table:table-cell office:value-type="float" office:value="0.981131" calcext:value-type="float">
            <text:p>0.981131</text:p>
          </table:table-cell>
          <table:table-cell table:number-columns-repeated="60"/>
          <table:table-cell table:formula="of:=MIN([.A70:.BL70])" office:value-type="float" office:value="0.554904" calcext:value-type="float">
            <text:p>0.554904</text:p>
          </table:table-cell>
          <table:table-cell table:formula="of:=MAX([.A70:.BL70])" office:value-type="float" office:value="1.183" calcext:value-type="float">
            <text:p>1.183</text:p>
          </table:table-cell>
          <table:table-cell table:number-columns-repeated="7"/>
        </table:table-row>
        <table:table-row table:style-name="ro1">
          <table:table-cell office:value-type="float" office:value="0.381648" calcext:value-type="float">
            <text:p>0.381648</text:p>
          </table:table-cell>
          <table:table-cell office:value-type="float" office:value="0.624859" calcext:value-type="float">
            <text:p>0.624859</text:p>
          </table:table-cell>
          <table:table-cell office:value-type="float" office:value="0.514089" calcext:value-type="float">
            <text:p>0.514089</text:p>
          </table:table-cell>
          <table:table-cell office:value-type="float" office:value="0.415371" calcext:value-type="float">
            <text:p>0.415371</text:p>
          </table:table-cell>
          <table:table-cell office:value-type="float" office:value="0.359512" calcext:value-type="float">
            <text:p>0.359512</text:p>
          </table:table-cell>
          <table:table-cell office:value-type="float" office:value="0.555186" calcext:value-type="float">
            <text:p>0.555186</text:p>
          </table:table-cell>
          <table:table-cell office:value-type="float" office:value="0.486852" calcext:value-type="float">
            <text:p>0.486852</text:p>
          </table:table-cell>
          <table:table-cell office:value-type="float" office:value="0.428892" calcext:value-type="float">
            <text:p>0.428892</text:p>
          </table:table-cell>
          <table:table-cell table:number-columns-repeated="60"/>
          <table:table-cell table:formula="of:=MIN([.A71:.BL71])" office:value-type="float" office:value="0.359512" calcext:value-type="float">
            <text:p>0.359512</text:p>
          </table:table-cell>
          <table:table-cell table:formula="of:=MAX([.A71:.BL71])" office:value-type="float" office:value="0.624859" calcext:value-type="float">
            <text:p>0.624859</text:p>
          </table:table-cell>
          <table:table-cell table:number-columns-repeated="7"/>
        </table:table-row>
        <table:table-row table:style-name="ro1">
          <table:table-cell office:value-type="float" office:value="0.530505" calcext:value-type="float">
            <text:p>0.530505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1.21326" calcext:value-type="float">
            <text:p>1.21326</text:p>
          </table:table-cell>
          <table:table-cell office:value-type="float" office:value="1.39481" calcext:value-type="float">
            <text:p>1.39481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767623" calcext:value-type="float">
            <text:p>0.767623</text:p>
          </table:table-cell>
          <table:table-cell office:value-type="float" office:value="1.06657" calcext:value-type="float">
            <text:p>1.06657</text:p>
          </table:table-cell>
          <table:table-cell office:value-type="float" office:value="0.80096" calcext:value-type="float">
            <text:p>0.80096</text:p>
          </table:table-cell>
          <table:table-cell table:number-columns-repeated="60"/>
          <table:table-cell table:formula="of:=MIN([.A72:.BL72])" office:value-type="float" office:value="0.530505" calcext:value-type="float">
            <text:p>0.530505</text:p>
          </table:table-cell>
          <table:table-cell table:formula="of:=MAX([.A72:.BL72])" office:value-type="float" office:value="1.39481" calcext:value-type="float">
            <text:p>1.39481</text:p>
          </table:table-cell>
          <table:table-cell table:number-columns-repeated="7"/>
        </table:table-row>
        <table:table-row table:style-name="ro1">
          <table:table-cell office:value-type="float" office:value="0.543657" calcext:value-type="float">
            <text:p>0.543657</text:p>
          </table:table-cell>
          <table:table-cell office:value-type="float" office:value="0.815861" calcext:value-type="float">
            <text:p>0.815861</text:p>
          </table:table-cell>
          <table:table-cell office:value-type="float" office:value="0.681301" calcext:value-type="float">
            <text:p>0.681301</text:p>
          </table:table-cell>
          <table:table-cell office:value-type="float" office:value="1.32105" calcext:value-type="float">
            <text:p>1.32105</text:p>
          </table:table-cell>
          <table:table-cell office:value-type="float" office:value="0.805864" calcext:value-type="float">
            <text:p>0.805864</text:p>
          </table:table-cell>
          <table:table-cell office:value-type="float" office:value="1.12826" calcext:value-type="float">
            <text:p>1.12826</text:p>
          </table:table-cell>
          <table:table-cell office:value-type="float" office:value="0.364569" calcext:value-type="float">
            <text:p>0.364569</text:p>
          </table:table-cell>
          <table:table-cell office:value-type="float" office:value="0.45912" calcext:value-type="float">
            <text:p>0.45912</text:p>
          </table:table-cell>
          <table:table-cell table:number-columns-repeated="60"/>
          <table:table-cell table:formula="of:=MIN([.A73:.BL73])" office:value-type="float" office:value="0.364569" calcext:value-type="float">
            <text:p>0.364569</text:p>
          </table:table-cell>
          <table:table-cell table:formula="of:=MAX([.A73:.BL73])" office:value-type="float" office:value="1.32105" calcext:value-type="float">
            <text:p>1.32105</text:p>
          </table:table-cell>
          <table:table-cell table:number-columns-repeated="7"/>
        </table:table-row>
        <table:table-row table:style-name="ro1">
          <table:table-cell office:value-type="float" office:value="1.03109" calcext:value-type="float">
            <text:p>1.03109</text:p>
          </table:table-cell>
          <table:table-cell office:value-type="float" office:value="1.10036" calcext:value-type="float">
            <text:p>1.10036</text:p>
          </table:table-cell>
          <table:table-cell office:value-type="float" office:value="1.12143" calcext:value-type="float">
            <text:p>1.12143</text:p>
          </table:table-cell>
          <table:table-cell office:value-type="float" office:value="1.19176" calcext:value-type="float">
            <text:p>1.19176</text:p>
          </table:table-cell>
          <table:table-cell office:value-type="float" office:value="1.14017" calcext:value-type="float">
            <text:p>1.14017</text:p>
          </table:table-cell>
          <table:table-cell office:value-type="float" office:value="2.27101" calcext:value-type="float">
            <text:p>2.27101</text:p>
          </table:table-cell>
          <table:table-cell office:value-type="float" office:value="2.29114" calcext:value-type="float">
            <text:p>2.29114</text:p>
          </table:table-cell>
          <table:table-cell office:value-type="float" office:value="1.21445" calcext:value-type="float">
            <text:p>1.21445</text:p>
          </table:table-cell>
          <table:table-cell table:number-columns-repeated="60"/>
          <table:table-cell table:formula="of:=MIN([.A74:.BL74])" office:value-type="float" office:value="1.03109" calcext:value-type="float">
            <text:p>1.03109</text:p>
          </table:table-cell>
          <table:table-cell table:formula="of:=MAX([.A74:.BL74])" office:value-type="float" office:value="2.29114" calcext:value-type="float">
            <text:p>2.29114</text:p>
          </table:table-cell>
          <table:table-cell table:number-columns-repeated="7"/>
        </table:table-row>
        <table:table-row table:style-name="ro1">
          <table:table-cell office:value-type="float" office:value="1.13421" calcext:value-type="float">
            <text:p>1.13421</text:p>
          </table:table-cell>
          <table:table-cell office:value-type="float" office:value="1.17016" calcext:value-type="float">
            <text:p>1.17016</text:p>
          </table:table-cell>
          <table:table-cell office:value-type="float" office:value="1.19433" calcext:value-type="float">
            <text:p>1.19433</text:p>
          </table:table-cell>
          <table:table-cell office:value-type="float" office:value="0.541963" calcext:value-type="float">
            <text:p>0.541963</text:p>
          </table:table-cell>
          <table:table-cell office:value-type="float" office:value="0.764178" calcext:value-type="float">
            <text:p>0.764178</text:p>
          </table:table-cell>
          <table:table-cell office:value-type="float" office:value="0.864156" calcext:value-type="float">
            <text:p>0.864156</text:p>
          </table:table-cell>
          <table:table-cell office:value-type="float" office:value="2.07609" calcext:value-type="float">
            <text:p>2.07609</text:p>
          </table:table-cell>
          <table:table-cell office:value-type="float" office:value="0.325802" calcext:value-type="float">
            <text:p>0.325802</text:p>
          </table:table-cell>
          <table:table-cell table:number-columns-repeated="60"/>
          <table:table-cell table:formula="of:=MIN([.A75:.BL75])" office:value-type="float" office:value="0.325802" calcext:value-type="float">
            <text:p>0.325802</text:p>
          </table:table-cell>
          <table:table-cell table:formula="of:=MAX([.A75:.BL75])" office:value-type="float" office:value="2.07609" calcext:value-type="float">
            <text:p>2.07609</text:p>
          </table:table-cell>
          <table:table-cell table:number-columns-repeated="7"/>
        </table:table-row>
        <table:table-row table:style-name="ro1">
          <table:table-cell office:value-type="float" office:value="1.1606" calcext:value-type="float">
            <text:p>1.1606</text:p>
          </table:table-cell>
          <table:table-cell office:value-type="float" office:value="1.16912" calcext:value-type="float">
            <text:p>1.16912</text:p>
          </table:table-cell>
          <table:table-cell office:value-type="float" office:value="1.17662" calcext:value-type="float">
            <text:p>1.17662</text:p>
          </table:table-cell>
          <table:table-cell office:value-type="float" office:value="1.19646" calcext:value-type="float">
            <text:p>1.19646</text:p>
          </table:table-cell>
          <table:table-cell office:value-type="float" office:value="0.524589" calcext:value-type="float">
            <text:p>0.524589</text:p>
          </table:table-cell>
          <table:table-cell office:value-type="float" office:value="0.827367" calcext:value-type="float">
            <text:p>0.827367</text:p>
          </table:table-cell>
          <table:table-cell office:value-type="float" office:value="0.933995" calcext:value-type="float">
            <text:p>0.933995</text:p>
          </table:table-cell>
          <table:table-cell office:value-type="float" office:value="1.06473" calcext:value-type="float">
            <text:p>1.06473</text:p>
          </table:table-cell>
          <table:table-cell table:number-columns-repeated="60"/>
          <table:table-cell table:formula="of:=MIN([.A76:.BL76])" office:value-type="float" office:value="0.524589" calcext:value-type="float">
            <text:p>0.524589</text:p>
          </table:table-cell>
          <table:table-cell table:formula="of:=MAX([.A76:.BL76])" office:value-type="float" office:value="1.19646" calcext:value-type="float">
            <text:p>1.19646</text:p>
          </table:table-cell>
          <table:table-cell table:number-columns-repeated="7"/>
        </table:table-row>
        <table:table-row table:style-name="ro1">
          <table:table-cell office:value-type="float" office:value="0.491932" calcext:value-type="float">
            <text:p>0.491932</text:p>
          </table:table-cell>
          <table:table-cell office:value-type="float" office:value="0.512286" calcext:value-type="float">
            <text:p>0.512286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1.19138" calcext:value-type="float">
            <text:p>1.19138</text:p>
          </table:table-cell>
          <table:table-cell office:value-type="float" office:value="0.619737" calcext:value-type="float">
            <text:p>0.619737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14354" calcext:value-type="float">
            <text:p>1.14354</text:p>
          </table:table-cell>
          <table:table-cell office:value-type="float" office:value="1.15465" calcext:value-type="float">
            <text:p>1.15465</text:p>
          </table:table-cell>
          <table:table-cell table:number-columns-repeated="60"/>
          <table:table-cell table:formula="of:=MIN([.A77:.BL77])" office:value-type="float" office:value="0.491932" calcext:value-type="float">
            <text:p>0.491932</text:p>
          </table:table-cell>
          <table:table-cell table:formula="of:=MAX([.A77:.BL77])" office:value-type="float" office:value="1.19138" calcext:value-type="float">
            <text:p>1.19138</text:p>
          </table:table-cell>
          <table:table-cell table:number-columns-repeated="7"/>
        </table:table-row>
        <table:table-row table:style-name="ro1">
          <table:table-cell office:value-type="float" office:value="0.535671" calcext:value-type="float">
            <text:p>0.535671</text:p>
          </table:table-cell>
          <table:table-cell office:value-type="float" office:value="0.535215" calcext:value-type="float">
            <text:p>0.535215</text:p>
          </table:table-cell>
          <table:table-cell office:value-type="float" office:value="0.542935" calcext:value-type="float">
            <text:p>0.542935</text:p>
          </table:table-cell>
          <table:table-cell office:value-type="float" office:value="0.548598" calcext:value-type="float">
            <text:p>0.548598</text:p>
          </table:table-cell>
          <table:table-cell office:value-type="float" office:value="0.543315" calcext:value-type="float">
            <text:p>0.543315</text:p>
          </table:table-cell>
          <table:table-cell office:value-type="float" office:value="1.09303" calcext:value-type="float">
            <text:p>1.09303</text:p>
          </table:table-cell>
          <table:table-cell office:value-type="float" office:value="0.900672" calcext:value-type="float">
            <text:p>0.900672</text:p>
          </table:table-cell>
          <table:table-cell office:value-type="float" office:value="0.500038" calcext:value-type="float">
            <text:p>0.500038</text:p>
          </table:table-cell>
          <table:table-cell table:number-columns-repeated="60"/>
          <table:table-cell table:formula="of:=MIN([.A78:.BL78])" office:value-type="float" office:value="0.500038" calcext:value-type="float">
            <text:p>0.500038</text:p>
          </table:table-cell>
          <table:table-cell table:formula="of:=MAX([.A78:.BL78])" office:value-type="float" office:value="1.09303" calcext:value-type="float">
            <text:p>1.09303</text:p>
          </table:table-cell>
          <table:table-cell table:number-columns-repeated="7"/>
        </table:table-row>
        <table:table-row table:style-name="ro1">
          <table:table-cell office:value-type="float" office:value="1.14455" calcext:value-type="float">
            <text:p>1.14455</text:p>
          </table:table-cell>
          <table:table-cell office:value-type="float" office:value="1.14755" calcext:value-type="float">
            <text:p>1.14755</text:p>
          </table:table-cell>
          <table:table-cell office:value-type="float" office:value="1.17152" calcext:value-type="float">
            <text:p>1.17152</text:p>
          </table:table-cell>
          <table:table-cell office:value-type="float" office:value="1.20681" calcext:value-type="float">
            <text:p>1.20681</text:p>
          </table:table-cell>
          <table:table-cell office:value-type="float" office:value="0.375304" calcext:value-type="float">
            <text:p>0.375304</text:p>
          </table:table-cell>
          <table:table-cell office:value-type="float" office:value="0.562766" calcext:value-type="float">
            <text:p>0.562766</text:p>
          </table:table-cell>
          <table:table-cell office:value-type="float" office:value="0.483573" calcext:value-type="float">
            <text:p>0.483573</text:p>
          </table:table-cell>
          <table:table-cell office:value-type="float" office:value="1.02351" calcext:value-type="float">
            <text:p>1.02351</text:p>
          </table:table-cell>
          <table:table-cell table:number-columns-repeated="60"/>
          <table:table-cell table:formula="of:=MIN([.A79:.BL79])" office:value-type="float" office:value="0.375304" calcext:value-type="float">
            <text:p>0.375304</text:p>
          </table:table-cell>
          <table:table-cell table:formula="of:=MAX([.A79:.BL79])" office:value-type="float" office:value="1.20681" calcext:value-type="float">
            <text:p>1.20681</text:p>
          </table:table-cell>
          <table:table-cell table:number-columns-repeated="7"/>
        </table:table-row>
        <table:table-row table:style-name="ro1">
          <table:table-cell office:value-type="float" office:value="1.13009" calcext:value-type="float">
            <text:p>1.13009</text:p>
          </table:table-cell>
          <table:table-cell office:value-type="float" office:value="1.13453" calcext:value-type="float">
            <text:p>1.13453</text:p>
          </table:table-cell>
          <table:table-cell office:value-type="float" office:value="1.14135" calcext:value-type="float">
            <text:p>1.14135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1.74538" calcext:value-type="float">
            <text:p>1.74538</text:p>
          </table:table-cell>
          <table:table-cell office:value-type="float" office:value="0.812568" calcext:value-type="float">
            <text:p>0.812568</text:p>
          </table:table-cell>
          <table:table-cell office:value-type="float" office:value="0.909626" calcext:value-type="float">
            <text:p>0.909626</text:p>
          </table:table-cell>
          <table:table-cell office:value-type="float" office:value="1.07079" calcext:value-type="float">
            <text:p>1.07079</text:p>
          </table:table-cell>
          <table:table-cell table:number-columns-repeated="60"/>
          <table:table-cell table:formula="of:=MIN([.A80:.BL80])" office:value-type="float" office:value="0.58195" calcext:value-type="float">
            <text:p>0.58195</text:p>
          </table:table-cell>
          <table:table-cell table:formula="of:=MAX([.A80:.BL80])" office:value-type="float" office:value="1.74538" calcext:value-type="float">
            <text:p>1.74538</text:p>
          </table:table-cell>
          <table:table-cell table:number-columns-repeated="7"/>
        </table:table-row>
        <table:table-row table:style-name="ro1">
          <table:table-cell office:value-type="float" office:value="0.538932" calcext:value-type="float">
            <text:p>0.538932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14908" calcext:value-type="float">
            <text:p>1.14908</text:p>
          </table:table-cell>
          <table:table-cell office:value-type="float" office:value="1.19421" calcext:value-type="float">
            <text:p>1.19421</text:p>
          </table:table-cell>
          <table:table-cell office:value-type="float" office:value="0.853431" calcext:value-type="float">
            <text:p>0.853431</text:p>
          </table:table-cell>
          <table:table-cell office:value-type="float" office:value="0.406022" calcext:value-type="float">
            <text:p>0.406022</text:p>
          </table:table-cell>
          <table:table-cell office:value-type="float" office:value="1.02711" calcext:value-type="float">
            <text:p>1.02711</text:p>
          </table:table-cell>
          <table:table-cell table:number-columns-repeated="60"/>
          <table:table-cell table:formula="of:=MIN([.A81:.BL81])" office:value-type="float" office:value="0.406022" calcext:value-type="float">
            <text:p>0.406022</text:p>
          </table:table-cell>
          <table:table-cell table:formula="of:=MAX([.A81:.BL81])" office:value-type="float" office:value="1.19649" calcext:value-type="float">
            <text:p>1.19649</text:p>
          </table:table-cell>
          <table:table-cell table:number-columns-repeated="7"/>
        </table:table-row>
        <table:table-row table:style-name="ro1">
          <table:table-cell office:value-type="float" office:value="1.16618" calcext:value-type="float">
            <text:p>1.16618</text:p>
          </table:table-cell>
          <table:table-cell office:value-type="float" office:value="1.19609" calcext:value-type="float">
            <text:p>1.19609</text:p>
          </table:table-cell>
          <table:table-cell office:value-type="float" office:value="1.21109" calcext:value-type="float">
            <text:p>1.21109</text:p>
          </table:table-cell>
          <table:table-cell office:value-type="float" office:value="0.562249" calcext:value-type="float">
            <text:p>0.562249</text:p>
          </table:table-cell>
          <table:table-cell office:value-type="float" office:value="1.04508" calcext:value-type="float">
            <text:p>1.04508</text:p>
          </table:table-cell>
          <table:table-cell office:value-type="float" office:value="1.09121" calcext:value-type="float">
            <text:p>1.09121</text:p>
          </table:table-cell>
          <table:table-cell office:value-type="float" office:value="2.26447" calcext:value-type="float">
            <text:p>2.26447</text:p>
          </table:table-cell>
          <table:table-cell office:value-type="float" office:value="1.0708" calcext:value-type="float">
            <text:p>1.0708</text:p>
          </table:table-cell>
          <table:table-cell table:number-columns-repeated="60"/>
          <table:table-cell table:formula="of:=MIN([.A82:.BL82])" office:value-type="float" office:value="0.562249" calcext:value-type="float">
            <text:p>0.562249</text:p>
          </table:table-cell>
          <table:table-cell table:formula="of:=MAX([.A82:.BL82])" office:value-type="float" office:value="2.26447" calcext:value-type="float">
            <text:p>2.26447</text:p>
          </table:table-cell>
          <table:table-cell table:number-columns-repeated="7"/>
        </table:table-row>
        <table:table-row table:style-name="ro1">
          <table:table-cell office:value-type="float" office:value="0.56143" calcext:value-type="float">
            <text:p>0.56143</text:p>
          </table:table-cell>
          <table:table-cell office:value-type="float" office:value="0.823102" calcext:value-type="float">
            <text:p>0.823102</text:p>
          </table:table-cell>
          <table:table-cell office:value-type="float" office:value="0.688417" calcext:value-type="float">
            <text:p>0.688417</text:p>
          </table:table-cell>
          <table:table-cell office:value-type="float" office:value="0.532453" calcext:value-type="float">
            <text:p>0.532453</text:p>
          </table:table-cell>
          <table:table-cell office:value-type="float" office:value="1.51752" calcext:value-type="float">
            <text:p>1.51752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0.542226" calcext:value-type="float">
            <text:p>0.542226</text:p>
          </table:table-cell>
          <table:table-cell office:value-type="float" office:value="0.380249" calcext:value-type="float">
            <text:p>0.380249</text:p>
          </table:table-cell>
          <table:table-cell table:number-columns-repeated="60"/>
          <table:table-cell table:formula="of:=MIN([.A83:.BL83])" office:value-type="float" office:value="0.380249" calcext:value-type="float">
            <text:p>0.380249</text:p>
          </table:table-cell>
          <table:table-cell table:formula="of:=MAX([.A83:.BL83])" office:value-type="float" office:value="1.51752" calcext:value-type="float">
            <text:p>1.51752</text:p>
          </table:table-cell>
          <table:table-cell table:number-columns-repeated="7"/>
        </table:table-row>
        <table:table-row table:style-name="ro1">
          <table:table-cell office:value-type="float" office:value="0.557055" calcext:value-type="float">
            <text:p>0.557055</text:p>
          </table:table-cell>
          <table:table-cell office:value-type="float" office:value="1.08997" calcext:value-type="float">
            <text:p>1.08997</text:p>
          </table:table-cell>
          <table:table-cell office:value-type="float" office:value="1.10525" calcext:value-type="float">
            <text:p>1.10525</text:p>
          </table:table-cell>
          <table:table-cell office:value-type="float" office:value="0.587525" calcext:value-type="float">
            <text:p>0.587525</text:p>
          </table:table-cell>
          <table:table-cell office:value-type="float" office:value="0.537553" calcext:value-type="float">
            <text:p>0.537553</text:p>
          </table:table-cell>
          <table:table-cell office:value-type="float" office:value="0.802646" calcext:value-type="float">
            <text:p>0.802646</text:p>
          </table:table-cell>
          <table:table-cell office:value-type="float" office:value="1.01124" calcext:value-type="float">
            <text:p>1.01124</text:p>
          </table:table-cell>
          <table:table-cell office:value-type="float" office:value="1.08591" calcext:value-type="float">
            <text:p>1.08591</text:p>
          </table:table-cell>
          <table:table-cell table:number-columns-repeated="60"/>
          <table:table-cell table:formula="of:=MIN([.A84:.BL84])" office:value-type="float" office:value="0.537553" calcext:value-type="float">
            <text:p>0.537553</text:p>
          </table:table-cell>
          <table:table-cell table:formula="of:=MAX([.A84:.BL84])" office:value-type="float" office:value="1.10525" calcext:value-type="float">
            <text:p>1.1052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66179" calcext:value-type="float">
            <text:p>0.566179</text:p>
          </table:table-cell>
          <table:table-cell office:value-type="float" office:value="0.582629" calcext:value-type="float">
            <text:p>0.582629</text:p>
          </table:table-cell>
          <table:table-cell office:value-type="float" office:value="0.560599" calcext:value-type="float">
            <text:p>0.560599</text:p>
          </table:table-cell>
          <table:table-cell office:value-type="float" office:value="0.578323" calcext:value-type="float">
            <text:p>0.578323</text:p>
          </table:table-cell>
          <table:table-cell office:value-type="float" office:value="0.568882" calcext:value-type="float">
            <text:p>0.568882</text:p>
          </table:table-cell>
          <table:table-cell office:value-type="float" office:value="0.569337" calcext:value-type="float">
            <text:p>0.569337</text:p>
          </table:table-cell>
          <table:table-cell office:value-type="float" office:value="1.13079" calcext:value-type="float">
            <text:p>1.13079</text:p>
          </table:table-cell>
          <table:table-cell office:value-type="float" office:value="0.586736" calcext:value-type="float">
            <text:p>0.586736</text:p>
          </table:table-cell>
          <table:table-cell office:value-type="float" office:value="1.73107" calcext:value-type="float">
            <text:p>1.73107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0.319878" calcext:value-type="float">
            <text:p>0.319878</text:p>
          </table:table-cell>
          <table:table-cell office:value-type="float" office:value="1.45945" calcext:value-type="float">
            <text:p>1.45945</text:p>
          </table:table-cell>
          <table:table-cell office:value-type="float" office:value="0.416297" calcext:value-type="float">
            <text:p>0.416297</text:p>
          </table:table-cell>
          <table:table-cell office:value-type="float" office:value="0.439961" calcext:value-type="float">
            <text:p>0.439961</text:p>
          </table:table-cell>
          <table:table-cell office:value-type="float" office:value="2.16991" calcext:value-type="float">
            <text:p>2.16991</text:p>
          </table:table-cell>
          <table:table-cell office:value-type="float" office:value="0.126396" calcext:value-type="float">
            <text:p>0.126396</text:p>
          </table:table-cell>
          <table:table-cell table:number-columns-repeated="52"/>
          <table:table-cell table:formula="of:=MIN([.A86:.BL86])" office:value-type="float" office:value="0.126396" calcext:value-type="float">
            <text:p>0.126396</text:p>
          </table:table-cell>
          <table:table-cell table:formula="of:=MAX([.A86:.BL86])" office:value-type="float" office:value="2.16991" calcext:value-type="float">
            <text:p>2.16991</text:p>
          </table:table-cell>
          <table:table-cell table:number-columns-repeated="7"/>
        </table:table-row>
        <table:table-row table:style-name="ro1">
          <table:table-cell office:value-type="float" office:value="0.556515" calcext:value-type="float">
            <text:p>0.556515</text:p>
          </table:table-cell>
          <table:table-cell office:value-type="float" office:value="0.575597" calcext:value-type="float">
            <text:p>0.575597</text:p>
          </table:table-cell>
          <table:table-cell office:value-type="float" office:value="0.620654" calcext:value-type="float">
            <text:p>0.620654</text:p>
          </table:table-cell>
          <table:table-cell office:value-type="float" office:value="0.571051" calcext:value-type="float">
            <text:p>0.571051</text:p>
          </table:table-cell>
          <table:table-cell office:value-type="float" office:value="0.603066" calcext:value-type="float">
            <text:p>0.603066</text:p>
          </table:table-cell>
          <table:table-cell office:value-type="float" office:value="1.16821" calcext:value-type="float">
            <text:p>1.16821</text:p>
          </table:table-cell>
          <table:table-cell office:value-type="float" office:value="0.205554" calcext:value-type="float">
            <text:p>0.205554</text:p>
          </table:table-cell>
          <table:table-cell office:value-type="float" office:value="0.267217" calcext:value-type="float">
            <text:p>0.267217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1.03651" calcext:value-type="float">
            <text:p>1.03651</text:p>
          </table:table-cell>
          <table:table-cell office:value-type="float" office:value="0.513256" calcext:value-type="float">
            <text:p>0.513256</text:p>
          </table:table-cell>
          <table:table-cell office:value-type="float" office:value="0.56658" calcext:value-type="float">
            <text:p>0.56658</text:p>
          </table:table-cell>
          <table:table-cell office:value-type="float" office:value="0.40897" calcext:value-type="float">
            <text:p>0.40897</text:p>
          </table:table-cell>
          <table:table-cell office:value-type="float" office:value="0.579355" calcext:value-type="float">
            <text:p>0.579355</text:p>
          </table:table-cell>
          <table:table-cell office:value-type="float" office:value="0.562958" calcext:value-type="float">
            <text:p>0.562958</text:p>
          </table:table-cell>
          <table:table-cell office:value-type="float" office:value="0.213984" calcext:value-type="float">
            <text:p>0.213984</text:p>
          </table:table-cell>
          <table:table-cell table:number-columns-repeated="52"/>
          <table:table-cell table:formula="of:=MIN([.A87:.BL87])" office:value-type="float" office:value="0.205554" calcext:value-type="float">
            <text:p>0.205554</text:p>
          </table:table-cell>
          <table:table-cell table:formula="of:=MAX([.A87:.BL87])" office:value-type="float" office:value="1.16821" calcext:value-type="float">
            <text:p>1.16821</text:p>
          </table:table-cell>
          <table:table-cell table:number-columns-repeated="7"/>
        </table:table-row>
        <table:table-row table:style-name="ro1">
          <table:table-cell office:value-type="float" office:value="0.262542" calcext:value-type="float">
            <text:p>0.262542</text:p>
          </table:table-cell>
          <table:table-cell office:value-type="float" office:value="0.415673" calcext:value-type="float">
            <text:p>0.415673</text:p>
          </table:table-cell>
          <table:table-cell office:value-type="float" office:value="0.491664" calcext:value-type="float">
            <text:p>0.491664</text:p>
          </table:table-cell>
          <table:table-cell office:value-type="float" office:value="0.397859" calcext:value-type="float">
            <text:p>0.397859</text:p>
          </table:table-cell>
          <table:table-cell office:value-type="float" office:value="0.403559" calcext:value-type="float">
            <text:p>0.403559</text:p>
          </table:table-cell>
          <table:table-cell office:value-type="float" office:value="0.44356" calcext:value-type="float">
            <text:p>0.44356</text:p>
          </table:table-cell>
          <table:table-cell office:value-type="float" office:value="0.505518" calcext:value-type="float">
            <text:p>0.505518</text:p>
          </table:table-cell>
          <table:table-cell office:value-type="float" office:value="0.555913" calcext:value-type="float">
            <text:p>0.555913</text:p>
          </table:table-cell>
          <table:table-cell office:value-type="float" office:value="0.571535" calcext:value-type="float">
            <text:p>0.571535</text:p>
          </table:table-cell>
          <table:table-cell office:value-type="float" office:value="0.64754" calcext:value-type="float">
            <text:p>0.64754</text:p>
          </table:table-cell>
          <table:table-cell office:value-type="float" office:value="0.292721" calcext:value-type="float">
            <text:p>0.292721</text:p>
          </table:table-cell>
          <table:table-cell office:value-type="float" office:value="0.308242" calcext:value-type="float">
            <text:p>0.308242</text:p>
          </table:table-cell>
          <table:table-cell office:value-type="float" office:value="1.27932" calcext:value-type="float">
            <text:p>1.27932</text:p>
          </table:table-cell>
          <table:table-cell office:value-type="float" office:value="1.17688" calcext:value-type="float">
            <text:p>1.17688</text:p>
          </table:table-cell>
          <table:table-cell office:value-type="float" office:value="0.243749" calcext:value-type="float">
            <text:p>0.243749</text:p>
          </table:table-cell>
          <table:table-cell office:value-type="float" office:value="0.217327" calcext:value-type="float">
            <text:p>0.217327</text:p>
          </table:table-cell>
          <table:table-cell table:number-columns-repeated="52"/>
          <table:table-cell table:formula="of:=MIN([.A88:.BL88])" office:value-type="float" office:value="0.217327" calcext:value-type="float">
            <text:p>0.217327</text:p>
          </table:table-cell>
          <table:table-cell table:formula="of:=MAX([.A88:.BL88])" office:value-type="float" office:value="1.27932" calcext:value-type="float">
            <text:p>1.27932</text:p>
          </table:table-cell>
          <table:table-cell table:number-columns-repeated="7"/>
        </table:table-row>
        <table:table-row table:style-name="ro1">
          <table:table-cell office:value-type="float" office:value="0.565934" calcext:value-type="float">
            <text:p>0.565934</text:p>
          </table:table-cell>
          <table:table-cell office:value-type="float" office:value="0.574205" calcext:value-type="float">
            <text:p>0.574205</text:p>
          </table:table-cell>
          <table:table-cell office:value-type="float" office:value="0.623271" calcext:value-type="float">
            <text:p>0.623271</text:p>
          </table:table-cell>
          <table:table-cell office:value-type="float" office:value="0.657218" calcext:value-type="float">
            <text:p>0.657218</text:p>
          </table:table-cell>
          <table:table-cell office:value-type="float" office:value="0.576603" calcext:value-type="float">
            <text:p>0.576603</text:p>
          </table:table-cell>
          <table:table-cell office:value-type="float" office:value="0.680646" calcext:value-type="float">
            <text:p>0.680646</text:p>
          </table:table-cell>
          <table:table-cell office:value-type="float" office:value="0.660304" calcext:value-type="float">
            <text:p>0.660304</text:p>
          </table:table-cell>
          <table:table-cell office:value-type="float" office:value="0.925333" calcext:value-type="float">
            <text:p>0.925333</text:p>
          </table:table-cell>
          <table:table-cell office:value-type="float" office:value="0.946489" calcext:value-type="float">
            <text:p>0.946489</text:p>
          </table:table-cell>
          <table:table-cell office:value-type="float" office:value="1.09732" calcext:value-type="float">
            <text:p>1.09732</text:p>
          </table:table-cell>
          <table:table-cell office:value-type="float" office:value="0.554734" calcext:value-type="float">
            <text:p>0.554734</text:p>
          </table:table-cell>
          <table:table-cell office:value-type="float" office:value="0.770487" calcext:value-type="float">
            <text:p>0.770487</text:p>
          </table:table-cell>
          <table:table-cell office:value-type="float" office:value="0.917353" calcext:value-type="float">
            <text:p>0.917353</text:p>
          </table:table-cell>
          <table:table-cell office:value-type="float" office:value="0.39616" calcext:value-type="float">
            <text:p>0.39616</text:p>
          </table:table-cell>
          <table:table-cell office:value-type="float" office:value="0.714099" calcext:value-type="float">
            <text:p>0.714099</text:p>
          </table:table-cell>
          <table:table-cell office:value-type="float" office:value="0.452177" calcext:value-type="float">
            <text:p>0.452177</text:p>
          </table:table-cell>
          <table:table-cell table:number-columns-repeated="52"/>
          <table:table-cell table:formula="of:=MIN([.A89:.BL89])" office:value-type="float" office:value="0.39616" calcext:value-type="float">
            <text:p>0.39616</text:p>
          </table:table-cell>
          <table:table-cell table:formula="of:=MAX([.A89:.BL89])" office:value-type="float" office:value="1.09732" calcext:value-type="float">
            <text:p>1.09732</text:p>
          </table:table-cell>
          <table:table-cell table:number-columns-repeated="7"/>
        </table:table-row>
        <table:table-row table:style-name="ro1">
          <table:table-cell office:value-type="float" office:value="0.271479" calcext:value-type="float">
            <text:p>0.271479</text:p>
          </table:table-cell>
          <table:table-cell office:value-type="float" office:value="0.272124" calcext:value-type="float">
            <text:p>0.272124</text:p>
          </table:table-cell>
          <table:table-cell office:value-type="float" office:value="0.270814" calcext:value-type="float">
            <text:p>0.270814</text:p>
          </table:table-cell>
          <table:table-cell office:value-type="float" office:value="0.608817" calcext:value-type="float">
            <text:p>0.608817</text:p>
          </table:table-cell>
          <table:table-cell office:value-type="float" office:value="0.758197" calcext:value-type="float">
            <text:p>0.758197</text:p>
          </table:table-cell>
          <table:table-cell office:value-type="float" office:value="1.10479" calcext:value-type="float">
            <text:p>1.10479</text:p>
          </table:table-cell>
          <table:table-cell office:value-type="float" office:value="0.713123" calcext:value-type="float">
            <text:p>0.713123</text:p>
          </table:table-cell>
          <table:table-cell office:value-type="float" office:value="0.655638" calcext:value-type="float">
            <text:p>0.655638</text:p>
          </table:table-cell>
          <table:table-cell office:value-type="float" office:value="0.793769" calcext:value-type="float">
            <text:p>0.793769</text:p>
          </table:table-cell>
          <table:table-cell office:value-type="float" office:value="0.575797" calcext:value-type="float">
            <text:p>0.575797</text:p>
          </table:table-cell>
          <table:table-cell office:value-type="float" office:value="0.760235" calcext:value-type="float">
            <text:p>0.760235</text:p>
          </table:table-cell>
          <table:table-cell office:value-type="float" office:value="0.586587" calcext:value-type="float">
            <text:p>0.586587</text:p>
          </table:table-cell>
          <table:table-cell office:value-type="float" office:value="0.620124" calcext:value-type="float">
            <text:p>0.620124</text:p>
          </table:table-cell>
          <table:table-cell office:value-type="float" office:value="0.584454" calcext:value-type="float">
            <text:p>0.584454</text:p>
          </table:table-cell>
          <table:table-cell office:value-type="float" office:value="0.508527" calcext:value-type="float">
            <text:p>0.508527</text:p>
          </table:table-cell>
          <table:table-cell office:value-type="float" office:value="2.31548" calcext:value-type="float">
            <text:p>2.31548</text:p>
          </table:table-cell>
          <table:table-cell table:number-columns-repeated="52"/>
          <table:table-cell table:formula="of:=MIN([.A90:.BL90])" office:value-type="float" office:value="0.270814" calcext:value-type="float">
            <text:p>0.270814</text:p>
          </table:table-cell>
          <table:table-cell table:formula="of:=MAX([.A90:.BL90])" office:value-type="float" office:value="2.31548" calcext:value-type="float">
            <text:p>2.31548</text:p>
          </table:table-cell>
          <table:table-cell table:number-columns-repeated="7"/>
        </table:table-row>
        <table:table-row table:style-name="ro1">
          <table:table-cell office:value-type="float" office:value="0.566801" calcext:value-type="float">
            <text:p>0.566801</text:p>
          </table:table-cell>
          <table:table-cell office:value-type="float" office:value="0.567637" calcext:value-type="float">
            <text:p>0.567637</text:p>
          </table:table-cell>
          <table:table-cell office:value-type="float" office:value="0.548445" calcext:value-type="float">
            <text:p>0.548445</text:p>
          </table:table-cell>
          <table:table-cell office:value-type="float" office:value="0.593487" calcext:value-type="float">
            <text:p>0.593487</text:p>
          </table:table-cell>
          <table:table-cell office:value-type="float" office:value="0.30572" calcext:value-type="float">
            <text:p>0.30572</text:p>
          </table:table-cell>
          <table:table-cell office:value-type="float" office:value="1.44048" calcext:value-type="float">
            <text:p>1.44048</text:p>
          </table:table-cell>
          <table:table-cell office:value-type="float" office:value="0.385466" calcext:value-type="float">
            <text:p>0.385466</text:p>
          </table:table-cell>
          <table:table-cell office:value-type="float" office:value="0.379083" calcext:value-type="float">
            <text:p>0.379083</text:p>
          </table:table-cell>
          <table:table-cell office:value-type="float" office:value="1.81554" calcext:value-type="float">
            <text:p>1.81554</text:p>
          </table:table-cell>
          <table:table-cell office:value-type="float" office:value="1.25257" calcext:value-type="float">
            <text:p>1.25257</text:p>
          </table:table-cell>
          <table:table-cell office:value-type="float" office:value="1.26642" calcext:value-type="float">
            <text:p>1.26642</text:p>
          </table:table-cell>
          <table:table-cell office:value-type="float" office:value="0.458779" calcext:value-type="float">
            <text:p>0.458779</text:p>
          </table:table-cell>
          <table:table-cell office:value-type="float" office:value="0.585364" calcext:value-type="float">
            <text:p>0.585364</text:p>
          </table:table-cell>
          <table:table-cell office:value-type="float" office:value="1.02035" calcext:value-type="float">
            <text:p>1.02035</text:p>
          </table:table-cell>
          <table:table-cell office:value-type="float" office:value="0.284388" calcext:value-type="float">
            <text:p>0.284388</text:p>
          </table:table-cell>
          <table:table-cell office:value-type="float" office:value="0.408651" calcext:value-type="float">
            <text:p>0.408651</text:p>
          </table:table-cell>
          <table:table-cell table:number-columns-repeated="52"/>
          <table:table-cell table:formula="of:=MIN([.A91:.BL91])" office:value-type="float" office:value="0.284388" calcext:value-type="float">
            <text:p>0.284388</text:p>
          </table:table-cell>
          <table:table-cell table:formula="of:=MAX([.A91:.BL91])" office:value-type="float" office:value="1.81554" calcext:value-type="float">
            <text:p>1.81554</text:p>
          </table:table-cell>
          <table:table-cell table:number-columns-repeated="7"/>
        </table:table-row>
        <table:table-row table:style-name="ro1">
          <table:table-cell office:value-type="float" office:value="0.256393" calcext:value-type="float">
            <text:p>0.256393</text:p>
          </table:table-cell>
          <table:table-cell office:value-type="float" office:value="0.268264" calcext:value-type="float">
            <text:p>0.268264</text:p>
          </table:table-cell>
          <table:table-cell office:value-type="float" office:value="0.621821" calcext:value-type="float">
            <text:p>0.621821</text:p>
          </table:table-cell>
          <table:table-cell office:value-type="float" office:value="0.777032" calcext:value-type="float">
            <text:p>0.777032</text:p>
          </table:table-cell>
          <table:table-cell office:value-type="float" office:value="0.70999" calcext:value-type="float">
            <text:p>0.70999</text:p>
          </table:table-cell>
          <table:table-cell office:value-type="float" office:value="0.518212" calcext:value-type="float">
            <text:p>0.518212</text:p>
          </table:table-cell>
          <table:table-cell office:value-type="float" office:value="0.691441" calcext:value-type="float">
            <text:p>0.691441</text:p>
          </table:table-cell>
          <table:table-cell office:value-type="float" office:value="0.912557" calcext:value-type="float">
            <text:p>0.912557</text:p>
          </table:table-cell>
          <table:table-cell office:value-type="float" office:value="0.529963" calcext:value-type="float">
            <text:p>0.529963</text:p>
          </table:table-cell>
          <table:table-cell office:value-type="float" office:value="0.920736" calcext:value-type="float">
            <text:p>0.920736</text:p>
          </table:table-cell>
          <table:table-cell office:value-type="float" office:value="0.767842" calcext:value-type="float">
            <text:p>0.767842</text:p>
          </table:table-cell>
          <table:table-cell office:value-type="float" office:value="0.268696" calcext:value-type="float">
            <text:p>0.268696</text:p>
          </table:table-cell>
          <table:table-cell office:value-type="float" office:value="1.38787" calcext:value-type="float">
            <text:p>1.38787</text:p>
          </table:table-cell>
          <table:table-cell office:value-type="float" office:value="0.475145" calcext:value-type="float">
            <text:p>0.475145</text:p>
          </table:table-cell>
          <table:table-cell office:value-type="float" office:value="0.179935" calcext:value-type="float">
            <text:p>0.179935</text:p>
          </table:table-cell>
          <table:table-cell office:value-type="float" office:value="0.497913" calcext:value-type="float">
            <text:p>0.497913</text:p>
          </table:table-cell>
          <table:table-cell table:number-columns-repeated="52"/>
          <table:table-cell table:formula="of:=MIN([.A92:.BL92])" office:value-type="float" office:value="0.179935" calcext:value-type="float">
            <text:p>0.179935</text:p>
          </table:table-cell>
          <table:table-cell table:formula="of:=MAX([.A92:.BL92])" office:value-type="float" office:value="1.38787" calcext:value-type="float">
            <text:p>1.38787</text:p>
          </table:table-cell>
          <table:table-cell table:number-columns-repeated="7"/>
        </table:table-row>
        <table:table-row table:style-name="ro1">
          <table:table-cell office:value-type="float" office:value="0.572204" calcext:value-type="float">
            <text:p>0.572204</text:p>
          </table:table-cell>
          <table:table-cell office:value-type="float" office:value="0.574464" calcext:value-type="float">
            <text:p>0.574464</text:p>
          </table:table-cell>
          <table:table-cell office:value-type="float" office:value="0.640989" calcext:value-type="float">
            <text:p>0.640989</text:p>
          </table:table-cell>
          <table:table-cell office:value-type="float" office:value="0.708235" calcext:value-type="float">
            <text:p>0.708235</text:p>
          </table:table-cell>
          <table:table-cell office:value-type="float" office:value="0.645748" calcext:value-type="float">
            <text:p>0.645748</text:p>
          </table:table-cell>
          <table:table-cell office:value-type="float" office:value="0.610155" calcext:value-type="float">
            <text:p>0.610155</text:p>
          </table:table-cell>
          <table:table-cell office:value-type="float" office:value="0.618736" calcext:value-type="float">
            <text:p>0.618736</text:p>
          </table:table-cell>
          <table:table-cell office:value-type="float" office:value="0.606937" calcext:value-type="float">
            <text:p>0.606937</text:p>
          </table:table-cell>
          <table:table-cell office:value-type="float" office:value="0.309627" calcext:value-type="float">
            <text:p>0.309627</text:p>
          </table:table-cell>
          <table:table-cell office:value-type="float" office:value="0.414239" calcext:value-type="float">
            <text:p>0.414239</text:p>
          </table:table-cell>
          <table:table-cell office:value-type="float" office:value="0.534569" calcext:value-type="float">
            <text:p>0.534569</text:p>
          </table:table-cell>
          <table:table-cell office:value-type="float" office:value="0.438005" calcext:value-type="float">
            <text:p>0.438005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1.56097" calcext:value-type="float">
            <text:p>1.56097</text:p>
          </table:table-cell>
          <table:table-cell office:value-type="float" office:value="1.60065" calcext:value-type="float">
            <text:p>1.60065</text:p>
          </table:table-cell>
          <table:table-cell office:value-type="float" office:value="0.127283" calcext:value-type="float">
            <text:p>0.127283</text:p>
          </table:table-cell>
          <table:table-cell table:number-columns-repeated="52"/>
          <table:table-cell table:formula="of:=MIN([.A93:.BL93])" office:value-type="float" office:value="0.127283" calcext:value-type="float">
            <text:p>0.127283</text:p>
          </table:table-cell>
          <table:table-cell table:formula="of:=MAX([.A93:.BL93])" office:value-type="float" office:value="1.60065" calcext:value-type="float">
            <text:p>1.60065</text:p>
          </table:table-cell>
          <table:table-cell table:number-columns-repeated="7"/>
        </table:table-row>
        <table:table-row table:style-name="ro1">
          <table:table-cell office:value-type="float" office:value="0.564808" calcext:value-type="float">
            <text:p>0.564808</text:p>
          </table:table-cell>
          <table:table-cell office:value-type="float" office:value="0.577385" calcext:value-type="float">
            <text:p>0.577385</text:p>
          </table:table-cell>
          <table:table-cell office:value-type="float" office:value="0.568914" calcext:value-type="float">
            <text:p>0.568914</text:p>
          </table:table-cell>
          <table:table-cell office:value-type="float" office:value="0.605925" calcext:value-type="float">
            <text:p>0.605925</text:p>
          </table:table-cell>
          <table:table-cell office:value-type="float" office:value="0.593598" calcext:value-type="float">
            <text:p>0.593598</text:p>
          </table:table-cell>
          <table:table-cell office:value-type="float" office:value="1.2244" calcext:value-type="float">
            <text:p>1.2244</text:p>
          </table:table-cell>
          <table:table-cell office:value-type="float" office:value="0.661611" calcext:value-type="float">
            <text:p>0.661611</text:p>
          </table:table-cell>
          <table:table-cell office:value-type="float" office:value="0.276364" calcext:value-type="float">
            <text:p>0.276364</text:p>
          </table:table-cell>
          <table:table-cell office:value-type="float" office:value="1.50685" calcext:value-type="float">
            <text:p>1.50685</text:p>
          </table:table-cell>
          <table:table-cell office:value-type="float" office:value="0.278771" calcext:value-type="float">
            <text:p>0.278771</text:p>
          </table:table-cell>
          <table:table-cell office:value-type="float" office:value="1.45744" calcext:value-type="float">
            <text:p>1.45744</text:p>
          </table:table-cell>
          <table:table-cell office:value-type="float" office:value="0.274126" calcext:value-type="float">
            <text:p>0.274126</text:p>
          </table:table-cell>
          <table:table-cell office:value-type="float" office:value="0.887133" calcext:value-type="float">
            <text:p>0.887133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168123" calcext:value-type="float">
            <text:p>0.168123</text:p>
          </table:table-cell>
          <table:table-cell office:value-type="float" office:value="0.235039" calcext:value-type="float">
            <text:p>0.235039</text:p>
          </table:table-cell>
          <table:table-cell table:number-columns-repeated="52"/>
          <table:table-cell table:formula="of:=MIN([.A94:.BL94])" office:value-type="float" office:value="0.168123" calcext:value-type="float">
            <text:p>0.168123</text:p>
          </table:table-cell>
          <table:table-cell table:formula="of:=MAX([.A94:.BL94])" office:value-type="float" office:value="1.50685" calcext:value-type="float">
            <text:p>1.50685</text:p>
          </table:table-cell>
          <table:table-cell table:number-columns-repeated="7"/>
        </table:table-row>
        <table:table-row table:style-name="ro1">
          <table:table-cell office:value-type="float" office:value="0.558475" calcext:value-type="float">
            <text:p>0.558475</text:p>
          </table:table-cell>
          <table:table-cell office:value-type="float" office:value="0.563943" calcext:value-type="float">
            <text:p>0.563943</text:p>
          </table:table-cell>
          <table:table-cell office:value-type="float" office:value="0.571266" calcext:value-type="float">
            <text:p>0.571266</text:p>
          </table:table-cell>
          <table:table-cell office:value-type="float" office:value="0.546201" calcext:value-type="float">
            <text:p>0.546201</text:p>
          </table:table-cell>
          <table:table-cell office:value-type="float" office:value="0.648052" calcext:value-type="float">
            <text:p>0.648052</text:p>
          </table:table-cell>
          <table:table-cell office:value-type="float" office:value="1.29146" calcext:value-type="float">
            <text:p>1.29146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1.18964" calcext:value-type="float">
            <text:p>1.18964</text:p>
          </table:table-cell>
          <table:table-cell office:value-type="float" office:value="1.18688" calcext:value-type="float">
            <text:p>1.18688</text:p>
          </table:table-cell>
          <table:table-cell office:value-type="float" office:value="0.581804" calcext:value-type="float">
            <text:p>0.581804</text:p>
          </table:table-cell>
          <table:table-cell office:value-type="float" office:value="1.31738" calcext:value-type="float">
            <text:p>1.31738</text:p>
          </table:table-cell>
          <table:table-cell office:value-type="float" office:value="1.57" calcext:value-type="float">
            <text:p>1.57</text:p>
          </table:table-cell>
          <table:table-cell office:value-type="float" office:value="1.57493" calcext:value-type="float">
            <text:p>1.57493</text:p>
          </table:table-cell>
          <table:table-cell office:value-type="float" office:value="1.69637" calcext:value-type="float">
            <text:p>1.69637</text:p>
          </table:table-cell>
          <table:table-cell office:value-type="float" office:value="1.17055" calcext:value-type="float">
            <text:p>1.17055</text:p>
          </table:table-cell>
          <table:table-cell office:value-type="float" office:value="1.18402" calcext:value-type="float">
            <text:p>1.18402</text:p>
          </table:table-cell>
          <table:table-cell table:number-columns-repeated="52"/>
          <table:table-cell table:formula="of:=MIN([.A95:.BL95])" office:value-type="float" office:value="0.546201" calcext:value-type="float">
            <text:p>0.546201</text:p>
          </table:table-cell>
          <table:table-cell table:formula="of:=MAX([.A95:.BL95])" office:value-type="float" office:value="1.69637" calcext:value-type="float">
            <text:p>1.69637</text:p>
          </table:table-cell>
          <table:table-cell table:number-columns-repeated="7"/>
        </table:table-row>
        <table:table-row table:style-name="ro1">
          <table:table-cell office:value-type="float" office:value="0.594513" calcext:value-type="float">
            <text:p>0.594513</text:p>
          </table:table-cell>
          <table:table-cell office:value-type="float" office:value="0.612184" calcext:value-type="float">
            <text:p>0.612184</text:p>
          </table:table-cell>
          <table:table-cell office:value-type="float" office:value="0.556949" calcext:value-type="float">
            <text:p>0.556949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578129" calcext:value-type="float">
            <text:p>0.578129</text:p>
          </table:table-cell>
          <table:table-cell office:value-type="float" office:value="0.585668" calcext:value-type="float">
            <text:p>0.585668</text:p>
          </table:table-cell>
          <table:table-cell office:value-type="float" office:value="0.624668" calcext:value-type="float">
            <text:p>0.624668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.49168" calcext:value-type="float">
            <text:p>1.49168</text:p>
          </table:table-cell>
          <table:table-cell office:value-type="float" office:value="0.567658" calcext:value-type="float">
            <text:p>0.567658</text:p>
          </table:table-cell>
          <table:table-cell office:value-type="float" office:value="0.650434" calcext:value-type="float">
            <text:p>0.650434</text:p>
          </table:table-cell>
          <table:table-cell office:value-type="float" office:value="0.523708" calcext:value-type="float">
            <text:p>0.523708</text:p>
          </table:table-cell>
          <table:table-cell office:value-type="float" office:value="1.52182" calcext:value-type="float">
            <text:p>1.52182</text:p>
          </table:table-cell>
          <table:table-cell office:value-type="float" office:value="1.59152" calcext:value-type="float">
            <text:p>1.59152</text:p>
          </table:table-cell>
          <table:table-cell office:value-type="float" office:value="1.59574" calcext:value-type="float">
            <text:p>1.59574</text:p>
          </table:table-cell>
          <table:table-cell office:value-type="float" office:value="1.06108" calcext:value-type="float">
            <text:p>1.06108</text:p>
          </table:table-cell>
          <table:table-cell table:number-columns-repeated="52"/>
          <table:table-cell table:formula="of:=MIN([.A96:.BL96])" office:value-type="float" office:value="0.28077" calcext:value-type="float">
            <text:p>0.28077</text:p>
          </table:table-cell>
          <table:table-cell table:formula="of:=MAX([.A96:.BL96])" office:value-type="float" office:value="1.59574" calcext:value-type="float">
            <text:p>1.59574</text:p>
          </table:table-cell>
          <table:table-cell table:number-columns-repeated="7"/>
        </table:table-row>
        <table:table-row table:style-name="ro1">
          <table:table-cell office:value-type="float" office:value="0.569986" calcext:value-type="float">
            <text:p>0.569986</text:p>
          </table:table-cell>
          <table:table-cell office:value-type="float" office:value="0.626704" calcext:value-type="float">
            <text:p>0.626704</text:p>
          </table:table-cell>
          <table:table-cell office:value-type="float" office:value="0.666224" calcext:value-type="float">
            <text:p>0.666224</text:p>
          </table:table-cell>
          <table:table-cell office:value-type="float" office:value="0.563103" calcext:value-type="float">
            <text:p>0.563103</text:p>
          </table:table-cell>
          <table:table-cell office:value-type="float" office:value="0.657377" calcext:value-type="float">
            <text:p>0.657377</text:p>
          </table:table-cell>
          <table:table-cell office:value-type="float" office:value="0.581544" calcext:value-type="float">
            <text:p>0.581544</text:p>
          </table:table-cell>
          <table:table-cell office:value-type="float" office:value="0.659276" calcext:value-type="float">
            <text:p>0.659276</text:p>
          </table:table-cell>
          <table:table-cell office:value-type="float" office:value="0.637887" calcext:value-type="float">
            <text:p>0.637887</text:p>
          </table:table-cell>
          <table:table-cell office:value-type="float" office:value="1.26216" calcext:value-type="float">
            <text:p>1.26216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1.31179" calcext:value-type="float">
            <text:p>1.31179</text:p>
          </table:table-cell>
          <table:table-cell office:value-type="float" office:value="0.324196" calcext:value-type="float">
            <text:p>0.324196</text:p>
          </table:table-cell>
          <table:table-cell office:value-type="float" office:value="1.68783" calcext:value-type="float">
            <text:p>1.68783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0.963017" calcext:value-type="float">
            <text:p>0.963017</text:p>
          </table:table-cell>
          <table:table-cell office:value-type="float" office:value="0.20253" calcext:value-type="float">
            <text:p>0.20253</text:p>
          </table:table-cell>
          <table:table-cell table:number-columns-repeated="52"/>
          <table:table-cell table:formula="of:=MIN([.A97:.BL97])" office:value-type="float" office:value="0.20253" calcext:value-type="float">
            <text:p>0.20253</text:p>
          </table:table-cell>
          <table:table-cell table:formula="of:=MAX([.A97:.BL97])" office:value-type="float" office:value="1.90955" calcext:value-type="float">
            <text:p>1.90955</text:p>
          </table:table-cell>
          <table:table-cell table:number-columns-repeated="7"/>
        </table:table-row>
        <table:table-row table:style-name="ro1">
          <table:table-cell office:value-type="float" office:value="0.292816" calcext:value-type="float">
            <text:p>0.29281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354056" calcext:value-type="float">
            <text:p>0.354056</text:p>
          </table:table-cell>
          <table:table-cell office:value-type="float" office:value="0.398496" calcext:value-type="float">
            <text:p>0.398496</text:p>
          </table:table-cell>
          <table:table-cell office:value-type="float" office:value="0.358359" calcext:value-type="float">
            <text:p>0.358359</text:p>
          </table:table-cell>
          <table:table-cell office:value-type="float" office:value="0.379662" calcext:value-type="float">
            <text:p>0.379662</text:p>
          </table:table-cell>
          <table:table-cell office:value-type="float" office:value="1.27986" calcext:value-type="float">
            <text:p>1.27986</text:p>
          </table:table-cell>
          <table:table-cell office:value-type="float" office:value="1.11019" calcext:value-type="float">
            <text:p>1.11019</text:p>
          </table:table-cell>
          <table:table-cell office:value-type="float" office:value="1.08901" calcext:value-type="float">
            <text:p>1.08901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0.882324" calcext:value-type="float">
            <text:p>0.882324</text:p>
          </table:table-cell>
          <table:table-cell office:value-type="float" office:value="0.800018" calcext:value-type="float">
            <text:p>0.800018</text:p>
          </table:table-cell>
          <table:table-cell office:value-type="float" office:value="1.21972" calcext:value-type="float">
            <text:p>1.21972</text:p>
          </table:table-cell>
          <table:table-cell office:value-type="float" office:value="0.420506" calcext:value-type="float">
            <text:p>0.420506</text:p>
          </table:table-cell>
          <table:table-cell office:value-type="float" office:value="0.368298" calcext:value-type="float">
            <text:p>0.368298</text:p>
          </table:table-cell>
          <table:table-cell office:value-type="float" office:value="0.318927" calcext:value-type="float">
            <text:p>0.318927</text:p>
          </table:table-cell>
          <table:table-cell table:number-columns-repeated="52"/>
          <table:table-cell table:formula="of:=MIN([.A98:.BL98])" office:value-type="float" office:value="0.292816" calcext:value-type="float">
            <text:p>0.292816</text:p>
          </table:table-cell>
          <table:table-cell table:formula="of:=MAX([.A98:.BL98])" office:value-type="float" office:value="1.27986" calcext:value-type="float">
            <text:p>1.27986</text:p>
          </table:table-cell>
          <table:table-cell table:number-columns-repeated="7"/>
        </table:table-row>
        <table:table-row table:style-name="ro1">
          <table:table-cell office:value-type="float" office:value="0.568759" calcext:value-type="float">
            <text:p>0.568759</text:p>
          </table:table-cell>
          <table:table-cell office:value-type="float" office:value="0.583699" calcext:value-type="float">
            <text:p>0.583699</text:p>
          </table:table-cell>
          <table:table-cell office:value-type="float" office:value="0.584325" calcext:value-type="float">
            <text:p>0.584325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576767" calcext:value-type="float">
            <text:p>0.576767</text:p>
          </table:table-cell>
          <table:table-cell office:value-type="float" office:value="0.568076" calcext:value-type="float">
            <text:p>0.568076</text:p>
          </table:table-cell>
          <table:table-cell office:value-type="float" office:value="0.571454" calcext:value-type="float">
            <text:p>0.571454</text:p>
          </table:table-cell>
          <table:table-cell office:value-type="float" office:value="1.20076" calcext:value-type="float">
            <text:p>1.20076</text:p>
          </table:table-cell>
          <table:table-cell office:value-type="float" office:value="0.612251" calcext:value-type="float">
            <text:p>0.612251</text:p>
          </table:table-cell>
          <table:table-cell office:value-type="float" office:value="0.199211" calcext:value-type="float">
            <text:p>0.199211</text:p>
          </table:table-cell>
          <table:table-cell office:value-type="float" office:value="0.281807" calcext:value-type="float">
            <text:p>0.281807</text:p>
          </table:table-cell>
          <table:table-cell office:value-type="float" office:value="0.962759" calcext:value-type="float">
            <text:p>0.962759</text:p>
          </table:table-cell>
          <table:table-cell office:value-type="float" office:value="1.53673" calcext:value-type="float">
            <text:p>1.53673</text:p>
          </table:table-cell>
          <table:table-cell office:value-type="float" office:value="0.225764" calcext:value-type="float">
            <text:p>0.225764</text:p>
          </table:table-cell>
          <table:table-cell office:value-type="float" office:value="0.0875771" calcext:value-type="float">
            <text:p>0.0875771</text:p>
          </table:table-cell>
          <table:table-cell table:number-columns-repeated="52"/>
          <table:table-cell table:formula="of:=MIN([.A99:.BL99])" office:value-type="float" office:value="0.0875771" calcext:value-type="float">
            <text:p>0.0875771</text:p>
          </table:table-cell>
          <table:table-cell table:formula="of:=MAX([.A99:.BL99])" office:value-type="float" office:value="1.53673" calcext:value-type="float">
            <text:p>1.53673</text:p>
          </table:table-cell>
          <table:table-cell table:number-columns-repeated="7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02166" calcext:value-type="float">
            <text:p>0.602166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22651" calcext:value-type="float">
            <text:p>0.622651</text:p>
          </table:table-cell>
          <table:table-cell office:value-type="float" office:value="0.650419" calcext:value-type="float">
            <text:p>0.650419</text:p>
          </table:table-cell>
          <table:table-cell office:value-type="float" office:value="0.635493" calcext:value-type="float">
            <text:p>0.635493</text:p>
          </table:table-cell>
          <table:table-cell office:value-type="float" office:value="0.575763" calcext:value-type="float">
            <text:p>0.575763</text:p>
          </table:table-cell>
          <table:table-cell office:value-type="float" office:value="0.584859" calcext:value-type="float">
            <text:p>0.584859</text:p>
          </table:table-cell>
          <table:table-cell office:value-type="float" office:value="0.593125" calcext:value-type="float">
            <text:p>0.593125</text:p>
          </table:table-cell>
          <table:table-cell office:value-type="float" office:value="1.8328" calcext:value-type="float">
            <text:p>1.8328</text:p>
          </table:table-cell>
          <table:table-cell office:value-type="float" office:value="1.18959" calcext:value-type="float">
            <text:p>1.18959</text:p>
          </table:table-cell>
          <table:table-cell office:value-type="float" office:value="0.628284" calcext:value-type="float">
            <text:p>0.628284</text:p>
          </table:table-cell>
          <table:table-cell office:value-type="float" office:value="0.894611" calcext:value-type="float">
            <text:p>0.894611</text:p>
          </table:table-cell>
          <table:table-cell office:value-type="float" office:value="0.420174" calcext:value-type="float">
            <text:p>0.420174</text:p>
          </table:table-cell>
          <table:table-cell office:value-type="float" office:value="1.02732" calcext:value-type="float">
            <text:p>1.02732</text:p>
          </table:table-cell>
          <table:table-cell office:value-type="float" office:value="0.105275" calcext:value-type="float">
            <text:p>0.105275</text:p>
          </table:table-cell>
          <table:table-cell table:number-columns-repeated="52"/>
          <table:table-cell table:formula="of:=MIN([.A100:.BL100])" office:value-type="float" office:value="0.105275" calcext:value-type="float">
            <text:p>0.105275</text:p>
          </table:table-cell>
          <table:table-cell table:formula="of:=MAX([.A100:.BL100])" office:value-type="float" office:value="1.8328" calcext:value-type="float">
            <text:p>1.8328</text:p>
          </table:table-cell>
          <table:table-cell table:number-columns-repeated="7"/>
        </table:table-row>
        <table:table-row table:style-name="ro1">
          <table:table-cell office:value-type="float" office:value="0.565774" calcext:value-type="float">
            <text:p>0.565774</text:p>
          </table:table-cell>
          <table:table-cell office:value-type="float" office:value="0.629338" calcext:value-type="float">
            <text:p>0.629338</text:p>
          </table:table-cell>
          <table:table-cell office:value-type="float" office:value="0.644092" calcext:value-type="float">
            <text:p>0.644092</text:p>
          </table:table-cell>
          <table:table-cell office:value-type="float" office:value="0.234493" calcext:value-type="float">
            <text:p>0.234493</text:p>
          </table:table-cell>
          <table:table-cell office:value-type="float" office:value="0.401458" calcext:value-type="float">
            <text:p>0.401458</text:p>
          </table:table-cell>
          <table:table-cell office:value-type="float" office:value="1.03546" calcext:value-type="float">
            <text:p>1.03546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0.253869" calcext:value-type="float">
            <text:p>0.253869</text:p>
          </table:table-cell>
          <table:table-cell office:value-type="float" office:value="0.269969" calcext:value-type="float">
            <text:p>0.26996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918068" calcext:value-type="float">
            <text:p>0.918068</text:p>
          </table:table-cell>
          <table:table-cell office:value-type="float" office:value="0.679505" calcext:value-type="float">
            <text:p>0.679505</text:p>
          </table:table-cell>
          <table:table-cell office:value-type="float" office:value="0.996802" calcext:value-type="float">
            <text:p>0.996802</text:p>
          </table:table-cell>
          <table:table-cell office:value-type="float" office:value="1.47296" calcext:value-type="float">
            <text:p>1.47296</text:p>
          </table:table-cell>
          <table:table-cell office:value-type="float" office:value="1.50209" calcext:value-type="float">
            <text:p>1.50209</text:p>
          </table:table-cell>
          <table:table-cell office:value-type="float" office:value="0.0984368" calcext:value-type="float">
            <text:p>0.0984368</text:p>
          </table:table-cell>
          <table:table-cell table:number-columns-repeated="52"/>
          <table:table-cell table:formula="of:=MIN([.A101:.BL101])" office:value-type="float" office:value="0.0984368" calcext:value-type="float">
            <text:p>0.0984368</text:p>
          </table:table-cell>
          <table:table-cell table:formula="of:=MAX([.A101:.BL101])" office:value-type="float" office:value="1.50209" calcext:value-type="float">
            <text:p>1.50209</text:p>
          </table:table-cell>
          <table:table-cell table:number-columns-repeated="7"/>
        </table:table-row>
        <table:table-row table:style-name="ro1">
          <table:table-cell office:value-type="float" office:value="0.254036" calcext:value-type="float">
            <text:p>0.254036</text:p>
          </table:table-cell>
          <table:table-cell office:value-type="float" office:value="0.274257" calcext:value-type="float">
            <text:p>0.274257</text:p>
          </table:table-cell>
          <table:table-cell office:value-type="float" office:value="0.692379" calcext:value-type="float">
            <text:p>0.692379</text:p>
          </table:table-cell>
          <table:table-cell office:value-type="float" office:value="0.556108" calcext:value-type="float">
            <text:p>0.556108</text:p>
          </table:table-cell>
          <table:table-cell office:value-type="float" office:value="0.486227" calcext:value-type="float">
            <text:p>0.486227</text:p>
          </table:table-cell>
          <table:table-cell office:value-type="float" office:value="0.553887" calcext:value-type="float">
            <text:p>0.553887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0.270139" calcext:value-type="float">
            <text:p>0.270139</text:p>
          </table:table-cell>
          <table:table-cell office:value-type="float" office:value="0.617282" calcext:value-type="float">
            <text:p>0.617282</text:p>
          </table:table-cell>
          <table:table-cell office:value-type="float" office:value="1.37317" calcext:value-type="float">
            <text:p>1.37317</text:p>
          </table:table-cell>
          <table:table-cell office:value-type="float" office:value="1.96957" calcext:value-type="float">
            <text:p>1.96957</text:p>
          </table:table-cell>
          <table:table-cell office:value-type="float" office:value="1.33707" calcext:value-type="float">
            <text:p>1.33707</text:p>
          </table:table-cell>
          <table:table-cell office:value-type="float" office:value="1.27911" calcext:value-type="float">
            <text:p>1.27911</text:p>
          </table:table-cell>
          <table:table-cell office:value-type="float" office:value="1.14516" calcext:value-type="float">
            <text:p>1.14516</text:p>
          </table:table-cell>
          <table:table-cell office:value-type="float" office:value="1.90892" calcext:value-type="float">
            <text:p>1.90892</text:p>
          </table:table-cell>
          <table:table-cell office:value-type="float" office:value="0.362541" calcext:value-type="float">
            <text:p>0.362541</text:p>
          </table:table-cell>
          <table:table-cell table:number-columns-repeated="52"/>
          <table:table-cell table:formula="of:=MIN([.A102:.BL102])" office:value-type="float" office:value="0.254036" calcext:value-type="float">
            <text:p>0.254036</text:p>
          </table:table-cell>
          <table:table-cell table:formula="of:=MAX([.A102:.BL102])" office:value-type="float" office:value="1.96957" calcext:value-type="float">
            <text:p>1.96957</text:p>
          </table:table-cell>
          <table:table-cell table:number-columns-repeated="7"/>
        </table:table-row>
        <table:table-row table:style-name="ro1">
          <table:table-cell office:value-type="float" office:value="0.570121" calcext:value-type="float">
            <text:p>0.570121</text:p>
          </table:table-cell>
          <table:table-cell office:value-type="float" office:value="0.644264" calcext:value-type="float">
            <text:p>0.644264</text:p>
          </table:table-cell>
          <table:table-cell office:value-type="float" office:value="0.662277" calcext:value-type="float">
            <text:p>0.662277</text:p>
          </table:table-cell>
          <table:table-cell office:value-type="float" office:value="0.622966" calcext:value-type="float">
            <text:p>0.622966</text:p>
          </table:table-cell>
          <table:table-cell office:value-type="float" office:value="0.651951" calcext:value-type="float">
            <text:p>0.651951</text:p>
          </table:table-cell>
          <table:table-cell office:value-type="float" office:value="0.682546" calcext:value-type="float">
            <text:p>0.682546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1.0226" calcext:value-type="float">
            <text:p>1.0226</text:p>
          </table:table-cell>
          <table:table-cell office:value-type="float" office:value="1.08231" calcext:value-type="float">
            <text:p>1.08231</text:p>
          </table:table-cell>
          <table:table-cell office:value-type="float" office:value="0.659481" calcext:value-type="float">
            <text:p>0.659481</text:p>
          </table:table-cell>
          <table:table-cell office:value-type="float" office:value="0.667532" calcext:value-type="float">
            <text:p>0.667532</text:p>
          </table:table-cell>
          <table:table-cell office:value-type="float" office:value="1.96803" calcext:value-type="float">
            <text:p>1.96803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903528" calcext:value-type="float">
            <text:p>0.903528</text:p>
          </table:table-cell>
          <table:table-cell office:value-type="float" office:value="1.58143" calcext:value-type="float">
            <text:p>1.58143</text:p>
          </table:table-cell>
          <table:table-cell office:value-type="float" office:value="0.219757" calcext:value-type="float">
            <text:p>0.219757</text:p>
          </table:table-cell>
          <table:table-cell table:number-columns-repeated="52"/>
          <table:table-cell table:formula="of:=MIN([.A103:.BL103])" office:value-type="float" office:value="0.218942" calcext:value-type="float">
            <text:p>0.218942</text:p>
          </table:table-cell>
          <table:table-cell table:formula="of:=MAX([.A103:.BL103])" office:value-type="float" office:value="1.96803" calcext:value-type="float">
            <text:p>1.96803</text:p>
          </table:table-cell>
          <table:table-cell table:number-columns-repeated="7"/>
        </table:table-row>
        <table:table-row table:style-name="ro1">
          <table:table-cell office:value-type="float" office:value="0.288222" calcext:value-type="float">
            <text:p>0.288222</text:p>
          </table:table-cell>
          <table:table-cell office:value-type="float" office:value="0.542676" calcext:value-type="float">
            <text:p>0.542676</text:p>
          </table:table-cell>
          <table:table-cell office:value-type="float" office:value="0.266476" calcext:value-type="float">
            <text:p>0.266476</text:p>
          </table:table-cell>
          <table:table-cell office:value-type="float" office:value="0.393485" calcext:value-type="float">
            <text:p>0.393485</text:p>
          </table:table-cell>
          <table:table-cell office:value-type="float" office:value="0.329255" calcext:value-type="float">
            <text:p>0.329255</text:p>
          </table:table-cell>
          <table:table-cell office:value-type="float" office:value="0.599994" calcext:value-type="float">
            <text:p>0.599994</text:p>
          </table:table-cell>
          <table:table-cell office:value-type="float" office:value="0.900373" calcext:value-type="float">
            <text:p>0.900373</text:p>
          </table:table-cell>
          <table:table-cell office:value-type="float" office:value="0.268561" calcext:value-type="float">
            <text:p>0.268561</text:p>
          </table:table-cell>
          <table:table-cell office:value-type="float" office:value="1.65425" calcext:value-type="float">
            <text:p>1.65425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86309" calcext:value-type="float">
            <text:p>0.86309</text:p>
          </table:table-cell>
          <table:table-cell office:value-type="float" office:value="0.664027" calcext:value-type="float">
            <text:p>0.664027</text:p>
          </table:table-cell>
          <table:table-cell office:value-type="float" office:value="0.48917" calcext:value-type="float">
            <text:p>0.48917</text:p>
          </table:table-cell>
          <table:table-cell office:value-type="float" office:value="1.69537" calcext:value-type="float">
            <text:p>1.69537</text:p>
          </table:table-cell>
          <table:table-cell office:value-type="float" office:value="1.27879" calcext:value-type="float">
            <text:p>1.27879</text:p>
          </table:table-cell>
          <table:table-cell office:value-type="float" office:value="0.167923" calcext:value-type="float">
            <text:p>0.167923</text:p>
          </table:table-cell>
          <table:table-cell table:number-columns-repeated="52"/>
          <table:table-cell table:formula="of:=MIN([.A104:.BL104])" office:value-type="float" office:value="0.167923" calcext:value-type="float">
            <text:p>0.167923</text:p>
          </table:table-cell>
          <table:table-cell table:formula="of:=MAX([.A104:.BL104])" office:value-type="float" office:value="1.69537" calcext:value-type="float">
            <text:p>1.69537</text:p>
          </table:table-cell>
          <table:table-cell table:number-columns-repeated="7"/>
        </table:table-row>
        <table:table-row table:style-name="ro1">
          <table:table-cell office:value-type="float" office:value="0.472771" calcext:value-type="float">
            <text:p>0.472771</text:p>
          </table:table-cell>
          <table:table-cell office:value-type="float" office:value="0.558619" calcext:value-type="float">
            <text:p>0.558619</text:p>
          </table:table-cell>
          <table:table-cell office:value-type="float" office:value="0.668525" calcext:value-type="float">
            <text:p>0.668525</text:p>
          </table:table-cell>
          <table:table-cell office:value-type="float" office:value="0.637579" calcext:value-type="float">
            <text:p>0.637579</text:p>
          </table:table-cell>
          <table:table-cell office:value-type="float" office:value="0.624764" calcext:value-type="float">
            <text:p>0.624764</text:p>
          </table:table-cell>
          <table:table-cell office:value-type="float" office:value="0.625855" calcext:value-type="float">
            <text:p>0.625855</text:p>
          </table:table-cell>
          <table:table-cell office:value-type="float" office:value="1.22062" calcext:value-type="float">
            <text:p>1.22062</text:p>
          </table:table-cell>
          <table:table-cell office:value-type="float" office:value="0.585456" calcext:value-type="float">
            <text:p>0.585456</text:p>
          </table:table-cell>
          <table:table-cell office:value-type="float" office:value="0.569935" calcext:value-type="float">
            <text:p>0.569935</text:p>
          </table:table-cell>
          <table:table-cell office:value-type="float" office:value="1.34011" calcext:value-type="float">
            <text:p>1.34011</text:p>
          </table:table-cell>
          <table:table-cell office:value-type="float" office:value="1.1962" calcext:value-type="float">
            <text:p>1.1962</text:p>
          </table:table-cell>
          <table:table-cell office:value-type="float" office:value="0.279849" calcext:value-type="float">
            <text:p>0.279849</text:p>
          </table:table-cell>
          <table:table-cell office:value-type="float" office:value="0.935492" calcext:value-type="float">
            <text:p>0.935492</text:p>
          </table:table-cell>
          <table:table-cell office:value-type="float" office:value="1.05869" calcext:value-type="float">
            <text:p>1.05869</text:p>
          </table:table-cell>
          <table:table-cell office:value-type="float" office:value="0.581568" calcext:value-type="float">
            <text:p>0.581568</text:p>
          </table:table-cell>
          <table:table-cell office:value-type="float" office:value="0.597333" calcext:value-type="float">
            <text:p>0.597333</text:p>
          </table:table-cell>
          <table:table-cell table:number-columns-repeated="52"/>
          <table:table-cell table:formula="of:=MIN([.A105:.BL105])" office:value-type="float" office:value="0.279849" calcext:value-type="float">
            <text:p>0.279849</text:p>
          </table:table-cell>
          <table:table-cell table:formula="of:=MAX([.A105:.BL105])" office:value-type="float" office:value="1.34011" calcext:value-type="float">
            <text:p>1.3401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7501" calcext:value-type="float">
            <text:p>0.387501</text:p>
          </table:table-cell>
          <table:table-cell office:value-type="float" office:value="0.388839" calcext:value-type="float">
            <text:p>0.388839</text:p>
          </table:table-cell>
          <table:table-cell office:value-type="float" office:value="0.373725" calcext:value-type="float">
            <text:p>0.373725</text:p>
          </table:table-cell>
          <table:table-cell office:value-type="float" office:value="0.38083" calcext:value-type="float">
            <text:p>0.38083</text:p>
          </table:table-cell>
          <table:table-cell office:value-type="float" office:value="0.385833" calcext:value-type="float">
            <text:p>0.385833</text:p>
          </table:table-cell>
          <table:table-cell office:value-type="float" office:value="0.77713" calcext:value-type="float">
            <text:p>0.77713</text:p>
          </table:table-cell>
          <table:table-cell office:value-type="float" office:value="0.384036" calcext:value-type="float">
            <text:p>0.384036</text:p>
          </table:table-cell>
          <table:table-cell office:value-type="float" office:value="0.370824" calcext:value-type="float">
            <text:p>0.370824</text:p>
          </table:table-cell>
          <table:table-cell office:value-type="float" office:value="0.395162" calcext:value-type="float">
            <text:p>0.395162</text:p>
          </table:table-cell>
          <table:table-cell office:value-type="float" office:value="0.402181" calcext:value-type="float">
            <text:p>0.402181</text:p>
          </table:table-cell>
          <table:table-cell office:value-type="float" office:value="0.805322" calcext:value-type="float">
            <text:p>0.805322</text:p>
          </table:table-cell>
          <table:table-cell office:value-type="float" office:value="0.397626" calcext:value-type="float">
            <text:p>0.397626</text:p>
          </table:table-cell>
          <table:table-cell office:value-type="float" office:value="0.777202" calcext:value-type="float">
            <text:p>0.777202</text:p>
          </table:table-cell>
          <table:table-cell office:value-type="float" office:value="0.388601" calcext:value-type="float">
            <text:p>0.388601</text:p>
          </table:table-cell>
          <table:table-cell office:value-type="float" office:value="0.183616" calcext:value-type="float">
            <text:p>0.183616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1.83553" calcext:value-type="float">
            <text:p>1.83553</text:p>
          </table:table-cell>
          <table:table-cell office:value-type="float" office:value="0.22661" calcext:value-type="float">
            <text:p>0.22661</text:p>
          </table:table-cell>
          <table:table-cell office:value-type="float" office:value="1.58235" calcext:value-type="float">
            <text:p>1.58235</text:p>
          </table:table-cell>
          <table:table-cell office:value-type="float" office:value="0.508514" calcext:value-type="float">
            <text:p>0.508514</text:p>
          </table:table-cell>
          <table:table-cell office:value-type="float" office:value="0.253462" calcext:value-type="float">
            <text:p>0.253462</text:p>
          </table:table-cell>
          <table:table-cell office:value-type="float" office:value="1.02942" calcext:value-type="float">
            <text:p>1.02942</text:p>
          </table:table-cell>
          <table:table-cell office:value-type="float" office:value="0.446313" calcext:value-type="float">
            <text:p>0.446313</text:p>
          </table:table-cell>
          <table:table-cell office:value-type="float" office:value="0.699942" calcext:value-type="float">
            <text:p>0.699942</text:p>
          </table:table-cell>
          <table:table-cell table:number-columns-repeated="44"/>
          <table:table-cell table:formula="of:=MIN([.A107:.BL107])" office:value-type="float" office:value="0.183616" calcext:value-type="float">
            <text:p>0.183616</text:p>
          </table:table-cell>
          <table:table-cell table:formula="of:=MAX([.A107:.BL107])" office:value-type="float" office:value="1.83553" calcext:value-type="float">
            <text:p>1.83553</text:p>
          </table:table-cell>
          <table:table-cell table:number-columns-repeated="7"/>
        </table:table-row>
        <table:table-row table:style-name="ro1">
          <table:table-cell office:value-type="float" office:value="0.38374" calcext:value-type="float">
            <text:p>0.38374</text:p>
          </table:table-cell>
          <table:table-cell office:value-type="float" office:value="0.384191" calcext:value-type="float">
            <text:p>0.384191</text:p>
          </table:table-cell>
          <table:table-cell office:value-type="float" office:value="0.426327" calcext:value-type="float">
            <text:p>0.426327</text:p>
          </table:table-cell>
          <table:table-cell office:value-type="float" office:value="0.437345" calcext:value-type="float">
            <text:p>0.437345</text:p>
          </table:table-cell>
          <table:table-cell office:value-type="float" office:value="0.396911" calcext:value-type="float">
            <text:p>0.396911</text:p>
          </table:table-cell>
          <table:table-cell office:value-type="float" office:value="0.394095" calcext:value-type="float">
            <text:p>0.394095</text:p>
          </table:table-cell>
          <table:table-cell office:value-type="float" office:value="0.424108" calcext:value-type="float">
            <text:p>0.424108</text:p>
          </table:table-cell>
          <table:table-cell office:value-type="float" office:value="0.404646" calcext:value-type="float">
            <text:p>0.404646</text:p>
          </table:table-cell>
          <table:table-cell office:value-type="float" office:value="0.382817" calcext:value-type="float">
            <text:p>0.382817</text:p>
          </table:table-cell>
          <table:table-cell office:value-type="float" office:value="0.439064" calcext:value-type="float">
            <text:p>0.439064</text:p>
          </table:table-cell>
          <table:table-cell office:value-type="float" office:value="0.396604" calcext:value-type="float">
            <text:p>0.396604</text:p>
          </table:table-cell>
          <table:table-cell office:value-type="float" office:value="1.29362" calcext:value-type="float">
            <text:p>1.29362</text:p>
          </table:table-cell>
          <table:table-cell office:value-type="float" office:value="1.2777" calcext:value-type="float">
            <text:p>1.2777</text:p>
          </table:table-cell>
          <table:table-cell office:value-type="float" office:value="1.54692" calcext:value-type="float">
            <text:p>1.54692</text:p>
          </table:table-cell>
          <table:table-cell office:value-type="float" office:value="0.291872" calcext:value-type="float">
            <text:p>0.291872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79547" calcext:value-type="float">
            <text:p>0.79547</text:p>
          </table:table-cell>
          <table:table-cell office:value-type="float" office:value="1.27952" calcext:value-type="float">
            <text:p>1.27952</text:p>
          </table:table-cell>
          <table:table-cell office:value-type="float" office:value="1.77311" calcext:value-type="float">
            <text:p>1.77311</text:p>
          </table:table-cell>
          <table:table-cell office:value-type="float" office:value="1.80282" calcext:value-type="float">
            <text:p>1.80282</text:p>
          </table:table-cell>
          <table:table-cell office:value-type="float" office:value="1.8228" calcext:value-type="float">
            <text:p>1.8228</text:p>
          </table:table-cell>
          <table:table-cell office:value-type="float" office:value="1.4286" calcext:value-type="float">
            <text:p>1.4286</text:p>
          </table:table-cell>
          <table:table-cell office:value-type="float" office:value="1.83903" calcext:value-type="float">
            <text:p>1.83903</text:p>
          </table:table-cell>
          <table:table-cell office:value-type="float" office:value="0.133249" calcext:value-type="float">
            <text:p>0.133249</text:p>
          </table:table-cell>
          <table:table-cell table:number-columns-repeated="44"/>
          <table:table-cell table:formula="of:=MIN([.A108:.BL108])" office:value-type="float" office:value="0.117851" calcext:value-type="float">
            <text:p>0.117851</text:p>
          </table:table-cell>
          <table:table-cell table:formula="of:=MAX([.A108:.BL108])" office:value-type="float" office:value="1.83903" calcext:value-type="float">
            <text:p>1.83903</text:p>
          </table:table-cell>
          <table:table-cell table:number-columns-repeated="7"/>
        </table:table-row>
        <table:table-row table:style-name="ro1">
          <table:table-cell office:value-type="float" office:value="0.369405" calcext:value-type="float">
            <text:p>0.369405</text:p>
          </table:table-cell>
          <table:table-cell office:value-type="float" office:value="0.398831" calcext:value-type="float">
            <text:p>0.398831</text:p>
          </table:table-cell>
          <table:table-cell office:value-type="float" office:value="0.380469" calcext:value-type="float">
            <text:p>0.380469</text:p>
          </table:table-cell>
          <table:table-cell office:value-type="float" office:value="0.382447" calcext:value-type="float">
            <text:p>0.382447</text:p>
          </table:table-cell>
          <table:table-cell office:value-type="float" office:value="0.428467" calcext:value-type="float">
            <text:p>0.428467</text:p>
          </table:table-cell>
          <table:table-cell office:value-type="float" office:value="0.446238" calcext:value-type="float">
            <text:p>0.446238</text:p>
          </table:table-cell>
          <table:table-cell office:value-type="float" office:value="0.374447" calcext:value-type="float">
            <text:p>0.374447</text:p>
          </table:table-cell>
          <table:table-cell office:value-type="float" office:value="0.441187" calcext:value-type="float">
            <text:p>0.441187</text:p>
          </table:table-cell>
          <table:table-cell office:value-type="float" office:value="0.387955" calcext:value-type="float">
            <text:p>0.387955</text:p>
          </table:table-cell>
          <table:table-cell office:value-type="float" office:value="0.40317" calcext:value-type="float">
            <text:p>0.40317</text:p>
          </table:table-cell>
          <table:table-cell office:value-type="float" office:value="1.2239" calcext:value-type="float">
            <text:p>1.2239</text:p>
          </table:table-cell>
          <table:table-cell office:value-type="float" office:value="0.393149" calcext:value-type="float">
            <text:p>0.393149</text:p>
          </table:table-cell>
          <table:table-cell office:value-type="float" office:value="1.65452" calcext:value-type="float">
            <text:p>1.65452</text:p>
          </table:table-cell>
          <table:table-cell office:value-type="float" office:value="1.12272" calcext:value-type="float">
            <text:p>1.12272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1.98887" calcext:value-type="float">
            <text:p>1.98887</text:p>
          </table:table-cell>
          <table:table-cell office:value-type="float" office:value="1.66055" calcext:value-type="float">
            <text:p>1.66055</text:p>
          </table:table-cell>
          <table:table-cell office:value-type="float" office:value="1.38553" calcext:value-type="float">
            <text:p>1.38553</text:p>
          </table:table-cell>
          <table:table-cell office:value-type="float" office:value="1.35107" calcext:value-type="float">
            <text:p>1.35107</text:p>
          </table:table-cell>
          <table:table-cell office:value-type="float" office:value="1.88859" calcext:value-type="float">
            <text:p>1.88859</text:p>
          </table:table-cell>
          <table:table-cell office:value-type="float" office:value="1.03823" calcext:value-type="float">
            <text:p>1.03823</text:p>
          </table:table-cell>
          <table:table-cell office:value-type="float" office:value="0.342881" calcext:value-type="float">
            <text:p>0.342881</text:p>
          </table:table-cell>
          <table:table-cell office:value-type="float" office:value="0.701394" calcext:value-type="float">
            <text:p>0.701394</text:p>
          </table:table-cell>
          <table:table-cell office:value-type="float" office:value="1.08461" calcext:value-type="float">
            <text:p>1.08461</text:p>
          </table:table-cell>
          <table:table-cell table:number-columns-repeated="44"/>
          <table:table-cell table:formula="of:=MIN([.A109:.BL109])" office:value-type="float" office:value="0.342881" calcext:value-type="float">
            <text:p>0.342881</text:p>
          </table:table-cell>
          <table:table-cell table:formula="of:=MAX([.A109:.BL109])" office:value-type="float" office:value="1.98887" calcext:value-type="float">
            <text:p>1.98887</text:p>
          </table:table-cell>
          <table:table-cell table:number-columns-repeated="7"/>
        </table:table-row>
        <table:table-row table:style-name="ro1">
          <table:table-cell office:value-type="float" office:value="0.388304" calcext:value-type="float">
            <text:p>0.388304</text:p>
          </table:table-cell>
          <table:table-cell office:value-type="float" office:value="0.387248" calcext:value-type="float">
            <text:p>0.387248</text:p>
          </table:table-cell>
          <table:table-cell office:value-type="float" office:value="0.420894" calcext:value-type="float">
            <text:p>0.420894</text:p>
          </table:table-cell>
          <table:table-cell office:value-type="float" office:value="0.429495" calcext:value-type="float">
            <text:p>0.429495</text:p>
          </table:table-cell>
          <table:table-cell office:value-type="float" office:value="0.374946" calcext:value-type="float">
            <text:p>0.374946</text:p>
          </table:table-cell>
          <table:table-cell office:value-type="float" office:value="0.380067" calcext:value-type="float">
            <text:p>0.380067</text:p>
          </table:table-cell>
          <table:table-cell office:value-type="float" office:value="0.419691" calcext:value-type="float">
            <text:p>0.419691</text:p>
          </table:table-cell>
          <table:table-cell office:value-type="float" office:value="0.385358" calcext:value-type="float">
            <text:p>0.385358</text:p>
          </table:table-cell>
          <table:table-cell office:value-type="float" office:value="0.384485" calcext:value-type="float">
            <text:p>0.384485</text:p>
          </table:table-cell>
          <table:table-cell office:value-type="float" office:value="0.413656" calcext:value-type="float">
            <text:p>0.413656</text:p>
          </table:table-cell>
          <table:table-cell office:value-type="float" office:value="1.18419" calcext:value-type="float">
            <text:p>1.18419</text:p>
          </table:table-cell>
          <table:table-cell office:value-type="float" office:value="0.755147" calcext:value-type="float">
            <text:p>0.755147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.43477" calcext:value-type="float">
            <text:p>0.43477</text:p>
          </table:table-cell>
          <table:table-cell office:value-type="float" office:value="1.26949" calcext:value-type="float">
            <text:p>1.26949</text:p>
          </table:table-cell>
          <table:table-cell office:value-type="float" office:value="0.184383" calcext:value-type="float">
            <text:p>0.184383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11997" calcext:value-type="float">
            <text:p>0.11997</text:p>
          </table:table-cell>
          <table:table-cell office:value-type="float" office:value="0.485584" calcext:value-type="float">
            <text:p>0.485584</text:p>
          </table:table-cell>
          <table:table-cell office:value-type="float" office:value="1.3368" calcext:value-type="float">
            <text:p>1.3368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1.81377" calcext:value-type="float">
            <text:p>1.81377</text:p>
          </table:table-cell>
          <table:table-cell office:value-type="float" office:value="1.83362" calcext:value-type="float">
            <text:p>1.83362</text:p>
          </table:table-cell>
          <table:table-cell office:value-type="float" office:value="0.062299" calcext:value-type="float">
            <text:p>0.062299</text:p>
          </table:table-cell>
          <table:table-cell table:number-columns-repeated="44"/>
          <table:table-cell table:formula="of:=MIN([.A110:.BL110])" office:value-type="float" office:value="0.062299" calcext:value-type="float">
            <text:p>0.062299</text:p>
          </table:table-cell>
          <table:table-cell table:formula="of:=MAX([.A110:.BL110])" office:value-type="float" office:value="1.83362" calcext:value-type="float">
            <text:p>1.83362</text:p>
          </table:table-cell>
          <table:table-cell table:number-columns-repeated="7"/>
        </table:table-row>
        <table:table-row table:style-name="ro1">
          <table:table-cell office:value-type="float" office:value="0.3798" calcext:value-type="float">
            <text:p>0.3798</text:p>
          </table:table-cell>
          <table:table-cell office:value-type="float" office:value="0.43472" calcext:value-type="float">
            <text:p>0.43472</text:p>
          </table:table-cell>
          <table:table-cell office:value-type="float" office:value="0.381325" calcext:value-type="float">
            <text:p>0.381325</text:p>
          </table:table-cell>
          <table:table-cell office:value-type="float" office:value="0.384193" calcext:value-type="float">
            <text:p>0.384193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463494" calcext:value-type="float">
            <text:p>0.463494</text:p>
          </table:table-cell>
          <table:table-cell office:value-type="float" office:value="0.810717" calcext:value-type="float">
            <text:p>0.810717</text:p>
          </table:table-cell>
          <table:table-cell office:value-type="float" office:value="0.382121" calcext:value-type="float">
            <text:p>0.382121</text:p>
          </table:table-cell>
          <table:table-cell office:value-type="float" office:value="1.29263" calcext:value-type="float">
            <text:p>1.29263</text:p>
          </table:table-cell>
          <table:table-cell office:value-type="float" office:value="0.433651" calcext:value-type="float">
            <text:p>0.433651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795735" calcext:value-type="float">
            <text:p>0.795735</text:p>
          </table:table-cell>
          <table:table-cell office:value-type="float" office:value="0.379085" calcext:value-type="float">
            <text:p>0.379085</text:p>
          </table:table-cell>
          <table:table-cell office:value-type="float" office:value="1.69756" calcext:value-type="float">
            <text:p>1.69756</text:p>
          </table:table-cell>
          <table:table-cell office:value-type="float" office:value="0.414203" calcext:value-type="float">
            <text:p>0.414203</text:p>
          </table:table-cell>
          <table:table-cell office:value-type="float" office:value="1.20629" calcext:value-type="float">
            <text:p>1.20629</text:p>
          </table:table-cell>
          <table:table-cell office:value-type="float" office:value="1.26505" calcext:value-type="float">
            <text:p>1.26505</text:p>
          </table:table-cell>
          <table:table-cell office:value-type="float" office:value="0.444074" calcext:value-type="float">
            <text:p>0.444074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517409" calcext:value-type="float">
            <text:p>0.517409</text:p>
          </table:table-cell>
          <table:table-cell office:value-type="float" office:value="1.89456" calcext:value-type="float">
            <text:p>1.89456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0.732965" calcext:value-type="float">
            <text:p>0.732965</text:p>
          </table:table-cell>
          <table:table-cell office:value-type="float" office:value="2.01924" calcext:value-type="float">
            <text:p>2.01924</text:p>
          </table:table-cell>
          <table:table-cell table:number-columns-repeated="44"/>
          <table:table-cell table:formula="of:=MIN([.A111:.BL111])" office:value-type="float" office:value="0.379085" calcext:value-type="float">
            <text:p>0.379085</text:p>
          </table:table-cell>
          <table:table-cell table:formula="of:=MAX([.A111:.BL111])" office:value-type="float" office:value="2.01924" calcext:value-type="float">
            <text:p>2.01924</text:p>
          </table:table-cell>
          <table:table-cell table:number-columns-repeated="7"/>
        </table:table-row>
        <table:table-row table:style-name="ro1">
          <table:table-cell office:value-type="float" office:value="0.384469" calcext:value-type="float">
            <text:p>0.384469</text:p>
          </table:table-cell>
          <table:table-cell office:value-type="float" office:value="0.373242" calcext:value-type="float">
            <text:p>0.373242</text:p>
          </table:table-cell>
          <table:table-cell office:value-type="float" office:value="0.379514" calcext:value-type="float">
            <text:p>0.379514</text:p>
          </table:table-cell>
          <table:table-cell office:value-type="float" office:value="0.765043" calcext:value-type="float">
            <text:p>0.765043</text:p>
          </table:table-cell>
          <table:table-cell office:value-type="float" office:value="0.386683" calcext:value-type="float">
            <text:p>0.386683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8309" calcext:value-type="float">
            <text:p>0.778309</text:p>
          </table:table-cell>
          <table:table-cell office:value-type="float" office:value="0.407408" calcext:value-type="float">
            <text:p>0.407408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17294" calcext:value-type="float">
            <text:p>0.417294</text:p>
          </table:table-cell>
          <table:table-cell office:value-type="float" office:value="0.471462" calcext:value-type="float">
            <text:p>0.471462</text:p>
          </table:table-cell>
          <table:table-cell office:value-type="float" office:value="0.514734" calcext:value-type="float">
            <text:p>0.514734</text:p>
          </table:table-cell>
          <table:table-cell office:value-type="float" office:value="0.686106" calcext:value-type="float">
            <text:p>0.686106</text:p>
          </table:table-cell>
          <table:table-cell office:value-type="float" office:value="0.380112" calcext:value-type="float">
            <text:p>0.380112</text:p>
          </table:table-cell>
          <table:table-cell office:value-type="float" office:value="0.107163" calcext:value-type="float">
            <text:p>0.107163</text:p>
          </table:table-cell>
          <table:table-cell office:value-type="float" office:value="0.114647" calcext:value-type="float">
            <text:p>0.114647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644706" calcext:value-type="float">
            <text:p>0.644706</text:p>
          </table:table-cell>
          <table:table-cell office:value-type="float" office:value="0.805539" calcext:value-type="float">
            <text:p>0.805539</text:p>
          </table:table-cell>
          <table:table-cell office:value-type="float" office:value="1.17741" calcext:value-type="float">
            <text:p>1.17741</text:p>
          </table:table-cell>
          <table:table-cell office:value-type="float" office:value="1.2404" calcext:value-type="float">
            <text:p>1.2404</text:p>
          </table:table-cell>
          <table:table-cell office:value-type="float" office:value="0.19336" calcext:value-type="float">
            <text:p>0.19336</text:p>
          </table:table-cell>
          <table:table-cell office:value-type="float" office:value="0.220263" calcext:value-type="float">
            <text:p>0.220263</text:p>
          </table:table-cell>
          <table:table-cell office:value-type="float" office:value="0.225873" calcext:value-type="float">
            <text:p>0.225873</text:p>
          </table:table-cell>
          <table:table-cell table:number-columns-repeated="44"/>
          <table:table-cell table:formula="of:=MIN([.A112:.BL112])" office:value-type="float" office:value="0.107163" calcext:value-type="float">
            <text:p>0.107163</text:p>
          </table:table-cell>
          <table:table-cell table:formula="of:=MAX([.A112:.BL112])" office:value-type="float" office:value="1.2404" calcext:value-type="float">
            <text:p>1.2404</text:p>
          </table:table-cell>
          <table:table-cell table:number-columns-repeated="7"/>
        </table:table-row>
        <table:table-row table:style-name="ro1">
          <table:table-cell office:value-type="float" office:value="0.174257" calcext:value-type="float">
            <text:p>0.174257</text:p>
          </table:table-cell>
          <table:table-cell office:value-type="float" office:value="0.183521" calcext:value-type="float">
            <text:p>0.183521</text:p>
          </table:table-cell>
          <table:table-cell office:value-type="float" office:value="0.179151" calcext:value-type="float">
            <text:p>0.179151</text:p>
          </table:table-cell>
          <table:table-cell office:value-type="float" office:value="0.19141" calcext:value-type="float">
            <text:p>0.19141</text:p>
          </table:table-cell>
          <table:table-cell office:value-type="float" office:value="0.819975" calcext:value-type="float">
            <text:p>0.819975</text:p>
          </table:table-cell>
          <table:table-cell office:value-type="float" office:value="0.733942" calcext:value-type="float">
            <text:p>0.733942</text:p>
          </table:table-cell>
          <table:table-cell office:value-type="float" office:value="0.639476" calcext:value-type="float">
            <text:p>0.639476</text:p>
          </table:table-cell>
          <table:table-cell office:value-type="float" office:value="0.54195" calcext:value-type="float">
            <text:p>0.54195</text:p>
          </table:table-cell>
          <table:table-cell office:value-type="float" office:value="0.480031" calcext:value-type="float">
            <text:p>0.480031</text:p>
          </table:table-cell>
          <table:table-cell office:value-type="float" office:value="0.533191" calcext:value-type="float">
            <text:p>0.533191</text:p>
          </table:table-cell>
          <table:table-cell office:value-type="float" office:value="0.580347" calcext:value-type="float">
            <text:p>0.580347</text:p>
          </table:table-cell>
          <table:table-cell office:value-type="float" office:value="0.630192" calcext:value-type="float">
            <text:p>0.630192</text:p>
          </table:table-cell>
          <table:table-cell office:value-type="float" office:value="0.668889" calcext:value-type="float">
            <text:p>0.668889</text:p>
          </table:table-cell>
          <table:table-cell office:value-type="float" office:value="0.656055" calcext:value-type="float">
            <text:p>0.656055</text:p>
          </table:table-cell>
          <table:table-cell office:value-type="float" office:value="1.73408" calcext:value-type="float">
            <text:p>1.73408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1.50156" calcext:value-type="float">
            <text:p>1.50156</text:p>
          </table:table-cell>
          <table:table-cell office:value-type="float" office:value="0.610457" calcext:value-type="float">
            <text:p>0.610457</text:p>
          </table:table-cell>
          <table:table-cell office:value-type="float" office:value="0.77631" calcext:value-type="float">
            <text:p>0.77631</text:p>
          </table:table-cell>
          <table:table-cell office:value-type="float" office:value="1.22874" calcext:value-type="float">
            <text:p>1.22874</text:p>
          </table:table-cell>
          <table:table-cell office:value-type="float" office:value="2.19941" calcext:value-type="float">
            <text:p>2.19941</text:p>
          </table:table-cell>
          <table:table-cell office:value-type="float" office:value="1.21451" calcext:value-type="float">
            <text:p>1.21451</text:p>
          </table:table-cell>
          <table:table-cell office:value-type="float" office:value="1.50096" calcext:value-type="float">
            <text:p>1.50096</text:p>
          </table:table-cell>
          <table:table-cell office:value-type="float" office:value="1.42134" calcext:value-type="float">
            <text:p>1.42134</text:p>
          </table:table-cell>
          <table:table-cell table:number-columns-repeated="44"/>
          <table:table-cell table:formula="of:=MIN([.A113:.BL113])" office:value-type="float" office:value="0.174257" calcext:value-type="float">
            <text:p>0.174257</text:p>
          </table:table-cell>
          <table:table-cell table:formula="of:=MAX([.A113:.BL113])" office:value-type="float" office:value="2.19941" calcext:value-type="float">
            <text:p>2.19941</text:p>
          </table:table-cell>
          <table:table-cell table:number-columns-repeated="7"/>
        </table:table-row>
        <table:table-row table:style-name="ro1">
          <table:table-cell office:value-type="float" office:value="0.386115" calcext:value-type="float">
            <text:p>0.386115</text:p>
          </table:table-cell>
          <table:table-cell office:value-type="float" office:value="0.383307" calcext:value-type="float">
            <text:p>0.383307</text:p>
          </table:table-cell>
          <table:table-cell office:value-type="float" office:value="0.389268" calcext:value-type="float">
            <text:p>0.389268</text:p>
          </table:table-cell>
          <table:table-cell office:value-type="float" office:value="0.389398" calcext:value-type="float">
            <text:p>0.389398</text:p>
          </table:table-cell>
          <table:table-cell office:value-type="float" office:value="0.383715" calcext:value-type="float">
            <text:p>0.383715</text:p>
          </table:table-cell>
          <table:table-cell office:value-type="float" office:value="0.386509" calcext:value-type="float">
            <text:p>0.386509</text:p>
          </table:table-cell>
          <table:table-cell office:value-type="float" office:value="1.18085" calcext:value-type="float">
            <text:p>1.18085</text:p>
          </table:table-cell>
          <table:table-cell office:value-type="float" office:value="1.19806" calcext:value-type="float">
            <text:p>1.19806</text:p>
          </table:table-cell>
          <table:table-cell office:value-type="float" office:value="0.837601" calcext:value-type="float">
            <text:p>0.837601</text:p>
          </table:table-cell>
          <table:table-cell office:value-type="float" office:value="0.480476" calcext:value-type="float">
            <text:p>0.480476</text:p>
          </table:table-cell>
          <table:table-cell office:value-type="float" office:value="0.79454" calcext:value-type="float">
            <text:p>0.79454</text:p>
          </table:table-cell>
          <table:table-cell office:value-type="float" office:value="0.807357" calcext:value-type="float">
            <text:p>0.807357</text:p>
          </table:table-cell>
          <table:table-cell office:value-type="float" office:value="1.20861" calcext:value-type="float">
            <text:p>1.20861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0.395061" calcext:value-type="float">
            <text:p>0.395061</text:p>
          </table:table-cell>
          <table:table-cell office:value-type="float" office:value="0.224044" calcext:value-type="float">
            <text:p>0.224044</text:p>
          </table:table-cell>
          <table:table-cell office:value-type="float" office:value="0.295838" calcext:value-type="float">
            <text:p>0.295838</text:p>
          </table:table-cell>
          <table:table-cell office:value-type="float" office:value="0.810326" calcext:value-type="float">
            <text:p>0.810326</text:p>
          </table:table-cell>
          <table:table-cell office:value-type="float" office:value="0.78709" calcext:value-type="float">
            <text:p>0.78709</text:p>
          </table:table-cell>
          <table:table-cell office:value-type="float" office:value="0.969791" calcext:value-type="float">
            <text:p>0.969791</text:p>
          </table:table-cell>
          <table:table-cell office:value-type="float" office:value="0.406123" calcext:value-type="float">
            <text:p>0.406123</text:p>
          </table:table-cell>
          <table:table-cell office:value-type="float" office:value="1.03222" calcext:value-type="float">
            <text:p>1.03222</text:p>
          </table:table-cell>
          <table:table-cell office:value-type="float" office:value="0.253499" calcext:value-type="float">
            <text:p>0.253499</text:p>
          </table:table-cell>
          <table:table-cell office:value-type="float" office:value="0.10519" calcext:value-type="float">
            <text:p>0.10519</text:p>
          </table:table-cell>
          <table:table-cell table:number-columns-repeated="44"/>
          <table:table-cell table:formula="of:=MIN([.A114:.BL114])" office:value-type="float" office:value="0.10519" calcext:value-type="float">
            <text:p>0.10519</text:p>
          </table:table-cell>
          <table:table-cell table:formula="of:=MAX([.A114:.BL114])" office:value-type="float" office:value="1.20861" calcext:value-type="float">
            <text:p>1.20861</text:p>
          </table:table-cell>
          <table:table-cell table:number-columns-repeated="7"/>
        </table:table-row>
        <table:table-row table:style-name="ro1">
          <table:table-cell office:value-type="float" office:value="0.389314" calcext:value-type="float">
            <text:p>0.389314</text:p>
          </table:table-cell>
          <table:table-cell office:value-type="float" office:value="0.383358" calcext:value-type="float">
            <text:p>0.383358</text:p>
          </table:table-cell>
          <table:table-cell office:value-type="float" office:value="0.396389" calcext:value-type="float">
            <text:p>0.396389</text:p>
          </table:table-cell>
          <table:table-cell office:value-type="float" office:value="0.376603" calcext:value-type="float">
            <text:p>0.376603</text:p>
          </table:table-cell>
          <table:table-cell office:value-type="float" office:value="1.16384" calcext:value-type="float">
            <text:p>1.16384</text:p>
          </table:table-cell>
          <table:table-cell office:value-type="float" office:value="0.380147" calcext:value-type="float">
            <text:p>0.380147</text:p>
          </table:table-cell>
          <table:table-cell office:value-type="float" office:value="1.1678" calcext:value-type="float">
            <text:p>1.1678</text:p>
          </table:table-cell>
          <table:table-cell office:value-type="float" office:value="0.781791" calcext:value-type="float">
            <text:p>0.781791</text:p>
          </table:table-cell>
          <table:table-cell office:value-type="float" office:value="0.387627" calcext:value-type="float">
            <text:p>0.38762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116049" calcext:value-type="float">
            <text:p>0.116049</text:p>
          </table:table-cell>
          <table:table-cell office:value-type="float" office:value="0.893227" calcext:value-type="float">
            <text:p>0.893227</text:p>
          </table:table-cell>
          <table:table-cell office:value-type="float" office:value="0.226568" calcext:value-type="float">
            <text:p>0.226568</text:p>
          </table:table-cell>
          <table:table-cell office:value-type="float" office:value="1.39822" calcext:value-type="float">
            <text:p>1.39822</text:p>
          </table:table-cell>
          <table:table-cell office:value-type="float" office:value="0.175863" calcext:value-type="float">
            <text:p>0.175863</text:p>
          </table:table-cell>
          <table:table-cell office:value-type="float" office:value="0.171158" calcext:value-type="float">
            <text:p>0.171158</text:p>
          </table:table-cell>
          <table:table-cell office:value-type="float" office:value="0.440368" calcext:value-type="float">
            <text:p>0.440368</text:p>
          </table:table-cell>
          <table:table-cell office:value-type="float" office:value="0.474782" calcext:value-type="float">
            <text:p>0.474782</text:p>
          </table:table-cell>
          <table:table-cell office:value-type="float" office:value="0.610133" calcext:value-type="float">
            <text:p>0.610133</text:p>
          </table:table-cell>
          <table:table-cell office:value-type="float" office:value="1.34194" calcext:value-type="float">
            <text:p>1.34194</text:p>
          </table:table-cell>
          <table:table-cell office:value-type="float" office:value="0.269951" calcext:value-type="float">
            <text:p>0.269951</text:p>
          </table:table-cell>
          <table:table-cell office:value-type="float" office:value="1.39443" calcext:value-type="float">
            <text:p>1.39443</text:p>
          </table:table-cell>
          <table:table-cell office:value-type="float" office:value="0.608773" calcext:value-type="float">
            <text:p>0.608773</text:p>
          </table:table-cell>
          <table:table-cell office:value-type="float" office:value="0.0738032" calcext:value-type="float">
            <text:p>0.0738032</text:p>
          </table:table-cell>
          <table:table-cell table:number-columns-repeated="44"/>
          <table:table-cell table:formula="of:=MIN([.A115:.BL115])" office:value-type="float" office:value="0.0738032" calcext:value-type="float">
            <text:p>0.0738032</text:p>
          </table:table-cell>
          <table:table-cell table:formula="of:=MAX([.A115:.BL115])" office:value-type="float" office:value="1.39822" calcext:value-type="float">
            <text:p>1.39822</text:p>
          </table:table-cell>
          <table:table-cell table:number-columns-repeated="7"/>
        </table:table-row>
        <table:table-row table:style-name="ro1">
          <table:table-cell office:value-type="float" office:value="0.340872" calcext:value-type="float">
            <text:p>0.340872</text:p>
          </table:table-cell>
          <table:table-cell office:value-type="float" office:value="0.37882" calcext:value-type="float">
            <text:p>0.37882</text:p>
          </table:table-cell>
          <table:table-cell office:value-type="float" office:value="0.365646" calcext:value-type="float">
            <text:p>0.365646</text:p>
          </table:table-cell>
          <table:table-cell office:value-type="float" office:value="0.369127" calcext:value-type="float">
            <text:p>0.369127</text:p>
          </table:table-cell>
          <table:table-cell office:value-type="float" office:value="0.392006" calcext:value-type="float">
            <text:p>0.392006</text:p>
          </table:table-cell>
          <table:table-cell office:value-type="float" office:value="0.354562" calcext:value-type="float">
            <text:p>0.354562</text:p>
          </table:table-cell>
          <table:table-cell office:value-type="float" office:value="0.394771" calcext:value-type="float">
            <text:p>0.394771</text:p>
          </table:table-cell>
          <table:table-cell office:value-type="float" office:value="1.15812" calcext:value-type="float">
            <text:p>1.15812</text:p>
          </table:table-cell>
          <table:table-cell office:value-type="float" office:value="0.763296" calcext:value-type="float">
            <text:p>0.763296</text:p>
          </table:table-cell>
          <table:table-cell office:value-type="float" office:value="0.755707" calcext:value-type="float">
            <text:p>0.755707</text:p>
          </table:table-cell>
          <table:table-cell office:value-type="float" office:value="0.794059" calcext:value-type="float">
            <text:p>0.794059</text:p>
          </table:table-cell>
          <table:table-cell office:value-type="float" office:value="0.404262" calcext:value-type="float">
            <text:p>0.404262</text:p>
          </table:table-cell>
          <table:table-cell office:value-type="float" office:value="1.19125" calcext:value-type="float">
            <text:p>1.19125</text:p>
          </table:table-cell>
          <table:table-cell office:value-type="float" office:value="1.15517" calcext:value-type="float">
            <text:p>1.15517</text:p>
          </table:table-cell>
          <table:table-cell office:value-type="float" office:value="1.15981" calcext:value-type="float">
            <text:p>1.15981</text:p>
          </table:table-cell>
          <table:table-cell office:value-type="float" office:value="1.9397" calcext:value-type="float">
            <text:p>1.9397</text:p>
          </table:table-cell>
          <table:table-cell office:value-type="float" office:value="0.792487" calcext:value-type="float">
            <text:p>0.792487</text:p>
          </table:table-cell>
          <table:table-cell office:value-type="float" office:value="0.502262" calcext:value-type="float">
            <text:p>0.502262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669147" calcext:value-type="float">
            <text:p>0.669147</text:p>
          </table:table-cell>
          <table:table-cell office:value-type="float" office:value="1.49905" calcext:value-type="float">
            <text:p>1.49905</text:p>
          </table:table-cell>
          <table:table-cell office:value-type="float" office:value="1.92726" calcext:value-type="float">
            <text:p>1.92726</text:p>
          </table:table-cell>
          <table:table-cell office:value-type="float" office:value="0.752916" calcext:value-type="float">
            <text:p>0.752916</text:p>
          </table:table-cell>
          <table:table-cell table:number-columns-repeated="44"/>
          <table:table-cell table:formula="of:=MIN([.A116:.BL116])" office:value-type="float" office:value="0.340872" calcext:value-type="float">
            <text:p>0.340872</text:p>
          </table:table-cell>
          <table:table-cell table:formula="of:=MAX([.A116:.BL116])" office:value-type="float" office:value="2.08499" calcext:value-type="float">
            <text:p>2.08499</text:p>
          </table:table-cell>
          <table:table-cell table:number-columns-repeated="7"/>
        </table:table-row>
        <table:table-row table:style-name="ro1">
          <table:table-cell office:value-type="float" office:value="0.42192" calcext:value-type="float">
            <text:p>0.42192</text:p>
          </table:table-cell>
          <table:table-cell office:value-type="float" office:value="0.425986" calcext:value-type="float">
            <text:p>0.425986</text:p>
          </table:table-cell>
          <table:table-cell office:value-type="float" office:value="0.382157" calcext:value-type="float">
            <text:p>0.382157</text:p>
          </table:table-cell>
          <table:table-cell office:value-type="float" office:value="0.398539" calcext:value-type="float">
            <text:p>0.398539</text:p>
          </table:table-cell>
          <table:table-cell office:value-type="float" office:value="0.408256" calcext:value-type="float">
            <text:p>0.408256</text:p>
          </table:table-cell>
          <table:table-cell office:value-type="float" office:value="0.373422" calcext:value-type="float">
            <text:p>0.373422</text:p>
          </table:table-cell>
          <table:table-cell office:value-type="float" office:value="0.387728" calcext:value-type="float">
            <text:p>0.387728</text:p>
          </table:table-cell>
          <table:table-cell office:value-type="float" office:value="0.389213" calcext:value-type="float">
            <text:p>0.389213</text:p>
          </table:table-cell>
          <table:table-cell office:value-type="float" office:value="1.23117" calcext:value-type="float">
            <text:p>1.23117</text:p>
          </table:table-cell>
          <table:table-cell office:value-type="float" office:value="0.815766" calcext:value-type="float">
            <text:p>0.815766</text:p>
          </table:table-cell>
          <table:table-cell office:value-type="float" office:value="0.375941" calcext:value-type="float">
            <text:p>0.375941</text:p>
          </table:table-cell>
          <table:table-cell office:value-type="float" office:value="0.400404" calcext:value-type="float">
            <text:p>0.400404</text:p>
          </table:table-cell>
          <table:table-cell office:value-type="float" office:value="1.61288" calcext:value-type="float">
            <text:p>1.61288</text:p>
          </table:table-cell>
          <table:table-cell office:value-type="float" office:value="0.795273" calcext:value-type="float">
            <text:p>0.795273</text:p>
          </table:table-cell>
          <table:table-cell office:value-type="float" office:value="1.20019" calcext:value-type="float">
            <text:p>1.20019</text:p>
          </table:table-cell>
          <table:table-cell office:value-type="float" office:value="0.573019" calcext:value-type="float">
            <text:p>0.573019</text:p>
          </table:table-cell>
          <table:table-cell office:value-type="float" office:value="1.14096" calcext:value-type="float">
            <text:p>1.14096</text:p>
          </table:table-cell>
          <table:table-cell office:value-type="float" office:value="0.750331" calcext:value-type="float">
            <text:p>0.750331</text:p>
          </table:table-cell>
          <table:table-cell office:value-type="float" office:value="0.776546" calcext:value-type="float">
            <text:p>0.776546</text:p>
          </table:table-cell>
          <table:table-cell office:value-type="float" office:value="0.911895" calcext:value-type="float">
            <text:p>0.911895</text:p>
          </table:table-cell>
          <table:table-cell office:value-type="float" office:value="0.927438" calcext:value-type="float">
            <text:p>0.927438</text:p>
          </table:table-cell>
          <table:table-cell office:value-type="float" office:value="1.39664" calcext:value-type="float">
            <text:p>1.39664</text:p>
          </table:table-cell>
          <table:table-cell office:value-type="float" office:value="1.4679" calcext:value-type="float">
            <text:p>1.4679</text:p>
          </table:table-cell>
          <table:table-cell office:value-type="float" office:value="1.10045" calcext:value-type="float">
            <text:p>1.10045</text:p>
          </table:table-cell>
          <table:table-cell table:number-columns-repeated="44"/>
          <table:table-cell table:formula="of:=MIN([.A117:.BL117])" office:value-type="float" office:value="0.373422" calcext:value-type="float">
            <text:p>0.373422</text:p>
          </table:table-cell>
          <table:table-cell table:formula="of:=MAX([.A117:.BL117])" office:value-type="float" office:value="1.61288" calcext:value-type="float">
            <text:p>1.61288</text:p>
          </table:table-cell>
          <table:table-cell table:number-columns-repeated="7"/>
        </table:table-row>
        <table:table-row table:style-name="ro1">
          <table:table-cell office:value-type="float" office:value="0.380708" calcext:value-type="float">
            <text:p>0.380708</text:p>
          </table:table-cell>
          <table:table-cell office:value-type="float" office:value="0.381415" calcext:value-type="float">
            <text:p>0.381415</text:p>
          </table:table-cell>
          <table:table-cell office:value-type="float" office:value="0.415454" calcext:value-type="float">
            <text:p>0.415454</text:p>
          </table:table-cell>
          <table:table-cell office:value-type="float" office:value="0.451178" calcext:value-type="float">
            <text:p>0.451178</text:p>
          </table:table-cell>
          <table:table-cell office:value-type="float" office:value="0.181661" calcext:value-type="float">
            <text:p>0.181661</text:p>
          </table:table-cell>
          <table:table-cell office:value-type="float" office:value="0.329804" calcext:value-type="float">
            <text:p>0.329804</text:p>
          </table:table-cell>
          <table:table-cell office:value-type="float" office:value="0.417846" calcext:value-type="float">
            <text:p>0.417846</text:p>
          </table:table-cell>
          <table:table-cell office:value-type="float" office:value="0.643371" calcext:value-type="float">
            <text:p>0.643371</text:p>
          </table:table-cell>
          <table:table-cell office:value-type="float" office:value="0.658674" calcext:value-type="float">
            <text:p>0.658674</text:p>
          </table:table-cell>
          <table:table-cell office:value-type="float" office:value="0.203403" calcext:value-type="float">
            <text:p>0.203403</text:p>
          </table:table-cell>
          <table:table-cell office:value-type="float" office:value="0.378587" calcext:value-type="float">
            <text:p>0.378587</text:p>
          </table:table-cell>
          <table:table-cell office:value-type="float" office:value="0.188693" calcext:value-type="float">
            <text:p>0.188693</text:p>
          </table:table-cell>
          <table:table-cell office:value-type="float" office:value="0.176289" calcext:value-type="float">
            <text:p>0.176289</text:p>
          </table:table-cell>
          <table:table-cell office:value-type="float" office:value="0.366335" calcext:value-type="float">
            <text:p>0.366335</text:p>
          </table:table-cell>
          <table:table-cell office:value-type="float" office:value="0.740665" calcext:value-type="float">
            <text:p>0.740665</text:p>
          </table:table-cell>
          <table:table-cell office:value-type="float" office:value="0.176489" calcext:value-type="float">
            <text:p>0.176489</text:p>
          </table:table-cell>
          <table:table-cell office:value-type="float" office:value="0.188809" calcext:value-type="float">
            <text:p>0.188809</text:p>
          </table:table-cell>
          <table:table-cell office:value-type="float" office:value="0.744278" calcext:value-type="float">
            <text:p>0.744278</text:p>
          </table:table-cell>
          <table:table-cell office:value-type="float" office:value="1.70706" calcext:value-type="float">
            <text:p>1.70706</text:p>
          </table:table-cell>
          <table:table-cell office:value-type="float" office:value="1.46673" calcext:value-type="float">
            <text:p>1.46673</text:p>
          </table:table-cell>
          <table:table-cell office:value-type="float" office:value="0.164347" calcext:value-type="float">
            <text:p>0.164347</text:p>
          </table:table-cell>
          <table:table-cell office:value-type="float" office:value="0.579465" calcext:value-type="float">
            <text:p>0.579465</text:p>
          </table:table-cell>
          <table:table-cell office:value-type="float" office:value="0.453234" calcext:value-type="float">
            <text:p>0.453234</text:p>
          </table:table-cell>
          <table:table-cell office:value-type="float" office:value="1.02132" calcext:value-type="float">
            <text:p>1.02132</text:p>
          </table:table-cell>
          <table:table-cell table:number-columns-repeated="44"/>
          <table:table-cell table:formula="of:=MIN([.A118:.BL118])" office:value-type="float" office:value="0.164347" calcext:value-type="float">
            <text:p>0.164347</text:p>
          </table:table-cell>
          <table:table-cell table:formula="of:=MAX([.A118:.BL118])" office:value-type="float" office:value="1.70706" calcext:value-type="float">
            <text:p>1.70706</text:p>
          </table:table-cell>
          <table:table-cell table:number-columns-repeated="7"/>
        </table:table-row>
        <table:table-row table:style-name="ro1">
          <table:table-cell office:value-type="float" office:value="0.367105" calcext:value-type="float">
            <text:p>0.367105</text:p>
          </table:table-cell>
          <table:table-cell office:value-type="float" office:value="0.372741" calcext:value-type="float">
            <text:p>0.372741</text:p>
          </table:table-cell>
          <table:table-cell office:value-type="float" office:value="0.444274" calcext:value-type="float">
            <text:p>0.444274</text:p>
          </table:table-cell>
          <table:table-cell office:value-type="float" office:value="0.362109" calcext:value-type="float">
            <text:p>0.362109</text:p>
          </table:table-cell>
          <table:table-cell office:value-type="float" office:value="0.378581" calcext:value-type="float">
            <text:p>0.378581</text:p>
          </table:table-cell>
          <table:table-cell office:value-type="float" office:value="0.350298" calcext:value-type="float">
            <text:p>0.350298</text:p>
          </table:table-cell>
          <table:table-cell office:value-type="float" office:value="1.18445" calcext:value-type="float">
            <text:p>1.18445</text:p>
          </table:table-cell>
          <table:table-cell office:value-type="float" office:value="1.07465" calcext:value-type="float">
            <text:p>1.07465</text:p>
          </table:table-cell>
          <table:table-cell office:value-type="float" office:value="1.00365" calcext:value-type="float">
            <text:p>1.00365</text:p>
          </table:table-cell>
          <table:table-cell office:value-type="float" office:value="0.649729" calcext:value-type="float">
            <text:p>0.649729</text:p>
          </table:table-cell>
          <table:table-cell office:value-type="float" office:value="1.11641" calcext:value-type="float">
            <text:p>1.11641</text:p>
          </table:table-cell>
          <table:table-cell office:value-type="float" office:value="0.674583" calcext:value-type="float">
            <text:p>0.674583</text:p>
          </table:table-cell>
          <table:table-cell office:value-type="float" office:value="1.06777" calcext:value-type="float">
            <text:p>1.06777</text:p>
          </table:table-cell>
          <table:table-cell office:value-type="float" office:value="1.15343" calcext:value-type="float">
            <text:p>1.15343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0.387524" calcext:value-type="float">
            <text:p>0.387524</text:p>
          </table:table-cell>
          <table:table-cell office:value-type="float" office:value="1.70157" calcext:value-type="float">
            <text:p>1.70157</text:p>
          </table:table-cell>
          <table:table-cell office:value-type="float" office:value="1.40124" calcext:value-type="float">
            <text:p>1.40124</text:p>
          </table:table-cell>
          <table:table-cell office:value-type="float" office:value="0.364083" calcext:value-type="float">
            <text:p>0.364083</text:p>
          </table:table-cell>
          <table:table-cell office:value-type="float" office:value="0.639336" calcext:value-type="float">
            <text:p>0.639336</text:p>
          </table:table-cell>
          <table:table-cell office:value-type="float" office:value="0.432979" calcext:value-type="float">
            <text:p>0.432979</text:p>
          </table:table-cell>
          <table:table-cell office:value-type="float" office:value="1.93933" calcext:value-type="float">
            <text:p>1.93933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1.96187" calcext:value-type="float">
            <text:p>1.96187</text:p>
          </table:table-cell>
          <table:table-cell table:number-columns-repeated="44"/>
          <table:table-cell table:formula="of:=MIN([.A119:.BL119])" office:value-type="float" office:value="0.350298" calcext:value-type="float">
            <text:p>0.350298</text:p>
          </table:table-cell>
          <table:table-cell table:formula="of:=MAX([.A119:.BL119])" office:value-type="float" office:value="1.96187" calcext:value-type="float">
            <text:p>1.96187</text:p>
          </table:table-cell>
          <table:table-cell table:number-columns-repeated="7"/>
        </table:table-row>
        <table:table-row table:style-name="ro1">
          <table:table-cell office:value-type="float" office:value="0.380423" calcext:value-type="float">
            <text:p>0.380423</text:p>
          </table:table-cell>
          <table:table-cell office:value-type="float" office:value="0.383739" calcext:value-type="float">
            <text:p>0.383739</text:p>
          </table:table-cell>
          <table:table-cell office:value-type="float" office:value="0.390093" calcext:value-type="float">
            <text:p>0.390093</text:p>
          </table:table-cell>
          <table:table-cell office:value-type="float" office:value="0.380792" calcext:value-type="float">
            <text:p>0.380792</text:p>
          </table:table-cell>
          <table:table-cell office:value-type="float" office:value="0.379535" calcext:value-type="float">
            <text:p>0.379535</text:p>
          </table:table-cell>
          <table:table-cell office:value-type="float" office:value="0.779477" calcext:value-type="float">
            <text:p>0.779477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401309" calcext:value-type="float">
            <text:p>0.401309</text:p>
          </table:table-cell>
          <table:table-cell office:value-type="float" office:value="0.761545" calcext:value-type="float">
            <text:p>0.761545</text:p>
          </table:table-cell>
          <table:table-cell office:value-type="float" office:value="0.363439" calcext:value-type="float">
            <text:p>0.363439</text:p>
          </table:table-cell>
          <table:table-cell office:value-type="float" office:value="0.390209" calcext:value-type="float">
            <text:p>0.390209</text:p>
          </table:table-cell>
          <table:table-cell office:value-type="float" office:value="0.742301" calcext:value-type="float">
            <text:p>0.742301</text:p>
          </table:table-cell>
          <table:table-cell office:value-type="float" office:value="0.745048" calcext:value-type="float">
            <text:p>0.745048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0.752042" calcext:value-type="float">
            <text:p>0.752042</text:p>
          </table:table-cell>
          <table:table-cell office:value-type="float" office:value="0.184307" calcext:value-type="float">
            <text:p>0.184307</text:p>
          </table:table-cell>
          <table:table-cell office:value-type="float" office:value="0.273088" calcext:value-type="float">
            <text:p>0.273088</text:p>
          </table:table-cell>
          <table:table-cell office:value-type="float" office:value="0.183629" calcext:value-type="float">
            <text:p>0.183629</text:p>
          </table:table-cell>
          <table:table-cell office:value-type="float" office:value="0.185761" calcext:value-type="float">
            <text:p>0.185761</text:p>
          </table:table-cell>
          <table:table-cell office:value-type="float" office:value="0.538373" calcext:value-type="float">
            <text:p>0.538373</text:p>
          </table:table-cell>
          <table:table-cell office:value-type="float" office:value="0.930029" calcext:value-type="float">
            <text:p>0.930029</text:p>
          </table:table-cell>
          <table:table-cell office:value-type="float" office:value="0.455084" calcext:value-type="float">
            <text:p>0.455084</text:p>
          </table:table-cell>
          <table:table-cell office:value-type="float" office:value="0.215386" calcext:value-type="float">
            <text:p>0.215386</text:p>
          </table:table-cell>
          <table:table-cell office:value-type="float" office:value="0.252738" calcext:value-type="float">
            <text:p>0.252738</text:p>
          </table:table-cell>
          <table:table-cell table:number-columns-repeated="44"/>
          <table:table-cell table:formula="of:=MIN([.A120:.BL120])" office:value-type="float" office:value="0.183629" calcext:value-type="float">
            <text:p>0.183629</text:p>
          </table:table-cell>
          <table:table-cell table:formula="of:=MAX([.A120:.BL120])" office:value-type="float" office:value="1.15211" calcext:value-type="float">
            <text:p>1.15211</text:p>
          </table:table-cell>
          <table:table-cell table:number-columns-repeated="7"/>
        </table:table-row>
        <table:table-row table:style-name="ro1">
          <table:table-cell office:value-type="float" office:value="0.375908" calcext:value-type="float">
            <text:p>0.375908</text:p>
          </table:table-cell>
          <table:table-cell office:value-type="float" office:value="0.429738" calcext:value-type="float">
            <text:p>0.429738</text:p>
          </table:table-cell>
          <table:table-cell office:value-type="float" office:value="0.438168" calcext:value-type="float">
            <text:p>0.438168</text:p>
          </table:table-cell>
          <table:table-cell office:value-type="float" office:value="0.393098" calcext:value-type="float">
            <text:p>0.393098</text:p>
          </table:table-cell>
          <table:table-cell office:value-type="float" office:value="0.407548" calcext:value-type="float">
            <text:p>0.407548</text:p>
          </table:table-cell>
          <table:table-cell office:value-type="float" office:value="0.458097" calcext:value-type="float">
            <text:p>0.458097</text:p>
          </table:table-cell>
          <table:table-cell office:value-type="float" office:value="0.419248" calcext:value-type="float">
            <text:p>0.419248</text:p>
          </table:table-cell>
          <table:table-cell office:value-type="float" office:value="0.847278" calcext:value-type="float">
            <text:p>0.847278</text:p>
          </table:table-cell>
          <table:table-cell office:value-type="float" office:value="0.711648" calcext:value-type="float">
            <text:p>0.711648</text:p>
          </table:table-cell>
          <table:table-cell office:value-type="float" office:value="0.375344" calcext:value-type="float">
            <text:p>0.375344</text:p>
          </table:table-cell>
          <table:table-cell office:value-type="float" office:value="0.397267" calcext:value-type="float">
            <text:p>0.397267</text:p>
          </table:table-cell>
          <table:table-cell office:value-type="float" office:value="0.592671" calcext:value-type="float">
            <text:p>0.592671</text:p>
          </table:table-cell>
          <table:table-cell office:value-type="float" office:value="0.787545" calcext:value-type="float">
            <text:p>0.787545</text:p>
          </table:table-cell>
          <table:table-cell office:value-type="float" office:value="0.42473" calcext:value-type="float">
            <text:p>0.42473</text:p>
          </table:table-cell>
          <table:table-cell office:value-type="float" office:value="0.360807" calcext:value-type="float">
            <text:p>0.36080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187699" calcext:value-type="float">
            <text:p>0.187699</text:p>
          </table:table-cell>
          <table:table-cell office:value-type="float" office:value="0.18566" calcext:value-type="float">
            <text:p>0.18566</text:p>
          </table:table-cell>
          <table:table-cell office:value-type="float" office:value="0.417556" calcext:value-type="float">
            <text:p>0.417556</text:p>
          </table:table-cell>
          <table:table-cell office:value-type="float" office:value="0.626798" calcext:value-type="float">
            <text:p>0.626798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349726" calcext:value-type="float">
            <text:p>0.349726</text:p>
          </table:table-cell>
          <table:table-cell office:value-type="float" office:value="0.780385" calcext:value-type="float">
            <text:p>0.780385</text:p>
          </table:table-cell>
          <table:table-cell office:value-type="float" office:value="1.12093" calcext:value-type="float">
            <text:p>1.12093</text:p>
          </table:table-cell>
          <table:table-cell table:number-columns-repeated="44"/>
          <table:table-cell table:formula="of:=MIN([.A121:.BL121])" office:value-type="float" office:value="0.18566" calcext:value-type="float">
            <text:p>0.18566</text:p>
          </table:table-cell>
          <table:table-cell table:formula="of:=MAX([.A121:.BL121])" office:value-type="float" office:value="1.12093" calcext:value-type="float">
            <text:p>1.12093</text:p>
          </table:table-cell>
          <table:table-cell table:number-columns-repeated="7"/>
        </table:table-row>
        <table:table-row table:style-name="ro1">
          <table:table-cell office:value-type="float" office:value="0.183674" calcext:value-type="float">
            <text:p>0.183674</text:p>
          </table:table-cell>
          <table:table-cell office:value-type="float" office:value="0.17849" calcext:value-type="float">
            <text:p>0.17849</text:p>
          </table:table-cell>
          <table:table-cell office:value-type="float" office:value="0.373154" calcext:value-type="float">
            <text:p>0.373154</text:p>
          </table:table-cell>
          <table:table-cell office:value-type="float" office:value="0.408069" calcext:value-type="float">
            <text:p>0.408069</text:p>
          </table:table-cell>
          <table:table-cell office:value-type="float" office:value="0.187278" calcext:value-type="float">
            <text:p>0.187278</text:p>
          </table:table-cell>
          <table:table-cell office:value-type="float" office:value="0.363483" calcext:value-type="float">
            <text:p>0.363483</text:p>
          </table:table-cell>
          <table:table-cell office:value-type="float" office:value="0.185705" calcext:value-type="float">
            <text:p>0.185705</text:p>
          </table:table-cell>
          <table:table-cell office:value-type="float" office:value="0.736871" calcext:value-type="float">
            <text:p>0.736871</text:p>
          </table:table-cell>
          <table:table-cell office:value-type="float" office:value="0.708405" calcext:value-type="float">
            <text:p>0.708405</text:p>
          </table:table-cell>
          <table:table-cell office:value-type="float" office:value="0.357626" calcext:value-type="float">
            <text:p>0.357626</text:p>
          </table:table-cell>
          <table:table-cell office:value-type="float" office:value="0.540257" calcext:value-type="float">
            <text:p>0.540257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337105" calcext:value-type="float">
            <text:p>0.337105</text:p>
          </table:table-cell>
          <table:table-cell office:value-type="float" office:value="0.371936" calcext:value-type="float">
            <text:p>0.371936</text:p>
          </table:table-cell>
          <table:table-cell office:value-type="float" office:value="0.758858" calcext:value-type="float">
            <text:p>0.758858</text:p>
          </table:table-cell>
          <table:table-cell office:value-type="float" office:value="0.774857" calcext:value-type="float">
            <text:p>0.774857</text:p>
          </table:table-cell>
          <table:table-cell office:value-type="float" office:value="0.286654" calcext:value-type="float">
            <text:p>0.286654</text:p>
          </table:table-cell>
          <table:table-cell office:value-type="float" office:value="1.60232" calcext:value-type="float">
            <text:p>1.60232</text:p>
          </table:table-cell>
          <table:table-cell office:value-type="float" office:value="1.73846" calcext:value-type="float">
            <text:p>1.73846</text:p>
          </table:table-cell>
          <table:table-cell office:value-type="float" office:value="1.02005" calcext:value-type="float">
            <text:p>1.02005</text:p>
          </table:table-cell>
          <table:table-cell office:value-type="float" office:value="1.19368" calcext:value-type="float">
            <text:p>1.19368</text:p>
          </table:table-cell>
          <table:table-cell office:value-type="float" office:value="0.368545" calcext:value-type="float">
            <text:p>0.368545</text:p>
          </table:table-cell>
          <table:table-cell office:value-type="float" office:value="1.85067" calcext:value-type="float">
            <text:p>1.85067</text:p>
          </table:table-cell>
          <table:table-cell office:value-type="float" office:value="0.265963" calcext:value-type="float">
            <text:p>0.265963</text:p>
          </table:table-cell>
          <table:table-cell table:number-columns-repeated="44"/>
          <table:table-cell table:formula="of:=MIN([.A122:.BL122])" office:value-type="float" office:value="0.17849" calcext:value-type="float">
            <text:p>0.17849</text:p>
          </table:table-cell>
          <table:table-cell table:formula="of:=MAX([.A122:.BL122])" office:value-type="float" office:value="1.85067" calcext:value-type="float">
            <text:p>1.85067</text:p>
          </table:table-cell>
          <table:table-cell table:number-columns-repeated="7"/>
        </table:table-row>
        <table:table-row table:style-name="ro1">
          <table:table-cell office:value-type="float" office:value="0.180988" calcext:value-type="float">
            <text:p>0.180988</text:p>
          </table:table-cell>
          <table:table-cell office:value-type="float" office:value="0.270532" calcext:value-type="float">
            <text:p>0.270532</text:p>
          </table:table-cell>
          <table:table-cell office:value-type="float" office:value="0.361625" calcext:value-type="float">
            <text:p>0.36162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244668" calcext:value-type="float">
            <text:p>0.244668</text:p>
          </table:table-cell>
          <table:table-cell office:value-type="float" office:value="0.241158" calcext:value-type="float">
            <text:p>0.241158</text:p>
          </table:table-cell>
          <table:table-cell office:value-type="float" office:value="0.377824" calcext:value-type="float">
            <text:p>0.377824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47925" calcext:value-type="float">
            <text:p>0.47925</text:p>
          </table:table-cell>
          <table:table-cell office:value-type="float" office:value="0.355124" calcext:value-type="float">
            <text:p>0.355124</text:p>
          </table:table-cell>
          <table:table-cell office:value-type="float" office:value="0.376838" calcext:value-type="float">
            <text:p>0.376838</text:p>
          </table:table-cell>
          <table:table-cell office:value-type="float" office:value="0.380265" calcext:value-type="float">
            <text:p>0.380265</text:p>
          </table:table-cell>
          <table:table-cell office:value-type="float" office:value="0.381715" calcext:value-type="float">
            <text:p>0.381715</text:p>
          </table:table-cell>
          <table:table-cell office:value-type="float" office:value="0.393435" calcext:value-type="float">
            <text:p>0.393435</text:p>
          </table:table-cell>
          <table:table-cell office:value-type="float" office:value="0.430581" calcext:value-type="float">
            <text:p>0.430581</text:p>
          </table:table-cell>
          <table:table-cell office:value-type="float" office:value="1.36763" calcext:value-type="float">
            <text:p>1.36763</text:p>
          </table:table-cell>
          <table:table-cell office:value-type="float" office:value="0.224063" calcext:value-type="float">
            <text:p>0.224063</text:p>
          </table:table-cell>
          <table:table-cell office:value-type="float" office:value="1.69235" calcext:value-type="float">
            <text:p>1.69235</text:p>
          </table:table-cell>
          <table:table-cell office:value-type="float" office:value="0.390111" calcext:value-type="float">
            <text:p>0.390111</text:p>
          </table:table-cell>
          <table:table-cell office:value-type="float" office:value="1.17936" calcext:value-type="float">
            <text:p>1.17936</text:p>
          </table:table-cell>
          <table:table-cell office:value-type="float" office:value="0.177925" calcext:value-type="float">
            <text:p>0.177925</text:p>
          </table:table-cell>
          <table:table-cell office:value-type="float" office:value="1.06469" calcext:value-type="float">
            <text:p>1.06469</text:p>
          </table:table-cell>
          <table:table-cell office:value-type="float" office:value="0.698729" calcext:value-type="float">
            <text:p>0.698729</text:p>
          </table:table-cell>
          <table:table-cell office:value-type="float" office:value="0.352743" calcext:value-type="float">
            <text:p>0.352743</text:p>
          </table:table-cell>
          <table:table-cell table:number-columns-repeated="44"/>
          <table:table-cell table:formula="of:=MIN([.A123:.BL123])" office:value-type="float" office:value="0.177925" calcext:value-type="float">
            <text:p>0.177925</text:p>
          </table:table-cell>
          <table:table-cell table:formula="of:=MAX([.A123:.BL123])" office:value-type="float" office:value="1.69235" calcext:value-type="float">
            <text:p>1.69235</text:p>
          </table:table-cell>
          <table:table-cell table:number-columns-repeated="7"/>
        </table:table-row>
        <table:table-row table:style-name="ro1">
          <table:table-cell office:value-type="float" office:value="0.188101" calcext:value-type="float">
            <text:p>0.188101</text:p>
          </table:table-cell>
          <table:table-cell office:value-type="float" office:value="0.355043" calcext:value-type="float">
            <text:p>0.355043</text:p>
          </table:table-cell>
          <table:table-cell office:value-type="float" office:value="0.384915" calcext:value-type="float">
            <text:p>0.384915</text:p>
          </table:table-cell>
          <table:table-cell office:value-type="float" office:value="0.170087" calcext:value-type="float">
            <text:p>0.170087</text:p>
          </table:table-cell>
          <table:table-cell office:value-type="float" office:value="0.187695" calcext:value-type="float">
            <text:p>0.187695</text:p>
          </table:table-cell>
          <table:table-cell office:value-type="float" office:value="0.36698" calcext:value-type="float">
            <text:p>0.36698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761035" calcext:value-type="float">
            <text:p>0.761035</text:p>
          </table:table-cell>
          <table:table-cell office:value-type="float" office:value="0.42171" calcext:value-type="float">
            <text:p>0.42171</text:p>
          </table:table-cell>
          <table:table-cell office:value-type="float" office:value="0.487778" calcext:value-type="float">
            <text:p>0.487778</text:p>
          </table:table-cell>
          <table:table-cell office:value-type="float" office:value="1.09775" calcext:value-type="float">
            <text:p>1.09775</text:p>
          </table:table-cell>
          <table:table-cell office:value-type="float" office:value="0.434346" calcext:value-type="float">
            <text:p>0.434346</text:p>
          </table:table-cell>
          <table:table-cell office:value-type="float" office:value="0.815308" calcext:value-type="float">
            <text:p>0.815308</text:p>
          </table:table-cell>
          <table:table-cell office:value-type="float" office:value="0.404127" calcext:value-type="float">
            <text:p>0.404127</text:p>
          </table:table-cell>
          <table:table-cell office:value-type="float" office:value="0.617028" calcext:value-type="float">
            <text:p>0.617028</text:p>
          </table:table-cell>
          <table:table-cell office:value-type="float" office:value="0.696509" calcext:value-type="float">
            <text:p>0.696509</text:p>
          </table:table-cell>
          <table:table-cell office:value-type="float" office:value="1.12993" calcext:value-type="float">
            <text:p>1.12993</text:p>
          </table:table-cell>
          <table:table-cell office:value-type="float" office:value="1.22377" calcext:value-type="float">
            <text:p>1.22377</text:p>
          </table:table-cell>
          <table:table-cell office:value-type="float" office:value="1.3779" calcext:value-type="float">
            <text:p>1.3779</text:p>
          </table:table-cell>
          <table:table-cell office:value-type="float" office:value="1.78426" calcext:value-type="float">
            <text:p>1.78426</text:p>
          </table:table-cell>
          <table:table-cell office:value-type="float" office:value="0.963248" calcext:value-type="float">
            <text:p>0.963248</text:p>
          </table:table-cell>
          <table:table-cell office:value-type="float" office:value="0.968067" calcext:value-type="float">
            <text:p>0.968067</text:p>
          </table:table-cell>
          <table:table-cell office:value-type="float" office:value="0.356081" calcext:value-type="float">
            <text:p>0.356081</text:p>
          </table:table-cell>
          <table:table-cell office:value-type="float" office:value="0.143577" calcext:value-type="float">
            <text:p>0.143577</text:p>
          </table:table-cell>
          <table:table-cell table:number-columns-repeated="44"/>
          <table:table-cell table:formula="of:=MIN([.A124:.BL124])" office:value-type="float" office:value="0.143577" calcext:value-type="float">
            <text:p>0.143577</text:p>
          </table:table-cell>
          <table:table-cell table:formula="of:=MAX([.A124:.BL124])" office:value-type="float" office:value="1.78426" calcext:value-type="float">
            <text:p>1.78426</text:p>
          </table:table-cell>
          <table:table-cell table:number-columns-repeated="7"/>
        </table:table-row>
        <table:table-row table:style-name="ro1">
          <table:table-cell office:value-type="float" office:value="0.185582" calcext:value-type="float">
            <text:p>0.185582</text:p>
          </table:table-cell>
          <table:table-cell office:value-type="float" office:value="0.186197" calcext:value-type="float">
            <text:p>0.186197</text:p>
          </table:table-cell>
          <table:table-cell office:value-type="float" office:value="0.408306" calcext:value-type="float">
            <text:p>0.408306</text:p>
          </table:table-cell>
          <table:table-cell office:value-type="float" office:value="0.420273" calcext:value-type="float">
            <text:p>0.420273</text:p>
          </table:table-cell>
          <table:table-cell office:value-type="float" office:value="0.427096" calcext:value-type="float">
            <text:p>0.427096</text:p>
          </table:table-cell>
          <table:table-cell office:value-type="float" office:value="0.427778" calcext:value-type="float">
            <text:p>0.427778</text:p>
          </table:table-cell>
          <table:table-cell office:value-type="float" office:value="0.432298" calcext:value-type="float">
            <text:p>0.432298</text:p>
          </table:table-cell>
          <table:table-cell office:value-type="float" office:value="0.379435" calcext:value-type="float">
            <text:p>0.379435</text:p>
          </table:table-cell>
          <table:table-cell office:value-type="float" office:value="0.404082" calcext:value-type="float">
            <text:p>0.404082</text:p>
          </table:table-cell>
          <table:table-cell office:value-type="float" office:value="1.24443" calcext:value-type="float">
            <text:p>1.24443</text:p>
          </table:table-cell>
          <table:table-cell office:value-type="float" office:value="0.432635" calcext:value-type="float">
            <text:p>0.432635</text:p>
          </table:table-cell>
          <table:table-cell office:value-type="float" office:value="0.608729" calcext:value-type="float">
            <text:p>0.608729</text:p>
          </table:table-cell>
          <table:table-cell office:value-type="float" office:value="1.28251" calcext:value-type="float">
            <text:p>1.28251</text:p>
          </table:table-cell>
          <table:table-cell office:value-type="float" office:value="0.779275" calcext:value-type="float">
            <text:p>0.779275</text:p>
          </table:table-cell>
          <table:table-cell office:value-type="float" office:value="1.53812" calcext:value-type="float">
            <text:p>1.53812</text:p>
          </table:table-cell>
          <table:table-cell office:value-type="float" office:value="0.392501" calcext:value-type="float">
            <text:p>0.392501</text:p>
          </table:table-cell>
          <table:table-cell office:value-type="float" office:value="0.397668" calcext:value-type="float">
            <text:p>0.397668</text:p>
          </table:table-cell>
          <table:table-cell office:value-type="float" office:value="0.405224" calcext:value-type="float">
            <text:p>0.405224</text:p>
          </table:table-cell>
          <table:table-cell office:value-type="float" office:value="0.777401" calcext:value-type="float">
            <text:p>0.777401</text:p>
          </table:table-cell>
          <table:table-cell office:value-type="float" office:value="0.886242" calcext:value-type="float">
            <text:p>0.886242</text:p>
          </table:table-cell>
          <table:table-cell office:value-type="float" office:value="0.955059" calcext:value-type="float">
            <text:p>0.955059</text:p>
          </table:table-cell>
          <table:table-cell office:value-type="float" office:value="0.236997" calcext:value-type="float">
            <text:p>0.236997</text:p>
          </table:table-cell>
          <table:table-cell office:value-type="float" office:value="1.49405" calcext:value-type="float">
            <text:p>1.49405</text:p>
          </table:table-cell>
          <table:table-cell office:value-type="float" office:value="0.163784" calcext:value-type="float">
            <text:p>0.163784</text:p>
          </table:table-cell>
          <table:table-cell table:number-columns-repeated="44"/>
          <table:table-cell table:formula="of:=MIN([.A125:.BL125])" office:value-type="float" office:value="0.163784" calcext:value-type="float">
            <text:p>0.163784</text:p>
          </table:table-cell>
          <table:table-cell table:formula="of:=MAX([.A125:.BL125])" office:value-type="float" office:value="1.53812" calcext:value-type="float">
            <text:p>1.53812</text:p>
          </table:table-cell>
          <table:table-cell table:number-columns-repeated="7"/>
        </table:table-row>
        <table:table-row table:style-name="ro1">
          <table:table-cell office:value-type="float" office:value="0.388483" calcext:value-type="float">
            <text:p>0.388483</text:p>
          </table:table-cell>
          <table:table-cell office:value-type="float" office:value="0.413004" calcext:value-type="float">
            <text:p>0.413004</text:p>
          </table:table-cell>
          <table:table-cell office:value-type="float" office:value="0.458654" calcext:value-type="float">
            <text:p>0.458654</text:p>
          </table:table-cell>
          <table:table-cell office:value-type="float" office:value="0.47309" calcext:value-type="float">
            <text:p>0.47309</text:p>
          </table:table-cell>
          <table:table-cell office:value-type="float" office:value="0.373086" calcext:value-type="float">
            <text:p>0.373086</text:p>
          </table:table-cell>
          <table:table-cell office:value-type="float" office:value="0.389193" calcext:value-type="float">
            <text:p>0.389193</text:p>
          </table:table-cell>
          <table:table-cell office:value-type="float" office:value="0.165905" calcext:value-type="float">
            <text:p>0.165905</text:p>
          </table:table-cell>
          <table:table-cell office:value-type="float" office:value="0.748941" calcext:value-type="float">
            <text:p>0.748941</text:p>
          </table:table-cell>
          <table:table-cell office:value-type="float" office:value="0.783016" calcext:value-type="float">
            <text:p>0.783016</text:p>
          </table:table-cell>
          <table:table-cell office:value-type="float" office:value="0.715444" calcext:value-type="float">
            <text:p>0.715444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80495" calcext:value-type="float">
            <text:p>0.180495</text:p>
          </table:table-cell>
          <table:table-cell office:value-type="float" office:value="0.179205" calcext:value-type="float">
            <text:p>0.179205</text:p>
          </table:table-cell>
          <table:table-cell office:value-type="float" office:value="0.421584" calcext:value-type="float">
            <text:p>0.421584</text:p>
          </table:table-cell>
          <table:table-cell office:value-type="float" office:value="1.13761" calcext:value-type="float">
            <text:p>1.13761</text:p>
          </table:table-cell>
          <table:table-cell office:value-type="float" office:value="1.4625" calcext:value-type="float">
            <text:p>1.4625</text:p>
          </table:table-cell>
          <table:table-cell office:value-type="float" office:value="0.782005" calcext:value-type="float">
            <text:p>0.782005</text:p>
          </table:table-cell>
          <table:table-cell office:value-type="float" office:value="0.369662" calcext:value-type="float">
            <text:p>0.369662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0.828512" calcext:value-type="float">
            <text:p>0.828512</text:p>
          </table:table-cell>
          <table:table-cell office:value-type="float" office:value="0.707784" calcext:value-type="float">
            <text:p>0.70778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243278" calcext:value-type="float">
            <text:p>0.243278</text:p>
          </table:table-cell>
          <table:table-cell office:value-type="float" office:value="1.08498" calcext:value-type="float">
            <text:p>1.08498</text:p>
          </table:table-cell>
          <table:table-cell table:number-columns-repeated="44"/>
          <table:table-cell table:formula="of:=MIN([.A126:.BL126])" office:value-type="float" office:value="0.165905" calcext:value-type="float">
            <text:p>0.165905</text:p>
          </table:table-cell>
          <table:table-cell table:formula="of:=MAX([.A126:.BL126])" office:value-type="float" office:value="1.4625" calcext:value-type="float">
            <text:p>1.462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8845" calcext:value-type="float">
            <text:p>0.28845</text:p>
          </table:table-cell>
          <table:table-cell office:value-type="float" office:value="0.325505" calcext:value-type="float">
            <text:p>0.325505</text:p>
          </table:table-cell>
          <table:table-cell office:value-type="float" office:value="0.315262" calcext:value-type="float">
            <text:p>0.315262</text:p>
          </table:table-cell>
          <table:table-cell office:value-type="float" office:value="0.299327" calcext:value-type="float">
            <text:p>0.299327</text:p>
          </table:table-cell>
          <table:table-cell office:value-type="float" office:value="0.287875" calcext:value-type="float">
            <text:p>0.287875</text:p>
          </table:table-cell>
          <table:table-cell office:value-type="float" office:value="0.293471" calcext:value-type="float">
            <text:p>0.293471</text:p>
          </table:table-cell>
          <table:table-cell office:value-type="float" office:value="0.326706" calcext:value-type="float">
            <text:p>0.326706</text:p>
          </table:table-cell>
          <table:table-cell office:value-type="float" office:value="0.941039" calcext:value-type="float">
            <text:p>0.941039</text:p>
          </table:table-cell>
          <table:table-cell office:value-type="float" office:value="0.287697" calcext:value-type="float">
            <text:p>0.287697</text:p>
          </table:table-cell>
          <table:table-cell office:value-type="float" office:value="0.912788" calcext:value-type="float">
            <text:p>0.912788</text:p>
          </table:table-cell>
          <table:table-cell office:value-type="float" office:value="0.320777" calcext:value-type="float">
            <text:p>0.320777</text:p>
          </table:table-cell>
          <table:table-cell office:value-type="float" office:value="0.284991" calcext:value-type="float">
            <text:p>0.284991</text:p>
          </table:table-cell>
          <table:table-cell office:value-type="float" office:value="0.317641" calcext:value-type="float">
            <text:p>0.317641</text:p>
          </table:table-cell>
          <table:table-cell office:value-type="float" office:value="0.295693" calcext:value-type="float">
            <text:p>0.295693</text:p>
          </table:table-cell>
          <table:table-cell office:value-type="float" office:value="0.611025" calcext:value-type="float">
            <text:p>0.611025</text:p>
          </table:table-cell>
          <table:table-cell office:value-type="float" office:value="1.26419" calcext:value-type="float">
            <text:p>1.26419</text:p>
          </table:table-cell>
          <table:table-cell office:value-type="float" office:value="0.571325" calcext:value-type="float">
            <text:p>0.571325</text:p>
          </table:table-cell>
          <table:table-cell office:value-type="float" office:value="1.18151" calcext:value-type="float">
            <text:p>1.18151</text:p>
          </table:table-cell>
          <table:table-cell office:value-type="float" office:value="0.283485" calcext:value-type="float">
            <text:p>0.283485</text:p>
          </table:table-cell>
          <table:table-cell office:value-type="float" office:value="1.52237" calcext:value-type="float">
            <text:p>1.52237</text:p>
          </table:table-cell>
          <table:table-cell office:value-type="float" office:value="1.52897" calcext:value-type="float">
            <text:p>1.52897</text:p>
          </table:table-cell>
          <table:table-cell office:value-type="float" office:value="1.82506" calcext:value-type="float">
            <text:p>1.82506</text:p>
          </table:table-cell>
          <table:table-cell office:value-type="float" office:value="1.02731" calcext:value-type="float">
            <text:p>1.02731</text:p>
          </table:table-cell>
          <table:table-cell office:value-type="float" office:value="0.137991" calcext:value-type="float">
            <text:p>0.137991</text:p>
          </table:table-cell>
          <table:table-cell office:value-type="float" office:value="1.37588" calcext:value-type="float">
            <text:p>1.37588</text:p>
          </table:table-cell>
          <table:table-cell office:value-type="float" office:value="1.07074" calcext:value-type="float">
            <text:p>1.07074</text:p>
          </table:table-cell>
          <table:table-cell office:value-type="float" office:value="1.16244" calcext:value-type="float">
            <text:p>1.16244</text:p>
          </table:table-cell>
          <table:table-cell office:value-type="float" office:value="1.18826" calcext:value-type="float">
            <text:p>1.18826</text:p>
          </table:table-cell>
          <table:table-cell office:value-type="float" office:value="1.60096" calcext:value-type="float">
            <text:p>1.60096</text:p>
          </table:table-cell>
          <table:table-cell office:value-type="float" office:value="0.201958" calcext:value-type="float">
            <text:p>0.201958</text:p>
          </table:table-cell>
          <table:table-cell office:value-type="float" office:value="0.223512" calcext:value-type="float">
            <text:p>0.223512</text:p>
          </table:table-cell>
          <table:table-cell office:value-type="float" office:value="0.141529" calcext:value-type="float">
            <text:p>0.141529</text:p>
          </table:table-cell>
          <table:table-cell table:number-columns-repeated="36"/>
          <table:table-cell table:formula="of:=MIN([.A128:.BL128])" office:value-type="float" office:value="0.137991" calcext:value-type="float">
            <text:p>0.137991</text:p>
          </table:table-cell>
          <table:table-cell table:formula="of:=MAX([.A128:.BL128])" office:value-type="float" office:value="1.82506" calcext:value-type="float">
            <text:p>1.82506</text:p>
          </table:table-cell>
          <table:table-cell table:number-columns-repeated="7"/>
        </table:table-row>
        <table:table-row table:style-name="ro1">
          <table:table-cell office:value-type="float" office:value="0.27882" calcext:value-type="float">
            <text:p>0.27882</text:p>
          </table:table-cell>
          <table:table-cell office:value-type="float" office:value="0.292646" calcext:value-type="float">
            <text:p>0.292646</text:p>
          </table:table-cell>
          <table:table-cell office:value-type="float" office:value="0.279163" calcext:value-type="float">
            <text:p>0.279163</text:p>
          </table:table-cell>
          <table:table-cell office:value-type="float" office:value="0.292253" calcext:value-type="float">
            <text:p>0.292253</text:p>
          </table:table-cell>
          <table:table-cell office:value-type="float" office:value="0.280989" calcext:value-type="float">
            <text:p>0.280989</text:p>
          </table:table-cell>
          <table:table-cell office:value-type="float" office:value="0.29782" calcext:value-type="float">
            <text:p>0.29782</text:p>
          </table:table-cell>
          <table:table-cell office:value-type="float" office:value="0.878293" calcext:value-type="float">
            <text:p>0.878293</text:p>
          </table:table-cell>
          <table:table-cell office:value-type="float" office:value="1.18633" calcext:value-type="float">
            <text:p>1.18633</text:p>
          </table:table-cell>
          <table:table-cell office:value-type="float" office:value="0.854825" calcext:value-type="float">
            <text:p>0.854825</text:p>
          </table:table-cell>
          <table:table-cell office:value-type="float" office:value="1.14327" calcext:value-type="float">
            <text:p>1.14327</text:p>
          </table:table-cell>
          <table:table-cell office:value-type="float" office:value="0.558222" calcext:value-type="float">
            <text:p>0.558222</text:p>
          </table:table-cell>
          <table:table-cell office:value-type="float" office:value="0.874019" calcext:value-type="float">
            <text:p>0.874019</text:p>
          </table:table-cell>
          <table:table-cell office:value-type="float" office:value="1.17014" calcext:value-type="float">
            <text:p>1.17014</text:p>
          </table:table-cell>
          <table:table-cell office:value-type="float" office:value="1.19623" calcext:value-type="float">
            <text:p>1.19623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829094" calcext:value-type="float">
            <text:p>0.829094</text:p>
          </table:table-cell>
          <table:table-cell office:value-type="float" office:value="0.838246" calcext:value-type="float">
            <text:p>0.838246</text:p>
          </table:table-cell>
          <table:table-cell office:value-type="float" office:value="0.559111" calcext:value-type="float">
            <text:p>0.559111</text:p>
          </table:table-cell>
          <table:table-cell office:value-type="float" office:value="1.18299" calcext:value-type="float">
            <text:p>1.18299</text:p>
          </table:table-cell>
          <table:table-cell office:value-type="float" office:value="1.7619" calcext:value-type="float">
            <text:p>1.7619</text:p>
          </table:table-cell>
          <table:table-cell office:value-type="float" office:value="0.641775" calcext:value-type="float">
            <text:p>0.641775</text:p>
          </table:table-cell>
          <table:table-cell office:value-type="float" office:value="0.692543" calcext:value-type="float">
            <text:p>0.692543</text:p>
          </table:table-cell>
          <table:table-cell office:value-type="float" office:value="1.05688" calcext:value-type="float">
            <text:p>1.05688</text:p>
          </table:table-cell>
          <table:table-cell office:value-type="float" office:value="1.0678" calcext:value-type="float">
            <text:p>1.0678</text:p>
          </table:table-cell>
          <table:table-cell office:value-type="float" office:value="1.07577" calcext:value-type="float">
            <text:p>1.07577</text:p>
          </table:table-cell>
          <table:table-cell office:value-type="float" office:value="0.650083" calcext:value-type="float">
            <text:p>0.650083</text:p>
          </table:table-cell>
          <table:table-cell office:value-type="float" office:value="1.49673" calcext:value-type="float">
            <text:p>1.49673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1.92508" calcext:value-type="float">
            <text:p>1.92508</text:p>
          </table:table-cell>
          <table:table-cell office:value-type="float" office:value="0.280619" calcext:value-type="float">
            <text:p>0.280619</text:p>
          </table:table-cell>
          <table:table-cell office:value-type="float" office:value="0.211135" calcext:value-type="float">
            <text:p>0.211135</text:p>
          </table:table-cell>
          <table:table-cell office:value-type="float" office:value="1.7269" calcext:value-type="float">
            <text:p>1.7269</text:p>
          </table:table-cell>
          <table:table-cell table:number-columns-repeated="36"/>
          <table:table-cell table:formula="of:=MIN([.A129:.BL129])" office:value-type="float" office:value="0.211135" calcext:value-type="float">
            <text:p>0.211135</text:p>
          </table:table-cell>
          <table:table-cell table:formula="of:=MAX([.A129:.BL129])" office:value-type="float" office:value="1.92508" calcext:value-type="float">
            <text:p>1.92508</text:p>
          </table:table-cell>
          <table:table-cell table:number-columns-repeated="7"/>
        </table:table-row>
        <table:table-row table:style-name="ro1">
          <table:table-cell office:value-type="float" office:value="0.289028" calcext:value-type="float">
            <text:p>0.289028</text:p>
          </table:table-cell>
          <table:table-cell office:value-type="float" office:value="0.290468" calcext:value-type="float">
            <text:p>0.290468</text:p>
          </table:table-cell>
          <table:table-cell office:value-type="float" office:value="0.263648" calcext:value-type="float">
            <text:p>0.263648</text:p>
          </table:table-cell>
          <table:table-cell office:value-type="float" office:value="0.276348" calcext:value-type="float">
            <text:p>0.276348</text:p>
          </table:table-cell>
          <table:table-cell office:value-type="float" office:value="0.275726" calcext:value-type="float">
            <text:p>0.275726</text:p>
          </table:table-cell>
          <table:table-cell office:value-type="float" office:value="0.297002" calcext:value-type="float">
            <text:p>0.297002</text:p>
          </table:table-cell>
          <table:table-cell office:value-type="float" office:value="0.33582" calcext:value-type="float">
            <text:p>0.33582</text:p>
          </table:table-cell>
          <table:table-cell office:value-type="float" office:value="0.339203" calcext:value-type="float">
            <text:p>0.339203</text:p>
          </table:table-cell>
          <table:table-cell office:value-type="float" office:value="1.18303" calcext:value-type="float">
            <text:p>1.18303</text:p>
          </table:table-cell>
          <table:table-cell office:value-type="float" office:value="1.18997" calcext:value-type="float">
            <text:p>1.18997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649689" calcext:value-type="float">
            <text:p>0.649689</text:p>
          </table:table-cell>
          <table:table-cell office:value-type="float" office:value="0.594683" calcext:value-type="float">
            <text:p>0.594683</text:p>
          </table:table-cell>
          <table:table-cell office:value-type="float" office:value="1.17397" calcext:value-type="float">
            <text:p>1.17397</text:p>
          </table:table-cell>
          <table:table-cell office:value-type="float" office:value="0.568613" calcext:value-type="float">
            <text:p>0.568613</text:p>
          </table:table-cell>
          <table:table-cell office:value-type="float" office:value="0.310902" calcext:value-type="float">
            <text:p>0.310902</text:p>
          </table:table-cell>
          <table:table-cell office:value-type="float" office:value="0.634793" calcext:value-type="float">
            <text:p>0.634793</text:p>
          </table:table-cell>
          <table:table-cell office:value-type="float" office:value="0.57288" calcext:value-type="float">
            <text:p>0.57288</text:p>
          </table:table-cell>
          <table:table-cell office:value-type="float" office:value="1.49396" calcext:value-type="float">
            <text:p>1.49396</text:p>
          </table:table-cell>
          <table:table-cell office:value-type="float" office:value="0.293499" calcext:value-type="float">
            <text:p>0.293499</text:p>
          </table:table-cell>
          <table:table-cell office:value-type="float" office:value="0.321502" calcext:value-type="float">
            <text:p>0.321502</text:p>
          </table:table-cell>
          <table:table-cell office:value-type="float" office:value="1.31675" calcext:value-type="float">
            <text:p>1.31675</text:p>
          </table:table-cell>
          <table:table-cell office:value-type="float" office:value="0.776483" calcext:value-type="float">
            <text:p>0.776483</text:p>
          </table:table-cell>
          <table:table-cell office:value-type="float" office:value="1.09819" calcext:value-type="float">
            <text:p>1.09819</text:p>
          </table:table-cell>
          <table:table-cell office:value-type="float" office:value="0.536476" calcext:value-type="float">
            <text:p>0.536476</text:p>
          </table:table-cell>
          <table:table-cell office:value-type="float" office:value="0.556387" calcext:value-type="float">
            <text:p>0.556387</text:p>
          </table:table-cell>
          <table:table-cell office:value-type="float" office:value="0.140682" calcext:value-type="float">
            <text:p>0.140682</text:p>
          </table:table-cell>
          <table:table-cell office:value-type="float" office:value="0.403415" calcext:value-type="float">
            <text:p>0.403415</text:p>
          </table:table-cell>
          <table:table-cell office:value-type="float" office:value="1.29152" calcext:value-type="float">
            <text:p>1.29152</text:p>
          </table:table-cell>
          <table:table-cell office:value-type="float" office:value="0.44971" calcext:value-type="float">
            <text:p>0.44971</text:p>
          </table:table-cell>
          <table:table-cell office:value-type="float" office:value="0.115928" calcext:value-type="float">
            <text:p>0.115928</text:p>
          </table:table-cell>
          <table:table-cell office:value-type="float" office:value="0.116986" calcext:value-type="float">
            <text:p>0.116986</text:p>
          </table:table-cell>
          <table:table-cell table:number-columns-repeated="36"/>
          <table:table-cell table:formula="of:=MIN([.A130:.BL130])" office:value-type="float" office:value="0.115928" calcext:value-type="float">
            <text:p>0.115928</text:p>
          </table:table-cell>
          <table:table-cell table:formula="of:=MAX([.A130:.BL130])" office:value-type="float" office:value="1.49396" calcext:value-type="float">
            <text:p>1.49396</text:p>
          </table:table-cell>
          <table:table-cell table:number-columns-repeated="7"/>
        </table:table-row>
        <table:table-row table:style-name="ro1">
          <table:table-cell office:value-type="float" office:value="0.284957" calcext:value-type="float">
            <text:p>0.284957</text:p>
          </table:table-cell>
          <table:table-cell office:value-type="float" office:value="0.311874" calcext:value-type="float">
            <text:p>0.311874</text:p>
          </table:table-cell>
          <table:table-cell office:value-type="float" office:value="0.330287" calcext:value-type="float">
            <text:p>0.330287</text:p>
          </table:table-cell>
          <table:table-cell office:value-type="float" office:value="0.299545" calcext:value-type="float">
            <text:p>0.299545</text:p>
          </table:table-cell>
          <table:table-cell office:value-type="float" office:value="0.285902" calcext:value-type="float">
            <text:p>0.285902</text:p>
          </table:table-cell>
          <table:table-cell office:value-type="float" office:value="0.641762" calcext:value-type="float">
            <text:p>0.641762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297308" calcext:value-type="float">
            <text:p>0.297308</text:p>
          </table:table-cell>
          <table:table-cell office:value-type="float" office:value="0.297753" calcext:value-type="float">
            <text:p>0.297753</text:p>
          </table:table-cell>
          <table:table-cell office:value-type="float" office:value="0.298166" calcext:value-type="float">
            <text:p>0.29816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.300233" calcext:value-type="float">
            <text:p>0.300233</text:p>
          </table:table-cell>
          <table:table-cell office:value-type="float" office:value="1.19061" calcext:value-type="float">
            <text:p>1.19061</text:p>
          </table:table-cell>
          <table:table-cell office:value-type="float" office:value="0.867394" calcext:value-type="float">
            <text:p>0.867394</text:p>
          </table:table-cell>
          <table:table-cell office:value-type="float" office:value="0.27915" calcext:value-type="float">
            <text:p>0.27915</text:p>
          </table:table-cell>
          <table:table-cell office:value-type="float" office:value="0.293711" calcext:value-type="float">
            <text:p>0.293711</text:p>
          </table:table-cell>
          <table:table-cell office:value-type="float" office:value="0.285137" calcext:value-type="float">
            <text:p>0.285137</text:p>
          </table:table-cell>
          <table:table-cell office:value-type="float" office:value="1.14512" calcext:value-type="float">
            <text:p>1.14512</text:p>
          </table:table-cell>
          <table:table-cell office:value-type="float" office:value="0.284095" calcext:value-type="float">
            <text:p>0.284095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467374" calcext:value-type="float">
            <text:p>0.467374</text:p>
          </table:table-cell>
          <table:table-cell office:value-type="float" office:value="0.47212" calcext:value-type="float">
            <text:p>0.47212</text:p>
          </table:table-cell>
          <table:table-cell office:value-type="float" office:value="0.199703" calcext:value-type="float">
            <text:p>0.199703</text:p>
          </table:table-cell>
          <table:table-cell office:value-type="float" office:value="1.42748" calcext:value-type="float">
            <text:p>1.42748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0.51454" calcext:value-type="float">
            <text:p>0.51454</text:p>
          </table:table-cell>
          <table:table-cell office:value-type="float" office:value="0.233606" calcext:value-type="float">
            <text:p>0.233606</text:p>
          </table:table-cell>
          <table:table-cell office:value-type="float" office:value="0.287417" calcext:value-type="float">
            <text:p>0.287417</text:p>
          </table:table-cell>
          <table:table-cell office:value-type="float" office:value="0.245328" calcext:value-type="float">
            <text:p>0.245328</text:p>
          </table:table-cell>
          <table:table-cell table:number-columns-repeated="36"/>
          <table:table-cell table:formula="of:=MIN([.A131:.BL131])" office:value-type="float" office:value="0.136149" calcext:value-type="float">
            <text:p>0.136149</text:p>
          </table:table-cell>
          <table:table-cell table:formula="of:=MAX([.A131:.BL131])" office:value-type="float" office:value="1.81033" calcext:value-type="float">
            <text:p>1.81033</text:p>
          </table:table-cell>
          <table:table-cell table:number-columns-repeated="7"/>
        </table:table-row>
        <table:table-row table:style-name="ro1">
          <table:table-cell office:value-type="float" office:value="0.288391" calcext:value-type="float">
            <text:p>0.288391</text:p>
          </table:table-cell>
          <table:table-cell office:value-type="float" office:value="0.291259" calcext:value-type="float">
            <text:p>0.291259</text:p>
          </table:table-cell>
          <table:table-cell office:value-type="float" office:value="0.317538" calcext:value-type="float">
            <text:p>0.317538</text:p>
          </table:table-cell>
          <table:table-cell office:value-type="float" office:value="0.329036" calcext:value-type="float">
            <text:p>0.329036</text:p>
          </table:table-cell>
          <table:table-cell office:value-type="float" office:value="0.333013" calcext:value-type="float">
            <text:p>0.333013</text:p>
          </table:table-cell>
          <table:table-cell office:value-type="float" office:value="0.293379" calcext:value-type="float">
            <text:p>0.293379</text:p>
          </table:table-cell>
          <table:table-cell office:value-type="float" office:value="0.567019" calcext:value-type="float">
            <text:p>0.567019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0.579643" calcext:value-type="float">
            <text:p>0.579643</text:p>
          </table:table-cell>
          <table:table-cell office:value-type="float" office:value="0.304267" calcext:value-type="float">
            <text:p>0.304267</text:p>
          </table:table-cell>
          <table:table-cell office:value-type="float" office:value="0.351771" calcext:value-type="float">
            <text:p>0.351771</text:p>
          </table:table-cell>
          <table:table-cell office:value-type="float" office:value="0.306365" calcext:value-type="float">
            <text:p>0.306365</text:p>
          </table:table-cell>
          <table:table-cell office:value-type="float" office:value="0.289647" calcext:value-type="float">
            <text:p>0.289647</text:p>
          </table:table-cell>
          <table:table-cell office:value-type="float" office:value="0.533851" calcext:value-type="float">
            <text:p>0.533851</text:p>
          </table:table-cell>
          <table:table-cell office:value-type="float" office:value="0.538141" calcext:value-type="float">
            <text:p>0.538141</text:p>
          </table:table-cell>
          <table:table-cell office:value-type="float" office:value="0.519324" calcext:value-type="float">
            <text:p>0.519324</text:p>
          </table:table-cell>
          <table:table-cell office:value-type="float" office:value="0.290515" calcext:value-type="float">
            <text:p>0.290515</text:p>
          </table:table-cell>
          <table:table-cell office:value-type="float" office:value="0.324568" calcext:value-type="float">
            <text:p>0.324568</text:p>
          </table:table-cell>
          <table:table-cell office:value-type="float" office:value="1.23119" calcext:value-type="float">
            <text:p>1.23119</text:p>
          </table:table-cell>
          <table:table-cell office:value-type="float" office:value="0.187917" calcext:value-type="float">
            <text:p>0.187917</text:p>
          </table:table-cell>
          <table:table-cell office:value-type="float" office:value="0.791727" calcext:value-type="float">
            <text:p>0.791727</text:p>
          </table:table-cell>
          <table:table-cell office:value-type="float" office:value="0.21401" calcext:value-type="float">
            <text:p>0.21401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0.311303" calcext:value-type="float">
            <text:p>0.311303</text:p>
          </table:table-cell>
          <table:table-cell office:value-type="float" office:value="0.29813" calcext:value-type="float">
            <text:p>0.29813</text:p>
          </table:table-cell>
          <table:table-cell office:value-type="float" office:value="0.324312" calcext:value-type="float">
            <text:p>0.324312</text:p>
          </table:table-cell>
          <table:table-cell office:value-type="float" office:value="0.188535" calcext:value-type="float">
            <text:p>0.188535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1.55816" calcext:value-type="float">
            <text:p>1.55816</text:p>
          </table:table-cell>
          <table:table-cell office:value-type="float" office:value="1.07051" calcext:value-type="float">
            <text:p>1.07051</text:p>
          </table:table-cell>
          <table:table-cell office:value-type="float" office:value="1.9746" calcext:value-type="float">
            <text:p>1.9746</text:p>
          </table:table-cell>
          <table:table-cell office:value-type="float" office:value="0.853748" calcext:value-type="float">
            <text:p>0.853748</text:p>
          </table:table-cell>
          <table:table-cell table:number-columns-repeated="36"/>
          <table:table-cell table:formula="of:=MIN([.A132:.BL132])" office:value-type="float" office:value="0.13949" calcext:value-type="float">
            <text:p>0.13949</text:p>
          </table:table-cell>
          <table:table-cell table:formula="of:=MAX([.A132:.BL132])" office:value-type="float" office:value="1.9746" calcext:value-type="float">
            <text:p>1.9746</text:p>
          </table:table-cell>
          <table:table-cell table:number-columns-repeated="7"/>
        </table:table-row>
        <table:table-row table:style-name="ro1">
          <table:table-cell office:value-type="float" office:value="0.135917" calcext:value-type="float">
            <text:p>0.135917</text:p>
          </table:table-cell>
          <table:table-cell office:value-type="float" office:value="0.134287" calcext:value-type="float">
            <text:p>0.134287</text:p>
          </table:table-cell>
          <table:table-cell office:value-type="float" office:value="0.136197" calcext:value-type="float">
            <text:p>0.136197</text:p>
          </table:table-cell>
          <table:table-cell office:value-type="float" office:value="0.137919" calcext:value-type="float">
            <text:p>0.137919</text:p>
          </table:table-cell>
          <table:table-cell office:value-type="float" office:value="0.139846" calcext:value-type="float">
            <text:p>0.139846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916766" calcext:value-type="float">
            <text:p>0.916766</text:p>
          </table:table-cell>
          <table:table-cell office:value-type="float" office:value="0.917832" calcext:value-type="float">
            <text:p>0.917832</text:p>
          </table:table-cell>
          <table:table-cell office:value-type="float" office:value="0.789482" calcext:value-type="float">
            <text:p>0.789482</text:p>
          </table:table-cell>
          <table:table-cell office:value-type="float" office:value="0.661876" calcext:value-type="float">
            <text:p>0.661876</text:p>
          </table:table-cell>
          <table:table-cell office:value-type="float" office:value="0.532334" calcext:value-type="float">
            <text:p>0.532334</text:p>
          </table:table-cell>
          <table:table-cell office:value-type="float" office:value="0.399729" calcext:value-type="float">
            <text:p>0.399729</text:p>
          </table:table-cell>
          <table:table-cell office:value-type="float" office:value="0.291307" calcext:value-type="float">
            <text:p>0.291307</text:p>
          </table:table-cell>
          <table:table-cell office:value-type="float" office:value="0.241168" calcext:value-type="float">
            <text:p>0.241168</text:p>
          </table:table-cell>
          <table:table-cell office:value-type="float" office:value="0.276058" calcext:value-type="float">
            <text:p>0.276058</text:p>
          </table:table-cell>
          <table:table-cell office:value-type="float" office:value="0.390994" calcext:value-type="float">
            <text:p>0.390994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637703" calcext:value-type="float">
            <text:p>0.637703</text:p>
          </table:table-cell>
          <table:table-cell office:value-type="float" office:value="0.747484" calcext:value-type="float">
            <text:p>0.747484</text:p>
          </table:table-cell>
          <table:table-cell office:value-type="float" office:value="0.815358" calcext:value-type="float">
            <text:p>0.815358</text:p>
          </table:table-cell>
          <table:table-cell office:value-type="float" office:value="0.817338" calcext:value-type="float">
            <text:p>0.817338</text:p>
          </table:table-cell>
          <table:table-cell office:value-type="float" office:value="0.751648" calcext:value-type="float">
            <text:p>0.751648</text:p>
          </table:table-cell>
          <table:table-cell office:value-type="float" office:value="0.653625" calcext:value-type="float">
            <text:p>0.653625</text:p>
          </table:table-cell>
          <table:table-cell office:value-type="float" office:value="0.56479" calcext:value-type="float">
            <text:p>0.56479</text:p>
          </table:table-cell>
          <table:table-cell office:value-type="float" office:value="0.471187" calcext:value-type="float">
            <text:p>0.471187</text:p>
          </table:table-cell>
          <table:table-cell office:value-type="float" office:value="1.03475" calcext:value-type="float">
            <text:p>1.03475</text:p>
          </table:table-cell>
          <table:table-cell office:value-type="float" office:value="0.411052" calcext:value-type="float">
            <text:p>0.411052</text:p>
          </table:table-cell>
          <table:table-cell office:value-type="float" office:value="0.326583" calcext:value-type="float">
            <text:p>0.326583</text:p>
          </table:table-cell>
          <table:table-cell office:value-type="float" office:value="0.723418" calcext:value-type="float">
            <text:p>0.723418</text:p>
          </table:table-cell>
          <table:table-cell office:value-type="float" office:value="0.134263" calcext:value-type="float">
            <text:p>0.134263</text:p>
          </table:table-cell>
          <table:table-cell office:value-type="float" office:value="0.202286" calcext:value-type="float">
            <text:p>0.202286</text:p>
          </table:table-cell>
          <table:table-cell office:value-type="float" office:value="0.205829" calcext:value-type="float">
            <text:p>0.205829</text:p>
          </table:table-cell>
          <table:table-cell table:number-columns-repeated="36"/>
          <table:table-cell table:formula="of:=MIN([.A133:.BL133])" office:value-type="float" office:value="0.134263" calcext:value-type="float">
            <text:p>0.134263</text:p>
          </table:table-cell>
          <table:table-cell table:formula="of:=MAX([.A133:.BL133])" office:value-type="float" office:value="1.03475" calcext:value-type="float">
            <text:p>1.03475</text:p>
          </table:table-cell>
          <table:table-cell table:number-columns-repeated="7"/>
        </table:table-row>
        <table:table-row table:style-name="ro1">
          <table:table-cell office:value-type="float" office:value="0.140475" calcext:value-type="float">
            <text:p>0.140475</text:p>
          </table:table-cell>
          <table:table-cell office:value-type="float" office:value="0.143466" calcext:value-type="float">
            <text:p>0.143466</text:p>
          </table:table-cell>
          <table:table-cell office:value-type="float" office:value="0.296195" calcext:value-type="float">
            <text:p>0.296195</text:p>
          </table:table-cell>
          <table:table-cell office:value-type="float" office:value="0.136508" calcext:value-type="float">
            <text:p>0.136508</text:p>
          </table:table-cell>
          <table:table-cell office:value-type="float" office:value="0.510026" calcext:value-type="float">
            <text:p>0.510026</text:p>
          </table:table-cell>
          <table:table-cell office:value-type="float" office:value="0.28727" calcext:value-type="float">
            <text:p>0.28727</text:p>
          </table:table-cell>
          <table:table-cell office:value-type="float" office:value="0.430233" calcext:value-type="float">
            <text:p>0.430233</text:p>
          </table:table-cell>
          <table:table-cell office:value-type="float" office:value="0.503817" calcext:value-type="float">
            <text:p>0.503817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0.309142" calcext:value-type="float">
            <text:p>0.309142</text:p>
          </table:table-cell>
          <table:table-cell office:value-type="float" office:value="0.494145" calcext:value-type="float">
            <text:p>0.494145</text:p>
          </table:table-cell>
          <table:table-cell office:value-type="float" office:value="0.286655" calcext:value-type="float">
            <text:p>0.286655</text:p>
          </table:table-cell>
          <table:table-cell office:value-type="float" office:value="0.286571" calcext:value-type="float">
            <text:p>0.286571</text:p>
          </table:table-cell>
          <table:table-cell office:value-type="float" office:value="0.298018" calcext:value-type="float">
            <text:p>0.298018</text:p>
          </table:table-cell>
          <table:table-cell office:value-type="float" office:value="0.293297" calcext:value-type="float">
            <text:p>0.293297</text:p>
          </table:table-cell>
          <table:table-cell office:value-type="float" office:value="0.288435" calcext:value-type="float">
            <text:p>0.288435</text:p>
          </table:table-cell>
          <table:table-cell office:value-type="float" office:value="1.33084" calcext:value-type="float">
            <text:p>1.33084</text:p>
          </table:table-cell>
          <table:table-cell office:value-type="float" office:value="0.302487" calcext:value-type="float">
            <text:p>0.302487</text:p>
          </table:table-cell>
          <table:table-cell office:value-type="float" office:value="0.755581" calcext:value-type="float">
            <text:p>0.755581</text:p>
          </table:table-cell>
          <table:table-cell office:value-type="float" office:value="0.795363" calcext:value-type="float">
            <text:p>0.795363</text:p>
          </table:table-cell>
          <table:table-cell office:value-type="float" office:value="0.865872" calcext:value-type="float">
            <text:p>0.865872</text:p>
          </table:table-cell>
          <table:table-cell office:value-type="float" office:value="0.762452" calcext:value-type="float">
            <text:p>0.762452</text:p>
          </table:table-cell>
          <table:table-cell office:value-type="float" office:value="1.00471" calcext:value-type="float">
            <text:p>1.00471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6175" calcext:value-type="float">
            <text:p>0.286175</text:p>
          </table:table-cell>
          <table:table-cell office:value-type="float" office:value="0.799636" calcext:value-type="float">
            <text:p>0.799636</text:p>
          </table:table-cell>
          <table:table-cell office:value-type="float" office:value="0.351783" calcext:value-type="float">
            <text:p>0.351783</text:p>
          </table:table-cell>
          <table:table-cell office:value-type="float" office:value="0.173546" calcext:value-type="float">
            <text:p>0.173546</text:p>
          </table:table-cell>
          <table:table-cell office:value-type="float" office:value="1.23268" calcext:value-type="float">
            <text:p>1.23268</text:p>
          </table:table-cell>
          <table:table-cell office:value-type="float" office:value="1.94109" calcext:value-type="float">
            <text:p>1.94109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0.113007" calcext:value-type="float">
            <text:p>0.113007</text:p>
          </table:table-cell>
          <table:table-cell table:number-columns-repeated="36"/>
          <table:table-cell table:formula="of:=MIN([.A134:.BL134])" office:value-type="float" office:value="0.113007" calcext:value-type="float">
            <text:p>0.113007</text:p>
          </table:table-cell>
          <table:table-cell table:formula="of:=MAX([.A134:.BL134])" office:value-type="float" office:value="1.94109" calcext:value-type="float">
            <text:p>1.94109</text:p>
          </table:table-cell>
          <table:table-cell table:number-columns-repeated="7"/>
        </table:table-row>
        <table:table-row table:style-name="ro1">
          <table:table-cell office:value-type="float" office:value="0.287994" calcext:value-type="float">
            <text:p>0.287994</text:p>
          </table:table-cell>
          <table:table-cell office:value-type="float" office:value="0.288562" calcext:value-type="float">
            <text:p>0.288562</text:p>
          </table:table-cell>
          <table:table-cell office:value-type="float" office:value="0.313964" calcext:value-type="float">
            <text:p>0.313964</text:p>
          </table:table-cell>
          <table:table-cell office:value-type="float" office:value="0.28431" calcext:value-type="float">
            <text:p>0.28431</text:p>
          </table:table-cell>
          <table:table-cell office:value-type="float" office:value="0.299996" calcext:value-type="float">
            <text:p>0.299996</text:p>
          </table:table-cell>
          <table:table-cell office:value-type="float" office:value="0.331485" calcext:value-type="float">
            <text:p>0.331485</text:p>
          </table:table-cell>
          <table:table-cell office:value-type="float" office:value="0.564589" calcext:value-type="float">
            <text:p>0.564589</text:p>
          </table:table-cell>
          <table:table-cell office:value-type="float" office:value="0.288019" calcext:value-type="float">
            <text:p>0.288019</text:p>
          </table:table-cell>
          <table:table-cell office:value-type="float" office:value="0.308466" calcext:value-type="float">
            <text:p>0.308466</text:p>
          </table:table-cell>
          <table:table-cell office:value-type="float" office:value="0.285108" calcext:value-type="float">
            <text:p>0.285108</text:p>
          </table:table-cell>
          <table:table-cell office:value-type="float" office:value="0.140661" calcext:value-type="float">
            <text:p>0.140661</text:p>
          </table:table-cell>
          <table:table-cell office:value-type="float" office:value="0.248348" calcext:value-type="float">
            <text:p>0.248348</text:p>
          </table:table-cell>
          <table:table-cell office:value-type="float" office:value="1.14042" calcext:value-type="float">
            <text:p>1.14042</text:p>
          </table:table-cell>
          <table:table-cell office:value-type="float" office:value="0.875214" calcext:value-type="float">
            <text:p>0.875214</text:p>
          </table:table-cell>
          <table:table-cell office:value-type="float" office:value="0.276874" calcext:value-type="float">
            <text:p>0.276874</text:p>
          </table:table-cell>
          <table:table-cell office:value-type="float" office:value="0.179674" calcext:value-type="float">
            <text:p>0.179674</text:p>
          </table:table-cell>
          <table:table-cell office:value-type="float" office:value="0.296334" calcext:value-type="float">
            <text:p>0.296334</text:p>
          </table:table-cell>
          <table:table-cell office:value-type="float" office:value="0.305698" calcext:value-type="float">
            <text:p>0.305698</text:p>
          </table:table-cell>
          <table:table-cell office:value-type="float" office:value="0.311462" calcext:value-type="float">
            <text:p>0.311462</text:p>
          </table:table-cell>
          <table:table-cell office:value-type="float" office:value="0.296431" calcext:value-type="float">
            <text:p>0.296431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11679" calcext:value-type="float">
            <text:p>0.311679</text:p>
          </table:table-cell>
          <table:table-cell office:value-type="float" office:value="0.419036" calcext:value-type="float">
            <text:p>0.419036</text:p>
          </table:table-cell>
          <table:table-cell office:value-type="float" office:value="0.283204" calcext:value-type="float">
            <text:p>0.283204</text:p>
          </table:table-cell>
          <table:table-cell office:value-type="float" office:value="0.699138" calcext:value-type="float">
            <text:p>0.699138</text:p>
          </table:table-cell>
          <table:table-cell office:value-type="float" office:value="0.976499" calcext:value-type="float">
            <text:p>0.976499</text:p>
          </table:table-cell>
          <table:table-cell office:value-type="float" office:value="0.429642" calcext:value-type="float">
            <text:p>0.429642</text:p>
          </table:table-cell>
          <table:table-cell office:value-type="float" office:value="0.561949" calcext:value-type="float">
            <text:p>0.561949</text:p>
          </table:table-cell>
          <table:table-cell office:value-type="float" office:value="0.467221" calcext:value-type="float">
            <text:p>0.467221</text:p>
          </table:table-cell>
          <table:table-cell office:value-type="float" office:value="0.470685" calcext:value-type="float">
            <text:p>0.470685</text:p>
          </table:table-cell>
          <table:table-cell office:value-type="float" office:value="0.892947" calcext:value-type="float">
            <text:p>0.892947</text:p>
          </table:table-cell>
          <table:table-cell office:value-type="float" office:value="1.51206" calcext:value-type="float">
            <text:p>1.51206</text:p>
          </table:table-cell>
          <table:table-cell table:number-columns-repeated="36"/>
          <table:table-cell table:formula="of:=MIN([.A135:.BL135])" office:value-type="float" office:value="0.140661" calcext:value-type="float">
            <text:p>0.140661</text:p>
          </table:table-cell>
          <table:table-cell table:formula="of:=MAX([.A135:.BL135])" office:value-type="float" office:value="1.51206" calcext:value-type="float">
            <text:p>1.51206</text:p>
          </table:table-cell>
          <table:table-cell table:number-columns-repeated="7"/>
        </table:table-row>
        <table:table-row table:style-name="ro1">
          <table:table-cell office:value-type="float" office:value="0.295424" calcext:value-type="float">
            <text:p>0.295424</text:p>
          </table:table-cell>
          <table:table-cell office:value-type="float" office:value="0.296264" calcext:value-type="float">
            <text:p>0.296264</text:p>
          </table:table-cell>
          <table:table-cell office:value-type="float" office:value="0.287052" calcext:value-type="float">
            <text:p>0.287052</text:p>
          </table:table-cell>
          <table:table-cell office:value-type="float" office:value="0.307564" calcext:value-type="float">
            <text:p>0.307564</text:p>
          </table:table-cell>
          <table:table-cell office:value-type="float" office:value="0.311494" calcext:value-type="float">
            <text:p>0.311494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578051" calcext:value-type="float">
            <text:p>0.578051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60477" calcext:value-type="float">
            <text:p>0.60477</text:p>
          </table:table-cell>
          <table:table-cell office:value-type="float" office:value="0.309341" calcext:value-type="float">
            <text:p>0.309341</text:p>
          </table:table-cell>
          <table:table-cell office:value-type="float" office:value="0.919426" calcext:value-type="float">
            <text:p>0.919426</text:p>
          </table:table-cell>
          <table:table-cell office:value-type="float" office:value="0.273067" calcext:value-type="float">
            <text:p>0.273067</text:p>
          </table:table-cell>
          <table:table-cell office:value-type="float" office:value="0.279156" calcext:value-type="float">
            <text:p>0.279156</text:p>
          </table:table-cell>
          <table:table-cell office:value-type="float" office:value="0.327258" calcext:value-type="float">
            <text:p>0.327258</text:p>
          </table:table-cell>
          <table:table-cell office:value-type="float" office:value="0.285153" calcext:value-type="float">
            <text:p>0.285153</text:p>
          </table:table-cell>
          <table:table-cell office:value-type="float" office:value="0.299827" calcext:value-type="float">
            <text:p>0.299827</text:p>
          </table:table-cell>
          <table:table-cell office:value-type="float" office:value="0.309724" calcext:value-type="float">
            <text:p>0.309724</text:p>
          </table:table-cell>
          <table:table-cell office:value-type="float" office:value="0.313986" calcext:value-type="float">
            <text:p>0.313986</text:p>
          </table:table-cell>
          <table:table-cell office:value-type="float" office:value="0.340885" calcext:value-type="float">
            <text:p>0.340885</text:p>
          </table:table-cell>
          <table:table-cell office:value-type="float" office:value="1.5607" calcext:value-type="float">
            <text:p>1.5607</text:p>
          </table:table-cell>
          <table:table-cell office:value-type="float" office:value="1.86194" calcext:value-type="float">
            <text:p>1.86194</text:p>
          </table:table-cell>
          <table:table-cell office:value-type="float" office:value="0.296945" calcext:value-type="float">
            <text:p>0.296945</text:p>
          </table:table-cell>
          <table:table-cell office:value-type="float" office:value="0.612706" calcext:value-type="float">
            <text:p>0.612706</text:p>
          </table:table-cell>
          <table:table-cell office:value-type="float" office:value="0.308399" calcext:value-type="float">
            <text:p>0.308399</text:p>
          </table:table-cell>
          <table:table-cell office:value-type="float" office:value="0.923956" calcext:value-type="float">
            <text:p>0.923956</text:p>
          </table:table-cell>
          <table:table-cell office:value-type="float" office:value="1.23126" calcext:value-type="float">
            <text:p>1.23126</text:p>
          </table:table-cell>
          <table:table-cell office:value-type="float" office:value="1.54146" calcext:value-type="float">
            <text:p>1.54146</text:p>
          </table:table-cell>
          <table:table-cell office:value-type="float" office:value="1.86236" calcext:value-type="float">
            <text:p>1.86236</text:p>
          </table:table-cell>
          <table:table-cell office:value-type="float" office:value="0.137769" calcext:value-type="float">
            <text:p>0.137769</text:p>
          </table:table-cell>
          <table:table-cell office:value-type="float" office:value="0.247986" calcext:value-type="float">
            <text:p>0.247986</text:p>
          </table:table-cell>
          <table:table-cell office:value-type="float" office:value="0.114336" calcext:value-type="float">
            <text:p>0.114336</text:p>
          </table:table-cell>
          <table:table-cell office:value-type="float" office:value="0.328654" calcext:value-type="float">
            <text:p>0.328654</text:p>
          </table:table-cell>
          <table:table-cell table:number-columns-repeated="36"/>
          <table:table-cell table:formula="of:=MIN([.A136:.BL136])" office:value-type="float" office:value="0.114336" calcext:value-type="float">
            <text:p>0.114336</text:p>
          </table:table-cell>
          <table:table-cell table:formula="of:=MAX([.A136:.BL136])" office:value-type="float" office:value="1.86236" calcext:value-type="float">
            <text:p>1.86236</text:p>
          </table:table-cell>
          <table:table-cell table:number-columns-repeated="7"/>
        </table:table-row>
        <table:table-row table:style-name="ro1">
          <table:table-cell office:value-type="float" office:value="0.143092" calcext:value-type="float">
            <text:p>0.143092</text:p>
          </table:table-cell>
          <table:table-cell office:value-type="float" office:value="0.135362" calcext:value-type="float">
            <text:p>0.135362</text:p>
          </table:table-cell>
          <table:table-cell office:value-type="float" office:value="0.284602" calcext:value-type="float">
            <text:p>0.284602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137119" calcext:value-type="float">
            <text:p>0.137119</text:p>
          </table:table-cell>
          <table:table-cell office:value-type="float" office:value="0.293595" calcext:value-type="float">
            <text:p>0.293595</text:p>
          </table:table-cell>
          <table:table-cell office:value-type="float" office:value="0.597526" calcext:value-type="float">
            <text:p>0.597526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0.130523" calcext:value-type="float">
            <text:p>0.130523</text:p>
          </table:table-cell>
          <table:table-cell office:value-type="float" office:value="0.274415" calcext:value-type="float">
            <text:p>0.274415</text:p>
          </table:table-cell>
          <table:table-cell office:value-type="float" office:value="0.324701" calcext:value-type="float">
            <text:p>0.324701</text:p>
          </table:table-cell>
          <table:table-cell office:value-type="float" office:value="0.282487" calcext:value-type="float">
            <text:p>0.282487</text:p>
          </table:table-cell>
          <table:table-cell office:value-type="float" office:value="0.933852" calcext:value-type="float">
            <text:p>0.933852</text:p>
          </table:table-cell>
          <table:table-cell office:value-type="float" office:value="0.266466" calcext:value-type="float">
            <text:p>0.266466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214688" calcext:value-type="float">
            <text:p>0.214688</text:p>
          </table:table-cell>
          <table:table-cell office:value-type="float" office:value="0.63623" calcext:value-type="float">
            <text:p>0.63623</text:p>
          </table:table-cell>
          <table:table-cell office:value-type="float" office:value="0.138117" calcext:value-type="float">
            <text:p>0.138117</text:p>
          </table:table-cell>
          <table:table-cell office:value-type="float" office:value="0.434615" calcext:value-type="float">
            <text:p>0.434615</text:p>
          </table:table-cell>
          <table:table-cell office:value-type="float" office:value="0.426693" calcext:value-type="float">
            <text:p>0.426693</text:p>
          </table:table-cell>
          <table:table-cell office:value-type="float" office:value="0.353007" calcext:value-type="float">
            <text:p>0.353007</text:p>
          </table:table-cell>
          <table:table-cell office:value-type="float" office:value="0.314417" calcext:value-type="float">
            <text:p>0.314417</text:p>
          </table:table-cell>
          <table:table-cell office:value-type="float" office:value="0.668375" calcext:value-type="float">
            <text:p>0.668375</text:p>
          </table:table-cell>
          <table:table-cell office:value-type="float" office:value="0.848676" calcext:value-type="float">
            <text:p>0.848676</text:p>
          </table:table-cell>
          <table:table-cell office:value-type="float" office:value="0.556272" calcext:value-type="float">
            <text:p>0.556272</text:p>
          </table:table-cell>
          <table:table-cell office:value-type="float" office:value="0.926075" calcext:value-type="float">
            <text:p>0.926075</text:p>
          </table:table-cell>
          <table:table-cell office:value-type="float" office:value="1.52347" calcext:value-type="float">
            <text:p>1.52347</text:p>
          </table:table-cell>
          <table:table-cell office:value-type="float" office:value="0.281479" calcext:value-type="float">
            <text:p>0.281479</text:p>
          </table:table-cell>
          <table:table-cell office:value-type="float" office:value="1.82928" calcext:value-type="float">
            <text:p>1.82928</text:p>
          </table:table-cell>
          <table:table-cell office:value-type="float" office:value="1.27535" calcext:value-type="float">
            <text:p>1.27535</text:p>
          </table:table-cell>
          <table:table-cell office:value-type="float" office:value="1.91908" calcext:value-type="float">
            <text:p>1.91908</text:p>
          </table:table-cell>
          <table:table-cell office:value-type="float" office:value="0.090883" calcext:value-type="float">
            <text:p>0.090883</text:p>
          </table:table-cell>
          <table:table-cell table:number-columns-repeated="36"/>
          <table:table-cell table:formula="of:=MIN([.A137:.BL137])" office:value-type="float" office:value="0.090883" calcext:value-type="float">
            <text:p>0.090883</text:p>
          </table:table-cell>
          <table:table-cell table:formula="of:=MAX([.A137:.BL137])" office:value-type="float" office:value="1.91908" calcext:value-type="float">
            <text:p>1.91908</text:p>
          </table:table-cell>
          <table:table-cell table:number-columns-repeated="7"/>
        </table:table-row>
        <table:table-row table:style-name="ro1">
          <table:table-cell office:value-type="float" office:value="0.282544" calcext:value-type="float">
            <text:p>0.282544</text:p>
          </table:table-cell>
          <table:table-cell office:value-type="float" office:value="0.284184" calcext:value-type="float">
            <text:p>0.284184</text:p>
          </table:table-cell>
          <table:table-cell office:value-type="float" office:value="0.283152" calcext:value-type="float">
            <text:p>0.283152</text:p>
          </table:table-cell>
          <table:table-cell office:value-type="float" office:value="0.299776" calcext:value-type="float">
            <text:p>0.299776</text:p>
          </table:table-cell>
          <table:table-cell office:value-type="float" office:value="0.311782" calcext:value-type="float">
            <text:p>0.311782</text:p>
          </table:table-cell>
          <table:table-cell office:value-type="float" office:value="0.282781" calcext:value-type="float">
            <text:p>0.282781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306737" calcext:value-type="float">
            <text:p>0.306737</text:p>
          </table:table-cell>
          <table:table-cell office:value-type="float" office:value="0.280916" calcext:value-type="float">
            <text:p>0.280916</text:p>
          </table:table-cell>
          <table:table-cell office:value-type="float" office:value="0.588177" calcext:value-type="float">
            <text:p>0.588177</text:p>
          </table:table-cell>
          <table:table-cell office:value-type="float" office:value="0.283809" calcext:value-type="float">
            <text:p>0.283809</text:p>
          </table:table-cell>
          <table:table-cell office:value-type="float" office:value="0.589535" calcext:value-type="float">
            <text:p>0.589535</text:p>
          </table:table-cell>
          <table:table-cell office:value-type="float" office:value="0.285389" calcext:value-type="float">
            <text:p>0.285389</text:p>
          </table:table-cell>
          <table:table-cell office:value-type="float" office:value="0.3011" calcext:value-type="float">
            <text:p>0.3011</text:p>
          </table:table-cell>
          <table:table-cell office:value-type="float" office:value="1.54395" calcext:value-type="float">
            <text:p>1.54395</text:p>
          </table:table-cell>
          <table:table-cell office:value-type="float" office:value="0.978016" calcext:value-type="float">
            <text:p>0.978016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256047" calcext:value-type="float">
            <text:p>0.256047</text:p>
          </table:table-cell>
          <table:table-cell office:value-type="float" office:value="1.17907" calcext:value-type="float">
            <text:p>1.17907</text:p>
          </table:table-cell>
          <table:table-cell office:value-type="float" office:value="0.339444" calcext:value-type="float">
            <text:p>0.339444</text:p>
          </table:table-cell>
          <table:table-cell office:value-type="float" office:value="0.948475" calcext:value-type="float">
            <text:p>0.948475</text:p>
          </table:table-cell>
          <table:table-cell office:value-type="float" office:value="1.86569" calcext:value-type="float">
            <text:p>1.86569</text:p>
          </table:table-cell>
          <table:table-cell office:value-type="float" office:value="1.21906" calcext:value-type="float">
            <text:p>1.21906</text:p>
          </table:table-cell>
          <table:table-cell office:value-type="float" office:value="1.53915" calcext:value-type="float">
            <text:p>1.53915</text:p>
          </table:table-cell>
          <table:table-cell office:value-type="float" office:value="0.6584" calcext:value-type="float">
            <text:p>0.6584</text:p>
          </table:table-cell>
          <table:table-cell office:value-type="float" office:value="1.5467" calcext:value-type="float">
            <text:p>1.5467</text:p>
          </table:table-cell>
          <table:table-cell office:value-type="float" office:value="2.04581" calcext:value-type="float">
            <text:p>2.04581</text:p>
          </table:table-cell>
          <table:table-cell office:value-type="float" office:value="1.46032" calcext:value-type="float">
            <text:p>1.46032</text:p>
          </table:table-cell>
          <table:table-cell office:value-type="float" office:value="1.49013" calcext:value-type="float">
            <text:p>1.49013</text:p>
          </table:table-cell>
          <table:table-cell office:value-type="float" office:value="0.247917" calcext:value-type="float">
            <text:p>0.247917</text:p>
          </table:table-cell>
          <table:table-cell office:value-type="float" office:value="1.23392" calcext:value-type="float">
            <text:p>1.23392</text:p>
          </table:table-cell>
          <table:table-cell office:value-type="float" office:value="2.14584" calcext:value-type="float">
            <text:p>2.14584</text:p>
          </table:table-cell>
          <table:table-cell table:number-columns-repeated="36"/>
          <table:table-cell table:formula="of:=MIN([.A138:.BL138])" office:value-type="float" office:value="0.247917" calcext:value-type="float">
            <text:p>0.247917</text:p>
          </table:table-cell>
          <table:table-cell table:formula="of:=MAX([.A138:.BL138])" office:value-type="float" office:value="2.14584" calcext:value-type="float">
            <text:p>2.14584</text:p>
          </table:table-cell>
          <table:table-cell table:number-columns-repeated="7"/>
        </table:table-row>
        <table:table-row table:style-name="ro1">
          <table:table-cell office:value-type="float" office:value="0.275194" calcext:value-type="float">
            <text:p>0.275194</text:p>
          </table:table-cell>
          <table:table-cell office:value-type="float" office:value="0.287242" calcext:value-type="float">
            <text:p>0.287242</text:p>
          </table:table-cell>
          <table:table-cell office:value-type="float" office:value="0.293115" calcext:value-type="float">
            <text:p>0.293115</text:p>
          </table:table-cell>
          <table:table-cell office:value-type="float" office:value="0.295657" calcext:value-type="float">
            <text:p>0.295657</text:p>
          </table:table-cell>
          <table:table-cell office:value-type="float" office:value="0.29859" calcext:value-type="float">
            <text:p>0.29859</text:p>
          </table:table-cell>
          <table:table-cell office:value-type="float" office:value="0.317608" calcext:value-type="float">
            <text:p>0.317608</text:p>
          </table:table-cell>
          <table:table-cell office:value-type="float" office:value="0.916289" calcext:value-type="float">
            <text:p>0.916289</text:p>
          </table:table-cell>
          <table:table-cell office:value-type="float" office:value="0.614794" calcext:value-type="float">
            <text:p>0.614794</text:p>
          </table:table-cell>
          <table:table-cell office:value-type="float" office:value="0.296261" calcext:value-type="float">
            <text:p>0.296261</text:p>
          </table:table-cell>
          <table:table-cell office:value-type="float" office:value="1.21079" calcext:value-type="float">
            <text:p>1.21079</text:p>
          </table:table-cell>
          <table:table-cell office:value-type="float" office:value="0.321392" calcext:value-type="float">
            <text:p>0.321392</text:p>
          </table:table-cell>
          <table:table-cell office:value-type="float" office:value="1.21472" calcext:value-type="float">
            <text:p>1.21472</text:p>
          </table:table-cell>
          <table:table-cell office:value-type="float" office:value="0.907878" calcext:value-type="float">
            <text:p>0.907878</text:p>
          </table:table-cell>
          <table:table-cell office:value-type="float" office:value="0.914285" calcext:value-type="float">
            <text:p>0.914285</text:p>
          </table:table-cell>
          <table:table-cell office:value-type="float" office:value="1.21484" calcext:value-type="float">
            <text:p>1.21484</text:p>
          </table:table-cell>
          <table:table-cell office:value-type="float" office:value="1.22534" calcext:value-type="float">
            <text:p>1.22534</text:p>
          </table:table-cell>
          <table:table-cell office:value-type="float" office:value="0.27323" calcext:value-type="float">
            <text:p>0.27323</text:p>
          </table:table-cell>
          <table:table-cell office:value-type="float" office:value="0.279265" calcext:value-type="float">
            <text:p>0.279265</text:p>
          </table:table-cell>
          <table:table-cell office:value-type="float" office:value="0.248615" calcext:value-type="float">
            <text:p>0.248615</text:p>
          </table:table-cell>
          <table:table-cell office:value-type="float" office:value="0.368559" calcext:value-type="float">
            <text:p>0.368559</text:p>
          </table:table-cell>
          <table:table-cell office:value-type="float" office:value="2.17869" calcext:value-type="float">
            <text:p>2.17869</text:p>
          </table:table-cell>
          <table:table-cell office:value-type="float" office:value="1.89845" calcext:value-type="float">
            <text:p>1.89845</text:p>
          </table:table-cell>
          <table:table-cell office:value-type="float" office:value="1.30945" calcext:value-type="float">
            <text:p>1.30945</text:p>
          </table:table-cell>
          <table:table-cell office:value-type="float" office:value="1.61326" calcext:value-type="float">
            <text:p>1.61326</text:p>
          </table:table-cell>
          <table:table-cell office:value-type="float" office:value="0.443847" calcext:value-type="float">
            <text:p>0.443847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45542" calcext:value-type="float">
            <text:p>0.45542</text:p>
          </table:table-cell>
          <table:table-cell office:value-type="float" office:value="0.744321" calcext:value-type="float">
            <text:p>0.744321</text:p>
          </table:table-cell>
          <table:table-cell office:value-type="float" office:value="0.29803" calcext:value-type="float">
            <text:p>0.29803</text:p>
          </table:table-cell>
          <table:table-cell office:value-type="float" office:value="2.11769" calcext:value-type="float">
            <text:p>2.11769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912693" calcext:value-type="float">
            <text:p>0.912693</text:p>
          </table:table-cell>
          <table:table-cell table:number-columns-repeated="36"/>
          <table:table-cell table:formula="of:=MIN([.A139:.BL139])" office:value-type="float" office:value="0.248615" calcext:value-type="float">
            <text:p>0.248615</text:p>
          </table:table-cell>
          <table:table-cell table:formula="of:=MAX([.A139:.BL139])" office:value-type="float" office:value="2.17869" calcext:value-type="float">
            <text:p>2.17869</text:p>
          </table:table-cell>
          <table:table-cell table:number-columns-repeated="7"/>
        </table:table-row>
        <table:table-row table:style-name="ro1">
          <table:table-cell office:value-type="float" office:value="0.133242" calcext:value-type="float">
            <text:p>0.133242</text:p>
          </table:table-cell>
          <table:table-cell office:value-type="float" office:value="0.115773" calcext:value-type="float">
            <text:p>0.115773</text:p>
          </table:table-cell>
          <table:table-cell office:value-type="float" office:value="0.300111" calcext:value-type="float">
            <text:p>0.300111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0.289018" calcext:value-type="float">
            <text:p>0.289018</text:p>
          </table:table-cell>
          <table:table-cell office:value-type="float" office:value="0.126702" calcext:value-type="float">
            <text:p>0.126702</text:p>
          </table:table-cell>
          <table:table-cell office:value-type="float" office:value="0.502054" calcext:value-type="float">
            <text:p>0.502054</text:p>
          </table:table-cell>
          <table:table-cell office:value-type="float" office:value="0.136489" calcext:value-type="float">
            <text:p>0.136489</text:p>
          </table:table-cell>
          <table:table-cell office:value-type="float" office:value="0.386261" calcext:value-type="float">
            <text:p>0.386261</text:p>
          </table:table-cell>
          <table:table-cell office:value-type="float" office:value="0.134508" calcext:value-type="float">
            <text:p>0.134508</text:p>
          </table:table-cell>
          <table:table-cell office:value-type="float" office:value="0.410593" calcext:value-type="float">
            <text:p>0.410593</text:p>
          </table:table-cell>
          <table:table-cell office:value-type="float" office:value="0.128325" calcext:value-type="float">
            <text:p>0.128325</text:p>
          </table:table-cell>
          <table:table-cell office:value-type="float" office:value="0.410653" calcext:value-type="float">
            <text:p>0.410653</text:p>
          </table:table-cell>
          <table:table-cell office:value-type="float" office:value="0.276197" calcext:value-type="float">
            <text:p>0.276197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274362" calcext:value-type="float">
            <text:p>0.274362</text:p>
          </table:table-cell>
          <table:table-cell office:value-type="float" office:value="1.47357" calcext:value-type="float">
            <text:p>1.47357</text:p>
          </table:table-cell>
          <table:table-cell office:value-type="float" office:value="0.918519" calcext:value-type="float">
            <text:p>0.918519</text:p>
          </table:table-cell>
          <table:table-cell office:value-type="float" office:value="1.65646" calcext:value-type="float">
            <text:p>1.65646</text:p>
          </table:table-cell>
          <table:table-cell office:value-type="float" office:value="1.30566" calcext:value-type="float">
            <text:p>1.30566</text:p>
          </table:table-cell>
          <table:table-cell office:value-type="float" office:value="1.55628" calcext:value-type="float">
            <text:p>1.55628</text:p>
          </table:table-cell>
          <table:table-cell office:value-type="float" office:value="1.56934" calcext:value-type="float">
            <text:p>1.56934</text:p>
          </table:table-cell>
          <table:table-cell office:value-type="float" office:value="1.65475" calcext:value-type="float">
            <text:p>1.65475</text:p>
          </table:table-cell>
          <table:table-cell office:value-type="float" office:value="0.275317" calcext:value-type="float">
            <text:p>0.275317</text:p>
          </table:table-cell>
          <table:table-cell office:value-type="float" office:value="1.37823" calcext:value-type="float">
            <text:p>1.37823</text:p>
          </table:table-cell>
          <table:table-cell office:value-type="float" office:value="1.66551" calcext:value-type="float">
            <text:p>1.66551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1.88273" calcext:value-type="float">
            <text:p>1.88273</text:p>
          </table:table-cell>
          <table:table-cell office:value-type="float" office:value="1.3651" calcext:value-type="float">
            <text:p>1.3651</text:p>
          </table:table-cell>
          <table:table-cell office:value-type="float" office:value="1.21877" calcext:value-type="float">
            <text:p>1.21877</text:p>
          </table:table-cell>
          <table:table-cell office:value-type="float" office:value="1.18444" calcext:value-type="float">
            <text:p>1.18444</text:p>
          </table:table-cell>
          <table:table-cell table:number-columns-repeated="36"/>
          <table:table-cell table:formula="of:=MIN([.A140:.BL140])" office:value-type="float" office:value="0.115773" calcext:value-type="float">
            <text:p>0.115773</text:p>
          </table:table-cell>
          <table:table-cell table:formula="of:=MAX([.A140:.BL140])" office:value-type="float" office:value="1.88273" calcext:value-type="float">
            <text:p>1.88273</text:p>
          </table:table-cell>
          <table:table-cell table:number-columns-repeated="7"/>
        </table:table-row>
        <table:table-row table:style-name="ro1">
          <table:table-cell office:value-type="float" office:value="0.134897" calcext:value-type="float">
            <text:p>0.134897</text:p>
          </table:table-cell>
          <table:table-cell office:value-type="float" office:value="0.140134" calcext:value-type="float">
            <text:p>0.140134</text:p>
          </table:table-cell>
          <table:table-cell office:value-type="float" office:value="0.293991" calcext:value-type="float">
            <text:p>0.293991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248386" calcext:value-type="float">
            <text:p>0.248386</text:p>
          </table:table-cell>
          <table:table-cell office:value-type="float" office:value="0.188069" calcext:value-type="float">
            <text:p>0.188069</text:p>
          </table:table-cell>
          <table:table-cell office:value-type="float" office:value="0.181703" calcext:value-type="float">
            <text:p>0.181703</text:p>
          </table:table-cell>
          <table:table-cell office:value-type="float" office:value="0.200776" calcext:value-type="float">
            <text:p>0.200776</text:p>
          </table:table-cell>
          <table:table-cell office:value-type="float" office:value="0.171112" calcext:value-type="float">
            <text:p>0.171112</text:p>
          </table:table-cell>
          <table:table-cell office:value-type="float" office:value="0.135864" calcext:value-type="float">
            <text:p>0.135864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1.13795" calcext:value-type="float">
            <text:p>1.13795</text:p>
          </table:table-cell>
          <table:table-cell office:value-type="float" office:value="1.08259" calcext:value-type="float">
            <text:p>1.08259</text:p>
          </table:table-cell>
          <table:table-cell office:value-type="float" office:value="0.247787" calcext:value-type="float">
            <text:p>0.247787</text:p>
          </table:table-cell>
          <table:table-cell office:value-type="float" office:value="1.03824" calcext:value-type="float">
            <text:p>1.03824</text:p>
          </table:table-cell>
          <table:table-cell office:value-type="float" office:value="0.985117" calcext:value-type="float">
            <text:p>0.985117</text:p>
          </table:table-cell>
          <table:table-cell office:value-type="float" office:value="1.1558" calcext:value-type="float">
            <text:p>1.1558</text:p>
          </table:table-cell>
          <table:table-cell office:value-type="float" office:value="0.903101" calcext:value-type="float">
            <text:p>0.903101</text:p>
          </table:table-cell>
          <table:table-cell office:value-type="float" office:value="1.05718" calcext:value-type="float">
            <text:p>1.05718</text:p>
          </table:table-cell>
          <table:table-cell office:value-type="float" office:value="0.912986" calcext:value-type="float">
            <text:p>0.912986</text:p>
          </table:table-cell>
          <table:table-cell office:value-type="float" office:value="0.781391" calcext:value-type="float">
            <text:p>0.781391</text:p>
          </table:table-cell>
          <table:table-cell office:value-type="float" office:value="0.899839" calcext:value-type="float">
            <text:p>0.899839</text:p>
          </table:table-cell>
          <table:table-cell office:value-type="float" office:value="0.7556" calcext:value-type="float">
            <text:p>0.7556</text:p>
          </table:table-cell>
          <table:table-cell office:value-type="float" office:value="1.78159" calcext:value-type="float">
            <text:p>1.78159</text:p>
          </table:table-cell>
          <table:table-cell office:value-type="float" office:value="0.832164" calcext:value-type="float">
            <text:p>0.832164</text:p>
          </table:table-cell>
          <table:table-cell office:value-type="float" office:value="0.310731" calcext:value-type="float">
            <text:p>0.310731</text:p>
          </table:table-cell>
          <table:table-cell office:value-type="float" office:value="0.636623" calcext:value-type="float">
            <text:p>0.636623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0.935407" calcext:value-type="float">
            <text:p>0.935407</text:p>
          </table:table-cell>
          <table:table-cell office:value-type="float" office:value="0.884236" calcext:value-type="float">
            <text:p>0.884236</text:p>
          </table:table-cell>
          <table:table-cell office:value-type="float" office:value="0.842227" calcext:value-type="float">
            <text:p>0.842227</text:p>
          </table:table-cell>
          <table:table-cell office:value-type="float" office:value="0.829897" calcext:value-type="float">
            <text:p>0.829897</text:p>
          </table:table-cell>
          <table:table-cell table:number-columns-repeated="36"/>
          <table:table-cell table:formula="of:=MIN([.A141:.BL141])" office:value-type="float" office:value="0.134897" calcext:value-type="float">
            <text:p>0.134897</text:p>
          </table:table-cell>
          <table:table-cell table:formula="of:=MAX([.A141:.BL141])" office:value-type="float" office:value="1.87522" calcext:value-type="float">
            <text:p>1.87522</text:p>
          </table:table-cell>
          <table:table-cell table:number-columns-repeated="7"/>
        </table:table-row>
        <table:table-row table:style-name="ro1">
          <table:table-cell office:value-type="float" office:value="0.142251" calcext:value-type="float">
            <text:p>0.142251</text:p>
          </table:table-cell>
          <table:table-cell office:value-type="float" office:value="0.140048" calcext:value-type="float">
            <text:p>0.140048</text:p>
          </table:table-cell>
          <table:table-cell office:value-type="float" office:value="0.137478" calcext:value-type="float">
            <text:p>0.137478</text:p>
          </table:table-cell>
          <table:table-cell office:value-type="float" office:value="0.137833" calcext:value-type="float">
            <text:p>0.137833</text:p>
          </table:table-cell>
          <table:table-cell office:value-type="float" office:value="0.277481" calcext:value-type="float">
            <text:p>0.277481</text:p>
          </table:table-cell>
          <table:table-cell office:value-type="float" office:value="0.136785" calcext:value-type="float">
            <text:p>0.136785</text:p>
          </table:table-cell>
          <table:table-cell office:value-type="float" office:value="0.269831" calcext:value-type="float">
            <text:p>0.269831</text:p>
          </table:table-cell>
          <table:table-cell office:value-type="float" office:value="0.763315" calcext:value-type="float">
            <text:p>0.763315</text:p>
          </table:table-cell>
          <table:table-cell office:value-type="float" office:value="0.700555" calcext:value-type="float">
            <text:p>0.700555</text:p>
          </table:table-cell>
          <table:table-cell office:value-type="float" office:value="0.632685" calcext:value-type="float">
            <text:p>0.632685</text:p>
          </table:table-cell>
          <table:table-cell office:value-type="float" office:value="0.285859" calcext:value-type="float">
            <text:p>0.285859</text:p>
          </table:table-cell>
          <table:table-cell office:value-type="float" office:value="0.700154" calcext:value-type="float">
            <text:p>0.700154</text:p>
          </table:table-cell>
          <table:table-cell office:value-type="float" office:value="1.26013" calcext:value-type="float">
            <text:p>1.26013</text:p>
          </table:table-cell>
          <table:table-cell office:value-type="float" office:value="0.431366" calcext:value-type="float">
            <text:p>0.431366</text:p>
          </table:table-cell>
          <table:table-cell office:value-type="float" office:value="1.13372" calcext:value-type="float">
            <text:p>1.13372</text:p>
          </table:table-cell>
          <table:table-cell office:value-type="float" office:value="0.586454" calcext:value-type="float">
            <text:p>0.586454</text:p>
          </table:table-cell>
          <table:table-cell office:value-type="float" office:value="0.274297" calcext:value-type="float">
            <text:p>0.274297</text:p>
          </table:table-cell>
          <table:table-cell office:value-type="float" office:value="0.603587" calcext:value-type="float">
            <text:p>0.603587</text:p>
          </table:table-cell>
          <table:table-cell office:value-type="float" office:value="0.502346" calcext:value-type="float">
            <text:p>0.502346</text:p>
          </table:table-cell>
          <table:table-cell office:value-type="float" office:value="0.478324" calcext:value-type="float">
            <text:p>0.478324</text:p>
          </table:table-cell>
          <table:table-cell office:value-type="float" office:value="0.377961" calcext:value-type="float">
            <text:p>0.377961</text:p>
          </table:table-cell>
          <table:table-cell office:value-type="float" office:value="1.57818" calcext:value-type="float">
            <text:p>1.57818</text:p>
          </table:table-cell>
          <table:table-cell office:value-type="float" office:value="0.393719" calcext:value-type="float">
            <text:p>0.393719</text:p>
          </table:table-cell>
          <table:table-cell office:value-type="float" office:value="0.253033" calcext:value-type="float">
            <text:p>0.253033</text:p>
          </table:table-cell>
          <table:table-cell office:value-type="float" office:value="0.0859179" calcext:value-type="float">
            <text:p>0.0859179</text:p>
          </table:table-cell>
          <table:table-cell office:value-type="float" office:value="0.349235" calcext:value-type="float">
            <text:p>0.349235</text:p>
          </table:table-cell>
          <table:table-cell office:value-type="float" office:value="0.146456" calcext:value-type="float">
            <text:p>0.146456</text:p>
          </table:table-cell>
          <table:table-cell office:value-type="float" office:value="0.138485" calcext:value-type="float">
            <text:p>0.138485</text:p>
          </table:table-cell>
          <table:table-cell office:value-type="float" office:value="0.582326" calcext:value-type="float">
            <text:p>0.582326</text:p>
          </table:table-cell>
          <table:table-cell office:value-type="float" office:value="0.334066" calcext:value-type="float">
            <text:p>0.334066</text:p>
          </table:table-cell>
          <table:table-cell office:value-type="float" office:value="0.225297" calcext:value-type="float">
            <text:p>0.225297</text:p>
          </table:table-cell>
          <table:table-cell office:value-type="float" office:value="0.408556" calcext:value-type="float">
            <text:p>0.408556</text:p>
          </table:table-cell>
          <table:table-cell table:number-columns-repeated="36"/>
          <table:table-cell table:formula="of:=MIN([.A142:.BL142])" office:value-type="float" office:value="0.0859179" calcext:value-type="float">
            <text:p>0.0859179</text:p>
          </table:table-cell>
          <table:table-cell table:formula="of:=MAX([.A142:.BL142])" office:value-type="float" office:value="1.57818" calcext:value-type="float">
            <text:p>1.57818</text:p>
          </table:table-cell>
          <table:table-cell table:number-columns-repeated="7"/>
        </table:table-row>
        <table:table-row table:style-name="ro1">
          <table:table-cell office:value-type="float" office:value="0.282487" calcext:value-type="float">
            <text:p>0.282487</text:p>
          </table:table-cell>
          <table:table-cell office:value-type="float" office:value="0.285392" calcext:value-type="float">
            <text:p>0.285392</text:p>
          </table:table-cell>
          <table:table-cell office:value-type="float" office:value="0.313852" calcext:value-type="float">
            <text:p>0.313852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30828" calcext:value-type="float">
            <text:p>0.30828</text:p>
          </table:table-cell>
          <table:table-cell office:value-type="float" office:value="0.303427" calcext:value-type="float">
            <text:p>0.303427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50515" calcext:value-type="float">
            <text:p>0.350515</text:p>
          </table:table-cell>
          <table:table-cell office:value-type="float" office:value="0.623131" calcext:value-type="float">
            <text:p>0.623131</text:p>
          </table:table-cell>
          <table:table-cell office:value-type="float" office:value="0.621427" calcext:value-type="float">
            <text:p>0.621427</text:p>
          </table:table-cell>
          <table:table-cell office:value-type="float" office:value="0.871321" calcext:value-type="float">
            <text:p>0.871321</text:p>
          </table:table-cell>
          <table:table-cell office:value-type="float" office:value="0.575967" calcext:value-type="float">
            <text:p>0.575967</text:p>
          </table:table-cell>
          <table:table-cell office:value-type="float" office:value="0.93909" calcext:value-type="float">
            <text:p>0.93909</text:p>
          </table:table-cell>
          <table:table-cell office:value-type="float" office:value="0.634215" calcext:value-type="float">
            <text:p>0.634215</text:p>
          </table:table-cell>
          <table:table-cell office:value-type="float" office:value="0.636184" calcext:value-type="float">
            <text:p>0.636184</text:p>
          </table:table-cell>
          <table:table-cell office:value-type="float" office:value="0.817983" calcext:value-type="float">
            <text:p>0.817983</text:p>
          </table:table-cell>
          <table:table-cell office:value-type="float" office:value="0.553535" calcext:value-type="float">
            <text:p>0.553535</text:p>
          </table:table-cell>
          <table:table-cell office:value-type="float" office:value="1.16774" calcext:value-type="float">
            <text:p>1.16774</text:p>
          </table:table-cell>
          <table:table-cell office:value-type="float" office:value="0.391859" calcext:value-type="float">
            <text:p>0.391859</text:p>
          </table:table-cell>
          <table:table-cell office:value-type="float" office:value="0.423987" calcext:value-type="float">
            <text:p>0.423987</text:p>
          </table:table-cell>
          <table:table-cell office:value-type="float" office:value="0.396617" calcext:value-type="float">
            <text:p>0.396617</text:p>
          </table:table-cell>
          <table:table-cell office:value-type="float" office:value="0.420183" calcext:value-type="float">
            <text:p>0.420183</text:p>
          </table:table-cell>
          <table:table-cell office:value-type="float" office:value="1.09263" calcext:value-type="float">
            <text:p>1.09263</text:p>
          </table:table-cell>
          <table:table-cell office:value-type="float" office:value="0.280324" calcext:value-type="float">
            <text:p>0.280324</text:p>
          </table:table-cell>
          <table:table-cell office:value-type="float" office:value="0.284046" calcext:value-type="float">
            <text:p>0.284046</text:p>
          </table:table-cell>
          <table:table-cell office:value-type="float" office:value="0.265631" calcext:value-type="float">
            <text:p>0.265631</text:p>
          </table:table-cell>
          <table:table-cell office:value-type="float" office:value="0.149783" calcext:value-type="float">
            <text:p>0.149783</text:p>
          </table:table-cell>
          <table:table-cell office:value-type="float" office:value="1.84503" calcext:value-type="float">
            <text:p>1.84503</text:p>
          </table:table-cell>
          <table:table-cell office:value-type="float" office:value="0.272918" calcext:value-type="float">
            <text:p>0.272918</text:p>
          </table:table-cell>
          <table:table-cell office:value-type="float" office:value="0.294185" calcext:value-type="float">
            <text:p>0.294185</text:p>
          </table:table-cell>
          <table:table-cell office:value-type="float" office:value="0.194409" calcext:value-type="float">
            <text:p>0.194409</text:p>
          </table:table-cell>
          <table:table-cell office:value-type="float" office:value="0.356823" calcext:value-type="float">
            <text:p>0.356823</text:p>
          </table:table-cell>
          <table:table-cell table:number-columns-repeated="36"/>
          <table:table-cell table:formula="of:=MIN([.A143:.BL143])" office:value-type="float" office:value="0.149783" calcext:value-type="float">
            <text:p>0.149783</text:p>
          </table:table-cell>
          <table:table-cell table:formula="of:=MAX([.A143:.BL143])" office:value-type="float" office:value="1.84503" calcext:value-type="float">
            <text:p>1.84503</text:p>
          </table:table-cell>
          <table:table-cell table:number-columns-repeated="7"/>
        </table:table-row>
        <table:table-row table:style-name="ro1">
          <table:table-cell office:value-type="float" office:value="0.131768" calcext:value-type="float">
            <text:p>0.131768</text:p>
          </table:table-cell>
          <table:table-cell office:value-type="float" office:value="0.137451" calcext:value-type="float">
            <text:p>0.137451</text:p>
          </table:table-cell>
          <table:table-cell office:value-type="float" office:value="0.326542" calcext:value-type="float">
            <text:p>0.326542</text:p>
          </table:table-cell>
          <table:table-cell office:value-type="float" office:value="0.313368" calcext:value-type="float">
            <text:p>0.313368</text:p>
          </table:table-cell>
          <table:table-cell office:value-type="float" office:value="0.125862" calcext:value-type="float">
            <text:p>0.125862</text:p>
          </table:table-cell>
          <table:table-cell office:value-type="float" office:value="0.143499" calcext:value-type="float">
            <text:p>0.143499</text:p>
          </table:table-cell>
          <table:table-cell office:value-type="float" office:value="0.27527" calcext:value-type="float">
            <text:p>0.27527</text:p>
          </table:table-cell>
          <table:table-cell office:value-type="float" office:value="0.288475" calcext:value-type="float">
            <text:p>0.288475</text:p>
          </table:table-cell>
          <table:table-cell office:value-type="float" office:value="0.13764" calcext:value-type="float">
            <text:p>0.13764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0.136721" calcext:value-type="float">
            <text:p>0.136721</text:p>
          </table:table-cell>
          <table:table-cell office:value-type="float" office:value="0.135766" calcext:value-type="float">
            <text:p>0.135766</text:p>
          </table:table-cell>
          <table:table-cell office:value-type="float" office:value="0.283412" calcext:value-type="float">
            <text:p>0.283412</text:p>
          </table:table-cell>
          <table:table-cell office:value-type="float" office:value="0.290221" calcext:value-type="float">
            <text:p>0.290221</text:p>
          </table:table-cell>
          <table:table-cell office:value-type="float" office:value="1.00898" calcext:value-type="float">
            <text:p>1.00898</text:p>
          </table:table-cell>
          <table:table-cell office:value-type="float" office:value="1.12689" calcext:value-type="float">
            <text:p>1.12689</text:p>
          </table:table-cell>
          <table:table-cell office:value-type="float" office:value="0.139033" calcext:value-type="float">
            <text:p>0.139033</text:p>
          </table:table-cell>
          <table:table-cell office:value-type="float" office:value="0.996061" calcext:value-type="float">
            <text:p>0.996061</text:p>
          </table:table-cell>
          <table:table-cell office:value-type="float" office:value="1.01389" calcext:value-type="float">
            <text:p>1.01389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5344" calcext:value-type="float">
            <text:p>0.5344</text:p>
          </table:table-cell>
          <table:table-cell office:value-type="float" office:value="1.67707" calcext:value-type="float">
            <text:p>1.67707</text:p>
          </table:table-cell>
          <table:table-cell office:value-type="float" office:value="1.08554" calcext:value-type="float">
            <text:p>1.08554</text:p>
          </table:table-cell>
          <table:table-cell office:value-type="float" office:value="0.762611" calcext:value-type="float">
            <text:p>0.762611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743079" calcext:value-type="float">
            <text:p>0.743079</text:p>
          </table:table-cell>
          <table:table-cell office:value-type="float" office:value="0.396892" calcext:value-type="float">
            <text:p>0.396892</text:p>
          </table:table-cell>
          <table:table-cell office:value-type="float" office:value="2.12636" calcext:value-type="float">
            <text:p>2.12636</text:p>
          </table:table-cell>
          <table:table-cell office:value-type="float" office:value="0.465389" calcext:value-type="float">
            <text:p>0.465389</text:p>
          </table:table-cell>
          <table:table-cell office:value-type="float" office:value="1.53578" calcext:value-type="float">
            <text:p>1.53578</text:p>
          </table:table-cell>
          <table:table-cell office:value-type="float" office:value="0.127312" calcext:value-type="float">
            <text:p>0.127312</text:p>
          </table:table-cell>
          <table:table-cell table:number-columns-repeated="36"/>
          <table:table-cell table:formula="of:=MIN([.A144:.BL144])" office:value-type="float" office:value="0.125862" calcext:value-type="float">
            <text:p>0.125862</text:p>
          </table:table-cell>
          <table:table-cell table:formula="of:=MAX([.A144:.BL144])" office:value-type="float" office:value="2.12636" calcext:value-type="float">
            <text:p>2.12636</text:p>
          </table:table-cell>
          <table:table-cell table:number-columns-repeated="7"/>
        </table:table-row>
        <table:table-row table:style-name="ro1">
          <table:table-cell office:value-type="float" office:value="0.290055" calcext:value-type="float">
            <text:p>0.290055</text:p>
          </table:table-cell>
          <table:table-cell office:value-type="float" office:value="0.285938" calcext:value-type="float">
            <text:p>0.285938</text:p>
          </table:table-cell>
          <table:table-cell office:value-type="float" office:value="0.28412" calcext:value-type="float">
            <text:p>0.28412</text:p>
          </table:table-cell>
          <table:table-cell office:value-type="float" office:value="0.307477" calcext:value-type="float">
            <text:p>0.307477</text:p>
          </table:table-cell>
          <table:table-cell office:value-type="float" office:value="0.281171" calcext:value-type="float">
            <text:p>0.281171</text:p>
          </table:table-cell>
          <table:table-cell office:value-type="float" office:value="0.288146" calcext:value-type="float">
            <text:p>0.288146</text:p>
          </table:table-cell>
          <table:table-cell office:value-type="float" office:value="0.318947" calcext:value-type="float">
            <text:p>0.318947</text:p>
          </table:table-cell>
          <table:table-cell office:value-type="float" office:value="1.22968" calcext:value-type="float">
            <text:p>1.22968</text:p>
          </table:table-cell>
          <table:table-cell office:value-type="float" office:value="0.961115" calcext:value-type="float">
            <text:p>0.961115</text:p>
          </table:table-cell>
          <table:table-cell office:value-type="float" office:value="0.681679" calcext:value-type="float">
            <text:p>0.681679</text:p>
          </table:table-cell>
          <table:table-cell office:value-type="float" office:value="1.29078" calcext:value-type="float">
            <text:p>1.29078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1.32387" calcext:value-type="float">
            <text:p>1.32387</text:p>
          </table:table-cell>
          <table:table-cell office:value-type="float" office:value="1.0349" calcext:value-type="float">
            <text:p>1.0349</text:p>
          </table:table-cell>
          <table:table-cell office:value-type="float" office:value="0.750672" calcext:value-type="float">
            <text:p>0.750672</text:p>
          </table:table-cell>
          <table:table-cell office:value-type="float" office:value="0.451405" calcext:value-type="float">
            <text:p>0.451405</text:p>
          </table:table-cell>
          <table:table-cell office:value-type="float" office:value="0.307381" calcext:value-type="float">
            <text:p>0.307381</text:p>
          </table:table-cell>
          <table:table-cell office:value-type="float" office:value="0.311739" calcext:value-type="float">
            <text:p>0.311739</text:p>
          </table:table-cell>
          <table:table-cell office:value-type="float" office:value="0.90837" calcext:value-type="float">
            <text:p>0.90837</text:p>
          </table:table-cell>
          <table:table-cell office:value-type="float" office:value="0.318406" calcext:value-type="float">
            <text:p>0.318406</text:p>
          </table:table-cell>
          <table:table-cell office:value-type="float" office:value="0.989038" calcext:value-type="float">
            <text:p>0.989038</text:p>
          </table:table-cell>
          <table:table-cell office:value-type="float" office:value="0.775365" calcext:value-type="float">
            <text:p>0.775365</text:p>
          </table:table-cell>
          <table:table-cell office:value-type="float" office:value="0.13444" calcext:value-type="float">
            <text:p>0.13444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0.934739" calcext:value-type="float">
            <text:p>0.934739</text:p>
          </table:table-cell>
          <table:table-cell office:value-type="float" office:value="0.964979" calcext:value-type="float">
            <text:p>0.964979</text:p>
          </table:table-cell>
          <table:table-cell office:value-type="float" office:value="0.282349" calcext:value-type="float">
            <text:p>0.282349</text:p>
          </table:table-cell>
          <table:table-cell office:value-type="float" office:value="1.10984" calcext:value-type="float">
            <text:p>1.10984</text:p>
          </table:table-cell>
          <table:table-cell office:value-type="float" office:value="1.11497" calcext:value-type="float">
            <text:p>1.11497</text:p>
          </table:table-cell>
          <table:table-cell office:value-type="float" office:value="1.16529" calcext:value-type="float">
            <text:p>1.16529</text:p>
          </table:table-cell>
          <table:table-cell office:value-type="float" office:value="0.288827" calcext:value-type="float">
            <text:p>0.288827</text:p>
          </table:table-cell>
          <table:table-cell office:value-type="float" office:value="0.549785" calcext:value-type="float">
            <text:p>0.549785</text:p>
          </table:table-cell>
          <table:table-cell table:number-columns-repeated="36"/>
          <table:table-cell table:formula="of:=MIN([.A145:.BL145])" office:value-type="float" office:value="0.13444" calcext:value-type="float">
            <text:p>0.13444</text:p>
          </table:table-cell>
          <table:table-cell table:formula="of:=MAX([.A145:.BL145])" office:value-type="float" office:value="1.32387" calcext:value-type="float">
            <text:p>1.32387</text:p>
          </table:table-cell>
          <table:table-cell table:number-columns-repeated="7"/>
        </table:table-row>
        <table:table-row table:style-name="ro1">
          <table:table-cell office:value-type="float" office:value="0.282134" calcext:value-type="float">
            <text:p>0.282134</text:p>
          </table:table-cell>
          <table:table-cell office:value-type="float" office:value="0.294499" calcext:value-type="float">
            <text:p>0.294499</text:p>
          </table:table-cell>
          <table:table-cell office:value-type="float" office:value="0.273248" calcext:value-type="float">
            <text:p>0.273248</text:p>
          </table:table-cell>
          <table:table-cell office:value-type="float" office:value="0.287564" calcext:value-type="float">
            <text:p>0.287564</text:p>
          </table:table-cell>
          <table:table-cell office:value-type="float" office:value="0.332905" calcext:value-type="float">
            <text:p>0.332905</text:p>
          </table:table-cell>
          <table:table-cell office:value-type="float" office:value="0.665358" calcext:value-type="float">
            <text:p>0.665358</text:p>
          </table:table-cell>
          <table:table-cell office:value-type="float" office:value="0.318373" calcext:value-type="float">
            <text:p>0.318373</text:p>
          </table:table-cell>
          <table:table-cell office:value-type="float" office:value="0.922238" calcext:value-type="float">
            <text:p>0.922238</text:p>
          </table:table-cell>
          <table:table-cell office:value-type="float" office:value="0.300402" calcext:value-type="float">
            <text:p>0.300402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13221" calcext:value-type="float">
            <text:p>0.613221</text:p>
          </table:table-cell>
          <table:table-cell office:value-type="float" office:value="0.295385" calcext:value-type="float">
            <text:p>0.295385</text:p>
          </table:table-cell>
          <table:table-cell office:value-type="float" office:value="0.655015" calcext:value-type="float">
            <text:p>0.655015</text:p>
          </table:table-cell>
          <table:table-cell office:value-type="float" office:value="0.627671" calcext:value-type="float">
            <text:p>0.627671</text:p>
          </table:table-cell>
          <table:table-cell office:value-type="float" office:value="0.281507" calcext:value-type="float">
            <text:p>0.281507</text:p>
          </table:table-cell>
          <table:table-cell office:value-type="float" office:value="0.311753" calcext:value-type="float">
            <text:p>0.311753</text:p>
          </table:table-cell>
          <table:table-cell office:value-type="float" office:value="0.975044" calcext:value-type="float">
            <text:p>0.975044</text:p>
          </table:table-cell>
          <table:table-cell office:value-type="float" office:value="1.26355" calcext:value-type="float">
            <text:p>1.26355</text:p>
          </table:table-cell>
          <table:table-cell office:value-type="float" office:value="1.26479" calcext:value-type="float">
            <text:p>1.26479</text:p>
          </table:table-cell>
          <table:table-cell office:value-type="float" office:value="0.345039" calcext:value-type="float">
            <text:p>0.345039</text:p>
          </table:table-cell>
          <table:table-cell office:value-type="float" office:value="0.137892" calcext:value-type="float">
            <text:p>0.137892</text:p>
          </table:table-cell>
          <table:table-cell office:value-type="float" office:value="1.12542" calcext:value-type="float">
            <text:p>1.12542</text:p>
          </table:table-cell>
          <table:table-cell office:value-type="float" office:value="0.10122" calcext:value-type="float">
            <text:p>0.10122</text:p>
          </table:table-cell>
          <table:table-cell office:value-type="float" office:value="1.23174" calcext:value-type="float">
            <text:p>1.23174</text:p>
          </table:table-cell>
          <table:table-cell office:value-type="float" office:value="0.138818" calcext:value-type="float">
            <text:p>0.138818</text:p>
          </table:table-cell>
          <table:table-cell office:value-type="float" office:value="0.307875" calcext:value-type="float">
            <text:p>0.307875</text:p>
          </table:table-cell>
          <table:table-cell office:value-type="float" office:value="0.31974" calcext:value-type="float">
            <text:p>0.31974</text:p>
          </table:table-cell>
          <table:table-cell office:value-type="float" office:value="0.264203" calcext:value-type="float">
            <text:p>0.264203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623042" calcext:value-type="float">
            <text:p>0.623042</text:p>
          </table:table-cell>
          <table:table-cell office:value-type="float" office:value="0.460312" calcext:value-type="float">
            <text:p>0.460312</text:p>
          </table:table-cell>
          <table:table-cell office:value-type="float" office:value="0.355205" calcext:value-type="float">
            <text:p>0.355205</text:p>
          </table:table-cell>
          <table:table-cell table:number-columns-repeated="36"/>
          <table:table-cell table:formula="of:=MIN([.A146:.BL146])" office:value-type="float" office:value="0.10122" calcext:value-type="float">
            <text:p>0.10122</text:p>
          </table:table-cell>
          <table:table-cell table:formula="of:=MAX([.A146:.BL146])" office:value-type="float" office:value="1.26479" calcext:value-type="float">
            <text:p>1.26479</text:p>
          </table:table-cell>
          <table:table-cell table:number-columns-repeated="7"/>
        </table:table-row>
        <table:table-row table:style-name="ro1">
          <table:table-cell office:value-type="float" office:value="0.499305" calcext:value-type="float">
            <text:p>0.499305</text:p>
          </table:table-cell>
          <table:table-cell office:value-type="float" office:value="0.523684" calcext:value-type="float">
            <text:p>0.523684</text:p>
          </table:table-cell>
          <table:table-cell office:value-type="float" office:value="0.599277" calcext:value-type="float">
            <text:p>0.599277</text:p>
          </table:table-cell>
          <table:table-cell office:value-type="float" office:value="0.3851" calcext:value-type="float">
            <text:p>0.3851</text:p>
          </table:table-cell>
          <table:table-cell office:value-type="float" office:value="0.481235" calcext:value-type="float">
            <text:p>0.481235</text:p>
          </table:table-cell>
          <table:table-cell office:value-type="float" office:value="0.485052" calcext:value-type="float">
            <text:p>0.485052</text:p>
          </table:table-cell>
          <table:table-cell office:value-type="float" office:value="0.308383" calcext:value-type="float">
            <text:p>0.308383</text:p>
          </table:table-cell>
          <table:table-cell office:value-type="float" office:value="0.347653" calcext:value-type="float">
            <text:p>0.347653</text:p>
          </table:table-cell>
          <table:table-cell office:value-type="float" office:value="0.374263" calcext:value-type="float">
            <text:p>0.374263</text:p>
          </table:table-cell>
          <table:table-cell office:value-type="float" office:value="1.49464" calcext:value-type="float">
            <text:p>1.49464</text:p>
          </table:table-cell>
          <table:table-cell office:value-type="float" office:value="0.286436" calcext:value-type="float">
            <text:p>0.286436</text:p>
          </table:table-cell>
          <table:table-cell office:value-type="float" office:value="1.20786" calcext:value-type="float">
            <text:p>1.20786</text:p>
          </table:table-cell>
          <table:table-cell office:value-type="float" office:value="0.751063" calcext:value-type="float">
            <text:p>0.751063</text:p>
          </table:table-cell>
          <table:table-cell office:value-type="float" office:value="0.568203" calcext:value-type="float">
            <text:p>0.568203</text:p>
          </table:table-cell>
          <table:table-cell office:value-type="float" office:value="0.283271" calcext:value-type="float">
            <text:p>0.283271</text:p>
          </table:table-cell>
          <table:table-cell office:value-type="float" office:value="0.282373" calcext:value-type="float">
            <text:p>0.282373</text:p>
          </table:table-cell>
          <table:table-cell office:value-type="float" office:value="0.566455" calcext:value-type="float">
            <text:p>0.566455</text:p>
          </table:table-cell>
          <table:table-cell office:value-type="float" office:value="0.297044" calcext:value-type="float">
            <text:p>0.297044</text:p>
          </table:table-cell>
          <table:table-cell office:value-type="float" office:value="0.2842" calcext:value-type="float">
            <text:p>0.2842</text:p>
          </table:table-cell>
          <table:table-cell office:value-type="float" office:value="1.76803" calcext:value-type="float">
            <text:p>1.76803</text:p>
          </table:table-cell>
          <table:table-cell office:value-type="float" office:value="1.21462" calcext:value-type="float">
            <text:p>1.21462</text:p>
          </table:table-cell>
          <table:table-cell office:value-type="float" office:value="1.836" calcext:value-type="float">
            <text:p>1.836</text:p>
          </table:table-cell>
          <table:table-cell office:value-type="float" office:value="0.391291" calcext:value-type="float">
            <text:p>0.391291</text:p>
          </table:table-cell>
          <table:table-cell office:value-type="float" office:value="0.375242" calcext:value-type="float">
            <text:p>0.375242</text:p>
          </table:table-cell>
          <table:table-cell office:value-type="float" office:value="0.486724" calcext:value-type="float">
            <text:p>0.486724</text:p>
          </table:table-cell>
          <table:table-cell office:value-type="float" office:value="1.53584" calcext:value-type="float">
            <text:p>1.53584</text:p>
          </table:table-cell>
          <table:table-cell office:value-type="float" office:value="0.240093" calcext:value-type="float">
            <text:p>0.240093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.431816" calcext:value-type="float">
            <text:p>0.431816</text:p>
          </table:table-cell>
          <table:table-cell office:value-type="float" office:value="1.72959" calcext:value-type="float">
            <text:p>1.72959</text:p>
          </table:table-cell>
          <table:table-cell office:value-type="float" office:value="0.0978379" calcext:value-type="float">
            <text:p>0.0978379</text:p>
          </table:table-cell>
          <table:table-cell office:value-type="float" office:value="0.046937" calcext:value-type="float">
            <text:p>0.046937</text:p>
          </table:table-cell>
          <table:table-cell table:number-columns-repeated="36"/>
          <table:table-cell table:formula="of:=MIN([.A147:.BL147])" office:value-type="float" office:value="0.046937" calcext:value-type="float">
            <text:p>0.046937</text:p>
          </table:table-cell>
          <table:table-cell table:formula="of:=MAX([.A147:.BL147])" office:value-type="float" office:value="1.836" calcext:value-type="float">
            <text:p>1.83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2131" calcext:value-type="float">
            <text:p>0.192131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0.193887" calcext:value-type="float">
            <text:p>0.193887</text:p>
          </table:table-cell>
          <table:table-cell office:value-type="float" office:value="0.407287" calcext:value-type="float">
            <text:p>0.407287</text:p>
          </table:table-cell>
          <table:table-cell office:value-type="float" office:value="0.188525" calcext:value-type="float">
            <text:p>0.188525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199013" calcext:value-type="float">
            <text:p>0.199013</text:p>
          </table:table-cell>
          <table:table-cell office:value-type="float" office:value="0.188808" calcext:value-type="float">
            <text:p>0.188808</text:p>
          </table:table-cell>
          <table:table-cell office:value-type="float" office:value="0.964628" calcext:value-type="float">
            <text:p>0.964628</text:p>
          </table:table-cell>
          <table:table-cell office:value-type="float" office:value="0.374693" calcext:value-type="float">
            <text:p>0.374693</text:p>
          </table:table-cell>
          <table:table-cell office:value-type="float" office:value="0.202553" calcext:value-type="float">
            <text:p>0.202553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94044" calcext:value-type="float">
            <text:p>0.194044</text:p>
          </table:table-cell>
          <table:table-cell office:value-type="float" office:value="1.18106" calcext:value-type="float">
            <text:p>1.18106</text:p>
          </table:table-cell>
          <table:table-cell office:value-type="float" office:value="0.211259" calcext:value-type="float">
            <text:p>0.211259</text:p>
          </table:table-cell>
          <table:table-cell office:value-type="float" office:value="0.829927" calcext:value-type="float">
            <text:p>0.829927</text:p>
          </table:table-cell>
          <table:table-cell office:value-type="float" office:value="1.22597" calcext:value-type="float">
            <text:p>1.22597</text:p>
          </table:table-cell>
          <table:table-cell office:value-type="float" office:value="0.861224" calcext:value-type="float">
            <text:p>0.861224</text:p>
          </table:table-cell>
          <table:table-cell office:value-type="float" office:value="0.113162" calcext:value-type="float">
            <text:p>0.113162</text:p>
          </table:table-cell>
          <table:table-cell office:value-type="float" office:value="0.68744" calcext:value-type="float">
            <text:p>0.68744</text:p>
          </table:table-cell>
          <table:table-cell office:value-type="float" office:value="0.927037" calcext:value-type="float">
            <text:p>0.927037</text:p>
          </table:table-cell>
          <table:table-cell office:value-type="float" office:value="0.574451" calcext:value-type="float">
            <text:p>0.574451</text:p>
          </table:table-cell>
          <table:table-cell office:value-type="float" office:value="0.552677" calcext:value-type="float">
            <text:p>0.552677</text:p>
          </table:table-cell>
          <table:table-cell office:value-type="float" office:value="1.15255" calcext:value-type="float">
            <text:p>1.15255</text:p>
          </table:table-cell>
          <table:table-cell office:value-type="float" office:value="0.782082" calcext:value-type="float">
            <text:p>0.782082</text:p>
          </table:table-cell>
          <table:table-cell office:value-type="float" office:value="0.621884" calcext:value-type="float">
            <text:p>0.621884</text:p>
          </table:table-cell>
          <table:table-cell office:value-type="float" office:value="1.02598" calcext:value-type="float">
            <text:p>1.02598</text:p>
          </table:table-cell>
          <table:table-cell office:value-type="float" office:value="0.183996" calcext:value-type="float">
            <text:p>0.183996</text:p>
          </table:table-cell>
          <table:table-cell office:value-type="float" office:value="0.187232" calcext:value-type="float">
            <text:p>0.187232</text:p>
          </table:table-cell>
          <table:table-cell office:value-type="float" office:value="0.220269" calcext:value-type="float">
            <text:p>0.220269</text:p>
          </table:table-cell>
          <table:table-cell office:value-type="float" office:value="0.185894" calcext:value-type="float">
            <text:p>0.185894</text:p>
          </table:table-cell>
          <table:table-cell office:value-type="float" office:value="0.189951" calcext:value-type="float">
            <text:p>0.189951</text:p>
          </table:table-cell>
          <table:table-cell office:value-type="float" office:value="0.255016" calcext:value-type="float">
            <text:p>0.255016</text:p>
          </table:table-cell>
          <table:table-cell office:value-type="float" office:value="0.411332" calcext:value-type="float">
            <text:p>0.411332</text:p>
          </table:table-cell>
          <table:table-cell office:value-type="float" office:value="0.231255" calcext:value-type="float">
            <text:p>0.231255</text:p>
          </table:table-cell>
          <table:table-cell office:value-type="float" office:value="0.353673" calcext:value-type="float">
            <text:p>0.353673</text:p>
          </table:table-cell>
          <table:table-cell office:value-type="float" office:value="0.186539" calcext:value-type="float">
            <text:p>0.186539</text:p>
          </table:table-cell>
          <table:table-cell office:value-type="float" office:value="0.190301" calcext:value-type="float">
            <text:p>0.190301</text:p>
          </table:table-cell>
          <table:table-cell office:value-type="float" office:value="0.280759" calcext:value-type="float">
            <text:p>0.280759</text:p>
          </table:table-cell>
          <table:table-cell office:value-type="float" office:value="0.191727" calcext:value-type="float">
            <text:p>0.191727</text:p>
          </table:table-cell>
          <table:table-cell office:value-type="float" office:value="0.587373" calcext:value-type="float">
            <text:p>0.587373</text:p>
          </table:table-cell>
          <table:table-cell office:value-type="float" office:value="0.587483" calcext:value-type="float">
            <text:p>0.587483</text:p>
          </table:table-cell>
          <table:table-cell office:value-type="float" office:value="0.661056" calcext:value-type="float">
            <text:p>0.661056</text:p>
          </table:table-cell>
          <table:table-cell office:value-type="float" office:value="0.112343" calcext:value-type="float">
            <text:p>0.112343</text:p>
          </table:table-cell>
          <table:table-cell office:value-type="float" office:value="0.850659" calcext:value-type="float">
            <text:p>0.850659</text:p>
          </table:table-cell>
          <table:table-cell office:value-type="float" office:value="0.0624042" calcext:value-type="float">
            <text:p>0.0624042</text:p>
          </table:table-cell>
          <table:table-cell table:number-columns-repeated="20"/>
          <table:table-cell table:formula="of:=MIN([.A149:.BL149])" office:value-type="float" office:value="0.0624042" calcext:value-type="float">
            <text:p>0.0624042</text:p>
          </table:table-cell>
          <table:table-cell table:formula="of:=MAX([.A149:.BL149])" office:value-type="float" office:value="1.22597" calcext:value-type="float">
            <text:p>1.22597</text:p>
          </table:table-cell>
          <table:table-cell table:number-columns-repeated="7"/>
        </table:table-row>
        <table:table-row table:style-name="ro1">
          <table:table-cell office:value-type="float" office:value="0.188608" calcext:value-type="float">
            <text:p>0.188608</text:p>
          </table:table-cell>
          <table:table-cell office:value-type="float" office:value="0.199244" calcext:value-type="float">
            <text:p>0.199244</text:p>
          </table:table-cell>
          <table:table-cell office:value-type="float" office:value="0.219476" calcext:value-type="float">
            <text:p>0.219476</text:p>
          </table:table-cell>
          <table:table-cell office:value-type="float" office:value="0.208463" calcext:value-type="float">
            <text:p>0.208463</text:p>
          </table:table-cell>
          <table:table-cell office:value-type="float" office:value="0.220077" calcext:value-type="float">
            <text:p>0.220077</text:p>
          </table:table-cell>
          <table:table-cell office:value-type="float" office:value="0.235607" calcext:value-type="float">
            <text:p>0.235607</text:p>
          </table:table-cell>
          <table:table-cell office:value-type="float" office:value="0.205713" calcext:value-type="float">
            <text:p>0.205713</text:p>
          </table:table-cell>
          <table:table-cell office:value-type="float" office:value="0.208783" calcext:value-type="float">
            <text:p>0.208783</text:p>
          </table:table-cell>
          <table:table-cell office:value-type="float" office:value="0.242134" calcext:value-type="float">
            <text:p>0.242134</text:p>
          </table:table-cell>
          <table:table-cell office:value-type="float" office:value="0.241068" calcext:value-type="float">
            <text:p>0.241068</text:p>
          </table:table-cell>
          <table:table-cell office:value-type="float" office:value="0.203147" calcext:value-type="float">
            <text:p>0.203147</text:p>
          </table:table-cell>
          <table:table-cell office:value-type="float" office:value="0.203055" calcext:value-type="float">
            <text:p>0.203055</text:p>
          </table:table-cell>
          <table:table-cell office:value-type="float" office:value="0.19437" calcext:value-type="float">
            <text:p>0.19437</text:p>
          </table:table-cell>
          <table:table-cell office:value-type="float" office:value="0.198456" calcext:value-type="float">
            <text:p>0.198456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936411" calcext:value-type="float">
            <text:p>0.936411</text:p>
          </table:table-cell>
          <table:table-cell office:value-type="float" office:value="0.185" calcext:value-type="float">
            <text:p>0.185</text:p>
          </table:table-cell>
          <table:table-cell office:value-type="float" office:value="1.19311" calcext:value-type="float">
            <text:p>1.19311</text:p>
          </table:table-cell>
          <table:table-cell office:value-type="float" office:value="1.21675" calcext:value-type="float">
            <text:p>1.21675</text:p>
          </table:table-cell>
          <table:table-cell office:value-type="float" office:value="0.37091" calcext:value-type="float">
            <text:p>0.37091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0.181288" calcext:value-type="float">
            <text:p>0.181288</text:p>
          </table:table-cell>
          <table:table-cell office:value-type="float" office:value="0.562858" calcext:value-type="float">
            <text:p>0.562858</text:p>
          </table:table-cell>
          <table:table-cell office:value-type="float" office:value="1.18207" calcext:value-type="float">
            <text:p>1.18207</text:p>
          </table:table-cell>
          <table:table-cell office:value-type="float" office:value="1.443" calcext:value-type="float">
            <text:p>1.443</text:p>
          </table:table-cell>
          <table:table-cell office:value-type="float" office:value="0.990391" calcext:value-type="float">
            <text:p>0.990391</text:p>
          </table:table-cell>
          <table:table-cell office:value-type="float" office:value="0.417612" calcext:value-type="float">
            <text:p>0.417612</text:p>
          </table:table-cell>
          <table:table-cell office:value-type="float" office:value="0.61096" calcext:value-type="float">
            <text:p>0.61096</text:p>
          </table:table-cell>
          <table:table-cell office:value-type="float" office:value="1.58462" calcext:value-type="float">
            <text:p>1.58462</text:p>
          </table:table-cell>
          <table:table-cell office:value-type="float" office:value="0.218515" calcext:value-type="float">
            <text:p>0.218515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454273" calcext:value-type="float">
            <text:p>0.454273</text:p>
          </table:table-cell>
          <table:table-cell office:value-type="float" office:value="1.24308" calcext:value-type="float">
            <text:p>1.24308</text:p>
          </table:table-cell>
          <table:table-cell office:value-type="float" office:value="1.06484" calcext:value-type="float">
            <text:p>1.06484</text:p>
          </table:table-cell>
          <table:table-cell office:value-type="float" office:value="0.377467" calcext:value-type="float">
            <text:p>0.377467</text:p>
          </table:table-cell>
          <table:table-cell office:value-type="float" office:value="1.6208" calcext:value-type="float">
            <text:p>1.6208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1.481" calcext:value-type="float">
            <text:p>1.481</text:p>
          </table:table-cell>
          <table:table-cell office:value-type="float" office:value="0.676294" calcext:value-type="float">
            <text:p>0.676294</text:p>
          </table:table-cell>
          <table:table-cell office:value-type="float" office:value="1.27231" calcext:value-type="float">
            <text:p>1.27231</text:p>
          </table:table-cell>
          <table:table-cell office:value-type="float" office:value="1.109" calcext:value-type="float">
            <text:p>1.109</text:p>
          </table:table-cell>
          <table:table-cell office:value-type="float" office:value="0.161101" calcext:value-type="float">
            <text:p>0.161101</text:p>
          </table:table-cell>
          <table:table-cell office:value-type="float" office:value="0.0802028" calcext:value-type="float">
            <text:p>0.0802028</text:p>
          </table:table-cell>
          <table:table-cell office:value-type="float" office:value="0.082583" calcext:value-type="float">
            <text:p>0.082583</text:p>
          </table:table-cell>
          <table:table-cell office:value-type="float" office:value="0.15711" calcext:value-type="float">
            <text:p>0.15711</text:p>
          </table:table-cell>
          <table:table-cell office:value-type="float" office:value="0.0402989" calcext:value-type="float">
            <text:p>0.0402989</text:p>
          </table:table-cell>
          <table:table-cell table:number-columns-repeated="20"/>
          <table:table-cell table:formula="of:=MIN([.A150:.BL150])" office:value-type="float" office:value="0.0402989" calcext:value-type="float">
            <text:p>0.0402989</text:p>
          </table:table-cell>
          <table:table-cell table:formula="of:=MAX([.A150:.BL150])" office:value-type="float" office:value="1.6208" calcext:value-type="float">
            <text:p>1.6208</text:p>
          </table:table-cell>
          <table:table-cell table:number-columns-repeated="7"/>
        </table:table-row>
        <table:table-row table:style-name="ro1">
          <table:table-cell office:value-type="float" office:value="0.188116" calcext:value-type="float">
            <text:p>0.188116</text:p>
          </table:table-cell>
          <table:table-cell office:value-type="float" office:value="0.198714" calcext:value-type="float">
            <text:p>0.198714</text:p>
          </table:table-cell>
          <table:table-cell office:value-type="float" office:value="0.191252" calcext:value-type="float">
            <text:p>0.191252</text:p>
          </table:table-cell>
          <table:table-cell office:value-type="float" office:value="0.204667" calcext:value-type="float">
            <text:p>0.204667</text:p>
          </table:table-cell>
          <table:table-cell office:value-type="float" office:value="0.190687" calcext:value-type="float">
            <text:p>0.190687</text:p>
          </table:table-cell>
          <table:table-cell office:value-type="float" office:value="0.210368" calcext:value-type="float">
            <text:p>0.210368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89262" calcext:value-type="float">
            <text:p>0.189262</text:p>
          </table:table-cell>
          <table:table-cell office:value-type="float" office:value="0.204673" calcext:value-type="float">
            <text:p>0.204673</text:p>
          </table:table-cell>
          <table:table-cell office:value-type="float" office:value="0.187172" calcext:value-type="float">
            <text:p>0.187172</text:p>
          </table:table-cell>
          <table:table-cell office:value-type="float" office:value="0.188421" calcext:value-type="float">
            <text:p>0.188421</text:p>
          </table:table-cell>
          <table:table-cell office:value-type="float" office:value="1.01567" calcext:value-type="float">
            <text:p>1.01567</text:p>
          </table:table-cell>
          <table:table-cell office:value-type="float" office:value="0.85069" calcext:value-type="float">
            <text:p>0.85069</text:p>
          </table:table-cell>
          <table:table-cell office:value-type="float" office:value="0.674597" calcext:value-type="float">
            <text:p>0.674597</text:p>
          </table:table-cell>
          <table:table-cell office:value-type="float" office:value="0.663229" calcext:value-type="float">
            <text:p>0.663229</text:p>
          </table:table-cell>
          <table:table-cell office:value-type="float" office:value="0.484027" calcext:value-type="float">
            <text:p>0.484027</text:p>
          </table:table-cell>
          <table:table-cell office:value-type="float" office:value="0.182123" calcext:value-type="float">
            <text:p>0.182123</text:p>
          </table:table-cell>
          <table:table-cell office:value-type="float" office:value="0.377461" calcext:value-type="float">
            <text:p>0.377461</text:p>
          </table:table-cell>
          <table:table-cell office:value-type="float" office:value="0.0979309" calcext:value-type="float">
            <text:p>0.0979309</text:p>
          </table:table-cell>
          <table:table-cell office:value-type="float" office:value="0.0877581" calcext:value-type="float">
            <text:p>0.0877581</text:p>
          </table:table-cell>
          <table:table-cell office:value-type="float" office:value="0.194276" calcext:value-type="float">
            <text:p>0.194276</text:p>
          </table:table-cell>
          <table:table-cell office:value-type="float" office:value="0.0911601" calcext:value-type="float">
            <text:p>0.0911601</text:p>
          </table:table-cell>
          <table:table-cell office:value-type="float" office:value="0.0905509" calcext:value-type="float">
            <text:p>0.0905509</text:p>
          </table:table-cell>
          <table:table-cell office:value-type="float" office:value="0.197879" calcext:value-type="float">
            <text:p>0.197879</text:p>
          </table:table-cell>
          <table:table-cell office:value-type="float" office:value="1.5694" calcext:value-type="float">
            <text:p>1.5694</text:p>
          </table:table-cell>
          <table:table-cell office:value-type="float" office:value="1.39891" calcext:value-type="float">
            <text:p>1.39891</text:p>
          </table:table-cell>
          <table:table-cell office:value-type="float" office:value="0.654186" calcext:value-type="float">
            <text:p>0.654186</text:p>
          </table:table-cell>
          <table:table-cell office:value-type="float" office:value="1.09707" calcext:value-type="float">
            <text:p>1.09707</text:p>
          </table:table-cell>
          <table:table-cell office:value-type="float" office:value="0.703271" calcext:value-type="float">
            <text:p>0.703271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960628" calcext:value-type="float">
            <text:p>0.960628</text:p>
          </table:table-cell>
          <table:table-cell office:value-type="float" office:value="0.202267" calcext:value-type="float">
            <text:p>0.202267</text:p>
          </table:table-cell>
          <table:table-cell office:value-type="float" office:value="0.800275" calcext:value-type="float">
            <text:p>0.800275</text:p>
          </table:table-cell>
          <table:table-cell office:value-type="float" office:value="0.798826" calcext:value-type="float">
            <text:p>0.798826</text:p>
          </table:table-cell>
          <table:table-cell office:value-type="float" office:value="0.795261" calcext:value-type="float">
            <text:p>0.795261</text:p>
          </table:table-cell>
          <table:table-cell office:value-type="float" office:value="0.824265" calcext:value-type="float">
            <text:p>0.824265</text:p>
          </table:table-cell>
          <table:table-cell office:value-type="float" office:value="0.859337" calcext:value-type="float">
            <text:p>0.859337</text:p>
          </table:table-cell>
          <table:table-cell office:value-type="float" office:value="0.175825" calcext:value-type="float">
            <text:p>0.175825</text:p>
          </table:table-cell>
          <table:table-cell office:value-type="float" office:value="1.2349" calcext:value-type="float">
            <text:p>1.2349</text:p>
          </table:table-cell>
          <table:table-cell office:value-type="float" office:value="0.123448" calcext:value-type="float">
            <text:p>0.123448</text:p>
          </table:table-cell>
          <table:table-cell office:value-type="float" office:value="0.150571" calcext:value-type="float">
            <text:p>0.150571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0.795167" calcext:value-type="float">
            <text:p>0.795167</text:p>
          </table:table-cell>
          <table:table-cell office:value-type="float" office:value="0.627556" calcext:value-type="float">
            <text:p>0.627556</text:p>
          </table:table-cell>
          <table:table-cell office:value-type="float" office:value="0.428214" calcext:value-type="float">
            <text:p>0.428214</text:p>
          </table:table-cell>
          <table:table-cell office:value-type="float" office:value="0.076616" calcext:value-type="float">
            <text:p>0.076616</text:p>
          </table:table-cell>
          <table:table-cell office:value-type="float" office:value="0.0823231" calcext:value-type="float">
            <text:p>0.0823231</text:p>
          </table:table-cell>
          <table:table-cell office:value-type="float" office:value="0.11984" calcext:value-type="float">
            <text:p>0.11984</text:p>
          </table:table-cell>
          <table:table-cell table:number-columns-repeated="20"/>
          <table:table-cell table:formula="of:=MIN([.A151:.BL151])" office:value-type="float" office:value="0.076616" calcext:value-type="float">
            <text:p>0.076616</text:p>
          </table:table-cell>
          <table:table-cell table:formula="of:=MAX([.A151:.BL151])" office:value-type="float" office:value="1.5694" calcext:value-type="float">
            <text:p>1.5694</text:p>
          </table:table-cell>
          <table:table-cell table:number-columns-repeated="7"/>
        </table:table-row>
        <table:table-row table:style-name="ro1">
          <table:table-cell office:value-type="float" office:value="0.194617" calcext:value-type="float">
            <text:p>0.194617</text:p>
          </table:table-cell>
          <table:table-cell office:value-type="float" office:value="0.199292" calcext:value-type="float">
            <text:p>0.199292</text:p>
          </table:table-cell>
          <table:table-cell office:value-type="float" office:value="0.208155" calcext:value-type="float">
            <text:p>0.208155</text:p>
          </table:table-cell>
          <table:table-cell office:value-type="float" office:value="0.196108" calcext:value-type="float">
            <text:p>0.196108</text:p>
          </table:table-cell>
          <table:table-cell office:value-type="float" office:value="0.209114" calcext:value-type="float">
            <text:p>0.209114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0.216308" calcext:value-type="float">
            <text:p>0.216308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24428" calcext:value-type="float">
            <text:p>0.224428</text:p>
          </table:table-cell>
          <table:table-cell office:value-type="float" office:value="0.192489" calcext:value-type="float">
            <text:p>0.192489</text:p>
          </table:table-cell>
          <table:table-cell office:value-type="float" office:value="1.06187" calcext:value-type="float">
            <text:p>1.06187</text:p>
          </table:table-cell>
          <table:table-cell office:value-type="float" office:value="0.212822" calcext:value-type="float">
            <text:p>0.212822</text:p>
          </table:table-cell>
          <table:table-cell office:value-type="float" office:value="0.865334" calcext:value-type="float">
            <text:p>0.865334</text:p>
          </table:table-cell>
          <table:table-cell office:value-type="float" office:value="0.423712" calcext:value-type="float">
            <text:p>0.423712</text:p>
          </table:table-cell>
          <table:table-cell office:value-type="float" office:value="0.845847" calcext:value-type="float">
            <text:p>0.845847</text:p>
          </table:table-cell>
          <table:table-cell office:value-type="float" office:value="0.210663" calcext:value-type="float">
            <text:p>0.210663</text:p>
          </table:table-cell>
          <table:table-cell office:value-type="float" office:value="0.659225" calcext:value-type="float">
            <text:p>0.659225</text:p>
          </table:table-cell>
          <table:table-cell office:value-type="float" office:value="0.229145" calcext:value-type="float">
            <text:p>0.229145</text:p>
          </table:table-cell>
          <table:table-cell office:value-type="float" office:value="0.455172" calcext:value-type="float">
            <text:p>0.455172</text:p>
          </table:table-cell>
          <table:table-cell office:value-type="float" office:value="0.224461" calcext:value-type="float">
            <text:p>0.224461</text:p>
          </table:table-cell>
          <table:table-cell office:value-type="float" office:value="0.211744" calcext:value-type="float">
            <text:p>0.211744</text:p>
          </table:table-cell>
          <table:table-cell office:value-type="float" office:value="0.213197" calcext:value-type="float">
            <text:p>0.213197</text:p>
          </table:table-cell>
          <table:table-cell office:value-type="float" office:value="0.090256" calcext:value-type="float">
            <text:p>0.090256</text:p>
          </table:table-cell>
          <table:table-cell office:value-type="float" office:value="0.212388" calcext:value-type="float">
            <text:p>0.212388</text:p>
          </table:table-cell>
          <table:table-cell office:value-type="float" office:value="0.195365" calcext:value-type="float">
            <text:p>0.195365</text:p>
          </table:table-cell>
          <table:table-cell office:value-type="float" office:value="0.100512" calcext:value-type="float">
            <text:p>0.100512</text:p>
          </table:table-cell>
          <table:table-cell office:value-type="float" office:value="0.0941539" calcext:value-type="float">
            <text:p>0.0941539</text:p>
          </table:table-cell>
          <table:table-cell office:value-type="float" office:value="1.23563" calcext:value-type="float">
            <text:p>1.23563</text:p>
          </table:table-cell>
          <table:table-cell office:value-type="float" office:value="1.5289" calcext:value-type="float">
            <text:p>1.5289</text:p>
          </table:table-cell>
          <table:table-cell office:value-type="float" office:value="1.53086" calcext:value-type="float">
            <text:p>1.53086</text:p>
          </table:table-cell>
          <table:table-cell office:value-type="float" office:value="0.937687" calcext:value-type="float">
            <text:p>0.937687</text:p>
          </table:table-cell>
          <table:table-cell office:value-type="float" office:value="1.35502" calcext:value-type="float">
            <text:p>1.35502</text:p>
          </table:table-cell>
          <table:table-cell office:value-type="float" office:value="1.23629" calcext:value-type="float">
            <text:p>1.23629</text:p>
          </table:table-cell>
          <table:table-cell office:value-type="float" office:value="1.86686" calcext:value-type="float">
            <text:p>1.86686</text:p>
          </table:table-cell>
          <table:table-cell office:value-type="float" office:value="1.52192" calcext:value-type="float">
            <text:p>1.52192</text:p>
          </table:table-cell>
          <table:table-cell office:value-type="float" office:value="1.27598" calcext:value-type="float">
            <text:p>1.27598</text:p>
          </table:table-cell>
          <table:table-cell office:value-type="float" office:value="0.856862" calcext:value-type="float">
            <text:p>0.856862</text:p>
          </table:table-cell>
          <table:table-cell office:value-type="float" office:value="0.471205" calcext:value-type="float">
            <text:p>0.471205</text:p>
          </table:table-cell>
          <table:table-cell office:value-type="float" office:value="1.98798" calcext:value-type="float">
            <text:p>1.98798</text:p>
          </table:table-cell>
          <table:table-cell office:value-type="float" office:value="1.99819" calcext:value-type="float">
            <text:p>1.99819</text:p>
          </table:table-cell>
          <table:table-cell office:value-type="float" office:value="1.79132" calcext:value-type="float">
            <text:p>1.79132</text:p>
          </table:table-cell>
          <table:table-cell office:value-type="float" office:value="1.8451" calcext:value-type="float">
            <text:p>1.8451</text:p>
          </table:table-cell>
          <table:table-cell office:value-type="float" office:value="0.599884" calcext:value-type="float">
            <text:p>0.599884</text:p>
          </table:table-cell>
          <table:table-cell office:value-type="float" office:value="1.69639" calcext:value-type="float">
            <text:p>1.69639</text:p>
          </table:table-cell>
          <table:table-cell office:value-type="float" office:value="2.11517" calcext:value-type="float">
            <text:p>2.11517</text:p>
          </table:table-cell>
          <table:table-cell office:value-type="float" office:value="1.92041" calcext:value-type="float">
            <text:p>1.92041</text:p>
          </table:table-cell>
          <table:table-cell office:value-type="float" office:value="0.845546" calcext:value-type="float">
            <text:p>0.845546</text:p>
          </table:table-cell>
          <table:table-cell table:number-columns-repeated="20"/>
          <table:table-cell table:formula="of:=MIN([.A152:.BL152])" office:value-type="float" office:value="0.090256" calcext:value-type="float">
            <text:p>0.090256</text:p>
          </table:table-cell>
          <table:table-cell table:formula="of:=MAX([.A152:.BL152])" office:value-type="float" office:value="2.11517" calcext:value-type="float">
            <text:p>2.11517</text:p>
          </table:table-cell>
          <table:table-cell table:number-columns-repeated="7"/>
        </table:table-row>
        <table:table-row table:style-name="ro1">
          <table:table-cell office:value-type="float" office:value="0.097297" calcext:value-type="float">
            <text:p>0.097297</text:p>
          </table:table-cell>
          <table:table-cell office:value-type="float" office:value="0.0932012" calcext:value-type="float">
            <text:p>0.0932012</text:p>
          </table:table-cell>
          <table:table-cell office:value-type="float" office:value="0.19467" calcext:value-type="float">
            <text:p>0.19467</text:p>
          </table:table-cell>
          <table:table-cell office:value-type="float" office:value="0.093576" calcext:value-type="float">
            <text:p>0.093576</text:p>
          </table:table-cell>
          <table:table-cell office:value-type="float" office:value="0.091485" calcext:value-type="float">
            <text:p>0.091485</text:p>
          </table:table-cell>
          <table:table-cell office:value-type="float" office:value="0.188316" calcext:value-type="float">
            <text:p>0.188316</text:p>
          </table:table-cell>
          <table:table-cell office:value-type="float" office:value="0.0845079" calcext:value-type="float">
            <text:p>0.0845079</text:p>
          </table:table-cell>
          <table:table-cell office:value-type="float" office:value="0.0941319" calcext:value-type="float">
            <text:p>0.0941319</text:p>
          </table:table-cell>
          <table:table-cell office:value-type="float" office:value="0.194265" calcext:value-type="float">
            <text:p>0.194265</text:p>
          </table:table-cell>
          <table:table-cell office:value-type="float" office:value="0.528444" calcext:value-type="float">
            <text:p>0.528444</text:p>
          </table:table-cell>
          <table:table-cell office:value-type="float" office:value="0.528488" calcext:value-type="float">
            <text:p>0.528488</text:p>
          </table:table-cell>
          <table:table-cell office:value-type="float" office:value="0.574585" calcext:value-type="float">
            <text:p>0.574585</text:p>
          </table:table-cell>
          <table:table-cell office:value-type="float" office:value="0.200827" calcext:value-type="float">
            <text:p>0.200827</text:p>
          </table:table-cell>
          <table:table-cell office:value-type="float" office:value="0.48259" calcext:value-type="float">
            <text:p>0.48259</text:p>
          </table:table-cell>
          <table:table-cell office:value-type="float" office:value="0.521745" calcext:value-type="float">
            <text:p>0.521745</text:p>
          </table:table-cell>
          <table:table-cell office:value-type="float" office:value="0.483362" calcext:value-type="float">
            <text:p>0.483362</text:p>
          </table:table-cell>
          <table:table-cell office:value-type="float" office:value="0.18954" calcext:value-type="float">
            <text:p>0.18954</text:p>
          </table:table-cell>
          <table:table-cell office:value-type="float" office:value="0.439979" calcext:value-type="float">
            <text:p>0.439979</text:p>
          </table:table-cell>
          <table:table-cell office:value-type="float" office:value="0.432642" calcext:value-type="float">
            <text:p>0.432642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02216" calcext:value-type="float">
            <text:p>0.202216</text:p>
          </table:table-cell>
          <table:table-cell office:value-type="float" office:value="0.191127" calcext:value-type="float">
            <text:p>0.191127</text:p>
          </table:table-cell>
          <table:table-cell office:value-type="float" office:value="0.186121" calcext:value-type="float">
            <text:p>0.186121</text:p>
          </table:table-cell>
          <table:table-cell office:value-type="float" office:value="0.195364" calcext:value-type="float">
            <text:p>0.195364</text:p>
          </table:table-cell>
          <table:table-cell office:value-type="float" office:value="0.199634" calcext:value-type="float">
            <text:p>0.199634</text:p>
          </table:table-cell>
          <table:table-cell office:value-type="float" office:value="1.08817" calcext:value-type="float">
            <text:p>1.08817</text:p>
          </table:table-cell>
          <table:table-cell office:value-type="float" office:value="0.274339" calcext:value-type="float">
            <text:p>0.274339</text:p>
          </table:table-cell>
          <table:table-cell office:value-type="float" office:value="1.35182" calcext:value-type="float">
            <text:p>1.35182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1.36075" calcext:value-type="float">
            <text:p>1.36075</text:p>
          </table:table-cell>
          <table:table-cell office:value-type="float" office:value="0.648078" calcext:value-type="float">
            <text:p>0.648078</text:p>
          </table:table-cell>
          <table:table-cell office:value-type="float" office:value="1.03462" calcext:value-type="float">
            <text:p>1.03462</text:p>
          </table:table-cell>
          <table:table-cell office:value-type="float" office:value="0.189803" calcext:value-type="float">
            <text:p>0.189803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0.788447" calcext:value-type="float">
            <text:p>0.788447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0.788034" calcext:value-type="float">
            <text:p>0.788034</text:p>
          </table:table-cell>
          <table:table-cell office:value-type="float" office:value="1.81117" calcext:value-type="float">
            <text:p>1.81117</text:p>
          </table:table-cell>
          <table:table-cell office:value-type="float" office:value="2.04539" calcext:value-type="float">
            <text:p>2.04539</text:p>
          </table:table-cell>
          <table:table-cell office:value-type="float" office:value="1.56904" calcext:value-type="float">
            <text:p>1.56904</text:p>
          </table:table-cell>
          <table:table-cell office:value-type="float" office:value="0.190691" calcext:value-type="float">
            <text:p>0.190691</text:p>
          </table:table-cell>
          <table:table-cell office:value-type="float" office:value="0.495201" calcext:value-type="float">
            <text:p>0.495201</text:p>
          </table:table-cell>
          <table:table-cell office:value-type="float" office:value="2.04346" calcext:value-type="float">
            <text:p>2.04346</text:p>
          </table:table-cell>
          <table:table-cell office:value-type="float" office:value="0.319148" calcext:value-type="float">
            <text:p>0.319148</text:p>
          </table:table-cell>
          <table:table-cell office:value-type="float" office:value="0.703849" calcext:value-type="float">
            <text:p>0.703849</text:p>
          </table:table-cell>
          <table:table-cell office:value-type="float" office:value="0.725898" calcext:value-type="float">
            <text:p>0.725898</text:p>
          </table:table-cell>
          <table:table-cell office:value-type="float" office:value="0.0511391" calcext:value-type="float">
            <text:p>0.0511391</text:p>
          </table:table-cell>
          <table:table-cell table:number-columns-repeated="20"/>
          <table:table-cell table:formula="of:=MIN([.A153:.BL153])" office:value-type="float" office:value="0.0511391" calcext:value-type="float">
            <text:p>0.0511391</text:p>
          </table:table-cell>
          <table:table-cell table:formula="of:=MAX([.A153:.BL153])" office:value-type="float" office:value="2.04539" calcext:value-type="float">
            <text:p>2.04539</text:p>
          </table:table-cell>
          <table:table-cell table:number-columns-repeated="7"/>
        </table:table-row>
        <table:table-row table:style-name="ro1">
          <table:table-cell office:value-type="float" office:value="0.190899" calcext:value-type="float">
            <text:p>0.190899</text:p>
          </table:table-cell>
          <table:table-cell office:value-type="float" office:value="0.198349" calcext:value-type="float">
            <text:p>0.198349</text:p>
          </table:table-cell>
          <table:table-cell office:value-type="float" office:value="0.202031" calcext:value-type="float">
            <text:p>0.202031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0.188962" calcext:value-type="float">
            <text:p>0.188962</text:p>
          </table:table-cell>
          <table:table-cell office:value-type="float" office:value="0.192738" calcext:value-type="float">
            <text:p>0.192738</text:p>
          </table:table-cell>
          <table:table-cell office:value-type="float" office:value="0.194067" calcext:value-type="float">
            <text:p>0.194067</text:p>
          </table:table-cell>
          <table:table-cell office:value-type="float" office:value="0.560232" calcext:value-type="float">
            <text:p>0.560232</text:p>
          </table:table-cell>
          <table:table-cell office:value-type="float" office:value="0.559128" calcext:value-type="float">
            <text:p>0.559128</text:p>
          </table:table-cell>
          <table:table-cell office:value-type="float" office:value="0.194006" calcext:value-type="float">
            <text:p>0.194006</text:p>
          </table:table-cell>
          <table:table-cell office:value-type="float" office:value="0.207941" calcext:value-type="float">
            <text:p>0.207941</text:p>
          </table:table-cell>
          <table:table-cell office:value-type="float" office:value="0.602367" calcext:value-type="float">
            <text:p>0.602367</text:p>
          </table:table-cell>
          <table:table-cell office:value-type="float" office:value="0.605858" calcext:value-type="float">
            <text:p>0.605858</text:p>
          </table:table-cell>
          <table:table-cell office:value-type="float" office:value="0.202831" calcext:value-type="float">
            <text:p>0.202831</text:p>
          </table:table-cell>
          <table:table-cell office:value-type="float" office:value="0.194732" calcext:value-type="float">
            <text:p>0.194732</text:p>
          </table:table-cell>
          <table:table-cell office:value-type="float" office:value="0.402977" calcext:value-type="float">
            <text:p>0.402977</text:p>
          </table:table-cell>
          <table:table-cell office:value-type="float" office:value="1.02386" calcext:value-type="float">
            <text:p>1.02386</text:p>
          </table:table-cell>
          <table:table-cell office:value-type="float" office:value="0.948295" calcext:value-type="float">
            <text:p>0.948295</text:p>
          </table:table-cell>
          <table:table-cell office:value-type="float" office:value="0.189733" calcext:value-type="float">
            <text:p>0.189733</text:p>
          </table:table-cell>
          <table:table-cell office:value-type="float" office:value="0.750807" calcext:value-type="float">
            <text:p>0.750807</text:p>
          </table:table-cell>
          <table:table-cell office:value-type="float" office:value="0.188697" calcext:value-type="float">
            <text:p>0.188697</text:p>
          </table:table-cell>
          <table:table-cell office:value-type="float" office:value="1.31536" calcext:value-type="float">
            <text:p>1.31536</text:p>
          </table:table-cell>
          <table:table-cell office:value-type="float" office:value="0.187816" calcext:value-type="float">
            <text:p>0.187816</text:p>
          </table:table-cell>
          <table:table-cell office:value-type="float" office:value="0.198673" calcext:value-type="float">
            <text:p>0.198673</text:p>
          </table:table-cell>
          <table:table-cell office:value-type="float" office:value="0.194397" calcext:value-type="float">
            <text:p>0.194397</text:p>
          </table:table-cell>
          <table:table-cell office:value-type="float" office:value="1.3202" calcext:value-type="float">
            <text:p>1.3202</text:p>
          </table:table-cell>
          <table:table-cell office:value-type="float" office:value="0.557446" calcext:value-type="float">
            <text:p>0.557446</text:p>
          </table:table-cell>
          <table:table-cell office:value-type="float" office:value="0.370035" calcext:value-type="float">
            <text:p>0.370035</text:p>
          </table:table-cell>
          <table:table-cell office:value-type="float" office:value="0.74919" calcext:value-type="float">
            <text:p>0.74919</text:p>
          </table:table-cell>
          <table:table-cell office:value-type="float" office:value="0.565285" calcext:value-type="float">
            <text:p>0.565285</text:p>
          </table:table-cell>
          <table:table-cell office:value-type="float" office:value="0.214794" calcext:value-type="float">
            <text:p>0.214794</text:p>
          </table:table-cell>
          <table:table-cell office:value-type="float" office:value="0.250029" calcext:value-type="float">
            <text:p>0.250029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179603" calcext:value-type="float">
            <text:p>0.179603</text:p>
          </table:table-cell>
          <table:table-cell office:value-type="float" office:value="1.35001" calcext:value-type="float">
            <text:p>1.35001</text:p>
          </table:table-cell>
          <table:table-cell office:value-type="float" office:value="0.392234" calcext:value-type="float">
            <text:p>0.392234</text:p>
          </table:table-cell>
          <table:table-cell office:value-type="float" office:value="1.15436" calcext:value-type="float">
            <text:p>1.15436</text:p>
          </table:table-cell>
          <table:table-cell office:value-type="float" office:value="0.289458" calcext:value-type="float">
            <text:p>0.289458</text:p>
          </table:table-cell>
          <table:table-cell office:value-type="float" office:value="1.81188" calcext:value-type="float">
            <text:p>1.81188</text:p>
          </table:table-cell>
          <table:table-cell office:value-type="float" office:value="1.28854" calcext:value-type="float">
            <text:p>1.28854</text:p>
          </table:table-cell>
          <table:table-cell office:value-type="float" office:value="0.125282" calcext:value-type="float">
            <text:p>0.125282</text:p>
          </table:table-cell>
          <table:table-cell office:value-type="float" office:value="0.0742021" calcext:value-type="float">
            <text:p>0.0742021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0.665008" calcext:value-type="float">
            <text:p>0.665008</text:p>
          </table:table-cell>
          <table:table-cell office:value-type="float" office:value="2.02215" calcext:value-type="float">
            <text:p>2.02215</text:p>
          </table:table-cell>
          <table:table-cell office:value-type="float" office:value="1.63233" calcext:value-type="float">
            <text:p>1.63233</text:p>
          </table:table-cell>
          <table:table-cell office:value-type="float" office:value="0.0307522" calcext:value-type="float">
            <text:p>0.0307522</text:p>
          </table:table-cell>
          <table:table-cell office:value-type="float" office:value="0.030231" calcext:value-type="float">
            <text:p>0.030231</text:p>
          </table:table-cell>
          <table:table-cell table:number-columns-repeated="20"/>
          <table:table-cell table:formula="of:=MIN([.A154:.BL154])" office:value-type="float" office:value="0.030231" calcext:value-type="float">
            <text:p>0.030231</text:p>
          </table:table-cell>
          <table:table-cell table:formula="of:=MAX([.A154:.BL154])" office:value-type="float" office:value="2.02215" calcext:value-type="float">
            <text:p>2.02215</text:p>
          </table:table-cell>
          <table:table-cell table:number-columns-repeated="7"/>
        </table:table-row>
        <table:table-row table:style-name="ro1">
          <table:table-cell office:value-type="float" office:value="0.197952" calcext:value-type="float">
            <text:p>0.197952</text:p>
          </table:table-cell>
          <table:table-cell office:value-type="float" office:value="0.213388" calcext:value-type="float">
            <text:p>0.213388</text:p>
          </table:table-cell>
          <table:table-cell office:value-type="float" office:value="0.226868" calcext:value-type="float">
            <text:p>0.226868</text:p>
          </table:table-cell>
          <table:table-cell office:value-type="float" office:value="0.20652" calcext:value-type="float">
            <text:p>0.20652</text:p>
          </table:table-cell>
          <table:table-cell office:value-type="float" office:value="0.195937" calcext:value-type="float">
            <text:p>0.195937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222267" calcext:value-type="float">
            <text:p>0.222267</text:p>
          </table:table-cell>
          <table:table-cell office:value-type="float" office:value="0.19164" calcext:value-type="float">
            <text:p>0.19164</text:p>
          </table:table-cell>
          <table:table-cell office:value-type="float" office:value="0.215219" calcext:value-type="float">
            <text:p>0.215219</text:p>
          </table:table-cell>
          <table:table-cell office:value-type="float" office:value="0.19764" calcext:value-type="float">
            <text:p>0.19764</text:p>
          </table:table-cell>
          <table:table-cell office:value-type="float" office:value="0.213305" calcext:value-type="float">
            <text:p>0.213305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187974" calcext:value-type="float">
            <text:p>0.187974</text:p>
          </table:table-cell>
          <table:table-cell office:value-type="float" office:value="0.192401" calcext:value-type="float">
            <text:p>0.192401</text:p>
          </table:table-cell>
          <table:table-cell office:value-type="float" office:value="0.215399" calcext:value-type="float">
            <text:p>0.215399</text:p>
          </table:table-cell>
          <table:table-cell office:value-type="float" office:value="0.883767" calcext:value-type="float">
            <text:p>0.883767</text:p>
          </table:table-cell>
          <table:table-cell office:value-type="float" office:value="0.85309" calcext:value-type="float">
            <text:p>0.85309</text:p>
          </table:table-cell>
          <table:table-cell office:value-type="float" office:value="0.861458" calcext:value-type="float">
            <text:p>0.861458</text:p>
          </table:table-cell>
          <table:table-cell office:value-type="float" office:value="0.210259" calcext:value-type="float">
            <text:p>0.210259</text:p>
          </table:table-cell>
          <table:table-cell office:value-type="float" office:value="0.383137" calcext:value-type="float">
            <text:p>0.383137</text:p>
          </table:table-cell>
          <table:table-cell office:value-type="float" office:value="0.639555" calcext:value-type="float">
            <text:p>0.639555</text:p>
          </table:table-cell>
          <table:table-cell office:value-type="float" office:value="0.637294" calcext:value-type="float">
            <text:p>0.637294</text:p>
          </table:table-cell>
          <table:table-cell office:value-type="float" office:value="0.202555" calcext:value-type="float">
            <text:p>0.202555</text:p>
          </table:table-cell>
          <table:table-cell office:value-type="float" office:value="0.529068" calcext:value-type="float">
            <text:p>0.529068</text:p>
          </table:table-cell>
          <table:table-cell office:value-type="float" office:value="1.05194" calcext:value-type="float">
            <text:p>1.05194</text:p>
          </table:table-cell>
          <table:table-cell office:value-type="float" office:value="0.195448" calcext:value-type="float">
            <text:p>0.195448</text:p>
          </table:table-cell>
          <table:table-cell office:value-type="float" office:value="0.633131" calcext:value-type="float">
            <text:p>0.633131</text:p>
          </table:table-cell>
          <table:table-cell office:value-type="float" office:value="1.01182" calcext:value-type="float">
            <text:p>1.01182</text:p>
          </table:table-cell>
          <table:table-cell office:value-type="float" office:value="0.195949" calcext:value-type="float">
            <text:p>0.195949</text:p>
          </table:table-cell>
          <table:table-cell office:value-type="float" office:value="0.203965" calcext:value-type="float">
            <text:p>0.203965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206636" calcext:value-type="float">
            <text:p>0.206636</text:p>
          </table:table-cell>
          <table:table-cell office:value-type="float" office:value="0.199004" calcext:value-type="float">
            <text:p>0.199004</text:p>
          </table:table-cell>
          <table:table-cell office:value-type="float" office:value="0.606161" calcext:value-type="float">
            <text:p>0.606161</text:p>
          </table:table-cell>
          <table:table-cell office:value-type="float" office:value="0.25305" calcext:value-type="float">
            <text:p>0.25305</text:p>
          </table:table-cell>
          <table:table-cell office:value-type="float" office:value="0.207649" calcext:value-type="float">
            <text:p>0.207649</text:p>
          </table:table-cell>
          <table:table-cell office:value-type="float" office:value="0.405867" calcext:value-type="float">
            <text:p>0.405867</text:p>
          </table:table-cell>
          <table:table-cell office:value-type="float" office:value="0.394835" calcext:value-type="float">
            <text:p>0.394835</text:p>
          </table:table-cell>
          <table:table-cell office:value-type="float" office:value="0.230022" calcext:value-type="float">
            <text:p>0.230022</text:p>
          </table:table-cell>
          <table:table-cell office:value-type="float" office:value="1.78988" calcext:value-type="float">
            <text:p>1.78988</text:p>
          </table:table-cell>
          <table:table-cell office:value-type="float" office:value="1.82814" calcext:value-type="float">
            <text:p>1.82814</text:p>
          </table:table-cell>
          <table:table-cell office:value-type="float" office:value="0.204336" calcext:value-type="float">
            <text:p>0.204336</text:p>
          </table:table-cell>
          <table:table-cell office:value-type="float" office:value="0.287057" calcext:value-type="float">
            <text:p>0.287057</text:p>
          </table:table-cell>
          <table:table-cell office:value-type="float" office:value="1.50314" calcext:value-type="float">
            <text:p>1.50314</text:p>
          </table:table-cell>
          <table:table-cell office:value-type="float" office:value="0.520247" calcext:value-type="float">
            <text:p>0.520247</text:p>
          </table:table-cell>
          <table:table-cell office:value-type="float" office:value="0.510086" calcext:value-type="float">
            <text:p>0.510086</text:p>
          </table:table-cell>
          <table:table-cell office:value-type="float" office:value="0.328531" calcext:value-type="float">
            <text:p>0.328531</text:p>
          </table:table-cell>
          <table:table-cell office:value-type="float" office:value="0.564447" calcext:value-type="float">
            <text:p>0.564447</text:p>
          </table:table-cell>
          <table:table-cell table:number-columns-repeated="20"/>
          <table:table-cell table:formula="of:=MIN([.A155:.BL155])" office:value-type="float" office:value="0.187974" calcext:value-type="float">
            <text:p>0.187974</text:p>
          </table:table-cell>
          <table:table-cell table:formula="of:=MAX([.A155:.BL155])" office:value-type="float" office:value="1.82814" calcext:value-type="float">
            <text:p>1.82814</text:p>
          </table:table-cell>
          <table:table-cell table:number-columns-repeated="7"/>
        </table:table-row>
        <table:table-row table:style-name="ro1">
          <table:table-cell office:value-type="float" office:value="0.191913" calcext:value-type="float">
            <text:p>0.191913</text:p>
          </table:table-cell>
          <table:table-cell office:value-type="float" office:value="0.211386" calcext:value-type="float">
            <text:p>0.211386</text:p>
          </table:table-cell>
          <table:table-cell office:value-type="float" office:value="0.190852" calcext:value-type="float">
            <text:p>0.190852</text:p>
          </table:table-cell>
          <table:table-cell office:value-type="float" office:value="0.213417" calcext:value-type="float">
            <text:p>0.213417</text:p>
          </table:table-cell>
          <table:table-cell office:value-type="float" office:value="0.213599" calcext:value-type="float">
            <text:p>0.213599</text:p>
          </table:table-cell>
          <table:table-cell office:value-type="float" office:value="0.40791" calcext:value-type="float">
            <text:p>0.40791</text:p>
          </table:table-cell>
          <table:table-cell office:value-type="float" office:value="0.391764" calcext:value-type="float">
            <text:p>0.391764</text:p>
          </table:table-cell>
          <table:table-cell office:value-type="float" office:value="0.188439" calcext:value-type="float">
            <text:p>0.188439</text:p>
          </table:table-cell>
          <table:table-cell office:value-type="float" office:value="0.20372" calcext:value-type="float">
            <text:p>0.20372</text:p>
          </table:table-cell>
          <table:table-cell office:value-type="float" office:value="0.193137" calcext:value-type="float">
            <text:p>0.193137</text:p>
          </table:table-cell>
          <table:table-cell office:value-type="float" office:value="0.193203" calcext:value-type="float">
            <text:p>0.193203</text:p>
          </table:table-cell>
          <table:table-cell office:value-type="float" office:value="0.382536" calcext:value-type="float">
            <text:p>0.382536</text:p>
          </table:table-cell>
          <table:table-cell office:value-type="float" office:value="0.370031" calcext:value-type="float">
            <text:p>0.370031</text:p>
          </table:table-cell>
          <table:table-cell office:value-type="float" office:value="0.188941" calcext:value-type="float">
            <text:p>0.188941</text:p>
          </table:table-cell>
          <table:table-cell office:value-type="float" office:value="0.208742" calcext:value-type="float">
            <text:p>0.208742</text:p>
          </table:table-cell>
          <table:table-cell office:value-type="float" office:value="0.191516" calcext:value-type="float">
            <text:p>0.191516</text:p>
          </table:table-cell>
          <table:table-cell office:value-type="float" office:value="0.384178" calcext:value-type="float">
            <text:p>0.384178</text:p>
          </table:table-cell>
          <table:table-cell office:value-type="float" office:value="0.191602" calcext:value-type="float">
            <text:p>0.191602</text:p>
          </table:table-cell>
          <table:table-cell office:value-type="float" office:value="0.197512" calcext:value-type="float">
            <text:p>0.197512</text:p>
          </table:table-cell>
          <table:table-cell office:value-type="float" office:value="1.40636" calcext:value-type="float">
            <text:p>1.40636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00256" calcext:value-type="float">
            <text:p>0.200256</text:p>
          </table:table-cell>
          <table:table-cell office:value-type="float" office:value="0.189942" calcext:value-type="float">
            <text:p>0.189942</text:p>
          </table:table-cell>
          <table:table-cell office:value-type="float" office:value="1.34146" calcext:value-type="float">
            <text:p>1.34146</text:p>
          </table:table-cell>
          <table:table-cell office:value-type="float" office:value="0.18877" calcext:value-type="float">
            <text:p>0.18877</text:p>
          </table:table-cell>
          <table:table-cell office:value-type="float" office:value="0.404997" calcext:value-type="float">
            <text:p>0.404997</text:p>
          </table:table-cell>
          <table:table-cell office:value-type="float" office:value="0.25843" calcext:value-type="float">
            <text:p>0.25843</text:p>
          </table:table-cell>
          <table:table-cell office:value-type="float" office:value="0.196047" calcext:value-type="float">
            <text:p>0.196047</text:p>
          </table:table-cell>
          <table:table-cell office:value-type="float" office:value="1.97884" calcext:value-type="float">
            <text:p>1.97884</text:p>
          </table:table-cell>
          <table:table-cell office:value-type="float" office:value="1.60115" calcext:value-type="float">
            <text:p>1.60115</text:p>
          </table:table-cell>
          <table:table-cell office:value-type="float" office:value="1.01987" calcext:value-type="float">
            <text:p>1.01987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1.7509" calcext:value-type="float">
            <text:p>1.7509</text:p>
          </table:table-cell>
          <table:table-cell office:value-type="float" office:value="1.17406" calcext:value-type="float">
            <text:p>1.17406</text:p>
          </table:table-cell>
          <table:table-cell office:value-type="float" office:value="1.55678" calcext:value-type="float">
            <text:p>1.55678</text:p>
          </table:table-cell>
          <table:table-cell office:value-type="float" office:value="1.37402" calcext:value-type="float">
            <text:p>1.37402</text:p>
          </table:table-cell>
          <table:table-cell office:value-type="float" office:value="1.18581" calcext:value-type="float">
            <text:p>1.18581</text:p>
          </table:table-cell>
          <table:table-cell office:value-type="float" office:value="0.460448" calcext:value-type="float">
            <text:p>0.460448</text:p>
          </table:table-cell>
          <table:table-cell office:value-type="float" office:value="0.85458" calcext:value-type="float">
            <text:p>0.85458</text:p>
          </table:table-cell>
          <table:table-cell office:value-type="float" office:value="1.83339" calcext:value-type="float">
            <text:p>1.83339</text:p>
          </table:table-cell>
          <table:table-cell office:value-type="float" office:value="1.65642" calcext:value-type="float">
            <text:p>1.65642</text:p>
          </table:table-cell>
          <table:table-cell office:value-type="float" office:value="0.68951" calcext:value-type="float">
            <text:p>0.68951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1.28773" calcext:value-type="float">
            <text:p>1.28773</text:p>
          </table:table-cell>
          <table:table-cell office:value-type="float" office:value="1.49998" calcext:value-type="float">
            <text:p>1.49998</text:p>
          </table:table-cell>
          <table:table-cell office:value-type="float" office:value="1.51878" calcext:value-type="float">
            <text:p>1.51878</text:p>
          </table:table-cell>
          <table:table-cell office:value-type="float" office:value="0.966847" calcext:value-type="float">
            <text:p>0.966847</text:p>
          </table:table-cell>
          <table:table-cell office:value-type="float" office:value="0.980387" calcext:value-type="float">
            <text:p>0.980387</text:p>
          </table:table-cell>
          <table:table-cell table:number-columns-repeated="20"/>
          <table:table-cell table:formula="of:=MIN([.A156:.BL156])" office:value-type="float" office:value="0.188439" calcext:value-type="float">
            <text:p>0.188439</text:p>
          </table:table-cell>
          <table:table-cell table:formula="of:=MAX([.A156:.BL156])" office:value-type="float" office:value="2.12454" calcext:value-type="float">
            <text:p>2.12454</text:p>
          </table:table-cell>
          <table:table-cell table:number-columns-repeated="7"/>
        </table:table-row>
        <table:table-row table:style-name="ro1">
          <table:table-cell office:value-type="float" office:value="0.184713" calcext:value-type="float">
            <text:p>0.184713</text:p>
          </table:table-cell>
          <table:table-cell office:value-type="float" office:value="0.193505" calcext:value-type="float">
            <text:p>0.193505</text:p>
          </table:table-cell>
          <table:table-cell office:value-type="float" office:value="0.200358" calcext:value-type="float">
            <text:p>0.200358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229225" calcext:value-type="float">
            <text:p>0.229225</text:p>
          </table:table-cell>
          <table:table-cell office:value-type="float" office:value="0.419164" calcext:value-type="float">
            <text:p>0.419164</text:p>
          </table:table-cell>
          <table:table-cell office:value-type="float" office:value="0.238597" calcext:value-type="float">
            <text:p>0.238597</text:p>
          </table:table-cell>
          <table:table-cell office:value-type="float" office:value="0.194071" calcext:value-type="float">
            <text:p>0.194071</text:p>
          </table:table-cell>
          <table:table-cell office:value-type="float" office:value="0.383391" calcext:value-type="float">
            <text:p>0.383391</text:p>
          </table:table-cell>
          <table:table-cell office:value-type="float" office:value="0.192735" calcext:value-type="float">
            <text:p>0.192735</text:p>
          </table:table-cell>
          <table:table-cell office:value-type="float" office:value="0.584081" calcext:value-type="float">
            <text:p>0.584081</text:p>
          </table:table-cell>
          <table:table-cell office:value-type="float" office:value="0.196809" calcext:value-type="float">
            <text:p>0.196809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203668" calcext:value-type="float">
            <text:p>0.203668</text:p>
          </table:table-cell>
          <table:table-cell office:value-type="float" office:value="0.752629" calcext:value-type="float">
            <text:p>0.752629</text:p>
          </table:table-cell>
          <table:table-cell office:value-type="float" office:value="0.18276" calcext:value-type="float">
            <text:p>0.18276</text:p>
          </table:table-cell>
          <table:table-cell office:value-type="float" office:value="0.184082" calcext:value-type="float">
            <text:p>0.184082</text:p>
          </table:table-cell>
          <table:table-cell office:value-type="float" office:value="0.185324" calcext:value-type="float">
            <text:p>0.185324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0.967358" calcext:value-type="float">
            <text:p>0.967358</text:p>
          </table:table-cell>
          <table:table-cell office:value-type="float" office:value="0.582573" calcext:value-type="float">
            <text:p>0.582573</text:p>
          </table:table-cell>
          <table:table-cell office:value-type="float" office:value="0.396375" calcext:value-type="float">
            <text:p>0.396375</text:p>
          </table:table-cell>
          <table:table-cell office:value-type="float" office:value="0.215166" calcext:value-type="float">
            <text:p>0.215166</text:p>
          </table:table-cell>
          <table:table-cell office:value-type="float" office:value="0.183213" calcext:value-type="float">
            <text:p>0.183213</text:p>
          </table:table-cell>
          <table:table-cell office:value-type="float" office:value="0.753634" calcext:value-type="float">
            <text:p>0.753634</text:p>
          </table:table-cell>
          <table:table-cell office:value-type="float" office:value="0.575221" calcext:value-type="float">
            <text:p>0.575221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1.16286" calcext:value-type="float">
            <text:p>1.16286</text:p>
          </table:table-cell>
          <table:table-cell office:value-type="float" office:value="1.7546" calcext:value-type="float">
            <text:p>1.7546</text:p>
          </table:table-cell>
          <table:table-cell office:value-type="float" office:value="1.38918" calcext:value-type="float">
            <text:p>1.38918</text:p>
          </table:table-cell>
          <table:table-cell office:value-type="float" office:value="0.611575" calcext:value-type="float">
            <text:p>0.611575</text:p>
          </table:table-cell>
          <table:table-cell office:value-type="float" office:value="0.437644" calcext:value-type="float">
            <text:p>0.437644</text:p>
          </table:table-cell>
          <table:table-cell office:value-type="float" office:value="0.826458" calcext:value-type="float">
            <text:p>0.826458</text:p>
          </table:table-cell>
          <table:table-cell office:value-type="float" office:value="0.183799" calcext:value-type="float">
            <text:p>0.183799</text:p>
          </table:table-cell>
          <table:table-cell office:value-type="float" office:value="1.51434" calcext:value-type="float">
            <text:p>1.51434</text:p>
          </table:table-cell>
          <table:table-cell office:value-type="float" office:value="0.514344" calcext:value-type="float">
            <text:p>0.514344</text:p>
          </table:table-cell>
          <table:table-cell office:value-type="float" office:value="0.923826" calcext:value-type="float">
            <text:p>0.923826</text:p>
          </table:table-cell>
          <table:table-cell office:value-type="float" office:value="0.542214" calcext:value-type="float">
            <text:p>0.542214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24486" calcext:value-type="float">
            <text:p>0.624486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514164" calcext:value-type="float">
            <text:p>0.514164</text:p>
          </table:table-cell>
          <table:table-cell office:value-type="float" office:value="0.69267" calcext:value-type="float">
            <text:p>0.69267</text:p>
          </table:table-cell>
          <table:table-cell office:value-type="float" office:value="0.536914" calcext:value-type="float">
            <text:p>0.536914</text:p>
          </table:table-cell>
          <table:table-cell office:value-type="float" office:value="1.89693" calcext:value-type="float">
            <text:p>1.89693</text:p>
          </table:table-cell>
          <table:table-cell office:value-type="float" office:value="0.775561" calcext:value-type="float">
            <text:p>0.775561</text:p>
          </table:table-cell>
          <table:table-cell office:value-type="float" office:value="1.3453" calcext:value-type="float">
            <text:p>1.3453</text:p>
          </table:table-cell>
          <table:table-cell office:value-type="float" office:value="0.070127" calcext:value-type="float">
            <text:p>0.070127</text:p>
          </table:table-cell>
          <table:table-cell table:number-columns-repeated="20"/>
          <table:table-cell table:formula="of:=MIN([.A157:.BL157])" office:value-type="float" office:value="0.070127" calcext:value-type="float">
            <text:p>0.070127</text:p>
          </table:table-cell>
          <table:table-cell table:formula="of:=MAX([.A157:.BL157])" office:value-type="float" office:value="1.89693" calcext:value-type="float">
            <text:p>1.89693</text:p>
          </table:table-cell>
          <table:table-cell table:number-columns-repeated="7"/>
        </table:table-row>
        <table:table-row table:style-name="ro1">
          <table:table-cell office:value-type="float" office:value="0.209663" calcext:value-type="float">
            <text:p>0.209663</text:p>
          </table:table-cell>
          <table:table-cell office:value-type="float" office:value="0.212921" calcext:value-type="float">
            <text:p>0.212921</text:p>
          </table:table-cell>
          <table:table-cell office:value-type="float" office:value="0.208141" calcext:value-type="float">
            <text:p>0.208141</text:p>
          </table:table-cell>
          <table:table-cell office:value-type="float" office:value="0.209437" calcext:value-type="float">
            <text:p>0.209437</text:p>
          </table:table-cell>
          <table:table-cell office:value-type="float" office:value="0.210695" calcext:value-type="float">
            <text:p>0.210695</text:p>
          </table:table-cell>
          <table:table-cell office:value-type="float" office:value="0.211094" calcext:value-type="float">
            <text:p>0.211094</text:p>
          </table:table-cell>
          <table:table-cell office:value-type="float" office:value="0.210373" calcext:value-type="float">
            <text:p>0.210373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0.207314" calcext:value-type="float">
            <text:p>0.207314</text:p>
          </table:table-cell>
          <table:table-cell office:value-type="float" office:value="0.208986" calcext:value-type="float">
            <text:p>0.208986</text:p>
          </table:table-cell>
          <table:table-cell office:value-type="float" office:value="0.849206" calcext:value-type="float">
            <text:p>0.849206</text:p>
          </table:table-cell>
          <table:table-cell office:value-type="float" office:value="0.216732" calcext:value-type="float">
            <text:p>0.216732</text:p>
          </table:table-cell>
          <table:table-cell office:value-type="float" office:value="0.432932" calcext:value-type="float">
            <text:p>0.432932</text:p>
          </table:table-cell>
          <table:table-cell office:value-type="float" office:value="0.211727" calcext:value-type="float">
            <text:p>0.211727</text:p>
          </table:table-cell>
          <table:table-cell office:value-type="float" office:value="0.194043" calcext:value-type="float">
            <text:p>0.194043</text:p>
          </table:table-cell>
          <table:table-cell office:value-type="float" office:value="0.41278" calcext:value-type="float">
            <text:p>0.41278</text:p>
          </table:table-cell>
          <table:table-cell office:value-type="float" office:value="0.409756" calcext:value-type="float">
            <text:p>0.409756</text:p>
          </table:table-cell>
          <table:table-cell office:value-type="float" office:value="1.26673" calcext:value-type="float">
            <text:p>1.26673</text:p>
          </table:table-cell>
          <table:table-cell office:value-type="float" office:value="0.211587" calcext:value-type="float">
            <text:p>0.211587</text:p>
          </table:table-cell>
          <table:table-cell office:value-type="float" office:value="0.218802" calcext:value-type="float">
            <text:p>0.218802</text:p>
          </table:table-cell>
          <table:table-cell office:value-type="float" office:value="0.432845" calcext:value-type="float">
            <text:p>0.432845</text:p>
          </table:table-cell>
          <table:table-cell office:value-type="float" office:value="0.653267" calcext:value-type="float">
            <text:p>0.653267</text:p>
          </table:table-cell>
          <table:table-cell office:value-type="float" office:value="0.199606" calcext:value-type="float">
            <text:p>0.199606</text:p>
          </table:table-cell>
          <table:table-cell office:value-type="float" office:value="0.212149" calcext:value-type="float">
            <text:p>0.212149</text:p>
          </table:table-cell>
          <table:table-cell office:value-type="float" office:value="1.28829" calcext:value-type="float">
            <text:p>1.28829</text:p>
          </table:table-cell>
          <table:table-cell office:value-type="float" office:value="0.259398" calcext:value-type="float">
            <text:p>0.259398</text:p>
          </table:table-cell>
          <table:table-cell office:value-type="float" office:value="0.4118" calcext:value-type="float">
            <text:p>0.4118</text:p>
          </table:table-cell>
          <table:table-cell office:value-type="float" office:value="1.47048" calcext:value-type="float">
            <text:p>1.47048</text:p>
          </table:table-cell>
          <table:table-cell office:value-type="float" office:value="0.189996" calcext:value-type="float">
            <text:p>0.189996</text:p>
          </table:table-cell>
          <table:table-cell office:value-type="float" office:value="0.20848" calcext:value-type="float">
            <text:p>0.20848</text:p>
          </table:table-cell>
          <table:table-cell office:value-type="float" office:value="0.186405" calcext:value-type="float">
            <text:p>0.186405</text:p>
          </table:table-cell>
          <table:table-cell office:value-type="float" office:value="0.206715" calcext:value-type="float">
            <text:p>0.206715</text:p>
          </table:table-cell>
          <table:table-cell office:value-type="float" office:value="1.0447" calcext:value-type="float">
            <text:p>1.0447</text:p>
          </table:table-cell>
          <table:table-cell office:value-type="float" office:value="0.214798" calcext:value-type="float">
            <text:p>0.214798</text:p>
          </table:table-cell>
          <table:table-cell office:value-type="float" office:value="0.636866" calcext:value-type="float">
            <text:p>0.636866</text:p>
          </table:table-cell>
          <table:table-cell office:value-type="float" office:value="0.596712" calcext:value-type="float">
            <text:p>0.596712</text:p>
          </table:table-cell>
          <table:table-cell office:value-type="float" office:value="1.65646" calcext:value-type="float">
            <text:p>1.65646</text:p>
          </table:table-cell>
          <table:table-cell office:value-type="float" office:value="1.65654" calcext:value-type="float">
            <text:p>1.65654</text:p>
          </table:table-cell>
          <table:table-cell office:value-type="float" office:value="1.23153" calcext:value-type="float">
            <text:p>1.23153</text:p>
          </table:table-cell>
          <table:table-cell office:value-type="float" office:value="1.45749" calcext:value-type="float">
            <text:p>1.45749</text:p>
          </table:table-cell>
          <table:table-cell office:value-type="float" office:value="0.0578098" calcext:value-type="float">
            <text:p>0.0578098</text:p>
          </table:table-cell>
          <table:table-cell office:value-type="float" office:value="0.111825" calcext:value-type="float">
            <text:p>0.111825</text:p>
          </table:table-cell>
          <table:table-cell office:value-type="float" office:value="0.157177" calcext:value-type="float">
            <text:p>0.157177</text:p>
          </table:table-cell>
          <table:table-cell office:value-type="float" office:value="0.144408" calcext:value-type="float">
            <text:p>0.144408</text:p>
          </table:table-cell>
          <table:table-cell office:value-type="float" office:value="0.112916" calcext:value-type="float">
            <text:p>0.112916</text:p>
          </table:table-cell>
          <table:table-cell office:value-type="float" office:value="1.05257" calcext:value-type="float">
            <text:p>1.05257</text:p>
          </table:table-cell>
          <table:table-cell office:value-type="float" office:value="0.058764" calcext:value-type="float">
            <text:p>0.058764</text:p>
          </table:table-cell>
          <table:table-cell office:value-type="float" office:value="0.082001" calcext:value-type="float">
            <text:p>0.082001</text:p>
          </table:table-cell>
          <table:table-cell table:number-columns-repeated="20"/>
          <table:table-cell table:formula="of:=MIN([.A158:.BL158])" office:value-type="float" office:value="0.0578098" calcext:value-type="float">
            <text:p>0.0578098</text:p>
          </table:table-cell>
          <table:table-cell table:formula="of:=MAX([.A158:.BL158])" office:value-type="float" office:value="1.65654" calcext:value-type="float">
            <text:p>1.65654</text:p>
          </table:table-cell>
          <table:table-cell table:number-columns-repeated="7"/>
        </table:table-row>
        <table:table-row table:style-name="ro1">
          <table:table-cell office:value-type="float" office:value="0.211721" calcext:value-type="float">
            <text:p>0.211721</text:p>
          </table:table-cell>
          <table:table-cell office:value-type="float" office:value="0.21417" calcext:value-type="float">
            <text:p>0.21417</text:p>
          </table:table-cell>
          <table:table-cell office:value-type="float" office:value="0.214258" calcext:value-type="float">
            <text:p>0.214258</text:p>
          </table:table-cell>
          <table:table-cell office:value-type="float" office:value="0.215527" calcext:value-type="float">
            <text:p>0.215527</text:p>
          </table:table-cell>
          <table:table-cell office:value-type="float" office:value="0.207785" calcext:value-type="float">
            <text:p>0.207785</text:p>
          </table:table-cell>
          <table:table-cell office:value-type="float" office:value="0.210656" calcext:value-type="float">
            <text:p>0.210656</text:p>
          </table:table-cell>
          <table:table-cell office:value-type="float" office:value="0.211966" calcext:value-type="float">
            <text:p>0.211966</text:p>
          </table:table-cell>
          <table:table-cell office:value-type="float" office:value="0.219474" calcext:value-type="float">
            <text:p>0.219474</text:p>
          </table:table-cell>
          <table:table-cell office:value-type="float" office:value="0.204736" calcext:value-type="float">
            <text:p>0.204736</text:p>
          </table:table-cell>
          <table:table-cell office:value-type="float" office:value="0.198794" calcext:value-type="float">
            <text:p>0.198794</text:p>
          </table:table-cell>
          <table:table-cell office:value-type="float" office:value="0.190981" calcext:value-type="float">
            <text:p>0.190981</text:p>
          </table:table-cell>
          <table:table-cell office:value-type="float" office:value="0.197574" calcext:value-type="float">
            <text:p>0.197574</text:p>
          </table:table-cell>
          <table:table-cell office:value-type="float" office:value="0.204906" calcext:value-type="float">
            <text:p>0.204906</text:p>
          </table:table-cell>
          <table:table-cell office:value-type="float" office:value="0.191288" calcext:value-type="float">
            <text:p>0.191288</text:p>
          </table:table-cell>
          <table:table-cell office:value-type="float" office:value="0.188691" calcext:value-type="float">
            <text:p>0.188691</text:p>
          </table:table-cell>
          <table:table-cell office:value-type="float" office:value="0.204785" calcext:value-type="float">
            <text:p>0.204785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192119" calcext:value-type="float">
            <text:p>0.192119</text:p>
          </table:table-cell>
          <table:table-cell office:value-type="float" office:value="0.19889" calcext:value-type="float">
            <text:p>0.19889</text:p>
          </table:table-cell>
          <table:table-cell office:value-type="float" office:value="0.223206" calcext:value-type="float">
            <text:p>0.223206</text:p>
          </table:table-cell>
          <table:table-cell office:value-type="float" office:value="0.209255" calcext:value-type="float">
            <text:p>0.209255</text:p>
          </table:table-cell>
          <table:table-cell office:value-type="float" office:value="0.192004" calcext:value-type="float">
            <text:p>0.192004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202306" calcext:value-type="float">
            <text:p>0.202306</text:p>
          </table:table-cell>
          <table:table-cell office:value-type="float" office:value="0.826457" calcext:value-type="float">
            <text:p>0.826457</text:p>
          </table:table-cell>
          <table:table-cell office:value-type="float" office:value="0.811908" calcext:value-type="float">
            <text:p>0.811908</text:p>
          </table:table-cell>
          <table:table-cell office:value-type="float" office:value="1.43466" calcext:value-type="float">
            <text:p>1.43466</text:p>
          </table:table-cell>
          <table:table-cell office:value-type="float" office:value="0.199658" calcext:value-type="float">
            <text:p>0.199658</text:p>
          </table:table-cell>
          <table:table-cell office:value-type="float" office:value="0.41564" calcext:value-type="float">
            <text:p>0.41564</text:p>
          </table:table-cell>
          <table:table-cell office:value-type="float" office:value="0.214588" calcext:value-type="float">
            <text:p>0.214588</text:p>
          </table:table-cell>
          <table:table-cell office:value-type="float" office:value="1.45304" calcext:value-type="float">
            <text:p>1.45304</text:p>
          </table:table-cell>
          <table:table-cell office:value-type="float" office:value="1.22941" calcext:value-type="float">
            <text:p>1.22941</text:p>
          </table:table-cell>
          <table:table-cell office:value-type="float" office:value="0.781291" calcext:value-type="float">
            <text:p>0.781291</text:p>
          </table:table-cell>
          <table:table-cell office:value-type="float" office:value="0.590005" calcext:value-type="float">
            <text:p>0.590005</text:p>
          </table:table-cell>
          <table:table-cell office:value-type="float" office:value="0.190438" calcext:value-type="float">
            <text:p>0.190438</text:p>
          </table:table-cell>
          <table:table-cell office:value-type="float" office:value="0.818808" calcext:value-type="float">
            <text:p>0.818808</text:p>
          </table:table-cell>
          <table:table-cell office:value-type="float" office:value="1.43469" calcext:value-type="float">
            <text:p>1.43469</text:p>
          </table:table-cell>
          <table:table-cell office:value-type="float" office:value="0.200359" calcext:value-type="float">
            <text:p>0.200359</text:p>
          </table:table-cell>
          <table:table-cell office:value-type="float" office:value="1.8804" calcext:value-type="float">
            <text:p>1.8804</text:p>
          </table:table-cell>
          <table:table-cell office:value-type="float" office:value="1.65862" calcext:value-type="float">
            <text:p>1.65862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0.167493" calcext:value-type="float">
            <text:p>0.167493</text:p>
          </table:table-cell>
          <table:table-cell office:value-type="float" office:value="0.183902" calcext:value-type="float">
            <text:p>0.183902</text:p>
          </table:table-cell>
          <table:table-cell office:value-type="float" office:value="2.13091" calcext:value-type="float">
            <text:p>2.13091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96401" calcext:value-type="float">
            <text:p>1.96401</text:p>
          </table:table-cell>
          <table:table-cell office:value-type="float" office:value="1.17039" calcext:value-type="float">
            <text:p>1.17039</text:p>
          </table:table-cell>
          <table:table-cell office:value-type="float" office:value="2.00795" calcext:value-type="float">
            <text:p>2.00795</text:p>
          </table:table-cell>
          <table:table-cell table:number-columns-repeated="20"/>
          <table:table-cell table:formula="of:=MIN([.A159:.BL159])" office:value-type="float" office:value="0.167493" calcext:value-type="float">
            <text:p>0.167493</text:p>
          </table:table-cell>
          <table:table-cell table:formula="of:=MAX([.A159:.BL159])" office:value-type="float" office:value="2.13091" calcext:value-type="float">
            <text:p>2.13091</text:p>
          </table:table-cell>
          <table:table-cell table:number-columns-repeated="7"/>
        </table:table-row>
        <table:table-row table:style-name="ro1">
          <table:table-cell office:value-type="float" office:value="0.198226" calcext:value-type="float">
            <text:p>0.198226</text:p>
          </table:table-cell>
          <table:table-cell office:value-type="float" office:value="0.21854" calcext:value-type="float">
            <text:p>0.21854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402933" calcext:value-type="float">
            <text:p>0.402933</text:p>
          </table:table-cell>
          <table:table-cell office:value-type="float" office:value="0.191996" calcext:value-type="float">
            <text:p>0.191996</text:p>
          </table:table-cell>
          <table:table-cell office:value-type="float" office:value="0.202455" calcext:value-type="float">
            <text:p>0.202455</text:p>
          </table:table-cell>
          <table:table-cell office:value-type="float" office:value="0.202881" calcext:value-type="float">
            <text:p>0.202881</text:p>
          </table:table-cell>
          <table:table-cell office:value-type="float" office:value="0.39393" calcext:value-type="float">
            <text:p>0.39393</text:p>
          </table:table-cell>
          <table:table-cell office:value-type="float" office:value="0.385533" calcext:value-type="float">
            <text:p>0.385533</text:p>
          </table:table-cell>
          <table:table-cell office:value-type="float" office:value="0.20006" calcext:value-type="float">
            <text:p>0.20006</text:p>
          </table:table-cell>
          <table:table-cell office:value-type="float" office:value="1.01498" calcext:value-type="float">
            <text:p>1.01498</text:p>
          </table:table-cell>
          <table:table-cell office:value-type="float" office:value="0.205427" calcext:value-type="float">
            <text:p>0.205427</text:p>
          </table:table-cell>
          <table:table-cell office:value-type="float" office:value="0.801618" calcext:value-type="float">
            <text:p>0.801618</text:p>
          </table:table-cell>
          <table:table-cell office:value-type="float" office:value="0.181949" calcext:value-type="float">
            <text:p>0.181949</text:p>
          </table:table-cell>
          <table:table-cell office:value-type="float" office:value="0.794343" calcext:value-type="float">
            <text:p>0.794343</text:p>
          </table:table-cell>
          <table:table-cell office:value-type="float" office:value="0.200231" calcext:value-type="float">
            <text:p>0.200231</text:p>
          </table:table-cell>
          <table:table-cell office:value-type="float" office:value="0.624334" calcext:value-type="float">
            <text:p>0.624334</text:p>
          </table:table-cell>
          <table:table-cell office:value-type="float" office:value="0.418163" calcext:value-type="float">
            <text:p>0.418163</text:p>
          </table:table-cell>
          <table:table-cell office:value-type="float" office:value="0.781386" calcext:value-type="float">
            <text:p>0.781386</text:p>
          </table:table-cell>
          <table:table-cell office:value-type="float" office:value="0.778105" calcext:value-type="float">
            <text:p>0.778105</text:p>
          </table:table-cell>
          <table:table-cell office:value-type="float" office:value="0.191536" calcext:value-type="float">
            <text:p>0.191536</text:p>
          </table:table-cell>
          <table:table-cell office:value-type="float" office:value="0.569229" calcext:value-type="float">
            <text:p>0.569229</text:p>
          </table:table-cell>
          <table:table-cell office:value-type="float" office:value="0.196052" calcext:value-type="float">
            <text:p>0.196052</text:p>
          </table:table-cell>
          <table:table-cell office:value-type="float" office:value="0.622714" calcext:value-type="float">
            <text:p>0.622714</text:p>
          </table:table-cell>
          <table:table-cell office:value-type="float" office:value="0.768438" calcext:value-type="float">
            <text:p>0.768438</text:p>
          </table:table-cell>
          <table:table-cell office:value-type="float" office:value="0.189813" calcext:value-type="float">
            <text:p>0.189813</text:p>
          </table:table-cell>
          <table:table-cell office:value-type="float" office:value="0.630671" calcext:value-type="float">
            <text:p>0.630671</text:p>
          </table:table-cell>
          <table:table-cell office:value-type="float" office:value="0.636036" calcext:value-type="float">
            <text:p>0.636036</text:p>
          </table:table-cell>
          <table:table-cell office:value-type="float" office:value="0.941541" calcext:value-type="float">
            <text:p>0.941541</text:p>
          </table:table-cell>
          <table:table-cell office:value-type="float" office:value="0.183294" calcext:value-type="float">
            <text:p>0.183294</text:p>
          </table:table-cell>
          <table:table-cell office:value-type="float" office:value="1.9874" calcext:value-type="float">
            <text:p>1.9874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1.18229" calcext:value-type="float">
            <text:p>1.18229</text:p>
          </table:table-cell>
          <table:table-cell office:value-type="float" office:value="0.977594" calcext:value-type="float">
            <text:p>0.977594</text:p>
          </table:table-cell>
          <table:table-cell office:value-type="float" office:value="1.40064" calcext:value-type="float">
            <text:p>1.40064</text:p>
          </table:table-cell>
          <table:table-cell office:value-type="float" office:value="1.58894" calcext:value-type="float">
            <text:p>1.58894</text:p>
          </table:table-cell>
          <table:table-cell office:value-type="float" office:value="1.79126" calcext:value-type="float">
            <text:p>1.79126</text:p>
          </table:table-cell>
          <table:table-cell office:value-type="float" office:value="0.935477" calcext:value-type="float">
            <text:p>0.935477</text:p>
          </table:table-cell>
          <table:table-cell office:value-type="float" office:value="1.95051" calcext:value-type="float">
            <text:p>1.95051</text:p>
          </table:table-cell>
          <table:table-cell office:value-type="float" office:value="0.191014" calcext:value-type="float">
            <text:p>0.191014</text:p>
          </table:table-cell>
          <table:table-cell office:value-type="float" office:value="1.17244" calcext:value-type="float">
            <text:p>1.17244</text:p>
          </table:table-cell>
          <table:table-cell office:value-type="float" office:value="1.76417" calcext:value-type="float">
            <text:p>1.76417</text:p>
          </table:table-cell>
          <table:table-cell office:value-type="float" office:value="0.794343" calcext:value-type="float">
            <text:p>0.794343</text:p>
          </table:table-cell>
          <table:table-cell office:value-type="float" office:value="0.0865228" calcext:value-type="float">
            <text:p>0.0865228</text:p>
          </table:table-cell>
          <table:table-cell office:value-type="float" office:value="0.0947762" calcext:value-type="float">
            <text:p>0.0947762</text:p>
          </table:table-cell>
          <table:table-cell office:value-type="float" office:value="0.0783551" calcext:value-type="float">
            <text:p>0.0783551</text:p>
          </table:table-cell>
          <table:table-cell office:value-type="float" office:value="0.074945" calcext:value-type="float">
            <text:p>0.074945</text:p>
          </table:table-cell>
          <table:table-cell table:number-columns-repeated="20"/>
          <table:table-cell table:formula="of:=MIN([.A160:.BL160])" office:value-type="float" office:value="0.074945" calcext:value-type="float">
            <text:p>0.074945</text:p>
          </table:table-cell>
          <table:table-cell table:formula="of:=MAX([.A160:.BL160])" office:value-type="float" office:value="1.9874" calcext:value-type="float">
            <text:p>1.9874</text:p>
          </table:table-cell>
          <table:table-cell table:number-columns-repeated="7"/>
        </table:table-row>
        <table:table-row table:style-name="ro1">
          <table:table-cell office:value-type="float" office:value="0.193629" calcext:value-type="float">
            <text:p>0.193629</text:p>
          </table:table-cell>
          <table:table-cell office:value-type="float" office:value="0.198839" calcext:value-type="float">
            <text:p>0.198839</text:p>
          </table:table-cell>
          <table:table-cell office:value-type="float" office:value="0.188831" calcext:value-type="float">
            <text:p>0.188831</text:p>
          </table:table-cell>
          <table:table-cell office:value-type="float" office:value="0.189455" calcext:value-type="float">
            <text:p>0.189455</text:p>
          </table:table-cell>
          <table:table-cell office:value-type="float" office:value="0.190068" calcext:value-type="float">
            <text:p>0.190068</text:p>
          </table:table-cell>
          <table:table-cell office:value-type="float" office:value="0.191681" calcext:value-type="float">
            <text:p>0.191681</text:p>
          </table:table-cell>
          <table:table-cell office:value-type="float" office:value="0.190767" calcext:value-type="float">
            <text:p>0.190767</text:p>
          </table:table-cell>
          <table:table-cell office:value-type="float" office:value="0.78641" calcext:value-type="float">
            <text:p>0.78641</text:p>
          </table:table-cell>
          <table:table-cell office:value-type="float" office:value="0.635718" calcext:value-type="float">
            <text:p>0.635718</text:p>
          </table:table-cell>
          <table:table-cell office:value-type="float" office:value="0.467982" calcext:value-type="float">
            <text:p>0.467982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0.207033" calcext:value-type="float">
            <text:p>0.207033</text:p>
          </table:table-cell>
          <table:table-cell office:value-type="float" office:value="0.610716" calcext:value-type="float">
            <text:p>0.610716</text:p>
          </table:table-cell>
          <table:table-cell office:value-type="float" office:value="1.17412" calcext:value-type="float">
            <text:p>1.17412</text:p>
          </table:table-cell>
          <table:table-cell office:value-type="float" office:value="0.207772" calcext:value-type="float">
            <text:p>0.207772</text:p>
          </table:table-cell>
          <table:table-cell office:value-type="float" office:value="0.415705" calcext:value-type="float">
            <text:p>0.415705</text:p>
          </table:table-cell>
          <table:table-cell office:value-type="float" office:value="1.00614" calcext:value-type="float">
            <text:p>1.00614</text:p>
          </table:table-cell>
          <table:table-cell office:value-type="float" office:value="0.643613" calcext:value-type="float">
            <text:p>0.643613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1.43613" calcext:value-type="float">
            <text:p>1.43613</text:p>
          </table:table-cell>
          <table:table-cell office:value-type="float" office:value="0.739448" calcext:value-type="float">
            <text:p>0.739448</text:p>
          </table:table-cell>
          <table:table-cell office:value-type="float" office:value="0.196921" calcext:value-type="float">
            <text:p>0.196921</text:p>
          </table:table-cell>
          <table:table-cell office:value-type="float" office:value="0.805557" calcext:value-type="float">
            <text:p>0.805557</text:p>
          </table:table-cell>
          <table:table-cell office:value-type="float" office:value="0.397621" calcext:value-type="float">
            <text:p>0.397621</text:p>
          </table:table-cell>
          <table:table-cell office:value-type="float" office:value="1.59395" calcext:value-type="float">
            <text:p>1.59395</text:p>
          </table:table-cell>
          <table:table-cell office:value-type="float" office:value="1.21283" calcext:value-type="float">
            <text:p>1.21283</text:p>
          </table:table-cell>
          <table:table-cell office:value-type="float" office:value="0.469356" calcext:value-type="float">
            <text:p>0.469356</text:p>
          </table:table-cell>
          <table:table-cell office:value-type="float" office:value="0.961931" calcext:value-type="float">
            <text:p>0.961931</text:p>
          </table:table-cell>
          <table:table-cell office:value-type="float" office:value="1.54403" calcext:value-type="float">
            <text:p>1.54403</text:p>
          </table:table-cell>
          <table:table-cell office:value-type="float" office:value="0.18382" calcext:value-type="float">
            <text:p>0.18382</text:p>
          </table:table-cell>
          <table:table-cell office:value-type="float" office:value="1.59332" calcext:value-type="float">
            <text:p>1.59332</text:p>
          </table:table-cell>
          <table:table-cell office:value-type="float" office:value="0.216205" calcext:value-type="float">
            <text:p>0.216205</text:p>
          </table:table-cell>
          <table:table-cell office:value-type="float" office:value="0.45335" calcext:value-type="float">
            <text:p>0.45335</text:p>
          </table:table-cell>
          <table:table-cell office:value-type="float" office:value="0.177438" calcext:value-type="float">
            <text:p>0.177438</text:p>
          </table:table-cell>
          <table:table-cell office:value-type="float" office:value="0.215765" calcext:value-type="float">
            <text:p>0.215765</text:p>
          </table:table-cell>
          <table:table-cell office:value-type="float" office:value="1.80502" calcext:value-type="float">
            <text:p>1.80502</text:p>
          </table:table-cell>
          <table:table-cell office:value-type="float" office:value="0.858136" calcext:value-type="float">
            <text:p>0.858136</text:p>
          </table:table-cell>
          <table:table-cell office:value-type="float" office:value="0.161743" calcext:value-type="float">
            <text:p>0.161743</text:p>
          </table:table-cell>
          <table:table-cell office:value-type="float" office:value="1.88951" calcext:value-type="float">
            <text:p>1.88951</text:p>
          </table:table-cell>
          <table:table-cell office:value-type="float" office:value="0.18232" calcext:value-type="float">
            <text:p>0.18232</text:p>
          </table:table-cell>
          <table:table-cell office:value-type="float" office:value="0.455398" calcext:value-type="float">
            <text:p>0.455398</text:p>
          </table:table-cell>
          <table:table-cell office:value-type="float" office:value="0.192413" calcext:value-type="float">
            <text:p>0.192413</text:p>
          </table:table-cell>
          <table:table-cell office:value-type="float" office:value="0.903525" calcext:value-type="float">
            <text:p>0.903525</text:p>
          </table:table-cell>
          <table:table-cell office:value-type="float" office:value="0.0763559" calcext:value-type="float">
            <text:p>0.0763559</text:p>
          </table:table-cell>
          <table:table-cell office:value-type="float" office:value="0.337395" calcext:value-type="float">
            <text:p>0.337395</text:p>
          </table:table-cell>
          <table:table-cell office:value-type="float" office:value="0.334863" calcext:value-type="float">
            <text:p>0.334863</text:p>
          </table:table-cell>
          <table:table-cell office:value-type="float" office:value="0.059469" calcext:value-type="float">
            <text:p>0.059469</text:p>
          </table:table-cell>
          <table:table-cell table:number-columns-repeated="20"/>
          <table:table-cell table:formula="of:=MIN([.A161:.BL161])" office:value-type="float" office:value="0.059469" calcext:value-type="float">
            <text:p>0.059469</text:p>
          </table:table-cell>
          <table:table-cell table:formula="of:=MAX([.A161:.BL161])" office:value-type="float" office:value="1.88951" calcext:value-type="float">
            <text:p>1.88951</text:p>
          </table:table-cell>
          <table:table-cell table:number-columns-repeated="7"/>
        </table:table-row>
        <table:table-row table:style-name="ro1">
          <table:table-cell office:value-type="float" office:value="0.190675" calcext:value-type="float">
            <text:p>0.190675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19925" calcext:value-type="float">
            <text:p>0.19925</text:p>
          </table:table-cell>
          <table:table-cell office:value-type="float" office:value="0.202856" calcext:value-type="float">
            <text:p>0.20285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92947" calcext:value-type="float">
            <text:p>0.192947</text:p>
          </table:table-cell>
          <table:table-cell office:value-type="float" office:value="0.197521" calcext:value-type="float">
            <text:p>0.197521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0.203989" calcext:value-type="float">
            <text:p>0.203989</text:p>
          </table:table-cell>
          <table:table-cell office:value-type="float" office:value="0.41789" calcext:value-type="float">
            <text:p>0.41789</text:p>
          </table:table-cell>
          <table:table-cell office:value-type="float" office:value="0.0973861" calcext:value-type="float">
            <text:p>0.0973861</text:p>
          </table:table-cell>
          <table:table-cell office:value-type="float" office:value="0.097791" calcext:value-type="float">
            <text:p>0.097791</text:p>
          </table:table-cell>
          <table:table-cell office:value-type="float" office:value="0.0797341" calcext:value-type="float">
            <text:p>0.0797341</text:p>
          </table:table-cell>
          <table:table-cell office:value-type="float" office:value="0.0788999" calcext:value-type="float">
            <text:p>0.0788999</text:p>
          </table:table-cell>
          <table:table-cell office:value-type="float" office:value="0.0906749" calcext:value-type="float">
            <text:p>0.0906749</text:p>
          </table:table-cell>
          <table:table-cell office:value-type="float" office:value="0.080647" calcext:value-type="float">
            <text:p>0.080647</text:p>
          </table:table-cell>
          <table:table-cell office:value-type="float" office:value="0.0971758" calcext:value-type="float">
            <text:p>0.0971758</text:p>
          </table:table-cell>
          <table:table-cell office:value-type="float" office:value="0.0837951" calcext:value-type="float">
            <text:p>0.0837951</text:p>
          </table:table-cell>
          <table:table-cell office:value-type="float" office:value="0.083216" calcext:value-type="float">
            <text:p>0.083216</text:p>
          </table:table-cell>
          <table:table-cell office:value-type="float" office:value="0.085974" calcext:value-type="float">
            <text:p>0.085974</text:p>
          </table:table-cell>
          <table:table-cell office:value-type="float" office:value="1.12414" calcext:value-type="float">
            <text:p>1.12414</text:p>
          </table:table-cell>
          <table:table-cell office:value-type="float" office:value="1.19546" calcext:value-type="float">
            <text:p>1.19546</text:p>
          </table:table-cell>
          <table:table-cell office:value-type="float" office:value="1.00425" calcext:value-type="float">
            <text:p>1.00425</text:p>
          </table:table-cell>
          <table:table-cell office:value-type="float" office:value="0.0885119" calcext:value-type="float">
            <text:p>0.0885119</text:p>
          </table:table-cell>
          <table:table-cell office:value-type="float" office:value="0.863832" calcext:value-type="float">
            <text:p>0.863832</text:p>
          </table:table-cell>
          <table:table-cell office:value-type="float" office:value="0.09302" calcext:value-type="float">
            <text:p>0.09302</text:p>
          </table:table-cell>
          <table:table-cell office:value-type="float" office:value="0.0926468" calcext:value-type="float">
            <text:p>0.0926468</text:p>
          </table:table-cell>
          <table:table-cell office:value-type="float" office:value="0.090662" calcext:value-type="float">
            <text:p>0.090662</text:p>
          </table:table-cell>
          <table:table-cell office:value-type="float" office:value="0.234465" calcext:value-type="float">
            <text:p>0.234465</text:p>
          </table:table-cell>
          <table:table-cell office:value-type="float" office:value="0.188473" calcext:value-type="float">
            <text:p>0.188473</text:p>
          </table:table-cell>
          <table:table-cell office:value-type="float" office:value="0.171806" calcext:value-type="float">
            <text:p>0.171806</text:p>
          </table:table-cell>
          <table:table-cell office:value-type="float" office:value="0.382863" calcext:value-type="float">
            <text:p>0.382863</text:p>
          </table:table-cell>
          <table:table-cell office:value-type="float" office:value="1.69796" calcext:value-type="float">
            <text:p>1.69796</text:p>
          </table:table-cell>
          <table:table-cell office:value-type="float" office:value="1.32557" calcext:value-type="float">
            <text:p>1.32557</text:p>
          </table:table-cell>
          <table:table-cell office:value-type="float" office:value="1.55345" calcext:value-type="float">
            <text:p>1.55345</text:p>
          </table:table-cell>
          <table:table-cell office:value-type="float" office:value="0.896877" calcext:value-type="float">
            <text:p>0.896877</text:p>
          </table:table-cell>
          <table:table-cell office:value-type="float" office:value="1.17674" calcext:value-type="float">
            <text:p>1.17674</text:p>
          </table:table-cell>
          <table:table-cell office:value-type="float" office:value="1.78886" calcext:value-type="float">
            <text:p>1.78886</text:p>
          </table:table-cell>
          <table:table-cell office:value-type="float" office:value="1.37692" calcext:value-type="float">
            <text:p>1.37692</text:p>
          </table:table-cell>
          <table:table-cell office:value-type="float" office:value="1.79393" calcext:value-type="float">
            <text:p>1.79393</text:p>
          </table:table-cell>
          <table:table-cell office:value-type="float" office:value="0.098022" calcext:value-type="float">
            <text:p>0.098022</text:p>
          </table:table-cell>
          <table:table-cell office:value-type="float" office:value="1.05244" calcext:value-type="float">
            <text:p>1.05244</text:p>
          </table:table-cell>
          <table:table-cell office:value-type="float" office:value="1.51428" calcext:value-type="float">
            <text:p>1.51428</text:p>
          </table:table-cell>
          <table:table-cell office:value-type="float" office:value="1.41277" calcext:value-type="float">
            <text:p>1.41277</text:p>
          </table:table-cell>
          <table:table-cell office:value-type="float" office:value="1.19402" calcext:value-type="float">
            <text:p>1.19402</text:p>
          </table:table-cell>
          <table:table-cell office:value-type="float" office:value="1.76165" calcext:value-type="float">
            <text:p>1.76165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075213" calcext:value-type="float">
            <text:p>0.075213</text:p>
          </table:table-cell>
          <table:table-cell table:number-columns-repeated="20"/>
          <table:table-cell table:formula="of:=MIN([.A162:.BL162])" office:value-type="float" office:value="0.075213" calcext:value-type="float">
            <text:p>0.075213</text:p>
          </table:table-cell>
          <table:table-cell table:formula="of:=MAX([.A162:.BL162])" office:value-type="float" office:value="1.79393" calcext:value-type="float">
            <text:p>1.79393</text:p>
          </table:table-cell>
          <table:table-cell table:number-columns-repeated="7"/>
        </table:table-row>
        <table:table-row table:style-name="ro1">
          <table:table-cell office:value-type="float" office:value="0.189134" calcext:value-type="float">
            <text:p>0.189134</text:p>
          </table:table-cell>
          <table:table-cell office:value-type="float" office:value="0.194807" calcext:value-type="float">
            <text:p>0.194807</text:p>
          </table:table-cell>
          <table:table-cell office:value-type="float" office:value="0.408523" calcext:value-type="float">
            <text:p>0.408523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0.203487" calcext:value-type="float">
            <text:p>0.203487</text:p>
          </table:table-cell>
          <table:table-cell office:value-type="float" office:value="0.190426" calcext:value-type="float">
            <text:p>0.190426</text:p>
          </table:table-cell>
          <table:table-cell office:value-type="float" office:value="0.195362" calcext:value-type="float">
            <text:p>0.195362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390477" calcext:value-type="float">
            <text:p>0.390477</text:p>
          </table:table-cell>
          <table:table-cell office:value-type="float" office:value="0.416602" calcext:value-type="float">
            <text:p>0.416602</text:p>
          </table:table-cell>
          <table:table-cell office:value-type="float" office:value="0.855133" calcext:value-type="float">
            <text:p>0.855133</text:p>
          </table:table-cell>
          <table:table-cell office:value-type="float" office:value="0.687311" calcext:value-type="float">
            <text:p>0.687311</text:p>
          </table:table-cell>
          <table:table-cell office:value-type="float" office:value="0.228769" calcext:value-type="float">
            <text:p>0.228769</text:p>
          </table:table-cell>
          <table:table-cell office:value-type="float" office:value="0.397773" calcext:value-type="float">
            <text:p>0.397773</text:p>
          </table:table-cell>
          <table:table-cell office:value-type="float" office:value="0.368375" calcext:value-type="float">
            <text:p>0.368375</text:p>
          </table:table-cell>
          <table:table-cell office:value-type="float" office:value="0.191187" calcext:value-type="float">
            <text:p>0.191187</text:p>
          </table:table-cell>
          <table:table-cell office:value-type="float" office:value="1.20874" calcext:value-type="float">
            <text:p>1.20874</text:p>
          </table:table-cell>
          <table:table-cell office:value-type="float" office:value="1.02854" calcext:value-type="float">
            <text:p>1.02854</text:p>
          </table:table-cell>
          <table:table-cell office:value-type="float" office:value="0.574626" calcext:value-type="float">
            <text:p>0.574626</text:p>
          </table:table-cell>
          <table:table-cell office:value-type="float" office:value="1.00222" calcext:value-type="float">
            <text:p>1.00222</text:p>
          </table:table-cell>
          <table:table-cell office:value-type="float" office:value="0.196379" calcext:value-type="float">
            <text:p>0.196379</text:p>
          </table:table-cell>
          <table:table-cell office:value-type="float" office:value="0.622388" calcext:value-type="float">
            <text:p>0.622388</text:p>
          </table:table-cell>
          <table:table-cell office:value-type="float" office:value="0.395392" calcext:value-type="float">
            <text:p>0.395392</text:p>
          </table:table-cell>
          <table:table-cell office:value-type="float" office:value="1.01406" calcext:value-type="float">
            <text:p>1.01406</text:p>
          </table:table-cell>
          <table:table-cell office:value-type="float" office:value="1.17072" calcext:value-type="float">
            <text:p>1.17072</text:p>
          </table:table-cell>
          <table:table-cell office:value-type="float" office:value="0.812135" calcext:value-type="float">
            <text:p>0.812135</text:p>
          </table:table-cell>
          <table:table-cell office:value-type="float" office:value="0.816773" calcext:value-type="float">
            <text:p>0.816773</text:p>
          </table:table-cell>
          <table:table-cell office:value-type="float" office:value="1.19747" calcext:value-type="float">
            <text:p>1.19747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1.24413" calcext:value-type="float">
            <text:p>1.24413</text:p>
          </table:table-cell>
          <table:table-cell office:value-type="float" office:value="0.950234" calcext:value-type="float">
            <text:p>0.950234</text:p>
          </table:table-cell>
          <table:table-cell office:value-type="float" office:value="1.0261" calcext:value-type="float">
            <text:p>1.0261</text:p>
          </table:table-cell>
          <table:table-cell office:value-type="float" office:value="1.0244" calcext:value-type="float">
            <text:p>1.0244</text:p>
          </table:table-cell>
          <table:table-cell office:value-type="float" office:value="1.01151" calcext:value-type="float">
            <text:p>1.01151</text:p>
          </table:table-cell>
          <table:table-cell office:value-type="float" office:value="0.666194" calcext:value-type="float">
            <text:p>0.666194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1.05113" calcext:value-type="float">
            <text:p>1.05113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0.849756" calcext:value-type="float">
            <text:p>0.849756</text:p>
          </table:table-cell>
          <table:table-cell office:value-type="float" office:value="0.187665" calcext:value-type="float">
            <text:p>0.187665</text:p>
          </table:table-cell>
          <table:table-cell office:value-type="float" office:value="0.186778" calcext:value-type="float">
            <text:p>0.186778</text:p>
          </table:table-cell>
          <table:table-cell office:value-type="float" office:value="1.04472" calcext:value-type="float">
            <text:p>1.04472</text:p>
          </table:table-cell>
          <table:table-cell office:value-type="float" office:value="0.201407" calcext:value-type="float">
            <text:p>0.201407</text:p>
          </table:table-cell>
          <table:table-cell office:value-type="float" office:value="1.86208" calcext:value-type="float">
            <text:p>1.86208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84429" calcext:value-type="float">
            <text:p>0.184429</text:p>
          </table:table-cell>
          <table:table-cell office:value-type="float" office:value="1.10169" calcext:value-type="float">
            <text:p>1.10169</text:p>
          </table:table-cell>
          <table:table-cell office:value-type="float" office:value="0.033613" calcext:value-type="float">
            <text:p>0.033613</text:p>
          </table:table-cell>
          <table:table-cell table:number-columns-repeated="20"/>
          <table:table-cell table:formula="of:=MIN([.A163:.BL163])" office:value-type="float" office:value="0.033613" calcext:value-type="float">
            <text:p>0.033613</text:p>
          </table:table-cell>
          <table:table-cell table:formula="of:=MAX([.A163:.BL163])" office:value-type="float" office:value="1.86208" calcext:value-type="float">
            <text:p>1.86208</text:p>
          </table:table-cell>
          <table:table-cell table:number-columns-repeated="7"/>
        </table:table-row>
        <table:table-row table:style-name="ro1">
          <table:table-cell office:value-type="float" office:value="0.18203" calcext:value-type="float">
            <text:p>0.18203</text:p>
          </table:table-cell>
          <table:table-cell office:value-type="float" office:value="0.192793" calcext:value-type="float">
            <text:p>0.192793</text:p>
          </table:table-cell>
          <table:table-cell office:value-type="float" office:value="0.193616" calcext:value-type="float">
            <text:p>0.193616</text:p>
          </table:table-cell>
          <table:table-cell office:value-type="float" office:value="0.192609" calcext:value-type="float">
            <text:p>0.192609</text:p>
          </table:table-cell>
          <table:table-cell office:value-type="float" office:value="0.194535" calcext:value-type="float">
            <text:p>0.194535</text:p>
          </table:table-cell>
          <table:table-cell office:value-type="float" office:value="0.192811" calcext:value-type="float">
            <text:p>0.192811</text:p>
          </table:table-cell>
          <table:table-cell office:value-type="float" office:value="0.193035" calcext:value-type="float">
            <text:p>0.193035</text:p>
          </table:table-cell>
          <table:table-cell office:value-type="float" office:value="0.192824" calcext:value-type="float">
            <text:p>0.192824</text:p>
          </table:table-cell>
          <table:table-cell office:value-type="float" office:value="0.206884" calcext:value-type="float">
            <text:p>0.206884</text:p>
          </table:table-cell>
          <table:table-cell office:value-type="float" office:value="1.01293" calcext:value-type="float">
            <text:p>1.01293</text:p>
          </table:table-cell>
          <table:table-cell office:value-type="float" office:value="0.85039" calcext:value-type="float">
            <text:p>0.85039</text:p>
          </table:table-cell>
          <table:table-cell office:value-type="float" office:value="0.194965" calcext:value-type="float">
            <text:p>0.194965</text:p>
          </table:table-cell>
          <table:table-cell office:value-type="float" office:value="0.804117" calcext:value-type="float">
            <text:p>0.804117</text:p>
          </table:table-cell>
          <table:table-cell office:value-type="float" office:value="0.192985" calcext:value-type="float">
            <text:p>0.192985</text:p>
          </table:table-cell>
          <table:table-cell office:value-type="float" office:value="0.810573" calcext:value-type="float">
            <text:p>0.810573</text:p>
          </table:table-cell>
          <table:table-cell office:value-type="float" office:value="0.407658" calcext:value-type="float">
            <text:p>0.407658</text:p>
          </table:table-cell>
          <table:table-cell office:value-type="float" office:value="0.188264" calcext:value-type="float">
            <text:p>0.188264</text:p>
          </table:table-cell>
          <table:table-cell office:value-type="float" office:value="0.802788" calcext:value-type="float">
            <text:p>0.802788</text:p>
          </table:table-cell>
          <table:table-cell office:value-type="float" office:value="0.183454" calcext:value-type="float">
            <text:p>0.183454</text:p>
          </table:table-cell>
          <table:table-cell office:value-type="float" office:value="1.74358" calcext:value-type="float">
            <text:p>1.74358</text:p>
          </table:table-cell>
          <table:table-cell office:value-type="float" office:value="0.746328" calcext:value-type="float">
            <text:p>0.746328</text:p>
          </table:table-cell>
          <table:table-cell office:value-type="float" office:value="1.76512" calcext:value-type="float">
            <text:p>1.76512</text:p>
          </table:table-cell>
          <table:table-cell office:value-type="float" office:value="1.21614" calcext:value-type="float">
            <text:p>1.21614</text:p>
          </table:table-cell>
          <table:table-cell office:value-type="float" office:value="1.60992" calcext:value-type="float">
            <text:p>1.60992</text:p>
          </table:table-cell>
          <table:table-cell office:value-type="float" office:value="1.41985" calcext:value-type="float">
            <text:p>1.41985</text:p>
          </table:table-cell>
          <table:table-cell office:value-type="float" office:value="1.03946" calcext:value-type="float">
            <text:p>1.03946</text:p>
          </table:table-cell>
          <table:table-cell office:value-type="float" office:value="1.24481" calcext:value-type="float">
            <text:p>1.24481</text:p>
          </table:table-cell>
          <table:table-cell office:value-type="float" office:value="0.464563" calcext:value-type="float">
            <text:p>0.464563</text:p>
          </table:table-cell>
          <table:table-cell office:value-type="float" office:value="0.853355" calcext:value-type="float">
            <text:p>0.853355</text:p>
          </table:table-cell>
          <table:table-cell office:value-type="float" office:value="0.665994" calcext:value-type="float">
            <text:p>0.665994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97496" calcext:value-type="float">
            <text:p>0.197496</text:p>
          </table:table-cell>
          <table:table-cell office:value-type="float" office:value="1.05647" calcext:value-type="float">
            <text:p>1.05647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26929" calcext:value-type="float">
            <text:p>1.26929</text:p>
          </table:table-cell>
          <table:table-cell office:value-type="float" office:value="1.08143" calcext:value-type="float">
            <text:p>1.08143</text:p>
          </table:table-cell>
          <table:table-cell office:value-type="float" office:value="1.32057" calcext:value-type="float">
            <text:p>1.32057</text:p>
          </table:table-cell>
          <table:table-cell office:value-type="float" office:value="1.72657" calcext:value-type="float">
            <text:p>1.72657</text:p>
          </table:table-cell>
          <table:table-cell office:value-type="float" office:value="1.7555" calcext:value-type="float">
            <text:p>1.7555</text:p>
          </table:table-cell>
          <table:table-cell office:value-type="float" office:value="1.16814" calcext:value-type="float">
            <text:p>1.16814</text:p>
          </table:table-cell>
          <table:table-cell office:value-type="float" office:value="0.176966" calcext:value-type="float">
            <text:p>0.176966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146772" calcext:value-type="float">
            <text:p>0.146772</text:p>
          </table:table-cell>
          <table:table-cell office:value-type="float" office:value="0.367277" calcext:value-type="float">
            <text:p>0.367277</text:p>
          </table:table-cell>
          <table:table-cell office:value-type="float" office:value="0.242866" calcext:value-type="float">
            <text:p>0.242866</text:p>
          </table:table-cell>
          <table:table-cell office:value-type="float" office:value="0.810157" calcext:value-type="float">
            <text:p>0.810157</text:p>
          </table:table-cell>
          <table:table-cell office:value-type="float" office:value="0.119324" calcext:value-type="float">
            <text:p>0.119324</text:p>
          </table:table-cell>
          <table:table-cell office:value-type="float" office:value="0.940561" calcext:value-type="float">
            <text:p>0.940561</text:p>
          </table:table-cell>
          <table:table-cell table:number-columns-repeated="20"/>
          <table:table-cell table:formula="of:=MIN([.A164:.BL164])" office:value-type="float" office:value="0.119324" calcext:value-type="float">
            <text:p>0.119324</text:p>
          </table:table-cell>
          <table:table-cell table:formula="of:=MAX([.A164:.BL164])" office:value-type="float" office:value="1.76512" calcext:value-type="float">
            <text:p>1.76512</text:p>
          </table:table-cell>
          <table:table-cell table:number-columns-repeated="7"/>
        </table:table-row>
        <table:table-row table:style-name="ro1">
          <table:table-cell office:value-type="float" office:value="0.206862" calcext:value-type="float">
            <text:p>0.206862</text:p>
          </table:table-cell>
          <table:table-cell office:value-type="float" office:value="0.213944" calcext:value-type="float">
            <text:p>0.213944</text:p>
          </table:table-cell>
          <table:table-cell office:value-type="float" office:value="0.207557" calcext:value-type="float">
            <text:p>0.207557</text:p>
          </table:table-cell>
          <table:table-cell office:value-type="float" office:value="0.211256" calcext:value-type="float">
            <text:p>0.211256</text:p>
          </table:table-cell>
          <table:table-cell office:value-type="float" office:value="0.215893" calcext:value-type="float">
            <text:p>0.215893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830404" calcext:value-type="float">
            <text:p>0.830404</text:p>
          </table:table-cell>
          <table:table-cell office:value-type="float" office:value="0.617297" calcext:value-type="float">
            <text:p>0.617297</text:p>
          </table:table-cell>
          <table:table-cell office:value-type="float" office:value="0.414761" calcext:value-type="float">
            <text:p>0.414761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206941" calcext:value-type="float">
            <text:p>0.206941</text:p>
          </table:table-cell>
          <table:table-cell office:value-type="float" office:value="0.199105" calcext:value-type="float">
            <text:p>0.199105</text:p>
          </table:table-cell>
          <table:table-cell office:value-type="float" office:value="0.217654" calcext:value-type="float">
            <text:p>0.217654</text:p>
          </table:table-cell>
          <table:table-cell office:value-type="float" office:value="0.388395" calcext:value-type="float">
            <text:p>0.388395</text:p>
          </table:table-cell>
          <table:table-cell office:value-type="float" office:value="0.404996" calcext:value-type="float">
            <text:p>0.404996</text:p>
          </table:table-cell>
          <table:table-cell office:value-type="float" office:value="0.402518" calcext:value-type="float">
            <text:p>0.402518</text:p>
          </table:table-cell>
          <table:table-cell office:value-type="float" office:value="0.829148" calcext:value-type="float">
            <text:p>0.829148</text:p>
          </table:table-cell>
          <table:table-cell office:value-type="float" office:value="0.569433" calcext:value-type="float">
            <text:p>0.569433</text:p>
          </table:table-cell>
          <table:table-cell office:value-type="float" office:value="1.19718" calcext:value-type="float">
            <text:p>1.19718</text:p>
          </table:table-cell>
          <table:table-cell office:value-type="float" office:value="0.38935" calcext:value-type="float">
            <text:p>0.38935</text:p>
          </table:table-cell>
          <table:table-cell office:value-type="float" office:value="0.792114" calcext:value-type="float">
            <text:p>0.792114</text:p>
          </table:table-cell>
          <table:table-cell office:value-type="float" office:value="1.4338" calcext:value-type="float">
            <text:p>1.4338</text:p>
          </table:table-cell>
          <table:table-cell office:value-type="float" office:value="0.355288" calcext:value-type="float">
            <text:p>0.355288</text:p>
          </table:table-cell>
          <table:table-cell office:value-type="float" office:value="0.941582" calcext:value-type="float">
            <text:p>0.941582</text:p>
          </table:table-cell>
          <table:table-cell office:value-type="float" office:value="0.768844" calcext:value-type="float">
            <text:p>0.768844</text:p>
          </table:table-cell>
          <table:table-cell office:value-type="float" office:value="0.384624" calcext:value-type="float">
            <text:p>0.384624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747337" calcext:value-type="float">
            <text:p>0.747337</text:p>
          </table:table-cell>
          <table:table-cell office:value-type="float" office:value="0.392476" calcext:value-type="float">
            <text:p>0.392476</text:p>
          </table:table-cell>
          <table:table-cell office:value-type="float" office:value="1.17984" calcext:value-type="float">
            <text:p>1.17984</text:p>
          </table:table-cell>
          <table:table-cell office:value-type="float" office:value="1.00929" calcext:value-type="float">
            <text:p>1.00929</text:p>
          </table:table-cell>
          <table:table-cell office:value-type="float" office:value="1.03359" calcext:value-type="float">
            <text:p>1.03359</text:p>
          </table:table-cell>
          <table:table-cell office:value-type="float" office:value="1.65478" calcext:value-type="float">
            <text:p>1.65478</text:p>
          </table:table-cell>
          <table:table-cell office:value-type="float" office:value="1.65576" calcext:value-type="float">
            <text:p>1.65576</text:p>
          </table:table-cell>
          <table:table-cell office:value-type="float" office:value="0.849656" calcext:value-type="float">
            <text:p>0.849656</text:p>
          </table:table-cell>
          <table:table-cell office:value-type="float" office:value="1.14828" calcext:value-type="float">
            <text:p>1.14828</text:p>
          </table:table-cell>
          <table:table-cell office:value-type="float" office:value="1.17989" calcext:value-type="float">
            <text:p>1.17989</text:p>
          </table:table-cell>
          <table:table-cell office:value-type="float" office:value="1.8909" calcext:value-type="float">
            <text:p>1.8909</text:p>
          </table:table-cell>
          <table:table-cell office:value-type="float" office:value="1.30794" calcext:value-type="float">
            <text:p>1.30794</text:p>
          </table:table-cell>
          <table:table-cell office:value-type="float" office:value="1.95982" calcext:value-type="float">
            <text:p>1.95982</text:p>
          </table:table-cell>
          <table:table-cell office:value-type="float" office:value="0.0855699" calcext:value-type="float">
            <text:p>0.0855699</text:p>
          </table:table-cell>
          <table:table-cell office:value-type="float" office:value="0.263125" calcext:value-type="float">
            <text:p>0.263125</text:p>
          </table:table-cell>
          <table:table-cell office:value-type="float" office:value="0.0911121" calcext:value-type="float">
            <text:p>0.0911121</text:p>
          </table:table-cell>
          <table:table-cell office:value-type="float" office:value="0.423902" calcext:value-type="float">
            <text:p>0.423902</text:p>
          </table:table-cell>
          <table:table-cell office:value-type="float" office:value="1.467" calcext:value-type="float">
            <text:p>1.467</text:p>
          </table:table-cell>
          <table:table-cell office:value-type="float" office:value="0.147335" calcext:value-type="float">
            <text:p>0.147335</text:p>
          </table:table-cell>
          <table:table-cell office:value-type="float" office:value="0.093097" calcext:value-type="float">
            <text:p>0.093097</text:p>
          </table:table-cell>
          <table:table-cell table:number-columns-repeated="20"/>
          <table:table-cell table:formula="of:=MIN([.A165:.BL165])" office:value-type="float" office:value="0.0855699" calcext:value-type="float">
            <text:p>0.0855699</text:p>
          </table:table-cell>
          <table:table-cell table:formula="of:=MAX([.A165:.BL165])" office:value-type="float" office:value="1.95982" calcext:value-type="float">
            <text:p>1.95982</text:p>
          </table:table-cell>
          <table:table-cell table:number-columns-repeated="7"/>
        </table:table-row>
        <table:table-row table:style-name="ro1">
          <table:table-cell office:value-type="float" office:value="0.194754" calcext:value-type="float">
            <text:p>0.194754</text:p>
          </table:table-cell>
          <table:table-cell office:value-type="float" office:value="0.196327" calcext:value-type="float">
            <text:p>0.196327</text:p>
          </table:table-cell>
          <table:table-cell office:value-type="float" office:value="0.186213" calcext:value-type="float">
            <text:p>0.186213</text:p>
          </table:table-cell>
          <table:table-cell office:value-type="float" office:value="0.385957" calcext:value-type="float">
            <text:p>0.385957</text:p>
          </table:table-cell>
          <table:table-cell office:value-type="float" office:value="0.191832" calcext:value-type="float">
            <text:p>0.191832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6682" calcext:value-type="float">
            <text:p>0.196682</text:p>
          </table:table-cell>
          <table:table-cell office:value-type="float" office:value="0.586631" calcext:value-type="float">
            <text:p>0.586631</text:p>
          </table:table-cell>
          <table:table-cell office:value-type="float" office:value="0.204681" calcext:value-type="float">
            <text:p>0.204681</text:p>
          </table:table-cell>
          <table:table-cell office:value-type="float" office:value="0.580031" calcext:value-type="float">
            <text:p>0.580031</text:p>
          </table:table-cell>
          <table:table-cell office:value-type="float" office:value="0.389517" calcext:value-type="float">
            <text:p>0.389517</text:p>
          </table:table-cell>
          <table:table-cell office:value-type="float" office:value="0.586606" calcext:value-type="float">
            <text:p>0.586606</text:p>
          </table:table-cell>
          <table:table-cell office:value-type="float" office:value="0.39673" calcext:value-type="float">
            <text:p>0.39673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571546" calcext:value-type="float">
            <text:p>0.571546</text:p>
          </table:table-cell>
          <table:table-cell office:value-type="float" office:value="0.385326" calcext:value-type="float">
            <text:p>0.385326</text:p>
          </table:table-cell>
          <table:table-cell office:value-type="float" office:value="0.56352" calcext:value-type="float">
            <text:p>0.56352</text:p>
          </table:table-cell>
          <table:table-cell office:value-type="float" office:value="0.191725" calcext:value-type="float">
            <text:p>0.191725</text:p>
          </table:table-cell>
          <table:table-cell office:value-type="float" office:value="0.378616" calcext:value-type="float">
            <text:p>0.378616</text:p>
          </table:table-cell>
          <table:table-cell office:value-type="float" office:value="0.392087" calcext:value-type="float">
            <text:p>0.392087</text:p>
          </table:table-cell>
          <table:table-cell office:value-type="float" office:value="0.555108" calcext:value-type="float">
            <text:p>0.555108</text:p>
          </table:table-cell>
          <table:table-cell office:value-type="float" office:value="0.201848" calcext:value-type="float">
            <text:p>0.201848</text:p>
          </table:table-cell>
          <table:table-cell office:value-type="float" office:value="0.412501" calcext:value-type="float">
            <text:p>0.412501</text:p>
          </table:table-cell>
          <table:table-cell office:value-type="float" office:value="0.402148" calcext:value-type="float">
            <text:p>0.402148</text:p>
          </table:table-cell>
          <table:table-cell office:value-type="float" office:value="0.387021" calcext:value-type="float">
            <text:p>0.387021</text:p>
          </table:table-cell>
          <table:table-cell office:value-type="float" office:value="0.406861" calcext:value-type="float">
            <text:p>0.406861</text:p>
          </table:table-cell>
          <table:table-cell office:value-type="float" office:value="0.207592" calcext:value-type="float">
            <text:p>0.207592</text:p>
          </table:table-cell>
          <table:table-cell office:value-type="float" office:value="0.41831" calcext:value-type="float">
            <text:p>0.41831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1.20626" calcext:value-type="float">
            <text:p>1.20626</text:p>
          </table:table-cell>
          <table:table-cell office:value-type="float" office:value="0.431958" calcext:value-type="float">
            <text:p>0.431958</text:p>
          </table:table-cell>
          <table:table-cell office:value-type="float" office:value="1.0358" calcext:value-type="float">
            <text:p>1.0358</text:p>
          </table:table-cell>
          <table:table-cell office:value-type="float" office:value="1.18285" calcext:value-type="float">
            <text:p>1.18285</text:p>
          </table:table-cell>
          <table:table-cell office:value-type="float" office:value="1.18753" calcext:value-type="float">
            <text:p>1.18753</text:p>
          </table:table-cell>
          <table:table-cell office:value-type="float" office:value="0.374657" calcext:value-type="float">
            <text:p>0.374657</text:p>
          </table:table-cell>
          <table:table-cell office:value-type="float" office:value="1.00273" calcext:value-type="float">
            <text:p>1.00273</text:p>
          </table:table-cell>
          <table:table-cell office:value-type="float" office:value="0.814793" calcext:value-type="float">
            <text:p>0.814793</text:p>
          </table:table-cell>
          <table:table-cell office:value-type="float" office:value="1.78414" calcext:value-type="float">
            <text:p>1.78414</text:p>
          </table:table-cell>
          <table:table-cell office:value-type="float" office:value="1.59632" calcext:value-type="float">
            <text:p>1.59632</text:p>
          </table:table-cell>
          <table:table-cell office:value-type="float" office:value="1.6003" calcext:value-type="float">
            <text:p>1.600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911473" calcext:value-type="float">
            <text:p>0.911473</text:p>
          </table:table-cell>
          <table:table-cell office:value-type="float" office:value="2.06561" calcext:value-type="float">
            <text:p>2.06561</text:p>
          </table:table-cell>
          <table:table-cell office:value-type="float" office:value="0.728839" calcext:value-type="float">
            <text:p>0.728839</text:p>
          </table:table-cell>
          <table:table-cell office:value-type="float" office:value="0.715246" calcext:value-type="float">
            <text:p>0.715246</text:p>
          </table:table-cell>
          <table:table-cell office:value-type="float" office:value="0.679562" calcext:value-type="float">
            <text:p>0.679562</text:p>
          </table:table-cell>
          <table:table-cell office:value-type="float" office:value="0.128288" calcext:value-type="float">
            <text:p>0.128288</text:p>
          </table:table-cell>
          <table:table-cell office:value-type="float" office:value="1.73631" calcext:value-type="float">
            <text:p>1.73631</text:p>
          </table:table-cell>
          <table:table-cell table:number-columns-repeated="20"/>
          <table:table-cell table:formula="of:=MIN([.A166:.BL166])" office:value-type="float" office:value="0.128288" calcext:value-type="float">
            <text:p>0.128288</text:p>
          </table:table-cell>
          <table:table-cell table:formula="of:=MAX([.A166:.BL166])" office:value-type="float" office:value="2.06561" calcext:value-type="float">
            <text:p>2.06561</text:p>
          </table:table-cell>
          <table:table-cell table:number-columns-repeated="7"/>
        </table:table-row>
        <table:table-row table:style-name="ro1">
          <table:table-cell office:value-type="float" office:value="0.188555" calcext:value-type="float">
            <text:p>0.188555</text:p>
          </table:table-cell>
          <table:table-cell office:value-type="float" office:value="0.223605" calcext:value-type="float">
            <text:p>0.223605</text:p>
          </table:table-cell>
          <table:table-cell office:value-type="float" office:value="0.188297" calcext:value-type="float">
            <text:p>0.188297</text:p>
          </table:table-cell>
          <table:table-cell office:value-type="float" office:value="0.189451" calcext:value-type="float">
            <text:p>0.189451</text:p>
          </table:table-cell>
          <table:table-cell office:value-type="float" office:value="0.220401" calcext:value-type="float">
            <text:p>0.220401</text:p>
          </table:table-cell>
          <table:table-cell office:value-type="float" office:value="0.186413" calcext:value-type="float">
            <text:p>0.186413</text:p>
          </table:table-cell>
          <table:table-cell office:value-type="float" office:value="0.186951" calcext:value-type="float">
            <text:p>0.186951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88286" calcext:value-type="float">
            <text:p>0.188286</text:p>
          </table:table-cell>
          <table:table-cell office:value-type="float" office:value="0.188812" calcext:value-type="float">
            <text:p>0.188812</text:p>
          </table:table-cell>
          <table:table-cell office:value-type="float" office:value="0.790846" calcext:value-type="float">
            <text:p>0.790846</text:p>
          </table:table-cell>
          <table:table-cell office:value-type="float" office:value="0.185495" calcext:value-type="float">
            <text:p>0.185495</text:p>
          </table:table-cell>
          <table:table-cell office:value-type="float" office:value="0.749913" calcext:value-type="float">
            <text:p>0.749913</text:p>
          </table:table-cell>
          <table:table-cell office:value-type="float" office:value="0.189857" calcext:value-type="float">
            <text:p>0.189857</text:p>
          </table:table-cell>
          <table:table-cell office:value-type="float" office:value="0.190374" calcext:value-type="float">
            <text:p>0.190374</text:p>
          </table:table-cell>
          <table:table-cell office:value-type="float" office:value="0.188564" calcext:value-type="float">
            <text:p>0.188564</text:p>
          </table:table-cell>
          <table:table-cell office:value-type="float" office:value="0.190254" calcext:value-type="float">
            <text:p>0.190254</text:p>
          </table:table-cell>
          <table:table-cell office:value-type="float" office:value="0.960468" calcext:value-type="float">
            <text:p>0.960468</text:p>
          </table:table-cell>
          <table:table-cell office:value-type="float" office:value="0.769006" calcext:value-type="float">
            <text:p>0.769006</text:p>
          </table:table-cell>
          <table:table-cell office:value-type="float" office:value="0.582091" calcext:value-type="float">
            <text:p>0.582091</text:p>
          </table:table-cell>
          <table:table-cell office:value-type="float" office:value="0.364757" calcext:value-type="float">
            <text:p>0.364757</text:p>
          </table:table-cell>
          <table:table-cell office:value-type="float" office:value="0.327238" calcext:value-type="float">
            <text:p>0.327238</text:p>
          </table:table-cell>
          <table:table-cell office:value-type="float" office:value="0.412203" calcext:value-type="float">
            <text:p>0.412203</text:p>
          </table:table-cell>
          <table:table-cell office:value-type="float" office:value="0.988934" calcext:value-type="float">
            <text:p>0.988934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0.637628" calcext:value-type="float">
            <text:p>0.637628</text:p>
          </table:table-cell>
          <table:table-cell office:value-type="float" office:value="0.405121" calcext:value-type="float">
            <text:p>0.405121</text:p>
          </table:table-cell>
          <table:table-cell office:value-type="float" office:value="0.596545" calcext:value-type="float">
            <text:p>0.596545</text:p>
          </table:table-cell>
          <table:table-cell office:value-type="float" office:value="0.439944" calcext:value-type="float">
            <text:p>0.439944</text:p>
          </table:table-cell>
          <table:table-cell office:value-type="float" office:value="0.437986" calcext:value-type="float">
            <text:p>0.437986</text:p>
          </table:table-cell>
          <table:table-cell office:value-type="float" office:value="0.51072" calcext:value-type="float">
            <text:p>0.51072</text:p>
          </table:table-cell>
          <table:table-cell office:value-type="float" office:value="1.73993" calcext:value-type="float">
            <text:p>1.73993</text:p>
          </table:table-cell>
          <table:table-cell office:value-type="float" office:value="1.55192" calcext:value-type="float">
            <text:p>1.55192</text:p>
          </table:table-cell>
          <table:table-cell office:value-type="float" office:value="1.76563" calcext:value-type="float">
            <text:p>1.76563</text:p>
          </table:table-cell>
          <table:table-cell office:value-type="float" office:value="1.3717" calcext:value-type="float">
            <text:p>1.3717</text:p>
          </table:table-cell>
          <table:table-cell office:value-type="float" office:value="0.808002" calcext:value-type="float">
            <text:p>0.808002</text:p>
          </table:table-cell>
          <table:table-cell office:value-type="float" office:value="0.671047" calcext:value-type="float">
            <text:p>0.671047</text:p>
          </table:table-cell>
          <table:table-cell office:value-type="float" office:value="2.06265" calcext:value-type="float">
            <text:p>2.06265</text:p>
          </table:table-cell>
          <table:table-cell office:value-type="float" office:value="1.65437" calcext:value-type="float">
            <text:p>1.65437</text:p>
          </table:table-cell>
          <table:table-cell office:value-type="float" office:value="1.88143" calcext:value-type="float">
            <text:p>1.88143</text:p>
          </table:table-cell>
          <table:table-cell office:value-type="float" office:value="2.09016" calcext:value-type="float">
            <text:p>2.09016</text:p>
          </table:table-cell>
          <table:table-cell office:value-type="float" office:value="1.70318" calcext:value-type="float">
            <text:p>1.70318</text:p>
          </table:table-cell>
          <table:table-cell office:value-type="float" office:value="0.713094" calcext:value-type="float">
            <text:p>0.713094</text:p>
          </table:table-cell>
          <table:table-cell office:value-type="float" office:value="1.52598" calcext:value-type="float">
            <text:p>1.52598</text:p>
          </table:table-cell>
          <table:table-cell office:value-type="float" office:value="0.837816" calcext:value-type="float">
            <text:p>0.837816</text:p>
          </table:table-cell>
          <table:table-cell office:value-type="float" office:value="1.60263" calcext:value-type="float">
            <text:p>1.60263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048424" calcext:value-type="float">
            <text:p>0.048424</text:p>
          </table:table-cell>
          <table:table-cell table:number-columns-repeated="20"/>
          <table:table-cell table:formula="of:=MIN([.A167:.BL167])" office:value-type="float" office:value="0.048424" calcext:value-type="float">
            <text:p>0.048424</text:p>
          </table:table-cell>
          <table:table-cell table:formula="of:=MAX([.A167:.BL167])" office:value-type="float" office:value="2.09016" calcext:value-type="float">
            <text:p>2.09016</text:p>
          </table:table-cell>
          <table:table-cell table:number-columns-repeated="7"/>
        </table:table-row>
        <table:table-row table:style-name="ro1">
          <table:table-cell office:value-type="float" office:value="0.182577" calcext:value-type="float">
            <text:p>0.182577</text:p>
          </table:table-cell>
          <table:table-cell office:value-type="float" office:value="0.198775" calcext:value-type="float">
            <text:p>0.198775</text:p>
          </table:table-cell>
          <table:table-cell office:value-type="float" office:value="0.18928" calcext:value-type="float">
            <text:p>0.18928</text:p>
          </table:table-cell>
          <table:table-cell office:value-type="float" office:value="0.197194" calcext:value-type="float">
            <text:p>0.197194</text:p>
          </table:table-cell>
          <table:table-cell office:value-type="float" office:value="0.189291" calcext:value-type="float">
            <text:p>0.189291</text:p>
          </table:table-cell>
          <table:table-cell office:value-type="float" office:value="0.195991" calcext:value-type="float">
            <text:p>0.195991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189284" calcext:value-type="float">
            <text:p>0.189284</text:p>
          </table:table-cell>
          <table:table-cell office:value-type="float" office:value="0.191338" calcext:value-type="float">
            <text:p>0.191338</text:p>
          </table:table-cell>
          <table:table-cell office:value-type="float" office:value="0.574554" calcext:value-type="float">
            <text:p>0.574554</text:p>
          </table:table-cell>
          <table:table-cell office:value-type="float" office:value="0.386217" calcext:value-type="float">
            <text:p>0.386217</text:p>
          </table:table-cell>
          <table:table-cell office:value-type="float" office:value="0.200408" calcext:value-type="float">
            <text:p>0.200408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0.232255" calcext:value-type="float">
            <text:p>0.232255</text:p>
          </table:table-cell>
          <table:table-cell office:value-type="float" office:value="1.16483" calcext:value-type="float">
            <text:p>1.16483</text:p>
          </table:table-cell>
          <table:table-cell office:value-type="float" office:value="0.187831" calcext:value-type="float">
            <text:p>0.187831</text:p>
          </table:table-cell>
          <table:table-cell office:value-type="float" office:value="1.14832" calcext:value-type="float">
            <text:p>1.14832</text:p>
          </table:table-cell>
          <table:table-cell office:value-type="float" office:value="0.197635" calcext:value-type="float">
            <text:p>0.197635</text:p>
          </table:table-cell>
          <table:table-cell office:value-type="float" office:value="1.58099" calcext:value-type="float">
            <text:p>1.58099</text:p>
          </table:table-cell>
          <table:table-cell office:value-type="float" office:value="1.40181" calcext:value-type="float">
            <text:p>1.40181</text:p>
          </table:table-cell>
          <table:table-cell office:value-type="float" office:value="1.21711" calcext:value-type="float">
            <text:p>1.21711</text:p>
          </table:table-cell>
          <table:table-cell office:value-type="float" office:value="0.196628" calcext:value-type="float">
            <text:p>0.196628</text:p>
          </table:table-cell>
          <table:table-cell office:value-type="float" office:value="1.15525" calcext:value-type="float">
            <text:p>1.15525</text:p>
          </table:table-cell>
          <table:table-cell office:value-type="float" office:value="1.76702" calcext:value-type="float">
            <text:p>1.76702</text:p>
          </table:table-cell>
          <table:table-cell office:value-type="float" office:value="1.58147" calcext:value-type="float">
            <text:p>1.58147</text:p>
          </table:table-cell>
          <table:table-cell office:value-type="float" office:value="0.191794" calcext:value-type="float">
            <text:p>0.191794</text:p>
          </table:table-cell>
          <table:table-cell office:value-type="float" office:value="1.61477" calcext:value-type="float">
            <text:p>1.61477</text:p>
          </table:table-cell>
          <table:table-cell office:value-type="float" office:value="1.4291" calcext:value-type="float">
            <text:p>1.4291</text:p>
          </table:table-cell>
          <table:table-cell office:value-type="float" office:value="1.24355" calcext:value-type="float">
            <text:p>1.24355</text:p>
          </table:table-cell>
          <table:table-cell office:value-type="float" office:value="0.693034" calcext:value-type="float">
            <text:p>0.693034</text:p>
          </table:table-cell>
          <table:table-cell office:value-type="float" office:value="0.702962" calcext:value-type="float">
            <text:p>0.702962</text:p>
          </table:table-cell>
          <table:table-cell office:value-type="float" office:value="1.32385" calcext:value-type="float">
            <text:p>1.32385</text:p>
          </table:table-cell>
          <table:table-cell office:value-type="float" office:value="0.193824" calcext:value-type="float">
            <text:p>0.193824</text:p>
          </table:table-cell>
          <table:table-cell office:value-type="float" office:value="0.19149" calcext:value-type="float">
            <text:p>0.19149</text:p>
          </table:table-cell>
          <table:table-cell office:value-type="float" office:value="0.228124" calcext:value-type="float">
            <text:p>0.228124</text:p>
          </table:table-cell>
          <table:table-cell office:value-type="float" office:value="0.188632" calcext:value-type="float">
            <text:p>0.188632</text:p>
          </table:table-cell>
          <table:table-cell office:value-type="float" office:value="0.196196" calcext:value-type="float">
            <text:p>0.196196</text:p>
          </table:table-cell>
          <table:table-cell office:value-type="float" office:value="1.27085" calcext:value-type="float">
            <text:p>1.27085</text:p>
          </table:table-cell>
          <table:table-cell office:value-type="float" office:value="0.240401" calcext:value-type="float">
            <text:p>0.240401</text:p>
          </table:table-cell>
          <table:table-cell office:value-type="float" office:value="0.920185" calcext:value-type="float">
            <text:p>0.920185</text:p>
          </table:table-cell>
          <table:table-cell office:value-type="float" office:value="0.741789" calcext:value-type="float">
            <text:p>0.741789</text:p>
          </table:table-cell>
          <table:table-cell office:value-type="float" office:value="1.89369" calcext:value-type="float">
            <text:p>1.89369</text:p>
          </table:table-cell>
          <table:table-cell office:value-type="float" office:value="0.185608" calcext:value-type="float">
            <text:p>0.185608</text:p>
          </table:table-cell>
          <table:table-cell office:value-type="float" office:value="0.408381" calcext:value-type="float">
            <text:p>0.408381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0.627686" calcext:value-type="float">
            <text:p>0.627686</text:p>
          </table:table-cell>
          <table:table-cell office:value-type="float" office:value="0.474382" calcext:value-type="float">
            <text:p>0.474382</text:p>
          </table:table-cell>
          <table:table-cell office:value-type="float" office:value="0.400495" calcext:value-type="float">
            <text:p>0.400495</text:p>
          </table:table-cell>
          <table:table-cell table:number-columns-repeated="20"/>
          <table:table-cell table:formula="of:=MIN([.A168:.BL168])" office:value-type="float" office:value="0.182577" calcext:value-type="float">
            <text:p>0.182577</text:p>
          </table:table-cell>
          <table:table-cell table:formula="of:=MAX([.A168:.BL168])" office:value-type="float" office:value="1.89369" calcext:value-type="float">
            <text:p>1.8936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26" calcext:value-type="float">
            <text:p>0.143226</text:p>
          </table:table-cell>
          <table:table-cell office:value-type="float" office:value="0.144407" calcext:value-type="float">
            <text:p>0.144407</text:p>
          </table:table-cell>
          <table:table-cell office:value-type="float" office:value="0.139569" calcext:value-type="float">
            <text:p>0.139569</text:p>
          </table:table-cell>
          <table:table-cell office:value-type="float" office:value="0.149383" calcext:value-type="float">
            <text:p>0.149383</text:p>
          </table:table-cell>
          <table:table-cell office:value-type="float" office:value="0.283074" calcext:value-type="float">
            <text:p>0.283074</text:p>
          </table:table-cell>
          <table:table-cell office:value-type="float" office:value="0.141675" calcext:value-type="float">
            <text:p>0.141675</text:p>
          </table:table-cell>
          <table:table-cell office:value-type="float" office:value="0.170148" calcext:value-type="float">
            <text:p>0.170148</text:p>
          </table:table-cell>
          <table:table-cell office:value-type="float" office:value="0.146432" calcext:value-type="float">
            <text:p>0.146432</text:p>
          </table:table-cell>
          <table:table-cell office:value-type="float" office:value="0.264059" calcext:value-type="float">
            <text:p>0.264059</text:p>
          </table:table-cell>
          <table:table-cell office:value-type="float" office:value="0.261496" calcext:value-type="float">
            <text:p>0.261496</text:p>
          </table:table-cell>
          <table:table-cell office:value-type="float" office:value="0.150645" calcext:value-type="float">
            <text:p>0.150645</text:p>
          </table:table-cell>
          <table:table-cell office:value-type="float" office:value="0.156312" calcext:value-type="float">
            <text:p>0.156312</text:p>
          </table:table-cell>
          <table:table-cell office:value-type="float" office:value="0.721981" calcext:value-type="float">
            <text:p>0.721981</text:p>
          </table:table-cell>
          <table:table-cell office:value-type="float" office:value="0.867959" calcext:value-type="float">
            <text:p>0.867959</text:p>
          </table:table-cell>
          <table:table-cell office:value-type="float" office:value="0.589117" calcext:value-type="float">
            <text:p>0.589117</text:p>
          </table:table-cell>
          <table:table-cell office:value-type="float" office:value="0.158388" calcext:value-type="float">
            <text:p>0.158388</text:p>
          </table:table-cell>
          <table:table-cell office:value-type="float" office:value="0.149851" calcext:value-type="float">
            <text:p>0.149851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157326" calcext:value-type="float">
            <text:p>0.157326</text:p>
          </table:table-cell>
          <table:table-cell office:value-type="float" office:value="0.624276" calcext:value-type="float">
            <text:p>0.624276</text:p>
          </table:table-cell>
          <table:table-cell office:value-type="float" office:value="0.486466" calcext:value-type="float">
            <text:p>0.486466</text:p>
          </table:table-cell>
          <table:table-cell office:value-type="float" office:value="0.361693" calcext:value-type="float">
            <text:p>0.361693</text:p>
          </table:table-cell>
          <table:table-cell office:value-type="float" office:value="0.150322" calcext:value-type="float">
            <text:p>0.150322</text:p>
          </table:table-cell>
          <table:table-cell office:value-type="float" office:value="0.140469" calcext:value-type="float">
            <text:p>0.140469</text:p>
          </table:table-cell>
          <table:table-cell office:value-type="float" office:value="0.153552" calcext:value-type="float">
            <text:p>0.153552</text:p>
          </table:table-cell>
          <table:table-cell office:value-type="float" office:value="0.478279" calcext:value-type="float">
            <text:p>0.478279</text:p>
          </table:table-cell>
          <table:table-cell office:value-type="float" office:value="0.150408" calcext:value-type="float">
            <text:p>0.150408</text:p>
          </table:table-cell>
          <table:table-cell office:value-type="float" office:value="0.470373" calcext:value-type="float">
            <text:p>0.470373</text:p>
          </table:table-cell>
          <table:table-cell office:value-type="float" office:value="0.141638" calcext:value-type="float">
            <text:p>0.141638</text:p>
          </table:table-cell>
          <table:table-cell office:value-type="float" office:value="0.149469" calcext:value-type="float">
            <text:p>0.149469</text:p>
          </table:table-cell>
          <table:table-cell office:value-type="float" office:value="0.583546" calcext:value-type="float">
            <text:p>0.583546</text:p>
          </table:table-cell>
          <table:table-cell office:value-type="float" office:value="0.563298" calcext:value-type="float">
            <text:p>0.563298</text:p>
          </table:table-cell>
          <table:table-cell office:value-type="float" office:value="0.150651" calcext:value-type="float">
            <text:p>0.150651</text:p>
          </table:table-cell>
          <table:table-cell office:value-type="float" office:value="1.6099" calcext:value-type="float">
            <text:p>1.6099</text:p>
          </table:table-cell>
          <table:table-cell office:value-type="float" office:value="0.431927" calcext:value-type="float">
            <text:p>0.431927</text:p>
          </table:table-cell>
          <table:table-cell office:value-type="float" office:value="1.35625" calcext:value-type="float">
            <text:p>1.35625</text:p>
          </table:table-cell>
          <table:table-cell office:value-type="float" office:value="0.165419" calcext:value-type="float">
            <text:p>0.165419</text:p>
          </table:table-cell>
          <table:table-cell office:value-type="float" office:value="1.65476" calcext:value-type="float">
            <text:p>1.65476</text:p>
          </table:table-cell>
          <table:table-cell office:value-type="float" office:value="0.329666" calcext:value-type="float">
            <text:p>0.329666</text:p>
          </table:table-cell>
          <table:table-cell office:value-type="float" office:value="1.46762" calcext:value-type="float">
            <text:p>1.46762</text:p>
          </table:table-cell>
          <table:table-cell office:value-type="float" office:value="0.146837" calcext:value-type="float">
            <text:p>0.146837</text:p>
          </table:table-cell>
          <table:table-cell office:value-type="float" office:value="0.305011" calcext:value-type="float">
            <text:p>0.305011</text:p>
          </table:table-cell>
          <table:table-cell office:value-type="float" office:value="0.140692" calcext:value-type="float">
            <text:p>0.140692</text:p>
          </table:table-cell>
          <table:table-cell office:value-type="float" office:value="1.93911" calcext:value-type="float">
            <text:p>1.93911</text:p>
          </table:table-cell>
          <table:table-cell office:value-type="float" office:value="0.079268" calcext:value-type="float">
            <text:p>0.079268</text:p>
          </table:table-cell>
          <table:table-cell office:value-type="float" office:value="1.39937" calcext:value-type="float">
            <text:p>1.39937</text:p>
          </table:table-cell>
          <table:table-cell office:value-type="float" office:value="1.70884" calcext:value-type="float">
            <text:p>1.70884</text:p>
          </table:table-cell>
          <table:table-cell office:value-type="float" office:value="1.30903" calcext:value-type="float">
            <text:p>1.30903</text:p>
          </table:table-cell>
          <table:table-cell office:value-type="float" office:value="0.0847452" calcext:value-type="float">
            <text:p>0.0847452</text:p>
          </table:table-cell>
          <table:table-cell office:value-type="float" office:value="0.084234" calcext:value-type="float">
            <text:p>0.084234</text:p>
          </table:table-cell>
          <table:table-cell office:value-type="float" office:value="0.909322" calcext:value-type="float">
            <text:p>0.909322</text:p>
          </table:table-cell>
          <table:table-cell office:value-type="float" office:value="0.0859201" calcext:value-type="float">
            <text:p>0.0859201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44158" calcext:value-type="float">
            <text:p>0.844158</text:p>
          </table:table-cell>
          <table:table-cell office:value-type="float" office:value="0.563371" calcext:value-type="float">
            <text:p>0.563371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1.08657" calcext:value-type="float">
            <text:p>1.08657</text:p>
          </table:table-cell>
          <table:table-cell office:value-type="float" office:value="1.49109" calcext:value-type="float">
            <text:p>1.49109</text:p>
          </table:table-cell>
          <table:table-cell office:value-type="float" office:value="0.948266" calcext:value-type="float">
            <text:p>0.948266</text:p>
          </table:table-cell>
          <table:table-cell office:value-type="float" office:value="0.819291" calcext:value-type="float">
            <text:p>0.819291</text:p>
          </table:table-cell>
          <table:table-cell office:value-type="float" office:value="0.852153" calcext:value-type="float">
            <text:p>0.852153</text:p>
          </table:table-cell>
          <table:table-cell office:value-type="float" office:value="0.147845" calcext:value-type="float">
            <text:p>0.147845</text:p>
          </table:table-cell>
          <table:table-cell office:value-type="float" office:value="2.03353" calcext:value-type="float">
            <text:p>2.03353</text:p>
          </table:table-cell>
          <table:table-cell office:value-type="float" office:value="0.581337" calcext:value-type="float">
            <text:p>0.581337</text:p>
          </table:table-cell>
          <table:table-cell table:number-columns-repeated="4"/>
          <table:table-cell table:formula="of:=MIN([.A170:.BL170])" office:value-type="float" office:value="0.079268" calcext:value-type="float">
            <text:p>0.079268</text:p>
          </table:table-cell>
          <table:table-cell table:formula="of:=MAX([.A170:.BL170])" office:value-type="float" office:value="2.03353" calcext:value-type="float">
            <text:p>2.03353</text:p>
          </table:table-cell>
          <table:table-cell table:number-columns-repeated="7"/>
        </table:table-row>
        <table:table-row table:style-name="ro1">
          <table:table-cell office:value-type="float" office:value="0.07585" calcext:value-type="float">
            <text:p>0.07585</text:p>
          </table:table-cell>
          <table:table-cell office:value-type="float" office:value="0.075187" calcext:value-type="float">
            <text:p>0.075187</text:p>
          </table:table-cell>
          <table:table-cell office:value-type="float" office:value="0.152478" calcext:value-type="float">
            <text:p>0.152478</text:p>
          </table:table-cell>
          <table:table-cell office:value-type="float" office:value="0.0707099" calcext:value-type="float">
            <text:p>0.0707099</text:p>
          </table:table-cell>
          <table:table-cell office:value-type="float" office:value="0.065841" calcext:value-type="float">
            <text:p>0.065841</text:p>
          </table:table-cell>
          <table:table-cell office:value-type="float" office:value="0.161814" calcext:value-type="float">
            <text:p>0.161814</text:p>
          </table:table-cell>
          <table:table-cell office:value-type="float" office:value="0.0652339" calcext:value-type="float">
            <text:p>0.0652339</text:p>
          </table:table-cell>
          <table:table-cell office:value-type="float" office:value="0.065223" calcext:value-type="float">
            <text:p>0.065223</text:p>
          </table:table-cell>
          <table:table-cell office:value-type="float" office:value="0.143513" calcext:value-type="float">
            <text:p>0.143513</text:p>
          </table:table-cell>
          <table:table-cell office:value-type="float" office:value="0.0605261" calcext:value-type="float">
            <text:p>0.0605261</text:p>
          </table:table-cell>
          <table:table-cell office:value-type="float" office:value="0.0583451" calcext:value-type="float">
            <text:p>0.0583451</text:p>
          </table:table-cell>
          <table:table-cell office:value-type="float" office:value="0.145321" calcext:value-type="float">
            <text:p>0.145321</text:p>
          </table:table-cell>
          <table:table-cell office:value-type="float" office:value="0.0717421" calcext:value-type="float">
            <text:p>0.0717421</text:p>
          </table:table-cell>
          <table:table-cell office:value-type="float" office:value="0.704273" calcext:value-type="float">
            <text:p>0.704273</text:p>
          </table:table-cell>
          <table:table-cell office:value-type="float" office:value="0.134558" calcext:value-type="float">
            <text:p>0.134558</text:p>
          </table:table-cell>
          <table:table-cell office:value-type="float" office:value="0.644427" calcext:value-type="float">
            <text:p>0.644427</text:p>
          </table:table-cell>
          <table:table-cell office:value-type="float" office:value="0.679793" calcext:value-type="float">
            <text:p>0.679793</text:p>
          </table:table-cell>
          <table:table-cell office:value-type="float" office:value="0.554287" calcext:value-type="float">
            <text:p>0.554287</text:p>
          </table:table-cell>
          <table:table-cell office:value-type="float" office:value="0.635636" calcext:value-type="float">
            <text:p>0.635636</text:p>
          </table:table-cell>
          <table:table-cell office:value-type="float" office:value="0.647065" calcext:value-type="float">
            <text:p>0.647065</text:p>
          </table:table-cell>
          <table:table-cell office:value-type="float" office:value="0.615196" calcext:value-type="float">
            <text:p>0.615196</text:p>
          </table:table-cell>
          <table:table-cell office:value-type="float" office:value="0.131747" calcext:value-type="float">
            <text:p>0.131747</text:p>
          </table:table-cell>
          <table:table-cell office:value-type="float" office:value="0.581802" calcext:value-type="float">
            <text:p>0.581802</text:p>
          </table:table-cell>
          <table:table-cell office:value-type="float" office:value="0.56119" calcext:value-type="float">
            <text:p>0.56119</text:p>
          </table:table-cell>
          <table:table-cell office:value-type="float" office:value="0.557512" calcext:value-type="float">
            <text:p>0.557512</text:p>
          </table:table-cell>
          <table:table-cell office:value-type="float" office:value="0.134343" calcext:value-type="float">
            <text:p>0.134343</text:p>
          </table:table-cell>
          <table:table-cell office:value-type="float" office:value="0.504114" calcext:value-type="float">
            <text:p>0.504114</text:p>
          </table:table-cell>
          <table:table-cell office:value-type="float" office:value="0.520903" calcext:value-type="float">
            <text:p>0.520903</text:p>
          </table:table-cell>
          <table:table-cell office:value-type="float" office:value="0.534122" calcext:value-type="float">
            <text:p>0.534122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503071" calcext:value-type="float">
            <text:p>0.503071</text:p>
          </table:table-cell>
          <table:table-cell office:value-type="float" office:value="0.497772" calcext:value-type="float">
            <text:p>0.497772</text:p>
          </table:table-cell>
          <table:table-cell office:value-type="float" office:value="1.27203" calcext:value-type="float">
            <text:p>1.27203</text:p>
          </table:table-cell>
          <table:table-cell office:value-type="float" office:value="0.494846" calcext:value-type="float">
            <text:p>0.494846</text:p>
          </table:table-cell>
          <table:table-cell office:value-type="float" office:value="1.22706" calcext:value-type="float">
            <text:p>1.22706</text:p>
          </table:table-cell>
          <table:table-cell office:value-type="float" office:value="0.532288" calcext:value-type="float">
            <text:p>0.532288</text:p>
          </table:table-cell>
          <table:table-cell office:value-type="float" office:value="0.540285" calcext:value-type="float">
            <text:p>0.540285</text:p>
          </table:table-cell>
          <table:table-cell office:value-type="float" office:value="1.19255" calcext:value-type="float">
            <text:p>1.19255</text:p>
          </table:table-cell>
          <table:table-cell office:value-type="float" office:value="0.551581" calcext:value-type="float">
            <text:p>0.551581</text:p>
          </table:table-cell>
          <table:table-cell office:value-type="float" office:value="0.526613" calcext:value-type="float">
            <text:p>0.526613</text:p>
          </table:table-cell>
          <table:table-cell office:value-type="float" office:value="1.13995" calcext:value-type="float">
            <text:p>1.13995</text:p>
          </table:table-cell>
          <table:table-cell office:value-type="float" office:value="1.64324" calcext:value-type="float">
            <text:p>1.64324</text:p>
          </table:table-cell>
          <table:table-cell office:value-type="float" office:value="1.52013" calcext:value-type="float">
            <text:p>1.52013</text:p>
          </table:table-cell>
          <table:table-cell office:value-type="float" office:value="0.458771" calcext:value-type="float">
            <text:p>0.458771</text:p>
          </table:table-cell>
          <table:table-cell office:value-type="float" office:value="0.455888" calcext:value-type="float">
            <text:p>0.455888</text:p>
          </table:table-cell>
          <table:table-cell office:value-type="float" office:value="1.43543" calcext:value-type="float">
            <text:p>1.43543</text:p>
          </table:table-cell>
          <table:table-cell office:value-type="float" office:value="0.463909" calcext:value-type="float">
            <text:p>0.463909</text:p>
          </table:table-cell>
          <table:table-cell office:value-type="float" office:value="0.912141" calcext:value-type="float">
            <text:p>0.912141</text:p>
          </table:table-cell>
          <table:table-cell office:value-type="float" office:value="0.412247" calcext:value-type="float">
            <text:p>0.412247</text:p>
          </table:table-cell>
          <table:table-cell office:value-type="float" office:value="0.440525" calcext:value-type="float">
            <text:p>0.440525</text:p>
          </table:table-cell>
          <table:table-cell office:value-type="float" office:value="1.35734" calcext:value-type="float">
            <text:p>1.35734</text:p>
          </table:table-cell>
          <table:table-cell office:value-type="float" office:value="0.053124" calcext:value-type="float">
            <text:p>0.053124</text:p>
          </table:table-cell>
          <table:table-cell office:value-type="float" office:value="0.062398" calcext:value-type="float">
            <text:p>0.062398</text:p>
          </table:table-cell>
          <table:table-cell office:value-type="float" office:value="1.06378" calcext:value-type="float">
            <text:p>1.06378</text:p>
          </table:table-cell>
          <table:table-cell office:value-type="float" office:value="0.941568" calcext:value-type="float">
            <text:p>0.941568</text:p>
          </table:table-cell>
          <table:table-cell office:value-type="float" office:value="0.834704" calcext:value-type="float">
            <text:p>0.834704</text:p>
          </table:table-cell>
          <table:table-cell office:value-type="float" office:value="0.878333" calcext:value-type="float">
            <text:p>0.878333</text:p>
          </table:table-cell>
          <table:table-cell office:value-type="float" office:value="0.836184" calcext:value-type="float">
            <text:p>0.836184</text:p>
          </table:table-cell>
          <table:table-cell office:value-type="float" office:value="1.69357" calcext:value-type="float">
            <text:p>1.69357</text:p>
          </table:table-cell>
          <table:table-cell office:value-type="float" office:value="0.0714581" calcext:value-type="float">
            <text:p>0.0714581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1.96259" calcext:value-type="float">
            <text:p>1.96259</text:p>
          </table:table-cell>
          <table:table-cell office:value-type="float" office:value="0.0273089" calcext:value-type="float">
            <text:p>0.0273089</text:p>
          </table:table-cell>
          <table:table-cell table:number-columns-repeated="4"/>
          <table:table-cell table:formula="of:=MIN([.A171:.BL171])" office:value-type="float" office:value="0.0273089" calcext:value-type="float">
            <text:p>0.0273089</text:p>
          </table:table-cell>
          <table:table-cell table:formula="of:=MAX([.A171:.BL171])" office:value-type="float" office:value="1.96259" calcext:value-type="float">
            <text:p>1.96259</text:p>
          </table:table-cell>
          <table:table-cell table:number-columns-repeated="7"/>
        </table:table-row>
        <table:table-row table:style-name="ro1">
          <table:table-cell office:value-type="float" office:value="0.120247" calcext:value-type="float">
            <text:p>0.120247</text:p>
          </table:table-cell>
          <table:table-cell office:value-type="float" office:value="0.166858" calcext:value-type="float">
            <text:p>0.166858</text:p>
          </table:table-cell>
          <table:table-cell office:value-type="float" office:value="0.223122" calcext:value-type="float">
            <text:p>0.223122</text:p>
          </table:table-cell>
          <table:table-cell office:value-type="float" office:value="0.203353" calcext:value-type="float">
            <text:p>0.203353</text:p>
          </table:table-cell>
          <table:table-cell office:value-type="float" office:value="0.158535" calcext:value-type="float">
            <text:p>0.158535</text:p>
          </table:table-cell>
          <table:table-cell office:value-type="float" office:value="0.16681" calcext:value-type="float">
            <text:p>0.16681</text:p>
          </table:table-cell>
          <table:table-cell office:value-type="float" office:value="0.168381" calcext:value-type="float">
            <text:p>0.168381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69137" calcext:value-type="float">
            <text:p>0.269137</text:p>
          </table:table-cell>
          <table:table-cell office:value-type="float" office:value="0.166849" calcext:value-type="float">
            <text:p>0.166849</text:p>
          </table:table-cell>
          <table:table-cell office:value-type="float" office:value="0.144824" calcext:value-type="float">
            <text:p>0.144824</text:p>
          </table:table-cell>
          <table:table-cell office:value-type="float" office:value="0.16382" calcext:value-type="float">
            <text:p>0.16382</text:p>
          </table:table-cell>
          <table:table-cell office:value-type="float" office:value="0.242211" calcext:value-type="float">
            <text:p>0.242211</text:p>
          </table:table-cell>
          <table:table-cell office:value-type="float" office:value="0.231046" calcext:value-type="float">
            <text:p>0.231046</text:p>
          </table:table-cell>
          <table:table-cell office:value-type="float" office:value="0.171684" calcext:value-type="float">
            <text:p>0.171684</text:p>
          </table:table-cell>
          <table:table-cell office:value-type="float" office:value="0.481637" calcext:value-type="float">
            <text:p>0.481637</text:p>
          </table:table-cell>
          <table:table-cell office:value-type="float" office:value="0.190993" calcext:value-type="float">
            <text:p>0.190993</text:p>
          </table:table-cell>
          <table:table-cell office:value-type="float" office:value="0.977137" calcext:value-type="float">
            <text:p>0.977137</text:p>
          </table:table-cell>
          <table:table-cell office:value-type="float" office:value="0.407571" calcext:value-type="float">
            <text:p>0.407571</text:p>
          </table:table-cell>
          <table:table-cell office:value-type="float" office:value="0.153612" calcext:value-type="float">
            <text:p>0.153612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0.884221" calcext:value-type="float">
            <text:p>0.884221</text:p>
          </table:table-cell>
          <table:table-cell office:value-type="float" office:value="0.738571" calcext:value-type="float">
            <text:p>0.738571</text:p>
          </table:table-cell>
          <table:table-cell office:value-type="float" office:value="0.603938" calcext:value-type="float">
            <text:p>0.603938</text:p>
          </table:table-cell>
          <table:table-cell office:value-type="float" office:value="0.453103" calcext:value-type="float">
            <text:p>0.453103</text:p>
          </table:table-cell>
          <table:table-cell office:value-type="float" office:value="1.291" calcext:value-type="float">
            <text:p>1.291</text:p>
          </table:table-cell>
          <table:table-cell office:value-type="float" office:value="0.368299" calcext:value-type="float">
            <text:p>0.368299</text:p>
          </table:table-cell>
          <table:table-cell office:value-type="float" office:value="0.271352" calcext:value-type="float">
            <text:p>0.271352</text:p>
          </table:table-cell>
          <table:table-cell office:value-type="float" office:value="1.17866" calcext:value-type="float">
            <text:p>1.17866</text:p>
          </table:table-cell>
          <table:table-cell office:value-type="float" office:value="0.308203" calcext:value-type="float">
            <text:p>0.308203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0.292546" calcext:value-type="float">
            <text:p>0.292546</text:p>
          </table:table-cell>
          <table:table-cell office:value-type="float" office:value="1.19258" calcext:value-type="float">
            <text:p>1.19258</text:p>
          </table:table-cell>
          <table:table-cell office:value-type="float" office:value="1.03172" calcext:value-type="float">
            <text:p>1.03172</text:p>
          </table:table-cell>
          <table:table-cell office:value-type="float" office:value="0.799768" calcext:value-type="float">
            <text:p>0.799768</text:p>
          </table:table-cell>
          <table:table-cell office:value-type="float" office:value="0.320146" calcext:value-type="float">
            <text:p>0.320146</text:p>
          </table:table-cell>
          <table:table-cell office:value-type="float" office:value="1.39392" calcext:value-type="float">
            <text:p>1.39392</text:p>
          </table:table-cell>
          <table:table-cell office:value-type="float" office:value="0.666665" calcext:value-type="float">
            <text:p>0.666665</text:p>
          </table:table-cell>
          <table:table-cell office:value-type="float" office:value="0.329196" calcext:value-type="float">
            <text:p>0.329196</text:p>
          </table:table-cell>
          <table:table-cell office:value-type="float" office:value="1.47798" calcext:value-type="float">
            <text:p>1.47798</text:p>
          </table:table-cell>
          <table:table-cell office:value-type="float" office:value="1.30449" calcext:value-type="float">
            <text:p>1.30449</text:p>
          </table:table-cell>
          <table:table-cell office:value-type="float" office:value="0.997273" calcext:value-type="float">
            <text:p>0.997273</text:p>
          </table:table-cell>
          <table:table-cell office:value-type="float" office:value="1.54198" calcext:value-type="float">
            <text:p>1.54198</text:p>
          </table:table-cell>
          <table:table-cell office:value-type="float" office:value="0.841719" calcext:value-type="float">
            <text:p>0.841719</text:p>
          </table:table-cell>
          <table:table-cell office:value-type="float" office:value="0.125018" calcext:value-type="float">
            <text:p>0.125018</text:p>
          </table:table-cell>
          <table:table-cell office:value-type="float" office:value="0.131778" calcext:value-type="float">
            <text:p>0.131778</text:p>
          </table:table-cell>
          <table:table-cell office:value-type="float" office:value="0.140523" calcext:value-type="float">
            <text:p>0.140523</text:p>
          </table:table-cell>
          <table:table-cell office:value-type="float" office:value="0.142233" calcext:value-type="float">
            <text:p>0.142233</text:p>
          </table:table-cell>
          <table:table-cell office:value-type="float" office:value="0.143099" calcext:value-type="float">
            <text:p>0.143099</text:p>
          </table:table-cell>
          <table:table-cell office:value-type="float" office:value="0.14523" calcext:value-type="float">
            <text:p>0.14523</text:p>
          </table:table-cell>
          <table:table-cell office:value-type="float" office:value="0.119424" calcext:value-type="float">
            <text:p>0.119424</text:p>
          </table:table-cell>
          <table:table-cell office:value-type="float" office:value="0.150374" calcext:value-type="float">
            <text:p>0.150374</text:p>
          </table:table-cell>
          <table:table-cell office:value-type="float" office:value="1.71193" calcext:value-type="float">
            <text:p>1.71193</text:p>
          </table:table-cell>
          <table:table-cell office:value-type="float" office:value="0.155642" calcext:value-type="float">
            <text:p>0.155642</text:p>
          </table:table-cell>
          <table:table-cell office:value-type="float" office:value="0.253389" calcext:value-type="float">
            <text:p>0.253389</text:p>
          </table:table-cell>
          <table:table-cell office:value-type="float" office:value="0.214186" calcext:value-type="float">
            <text:p>0.214186</text:p>
          </table:table-cell>
          <table:table-cell office:value-type="float" office:value="0.539718" calcext:value-type="float">
            <text:p>0.539718</text:p>
          </table:table-cell>
          <table:table-cell office:value-type="float" office:value="0.513333" calcext:value-type="float">
            <text:p>0.513333</text:p>
          </table:table-cell>
          <table:table-cell office:value-type="float" office:value="0.732589" calcext:value-type="float">
            <text:p>0.732589</text:p>
          </table:table-cell>
          <table:table-cell office:value-type="float" office:value="0.411429" calcext:value-type="float">
            <text:p>0.411429</text:p>
          </table:table-cell>
          <table:table-cell office:value-type="float" office:value="0.165364" calcext:value-type="float">
            <text:p>0.165364</text:p>
          </table:table-cell>
          <table:table-cell office:value-type="float" office:value="0.604153" calcext:value-type="float">
            <text:p>0.604153</text:p>
          </table:table-cell>
          <table:table-cell office:value-type="float" office:value="0.0360181" calcext:value-type="float">
            <text:p>0.0360181</text:p>
          </table:table-cell>
          <table:table-cell table:number-columns-repeated="4"/>
          <table:table-cell table:formula="of:=MIN([.A172:.BL172])" office:value-type="float" office:value="0.0360181" calcext:value-type="float">
            <text:p>0.0360181</text:p>
          </table:table-cell>
          <table:table-cell table:formula="of:=MAX([.A172:.BL172])" office:value-type="float" office:value="1.71193" calcext:value-type="float">
            <text:p>1.71193</text:p>
          </table:table-cell>
          <table:table-cell table:number-columns-repeated="7"/>
        </table:table-row>
        <table:table-row table:style-name="ro1">
          <table:table-cell office:value-type="float" office:value="0.143099" calcext:value-type="float">
            <text:p>0.143099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67335" calcext:value-type="float">
            <text:p>0.167335</text:p>
          </table:table-cell>
          <table:table-cell office:value-type="float" office:value="0.142727" calcext:value-type="float">
            <text:p>0.142727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0.16317" calcext:value-type="float">
            <text:p>0.16317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0.142325" calcext:value-type="float">
            <text:p>0.142325</text:p>
          </table:table-cell>
          <table:table-cell office:value-type="float" office:value="0.163638" calcext:value-type="float">
            <text:p>0.163638</text:p>
          </table:table-cell>
          <table:table-cell office:value-type="float" office:value="0.490978" calcext:value-type="float">
            <text:p>0.490978</text:p>
          </table:table-cell>
          <table:table-cell office:value-type="float" office:value="0.161203" calcext:value-type="float">
            <text:p>0.161203</text:p>
          </table:table-cell>
          <table:table-cell office:value-type="float" office:value="0.469141" calcext:value-type="float">
            <text:p>0.469141</text:p>
          </table:table-cell>
          <table:table-cell office:value-type="float" office:value="0.49637" calcext:value-type="float">
            <text:p>0.49637</text:p>
          </table:table-cell>
          <table:table-cell office:value-type="float" office:value="0.17376" calcext:value-type="float">
            <text:p>0.17376</text:p>
          </table:table-cell>
          <table:table-cell office:value-type="float" office:value="0.476408" calcext:value-type="float">
            <text:p>0.476408</text:p>
          </table:table-cell>
          <table:table-cell office:value-type="float" office:value="0.480619" calcext:value-type="float">
            <text:p>0.480619</text:p>
          </table:table-cell>
          <table:table-cell office:value-type="float" office:value="0.152723" calcext:value-type="float">
            <text:p>0.152723</text:p>
          </table:table-cell>
          <table:table-cell office:value-type="float" office:value="0.474751" calcext:value-type="float">
            <text:p>0.47475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141643" calcext:value-type="float">
            <text:p>0.141643</text:p>
          </table:table-cell>
          <table:table-cell office:value-type="float" office:value="0.477187" calcext:value-type="float">
            <text:p>0.477187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0.468028" calcext:value-type="float">
            <text:p>0.468028</text:p>
          </table:table-cell>
          <table:table-cell office:value-type="float" office:value="0.144073" calcext:value-type="float">
            <text:p>0.144073</text:p>
          </table:table-cell>
          <table:table-cell office:value-type="float" office:value="0.434352" calcext:value-type="float">
            <text:p>0.434352</text:p>
          </table:table-cell>
          <table:table-cell office:value-type="float" office:value="0.439334" calcext:value-type="float">
            <text:p>0.439334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0.426777" calcext:value-type="float">
            <text:p>0.426777</text:p>
          </table:table-cell>
          <table:table-cell office:value-type="float" office:value="0.139101" calcext:value-type="float">
            <text:p>0.139101</text:p>
          </table:table-cell>
          <table:table-cell office:value-type="float" office:value="0.441121" calcext:value-type="float">
            <text:p>0.441121</text:p>
          </table:table-cell>
          <table:table-cell office:value-type="float" office:value="0.133286" calcext:value-type="float">
            <text:p>0.133286</text:p>
          </table:table-cell>
          <table:table-cell office:value-type="float" office:value="0.13807" calcext:value-type="float">
            <text:p>0.13807</text:p>
          </table:table-cell>
          <table:table-cell office:value-type="float" office:value="0.129771" calcext:value-type="float">
            <text:p>0.129771</text:p>
          </table:table-cell>
          <table:table-cell office:value-type="float" office:value="0.140865" calcext:value-type="float">
            <text:p>0.140865</text:p>
          </table:table-cell>
          <table:table-cell office:value-type="float" office:value="0.140414" calcext:value-type="float">
            <text:p>0.140414</text:p>
          </table:table-cell>
          <table:table-cell office:value-type="float" office:value="0.144224" calcext:value-type="float">
            <text:p>0.144224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0.142465" calcext:value-type="float">
            <text:p>0.142465</text:p>
          </table:table-cell>
          <table:table-cell office:value-type="float" office:value="1.5963" calcext:value-type="float">
            <text:p>1.5963</text:p>
          </table:table-cell>
          <table:table-cell office:value-type="float" office:value="0.428034" calcext:value-type="float">
            <text:p>0.428034</text:p>
          </table:table-cell>
          <table:table-cell office:value-type="float" office:value="0.426862" calcext:value-type="float">
            <text:p>0.426862</text:p>
          </table:table-cell>
          <table:table-cell office:value-type="float" office:value="0.846314" calcext:value-type="float">
            <text:p>0.846314</text:p>
          </table:table-cell>
          <table:table-cell office:value-type="float" office:value="1.43196" calcext:value-type="float">
            <text:p>1.43196</text:p>
          </table:table-cell>
          <table:table-cell office:value-type="float" office:value="1.28028" calcext:value-type="float">
            <text:p>1.28028</text:p>
          </table:table-cell>
          <table:table-cell office:value-type="float" office:value="1.14299" calcext:value-type="float">
            <text:p>1.14299</text:p>
          </table:table-cell>
          <table:table-cell office:value-type="float" office:value="0.295847" calcext:value-type="float">
            <text:p>0.295847</text:p>
          </table:table-cell>
          <table:table-cell office:value-type="float" office:value="1.03363" calcext:value-type="float">
            <text:p>1.03363</text:p>
          </table:table-cell>
          <table:table-cell office:value-type="float" office:value="0.177239" calcext:value-type="float">
            <text:p>0.177239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469677" calcext:value-type="float">
            <text:p>0.469677</text:p>
          </table:table-cell>
          <table:table-cell office:value-type="float" office:value="0.33566" calcext:value-type="float">
            <text:p>0.33566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1.06441" calcext:value-type="float">
            <text:p>1.06441</text:p>
          </table:table-cell>
          <table:table-cell office:value-type="float" office:value="0.128731" calcext:value-type="float">
            <text:p>0.128731</text:p>
          </table:table-cell>
          <table:table-cell office:value-type="float" office:value="0.691899" calcext:value-type="float">
            <text:p>0.691899</text:p>
          </table:table-cell>
          <table:table-cell office:value-type="float" office:value="0.692013" calcext:value-type="float">
            <text:p>0.692013</text:p>
          </table:table-cell>
          <table:table-cell office:value-type="float" office:value="1.93151" calcext:value-type="float">
            <text:p>1.93151</text:p>
          </table:table-cell>
          <table:table-cell office:value-type="float" office:value="0.604302" calcext:value-type="float">
            <text:p>0.604302</text:p>
          </table:table-cell>
          <table:table-cell office:value-type="float" office:value="0.484788" calcext:value-type="float">
            <text:p>0.484788</text:p>
          </table:table-cell>
          <table:table-cell office:value-type="float" office:value="2.00182" calcext:value-type="float">
            <text:p>2.00182</text:p>
          </table:table-cell>
          <table:table-cell office:value-type="float" office:value="1.35624" calcext:value-type="float">
            <text:p>1.35624</text:p>
          </table:table-cell>
          <table:table-cell office:value-type="float" office:value="1.8502" calcext:value-type="float">
            <text:p>1.8502</text:p>
          </table:table-cell>
          <table:table-cell office:value-type="float" office:value="1.84249" calcext:value-type="float">
            <text:p>1.84249</text:p>
          </table:table-cell>
          <table:table-cell table:number-columns-repeated="4"/>
          <table:table-cell table:formula="of:=MIN([.A173:.BL173])" office:value-type="float" office:value="0.128731" calcext:value-type="float">
            <text:p>0.128731</text:p>
          </table:table-cell>
          <table:table-cell table:formula="of:=MAX([.A173:.BL173])" office:value-type="float" office:value="2.00182" calcext:value-type="float">
            <text:p>2.00182</text:p>
          </table:table-cell>
          <table:table-cell table:number-columns-repeated="7"/>
        </table:table-row>
        <table:table-row table:style-name="ro1">
          <table:table-cell office:value-type="float" office:value="0.140495" calcext:value-type="float">
            <text:p>0.140495</text:p>
          </table:table-cell>
          <table:table-cell office:value-type="float" office:value="0.15254" calcext:value-type="float">
            <text:p>0.15254</text:p>
          </table:table-cell>
          <table:table-cell office:value-type="float" office:value="0.172611" calcext:value-type="float">
            <text:p>0.172611</text:p>
          </table:table-cell>
          <table:table-cell office:value-type="float" office:value="0.141439" calcext:value-type="float">
            <text:p>0.141439</text:p>
          </table:table-cell>
          <table:table-cell office:value-type="float" office:value="0.160868" calcext:value-type="float">
            <text:p>0.160868</text:p>
          </table:table-cell>
          <table:table-cell office:value-type="float" office:value="0.165116" calcext:value-type="float">
            <text:p>0.165116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0.150993" calcext:value-type="float">
            <text:p>0.150993</text:p>
          </table:table-cell>
          <table:table-cell office:value-type="float" office:value="0.139705" calcext:value-type="float">
            <text:p>0.139705</text:p>
          </table:table-cell>
          <table:table-cell office:value-type="float" office:value="0.144866" calcext:value-type="float">
            <text:p>0.144866</text:p>
          </table:table-cell>
          <table:table-cell office:value-type="float" office:value="0.152493" calcext:value-type="float">
            <text:p>0.152493</text:p>
          </table:table-cell>
          <table:table-cell office:value-type="float" office:value="0.13789" calcext:value-type="float">
            <text:p>0.13789</text:p>
          </table:table-cell>
          <table:table-cell office:value-type="float" office:value="0.76922" calcext:value-type="float">
            <text:p>0.76922</text:p>
          </table:table-cell>
          <table:table-cell office:value-type="float" office:value="0.153552" calcext:value-type="float">
            <text:p>0.153552</text:p>
          </table:table-cell>
          <table:table-cell office:value-type="float" office:value="0.750626" calcext:value-type="float">
            <text:p>0.750626</text:p>
          </table:table-cell>
          <table:table-cell office:value-type="float" office:value="0.136752" calcext:value-type="float">
            <text:p>0.136752</text:p>
          </table:table-cell>
          <table:table-cell office:value-type="float" office:value="0.744787" calcext:value-type="float">
            <text:p>0.744787</text:p>
          </table:table-cell>
          <table:table-cell office:value-type="float" office:value="0.73328" calcext:value-type="float">
            <text:p>0.73328</text:p>
          </table:table-cell>
          <table:table-cell office:value-type="float" office:value="0.722707" calcext:value-type="float">
            <text:p>0.722707</text:p>
          </table:table-cell>
          <table:table-cell office:value-type="float" office:value="0.159605" calcext:value-type="float">
            <text:p>0.159605</text:p>
          </table:table-cell>
          <table:table-cell office:value-type="float" office:value="0.160851" calcext:value-type="float">
            <text:p>0.160851</text:p>
          </table:table-cell>
          <table:table-cell office:value-type="float" office:value="0.597047" calcext:value-type="float">
            <text:p>0.597047</text:p>
          </table:table-cell>
          <table:table-cell office:value-type="float" office:value="0.318733" calcext:value-type="float">
            <text:p>0.318733</text:p>
          </table:table-cell>
          <table:table-cell office:value-type="float" office:value="0.475856" calcext:value-type="float">
            <text:p>0.475856</text:p>
          </table:table-cell>
          <table:table-cell office:value-type="float" office:value="0.453495" calcext:value-type="float">
            <text:p>0.453495</text:p>
          </table:table-cell>
          <table:table-cell office:value-type="float" office:value="0.291797" calcext:value-type="float">
            <text:p>0.291797</text:p>
          </table:table-cell>
          <table:table-cell office:value-type="float" office:value="0.155697" calcext:value-type="float">
            <text:p>0.155697</text:p>
          </table:table-cell>
          <table:table-cell office:value-type="float" office:value="1.26119" calcext:value-type="float">
            <text:p>1.26119</text:p>
          </table:table-cell>
          <table:table-cell office:value-type="float" office:value="0.308296" calcext:value-type="float">
            <text:p>0.308296</text:p>
          </table:table-cell>
          <table:table-cell office:value-type="float" office:value="0.140525" calcext:value-type="float">
            <text:p>0.140525</text:p>
          </table:table-cell>
          <table:table-cell office:value-type="float" office:value="0.752992" calcext:value-type="float">
            <text:p>0.752992</text:p>
          </table:table-cell>
          <table:table-cell office:value-type="float" office:value="1.51276" calcext:value-type="float">
            <text:p>1.51276</text:p>
          </table:table-cell>
          <table:table-cell office:value-type="float" office:value="0.138225" calcext:value-type="float">
            <text:p>0.138225</text:p>
          </table:table-cell>
          <table:table-cell office:value-type="float" office:value="1.54521" calcext:value-type="float">
            <text:p>1.54521</text:p>
          </table:table-cell>
          <table:table-cell office:value-type="float" office:value="1.35303" calcext:value-type="float">
            <text:p>1.35303</text:p>
          </table:table-cell>
          <table:table-cell office:value-type="float" office:value="0.285604" calcext:value-type="float">
            <text:p>0.285604</text:p>
          </table:table-cell>
          <table:table-cell office:value-type="float" office:value="0.427312" calcext:value-type="float">
            <text:p>0.427312</text:p>
          </table:table-cell>
          <table:table-cell office:value-type="float" office:value="0.302544" calcext:value-type="float">
            <text:p>0.302544</text:p>
          </table:table-cell>
          <table:table-cell office:value-type="float" office:value="1.20725" calcext:value-type="float">
            <text:p>1.20725</text:p>
          </table:table-cell>
          <table:table-cell office:value-type="float" office:value="0.2743" calcext:value-type="float">
            <text:p>0.2743</text:p>
          </table:table-cell>
          <table:table-cell office:value-type="float" office:value="1.7943" calcext:value-type="float">
            <text:p>1.7943</text:p>
          </table:table-cell>
          <table:table-cell office:value-type="float" office:value="1.17124" calcext:value-type="float">
            <text:p>1.17124</text:p>
          </table:table-cell>
          <table:table-cell office:value-type="float" office:value="1.03038" calcext:value-type="float">
            <text:p>1.03038</text:p>
          </table:table-cell>
          <table:table-cell office:value-type="float" office:value="1.3248" calcext:value-type="float">
            <text:p>1.3248</text:p>
          </table:table-cell>
          <table:table-cell office:value-type="float" office:value="0.739634" calcext:value-type="float">
            <text:p>0.739634</text:p>
          </table:table-cell>
          <table:table-cell office:value-type="float" office:value="1.97567" calcext:value-type="float">
            <text:p>1.97567</text:p>
          </table:table-cell>
          <table:table-cell office:value-type="float" office:value="1.80255" calcext:value-type="float">
            <text:p>1.80255</text:p>
          </table:table-cell>
          <table:table-cell office:value-type="float" office:value="0.307059" calcext:value-type="float">
            <text:p>0.307059</text:p>
          </table:table-cell>
          <table:table-cell office:value-type="float" office:value="1.51351" calcext:value-type="float">
            <text:p>1.51351</text:p>
          </table:table-cell>
          <table:table-cell office:value-type="float" office:value="1.36929" calcext:value-type="float">
            <text:p>1.36929</text:p>
          </table:table-cell>
          <table:table-cell office:value-type="float" office:value="1.36935" calcext:value-type="float">
            <text:p>1.36935</text:p>
          </table:table-cell>
          <table:table-cell office:value-type="float" office:value="1.86036" calcext:value-type="float">
            <text:p>1.86036</text:p>
          </table:table-cell>
          <table:table-cell office:value-type="float" office:value="1.69551" calcext:value-type="float">
            <text:p>1.69551</text:p>
          </table:table-cell>
          <table:table-cell office:value-type="float" office:value="1.60617" calcext:value-type="float">
            <text:p>1.60617</text:p>
          </table:table-cell>
          <table:table-cell office:value-type="float" office:value="1.50571" calcext:value-type="float">
            <text:p>1.50571</text:p>
          </table:table-cell>
          <table:table-cell office:value-type="float" office:value="1.80763" calcext:value-type="float">
            <text:p>1.80763</text:p>
          </table:table-cell>
          <table:table-cell office:value-type="float" office:value="1.70588" calcext:value-type="float">
            <text:p>1.70588</text:p>
          </table:table-cell>
          <table:table-cell office:value-type="float" office:value="1.56794" calcext:value-type="float">
            <text:p>1.56794</text:p>
          </table:table-cell>
          <table:table-cell office:value-type="float" office:value="1.58653" calcext:value-type="float">
            <text:p>1.58653</text:p>
          </table:table-cell>
          <table:table-cell office:value-type="float" office:value="1.63867" calcext:value-type="float">
            <text:p>1.63867</text:p>
          </table:table-cell>
          <table:table-cell office:value-type="float" office:value="1.23142" calcext:value-type="float">
            <text:p>1.23142</text:p>
          </table:table-cell>
          <table:table-cell office:value-type="float" office:value="1.96391" calcext:value-type="float">
            <text:p>1.96391</text:p>
          </table:table-cell>
          <table:table-cell office:value-type="float" office:value="1.07383" calcext:value-type="float">
            <text:p>1.07383</text:p>
          </table:table-cell>
          <table:table-cell office:value-type="float" office:value="0.028584" calcext:value-type="float">
            <text:p>0.028584</text:p>
          </table:table-cell>
          <table:table-cell table:number-columns-repeated="4"/>
          <table:table-cell table:formula="of:=MIN([.A174:.BL174])" office:value-type="float" office:value="0.028584" calcext:value-type="float">
            <text:p>0.028584</text:p>
          </table:table-cell>
          <table:table-cell table:formula="of:=MAX([.A174:.BL174])" office:value-type="float" office:value="1.97567" calcext:value-type="float">
            <text:p>1.97567</text:p>
          </table:table-cell>
          <table:table-cell table:number-columns-repeated="7"/>
        </table:table-row>
        <table:table-row table:style-name="ro1">
          <table:table-cell office:value-type="float" office:value="0.143821" calcext:value-type="float">
            <text:p>0.143821</text:p>
          </table:table-cell>
          <table:table-cell office:value-type="float" office:value="0.152497" calcext:value-type="float">
            <text:p>0.152497</text:p>
          </table:table-cell>
          <table:table-cell office:value-type="float" office:value="0.146466" calcext:value-type="float">
            <text:p>0.146466</text:p>
          </table:table-cell>
          <table:table-cell office:value-type="float" office:value="0.148786" calcext:value-type="float">
            <text:p>0.148786</text:p>
          </table:table-cell>
          <table:table-cell office:value-type="float" office:value="0.148606" calcext:value-type="float">
            <text:p>0.148606</text:p>
          </table:table-cell>
          <table:table-cell office:value-type="float" office:value="0.148335" calcext:value-type="float">
            <text:p>0.148335</text:p>
          </table:table-cell>
          <table:table-cell office:value-type="float" office:value="0.140498" calcext:value-type="float">
            <text:p>0.140498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0.135947" calcext:value-type="float">
            <text:p>0.135947</text:p>
          </table:table-cell>
          <table:table-cell office:value-type="float" office:value="0.144845" calcext:value-type="float">
            <text:p>0.144845</text:p>
          </table:table-cell>
          <table:table-cell office:value-type="float" office:value="0.152437" calcext:value-type="float">
            <text:p>0.152437</text:p>
          </table:table-cell>
          <table:table-cell office:value-type="float" office:value="0.143441" calcext:value-type="float">
            <text:p>0.143441</text:p>
          </table:table-cell>
          <table:table-cell office:value-type="float" office:value="0.885805" calcext:value-type="float">
            <text:p>0.885805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0.596131" calcext:value-type="float">
            <text:p>0.596131</text:p>
          </table:table-cell>
          <table:table-cell office:value-type="float" office:value="0.453701" calcext:value-type="float">
            <text:p>0.453701</text:p>
          </table:table-cell>
          <table:table-cell office:value-type="float" office:value="0.324758" calcext:value-type="float">
            <text:p>0.324758</text:p>
          </table:table-cell>
          <table:table-cell office:value-type="float" office:value="0.138988" calcext:value-type="float">
            <text:p>0.138988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1.03492" calcext:value-type="float">
            <text:p>1.03492</text:p>
          </table:table-cell>
          <table:table-cell office:value-type="float" office:value="0.888765" calcext:value-type="float">
            <text:p>0.888765</text:p>
          </table:table-cell>
          <table:table-cell office:value-type="float" office:value="0.742565" calcext:value-type="float">
            <text:p>0.742565</text:p>
          </table:table-cell>
          <table:table-cell office:value-type="float" office:value="0.59797" calcext:value-type="float">
            <text:p>0.59797</text:p>
          </table:table-cell>
          <table:table-cell office:value-type="float" office:value="0.143186" calcext:value-type="float">
            <text:p>0.143186</text:p>
          </table:table-cell>
          <table:table-cell office:value-type="float" office:value="0.428313" calcext:value-type="float">
            <text:p>0.428313</text:p>
          </table:table-cell>
          <table:table-cell office:value-type="float" office:value="0.467872" calcext:value-type="float">
            <text:p>0.467872</text:p>
          </table:table-cell>
          <table:table-cell office:value-type="float" office:value="0.134084" calcext:value-type="float">
            <text:p>0.134084</text:p>
          </table:table-cell>
          <table:table-cell office:value-type="float" office:value="0.149433" calcext:value-type="float">
            <text:p>0.149433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0.168818" calcext:value-type="float">
            <text:p>0.168818</text:p>
          </table:table-cell>
          <table:table-cell office:value-type="float" office:value="0.141001" calcext:value-type="float">
            <text:p>0.141001</text:p>
          </table:table-cell>
          <table:table-cell office:value-type="float" office:value="0.582618" calcext:value-type="float">
            <text:p>0.582618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0.146656" calcext:value-type="float">
            <text:p>0.146656</text:p>
          </table:table-cell>
          <table:table-cell office:value-type="float" office:value="0.865374" calcext:value-type="float">
            <text:p>0.86537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875683" calcext:value-type="float">
            <text:p>0.875683</text:p>
          </table:table-cell>
          <table:table-cell office:value-type="float" office:value="0.597889" calcext:value-type="float">
            <text:p>0.597889</text:p>
          </table:table-cell>
          <table:table-cell office:value-type="float" office:value="0.13497" calcext:value-type="float">
            <text:p>0.13497</text:p>
          </table:table-cell>
          <table:table-cell office:value-type="float" office:value="0.728158" calcext:value-type="float">
            <text:p>0.728158</text:p>
          </table:table-cell>
          <table:table-cell office:value-type="float" office:value="0.143873" calcext:value-type="float">
            <text:p>0.143873</text:p>
          </table:table-cell>
          <table:table-cell office:value-type="float" office:value="0.447614" calcext:value-type="float">
            <text:p>0.447614</text:p>
          </table:table-cell>
          <table:table-cell office:value-type="float" office:value="0.589565" calcext:value-type="float">
            <text:p>0.589565</text:p>
          </table:table-cell>
          <table:table-cell office:value-type="float" office:value="0.756451" calcext:value-type="float">
            <text:p>0.756451</text:p>
          </table:table-cell>
          <table:table-cell office:value-type="float" office:value="0.466156" calcext:value-type="float">
            <text:p>0.466156</text:p>
          </table:table-cell>
          <table:table-cell office:value-type="float" office:value="0.138849" calcext:value-type="float">
            <text:p>0.138849</text:p>
          </table:table-cell>
          <table:table-cell office:value-type="float" office:value="0.141976" calcext:value-type="float">
            <text:p>0.141976</text:p>
          </table:table-cell>
          <table:table-cell office:value-type="float" office:value="0.301554" calcext:value-type="float">
            <text:p>0.301554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1.20724" calcext:value-type="float">
            <text:p>1.20724</text:p>
          </table:table-cell>
          <table:table-cell office:value-type="float" office:value="0.927542" calcext:value-type="float">
            <text:p>0.927542</text:p>
          </table:table-cell>
          <table:table-cell office:value-type="float" office:value="0.134467" calcext:value-type="float">
            <text:p>0.134467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781302" calcext:value-type="float">
            <text:p>0.781302</text:p>
          </table:table-cell>
          <table:table-cell office:value-type="float" office:value="0.529643" calcext:value-type="float">
            <text:p>0.529643</text:p>
          </table:table-cell>
          <table:table-cell office:value-type="float" office:value="0.39661" calcext:value-type="float">
            <text:p>0.39661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40391" calcext:value-type="float">
            <text:p>0.140391</text:p>
          </table:table-cell>
          <table:table-cell office:value-type="float" office:value="0.32219" calcext:value-type="float">
            <text:p>0.32219</text:p>
          </table:table-cell>
          <table:table-cell office:value-type="float" office:value="0.322907" calcext:value-type="float">
            <text:p>0.322907</text:p>
          </table:table-cell>
          <table:table-cell office:value-type="float" office:value="0.531897" calcext:value-type="float">
            <text:p>0.531897</text:p>
          </table:table-cell>
          <table:table-cell office:value-type="float" office:value="0.0608931" calcext:value-type="float">
            <text:p>0.0608931</text:p>
          </table:table-cell>
          <table:table-cell office:value-type="float" office:value="2.1574" calcext:value-type="float">
            <text:p>2.1574</text:p>
          </table:table-cell>
          <table:table-cell table:number-columns-repeated="4"/>
          <table:table-cell table:formula="of:=MIN([.A175:.BL175])" office:value-type="float" office:value="0.0608931" calcext:value-type="float">
            <text:p>0.0608931</text:p>
          </table:table-cell>
          <table:table-cell table:formula="of:=MAX([.A175:.BL175])" office:value-type="float" office:value="2.1574" calcext:value-type="float">
            <text:p>2.1574</text:p>
          </table:table-cell>
          <table:table-cell table:number-columns-repeated="7"/>
        </table:table-row>
        <table:table-row table:style-name="ro1">
          <table:table-cell office:value-type="float" office:value="0.146109" calcext:value-type="float">
            <text:p>0.146109</text:p>
          </table:table-cell>
          <table:table-cell office:value-type="float" office:value="0.144783" calcext:value-type="float">
            <text:p>0.144783</text:p>
          </table:table-cell>
          <table:table-cell office:value-type="float" office:value="0.148242" calcext:value-type="float">
            <text:p>0.148242</text:p>
          </table:table-cell>
          <table:table-cell office:value-type="float" office:value="0.143757" calcext:value-type="float">
            <text:p>0.143757</text:p>
          </table:table-cell>
          <table:table-cell office:value-type="float" office:value="0.15152" calcext:value-type="float">
            <text:p>0.15152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143046" calcext:value-type="float">
            <text:p>0.143046</text:p>
          </table:table-cell>
          <table:table-cell office:value-type="float" office:value="0.302527" calcext:value-type="float">
            <text:p>0.302527</text:p>
          </table:table-cell>
          <table:table-cell office:value-type="float" office:value="0.146619" calcext:value-type="float">
            <text:p>0.146619</text:p>
          </table:table-cell>
          <table:table-cell office:value-type="float" office:value="0.151896" calcext:value-type="float">
            <text:p>0.151896</text:p>
          </table:table-cell>
          <table:table-cell office:value-type="float" office:value="0.141573" calcext:value-type="float">
            <text:p>0.141573</text:p>
          </table:table-cell>
          <table:table-cell office:value-type="float" office:value="0.439876" calcext:value-type="float">
            <text:p>0.439876</text:p>
          </table:table-cell>
          <table:table-cell office:value-type="float" office:value="0.902683" calcext:value-type="float">
            <text:p>0.902683</text:p>
          </table:table-cell>
          <table:table-cell office:value-type="float" office:value="0.142975" calcext:value-type="float">
            <text:p>0.142975</text:p>
          </table:table-cell>
          <table:table-cell office:value-type="float" office:value="0.755483" calcext:value-type="float">
            <text:p>0.755483</text:p>
          </table:table-cell>
          <table:table-cell office:value-type="float" office:value="0.296697" calcext:value-type="float">
            <text:p>0.296697</text:p>
          </table:table-cell>
          <table:table-cell office:value-type="float" office:value="0.748136" calcext:value-type="float">
            <text:p>0.748136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76006" calcext:value-type="float">
            <text:p>0.76006</text:p>
          </table:table-cell>
          <table:table-cell office:value-type="float" office:value="0.622858" calcext:value-type="float">
            <text:p>0.622858</text:p>
          </table:table-cell>
          <table:table-cell office:value-type="float" office:value="0.472371" calcext:value-type="float">
            <text:p>0.472371</text:p>
          </table:table-cell>
          <table:table-cell office:value-type="float" office:value="0.457441" calcext:value-type="float">
            <text:p>0.457441</text:p>
          </table:table-cell>
          <table:table-cell office:value-type="float" office:value="1.34172" calcext:value-type="float">
            <text:p>1.34172</text:p>
          </table:table-cell>
          <table:table-cell office:value-type="float" office:value="1.19949" calcext:value-type="float">
            <text:p>1.19949</text:p>
          </table:table-cell>
          <table:table-cell office:value-type="float" office:value="0.438504" calcext:value-type="float">
            <text:p>0.438504</text:p>
          </table:table-cell>
          <table:table-cell office:value-type="float" office:value="0.442771" calcext:value-type="float">
            <text:p>0.442771</text:p>
          </table:table-cell>
          <table:table-cell office:value-type="float" office:value="0.421337" calcext:value-type="float">
            <text:p>0.421337</text:p>
          </table:table-cell>
          <table:table-cell office:value-type="float" office:value="1.33216" calcext:value-type="float">
            <text:p>1.33216</text:p>
          </table:table-cell>
          <table:table-cell office:value-type="float" office:value="0.281026" calcext:value-type="float">
            <text:p>0.281026</text:p>
          </table:table-cell>
          <table:table-cell office:value-type="float" office:value="1.19151" calcext:value-type="float">
            <text:p>1.19151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5989" calcext:value-type="float">
            <text:p>1.15989</text:p>
          </table:table-cell>
          <table:table-cell office:value-type="float" office:value="1.01066" calcext:value-type="float">
            <text:p>1.01066</text:p>
          </table:table-cell>
          <table:table-cell office:value-type="float" office:value="1.02205" calcext:value-type="float">
            <text:p>1.02205</text:p>
          </table:table-cell>
          <table:table-cell office:value-type="float" office:value="0.557899" calcext:value-type="float">
            <text:p>0.557899</text:p>
          </table:table-cell>
          <table:table-cell office:value-type="float" office:value="1.62149" calcext:value-type="float">
            <text:p>1.62149</text:p>
          </table:table-cell>
          <table:table-cell office:value-type="float" office:value="0.164308" calcext:value-type="float">
            <text:p>0.164308</text:p>
          </table:table-cell>
          <table:table-cell office:value-type="float" office:value="0.849028" calcext:value-type="float">
            <text:p>0.849028</text:p>
          </table:table-cell>
          <table:table-cell office:value-type="float" office:value="0.853812" calcext:value-type="float">
            <text:p>0.853812</text:p>
          </table:table-cell>
          <table:table-cell office:value-type="float" office:value="0.719548" calcext:value-type="float">
            <text:p>0.719548</text:p>
          </table:table-cell>
          <table:table-cell office:value-type="float" office:value="0.717032" calcext:value-type="float">
            <text:p>0.717032</text:p>
          </table:table-cell>
          <table:table-cell office:value-type="float" office:value="0.709695" calcext:value-type="float">
            <text:p>0.709695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1.9292" calcext:value-type="float">
            <text:p>1.9292</text:p>
          </table:table-cell>
          <table:table-cell office:value-type="float" office:value="0.596726" calcext:value-type="float">
            <text:p>0.596726</text:p>
          </table:table-cell>
          <table:table-cell office:value-type="float" office:value="0.726422" calcext:value-type="float">
            <text:p>0.726422</text:p>
          </table:table-cell>
          <table:table-cell office:value-type="float" office:value="1.65355" calcext:value-type="float">
            <text:p>1.65355</text:p>
          </table:table-cell>
          <table:table-cell office:value-type="float" office:value="0.467235" calcext:value-type="float">
            <text:p>0.467235</text:p>
          </table:table-cell>
          <table:table-cell office:value-type="float" office:value="0.353048" calcext:value-type="float">
            <text:p>0.353048</text:p>
          </table:table-cell>
          <table:table-cell office:value-type="float" office:value="0.419651" calcext:value-type="float">
            <text:p>0.419651</text:p>
          </table:table-cell>
          <table:table-cell office:value-type="float" office:value="0.724146" calcext:value-type="float">
            <text:p>0.724146</text:p>
          </table:table-cell>
          <table:table-cell office:value-type="float" office:value="1.64426" calcext:value-type="float">
            <text:p>1.64426</text:p>
          </table:table-cell>
          <table:table-cell office:value-type="float" office:value="1.64381" calcext:value-type="float">
            <text:p>1.64381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414457" calcext:value-type="float">
            <text:p>0.414457</text:p>
          </table:table-cell>
          <table:table-cell office:value-type="float" office:value="1.07017" calcext:value-type="float">
            <text:p>1.07017</text:p>
          </table:table-cell>
          <table:table-cell office:value-type="float" office:value="1.08378" calcext:value-type="float">
            <text:p>1.08378</text:p>
          </table:table-cell>
          <table:table-cell office:value-type="float" office:value="0.136848" calcext:value-type="float">
            <text:p>0.136848</text:p>
          </table:table-cell>
          <table:table-cell office:value-type="float" office:value="0.802089" calcext:value-type="float">
            <text:p>0.802089</text:p>
          </table:table-cell>
          <table:table-cell office:value-type="float" office:value="1.13062" calcext:value-type="float">
            <text:p>1.13062</text:p>
          </table:table-cell>
          <table:table-cell office:value-type="float" office:value="1.1114" calcext:value-type="float">
            <text:p>1.1114</text:p>
          </table:table-cell>
          <table:table-cell office:value-type="float" office:value="0.053334" calcext:value-type="float">
            <text:p>0.053334</text:p>
          </table:table-cell>
          <table:table-cell office:value-type="float" office:value="1.45985" calcext:value-type="float">
            <text:p>1.45985</text:p>
          </table:table-cell>
          <table:table-cell table:number-columns-repeated="4"/>
          <table:table-cell table:formula="of:=MIN([.A176:.BL176])" office:value-type="float" office:value="0.053334" calcext:value-type="float">
            <text:p>0.053334</text:p>
          </table:table-cell>
          <table:table-cell table:formula="of:=MAX([.A176:.BL176])" office:value-type="float" office:value="1.9292" calcext:value-type="float">
            <text:p>1.9292</text:p>
          </table:table-cell>
          <table:table-cell table:number-columns-repeated="7"/>
        </table:table-row>
        <table:table-row table:style-name="ro1">
          <table:table-cell office:value-type="float" office:value="0.148743" calcext:value-type="float">
            <text:p>0.148743</text:p>
          </table:table-cell>
          <table:table-cell office:value-type="float" office:value="0.167423" calcext:value-type="float">
            <text:p>0.167423</text:p>
          </table:table-cell>
          <table:table-cell office:value-type="float" office:value="0.144416" calcext:value-type="float">
            <text:p>0.144416</text:p>
          </table:table-cell>
          <table:table-cell office:value-type="float" office:value="0.294907" calcext:value-type="float">
            <text:p>0.294907</text:p>
          </table:table-cell>
          <table:table-cell office:value-type="float" office:value="0.164937" calcext:value-type="float">
            <text:p>0.164937</text:p>
          </table:table-cell>
          <table:table-cell office:value-type="float" office:value="0.141638" calcext:value-type="float">
            <text:p>0.141638</text:p>
          </table:table-cell>
          <table:table-cell office:value-type="float" office:value="0.167116" calcext:value-type="float">
            <text:p>0.167116</text:p>
          </table:table-cell>
          <table:table-cell office:value-type="float" office:value="0.311656" calcext:value-type="float">
            <text:p>0.311656</text:p>
          </table:table-cell>
          <table:table-cell office:value-type="float" office:value="0.325357" calcext:value-type="float">
            <text:p>0.325357</text:p>
          </table:table-cell>
          <table:table-cell office:value-type="float" office:value="0.297381" calcext:value-type="float">
            <text:p>0.297381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0.333186" calcext:value-type="float">
            <text:p>0.333186</text:p>
          </table:table-cell>
          <table:table-cell office:value-type="float" office:value="0.319504" calcext:value-type="float">
            <text:p>0.319504</text:p>
          </table:table-cell>
          <table:table-cell office:value-type="float" office:value="0.190764" calcext:value-type="float">
            <text:p>0.190764</text:p>
          </table:table-cell>
          <table:table-cell office:value-type="float" office:value="0.206384" calcext:value-type="float">
            <text:p>0.206384</text:p>
          </table:table-cell>
          <table:table-cell office:value-type="float" office:value="0.290792" calcext:value-type="float">
            <text:p>0.290792</text:p>
          </table:table-cell>
          <table:table-cell office:value-type="float" office:value="0.386637" calcext:value-type="float">
            <text:p>0.386637</text:p>
          </table:table-cell>
          <table:table-cell office:value-type="float" office:value="0.161162" calcext:value-type="float">
            <text:p>0.161162</text:p>
          </table:table-cell>
          <table:table-cell office:value-type="float" office:value="0.356403" calcext:value-type="float">
            <text:p>0.356403</text:p>
          </table:table-cell>
          <table:table-cell office:value-type="float" office:value="0.362189" calcext:value-type="float">
            <text:p>0.362189</text:p>
          </table:table-cell>
          <table:table-cell office:value-type="float" office:value="0.368656" calcext:value-type="float">
            <text:p>0.368656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442427" calcext:value-type="float">
            <text:p>0.442427</text:p>
          </table:table-cell>
          <table:table-cell office:value-type="float" office:value="0.479594" calcext:value-type="float">
            <text:p>0.479594</text:p>
          </table:table-cell>
          <table:table-cell office:value-type="float" office:value="0.300594" calcext:value-type="float">
            <text:p>0.300594</text:p>
          </table:table-cell>
          <table:table-cell office:value-type="float" office:value="0.291645" calcext:value-type="float">
            <text:p>0.291645</text:p>
          </table:table-cell>
          <table:table-cell office:value-type="float" office:value="0.335522" calcext:value-type="float">
            <text:p>0.335522</text:p>
          </table:table-cell>
          <table:table-cell office:value-type="float" office:value="0.359144" calcext:value-type="float">
            <text:p>0.359144</text:p>
          </table:table-cell>
          <table:table-cell office:value-type="float" office:value="0.91344" calcext:value-type="float">
            <text:p>0.91344</text:p>
          </table:table-cell>
          <table:table-cell office:value-type="float" office:value="1.37974" calcext:value-type="float">
            <text:p>1.37974</text:p>
          </table:table-cell>
          <table:table-cell office:value-type="float" office:value="0.332565" calcext:value-type="float">
            <text:p>0.332565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0.288402" calcext:value-type="float">
            <text:p>0.288402</text:p>
          </table:table-cell>
          <table:table-cell office:value-type="float" office:value="0.233135" calcext:value-type="float">
            <text:p>0.233135</text:p>
          </table:table-cell>
          <table:table-cell office:value-type="float" office:value="0.185983" calcext:value-type="float">
            <text:p>0.185983</text:p>
          </table:table-cell>
          <table:table-cell office:value-type="float" office:value="0.204216" calcext:value-type="float">
            <text:p>0.204216</text:p>
          </table:table-cell>
          <table:table-cell office:value-type="float" office:value="0.121317" calcext:value-type="float">
            <text:p>0.121317</text:p>
          </table:table-cell>
          <table:table-cell office:value-type="float" office:value="0.175271" calcext:value-type="float">
            <text:p>0.175271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144752" calcext:value-type="float">
            <text:p>0.144752</text:p>
          </table:table-cell>
          <table:table-cell office:value-type="float" office:value="0.137649" calcext:value-type="float">
            <text:p>0.137649</text:p>
          </table:table-cell>
          <table:table-cell office:value-type="float" office:value="0.166519" calcext:value-type="float">
            <text:p>0.166519</text:p>
          </table:table-cell>
          <table:table-cell office:value-type="float" office:value="0.136905" calcext:value-type="float">
            <text:p>0.136905</text:p>
          </table:table-cell>
          <table:table-cell office:value-type="float" office:value="0.566168" calcext:value-type="float">
            <text:p>0.566168</text:p>
          </table:table-cell>
          <table:table-cell office:value-type="float" office:value="0.429763" calcext:value-type="float">
            <text:p>0.429763</text:p>
          </table:table-cell>
          <table:table-cell office:value-type="float" office:value="0.341251" calcext:value-type="float">
            <text:p>0.341251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155303" calcext:value-type="float">
            <text:p>0.155303</text:p>
          </table:table-cell>
          <table:table-cell office:value-type="float" office:value="1.79207" calcext:value-type="float">
            <text:p>1.7920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629716" calcext:value-type="float">
            <text:p>0.629716</text:p>
          </table:table-cell>
          <table:table-cell office:value-type="float" office:value="0.537833" calcext:value-type="float">
            <text:p>0.537833</text:p>
          </table:table-cell>
          <table:table-cell office:value-type="float" office:value="0.205271" calcext:value-type="float">
            <text:p>0.205271</text:p>
          </table:table-cell>
          <table:table-cell office:value-type="float" office:value="0.320778" calcext:value-type="float">
            <text:p>0.320778</text:p>
          </table:table-cell>
          <table:table-cell office:value-type="float" office:value="0.333284" calcext:value-type="float">
            <text:p>0.333284</text:p>
          </table:table-cell>
          <table:table-cell office:value-type="float" office:value="0.135006" calcext:value-type="float">
            <text:p>0.135006</text:p>
          </table:table-cell>
          <table:table-cell office:value-type="float" office:value="0.151478" calcext:value-type="float">
            <text:p>0.151478</text:p>
          </table:table-cell>
          <table:table-cell office:value-type="float" office:value="1.72267" calcext:value-type="float">
            <text:p>1.72267</text:p>
          </table:table-cell>
          <table:table-cell office:value-type="float" office:value="0.29345" calcext:value-type="float">
            <text:p>0.29345</text:p>
          </table:table-cell>
          <table:table-cell office:value-type="float" office:value="0.298755" calcext:value-type="float">
            <text:p>0.298755</text:p>
          </table:table-cell>
          <table:table-cell office:value-type="float" office:value="0.310465" calcext:value-type="float">
            <text:p>0.310465</text:p>
          </table:table-cell>
          <table:table-cell office:value-type="float" office:value="0.541608" calcext:value-type="float">
            <text:p>0.541608</text:p>
          </table:table-cell>
          <table:table-cell office:value-type="float" office:value="0.081146" calcext:value-type="float">
            <text:p>0.081146</text:p>
          </table:table-cell>
          <table:table-cell table:number-columns-repeated="4"/>
          <table:table-cell table:formula="of:=MIN([.A177:.BL177])" office:value-type="float" office:value="0.081146" calcext:value-type="float">
            <text:p>0.081146</text:p>
          </table:table-cell>
          <table:table-cell table:formula="of:=MAX([.A177:.BL177])" office:value-type="float" office:value="1.79207" calcext:value-type="float">
            <text:p>1.79207</text:p>
          </table:table-cell>
          <table:table-cell table:number-columns-repeated="7"/>
        </table:table-row>
        <table:table-row table:style-name="ro1">
          <table:table-cell office:value-type="float" office:value="0.14146" calcext:value-type="float">
            <text:p>0.14146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295651" calcext:value-type="float">
            <text:p>0.295651</text:p>
          </table:table-cell>
          <table:table-cell office:value-type="float" office:value="0.144327" calcext:value-type="float">
            <text:p>0.144327</text:p>
          </table:table-cell>
          <table:table-cell office:value-type="float" office:value="0.151228" calcext:value-type="float">
            <text:p>0.151228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0.294166" calcext:value-type="float">
            <text:p>0.294166</text:p>
          </table:table-cell>
          <table:table-cell office:value-type="float" office:value="0.13617" calcext:value-type="float">
            <text:p>0.13617</text:p>
          </table:table-cell>
          <table:table-cell office:value-type="float" office:value="0.426684" calcext:value-type="float">
            <text:p>0.426684</text:p>
          </table:table-cell>
          <table:table-cell office:value-type="float" office:value="0.145911" calcext:value-type="float">
            <text:p>0.145911</text:p>
          </table:table-cell>
          <table:table-cell office:value-type="float" office:value="0.145392" calcext:value-type="float">
            <text:p>0.145392</text:p>
          </table:table-cell>
          <table:table-cell office:value-type="float" office:value="0.151349" calcext:value-type="float">
            <text:p>0.151349</text:p>
          </table:table-cell>
          <table:table-cell office:value-type="float" office:value="0.445194" calcext:value-type="float">
            <text:p>0.445194</text:p>
          </table:table-cell>
          <table:table-cell office:value-type="float" office:value="0.296302" calcext:value-type="float">
            <text:p>0.296302</text:p>
          </table:table-cell>
          <table:table-cell office:value-type="float" office:value="0.160706" calcext:value-type="float">
            <text:p>0.160706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470568" calcext:value-type="float">
            <text:p>0.470568</text:p>
          </table:table-cell>
          <table:table-cell office:value-type="float" office:value="0.285745" calcext:value-type="float">
            <text:p>0.285745</text:p>
          </table:table-cell>
          <table:table-cell office:value-type="float" office:value="0.589628" calcext:value-type="float">
            <text:p>0.589628</text:p>
          </table:table-cell>
          <table:table-cell office:value-type="float" office:value="0.90203" calcext:value-type="float">
            <text:p>0.90203</text:p>
          </table:table-cell>
          <table:table-cell office:value-type="float" office:value="0.620972" calcext:value-type="float">
            <text:p>0.620972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0.140798" calcext:value-type="float">
            <text:p>0.140798</text:p>
          </table:table-cell>
          <table:table-cell office:value-type="float" office:value="0.139752" calcext:value-type="float">
            <text:p>0.139752</text:p>
          </table:table-cell>
          <table:table-cell office:value-type="float" office:value="0.138475" calcext:value-type="float">
            <text:p>0.138475</text:p>
          </table:table-cell>
          <table:table-cell office:value-type="float" office:value="0.143135" calcext:value-type="float">
            <text:p>0.143135</text:p>
          </table:table-cell>
          <table:table-cell office:value-type="float" office:value="0.14369" calcext:value-type="float">
            <text:p>0.14369</text:p>
          </table:table-cell>
          <table:table-cell office:value-type="float" office:value="0.132119" calcext:value-type="float">
            <text:p>0.132119</text:p>
          </table:table-cell>
          <table:table-cell office:value-type="float" office:value="0.139104" calcext:value-type="float">
            <text:p>0.139104</text:p>
          </table:table-cell>
          <table:table-cell office:value-type="float" office:value="1.32975" calcext:value-type="float">
            <text:p>1.32975</text:p>
          </table:table-cell>
          <table:table-cell office:value-type="float" office:value="1.48236" calcext:value-type="float">
            <text:p>1.48236</text:p>
          </table:table-cell>
          <table:table-cell office:value-type="float" office:value="0.146473" calcext:value-type="float">
            <text:p>0.146473</text:p>
          </table:table-cell>
          <table:table-cell office:value-type="float" office:value="1.05067" calcext:value-type="float">
            <text:p>1.05067</text:p>
          </table:table-cell>
          <table:table-cell office:value-type="float" office:value="1.06039" calcext:value-type="float">
            <text:p>1.06039</text:p>
          </table:table-cell>
          <table:table-cell office:value-type="float" office:value="0.91662" calcext:value-type="float">
            <text:p>0.91662</text:p>
          </table:table-cell>
          <table:table-cell office:value-type="float" office:value="1.13434" calcext:value-type="float">
            <text:p>1.13434</text:p>
          </table:table-cell>
          <table:table-cell office:value-type="float" office:value="1.17076" calcext:value-type="float">
            <text:p>1.17076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0.146205" calcext:value-type="float">
            <text:p>0.146205</text:p>
          </table:table-cell>
          <table:table-cell office:value-type="float" office:value="0.146256" calcext:value-type="float">
            <text:p>0.146256</text:p>
          </table:table-cell>
          <table:table-cell office:value-type="float" office:value="0.597272" calcext:value-type="float">
            <text:p>0.597272</text:p>
          </table:table-cell>
          <table:table-cell office:value-type="float" office:value="0.610019" calcext:value-type="float">
            <text:p>0.610019</text:p>
          </table:table-cell>
          <table:table-cell office:value-type="float" office:value="0.571624" calcext:value-type="float">
            <text:p>0.571624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437882" calcext:value-type="float">
            <text:p>0.437882</text:p>
          </table:table-cell>
          <table:table-cell office:value-type="float" office:value="0.177638" calcext:value-type="float">
            <text:p>0.177638</text:p>
          </table:table-cell>
          <table:table-cell office:value-type="float" office:value="0.495934" calcext:value-type="float">
            <text:p>0.495934</text:p>
          </table:table-cell>
          <table:table-cell office:value-type="float" office:value="0.434743" calcext:value-type="float">
            <text:p>0.434743</text:p>
          </table:table-cell>
          <table:table-cell office:value-type="float" office:value="1.62192" calcext:value-type="float">
            <text:p>1.62192</text:p>
          </table:table-cell>
          <table:table-cell office:value-type="float" office:value="0.146118" calcext:value-type="float">
            <text:p>0.146118</text:p>
          </table:table-cell>
          <table:table-cell office:value-type="float" office:value="0.154041" calcext:value-type="float">
            <text:p>0.154041</text:p>
          </table:table-cell>
          <table:table-cell office:value-type="float" office:value="0.144789" calcext:value-type="float">
            <text:p>0.144789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0.147795" calcext:value-type="float">
            <text:p>0.147795</text:p>
          </table:table-cell>
          <table:table-cell office:value-type="float" office:value="0.0688932" calcext:value-type="float">
            <text:p>0.0688932</text:p>
          </table:table-cell>
          <table:table-cell office:value-type="float" office:value="0.213978" calcext:value-type="float">
            <text:p>0.213978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127691" calcext:value-type="float">
            <text:p>0.127691</text:p>
          </table:table-cell>
          <table:table-cell office:value-type="float" office:value="0.892884" calcext:value-type="float">
            <text:p>0.892884</text:p>
          </table:table-cell>
          <table:table-cell office:value-type="float" office:value="0.667722" calcext:value-type="float">
            <text:p>0.667722</text:p>
          </table:table-cell>
          <table:table-cell office:value-type="float" office:value="0.202761" calcext:value-type="float">
            <text:p>0.202761</text:p>
          </table:table-cell>
          <table:table-cell office:value-type="float" office:value="0.063931" calcext:value-type="float">
            <text:p>0.063931</text:p>
          </table:table-cell>
          <table:table-cell office:value-type="float" office:value="0.0654199" calcext:value-type="float">
            <text:p>0.0654199</text:p>
          </table:table-cell>
          <table:table-cell table:number-columns-repeated="4"/>
          <table:table-cell table:formula="of:=MIN([.A178:.BL178])" office:value-type="float" office:value="0.063931" calcext:value-type="float">
            <text:p>0.063931</text:p>
          </table:table-cell>
          <table:table-cell table:formula="of:=MAX([.A178:.BL178])" office:value-type="float" office:value="1.62192" calcext:value-type="float">
            <text:p>1.62192</text:p>
          </table:table-cell>
          <table:table-cell table:number-columns-repeated="7"/>
        </table:table-row>
        <table:table-row table:style-name="ro1">
          <table:table-cell office:value-type="float" office:value="0.142924" calcext:value-type="float">
            <text:p>0.142924</text:p>
          </table:table-cell>
          <table:table-cell office:value-type="float" office:value="0.144378" calcext:value-type="float">
            <text:p>0.144378</text:p>
          </table:table-cell>
          <table:table-cell office:value-type="float" office:value="0.142176" calcext:value-type="float">
            <text:p>0.142176</text:p>
          </table:table-cell>
          <table:table-cell office:value-type="float" office:value="0.143463" calcext:value-type="float">
            <text:p>0.143463</text:p>
          </table:table-cell>
          <table:table-cell office:value-type="float" office:value="0.142568" calcext:value-type="float">
            <text:p>0.142568</text:p>
          </table:table-cell>
          <table:table-cell office:value-type="float" office:value="0.146067" calcext:value-type="float">
            <text:p>0.146067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145162" calcext:value-type="float">
            <text:p>0.145162</text:p>
          </table:table-cell>
          <table:table-cell office:value-type="float" office:value="0.567236" calcext:value-type="float">
            <text:p>0.567236</text:p>
          </table:table-cell>
          <table:table-cell office:value-type="float" office:value="0.566255" calcext:value-type="float">
            <text:p>0.566255</text:p>
          </table:table-cell>
          <table:table-cell office:value-type="float" office:value="0.418216" calcext:value-type="float">
            <text:p>0.418216</text:p>
          </table:table-cell>
          <table:table-cell office:value-type="float" office:value="0.554633" calcext:value-type="float">
            <text:p>0.554633</text:p>
          </table:table-cell>
          <table:table-cell office:value-type="float" office:value="0.411405" calcext:value-type="float">
            <text:p>0.411405</text:p>
          </table:table-cell>
          <table:table-cell office:value-type="float" office:value="0.434456" calcext:value-type="float">
            <text:p>0.434456</text:p>
          </table:table-cell>
          <table:table-cell office:value-type="float" office:value="0.449741" calcext:value-type="float">
            <text:p>0.449741</text:p>
          </table:table-cell>
          <table:table-cell office:value-type="float" office:value="0.443178" calcext:value-type="float">
            <text:p>0.443178</text:p>
          </table:table-cell>
          <table:table-cell office:value-type="float" office:value="0.449671" calcext:value-type="float">
            <text:p>0.449671</text:p>
          </table:table-cell>
          <table:table-cell office:value-type="float" office:value="0.316726" calcext:value-type="float">
            <text:p>0.316726</text:p>
          </table:table-cell>
          <table:table-cell office:value-type="float" office:value="0.319024" calcext:value-type="float">
            <text:p>0.319024</text:p>
          </table:table-cell>
          <table:table-cell office:value-type="float" office:value="0.300923" calcext:value-type="float">
            <text:p>0.300923</text:p>
          </table:table-cell>
          <table:table-cell office:value-type="float" office:value="0.279096" calcext:value-type="float">
            <text:p>0.279096</text:p>
          </table:table-cell>
          <table:table-cell office:value-type="float" office:value="0.287461" calcext:value-type="float">
            <text:p>0.287461</text:p>
          </table:table-cell>
          <table:table-cell office:value-type="float" office:value="0.285018" calcext:value-type="float">
            <text:p>0.285018</text:p>
          </table:table-cell>
          <table:table-cell office:value-type="float" office:value="0.142192" calcext:value-type="float">
            <text:p>0.142192</text:p>
          </table:table-cell>
          <table:table-cell office:value-type="float" office:value="0.422123" calcext:value-type="float">
            <text:p>0.422123</text:p>
          </table:table-cell>
          <table:table-cell office:value-type="float" office:value="0.431449" calcext:value-type="float">
            <text:p>0.431449</text:p>
          </table:table-cell>
          <table:table-cell office:value-type="float" office:value="0.454457" calcext:value-type="float">
            <text:p>0.454457</text:p>
          </table:table-cell>
          <table:table-cell office:value-type="float" office:value="0.455224" calcext:value-type="float">
            <text:p>0.455224</text:p>
          </table:table-cell>
          <table:table-cell office:value-type="float" office:value="0.454502" calcext:value-type="float">
            <text:p>0.454502</text:p>
          </table:table-cell>
          <table:table-cell office:value-type="float" office:value="1.47756" calcext:value-type="float">
            <text:p>1.47756</text:p>
          </table:table-cell>
          <table:table-cell office:value-type="float" office:value="0.137403" calcext:value-type="float">
            <text:p>0.137403</text:p>
          </table:table-cell>
          <table:table-cell office:value-type="float" office:value="0.588937" calcext:value-type="float">
            <text:p>0.588937</text:p>
          </table:table-cell>
          <table:table-cell office:value-type="float" office:value="0.313791" calcext:value-type="float">
            <text:p>0.313791</text:p>
          </table:table-cell>
          <table:table-cell office:value-type="float" office:value="1.9145" calcext:value-type="float">
            <text:p>1.9145</text:p>
          </table:table-cell>
          <table:table-cell office:value-type="float" office:value="1.21195" calcext:value-type="float">
            <text:p>1.21195</text:p>
          </table:table-cell>
          <table:table-cell office:value-type="float" office:value="0.365109" calcext:value-type="float">
            <text:p>0.365109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1.91393" calcext:value-type="float">
            <text:p>1.91393</text:p>
          </table:table-cell>
          <table:table-cell office:value-type="float" office:value="0.926956" calcext:value-type="float">
            <text:p>0.926956</text:p>
          </table:table-cell>
          <table:table-cell office:value-type="float" office:value="0.930505" calcext:value-type="float">
            <text:p>0.930505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50003" calcext:value-type="float">
            <text:p>0.950003</text:p>
          </table:table-cell>
          <table:table-cell office:value-type="float" office:value="0.433022" calcext:value-type="float">
            <text:p>0.433022</text:p>
          </table:table-cell>
          <table:table-cell office:value-type="float" office:value="1.89169" calcext:value-type="float">
            <text:p>1.89169</text:p>
          </table:table-cell>
          <table:table-cell office:value-type="float" office:value="2.03666" calcext:value-type="float">
            <text:p>2.03666</text:p>
          </table:table-cell>
          <table:table-cell office:value-type="float" office:value="1.90672" calcext:value-type="float">
            <text:p>1.90672</text:p>
          </table:table-cell>
          <table:table-cell office:value-type="float" office:value="1.76305" calcext:value-type="float">
            <text:p>1.76305</text:p>
          </table:table-cell>
          <table:table-cell office:value-type="float" office:value="2.05394" calcext:value-type="float">
            <text:p>2.05394</text:p>
          </table:table-cell>
          <table:table-cell office:value-type="float" office:value="1.90937" calcext:value-type="float">
            <text:p>1.90937</text:p>
          </table:table-cell>
          <table:table-cell office:value-type="float" office:value="1.76959" calcext:value-type="float">
            <text:p>1.76959</text:p>
          </table:table-cell>
          <table:table-cell office:value-type="float" office:value="1.75917" calcext:value-type="float">
            <text:p>1.75917</text:p>
          </table:table-cell>
          <table:table-cell office:value-type="float" office:value="1.24216" calcext:value-type="float">
            <text:p>1.24216</text:p>
          </table:table-cell>
          <table:table-cell office:value-type="float" office:value="1.6643" calcext:value-type="float">
            <text:p>1.6643</text:p>
          </table:table-cell>
          <table:table-cell office:value-type="float" office:value="0.933293" calcext:value-type="float">
            <text:p>0.933293</text:p>
          </table:table-cell>
          <table:table-cell office:value-type="float" office:value="0.671559" calcext:value-type="float">
            <text:p>0.671559</text:p>
          </table:table-cell>
          <table:table-cell office:value-type="float" office:value="0.962301" calcext:value-type="float">
            <text:p>0.962301</text:p>
          </table:table-cell>
          <table:table-cell office:value-type="float" office:value="1.55235" calcext:value-type="float">
            <text:p>1.55235</text:p>
          </table:table-cell>
          <table:table-cell office:value-type="float" office:value="1.27357" calcext:value-type="float">
            <text:p>1.27357</text:p>
          </table:table-cell>
          <table:table-cell office:value-type="float" office:value="1.97968" calcext:value-type="float">
            <text:p>1.97968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0.420113" calcext:value-type="float">
            <text:p>0.420113</text:p>
          </table:table-cell>
          <table:table-cell office:value-type="float" office:value="0.0567791" calcext:value-type="float">
            <text:p>0.0567791</text:p>
          </table:table-cell>
          <table:table-cell table:number-columns-repeated="4"/>
          <table:table-cell table:formula="of:=MIN([.A179:.BL179])" office:value-type="float" office:value="0.0567791" calcext:value-type="float">
            <text:p>0.0567791</text:p>
          </table:table-cell>
          <table:table-cell table:formula="of:=MAX([.A179:.BL179])" office:value-type="float" office:value="2.05394" calcext:value-type="float">
            <text:p>2.05394</text:p>
          </table:table-cell>
          <table:table-cell table:number-columns-repeated="7"/>
        </table:table-row>
        <table:table-row table:style-name="ro1">
          <table:table-cell office:value-type="float" office:value="0.161059" calcext:value-type="float">
            <text:p>0.161059</text:p>
          </table:table-cell>
          <table:table-cell office:value-type="float" office:value="0.160817" calcext:value-type="float">
            <text:p>0.160817</text:p>
          </table:table-cell>
          <table:table-cell office:value-type="float" office:value="0.164379" calcext:value-type="float">
            <text:p>0.164379</text:p>
          </table:table-cell>
          <table:table-cell office:value-type="float" office:value="0.155403" calcext:value-type="float">
            <text:p>0.155403</text:p>
          </table:table-cell>
          <table:table-cell office:value-type="float" office:value="0.158684" calcext:value-type="float">
            <text:p>0.158684</text:p>
          </table:table-cell>
          <table:table-cell office:value-type="float" office:value="0.157083" calcext:value-type="float">
            <text:p>0.157083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156148" calcext:value-type="float">
            <text:p>0.156148</text:p>
          </table:table-cell>
          <table:table-cell office:value-type="float" office:value="0.153331" calcext:value-type="float">
            <text:p>0.153331</text:p>
          </table:table-cell>
          <table:table-cell office:value-type="float" office:value="0.156121" calcext:value-type="float">
            <text:p>0.156121</text:p>
          </table:table-cell>
          <table:table-cell office:value-type="float" office:value="0.157766" calcext:value-type="float">
            <text:p>0.157766</text:p>
          </table:table-cell>
          <table:table-cell office:value-type="float" office:value="0.635081" calcext:value-type="float">
            <text:p>0.635081</text:p>
          </table:table-cell>
          <table:table-cell office:value-type="float" office:value="0.470352" calcext:value-type="float">
            <text:p>0.470352</text:p>
          </table:table-cell>
          <table:table-cell office:value-type="float" office:value="0.315911" calcext:value-type="float">
            <text:p>0.315911</text:p>
          </table:table-cell>
          <table:table-cell office:value-type="float" office:value="0.15732" calcext:value-type="float">
            <text:p>0.15732</text:p>
          </table:table-cell>
          <table:table-cell office:value-type="float" office:value="0.319725" calcext:value-type="float">
            <text:p>0.319725</text:p>
          </table:table-cell>
          <table:table-cell office:value-type="float" office:value="0.146574" calcext:value-type="float">
            <text:p>0.146574</text:p>
          </table:table-cell>
          <table:table-cell office:value-type="float" office:value="0.785936" calcext:value-type="float">
            <text:p>0.785936</text:p>
          </table:table-cell>
          <table:table-cell office:value-type="float" office:value="0.159425" calcext:value-type="float">
            <text:p>0.159425</text:p>
          </table:table-cell>
          <table:table-cell office:value-type="float" office:value="0.321693" calcext:value-type="float">
            <text:p>0.321693</text:p>
          </table:table-cell>
          <table:table-cell office:value-type="float" office:value="0.796342" calcext:value-type="float">
            <text:p>0.796342</text:p>
          </table:table-cell>
          <table:table-cell office:value-type="float" office:value="0.644105" calcext:value-type="float">
            <text:p>0.644105</text:p>
          </table:table-cell>
          <table:table-cell office:value-type="float" office:value="0.792446" calcext:value-type="float">
            <text:p>0.792446</text:p>
          </table:table-cell>
          <table:table-cell office:value-type="float" office:value="0.635538" calcext:value-type="float">
            <text:p>0.635538</text:p>
          </table:table-cell>
          <table:table-cell office:value-type="float" office:value="0.145525" calcext:value-type="float">
            <text:p>0.145525</text:p>
          </table:table-cell>
          <table:table-cell office:value-type="float" office:value="0.478033" calcext:value-type="float">
            <text:p>0.478033</text:p>
          </table:table-cell>
          <table:table-cell office:value-type="float" office:value="0.485463" calcext:value-type="float">
            <text:p>0.485463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626826" calcext:value-type="float">
            <text:p>0.626826</text:p>
          </table:table-cell>
          <table:table-cell office:value-type="float" office:value="0.632464" calcext:value-type="float">
            <text:p>0.632464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48112" calcext:value-type="float">
            <text:p>0.48112</text:p>
          </table:table-cell>
          <table:table-cell office:value-type="float" office:value="0.614796" calcext:value-type="float">
            <text:p>0.614796</text:p>
          </table:table-cell>
          <table:table-cell office:value-type="float" office:value="0.630895" calcext:value-type="float">
            <text:p>0.630895</text:p>
          </table:table-cell>
          <table:table-cell office:value-type="float" office:value="1.26072" calcext:value-type="float">
            <text:p>1.26072</text:p>
          </table:table-cell>
          <table:table-cell office:value-type="float" office:value="0.610842" calcext:value-type="float">
            <text:p>0.610842</text:p>
          </table:table-cell>
          <table:table-cell office:value-type="float" office:value="0.626879" calcext:value-type="float">
            <text:p>0.626879</text:p>
          </table:table-cell>
          <table:table-cell office:value-type="float" office:value="1.10218" calcext:value-type="float">
            <text:p>1.10218</text:p>
          </table:table-cell>
          <table:table-cell office:value-type="float" office:value="0.139742" calcext:value-type="float">
            <text:p>0.139742</text:p>
          </table:table-cell>
          <table:table-cell office:value-type="float" office:value="0.764207" calcext:value-type="float">
            <text:p>0.764207</text:p>
          </table:table-cell>
          <table:table-cell office:value-type="float" office:value="1.09829" calcext:value-type="float">
            <text:p>1.09829</text:p>
          </table:table-cell>
          <table:table-cell office:value-type="float" office:value="0.621291" calcext:value-type="float">
            <text:p>0.621291</text:p>
          </table:table-cell>
          <table:table-cell office:value-type="float" office:value="0.748202" calcext:value-type="float">
            <text:p>0.748202</text:p>
          </table:table-cell>
          <table:table-cell office:value-type="float" office:value="0.768822" calcext:value-type="float">
            <text:p>0.768822</text:p>
          </table:table-cell>
          <table:table-cell office:value-type="float" office:value="1.26381" calcext:value-type="float">
            <text:p>1.26381</text:p>
          </table:table-cell>
          <table:table-cell office:value-type="float" office:value="0.756537" calcext:value-type="float">
            <text:p>0.756537</text:p>
          </table:table-cell>
          <table:table-cell office:value-type="float" office:value="1.0862" calcext:value-type="float">
            <text:p>1.0862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871849" calcext:value-type="float">
            <text:p>0.871849</text:p>
          </table:table-cell>
          <table:table-cell office:value-type="float" office:value="1.18669" calcext:value-type="float">
            <text:p>1.18669</text:p>
          </table:table-cell>
          <table:table-cell office:value-type="float" office:value="0.720975" calcext:value-type="float">
            <text:p>0.720975</text:p>
          </table:table-cell>
          <table:table-cell office:value-type="float" office:value="1.99083" calcext:value-type="float">
            <text:p>1.99083</text:p>
          </table:table-cell>
          <table:table-cell office:value-type="float" office:value="0.888634" calcext:value-type="float">
            <text:p>0.888634</text:p>
          </table:table-cell>
          <table:table-cell office:value-type="float" office:value="0.904462" calcext:value-type="float">
            <text:p>0.904462</text:p>
          </table:table-cell>
          <table:table-cell office:value-type="float" office:value="0.445955" calcext:value-type="float">
            <text:p>0.445955</text:p>
          </table:table-cell>
          <table:table-cell office:value-type="float" office:value="0.366365" calcext:value-type="float">
            <text:p>0.366365</text:p>
          </table:table-cell>
          <table:table-cell office:value-type="float" office:value="0.867428" calcext:value-type="float">
            <text:p>0.867428</text:p>
          </table:table-cell>
          <table:table-cell office:value-type="float" office:value="0.731161" calcext:value-type="float">
            <text:p>0.731161</text:p>
          </table:table-cell>
          <table:table-cell office:value-type="float" office:value="0.904883" calcext:value-type="float">
            <text:p>0.904883</text:p>
          </table:table-cell>
          <table:table-cell office:value-type="float" office:value="0.917211" calcext:value-type="float">
            <text:p>0.917211</text:p>
          </table:table-cell>
          <table:table-cell office:value-type="float" office:value="0.648534" calcext:value-type="float">
            <text:p>0.648534</text:p>
          </table:table-cell>
          <table:table-cell office:value-type="float" office:value="0.643213" calcext:value-type="float">
            <text:p>0.643213</text:p>
          </table:table-cell>
          <table:table-cell office:value-type="float" office:value="0.658225" calcext:value-type="float">
            <text:p>0.658225</text:p>
          </table:table-cell>
          <table:table-cell office:value-type="float" office:value="0.0236781" calcext:value-type="float">
            <text:p>0.0236781</text:p>
          </table:table-cell>
          <table:table-cell table:number-columns-repeated="4"/>
          <table:table-cell table:formula="of:=MIN([.A180:.BL180])" office:value-type="float" office:value="0.0236781" calcext:value-type="float">
            <text:p>0.0236781</text:p>
          </table:table-cell>
          <table:table-cell table:formula="of:=MAX([.A180:.BL180])" office:value-type="float" office:value="1.99083" calcext:value-type="float">
            <text:p>1.99083</text:p>
          </table:table-cell>
          <table:table-cell table:number-columns-repeated="7"/>
        </table:table-row>
        <table:table-row table:style-name="ro1">
          <table:table-cell office:value-type="float" office:value="0.150036" calcext:value-type="float">
            <text:p>0.150036</text:p>
          </table:table-cell>
          <table:table-cell office:value-type="float" office:value="0.144925" calcext:value-type="float">
            <text:p>0.144925</text:p>
          </table:table-cell>
          <table:table-cell office:value-type="float" office:value="0.145627" calcext:value-type="float">
            <text:p>0.145627</text:p>
          </table:table-cell>
          <table:table-cell office:value-type="float" office:value="0.145056" calcext:value-type="float">
            <text:p>0.145056</text:p>
          </table:table-cell>
          <table:table-cell office:value-type="float" office:value="0.140313" calcext:value-type="float">
            <text:p>0.140313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0.155771" calcext:value-type="float">
            <text:p>0.155771</text:p>
          </table:table-cell>
          <table:table-cell office:value-type="float" office:value="0.142695" calcext:value-type="float">
            <text:p>0.142695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139955" calcext:value-type="float">
            <text:p>0.139955</text:p>
          </table:table-cell>
          <table:table-cell office:value-type="float" office:value="0.146132" calcext:value-type="float">
            <text:p>0.146132</text:p>
          </table:table-cell>
          <table:table-cell office:value-type="float" office:value="0.149097" calcext:value-type="float">
            <text:p>0.149097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1.18852" calcext:value-type="float">
            <text:p>1.18852</text:p>
          </table:table-cell>
          <table:table-cell office:value-type="float" office:value="1.03879" calcext:value-type="float">
            <text:p>1.03879</text:p>
          </table:table-cell>
          <table:table-cell office:value-type="float" office:value="0.899194" calcext:value-type="float">
            <text:p>0.899194</text:p>
          </table:table-cell>
          <table:table-cell office:value-type="float" office:value="0.901116" calcext:value-type="float">
            <text:p>0.901116</text:p>
          </table:table-cell>
          <table:table-cell office:value-type="float" office:value="0.760787" calcext:value-type="float">
            <text:p>0.760787</text:p>
          </table:table-cell>
          <table:table-cell office:value-type="float" office:value="0.616846" calcext:value-type="float">
            <text:p>0.616846</text:p>
          </table:table-cell>
          <table:table-cell office:value-type="float" office:value="0.528312" calcext:value-type="float">
            <text:p>0.528312</text:p>
          </table:table-cell>
          <table:table-cell office:value-type="float" office:value="0.525343" calcext:value-type="float">
            <text:p>0.525343</text:p>
          </table:table-cell>
          <table:table-cell office:value-type="float" office:value="0.241861" calcext:value-type="float">
            <text:p>0.241861</text:p>
          </table:table-cell>
          <table:table-cell office:value-type="float" office:value="0.388482" calcext:value-type="float">
            <text:p>0.388482</text:p>
          </table:table-cell>
          <table:table-cell office:value-type="float" office:value="0.249626" calcext:value-type="float">
            <text:p>0.249626</text:p>
          </table:table-cell>
          <table:table-cell office:value-type="float" office:value="0.146116" calcext:value-type="float">
            <text:p>0.146116</text:p>
          </table:table-cell>
          <table:table-cell office:value-type="float" office:value="1.33861" calcext:value-type="float">
            <text:p>1.33861</text:p>
          </table:table-cell>
          <table:table-cell office:value-type="float" office:value="1.19548" calcext:value-type="float">
            <text:p>1.19548</text:p>
          </table:table-cell>
          <table:table-cell office:value-type="float" office:value="0.206559" calcext:value-type="float">
            <text:p>0.206559</text:p>
          </table:table-cell>
          <table:table-cell office:value-type="float" office:value="1.23433" calcext:value-type="float">
            <text:p>1.23433</text:p>
          </table:table-cell>
          <table:table-cell office:value-type="float" office:value="0.944246" calcext:value-type="float">
            <text:p>0.944246</text:p>
          </table:table-cell>
          <table:table-cell office:value-type="float" office:value="0.723077" calcext:value-type="float">
            <text:p>0.723077</text:p>
          </table:table-cell>
          <table:table-cell office:value-type="float" office:value="0.157694" calcext:value-type="float">
            <text:p>0.157694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597397" calcext:value-type="float">
            <text:p>0.597397</text:p>
          </table:table-cell>
          <table:table-cell office:value-type="float" office:value="0.379714" calcext:value-type="float">
            <text:p>0.379714</text:p>
          </table:table-cell>
          <table:table-cell office:value-type="float" office:value="0.137455" calcext:value-type="float">
            <text:p>0.137455</text:p>
          </table:table-cell>
          <table:table-cell office:value-type="float" office:value="0.48164" calcext:value-type="float">
            <text:p>0.48164</text:p>
          </table:table-cell>
          <table:table-cell office:value-type="float" office:value="0.143236" calcext:value-type="float">
            <text:p>0.143236</text:p>
          </table:table-cell>
          <table:table-cell office:value-type="float" office:value="1.47032" calcext:value-type="float">
            <text:p>1.47032</text:p>
          </table:table-cell>
          <table:table-cell office:value-type="float" office:value="1.33063" calcext:value-type="float">
            <text:p>1.33063</text:p>
          </table:table-cell>
          <table:table-cell office:value-type="float" office:value="0.138975" calcext:value-type="float">
            <text:p>0.138975</text:p>
          </table:table-cell>
          <table:table-cell office:value-type="float" office:value="1.07187" calcext:value-type="float">
            <text:p>1.07187</text:p>
          </table:table-cell>
          <table:table-cell office:value-type="float" office:value="0.15315" calcext:value-type="float">
            <text:p>0.15315</text:p>
          </table:table-cell>
          <table:table-cell office:value-type="float" office:value="0.147903" calcext:value-type="float">
            <text:p>0.147903</text:p>
          </table:table-cell>
          <table:table-cell office:value-type="float" office:value="0.14039" calcext:value-type="float">
            <text:p>0.14039</text:p>
          </table:table-cell>
          <table:table-cell office:value-type="float" office:value="0.702329" calcext:value-type="float">
            <text:p>0.702329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0.865484" calcext:value-type="float">
            <text:p>0.865484</text:p>
          </table:table-cell>
          <table:table-cell office:value-type="float" office:value="0.888711" calcext:value-type="float">
            <text:p>0.888711</text:p>
          </table:table-cell>
          <table:table-cell office:value-type="float" office:value="0.140085" calcext:value-type="float">
            <text:p>0.140085</text:p>
          </table:table-cell>
          <table:table-cell office:value-type="float" office:value="0.143429" calcext:value-type="float">
            <text:p>0.143429</text:p>
          </table:table-cell>
          <table:table-cell office:value-type="float" office:value="0.739803" calcext:value-type="float">
            <text:p>0.739803</text:p>
          </table:table-cell>
          <table:table-cell office:value-type="float" office:value="0.645356" calcext:value-type="float">
            <text:p>0.645356</text:p>
          </table:table-cell>
          <table:table-cell office:value-type="float" office:value="0.512919" calcext:value-type="float">
            <text:p>0.512919</text:p>
          </table:table-cell>
          <table:table-cell office:value-type="float" office:value="0.0690169" calcext:value-type="float">
            <text:p>0.0690169</text:p>
          </table:table-cell>
          <table:table-cell office:value-type="float" office:value="0.444118" calcext:value-type="float">
            <text:p>0.444118</text:p>
          </table:table-cell>
          <table:table-cell office:value-type="float" office:value="0.279191" calcext:value-type="float">
            <text:p>0.279191</text:p>
          </table:table-cell>
          <table:table-cell office:value-type="float" office:value="1.93677" calcext:value-type="float">
            <text:p>1.93677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0.7893" calcext:value-type="float">
            <text:p>0.7893</text:p>
          </table:table-cell>
          <table:table-cell office:value-type="float" office:value="1.53951" calcext:value-type="float">
            <text:p>1.53951</text:p>
          </table:table-cell>
          <table:table-cell office:value-type="float" office:value="1.5447" calcext:value-type="float">
            <text:p>1.5447</text:p>
          </table:table-cell>
          <table:table-cell office:value-type="float" office:value="0.181727" calcext:value-type="float">
            <text:p>0.181727</text:p>
          </table:table-cell>
          <table:table-cell office:value-type="float" office:value="0.21284" calcext:value-type="float">
            <text:p>0.21284</text:p>
          </table:table-cell>
          <table:table-cell table:number-columns-repeated="4"/>
          <table:table-cell table:formula="of:=MIN([.A181:.BL181])" office:value-type="float" office:value="0.0690169" calcext:value-type="float">
            <text:p>0.0690169</text:p>
          </table:table-cell>
          <table:table-cell table:formula="of:=MAX([.A181:.BL181])" office:value-type="float" office:value="1.93677" calcext:value-type="float">
            <text:p>1.93677</text:p>
          </table:table-cell>
          <table:table-cell table:number-columns-repeated="7"/>
        </table:table-row>
        <table:table-row table:style-name="ro1">
          <table:table-cell office:value-type="float" office:value="0.143848" calcext:value-type="float">
            <text:p>0.143848</text:p>
          </table:table-cell>
          <table:table-cell office:value-type="float" office:value="0.144904" calcext:value-type="float">
            <text:p>0.144904</text:p>
          </table:table-cell>
          <table:table-cell office:value-type="float" office:value="0.145804" calcext:value-type="float">
            <text:p>0.145804</text:p>
          </table:table-cell>
          <table:table-cell office:value-type="float" office:value="0.153204" calcext:value-type="float">
            <text:p>0.153204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0.144096" calcext:value-type="float">
            <text:p>0.144096</text:p>
          </table:table-cell>
          <table:table-cell office:value-type="float" office:value="0.141036" calcext:value-type="float">
            <text:p>0.141036</text:p>
          </table:table-cell>
          <table:table-cell office:value-type="float" office:value="0.142901" calcext:value-type="float">
            <text:p>0.142901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150698" calcext:value-type="float">
            <text:p>0.150698</text:p>
          </table:table-cell>
          <table:table-cell office:value-type="float" office:value="0.436628" calcext:value-type="float">
            <text:p>0.436628</text:p>
          </table:table-cell>
          <table:table-cell office:value-type="float" office:value="0.440491" calcext:value-type="float">
            <text:p>0.440491</text:p>
          </table:table-cell>
          <table:table-cell office:value-type="float" office:value="0.28409" calcext:value-type="float">
            <text:p>0.28409</text:p>
          </table:table-cell>
          <table:table-cell office:value-type="float" office:value="0.284247" calcext:value-type="float">
            <text:p>0.284247</text:p>
          </table:table-cell>
          <table:table-cell office:value-type="float" office:value="0.280803" calcext:value-type="float">
            <text:p>0.280803</text:p>
          </table:table-cell>
          <table:table-cell office:value-type="float" office:value="0.281749" calcext:value-type="float">
            <text:p>0.281749</text:p>
          </table:table-cell>
          <table:table-cell office:value-type="float" office:value="0.292585" calcext:value-type="float">
            <text:p>0.292585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296342" calcext:value-type="float">
            <text:p>0.296342</text:p>
          </table:table-cell>
          <table:table-cell office:value-type="float" office:value="0.296327" calcext:value-type="float">
            <text:p>0.296327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289559" calcext:value-type="float">
            <text:p>0.289559</text:p>
          </table:table-cell>
          <table:table-cell office:value-type="float" office:value="1.17462" calcext:value-type="float">
            <text:p>1.17462</text:p>
          </table:table-cell>
          <table:table-cell office:value-type="float" office:value="0.303153" calcext:value-type="float">
            <text:p>0.303153</text:p>
          </table:table-cell>
          <table:table-cell office:value-type="float" office:value="1.18867" calcext:value-type="float">
            <text:p>1.18867</text:p>
          </table:table-cell>
          <table:table-cell office:value-type="float" office:value="0.894756" calcext:value-type="float">
            <text:p>0.894756</text:p>
          </table:table-cell>
          <table:table-cell office:value-type="float" office:value="1.17111" calcext:value-type="float">
            <text:p>1.17111</text:p>
          </table:table-cell>
          <table:table-cell office:value-type="float" office:value="0.895491" calcext:value-type="float">
            <text:p>0.895491</text:p>
          </table:table-cell>
          <table:table-cell office:value-type="float" office:value="0.907424" calcext:value-type="float">
            <text:p>0.907424</text:p>
          </table:table-cell>
          <table:table-cell office:value-type="float" office:value="0.794961" calcext:value-type="float">
            <text:p>0.794961</text:p>
          </table:table-cell>
          <table:table-cell office:value-type="float" office:value="1.14731" calcext:value-type="float">
            <text:p>1.14731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1.14666" calcext:value-type="float">
            <text:p>1.14666</text:p>
          </table:table-cell>
          <table:table-cell office:value-type="float" office:value="0.72956" calcext:value-type="float">
            <text:p>0.72956</text:p>
          </table:table-cell>
          <table:table-cell office:value-type="float" office:value="0.898405" calcext:value-type="float">
            <text:p>0.898405</text:p>
          </table:table-cell>
          <table:table-cell office:value-type="float" office:value="0.61967" calcext:value-type="float">
            <text:p>0.61967</text:p>
          </table:table-cell>
          <table:table-cell office:value-type="float" office:value="1.51967" calcext:value-type="float">
            <text:p>1.51967</text:p>
          </table:table-cell>
          <table:table-cell office:value-type="float" office:value="0.833407" calcext:value-type="float">
            <text:p>0.833407</text:p>
          </table:table-cell>
          <table:table-cell office:value-type="float" office:value="1.42035" calcext:value-type="float">
            <text:p>1.42035</text:p>
          </table:table-cell>
          <table:table-cell office:value-type="float" office:value="0.542742" calcext:value-type="float">
            <text:p>0.542742</text:p>
          </table:table-cell>
          <table:table-cell office:value-type="float" office:value="0.609819" calcext:value-type="float">
            <text:p>0.609819</text:p>
          </table:table-cell>
          <table:table-cell office:value-type="float" office:value="0.803406" calcext:value-type="float">
            <text:p>0.803406</text:p>
          </table:table-cell>
          <table:table-cell office:value-type="float" office:value="1.43549" calcext:value-type="float">
            <text:p>1.43549</text:p>
          </table:table-cell>
          <table:table-cell office:value-type="float" office:value="0.859089" calcext:value-type="float">
            <text:p>0.859089</text:p>
          </table:table-cell>
          <table:table-cell office:value-type="float" office:value="0.747519" calcext:value-type="float">
            <text:p>0.747519</text:p>
          </table:table-cell>
          <table:table-cell office:value-type="float" office:value="0.59294" calcext:value-type="float">
            <text:p>0.59294</text:p>
          </table:table-cell>
          <table:table-cell office:value-type="float" office:value="0.607484" calcext:value-type="float">
            <text:p>0.607484</text:p>
          </table:table-cell>
          <table:table-cell office:value-type="float" office:value="0.671059" calcext:value-type="float">
            <text:p>0.671059</text:p>
          </table:table-cell>
          <table:table-cell office:value-type="float" office:value="0.691033" calcext:value-type="float">
            <text:p>0.691033</text:p>
          </table:table-cell>
          <table:table-cell office:value-type="float" office:value="1.63348" calcext:value-type="float">
            <text:p>1.63348</text:p>
          </table:table-cell>
          <table:table-cell office:value-type="float" office:value="0.605402" calcext:value-type="float">
            <text:p>0.605402</text:p>
          </table:table-cell>
          <table:table-cell office:value-type="float" office:value="1.94788" calcext:value-type="float">
            <text:p>1.94788</text:p>
          </table:table-cell>
          <table:table-cell office:value-type="float" office:value="1.65857" calcext:value-type="float">
            <text:p>1.65857</text:p>
          </table:table-cell>
          <table:table-cell office:value-type="float" office:value="0.926588" calcext:value-type="float">
            <text:p>0.926588</text:p>
          </table:table-cell>
          <table:table-cell office:value-type="float" office:value="1.68638" calcext:value-type="float">
            <text:p>1.68638</text:p>
          </table:table-cell>
          <table:table-cell office:value-type="float" office:value="1.56528" calcext:value-type="float">
            <text:p>1.56528</text:p>
          </table:table-cell>
          <table:table-cell office:value-type="float" office:value="1.72929" calcext:value-type="float">
            <text:p>1.72929</text:p>
          </table:table-cell>
          <table:table-cell office:value-type="float" office:value="1.89516" calcext:value-type="float">
            <text:p>1.89516</text:p>
          </table:table-cell>
          <table:table-cell office:value-type="float" office:value="0.080591" calcext:value-type="float">
            <text:p>0.080591</text:p>
          </table:table-cell>
          <table:table-cell office:value-type="float" office:value="0.0663249" calcext:value-type="float">
            <text:p>0.0663249</text:p>
          </table:table-cell>
          <table:table-cell office:value-type="float" office:value="0.057189" calcext:value-type="float">
            <text:p>0.057189</text:p>
          </table:table-cell>
          <table:table-cell office:value-type="float" office:value="0.0576968" calcext:value-type="float">
            <text:p>0.0576968</text:p>
          </table:table-cell>
          <table:table-cell office:value-type="float" office:value="0.085243" calcext:value-type="float">
            <text:p>0.085243</text:p>
          </table:table-cell>
          <table:table-cell table:number-columns-repeated="4"/>
          <table:table-cell table:formula="of:=MIN([.A182:.BL182])" office:value-type="float" office:value="0.057189" calcext:value-type="float">
            <text:p>0.057189</text:p>
          </table:table-cell>
          <table:table-cell table:formula="of:=MAX([.A182:.BL182])" office:value-type="float" office:value="1.94788" calcext:value-type="float">
            <text:p>1.94788</text:p>
          </table:table-cell>
          <table:table-cell table:number-columns-repeated="7"/>
        </table:table-row>
        <table:table-row table:style-name="ro1">
          <table:table-cell office:value-type="float" office:value="0.145566" calcext:value-type="float">
            <text:p>0.145566</text:p>
          </table:table-cell>
          <table:table-cell office:value-type="float" office:value="0.145973" calcext:value-type="float">
            <text:p>0.145973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55219" calcext:value-type="float">
            <text:p>0.155219</text:p>
          </table:table-cell>
          <table:table-cell office:value-type="float" office:value="0.141462" calcext:value-type="float">
            <text:p>0.141462</text:p>
          </table:table-cell>
          <table:table-cell office:value-type="float" office:value="0.143733" calcext:value-type="float">
            <text:p>0.143733</text:p>
          </table:table-cell>
          <table:table-cell office:value-type="float" office:value="0.141892" calcext:value-type="float">
            <text:p>0.141892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144266" calcext:value-type="float">
            <text:p>0.144266</text:p>
          </table:table-cell>
          <table:table-cell office:value-type="float" office:value="0.754376" calcext:value-type="float">
            <text:p>0.754376</text:p>
          </table:table-cell>
          <table:table-cell office:value-type="float" office:value="0.61012" calcext:value-type="float">
            <text:p>0.61012</text:p>
          </table:table-cell>
          <table:table-cell office:value-type="float" office:value="0.470634" calcext:value-type="float">
            <text:p>0.470634</text:p>
          </table:table-cell>
          <table:table-cell office:value-type="float" office:value="0.150942" calcext:value-type="float">
            <text:p>0.150942</text:p>
          </table:table-cell>
          <table:table-cell office:value-type="float" office:value="0.459518" calcext:value-type="float">
            <text:p>0.459518</text:p>
          </table:table-cell>
          <table:table-cell office:value-type="float" office:value="0.143293" calcext:value-type="float">
            <text:p>0.143293</text:p>
          </table:table-cell>
          <table:table-cell office:value-type="float" office:value="0.457989" calcext:value-type="float">
            <text:p>0.457989</text:p>
          </table:table-cell>
          <table:table-cell office:value-type="float" office:value="0.148469" calcext:value-type="float">
            <text:p>0.148469</text:p>
          </table:table-cell>
          <table:table-cell office:value-type="float" office:value="0.447244" calcext:value-type="float">
            <text:p>0.447244</text:p>
          </table:table-cell>
          <table:table-cell office:value-type="float" office:value="0.90312" calcext:value-type="float">
            <text:p>0.90312</text:p>
          </table:table-cell>
          <table:table-cell office:value-type="float" office:value="0.565492" calcext:value-type="float">
            <text:p>0.565492</text:p>
          </table:table-cell>
          <table:table-cell office:value-type="float" office:value="0.145222" calcext:value-type="float">
            <text:p>0.145222</text:p>
          </table:table-cell>
          <table:table-cell office:value-type="float" office:value="0.580018" calcext:value-type="float">
            <text:p>0.580018</text:p>
          </table:table-cell>
          <table:table-cell office:value-type="float" office:value="0.142964" calcext:value-type="float">
            <text:p>0.142964</text:p>
          </table:table-cell>
          <table:table-cell office:value-type="float" office:value="0.150909" calcext:value-type="float">
            <text:p>0.150909</text:p>
          </table:table-cell>
          <table:table-cell office:value-type="float" office:value="1.35667" calcext:value-type="float">
            <text:p>1.35667</text:p>
          </table:table-cell>
          <table:table-cell office:value-type="float" office:value="0.145848" calcext:value-type="float">
            <text:p>0.145848</text:p>
          </table:table-cell>
          <table:table-cell office:value-type="float" office:value="1.04035" calcext:value-type="float">
            <text:p>1.04035</text:p>
          </table:table-cell>
          <table:table-cell office:value-type="float" office:value="1.19784" calcext:value-type="float">
            <text:p>1.19784</text:p>
          </table:table-cell>
          <table:table-cell office:value-type="float" office:value="1.21473" calcext:value-type="float">
            <text:p>1.21473</text:p>
          </table:table-cell>
          <table:table-cell office:value-type="float" office:value="1.08273" calcext:value-type="float">
            <text:p>1.08273</text:p>
          </table:table-cell>
          <table:table-cell office:value-type="float" office:value="0.144946" calcext:value-type="float">
            <text:p>0.144946</text:p>
          </table:table-cell>
          <table:table-cell office:value-type="float" office:value="1.78216" calcext:value-type="float">
            <text:p>1.78216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1.64733" calcext:value-type="float">
            <text:p>1.64733</text:p>
          </table:table-cell>
          <table:table-cell office:value-type="float" office:value="1.51603" calcext:value-type="float">
            <text:p>1.51603</text:p>
          </table:table-cell>
          <table:table-cell office:value-type="float" office:value="0.91758" calcext:value-type="float">
            <text:p>0.91758</text:p>
          </table:table-cell>
          <table:table-cell office:value-type="float" office:value="1.36748" calcext:value-type="float">
            <text:p>1.36748</text:p>
          </table:table-cell>
          <table:table-cell office:value-type="float" office:value="0.780582" calcext:value-type="float">
            <text:p>0.780582</text:p>
          </table:table-cell>
          <table:table-cell office:value-type="float" office:value="0.641147" calcext:value-type="float">
            <text:p>0.641147</text:p>
          </table:table-cell>
          <table:table-cell office:value-type="float" office:value="0.353462" calcext:value-type="float">
            <text:p>0.353462</text:p>
          </table:table-cell>
          <table:table-cell office:value-type="float" office:value="0.216248" calcext:value-type="float">
            <text:p>0.216248</text:p>
          </table:table-cell>
          <table:table-cell office:value-type="float" office:value="1.34448" calcext:value-type="float">
            <text:p>1.34448</text:p>
          </table:table-cell>
          <table:table-cell office:value-type="float" office:value="1.19647" calcext:value-type="float">
            <text:p>1.19647</text:p>
          </table:table-cell>
          <table:table-cell office:value-type="float" office:value="0.474699" calcext:value-type="float">
            <text:p>0.474699</text:p>
          </table:table-cell>
          <table:table-cell office:value-type="float" office:value="0.213979" calcext:value-type="float">
            <text:p>0.213979</text:p>
          </table:table-cell>
          <table:table-cell office:value-type="float" office:value="1.40545" calcext:value-type="float">
            <text:p>1.40545</text:p>
          </table:table-cell>
          <table:table-cell office:value-type="float" office:value="1.28588" calcext:value-type="float">
            <text:p>1.28588</text:p>
          </table:table-cell>
          <table:table-cell office:value-type="float" office:value="1.28865" calcext:value-type="float">
            <text:p>1.28865</text:p>
          </table:table-cell>
          <table:table-cell office:value-type="float" office:value="1.17647" calcext:value-type="float">
            <text:p>1.17647</text:p>
          </table:table-cell>
          <table:table-cell office:value-type="float" office:value="0.293442" calcext:value-type="float">
            <text:p>0.293442</text:p>
          </table:table-cell>
          <table:table-cell office:value-type="float" office:value="0.315366" calcext:value-type="float">
            <text:p>0.315366</text:p>
          </table:table-cell>
          <table:table-cell office:value-type="float" office:value="0.399821" calcext:value-type="float">
            <text:p>0.399821</text:p>
          </table:table-cell>
          <table:table-cell office:value-type="float" office:value="0.40565" calcext:value-type="float">
            <text:p>0.40565</text:p>
          </table:table-cell>
          <table:table-cell office:value-type="float" office:value="0.16114" calcext:value-type="float">
            <text:p>0.16114</text:p>
          </table:table-cell>
          <table:table-cell office:value-type="float" office:value="1.8339" calcext:value-type="float">
            <text:p>1.8339</text:p>
          </table:table-cell>
          <table:table-cell office:value-type="float" office:value="0.955006" calcext:value-type="float">
            <text:p>0.955006</text:p>
          </table:table-cell>
          <table:table-cell office:value-type="float" office:value="0.468685" calcext:value-type="float">
            <text:p>0.468685</text:p>
          </table:table-cell>
          <table:table-cell office:value-type="float" office:value="0.492982" calcext:value-type="float">
            <text:p>0.492982</text:p>
          </table:table-cell>
          <table:table-cell office:value-type="float" office:value="0.52686" calcext:value-type="float">
            <text:p>0.52686</text:p>
          </table:table-cell>
          <table:table-cell office:value-type="float" office:value="0.917006" calcext:value-type="float">
            <text:p>0.917006</text:p>
          </table:table-cell>
          <table:table-cell office:value-type="float" office:value="0.548085" calcext:value-type="float">
            <text:p>0.548085</text:p>
          </table:table-cell>
          <table:table-cell office:value-type="float" office:value="0.578213" calcext:value-type="float">
            <text:p>0.578213</text:p>
          </table:table-cell>
          <table:table-cell office:value-type="float" office:value="1.35805" calcext:value-type="float">
            <text:p>1.35805</text:p>
          </table:table-cell>
          <table:table-cell office:value-type="float" office:value="0.474281" calcext:value-type="float">
            <text:p>0.474281</text:p>
          </table:table-cell>
          <table:table-cell table:number-columns-repeated="4"/>
          <table:table-cell table:formula="of:=MIN([.A183:.BL183])" office:value-type="float" office:value="0.141462" calcext:value-type="float">
            <text:p>0.141462</text:p>
          </table:table-cell>
          <table:table-cell table:formula="of:=MAX([.A183:.BL183])" office:value-type="float" office:value="1.8339" calcext:value-type="float">
            <text:p>1.8339</text:p>
          </table:table-cell>
          <table:table-cell table:number-columns-repeated="7"/>
        </table:table-row>
        <table:table-row table:style-name="ro1">
          <table:table-cell office:value-type="float" office:value="0.141346" calcext:value-type="float">
            <text:p>0.141346</text:p>
          </table:table-cell>
          <table:table-cell office:value-type="float" office:value="0.186004" calcext:value-type="float">
            <text:p>0.186004</text:p>
          </table:table-cell>
          <table:table-cell office:value-type="float" office:value="0.160237" calcext:value-type="float">
            <text:p>0.160237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61576" calcext:value-type="float">
            <text:p>0.161576</text:p>
          </table:table-cell>
          <table:table-cell office:value-type="float" office:value="0.144182" calcext:value-type="float">
            <text:p>0.144182</text:p>
          </table:table-cell>
          <table:table-cell office:value-type="float" office:value="0.160631" calcext:value-type="float">
            <text:p>0.160631</text:p>
          </table:table-cell>
          <table:table-cell office:value-type="float" office:value="0.157536" calcext:value-type="float">
            <text:p>0.157536</text:p>
          </table:table-cell>
          <table:table-cell office:value-type="float" office:value="0.147176" calcext:value-type="float">
            <text:p>0.147176</text:p>
          </table:table-cell>
          <table:table-cell office:value-type="float" office:value="0.189983" calcext:value-type="float">
            <text:p>0.189983</text:p>
          </table:table-cell>
          <table:table-cell office:value-type="float" office:value="0.164991" calcext:value-type="float">
            <text:p>0.164991</text:p>
          </table:table-cell>
          <table:table-cell office:value-type="float" office:value="0.960116" calcext:value-type="float">
            <text:p>0.960116</text:p>
          </table:table-cell>
          <table:table-cell office:value-type="float" office:value="0.150367" calcext:value-type="float">
            <text:p>0.150367</text:p>
          </table:table-cell>
          <table:table-cell office:value-type="float" office:value="0.811875" calcext:value-type="float">
            <text:p>0.811875</text:p>
          </table:table-cell>
          <table:table-cell office:value-type="float" office:value="0.145654" calcext:value-type="float">
            <text:p>0.145654</text:p>
          </table:table-cell>
          <table:table-cell office:value-type="float" office:value="0.164015" calcext:value-type="float">
            <text:p>0.164015</text:p>
          </table:table-cell>
          <table:table-cell office:value-type="float" office:value="0.149115" calcext:value-type="float">
            <text:p>0.149115</text:p>
          </table:table-cell>
          <table:table-cell office:value-type="float" office:value="0.79011" calcext:value-type="float">
            <text:p>0.79011</text:p>
          </table:table-cell>
          <table:table-cell office:value-type="float" office:value="0.161413" calcext:value-type="float">
            <text:p>0.161413</text:p>
          </table:table-cell>
          <table:table-cell office:value-type="float" office:value="0.663785" calcext:value-type="float">
            <text:p>0.663785</text:p>
          </table:table-cell>
          <table:table-cell office:value-type="float" office:value="0.14212" calcext:value-type="float">
            <text:p>0.14212</text:p>
          </table:table-cell>
          <table:table-cell office:value-type="float" office:value="0.607913" calcext:value-type="float">
            <text:p>0.607913</text:p>
          </table:table-cell>
          <table:table-cell office:value-type="float" office:value="0.162712" calcext:value-type="float">
            <text:p>0.162712</text:p>
          </table:table-cell>
          <table:table-cell office:value-type="float" office:value="1.44672" calcext:value-type="float">
            <text:p>1.44672</text:p>
          </table:table-cell>
          <table:table-cell office:value-type="float" office:value="1.31223" calcext:value-type="float">
            <text:p>1.31223</text:p>
          </table:table-cell>
          <table:table-cell office:value-type="float" office:value="1.05462" calcext:value-type="float">
            <text:p>1.05462</text:p>
          </table:table-cell>
          <table:table-cell office:value-type="float" office:value="1.40705" calcext:value-type="float">
            <text:p>1.40705</text:p>
          </table:table-cell>
          <table:table-cell office:value-type="float" office:value="0.436036" calcext:value-type="float">
            <text:p>0.436036</text:p>
          </table:table-cell>
          <table:table-cell office:value-type="float" office:value="0.942743" calcext:value-type="float">
            <text:p>0.942743</text:p>
          </table:table-cell>
          <table:table-cell office:value-type="float" office:value="1.25205" calcext:value-type="float">
            <text:p>1.25205</text:p>
          </table:table-cell>
          <table:table-cell office:value-type="float" office:value="1.32182" calcext:value-type="float">
            <text:p>1.32182</text:p>
          </table:table-cell>
          <table:table-cell office:value-type="float" office:value="0.357736" calcext:value-type="float">
            <text:p>0.35773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38239" calcext:value-type="float">
            <text:p>1.38239</text:p>
          </table:table-cell>
          <table:table-cell office:value-type="float" office:value="1.36722" calcext:value-type="float">
            <text:p>1.36722</text:p>
          </table:table-cell>
          <table:table-cell office:value-type="float" office:value="1.24474" calcext:value-type="float">
            <text:p>1.24474</text:p>
          </table:table-cell>
          <table:table-cell office:value-type="float" office:value="1.13206" calcext:value-type="float">
            <text:p>1.13206</text:p>
          </table:table-cell>
          <table:table-cell office:value-type="float" office:value="0.943822" calcext:value-type="float">
            <text:p>0.943822</text:p>
          </table:table-cell>
          <table:table-cell office:value-type="float" office:value="1.60064" calcext:value-type="float">
            <text:p>1.60064</text:p>
          </table:table-cell>
          <table:table-cell office:value-type="float" office:value="1.6734" calcext:value-type="float">
            <text:p>1.6734</text:p>
          </table:table-cell>
          <table:table-cell office:value-type="float" office:value="1.04242" calcext:value-type="float">
            <text:p>1.04242</text:p>
          </table:table-cell>
          <table:table-cell office:value-type="float" office:value="0.838357" calcext:value-type="float">
            <text:p>0.838357</text:p>
          </table:table-cell>
          <table:table-cell office:value-type="float" office:value="1.25655" calcext:value-type="float">
            <text:p>1.25655</text:p>
          </table:table-cell>
          <table:table-cell office:value-type="float" office:value="0.979031" calcext:value-type="float">
            <text:p>0.979031</text:p>
          </table:table-cell>
          <table:table-cell office:value-type="float" office:value="0.981193" calcext:value-type="float">
            <text:p>0.981193</text:p>
          </table:table-cell>
          <table:table-cell office:value-type="float" office:value="1.00982" calcext:value-type="float">
            <text:p>1.00982</text:p>
          </table:table-cell>
          <table:table-cell office:value-type="float" office:value="0.744576" calcext:value-type="float">
            <text:p>0.744576</text:p>
          </table:table-cell>
          <table:table-cell office:value-type="float" office:value="0.899028" calcext:value-type="float">
            <text:p>0.899028</text:p>
          </table:table-cell>
          <table:table-cell office:value-type="float" office:value="0.78936" calcext:value-type="float">
            <text:p>0.78936</text:p>
          </table:table-cell>
          <table:table-cell office:value-type="float" office:value="1.95077" calcext:value-type="float">
            <text:p>1.95077</text:p>
          </table:table-cell>
          <table:table-cell office:value-type="float" office:value="0.823449" calcext:value-type="float">
            <text:p>0.823449</text:p>
          </table:table-cell>
          <table:table-cell office:value-type="float" office:value="0.702674" calcext:value-type="float">
            <text:p>0.702674</text:p>
          </table:table-cell>
          <table:table-cell office:value-type="float" office:value="0.700865" calcext:value-type="float">
            <text:p>0.700865</text:p>
          </table:table-cell>
          <table:table-cell office:value-type="float" office:value="0.150798" calcext:value-type="float">
            <text:p>0.150798</text:p>
          </table:table-cell>
          <table:table-cell office:value-type="float" office:value="0.693454" calcext:value-type="float">
            <text:p>0.693454</text:p>
          </table:table-cell>
          <table:table-cell office:value-type="float" office:value="0.120426" calcext:value-type="float">
            <text:p>0.120426</text:p>
          </table:table-cell>
          <table:table-cell office:value-type="float" office:value="0.0741761" calcext:value-type="float">
            <text:p>0.0741761</text:p>
          </table:table-cell>
          <table:table-cell office:value-type="float" office:value="0.147037" calcext:value-type="float">
            <text:p>0.147037</text:p>
          </table:table-cell>
          <table:table-cell office:value-type="float" office:value="0.193697" calcext:value-type="float">
            <text:p>0.193697</text:p>
          </table:table-cell>
          <table:table-cell office:value-type="float" office:value="0.0770891" calcext:value-type="float">
            <text:p>0.0770891</text:p>
          </table:table-cell>
          <table:table-cell office:value-type="float" office:value="0.268927" calcext:value-type="float">
            <text:p>0.268927</text:p>
          </table:table-cell>
          <table:table-cell office:value-type="float" office:value="0.103685" calcext:value-type="float">
            <text:p>0.103685</text:p>
          </table:table-cell>
          <table:table-cell office:value-type="float" office:value="0.081356" calcext:value-type="float">
            <text:p>0.081356</text:p>
          </table:table-cell>
          <table:table-cell office:value-type="float" office:value="0.842516" calcext:value-type="float">
            <text:p>0.842516</text:p>
          </table:table-cell>
          <table:table-cell table:number-columns-repeated="4"/>
          <table:table-cell table:formula="of:=MIN([.A184:.BL184])" office:value-type="float" office:value="0.0741761" calcext:value-type="float">
            <text:p>0.0741761</text:p>
          </table:table-cell>
          <table:table-cell table:formula="of:=MAX([.A184:.BL184])" office:value-type="float" office:value="1.95077" calcext:value-type="float">
            <text:p>1.95077</text:p>
          </table:table-cell>
          <table:table-cell table:number-columns-repeated="7"/>
        </table:table-row>
        <table:table-row table:style-name="ro1">
          <table:table-cell office:value-type="float" office:value="0.160159" calcext:value-type="float">
            <text:p>0.160159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7932" calcext:value-type="float">
            <text:p>0.167932</text:p>
          </table:table-cell>
          <table:table-cell office:value-type="float" office:value="0.156296" calcext:value-type="float">
            <text:p>0.156296</text:p>
          </table:table-cell>
          <table:table-cell office:value-type="float" office:value="0.157645" calcext:value-type="float">
            <text:p>0.15764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158381" calcext:value-type="float">
            <text:p>0.158381</text:p>
          </table:table-cell>
          <table:table-cell office:value-type="float" office:value="0.16017" calcext:value-type="float">
            <text:p>0.16017</text:p>
          </table:table-cell>
          <table:table-cell office:value-type="float" office:value="0.161408" calcext:value-type="float">
            <text:p>0.161408</text:p>
          </table:table-cell>
          <table:table-cell office:value-type="float" office:value="0.146799" calcext:value-type="float">
            <text:p>0.146799</text:p>
          </table:table-cell>
          <table:table-cell office:value-type="float" office:value="0.157716" calcext:value-type="float">
            <text:p>0.157716</text:p>
          </table:table-cell>
          <table:table-cell office:value-type="float" office:value="0.80661" calcext:value-type="float">
            <text:p>0.80661</text:p>
          </table:table-cell>
          <table:table-cell office:value-type="float" office:value="0.140838" calcext:value-type="float">
            <text:p>0.140838</text:p>
          </table:table-cell>
          <table:table-cell office:value-type="float" office:value="0.143643" calcext:value-type="float">
            <text:p>0.143643</text:p>
          </table:table-cell>
          <table:table-cell office:value-type="float" office:value="0.784148" calcext:value-type="float">
            <text:p>0.784148</text:p>
          </table:table-cell>
          <table:table-cell office:value-type="float" office:value="0.630487" calcext:value-type="float">
            <text:p>0.630487</text:p>
          </table:table-cell>
          <table:table-cell office:value-type="float" office:value="0.631324" calcext:value-type="float">
            <text:p>0.631324</text:p>
          </table:table-cell>
          <table:table-cell office:value-type="float" office:value="0.144919" calcext:value-type="float">
            <text:p>0.144919</text:p>
          </table:table-cell>
          <table:table-cell office:value-type="float" office:value="0.609241" calcext:value-type="float">
            <text:p>0.609241</text:p>
          </table:table-cell>
          <table:table-cell office:value-type="float" office:value="0.610028" calcext:value-type="float">
            <text:p>0.610028</text:p>
          </table:table-cell>
          <table:table-cell office:value-type="float" office:value="0.579763" calcext:value-type="float">
            <text:p>0.579763</text:p>
          </table:table-cell>
          <table:table-cell office:value-type="float" office:value="0.581245" calcext:value-type="float">
            <text:p>0.581245</text:p>
          </table:table-cell>
          <table:table-cell office:value-type="float" office:value="1.09589" calcext:value-type="float">
            <text:p>1.09589</text:p>
          </table:table-cell>
          <table:table-cell office:value-type="float" office:value="1.10236" calcext:value-type="float">
            <text:p>1.10236</text:p>
          </table:table-cell>
          <table:table-cell office:value-type="float" office:value="0.193842" calcext:value-type="float">
            <text:p>0.193842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350845" calcext:value-type="float">
            <text:p>0.350845</text:p>
          </table:table-cell>
          <table:table-cell office:value-type="float" office:value="0.845361" calcext:value-type="float">
            <text:p>0.845361</text:p>
          </table:table-cell>
          <table:table-cell office:value-type="float" office:value="0.580252" calcext:value-type="float">
            <text:p>0.580252</text:p>
          </table:table-cell>
          <table:table-cell office:value-type="float" office:value="0.154283" calcext:value-type="float">
            <text:p>0.154283</text:p>
          </table:table-cell>
          <table:table-cell office:value-type="float" office:value="0.613576" calcext:value-type="float">
            <text:p>0.613576</text:p>
          </table:table-cell>
          <table:table-cell office:value-type="float" office:value="1.23699" calcext:value-type="float">
            <text:p>1.23699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1.41846" calcext:value-type="float">
            <text:p>1.41846</text:p>
          </table:table-cell>
          <table:table-cell office:value-type="float" office:value="0.617799" calcext:value-type="float">
            <text:p>0.617799</text:p>
          </table:table-cell>
          <table:table-cell office:value-type="float" office:value="0.771816" calcext:value-type="float">
            <text:p>0.771816</text:p>
          </table:table-cell>
          <table:table-cell office:value-type="float" office:value="0.143771" calcext:value-type="float">
            <text:p>0.143771</text:p>
          </table:table-cell>
          <table:table-cell office:value-type="float" office:value="0.303506" calcext:value-type="float">
            <text:p>0.303506</text:p>
          </table:table-cell>
          <table:table-cell office:value-type="float" office:value="0.130348" calcext:value-type="float">
            <text:p>0.130348</text:p>
          </table:table-cell>
          <table:table-cell office:value-type="float" office:value="1.69599" calcext:value-type="float">
            <text:p>1.69599</text:p>
          </table:table-cell>
          <table:table-cell office:value-type="float" office:value="0.782782" calcext:value-type="float">
            <text:p>0.782782</text:p>
          </table:table-cell>
          <table:table-cell office:value-type="float" office:value="0.668952" calcext:value-type="float">
            <text:p>0.668952</text:p>
          </table:table-cell>
          <table:table-cell office:value-type="float" office:value="1.73509" calcext:value-type="float">
            <text:p>1.73509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1.80487" calcext:value-type="float">
            <text:p>1.80487</text:p>
          </table:table-cell>
          <table:table-cell office:value-type="float" office:value="1.48422" calcext:value-type="float">
            <text:p>1.48422</text:p>
          </table:table-cell>
          <table:table-cell office:value-type="float" office:value="1.01489" calcext:value-type="float">
            <text:p>1.01489</text:p>
          </table:table-cell>
          <table:table-cell office:value-type="float" office:value="1.33413" calcext:value-type="float">
            <text:p>1.33413</text:p>
          </table:table-cell>
          <table:table-cell office:value-type="float" office:value="1.17596" calcext:value-type="float">
            <text:p>1.17596</text:p>
          </table:table-cell>
          <table:table-cell office:value-type="float" office:value="0.139352" calcext:value-type="float">
            <text:p>0.139352</text:p>
          </table:table-cell>
          <table:table-cell office:value-type="float" office:value="0.144665" calcext:value-type="float">
            <text:p>0.144665</text:p>
          </table:table-cell>
          <table:table-cell office:value-type="float" office:value="0.13741" calcext:value-type="float">
            <text:p>0.13741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1.17657" calcext:value-type="float">
            <text:p>1.17657</text:p>
          </table:table-cell>
          <table:table-cell office:value-type="float" office:value="1.70038" calcext:value-type="float">
            <text:p>1.70038</text:p>
          </table:table-cell>
          <table:table-cell office:value-type="float" office:value="0.063813" calcext:value-type="float">
            <text:p>0.063813</text:p>
          </table:table-cell>
          <table:table-cell office:value-type="float" office:value="0.705105" calcext:value-type="float">
            <text:p>0.705105</text:p>
          </table:table-cell>
          <table:table-cell office:value-type="float" office:value="0.165068" calcext:value-type="float">
            <text:p>0.165068</text:p>
          </table:table-cell>
          <table:table-cell office:value-type="float" office:value="0.112455" calcext:value-type="float">
            <text:p>0.112455</text:p>
          </table:table-cell>
          <table:table-cell office:value-type="float" office:value="0.225148" calcext:value-type="float">
            <text:p>0.225148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0.107976" calcext:value-type="float">
            <text:p>0.107976</text:p>
          </table:table-cell>
          <table:table-cell office:value-type="float" office:value="0.171686" calcext:value-type="float">
            <text:p>0.171686</text:p>
          </table:table-cell>
          <table:table-cell office:value-type="float" office:value="0.130698" calcext:value-type="float">
            <text:p>0.130698</text:p>
          </table:table-cell>
          <table:table-cell table:number-columns-repeated="4"/>
          <table:table-cell table:formula="of:=MIN([.A185:.BL185])" office:value-type="float" office:value="0.063813" calcext:value-type="float">
            <text:p>0.063813</text:p>
          </table:table-cell>
          <table:table-cell table:formula="of:=MAX([.A185:.BL185])" office:value-type="float" office:value="1.80487" calcext:value-type="float">
            <text:p>1.80487</text:p>
          </table:table-cell>
          <table:table-cell table:number-columns-repeated="7"/>
        </table:table-row>
        <table:table-row table:style-name="ro1">
          <table:table-cell office:value-type="float" office:value="0.143138" calcext:value-type="float">
            <text:p>0.143138</text:p>
          </table:table-cell>
          <table:table-cell office:value-type="float" office:value="0.14486" calcext:value-type="float">
            <text:p>0.14486</text:p>
          </table:table-cell>
          <table:table-cell office:value-type="float" office:value="0.147394" calcext:value-type="float">
            <text:p>0.147394</text:p>
          </table:table-cell>
          <table:table-cell office:value-type="float" office:value="0.138407" calcext:value-type="float">
            <text:p>0.138407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61692" calcext:value-type="float">
            <text:p>0.161692</text:p>
          </table:table-cell>
          <table:table-cell office:value-type="float" office:value="0.146388" calcext:value-type="float">
            <text:p>0.146388</text:p>
          </table:table-cell>
          <table:table-cell office:value-type="float" office:value="0.294812" calcext:value-type="float">
            <text:p>0.294812</text:p>
          </table:table-cell>
          <table:table-cell office:value-type="float" office:value="0.149293" calcext:value-type="float">
            <text:p>0.14929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168379" calcext:value-type="float">
            <text:p>0.168379</text:p>
          </table:table-cell>
          <table:table-cell office:value-type="float" office:value="0.140932" calcext:value-type="float">
            <text:p>0.140932</text:p>
          </table:table-cell>
          <table:table-cell office:value-type="float" office:value="0.144986" calcext:value-type="float">
            <text:p>0.144986</text:p>
          </table:table-cell>
          <table:table-cell office:value-type="float" office:value="0.133269" calcext:value-type="float">
            <text:p>0.133269</text:p>
          </table:table-cell>
          <table:table-cell office:value-type="float" office:value="0.590289" calcext:value-type="float">
            <text:p>0.590289</text:p>
          </table:table-cell>
          <table:table-cell office:value-type="float" office:value="0.142463" calcext:value-type="float">
            <text:p>0.142463</text:p>
          </table:table-cell>
          <table:table-cell office:value-type="float" office:value="0.701709" calcext:value-type="float">
            <text:p>0.701709</text:p>
          </table:table-cell>
          <table:table-cell office:value-type="float" office:value="0.437036" calcext:value-type="float">
            <text:p>0.437036</text:p>
          </table:table-cell>
          <table:table-cell office:value-type="float" office:value="0.158597" calcext:value-type="float">
            <text:p>0.158597</text:p>
          </table:table-cell>
          <table:table-cell office:value-type="float" office:value="0.553615" calcext:value-type="float">
            <text:p>0.553615</text:p>
          </table:table-cell>
          <table:table-cell office:value-type="float" office:value="0.555076" calcext:value-type="float">
            <text:p>0.555076</text:p>
          </table:table-cell>
          <table:table-cell office:value-type="float" office:value="0.153196" calcext:value-type="float">
            <text:p>0.153196</text:p>
          </table:table-cell>
          <table:table-cell office:value-type="float" office:value="0.437826" calcext:value-type="float">
            <text:p>0.437826</text:p>
          </table:table-cell>
          <table:table-cell office:value-type="float" office:value="1.14308" calcext:value-type="float">
            <text:p>1.14308</text:p>
          </table:table-cell>
          <table:table-cell office:value-type="float" office:value="0.435265" calcext:value-type="float">
            <text:p>0.435265</text:p>
          </table:table-cell>
          <table:table-cell office:value-type="float" office:value="0.141962" calcext:value-type="float">
            <text:p>0.141962</text:p>
          </table:table-cell>
          <table:table-cell office:value-type="float" office:value="0.86796" calcext:value-type="float">
            <text:p>0.86796</text:p>
          </table:table-cell>
          <table:table-cell office:value-type="float" office:value="1.04043" calcext:value-type="float">
            <text:p>1.04043</text:p>
          </table:table-cell>
          <table:table-cell office:value-type="float" office:value="1.18942" calcext:value-type="float">
            <text:p>1.18942</text:p>
          </table:table-cell>
          <table:table-cell office:value-type="float" office:value="1.03943" calcext:value-type="float">
            <text:p>1.03943</text:p>
          </table:table-cell>
          <table:table-cell office:value-type="float" office:value="0.399341" calcext:value-type="float">
            <text:p>0.399341</text:p>
          </table:table-cell>
          <table:table-cell office:value-type="float" office:value="0.142332" calcext:value-type="float">
            <text:p>0.142332</text:p>
          </table:table-cell>
          <table:table-cell office:value-type="float" office:value="1.33433" calcext:value-type="float">
            <text:p>1.33433</text:p>
          </table:table-cell>
          <table:table-cell office:value-type="float" office:value="1.2477" calcext:value-type="float">
            <text:p>1.2477</text:p>
          </table:table-cell>
          <table:table-cell office:value-type="float" office:value="0.141116" calcext:value-type="float">
            <text:p>0.141116</text:p>
          </table:table-cell>
          <table:table-cell office:value-type="float" office:value="0.985554" calcext:value-type="float">
            <text:p>0.985554</text:p>
          </table:table-cell>
          <table:table-cell office:value-type="float" office:value="0.141493" calcext:value-type="float">
            <text:p>0.141493</text:p>
          </table:table-cell>
          <table:table-cell office:value-type="float" office:value="1.47717" calcext:value-type="float">
            <text:p>1.47717</text:p>
          </table:table-cell>
          <table:table-cell office:value-type="float" office:value="1.32915" calcext:value-type="float">
            <text:p>1.32915</text:p>
          </table:table-cell>
          <table:table-cell office:value-type="float" office:value="1.02535" calcext:value-type="float">
            <text:p>1.02535</text:p>
          </table:table-cell>
          <table:table-cell office:value-type="float" office:value="0.643641" calcext:value-type="float">
            <text:p>0.643641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1.47507" calcext:value-type="float">
            <text:p>1.47507</text:p>
          </table:table-cell>
          <table:table-cell office:value-type="float" office:value="0.151646" calcext:value-type="float">
            <text:p>0.151646</text:p>
          </table:table-cell>
          <table:table-cell office:value-type="float" office:value="0.289355" calcext:value-type="float">
            <text:p>0.289355</text:p>
          </table:table-cell>
          <table:table-cell office:value-type="float" office:value="0.150372" calcext:value-type="float">
            <text:p>0.150372</text:p>
          </table:table-cell>
          <table:table-cell office:value-type="float" office:value="0.475095" calcext:value-type="float">
            <text:p>0.475095</text:p>
          </table:table-cell>
          <table:table-cell office:value-type="float" office:value="1.84167" calcext:value-type="float">
            <text:p>1.84167</text:p>
          </table:table-cell>
          <table:table-cell office:value-type="float" office:value="0.227903" calcext:value-type="float">
            <text:p>0.227903</text:p>
          </table:table-cell>
          <table:table-cell office:value-type="float" office:value="0.214078" calcext:value-type="float">
            <text:p>0.214078</text:p>
          </table:table-cell>
          <table:table-cell office:value-type="float" office:value="0.142722" calcext:value-type="float">
            <text:p>0.142722</text:p>
          </table:table-cell>
          <table:table-cell office:value-type="float" office:value="0.215139" calcext:value-type="float">
            <text:p>0.215139</text:p>
          </table:table-cell>
          <table:table-cell office:value-type="float" office:value="0.217956" calcext:value-type="float">
            <text:p>0.217956</text:p>
          </table:table-cell>
          <table:table-cell office:value-type="float" office:value="0.219115" calcext:value-type="float">
            <text:p>0.219115</text:p>
          </table:table-cell>
          <table:table-cell office:value-type="float" office:value="0.319371" calcext:value-type="float">
            <text:p>0.319371</text:p>
          </table:table-cell>
          <table:table-cell office:value-type="float" office:value="0.724501" calcext:value-type="float">
            <text:p>0.724501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0.415107" calcext:value-type="float">
            <text:p>0.415107</text:p>
          </table:table-cell>
          <table:table-cell office:value-type="float" office:value="0.441502" calcext:value-type="float">
            <text:p>0.441502</text:p>
          </table:table-cell>
          <table:table-cell office:value-type="float" office:value="0.0793278" calcext:value-type="float">
            <text:p>0.0793278</text:p>
          </table:table-cell>
          <table:table-cell office:value-type="float" office:value="0.0963781" calcext:value-type="float">
            <text:p>0.0963781</text:p>
          </table:table-cell>
          <table:table-cell office:value-type="float" office:value="0.0758061" calcext:value-type="float">
            <text:p>0.0758061</text:p>
          </table:table-cell>
          <table:table-cell table:number-columns-repeated="4"/>
          <table:table-cell table:formula="of:=MIN([.A186:.BL186])" office:value-type="float" office:value="0.0758061" calcext:value-type="float">
            <text:p>0.0758061</text:p>
          </table:table-cell>
          <table:table-cell table:formula="of:=MAX([.A186:.BL186])" office:value-type="float" office:value="1.84167" calcext:value-type="float">
            <text:p>1.84167</text:p>
          </table:table-cell>
          <table:table-cell table:number-columns-repeated="7"/>
        </table:table-row>
        <table:table-row table:style-name="ro1">
          <table:table-cell office:value-type="float" office:value="0.197532" calcext:value-type="float">
            <text:p>0.197532</text:p>
          </table:table-cell>
          <table:table-cell office:value-type="float" office:value="0.161126" calcext:value-type="float">
            <text:p>0.161126</text:p>
          </table:table-cell>
          <table:table-cell office:value-type="float" office:value="0.157225" calcext:value-type="float">
            <text:p>0.157225</text:p>
          </table:table-cell>
          <table:table-cell office:value-type="float" office:value="0.159616" calcext:value-type="float">
            <text:p>0.159616</text:p>
          </table:table-cell>
          <table:table-cell office:value-type="float" office:value="0.15843" calcext:value-type="float">
            <text:p>0.15843</text:p>
          </table:table-cell>
          <table:table-cell office:value-type="float" office:value="0.161001" calcext:value-type="float">
            <text:p>0.161001</text:p>
          </table:table-cell>
          <table:table-cell office:value-type="float" office:value="0.704141" calcext:value-type="float">
            <text:p>0.704141</text:p>
          </table:table-cell>
          <table:table-cell office:value-type="float" office:value="0.50896" calcext:value-type="float">
            <text:p>0.50896</text:p>
          </table:table-cell>
          <table:table-cell office:value-type="float" office:value="0.156803" calcext:value-type="float">
            <text:p>0.156803</text:p>
          </table:table-cell>
          <table:table-cell office:value-type="float" office:value="0.318697" calcext:value-type="float">
            <text:p>0.318697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300506" calcext:value-type="float">
            <text:p>0.300506</text:p>
          </table:table-cell>
          <table:table-cell office:value-type="float" office:value="0.782181" calcext:value-type="float">
            <text:p>0.782181</text:p>
          </table:table-cell>
          <table:table-cell office:value-type="float" office:value="0.783264" calcext:value-type="float">
            <text:p>0.783264</text:p>
          </table:table-cell>
          <table:table-cell office:value-type="float" office:value="0.785739" calcext:value-type="float">
            <text:p>0.785739</text:p>
          </table:table-cell>
          <table:table-cell office:value-type="float" office:value="0.624692" calcext:value-type="float">
            <text:p>0.624692</text:p>
          </table:table-cell>
          <table:table-cell office:value-type="float" office:value="0.469272" calcext:value-type="float">
            <text:p>0.469272</text:p>
          </table:table-cell>
          <table:table-cell office:value-type="float" office:value="0.159778" calcext:value-type="float">
            <text:p>0.159778</text:p>
          </table:table-cell>
          <table:table-cell office:value-type="float" office:value="0.511018" calcext:value-type="float">
            <text:p>0.511018</text:p>
          </table:table-cell>
          <table:table-cell office:value-type="float" office:value="0.151955" calcext:value-type="float">
            <text:p>0.151955</text:p>
          </table:table-cell>
          <table:table-cell office:value-type="float" office:value="0.314152" calcext:value-type="float">
            <text:p>0.314152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0.147667" calcext:value-type="float">
            <text:p>0.147667</text:p>
          </table:table-cell>
          <table:table-cell office:value-type="float" office:value="0.652587" calcext:value-type="float">
            <text:p>0.652587</text:p>
          </table:table-cell>
          <table:table-cell office:value-type="float" office:value="0.505621" calcext:value-type="float">
            <text:p>0.505621</text:p>
          </table:table-cell>
          <table:table-cell office:value-type="float" office:value="0.149254" calcext:value-type="float">
            <text:p>0.149254</text:p>
          </table:table-cell>
          <table:table-cell office:value-type="float" office:value="0.75138" calcext:value-type="float">
            <text:p>0.75138</text:p>
          </table:table-cell>
          <table:table-cell office:value-type="float" office:value="0.663242" calcext:value-type="float">
            <text:p>0.663242</text:p>
          </table:table-cell>
          <table:table-cell office:value-type="float" office:value="0.151501" calcext:value-type="float">
            <text:p>0.151501</text:p>
          </table:table-cell>
          <table:table-cell office:value-type="float" office:value="0.152442" calcext:value-type="float">
            <text:p>0.152442</text:p>
          </table:table-cell>
          <table:table-cell office:value-type="float" office:value="0.0723898" calcext:value-type="float">
            <text:p>0.0723898</text:p>
          </table:table-cell>
          <table:table-cell office:value-type="float" office:value="1.66707" calcext:value-type="float">
            <text:p>1.66707</text:p>
          </table:table-cell>
          <table:table-cell office:value-type="float" office:value="0.0614281" calcext:value-type="float">
            <text:p>0.0614281</text:p>
          </table:table-cell>
          <table:table-cell office:value-type="float" office:value="0.897492" calcext:value-type="float">
            <text:p>0.897492</text:p>
          </table:table-cell>
          <table:table-cell office:value-type="float" office:value="1.06211" calcext:value-type="float">
            <text:p>1.06211</text:p>
          </table:table-cell>
          <table:table-cell office:value-type="float" office:value="1.04995" calcext:value-type="float">
            <text:p>1.04995</text:p>
          </table:table-cell>
          <table:table-cell office:value-type="float" office:value="0.930003" calcext:value-type="float">
            <text:p>0.930003</text:p>
          </table:table-cell>
          <table:table-cell office:value-type="float" office:value="1.4311" calcext:value-type="float">
            <text:p>1.4311</text:p>
          </table:table-cell>
          <table:table-cell office:value-type="float" office:value="0.069442" calcext:value-type="float">
            <text:p>0.069442</text:p>
          </table:table-cell>
          <table:table-cell office:value-type="float" office:value="0.0714219" calcext:value-type="float">
            <text:p>0.0714219</text:p>
          </table:table-cell>
          <table:table-cell office:value-type="float" office:value="0.063097" calcext:value-type="float">
            <text:p>0.063097</text:p>
          </table:table-cell>
          <table:table-cell office:value-type="float" office:value="0.237334" calcext:value-type="float">
            <text:p>0.237334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1.06585" calcext:value-type="float">
            <text:p>1.06585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0.786282" calcext:value-type="float">
            <text:p>0.786282</text:p>
          </table:table-cell>
          <table:table-cell office:value-type="float" office:value="0.851659" calcext:value-type="float">
            <text:p>0.851659</text:p>
          </table:table-cell>
          <table:table-cell office:value-type="float" office:value="0.582102" calcext:value-type="float">
            <text:p>0.582102</text:p>
          </table:table-cell>
          <table:table-cell office:value-type="float" office:value="0.740699" calcext:value-type="float">
            <text:p>0.740699</text:p>
          </table:table-cell>
          <table:table-cell office:value-type="float" office:value="0.549609" calcext:value-type="float">
            <text:p>0.549609</text:p>
          </table:table-cell>
          <table:table-cell office:value-type="float" office:value="0.525774" calcext:value-type="float">
            <text:p>0.525774</text:p>
          </table:table-cell>
          <table:table-cell office:value-type="float" office:value="0.615911" calcext:value-type="float">
            <text:p>0.615911</text:p>
          </table:table-cell>
          <table:table-cell office:value-type="float" office:value="0.555778" calcext:value-type="float">
            <text:p>0.555778</text:p>
          </table:table-cell>
          <table:table-cell office:value-type="float" office:value="0.552044" calcext:value-type="float">
            <text:p>0.552044</text:p>
          </table:table-cell>
          <table:table-cell office:value-type="float" office:value="0.0506611" calcext:value-type="float">
            <text:p>0.0506611</text:p>
          </table:table-cell>
          <table:table-cell office:value-type="float" office:value="0.51977" calcext:value-type="float">
            <text:p>0.51977</text:p>
          </table:table-cell>
          <table:table-cell office:value-type="float" office:value="0.465245" calcext:value-type="float">
            <text:p>0.465245</text:p>
          </table:table-cell>
          <table:table-cell office:value-type="float" office:value="1.06111" calcext:value-type="float">
            <text:p>1.06111</text:p>
          </table:table-cell>
          <table:table-cell office:value-type="float" office:value="0.413318" calcext:value-type="float">
            <text:p>0.413318</text:p>
          </table:table-cell>
          <table:table-cell office:value-type="float" office:value="0.824246" calcext:value-type="float">
            <text:p>0.824246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0.837472" calcext:value-type="float">
            <text:p>0.837472</text:p>
          </table:table-cell>
          <table:table-cell office:value-type="float" office:value="0.369793" calcext:value-type="float">
            <text:p>0.369793</text:p>
          </table:table-cell>
          <table:table-cell office:value-type="float" office:value="0.40485" calcext:value-type="float">
            <text:p>0.40485</text:p>
          </table:table-cell>
          <table:table-cell table:number-columns-repeated="4"/>
          <table:table-cell table:formula="of:=MIN([.A187:.BL187])" office:value-type="float" office:value="0.0506611" calcext:value-type="float">
            <text:p>0.0506611</text:p>
          </table:table-cell>
          <table:table-cell table:formula="of:=MAX([.A187:.BL187])" office:value-type="float" office:value="1.74746" calcext:value-type="float">
            <text:p>1.74746</text:p>
          </table:table-cell>
          <table:table-cell table:number-columns-repeated="7"/>
        </table:table-row>
        <table:table-row table:style-name="ro1">
          <table:table-cell office:value-type="float" office:value="0.160424" calcext:value-type="float">
            <text:p>0.160424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158538" calcext:value-type="float">
            <text:p>0.158538</text:p>
          </table:table-cell>
          <table:table-cell office:value-type="float" office:value="0.318906" calcext:value-type="float">
            <text:p>0.318906</text:p>
          </table:table-cell>
          <table:table-cell office:value-type="float" office:value="0.16902" calcext:value-type="float">
            <text:p>0.16902</text:p>
          </table:table-cell>
          <table:table-cell office:value-type="float" office:value="0.157341" calcext:value-type="float">
            <text:p>0.157341</text:p>
          </table:table-cell>
          <table:table-cell office:value-type="float" office:value="0.157621" calcext:value-type="float">
            <text:p>0.157621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159182" calcext:value-type="float">
            <text:p>0.159182</text:p>
          </table:table-cell>
          <table:table-cell office:value-type="float" office:value="0.155811" calcext:value-type="float">
            <text:p>0.155811</text:p>
          </table:table-cell>
          <table:table-cell office:value-type="float" office:value="0.802276" calcext:value-type="float">
            <text:p>0.802276</text:p>
          </table:table-cell>
          <table:table-cell office:value-type="float" office:value="0.645764" calcext:value-type="float">
            <text:p>0.645764</text:p>
          </table:table-cell>
          <table:table-cell office:value-type="float" office:value="0.648086" calcext:value-type="float">
            <text:p>0.648086</text:p>
          </table:table-cell>
          <table:table-cell office:value-type="float" office:value="0.166666" calcext:value-type="float">
            <text:p>0.166666</text:p>
          </table:table-cell>
          <table:table-cell office:value-type="float" office:value="0.492487" calcext:value-type="float">
            <text:p>0.492487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0.170153" calcext:value-type="float">
            <text:p>0.170153</text:p>
          </table:table-cell>
          <table:table-cell office:value-type="float" office:value="0.321685" calcext:value-type="float">
            <text:p>0.321685</text:p>
          </table:table-cell>
          <table:table-cell office:value-type="float" office:value="0.156185" calcext:value-type="float">
            <text:p>0.156185</text:p>
          </table:table-cell>
          <table:table-cell office:value-type="float" office:value="0.968087" calcext:value-type="float">
            <text:p>0.968087</text:p>
          </table:table-cell>
          <table:table-cell office:value-type="float" office:value="0.801768" calcext:value-type="float">
            <text:p>0.801768</text:p>
          </table:table-cell>
          <table:table-cell office:value-type="float" office:value="0.791781" calcext:value-type="float">
            <text:p>0.791781</text:p>
          </table:table-cell>
          <table:table-cell office:value-type="float" office:value="0.153281" calcext:value-type="float">
            <text:p>0.153281</text:p>
          </table:table-cell>
          <table:table-cell office:value-type="float" office:value="0.318658" calcext:value-type="float">
            <text:p>0.318658</text:p>
          </table:table-cell>
          <table:table-cell office:value-type="float" office:value="0.952969" calcext:value-type="float">
            <text:p>0.952969</text:p>
          </table:table-cell>
          <table:table-cell office:value-type="float" office:value="0.457559" calcext:value-type="float">
            <text:p>0.457559</text:p>
          </table:table-cell>
          <table:table-cell office:value-type="float" office:value="0.308686" calcext:value-type="float">
            <text:p>0.308686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622481" calcext:value-type="float">
            <text:p>0.622481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624771" calcext:value-type="float">
            <text:p>0.624771</text:p>
          </table:table-cell>
          <table:table-cell office:value-type="float" office:value="0.158696" calcext:value-type="float">
            <text:p>0.158696</text:p>
          </table:table-cell>
          <table:table-cell office:value-type="float" office:value="0.637052" calcext:value-type="float">
            <text:p>0.637052</text:p>
          </table:table-cell>
          <table:table-cell office:value-type="float" office:value="0.155725" calcext:value-type="float">
            <text:p>0.155725</text:p>
          </table:table-cell>
          <table:table-cell office:value-type="float" office:value="1.1003" calcext:value-type="float">
            <text:p>1.1003</text:p>
          </table:table-cell>
          <table:table-cell office:value-type="float" office:value="0.160218" calcext:value-type="float">
            <text:p>0.160218</text:p>
          </table:table-cell>
          <table:table-cell office:value-type="float" office:value="0.165469" calcext:value-type="float">
            <text:p>0.165469</text:p>
          </table:table-cell>
          <table:table-cell office:value-type="float" office:value="0.937919" calcext:value-type="float">
            <text:p>0.937919</text:p>
          </table:table-cell>
          <table:table-cell office:value-type="float" office:value="0.156387" calcext:value-type="float">
            <text:p>0.156387</text:p>
          </table:table-cell>
          <table:table-cell office:value-type="float" office:value="0.949123" calcext:value-type="float">
            <text:p>0.949123</text:p>
          </table:table-cell>
          <table:table-cell office:value-type="float" office:value="0.179069" calcext:value-type="float">
            <text:p>0.179069</text:p>
          </table:table-cell>
          <table:table-cell office:value-type="float" office:value="0.441083" calcext:value-type="float">
            <text:p>0.441083</text:p>
          </table:table-cell>
          <table:table-cell office:value-type="float" office:value="0.147505" calcext:value-type="float">
            <text:p>0.147505</text:p>
          </table:table-cell>
          <table:table-cell office:value-type="float" office:value="0.160793" calcext:value-type="float">
            <text:p>0.160793</text:p>
          </table:table-cell>
          <table:table-cell office:value-type="float" office:value="0.817825" calcext:value-type="float">
            <text:p>0.817825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0.143479" calcext:value-type="float">
            <text:p>0.143479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1.11663" calcext:value-type="float">
            <text:p>1.11663</text:p>
          </table:table-cell>
          <table:table-cell office:value-type="float" office:value="0.351156" calcext:value-type="float">
            <text:p>0.351156</text:p>
          </table:table-cell>
          <table:table-cell office:value-type="float" office:value="0.211356" calcext:value-type="float">
            <text:p>0.211356</text:p>
          </table:table-cell>
          <table:table-cell office:value-type="float" office:value="0.139896" calcext:value-type="float">
            <text:p>0.139896</text:p>
          </table:table-cell>
          <table:table-cell office:value-type="float" office:value="0.069787" calcext:value-type="float">
            <text:p>0.06978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1.52231" calcext:value-type="float">
            <text:p>1.52231</text:p>
          </table:table-cell>
          <table:table-cell office:value-type="float" office:value="0.109734" calcext:value-type="float">
            <text:p>0.109734</text:p>
          </table:table-cell>
          <table:table-cell office:value-type="float" office:value="0.262159" calcext:value-type="float">
            <text:p>0.262159</text:p>
          </table:table-cell>
          <table:table-cell office:value-type="float" office:value="0.127604" calcext:value-type="float">
            <text:p>0.127604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0791221" calcext:value-type="float">
            <text:p>0.0791221</text:p>
          </table:table-cell>
          <table:table-cell office:value-type="float" office:value="0.365282" calcext:value-type="float">
            <text:p>0.365282</text:p>
          </table:table-cell>
          <table:table-cell office:value-type="float" office:value="0.213351" calcext:value-type="float">
            <text:p>0.213351</text:p>
          </table:table-cell>
          <table:table-cell office:value-type="float" office:value="0.106299" calcext:value-type="float">
            <text:p>0.106299</text:p>
          </table:table-cell>
          <table:table-cell table:number-columns-repeated="4"/>
          <table:table-cell table:formula="of:=MIN([.A188:.BL188])" office:value-type="float" office:value="0.069787" calcext:value-type="float">
            <text:p>0.069787</text:p>
          </table:table-cell>
          <table:table-cell table:formula="of:=MAX([.A188:.BL188])" office:value-type="float" office:value="1.52231" calcext:value-type="float">
            <text:p>1.52231</text:p>
          </table:table-cell>
          <table:table-cell table:number-columns-repeated="7"/>
        </table:table-row>
        <table:table-row table:style-name="ro1">
          <table:table-cell office:value-type="float" office:value="0.159954" calcext:value-type="float">
            <text:p>0.159954</text:p>
          </table:table-cell>
          <table:table-cell office:value-type="float" office:value="0.164851" calcext:value-type="float">
            <text:p>0.164851</text:p>
          </table:table-cell>
          <table:table-cell office:value-type="float" office:value="0.164842" calcext:value-type="float">
            <text:p>0.164842</text:p>
          </table:table-cell>
          <table:table-cell office:value-type="float" office:value="0.157536" calcext:value-type="float">
            <text:p>0.157536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157659" calcext:value-type="float">
            <text:p>0.157659</text:p>
          </table:table-cell>
          <table:table-cell office:value-type="float" office:value="0.158208" calcext:value-type="float">
            <text:p>0.158208</text:p>
          </table:table-cell>
          <table:table-cell office:value-type="float" office:value="0.481004" calcext:value-type="float">
            <text:p>0.481004</text:p>
          </table:table-cell>
          <table:table-cell office:value-type="float" office:value="0.166153" calcext:value-type="float">
            <text:p>0.166153</text:p>
          </table:table-cell>
          <table:table-cell office:value-type="float" office:value="0.473823" calcext:value-type="float">
            <text:p>0.473823</text:p>
          </table:table-cell>
          <table:table-cell office:value-type="float" office:value="0.476219" calcext:value-type="float">
            <text:p>0.476219</text:p>
          </table:table-cell>
          <table:table-cell office:value-type="float" office:value="0.163601" calcext:value-type="float">
            <text:p>0.163601</text:p>
          </table:table-cell>
          <table:table-cell office:value-type="float" office:value="0.340576" calcext:value-type="float">
            <text:p>0.340576</text:p>
          </table:table-cell>
          <table:table-cell office:value-type="float" office:value="0.329902" calcext:value-type="float">
            <text:p>0.329902</text:p>
          </table:table-cell>
          <table:table-cell office:value-type="float" office:value="0.158225" calcext:value-type="float">
            <text:p>0.158225</text:p>
          </table:table-cell>
          <table:table-cell office:value-type="float" office:value="0.16204" calcext:value-type="float">
            <text:p>0.16204</text:p>
          </table:table-cell>
          <table:table-cell office:value-type="float" office:value="0.788967" calcext:value-type="float">
            <text:p>0.788967</text:p>
          </table:table-cell>
          <table:table-cell office:value-type="float" office:value="0.461798" calcext:value-type="float">
            <text:p>0.461798</text:p>
          </table:table-cell>
          <table:table-cell office:value-type="float" office:value="0.160986" calcext:value-type="float">
            <text:p>0.160986</text:p>
          </table:table-cell>
          <table:table-cell office:value-type="float" office:value="0.44804" calcext:value-type="float">
            <text:p>0.44804</text:p>
          </table:table-cell>
          <table:table-cell office:value-type="float" office:value="0.447142" calcext:value-type="float">
            <text:p>0.447142</text:p>
          </table:table-cell>
          <table:table-cell office:value-type="float" office:value="0.769472" calcext:value-type="float">
            <text:p>0.769472</text:p>
          </table:table-cell>
          <table:table-cell office:value-type="float" office:value="0.304167" calcext:value-type="float">
            <text:p>0.304167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0.318357" calcext:value-type="float">
            <text:p>0.318357</text:p>
          </table:table-cell>
          <table:table-cell office:value-type="float" office:value="0.465051" calcext:value-type="float">
            <text:p>0.465051</text:p>
          </table:table-cell>
          <table:table-cell office:value-type="float" office:value="1.03231" calcext:value-type="float">
            <text:p>1.03231</text:p>
          </table:table-cell>
          <table:table-cell office:value-type="float" office:value="0.877134" calcext:value-type="float">
            <text:p>0.877134</text:p>
          </table:table-cell>
          <table:table-cell office:value-type="float" office:value="0.884641" calcext:value-type="float">
            <text:p>0.884641</text:p>
          </table:table-cell>
          <table:table-cell office:value-type="float" office:value="0.304057" calcext:value-type="float">
            <text:p>0.304057</text:p>
          </table:table-cell>
          <table:table-cell office:value-type="float" office:value="0.388369" calcext:value-type="float">
            <text:p>0.388369</text:p>
          </table:table-cell>
          <table:table-cell office:value-type="float" office:value="0.850638" calcext:value-type="float">
            <text:p>0.850638</text:p>
          </table:table-cell>
          <table:table-cell office:value-type="float" office:value="1.04041" calcext:value-type="float">
            <text:p>1.04041</text:p>
          </table:table-cell>
          <table:table-cell office:value-type="float" office:value="0.601026" calcext:value-type="float">
            <text:p>0.601026</text:p>
          </table:table-cell>
          <table:table-cell office:value-type="float" office:value="0.613034" calcext:value-type="float">
            <text:p>0.613034</text:p>
          </table:table-cell>
          <table:table-cell office:value-type="float" office:value="0.306795" calcext:value-type="float">
            <text:p>0.306795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500492" calcext:value-type="float">
            <text:p>0.500492</text:p>
          </table:table-cell>
          <table:table-cell office:value-type="float" office:value="0.345007" calcext:value-type="float">
            <text:p>0.345007</text:p>
          </table:table-cell>
          <table:table-cell office:value-type="float" office:value="0.558117" calcext:value-type="float">
            <text:p>0.558117</text:p>
          </table:table-cell>
          <table:table-cell office:value-type="float" office:value="0.350079" calcext:value-type="float">
            <text:p>0.350079</text:p>
          </table:table-cell>
          <table:table-cell office:value-type="float" office:value="0.583225" calcext:value-type="float">
            <text:p>0.583225</text:p>
          </table:table-cell>
          <table:table-cell office:value-type="float" office:value="0.342025" calcext:value-type="float">
            <text:p>0.342025</text:p>
          </table:table-cell>
          <table:table-cell office:value-type="float" office:value="0.597415" calcext:value-type="float">
            <text:p>0.597415</text:p>
          </table:table-cell>
          <table:table-cell office:value-type="float" office:value="0.642907" calcext:value-type="float">
            <text:p>0.642907</text:p>
          </table:table-cell>
          <table:table-cell office:value-type="float" office:value="0.295938" calcext:value-type="float">
            <text:p>0.295938</text:p>
          </table:table-cell>
          <table:table-cell office:value-type="float" office:value="0.642322" calcext:value-type="float">
            <text:p>0.642322</text:p>
          </table:table-cell>
          <table:table-cell office:value-type="float" office:value="0.247325" calcext:value-type="float">
            <text:p>0.247325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252459" calcext:value-type="float">
            <text:p>0.252459</text:p>
          </table:table-cell>
          <table:table-cell office:value-type="float" office:value="0.612838" calcext:value-type="float">
            <text:p>0.612838</text:p>
          </table:table-cell>
          <table:table-cell office:value-type="float" office:value="0.507103" calcext:value-type="float">
            <text:p>0.507103</text:p>
          </table:table-cell>
          <table:table-cell office:value-type="float" office:value="0.207372" calcext:value-type="float">
            <text:p>0.207372</text:p>
          </table:table-cell>
          <table:table-cell office:value-type="float" office:value="0.33823" calcext:value-type="float">
            <text:p>0.33823</text:p>
          </table:table-cell>
          <table:table-cell office:value-type="float" office:value="0.436296" calcext:value-type="float">
            <text:p>0.436296</text:p>
          </table:table-cell>
          <table:table-cell office:value-type="float" office:value="0.211941" calcext:value-type="float">
            <text:p>0.211941</text:p>
          </table:table-cell>
          <table:table-cell office:value-type="float" office:value="0.335464" calcext:value-type="float">
            <text:p>0.335464</text:p>
          </table:table-cell>
          <table:table-cell office:value-type="float" office:value="0.266779" calcext:value-type="float">
            <text:p>0.266779</text:p>
          </table:table-cell>
          <table:table-cell office:value-type="float" office:value="0.301888" calcext:value-type="float">
            <text:p>0.301888</text:p>
          </table:table-cell>
          <table:table-cell office:value-type="float" office:value="0.439729" calcext:value-type="float">
            <text:p>0.439729</text:p>
          </table:table-cell>
          <table:table-cell office:value-type="float" office:value="0.362838" calcext:value-type="float">
            <text:p>0.362838</text:p>
          </table:table-cell>
          <table:table-cell office:value-type="float" office:value="0.690686" calcext:value-type="float">
            <text:p>0.690686</text:p>
          </table:table-cell>
          <table:table-cell office:value-type="float" office:value="0.583201" calcext:value-type="float">
            <text:p>0.583201</text:p>
          </table:table-cell>
          <table:table-cell table:number-columns-repeated="4"/>
          <table:table-cell table:formula="of:=MIN([.A189:.BL189])" office:value-type="float" office:value="0.156027" calcext:value-type="float">
            <text:p>0.156027</text:p>
          </table:table-cell>
          <table:table-cell table:formula="of:=MAX([.A189:.BL189])" office:value-type="float" office:value="1.06507" calcext:value-type="float">
            <text:p>1.0650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1.6433935" calcext:value-type="float">
            <text:p>1.6433935</text:p>
          </table:table-cell>
          <table:table-cell table:formula="of:=AVERAGE([.BR2:.BR21])" office:value-type="float" office:value="1.6433935" calcext:value-type="float">
            <text:p>1.6433935</text:p>
          </table:table-cell>
          <table:table-cell table:formula="of:=STDEV([.BQ2:.BQ21])/2" office:value-type="float" office:value="0.0797082563291876" calcext:value-type="float">
            <text:p>0.0797082563</text:p>
          </table:table-cell>
          <table:table-cell table:formula="of:=STDEV([.BR2:.BR21])/2" office:value-type="float" office:value="0.0797082563291876" calcext:value-type="float">
            <text:p>0.079708256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56171" calcext:value-type="float">
            <text:p>1.4256171</text:p>
          </table:table-cell>
          <table:table-cell table:formula="of:=AVERAGE([.BR23:.BR42])" office:value-type="float" office:value="1.7521726" calcext:value-type="float">
            <text:p>1.7521726</text:p>
          </table:table-cell>
          <table:table-cell table:formula="of:=STDEV([.BQ23:.BQ42])/2" office:value-type="float" office:value="0.231538298104388" calcext:value-type="float">
            <text:p>0.2315382981</text:p>
          </table:table-cell>
          <table:table-cell table:formula="of:=STDEV([.BR23:.BR42])/2" office:value-type="float" office:value="0.248468189549456" calcext:value-type="float">
            <text:p>0.248468189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890916" calcext:value-type="float">
            <text:p>1.0890916</text:p>
          </table:table-cell>
          <table:table-cell table:formula="of:=AVERAGE([.BR44:.BR63])" office:value-type="float" office:value="2.0197965" calcext:value-type="float">
            <text:p>2.0197965</text:p>
          </table:table-cell>
          <table:table-cell table:formula="of:=STDEV([.BQ44:.BQ63])/2" office:value-type="float" office:value="0.259335392743055" calcext:value-type="float">
            <text:p>0.2593353927</text:p>
          </table:table-cell>
          <table:table-cell table:formula="of:=STDEV([.BR44:.BR63])/2" office:value-type="float" office:value="0.311245254913206" calcext:value-type="float">
            <text:p>0.311245254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8267945" calcext:value-type="float">
            <text:p>0.48267945</text:p>
          </table:table-cell>
          <table:table-cell table:formula="of:=AVERAGE([.BR65:.BR84])" office:value-type="float" office:value="1.41332595" calcext:value-type="float">
            <text:p>1.41332595</text:p>
          </table:table-cell>
          <table:table-cell table:formula="of:=STDEV([.BQ65:.BQ84])/2" office:value-type="float" office:value="0.0877645777887272" calcext:value-type="float">
            <text:p>0.0877645778</text:p>
          </table:table-cell>
          <table:table-cell table:formula="of:=STDEV([.BR65:.BR84])/2" office:value-type="float" office:value="0.21964574399572" calcext:value-type="float">
            <text:p>0.21964574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5516795" calcext:value-type="float">
            <text:p>0.225516795</text:p>
          </table:table-cell>
          <table:table-cell table:formula="of:=AVERAGE([.BR86:.BR105])" office:value-type="float" office:value="1.6333685" calcext:value-type="float">
            <text:p>1.6333685</text:p>
          </table:table-cell>
          <table:table-cell table:formula="of:=STDEV([.BQ86:.BQ105])/2" office:value-type="float" office:value="0.0547311774197555" calcext:value-type="float">
            <text:p>0.0547311774</text:p>
          </table:table-cell>
          <table:table-cell table:formula="of:=STDEV([.BR86:.BR105])/2" office:value-type="float" office:value="0.165458179143433" calcext:value-type="float">
            <text:p>0.1654581791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870271" calcext:value-type="float">
            <text:p>0.19870271</text:p>
          </table:table-cell>
          <table:table-cell table:formula="of:=AVERAGE([.BR107:.BR126])" office:value-type="float" office:value="1.6765335" calcext:value-type="float">
            <text:p>1.6765335</text:p>
          </table:table-cell>
          <table:table-cell table:formula="of:=STDEV([.BQ107:.BQ126])/2" office:value-type="float" office:value="0.0504570147335383" calcext:value-type="float">
            <text:p>0.0504570147</text:p>
          </table:table-cell>
          <table:table-cell table:formula="of:=STDEV([.BR107:.BR126])/2" office:value-type="float" office:value="0.162038247282247" calcext:value-type="float">
            <text:p>0.1620382473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6260245" calcext:value-type="float">
            <text:p>0.136260245</text:p>
          </table:table-cell>
          <table:table-cell table:formula="of:=AVERAGE([.BR128:.BR147])" office:value-type="float" office:value="1.767754" calcext:value-type="float">
            <text:p>1.767754</text:p>
          </table:table-cell>
          <table:table-cell table:formula="of:=STDEV([.BQ128:.BQ147])/2" office:value-type="float" office:value="0.0247844460085378" calcext:value-type="float">
            <text:p>0.024784446</text:p>
          </table:table-cell>
          <table:table-cell table:formula="of:=STDEV([.BR128:.BR147])/2" office:value-type="float" office:value="0.152777934274072" calcext:value-type="float">
            <text:p>0.1527779343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1510545" calcext:value-type="float">
            <text:p>0.091510545</text:p>
          </table:table-cell>
          <table:table-cell table:formula="of:=AVERAGE([.BR149:.BR168])" office:value-type="float" office:value="1.877163" calcext:value-type="float">
            <text:p>1.877163</text:p>
          </table:table-cell>
          <table:table-cell table:formula="of:=STDEV([.BQ149:.BQ168])/2" office:value-type="float" office:value="0.026251502859929" calcext:value-type="float">
            <text:p>0.0262515029</text:p>
          </table:table-cell>
          <table:table-cell table:formula="of:=STDEV([.BR149:.BR168])/2" office:value-type="float" office:value="0.113989352043121" calcext:value-type="float">
            <text:p>0.113989352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9880475" calcext:value-type="float">
            <text:p>0.069880475</text:p>
          </table:table-cell>
          <table:table-cell table:formula="of:=AVERAGE([.BR170:.BR189])" office:value-type="float" office:value="1.84408" calcext:value-type="float">
            <text:p>1.84408</text:p>
          </table:table-cell>
          <table:table-cell table:formula="of:=STDEV([.BQ170:.BQ189])/2" office:value-type="float" office:value="0.0178464987424106" calcext:value-type="float">
            <text:p>0.0178464987</text:p>
          </table:table-cell>
          <table:table-cell table:formula="of:=STDEV([.BR170:.BR189])/2" office:value-type="float" office:value="0.119471012758215" calcext:value-type="float">
            <text:p>0.1194710128</text:p>
          </table:table-cell>
        </table:table-row>
      </table:table>
      <table:table table:name="4 Threa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75319" calcext:value-type="float">
            <text:p>2.75319</text:p>
          </table:table-cell>
          <table:table-cell table:number-columns-repeated="67"/>
          <table:table-cell table:formula="of:=MIN([.A2:.BL2])" office:value-type="float" office:value="2.75319" calcext:value-type="float">
            <text:p>2.75319</text:p>
          </table:table-cell>
          <table:table-cell table:formula="of:=MAX([.A2:.BL2])" office:value-type="float" office:value="2.75319" calcext:value-type="float">
            <text:p>2.75319</text:p>
          </table:table-cell>
          <table:table-cell table:number-columns-repeated="7"/>
        </table:table-row>
        <table:table-row table:style-name="ro1">
          <table:table-cell office:value-type="float" office:value="2.91788" calcext:value-type="float">
            <text:p>2.91788</text:p>
          </table:table-cell>
          <table:table-cell table:number-columns-repeated="67"/>
          <table:table-cell table:formula="of:=MIN([.A3:.BL3])" office:value-type="float" office:value="2.91788" calcext:value-type="float">
            <text:p>2.91788</text:p>
          </table:table-cell>
          <table:table-cell table:formula="of:=MAX([.A3:.BL3])" office:value-type="float" office:value="2.91788" calcext:value-type="float">
            <text:p>2.91788</text:p>
          </table:table-cell>
          <table:table-cell table:number-columns-repeated="7"/>
        </table:table-row>
        <table:table-row table:style-name="ro1">
          <table:table-cell office:value-type="float" office:value="3.02549" calcext:value-type="float">
            <text:p>3.02549</text:p>
          </table:table-cell>
          <table:table-cell table:number-columns-repeated="67"/>
          <table:table-cell table:formula="of:=MIN([.A4:.BL4])" office:value-type="float" office:value="3.02549" calcext:value-type="float">
            <text:p>3.02549</text:p>
          </table:table-cell>
          <table:table-cell table:formula="of:=MAX([.A4:.BL4])" office:value-type="float" office:value="3.02549" calcext:value-type="float">
            <text:p>3.02549</text:p>
          </table:table-cell>
          <table:table-cell table:number-columns-repeated="7"/>
        </table:table-row>
        <table:table-row table:style-name="ro1">
          <table:table-cell office:value-type="float" office:value="2.87608" calcext:value-type="float">
            <text:p>2.87608</text:p>
          </table:table-cell>
          <table:table-cell table:number-columns-repeated="67"/>
          <table:table-cell table:formula="of:=MIN([.A5:.BL5])" office:value-type="float" office:value="2.87608" calcext:value-type="float">
            <text:p>2.87608</text:p>
          </table:table-cell>
          <table:table-cell table:formula="of:=MAX([.A5:.BL5])" office:value-type="float" office:value="2.87608" calcext:value-type="float">
            <text:p>2.87608</text:p>
          </table:table-cell>
          <table:table-cell table:number-columns-repeated="7"/>
        </table:table-row>
        <table:table-row table:style-name="ro1">
          <table:table-cell office:value-type="float" office:value="2.54727" calcext:value-type="float">
            <text:p>2.54727</text:p>
          </table:table-cell>
          <table:table-cell table:number-columns-repeated="67"/>
          <table:table-cell table:formula="of:=MIN([.A6:.BL6])" office:value-type="float" office:value="2.54727" calcext:value-type="float">
            <text:p>2.54727</text:p>
          </table:table-cell>
          <table:table-cell table:formula="of:=MAX([.A6:.BL6])" office:value-type="float" office:value="2.54727" calcext:value-type="float">
            <text:p>2.54727</text:p>
          </table:table-cell>
          <table:table-cell table:number-columns-repeated="7"/>
        </table:table-row>
        <table:table-row table:style-name="ro1">
          <table:table-cell office:value-type="float" office:value="2.98543" calcext:value-type="float">
            <text:p>2.98543</text:p>
          </table:table-cell>
          <table:table-cell table:number-columns-repeated="67"/>
          <table:table-cell table:formula="of:=MIN([.A7:.BL7])" office:value-type="float" office:value="2.98543" calcext:value-type="float">
            <text:p>2.98543</text:p>
          </table:table-cell>
          <table:table-cell table:formula="of:=MAX([.A7:.BL7])" office:value-type="float" office:value="2.98543" calcext:value-type="float">
            <text:p>2.98543</text:p>
          </table:table-cell>
          <table:table-cell table:number-columns-repeated="7"/>
        </table:table-row>
        <table:table-row table:style-name="ro1">
          <table:table-cell office:value-type="float" office:value="2.31392" calcext:value-type="float">
            <text:p>2.31392</text:p>
          </table:table-cell>
          <table:table-cell table:number-columns-repeated="67"/>
          <table:table-cell table:formula="of:=MIN([.A8:.BL8])" office:value-type="float" office:value="2.31392" calcext:value-type="float">
            <text:p>2.31392</text:p>
          </table:table-cell>
          <table:table-cell table:formula="of:=MAX([.A8:.BL8])" office:value-type="float" office:value="2.31392" calcext:value-type="float">
            <text:p>2.31392</text:p>
          </table:table-cell>
          <table:table-cell table:number-columns-repeated="7"/>
        </table:table-row>
        <table:table-row table:style-name="ro1">
          <table:table-cell office:value-type="float" office:value="2.94004" calcext:value-type="float">
            <text:p>2.94004</text:p>
          </table:table-cell>
          <table:table-cell table:number-columns-repeated="67"/>
          <table:table-cell table:formula="of:=MIN([.A9:.BL9])" office:value-type="float" office:value="2.94004" calcext:value-type="float">
            <text:p>2.94004</text:p>
          </table:table-cell>
          <table:table-cell table:formula="of:=MAX([.A9:.BL9])" office:value-type="float" office:value="2.94004" calcext:value-type="float">
            <text:p>2.94004</text:p>
          </table:table-cell>
          <table:table-cell table:number-columns-repeated="7"/>
        </table:table-row>
        <table:table-row table:style-name="ro1">
          <table:table-cell office:value-type="float" office:value="3.00692" calcext:value-type="float">
            <text:p>3.00692</text:p>
          </table:table-cell>
          <table:table-cell table:number-columns-repeated="67"/>
          <table:table-cell table:formula="of:=MIN([.A10:.BL10])" office:value-type="float" office:value="3.00692" calcext:value-type="float">
            <text:p>3.00692</text:p>
          </table:table-cell>
          <table:table-cell table:formula="of:=MAX([.A10:.BL10])" office:value-type="float" office:value="3.00692" calcext:value-type="float">
            <text:p>3.00692</text:p>
          </table:table-cell>
          <table:table-cell table:number-columns-repeated="7"/>
        </table:table-row>
        <table:table-row table:style-name="ro1">
          <table:table-cell office:value-type="float" office:value="3.03596" calcext:value-type="float">
            <text:p>3.03596</text:p>
          </table:table-cell>
          <table:table-cell table:number-columns-repeated="67"/>
          <table:table-cell table:formula="of:=MIN([.A11:.BL11])" office:value-type="float" office:value="3.03596" calcext:value-type="float">
            <text:p>3.03596</text:p>
          </table:table-cell>
          <table:table-cell table:formula="of:=MAX([.A11:.BL11])" office:value-type="float" office:value="3.03596" calcext:value-type="float">
            <text:p>3.03596</text:p>
          </table:table-cell>
          <table:table-cell table:number-columns-repeated="7"/>
        </table:table-row>
        <table:table-row table:style-name="ro1">
          <table:table-cell office:value-type="float" office:value="3.07341" calcext:value-type="float">
            <text:p>3.07341</text:p>
          </table:table-cell>
          <table:table-cell table:number-columns-repeated="67"/>
          <table:table-cell table:formula="of:=MIN([.A12:.BL12])" office:value-type="float" office:value="3.07341" calcext:value-type="float">
            <text:p>3.07341</text:p>
          </table:table-cell>
          <table:table-cell table:formula="of:=MAX([.A12:.BL12])" office:value-type="float" office:value="3.07341" calcext:value-type="float">
            <text:p>3.07341</text:p>
          </table:table-cell>
          <table:table-cell table:number-columns-repeated="7"/>
        </table:table-row>
        <table:table-row table:style-name="ro1">
          <table:table-cell office:value-type="float" office:value="3.03565" calcext:value-type="float">
            <text:p>3.03565</text:p>
          </table:table-cell>
          <table:table-cell table:number-columns-repeated="67"/>
          <table:table-cell table:formula="of:=MIN([.A13:.BL13])" office:value-type="float" office:value="3.03565" calcext:value-type="float">
            <text:p>3.03565</text:p>
          </table:table-cell>
          <table:table-cell table:formula="of:=MAX([.A13:.BL13])" office:value-type="float" office:value="3.03565" calcext:value-type="float">
            <text:p>3.03565</text:p>
          </table:table-cell>
          <table:table-cell table:number-columns-repeated="7"/>
        </table:table-row>
        <table:table-row table:style-name="ro1">
          <table:table-cell office:value-type="float" office:value="2.9783" calcext:value-type="float">
            <text:p>2.9783</text:p>
          </table:table-cell>
          <table:table-cell table:number-columns-repeated="67"/>
          <table:table-cell table:formula="of:=MIN([.A14:.BL14])" office:value-type="float" office:value="2.9783" calcext:value-type="float">
            <text:p>2.9783</text:p>
          </table:table-cell>
          <table:table-cell table:formula="of:=MAX([.A14:.BL14])" office:value-type="float" office:value="2.9783" calcext:value-type="float">
            <text:p>2.9783</text:p>
          </table:table-cell>
          <table:table-cell table:number-columns-repeated="7"/>
        </table:table-row>
        <table:table-row table:style-name="ro1">
          <table:table-cell office:value-type="float" office:value="3.04266" calcext:value-type="float">
            <text:p>3.04266</text:p>
          </table:table-cell>
          <table:table-cell table:number-columns-repeated="67"/>
          <table:table-cell table:formula="of:=MIN([.A15:.BL15])" office:value-type="float" office:value="3.04266" calcext:value-type="float">
            <text:p>3.04266</text:p>
          </table:table-cell>
          <table:table-cell table:formula="of:=MAX([.A15:.BL15])" office:value-type="float" office:value="3.04266" calcext:value-type="float">
            <text:p>3.04266</text:p>
          </table:table-cell>
          <table:table-cell table:number-columns-repeated="7"/>
        </table:table-row>
        <table:table-row table:style-name="ro1">
          <table:table-cell office:value-type="float" office:value="2.59925" calcext:value-type="float">
            <text:p>2.59925</text:p>
          </table:table-cell>
          <table:table-cell table:number-columns-repeated="67"/>
          <table:table-cell table:formula="of:=MIN([.A16:.BL16])" office:value-type="float" office:value="2.59925" calcext:value-type="float">
            <text:p>2.59925</text:p>
          </table:table-cell>
          <table:table-cell table:formula="of:=MAX([.A16:.BL16])" office:value-type="float" office:value="2.59925" calcext:value-type="float">
            <text:p>2.59925</text:p>
          </table:table-cell>
          <table:table-cell table:number-columns-repeated="7"/>
        </table:table-row>
        <table:table-row table:style-name="ro1">
          <table:table-cell office:value-type="float" office:value="2.99465" calcext:value-type="float">
            <text:p>2.99465</text:p>
          </table:table-cell>
          <table:table-cell table:number-columns-repeated="67"/>
          <table:table-cell table:formula="of:=MIN([.A17:.BL17])" office:value-type="float" office:value="2.99465" calcext:value-type="float">
            <text:p>2.99465</text:p>
          </table:table-cell>
          <table:table-cell table:formula="of:=MAX([.A17:.BL17])" office:value-type="float" office:value="2.99465" calcext:value-type="float">
            <text:p>2.99465</text:p>
          </table:table-cell>
          <table:table-cell table:number-columns-repeated="7"/>
        </table:table-row>
        <table:table-row table:style-name="ro1">
          <table:table-cell office:value-type="float" office:value="3.01065" calcext:value-type="float">
            <text:p>3.01065</text:p>
          </table:table-cell>
          <table:table-cell table:number-columns-repeated="67"/>
          <table:table-cell table:formula="of:=MIN([.A18:.BL18])" office:value-type="float" office:value="3.01065" calcext:value-type="float">
            <text:p>3.01065</text:p>
          </table:table-cell>
          <table:table-cell table:formula="of:=MAX([.A18:.BL18])" office:value-type="float" office:value="3.01065" calcext:value-type="float">
            <text:p>3.01065</text:p>
          </table:table-cell>
          <table:table-cell table:number-columns-repeated="7"/>
        </table:table-row>
        <table:table-row table:style-name="ro1">
          <table:table-cell office:value-type="float" office:value="2.40158" calcext:value-type="float">
            <text:p>2.40158</text:p>
          </table:table-cell>
          <table:table-cell table:number-columns-repeated="67"/>
          <table:table-cell table:formula="of:=MIN([.A19:.BL19])" office:value-type="float" office:value="2.40158" calcext:value-type="float">
            <text:p>2.40158</text:p>
          </table:table-cell>
          <table:table-cell table:formula="of:=MAX([.A19:.BL19])" office:value-type="float" office:value="2.40158" calcext:value-type="float">
            <text:p>2.40158</text:p>
          </table:table-cell>
          <table:table-cell table:number-columns-repeated="7"/>
        </table:table-row>
        <table:table-row table:style-name="ro1">
          <table:table-cell office:value-type="float" office:value="2.8548" calcext:value-type="float">
            <text:p>2.8548</text:p>
          </table:table-cell>
          <table:table-cell table:number-columns-repeated="67"/>
          <table:table-cell table:formula="of:=MIN([.A20:.BL20])" office:value-type="float" office:value="2.8548" calcext:value-type="float">
            <text:p>2.8548</text:p>
          </table:table-cell>
          <table:table-cell table:formula="of:=MAX([.A20:.BL20])" office:value-type="float" office:value="2.8548" calcext:value-type="float">
            <text:p>2.8548</text:p>
          </table:table-cell>
          <table:table-cell table:number-columns-repeated="7"/>
        </table:table-row>
        <table:table-row table:style-name="ro1">
          <table:table-cell office:value-type="float" office:value="2.63446" calcext:value-type="float">
            <text:p>2.63446</text:p>
          </table:table-cell>
          <table:table-cell table:number-columns-repeated="67"/>
          <table:table-cell table:formula="of:=MIN([.A21:.BL21])" office:value-type="float" office:value="2.63446" calcext:value-type="float">
            <text:p>2.63446</text:p>
          </table:table-cell>
          <table:table-cell table:formula="of:=MAX([.A21:.BL21])" office:value-type="float" office:value="2.63446" calcext:value-type="float">
            <text:p>2.634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73827" calcext:value-type="float">
            <text:p>1.73827</text:p>
          </table:table-cell>
          <table:table-cell office:value-type="float" office:value="2.70026" calcext:value-type="float">
            <text:p>2.70026</text:p>
          </table:table-cell>
          <table:table-cell table:number-columns-repeated="66"/>
          <table:table-cell table:formula="of:=MIN([.A23:.BL23])" office:value-type="float" office:value="1.73827" calcext:value-type="float">
            <text:p>1.73827</text:p>
          </table:table-cell>
          <table:table-cell table:formula="of:=MAX([.A23:.BL23])" office:value-type="float" office:value="2.70026" calcext:value-type="float">
            <text:p>2.70026</text:p>
          </table:table-cell>
          <table:table-cell table:number-columns-repeated="7"/>
        </table:table-row>
        <table:table-row table:style-name="ro1">
          <table:table-cell office:value-type="float" office:value="1.69433" calcext:value-type="float">
            <text:p>1.69433</text:p>
          </table:table-cell>
          <table:table-cell office:value-type="float" office:value="2.69631" calcext:value-type="float">
            <text:p>2.69631</text:p>
          </table:table-cell>
          <table:table-cell table:number-columns-repeated="66"/>
          <table:table-cell table:formula="of:=MIN([.A24:.BL24])" office:value-type="float" office:value="1.69433" calcext:value-type="float">
            <text:p>1.69433</text:p>
          </table:table-cell>
          <table:table-cell table:formula="of:=MAX([.A24:.BL24])" office:value-type="float" office:value="2.69631" calcext:value-type="float">
            <text:p>2.69631</text:p>
          </table:table-cell>
          <table:table-cell table:number-columns-repeated="7"/>
        </table:table-row>
        <table:table-row table:style-name="ro1">
          <table:table-cell office:value-type="float" office:value="1.3161" calcext:value-type="float">
            <text:p>1.3161</text:p>
          </table:table-cell>
          <table:table-cell office:value-type="float" office:value="1.26946" calcext:value-type="float">
            <text:p>1.26946</text:p>
          </table:table-cell>
          <table:table-cell table:number-columns-repeated="66"/>
          <table:table-cell table:formula="of:=MIN([.A25:.BL25])" office:value-type="float" office:value="1.26946" calcext:value-type="float">
            <text:p>1.26946</text:p>
          </table:table-cell>
          <table:table-cell table:formula="of:=MAX([.A25:.BL25])" office:value-type="float" office:value="1.3161" calcext:value-type="float">
            <text:p>1.3161</text:p>
          </table:table-cell>
          <table:table-cell table:number-columns-repeated="7"/>
        </table:table-row>
        <table:table-row table:style-name="ro1">
          <table:table-cell office:value-type="float" office:value="2.44552" calcext:value-type="float">
            <text:p>2.44552</text:p>
          </table:table-cell>
          <table:table-cell office:value-type="float" office:value="2.45531" calcext:value-type="float">
            <text:p>2.45531</text:p>
          </table:table-cell>
          <table:table-cell table:number-columns-repeated="66"/>
          <table:table-cell table:formula="of:=MIN([.A26:.BL26])" office:value-type="float" office:value="2.44552" calcext:value-type="float">
            <text:p>2.44552</text:p>
          </table:table-cell>
          <table:table-cell table:formula="of:=MAX([.A26:.BL26])" office:value-type="float" office:value="2.45531" calcext:value-type="float">
            <text:p>2.45531</text:p>
          </table:table-cell>
          <table:table-cell table:number-columns-repeated="7"/>
        </table:table-row>
        <table:table-row table:style-name="ro1">
          <table:table-cell office:value-type="float" office:value="1.69796" calcext:value-type="float">
            <text:p>1.69796</text:p>
          </table:table-cell>
          <table:table-cell office:value-type="float" office:value="2.62241" calcext:value-type="float">
            <text:p>2.62241</text:p>
          </table:table-cell>
          <table:table-cell table:number-columns-repeated="66"/>
          <table:table-cell table:formula="of:=MIN([.A27:.BL27])" office:value-type="float" office:value="1.69796" calcext:value-type="float">
            <text:p>1.69796</text:p>
          </table:table-cell>
          <table:table-cell table:formula="of:=MAX([.A27:.BL27])" office:value-type="float" office:value="2.62241" calcext:value-type="float">
            <text:p>2.62241</text:p>
          </table:table-cell>
          <table:table-cell table:number-columns-repeated="7"/>
        </table:table-row>
        <table:table-row table:style-name="ro1">
          <table:table-cell office:value-type="float" office:value="1.71226" calcext:value-type="float">
            <text:p>1.71226</text:p>
          </table:table-cell>
          <table:table-cell office:value-type="float" office:value="2.69012" calcext:value-type="float">
            <text:p>2.69012</text:p>
          </table:table-cell>
          <table:table-cell table:number-columns-repeated="66"/>
          <table:table-cell table:formula="of:=MIN([.A28:.BL28])" office:value-type="float" office:value="1.71226" calcext:value-type="float">
            <text:p>1.71226</text:p>
          </table:table-cell>
          <table:table-cell table:formula="of:=MAX([.A28:.BL28])" office:value-type="float" office:value="2.69012" calcext:value-type="float">
            <text:p>2.69012</text:p>
          </table:table-cell>
          <table:table-cell table:number-columns-repeated="7"/>
        </table:table-row>
        <table:table-row table:style-name="ro1">
          <table:table-cell office:value-type="float" office:value="2.25192" calcext:value-type="float">
            <text:p>2.25192</text:p>
          </table:table-cell>
          <table:table-cell office:value-type="float" office:value="2.60238" calcext:value-type="float">
            <text:p>2.60238</text:p>
          </table:table-cell>
          <table:table-cell table:number-columns-repeated="66"/>
          <table:table-cell table:formula="of:=MIN([.A29:.BL29])" office:value-type="float" office:value="2.25192" calcext:value-type="float">
            <text:p>2.25192</text:p>
          </table:table-cell>
          <table:table-cell table:formula="of:=MAX([.A29:.BL29])" office:value-type="float" office:value="2.60238" calcext:value-type="float">
            <text:p>2.60238</text:p>
          </table:table-cell>
          <table:table-cell table:number-columns-repeated="7"/>
        </table:table-row>
        <table:table-row table:style-name="ro1">
          <table:table-cell office:value-type="float" office:value="2.37497" calcext:value-type="float">
            <text:p>2.37497</text:p>
          </table:table-cell>
          <table:table-cell office:value-type="float" office:value="2.39189" calcext:value-type="float">
            <text:p>2.39189</text:p>
          </table:table-cell>
          <table:table-cell table:number-columns-repeated="66"/>
          <table:table-cell table:formula="of:=MIN([.A30:.BL30])" office:value-type="float" office:value="2.37497" calcext:value-type="float">
            <text:p>2.37497</text:p>
          </table:table-cell>
          <table:table-cell table:formula="of:=MAX([.A30:.BL30])" office:value-type="float" office:value="2.39189" calcext:value-type="float">
            <text:p>2.39189</text:p>
          </table:table-cell>
          <table:table-cell table:number-columns-repeated="7"/>
        </table:table-row>
        <table:table-row table:style-name="ro1">
          <table:table-cell office:value-type="float" office:value="2.29017" calcext:value-type="float">
            <text:p>2.29017</text:p>
          </table:table-cell>
          <table:table-cell office:value-type="float" office:value="2.42826" calcext:value-type="float">
            <text:p>2.42826</text:p>
          </table:table-cell>
          <table:table-cell table:number-columns-repeated="66"/>
          <table:table-cell table:formula="of:=MIN([.A31:.BL31])" office:value-type="float" office:value="2.29017" calcext:value-type="float">
            <text:p>2.29017</text:p>
          </table:table-cell>
          <table:table-cell table:formula="of:=MAX([.A31:.BL31])" office:value-type="float" office:value="2.42826" calcext:value-type="float">
            <text:p>2.42826</text:p>
          </table:table-cell>
          <table:table-cell table:number-columns-repeated="7"/>
        </table:table-row>
        <table:table-row table:style-name="ro1">
          <table:table-cell office:value-type="float" office:value="1.68081" calcext:value-type="float">
            <text:p>1.68081</text:p>
          </table:table-cell>
          <table:table-cell office:value-type="float" office:value="2.71711" calcext:value-type="float">
            <text:p>2.71711</text:p>
          </table:table-cell>
          <table:table-cell table:number-columns-repeated="66"/>
          <table:table-cell table:formula="of:=MIN([.A32:.BL32])" office:value-type="float" office:value="1.68081" calcext:value-type="float">
            <text:p>1.68081</text:p>
          </table:table-cell>
          <table:table-cell table:formula="of:=MAX([.A32:.BL32])" office:value-type="float" office:value="2.71711" calcext:value-type="float">
            <text:p>2.71711</text:p>
          </table:table-cell>
          <table:table-cell table:number-columns-repeated="7"/>
        </table:table-row>
        <table:table-row table:style-name="ro1">
          <table:table-cell office:value-type="float" office:value="1.40966" calcext:value-type="float">
            <text:p>1.40966</text:p>
          </table:table-cell>
          <table:table-cell office:value-type="float" office:value="1.3525" calcext:value-type="float">
            <text:p>1.3525</text:p>
          </table:table-cell>
          <table:table-cell table:number-columns-repeated="66"/>
          <table:table-cell table:formula="of:=MIN([.A33:.BL33])" office:value-type="float" office:value="1.3525" calcext:value-type="float">
            <text:p>1.3525</text:p>
          </table:table-cell>
          <table:table-cell table:formula="of:=MAX([.A33:.BL33])" office:value-type="float" office:value="1.40966" calcext:value-type="float">
            <text:p>1.40966</text:p>
          </table:table-cell>
          <table:table-cell table:number-columns-repeated="7"/>
        </table:table-row>
        <table:table-row table:style-name="ro1">
          <table:table-cell office:value-type="float" office:value="1.58764" calcext:value-type="float">
            <text:p>1.58764</text:p>
          </table:table-cell>
          <table:table-cell office:value-type="float" office:value="2.4789" calcext:value-type="float">
            <text:p>2.4789</text:p>
          </table:table-cell>
          <table:table-cell table:number-columns-repeated="66"/>
          <table:table-cell table:formula="of:=MIN([.A34:.BL34])" office:value-type="float" office:value="1.58764" calcext:value-type="float">
            <text:p>1.58764</text:p>
          </table:table-cell>
          <table:table-cell table:formula="of:=MAX([.A34:.BL34])" office:value-type="float" office:value="2.4789" calcext:value-type="float">
            <text:p>2.4789</text:p>
          </table:table-cell>
          <table:table-cell table:number-columns-repeated="7"/>
        </table:table-row>
        <table:table-row table:style-name="ro1">
          <table:table-cell office:value-type="float" office:value="1.40981" calcext:value-type="float">
            <text:p>1.40981</text:p>
          </table:table-cell>
          <table:table-cell office:value-type="float" office:value="1.40116" calcext:value-type="float">
            <text:p>1.40116</text:p>
          </table:table-cell>
          <table:table-cell table:number-columns-repeated="66"/>
          <table:table-cell table:formula="of:=MIN([.A35:.BL35])" office:value-type="float" office:value="1.40116" calcext:value-type="float">
            <text:p>1.40116</text:p>
          </table:table-cell>
          <table:table-cell table:formula="of:=MAX([.A35:.BL35])" office:value-type="float" office:value="1.40981" calcext:value-type="float">
            <text:p>1.40981</text:p>
          </table:table-cell>
          <table:table-cell table:number-columns-repeated="7"/>
        </table:table-row>
        <table:table-row table:style-name="ro1">
          <table:table-cell office:value-type="float" office:value="2.33654" calcext:value-type="float">
            <text:p>2.33654</text:p>
          </table:table-cell>
          <table:table-cell office:value-type="float" office:value="2.38363" calcext:value-type="float">
            <text:p>2.38363</text:p>
          </table:table-cell>
          <table:table-cell table:number-columns-repeated="66"/>
          <table:table-cell table:formula="of:=MIN([.A36:.BL36])" office:value-type="float" office:value="2.33654" calcext:value-type="float">
            <text:p>2.33654</text:p>
          </table:table-cell>
          <table:table-cell table:formula="of:=MAX([.A36:.BL36])" office:value-type="float" office:value="2.38363" calcext:value-type="float">
            <text:p>2.38363</text:p>
          </table:table-cell>
          <table:table-cell table:number-columns-repeated="7"/>
        </table:table-row>
        <table:table-row table:style-name="ro1">
          <table:table-cell office:value-type="float" office:value="2.35889" calcext:value-type="float">
            <text:p>2.35889</text:p>
          </table:table-cell>
          <table:table-cell office:value-type="float" office:value="2.37801" calcext:value-type="float">
            <text:p>2.37801</text:p>
          </table:table-cell>
          <table:table-cell table:number-columns-repeated="66"/>
          <table:table-cell table:formula="of:=MIN([.A37:.BL37])" office:value-type="float" office:value="2.35889" calcext:value-type="float">
            <text:p>2.35889</text:p>
          </table:table-cell>
          <table:table-cell table:formula="of:=MAX([.A37:.BL37])" office:value-type="float" office:value="2.37801" calcext:value-type="float">
            <text:p>2.37801</text:p>
          </table:table-cell>
          <table:table-cell table:number-columns-repeated="7"/>
        </table:table-row>
        <table:table-row table:style-name="ro1">
          <table:table-cell office:value-type="float" office:value="1.30418" calcext:value-type="float">
            <text:p>1.30418</text:p>
          </table:table-cell>
          <table:table-cell office:value-type="float" office:value="1.41883" calcext:value-type="float">
            <text:p>1.41883</text:p>
          </table:table-cell>
          <table:table-cell table:number-columns-repeated="66"/>
          <table:table-cell table:formula="of:=MIN([.A38:.BL38])" office:value-type="float" office:value="1.30418" calcext:value-type="float">
            <text:p>1.30418</text:p>
          </table:table-cell>
          <table:table-cell table:formula="of:=MAX([.A38:.BL38])" office:value-type="float" office:value="1.41883" calcext:value-type="float">
            <text:p>1.41883</text:p>
          </table:table-cell>
          <table:table-cell table:number-columns-repeated="7"/>
        </table:table-row>
        <table:table-row table:style-name="ro1">
          <table:table-cell office:value-type="float" office:value="2.36081" calcext:value-type="float">
            <text:p>2.36081</text:p>
          </table:table-cell>
          <table:table-cell office:value-type="float" office:value="2.38649" calcext:value-type="float">
            <text:p>2.38649</text:p>
          </table:table-cell>
          <table:table-cell table:number-columns-repeated="66"/>
          <table:table-cell table:formula="of:=MIN([.A39:.BL39])" office:value-type="float" office:value="2.36081" calcext:value-type="float">
            <text:p>2.36081</text:p>
          </table:table-cell>
          <table:table-cell table:formula="of:=MAX([.A39:.BL39])" office:value-type="float" office:value="2.38649" calcext:value-type="float">
            <text:p>2.38649</text:p>
          </table:table-cell>
          <table:table-cell table:number-columns-repeated="7"/>
        </table:table-row>
        <table:table-row table:style-name="ro1">
          <table:table-cell office:value-type="float" office:value="1.69914" calcext:value-type="float">
            <text:p>1.69914</text:p>
          </table:table-cell>
          <table:table-cell office:value-type="float" office:value="2.65794" calcext:value-type="float">
            <text:p>2.65794</text:p>
          </table:table-cell>
          <table:table-cell table:number-columns-repeated="66"/>
          <table:table-cell table:formula="of:=MIN([.A40:.BL40])" office:value-type="float" office:value="1.69914" calcext:value-type="float">
            <text:p>1.69914</text:p>
          </table:table-cell>
          <table:table-cell table:formula="of:=MAX([.A40:.BL40])" office:value-type="float" office:value="2.65794" calcext:value-type="float">
            <text:p>2.65794</text:p>
          </table:table-cell>
          <table:table-cell table:number-columns-repeated="7"/>
        </table:table-row>
        <table:table-row table:style-name="ro1">
          <table:table-cell office:value-type="float" office:value="2.34806" calcext:value-type="float">
            <text:p>2.34806</text:p>
          </table:table-cell>
          <table:table-cell office:value-type="float" office:value="2.42527" calcext:value-type="float">
            <text:p>2.42527</text:p>
          </table:table-cell>
          <table:table-cell table:number-columns-repeated="66"/>
          <table:table-cell table:formula="of:=MIN([.A41:.BL41])" office:value-type="float" office:value="2.34806" calcext:value-type="float">
            <text:p>2.34806</text:p>
          </table:table-cell>
          <table:table-cell table:formula="of:=MAX([.A41:.BL41])" office:value-type="float" office:value="2.42527" calcext:value-type="float">
            <text:p>2.42527</text:p>
          </table:table-cell>
          <table:table-cell table:number-columns-repeated="7"/>
        </table:table-row>
        <table:table-row table:style-name="ro1">
          <table:table-cell office:value-type="float" office:value="1.79307" calcext:value-type="float">
            <text:p>1.79307</text:p>
          </table:table-cell>
          <table:table-cell office:value-type="float" office:value="2.74884" calcext:value-type="float">
            <text:p>2.74884</text:p>
          </table:table-cell>
          <table:table-cell table:number-columns-repeated="66"/>
          <table:table-cell table:formula="of:=MIN([.A42:.BL42])" office:value-type="float" office:value="1.79307" calcext:value-type="float">
            <text:p>1.79307</text:p>
          </table:table-cell>
          <table:table-cell table:formula="of:=MAX([.A42:.BL42])" office:value-type="float" office:value="2.74884" calcext:value-type="float">
            <text:p>2.748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12272" calcext:value-type="float">
            <text:p>1.12272</text:p>
          </table:table-cell>
          <table:table-cell office:value-type="float" office:value="1.6681" calcext:value-type="float">
            <text:p>1.6681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2.40481" calcext:value-type="float">
            <text:p>2.40481</text:p>
          </table:table-cell>
          <table:table-cell table:number-columns-repeated="64"/>
          <table:table-cell table:formula="of:=MIN([.A44:.BL44])" office:value-type="float" office:value="1.01156" calcext:value-type="float">
            <text:p>1.01156</text:p>
          </table:table-cell>
          <table:table-cell table:formula="of:=MAX([.A44:.BL44])" office:value-type="float" office:value="2.40481" calcext:value-type="float">
            <text:p>2.40481</text:p>
          </table:table-cell>
          <table:table-cell table:number-columns-repeated="7"/>
        </table:table-row>
        <table:table-row table:style-name="ro1">
          <table:table-cell office:value-type="float" office:value="2.26303" calcext:value-type="float">
            <text:p>2.26303</text:p>
          </table:table-cell>
          <table:table-cell office:value-type="float" office:value="2.3595" calcext:value-type="float">
            <text:p>2.3595</text:p>
          </table:table-cell>
          <table:table-cell office:value-type="float" office:value="2.39996" calcext:value-type="float">
            <text:p>2.39996</text:p>
          </table:table-cell>
          <table:table-cell office:value-type="float" office:value="2.47683" calcext:value-type="float">
            <text:p>2.47683</text:p>
          </table:table-cell>
          <table:table-cell table:number-columns-repeated="64"/>
          <table:table-cell table:formula="of:=MIN([.A45:.BL45])" office:value-type="float" office:value="2.26303" calcext:value-type="float">
            <text:p>2.26303</text:p>
          </table:table-cell>
          <table:table-cell table:formula="of:=MAX([.A45:.BL45])" office:value-type="float" office:value="2.47683" calcext:value-type="float">
            <text:p>2.47683</text:p>
          </table:table-cell>
          <table:table-cell table:number-columns-repeated="7"/>
        </table:table-row>
        <table:table-row table:style-name="ro1">
          <table:table-cell office:value-type="float" office:value="0.876123" calcext:value-type="float">
            <text:p>0.876123</text:p>
          </table:table-cell>
          <table:table-cell office:value-type="float" office:value="1.42953" calcext:value-type="float">
            <text:p>1.42953</text:p>
          </table:table-cell>
          <table:table-cell office:value-type="float" office:value="1.13168" calcext:value-type="float">
            <text:p>1.13168</text:p>
          </table:table-cell>
          <table:table-cell office:value-type="float" office:value="0.720899" calcext:value-type="float">
            <text:p>0.720899</text:p>
          </table:table-cell>
          <table:table-cell table:number-columns-repeated="64"/>
          <table:table-cell table:formula="of:=MIN([.A46:.BL46])" office:value-type="float" office:value="0.720899" calcext:value-type="float">
            <text:p>0.720899</text:p>
          </table:table-cell>
          <table:table-cell table:formula="of:=MAX([.A46:.BL46])" office:value-type="float" office:value="1.42953" calcext:value-type="float">
            <text:p>1.42953</text:p>
          </table:table-cell>
          <table:table-cell table:number-columns-repeated="7"/>
        </table:table-row>
        <table:table-row table:style-name="ro1">
          <table:table-cell office:value-type="float" office:value="1.18175" calcext:value-type="float">
            <text:p>1.18175</text:p>
          </table:table-cell>
          <table:table-cell office:value-type="float" office:value="2.17473" calcext:value-type="float">
            <text:p>2.17473</text:p>
          </table:table-cell>
          <table:table-cell office:value-type="float" office:value="1.21503" calcext:value-type="float">
            <text:p>1.21503</text:p>
          </table:table-cell>
          <table:table-cell office:value-type="float" office:value="2.57385" calcext:value-type="float">
            <text:p>2.57385</text:p>
          </table:table-cell>
          <table:table-cell table:number-columns-repeated="64"/>
          <table:table-cell table:formula="of:=MIN([.A47:.BL47])" office:value-type="float" office:value="1.18175" calcext:value-type="float">
            <text:p>1.18175</text:p>
          </table:table-cell>
          <table:table-cell table:formula="of:=MAX([.A47:.BL47])" office:value-type="float" office:value="2.57385" calcext:value-type="float">
            <text:p>2.57385</text:p>
          </table:table-cell>
          <table:table-cell table:number-columns-repeated="7"/>
        </table:table-row>
        <table:table-row table:style-name="ro1">
          <table:table-cell office:value-type="float" office:value="0.866973" calcext:value-type="float">
            <text:p>0.866973</text:p>
          </table:table-cell>
          <table:table-cell office:value-type="float" office:value="0.752208" calcext:value-type="float">
            <text:p>0.752208</text:p>
          </table:table-cell>
          <table:table-cell office:value-type="float" office:value="0.641894" calcext:value-type="float">
            <text:p>0.641894</text:p>
          </table:table-cell>
          <table:table-cell office:value-type="float" office:value="2.61942" calcext:value-type="float">
            <text:p>2.61942</text:p>
          </table:table-cell>
          <table:table-cell table:number-columns-repeated="64"/>
          <table:table-cell table:formula="of:=MIN([.A48:.BL48])" office:value-type="float" office:value="0.641894" calcext:value-type="float">
            <text:p>0.641894</text:p>
          </table:table-cell>
          <table:table-cell table:formula="of:=MAX([.A48:.BL48])" office:value-type="float" office:value="2.61942" calcext:value-type="float">
            <text:p>2.61942</text:p>
          </table:table-cell>
          <table:table-cell table:number-columns-repeated="7"/>
        </table:table-row>
        <table:table-row table:style-name="ro1">
          <table:table-cell office:value-type="float" office:value="1.15339" calcext:value-type="float">
            <text:p>1.15339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2.11434" calcext:value-type="float">
            <text:p>2.11434</text:p>
          </table:table-cell>
          <table:table-cell office:value-type="float" office:value="1.40403" calcext:value-type="float">
            <text:p>1.40403</text:p>
          </table:table-cell>
          <table:table-cell table:number-columns-repeated="64"/>
          <table:table-cell table:formula="of:=MIN([.A49:.BL49])" office:value-type="float" office:value="1.15339" calcext:value-type="float">
            <text:p>1.15339</text:p>
          </table:table-cell>
          <table:table-cell table:formula="of:=MAX([.A49:.BL49])" office:value-type="float" office:value="2.11434" calcext:value-type="float">
            <text:p>2.11434</text:p>
          </table:table-cell>
          <table:table-cell table:number-columns-repeated="7"/>
        </table:table-row>
        <table:table-row table:style-name="ro1">
          <table:table-cell office:value-type="float" office:value="1.17984" calcext:value-type="float">
            <text:p>1.17984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1.18032" calcext:value-type="float">
            <text:p>1.18032</text:p>
          </table:table-cell>
          <table:table-cell table:number-columns-repeated="64"/>
          <table:table-cell table:formula="of:=MIN([.A50:.BL50])" office:value-type="float" office:value="1.13367" calcext:value-type="float">
            <text:p>1.13367</text:p>
          </table:table-cell>
          <table:table-cell table:formula="of:=MAX([.A50:.BL50])" office:value-type="float" office:value="1.18857" calcext:value-type="float">
            <text:p>1.18857</text:p>
          </table:table-cell>
          <table:table-cell table:number-columns-repeated="7"/>
        </table:table-row>
        <table:table-row table:style-name="ro1">
          <table:table-cell office:value-type="float" office:value="0.851921" calcext:value-type="float">
            <text:p>0.851921</text:p>
          </table:table-cell>
          <table:table-cell office:value-type="float" office:value="1.38812" calcext:value-type="float">
            <text:p>1.38812</text:p>
          </table:table-cell>
          <table:table-cell office:value-type="float" office:value="1.205" calcext:value-type="float">
            <text:p>1.205</text:p>
          </table:table-cell>
          <table:table-cell office:value-type="float" office:value="1.17974" calcext:value-type="float">
            <text:p>1.17974</text:p>
          </table:table-cell>
          <table:table-cell table:number-columns-repeated="64"/>
          <table:table-cell table:formula="of:=MIN([.A51:.BL51])" office:value-type="float" office:value="0.851921" calcext:value-type="float">
            <text:p>0.851921</text:p>
          </table:table-cell>
          <table:table-cell table:formula="of:=MAX([.A51:.BL51])" office:value-type="float" office:value="1.38812" calcext:value-type="float">
            <text:p>1.38812</text:p>
          </table:table-cell>
          <table:table-cell table:number-columns-repeated="7"/>
        </table:table-row>
        <table:table-row table:style-name="ro1">
          <table:table-cell office:value-type="float" office:value="1.12891" calcext:value-type="float">
            <text:p>1.12891</text:p>
          </table:table-cell>
          <table:table-cell office:value-type="float" office:value="1.74516" calcext:value-type="float">
            <text:p>1.74516</text:p>
          </table:table-cell>
          <table:table-cell office:value-type="float" office:value="1.20679" calcext:value-type="float">
            <text:p>1.20679</text:p>
          </table:table-cell>
          <table:table-cell office:value-type="float" office:value="2.54897" calcext:value-type="float">
            <text:p>2.54897</text:p>
          </table:table-cell>
          <table:table-cell table:number-columns-repeated="64"/>
          <table:table-cell table:formula="of:=MIN([.A52:.BL52])" office:value-type="float" office:value="1.12891" calcext:value-type="float">
            <text:p>1.12891</text:p>
          </table:table-cell>
          <table:table-cell table:formula="of:=MAX([.A52:.BL52])" office:value-type="float" office:value="2.54897" calcext:value-type="float">
            <text:p>2.54897</text:p>
          </table:table-cell>
          <table:table-cell table:number-columns-repeated="7"/>
        </table:table-row>
        <table:table-row table:style-name="ro1">
          <table:table-cell office:value-type="float" office:value="1.12282" calcext:value-type="float">
            <text:p>1.12282</text:p>
          </table:table-cell>
          <table:table-cell office:value-type="float" office:value="1.8837" calcext:value-type="float">
            <text:p>1.8837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1.40331" calcext:value-type="float">
            <text:p>1.40331</text:p>
          </table:table-cell>
          <table:table-cell table:number-columns-repeated="64"/>
          <table:table-cell table:formula="of:=MIN([.A53:.BL53])" office:value-type="float" office:value="1.12282" calcext:value-type="float">
            <text:p>1.12282</text:p>
          </table:table-cell>
          <table:table-cell table:formula="of:=MAX([.A53:.BL53])" office:value-type="float" office:value="2.08246" calcext:value-type="float">
            <text:p>2.08246</text:p>
          </table:table-cell>
          <table:table-cell table:number-columns-repeated="7"/>
        </table:table-row>
        <table:table-row table:style-name="ro1">
          <table:table-cell office:value-type="float" office:value="1.17258" calcext:value-type="float">
            <text:p>1.17258</text:p>
          </table:table-cell>
          <table:table-cell office:value-type="float" office:value="1.74851" calcext:value-type="float">
            <text:p>1.74851</text:p>
          </table:table-cell>
          <table:table-cell office:value-type="float" office:value="2.2074" calcext:value-type="float">
            <text:p>2.2074</text:p>
          </table:table-cell>
          <table:table-cell office:value-type="float" office:value="1.19333" calcext:value-type="float">
            <text:p>1.19333</text:p>
          </table:table-cell>
          <table:table-cell table:number-columns-repeated="64"/>
          <table:table-cell table:formula="of:=MIN([.A54:.BL54])" office:value-type="float" office:value="1.17258" calcext:value-type="float">
            <text:p>1.17258</text:p>
          </table:table-cell>
          <table:table-cell table:formula="of:=MAX([.A54:.BL54])" office:value-type="float" office:value="2.2074" calcext:value-type="float">
            <text:p>2.2074</text:p>
          </table:table-cell>
          <table:table-cell table:number-columns-repeated="7"/>
        </table:table-row>
        <table:table-row table:style-name="ro1">
          <table:table-cell office:value-type="float" office:value="0.82156" calcext:value-type="float">
            <text:p>0.82156</text:p>
          </table:table-cell>
          <table:table-cell office:value-type="float" office:value="0.625856" calcext:value-type="float">
            <text:p>0.625856</text:p>
          </table:table-cell>
          <table:table-cell office:value-type="float" office:value="1.86067" calcext:value-type="float">
            <text:p>1.86067</text:p>
          </table:table-cell>
          <table:table-cell office:value-type="float" office:value="0.744809" calcext:value-type="float">
            <text:p>0.744809</text:p>
          </table:table-cell>
          <table:table-cell table:number-columns-repeated="64"/>
          <table:table-cell table:formula="of:=MIN([.A55:.BL55])" office:value-type="float" office:value="0.625856" calcext:value-type="float">
            <text:p>0.625856</text:p>
          </table:table-cell>
          <table:table-cell table:formula="of:=MAX([.A55:.BL55])" office:value-type="float" office:value="1.86067" calcext:value-type="float">
            <text:p>1.86067</text:p>
          </table:table-cell>
          <table:table-cell table:number-columns-repeated="7"/>
        </table:table-row>
        <table:table-row table:style-name="ro1">
          <table:table-cell office:value-type="float" office:value="1.11185" calcext:value-type="float">
            <text:p>1.11185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2.34382" calcext:value-type="float">
            <text:p>2.34382</text:p>
          </table:table-cell>
          <table:table-cell office:value-type="float" office:value="2.4467" calcext:value-type="float">
            <text:p>2.4467</text:p>
          </table:table-cell>
          <table:table-cell table:number-columns-repeated="64"/>
          <table:table-cell table:formula="of:=MIN([.A56:.BL56])" office:value-type="float" office:value="1.11185" calcext:value-type="float">
            <text:p>1.11185</text:p>
          </table:table-cell>
          <table:table-cell table:formula="of:=MAX([.A56:.BL56])" office:value-type="float" office:value="2.4467" calcext:value-type="float">
            <text:p>2.4467</text:p>
          </table:table-cell>
          <table:table-cell table:number-columns-repeated="7"/>
        </table:table-row>
        <table:table-row table:style-name="ro1">
          <table:table-cell office:value-type="float" office:value="0.855624" calcext:value-type="float">
            <text:p>0.855624</text:p>
          </table:table-cell>
          <table:table-cell office:value-type="float" office:value="1.55564" calcext:value-type="float">
            <text:p>1.55564</text:p>
          </table:table-cell>
          <table:table-cell office:value-type="float" office:value="1.18668" calcext:value-type="float">
            <text:p>1.18668</text:p>
          </table:table-cell>
          <table:table-cell office:value-type="float" office:value="1.00171" calcext:value-type="float">
            <text:p>1.00171</text:p>
          </table:table-cell>
          <table:table-cell table:number-columns-repeated="64"/>
          <table:table-cell table:formula="of:=MIN([.A57:.BL57])" office:value-type="float" office:value="0.855624" calcext:value-type="float">
            <text:p>0.855624</text:p>
          </table:table-cell>
          <table:table-cell table:formula="of:=MAX([.A57:.BL57])" office:value-type="float" office:value="1.55564" calcext:value-type="float">
            <text:p>1.55564</text:p>
          </table:table-cell>
          <table:table-cell table:number-columns-repeated="7"/>
        </table:table-row>
        <table:table-row table:style-name="ro1">
          <table:table-cell office:value-type="float" office:value="1.13866" calcext:value-type="float">
            <text:p>1.13866</text:p>
          </table:table-cell>
          <table:table-cell office:value-type="float" office:value="1.1132" calcext:value-type="float">
            <text:p>1.1132</text:p>
          </table:table-cell>
          <table:table-cell office:value-type="float" office:value="2.35336" calcext:value-type="float">
            <text:p>2.35336</text:p>
          </table:table-cell>
          <table:table-cell office:value-type="float" office:value="2.46299" calcext:value-type="float">
            <text:p>2.46299</text:p>
          </table:table-cell>
          <table:table-cell table:number-columns-repeated="64"/>
          <table:table-cell table:formula="of:=MIN([.A58:.BL58])" office:value-type="float" office:value="1.1132" calcext:value-type="float">
            <text:p>1.1132</text:p>
          </table:table-cell>
          <table:table-cell table:formula="of:=MAX([.A58:.BL58])" office:value-type="float" office:value="2.46299" calcext:value-type="float">
            <text:p>2.46299</text:p>
          </table:table-cell>
          <table:table-cell table:number-columns-repeated="7"/>
        </table:table-row>
        <table:table-row table:style-name="ro1">
          <table:table-cell office:value-type="float" office:value="1.17036" calcext:value-type="float">
            <text:p>1.17036</text:p>
          </table:table-cell>
          <table:table-cell office:value-type="float" office:value="1.7671" calcext:value-type="float">
            <text:p>1.7671</text:p>
          </table:table-cell>
          <table:table-cell office:value-type="float" office:value="1.89875" calcext:value-type="float">
            <text:p>1.89875</text:p>
          </table:table-cell>
          <table:table-cell office:value-type="float" office:value="0.793445" calcext:value-type="float">
            <text:p>0.793445</text:p>
          </table:table-cell>
          <table:table-cell table:number-columns-repeated="64"/>
          <table:table-cell table:formula="of:=MIN([.A59:.BL59])" office:value-type="float" office:value="0.793445" calcext:value-type="float">
            <text:p>0.793445</text:p>
          </table:table-cell>
          <table:table-cell table:formula="of:=MAX([.A59:.BL59])" office:value-type="float" office:value="1.89875" calcext:value-type="float">
            <text:p>1.89875</text:p>
          </table:table-cell>
          <table:table-cell table:number-columns-repeated="7"/>
        </table:table-row>
        <table:table-row table:style-name="ro1">
          <table:table-cell office:value-type="float" office:value="1.09238" calcext:value-type="float">
            <text:p>1.09238</text:p>
          </table:table-cell>
          <table:table-cell office:value-type="float" office:value="1.73708" calcext:value-type="float">
            <text:p>1.73708</text:p>
          </table:table-cell>
          <table:table-cell office:value-type="float" office:value="2.02002" calcext:value-type="float">
            <text:p>2.02002</text:p>
          </table:table-cell>
          <table:table-cell office:value-type="float" office:value="1.48102" calcext:value-type="float">
            <text:p>1.48102</text:p>
          </table:table-cell>
          <table:table-cell table:number-columns-repeated="64"/>
          <table:table-cell table:formula="of:=MIN([.A60:.BL60])" office:value-type="float" office:value="1.09238" calcext:value-type="float">
            <text:p>1.09238</text:p>
          </table:table-cell>
          <table:table-cell table:formula="of:=MAX([.A60:.BL60])" office:value-type="float" office:value="2.02002" calcext:value-type="float">
            <text:p>2.02002</text:p>
          </table:table-cell>
          <table:table-cell table:number-columns-repeated="7"/>
        </table:table-row>
        <table:table-row table:style-name="ro1">
          <table:table-cell office:value-type="float" office:value="1.1615" calcext:value-type="float">
            <text:p>1.1615</text:p>
          </table:table-cell>
          <table:table-cell office:value-type="float" office:value="1.09763" calcext:value-type="float">
            <text:p>1.09763</text:p>
          </table:table-cell>
          <table:table-cell office:value-type="float" office:value="2.4295" calcext:value-type="float">
            <text:p>2.4295</text:p>
          </table:table-cell>
          <table:table-cell office:value-type="float" office:value="2.43392" calcext:value-type="float">
            <text:p>2.43392</text:p>
          </table:table-cell>
          <table:table-cell table:number-columns-repeated="64"/>
          <table:table-cell table:formula="of:=MIN([.A61:.BL61])" office:value-type="float" office:value="1.09763" calcext:value-type="float">
            <text:p>1.09763</text:p>
          </table:table-cell>
          <table:table-cell table:formula="of:=MAX([.A61:.BL61])" office:value-type="float" office:value="2.43392" calcext:value-type="float">
            <text:p>2.43392</text:p>
          </table:table-cell>
          <table:table-cell table:number-columns-repeated="7"/>
        </table:table-row>
        <table:table-row table:style-name="ro1">
          <table:table-cell office:value-type="float" office:value="0.866469" calcext:value-type="float">
            <text:p>0.866469</text:p>
          </table:table-cell>
          <table:table-cell office:value-type="float" office:value="1.45625" calcext:value-type="float">
            <text:p>1.45625</text:p>
          </table:table-cell>
          <table:table-cell office:value-type="float" office:value="1.18602" calcext:value-type="float">
            <text:p>1.18602</text:p>
          </table:table-cell>
          <table:table-cell office:value-type="float" office:value="1.1404" calcext:value-type="float">
            <text:p>1.1404</text:p>
          </table:table-cell>
          <table:table-cell table:number-columns-repeated="64"/>
          <table:table-cell table:formula="of:=MIN([.A62:.BL62])" office:value-type="float" office:value="0.866469" calcext:value-type="float">
            <text:p>0.866469</text:p>
          </table:table-cell>
          <table:table-cell table:formula="of:=MAX([.A62:.BL62])" office:value-type="float" office:value="1.45625" calcext:value-type="float">
            <text:p>1.45625</text:p>
          </table:table-cell>
          <table:table-cell table:number-columns-repeated="7"/>
        </table:table-row>
        <table:table-row table:style-name="ro1">
          <table:table-cell office:value-type="float" office:value="0.888639" calcext:value-type="float">
            <text:p>0.888639</text:p>
          </table:table-cell>
          <table:table-cell office:value-type="float" office:value="0.638871" calcext:value-type="float">
            <text:p>0.638871</text:p>
          </table:table-cell>
          <table:table-cell office:value-type="float" office:value="2.04925" calcext:value-type="float">
            <text:p>2.04925</text:p>
          </table:table-cell>
          <table:table-cell office:value-type="float" office:value="0.698131" calcext:value-type="float">
            <text:p>0.698131</text:p>
          </table:table-cell>
          <table:table-cell table:number-columns-repeated="64"/>
          <table:table-cell table:formula="of:=MIN([.A63:.BL63])" office:value-type="float" office:value="0.638871" calcext:value-type="float">
            <text:p>0.638871</text:p>
          </table:table-cell>
          <table:table-cell table:formula="of:=MAX([.A63:.BL63])" office:value-type="float" office:value="2.04925" calcext:value-type="float">
            <text:p>2.049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2674" calcext:value-type="float">
            <text:p>1.12674</text:p>
          </table:table-cell>
          <table:table-cell office:value-type="float" office:value="1.15317" calcext:value-type="float">
            <text:p>1.15317</text:p>
          </table:table-cell>
          <table:table-cell office:value-type="float" office:value="1.16191" calcext:value-type="float">
            <text:p>1.16191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0.583846" calcext:value-type="float">
            <text:p>0.583846</text:p>
          </table:table-cell>
          <table:table-cell office:value-type="float" office:value="0.933962" calcext:value-type="float">
            <text:p>0.933962</text:p>
          </table:table-cell>
          <table:table-cell office:value-type="float" office:value="1.19758" calcext:value-type="float">
            <text:p>1.19758</text:p>
          </table:table-cell>
          <table:table-cell office:value-type="float" office:value="1.26068" calcext:value-type="float">
            <text:p>1.26068</text:p>
          </table:table-cell>
          <table:table-cell table:number-columns-repeated="60"/>
          <table:table-cell table:formula="of:=MIN([.A65:.BL65])" office:value-type="float" office:value="0.583846" calcext:value-type="float">
            <text:p>0.583846</text:p>
          </table:table-cell>
          <table:table-cell table:formula="of:=MAX([.A65:.BL65])" office:value-type="float" office:value="1.26068" calcext:value-type="float">
            <text:p>1.26068</text:p>
          </table:table-cell>
          <table:table-cell table:number-columns-repeated="7"/>
        </table:table-row>
        <table:table-row table:style-name="ro1">
          <table:table-cell office:value-type="float" office:value="0.629344" calcext:value-type="float">
            <text:p>0.629344</text:p>
          </table:table-cell>
          <table:table-cell office:value-type="float" office:value="0.591068" calcext:value-type="float">
            <text:p>0.591068</text:p>
          </table:table-cell>
          <table:table-cell office:value-type="float" office:value="0.63563" calcext:value-type="float">
            <text:p>0.63563</text:p>
          </table:table-cell>
          <table:table-cell office:value-type="float" office:value="0.600388" calcext:value-type="float">
            <text:p>0.600388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2.17288" calcext:value-type="float">
            <text:p>2.17288</text:p>
          </table:table-cell>
          <table:table-cell office:value-type="float" office:value="1.12483" calcext:value-type="float">
            <text:p>1.12483</text:p>
          </table:table-cell>
          <table:table-cell office:value-type="float" office:value="0.666737" calcext:value-type="float">
            <text:p>0.666737</text:p>
          </table:table-cell>
          <table:table-cell table:number-columns-repeated="60"/>
          <table:table-cell table:formula="of:=MIN([.A66:.BL66])" office:value-type="float" office:value="0.591068" calcext:value-type="float">
            <text:p>0.591068</text:p>
          </table:table-cell>
          <table:table-cell table:formula="of:=MAX([.A66:.BL66])" office:value-type="float" office:value="2.17288" calcext:value-type="float">
            <text:p>2.17288</text:p>
          </table:table-cell>
          <table:table-cell table:number-columns-repeated="7"/>
        </table:table-row>
        <table:table-row table:style-name="ro1">
          <table:table-cell office:value-type="float" office:value="1.14248" calcext:value-type="float">
            <text:p>1.14248</text:p>
          </table:table-cell>
          <table:table-cell office:value-type="float" office:value="1.15235" calcext:value-type="float">
            <text:p>1.15235</text:p>
          </table:table-cell>
          <table:table-cell office:value-type="float" office:value="1.17802" calcext:value-type="float">
            <text:p>1.17802</text:p>
          </table:table-cell>
          <table:table-cell office:value-type="float" office:value="1.60289" calcext:value-type="float">
            <text:p>1.60289</text:p>
          </table:table-cell>
          <table:table-cell office:value-type="float" office:value="0.80753" calcext:value-type="float">
            <text:p>0.80753</text:p>
          </table:table-cell>
          <table:table-cell office:value-type="float" office:value="0.948144" calcext:value-type="float">
            <text:p>0.948144</text:p>
          </table:table-cell>
          <table:table-cell office:value-type="float" office:value="1.24955" calcext:value-type="float">
            <text:p>1.24955</text:p>
          </table:table-cell>
          <table:table-cell office:value-type="float" office:value="0.822761" calcext:value-type="float">
            <text:p>0.822761</text:p>
          </table:table-cell>
          <table:table-cell table:number-columns-repeated="60"/>
          <table:table-cell table:formula="of:=MIN([.A67:.BL67])" office:value-type="float" office:value="0.80753" calcext:value-type="float">
            <text:p>0.80753</text:p>
          </table:table-cell>
          <table:table-cell table:formula="of:=MAX([.A67:.BL67])" office:value-type="float" office:value="1.60289" calcext:value-type="float">
            <text:p>1.60289</text:p>
          </table:table-cell>
          <table:table-cell table:number-columns-repeated="7"/>
        </table:table-row>
        <table:table-row table:style-name="ro1">
          <table:table-cell office:value-type="float" office:value="0.584614" calcext:value-type="float">
            <text:p>0.584614</text:p>
          </table:table-cell>
          <table:table-cell office:value-type="float" office:value="1.17557" calcext:value-type="float">
            <text:p>1.17557</text:p>
          </table:table-cell>
          <table:table-cell office:value-type="float" office:value="1.43268" calcext:value-type="float">
            <text:p>1.43268</text:p>
          </table:table-cell>
          <table:table-cell office:value-type="float" office:value="1.19782" calcext:value-type="float">
            <text:p>1.19782</text:p>
          </table:table-cell>
          <table:table-cell office:value-type="float" office:value="1.46637" calcext:value-type="float">
            <text:p>1.46637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1.26788" calcext:value-type="float">
            <text:p>1.26788</text:p>
          </table:table-cell>
          <table:table-cell office:value-type="float" office:value="1.03382" calcext:value-type="float">
            <text:p>1.03382</text:p>
          </table:table-cell>
          <table:table-cell table:number-columns-repeated="60"/>
          <table:table-cell table:formula="of:=MIN([.A68:.BL68])" office:value-type="float" office:value="0.584614" calcext:value-type="float">
            <text:p>0.584614</text:p>
          </table:table-cell>
          <table:table-cell table:formula="of:=MAX([.A68:.BL68])" office:value-type="float" office:value="1.46637" calcext:value-type="float">
            <text:p>1.46637</text:p>
          </table:table-cell>
          <table:table-cell table:number-columns-repeated="7"/>
        </table:table-row>
        <table:table-row table:style-name="ro1">
          <table:table-cell office:value-type="float" office:value="1.18671" calcext:value-type="float">
            <text:p>1.18671</text:p>
          </table:table-cell>
          <table:table-cell office:value-type="float" office:value="1.2408" calcext:value-type="float">
            <text:p>1.2408</text:p>
          </table:table-cell>
          <table:table-cell office:value-type="float" office:value="1.27518" calcext:value-type="float">
            <text:p>1.27518</text:p>
          </table:table-cell>
          <table:table-cell office:value-type="float" office:value="1.41761" calcext:value-type="float">
            <text:p>1.41761</text:p>
          </table:table-cell>
          <table:table-cell office:value-type="float" office:value="0.567512" calcext:value-type="float">
            <text:p>0.567512</text:p>
          </table:table-cell>
          <table:table-cell office:value-type="float" office:value="1.0419" calcext:value-type="float">
            <text:p>1.0419</text:p>
          </table:table-cell>
          <table:table-cell office:value-type="float" office:value="1.03358" calcext:value-type="float">
            <text:p>1.03358</text:p>
          </table:table-cell>
          <table:table-cell office:value-type="float" office:value="1.21169" calcext:value-type="float">
            <text:p>1.21169</text:p>
          </table:table-cell>
          <table:table-cell table:number-columns-repeated="60"/>
          <table:table-cell table:formula="of:=MIN([.A69:.BL69])" office:value-type="float" office:value="0.567512" calcext:value-type="float">
            <text:p>0.567512</text:p>
          </table:table-cell>
          <table:table-cell table:formula="of:=MAX([.A69:.BL69])" office:value-type="float" office:value="1.41761" calcext:value-type="float">
            <text:p>1.41761</text:p>
          </table:table-cell>
          <table:table-cell table:number-columns-repeated="7"/>
        </table:table-row>
        <table:table-row table:style-name="ro1">
          <table:table-cell office:value-type="float" office:value="0.58936" calcext:value-type="float">
            <text:p>0.58936</text:p>
          </table:table-cell>
          <table:table-cell office:value-type="float" office:value="0.524488" calcext:value-type="float">
            <text:p>0.524488</text:p>
          </table:table-cell>
          <table:table-cell office:value-type="float" office:value="1.16425" calcext:value-type="float">
            <text:p>1.16425</text:p>
          </table:table-cell>
          <table:table-cell office:value-type="float" office:value="0.799697" calcext:value-type="float">
            <text:p>0.799697</text:p>
          </table:table-cell>
          <table:table-cell office:value-type="float" office:value="0.545514" calcext:value-type="float">
            <text:p>0.545514</text:p>
          </table:table-cell>
          <table:table-cell office:value-type="float" office:value="0.615715" calcext:value-type="float">
            <text:p>0.615715</text:p>
          </table:table-cell>
          <table:table-cell office:value-type="float" office:value="2.08072" calcext:value-type="float">
            <text:p>2.08072</text:p>
          </table:table-cell>
          <table:table-cell office:value-type="float" office:value="0.318018" calcext:value-type="float">
            <text:p>0.318018</text:p>
          </table:table-cell>
          <table:table-cell table:number-columns-repeated="60"/>
          <table:table-cell table:formula="of:=MIN([.A70:.BL70])" office:value-type="float" office:value="0.318018" calcext:value-type="float">
            <text:p>0.318018</text:p>
          </table:table-cell>
          <table:table-cell table:formula="of:=MAX([.A70:.BL70])" office:value-type="float" office:value="2.08072" calcext:value-type="float">
            <text:p>2.08072</text:p>
          </table:table-cell>
          <table:table-cell table:number-columns-repeated="7"/>
        </table:table-row>
        <table:table-row table:style-name="ro1">
          <table:table-cell office:value-type="float" office:value="1.12521" calcext:value-type="float">
            <text:p>1.1252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.24361" calcext:value-type="float">
            <text:p>1.24361</text:p>
          </table:table-cell>
          <table:table-cell office:value-type="float" office:value="0.595642" calcext:value-type="float">
            <text:p>0.595642</text:p>
          </table:table-cell>
          <table:table-cell office:value-type="float" office:value="0.705472" calcext:value-type="float">
            <text:p>0.705472</text:p>
          </table:table-cell>
          <table:table-cell office:value-type="float" office:value="1.9089" calcext:value-type="float">
            <text:p>1.9089</text:p>
          </table:table-cell>
          <table:table-cell office:value-type="float" office:value="0.601302" calcext:value-type="float">
            <text:p>0.601302</text:p>
          </table:table-cell>
          <table:table-cell office:value-type="float" office:value="0.578043" calcext:value-type="float">
            <text:p>0.578043</text:p>
          </table:table-cell>
          <table:table-cell table:number-columns-repeated="60"/>
          <table:table-cell table:formula="of:=MIN([.A71:.BL71])" office:value-type="float" office:value="0.578043" calcext:value-type="float">
            <text:p>0.578043</text:p>
          </table:table-cell>
          <table:table-cell table:formula="of:=MAX([.A71:.BL71])" office:value-type="float" office:value="1.9089" calcext:value-type="float">
            <text:p>1.9089</text:p>
          </table:table-cell>
          <table:table-cell table:number-columns-repeated="7"/>
        </table:table-row>
        <table:table-row table:style-name="ro1">
          <table:table-cell office:value-type="float" office:value="1.1451" calcext:value-type="float">
            <text:p>1.1451</text:p>
          </table:table-cell>
          <table:table-cell office:value-type="float" office:value="1.23412" calcext:value-type="float">
            <text:p>1.23412</text:p>
          </table:table-cell>
          <table:table-cell office:value-type="float" office:value="1.2551" calcext:value-type="float">
            <text:p>1.2551</text:p>
          </table:table-cell>
          <table:table-cell office:value-type="float" office:value="1.26649" calcext:value-type="float">
            <text:p>1.26649</text:p>
          </table:table-cell>
          <table:table-cell office:value-type="float" office:value="0.577049" calcext:value-type="float">
            <text:p>0.577049</text:p>
          </table:table-cell>
          <table:table-cell office:value-type="float" office:value="0.770633" calcext:value-type="float">
            <text:p>0.770633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388893" calcext:value-type="float">
            <text:p>0.388893</text:p>
          </table:table-cell>
          <table:table-cell table:number-columns-repeated="60"/>
          <table:table-cell table:formula="of:=MIN([.A72:.BL72])" office:value-type="float" office:value="0.388893" calcext:value-type="float">
            <text:p>0.388893</text:p>
          </table:table-cell>
          <table:table-cell table:formula="of:=MAX([.A72:.BL72])" office:value-type="float" office:value="1.26649" calcext:value-type="float">
            <text:p>1.26649</text:p>
          </table:table-cell>
          <table:table-cell table:number-columns-repeated="7"/>
        </table:table-row>
        <table:table-row table:style-name="ro1">
          <table:table-cell office:value-type="float" office:value="0.574294" calcext:value-type="float">
            <text:p>0.574294</text:p>
          </table:table-cell>
          <table:table-cell office:value-type="float" office:value="1.12343" calcext:value-type="float">
            <text:p>1.12343</text:p>
          </table:table-cell>
          <table:table-cell office:value-type="float" office:value="0.585866" calcext:value-type="float">
            <text:p>0.585866</text:p>
          </table:table-cell>
          <table:table-cell office:value-type="float" office:value="1.2391" calcext:value-type="float">
            <text:p>1.2391</text:p>
          </table:table-cell>
          <table:table-cell office:value-type="float" office:value="0.564359" calcext:value-type="float">
            <text:p>0.564359</text:p>
          </table:table-cell>
          <table:table-cell office:value-type="float" office:value="0.817487" calcext:value-type="float">
            <text:p>0.817487</text:p>
          </table:table-cell>
          <table:table-cell office:value-type="float" office:value="0.994119" calcext:value-type="float">
            <text:p>0.994119</text:p>
          </table:table-cell>
          <table:table-cell office:value-type="float" office:value="1.20875" calcext:value-type="float">
            <text:p>1.20875</text:p>
          </table:table-cell>
          <table:table-cell table:number-columns-repeated="60"/>
          <table:table-cell table:formula="of:=MIN([.A73:.BL73])" office:value-type="float" office:value="0.564359" calcext:value-type="float">
            <text:p>0.564359</text:p>
          </table:table-cell>
          <table:table-cell table:formula="of:=MAX([.A73:.BL73])" office:value-type="float" office:value="1.2391" calcext:value-type="float">
            <text:p>1.2391</text:p>
          </table:table-cell>
          <table:table-cell table:number-columns-repeated="7"/>
        </table:table-row>
        <table:table-row table:style-name="ro1">
          <table:table-cell office:value-type="float" office:value="1.10578" calcext:value-type="float">
            <text:p>1.10578</text:p>
          </table:table-cell>
          <table:table-cell office:value-type="float" office:value="1.13104" calcext:value-type="float">
            <text:p>1.13104</text:p>
          </table:table-cell>
          <table:table-cell office:value-type="float" office:value="1.19588" calcext:value-type="float">
            <text:p>1.19588</text:p>
          </table:table-cell>
          <table:table-cell office:value-type="float" office:value="1.42133" calcext:value-type="float">
            <text:p>1.42133</text:p>
          </table:table-cell>
          <table:table-cell office:value-type="float" office:value="0.803728" calcext:value-type="float">
            <text:p>0.803728</text:p>
          </table:table-cell>
          <table:table-cell office:value-type="float" office:value="0.926892" calcext:value-type="float">
            <text:p>0.926892</text:p>
          </table:table-cell>
          <table:table-cell office:value-type="float" office:value="0.959462" calcext:value-type="float">
            <text:p>0.959462</text:p>
          </table:table-cell>
          <table:table-cell office:value-type="float" office:value="0.401401" calcext:value-type="float">
            <text:p>0.401401</text:p>
          </table:table-cell>
          <table:table-cell table:number-columns-repeated="60"/>
          <table:table-cell table:formula="of:=MIN([.A74:.BL74])" office:value-type="float" office:value="0.401401" calcext:value-type="float">
            <text:p>0.401401</text:p>
          </table:table-cell>
          <table:table-cell table:formula="of:=MAX([.A74:.BL74])" office:value-type="float" office:value="1.42133" calcext:value-type="float">
            <text:p>1.42133</text:p>
          </table:table-cell>
          <table:table-cell table:number-columns-repeated="7"/>
        </table:table-row>
        <table:table-row table:style-name="ro1">
          <table:table-cell office:value-type="float" office:value="1.09806" calcext:value-type="float">
            <text:p>1.09806</text:p>
          </table:table-cell>
          <table:table-cell office:value-type="float" office:value="1.21397" calcext:value-type="float">
            <text:p>1.21397</text:p>
          </table:table-cell>
          <table:table-cell office:value-type="float" office:value="1.2971" calcext:value-type="float">
            <text:p>1.2971</text:p>
          </table:table-cell>
          <table:table-cell office:value-type="float" office:value="1.45905" calcext:value-type="float">
            <text:p>1.45905</text:p>
          </table:table-cell>
          <table:table-cell office:value-type="float" office:value="1.17183" calcext:value-type="float">
            <text:p>1.17183</text:p>
          </table:table-cell>
          <table:table-cell office:value-type="float" office:value="1.20346" calcext:value-type="float">
            <text:p>1.20346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1.26574" calcext:value-type="float">
            <text:p>1.26574</text:p>
          </table:table-cell>
          <table:table-cell table:number-columns-repeated="60"/>
          <table:table-cell table:formula="of:=MIN([.A75:.BL75])" office:value-type="float" office:value="1.09806" calcext:value-type="float">
            <text:p>1.09806</text:p>
          </table:table-cell>
          <table:table-cell table:formula="of:=MAX([.A75:.BL75])" office:value-type="float" office:value="1.45905" calcext:value-type="float">
            <text:p>1.45905</text:p>
          </table:table-cell>
          <table:table-cell table:number-columns-repeated="7"/>
        </table:table-row>
        <table:table-row table:style-name="ro1">
          <table:table-cell office:value-type="float" office:value="1.13135" calcext:value-type="float">
            <text:p>1.13135</text:p>
          </table:table-cell>
          <table:table-cell office:value-type="float" office:value="1.15151" calcext:value-type="float">
            <text:p>1.15151</text:p>
          </table:table-cell>
          <table:table-cell office:value-type="float" office:value="1.17086" calcext:value-type="float">
            <text:p>1.17086</text:p>
          </table:table-cell>
          <table:table-cell office:value-type="float" office:value="0.639441" calcext:value-type="float">
            <text:p>0.639441</text:p>
          </table:table-cell>
          <table:table-cell office:value-type="float" office:value="1.82231" calcext:value-type="float">
            <text:p>1.82231</text:p>
          </table:table-cell>
          <table:table-cell office:value-type="float" office:value="1.17274" calcext:value-type="float">
            <text:p>1.17274</text:p>
          </table:table-cell>
          <table:table-cell office:value-type="float" office:value="1.17477" calcext:value-type="float">
            <text:p>1.17477</text:p>
          </table:table-cell>
          <table:table-cell office:value-type="float" office:value="1.2644" calcext:value-type="float">
            <text:p>1.2644</text:p>
          </table:table-cell>
          <table:table-cell table:number-columns-repeated="60"/>
          <table:table-cell table:formula="of:=MIN([.A76:.BL76])" office:value-type="float" office:value="0.639441" calcext:value-type="float">
            <text:p>0.639441</text:p>
          </table:table-cell>
          <table:table-cell table:formula="of:=MAX([.A76:.BL76])" office:value-type="float" office:value="1.82231" calcext:value-type="float">
            <text:p>1.82231</text:p>
          </table:table-cell>
          <table:table-cell table:number-columns-repeated="7"/>
        </table:table-row>
        <table:table-row table:style-name="ro1">
          <table:table-cell office:value-type="float" office:value="0.395163" calcext:value-type="float">
            <text:p>0.395163</text:p>
          </table:table-cell>
          <table:table-cell office:value-type="float" office:value="0.689417" calcext:value-type="float">
            <text:p>0.689417</text:p>
          </table:table-cell>
          <table:table-cell office:value-type="float" office:value="0.575124" calcext:value-type="float">
            <text:p>0.575124</text:p>
          </table:table-cell>
          <table:table-cell office:value-type="float" office:value="0.612212" calcext:value-type="float">
            <text:p>0.612212</text:p>
          </table:table-cell>
          <table:table-cell office:value-type="float" office:value="0.875499" calcext:value-type="float">
            <text:p>0.875499</text:p>
          </table:table-cell>
          <table:table-cell office:value-type="float" office:value="0.996756" calcext:value-type="float">
            <text:p>0.996756</text:p>
          </table:table-cell>
          <table:table-cell office:value-type="float" office:value="0.752786" calcext:value-type="float">
            <text:p>0.752786</text:p>
          </table:table-cell>
          <table:table-cell office:value-type="float" office:value="0.565952" calcext:value-type="float">
            <text:p>0.565952</text:p>
          </table:table-cell>
          <table:table-cell table:number-columns-repeated="60"/>
          <table:table-cell table:formula="of:=MIN([.A77:.BL77])" office:value-type="float" office:value="0.395163" calcext:value-type="float">
            <text:p>0.395163</text:p>
          </table:table-cell>
          <table:table-cell table:formula="of:=MAX([.A77:.BL77])" office:value-type="float" office:value="0.996756" calcext:value-type="float">
            <text:p>0.996756</text:p>
          </table:table-cell>
          <table:table-cell table:number-columns-repeated="7"/>
        </table:table-row>
        <table:table-row table:style-name="ro1">
          <table:table-cell office:value-type="float" office:value="0.566643" calcext:value-type="float">
            <text:p>0.566643</text:p>
          </table:table-cell>
          <table:table-cell office:value-type="float" office:value="0.562407" calcext:value-type="float">
            <text:p>0.562407</text:p>
          </table:table-cell>
          <table:table-cell office:value-type="float" office:value="1.50224" calcext:value-type="float">
            <text:p>1.50224</text:p>
          </table:table-cell>
          <table:table-cell office:value-type="float" office:value="1.1" calcext:value-type="float">
            <text:p>1.1</text:p>
          </table:table-cell>
          <table:table-cell office:value-type="float" office:value="0.899635" calcext:value-type="float">
            <text:p>0.899635</text:p>
          </table:table-cell>
          <table:table-cell office:value-type="float" office:value="0.881758" calcext:value-type="float">
            <text:p>0.881758</text:p>
          </table:table-cell>
          <table:table-cell office:value-type="float" office:value="2.42512" calcext:value-type="float">
            <text:p>2.42512</text:p>
          </table:table-cell>
          <table:table-cell office:value-type="float" office:value="1.95032" calcext:value-type="float">
            <text:p>1.95032</text:p>
          </table:table-cell>
          <table:table-cell table:number-columns-repeated="60"/>
          <table:table-cell table:formula="of:=MIN([.A78:.BL78])" office:value-type="float" office:value="0.562407" calcext:value-type="float">
            <text:p>0.562407</text:p>
          </table:table-cell>
          <table:table-cell table:formula="of:=MAX([.A78:.BL78])" office:value-type="float" office:value="2.42512" calcext:value-type="float">
            <text:p>2.42512</text:p>
          </table:table-cell>
          <table:table-cell table:number-columns-repeated="7"/>
        </table:table-row>
        <table:table-row table:style-name="ro1">
          <table:table-cell office:value-type="float" office:value="1.13147" calcext:value-type="float">
            <text:p>1.13147</text:p>
          </table:table-cell>
          <table:table-cell office:value-type="float" office:value="1.29072" calcext:value-type="float">
            <text:p>1.29072</text:p>
          </table:table-cell>
          <table:table-cell office:value-type="float" office:value="0.588352" calcext:value-type="float">
            <text:p>0.588352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0.886175" calcext:value-type="float">
            <text:p>0.886175</text:p>
          </table:table-cell>
          <table:table-cell office:value-type="float" office:value="2.21323" calcext:value-type="float">
            <text:p>2.21323</text:p>
          </table:table-cell>
          <table:table-cell office:value-type="float" office:value="1.32291" calcext:value-type="float">
            <text:p>1.32291</text:p>
          </table:table-cell>
          <table:table-cell office:value-type="float" office:value="0.68819" calcext:value-type="float">
            <text:p>0.68819</text:p>
          </table:table-cell>
          <table:table-cell table:number-columns-repeated="60"/>
          <table:table-cell table:formula="of:=MIN([.A79:.BL79])" office:value-type="float" office:value="0.588352" calcext:value-type="float">
            <text:p>0.588352</text:p>
          </table:table-cell>
          <table:table-cell table:formula="of:=MAX([.A79:.BL79])" office:value-type="float" office:value="2.21323" calcext:value-type="float">
            <text:p>2.21323</text:p>
          </table:table-cell>
          <table:table-cell table:number-columns-repeated="7"/>
        </table:table-row>
        <table:table-row table:style-name="ro1">
          <table:table-cell office:value-type="float" office:value="0.622815" calcext:value-type="float">
            <text:p>0.622815</text:p>
          </table:table-cell>
          <table:table-cell office:value-type="float" office:value="0.645919" calcext:value-type="float">
            <text:p>0.645919</text:p>
          </table:table-cell>
          <table:table-cell office:value-type="float" office:value="1.80769" calcext:value-type="float">
            <text:p>1.80769</text:p>
          </table:table-cell>
          <table:table-cell office:value-type="float" office:value="0.586168" calcext:value-type="float">
            <text:p>0.586168</text:p>
          </table:table-cell>
          <table:table-cell office:value-type="float" office:value="1.49606" calcext:value-type="float">
            <text:p>1.49606</text:p>
          </table:table-cell>
          <table:table-cell office:value-type="float" office:value="2.11988" calcext:value-type="float">
            <text:p>2.11988</text:p>
          </table:table-cell>
          <table:table-cell office:value-type="float" office:value="1.61983" calcext:value-type="float">
            <text:p>1.61983</text:p>
          </table:table-cell>
          <table:table-cell office:value-type="float" office:value="0.671324" calcext:value-type="float">
            <text:p>0.671324</text:p>
          </table:table-cell>
          <table:table-cell table:number-columns-repeated="60"/>
          <table:table-cell table:formula="of:=MIN([.A80:.BL80])" office:value-type="float" office:value="0.586168" calcext:value-type="float">
            <text:p>0.586168</text:p>
          </table:table-cell>
          <table:table-cell table:formula="of:=MAX([.A80:.BL80])" office:value-type="float" office:value="2.11988" calcext:value-type="float">
            <text:p>2.11988</text:p>
          </table:table-cell>
          <table:table-cell table:number-columns-repeated="7"/>
        </table:table-row>
        <table:table-row table:style-name="ro1">
          <table:table-cell office:value-type="float" office:value="0.565277" calcext:value-type="float">
            <text:p>0.565277</text:p>
          </table:table-cell>
          <table:table-cell office:value-type="float" office:value="0.590577" calcext:value-type="float">
            <text:p>0.590577</text:p>
          </table:table-cell>
          <table:table-cell office:value-type="float" office:value="1.16766" calcext:value-type="float">
            <text:p>1.16766</text:p>
          </table:table-cell>
          <table:table-cell office:value-type="float" office:value="0.553311" calcext:value-type="float">
            <text:p>0.553311</text:p>
          </table:table-cell>
          <table:table-cell office:value-type="float" office:value="2.00474" calcext:value-type="float">
            <text:p>2.00474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1.72082" calcext:value-type="float">
            <text:p>1.72082</text:p>
          </table:table-cell>
          <table:table-cell table:number-columns-repeated="60"/>
          <table:table-cell table:formula="of:=MIN([.A81:.BL81])" office:value-type="float" office:value="0.553311" calcext:value-type="float">
            <text:p>0.553311</text:p>
          </table:table-cell>
          <table:table-cell table:formula="of:=MAX([.A81:.BL81])" office:value-type="float" office:value="2.00474" calcext:value-type="float">
            <text:p>2.00474</text:p>
          </table:table-cell>
          <table:table-cell table:number-columns-repeated="7"/>
        </table:table-row>
        <table:table-row table:style-name="ro1">
          <table:table-cell office:value-type="float" office:value="1.13165" calcext:value-type="float">
            <text:p>1.13165</text:p>
          </table:table-cell>
          <table:table-cell office:value-type="float" office:value="1.20117" calcext:value-type="float">
            <text:p>1.20117</text:p>
          </table:table-cell>
          <table:table-cell office:value-type="float" office:value="1.26348" calcext:value-type="float">
            <text:p>1.26348</text:p>
          </table:table-cell>
          <table:table-cell office:value-type="float" office:value="1.2752" calcext:value-type="float">
            <text:p>1.2752</text:p>
          </table:table-cell>
          <table:table-cell office:value-type="float" office:value="1.19025" calcext:value-type="float">
            <text:p>1.19025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1.10069" calcext:value-type="float">
            <text:p>1.10069</text:p>
          </table:table-cell>
          <table:table-cell office:value-type="float" office:value="1.16367" calcext:value-type="float">
            <text:p>1.16367</text:p>
          </table:table-cell>
          <table:table-cell table:number-columns-repeated="60"/>
          <table:table-cell table:formula="of:=MIN([.A82:.BL82])" office:value-type="float" office:value="1.10069" calcext:value-type="float">
            <text:p>1.10069</text:p>
          </table:table-cell>
          <table:table-cell table:formula="of:=MAX([.A82:.BL82])" office:value-type="float" office:value="1.2752" calcext:value-type="float">
            <text:p>1.2752</text:p>
          </table:table-cell>
          <table:table-cell table:number-columns-repeated="7"/>
        </table:table-row>
        <table:table-row table:style-name="ro1">
          <table:table-cell office:value-type="float" office:value="1.16141" calcext:value-type="float">
            <text:p>1.16141</text:p>
          </table:table-cell>
          <table:table-cell office:value-type="float" office:value="1.17918" calcext:value-type="float">
            <text:p>1.17918</text:p>
          </table:table-cell>
          <table:table-cell office:value-type="float" office:value="1.18752" calcext:value-type="float">
            <text:p>1.18752</text:p>
          </table:table-cell>
          <table:table-cell office:value-type="float" office:value="1.18791" calcext:value-type="float">
            <text:p>1.18791</text:p>
          </table:table-cell>
          <table:table-cell office:value-type="float" office:value="0.576121" calcext:value-type="float">
            <text:p>0.576121</text:p>
          </table:table-cell>
          <table:table-cell office:value-type="float" office:value="1.15572" calcext:value-type="float">
            <text:p>1.15572</text:p>
          </table:table-cell>
          <table:table-cell office:value-type="float" office:value="1.16116" calcext:value-type="float">
            <text:p>1.16116</text:p>
          </table:table-cell>
          <table:table-cell office:value-type="float" office:value="1.14133" calcext:value-type="float">
            <text:p>1.14133</text:p>
          </table:table-cell>
          <table:table-cell table:number-columns-repeated="60"/>
          <table:table-cell table:formula="of:=MIN([.A83:.BL83])" office:value-type="float" office:value="0.576121" calcext:value-type="float">
            <text:p>0.576121</text:p>
          </table:table-cell>
          <table:table-cell table:formula="of:=MAX([.A83:.BL83])" office:value-type="float" office:value="1.18791" calcext:value-type="float">
            <text:p>1.18791</text:p>
          </table:table-cell>
          <table:table-cell table:number-columns-repeated="7"/>
        </table:table-row>
        <table:table-row table:style-name="ro1">
          <table:table-cell office:value-type="float" office:value="0.394509" calcext:value-type="float">
            <text:p>0.394509</text:p>
          </table:table-cell>
          <table:table-cell office:value-type="float" office:value="0.397639" calcext:value-type="float">
            <text:p>0.397639</text:p>
          </table:table-cell>
          <table:table-cell office:value-type="float" office:value="1.28108" calcext:value-type="float">
            <text:p>1.28108</text:p>
          </table:table-cell>
          <table:table-cell office:value-type="float" office:value="0.595511" calcext:value-type="float">
            <text:p>0.595511</text:p>
          </table:table-cell>
          <table:table-cell office:value-type="float" office:value="0.851178" calcext:value-type="float">
            <text:p>0.851178</text:p>
          </table:table-cell>
          <table:table-cell office:value-type="float" office:value="0.591975" calcext:value-type="float">
            <text:p>0.591975</text:p>
          </table:table-cell>
          <table:table-cell office:value-type="float" office:value="0.610454" calcext:value-type="float">
            <text:p>0.610454</text:p>
          </table:table-cell>
          <table:table-cell office:value-type="float" office:value="0.483509" calcext:value-type="float">
            <text:p>0.483509</text:p>
          </table:table-cell>
          <table:table-cell table:number-columns-repeated="60"/>
          <table:table-cell table:formula="of:=MIN([.A84:.BL84])" office:value-type="float" office:value="0.394509" calcext:value-type="float">
            <text:p>0.394509</text:p>
          </table:table-cell>
          <table:table-cell table:formula="of:=MAX([.A84:.BL84])" office:value-type="float" office:value="1.28108" calcext:value-type="float">
            <text:p>1.2810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8679" calcext:value-type="float">
            <text:p>0.58679</text:p>
          </table:table-cell>
          <table:table-cell office:value-type="float" office:value="0.605859" calcext:value-type="float">
            <text:p>0.605859</text:p>
          </table:table-cell>
          <table:table-cell office:value-type="float" office:value="0.634723" calcext:value-type="float">
            <text:p>0.634723</text:p>
          </table:table-cell>
          <table:table-cell office:value-type="float" office:value="0.635908" calcext:value-type="float">
            <text:p>0.635908</text:p>
          </table:table-cell>
          <table:table-cell office:value-type="float" office:value="0.581038" calcext:value-type="float">
            <text:p>0.581038</text:p>
          </table:table-cell>
          <table:table-cell office:value-type="float" office:value="0.600602" calcext:value-type="float">
            <text:p>0.600602</text:p>
          </table:table-cell>
          <table:table-cell office:value-type="float" office:value="0.584674" calcext:value-type="float">
            <text:p>0.584674</text:p>
          </table:table-cell>
          <table:table-cell office:value-type="float" office:value="0.826369" calcext:value-type="float">
            <text:p>0.826369</text:p>
          </table:table-cell>
          <table:table-cell office:value-type="float" office:value="0.841859" calcext:value-type="float">
            <text:p>0.841859</text:p>
          </table:table-cell>
          <table:table-cell office:value-type="float" office:value="0.565502" calcext:value-type="float">
            <text:p>0.565502</text:p>
          </table:table-cell>
          <table:table-cell office:value-type="float" office:value="0.840771" calcext:value-type="float">
            <text:p>0.840771</text:p>
          </table:table-cell>
          <table:table-cell office:value-type="float" office:value="0.57143" calcext:value-type="float">
            <text:p>0.57143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0.394364" calcext:value-type="float">
            <text:p>0.394364</text:p>
          </table:table-cell>
          <table:table-cell office:value-type="float" office:value="1.01624" calcext:value-type="float">
            <text:p>1.01624</text:p>
          </table:table-cell>
          <table:table-cell office:value-type="float" office:value="0.19281" calcext:value-type="float">
            <text:p>0.19281</text:p>
          </table:table-cell>
          <table:table-cell table:number-columns-repeated="52"/>
          <table:table-cell table:formula="of:=MIN([.A86:.BL86])" office:value-type="float" office:value="0.19281" calcext:value-type="float">
            <text:p>0.19281</text:p>
          </table:table-cell>
          <table:table-cell table:formula="of:=MAX([.A86:.BL86])" office:value-type="float" office:value="1.45054" calcext:value-type="float">
            <text:p>1.45054</text:p>
          </table:table-cell>
          <table:table-cell table:number-columns-repeated="7"/>
        </table:table-row>
        <table:table-row table:style-name="ro1">
          <table:table-cell office:value-type="float" office:value="0.571923" calcext:value-type="float">
            <text:p>0.571923</text:p>
          </table:table-cell>
          <table:table-cell office:value-type="float" office:value="0.593062" calcext:value-type="float">
            <text:p>0.593062</text:p>
          </table:table-cell>
          <table:table-cell office:value-type="float" office:value="0.574888" calcext:value-type="float">
            <text:p>0.574888</text:p>
          </table:table-cell>
          <table:table-cell office:value-type="float" office:value="0.571783" calcext:value-type="float">
            <text:p>0.571783</text:p>
          </table:table-cell>
          <table:table-cell office:value-type="float" office:value="1.16846" calcext:value-type="float">
            <text:p>1.16846</text:p>
          </table:table-cell>
          <table:table-cell office:value-type="float" office:value="0.583114" calcext:value-type="float">
            <text:p>0.583114</text:p>
          </table:table-cell>
          <table:table-cell office:value-type="float" office:value="0.57181" calcext:value-type="float">
            <text:p>0.57181</text:p>
          </table:table-cell>
          <table:table-cell office:value-type="float" office:value="1.74224" calcext:value-type="float">
            <text:p>1.74224</text:p>
          </table:table-cell>
          <table:table-cell office:value-type="float" office:value="1.16363" calcext:value-type="float">
            <text:p>1.16363</text:p>
          </table:table-cell>
          <table:table-cell office:value-type="float" office:value="0.608988" calcext:value-type="float">
            <text:p>0.608988</text:p>
          </table:table-cell>
          <table:table-cell office:value-type="float" office:value="1.46942" calcext:value-type="float">
            <text:p>1.46942</text:p>
          </table:table-cell>
          <table:table-cell office:value-type="float" office:value="1.45374" calcext:value-type="float">
            <text:p>1.45374</text:p>
          </table:table-cell>
          <table:table-cell office:value-type="float" office:value="1.16004" calcext:value-type="float">
            <text:p>1.16004</text:p>
          </table:table-cell>
          <table:table-cell office:value-type="float" office:value="0.578325" calcext:value-type="float">
            <text:p>0.578325</text:p>
          </table:table-cell>
          <table:table-cell office:value-type="float" office:value="1.14447" calcext:value-type="float">
            <text:p>1.14447</text:p>
          </table:table-cell>
          <table:table-cell office:value-type="float" office:value="0.54571" calcext:value-type="float">
            <text:p>0.54571</text:p>
          </table:table-cell>
          <table:table-cell table:number-columns-repeated="52"/>
          <table:table-cell table:formula="of:=MIN([.A87:.BL87])" office:value-type="float" office:value="0.54571" calcext:value-type="float">
            <text:p>0.54571</text:p>
          </table:table-cell>
          <table:table-cell table:formula="of:=MAX([.A87:.BL87])" office:value-type="float" office:value="1.74224" calcext:value-type="float">
            <text:p>1.74224</text:p>
          </table:table-cell>
          <table:table-cell table:number-columns-repeated="7"/>
        </table:table-row>
        <table:table-row table:style-name="ro1">
          <table:table-cell office:value-type="float" office:value="0.29458" calcext:value-type="float">
            <text:p>0.29458</text:p>
          </table:table-cell>
          <table:table-cell office:value-type="float" office:value="0.290755" calcext:value-type="float">
            <text:p>0.290755</text:p>
          </table:table-cell>
          <table:table-cell office:value-type="float" office:value="0.287682" calcext:value-type="float">
            <text:p>0.287682</text:p>
          </table:table-cell>
          <table:table-cell office:value-type="float" office:value="1.05689" calcext:value-type="float">
            <text:p>1.05689</text:p>
          </table:table-cell>
          <table:table-cell office:value-type="float" office:value="1.08076" calcext:value-type="float">
            <text:p>1.08076</text:p>
          </table:table-cell>
          <table:table-cell office:value-type="float" office:value="0.809094" calcext:value-type="float">
            <text:p>0.809094</text:p>
          </table:table-cell>
          <table:table-cell office:value-type="float" office:value="0.652184" calcext:value-type="float">
            <text:p>0.652184</text:p>
          </table:table-cell>
          <table:table-cell office:value-type="float" office:value="0.74121" calcext:value-type="float">
            <text:p>0.74121</text:p>
          </table:table-cell>
          <table:table-cell office:value-type="float" office:value="0.574403" calcext:value-type="float">
            <text:p>0.574403</text:p>
          </table:table-cell>
          <table:table-cell office:value-type="float" office:value="0.649722" calcext:value-type="float">
            <text:p>0.649722</text:p>
          </table:table-cell>
          <table:table-cell office:value-type="float" office:value="0.612202" calcext:value-type="float">
            <text:p>0.612202</text:p>
          </table:table-cell>
          <table:table-cell office:value-type="float" office:value="0.571538" calcext:value-type="float">
            <text:p>0.571538</text:p>
          </table:table-cell>
          <table:table-cell office:value-type="float" office:value="0.571614" calcext:value-type="float">
            <text:p>0.571614</text:p>
          </table:table-cell>
          <table:table-cell office:value-type="float" office:value="0.627786" calcext:value-type="float">
            <text:p>0.627786</text:p>
          </table:table-cell>
          <table:table-cell office:value-type="float" office:value="1.31002" calcext:value-type="float">
            <text:p>1.31002</text:p>
          </table:table-cell>
          <table:table-cell office:value-type="float" office:value="1.3624" calcext:value-type="float">
            <text:p>1.3624</text:p>
          </table:table-cell>
          <table:table-cell table:number-columns-repeated="52"/>
          <table:table-cell table:formula="of:=MIN([.A88:.BL88])" office:value-type="float" office:value="0.287682" calcext:value-type="float">
            <text:p>0.287682</text:p>
          </table:table-cell>
          <table:table-cell table:formula="of:=MAX([.A88:.BL88])" office:value-type="float" office:value="1.3624" calcext:value-type="float">
            <text:p>1.3624</text:p>
          </table:table-cell>
          <table:table-cell table:number-columns-repeated="7"/>
        </table:table-row>
        <table:table-row table:style-name="ro1">
          <table:table-cell office:value-type="float" office:value="0.295598" calcext:value-type="float">
            <text:p>0.295598</text:p>
          </table:table-cell>
          <table:table-cell office:value-type="float" office:value="0.573113" calcext:value-type="float">
            <text:p>0.573113</text:p>
          </table:table-cell>
          <table:table-cell office:value-type="float" office:value="0.649063" calcext:value-type="float">
            <text:p>0.649063</text:p>
          </table:table-cell>
          <table:table-cell office:value-type="float" office:value="0.387576" calcext:value-type="float">
            <text:p>0.387576</text:p>
          </table:table-cell>
          <table:table-cell office:value-type="float" office:value="0.285862" calcext:value-type="float">
            <text:p>0.285862</text:p>
          </table:table-cell>
          <table:table-cell office:value-type="float" office:value="0.558568" calcext:value-type="float">
            <text:p>0.558568</text:p>
          </table:table-cell>
          <table:table-cell office:value-type="float" office:value="0.507735" calcext:value-type="float">
            <text:p>0.507735</text:p>
          </table:table-cell>
          <table:table-cell office:value-type="float" office:value="0.275243" calcext:value-type="float">
            <text:p>0.275243</text:p>
          </table:table-cell>
          <table:table-cell office:value-type="float" office:value="0.193116" calcext:value-type="float">
            <text:p>0.193116</text:p>
          </table:table-cell>
          <table:table-cell office:value-type="float" office:value="0.181794" calcext:value-type="float">
            <text:p>0.181794</text:p>
          </table:table-cell>
          <table:table-cell office:value-type="float" office:value="0.189027" calcext:value-type="float">
            <text:p>0.189027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1.57396" calcext:value-type="float">
            <text:p>1.57396</text:p>
          </table:table-cell>
          <table:table-cell office:value-type="float" office:value="1.63825" calcext:value-type="float">
            <text:p>1.63825</text:p>
          </table:table-cell>
          <table:table-cell office:value-type="float" office:value="0.207067" calcext:value-type="float">
            <text:p>0.207067</text:p>
          </table:table-cell>
          <table:table-cell office:value-type="float" office:value="0.329389" calcext:value-type="float">
            <text:p>0.329389</text:p>
          </table:table-cell>
          <table:table-cell table:number-columns-repeated="52"/>
          <table:table-cell table:formula="of:=MIN([.A89:.BL89])" office:value-type="float" office:value="0.181794" calcext:value-type="float">
            <text:p>0.181794</text:p>
          </table:table-cell>
          <table:table-cell table:formula="of:=MAX([.A89:.BL89])" office:value-type="float" office:value="1.63825" calcext:value-type="float">
            <text:p>1.63825</text:p>
          </table:table-cell>
          <table:table-cell table:number-columns-repeated="7"/>
        </table:table-row>
        <table:table-row table:style-name="ro1">
          <table:table-cell office:value-type="float" office:value="0.584919" calcext:value-type="float">
            <text:p>0.584919</text:p>
          </table:table-cell>
          <table:table-cell office:value-type="float" office:value="0.597546" calcext:value-type="float">
            <text:p>0.597546</text:p>
          </table:table-cell>
          <table:table-cell office:value-type="float" office:value="0.629885" calcext:value-type="float">
            <text:p>0.629885</text:p>
          </table:table-cell>
          <table:table-cell office:value-type="float" office:value="0.668178" calcext:value-type="float">
            <text:p>0.668178</text:p>
          </table:table-cell>
          <table:table-cell office:value-type="float" office:value="0.573864" calcext:value-type="float">
            <text:p>0.573864</text:p>
          </table:table-cell>
          <table:table-cell office:value-type="float" office:value="0.602186" calcext:value-type="float">
            <text:p>0.602186</text:p>
          </table:table-cell>
          <table:table-cell office:value-type="float" office:value="0.287798" calcext:value-type="float">
            <text:p>0.287798</text:p>
          </table:table-cell>
          <table:table-cell office:value-type="float" office:value="0.428539" calcext:value-type="float">
            <text:p>0.428539</text:p>
          </table:table-cell>
          <table:table-cell office:value-type="float" office:value="1.04128" calcext:value-type="float">
            <text:p>1.04128</text:p>
          </table:table-cell>
          <table:table-cell office:value-type="float" office:value="1.09125" calcext:value-type="float">
            <text:p>1.09125</text:p>
          </table:table-cell>
          <table:table-cell office:value-type="float" office:value="0.343486" calcext:value-type="float">
            <text:p>0.343486</text:p>
          </table:table-cell>
          <table:table-cell office:value-type="float" office:value="0.779116" calcext:value-type="float">
            <text:p>0.779116</text:p>
          </table:table-cell>
          <table:table-cell office:value-type="float" office:value="0.391373" calcext:value-type="float">
            <text:p>0.391373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281067" calcext:value-type="float">
            <text:p>0.281067</text:p>
          </table:table-cell>
          <table:table-cell office:value-type="float" office:value="0.409958" calcext:value-type="float">
            <text:p>0.409958</text:p>
          </table:table-cell>
          <table:table-cell table:number-columns-repeated="52"/>
          <table:table-cell table:formula="of:=MIN([.A90:.BL90])" office:value-type="float" office:value="0.281067" calcext:value-type="float">
            <text:p>0.281067</text:p>
          </table:table-cell>
          <table:table-cell table:formula="of:=MAX([.A90:.BL90])" office:value-type="float" office:value="1.09125" calcext:value-type="float">
            <text:p>1.09125</text:p>
          </table:table-cell>
          <table:table-cell table:number-columns-repeated="7"/>
        </table:table-row>
        <table:table-row table:style-name="ro1">
          <table:table-cell office:value-type="float" office:value="0.559107" calcext:value-type="float">
            <text:p>0.559107</text:p>
          </table:table-cell>
          <table:table-cell office:value-type="float" office:value="0.595445" calcext:value-type="float">
            <text:p>0.595445</text:p>
          </table:table-cell>
          <table:table-cell office:value-type="float" office:value="0.609108" calcext:value-type="float">
            <text:p>0.609108</text:p>
          </table:table-cell>
          <table:table-cell office:value-type="float" office:value="0.567167" calcext:value-type="float">
            <text:p>0.567167</text:p>
          </table:table-cell>
          <table:table-cell office:value-type="float" office:value="0.57043" calcext:value-type="float">
            <text:p>0.57043</text:p>
          </table:table-cell>
          <table:table-cell office:value-type="float" office:value="0.573586" calcext:value-type="float">
            <text:p>0.573586</text:p>
          </table:table-cell>
          <table:table-cell office:value-type="float" office:value="0.632938" calcext:value-type="float">
            <text:p>0.632938</text:p>
          </table:table-cell>
          <table:table-cell office:value-type="float" office:value="0.613071" calcext:value-type="float">
            <text:p>0.613071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27525" calcext:value-type="float">
            <text:p>0.627525</text:p>
          </table:table-cell>
          <table:table-cell office:value-type="float" office:value="1.21433" calcext:value-type="float">
            <text:p>1.21433</text:p>
          </table:table-cell>
          <table:table-cell office:value-type="float" office:value="1.81941" calcext:value-type="float">
            <text:p>1.81941</text:p>
          </table:table-cell>
          <table:table-cell office:value-type="float" office:value="0.874662" calcext:value-type="float">
            <text:p>0.874662</text:p>
          </table:table-cell>
          <table:table-cell office:value-type="float" office:value="0.436536" calcext:value-type="float">
            <text:p>0.436536</text:p>
          </table:table-cell>
          <table:table-cell office:value-type="float" office:value="1.68056" calcext:value-type="float">
            <text:p>1.68056</text:p>
          </table:table-cell>
          <table:table-cell office:value-type="float" office:value="1.19506" calcext:value-type="float">
            <text:p>1.19506</text:p>
          </table:table-cell>
          <table:table-cell table:number-columns-repeated="52"/>
          <table:table-cell table:formula="of:=MIN([.A91:.BL91])" office:value-type="float" office:value="0.436536" calcext:value-type="float">
            <text:p>0.436536</text:p>
          </table:table-cell>
          <table:table-cell table:formula="of:=MAX([.A91:.BL91])" office:value-type="float" office:value="1.81941" calcext:value-type="float">
            <text:p>1.81941</text:p>
          </table:table-cell>
          <table:table-cell table:number-columns-repeated="7"/>
        </table:table-row>
        <table:table-row table:style-name="ro1">
          <table:table-cell office:value-type="float" office:value="0.55917" calcext:value-type="float">
            <text:p>0.55917</text:p>
          </table:table-cell>
          <table:table-cell office:value-type="float" office:value="0.577472" calcext:value-type="float">
            <text:p>0.577472</text:p>
          </table:table-cell>
          <table:table-cell office:value-type="float" office:value="0.662145" calcext:value-type="float">
            <text:p>0.662145</text:p>
          </table:table-cell>
          <table:table-cell office:value-type="float" office:value="0.757439" calcext:value-type="float">
            <text:p>0.757439</text:p>
          </table:table-cell>
          <table:table-cell office:value-type="float" office:value="0.654257" calcext:value-type="float">
            <text:p>0.654257</text:p>
          </table:table-cell>
          <table:table-cell office:value-type="float" office:value="0.573983" calcext:value-type="float">
            <text:p>0.573983</text:p>
          </table:table-cell>
          <table:table-cell office:value-type="float" office:value="0.67199" calcext:value-type="float">
            <text:p>0.67199</text:p>
          </table:table-cell>
          <table:table-cell office:value-type="float" office:value="0.899704" calcext:value-type="float">
            <text:p>0.899704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374282" calcext:value-type="float">
            <text:p>0.374282</text:p>
          </table:table-cell>
          <table:table-cell office:value-type="float" office:value="1.33079" calcext:value-type="float">
            <text:p>1.33079</text:p>
          </table:table-cell>
          <table:table-cell office:value-type="float" office:value="0.678513" calcext:value-type="float">
            <text:p>0.678513</text:p>
          </table:table-cell>
          <table:table-cell office:value-type="float" office:value="0.20511" calcext:value-type="float">
            <text:p>0.20511</text:p>
          </table:table-cell>
          <table:table-cell office:value-type="float" office:value="0.562542" calcext:value-type="float">
            <text:p>0.562542</text:p>
          </table:table-cell>
          <table:table-cell office:value-type="float" office:value="0.192598" calcext:value-type="float">
            <text:p>0.192598</text:p>
          </table:table-cell>
          <table:table-cell office:value-type="float" office:value="0.193084" calcext:value-type="float">
            <text:p>0.193084</text:p>
          </table:table-cell>
          <table:table-cell table:number-columns-repeated="52"/>
          <table:table-cell table:formula="of:=MIN([.A92:.BL92])" office:value-type="float" office:value="0.192598" calcext:value-type="float">
            <text:p>0.192598</text:p>
          </table:table-cell>
          <table:table-cell table:formula="of:=MAX([.A92:.BL92])" office:value-type="float" office:value="1.33079" calcext:value-type="float">
            <text:p>1.33079</text:p>
          </table:table-cell>
          <table:table-cell table:number-columns-repeated="7"/>
        </table:table-row>
        <table:table-row table:style-name="ro1">
          <table:table-cell office:value-type="float" office:value="0.569095" calcext:value-type="float">
            <text:p>0.569095</text:p>
          </table:table-cell>
          <table:table-cell office:value-type="float" office:value="0.57913" calcext:value-type="float">
            <text:p>0.57913</text:p>
          </table:table-cell>
          <table:table-cell office:value-type="float" office:value="0.585933" calcext:value-type="float">
            <text:p>0.585933</text:p>
          </table:table-cell>
          <table:table-cell office:value-type="float" office:value="0.568508" calcext:value-type="float">
            <text:p>0.568508</text:p>
          </table:table-cell>
          <table:table-cell office:value-type="float" office:value="0.614961" calcext:value-type="float">
            <text:p>0.614961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0.574271" calcext:value-type="float">
            <text:p>0.574271</text:p>
          </table:table-cell>
          <table:table-cell office:value-type="float" office:value="0.307106" calcext:value-type="float">
            <text:p>0.307106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2.04443" calcext:value-type="float">
            <text:p>2.04443</text:p>
          </table:table-cell>
          <table:table-cell office:value-type="float" office:value="1.45984" calcext:value-type="float">
            <text:p>1.45984</text:p>
          </table:table-cell>
          <table:table-cell office:value-type="float" office:value="1.48532" calcext:value-type="float">
            <text:p>1.48532</text:p>
          </table:table-cell>
          <table:table-cell office:value-type="float" office:value="0.981804" calcext:value-type="float">
            <text:p>0.981804</text:p>
          </table:table-cell>
          <table:table-cell office:value-type="float" office:value="0.423326" calcext:value-type="float">
            <text:p>0.423326</text:p>
          </table:table-cell>
          <table:table-cell office:value-type="float" office:value="0.496953" calcext:value-type="float">
            <text:p>0.496953</text:p>
          </table:table-cell>
          <table:table-cell office:value-type="float" office:value="0.205589" calcext:value-type="float">
            <text:p>0.205589</text:p>
          </table:table-cell>
          <table:table-cell table:number-columns-repeated="52"/>
          <table:table-cell table:formula="of:=MIN([.A93:.BL93])" office:value-type="float" office:value="0.205589" calcext:value-type="float">
            <text:p>0.205589</text:p>
          </table:table-cell>
          <table:table-cell table:formula="of:=MAX([.A93:.BL93])" office:value-type="float" office:value="2.04443" calcext:value-type="float">
            <text:p>2.04443</text:p>
          </table:table-cell>
          <table:table-cell table:number-columns-repeated="7"/>
        </table:table-row>
        <table:table-row table:style-name="ro1">
          <table:table-cell office:value-type="float" office:value="0.2873" calcext:value-type="float">
            <text:p>0.2873</text:p>
          </table:table-cell>
          <table:table-cell office:value-type="float" office:value="0.291078" calcext:value-type="float">
            <text:p>0.291078</text:p>
          </table:table-cell>
          <table:table-cell office:value-type="float" office:value="0.282048" calcext:value-type="float">
            <text:p>0.282048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286175" calcext:value-type="float">
            <text:p>0.286175</text:p>
          </table:table-cell>
          <table:table-cell office:value-type="float" office:value="0.273419" calcext:value-type="float">
            <text:p>0.273419</text:p>
          </table:table-cell>
          <table:table-cell office:value-type="float" office:value="0.295426" calcext:value-type="float">
            <text:p>0.295426</text:p>
          </table:table-cell>
          <table:table-cell office:value-type="float" office:value="0.293674" calcext:value-type="float">
            <text:p>0.293674</text:p>
          </table:table-cell>
          <table:table-cell office:value-type="float" office:value="1.13772" calcext:value-type="float">
            <text:p>1.13772</text:p>
          </table:table-cell>
          <table:table-cell office:value-type="float" office:value="0.716157" calcext:value-type="float">
            <text:p>0.716157</text:p>
          </table:table-cell>
          <table:table-cell office:value-type="float" office:value="0.264351" calcext:value-type="float">
            <text:p>0.264351</text:p>
          </table:table-cell>
          <table:table-cell office:value-type="float" office:value="1.48124" calcext:value-type="float">
            <text:p>1.48124</text:p>
          </table:table-cell>
          <table:table-cell office:value-type="float" office:value="0.382858" calcext:value-type="float">
            <text:p>0.382858</text:p>
          </table:table-cell>
          <table:table-cell office:value-type="float" office:value="0.322729" calcext:value-type="float">
            <text:p>0.322729</text:p>
          </table:table-cell>
          <table:table-cell office:value-type="float" office:value="0.278859" calcext:value-type="float">
            <text:p>0.278859</text:p>
          </table:table-cell>
          <table:table-cell office:value-type="float" office:value="0.250735" calcext:value-type="float">
            <text:p>0.250735</text:p>
          </table:table-cell>
          <table:table-cell table:number-columns-repeated="52"/>
          <table:table-cell table:formula="of:=MIN([.A94:.BL94])" office:value-type="float" office:value="0.250735" calcext:value-type="float">
            <text:p>0.250735</text:p>
          </table:table-cell>
          <table:table-cell table:formula="of:=MAX([.A94:.BL94])" office:value-type="float" office:value="1.48124" calcext:value-type="float">
            <text:p>1.48124</text:p>
          </table:table-cell>
          <table:table-cell table:number-columns-repeated="7"/>
        </table:table-row>
        <table:table-row table:style-name="ro1">
          <table:table-cell office:value-type="float" office:value="0.577661" calcext:value-type="float">
            <text:p>0.577661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0.572105" calcext:value-type="float">
            <text:p>0.572105</text:p>
          </table:table-cell>
          <table:table-cell office:value-type="float" office:value="0.578669" calcext:value-type="float">
            <text:p>0.578669</text:p>
          </table:table-cell>
          <table:table-cell office:value-type="float" office:value="1.1599" calcext:value-type="float">
            <text:p>1.1599</text:p>
          </table:table-cell>
          <table:table-cell office:value-type="float" office:value="0.602166" calcext:value-type="float">
            <text:p>0.602166</text:p>
          </table:table-cell>
          <table:table-cell office:value-type="float" office:value="0.609178" calcext:value-type="float">
            <text:p>0.609178</text:p>
          </table:table-cell>
          <table:table-cell office:value-type="float" office:value="0.573039" calcext:value-type="float">
            <text:p>0.573039</text:p>
          </table:table-cell>
          <table:table-cell office:value-type="float" office:value="1.16684" calcext:value-type="float">
            <text:p>1.16684</text:p>
          </table:table-cell>
          <table:table-cell office:value-type="float" office:value="0.596278" calcext:value-type="float">
            <text:p>0.596278</text:p>
          </table:table-cell>
          <table:table-cell office:value-type="float" office:value="0.575513" calcext:value-type="float">
            <text:p>0.575513</text:p>
          </table:table-cell>
          <table:table-cell office:value-type="float" office:value="1.7599" calcext:value-type="float">
            <text:p>1.7599</text:p>
          </table:table-cell>
          <table:table-cell office:value-type="float" office:value="0.296604" calcext:value-type="float">
            <text:p>0.296604</text:p>
          </table:table-cell>
          <table:table-cell office:value-type="float" office:value="0.421505" calcext:value-type="float">
            <text:p>0.421505</text:p>
          </table:table-cell>
          <table:table-cell office:value-type="float" office:value="1.07993" calcext:value-type="float">
            <text:p>1.07993</text:p>
          </table:table-cell>
          <table:table-cell office:value-type="float" office:value="0.583023" calcext:value-type="float">
            <text:p>0.583023</text:p>
          </table:table-cell>
          <table:table-cell table:number-columns-repeated="52"/>
          <table:table-cell table:formula="of:=MIN([.A95:.BL95])" office:value-type="float" office:value="0.296604" calcext:value-type="float">
            <text:p>0.296604</text:p>
          </table:table-cell>
          <table:table-cell table:formula="of:=MAX([.A95:.BL95])" office:value-type="float" office:value="1.7599" calcext:value-type="float">
            <text:p>1.7599</text:p>
          </table:table-cell>
          <table:table-cell table:number-columns-repeated="7"/>
        </table:table-row>
        <table:table-row table:style-name="ro1">
          <table:table-cell office:value-type="float" office:value="0.574833" calcext:value-type="float">
            <text:p>0.574833</text:p>
          </table:table-cell>
          <table:table-cell office:value-type="float" office:value="0.576273" calcext:value-type="float">
            <text:p>0.576273</text:p>
          </table:table-cell>
          <table:table-cell office:value-type="float" office:value="0.618469" calcext:value-type="float">
            <text:p>0.618469</text:p>
          </table:table-cell>
          <table:table-cell office:value-type="float" office:value="0.564164" calcext:value-type="float">
            <text:p>0.564164</text:p>
          </table:table-cell>
          <table:table-cell office:value-type="float" office:value="0.603255" calcext:value-type="float">
            <text:p>0.603255</text:p>
          </table:table-cell>
          <table:table-cell office:value-type="float" office:value="0.567648" calcext:value-type="float">
            <text:p>0.567648</text:p>
          </table:table-cell>
          <table:table-cell office:value-type="float" office:value="1.21589" calcext:value-type="float">
            <text:p>1.21589</text:p>
          </table:table-cell>
          <table:table-cell office:value-type="float" office:value="0.574853" calcext:value-type="float">
            <text:p>0.574853</text:p>
          </table:table-cell>
          <table:table-cell office:value-type="float" office:value="0.571559" calcext:value-type="float">
            <text:p>0.571559</text:p>
          </table:table-cell>
          <table:table-cell office:value-type="float" office:value="0.596309" calcext:value-type="float">
            <text:p>0.596309</text:p>
          </table:table-cell>
          <table:table-cell office:value-type="float" office:value="0.291296" calcext:value-type="float">
            <text:p>0.291296</text:p>
          </table:table-cell>
          <table:table-cell office:value-type="float" office:value="0.929939" calcext:value-type="float">
            <text:p>0.929939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1.61381" calcext:value-type="float">
            <text:p>1.61381</text:p>
          </table:table-cell>
          <table:table-cell office:value-type="float" office:value="0.201403" calcext:value-type="float">
            <text:p>0.201403</text:p>
          </table:table-cell>
          <table:table-cell office:value-type="float" office:value="0.585669" calcext:value-type="float">
            <text:p>0.585669</text:p>
          </table:table-cell>
          <table:table-cell table:number-columns-repeated="52"/>
          <table:table-cell table:formula="of:=MIN([.A96:.BL96])" office:value-type="float" office:value="0.201403" calcext:value-type="float">
            <text:p>0.201403</text:p>
          </table:table-cell>
          <table:table-cell table:formula="of:=MAX([.A96:.BL96])" office:value-type="float" office:value="1.61381" calcext:value-type="float">
            <text:p>1.61381</text:p>
          </table:table-cell>
          <table:table-cell table:number-columns-repeated="7"/>
        </table:table-row>
        <table:table-row table:style-name="ro1">
          <table:table-cell office:value-type="float" office:value="0.55256" calcext:value-type="float">
            <text:p>0.55256</text:p>
          </table:table-cell>
          <table:table-cell office:value-type="float" office:value="0.593304" calcext:value-type="float">
            <text:p>0.593304</text:p>
          </table:table-cell>
          <table:table-cell office:value-type="float" office:value="0.664536" calcext:value-type="float">
            <text:p>0.664536</text:p>
          </table:table-cell>
          <table:table-cell office:value-type="float" office:value="0.66909" calcext:value-type="float">
            <text:p>0.66909</text:p>
          </table:table-cell>
          <table:table-cell office:value-type="float" office:value="0.32468" calcext:value-type="float">
            <text:p>0.32468</text:p>
          </table:table-cell>
          <table:table-cell office:value-type="float" office:value="0.536572" calcext:value-type="float">
            <text:p>0.536572</text:p>
          </table:table-cell>
          <table:table-cell office:value-type="float" office:value="0.290563" calcext:value-type="float">
            <text:p>0.290563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1.03849" calcext:value-type="float">
            <text:p>1.03849</text:p>
          </table:table-cell>
          <table:table-cell office:value-type="float" office:value="1.18418" calcext:value-type="float">
            <text:p>1.18418</text:p>
          </table:table-cell>
          <table:table-cell office:value-type="float" office:value="1.23195" calcext:value-type="float">
            <text:p>1.23195</text:p>
          </table:table-cell>
          <table:table-cell office:value-type="float" office:value="1.29103" calcext:value-type="float">
            <text:p>1.29103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186796" calcext:value-type="float">
            <text:p>0.186796</text:p>
          </table:table-cell>
          <table:table-cell office:value-type="float" office:value="0.541549" calcext:value-type="float">
            <text:p>0.541549</text:p>
          </table:table-cell>
          <table:table-cell office:value-type="float" office:value="0.37158" calcext:value-type="float">
            <text:p>0.37158</text:p>
          </table:table-cell>
          <table:table-cell table:number-columns-repeated="52"/>
          <table:table-cell table:formula="of:=MIN([.A97:.BL97])" office:value-type="float" office:value="0.186796" calcext:value-type="float">
            <text:p>0.186796</text:p>
          </table:table-cell>
          <table:table-cell table:formula="of:=MAX([.A97:.BL97])" office:value-type="float" office:value="1.29103" calcext:value-type="float">
            <text:p>1.29103</text:p>
          </table:table-cell>
          <table:table-cell table:number-columns-repeated="7"/>
        </table:table-row>
        <table:table-row table:style-name="ro1">
          <table:table-cell office:value-type="float" office:value="0.563662" calcext:value-type="float">
            <text:p>0.563662</text:p>
          </table:table-cell>
          <table:table-cell office:value-type="float" office:value="0.571566" calcext:value-type="float">
            <text:p>0.571566</text:p>
          </table:table-cell>
          <table:table-cell office:value-type="float" office:value="0.576937" calcext:value-type="float">
            <text:p>0.576937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576162" calcext:value-type="float">
            <text:p>0.576162</text:p>
          </table:table-cell>
          <table:table-cell office:value-type="float" office:value="0.583999" calcext:value-type="float">
            <text:p>0.583999</text:p>
          </table:table-cell>
          <table:table-cell office:value-type="float" office:value="1.16923" calcext:value-type="float">
            <text:p>1.16923</text:p>
          </table:table-cell>
          <table:table-cell office:value-type="float" office:value="1.14602" calcext:value-type="float">
            <text:p>1.14602</text:p>
          </table:table-cell>
          <table:table-cell office:value-type="float" office:value="1.14599" calcext:value-type="float">
            <text:p>1.14599</text:p>
          </table:table-cell>
          <table:table-cell office:value-type="float" office:value="0.654071" calcext:value-type="float">
            <text:p>0.654071</text:p>
          </table:table-cell>
          <table:table-cell office:value-type="float" office:value="0.641788" calcext:value-type="float">
            <text:p>0.641788</text:p>
          </table:table-cell>
          <table:table-cell office:value-type="float" office:value="1.2342" calcext:value-type="float">
            <text:p>1.2342</text:p>
          </table:table-cell>
          <table:table-cell office:value-type="float" office:value="1.46529" calcext:value-type="float">
            <text:p>1.46529</text:p>
          </table:table-cell>
          <table:table-cell office:value-type="float" office:value="0.411732" calcext:value-type="float">
            <text:p>0.411732</text:p>
          </table:table-cell>
          <table:table-cell office:value-type="float" office:value="1.7199" calcext:value-type="float">
            <text:p>1.7199</text:p>
          </table:table-cell>
          <table:table-cell office:value-type="float" office:value="1.18303" calcext:value-type="float">
            <text:p>1.18303</text:p>
          </table:table-cell>
          <table:table-cell table:number-columns-repeated="52"/>
          <table:table-cell table:formula="of:=MIN([.A98:.BL98])" office:value-type="float" office:value="0.411732" calcext:value-type="float">
            <text:p>0.411732</text:p>
          </table:table-cell>
          <table:table-cell table:formula="of:=MAX([.A98:.BL98])" office:value-type="float" office:value="1.7199" calcext:value-type="float">
            <text:p>1.7199</text:p>
          </table:table-cell>
          <table:table-cell table:number-columns-repeated="7"/>
        </table:table-row>
        <table:table-row table:style-name="ro1">
          <table:table-cell office:value-type="float" office:value="0.29464" calcext:value-type="float">
            <text:p>0.29464</text:p>
          </table:table-cell>
          <table:table-cell office:value-type="float" office:value="0.431313" calcext:value-type="float">
            <text:p>0.431313</text:p>
          </table:table-cell>
          <table:table-cell office:value-type="float" office:value="0.277063" calcext:value-type="float">
            <text:p>0.277063</text:p>
          </table:table-cell>
          <table:table-cell office:value-type="float" office:value="0.287307" calcext:value-type="float">
            <text:p>0.287307</text:p>
          </table:table-cell>
          <table:table-cell office:value-type="float" office:value="1.05871" calcext:value-type="float">
            <text:p>1.05871</text:p>
          </table:table-cell>
          <table:table-cell office:value-type="float" office:value="0.767319" calcext:value-type="float">
            <text:p>0.767319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1.25449" calcext:value-type="float">
            <text:p>1.25449</text:p>
          </table:table-cell>
          <table:table-cell office:value-type="float" office:value="0.72737" calcext:value-type="float">
            <text:p>0.72737</text:p>
          </table:table-cell>
          <table:table-cell office:value-type="float" office:value="0.864883" calcext:value-type="float">
            <text:p>0.864883</text:p>
          </table:table-cell>
          <table:table-cell office:value-type="float" office:value="0.677508" calcext:value-type="float">
            <text:p>0.677508</text:p>
          </table:table-cell>
          <table:table-cell office:value-type="float" office:value="0.938677" calcext:value-type="float">
            <text:p>0.938677</text:p>
          </table:table-cell>
          <table:table-cell office:value-type="float" office:value="0.505306" calcext:value-type="float">
            <text:p>0.505306</text:p>
          </table:table-cell>
          <table:table-cell office:value-type="float" office:value="0.233492" calcext:value-type="float">
            <text:p>0.233492</text:p>
          </table:table-cell>
          <table:table-cell office:value-type="float" office:value="0.430196" calcext:value-type="float">
            <text:p>0.430196</text:p>
          </table:table-cell>
          <table:table-cell table:number-columns-repeated="52"/>
          <table:table-cell table:formula="of:=MIN([.A99:.BL99])" office:value-type="float" office:value="0.233492" calcext:value-type="float">
            <text:p>0.233492</text:p>
          </table:table-cell>
          <table:table-cell table:formula="of:=MAX([.A99:.BL99])" office:value-type="float" office:value="1.25449" calcext:value-type="float">
            <text:p>1.25449</text:p>
          </table:table-cell>
          <table:table-cell table:number-columns-repeated="7"/>
        </table:table-row>
        <table:table-row table:style-name="ro1">
          <table:table-cell office:value-type="float" office:value="0.546883" calcext:value-type="float">
            <text:p>0.546883</text:p>
          </table:table-cell>
          <table:table-cell office:value-type="float" office:value="0.585915" calcext:value-type="float">
            <text:p>0.585915</text:p>
          </table:table-cell>
          <table:table-cell office:value-type="float" office:value="0.558979" calcext:value-type="float">
            <text:p>0.558979</text:p>
          </table:table-cell>
          <table:table-cell office:value-type="float" office:value="0.618845" calcext:value-type="float">
            <text:p>0.618845</text:p>
          </table:table-cell>
          <table:table-cell office:value-type="float" office:value="1.26053" calcext:value-type="float">
            <text:p>1.26053</text:p>
          </table:table-cell>
          <table:table-cell office:value-type="float" office:value="1.35227" calcext:value-type="float">
            <text:p>1.35227</text:p>
          </table:table-cell>
          <table:table-cell office:value-type="float" office:value="0.565567" calcext:value-type="float">
            <text:p>0.565567</text:p>
          </table:table-cell>
          <table:table-cell office:value-type="float" office:value="1.36996" calcext:value-type="float">
            <text:p>1.36996</text:p>
          </table:table-cell>
          <table:table-cell office:value-type="float" office:value="1.40095" calcext:value-type="float">
            <text:p>1.40095</text:p>
          </table:table-cell>
          <table:table-cell office:value-type="float" office:value="1.36633" calcext:value-type="float">
            <text:p>1.36633</text:p>
          </table:table-cell>
          <table:table-cell office:value-type="float" office:value="0.832696" calcext:value-type="float">
            <text:p>0.832696</text:p>
          </table:table-cell>
          <table:table-cell office:value-type="float" office:value="0.918122" calcext:value-type="float">
            <text:p>0.918122</text:p>
          </table:table-cell>
          <table:table-cell office:value-type="float" office:value="1.04226" calcext:value-type="float">
            <text:p>1.04226</text:p>
          </table:table-cell>
          <table:table-cell office:value-type="float" office:value="0.568395" calcext:value-type="float">
            <text:p>0.568395</text:p>
          </table:table-cell>
          <table:table-cell office:value-type="float" office:value="0.433836" calcext:value-type="float">
            <text:p>0.433836</text:p>
          </table:table-cell>
          <table:table-cell office:value-type="float" office:value="0.365806" calcext:value-type="float">
            <text:p>0.365806</text:p>
          </table:table-cell>
          <table:table-cell table:number-columns-repeated="52"/>
          <table:table-cell table:formula="of:=MIN([.A100:.BL100])" office:value-type="float" office:value="0.365806" calcext:value-type="float">
            <text:p>0.365806</text:p>
          </table:table-cell>
          <table:table-cell table:formula="of:=MAX([.A100:.BL100])" office:value-type="float" office:value="1.40095" calcext:value-type="float">
            <text:p>1.40095</text:p>
          </table:table-cell>
          <table:table-cell table:number-columns-repeated="7"/>
        </table:table-row>
        <table:table-row table:style-name="ro1">
          <table:table-cell office:value-type="float" office:value="0.284379" calcext:value-type="float">
            <text:p>0.284379</text:p>
          </table:table-cell>
          <table:table-cell office:value-type="float" office:value="0.281787" calcext:value-type="float">
            <text:p>0.281787</text:p>
          </table:table-cell>
          <table:table-cell office:value-type="float" office:value="0.279806" calcext:value-type="float">
            <text:p>0.279806</text:p>
          </table:table-cell>
          <table:table-cell office:value-type="float" office:value="0.278971" calcext:value-type="float">
            <text:p>0.278971</text:p>
          </table:table-cell>
          <table:table-cell office:value-type="float" office:value="1.25203" calcext:value-type="float">
            <text:p>1.25203</text:p>
          </table:table-cell>
          <table:table-cell office:value-type="float" office:value="1.10038" calcext:value-type="float">
            <text:p>1.10038</text:p>
          </table:table-cell>
          <table:table-cell office:value-type="float" office:value="1.11177" calcext:value-type="float">
            <text:p>1.11177</text:p>
          </table:table-cell>
          <table:table-cell office:value-type="float" office:value="1.2559" calcext:value-type="float">
            <text:p>1.2559</text:p>
          </table:table-cell>
          <table:table-cell office:value-type="float" office:value="0.515353" calcext:value-type="float">
            <text:p>0.515353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45988" calcext:value-type="float">
            <text:p>1.45988</text:p>
          </table:table-cell>
          <table:table-cell office:value-type="float" office:value="1.25301" calcext:value-type="float">
            <text:p>1.25301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1.1308" calcext:value-type="float">
            <text:p>1.1308</text:p>
          </table:table-cell>
          <table:table-cell office:value-type="float" office:value="2.32003" calcext:value-type="float">
            <text:p>2.32003</text:p>
          </table:table-cell>
          <table:table-cell office:value-type="float" office:value="2.04913" calcext:value-type="float">
            <text:p>2.04913</text:p>
          </table:table-cell>
          <table:table-cell table:number-columns-repeated="52"/>
          <table:table-cell table:formula="of:=MIN([.A101:.BL101])" office:value-type="float" office:value="0.278971" calcext:value-type="float">
            <text:p>0.278971</text:p>
          </table:table-cell>
          <table:table-cell table:formula="of:=MAX([.A101:.BL101])" office:value-type="float" office:value="2.32003" calcext:value-type="float">
            <text:p>2.32003</text:p>
          </table:table-cell>
          <table:table-cell table:number-columns-repeated="7"/>
        </table:table-row>
        <table:table-row table:style-name="ro1">
          <table:table-cell office:value-type="float" office:value="0.563172" calcext:value-type="float">
            <text:p>0.563172</text:p>
          </table:table-cell>
          <table:table-cell office:value-type="float" office:value="0.599133" calcext:value-type="float">
            <text:p>0.599133</text:p>
          </table:table-cell>
          <table:table-cell office:value-type="float" office:value="0.614729" calcext:value-type="float">
            <text:p>0.614729</text:p>
          </table:table-cell>
          <table:table-cell office:value-type="float" office:value="0.656465" calcext:value-type="float">
            <text:p>0.656465</text:p>
          </table:table-cell>
          <table:table-cell office:value-type="float" office:value="0.577519" calcext:value-type="float">
            <text:p>0.577519</text:p>
          </table:table-cell>
          <table:table-cell office:value-type="float" office:value="0.602347" calcext:value-type="float">
            <text:p>0.602347</text:p>
          </table:table-cell>
          <table:table-cell office:value-type="float" office:value="0.344112" calcext:value-type="float">
            <text:p>0.344112</text:p>
          </table:table-cell>
          <table:table-cell office:value-type="float" office:value="0.987391" calcext:value-type="float">
            <text:p>0.987391</text:p>
          </table:table-cell>
          <table:table-cell office:value-type="float" office:value="1.07146" calcext:value-type="float">
            <text:p>1.07146</text:p>
          </table:table-cell>
          <table:table-cell office:value-type="float" office:value="1.04434" calcext:value-type="float">
            <text:p>1.04434</text:p>
          </table:table-cell>
          <table:table-cell office:value-type="float" office:value="0.224033" calcext:value-type="float">
            <text:p>0.224033</text:p>
          </table:table-cell>
          <table:table-cell office:value-type="float" office:value="0.23641" calcext:value-type="float">
            <text:p>0.23641</text:p>
          </table:table-cell>
          <table:table-cell office:value-type="float" office:value="0.881128" calcext:value-type="float">
            <text:p>0.881128</text:p>
          </table:table-cell>
          <table:table-cell office:value-type="float" office:value="1.52758" calcext:value-type="float">
            <text:p>1.52758</text:p>
          </table:table-cell>
          <table:table-cell office:value-type="float" office:value="0.211594" calcext:value-type="float">
            <text:p>0.211594</text:p>
          </table:table-cell>
          <table:table-cell office:value-type="float" office:value="1.20434" calcext:value-type="float">
            <text:p>1.20434</text:p>
          </table:table-cell>
          <table:table-cell table:number-columns-repeated="52"/>
          <table:table-cell table:formula="of:=MIN([.A102:.BL102])" office:value-type="float" office:value="0.211594" calcext:value-type="float">
            <text:p>0.211594</text:p>
          </table:table-cell>
          <table:table-cell table:formula="of:=MAX([.A102:.BL102])" office:value-type="float" office:value="1.52758" calcext:value-type="float">
            <text:p>1.52758</text:p>
          </table:table-cell>
          <table:table-cell table:number-columns-repeated="7"/>
        </table:table-row>
        <table:table-row table:style-name="ro1">
          <table:table-cell office:value-type="float" office:value="0.578393" calcext:value-type="float">
            <text:p>0.578393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16288" calcext:value-type="float">
            <text:p>0.616288</text:p>
          </table:table-cell>
          <table:table-cell office:value-type="float" office:value="0.32472" calcext:value-type="float">
            <text:p>0.32472</text:p>
          </table:table-cell>
          <table:table-cell office:value-type="float" office:value="0.59259" calcext:value-type="float">
            <text:p>0.59259</text:p>
          </table:table-cell>
          <table:table-cell office:value-type="float" office:value="0.580466" calcext:value-type="float">
            <text:p>0.580466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1.13538" calcext:value-type="float">
            <text:p>1.13538</text:p>
          </table:table-cell>
          <table:table-cell office:value-type="float" office:value="0.854691" calcext:value-type="float">
            <text:p>0.854691</text:p>
          </table:table-cell>
          <table:table-cell office:value-type="float" office:value="1.76074" calcext:value-type="float">
            <text:p>1.76074</text:p>
          </table:table-cell>
          <table:table-cell office:value-type="float" office:value="0.598724" calcext:value-type="float">
            <text:p>0.598724</text:p>
          </table:table-cell>
          <table:table-cell office:value-type="float" office:value="1.31922" calcext:value-type="float">
            <text:p>1.31922</text:p>
          </table:table-cell>
          <table:table-cell office:value-type="float" office:value="0.372594" calcext:value-type="float">
            <text:p>0.372594</text:p>
          </table:table-cell>
          <table:table-cell office:value-type="float" office:value="1.73304" calcext:value-type="float">
            <text:p>1.73304</text:p>
          </table:table-cell>
          <table:table-cell office:value-type="float" office:value="0.392286" calcext:value-type="float">
            <text:p>0.392286</text:p>
          </table:table-cell>
          <table:table-cell office:value-type="float" office:value="1.42305" calcext:value-type="float">
            <text:p>1.42305</text:p>
          </table:table-cell>
          <table:table-cell table:number-columns-repeated="52"/>
          <table:table-cell table:formula="of:=MIN([.A103:.BL103])" office:value-type="float" office:value="0.32472" calcext:value-type="float">
            <text:p>0.32472</text:p>
          </table:table-cell>
          <table:table-cell table:formula="of:=MAX([.A103:.BL103])" office:value-type="float" office:value="1.76074" calcext:value-type="float">
            <text:p>1.76074</text:p>
          </table:table-cell>
          <table:table-cell table:number-columns-repeated="7"/>
        </table:table-row>
        <table:table-row table:style-name="ro1">
          <table:table-cell office:value-type="float" office:value="0.580023" calcext:value-type="float">
            <text:p>0.580023</text:p>
          </table:table-cell>
          <table:table-cell office:value-type="float" office:value="0.584413" calcext:value-type="float">
            <text:p>0.584413</text:p>
          </table:table-cell>
          <table:table-cell office:value-type="float" office:value="0.566015" calcext:value-type="float">
            <text:p>0.566015</text:p>
          </table:table-cell>
          <table:table-cell office:value-type="float" office:value="0.579276" calcext:value-type="float">
            <text:p>0.579276</text:p>
          </table:table-cell>
          <table:table-cell office:value-type="float" office:value="0.568899" calcext:value-type="float">
            <text:p>0.568899</text:p>
          </table:table-cell>
          <table:table-cell office:value-type="float" office:value="1.71729" calcext:value-type="float">
            <text:p>1.71729</text:p>
          </table:table-cell>
          <table:table-cell office:value-type="float" office:value="1.14646" calcext:value-type="float">
            <text:p>1.14646</text:p>
          </table:table-cell>
          <table:table-cell office:value-type="float" office:value="0.287179" calcext:value-type="float">
            <text:p>0.287179</text:p>
          </table:table-cell>
          <table:table-cell office:value-type="float" office:value="2.0159" calcext:value-type="float">
            <text:p>2.0159</text:p>
          </table:table-cell>
          <table:table-cell office:value-type="float" office:value="0.852697" calcext:value-type="float">
            <text:p>0.852697</text:p>
          </table:table-cell>
          <table:table-cell office:value-type="float" office:value="1.47395" calcext:value-type="float">
            <text:p>1.47395</text:p>
          </table:table-cell>
          <table:table-cell office:value-type="float" office:value="0.210338" calcext:value-type="float">
            <text:p>0.210338</text:p>
          </table:table-cell>
          <table:table-cell office:value-type="float" office:value="1.10257" calcext:value-type="float">
            <text:p>1.10257</text:p>
          </table:table-cell>
          <table:table-cell office:value-type="float" office:value="0.609284" calcext:value-type="float">
            <text:p>0.609284</text:p>
          </table:table-cell>
          <table:table-cell office:value-type="float" office:value="1.74404" calcext:value-type="float">
            <text:p>1.74404</text:p>
          </table:table-cell>
          <table:table-cell office:value-type="float" office:value="1.18817" calcext:value-type="float">
            <text:p>1.18817</text:p>
          </table:table-cell>
          <table:table-cell table:number-columns-repeated="52"/>
          <table:table-cell table:formula="of:=MIN([.A104:.BL104])" office:value-type="float" office:value="0.210338" calcext:value-type="float">
            <text:p>0.210338</text:p>
          </table:table-cell>
          <table:table-cell table:formula="of:=MAX([.A104:.BL104])" office:value-type="float" office:value="2.0159" calcext:value-type="float">
            <text:p>2.0159</text:p>
          </table:table-cell>
          <table:table-cell table:number-columns-repeated="7"/>
        </table:table-row>
        <table:table-row table:style-name="ro1">
          <table:table-cell office:value-type="float" office:value="0.319472" calcext:value-type="float">
            <text:p>0.319472</text:p>
          </table:table-cell>
          <table:table-cell office:value-type="float" office:value="0.292578" calcext:value-type="float">
            <text:p>0.292578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488774" calcext:value-type="float">
            <text:p>0.488774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0.575426" calcext:value-type="float">
            <text:p>0.575426</text:p>
          </table:table-cell>
          <table:table-cell office:value-type="float" office:value="0.905417" calcext:value-type="float">
            <text:p>0.905417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478832" calcext:value-type="float">
            <text:p>0.478832</text:p>
          </table:table-cell>
          <table:table-cell office:value-type="float" office:value="0.766691" calcext:value-type="float">
            <text:p>0.766691</text:p>
          </table:table-cell>
          <table:table-cell office:value-type="float" office:value="0.415258" calcext:value-type="float">
            <text:p>0.415258</text:p>
          </table:table-cell>
          <table:table-cell office:value-type="float" office:value="0.943647" calcext:value-type="float">
            <text:p>0.943647</text:p>
          </table:table-cell>
          <table:table-cell office:value-type="float" office:value="2.28152" calcext:value-type="float">
            <text:p>2.28152</text:p>
          </table:table-cell>
          <table:table-cell office:value-type="float" office:value="1.1291" calcext:value-type="float">
            <text:p>1.1291</text:p>
          </table:table-cell>
          <table:table-cell office:value-type="float" office:value="0.930709" calcext:value-type="float">
            <text:p>0.930709</text:p>
          </table:table-cell>
          <table:table-cell office:value-type="float" office:value="0.249806" calcext:value-type="float">
            <text:p>0.249806</text:p>
          </table:table-cell>
          <table:table-cell table:number-columns-repeated="52"/>
          <table:table-cell table:formula="of:=MIN([.A105:.BL105])" office:value-type="float" office:value="0.249806" calcext:value-type="float">
            <text:p>0.249806</text:p>
          </table:table-cell>
          <table:table-cell table:formula="of:=MAX([.A105:.BL105])" office:value-type="float" office:value="2.28152" calcext:value-type="float">
            <text:p>2.2815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90472" calcext:value-type="float">
            <text:p>0.390472</text:p>
          </table:table-cell>
          <table:table-cell office:value-type="float" office:value="0.396607" calcext:value-type="float">
            <text:p>0.396607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89238" calcext:value-type="float">
            <text:p>0.389238</text:p>
          </table:table-cell>
          <table:table-cell office:value-type="float" office:value="0.386427" calcext:value-type="float">
            <text:p>0.386427</text:p>
          </table:table-cell>
          <table:table-cell office:value-type="float" office:value="0.390231" calcext:value-type="float">
            <text:p>0.390231</text:p>
          </table:table-cell>
          <table:table-cell office:value-type="float" office:value="0.381063" calcext:value-type="float">
            <text:p>0.381063</text:p>
          </table:table-cell>
          <table:table-cell office:value-type="float" office:value="0.395373" calcext:value-type="float">
            <text:p>0.395373</text:p>
          </table:table-cell>
          <table:table-cell office:value-type="float" office:value="0.774927" calcext:value-type="float">
            <text:p>0.774927</text:p>
          </table:table-cell>
          <table:table-cell office:value-type="float" office:value="0.386303" calcext:value-type="float">
            <text:p>0.386303</text:p>
          </table:table-cell>
          <table:table-cell office:value-type="float" office:value="1.1918" calcext:value-type="float">
            <text:p>1.1918</text:p>
          </table:table-cell>
          <table:table-cell office:value-type="float" office:value="0.39643" calcext:value-type="float">
            <text:p>0.39643</text:p>
          </table:table-cell>
          <table:table-cell office:value-type="float" office:value="1.19872" calcext:value-type="float">
            <text:p>1.19872</text:p>
          </table:table-cell>
          <table:table-cell office:value-type="float" office:value="0.453852" calcext:value-type="float">
            <text:p>0.453852</text:p>
          </table:table-cell>
          <table:table-cell office:value-type="float" office:value="0.850155" calcext:value-type="float">
            <text:p>0.850155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0.984083" calcext:value-type="float">
            <text:p>0.984083</text:p>
          </table:table-cell>
          <table:table-cell office:value-type="float" office:value="1.78576" calcext:value-type="float">
            <text:p>1.78576</text:p>
          </table:table-cell>
          <table:table-cell office:value-type="float" office:value="0.66376" calcext:value-type="float">
            <text:p>0.66376</text:p>
          </table:table-cell>
          <table:table-cell office:value-type="float" office:value="1.11289" calcext:value-type="float">
            <text:p>1.11289</text:p>
          </table:table-cell>
          <table:table-cell office:value-type="float" office:value="1.17179" calcext:value-type="float">
            <text:p>1.17179</text:p>
          </table:table-cell>
          <table:table-cell office:value-type="float" office:value="0.214897" calcext:value-type="float">
            <text:p>0.214897</text:p>
          </table:table-cell>
          <table:table-cell office:value-type="float" office:value="0.186178" calcext:value-type="float">
            <text:p>0.186178</text:p>
          </table:table-cell>
          <table:table-cell table:number-columns-repeated="44"/>
          <table:table-cell table:formula="of:=MIN([.A107:.BL107])" office:value-type="float" office:value="0.186178" calcext:value-type="float">
            <text:p>0.186178</text:p>
          </table:table-cell>
          <table:table-cell table:formula="of:=MAX([.A107:.BL107])" office:value-type="float" office:value="1.78576" calcext:value-type="float">
            <text:p>1.78576</text:p>
          </table:table-cell>
          <table:table-cell table:number-columns-repeated="7"/>
        </table:table-row>
        <table:table-row table:style-name="ro1">
          <table:table-cell office:value-type="float" office:value="0.377441" calcext:value-type="float">
            <text:p>0.377441</text:p>
          </table:table-cell>
          <table:table-cell office:value-type="float" office:value="0.380984" calcext:value-type="float">
            <text:p>0.380984</text:p>
          </table:table-cell>
          <table:table-cell office:value-type="float" office:value="0.377388" calcext:value-type="float">
            <text:p>0.377388</text:p>
          </table:table-cell>
          <table:table-cell office:value-type="float" office:value="0.382455" calcext:value-type="float">
            <text:p>0.382455</text:p>
          </table:table-cell>
          <table:table-cell office:value-type="float" office:value="0.377873" calcext:value-type="float">
            <text:p>0.377873</text:p>
          </table:table-cell>
          <table:table-cell office:value-type="float" office:value="0.387381" calcext:value-type="float">
            <text:p>0.387381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1.1669" calcext:value-type="float">
            <text:p>1.1669</text:p>
          </table:table-cell>
          <table:table-cell office:value-type="float" office:value="0.787973" calcext:value-type="float">
            <text:p>0.787973</text:p>
          </table:table-cell>
          <table:table-cell office:value-type="float" office:value="0.41679" calcext:value-type="float">
            <text:p>0.41679</text:p>
          </table:table-cell>
          <table:table-cell office:value-type="float" office:value="0.400411" calcext:value-type="float">
            <text:p>0.400411</text:p>
          </table:table-cell>
          <table:table-cell office:value-type="float" office:value="0.408347" calcext:value-type="float">
            <text:p>0.408347</text:p>
          </table:table-cell>
          <table:table-cell office:value-type="float" office:value="0.784601" calcext:value-type="float">
            <text:p>0.784601</text:p>
          </table:table-cell>
          <table:table-cell office:value-type="float" office:value="0.792418" calcext:value-type="float">
            <text:p>0.792418</text:p>
          </table:table-cell>
          <table:table-cell office:value-type="float" office:value="0.824773" calcext:value-type="float">
            <text:p>0.824773</text:p>
          </table:table-cell>
          <table:table-cell office:value-type="float" office:value="0.428716" calcext:value-type="float">
            <text:p>0.428716</text:p>
          </table:table-cell>
          <table:table-cell office:value-type="float" office:value="1.97124" calcext:value-type="float">
            <text:p>1.97124</text:p>
          </table:table-cell>
          <table:table-cell office:value-type="float" office:value="1.59214" calcext:value-type="float">
            <text:p>1.59214</text:p>
          </table:table-cell>
          <table:table-cell office:value-type="float" office:value="0.417009" calcext:value-type="float">
            <text:p>0.417009</text:p>
          </table:table-cell>
          <table:table-cell office:value-type="float" office:value="1.1446" calcext:value-type="float">
            <text:p>1.1446</text:p>
          </table:table-cell>
          <table:table-cell office:value-type="float" office:value="0.719262" calcext:value-type="float">
            <text:p>0.719262</text:p>
          </table:table-cell>
          <table:table-cell office:value-type="float" office:value="0.354266" calcext:value-type="float">
            <text:p>0.354266</text:p>
          </table:table-cell>
          <table:table-cell office:value-type="float" office:value="0.404356" calcext:value-type="float">
            <text:p>0.404356</text:p>
          </table:table-cell>
          <table:table-cell office:value-type="float" office:value="0.377102" calcext:value-type="float">
            <text:p>0.377102</text:p>
          </table:table-cell>
          <table:table-cell table:number-columns-repeated="44"/>
          <table:table-cell table:formula="of:=MIN([.A108:.BL108])" office:value-type="float" office:value="0.354266" calcext:value-type="float">
            <text:p>0.354266</text:p>
          </table:table-cell>
          <table:table-cell table:formula="of:=MAX([.A108:.BL108])" office:value-type="float" office:value="1.97124" calcext:value-type="float">
            <text:p>1.97124</text:p>
          </table:table-cell>
          <table:table-cell table:number-columns-repeated="7"/>
        </table:table-row>
        <table:table-row table:style-name="ro1">
          <table:table-cell office:value-type="float" office:value="0.381248" calcext:value-type="float">
            <text:p>0.381248</text:p>
          </table:table-cell>
          <table:table-cell office:value-type="float" office:value="0.38646" calcext:value-type="float">
            <text:p>0.38646</text:p>
          </table:table-cell>
          <table:table-cell office:value-type="float" office:value="0.452225" calcext:value-type="float">
            <text:p>0.452225</text:p>
          </table:table-cell>
          <table:table-cell office:value-type="float" office:value="0.396942" calcext:value-type="float">
            <text:p>0.396942</text:p>
          </table:table-cell>
          <table:table-cell office:value-type="float" office:value="0.395549" calcext:value-type="float">
            <text:p>0.395549</text:p>
          </table:table-cell>
          <table:table-cell office:value-type="float" office:value="0.390177" calcext:value-type="float">
            <text:p>0.390177</text:p>
          </table:table-cell>
          <table:table-cell office:value-type="float" office:value="0.77455" calcext:value-type="float">
            <text:p>0.77455</text:p>
          </table:table-cell>
          <table:table-cell office:value-type="float" office:value="0.186106" calcext:value-type="float">
            <text:p>0.186106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1.63406" calcext:value-type="float">
            <text:p>1.63406</text:p>
          </table:table-cell>
          <table:table-cell office:value-type="float" office:value="1.25051" calcext:value-type="float">
            <text:p>1.25051</text:p>
          </table:table-cell>
          <table:table-cell office:value-type="float" office:value="0.807282" calcext:value-type="float">
            <text:p>0.807282</text:p>
          </table:table-cell>
          <table:table-cell office:value-type="float" office:value="1.21114" calcext:value-type="float">
            <text:p>1.21114</text:p>
          </table:table-cell>
          <table:table-cell office:value-type="float" office:value="0.558689" calcext:value-type="float">
            <text:p>0.558689</text:p>
          </table:table-cell>
          <table:table-cell office:value-type="float" office:value="1.30025" calcext:value-type="float">
            <text:p>1.30025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2753" calcext:value-type="float">
            <text:p>1.2753</text:p>
          </table:table-cell>
          <table:table-cell office:value-type="float" office:value="0.383375" calcext:value-type="float">
            <text:p>0.383375</text:p>
          </table:table-cell>
          <table:table-cell office:value-type="float" office:value="0.384659" calcext:value-type="float">
            <text:p>0.384659</text:p>
          </table:table-cell>
          <table:table-cell office:value-type="float" office:value="1.74241" calcext:value-type="float">
            <text:p>1.74241</text:p>
          </table:table-cell>
          <table:table-cell office:value-type="float" office:value="0.336804" calcext:value-type="float">
            <text:p>0.336804</text:p>
          </table:table-cell>
          <table:table-cell office:value-type="float" office:value="0.204434" calcext:value-type="float">
            <text:p>0.204434</text:p>
          </table:table-cell>
          <table:table-cell office:value-type="float" office:value="0.666363" calcext:value-type="float">
            <text:p>0.666363</text:p>
          </table:table-cell>
          <table:table-cell office:value-type="float" office:value="0.744711" calcext:value-type="float">
            <text:p>0.744711</text:p>
          </table:table-cell>
          <table:table-cell table:number-columns-repeated="44"/>
          <table:table-cell table:formula="of:=MIN([.A109:.BL109])" office:value-type="float" office:value="0.184137" calcext:value-type="float">
            <text:p>0.184137</text:p>
          </table:table-cell>
          <table:table-cell table:formula="of:=MAX([.A109:.BL109])" office:value-type="float" office:value="1.74241" calcext:value-type="float">
            <text:p>1.74241</text:p>
          </table:table-cell>
          <table:table-cell table:number-columns-repeated="7"/>
        </table:table-row>
        <table:table-row table:style-name="ro1">
          <table:table-cell office:value-type="float" office:value="0.385821" calcext:value-type="float">
            <text:p>0.385821</text:p>
          </table:table-cell>
          <table:table-cell office:value-type="float" office:value="0.423355" calcext:value-type="float">
            <text:p>0.423355</text:p>
          </table:table-cell>
          <table:table-cell office:value-type="float" office:value="0.407848" calcext:value-type="float">
            <text:p>0.407848</text:p>
          </table:table-cell>
          <table:table-cell office:value-type="float" office:value="0.414374" calcext:value-type="float">
            <text:p>0.414374</text:p>
          </table:table-cell>
          <table:table-cell office:value-type="float" office:value="0.848383" calcext:value-type="float">
            <text:p>0.848383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43674" calcext:value-type="float">
            <text:p>0.43674</text:p>
          </table:table-cell>
          <table:table-cell office:value-type="float" office:value="0.455084" calcext:value-type="float">
            <text:p>0.455084</text:p>
          </table:table-cell>
          <table:table-cell office:value-type="float" office:value="0.257604" calcext:value-type="float">
            <text:p>0.257604</text:p>
          </table:table-cell>
          <table:table-cell office:value-type="float" office:value="0.737122" calcext:value-type="float">
            <text:p>0.737122</text:p>
          </table:table-cell>
          <table:table-cell office:value-type="float" office:value="0.377621" calcext:value-type="float">
            <text:p>0.377621</text:p>
          </table:table-cell>
          <table:table-cell office:value-type="float" office:value="0.953535" calcext:value-type="float">
            <text:p>0.953535</text:p>
          </table:table-cell>
          <table:table-cell office:value-type="float" office:value="0.381375" calcext:value-type="float">
            <text:p>0.381375</text:p>
          </table:table-cell>
          <table:table-cell office:value-type="float" office:value="0.421264" calcext:value-type="float">
            <text:p>0.421264</text:p>
          </table:table-cell>
          <table:table-cell office:value-type="float" office:value="0.189989" calcext:value-type="float">
            <text:p>0.189989</text:p>
          </table:table-cell>
          <table:table-cell office:value-type="float" office:value="0.487076" calcext:value-type="float">
            <text:p>0.487076</text:p>
          </table:table-cell>
          <table:table-cell office:value-type="float" office:value="0.529981" calcext:value-type="float">
            <text:p>0.529981</text:p>
          </table:table-cell>
          <table:table-cell office:value-type="float" office:value="0.197094" calcext:value-type="float">
            <text:p>0.197094</text:p>
          </table:table-cell>
          <table:table-cell office:value-type="float" office:value="0.610708" calcext:value-type="float">
            <text:p>0.610708</text:p>
          </table:table-cell>
          <table:table-cell office:value-type="float" office:value="0.619779" calcext:value-type="float">
            <text:p>0.619779</text:p>
          </table:table-cell>
          <table:table-cell office:value-type="float" office:value="0.539177" calcext:value-type="float">
            <text:p>0.539177</text:p>
          </table:table-cell>
          <table:table-cell office:value-type="float" office:value="0.947124" calcext:value-type="float">
            <text:p>0.947124</text:p>
          </table:table-cell>
          <table:table-cell office:value-type="float" office:value="0.819751" calcext:value-type="float">
            <text:p>0.819751</text:p>
          </table:table-cell>
          <table:table-cell office:value-type="float" office:value="0.362348" calcext:value-type="float">
            <text:p>0.362348</text:p>
          </table:table-cell>
          <table:table-cell table:number-columns-repeated="44"/>
          <table:table-cell table:formula="of:=MIN([.A110:.BL110])" office:value-type="float" office:value="0.189989" calcext:value-type="float">
            <text:p>0.189989</text:p>
          </table:table-cell>
          <table:table-cell table:formula="of:=MAX([.A110:.BL110])" office:value-type="float" office:value="0.953535" calcext:value-type="float">
            <text:p>0.953535</text:p>
          </table:table-cell>
          <table:table-cell table:number-columns-repeated="7"/>
        </table:table-row>
        <table:table-row table:style-name="ro1">
          <table:table-cell office:value-type="float" office:value="0.383948" calcext:value-type="float">
            <text:p>0.383948</text:p>
          </table:table-cell>
          <table:table-cell office:value-type="float" office:value="0.387556" calcext:value-type="float">
            <text:p>0.387556</text:p>
          </table:table-cell>
          <table:table-cell office:value-type="float" office:value="0.400231" calcext:value-type="float">
            <text:p>0.400231</text:p>
          </table:table-cell>
          <table:table-cell office:value-type="float" office:value="0.379146" calcext:value-type="float">
            <text:p>0.379146</text:p>
          </table:table-cell>
          <table:table-cell office:value-type="float" office:value="0.38144" calcext:value-type="float">
            <text:p>0.38144</text:p>
          </table:table-cell>
          <table:table-cell office:value-type="float" office:value="0.382028" calcext:value-type="float">
            <text:p>0.382028</text:p>
          </table:table-cell>
          <table:table-cell office:value-type="float" office:value="0.385337" calcext:value-type="float">
            <text:p>0.385337</text:p>
          </table:table-cell>
          <table:table-cell office:value-type="float" office:value="0.379235" calcext:value-type="float">
            <text:p>0.379235</text:p>
          </table:table-cell>
          <table:table-cell office:value-type="float" office:value="0.380933" calcext:value-type="float">
            <text:p>0.380933</text:p>
          </table:table-cell>
          <table:table-cell office:value-type="float" office:value="0.385525" calcext:value-type="float">
            <text:p>0.385525</text:p>
          </table:table-cell>
          <table:table-cell office:value-type="float" office:value="1.16344" calcext:value-type="float">
            <text:p>1.16344</text:p>
          </table:table-cell>
          <table:table-cell office:value-type="float" office:value="1.16361" calcext:value-type="float">
            <text:p>1.16361</text:p>
          </table:table-cell>
          <table:table-cell office:value-type="float" office:value="0.388888" calcext:value-type="float">
            <text:p>0.388888</text:p>
          </table:table-cell>
          <table:table-cell office:value-type="float" office:value="0.399829" calcext:value-type="float">
            <text:p>0.399829</text:p>
          </table:table-cell>
          <table:table-cell office:value-type="float" office:value="1.54212" calcext:value-type="float">
            <text:p>1.54212</text:p>
          </table:table-cell>
          <table:table-cell office:value-type="float" office:value="0.379096" calcext:value-type="float">
            <text:p>0.379096</text:p>
          </table:table-cell>
          <table:table-cell office:value-type="float" office:value="1.16074" calcext:value-type="float">
            <text:p>1.16074</text:p>
          </table:table-cell>
          <table:table-cell office:value-type="float" office:value="1.52544" calcext:value-type="float">
            <text:p>1.52544</text:p>
          </table:table-cell>
          <table:table-cell office:value-type="float" office:value="0.377068" calcext:value-type="float">
            <text:p>0.377068</text:p>
          </table:table-cell>
          <table:table-cell office:value-type="float" office:value="1.9242" calcext:value-type="float">
            <text:p>1.9242</text:p>
          </table:table-cell>
          <table:table-cell office:value-type="float" office:value="1.5306" calcext:value-type="float">
            <text:p>1.5306</text:p>
          </table:table-cell>
          <table:table-cell office:value-type="float" office:value="2.31459" calcext:value-type="float">
            <text:p>2.31459</text:p>
          </table:table-cell>
          <table:table-cell office:value-type="float" office:value="1.93083" calcext:value-type="float">
            <text:p>1.93083</text:p>
          </table:table-cell>
          <table:table-cell office:value-type="float" office:value="0.768253" calcext:value-type="float">
            <text:p>0.768253</text:p>
          </table:table-cell>
          <table:table-cell table:number-columns-repeated="44"/>
          <table:table-cell table:formula="of:=MIN([.A111:.BL111])" office:value-type="float" office:value="0.377068" calcext:value-type="float">
            <text:p>0.377068</text:p>
          </table:table-cell>
          <table:table-cell table:formula="of:=MAX([.A111:.BL111])" office:value-type="float" office:value="2.31459" calcext:value-type="float">
            <text:p>2.31459</text:p>
          </table:table-cell>
          <table:table-cell table:number-columns-repeated="7"/>
        </table:table-row>
        <table:table-row table:style-name="ro1">
          <table:table-cell office:value-type="float" office:value="0.386106" calcext:value-type="float">
            <text:p>0.386106</text:p>
          </table:table-cell>
          <table:table-cell office:value-type="float" office:value="0.386541" calcext:value-type="float">
            <text:p>0.386541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376372" calcext:value-type="float">
            <text:p>0.376372</text:p>
          </table:table-cell>
          <table:table-cell office:value-type="float" office:value="0.392326" calcext:value-type="float">
            <text:p>0.392326</text:p>
          </table:table-cell>
          <table:table-cell office:value-type="float" office:value="0.41795" calcext:value-type="float">
            <text:p>0.41795</text:p>
          </table:table-cell>
          <table:table-cell office:value-type="float" office:value="0.382851" calcext:value-type="float">
            <text:p>0.382851</text:p>
          </table:table-cell>
          <table:table-cell office:value-type="float" office:value="0.758872" calcext:value-type="float">
            <text:p>0.758872</text:p>
          </table:table-cell>
          <table:table-cell office:value-type="float" office:value="0.408034" calcext:value-type="float">
            <text:p>0.408034</text:p>
          </table:table-cell>
          <table:table-cell office:value-type="float" office:value="0.581346" calcext:value-type="float">
            <text:p>0.581346</text:p>
          </table:table-cell>
          <table:table-cell office:value-type="float" office:value="0.581786" calcext:value-type="float">
            <text:p>0.581786</text:p>
          </table:table-cell>
          <table:table-cell office:value-type="float" office:value="0.299666" calcext:value-type="float">
            <text:p>0.299666</text:p>
          </table:table-cell>
          <table:table-cell office:value-type="float" office:value="1.07714" calcext:value-type="float">
            <text:p>1.07714</text:p>
          </table:table-cell>
          <table:table-cell office:value-type="float" office:value="0.742081" calcext:value-type="float">
            <text:p>0.742081</text:p>
          </table:table-cell>
          <table:table-cell office:value-type="float" office:value="1.55078" calcext:value-type="float">
            <text:p>1.55078</text:p>
          </table:table-cell>
          <table:table-cell office:value-type="float" office:value="0.426861" calcext:value-type="float">
            <text:p>0.426861</text:p>
          </table:table-cell>
          <table:table-cell office:value-type="float" office:value="0.373781" calcext:value-type="float">
            <text:p>0.373781</text:p>
          </table:table-cell>
          <table:table-cell office:value-type="float" office:value="0.386594" calcext:value-type="float">
            <text:p>0.386594</text:p>
          </table:table-cell>
          <table:table-cell office:value-type="float" office:value="0.435472" calcext:value-type="float">
            <text:p>0.435472</text:p>
          </table:table-cell>
          <table:table-cell office:value-type="float" office:value="0.845707" calcext:value-type="float">
            <text:p>0.845707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54647" calcext:value-type="float">
            <text:p>0.354647</text:p>
          </table:table-cell>
          <table:table-cell office:value-type="float" office:value="0.379904" calcext:value-type="float">
            <text:p>0.379904</text:p>
          </table:table-cell>
          <table:table-cell office:value-type="float" office:value="0.425161" calcext:value-type="float">
            <text:p>0.425161</text:p>
          </table:table-cell>
          <table:table-cell table:number-columns-repeated="44"/>
          <table:table-cell table:formula="of:=MIN([.A112:.BL112])" office:value-type="float" office:value="0.299666" calcext:value-type="float">
            <text:p>0.299666</text:p>
          </table:table-cell>
          <table:table-cell table:formula="of:=MAX([.A112:.BL112])" office:value-type="float" office:value="1.55078" calcext:value-type="float">
            <text:p>1.55078</text:p>
          </table:table-cell>
          <table:table-cell table:number-columns-repeated="7"/>
        </table:table-row>
        <table:table-row table:style-name="ro1">
          <table:table-cell office:value-type="float" office:value="0.402194" calcext:value-type="float">
            <text:p>0.402194</text:p>
          </table:table-cell>
          <table:table-cell office:value-type="float" office:value="0.418425" calcext:value-type="float">
            <text:p>0.418425</text:p>
          </table:table-cell>
          <table:table-cell office:value-type="float" office:value="0.461932" calcext:value-type="float">
            <text:p>0.461932</text:p>
          </table:table-cell>
          <table:table-cell office:value-type="float" office:value="0.473133" calcext:value-type="float">
            <text:p>0.473133</text:p>
          </table:table-cell>
          <table:table-cell office:value-type="float" office:value="0.377917" calcext:value-type="float">
            <text:p>0.377917</text:p>
          </table:table-cell>
          <table:table-cell office:value-type="float" office:value="0.380205" calcext:value-type="float">
            <text:p>0.380205</text:p>
          </table:table-cell>
          <table:table-cell office:value-type="float" office:value="0.780503" calcext:value-type="float">
            <text:p>0.780503</text:p>
          </table:table-cell>
          <table:table-cell office:value-type="float" office:value="0.377271" calcext:value-type="float">
            <text:p>0.377271</text:p>
          </table:table-cell>
          <table:table-cell office:value-type="float" office:value="0.831566" calcext:value-type="float">
            <text:p>0.831566</text:p>
          </table:table-cell>
          <table:table-cell office:value-type="float" office:value="0.434932" calcext:value-type="float">
            <text:p>0.434932</text:p>
          </table:table-cell>
          <table:table-cell office:value-type="float" office:value="1.14016" calcext:value-type="float">
            <text:p>1.14016</text:p>
          </table:table-cell>
          <table:table-cell office:value-type="float" office:value="0.371882" calcext:value-type="float">
            <text:p>0.371882</text:p>
          </table:table-cell>
          <table:table-cell office:value-type="float" office:value="1.13346" calcext:value-type="float">
            <text:p>1.13346</text:p>
          </table:table-cell>
          <table:table-cell office:value-type="float" office:value="0.769003" calcext:value-type="float">
            <text:p>0.769003</text:p>
          </table:table-cell>
          <table:table-cell office:value-type="float" office:value="0.411466" calcext:value-type="float">
            <text:p>0.411466</text:p>
          </table:table-cell>
          <table:table-cell office:value-type="float" office:value="0.417491" calcext:value-type="float">
            <text:p>0.417491</text:p>
          </table:table-cell>
          <table:table-cell office:value-type="float" office:value="1.54895" calcext:value-type="float">
            <text:p>1.54895</text:p>
          </table:table-cell>
          <table:table-cell office:value-type="float" office:value="1.56296" calcext:value-type="float">
            <text:p>1.56296</text:p>
          </table:table-cell>
          <table:table-cell office:value-type="float" office:value="0.423214" calcext:value-type="float">
            <text:p>0.423214</text:p>
          </table:table-cell>
          <table:table-cell office:value-type="float" office:value="0.804393" calcext:value-type="float">
            <text:p>0.804393</text:p>
          </table:table-cell>
          <table:table-cell office:value-type="float" office:value="1.52583" calcext:value-type="float">
            <text:p>1.52583</text:p>
          </table:table-cell>
          <table:table-cell office:value-type="float" office:value="0.408993" calcext:value-type="float">
            <text:p>0.408993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74244" calcext:value-type="float">
            <text:p>0.374244</text:p>
          </table:table-cell>
          <table:table-cell table:number-columns-repeated="44"/>
          <table:table-cell table:formula="of:=MIN([.A113:.BL113])" office:value-type="float" office:value="0.371882" calcext:value-type="float">
            <text:p>0.371882</text:p>
          </table:table-cell>
          <table:table-cell table:formula="of:=MAX([.A113:.BL113])" office:value-type="float" office:value="1.56296" calcext:value-type="float">
            <text:p>1.56296</text:p>
          </table:table-cell>
          <table:table-cell table:number-columns-repeated="7"/>
        </table:table-row>
        <table:table-row table:style-name="ro1">
          <table:table-cell office:value-type="float" office:value="0.380671" calcext:value-type="float">
            <text:p>0.380671</text:p>
          </table:table-cell>
          <table:table-cell office:value-type="float" office:value="0.42883" calcext:value-type="float">
            <text:p>0.42883</text:p>
          </table:table-cell>
          <table:table-cell office:value-type="float" office:value="0.389396" calcext:value-type="float">
            <text:p>0.389396</text:p>
          </table:table-cell>
          <table:table-cell office:value-type="float" office:value="0.771954" calcext:value-type="float">
            <text:p>0.771954</text:p>
          </table:table-cell>
          <table:table-cell office:value-type="float" office:value="0.385842" calcext:value-type="float">
            <text:p>0.385842</text:p>
          </table:table-cell>
          <table:table-cell office:value-type="float" office:value="0.429831" calcext:value-type="float">
            <text:p>0.429831</text:p>
          </table:table-cell>
          <table:table-cell office:value-type="float" office:value="0.898266" calcext:value-type="float">
            <text:p>0.898266</text:p>
          </table:table-cell>
          <table:table-cell office:value-type="float" office:value="0.716295" calcext:value-type="float">
            <text:p>0.716295</text:p>
          </table:table-cell>
          <table:table-cell office:value-type="float" office:value="0.714733" calcext:value-type="float">
            <text:p>0.714733</text:p>
          </table:table-cell>
          <table:table-cell office:value-type="float" office:value="0.387757" calcext:value-type="float">
            <text:p>0.387757</text:p>
          </table:table-cell>
          <table:table-cell office:value-type="float" office:value="0.472053" calcext:value-type="float">
            <text:p>0.472053</text:p>
          </table:table-cell>
          <table:table-cell office:value-type="float" office:value="0.998374" calcext:value-type="float">
            <text:p>0.998374</text:p>
          </table:table-cell>
          <table:table-cell office:value-type="float" office:value="0.664454" calcext:value-type="float">
            <text:p>0.664454</text:p>
          </table:table-cell>
          <table:table-cell office:value-type="float" office:value="0.686188" calcext:value-type="float">
            <text:p>0.686188</text:p>
          </table:table-cell>
          <table:table-cell office:value-type="float" office:value="0.92768" calcext:value-type="float">
            <text:p>0.92768</text:p>
          </table:table-cell>
          <table:table-cell office:value-type="float" office:value="1.44656" calcext:value-type="float">
            <text:p>1.44656</text:p>
          </table:table-cell>
          <table:table-cell office:value-type="float" office:value="0.379278" calcext:value-type="float">
            <text:p>0.379278</text:p>
          </table:table-cell>
          <table:table-cell office:value-type="float" office:value="0.731928" calcext:value-type="float">
            <text:p>0.731928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582778" calcext:value-type="float">
            <text:p>0.582778</text:p>
          </table:table-cell>
          <table:table-cell office:value-type="float" office:value="0.993123" calcext:value-type="float">
            <text:p>0.993123</text:p>
          </table:table-cell>
          <table:table-cell office:value-type="float" office:value="0.287324" calcext:value-type="float">
            <text:p>0.287324</text:p>
          </table:table-cell>
          <table:table-cell office:value-type="float" office:value="0.906307" calcext:value-type="float">
            <text:p>0.906307</text:p>
          </table:table-cell>
          <table:table-cell office:value-type="float" office:value="0.173197" calcext:value-type="float">
            <text:p>0.173197</text:p>
          </table:table-cell>
          <table:table-cell table:number-columns-repeated="44"/>
          <table:table-cell table:formula="of:=MIN([.A114:.BL114])" office:value-type="float" office:value="0.173197" calcext:value-type="float">
            <text:p>0.173197</text:p>
          </table:table-cell>
          <table:table-cell table:formula="of:=MAX([.A114:.BL114])" office:value-type="float" office:value="1.44656" calcext:value-type="float">
            <text:p>1.44656</text:p>
          </table:table-cell>
          <table:table-cell table:number-columns-repeated="7"/>
        </table:table-row>
        <table:table-row table:style-name="ro1">
          <table:table-cell office:value-type="float" office:value="0.381489" calcext:value-type="float">
            <text:p>0.381489</text:p>
          </table:table-cell>
          <table:table-cell office:value-type="float" office:value="0.431916" calcext:value-type="float">
            <text:p>0.431916</text:p>
          </table:table-cell>
          <table:table-cell office:value-type="float" office:value="0.393447" calcext:value-type="float">
            <text:p>0.393447</text:p>
          </table:table-cell>
          <table:table-cell office:value-type="float" office:value="0.783495" calcext:value-type="float">
            <text:p>0.783495</text:p>
          </table:table-cell>
          <table:table-cell office:value-type="float" office:value="0.385868" calcext:value-type="float">
            <text:p>0.385868</text:p>
          </table:table-cell>
          <table:table-cell office:value-type="float" office:value="0.387217" calcext:value-type="float">
            <text:p>0.387217</text:p>
          </table:table-cell>
          <table:table-cell office:value-type="float" office:value="0.862866" calcext:value-type="float">
            <text:p>0.862866</text:p>
          </table:table-cell>
          <table:table-cell office:value-type="float" office:value="0.38481" calcext:value-type="float">
            <text:p>0.38481</text:p>
          </table:table-cell>
          <table:table-cell office:value-type="float" office:value="0.386766" calcext:value-type="float">
            <text:p>0.386766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1146" calcext:value-type="float">
            <text:p>0.81146</text:p>
          </table:table-cell>
          <table:table-cell office:value-type="float" office:value="1.12158" calcext:value-type="float">
            <text:p>1.12158</text:p>
          </table:table-cell>
          <table:table-cell office:value-type="float" office:value="0.809337" calcext:value-type="float">
            <text:p>0.809337</text:p>
          </table:table-cell>
          <table:table-cell office:value-type="float" office:value="0.38747" calcext:value-type="float">
            <text:p>0.38747</text:p>
          </table:table-cell>
          <table:table-cell office:value-type="float" office:value="0.194272" calcext:value-type="float">
            <text:p>0.194272</text:p>
          </table:table-cell>
          <table:table-cell office:value-type="float" office:value="0.578485" calcext:value-type="float">
            <text:p>0.578485</text:p>
          </table:table-cell>
          <table:table-cell office:value-type="float" office:value="0.285312" calcext:value-type="float">
            <text:p>0.285312</text:p>
          </table:table-cell>
          <table:table-cell office:value-type="float" office:value="0.511824" calcext:value-type="float">
            <text:p>0.511824</text:p>
          </table:table-cell>
          <table:table-cell office:value-type="float" office:value="0.561104" calcext:value-type="float">
            <text:p>0.561104</text:p>
          </table:table-cell>
          <table:table-cell office:value-type="float" office:value="0.194476" calcext:value-type="float">
            <text:p>0.194476</text:p>
          </table:table-cell>
          <table:table-cell office:value-type="float" office:value="1.09292" calcext:value-type="float">
            <text:p>1.09292</text:p>
          </table:table-cell>
          <table:table-cell office:value-type="float" office:value="0.43448" calcext:value-type="float">
            <text:p>0.43448</text:p>
          </table:table-cell>
          <table:table-cell office:value-type="float" office:value="0.785328" calcext:value-type="float">
            <text:p>0.785328</text:p>
          </table:table-cell>
          <table:table-cell table:number-columns-repeated="44"/>
          <table:table-cell table:formula="of:=MIN([.A115:.BL115])" office:value-type="float" office:value="0.194272" calcext:value-type="float">
            <text:p>0.194272</text:p>
          </table:table-cell>
          <table:table-cell table:formula="of:=MAX([.A115:.BL115])" office:value-type="float" office:value="1.12158" calcext:value-type="float">
            <text:p>1.12158</text:p>
          </table:table-cell>
          <table:table-cell table:number-columns-repeated="7"/>
        </table:table-row>
        <table:table-row table:style-name="ro1">
          <table:table-cell office:value-type="float" office:value="0.383928" calcext:value-type="float">
            <text:p>0.383928</text:p>
          </table:table-cell>
          <table:table-cell office:value-type="float" office:value="0.397133" calcext:value-type="float">
            <text:p>0.397133</text:p>
          </table:table-cell>
          <table:table-cell office:value-type="float" office:value="0.413476" calcext:value-type="float">
            <text:p>0.413476</text:p>
          </table:table-cell>
          <table:table-cell office:value-type="float" office:value="0.415365" calcext:value-type="float">
            <text:p>0.415365</text:p>
          </table:table-cell>
          <table:table-cell office:value-type="float" office:value="0.38349" calcext:value-type="float">
            <text:p>0.38349</text:p>
          </table:table-cell>
          <table:table-cell office:value-type="float" office:value="0.407904" calcext:value-type="float">
            <text:p>0.407904</text:p>
          </table:table-cell>
          <table:table-cell office:value-type="float" office:value="0.444355" calcext:value-type="float">
            <text:p>0.444355</text:p>
          </table:table-cell>
          <table:table-cell office:value-type="float" office:value="0.390288" calcext:value-type="float">
            <text:p>0.390288</text:p>
          </table:table-cell>
          <table:table-cell office:value-type="float" office:value="0.383033" calcext:value-type="float">
            <text:p>0.383033</text:p>
          </table:table-cell>
          <table:table-cell office:value-type="float" office:value="0.388772" calcext:value-type="float">
            <text:p>0.388772</text:p>
          </table:table-cell>
          <table:table-cell office:value-type="float" office:value="0.391101" calcext:value-type="float">
            <text:p>0.391101</text:p>
          </table:table-cell>
          <table:table-cell office:value-type="float" office:value="0.383404" calcext:value-type="float">
            <text:p>0.383404</text:p>
          </table:table-cell>
          <table:table-cell office:value-type="float" office:value="0.389965" calcext:value-type="float">
            <text:p>0.389965</text:p>
          </table:table-cell>
          <table:table-cell office:value-type="float" office:value="0.43465" calcext:value-type="float">
            <text:p>0.43465</text:p>
          </table:table-cell>
          <table:table-cell office:value-type="float" office:value="0.376417" calcext:value-type="float">
            <text:p>0.376417</text:p>
          </table:table-cell>
          <table:table-cell office:value-type="float" office:value="0.81197" calcext:value-type="float">
            <text:p>0.81197</text:p>
          </table:table-cell>
          <table:table-cell office:value-type="float" office:value="0.811757" calcext:value-type="float">
            <text:p>0.811757</text:p>
          </table:table-cell>
          <table:table-cell office:value-type="float" office:value="1.60317" calcext:value-type="float">
            <text:p>1.60317</text:p>
          </table:table-cell>
          <table:table-cell office:value-type="float" office:value="0.809974" calcext:value-type="float">
            <text:p>0.809974</text:p>
          </table:table-cell>
          <table:table-cell office:value-type="float" office:value="0.474152" calcext:value-type="float">
            <text:p>0.474152</text:p>
          </table:table-cell>
          <table:table-cell office:value-type="float" office:value="1.82164" calcext:value-type="float">
            <text:p>1.82164</text:p>
          </table:table-cell>
          <table:table-cell office:value-type="float" office:value="0.652285" calcext:value-type="float">
            <text:p>0.652285</text:p>
          </table:table-cell>
          <table:table-cell office:value-type="float" office:value="1.12404" calcext:value-type="float">
            <text:p>1.12404</text:p>
          </table:table-cell>
          <table:table-cell office:value-type="float" office:value="0.270495" calcext:value-type="float">
            <text:p>0.270495</text:p>
          </table:table-cell>
          <table:table-cell table:number-columns-repeated="44"/>
          <table:table-cell table:formula="of:=MIN([.A116:.BL116])" office:value-type="float" office:value="0.270495" calcext:value-type="float">
            <text:p>0.270495</text:p>
          </table:table-cell>
          <table:table-cell table:formula="of:=MAX([.A116:.BL116])" office:value-type="float" office:value="1.82164" calcext:value-type="float">
            <text:p>1.82164</text:p>
          </table:table-cell>
          <table:table-cell table:number-columns-repeated="7"/>
        </table:table-row>
        <table:table-row table:style-name="ro1">
          <table:table-cell office:value-type="float" office:value="0.194144" calcext:value-type="float">
            <text:p>0.194144</text:p>
          </table:table-cell>
          <table:table-cell office:value-type="float" office:value="0.196874" calcext:value-type="float">
            <text:p>0.196874</text:p>
          </table:table-cell>
          <table:table-cell office:value-type="float" office:value="0.494602" calcext:value-type="float">
            <text:p>0.494602</text:p>
          </table:table-cell>
          <table:table-cell office:value-type="float" office:value="0.201312" calcext:value-type="float">
            <text:p>0.201312</text:p>
          </table:table-cell>
          <table:table-cell office:value-type="float" office:value="0.195568" calcext:value-type="float">
            <text:p>0.195568</text:p>
          </table:table-cell>
          <table:table-cell office:value-type="float" office:value="0.487612" calcext:value-type="float">
            <text:p>0.487612</text:p>
          </table:table-cell>
          <table:table-cell office:value-type="float" office:value="0.193109" calcext:value-type="float">
            <text:p>0.19310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918244" calcext:value-type="float">
            <text:p>0.918244</text:p>
          </table:table-cell>
          <table:table-cell office:value-type="float" office:value="0.491102" calcext:value-type="float">
            <text:p>0.491102</text:p>
          </table:table-cell>
          <table:table-cell office:value-type="float" office:value="0.729102" calcext:value-type="float">
            <text:p>0.729102</text:p>
          </table:table-cell>
          <table:table-cell office:value-type="float" office:value="0.732299" calcext:value-type="float">
            <text:p>0.732299</text:p>
          </table:table-cell>
          <table:table-cell office:value-type="float" office:value="0.662172" calcext:value-type="float">
            <text:p>0.662172</text:p>
          </table:table-cell>
          <table:table-cell office:value-type="float" office:value="1.70532" calcext:value-type="float">
            <text:p>1.70532</text:p>
          </table:table-cell>
          <table:table-cell office:value-type="float" office:value="0.645841" calcext:value-type="float">
            <text:p>0.645841</text:p>
          </table:table-cell>
          <table:table-cell office:value-type="float" office:value="0.743007" calcext:value-type="float">
            <text:p>0.743007</text:p>
          </table:table-cell>
          <table:table-cell office:value-type="float" office:value="2.11218" calcext:value-type="float">
            <text:p>2.11218</text:p>
          </table:table-cell>
          <table:table-cell office:value-type="float" office:value="1.24363" calcext:value-type="float">
            <text:p>1.24363</text:p>
          </table:table-cell>
          <table:table-cell office:value-type="float" office:value="1.47992" calcext:value-type="float">
            <text:p>1.47992</text:p>
          </table:table-cell>
          <table:table-cell office:value-type="float" office:value="0.78183" calcext:value-type="float">
            <text:p>0.78183</text:p>
          </table:table-cell>
          <table:table-cell office:value-type="float" office:value="0.252549" calcext:value-type="float">
            <text:p>0.252549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0.987066" calcext:value-type="float">
            <text:p>0.987066</text:p>
          </table:table-cell>
          <table:table-cell office:value-type="float" office:value="0.348468" calcext:value-type="float">
            <text:p>0.348468</text:p>
          </table:table-cell>
          <table:table-cell table:number-columns-repeated="44"/>
          <table:table-cell table:formula="of:=MIN([.A117:.BL117])" office:value-type="float" office:value="0.193109" calcext:value-type="float">
            <text:p>0.193109</text:p>
          </table:table-cell>
          <table:table-cell table:formula="of:=MAX([.A117:.BL117])" office:value-type="float" office:value="2.11218" calcext:value-type="float">
            <text:p>2.11218</text:p>
          </table:table-cell>
          <table:table-cell table:number-columns-repeated="7"/>
        </table:table-row>
        <table:table-row table:style-name="ro1">
          <table:table-cell office:value-type="float" office:value="0.386205" calcext:value-type="float">
            <text:p>0.386205</text:p>
          </table:table-cell>
          <table:table-cell office:value-type="float" office:value="0.441116" calcext:value-type="float">
            <text:p>0.441116</text:p>
          </table:table-cell>
          <table:table-cell office:value-type="float" office:value="0.383216" calcext:value-type="float">
            <text:p>0.383216</text:p>
          </table:table-cell>
          <table:table-cell office:value-type="float" office:value="0.390276" calcext:value-type="float">
            <text:p>0.390276</text:p>
          </table:table-cell>
          <table:table-cell office:value-type="float" office:value="0.376244" calcext:value-type="float">
            <text:p>0.376244</text:p>
          </table:table-cell>
          <table:table-cell office:value-type="float" office:value="0.391215" calcext:value-type="float">
            <text:p>0.391215</text:p>
          </table:table-cell>
          <table:table-cell office:value-type="float" office:value="1.27082" calcext:value-type="float">
            <text:p>1.27082</text:p>
          </table:table-cell>
          <table:table-cell office:value-type="float" office:value="0.799265" calcext:value-type="float">
            <text:p>0.799265</text:p>
          </table:table-cell>
          <table:table-cell office:value-type="float" office:value="0.406084" calcext:value-type="float">
            <text:p>0.406084</text:p>
          </table:table-cell>
          <table:table-cell office:value-type="float" office:value="0.407303" calcext:value-type="float">
            <text:p>0.407303</text:p>
          </table:table-cell>
          <table:table-cell office:value-type="float" office:value="0.801739" calcext:value-type="float">
            <text:p>0.801739</text:p>
          </table:table-cell>
          <table:table-cell office:value-type="float" office:value="1.77946" calcext:value-type="float">
            <text:p>1.77946</text:p>
          </table:table-cell>
          <table:table-cell office:value-type="float" office:value="1.57137" calcext:value-type="float">
            <text:p>1.57137</text:p>
          </table:table-cell>
          <table:table-cell office:value-type="float" office:value="1.5313" calcext:value-type="float">
            <text:p>1.5313</text:p>
          </table:table-cell>
          <table:table-cell office:value-type="float" office:value="1.594" calcext:value-type="float">
            <text:p>1.594</text:p>
          </table:table-cell>
          <table:table-cell office:value-type="float" office:value="1.56802" calcext:value-type="float">
            <text:p>1.56802</text:p>
          </table:table-cell>
          <table:table-cell office:value-type="float" office:value="0.406002" calcext:value-type="float">
            <text:p>0.406002</text:p>
          </table:table-cell>
          <table:table-cell office:value-type="float" office:value="1.09525" calcext:value-type="float">
            <text:p>1.09525</text:p>
          </table:table-cell>
          <table:table-cell office:value-type="float" office:value="1.13819" calcext:value-type="float">
            <text:p>1.13819</text:p>
          </table:table-cell>
          <table:table-cell office:value-type="float" office:value="1.54615" calcext:value-type="float">
            <text:p>1.54615</text:p>
          </table:table-cell>
          <table:table-cell office:value-type="float" office:value="0.743471" calcext:value-type="float">
            <text:p>0.743471</text:p>
          </table:table-cell>
          <table:table-cell office:value-type="float" office:value="1.54323" calcext:value-type="float">
            <text:p>1.54323</text:p>
          </table:table-cell>
          <table:table-cell office:value-type="float" office:value="2.0729" calcext:value-type="float">
            <text:p>2.0729</text:p>
          </table:table-cell>
          <table:table-cell office:value-type="float" office:value="1.65316" calcext:value-type="float">
            <text:p>1.65316</text:p>
          </table:table-cell>
          <table:table-cell table:number-columns-repeated="44"/>
          <table:table-cell table:formula="of:=MIN([.A118:.BL118])" office:value-type="float" office:value="0.376244" calcext:value-type="float">
            <text:p>0.376244</text:p>
          </table:table-cell>
          <table:table-cell table:formula="of:=MAX([.A118:.BL118])" office:value-type="float" office:value="2.0729" calcext:value-type="float">
            <text:p>2.0729</text:p>
          </table:table-cell>
          <table:table-cell table:number-columns-repeated="7"/>
        </table:table-row>
        <table:table-row table:style-name="ro1">
          <table:table-cell office:value-type="float" office:value="0.387124" calcext:value-type="float">
            <text:p>0.387124</text:p>
          </table:table-cell>
          <table:table-cell office:value-type="float" office:value="0.41689" calcext:value-type="float">
            <text:p>0.41689</text:p>
          </table:table-cell>
          <table:table-cell office:value-type="float" office:value="0.428169" calcext:value-type="float">
            <text:p>0.428169</text:p>
          </table:table-cell>
          <table:table-cell office:value-type="float" office:value="0.382931" calcext:value-type="float">
            <text:p>0.382931</text:p>
          </table:table-cell>
          <table:table-cell office:value-type="float" office:value="0.815783" calcext:value-type="float">
            <text:p>0.815783</text:p>
          </table:table-cell>
          <table:table-cell office:value-type="float" office:value="0.791704" calcext:value-type="float">
            <text:p>0.791704</text:p>
          </table:table-cell>
          <table:table-cell office:value-type="float" office:value="0.415875" calcext:value-type="float">
            <text:p>0.415875</text:p>
          </table:table-cell>
          <table:table-cell office:value-type="float" office:value="0.799873" calcext:value-type="float">
            <text:p>0.799873</text:p>
          </table:table-cell>
          <table:table-cell office:value-type="float" office:value="0.791028" calcext:value-type="float">
            <text:p>0.791028</text:p>
          </table:table-cell>
          <table:table-cell office:value-type="float" office:value="0.385319" calcext:value-type="float">
            <text:p>0.385319</text:p>
          </table:table-cell>
          <table:table-cell office:value-type="float" office:value="0.390373" calcext:value-type="float">
            <text:p>0.390373</text:p>
          </table:table-cell>
          <table:table-cell office:value-type="float" office:value="0.810549" calcext:value-type="float">
            <text:p>0.810549</text:p>
          </table:table-cell>
          <table:table-cell office:value-type="float" office:value="1.51391" calcext:value-type="float">
            <text:p>1.51391</text:p>
          </table:table-cell>
          <table:table-cell office:value-type="float" office:value="1.53609" calcext:value-type="float">
            <text:p>1.53609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1.61465" calcext:value-type="float">
            <text:p>1.61465</text:p>
          </table:table-cell>
          <table:table-cell office:value-type="float" office:value="1.6588" calcext:value-type="float">
            <text:p>1.6588</text:p>
          </table:table-cell>
          <table:table-cell office:value-type="float" office:value="0.170146" calcext:value-type="float">
            <text:p>0.170146</text:p>
          </table:table-cell>
          <table:table-cell office:value-type="float" office:value="1.32175" calcext:value-type="float">
            <text:p>1.32175</text:p>
          </table:table-cell>
          <table:table-cell office:value-type="float" office:value="0.661244" calcext:value-type="float">
            <text:p>0.661244</text:p>
          </table:table-cell>
          <table:table-cell office:value-type="float" office:value="0.670744" calcext:value-type="float">
            <text:p>0.670744</text:p>
          </table:table-cell>
          <table:table-cell office:value-type="float" office:value="0.684041" calcext:value-type="float">
            <text:p>0.684041</text:p>
          </table:table-cell>
          <table:table-cell office:value-type="float" office:value="0.372266" calcext:value-type="float">
            <text:p>0.372266</text:p>
          </table:table-cell>
          <table:table-cell office:value-type="float" office:value="0.101466" calcext:value-type="float">
            <text:p>0.101466</text:p>
          </table:table-cell>
          <table:table-cell table:number-columns-repeated="44"/>
          <table:table-cell table:formula="of:=MIN([.A119:.BL119])" office:value-type="float" office:value="0.101466" calcext:value-type="float">
            <text:p>0.101466</text:p>
          </table:table-cell>
          <table:table-cell table:formula="of:=MAX([.A119:.BL119])" office:value-type="float" office:value="1.6588" calcext:value-type="float">
            <text:p>1.6588</text:p>
          </table:table-cell>
          <table:table-cell table:number-columns-repeated="7"/>
        </table:table-row>
        <table:table-row table:style-name="ro1">
          <table:table-cell office:value-type="float" office:value="0.209034" calcext:value-type="float">
            <text:p>0.209034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0.413242" calcext:value-type="float">
            <text:p>0.413242</text:p>
          </table:table-cell>
          <table:table-cell office:value-type="float" office:value="0.420256" calcext:value-type="float">
            <text:p>0.420256</text:p>
          </table:table-cell>
          <table:table-cell office:value-type="float" office:value="0.420012" calcext:value-type="float">
            <text:p>0.420012</text:p>
          </table:table-cell>
          <table:table-cell office:value-type="float" office:value="0.404114" calcext:value-type="float">
            <text:p>0.404114</text:p>
          </table:table-cell>
          <table:table-cell office:value-type="float" office:value="0.400828" calcext:value-type="float">
            <text:p>0.400828</text:p>
          </table:table-cell>
          <table:table-cell office:value-type="float" office:value="0.385342" calcext:value-type="float">
            <text:p>0.385342</text:p>
          </table:table-cell>
          <table:table-cell office:value-type="float" office:value="0.959047" calcext:value-type="float">
            <text:p>0.959047</text:p>
          </table:table-cell>
          <table:table-cell office:value-type="float" office:value="1.60371" calcext:value-type="float">
            <text:p>1.60371</text:p>
          </table:table-cell>
          <table:table-cell office:value-type="float" office:value="1.40846" calcext:value-type="float">
            <text:p>1.40846</text:p>
          </table:table-cell>
          <table:table-cell office:value-type="float" office:value="1.19773" calcext:value-type="float">
            <text:p>1.19773</text:p>
          </table:table-cell>
          <table:table-cell office:value-type="float" office:value="0.995489" calcext:value-type="float">
            <text:p>0.995489</text:p>
          </table:table-cell>
          <table:table-cell office:value-type="float" office:value="0.396394" calcext:value-type="float">
            <text:p>0.396394</text:p>
          </table:table-cell>
          <table:table-cell office:value-type="float" office:value="0.50485" calcext:value-type="float">
            <text:p>0.50485</text:p>
          </table:table-cell>
          <table:table-cell office:value-type="float" office:value="2.02306" calcext:value-type="float">
            <text:p>2.02306</text:p>
          </table:table-cell>
          <table:table-cell office:value-type="float" office:value="0.474445" calcext:value-type="float">
            <text:p>0.474445</text:p>
          </table:table-cell>
          <table:table-cell office:value-type="float" office:value="0.433255" calcext:value-type="float">
            <text:p>0.433255</text:p>
          </table:table-cell>
          <table:table-cell office:value-type="float" office:value="0.443869" calcext:value-type="float">
            <text:p>0.443869</text:p>
          </table:table-cell>
          <table:table-cell office:value-type="float" office:value="1.85087" calcext:value-type="float">
            <text:p>1.85087</text:p>
          </table:table-cell>
          <table:table-cell office:value-type="float" office:value="1.64563" calcext:value-type="float">
            <text:p>1.64563</text:p>
          </table:table-cell>
          <table:table-cell office:value-type="float" office:value="1.29439" calcext:value-type="float">
            <text:p>1.29439</text:p>
          </table:table-cell>
          <table:table-cell office:value-type="float" office:value="1.12837" calcext:value-type="float">
            <text:p>1.12837</text:p>
          </table:table-cell>
          <table:table-cell office:value-type="float" office:value="0.0967741" calcext:value-type="float">
            <text:p>0.0967741</text:p>
          </table:table-cell>
          <table:table-cell table:number-columns-repeated="44"/>
          <table:table-cell table:formula="of:=MIN([.A120:.BL120])" office:value-type="float" office:value="0.0967741" calcext:value-type="float">
            <text:p>0.0967741</text:p>
          </table:table-cell>
          <table:table-cell table:formula="of:=MAX([.A120:.BL120])" office:value-type="float" office:value="2.02306" calcext:value-type="float">
            <text:p>2.02306</text:p>
          </table:table-cell>
          <table:table-cell table:number-columns-repeated="7"/>
        </table:table-row>
        <table:table-row table:style-name="ro1">
          <table:table-cell office:value-type="float" office:value="0.380325" calcext:value-type="float">
            <text:p>0.380325</text:p>
          </table:table-cell>
          <table:table-cell office:value-type="float" office:value="0.427077" calcext:value-type="float">
            <text:p>0.427077</text:p>
          </table:table-cell>
          <table:table-cell office:value-type="float" office:value="0.383321" calcext:value-type="float">
            <text:p>0.383321</text:p>
          </table:table-cell>
          <table:table-cell office:value-type="float" office:value="0.776597" calcext:value-type="float">
            <text:p>0.776597</text:p>
          </table:table-cell>
          <table:table-cell office:value-type="float" office:value="0.402669" calcext:value-type="float">
            <text:p>0.402669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390419" calcext:value-type="float">
            <text:p>0.390419</text:p>
          </table:table-cell>
          <table:table-cell office:value-type="float" office:value="0.737275" calcext:value-type="float">
            <text:p>0.737275</text:p>
          </table:table-cell>
          <table:table-cell office:value-type="float" office:value="0.390967" calcext:value-type="float">
            <text:p>0.390967</text:p>
          </table:table-cell>
          <table:table-cell office:value-type="float" office:value="0.786063" calcext:value-type="float">
            <text:p>0.786063</text:p>
          </table:table-cell>
          <table:table-cell office:value-type="float" office:value="1.18961" calcext:value-type="float">
            <text:p>1.18961</text:p>
          </table:table-cell>
          <table:table-cell office:value-type="float" office:value="1.22366" calcext:value-type="float">
            <text:p>1.22366</text:p>
          </table:table-cell>
          <table:table-cell office:value-type="float" office:value="0.252042" calcext:value-type="float">
            <text:p>0.252042</text:p>
          </table:table-cell>
          <table:table-cell office:value-type="float" office:value="1.01446" calcext:value-type="float">
            <text:p>1.01446</text:p>
          </table:table-cell>
          <table:table-cell office:value-type="float" office:value="1.80809" calcext:value-type="float">
            <text:p>1.80809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1.13881" calcext:value-type="float">
            <text:p>1.13881</text:p>
          </table:table-cell>
          <table:table-cell office:value-type="float" office:value="0.774175" calcext:value-type="float">
            <text:p>0.774175</text:p>
          </table:table-cell>
          <table:table-cell office:value-type="float" office:value="0.520597" calcext:value-type="float">
            <text:p>0.520597</text:p>
          </table:table-cell>
          <table:table-cell office:value-type="float" office:value="0.419127" calcext:value-type="float">
            <text:p>0.419127</text:p>
          </table:table-cell>
          <table:table-cell office:value-type="float" office:value="0.645982" calcext:value-type="float">
            <text:p>0.645982</text:p>
          </table:table-cell>
          <table:table-cell office:value-type="float" office:value="0.486774" calcext:value-type="float">
            <text:p>0.486774</text:p>
          </table:table-cell>
          <table:table-cell office:value-type="float" office:value="0.763656" calcext:value-type="float">
            <text:p>0.763656</text:p>
          </table:table-cell>
          <table:table-cell office:value-type="float" office:value="0.165246" calcext:value-type="float">
            <text:p>0.165246</text:p>
          </table:table-cell>
          <table:table-cell table:number-columns-repeated="44"/>
          <table:table-cell table:formula="of:=MIN([.A121:.BL121])" office:value-type="float" office:value="0.165246" calcext:value-type="float">
            <text:p>0.165246</text:p>
          </table:table-cell>
          <table:table-cell table:formula="of:=MAX([.A121:.BL121])" office:value-type="float" office:value="1.80809" calcext:value-type="float">
            <text:p>1.80809</text:p>
          </table:table-cell>
          <table:table-cell table:number-columns-repeated="7"/>
        </table:table-row>
        <table:table-row table:style-name="ro1">
          <table:table-cell office:value-type="float" office:value="0.377126" calcext:value-type="float">
            <text:p>0.377126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388912" calcext:value-type="float">
            <text:p>0.388912</text:p>
          </table:table-cell>
          <table:table-cell office:value-type="float" office:value="0.380598" calcext:value-type="float">
            <text:p>0.380598</text:p>
          </table:table-cell>
          <table:table-cell office:value-type="float" office:value="0.80004" calcext:value-type="float">
            <text:p>0.80004</text:p>
          </table:table-cell>
          <table:table-cell office:value-type="float" office:value="0.438526" calcext:value-type="float">
            <text:p>0.438526</text:p>
          </table:table-cell>
          <table:table-cell office:value-type="float" office:value="0.480049" calcext:value-type="float">
            <text:p>0.480049</text:p>
          </table:table-cell>
          <table:table-cell office:value-type="float" office:value="0.755483" calcext:value-type="float">
            <text:p>0.755483</text:p>
          </table:table-cell>
          <table:table-cell office:value-type="float" office:value="1.13765" calcext:value-type="float">
            <text:p>1.13765</text:p>
          </table:table-cell>
          <table:table-cell office:value-type="float" office:value="0.490653" calcext:value-type="float">
            <text:p>0.490653</text:p>
          </table:table-cell>
          <table:table-cell office:value-type="float" office:value="0.65666" calcext:value-type="float">
            <text:p>0.65666</text:p>
          </table:table-cell>
          <table:table-cell office:value-type="float" office:value="1.07168" calcext:value-type="float">
            <text:p>1.07168</text:p>
          </table:table-cell>
          <table:table-cell office:value-type="float" office:value="0.87928" calcext:value-type="float">
            <text:p>0.87928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09946" calcext:value-type="float">
            <text:p>0.809946</text:p>
          </table:table-cell>
          <table:table-cell office:value-type="float" office:value="0.847223" calcext:value-type="float">
            <text:p>0.847223</text:p>
          </table:table-cell>
          <table:table-cell office:value-type="float" office:value="0.550735" calcext:value-type="float">
            <text:p>0.550735</text:p>
          </table:table-cell>
          <table:table-cell office:value-type="float" office:value="1.21991" calcext:value-type="float">
            <text:p>1.21991</text:p>
          </table:table-cell>
          <table:table-cell office:value-type="float" office:value="0.305217" calcext:value-type="float">
            <text:p>0.305217</text:p>
          </table:table-cell>
          <table:table-cell office:value-type="float" office:value="1.30837" calcext:value-type="float">
            <text:p>1.30837</text:p>
          </table:table-cell>
          <table:table-cell office:value-type="float" office:value="0.951218" calcext:value-type="float">
            <text:p>0.951218</text:p>
          </table:table-cell>
          <table:table-cell office:value-type="float" office:value="0.28485" calcext:value-type="float">
            <text:p>0.28485</text:p>
          </table:table-cell>
          <table:table-cell office:value-type="float" office:value="1.40072" calcext:value-type="float">
            <text:p>1.40072</text:p>
          </table:table-cell>
          <table:table-cell office:value-type="float" office:value="0.920992" calcext:value-type="float">
            <text:p>0.920992</text:p>
          </table:table-cell>
          <table:table-cell table:number-columns-repeated="44"/>
          <table:table-cell table:formula="of:=MIN([.A122:.BL122])" office:value-type="float" office:value="0.28485" calcext:value-type="float">
            <text:p>0.28485</text:p>
          </table:table-cell>
          <table:table-cell table:formula="of:=MAX([.A122:.BL122])" office:value-type="float" office:value="1.40072" calcext:value-type="float">
            <text:p>1.40072</text:p>
          </table:table-cell>
          <table:table-cell table:number-columns-repeated="7"/>
        </table:table-row>
        <table:table-row table:style-name="ro1">
          <table:table-cell office:value-type="float" office:value="0.221155" calcext:value-type="float">
            <text:p>0.221155</text:p>
          </table:table-cell>
          <table:table-cell office:value-type="float" office:value="0.378642" calcext:value-type="float">
            <text:p>0.378642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208588" calcext:value-type="float">
            <text:p>0.208588</text:p>
          </table:table-cell>
          <table:table-cell office:value-type="float" office:value="0.375174" calcext:value-type="float">
            <text:p>0.375174</text:p>
          </table:table-cell>
          <table:table-cell office:value-type="float" office:value="0.379286" calcext:value-type="float">
            <text:p>0.379286</text:p>
          </table:table-cell>
          <table:table-cell office:value-type="float" office:value="0.210117" calcext:value-type="float">
            <text:p>0.210117</text:p>
          </table:table-cell>
          <table:table-cell office:value-type="float" office:value="0.374977" calcext:value-type="float">
            <text:p>0.374977</text:p>
          </table:table-cell>
          <table:table-cell office:value-type="float" office:value="0.376351" calcext:value-type="float">
            <text:p>0.376351</text:p>
          </table:table-cell>
          <table:table-cell office:value-type="float" office:value="1.01927" calcext:value-type="float">
            <text:p>1.01927</text:p>
          </table:table-cell>
          <table:table-cell office:value-type="float" office:value="0.180597" calcext:value-type="float">
            <text:p>0.180597</text:p>
          </table:table-cell>
          <table:table-cell office:value-type="float" office:value="0.371516" calcext:value-type="float">
            <text:p>0.371516</text:p>
          </table:table-cell>
          <table:table-cell office:value-type="float" office:value="0.47226" calcext:value-type="float">
            <text:p>0.47226</text:p>
          </table:table-cell>
          <table:table-cell office:value-type="float" office:value="1.06171" calcext:value-type="float">
            <text:p>1.06171</text:p>
          </table:table-cell>
          <table:table-cell office:value-type="float" office:value="1.36619" calcext:value-type="float">
            <text:p>1.36619</text:p>
          </table:table-cell>
          <table:table-cell office:value-type="float" office:value="0.868931" calcext:value-type="float">
            <text:p>0.868931</text:p>
          </table:table-cell>
          <table:table-cell office:value-type="float" office:value="0.36665" calcext:value-type="float">
            <text:p>0.36665</text:p>
          </table:table-cell>
          <table:table-cell office:value-type="float" office:value="1.12288" calcext:value-type="float">
            <text:p>1.12288</text:p>
          </table:table-cell>
          <table:table-cell office:value-type="float" office:value="1.41967" calcext:value-type="float">
            <text:p>1.41967</text:p>
          </table:table-cell>
          <table:table-cell office:value-type="float" office:value="1.10363" calcext:value-type="float">
            <text:p>1.10363</text:p>
          </table:table-cell>
          <table:table-cell office:value-type="float" office:value="1.93637" calcext:value-type="float">
            <text:p>1.93637</text:p>
          </table:table-cell>
          <table:table-cell office:value-type="float" office:value="1.58574" calcext:value-type="float">
            <text:p>1.58574</text:p>
          </table:table-cell>
          <table:table-cell office:value-type="float" office:value="1.24771" calcext:value-type="float">
            <text:p>1.24771</text:p>
          </table:table-cell>
          <table:table-cell office:value-type="float" office:value="1.82846" calcext:value-type="float">
            <text:p>1.82846</text:p>
          </table:table-cell>
          <table:table-cell table:number-columns-repeated="44"/>
          <table:table-cell table:formula="of:=MIN([.A123:.BL123])" office:value-type="float" office:value="0.180597" calcext:value-type="float">
            <text:p>0.180597</text:p>
          </table:table-cell>
          <table:table-cell table:formula="of:=MAX([.A123:.BL123])" office:value-type="float" office:value="1.93637" calcext:value-type="float">
            <text:p>1.93637</text:p>
          </table:table-cell>
          <table:table-cell table:number-columns-repeated="7"/>
        </table:table-row>
        <table:table-row table:style-name="ro1">
          <table:table-cell office:value-type="float" office:value="0.382508" calcext:value-type="float">
            <text:p>0.382508</text:p>
          </table:table-cell>
          <table:table-cell office:value-type="float" office:value="0.382507" calcext:value-type="float">
            <text:p>0.382507</text:p>
          </table:table-cell>
          <table:table-cell office:value-type="float" office:value="0.375511" calcext:value-type="float">
            <text:p>0.375511</text:p>
          </table:table-cell>
          <table:table-cell office:value-type="float" office:value="0.385364" calcext:value-type="float">
            <text:p>0.385364</text:p>
          </table:table-cell>
          <table:table-cell office:value-type="float" office:value="0.385215" calcext:value-type="float">
            <text:p>0.385215</text:p>
          </table:table-cell>
          <table:table-cell office:value-type="float" office:value="0.76222" calcext:value-type="float">
            <text:p>0.76222</text:p>
          </table:table-cell>
          <table:table-cell office:value-type="float" office:value="1.15076" calcext:value-type="float">
            <text:p>1.15076</text:p>
          </table:table-cell>
          <table:table-cell office:value-type="float" office:value="0.386647" calcext:value-type="float">
            <text:p>0.386647</text:p>
          </table:table-cell>
          <table:table-cell office:value-type="float" office:value="0.775419" calcext:value-type="float">
            <text:p>0.775419</text:p>
          </table:table-cell>
          <table:table-cell office:value-type="float" office:value="1.16679" calcext:value-type="float">
            <text:p>1.16679</text:p>
          </table:table-cell>
          <table:table-cell office:value-type="float" office:value="0.420615" calcext:value-type="float">
            <text:p>0.420615</text:p>
          </table:table-cell>
          <table:table-cell office:value-type="float" office:value="0.430478" calcext:value-type="float">
            <text:p>0.430478</text:p>
          </table:table-cell>
          <table:table-cell office:value-type="float" office:value="0.606283" calcext:value-type="float">
            <text:p>0.606283</text:p>
          </table:table-cell>
          <table:table-cell office:value-type="float" office:value="1.14449" calcext:value-type="float">
            <text:p>1.14449</text:p>
          </table:table-cell>
          <table:table-cell office:value-type="float" office:value="0.38541" calcext:value-type="float">
            <text:p>0.38541</text:p>
          </table:table-cell>
          <table:table-cell office:value-type="float" office:value="0.398834" calcext:value-type="float">
            <text:p>0.398834</text:p>
          </table:table-cell>
          <table:table-cell office:value-type="float" office:value="0.607765" calcext:value-type="float">
            <text:p>0.607765</text:p>
          </table:table-cell>
          <table:table-cell office:value-type="float" office:value="0.908427" calcext:value-type="float">
            <text:p>0.908427</text:p>
          </table:table-cell>
          <table:table-cell office:value-type="float" office:value="0.575511" calcext:value-type="float">
            <text:p>0.575511</text:p>
          </table:table-cell>
          <table:table-cell office:value-type="float" office:value="0.254419" calcext:value-type="float">
            <text:p>0.254419</text:p>
          </table:table-cell>
          <table:table-cell office:value-type="float" office:value="0.702208" calcext:value-type="float">
            <text:p>0.702208</text:p>
          </table:table-cell>
          <table:table-cell office:value-type="float" office:value="0.38601" calcext:value-type="float">
            <text:p>0.38601</text:p>
          </table:table-cell>
          <table:table-cell office:value-type="float" office:value="0.417184" calcext:value-type="float">
            <text:p>0.417184</text:p>
          </table:table-cell>
          <table:table-cell office:value-type="float" office:value="0.439727" calcext:value-type="float">
            <text:p>0.439727</text:p>
          </table:table-cell>
          <table:table-cell table:number-columns-repeated="44"/>
          <table:table-cell table:formula="of:=MIN([.A124:.BL124])" office:value-type="float" office:value="0.254419" calcext:value-type="float">
            <text:p>0.254419</text:p>
          </table:table-cell>
          <table:table-cell table:formula="of:=MAX([.A124:.BL124])" office:value-type="float" office:value="1.16679" calcext:value-type="float">
            <text:p>1.16679</text:p>
          </table:table-cell>
          <table:table-cell table:number-columns-repeated="7"/>
        </table:table-row>
        <table:table-row table:style-name="ro1">
          <table:table-cell office:value-type="float" office:value="0.376363" calcext:value-type="float">
            <text:p>0.376363</text:p>
          </table:table-cell>
          <table:table-cell office:value-type="float" office:value="0.406941" calcext:value-type="float">
            <text:p>0.406941</text:p>
          </table:table-cell>
          <table:table-cell office:value-type="float" office:value="0.406666" calcext:value-type="float">
            <text:p>0.406666</text:p>
          </table:table-cell>
          <table:table-cell office:value-type="float" office:value="0.37441" calcext:value-type="float">
            <text:p>0.37441</text:p>
          </table:table-cell>
          <table:table-cell office:value-type="float" office:value="0.783577" calcext:value-type="float">
            <text:p>0.783577</text:p>
          </table:table-cell>
          <table:table-cell office:value-type="float" office:value="0.381205" calcext:value-type="float">
            <text:p>0.381205</text:p>
          </table:table-cell>
          <table:table-cell office:value-type="float" office:value="0.386341" calcext:value-type="float">
            <text:p>0.386341</text:p>
          </table:table-cell>
          <table:table-cell office:value-type="float" office:value="0.396375" calcext:value-type="float">
            <text:p>0.396375</text:p>
          </table:table-cell>
          <table:table-cell office:value-type="float" office:value="0.758642" calcext:value-type="float">
            <text:p>0.758642</text:p>
          </table:table-cell>
          <table:table-cell office:value-type="float" office:value="0.390744" calcext:value-type="float">
            <text:p>0.390744</text:p>
          </table:table-cell>
          <table:table-cell office:value-type="float" office:value="0.800204" calcext:value-type="float">
            <text:p>0.800204</text:p>
          </table:table-cell>
          <table:table-cell office:value-type="float" office:value="0.744461" calcext:value-type="float">
            <text:p>0.744461</text:p>
          </table:table-cell>
          <table:table-cell office:value-type="float" office:value="0.753432" calcext:value-type="float">
            <text:p>0.753432</text:p>
          </table:table-cell>
          <table:table-cell office:value-type="float" office:value="0.78617" calcext:value-type="float">
            <text:p>0.78617</text:p>
          </table:table-cell>
          <table:table-cell office:value-type="float" office:value="0.408877" calcext:value-type="float">
            <text:p>0.408877</text:p>
          </table:table-cell>
          <table:table-cell office:value-type="float" office:value="0.438661" calcext:value-type="float">
            <text:p>0.438661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1.57953" calcext:value-type="float">
            <text:p>1.57953</text:p>
          </table:table-cell>
          <table:table-cell office:value-type="float" office:value="0.376829" calcext:value-type="float">
            <text:p>0.376829</text:p>
          </table:table-cell>
          <table:table-cell office:value-type="float" office:value="1.29312" calcext:value-type="float">
            <text:p>1.29312</text:p>
          </table:table-cell>
          <table:table-cell office:value-type="float" office:value="1.08488" calcext:value-type="float">
            <text:p>1.08488</text:p>
          </table:table-cell>
          <table:table-cell office:value-type="float" office:value="0.729377" calcext:value-type="float">
            <text:p>0.729377</text:p>
          </table:table-cell>
          <table:table-cell office:value-type="float" office:value="1.15851" calcext:value-type="float">
            <text:p>1.15851</text:p>
          </table:table-cell>
          <table:table-cell office:value-type="float" office:value="1.97834" calcext:value-type="float">
            <text:p>1.97834</text:p>
          </table:table-cell>
          <table:table-cell table:number-columns-repeated="44"/>
          <table:table-cell table:formula="of:=MIN([.A125:.BL125])" office:value-type="float" office:value="0.191046" calcext:value-type="float">
            <text:p>0.191046</text:p>
          </table:table-cell>
          <table:table-cell table:formula="of:=MAX([.A125:.BL125])" office:value-type="float" office:value="1.97834" calcext:value-type="float">
            <text:p>1.97834</text:p>
          </table:table-cell>
          <table:table-cell table:number-columns-repeated="7"/>
        </table:table-row>
        <table:table-row table:style-name="ro1">
          <table:table-cell office:value-type="float" office:value="0.38219" calcext:value-type="float">
            <text:p>0.38219</text:p>
          </table:table-cell>
          <table:table-cell office:value-type="float" office:value="0.382463" calcext:value-type="float">
            <text:p>0.382463</text:p>
          </table:table-cell>
          <table:table-cell office:value-type="float" office:value="0.425596" calcext:value-type="float">
            <text:p>0.425596</text:p>
          </table:table-cell>
          <table:table-cell office:value-type="float" office:value="0.380154" calcext:value-type="float">
            <text:p>0.380154</text:p>
          </table:table-cell>
          <table:table-cell office:value-type="float" office:value="0.377009" calcext:value-type="float">
            <text:p>0.377009</text:p>
          </table:table-cell>
          <table:table-cell office:value-type="float" office:value="0.388056" calcext:value-type="float">
            <text:p>0.388056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1.16853" calcext:value-type="float">
            <text:p>1.16853</text:p>
          </table:table-cell>
          <table:table-cell office:value-type="float" office:value="1.18412" calcext:value-type="float">
            <text:p>1.18412</text:p>
          </table:table-cell>
          <table:table-cell office:value-type="float" office:value="0.827177" calcext:value-type="float">
            <text:p>0.827177</text:p>
          </table:table-cell>
          <table:table-cell office:value-type="float" office:value="1.66817" calcext:value-type="float">
            <text:p>1.66817</text:p>
          </table:table-cell>
          <table:table-cell office:value-type="float" office:value="0.479321" calcext:value-type="float">
            <text:p>0.479321</text:p>
          </table:table-cell>
          <table:table-cell office:value-type="float" office:value="1.55698" calcext:value-type="float">
            <text:p>1.55698</text:p>
          </table:table-cell>
          <table:table-cell office:value-type="float" office:value="1.53495" calcext:value-type="float">
            <text:p>1.53495</text:p>
          </table:table-cell>
          <table:table-cell office:value-type="float" office:value="0.766927" calcext:value-type="float">
            <text:p>0.766927</text:p>
          </table:table-cell>
          <table:table-cell office:value-type="float" office:value="1.62662" calcext:value-type="float">
            <text:p>1.62662</text:p>
          </table:table-cell>
          <table:table-cell office:value-type="float" office:value="0.735969" calcext:value-type="float">
            <text:p>0.735969</text:p>
          </table:table-cell>
          <table:table-cell office:value-type="float" office:value="1.94267" calcext:value-type="float">
            <text:p>1.94267</text:p>
          </table:table-cell>
          <table:table-cell office:value-type="float" office:value="1.94532" calcext:value-type="float">
            <text:p>1.94532</text:p>
          </table:table-cell>
          <table:table-cell office:value-type="float" office:value="1.5218" calcext:value-type="float">
            <text:p>1.5218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96881" calcext:value-type="float">
            <text:p>1.96881</text:p>
          </table:table-cell>
          <table:table-cell office:value-type="float" office:value="0.779213" calcext:value-type="float">
            <text:p>0.779213</text:p>
          </table:table-cell>
          <table:table-cell office:value-type="float" office:value="1.17508" calcext:value-type="float">
            <text:p>1.17508</text:p>
          </table:table-cell>
          <table:table-cell table:number-columns-repeated="44"/>
          <table:table-cell table:formula="of:=MIN([.A126:.BL126])" office:value-type="float" office:value="0.377009" calcext:value-type="float">
            <text:p>0.377009</text:p>
          </table:table-cell>
          <table:table-cell table:formula="of:=MAX([.A126:.BL126])" office:value-type="float" office:value="1.96881" calcext:value-type="float">
            <text:p>1.968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30307" calcext:value-type="float">
            <text:p>0.30307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25732" calcext:value-type="float">
            <text:p>0.325732</text:p>
          </table:table-cell>
          <table:table-cell office:value-type="float" office:value="0.285196" calcext:value-type="float">
            <text:p>0.285196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0.331955" calcext:value-type="float">
            <text:p>0.331955</text:p>
          </table:table-cell>
          <table:table-cell office:value-type="float" office:value="0.332282" calcext:value-type="float">
            <text:p>0.332282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0.144986" calcext:value-type="float">
            <text:p>0.144986</text:p>
          </table:table-cell>
          <table:table-cell office:value-type="float" office:value="0.362155" calcext:value-type="float">
            <text:p>0.362155</text:p>
          </table:table-cell>
          <table:table-cell office:value-type="float" office:value="0.857633" calcext:value-type="float">
            <text:p>0.857633</text:p>
          </table:table-cell>
          <table:table-cell office:value-type="float" office:value="0.605222" calcext:value-type="float">
            <text:p>0.605222</text:p>
          </table:table-cell>
          <table:table-cell office:value-type="float" office:value="0.702731" calcext:value-type="float">
            <text:p>0.702731</text:p>
          </table:table-cell>
          <table:table-cell office:value-type="float" office:value="0.657182" calcext:value-type="float">
            <text:p>0.657182</text:p>
          </table:table-cell>
          <table:table-cell office:value-type="float" office:value="0.312486" calcext:value-type="float">
            <text:p>0.312486</text:p>
          </table:table-cell>
          <table:table-cell office:value-type="float" office:value="1.33492" calcext:value-type="float">
            <text:p>1.33492</text:p>
          </table:table-cell>
          <table:table-cell office:value-type="float" office:value="0.285837" calcext:value-type="float">
            <text:p>0.285837</text:p>
          </table:table-cell>
          <table:table-cell office:value-type="float" office:value="0.584386" calcext:value-type="float">
            <text:p>0.584386</text:p>
          </table:table-cell>
          <table:table-cell office:value-type="float" office:value="0.358978" calcext:value-type="float">
            <text:p>0.358978</text:p>
          </table:table-cell>
          <table:table-cell office:value-type="float" office:value="0.298855" calcext:value-type="float">
            <text:p>0.298855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0.285918" calcext:value-type="float">
            <text:p>0.285918</text:p>
          </table:table-cell>
          <table:table-cell office:value-type="float" office:value="0.295039" calcext:value-type="float">
            <text:p>0.295039</text:p>
          </table:table-cell>
          <table:table-cell office:value-type="float" office:value="0.404647" calcext:value-type="float">
            <text:p>0.404647</text:p>
          </table:table-cell>
          <table:table-cell office:value-type="float" office:value="0.582691" calcext:value-type="float">
            <text:p>0.582691</text:p>
          </table:table-cell>
          <table:table-cell office:value-type="float" office:value="0.308073" calcext:value-type="float">
            <text:p>0.308073</text:p>
          </table:table-cell>
          <table:table-cell office:value-type="float" office:value="0.989542" calcext:value-type="float">
            <text:p>0.989542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1.73516" calcext:value-type="float">
            <text:p>1.73516</text:p>
          </table:table-cell>
          <table:table-cell office:value-type="float" office:value="0.281721" calcext:value-type="float">
            <text:p>0.281721</text:p>
          </table:table-cell>
          <table:table-cell office:value-type="float" office:value="0.447191" calcext:value-type="float">
            <text:p>0.447191</text:p>
          </table:table-cell>
          <table:table-cell office:value-type="float" office:value="0.496396" calcext:value-type="float">
            <text:p>0.496396</text:p>
          </table:table-cell>
          <table:table-cell table:number-columns-repeated="36"/>
          <table:table-cell table:formula="of:=MIN([.A128:.BL128])" office:value-type="float" office:value="0.14254" calcext:value-type="float">
            <text:p>0.14254</text:p>
          </table:table-cell>
          <table:table-cell table:formula="of:=MAX([.A128:.BL128])" office:value-type="float" office:value="1.73516" calcext:value-type="float">
            <text:p>1.73516</text:p>
          </table:table-cell>
          <table:table-cell table:number-columns-repeated="7"/>
        </table:table-row>
        <table:table-row table:style-name="ro1">
          <table:table-cell office:value-type="float" office:value="0.284277" calcext:value-type="float">
            <text:p>0.284277</text:p>
          </table:table-cell>
          <table:table-cell office:value-type="float" office:value="0.297757" calcext:value-type="float">
            <text:p>0.297757</text:p>
          </table:table-cell>
          <table:table-cell office:value-type="float" office:value="0.289099" calcext:value-type="float">
            <text:p>0.28909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288583" calcext:value-type="float">
            <text:p>0.288583</text:p>
          </table:table-cell>
          <table:table-cell office:value-type="float" office:value="0.291257" calcext:value-type="float">
            <text:p>0.291257</text:p>
          </table:table-cell>
          <table:table-cell office:value-type="float" office:value="0.287234" calcext:value-type="float">
            <text:p>0.287234</text:p>
          </table:table-cell>
          <table:table-cell office:value-type="float" office:value="0.287824" calcext:value-type="float">
            <text:p>0.287824</text:p>
          </table:table-cell>
          <table:table-cell office:value-type="float" office:value="0.892978" calcext:value-type="float">
            <text:p>0.892978</text:p>
          </table:table-cell>
          <table:table-cell office:value-type="float" office:value="0.640575" calcext:value-type="float">
            <text:p>0.640575</text:p>
          </table:table-cell>
          <table:table-cell office:value-type="float" office:value="0.349655" calcext:value-type="float">
            <text:p>0.349655</text:p>
          </table:table-cell>
          <table:table-cell office:value-type="float" office:value="0.293152" calcext:value-type="float">
            <text:p>0.293152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.52757" calcext:value-type="float">
            <text:p>1.52757</text:p>
          </table:table-cell>
          <table:table-cell office:value-type="float" office:value="1.24699" calcext:value-type="float">
            <text:p>1.24699</text:p>
          </table:table-cell>
          <table:table-cell office:value-type="float" office:value="1.23815" calcext:value-type="float">
            <text:p>1.23815</text:p>
          </table:table-cell>
          <table:table-cell office:value-type="float" office:value="1.07763" calcext:value-type="float">
            <text:p>1.07763</text:p>
          </table:table-cell>
          <table:table-cell office:value-type="float" office:value="0.794254" calcext:value-type="float">
            <text:p>0.794254</text:p>
          </table:table-cell>
          <table:table-cell office:value-type="float" office:value="0.513414" calcext:value-type="float">
            <text:p>0.513414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1.17105" calcext:value-type="float">
            <text:p>1.17105</text:p>
          </table:table-cell>
          <table:table-cell office:value-type="float" office:value="1.78042" calcext:value-type="float">
            <text:p>1.78042</text:p>
          </table:table-cell>
          <table:table-cell office:value-type="float" office:value="0.660141" calcext:value-type="float">
            <text:p>0.660141</text:p>
          </table:table-cell>
          <table:table-cell office:value-type="float" office:value="0.142714" calcext:value-type="float">
            <text:p>0.142714</text:p>
          </table:table-cell>
          <table:table-cell office:value-type="float" office:value="1.46938" calcext:value-type="float">
            <text:p>1.46938</text:p>
          </table:table-cell>
          <table:table-cell office:value-type="float" office:value="0.144126" calcext:value-type="float">
            <text:p>0.144126</text:p>
          </table:table-cell>
          <table:table-cell office:value-type="float" office:value="0.91748" calcext:value-type="float">
            <text:p>0.91748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1.3319" calcext:value-type="float">
            <text:p>1.3319</text:p>
          </table:table-cell>
          <table:table-cell office:value-type="float" office:value="0.164512" calcext:value-type="float">
            <text:p>0.164512</text:p>
          </table:table-cell>
          <table:table-cell office:value-type="float" office:value="1.98151" calcext:value-type="float">
            <text:p>1.98151</text:p>
          </table:table-cell>
          <table:table-cell office:value-type="float" office:value="0.599774" calcext:value-type="float">
            <text:p>0.599774</text:p>
          </table:table-cell>
          <table:table-cell table:number-columns-repeated="36"/>
          <table:table-cell table:formula="of:=MIN([.A129:.BL129])" office:value-type="float" office:value="0.142714" calcext:value-type="float">
            <text:p>0.142714</text:p>
          </table:table-cell>
          <table:table-cell table:formula="of:=MAX([.A129:.BL129])" office:value-type="float" office:value="1.98151" calcext:value-type="float">
            <text:p>1.98151</text:p>
          </table:table-cell>
          <table:table-cell table:number-columns-repeated="7"/>
        </table:table-row>
        <table:table-row table:style-name="ro1">
          <table:table-cell office:value-type="float" office:value="0.143738" calcext:value-type="float">
            <text:p>0.143738</text:p>
          </table:table-cell>
          <table:table-cell office:value-type="float" office:value="0.153572" calcext:value-type="float">
            <text:p>0.153572</text:p>
          </table:table-cell>
          <table:table-cell office:value-type="float" office:value="0.386714" calcext:value-type="float">
            <text:p>0.386714</text:p>
          </table:table-cell>
          <table:table-cell office:value-type="float" office:value="0.329345" calcext:value-type="float">
            <text:p>0.329345</text:p>
          </table:table-cell>
          <table:table-cell office:value-type="float" office:value="0.277909" calcext:value-type="float">
            <text:p>0.277909</text:p>
          </table:table-cell>
          <table:table-cell office:value-type="float" office:value="0.288187" calcext:value-type="float">
            <text:p>0.288187</text:p>
          </table:table-cell>
          <table:table-cell office:value-type="float" office:value="0.285559" calcext:value-type="float">
            <text:p>0.285559</text:p>
          </table:table-cell>
          <table:table-cell office:value-type="float" office:value="0.271251" calcext:value-type="float">
            <text:p>0.271251</text:p>
          </table:table-cell>
          <table:table-cell office:value-type="float" office:value="0.274621" calcext:value-type="float">
            <text:p>0.274621</text:p>
          </table:table-cell>
          <table:table-cell office:value-type="float" office:value="0.293871" calcext:value-type="float">
            <text:p>0.293871</text:p>
          </table:table-cell>
          <table:table-cell office:value-type="float" office:value="0.294712" calcext:value-type="float">
            <text:p>0.294712</text:p>
          </table:table-cell>
          <table:table-cell office:value-type="float" office:value="0.294719" calcext:value-type="float">
            <text:p>0.294719</text:p>
          </table:table-cell>
          <table:table-cell office:value-type="float" office:value="1.14967" calcext:value-type="float">
            <text:p>1.14967</text:p>
          </table:table-cell>
          <table:table-cell office:value-type="float" office:value="0.279718" calcext:value-type="float">
            <text:p>0.279718</text:p>
          </table:table-cell>
          <table:table-cell office:value-type="float" office:value="0.948763" calcext:value-type="float">
            <text:p>0.948763</text:p>
          </table:table-cell>
          <table:table-cell office:value-type="float" office:value="0.867414" calcext:value-type="float">
            <text:p>0.867414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1.08358" calcext:value-type="float">
            <text:p>1.08358</text:p>
          </table:table-cell>
          <table:table-cell office:value-type="float" office:value="0.290798" calcext:value-type="float">
            <text:p>0.290798</text:p>
          </table:table-cell>
          <table:table-cell office:value-type="float" office:value="0.285191" calcext:value-type="float">
            <text:p>0.285191</text:p>
          </table:table-cell>
          <table:table-cell office:value-type="float" office:value="0.287796" calcext:value-type="float">
            <text:p>0.287796</text:p>
          </table:table-cell>
          <table:table-cell office:value-type="float" office:value="0.323611" calcext:value-type="float">
            <text:p>0.323611</text:p>
          </table:table-cell>
          <table:table-cell office:value-type="float" office:value="0.177059" calcext:value-type="float">
            <text:p>0.177059</text:p>
          </table:table-cell>
          <table:table-cell office:value-type="float" office:value="1.7094" calcext:value-type="float">
            <text:p>1.7094</text:p>
          </table:table-cell>
          <table:table-cell office:value-type="float" office:value="0.508673" calcext:value-type="float">
            <text:p>0.508673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308984" calcext:value-type="float">
            <text:p>0.308984</text:p>
          </table:table-cell>
          <table:table-cell office:value-type="float" office:value="0.267432" calcext:value-type="float">
            <text:p>0.267432</text:p>
          </table:table-cell>
          <table:table-cell office:value-type="float" office:value="0.436172" calcext:value-type="float">
            <text:p>0.436172</text:p>
          </table:table-cell>
          <table:table-cell office:value-type="float" office:value="0.323371" calcext:value-type="float">
            <text:p>0.323371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67359" calcext:value-type="float">
            <text:p>0.167359</text:p>
          </table:table-cell>
          <table:table-cell table:number-columns-repeated="36"/>
          <table:table-cell table:formula="of:=MIN([.A130:.BL130])" office:value-type="float" office:value="0.143738" calcext:value-type="float">
            <text:p>0.143738</text:p>
          </table:table-cell>
          <table:table-cell table:formula="of:=MAX([.A130:.BL130])" office:value-type="float" office:value="1.7094" calcext:value-type="float">
            <text:p>1.7094</text:p>
          </table:table-cell>
          <table:table-cell table:number-columns-repeated="7"/>
        </table:table-row>
        <table:table-row table:style-name="ro1">
          <table:table-cell office:value-type="float" office:value="0.28342" calcext:value-type="float">
            <text:p>0.28342</text:p>
          </table:table-cell>
          <table:table-cell office:value-type="float" office:value="0.289124" calcext:value-type="float">
            <text:p>0.289124</text:p>
          </table:table-cell>
          <table:table-cell office:value-type="float" office:value="0.605937" calcext:value-type="float">
            <text:p>0.605937</text:p>
          </table:table-cell>
          <table:table-cell office:value-type="float" office:value="0.351899" calcext:value-type="float">
            <text:p>0.351899</text:p>
          </table:table-cell>
          <table:table-cell office:value-type="float" office:value="0.379386" calcext:value-type="float">
            <text:p>0.379386</text:p>
          </table:table-cell>
          <table:table-cell office:value-type="float" office:value="0.316697" calcext:value-type="float">
            <text:p>0.316697</text:p>
          </table:table-cell>
          <table:table-cell office:value-type="float" office:value="0.547973" calcext:value-type="float">
            <text:p>0.547973</text:p>
          </table:table-cell>
          <table:table-cell office:value-type="float" office:value="0.551231" calcext:value-type="float">
            <text:p>0.551231</text:p>
          </table:table-cell>
          <table:table-cell office:value-type="float" office:value="0.585929" calcext:value-type="float">
            <text:p>0.585929</text:p>
          </table:table-cell>
          <table:table-cell office:value-type="float" office:value="0.352893" calcext:value-type="float">
            <text:p>0.352893</text:p>
          </table:table-cell>
          <table:table-cell office:value-type="float" office:value="0.144462" calcext:value-type="float">
            <text:p>0.144462</text:p>
          </table:table-cell>
          <table:table-cell office:value-type="float" office:value="0.31152" calcext:value-type="float">
            <text:p>0.31152</text:p>
          </table:table-cell>
          <table:table-cell office:value-type="float" office:value="0.144649" calcext:value-type="float">
            <text:p>0.144649</text:p>
          </table:table-cell>
          <table:table-cell office:value-type="float" office:value="0.511664" calcext:value-type="float">
            <text:p>0.511664</text:p>
          </table:table-cell>
          <table:table-cell office:value-type="float" office:value="0.691907" calcext:value-type="float">
            <text:p>0.691907</text:p>
          </table:table-cell>
          <table:table-cell office:value-type="float" office:value="0.46567" calcext:value-type="float">
            <text:p>0.46567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0.747362" calcext:value-type="float">
            <text:p>0.747362</text:p>
          </table:table-cell>
          <table:table-cell office:value-type="float" office:value="1.90589" calcext:value-type="float">
            <text:p>1.90589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61368" calcext:value-type="float">
            <text:p>0.61368</text:p>
          </table:table-cell>
          <table:table-cell office:value-type="float" office:value="1.43186" calcext:value-type="float">
            <text:p>1.43186</text:p>
          </table:table-cell>
          <table:table-cell office:value-type="float" office:value="0.558474" calcext:value-type="float">
            <text:p>0.558474</text:p>
          </table:table-cell>
          <table:table-cell office:value-type="float" office:value="0.440362" calcext:value-type="float">
            <text:p>0.440362</text:p>
          </table:table-cell>
          <table:table-cell office:value-type="float" office:value="2.17338" calcext:value-type="float">
            <text:p>2.17338</text:p>
          </table:table-cell>
          <table:table-cell office:value-type="float" office:value="0.963875" calcext:value-type="float">
            <text:p>0.963875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982824" calcext:value-type="float">
            <text:p>0.982824</text:p>
          </table:table-cell>
          <table:table-cell office:value-type="float" office:value="0.250972" calcext:value-type="float">
            <text:p>0.250972</text:p>
          </table:table-cell>
          <table:table-cell office:value-type="float" office:value="0.816083" calcext:value-type="float">
            <text:p>0.816083</text:p>
          </table:table-cell>
          <table:table-cell office:value-type="float" office:value="1.75467" calcext:value-type="float">
            <text:p>1.75467</text:p>
          </table:table-cell>
          <table:table-cell office:value-type="float" office:value="1.71893" calcext:value-type="float">
            <text:p>1.71893</text:p>
          </table:table-cell>
          <table:table-cell table:number-columns-repeated="36"/>
          <table:table-cell table:formula="of:=MIN([.A131:.BL131])" office:value-type="float" office:value="0.144462" calcext:value-type="float">
            <text:p>0.144462</text:p>
          </table:table-cell>
          <table:table-cell table:formula="of:=MAX([.A131:.BL131])" office:value-type="float" office:value="2.17338" calcext:value-type="float">
            <text:p>2.17338</text:p>
          </table:table-cell>
          <table:table-cell table:number-columns-repeated="7"/>
        </table:table-row>
        <table:table-row table:style-name="ro1">
          <table:table-cell office:value-type="float" office:value="0.288556" calcext:value-type="float">
            <text:p>0.288556</text:p>
          </table:table-cell>
          <table:table-cell office:value-type="float" office:value="0.333293" calcext:value-type="float">
            <text:p>0.333293</text:p>
          </table:table-cell>
          <table:table-cell office:value-type="float" office:value="0.408677" calcext:value-type="float">
            <text:p>0.408677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518629" calcext:value-type="float">
            <text:p>0.518629</text:p>
          </table:table-cell>
          <table:table-cell office:value-type="float" office:value="0.298139" calcext:value-type="float">
            <text:p>0.298139</text:p>
          </table:table-cell>
          <table:table-cell office:value-type="float" office:value="0.35508" calcext:value-type="float">
            <text:p>0.35508</text:p>
          </table:table-cell>
          <table:table-cell office:value-type="float" office:value="0.412968" calcext:value-type="float">
            <text:p>0.412968</text:p>
          </table:table-cell>
          <table:table-cell office:value-type="float" office:value="1.05287" calcext:value-type="float">
            <text:p>1.05287</text:p>
          </table:table-cell>
          <table:table-cell office:value-type="float" office:value="0.813181" calcext:value-type="float">
            <text:p>0.813181</text:p>
          </table:table-cell>
          <table:table-cell office:value-type="float" office:value="0.759305" calcext:value-type="float">
            <text:p>0.759305</text:p>
          </table:table-cell>
          <table:table-cell office:value-type="float" office:value="0.312541" calcext:value-type="float">
            <text:p>0.312541</text:p>
          </table:table-cell>
          <table:table-cell office:value-type="float" office:value="1.1044" calcext:value-type="float">
            <text:p>1.1044</text:p>
          </table:table-cell>
          <table:table-cell office:value-type="float" office:value="0.517421" calcext:value-type="float">
            <text:p>0.517421</text:p>
          </table:table-cell>
          <table:table-cell office:value-type="float" office:value="0.299689" calcext:value-type="float">
            <text:p>0.299689</text:p>
          </table:table-cell>
          <table:table-cell office:value-type="float" office:value="1.21195" calcext:value-type="float">
            <text:p>1.21195</text:p>
          </table:table-cell>
          <table:table-cell office:value-type="float" office:value="1.14188" calcext:value-type="float">
            <text:p>1.14188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1.41224" calcext:value-type="float">
            <text:p>1.41224</text:p>
          </table:table-cell>
          <table:table-cell office:value-type="float" office:value="0.855862" calcext:value-type="float">
            <text:p>0.855862</text:p>
          </table:table-cell>
          <table:table-cell office:value-type="float" office:value="0.269198" calcext:value-type="float">
            <text:p>0.269198</text:p>
          </table:table-cell>
          <table:table-cell office:value-type="float" office:value="0.285876" calcext:value-type="float">
            <text:p>0.285876</text:p>
          </table:table-cell>
          <table:table-cell office:value-type="float" office:value="0.308397" calcext:value-type="float">
            <text:p>0.308397</text:p>
          </table:table-cell>
          <table:table-cell office:value-type="float" office:value="0.334915" calcext:value-type="float">
            <text:p>0.334915</text:p>
          </table:table-cell>
          <table:table-cell office:value-type="float" office:value="0.898049" calcext:value-type="float">
            <text:p>0.898049</text:p>
          </table:table-cell>
          <table:table-cell office:value-type="float" office:value="1.22852" calcext:value-type="float">
            <text:p>1.22852</text:p>
          </table:table-cell>
          <table:table-cell office:value-type="float" office:value="0.296075" calcext:value-type="float">
            <text:p>0.296075</text:p>
          </table:table-cell>
          <table:table-cell office:value-type="float" office:value="0.296656" calcext:value-type="float">
            <text:p>0.296656</text:p>
          </table:table-cell>
          <table:table-cell office:value-type="float" office:value="0.315168" calcext:value-type="float">
            <text:p>0.315168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196929" calcext:value-type="float">
            <text:p>0.196929</text:p>
          </table:table-cell>
          <table:table-cell office:value-type="float" office:value="0.113349" calcext:value-type="float">
            <text:p>0.113349</text:p>
          </table:table-cell>
          <table:table-cell table:number-columns-repeated="36"/>
          <table:table-cell table:formula="of:=MIN([.A132:.BL132])" office:value-type="float" office:value="0.113349" calcext:value-type="float">
            <text:p>0.113349</text:p>
          </table:table-cell>
          <table:table-cell table:formula="of:=MAX([.A132:.BL132])" office:value-type="float" office:value="1.41224" calcext:value-type="float">
            <text:p>1.41224</text:p>
          </table:table-cell>
          <table:table-cell table:number-columns-repeated="7"/>
        </table:table-row>
        <table:table-row table:style-name="ro1">
          <table:table-cell office:value-type="float" office:value="0.286336" calcext:value-type="float">
            <text:p>0.286336</text:p>
          </table:table-cell>
          <table:table-cell office:value-type="float" office:value="0.282495" calcext:value-type="float">
            <text:p>0.282495</text:p>
          </table:table-cell>
          <table:table-cell office:value-type="float" office:value="0.288016" calcext:value-type="float">
            <text:p>0.288016</text:p>
          </table:table-cell>
          <table:table-cell office:value-type="float" office:value="0.289247" calcext:value-type="float">
            <text:p>0.289247</text:p>
          </table:table-cell>
          <table:table-cell office:value-type="float" office:value="0.288529" calcext:value-type="float">
            <text:p>0.288529</text:p>
          </table:table-cell>
          <table:table-cell office:value-type="float" office:value="0.293098" calcext:value-type="float">
            <text:p>0.293098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1.15328" calcext:value-type="float">
            <text:p>1.15328</text:p>
          </table:table-cell>
          <table:table-cell office:value-type="float" office:value="0.88967" calcext:value-type="float">
            <text:p>0.88967</text:p>
          </table:table-cell>
          <table:table-cell office:value-type="float" office:value="0.630824" calcext:value-type="float">
            <text:p>0.630824</text:p>
          </table:table-cell>
          <table:table-cell office:value-type="float" office:value="1.22703" calcext:value-type="float">
            <text:p>1.22703</text:p>
          </table:table-cell>
          <table:table-cell office:value-type="float" office:value="0.947494" calcext:value-type="float">
            <text:p>0.947494</text:p>
          </table:table-cell>
          <table:table-cell office:value-type="float" office:value="0.677013" calcext:value-type="float">
            <text:p>0.677013</text:p>
          </table:table-cell>
          <table:table-cell office:value-type="float" office:value="0.289901" calcext:value-type="float">
            <text:p>0.289901</text:p>
          </table:table-cell>
          <table:table-cell office:value-type="float" office:value="0.284315" calcext:value-type="float">
            <text:p>0.284315</text:p>
          </table:table-cell>
          <table:table-cell office:value-type="float" office:value="0.876365" calcext:value-type="float">
            <text:p>0.876365</text:p>
          </table:table-cell>
          <table:table-cell office:value-type="float" office:value="1.76501" calcext:value-type="float">
            <text:p>1.76501</text:p>
          </table:table-cell>
          <table:table-cell office:value-type="float" office:value="1.50358" calcext:value-type="float">
            <text:p>1.50358</text:p>
          </table:table-cell>
          <table:table-cell office:value-type="float" office:value="0.643405" calcext:value-type="float">
            <text:p>0.643405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0.784453" calcext:value-type="float">
            <text:p>0.784453</text:p>
          </table:table-cell>
          <table:table-cell office:value-type="float" office:value="0.276211" calcext:value-type="float">
            <text:p>0.276211</text:p>
          </table:table-cell>
          <table:table-cell office:value-type="float" office:value="1.18207" calcext:value-type="float">
            <text:p>1.18207</text:p>
          </table:table-cell>
          <table:table-cell office:value-type="float" office:value="0.850858" calcext:value-type="float">
            <text:p>0.850858</text:p>
          </table:table-cell>
          <table:table-cell office:value-type="float" office:value="0.857306" calcext:value-type="float">
            <text:p>0.857306</text:p>
          </table:table-cell>
          <table:table-cell office:value-type="float" office:value="0.658202" calcext:value-type="float">
            <text:p>0.658202</text:p>
          </table:table-cell>
          <table:table-cell office:value-type="float" office:value="1.27464" calcext:value-type="float">
            <text:p>1.27464</text:p>
          </table:table-cell>
          <table:table-cell office:value-type="float" office:value="1.00519" calcext:value-type="float">
            <text:p>1.00519</text:p>
          </table:table-cell>
          <table:table-cell office:value-type="float" office:value="1.07603" calcext:value-type="float">
            <text:p>1.07603</text:p>
          </table:table-cell>
          <table:table-cell office:value-type="float" office:value="0.260581" calcext:value-type="float">
            <text:p>0.260581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11663" calcext:value-type="float">
            <text:p>0.11663</text:p>
          </table:table-cell>
          <table:table-cell table:number-columns-repeated="36"/>
          <table:table-cell table:formula="of:=MIN([.A133:.BL133])" office:value-type="float" office:value="0.11663" calcext:value-type="float">
            <text:p>0.11663</text:p>
          </table:table-cell>
          <table:table-cell table:formula="of:=MAX([.A133:.BL133])" office:value-type="float" office:value="1.76501" calcext:value-type="float">
            <text:p>1.76501</text:p>
          </table:table-cell>
          <table:table-cell table:number-columns-repeated="7"/>
        </table:table-row>
        <table:table-row table:style-name="ro1">
          <table:table-cell office:value-type="float" office:value="0.284916" calcext:value-type="float">
            <text:p>0.284916</text:p>
          </table:table-cell>
          <table:table-cell office:value-type="float" office:value="0.285063" calcext:value-type="float">
            <text:p>0.285063</text:p>
          </table:table-cell>
          <table:table-cell office:value-type="float" office:value="0.317745" calcext:value-type="float">
            <text:p>0.317745</text:p>
          </table:table-cell>
          <table:table-cell office:value-type="float" office:value="0.325811" calcext:value-type="float">
            <text:p>0.325811</text:p>
          </table:table-cell>
          <table:table-cell office:value-type="float" office:value="0.287548" calcext:value-type="float">
            <text:p>0.287548</text:p>
          </table:table-cell>
          <table:table-cell office:value-type="float" office:value="0.317309" calcext:value-type="float">
            <text:p>0.317309</text:p>
          </table:table-cell>
          <table:table-cell office:value-type="float" office:value="0.309651" calcext:value-type="float">
            <text:p>0.309651</text:p>
          </table:table-cell>
          <table:table-cell office:value-type="float" office:value="0.599801" calcext:value-type="float">
            <text:p>0.599801</text:p>
          </table:table-cell>
          <table:table-cell office:value-type="float" office:value="0.594137" calcext:value-type="float">
            <text:p>0.594137</text:p>
          </table:table-cell>
          <table:table-cell office:value-type="float" office:value="0.298034" calcext:value-type="float">
            <text:p>0.298034</text:p>
          </table:table-cell>
          <table:table-cell office:value-type="float" office:value="0.318297" calcext:value-type="float">
            <text:p>0.318297</text:p>
          </table:table-cell>
          <table:table-cell office:value-type="float" office:value="0.356844" calcext:value-type="float">
            <text:p>0.356844</text:p>
          </table:table-cell>
          <table:table-cell office:value-type="float" office:value="0.287167" calcext:value-type="float">
            <text:p>0.287167</text:p>
          </table:table-cell>
          <table:table-cell office:value-type="float" office:value="0.284789" calcext:value-type="float">
            <text:p>0.284789</text:p>
          </table:table-cell>
          <table:table-cell office:value-type="float" office:value="0.57498" calcext:value-type="float">
            <text:p>0.57498</text:p>
          </table:table-cell>
          <table:table-cell office:value-type="float" office:value="0.550988" calcext:value-type="float">
            <text:p>0.550988</text:p>
          </table:table-cell>
          <table:table-cell office:value-type="float" office:value="0.573731" calcext:value-type="float">
            <text:p>0.573731</text:p>
          </table:table-cell>
          <table:table-cell office:value-type="float" office:value="0.573967" calcext:value-type="float">
            <text:p>0.573967</text:p>
          </table:table-cell>
          <table:table-cell office:value-type="float" office:value="0.937193" calcext:value-type="float">
            <text:p>0.937193</text:p>
          </table:table-cell>
          <table:table-cell office:value-type="float" office:value="0.364572" calcext:value-type="float">
            <text:p>0.364572</text:p>
          </table:table-cell>
          <table:table-cell office:value-type="float" office:value="1.14893" calcext:value-type="float">
            <text:p>1.14893</text:p>
          </table:table-cell>
          <table:table-cell office:value-type="float" office:value="0.898408" calcext:value-type="float">
            <text:p>0.898408</text:p>
          </table:table-cell>
          <table:table-cell office:value-type="float" office:value="1.63344" calcext:value-type="float">
            <text:p>1.63344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282676" calcext:value-type="float">
            <text:p>0.282676</text:p>
          </table:table-cell>
          <table:table-cell office:value-type="float" office:value="0.577878" calcext:value-type="float">
            <text:p>0.577878</text:p>
          </table:table-cell>
          <table:table-cell office:value-type="float" office:value="1.90168" calcext:value-type="float">
            <text:p>1.90168</text:p>
          </table:table-cell>
          <table:table-cell office:value-type="float" office:value="1.98998" calcext:value-type="float">
            <text:p>1.98998</text:p>
          </table:table-cell>
          <table:table-cell office:value-type="float" office:value="1.03921" calcext:value-type="float">
            <text:p>1.03921</text:p>
          </table:table-cell>
          <table:table-cell office:value-type="float" office:value="1.97631" calcext:value-type="float">
            <text:p>1.97631</text:p>
          </table:table-cell>
          <table:table-cell office:value-type="float" office:value="0.165403" calcext:value-type="float">
            <text:p>0.165403</text:p>
          </table:table-cell>
          <table:table-cell office:value-type="float" office:value="0.247597" calcext:value-type="float">
            <text:p>0.247597</text:p>
          </table:table-cell>
          <table:table-cell table:number-columns-repeated="36"/>
          <table:table-cell table:formula="of:=MIN([.A134:.BL134])" office:value-type="float" office:value="0.165403" calcext:value-type="float">
            <text:p>0.165403</text:p>
          </table:table-cell>
          <table:table-cell table:formula="of:=MAX([.A134:.BL134])" office:value-type="float" office:value="1.98998" calcext:value-type="float">
            <text:p>1.98998</text:p>
          </table:table-cell>
          <table:table-cell table:number-columns-repeated="7"/>
        </table:table-row>
        <table:table-row table:style-name="ro1">
          <table:table-cell office:value-type="float" office:value="0.281659" calcext:value-type="float">
            <text:p>0.281659</text:p>
          </table:table-cell>
          <table:table-cell office:value-type="float" office:value="0.299213" calcext:value-type="float">
            <text:p>0.299213</text:p>
          </table:table-cell>
          <table:table-cell office:value-type="float" office:value="0.306097" calcext:value-type="float">
            <text:p>0.306097</text:p>
          </table:table-cell>
          <table:table-cell office:value-type="float" office:value="0.306573" calcext:value-type="float">
            <text:p>0.306573</text:p>
          </table:table-cell>
          <table:table-cell office:value-type="float" office:value="0.297241" calcext:value-type="float">
            <text:p>0.297241</text:p>
          </table:table-cell>
          <table:table-cell office:value-type="float" office:value="0.300605" calcext:value-type="float">
            <text:p>0.300605</text:p>
          </table:table-cell>
          <table:table-cell office:value-type="float" office:value="0.143845" calcext:value-type="float">
            <text:p>0.143845</text:p>
          </table:table-cell>
          <table:table-cell office:value-type="float" office:value="0.14002" calcext:value-type="float">
            <text:p>0.14002</text:p>
          </table:table-cell>
          <table:table-cell office:value-type="float" office:value="0.302747" calcext:value-type="float">
            <text:p>0.302747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42884" calcext:value-type="float">
            <text:p>0.142884</text:p>
          </table:table-cell>
          <table:table-cell office:value-type="float" office:value="0.607073" calcext:value-type="float">
            <text:p>0.607073</text:p>
          </table:table-cell>
          <table:table-cell office:value-type="float" office:value="0.302714" calcext:value-type="float">
            <text:p>0.302714</text:p>
          </table:table-cell>
          <table:table-cell office:value-type="float" office:value="0.142383" calcext:value-type="float">
            <text:p>0.142383</text:p>
          </table:table-cell>
          <table:table-cell office:value-type="float" office:value="1.50156" calcext:value-type="float">
            <text:p>1.50156</text:p>
          </table:table-cell>
          <table:table-cell office:value-type="float" office:value="1.81459" calcext:value-type="float">
            <text:p>1.81459</text:p>
          </table:table-cell>
          <table:table-cell office:value-type="float" office:value="1.51909" calcext:value-type="float">
            <text:p>1.51909</text:p>
          </table:table-cell>
          <table:table-cell office:value-type="float" office:value="1.2277" calcext:value-type="float">
            <text:p>1.2277</text:p>
          </table:table-cell>
          <table:table-cell office:value-type="float" office:value="0.945235" calcext:value-type="float">
            <text:p>0.945235</text:p>
          </table:table-cell>
          <table:table-cell office:value-type="float" office:value="1.26125" calcext:value-type="float">
            <text:p>1.26125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359198" calcext:value-type="float">
            <text:p>0.359198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2.19471" calcext:value-type="float">
            <text:p>2.19471</text:p>
          </table:table-cell>
          <table:table-cell office:value-type="float" office:value="0.700473" calcext:value-type="float">
            <text:p>0.700473</text:p>
          </table:table-cell>
          <table:table-cell office:value-type="float" office:value="1.63466" calcext:value-type="float">
            <text:p>1.63466</text:p>
          </table:table-cell>
          <table:table-cell office:value-type="float" office:value="1.95583" calcext:value-type="float">
            <text:p>1.95583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2.00422" calcext:value-type="float">
            <text:p>2.00422</text:p>
          </table:table-cell>
          <table:table-cell office:value-type="float" office:value="2.06862" calcext:value-type="float">
            <text:p>2.06862</text:p>
          </table:table-cell>
          <table:table-cell office:value-type="float" office:value="0.853607" calcext:value-type="float">
            <text:p>0.853607</text:p>
          </table:table-cell>
          <table:table-cell office:value-type="float" office:value="0.123979" calcext:value-type="float">
            <text:p>0.123979</text:p>
          </table:table-cell>
          <table:table-cell table:number-columns-repeated="36"/>
          <table:table-cell table:formula="of:=MIN([.A135:.BL135])" office:value-type="float" office:value="0.123979" calcext:value-type="float">
            <text:p>0.123979</text:p>
          </table:table-cell>
          <table:table-cell table:formula="of:=MAX([.A135:.BL135])" office:value-type="float" office:value="2.19471" calcext:value-type="float">
            <text:p>2.19471</text:p>
          </table:table-cell>
          <table:table-cell table:number-columns-repeated="7"/>
        </table:table-row>
        <table:table-row table:style-name="ro1">
          <table:table-cell office:value-type="float" office:value="0.144291" calcext:value-type="float">
            <text:p>0.144291</text:p>
          </table:table-cell>
          <table:table-cell office:value-type="float" office:value="0.14339" calcext:value-type="float">
            <text:p>0.14339</text:p>
          </table:table-cell>
          <table:table-cell office:value-type="float" office:value="0.147625" calcext:value-type="float">
            <text:p>0.147625</text:p>
          </table:table-cell>
          <table:table-cell office:value-type="float" office:value="0.157598" calcext:value-type="float">
            <text:p>0.157598</text:p>
          </table:table-cell>
          <table:table-cell office:value-type="float" office:value="0.157072" calcext:value-type="float">
            <text:p>0.157072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60198" calcext:value-type="float">
            <text:p>0.60198</text:p>
          </table:table-cell>
          <table:table-cell office:value-type="float" office:value="0.161611" calcext:value-type="float">
            <text:p>0.161611</text:p>
          </table:table-cell>
          <table:table-cell office:value-type="float" office:value="1.01709" calcext:value-type="float">
            <text:p>1.01709</text:p>
          </table:table-cell>
          <table:table-cell office:value-type="float" office:value="0.887197" calcext:value-type="float">
            <text:p>0.887197</text:p>
          </table:table-cell>
          <table:table-cell office:value-type="float" office:value="0.63399" calcext:value-type="float">
            <text:p>0.63399</text:p>
          </table:table-cell>
          <table:table-cell office:value-type="float" office:value="0.498515" calcext:value-type="float">
            <text:p>0.498515</text:p>
          </table:table-cell>
          <table:table-cell office:value-type="float" office:value="0.42062" calcext:value-type="float">
            <text:p>0.42062</text:p>
          </table:table-cell>
          <table:table-cell office:value-type="float" office:value="0.386306" calcext:value-type="float">
            <text:p>0.386306</text:p>
          </table:table-cell>
          <table:table-cell office:value-type="float" office:value="0.438559" calcext:value-type="float">
            <text:p>0.438559</text:p>
          </table:table-cell>
          <table:table-cell office:value-type="float" office:value="0.443866" calcext:value-type="float">
            <text:p>0.443866</text:p>
          </table:table-cell>
          <table:table-cell office:value-type="float" office:value="0.496053" calcext:value-type="float">
            <text:p>0.496053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56439" calcext:value-type="float">
            <text:p>0.56439</text:p>
          </table:table-cell>
          <table:table-cell office:value-type="float" office:value="0.543886" calcext:value-type="float">
            <text:p>0.543886</text:p>
          </table:table-cell>
          <table:table-cell office:value-type="float" office:value="1.91723" calcext:value-type="float">
            <text:p>1.91723</text:p>
          </table:table-cell>
          <table:table-cell office:value-type="float" office:value="0.501907" calcext:value-type="float">
            <text:p>0.501907</text:p>
          </table:table-cell>
          <table:table-cell office:value-type="float" office:value="1.98066" calcext:value-type="float">
            <text:p>1.98066</text:p>
          </table:table-cell>
          <table:table-cell office:value-type="float" office:value="1.86744" calcext:value-type="float">
            <text:p>1.86744</text:p>
          </table:table-cell>
          <table:table-cell office:value-type="float" office:value="0.530276" calcext:value-type="float">
            <text:p>0.530276</text:p>
          </table:table-cell>
          <table:table-cell office:value-type="float" office:value="1.62302" calcext:value-type="float">
            <text:p>1.62302</text:p>
          </table:table-cell>
          <table:table-cell office:value-type="float" office:value="1.79124" calcext:value-type="float">
            <text:p>1.79124</text:p>
          </table:table-cell>
          <table:table-cell office:value-type="float" office:value="0.290045" calcext:value-type="float">
            <text:p>0.290045</text:p>
          </table:table-cell>
          <table:table-cell office:value-type="float" office:value="0.41805" calcext:value-type="float">
            <text:p>0.41805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285568" calcext:value-type="float">
            <text:p>0.285568</text:p>
          </table:table-cell>
          <table:table-cell office:value-type="float" office:value="0.183072" calcext:value-type="float">
            <text:p>0.183072</text:p>
          </table:table-cell>
          <table:table-cell table:number-columns-repeated="36"/>
          <table:table-cell table:formula="of:=MIN([.A136:.BL136])" office:value-type="float" office:value="0.14339" calcext:value-type="float">
            <text:p>0.14339</text:p>
          </table:table-cell>
          <table:table-cell table:formula="of:=MAX([.A136:.BL136])" office:value-type="float" office:value="1.98066" calcext:value-type="float">
            <text:p>1.98066</text:p>
          </table:table-cell>
          <table:table-cell table:number-columns-repeated="7"/>
        </table:table-row>
        <table:table-row table:style-name="ro1">
          <table:table-cell office:value-type="float" office:value="0.300463" calcext:value-type="float">
            <text:p>0.300463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330109" calcext:value-type="float">
            <text:p>0.330109</text:p>
          </table:table-cell>
          <table:table-cell office:value-type="float" office:value="0.286158" calcext:value-type="float">
            <text:p>0.286158</text:p>
          </table:table-cell>
          <table:table-cell office:value-type="float" office:value="0.289126" calcext:value-type="float">
            <text:p>0.289126</text:p>
          </table:table-cell>
          <table:table-cell office:value-type="float" office:value="0.575457" calcext:value-type="float">
            <text:p>0.575457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0.301415" calcext:value-type="float">
            <text:p>0.301415</text:p>
          </table:table-cell>
          <table:table-cell office:value-type="float" office:value="0.363194" calcext:value-type="float">
            <text:p>0.363194</text:p>
          </table:table-cell>
          <table:table-cell office:value-type="float" office:value="0.984292" calcext:value-type="float">
            <text:p>0.984292</text:p>
          </table:table-cell>
          <table:table-cell office:value-type="float" office:value="0.249496" calcext:value-type="float">
            <text:p>0.249496</text:p>
          </table:table-cell>
          <table:table-cell office:value-type="float" office:value="0.880713" calcext:value-type="float">
            <text:p>0.880713</text:p>
          </table:table-cell>
          <table:table-cell office:value-type="float" office:value="0.290569" calcext:value-type="float">
            <text:p>0.290569</text:p>
          </table:table-cell>
          <table:table-cell office:value-type="float" office:value="0.873617" calcext:value-type="float">
            <text:p>0.873617</text:p>
          </table:table-cell>
          <table:table-cell office:value-type="float" office:value="0.879666" calcext:value-type="float">
            <text:p>0.879666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0.811793" calcext:value-type="float">
            <text:p>0.811793</text:p>
          </table:table-cell>
          <table:table-cell office:value-type="float" office:value="1.12842" calcext:value-type="float">
            <text:p>1.12842</text:p>
          </table:table-cell>
          <table:table-cell office:value-type="float" office:value="0.611198" calcext:value-type="float">
            <text:p>0.611198</text:p>
          </table:table-cell>
          <table:table-cell office:value-type="float" office:value="0.411978" calcext:value-type="float">
            <text:p>0.411978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144969" calcext:value-type="float">
            <text:p>0.144969</text:p>
          </table:table-cell>
          <table:table-cell office:value-type="float" office:value="0.339312" calcext:value-type="float">
            <text:p>0.339312</text:p>
          </table:table-cell>
          <table:table-cell office:value-type="float" office:value="0.375565" calcext:value-type="float">
            <text:p>0.375565</text:p>
          </table:table-cell>
          <table:table-cell office:value-type="float" office:value="0.283236" calcext:value-type="float">
            <text:p>0.283236</text:p>
          </table:table-cell>
          <table:table-cell office:value-type="float" office:value="0.304225" calcext:value-type="float">
            <text:p>0.304225</text:p>
          </table:table-cell>
          <table:table-cell office:value-type="float" office:value="0.309639" calcext:value-type="float">
            <text:p>0.309639</text:p>
          </table:table-cell>
          <table:table-cell office:value-type="float" office:value="0.752408" calcext:value-type="float">
            <text:p>0.752408</text:p>
          </table:table-cell>
          <table:table-cell office:value-type="float" office:value="0.293246" calcext:value-type="float">
            <text:p>0.293246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0.35393" calcext:value-type="float">
            <text:p>0.35393</text:p>
          </table:table-cell>
          <table:table-cell table:number-columns-repeated="36"/>
          <table:table-cell table:formula="of:=MIN([.A137:.BL137])" office:value-type="float" office:value="0.144969" calcext:value-type="float">
            <text:p>0.144969</text:p>
          </table:table-cell>
          <table:table-cell table:formula="of:=MAX([.A137:.BL137])" office:value-type="float" office:value="1.12842" calcext:value-type="float">
            <text:p>1.12842</text:p>
          </table:table-cell>
          <table:table-cell table:number-columns-repeated="7"/>
        </table:table-row>
        <table:table-row table:style-name="ro1">
          <table:table-cell office:value-type="float" office:value="0.296588" calcext:value-type="float">
            <text:p>0.296588</text:p>
          </table:table-cell>
          <table:table-cell office:value-type="float" office:value="0.302535" calcext:value-type="float">
            <text:p>0.302535</text:p>
          </table:table-cell>
          <table:table-cell office:value-type="float" office:value="0.305956" calcext:value-type="float">
            <text:p>0.305956</text:p>
          </table:table-cell>
          <table:table-cell office:value-type="float" office:value="0.321678" calcext:value-type="float">
            <text:p>0.321678</text:p>
          </table:table-cell>
          <table:table-cell office:value-type="float" office:value="0.298397" calcext:value-type="float">
            <text:p>0.298397</text:p>
          </table:table-cell>
          <table:table-cell office:value-type="float" office:value="0.317958" calcext:value-type="float">
            <text:p>0.317958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575838" calcext:value-type="float">
            <text:p>0.575838</text:p>
          </table:table-cell>
          <table:table-cell office:value-type="float" office:value="0.291904" calcext:value-type="float">
            <text:p>0.291904</text:p>
          </table:table-cell>
          <table:table-cell office:value-type="float" office:value="0.66703" calcext:value-type="float">
            <text:p>0.66703</text:p>
          </table:table-cell>
          <table:table-cell office:value-type="float" office:value="0.291479" calcext:value-type="float">
            <text:p>0.291479</text:p>
          </table:table-cell>
          <table:table-cell office:value-type="float" office:value="0.29336" calcext:value-type="float">
            <text:p>0.29336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0.287616" calcext:value-type="float">
            <text:p>0.287616</text:p>
          </table:table-cell>
          <table:table-cell office:value-type="float" office:value="0.295213" calcext:value-type="float">
            <text:p>0.295213</text:p>
          </table:table-cell>
          <table:table-cell office:value-type="float" office:value="1.17653" calcext:value-type="float">
            <text:p>1.17653</text:p>
          </table:table-cell>
          <table:table-cell office:value-type="float" office:value="0.293059" calcext:value-type="float">
            <text:p>0.293059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4303" calcext:value-type="float">
            <text:p>1.4303</text:p>
          </table:table-cell>
          <table:table-cell office:value-type="float" office:value="1.43791" calcext:value-type="float">
            <text:p>1.43791</text:p>
          </table:table-cell>
          <table:table-cell office:value-type="float" office:value="0.289479" calcext:value-type="float">
            <text:p>0.289479</text:p>
          </table:table-cell>
          <table:table-cell office:value-type="float" office:value="1.16412" calcext:value-type="float">
            <text:p>1.16412</text:p>
          </table:table-cell>
          <table:table-cell office:value-type="float" office:value="0.281179" calcext:value-type="float">
            <text:p>0.281179</text:p>
          </table:table-cell>
          <table:table-cell office:value-type="float" office:value="1.7894" calcext:value-type="float">
            <text:p>1.7894</text:p>
          </table:table-cell>
          <table:table-cell office:value-type="float" office:value="0.353715" calcext:value-type="float">
            <text:p>0.353715</text:p>
          </table:table-cell>
          <table:table-cell office:value-type="float" office:value="0.938628" calcext:value-type="float">
            <text:p>0.938628</text:p>
          </table:table-cell>
          <table:table-cell office:value-type="float" office:value="1.8398" calcext:value-type="float">
            <text:p>1.8398</text:p>
          </table:table-cell>
          <table:table-cell office:value-type="float" office:value="0.220503" calcext:value-type="float">
            <text:p>0.220503</text:p>
          </table:table-cell>
          <table:table-cell office:value-type="float" office:value="0.479532" calcext:value-type="float">
            <text:p>0.479532</text:p>
          </table:table-cell>
          <table:table-cell office:value-type="float" office:value="0.264825" calcext:value-type="float">
            <text:p>0.264825</text:p>
          </table:table-cell>
          <table:table-cell office:value-type="float" office:value="0.303124" calcext:value-type="float">
            <text:p>0.303124</text:p>
          </table:table-cell>
          <table:table-cell office:value-type="float" office:value="0.608659" calcext:value-type="float">
            <text:p>0.608659</text:p>
          </table:table-cell>
          <table:table-cell table:number-columns-repeated="36"/>
          <table:table-cell table:formula="of:=MIN([.A138:.BL138])" office:value-type="float" office:value="0.220503" calcext:value-type="float">
            <text:p>0.220503</text:p>
          </table:table-cell>
          <table:table-cell table:formula="of:=MAX([.A138:.BL138])" office:value-type="float" office:value="1.8398" calcext:value-type="float">
            <text:p>1.8398</text:p>
          </table:table-cell>
          <table:table-cell table:number-columns-repeated="7"/>
        </table:table-row>
        <table:table-row table:style-name="ro1">
          <table:table-cell office:value-type="float" office:value="0.305103" calcext:value-type="float">
            <text:p>0.305103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296304" calcext:value-type="float">
            <text:p>0.296304</text:p>
          </table:table-cell>
          <table:table-cell office:value-type="float" office:value="0.296606" calcext:value-type="float">
            <text:p>0.296606</text:p>
          </table:table-cell>
          <table:table-cell office:value-type="float" office:value="0.302415" calcext:value-type="float">
            <text:p>0.302415</text:p>
          </table:table-cell>
          <table:table-cell office:value-type="float" office:value="0.667887" calcext:value-type="float">
            <text:p>0.667887</text:p>
          </table:table-cell>
          <table:table-cell office:value-type="float" office:value="0.632775" calcext:value-type="float">
            <text:p>0.632775</text:p>
          </table:table-cell>
          <table:table-cell office:value-type="float" office:value="0.320072" calcext:value-type="float">
            <text:p>0.320072</text:p>
          </table:table-cell>
          <table:table-cell office:value-type="float" office:value="0.576707" calcext:value-type="float">
            <text:p>0.576707</text:p>
          </table:table-cell>
          <table:table-cell office:value-type="float" office:value="0.915805" calcext:value-type="float">
            <text:p>0.915805</text:p>
          </table:table-cell>
          <table:table-cell office:value-type="float" office:value="0.846148" calcext:value-type="float">
            <text:p>0.846148</text:p>
          </table:table-cell>
          <table:table-cell office:value-type="float" office:value="0.870479" calcext:value-type="float">
            <text:p>0.870479</text:p>
          </table:table-cell>
          <table:table-cell office:value-type="float" office:value="1.17326" calcext:value-type="float">
            <text:p>1.17326</text:p>
          </table:table-cell>
          <table:table-cell office:value-type="float" office:value="0.888499" calcext:value-type="float">
            <text:p>0.888499</text:p>
          </table:table-cell>
          <table:table-cell office:value-type="float" office:value="1.51654" calcext:value-type="float">
            <text:p>1.51654</text:p>
          </table:table-cell>
          <table:table-cell office:value-type="float" office:value="0.321314" calcext:value-type="float">
            <text:p>0.321314</text:p>
          </table:table-cell>
          <table:table-cell office:value-type="float" office:value="0.873871" calcext:value-type="float">
            <text:p>0.873871</text:p>
          </table:table-cell>
          <table:table-cell office:value-type="float" office:value="0.880876" calcext:value-type="float">
            <text:p>0.880876</text:p>
          </table:table-cell>
          <table:table-cell office:value-type="float" office:value="0.877814" calcext:value-type="float">
            <text:p>0.877814</text:p>
          </table:table-cell>
          <table:table-cell office:value-type="float" office:value="0.879267" calcext:value-type="float">
            <text:p>0.879267</text:p>
          </table:table-cell>
          <table:table-cell office:value-type="float" office:value="1.20784" calcext:value-type="float">
            <text:p>1.20784</text:p>
          </table:table-cell>
          <table:table-cell office:value-type="float" office:value="1.22489" calcext:value-type="float">
            <text:p>1.22489</text:p>
          </table:table-cell>
          <table:table-cell office:value-type="float" office:value="0.367576" calcext:value-type="float">
            <text:p>0.367576</text:p>
          </table:table-cell>
          <table:table-cell office:value-type="float" office:value="0.912896" calcext:value-type="float">
            <text:p>0.912896</text:p>
          </table:table-cell>
          <table:table-cell office:value-type="float" office:value="0.615766" calcext:value-type="float">
            <text:p>0.615766</text:p>
          </table:table-cell>
          <table:table-cell office:value-type="float" office:value="0.632649" calcext:value-type="float">
            <text:p>0.632649</text:p>
          </table:table-cell>
          <table:table-cell office:value-type="float" office:value="0.284995" calcext:value-type="float">
            <text:p>0.284995</text:p>
          </table:table-cell>
          <table:table-cell office:value-type="float" office:value="1.48326" calcext:value-type="float">
            <text:p>1.48326</text:p>
          </table:table-cell>
          <table:table-cell office:value-type="float" office:value="0.106905" calcext:value-type="float">
            <text:p>0.106905</text:p>
          </table:table-cell>
          <table:table-cell office:value-type="float" office:value="0.79687" calcext:value-type="float">
            <text:p>0.79687</text:p>
          </table:table-cell>
          <table:table-cell office:value-type="float" office:value="1.99699" calcext:value-type="float">
            <text:p>1.99699</text:p>
          </table:table-cell>
          <table:table-cell office:value-type="float" office:value="0.072989" calcext:value-type="float">
            <text:p>0.072989</text:p>
          </table:table-cell>
          <table:table-cell table:number-columns-repeated="36"/>
          <table:table-cell table:formula="of:=MIN([.A139:.BL139])" office:value-type="float" office:value="0.072989" calcext:value-type="float">
            <text:p>0.072989</text:p>
          </table:table-cell>
          <table:table-cell table:formula="of:=MAX([.A139:.BL139])" office:value-type="float" office:value="1.99699" calcext:value-type="float">
            <text:p>1.99699</text:p>
          </table:table-cell>
          <table:table-cell table:number-columns-repeated="7"/>
        </table:table-row>
        <table:table-row table:style-name="ro1">
          <table:table-cell office:value-type="float" office:value="0.280051" calcext:value-type="float">
            <text:p>0.280051</text:p>
          </table:table-cell>
          <table:table-cell office:value-type="float" office:value="0.294612" calcext:value-type="float">
            <text:p>0.294612</text:p>
          </table:table-cell>
          <table:table-cell office:value-type="float" office:value="0.326747" calcext:value-type="float">
            <text:p>0.326747</text:p>
          </table:table-cell>
          <table:table-cell office:value-type="float" office:value="0.283736" calcext:value-type="float">
            <text:p>0.283736</text:p>
          </table:table-cell>
          <table:table-cell office:value-type="float" office:value="0.339482" calcext:value-type="float">
            <text:p>0.339482</text:p>
          </table:table-cell>
          <table:table-cell office:value-type="float" office:value="0.371784" calcext:value-type="float">
            <text:p>0.371784</text:p>
          </table:table-cell>
          <table:table-cell office:value-type="float" office:value="0.526539" calcext:value-type="float">
            <text:p>0.526539</text:p>
          </table:table-cell>
          <table:table-cell office:value-type="float" office:value="0.868745" calcext:value-type="float">
            <text:p>0.868745</text:p>
          </table:table-cell>
          <table:table-cell office:value-type="float" office:value="0.371424" calcext:value-type="float">
            <text:p>0.371424</text:p>
          </table:table-cell>
          <table:table-cell office:value-type="float" office:value="0.409532" calcext:value-type="float">
            <text:p>0.409532</text:p>
          </table:table-cell>
          <table:table-cell office:value-type="float" office:value="0.765049" calcext:value-type="float">
            <text:p>0.765049</text:p>
          </table:table-cell>
          <table:table-cell office:value-type="float" office:value="0.39474" calcext:value-type="float">
            <text:p>0.39474</text:p>
          </table:table-cell>
          <table:table-cell office:value-type="float" office:value="0.949089" calcext:value-type="float">
            <text:p>0.949089</text:p>
          </table:table-cell>
          <table:table-cell office:value-type="float" office:value="0.960351" calcext:value-type="float">
            <text:p>0.960351</text:p>
          </table:table-cell>
          <table:table-cell office:value-type="float" office:value="0.675104" calcext:value-type="float">
            <text:p>0.675104</text:p>
          </table:table-cell>
          <table:table-cell office:value-type="float" office:value="0.656499" calcext:value-type="float">
            <text:p>0.656499</text:p>
          </table:table-cell>
          <table:table-cell office:value-type="float" office:value="0.624949" calcext:value-type="float">
            <text:p>0.624949</text:p>
          </table:table-cell>
          <table:table-cell office:value-type="float" office:value="0.885574" calcext:value-type="float">
            <text:p>0.885574</text:p>
          </table:table-cell>
          <table:table-cell office:value-type="float" office:value="0.566037" calcext:value-type="float">
            <text:p>0.566037</text:p>
          </table:table-cell>
          <table:table-cell office:value-type="float" office:value="0.781752" calcext:value-type="float">
            <text:p>0.781752</text:p>
          </table:table-cell>
          <table:table-cell office:value-type="float" office:value="0.587141" calcext:value-type="float">
            <text:p>0.587141</text:p>
          </table:table-cell>
          <table:table-cell office:value-type="float" office:value="0.541293" calcext:value-type="float">
            <text:p>0.541293</text:p>
          </table:table-cell>
          <table:table-cell office:value-type="float" office:value="0.634915" calcext:value-type="float">
            <text:p>0.634915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281615" calcext:value-type="float">
            <text:p>0.281615</text:p>
          </table:table-cell>
          <table:table-cell office:value-type="float" office:value="0.295929" calcext:value-type="float">
            <text:p>0.295929</text:p>
          </table:table-cell>
          <table:table-cell office:value-type="float" office:value="0.282412" calcext:value-type="float">
            <text:p>0.282412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297839" calcext:value-type="float">
            <text:p>0.297839</text:p>
          </table:table-cell>
          <table:table-cell office:value-type="float" office:value="0.392944" calcext:value-type="float">
            <text:p>0.392944</text:p>
          </table:table-cell>
          <table:table-cell office:value-type="float" office:value="0.178629" calcext:value-type="float">
            <text:p>0.178629</text:p>
          </table:table-cell>
          <table:table-cell office:value-type="float" office:value="0.20274" calcext:value-type="float">
            <text:p>0.20274</text:p>
          </table:table-cell>
          <table:table-cell table:number-columns-repeated="36"/>
          <table:table-cell table:formula="of:=MIN([.A140:.BL140])" office:value-type="float" office:value="0.178629" calcext:value-type="float">
            <text:p>0.178629</text:p>
          </table:table-cell>
          <table:table-cell table:formula="of:=MAX([.A140:.BL140])" office:value-type="float" office:value="0.960351" calcext:value-type="float">
            <text:p>0.960351</text:p>
          </table:table-cell>
          <table:table-cell table:number-columns-repeated="7"/>
        </table:table-row>
        <table:table-row table:style-name="ro1">
          <table:table-cell office:value-type="float" office:value="0.152983" calcext:value-type="float">
            <text:p>0.152983</text:p>
          </table:table-cell>
          <table:table-cell office:value-type="float" office:value="0.294102" calcext:value-type="float">
            <text:p>0.294102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324395" calcext:value-type="float">
            <text:p>0.324395</text:p>
          </table:table-cell>
          <table:table-cell office:value-type="float" office:value="0.282405" calcext:value-type="float">
            <text:p>0.282405</text:p>
          </table:table-cell>
          <table:table-cell office:value-type="float" office:value="0.306119" calcext:value-type="float">
            <text:p>0.306119</text:p>
          </table:table-cell>
          <table:table-cell office:value-type="float" office:value="0.189413" calcext:value-type="float">
            <text:p>0.18941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0.36535" calcext:value-type="float">
            <text:p>0.36535</text:p>
          </table:table-cell>
          <table:table-cell office:value-type="float" office:value="0.287063" calcext:value-type="float">
            <text:p>0.287063</text:p>
          </table:table-cell>
          <table:table-cell office:value-type="float" office:value="0.846931" calcext:value-type="float">
            <text:p>0.846931</text:p>
          </table:table-cell>
          <table:table-cell office:value-type="float" office:value="0.740742" calcext:value-type="float">
            <text:p>0.740742</text:p>
          </table:table-cell>
          <table:table-cell office:value-type="float" office:value="0.205297" calcext:value-type="float">
            <text:p>0.205297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0.144637" calcext:value-type="float">
            <text:p>0.144637</text:p>
          </table:table-cell>
          <table:table-cell office:value-type="float" office:value="0.144029" calcext:value-type="float">
            <text:p>0.144029</text:p>
          </table:table-cell>
          <table:table-cell office:value-type="float" office:value="0.357768" calcext:value-type="float">
            <text:p>0.357768</text:p>
          </table:table-cell>
          <table:table-cell office:value-type="float" office:value="0.280193" calcext:value-type="float">
            <text:p>0.280193</text:p>
          </table:table-cell>
          <table:table-cell office:value-type="float" office:value="0.874552" calcext:value-type="float">
            <text:p>0.874552</text:p>
          </table:table-cell>
          <table:table-cell office:value-type="float" office:value="0.241241" calcext:value-type="float">
            <text:p>0.241241</text:p>
          </table:table-cell>
          <table:table-cell office:value-type="float" office:value="0.281735" calcext:value-type="float">
            <text:p>0.281735</text:p>
          </table:table-cell>
          <table:table-cell office:value-type="float" office:value="0.304762" calcext:value-type="float">
            <text:p>0.304762</text:p>
          </table:table-cell>
          <table:table-cell office:value-type="float" office:value="0.285856" calcext:value-type="float">
            <text:p>0.285856</text:p>
          </table:table-cell>
          <table:table-cell office:value-type="float" office:value="1.02168" calcext:value-type="float">
            <text:p>1.02168</text:p>
          </table:table-cell>
          <table:table-cell office:value-type="float" office:value="0.731897" calcext:value-type="float">
            <text:p>0.731897</text:p>
          </table:table-cell>
          <table:table-cell office:value-type="float" office:value="0.404387" calcext:value-type="float">
            <text:p>0.404387</text:p>
          </table:table-cell>
          <table:table-cell office:value-type="float" office:value="0.956966" calcext:value-type="float">
            <text:p>0.956966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.278127" calcext:value-type="float">
            <text:p>0.278127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545336" calcext:value-type="float">
            <text:p>0.545336</text:p>
          </table:table-cell>
          <table:table-cell office:value-type="float" office:value="0.462466" calcext:value-type="float">
            <text:p>0.462466</text:p>
          </table:table-cell>
          <table:table-cell table:number-columns-repeated="36"/>
          <table:table-cell table:formula="of:=MIN([.A141:.BL141])" office:value-type="float" office:value="0.144029" calcext:value-type="float">
            <text:p>0.144029</text:p>
          </table:table-cell>
          <table:table-cell table:formula="of:=MAX([.A141:.BL141])" office:value-type="float" office:value="1.02168" calcext:value-type="float">
            <text:p>1.02168</text:p>
          </table:table-cell>
          <table:table-cell table:number-columns-repeated="7"/>
        </table:table-row>
        <table:table-row table:style-name="ro1">
          <table:table-cell office:value-type="float" office:value="0.285048" calcext:value-type="float">
            <text:p>0.285048</text:p>
          </table:table-cell>
          <table:table-cell office:value-type="float" office:value="0.285079" calcext:value-type="float">
            <text:p>0.285079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0.856576" calcext:value-type="float">
            <text:p>0.856576</text:p>
          </table:table-cell>
          <table:table-cell office:value-type="float" office:value="0.576298" calcext:value-type="float">
            <text:p>0.576298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0.284763" calcext:value-type="float">
            <text:p>0.284763</text:p>
          </table:table-cell>
          <table:table-cell office:value-type="float" office:value="0.298265" calcext:value-type="float">
            <text:p>0.298265</text:p>
          </table:table-cell>
          <table:table-cell office:value-type="float" office:value="0.880368" calcext:value-type="float">
            <text:p>0.880368</text:p>
          </table:table-cell>
          <table:table-cell office:value-type="float" office:value="0.308683" calcext:value-type="float">
            <text:p>0.308683</text:p>
          </table:table-cell>
          <table:table-cell office:value-type="float" office:value="0.601878" calcext:value-type="float">
            <text:p>0.601878</text:p>
          </table:table-cell>
          <table:table-cell office:value-type="float" office:value="0.329659" calcext:value-type="float">
            <text:p>0.329659</text:p>
          </table:table-cell>
          <table:table-cell office:value-type="float" office:value="0.458557" calcext:value-type="float">
            <text:p>0.458557</text:p>
          </table:table-cell>
          <table:table-cell office:value-type="float" office:value="0.281189" calcext:value-type="float">
            <text:p>0.281189</text:p>
          </table:table-cell>
          <table:table-cell office:value-type="float" office:value="0.301384" calcext:value-type="float">
            <text:p>0.301384</text:p>
          </table:table-cell>
          <table:table-cell office:value-type="float" office:value="0.135697" calcext:value-type="float">
            <text:p>0.135697</text:p>
          </table:table-cell>
          <table:table-cell office:value-type="float" office:value="0.14287" calcext:value-type="float">
            <text:p>0.14287</text:p>
          </table:table-cell>
          <table:table-cell office:value-type="float" office:value="1.77093" calcext:value-type="float">
            <text:p>1.77093</text:p>
          </table:table-cell>
          <table:table-cell office:value-type="float" office:value="1.49129" calcext:value-type="float">
            <text:p>1.49129</text:p>
          </table:table-cell>
          <table:table-cell office:value-type="float" office:value="1.21443" calcext:value-type="float">
            <text:p>1.21443</text:p>
          </table:table-cell>
          <table:table-cell office:value-type="float" office:value="0.935055" calcext:value-type="float">
            <text:p>0.935055</text:p>
          </table:table-cell>
          <table:table-cell office:value-type="float" office:value="1.2735" calcext:value-type="float">
            <text:p>1.2735</text:p>
          </table:table-cell>
          <table:table-cell office:value-type="float" office:value="0.340522" calcext:value-type="float">
            <text:p>0.340522</text:p>
          </table:table-cell>
          <table:table-cell office:value-type="float" office:value="1.95546" calcext:value-type="float">
            <text:p>1.95546</text:p>
          </table:table-cell>
          <table:table-cell office:value-type="float" office:value="0.882772" calcext:value-type="float">
            <text:p>0.882772</text:p>
          </table:table-cell>
          <table:table-cell office:value-type="float" office:value="0.366239" calcext:value-type="float">
            <text:p>0.366239</text:p>
          </table:table-cell>
          <table:table-cell office:value-type="float" office:value="0.710751" calcext:value-type="float">
            <text:p>0.710751</text:p>
          </table:table-cell>
          <table:table-cell office:value-type="float" office:value="0.747025" calcext:value-type="float">
            <text:p>0.747025</text:p>
          </table:table-cell>
          <table:table-cell office:value-type="float" office:value="0.637886" calcext:value-type="float">
            <text:p>0.637886</text:p>
          </table:table-cell>
          <table:table-cell office:value-type="float" office:value="0.50473" calcext:value-type="float">
            <text:p>0.50473</text:p>
          </table:table-cell>
          <table:table-cell office:value-type="float" office:value="0.839302" calcext:value-type="float">
            <text:p>0.839302</text:p>
          </table:table-cell>
          <table:table-cell office:value-type="float" office:value="0.117058" calcext:value-type="float">
            <text:p>0.117058</text:p>
          </table:table-cell>
          <table:table-cell table:number-columns-repeated="36"/>
          <table:table-cell table:formula="of:=MIN([.A142:.BL142])" office:value-type="float" office:value="0.117058" calcext:value-type="float">
            <text:p>0.117058</text:p>
          </table:table-cell>
          <table:table-cell table:formula="of:=MAX([.A142:.BL142])" office:value-type="float" office:value="1.95546" calcext:value-type="float">
            <text:p>1.95546</text:p>
          </table:table-cell>
          <table:table-cell table:number-columns-repeated="7"/>
        </table:table-row>
        <table:table-row table:style-name="ro1">
          <table:table-cell office:value-type="float" office:value="0.286866" calcext:value-type="float">
            <text:p>0.286866</text:p>
          </table:table-cell>
          <table:table-cell office:value-type="float" office:value="0.293778" calcext:value-type="float">
            <text:p>0.293778</text:p>
          </table:table-cell>
          <table:table-cell office:value-type="float" office:value="0.319115" calcext:value-type="float">
            <text:p>0.319115</text:p>
          </table:table-cell>
          <table:table-cell office:value-type="float" office:value="0.294075" calcext:value-type="float">
            <text:p>0.294075</text:p>
          </table:table-cell>
          <table:table-cell office:value-type="float" office:value="0.28157" calcext:value-type="float">
            <text:p>0.28157</text:p>
          </table:table-cell>
          <table:table-cell office:value-type="float" office:value="0.296046" calcext:value-type="float">
            <text:p>0.296046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606275" calcext:value-type="float">
            <text:p>0.606275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311453" calcext:value-type="float">
            <text:p>0.311453</text:p>
          </table:table-cell>
          <table:table-cell office:value-type="float" office:value="0.295096" calcext:value-type="float">
            <text:p>0.295096</text:p>
          </table:table-cell>
          <table:table-cell office:value-type="float" office:value="0.283116" calcext:value-type="float">
            <text:p>0.283116</text:p>
          </table:table-cell>
          <table:table-cell office:value-type="float" office:value="0.862319" calcext:value-type="float">
            <text:p>0.862319</text:p>
          </table:table-cell>
          <table:table-cell office:value-type="float" office:value="0.297005" calcext:value-type="float">
            <text:p>0.297005</text:p>
          </table:table-cell>
          <table:table-cell office:value-type="float" office:value="1.17191" calcext:value-type="float">
            <text:p>1.17191</text:p>
          </table:table-cell>
          <table:table-cell office:value-type="float" office:value="0.590835" calcext:value-type="float">
            <text:p>0.590835</text:p>
          </table:table-cell>
          <table:table-cell office:value-type="float" office:value="0.345937" calcext:value-type="float">
            <text:p>0.345937</text:p>
          </table:table-cell>
          <table:table-cell office:value-type="float" office:value="0.340944" calcext:value-type="float">
            <text:p>0.340944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0.280108" calcext:value-type="float">
            <text:p>0.280108</text:p>
          </table:table-cell>
          <table:table-cell office:value-type="float" office:value="0.292661" calcext:value-type="float">
            <text:p>0.292661</text:p>
          </table:table-cell>
          <table:table-cell office:value-type="float" office:value="0.891574" calcext:value-type="float">
            <text:p>0.891574</text:p>
          </table:table-cell>
          <table:table-cell office:value-type="float" office:value="0.576245" calcext:value-type="float">
            <text:p>0.576245</text:p>
          </table:table-cell>
          <table:table-cell office:value-type="float" office:value="0.291424" calcext:value-type="float">
            <text:p>0.291424</text:p>
          </table:table-cell>
          <table:table-cell office:value-type="float" office:value="1.19552" calcext:value-type="float">
            <text:p>1.19552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458144" calcext:value-type="float">
            <text:p>0.458144</text:p>
          </table:table-cell>
          <table:table-cell office:value-type="float" office:value="0.229182" calcext:value-type="float">
            <text:p>0.229182</text:p>
          </table:table-cell>
          <table:table-cell office:value-type="float" office:value="0.088423" calcext:value-type="float">
            <text:p>0.088423</text:p>
          </table:table-cell>
          <table:table-cell office:value-type="float" office:value="0.58237" calcext:value-type="float">
            <text:p>0.58237</text:p>
          </table:table-cell>
          <table:table-cell table:number-columns-repeated="36"/>
          <table:table-cell table:formula="of:=MIN([.A143:.BL143])" office:value-type="float" office:value="0.088423" calcext:value-type="float">
            <text:p>0.088423</text:p>
          </table:table-cell>
          <table:table-cell table:formula="of:=MAX([.A143:.BL143])" office:value-type="float" office:value="1.45553" calcext:value-type="float">
            <text:p>1.45553</text:p>
          </table:table-cell>
          <table:table-cell table:number-columns-repeated="7"/>
        </table:table-row>
        <table:table-row table:style-name="ro1">
          <table:table-cell office:value-type="float" office:value="0.279817" calcext:value-type="float">
            <text:p>0.279817</text:p>
          </table:table-cell>
          <table:table-cell office:value-type="float" office:value="0.285348" calcext:value-type="float">
            <text:p>0.285348</text:p>
          </table:table-cell>
          <table:table-cell office:value-type="float" office:value="0.289688" calcext:value-type="float">
            <text:p>0.289688</text:p>
          </table:table-cell>
          <table:table-cell office:value-type="float" office:value="0.282976" calcext:value-type="float">
            <text:p>0.282976</text:p>
          </table:table-cell>
          <table:table-cell office:value-type="float" office:value="0.288297" calcext:value-type="float">
            <text:p>0.288297</text:p>
          </table:table-cell>
          <table:table-cell office:value-type="float" office:value="0.317102" calcext:value-type="float">
            <text:p>0.317102</text:p>
          </table:table-cell>
          <table:table-cell office:value-type="float" office:value="0.954969" calcext:value-type="float">
            <text:p>0.954969</text:p>
          </table:table-cell>
          <table:table-cell office:value-type="float" office:value="0.702033" calcext:value-type="float">
            <text:p>0.702033</text:p>
          </table:table-cell>
          <table:table-cell office:value-type="float" office:value="0.308072" calcext:value-type="float">
            <text:p>0.308072</text:p>
          </table:table-cell>
          <table:table-cell office:value-type="float" office:value="1.20269" calcext:value-type="float">
            <text:p>1.20269</text:p>
          </table:table-cell>
          <table:table-cell office:value-type="float" office:value="1.2585" calcext:value-type="float">
            <text:p>1.2585</text:p>
          </table:table-cell>
          <table:table-cell office:value-type="float" office:value="1.00429" calcext:value-type="float">
            <text:p>1.00429</text:p>
          </table:table-cell>
          <table:table-cell office:value-type="float" office:value="0.643671" calcext:value-type="float">
            <text:p>0.643671</text:p>
          </table:table-cell>
          <table:table-cell office:value-type="float" office:value="0.678005" calcext:value-type="float">
            <text:p>0.678005</text:p>
          </table:table-cell>
          <table:table-cell office:value-type="float" office:value="0.72011" calcext:value-type="float">
            <text:p>0.72011</text:p>
          </table:table-cell>
          <table:table-cell office:value-type="float" office:value="0.707014" calcext:value-type="float">
            <text:p>0.707014</text:p>
          </table:table-cell>
          <table:table-cell office:value-type="float" office:value="0.965866" calcext:value-type="float">
            <text:p>0.965866</text:p>
          </table:table-cell>
          <table:table-cell office:value-type="float" office:value="1.27298" calcext:value-type="float">
            <text:p>1.27298</text:p>
          </table:table-cell>
          <table:table-cell office:value-type="float" office:value="0.610079" calcext:value-type="float">
            <text:p>0.610079</text:p>
          </table:table-cell>
          <table:table-cell office:value-type="float" office:value="1.23343" calcext:value-type="float">
            <text:p>1.23343</text:p>
          </table:table-cell>
          <table:table-cell office:value-type="float" office:value="1.13115" calcext:value-type="float">
            <text:p>1.13115</text:p>
          </table:table-cell>
          <table:table-cell office:value-type="float" office:value="1.55261" calcext:value-type="float">
            <text:p>1.55261</text:p>
          </table:table-cell>
          <table:table-cell office:value-type="float" office:value="1.5673" calcext:value-type="float">
            <text:p>1.5673</text:p>
          </table:table-cell>
          <table:table-cell office:value-type="float" office:value="0.681958" calcext:value-type="float">
            <text:p>0.681958</text:p>
          </table:table-cell>
          <table:table-cell office:value-type="float" office:value="1.33484" calcext:value-type="float">
            <text:p>1.33484</text:p>
          </table:table-cell>
          <table:table-cell office:value-type="float" office:value="1.12557" calcext:value-type="float">
            <text:p>1.12557</text:p>
          </table:table-cell>
          <table:table-cell office:value-type="float" office:value="1.11839" calcext:value-type="float">
            <text:p>1.11839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0.214316" calcext:value-type="float">
            <text:p>0.214316</text:p>
          </table:table-cell>
          <table:table-cell office:value-type="float" office:value="1.79412" calcext:value-type="float">
            <text:p>1.79412</text:p>
          </table:table-cell>
          <table:table-cell office:value-type="float" office:value="0.84128" calcext:value-type="float">
            <text:p>0.84128</text:p>
          </table:table-cell>
          <table:table-cell office:value-type="float" office:value="0.87344" calcext:value-type="float">
            <text:p>0.87344</text:p>
          </table:table-cell>
          <table:table-cell table:number-columns-repeated="36"/>
          <table:table-cell table:formula="of:=MIN([.A144:.BL144])" office:value-type="float" office:value="0.214316" calcext:value-type="float">
            <text:p>0.214316</text:p>
          </table:table-cell>
          <table:table-cell table:formula="of:=MAX([.A144:.BL144])" office:value-type="float" office:value="1.79412" calcext:value-type="float">
            <text:p>1.79412</text:p>
          </table:table-cell>
          <table:table-cell table:number-columns-repeated="7"/>
        </table:table-row>
        <table:table-row table:style-name="ro1">
          <table:table-cell office:value-type="float" office:value="0.283897" calcext:value-type="float">
            <text:p>0.283897</text:p>
          </table:table-cell>
          <table:table-cell office:value-type="float" office:value="0.292082" calcext:value-type="float">
            <text:p>0.292082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0.307946" calcext:value-type="float">
            <text:p>0.307946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661442" calcext:value-type="float">
            <text:p>0.661442</text:p>
          </table:table-cell>
          <table:table-cell office:value-type="float" office:value="0.400685" calcext:value-type="float">
            <text:p>0.400685</text:p>
          </table:table-cell>
          <table:table-cell office:value-type="float" office:value="0.315691" calcext:value-type="float">
            <text:p>0.315691</text:p>
          </table:table-cell>
          <table:table-cell office:value-type="float" office:value="0.929359" calcext:value-type="float">
            <text:p>0.929359</text:p>
          </table:table-cell>
          <table:table-cell office:value-type="float" office:value="0.931489" calcext:value-type="float">
            <text:p>0.931489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0.586447" calcext:value-type="float">
            <text:p>0.586447</text:p>
          </table:table-cell>
          <table:table-cell office:value-type="float" office:value="0.623785" calcext:value-type="float">
            <text:p>0.623785</text:p>
          </table:table-cell>
          <table:table-cell office:value-type="float" office:value="0.408196" calcext:value-type="float">
            <text:p>0.408196</text:p>
          </table:table-cell>
          <table:table-cell office:value-type="float" office:value="0.27433" calcext:value-type="float">
            <text:p>0.27433</text:p>
          </table:table-cell>
          <table:table-cell office:value-type="float" office:value="0.901737" calcext:value-type="float">
            <text:p>0.901737</text:p>
          </table:table-cell>
          <table:table-cell office:value-type="float" office:value="0.427971" calcext:value-type="float">
            <text:p>0.427971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.35721" calcext:value-type="float">
            <text:p>1.35721</text:p>
          </table:table-cell>
          <table:table-cell office:value-type="float" office:value="0.71849" calcext:value-type="float">
            <text:p>0.71849</text:p>
          </table:table-cell>
          <table:table-cell office:value-type="float" office:value="1.37293" calcext:value-type="float">
            <text:p>1.37293</text:p>
          </table:table-cell>
          <table:table-cell office:value-type="float" office:value="0.324772" calcext:value-type="float">
            <text:p>0.324772</text:p>
          </table:table-cell>
          <table:table-cell office:value-type="float" office:value="1.5217" calcext:value-type="float">
            <text:p>1.5217</text:p>
          </table:table-cell>
          <table:table-cell office:value-type="float" office:value="1.59203" calcext:value-type="float">
            <text:p>1.59203</text:p>
          </table:table-cell>
          <table:table-cell office:value-type="float" office:value="1.04591" calcext:value-type="float">
            <text:p>1.04591</text:p>
          </table:table-cell>
          <table:table-cell office:value-type="float" office:value="0.2881" calcext:value-type="float">
            <text:p>0.2881</text:p>
          </table:table-cell>
          <table:table-cell office:value-type="float" office:value="1.76435" calcext:value-type="float">
            <text:p>1.76435</text:p>
          </table:table-cell>
          <table:table-cell office:value-type="float" office:value="1.79932" calcext:value-type="float">
            <text:p>1.79932</text:p>
          </table:table-cell>
          <table:table-cell office:value-type="float" office:value="0.370396" calcext:value-type="float">
            <text:p>0.370396</text:p>
          </table:table-cell>
          <table:table-cell office:value-type="float" office:value="1.78997" calcext:value-type="float">
            <text:p>1.78997</text:p>
          </table:table-cell>
          <table:table-cell office:value-type="float" office:value="0.503198" calcext:value-type="float">
            <text:p>0.503198</text:p>
          </table:table-cell>
          <table:table-cell table:number-columns-repeated="36"/>
          <table:table-cell table:formula="of:=MIN([.A145:.BL145])" office:value-type="float" office:value="0.27433" calcext:value-type="float">
            <text:p>0.27433</text:p>
          </table:table-cell>
          <table:table-cell table:formula="of:=MAX([.A145:.BL145])" office:value-type="float" office:value="1.79932" calcext:value-type="float">
            <text:p>1.79932</text:p>
          </table:table-cell>
          <table:table-cell table:number-columns-repeated="7"/>
        </table:table-row>
        <table:table-row table:style-name="ro1">
          <table:table-cell office:value-type="float" office:value="0.284917" calcext:value-type="float">
            <text:p>0.284917</text:p>
          </table:table-cell>
          <table:table-cell office:value-type="float" office:value="0.291487" calcext:value-type="float">
            <text:p>0.291487</text:p>
          </table:table-cell>
          <table:table-cell office:value-type="float" office:value="0.305334" calcext:value-type="float">
            <text:p>0.305334</text:p>
          </table:table-cell>
          <table:table-cell office:value-type="float" office:value="0.309228" calcext:value-type="float">
            <text:p>0.309228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886308" calcext:value-type="float">
            <text:p>0.886308</text:p>
          </table:table-cell>
          <table:table-cell office:value-type="float" office:value="0.602221" calcext:value-type="float">
            <text:p>0.602221</text:p>
          </table:table-cell>
          <table:table-cell office:value-type="float" office:value="0.311849" calcext:value-type="float">
            <text:p>0.311849</text:p>
          </table:table-cell>
          <table:table-cell office:value-type="float" office:value="0.334866" calcext:value-type="float">
            <text:p>0.334866</text:p>
          </table:table-cell>
          <table:table-cell office:value-type="float" office:value="0.98059" calcext:value-type="float">
            <text:p>0.98059</text:p>
          </table:table-cell>
          <table:table-cell office:value-type="float" office:value="1.01689" calcext:value-type="float">
            <text:p>1.01689</text:p>
          </table:table-cell>
          <table:table-cell office:value-type="float" office:value="0.377673" calcext:value-type="float">
            <text:p>0.377673</text:p>
          </table:table-cell>
          <table:table-cell office:value-type="float" office:value="0.667157" calcext:value-type="float">
            <text:p>0.667157</text:p>
          </table:table-cell>
          <table:table-cell office:value-type="float" office:value="0.413199" calcext:value-type="float">
            <text:p>0.413199</text:p>
          </table:table-cell>
          <table:table-cell office:value-type="float" office:value="0.910564" calcext:value-type="float">
            <text:p>0.910564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805939" calcext:value-type="float">
            <text:p>0.805939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.907384" calcext:value-type="float">
            <text:p>0.907384</text:p>
          </table:table-cell>
          <table:table-cell office:value-type="float" office:value="0.596273" calcext:value-type="float">
            <text:p>0.596273</text:p>
          </table:table-cell>
          <table:table-cell office:value-type="float" office:value="1.04639" calcext:value-type="float">
            <text:p>1.04639</text:p>
          </table:table-cell>
          <table:table-cell office:value-type="float" office:value="0.496341" calcext:value-type="float">
            <text:p>0.496341</text:p>
          </table:table-cell>
          <table:table-cell office:value-type="float" office:value="0.768897" calcext:value-type="float">
            <text:p>0.768897</text:p>
          </table:table-cell>
          <table:table-cell office:value-type="float" office:value="0.234285" calcext:value-type="float">
            <text:p>0.234285</text:p>
          </table:table-cell>
          <table:table-cell office:value-type="float" office:value="0.426987" calcext:value-type="float">
            <text:p>0.426987</text:p>
          </table:table-cell>
          <table:table-cell office:value-type="float" office:value="1.3439" calcext:value-type="float">
            <text:p>1.3439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559866" calcext:value-type="float">
            <text:p>0.559866</text:p>
          </table:table-cell>
          <table:table-cell office:value-type="float" office:value="1.45369" calcext:value-type="float">
            <text:p>1.45369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1.47038" calcext:value-type="float">
            <text:p>1.47038</text:p>
          </table:table-cell>
          <table:table-cell table:number-columns-repeated="36"/>
          <table:table-cell table:formula="of:=MIN([.A146:.BL146])" office:value-type="float" office:value="0.234285" calcext:value-type="float">
            <text:p>0.234285</text:p>
          </table:table-cell>
          <table:table-cell table:formula="of:=MAX([.A146:.BL146])" office:value-type="float" office:value="1.47038" calcext:value-type="float">
            <text:p>1.47038</text:p>
          </table:table-cell>
          <table:table-cell table:number-columns-repeated="7"/>
        </table:table-row>
        <table:table-row table:style-name="ro1">
          <table:table-cell office:value-type="float" office:value="0.283597" calcext:value-type="float">
            <text:p>0.283597</text:p>
          </table:table-cell>
          <table:table-cell office:value-type="float" office:value="0.288605" calcext:value-type="float">
            <text:p>0.288605</text:p>
          </table:table-cell>
          <table:table-cell office:value-type="float" office:value="0.291612" calcext:value-type="float">
            <text:p>0.291612</text:p>
          </table:table-cell>
          <table:table-cell office:value-type="float" office:value="0.294493" calcext:value-type="float">
            <text:p>0.294493</text:p>
          </table:table-cell>
          <table:table-cell office:value-type="float" office:value="0.300068" calcext:value-type="float">
            <text:p>0.300068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142151" calcext:value-type="float">
            <text:p>0.142151</text:p>
          </table:table-cell>
          <table:table-cell office:value-type="float" office:value="0.294904" calcext:value-type="float">
            <text:p>0.294904</text:p>
          </table:table-cell>
          <table:table-cell office:value-type="float" office:value="0.298606" calcext:value-type="float">
            <text:p>0.298606</text:p>
          </table:table-cell>
          <table:table-cell office:value-type="float" office:value="0.921358" calcext:value-type="float">
            <text:p>0.921358</text:p>
          </table:table-cell>
          <table:table-cell office:value-type="float" office:value="0.927902" calcext:value-type="float">
            <text:p>0.927902</text:p>
          </table:table-cell>
          <table:table-cell office:value-type="float" office:value="0.167733" calcext:value-type="float">
            <text:p>0.167733</text:p>
          </table:table-cell>
          <table:table-cell office:value-type="float" office:value="0.538469" calcext:value-type="float">
            <text:p>0.538469</text:p>
          </table:table-cell>
          <table:table-cell office:value-type="float" office:value="1.12997" calcext:value-type="float">
            <text:p>1.12997</text:p>
          </table:table-cell>
          <table:table-cell office:value-type="float" office:value="0.284013" calcext:value-type="float">
            <text:p>0.284013</text:p>
          </table:table-cell>
          <table:table-cell office:value-type="float" office:value="0.290334" calcext:value-type="float">
            <text:p>0.290334</text:p>
          </table:table-cell>
          <table:table-cell office:value-type="float" office:value="0.301255" calcext:value-type="float">
            <text:p>0.301255</text:p>
          </table:table-cell>
          <table:table-cell office:value-type="float" office:value="0.296669" calcext:value-type="float">
            <text:p>0.296669</text:p>
          </table:table-cell>
          <table:table-cell office:value-type="float" office:value="0.297538" calcext:value-type="float">
            <text:p>0.297538</text:p>
          </table:table-cell>
          <table:table-cell office:value-type="float" office:value="0.320425" calcext:value-type="float">
            <text:p>0.320425</text:p>
          </table:table-cell>
          <table:table-cell office:value-type="float" office:value="0.618022" calcext:value-type="float">
            <text:p>0.618022</text:p>
          </table:table-cell>
          <table:table-cell office:value-type="float" office:value="0.582443" calcext:value-type="float">
            <text:p>0.582443</text:p>
          </table:table-cell>
          <table:table-cell office:value-type="float" office:value="0.432589" calcext:value-type="float">
            <text:p>0.432589</text:p>
          </table:table-cell>
          <table:table-cell office:value-type="float" office:value="1.40968" calcext:value-type="float">
            <text:p>1.40968</text:p>
          </table:table-cell>
          <table:table-cell office:value-type="float" office:value="1.12575" calcext:value-type="float">
            <text:p>1.12575</text:p>
          </table:table-cell>
          <table:table-cell office:value-type="float" office:value="1.12817" calcext:value-type="float">
            <text:p>1.12817</text:p>
          </table:table-cell>
          <table:table-cell office:value-type="float" office:value="0.886302" calcext:value-type="float">
            <text:p>0.886302</text:p>
          </table:table-cell>
          <table:table-cell office:value-type="float" office:value="0.889336" calcext:value-type="float">
            <text:p>0.889336</text:p>
          </table:table-cell>
          <table:table-cell office:value-type="float" office:value="0.558285" calcext:value-type="float">
            <text:p>0.558285</text:p>
          </table:table-cell>
          <table:table-cell office:value-type="float" office:value="0.583764" calcext:value-type="float">
            <text:p>0.583764</text:p>
          </table:table-cell>
          <table:table-cell office:value-type="float" office:value="1.78595" calcext:value-type="float">
            <text:p>1.78595</text:p>
          </table:table-cell>
          <table:table-cell office:value-type="float" office:value="0.583849" calcext:value-type="float">
            <text:p>0.583849</text:p>
          </table:table-cell>
          <table:table-cell table:number-columns-repeated="36"/>
          <table:table-cell table:formula="of:=MIN([.A147:.BL147])" office:value-type="float" office:value="0.14127" calcext:value-type="float">
            <text:p>0.14127</text:p>
          </table:table-cell>
          <table:table-cell table:formula="of:=MAX([.A147:.BL147])" office:value-type="float" office:value="1.78595" calcext:value-type="float">
            <text:p>1.7859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81312" calcext:value-type="float">
            <text:p>0.181312</text:p>
          </table:table-cell>
          <table:table-cell office:value-type="float" office:value="0.247267" calcext:value-type="float">
            <text:p>0.247267</text:p>
          </table:table-cell>
          <table:table-cell office:value-type="float" office:value="0.175553" calcext:value-type="float">
            <text:p>0.175553</text:p>
          </table:table-cell>
          <table:table-cell office:value-type="float" office:value="0.244467" calcext:value-type="float">
            <text:p>0.244467</text:p>
          </table:table-cell>
          <table:table-cell office:value-type="float" office:value="0.199079" calcext:value-type="float">
            <text:p>0.199079</text:p>
          </table:table-cell>
          <table:table-cell office:value-type="float" office:value="0.200764" calcext:value-type="float">
            <text:p>0.200764</text:p>
          </table:table-cell>
          <table:table-cell office:value-type="float" office:value="0.207479" calcext:value-type="float">
            <text:p>0.207479</text:p>
          </table:table-cell>
          <table:table-cell office:value-type="float" office:value="0.714977" calcext:value-type="float">
            <text:p>0.714977</text:p>
          </table:table-cell>
          <table:table-cell office:value-type="float" office:value="0.683988" calcext:value-type="float">
            <text:p>0.683988</text:p>
          </table:table-cell>
          <table:table-cell office:value-type="float" office:value="0.187588" calcext:value-type="float">
            <text:p>0.187588</text:p>
          </table:table-cell>
          <table:table-cell office:value-type="float" office:value="0.224034" calcext:value-type="float">
            <text:p>0.224034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06322" calcext:value-type="float">
            <text:p>0.606322</text:p>
          </table:table-cell>
          <table:table-cell office:value-type="float" office:value="0.546591" calcext:value-type="float">
            <text:p>0.546591</text:p>
          </table:table-cell>
          <table:table-cell office:value-type="float" office:value="0.193613" calcext:value-type="float">
            <text:p>0.193613</text:p>
          </table:table-cell>
          <table:table-cell office:value-type="float" office:value="0.480803" calcext:value-type="float">
            <text:p>0.480803</text:p>
          </table:table-cell>
          <table:table-cell office:value-type="float" office:value="0.605436" calcext:value-type="float">
            <text:p>0.605436</text:p>
          </table:table-cell>
          <table:table-cell office:value-type="float" office:value="0.188334" calcext:value-type="float">
            <text:p>0.188334</text:p>
          </table:table-cell>
          <table:table-cell office:value-type="float" office:value="0.541531" calcext:value-type="float">
            <text:p>0.541531</text:p>
          </table:table-cell>
          <table:table-cell office:value-type="float" office:value="1.01543" calcext:value-type="float">
            <text:p>1.01543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.901957" calcext:value-type="float">
            <text:p>0.901957</text:p>
          </table:table-cell>
          <table:table-cell office:value-type="float" office:value="0.679789" calcext:value-type="float">
            <text:p>0.679789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750723" calcext:value-type="float">
            <text:p>0.750723</text:p>
          </table:table-cell>
          <table:table-cell office:value-type="float" office:value="0.378102" calcext:value-type="float">
            <text:p>0.378102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0.280047" calcext:value-type="float">
            <text:p>0.280047</text:p>
          </table:table-cell>
          <table:table-cell office:value-type="float" office:value="0.394922" calcext:value-type="float">
            <text:p>0.394922</text:p>
          </table:table-cell>
          <table:table-cell office:value-type="float" office:value="0.288174" calcext:value-type="float">
            <text:p>0.288174</text:p>
          </table:table-cell>
          <table:table-cell office:value-type="float" office:value="0.339556" calcext:value-type="float">
            <text:p>0.339556</text:p>
          </table:table-cell>
          <table:table-cell office:value-type="float" office:value="0.561999" calcext:value-type="float">
            <text:p>0.561999</text:p>
          </table:table-cell>
          <table:table-cell office:value-type="float" office:value="0.42123" calcext:value-type="float">
            <text:p>0.42123</text:p>
          </table:table-cell>
          <table:table-cell office:value-type="float" office:value="0.420495" calcext:value-type="float">
            <text:p>0.420495</text:p>
          </table:table-cell>
          <table:table-cell office:value-type="float" office:value="0.40859" calcext:value-type="float">
            <text:p>0.40859</text:p>
          </table:table-cell>
          <table:table-cell office:value-type="float" office:value="1.96665" calcext:value-type="float">
            <text:p>1.96665</text:p>
          </table:table-cell>
          <table:table-cell office:value-type="float" office:value="0.353878" calcext:value-type="float">
            <text:p>0.353878</text:p>
          </table:table-cell>
          <table:table-cell office:value-type="float" office:value="0.342642" calcext:value-type="float">
            <text:p>0.342642</text:p>
          </table:table-cell>
          <table:table-cell office:value-type="float" office:value="1.35233" calcext:value-type="float">
            <text:p>1.35233</text:p>
          </table:table-cell>
          <table:table-cell office:value-type="float" office:value="1.6024" calcext:value-type="float">
            <text:p>1.6024</text:p>
          </table:table-cell>
          <table:table-cell office:value-type="float" office:value="0.417462" calcext:value-type="float">
            <text:p>0.417462</text:p>
          </table:table-cell>
          <table:table-cell office:value-type="float" office:value="2.37192" calcext:value-type="float">
            <text:p>2.37192</text:p>
          </table:table-cell>
          <table:table-cell office:value-type="float" office:value="0.383829" calcext:value-type="float">
            <text:p>0.383829</text:p>
          </table:table-cell>
          <table:table-cell office:value-type="float" office:value="1.69566" calcext:value-type="float">
            <text:p>1.69566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0.362575" calcext:value-type="float">
            <text:p>0.362575</text:p>
          </table:table-cell>
          <table:table-cell office:value-type="float" office:value="2.00354" calcext:value-type="float">
            <text:p>2.00354</text:p>
          </table:table-cell>
          <table:table-cell office:value-type="float" office:value="1.76667" calcext:value-type="float">
            <text:p>1.76667</text:p>
          </table:table-cell>
          <table:table-cell table:number-columns-repeated="20"/>
          <table:table-cell table:formula="of:=MIN([.A149:.BL149])" office:value-type="float" office:value="0.175553" calcext:value-type="float">
            <text:p>0.175553</text:p>
          </table:table-cell>
          <table:table-cell table:formula="of:=MAX([.A149:.BL149])" office:value-type="float" office:value="2.37192" calcext:value-type="float">
            <text:p>2.37192</text:p>
          </table:table-cell>
          <table:table-cell table:number-columns-repeated="7"/>
        </table:table-row>
        <table:table-row table:style-name="ro1">
          <table:table-cell office:value-type="float" office:value="0.206672" calcext:value-type="float">
            <text:p>0.206672</text:p>
          </table:table-cell>
          <table:table-cell office:value-type="float" office:value="0.209562" calcext:value-type="float">
            <text:p>0.209562</text:p>
          </table:table-cell>
          <table:table-cell office:value-type="float" office:value="0.25434" calcext:value-type="float">
            <text:p>0.25434</text:p>
          </table:table-cell>
          <table:table-cell office:value-type="float" office:value="0.19687" calcext:value-type="float">
            <text:p>0.19687</text:p>
          </table:table-cell>
          <table:table-cell office:value-type="float" office:value="0.188938" calcext:value-type="float">
            <text:p>0.188938</text:p>
          </table:table-cell>
          <table:table-cell office:value-type="float" office:value="0.458581" calcext:value-type="float">
            <text:p>0.458581</text:p>
          </table:table-cell>
          <table:table-cell office:value-type="float" office:value="0.253848" calcext:value-type="float">
            <text:p>0.253848</text:p>
          </table:table-cell>
          <table:table-cell office:value-type="float" office:value="0.251114" calcext:value-type="float">
            <text:p>0.251114</text:p>
          </table:table-cell>
          <table:table-cell office:value-type="float" office:value="0.282772" calcext:value-type="float">
            <text:p>0.282772</text:p>
          </table:table-cell>
          <table:table-cell office:value-type="float" office:value="0.398739" calcext:value-type="float">
            <text:p>0.398739</text:p>
          </table:table-cell>
          <table:table-cell office:value-type="float" office:value="0.424525" calcext:value-type="float">
            <text:p>0.424525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303627" calcext:value-type="float">
            <text:p>0.303627</text:p>
          </table:table-cell>
          <table:table-cell office:value-type="float" office:value="0.302252" calcext:value-type="float">
            <text:p>0.302252</text:p>
          </table:table-cell>
          <table:table-cell office:value-type="float" office:value="0.312559" calcext:value-type="float">
            <text:p>0.312559</text:p>
          </table:table-cell>
          <table:table-cell office:value-type="float" office:value="0.268237" calcext:value-type="float">
            <text:p>0.268237</text:p>
          </table:table-cell>
          <table:table-cell office:value-type="float" office:value="0.235788" calcext:value-type="float">
            <text:p>0.235788</text:p>
          </table:table-cell>
          <table:table-cell office:value-type="float" office:value="0.248187" calcext:value-type="float">
            <text:p>0.248187</text:p>
          </table:table-cell>
          <table:table-cell office:value-type="float" office:value="0.19294" calcext:value-type="float">
            <text:p>0.19294</text:p>
          </table:table-cell>
          <table:table-cell office:value-type="float" office:value="0.299657" calcext:value-type="float">
            <text:p>0.299657</text:p>
          </table:table-cell>
          <table:table-cell office:value-type="float" office:value="0.297903" calcext:value-type="float">
            <text:p>0.297903</text:p>
          </table:table-cell>
          <table:table-cell office:value-type="float" office:value="0.230797" calcext:value-type="float">
            <text:p>0.230797</text:p>
          </table:table-cell>
          <table:table-cell office:value-type="float" office:value="0.187631" calcext:value-type="float">
            <text:p>0.187631</text:p>
          </table:table-cell>
          <table:table-cell office:value-type="float" office:value="0.28929" calcext:value-type="float">
            <text:p>0.28929</text:p>
          </table:table-cell>
          <table:table-cell office:value-type="float" office:value="0.591881" calcext:value-type="float">
            <text:p>0.591881</text:p>
          </table:table-cell>
          <table:table-cell office:value-type="float" office:value="0.331813" calcext:value-type="float">
            <text:p>0.331813</text:p>
          </table:table-cell>
          <table:table-cell office:value-type="float" office:value="1.64569" calcext:value-type="float">
            <text:p>1.64569</text:p>
          </table:table-cell>
          <table:table-cell office:value-type="float" office:value="0.24105" calcext:value-type="float">
            <text:p>0.24105</text:p>
          </table:table-cell>
          <table:table-cell office:value-type="float" office:value="1.73111" calcext:value-type="float">
            <text:p>1.73111</text:p>
          </table:table-cell>
          <table:table-cell office:value-type="float" office:value="1.68645" calcext:value-type="float">
            <text:p>1.68645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4377" calcext:value-type="float">
            <text:p>1.54377</text:p>
          </table:table-cell>
          <table:table-cell office:value-type="float" office:value="1.35018" calcext:value-type="float">
            <text:p>1.35018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1.16428" calcext:value-type="float">
            <text:p>1.16428</text:p>
          </table:table-cell>
          <table:table-cell office:value-type="float" office:value="1.60956" calcext:value-type="float">
            <text:p>1.60956</text:p>
          </table:table-cell>
          <table:table-cell office:value-type="float" office:value="1.65732" calcext:value-type="float">
            <text:p>1.65732</text:p>
          </table:table-cell>
          <table:table-cell office:value-type="float" office:value="1.05119" calcext:value-type="float">
            <text:p>1.05119</text:p>
          </table:table-cell>
          <table:table-cell office:value-type="float" office:value="1.37378" calcext:value-type="float">
            <text:p>1.37378</text:p>
          </table:table-cell>
          <table:table-cell office:value-type="float" office:value="1.78299" calcext:value-type="float">
            <text:p>1.78299</text:p>
          </table:table-cell>
          <table:table-cell office:value-type="float" office:value="1.07052" calcext:value-type="float">
            <text:p>1.07052</text:p>
          </table:table-cell>
          <table:table-cell office:value-type="float" office:value="0.185804" calcext:value-type="float">
            <text:p>0.185804</text:p>
          </table:table-cell>
          <table:table-cell office:value-type="float" office:value="0.201067" calcext:value-type="float">
            <text:p>0.201067</text:p>
          </table:table-cell>
          <table:table-cell office:value-type="float" office:value="1.16441" calcext:value-type="float">
            <text:p>1.16441</text:p>
          </table:table-cell>
          <table:table-cell office:value-type="float" office:value="0.115201" calcext:value-type="float">
            <text:p>0.115201</text:p>
          </table:table-cell>
          <table:table-cell office:value-type="float" office:value="0.126803" calcext:value-type="float">
            <text:p>0.126803</text:p>
          </table:table-cell>
          <table:table-cell office:value-type="float" office:value="0.150547" calcext:value-type="float">
            <text:p>0.150547</text:p>
          </table:table-cell>
          <table:table-cell office:value-type="float" office:value="0.05685" calcext:value-type="float">
            <text:p>0.05685</text:p>
          </table:table-cell>
          <table:table-cell table:number-columns-repeated="20"/>
          <table:table-cell table:formula="of:=MIN([.A150:.BL150])" office:value-type="float" office:value="0.05685" calcext:value-type="float">
            <text:p>0.05685</text:p>
          </table:table-cell>
          <table:table-cell table:formula="of:=MAX([.A150:.BL150])" office:value-type="float" office:value="1.78299" calcext:value-type="float">
            <text:p>1.78299</text:p>
          </table:table-cell>
          <table:table-cell table:number-columns-repeated="7"/>
        </table:table-row>
        <table:table-row table:style-name="ro1">
          <table:table-cell office:value-type="float" office:value="0.190768" calcext:value-type="float">
            <text:p>0.190768</text:p>
          </table:table-cell>
          <table:table-cell office:value-type="float" office:value="0.188156" calcext:value-type="float">
            <text:p>0.188156</text:p>
          </table:table-cell>
          <table:table-cell office:value-type="float" office:value="0.391019" calcext:value-type="float">
            <text:p>0.391019</text:p>
          </table:table-cell>
          <table:table-cell office:value-type="float" office:value="0.208267" calcext:value-type="float">
            <text:p>0.208267</text:p>
          </table:table-cell>
          <table:table-cell office:value-type="float" office:value="0.196281" calcext:value-type="float">
            <text:p>0.196281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10545" calcext:value-type="float">
            <text:p>0.210545</text:p>
          </table:table-cell>
          <table:table-cell office:value-type="float" office:value="0.204112" calcext:value-type="float">
            <text:p>0.204112</text:p>
          </table:table-cell>
          <table:table-cell office:value-type="float" office:value="0.207507" calcext:value-type="float">
            <text:p>0.207507</text:p>
          </table:table-cell>
          <table:table-cell office:value-type="float" office:value="0.211616" calcext:value-type="float">
            <text:p>0.211616</text:p>
          </table:table-cell>
          <table:table-cell office:value-type="float" office:value="0.645879" calcext:value-type="float">
            <text:p>0.645879</text:p>
          </table:table-cell>
          <table:table-cell office:value-type="float" office:value="0.21" calcext:value-type="float">
            <text:p>0.21</text:p>
          </table:table-cell>
          <table:table-cell office:value-type="float" office:value="0.992239" calcext:value-type="float">
            <text:p>0.992239</text:p>
          </table:table-cell>
          <table:table-cell office:value-type="float" office:value="0.202036" calcext:value-type="float">
            <text:p>0.202036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788986" calcext:value-type="float">
            <text:p>0.788986</text:p>
          </table:table-cell>
          <table:table-cell office:value-type="float" office:value="0.795427" calcext:value-type="float">
            <text:p>0.795427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0.630585" calcext:value-type="float">
            <text:p>0.630585</text:p>
          </table:table-cell>
          <table:table-cell office:value-type="float" office:value="0.607055" calcext:value-type="float">
            <text:p>0.607055</text:p>
          </table:table-cell>
          <table:table-cell office:value-type="float" office:value="0.207938" calcext:value-type="float">
            <text:p>0.207938</text:p>
          </table:table-cell>
          <table:table-cell office:value-type="float" office:value="0.643154" calcext:value-type="float">
            <text:p>0.643154</text:p>
          </table:table-cell>
          <table:table-cell office:value-type="float" office:value="0.629263" calcext:value-type="float">
            <text:p>0.629263</text:p>
          </table:table-cell>
          <table:table-cell office:value-type="float" office:value="1.49089" calcext:value-type="float">
            <text:p>1.49089</text:p>
          </table:table-cell>
          <table:table-cell office:value-type="float" office:value="0.492851" calcext:value-type="float">
            <text:p>0.492851</text:p>
          </table:table-cell>
          <table:table-cell office:value-type="float" office:value="0.626346" calcext:value-type="float">
            <text:p>0.626346</text:p>
          </table:table-cell>
          <table:table-cell office:value-type="float" office:value="0.200596" calcext:value-type="float">
            <text:p>0.200596</text:p>
          </table:table-cell>
          <table:table-cell office:value-type="float" office:value="1.27128" calcext:value-type="float">
            <text:p>1.27128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602586" calcext:value-type="float">
            <text:p>0.602586</text:p>
          </table:table-cell>
          <table:table-cell office:value-type="float" office:value="0.211216" calcext:value-type="float">
            <text:p>0.211216</text:p>
          </table:table-cell>
          <table:table-cell office:value-type="float" office:value="0.658132" calcext:value-type="float">
            <text:p>0.658132</text:p>
          </table:table-cell>
          <table:table-cell office:value-type="float" office:value="0.782994" calcext:value-type="float">
            <text:p>0.782994</text:p>
          </table:table-cell>
          <table:table-cell office:value-type="float" office:value="0.798899" calcext:value-type="float">
            <text:p>0.798899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0.207354" calcext:value-type="float">
            <text:p>0.207354</text:p>
          </table:table-cell>
          <table:table-cell office:value-type="float" office:value="1.47313" calcext:value-type="float">
            <text:p>1.47313</text:p>
          </table:table-cell>
          <table:table-cell office:value-type="float" office:value="1.87816" calcext:value-type="float">
            <text:p>1.87816</text:p>
          </table:table-cell>
          <table:table-cell office:value-type="float" office:value="0.901397" calcext:value-type="float">
            <text:p>0.901397</text:p>
          </table:table-cell>
          <table:table-cell office:value-type="float" office:value="0.729719" calcext:value-type="float">
            <text:p>0.729719</text:p>
          </table:table-cell>
          <table:table-cell office:value-type="float" office:value="0.744038" calcext:value-type="float">
            <text:p>0.744038</text:p>
          </table:table-cell>
          <table:table-cell office:value-type="float" office:value="0.154332" calcext:value-type="float">
            <text:p>0.154332</text:p>
          </table:table-cell>
          <table:table-cell office:value-type="float" office:value="0.163632" calcext:value-type="float">
            <text:p>0.163632</text:p>
          </table:table-cell>
          <table:table-cell office:value-type="float" office:value="0.096287" calcext:value-type="float">
            <text:p>0.096287</text:p>
          </table:table-cell>
          <table:table-cell office:value-type="float" office:value="0.219892" calcext:value-type="float">
            <text:p>0.219892</text:p>
          </table:table-cell>
          <table:table-cell office:value-type="float" office:value="1.96276" calcext:value-type="float">
            <text:p>1.96276</text:p>
          </table:table-cell>
          <table:table-cell office:value-type="float" office:value="0.158785" calcext:value-type="float">
            <text:p>0.158785</text:p>
          </table:table-cell>
          <table:table-cell office:value-type="float" office:value="1.57611" calcext:value-type="float">
            <text:p>1.57611</text:p>
          </table:table-cell>
          <table:table-cell table:number-columns-repeated="20"/>
          <table:table-cell table:formula="of:=MIN([.A151:.BL151])" office:value-type="float" office:value="0.096287" calcext:value-type="float">
            <text:p>0.096287</text:p>
          </table:table-cell>
          <table:table-cell table:formula="of:=MAX([.A151:.BL151])" office:value-type="float" office:value="1.96276" calcext:value-type="float">
            <text:p>1.96276</text:p>
          </table:table-cell>
          <table:table-cell table:number-columns-repeated="7"/>
        </table:table-row>
        <table:table-row table:style-name="ro1">
          <table:table-cell office:value-type="float" office:value="0.191352" calcext:value-type="float">
            <text:p>0.191352</text:p>
          </table:table-cell>
          <table:table-cell office:value-type="float" office:value="0.188544" calcext:value-type="float">
            <text:p>0.188544</text:p>
          </table:table-cell>
          <table:table-cell office:value-type="float" office:value="0.20139" calcext:value-type="float">
            <text:p>0.20139</text:p>
          </table:table-cell>
          <table:table-cell office:value-type="float" office:value="0.203431" calcext:value-type="float">
            <text:p>0.203431</text:p>
          </table:table-cell>
          <table:table-cell office:value-type="float" office:value="0.193084" calcext:value-type="float">
            <text:p>0.193084</text:p>
          </table:table-cell>
          <table:table-cell office:value-type="float" office:value="0.396148" calcext:value-type="float">
            <text:p>0.396148</text:p>
          </table:table-cell>
          <table:table-cell office:value-type="float" office:value="0.200305" calcext:value-type="float">
            <text:p>0.200305</text:p>
          </table:table-cell>
          <table:table-cell office:value-type="float" office:value="0.192037" calcext:value-type="float">
            <text:p>0.192037</text:p>
          </table:table-cell>
          <table:table-cell office:value-type="float" office:value="0.193982" calcext:value-type="float">
            <text:p>0.193982</text:p>
          </table:table-cell>
          <table:table-cell office:value-type="float" office:value="0.200606" calcext:value-type="float">
            <text:p>0.200606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226005" calcext:value-type="float">
            <text:p>0.226005</text:p>
          </table:table-cell>
          <table:table-cell office:value-type="float" office:value="0.838908" calcext:value-type="float">
            <text:p>0.838908</text:p>
          </table:table-cell>
          <table:table-cell office:value-type="float" office:value="0.646005" calcext:value-type="float">
            <text:p>0.646005</text:p>
          </table:table-cell>
          <table:table-cell office:value-type="float" office:value="0.639305" calcext:value-type="float">
            <text:p>0.639305</text:p>
          </table:table-cell>
          <table:table-cell office:value-type="float" office:value="0.380281" calcext:value-type="float">
            <text:p>0.380281</text:p>
          </table:table-cell>
          <table:table-cell office:value-type="float" office:value="0.432143" calcext:value-type="float">
            <text:p>0.432143</text:p>
          </table:table-cell>
          <table:table-cell office:value-type="float" office:value="0.379288" calcext:value-type="float">
            <text:p>0.379288</text:p>
          </table:table-cell>
          <table:table-cell office:value-type="float" office:value="0.218267" calcext:value-type="float">
            <text:p>0.218267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0.376857" calcext:value-type="float">
            <text:p>0.376857</text:p>
          </table:table-cell>
          <table:table-cell office:value-type="float" office:value="0.761906" calcext:value-type="float">
            <text:p>0.761906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197399" calcext:value-type="float">
            <text:p>0.197399</text:p>
          </table:table-cell>
          <table:table-cell office:value-type="float" office:value="1.40385" calcext:value-type="float">
            <text:p>1.40385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199267" calcext:value-type="float">
            <text:p>0.199267</text:p>
          </table:table-cell>
          <table:table-cell office:value-type="float" office:value="1.97112" calcext:value-type="float">
            <text:p>1.97112</text:p>
          </table:table-cell>
          <table:table-cell office:value-type="float" office:value="1.19479" calcext:value-type="float">
            <text:p>1.19479</text:p>
          </table:table-cell>
          <table:table-cell office:value-type="float" office:value="0.94291" calcext:value-type="float">
            <text:p>0.94291</text:p>
          </table:table-cell>
          <table:table-cell office:value-type="float" office:value="0.938675" calcext:value-type="float">
            <text:p>0.938675</text:p>
          </table:table-cell>
          <table:table-cell office:value-type="float" office:value="0.758441" calcext:value-type="float">
            <text:p>0.758441</text:p>
          </table:table-cell>
          <table:table-cell office:value-type="float" office:value="0.589001" calcext:value-type="float">
            <text:p>0.589001</text:p>
          </table:table-cell>
          <table:table-cell office:value-type="float" office:value="0.783709" calcext:value-type="float">
            <text:p>0.783709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1.07147" calcext:value-type="float">
            <text:p>1.07147</text:p>
          </table:table-cell>
          <table:table-cell office:value-type="float" office:value="2.10521" calcext:value-type="float">
            <text:p>2.10521</text:p>
          </table:table-cell>
          <table:table-cell office:value-type="float" office:value="1.92384" calcext:value-type="float">
            <text:p>1.92384</text:p>
          </table:table-cell>
          <table:table-cell office:value-type="float" office:value="0.719331" calcext:value-type="float">
            <text:p>0.719331</text:p>
          </table:table-cell>
          <table:table-cell office:value-type="float" office:value="1.38876" calcext:value-type="float">
            <text:p>1.38876</text:p>
          </table:table-cell>
          <table:table-cell office:value-type="float" office:value="1.18343" calcext:value-type="float">
            <text:p>1.18343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0.77742" calcext:value-type="float">
            <text:p>0.77742</text:p>
          </table:table-cell>
          <table:table-cell office:value-type="float" office:value="1.20595" calcext:value-type="float">
            <text:p>1.20595</text:p>
          </table:table-cell>
          <table:table-cell office:value-type="float" office:value="0.846586" calcext:value-type="float">
            <text:p>0.846586</text:p>
          </table:table-cell>
          <table:table-cell office:value-type="float" office:value="1.87577" calcext:value-type="float">
            <text:p>1.87577</text:p>
          </table:table-cell>
          <table:table-cell office:value-type="float" office:value="0.0721262" calcext:value-type="float">
            <text:p>0.0721262</text:p>
          </table:table-cell>
          <table:table-cell office:value-type="float" office:value="0.0924809" calcext:value-type="float">
            <text:p>0.0924809</text:p>
          </table:table-cell>
          <table:table-cell table:number-columns-repeated="20"/>
          <table:table-cell table:formula="of:=MIN([.A152:.BL152])" office:value-type="float" office:value="0.0721262" calcext:value-type="float">
            <text:p>0.0721262</text:p>
          </table:table-cell>
          <table:table-cell table:formula="of:=MAX([.A152:.BL152])" office:value-type="float" office:value="2.10521" calcext:value-type="float">
            <text:p>2.10521</text:p>
          </table:table-cell>
          <table:table-cell table:number-columns-repeated="7"/>
        </table:table-row>
        <table:table-row table:style-name="ro1">
          <table:table-cell office:value-type="float" office:value="0.189898" calcext:value-type="float">
            <text:p>0.189898</text:p>
          </table:table-cell>
          <table:table-cell office:value-type="float" office:value="0.216713" calcext:value-type="float">
            <text:p>0.216713</text:p>
          </table:table-cell>
          <table:table-cell office:value-type="float" office:value="0.190789" calcext:value-type="float">
            <text:p>0.190789</text:p>
          </table:table-cell>
          <table:table-cell office:value-type="float" office:value="0.381424" calcext:value-type="float">
            <text:p>0.381424</text:p>
          </table:table-cell>
          <table:table-cell office:value-type="float" office:value="0.195719" calcext:value-type="float">
            <text:p>0.195719</text:p>
          </table:table-cell>
          <table:table-cell office:value-type="float" office:value="0.231838" calcext:value-type="float">
            <text:p>0.231838</text:p>
          </table:table-cell>
          <table:table-cell office:value-type="float" office:value="0.417311" calcext:value-type="float">
            <text:p>0.417311</text:p>
          </table:table-cell>
          <table:table-cell office:value-type="float" office:value="0.320213" calcext:value-type="float">
            <text:p>0.320213</text:p>
          </table:table-cell>
          <table:table-cell office:value-type="float" office:value="0.426381" calcext:value-type="float">
            <text:p>0.426381</text:p>
          </table:table-cell>
          <table:table-cell office:value-type="float" office:value="0.409444" calcext:value-type="float">
            <text:p>0.409444</text:p>
          </table:table-cell>
          <table:table-cell office:value-type="float" office:value="0.467825" calcext:value-type="float">
            <text:p>0.467825</text:p>
          </table:table-cell>
          <table:table-cell office:value-type="float" office:value="0.291727" calcext:value-type="float">
            <text:p>0.291727</text:p>
          </table:table-cell>
          <table:table-cell office:value-type="float" office:value="0.386773" calcext:value-type="float">
            <text:p>0.386773</text:p>
          </table:table-cell>
          <table:table-cell office:value-type="float" office:value="0.344976" calcext:value-type="float">
            <text:p>0.344976</text:p>
          </table:table-cell>
          <table:table-cell office:value-type="float" office:value="0.306314" calcext:value-type="float">
            <text:p>0.306314</text:p>
          </table:table-cell>
          <table:table-cell office:value-type="float" office:value="0.356583" calcext:value-type="float">
            <text:p>0.356583</text:p>
          </table:table-cell>
          <table:table-cell office:value-type="float" office:value="0.275608" calcext:value-type="float">
            <text:p>0.275608</text:p>
          </table:table-cell>
          <table:table-cell office:value-type="float" office:value="1.28495" calcext:value-type="float">
            <text:p>1.28495</text:p>
          </table:table-cell>
          <table:table-cell office:value-type="float" office:value="0.364908" calcext:value-type="float">
            <text:p>0.364908</text:p>
          </table:table-cell>
          <table:table-cell office:value-type="float" office:value="1.19904" calcext:value-type="float">
            <text:p>1.19904</text:p>
          </table:table-cell>
          <table:table-cell office:value-type="float" office:value="0.297865" calcext:value-type="float">
            <text:p>0.297865</text:p>
          </table:table-cell>
          <table:table-cell office:value-type="float" office:value="0.319833" calcext:value-type="float">
            <text:p>0.319833</text:p>
          </table:table-cell>
          <table:table-cell office:value-type="float" office:value="1.41485" calcext:value-type="float">
            <text:p>1.41485</text:p>
          </table:table-cell>
          <table:table-cell office:value-type="float" office:value="0.38348" calcext:value-type="float">
            <text:p>0.38348</text:p>
          </table:table-cell>
          <table:table-cell office:value-type="float" office:value="1.11011" calcext:value-type="float">
            <text:p>1.11011</text:p>
          </table:table-cell>
          <table:table-cell office:value-type="float" office:value="1.3821" calcext:value-type="float">
            <text:p>1.3821</text:p>
          </table:table-cell>
          <table:table-cell office:value-type="float" office:value="1.38776" calcext:value-type="float">
            <text:p>1.38776</text:p>
          </table:table-cell>
          <table:table-cell office:value-type="float" office:value="1.3509" calcext:value-type="float">
            <text:p>1.3509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1.13601" calcext:value-type="float">
            <text:p>1.13601</text:p>
          </table:table-cell>
          <table:table-cell office:value-type="float" office:value="0.875414" calcext:value-type="float">
            <text:p>0.875414</text:p>
          </table:table-cell>
          <table:table-cell office:value-type="float" office:value="1.13274" calcext:value-type="float">
            <text:p>1.13274</text:p>
          </table:table-cell>
          <table:table-cell office:value-type="float" office:value="1.11364" calcext:value-type="float">
            <text:p>1.11364</text:p>
          </table:table-cell>
          <table:table-cell office:value-type="float" office:value="1.16691" calcext:value-type="float">
            <text:p>1.16691</text:p>
          </table:table-cell>
          <table:table-cell office:value-type="float" office:value="0.975552" calcext:value-type="float">
            <text:p>0.975552</text:p>
          </table:table-cell>
          <table:table-cell office:value-type="float" office:value="1.15166" calcext:value-type="float">
            <text:p>1.15166</text:p>
          </table:table-cell>
          <table:table-cell office:value-type="float" office:value="1.05945" calcext:value-type="float">
            <text:p>1.05945</text:p>
          </table:table-cell>
          <table:table-cell office:value-type="float" office:value="1.05783" calcext:value-type="float">
            <text:p>1.05783</text:p>
          </table:table-cell>
          <table:table-cell office:value-type="float" office:value="1.86908" calcext:value-type="float">
            <text:p>1.86908</text:p>
          </table:table-cell>
          <table:table-cell office:value-type="float" office:value="0.878899" calcext:value-type="float">
            <text:p>0.878899</text:p>
          </table:table-cell>
          <table:table-cell office:value-type="float" office:value="0.892544" calcext:value-type="float">
            <text:p>0.892544</text:p>
          </table:table-cell>
          <table:table-cell office:value-type="float" office:value="0.862713" calcext:value-type="float">
            <text:p>0.862713</text:p>
          </table:table-cell>
          <table:table-cell office:value-type="float" office:value="0.774624" calcext:value-type="float">
            <text:p>0.774624</text:p>
          </table:table-cell>
          <table:table-cell office:value-type="float" office:value="0.761983" calcext:value-type="float">
            <text:p>0.761983</text:p>
          </table:table-cell>
          <table:table-cell office:value-type="float" office:value="0.195127" calcext:value-type="float">
            <text:p>0.195127</text:p>
          </table:table-cell>
          <table:table-cell office:value-type="float" office:value="2.04308" calcext:value-type="float">
            <text:p>2.04308</text:p>
          </table:table-cell>
          <table:table-cell office:value-type="float" office:value="1.14621" calcext:value-type="float">
            <text:p>1.14621</text:p>
          </table:table-cell>
          <table:table-cell office:value-type="float" office:value="1.17647" calcext:value-type="float">
            <text:p>1.17647</text:p>
          </table:table-cell>
          <table:table-cell table:number-columns-repeated="20"/>
          <table:table-cell table:formula="of:=MIN([.A153:.BL153])" office:value-type="float" office:value="0.189898" calcext:value-type="float">
            <text:p>0.189898</text:p>
          </table:table-cell>
          <table:table-cell table:formula="of:=MAX([.A153:.BL153])" office:value-type="float" office:value="2.04308" calcext:value-type="float">
            <text:p>2.04308</text:p>
          </table:table-cell>
          <table:table-cell table:number-columns-repeated="7"/>
        </table:table-row>
        <table:table-row table:style-name="ro1">
          <table:table-cell office:value-type="float" office:value="0.209713" calcext:value-type="float">
            <text:p>0.209713</text:p>
          </table:table-cell>
          <table:table-cell office:value-type="float" office:value="0.225228" calcext:value-type="float">
            <text:p>0.225228</text:p>
          </table:table-cell>
          <table:table-cell office:value-type="float" office:value="0.231873" calcext:value-type="float">
            <text:p>0.231873</text:p>
          </table:table-cell>
          <table:table-cell office:value-type="float" office:value="0.202104" calcext:value-type="float">
            <text:p>0.202104</text:p>
          </table:table-cell>
          <table:table-cell office:value-type="float" office:value="0.196716" calcext:value-type="float">
            <text:p>0.196716</text:p>
          </table:table-cell>
          <table:table-cell office:value-type="float" office:value="0.204172" calcext:value-type="float">
            <text:p>0.204172</text:p>
          </table:table-cell>
          <table:table-cell office:value-type="float" office:value="0.205903" calcext:value-type="float">
            <text:p>0.205903</text:p>
          </table:table-cell>
          <table:table-cell office:value-type="float" office:value="0.192745" calcext:value-type="float">
            <text:p>0.192745</text:p>
          </table:table-cell>
          <table:table-cell office:value-type="float" office:value="0.196256" calcext:value-type="float">
            <text:p>0.196256</text:p>
          </table:table-cell>
          <table:table-cell office:value-type="float" office:value="0.652622" calcext:value-type="float">
            <text:p>0.652622</text:p>
          </table:table-cell>
          <table:table-cell office:value-type="float" office:value="0.193736" calcext:value-type="float">
            <text:p>0.193736</text:p>
          </table:table-cell>
          <table:table-cell office:value-type="float" office:value="0.194378" calcext:value-type="float">
            <text:p>0.194378</text:p>
          </table:table-cell>
          <table:table-cell office:value-type="float" office:value="0.208645" calcext:value-type="float">
            <text:p>0.208645</text:p>
          </table:table-cell>
          <table:table-cell office:value-type="float" office:value="0.086874" calcext:value-type="float">
            <text:p>0.086874</text:p>
          </table:table-cell>
          <table:table-cell office:value-type="float" office:value="0.79826" calcext:value-type="float">
            <text:p>0.79826</text:p>
          </table:table-cell>
          <table:table-cell office:value-type="float" office:value="0.676766" calcext:value-type="float">
            <text:p>0.676766</text:p>
          </table:table-cell>
          <table:table-cell office:value-type="float" office:value="0.563387" calcext:value-type="float">
            <text:p>0.563387</text:p>
          </table:table-cell>
          <table:table-cell office:value-type="float" office:value="0.440413" calcext:value-type="float">
            <text:p>0.440413</text:p>
          </table:table-cell>
          <table:table-cell office:value-type="float" office:value="0.484708" calcext:value-type="float">
            <text:p>0.484708</text:p>
          </table:table-cell>
          <table:table-cell office:value-type="float" office:value="0.451364" calcext:value-type="float">
            <text:p>0.451364</text:p>
          </table:table-cell>
          <table:table-cell office:value-type="float" office:value="0.419586" calcext:value-type="float">
            <text:p>0.419586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351548" calcext:value-type="float">
            <text:p>0.351548</text:p>
          </table:table-cell>
          <table:table-cell office:value-type="float" office:value="0.788045" calcext:value-type="float">
            <text:p>0.788045</text:p>
          </table:table-cell>
          <table:table-cell office:value-type="float" office:value="0.841904" calcext:value-type="float">
            <text:p>0.841904</text:p>
          </table:table-cell>
          <table:table-cell office:value-type="float" office:value="0.855158" calcext:value-type="float">
            <text:p>0.855158</text:p>
          </table:table-cell>
          <table:table-cell office:value-type="float" office:value="0.794711" calcext:value-type="float">
            <text:p>0.794711</text:p>
          </table:table-cell>
          <table:table-cell office:value-type="float" office:value="1.49004" calcext:value-type="float">
            <text:p>1.49004</text:p>
          </table:table-cell>
          <table:table-cell office:value-type="float" office:value="0.732356" calcext:value-type="float">
            <text:p>0.732356</text:p>
          </table:table-cell>
          <table:table-cell office:value-type="float" office:value="1.3118" calcext:value-type="float">
            <text:p>1.311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1.55965" calcext:value-type="float">
            <text:p>1.55965</text:p>
          </table:table-cell>
          <table:table-cell office:value-type="float" office:value="0.604372" calcext:value-type="float">
            <text:p>0.604372</text:p>
          </table:table-cell>
          <table:table-cell office:value-type="float" office:value="0.581892" calcext:value-type="float">
            <text:p>0.581892</text:p>
          </table:table-cell>
          <table:table-cell office:value-type="float" office:value="0.576194" calcext:value-type="float">
            <text:p>0.576194</text:p>
          </table:table-cell>
          <table:table-cell office:value-type="float" office:value="0.579057" calcext:value-type="float">
            <text:p>0.579057</text:p>
          </table:table-cell>
          <table:table-cell office:value-type="float" office:value="1.39507" calcext:value-type="float">
            <text:p>1.39507</text:p>
          </table:table-cell>
          <table:table-cell office:value-type="float" office:value="0.583303" calcext:value-type="float">
            <text:p>0.583303</text:p>
          </table:table-cell>
          <table:table-cell office:value-type="float" office:value="1.4769" calcext:value-type="float">
            <text:p>1.4769</text:p>
          </table:table-cell>
          <table:table-cell office:value-type="float" office:value="1.68238" calcext:value-type="float">
            <text:p>1.68238</text:p>
          </table:table-cell>
          <table:table-cell office:value-type="float" office:value="0.389688" calcext:value-type="float">
            <text:p>0.389688</text:p>
          </table:table-cell>
          <table:table-cell office:value-type="float" office:value="0.687695" calcext:value-type="float">
            <text:p>0.687695</text:p>
          </table:table-cell>
          <table:table-cell office:value-type="float" office:value="0.636399" calcext:value-type="float">
            <text:p>0.636399</text:p>
          </table:table-cell>
          <table:table-cell office:value-type="float" office:value="0.58738" calcext:value-type="float">
            <text:p>0.58738</text:p>
          </table:table-cell>
          <table:table-cell office:value-type="float" office:value="2.0361" calcext:value-type="float">
            <text:p>2.0361</text:p>
          </table:table-cell>
          <table:table-cell office:value-type="float" office:value="0.174789" calcext:value-type="float">
            <text:p>0.174789</text:p>
          </table:table-cell>
          <table:table-cell office:value-type="float" office:value="0.0807571" calcext:value-type="float">
            <text:p>0.0807571</text:p>
          </table:table-cell>
          <table:table-cell office:value-type="float" office:value="0.0778701" calcext:value-type="float">
            <text:p>0.0778701</text:p>
          </table:table-cell>
          <table:table-cell table:number-columns-repeated="20"/>
          <table:table-cell table:formula="of:=MIN([.A154:.BL154])" office:value-type="float" office:value="0.0778701" calcext:value-type="float">
            <text:p>0.0778701</text:p>
          </table:table-cell>
          <table:table-cell table:formula="of:=MAX([.A154:.BL154])" office:value-type="float" office:value="2.0361" calcext:value-type="float">
            <text:p>2.0361</text:p>
          </table:table-cell>
          <table:table-cell table:number-columns-repeated="7"/>
        </table:table-row>
        <table:table-row table:style-name="ro1">
          <table:table-cell office:value-type="float" office:value="0.117699" calcext:value-type="float">
            <text:p>0.117699</text:p>
          </table:table-cell>
          <table:table-cell office:value-type="float" office:value="0.126013" calcext:value-type="float">
            <text:p>0.126013</text:p>
          </table:table-cell>
          <table:table-cell office:value-type="float" office:value="0.099158" calcext:value-type="float">
            <text:p>0.099158</text:p>
          </table:table-cell>
          <table:table-cell office:value-type="float" office:value="0.102017" calcext:value-type="float">
            <text:p>0.102017</text:p>
          </table:table-cell>
          <table:table-cell office:value-type="float" office:value="0.100937" calcext:value-type="float">
            <text:p>0.100937</text:p>
          </table:table-cell>
          <table:table-cell office:value-type="float" office:value="0.0981948" calcext:value-type="float">
            <text:p>0.0981948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675743" calcext:value-type="float">
            <text:p>0.675743</text:p>
          </table:table-cell>
          <table:table-cell office:value-type="float" office:value="0.15107" calcext:value-type="float">
            <text:p>0.15107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878874" calcext:value-type="float">
            <text:p>0.878874</text:p>
          </table:table-cell>
          <table:table-cell office:value-type="float" office:value="0.942399" calcext:value-type="float">
            <text:p>0.942399</text:p>
          </table:table-cell>
          <table:table-cell office:value-type="float" office:value="0.784679" calcext:value-type="float">
            <text:p>0.784679</text:p>
          </table:table-cell>
          <table:table-cell office:value-type="float" office:value="0.744589" calcext:value-type="float">
            <text:p>0.744589</text:p>
          </table:table-cell>
          <table:table-cell office:value-type="float" office:value="0.715068" calcext:value-type="float">
            <text:p>0.715068</text:p>
          </table:table-cell>
          <table:table-cell office:value-type="float" office:value="1.12644" calcext:value-type="float">
            <text:p>1.12644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937243" calcext:value-type="float">
            <text:p>0.937243</text:p>
          </table:table-cell>
          <table:table-cell office:value-type="float" office:value="0.87399" calcext:value-type="float">
            <text:p>0.87399</text:p>
          </table:table-cell>
          <table:table-cell office:value-type="float" office:value="0.801497" calcext:value-type="float">
            <text:p>0.801497</text:p>
          </table:table-cell>
          <table:table-cell office:value-type="float" office:value="0.720403" calcext:value-type="float">
            <text:p>0.720403</text:p>
          </table:table-cell>
          <table:table-cell office:value-type="float" office:value="0.651159" calcext:value-type="float">
            <text:p>0.651159</text:p>
          </table:table-cell>
          <table:table-cell office:value-type="float" office:value="0.694695" calcext:value-type="float">
            <text:p>0.694695</text:p>
          </table:table-cell>
          <table:table-cell office:value-type="float" office:value="0.728291" calcext:value-type="float">
            <text:p>0.728291</text:p>
          </table:table-cell>
          <table:table-cell office:value-type="float" office:value="0.734114" calcext:value-type="float">
            <text:p>0.734114</text:p>
          </table:table-cell>
          <table:table-cell office:value-type="float" office:value="0.727115" calcext:value-type="float">
            <text:p>0.727115</text:p>
          </table:table-cell>
          <table:table-cell office:value-type="float" office:value="0.755322" calcext:value-type="float">
            <text:p>0.755322</text:p>
          </table:table-cell>
          <table:table-cell office:value-type="float" office:value="2.03782" calcext:value-type="float">
            <text:p>2.03782</text:p>
          </table:table-cell>
          <table:table-cell office:value-type="float" office:value="0.757333" calcext:value-type="float">
            <text:p>0.757333</text:p>
          </table:table-cell>
          <table:table-cell office:value-type="float" office:value="0.734457" calcext:value-type="float">
            <text:p>0.73445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21832" calcext:value-type="float">
            <text:p>0.721832</text:p>
          </table:table-cell>
          <table:table-cell office:value-type="float" office:value="0.698728" calcext:value-type="float">
            <text:p>0.698728</text:p>
          </table:table-cell>
          <table:table-cell office:value-type="float" office:value="0.714982" calcext:value-type="float">
            <text:p>0.714982</text:p>
          </table:table-cell>
          <table:table-cell office:value-type="float" office:value="0.70143" calcext:value-type="float">
            <text:p>0.70143</text:p>
          </table:table-cell>
          <table:table-cell office:value-type="float" office:value="0.668273" calcext:value-type="float">
            <text:p>0.668273</text:p>
          </table:table-cell>
          <table:table-cell office:value-type="float" office:value="0.620447" calcext:value-type="float">
            <text:p>0.620447</text:p>
          </table:table-cell>
          <table:table-cell office:value-type="float" office:value="0.596889" calcext:value-type="float">
            <text:p>0.596889</text:p>
          </table:table-cell>
          <table:table-cell office:value-type="float" office:value="0.351959" calcext:value-type="float">
            <text:p>0.351959</text:p>
          </table:table-cell>
          <table:table-cell office:value-type="float" office:value="2.47202" calcext:value-type="float">
            <text:p>2.47202</text:p>
          </table:table-cell>
          <table:table-cell office:value-type="float" office:value="0.118267" calcext:value-type="float">
            <text:p>0.118267</text:p>
          </table:table-cell>
          <table:table-cell office:value-type="float" office:value="0.829714" calcext:value-type="float">
            <text:p>0.829714</text:p>
          </table:table-cell>
          <table:table-cell office:value-type="float" office:value="1.03708" calcext:value-type="float">
            <text:p>1.03708</text:p>
          </table:table-cell>
          <table:table-cell office:value-type="float" office:value="0.194842" calcext:value-type="float">
            <text:p>0.194842</text:p>
          </table:table-cell>
          <table:table-cell office:value-type="float" office:value="0.814587" calcext:value-type="float">
            <text:p>0.814587</text:p>
          </table:table-cell>
          <table:table-cell office:value-type="float" office:value="0.096612" calcext:value-type="float">
            <text:p>0.096612</text:p>
          </table:table-cell>
          <table:table-cell office:value-type="float" office:value="0.0646119" calcext:value-type="float">
            <text:p>0.0646119</text:p>
          </table:table-cell>
          <table:table-cell table:number-columns-repeated="20"/>
          <table:table-cell table:formula="of:=MIN([.A155:.BL155])" office:value-type="float" office:value="0.0646119" calcext:value-type="float">
            <text:p>0.0646119</text:p>
          </table:table-cell>
          <table:table-cell table:formula="of:=MAX([.A155:.BL155])" office:value-type="float" office:value="2.47202" calcext:value-type="float">
            <text:p>2.47202</text:p>
          </table:table-cell>
          <table:table-cell table:number-columns-repeated="7"/>
        </table:table-row>
        <table:table-row table:style-name="ro1">
          <table:table-cell office:value-type="float" office:value="0.194478" calcext:value-type="float">
            <text:p>0.194478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222491" calcext:value-type="float">
            <text:p>0.222491</text:p>
          </table:table-cell>
          <table:table-cell office:value-type="float" office:value="0.198363" calcext:value-type="float">
            <text:p>0.198363</text:p>
          </table:table-cell>
          <table:table-cell office:value-type="float" office:value="0.206914" calcext:value-type="float">
            <text:p>0.206914</text:p>
          </table:table-cell>
          <table:table-cell office:value-type="float" office:value="0.22083" calcext:value-type="float">
            <text:p>0.22083</text:p>
          </table:table-cell>
          <table:table-cell office:value-type="float" office:value="0.462732" calcext:value-type="float">
            <text:p>0.462732</text:p>
          </table:table-cell>
          <table:table-cell office:value-type="float" office:value="0.436871" calcext:value-type="float">
            <text:p>0.436871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0.293583" calcext:value-type="float">
            <text:p>0.293583</text:p>
          </table:table-cell>
          <table:table-cell office:value-type="float" office:value="0.367217" calcext:value-type="float">
            <text:p>0.367217</text:p>
          </table:table-cell>
          <table:table-cell office:value-type="float" office:value="0.358195" calcext:value-type="float">
            <text:p>0.358195</text:p>
          </table:table-cell>
          <table:table-cell office:value-type="float" office:value="0.188955" calcext:value-type="float">
            <text:p>0.188955</text:p>
          </table:table-cell>
          <table:table-cell office:value-type="float" office:value="0.624029" calcext:value-type="float">
            <text:p>0.624029</text:p>
          </table:table-cell>
          <table:table-cell office:value-type="float" office:value="0.24332" calcext:value-type="float">
            <text:p>0.24332</text:p>
          </table:table-cell>
          <table:table-cell office:value-type="float" office:value="0.21215" calcext:value-type="float">
            <text:p>0.21215</text:p>
          </table:table-cell>
          <table:table-cell office:value-type="float" office:value="0.189796" calcext:value-type="float">
            <text:p>0.189796</text:p>
          </table:table-cell>
          <table:table-cell office:value-type="float" office:value="0.56766" calcext:value-type="float">
            <text:p>0.56766</text:p>
          </table:table-cell>
          <table:table-cell office:value-type="float" office:value="0.904538" calcext:value-type="float">
            <text:p>0.904538</text:p>
          </table:table-cell>
          <table:table-cell office:value-type="float" office:value="0.758053" calcext:value-type="float">
            <text:p>0.758053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0.197805" calcext:value-type="float">
            <text:p>0.197805</text:p>
          </table:table-cell>
          <table:table-cell office:value-type="float" office:value="0.771455" calcext:value-type="float">
            <text:p>0.771455</text:p>
          </table:table-cell>
          <table:table-cell office:value-type="float" office:value="0.992478" calcext:value-type="float">
            <text:p>0.992478</text:p>
          </table:table-cell>
          <table:table-cell office:value-type="float" office:value="0.189276" calcext:value-type="float">
            <text:p>0.189276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981696" calcext:value-type="float">
            <text:p>0.981696</text:p>
          </table:table-cell>
          <table:table-cell office:value-type="float" office:value="0.903887" calcext:value-type="float">
            <text:p>0.903887</text:p>
          </table:table-cell>
          <table:table-cell office:value-type="float" office:value="0.208937" calcext:value-type="float">
            <text:p>0.208937</text:p>
          </table:table-cell>
          <table:table-cell office:value-type="float" office:value="0.212705" calcext:value-type="float">
            <text:p>0.212705</text:p>
          </table:table-cell>
          <table:table-cell office:value-type="float" office:value="1.44728" calcext:value-type="float">
            <text:p>1.44728</text:p>
          </table:table-cell>
          <table:table-cell office:value-type="float" office:value="0.318039" calcext:value-type="float">
            <text:p>0.318039</text:p>
          </table:table-cell>
          <table:table-cell office:value-type="float" office:value="0.334348" calcext:value-type="float">
            <text:p>0.334348</text:p>
          </table:table-cell>
          <table:table-cell office:value-type="float" office:value="1.37028" calcext:value-type="float">
            <text:p>1.37028</text:p>
          </table:table-cell>
          <table:table-cell office:value-type="float" office:value="1.38541" calcext:value-type="float">
            <text:p>1.38541</text:p>
          </table:table-cell>
          <table:table-cell office:value-type="float" office:value="0.229045" calcext:value-type="float">
            <text:p>0.229045</text:p>
          </table:table-cell>
          <table:table-cell office:value-type="float" office:value="0.0952981" calcext:value-type="float">
            <text:p>0.0952981</text:p>
          </table:table-cell>
          <table:table-cell office:value-type="float" office:value="0.198835" calcext:value-type="float">
            <text:p>0.198835</text:p>
          </table:table-cell>
          <table:table-cell office:value-type="float" office:value="0.187895" calcext:value-type="float">
            <text:p>0.187895</text:p>
          </table:table-cell>
          <table:table-cell office:value-type="float" office:value="0.194708" calcext:value-type="float">
            <text:p>0.19470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184474" calcext:value-type="float">
            <text:p>0.184474</text:p>
          </table:table-cell>
          <table:table-cell office:value-type="float" office:value="0.683253" calcext:value-type="float">
            <text:p>0.683253</text:p>
          </table:table-cell>
          <table:table-cell office:value-type="float" office:value="0.189905" calcext:value-type="float">
            <text:p>0.189905</text:p>
          </table:table-cell>
          <table:table-cell office:value-type="float" office:value="2.09863" calcext:value-type="float">
            <text:p>2.09863</text:p>
          </table:table-cell>
          <table:table-cell office:value-type="float" office:value="0.455793" calcext:value-type="float">
            <text:p>0.455793</text:p>
          </table:table-cell>
          <table:table-cell office:value-type="float" office:value="0.0859358" calcext:value-type="float">
            <text:p>0.0859358</text:p>
          </table:table-cell>
          <table:table-cell table:number-columns-repeated="20"/>
          <table:table-cell table:formula="of:=MIN([.A156:.BL156])" office:value-type="float" office:value="0.0859358" calcext:value-type="float">
            <text:p>0.0859358</text:p>
          </table:table-cell>
          <table:table-cell table:formula="of:=MAX([.A156:.BL156])" office:value-type="float" office:value="2.09863" calcext:value-type="float">
            <text:p>2.09863</text:p>
          </table:table-cell>
          <table:table-cell table:number-columns-repeated="7"/>
        </table:table-row>
        <table:table-row table:style-name="ro1">
          <table:table-cell office:value-type="float" office:value="0.192117" calcext:value-type="float">
            <text:p>0.192117</text:p>
          </table:table-cell>
          <table:table-cell office:value-type="float" office:value="0.210549" calcext:value-type="float">
            <text:p>0.210549</text:p>
          </table:table-cell>
          <table:table-cell office:value-type="float" office:value="0.229446" calcext:value-type="float">
            <text:p>0.229446</text:p>
          </table:table-cell>
          <table:table-cell office:value-type="float" office:value="0.229632" calcext:value-type="float">
            <text:p>0.229632</text:p>
          </table:table-cell>
          <table:table-cell office:value-type="float" office:value="0.204459" calcext:value-type="float">
            <text:p>0.204459</text:p>
          </table:table-cell>
          <table:table-cell office:value-type="float" office:value="0.192068" calcext:value-type="float">
            <text:p>0.192068</text:p>
          </table:table-cell>
          <table:table-cell office:value-type="float" office:value="0.220116" calcext:value-type="float">
            <text:p>0.220116</text:p>
          </table:table-cell>
          <table:table-cell office:value-type="float" office:value="0.209992" calcext:value-type="float">
            <text:p>0.209992</text:p>
          </table:table-cell>
          <table:table-cell office:value-type="float" office:value="0.367769" calcext:value-type="float">
            <text:p>0.367769</text:p>
          </table:table-cell>
          <table:table-cell office:value-type="float" office:value="0.188222" calcext:value-type="float">
            <text:p>0.188222</text:p>
          </table:table-cell>
          <table:table-cell office:value-type="float" office:value="0.245595" calcext:value-type="float">
            <text:p>0.245595</text:p>
          </table:table-cell>
          <table:table-cell office:value-type="float" office:value="0.256479" calcext:value-type="float">
            <text:p>0.256479</text:p>
          </table:table-cell>
          <table:table-cell office:value-type="float" office:value="0.193401" calcext:value-type="float">
            <text:p>0.193401</text:p>
          </table:table-cell>
          <table:table-cell office:value-type="float" office:value="0.489831" calcext:value-type="float">
            <text:p>0.489831</text:p>
          </table:table-cell>
          <table:table-cell office:value-type="float" office:value="0.409469" calcext:value-type="float">
            <text:p>0.409469</text:p>
          </table:table-cell>
          <table:table-cell office:value-type="float" office:value="0.210716" calcext:value-type="float">
            <text:p>0.210716</text:p>
          </table:table-cell>
          <table:table-cell office:value-type="float" office:value="0.403398" calcext:value-type="float">
            <text:p>0.403398</text:p>
          </table:table-cell>
          <table:table-cell office:value-type="float" office:value="0.447107" calcext:value-type="float">
            <text:p>0.447107</text:p>
          </table:table-cell>
          <table:table-cell office:value-type="float" office:value="0.385444" calcext:value-type="float">
            <text:p>0.385444</text:p>
          </table:table-cell>
          <table:table-cell office:value-type="float" office:value="0.275418" calcext:value-type="float">
            <text:p>0.275418</text:p>
          </table:table-cell>
          <table:table-cell office:value-type="float" office:value="0.190393" calcext:value-type="float">
            <text:p>0.190393</text:p>
          </table:table-cell>
          <table:table-cell office:value-type="float" office:value="0.322027" calcext:value-type="float">
            <text:p>0.322027</text:p>
          </table:table-cell>
          <table:table-cell office:value-type="float" office:value="0.189164" calcext:value-type="float">
            <text:p>0.189164</text:p>
          </table:table-cell>
          <table:table-cell office:value-type="float" office:value="0.272043" calcext:value-type="float">
            <text:p>0.272043</text:p>
          </table:table-cell>
          <table:table-cell office:value-type="float" office:value="0.291997" calcext:value-type="float">
            <text:p>0.291997</text:p>
          </table:table-cell>
          <table:table-cell office:value-type="float" office:value="0.382652" calcext:value-type="float">
            <text:p>0.382652</text:p>
          </table:table-cell>
          <table:table-cell office:value-type="float" office:value="0.183593" calcext:value-type="float">
            <text:p>0.183593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182161" calcext:value-type="float">
            <text:p>0.182161</text:p>
          </table:table-cell>
          <table:table-cell office:value-type="float" office:value="0.264761" calcext:value-type="float">
            <text:p>0.264761</text:p>
          </table:table-cell>
          <table:table-cell office:value-type="float" office:value="0.387193" calcext:value-type="float">
            <text:p>0.387193</text:p>
          </table:table-cell>
          <table:table-cell office:value-type="float" office:value="0.256711" calcext:value-type="float">
            <text:p>0.256711</text:p>
          </table:table-cell>
          <table:table-cell office:value-type="float" office:value="0.18248" calcext:value-type="float">
            <text:p>0.18248</text:p>
          </table:table-cell>
          <table:table-cell office:value-type="float" office:value="0.421116" calcext:value-type="float">
            <text:p>0.421116</text:p>
          </table:table-cell>
          <table:table-cell office:value-type="float" office:value="1.86285" calcext:value-type="float">
            <text:p>1.86285</text:p>
          </table:table-cell>
          <table:table-cell office:value-type="float" office:value="0.181237" calcext:value-type="float">
            <text:p>0.181237</text:p>
          </table:table-cell>
          <table:table-cell office:value-type="float" office:value="1.72051" calcext:value-type="float">
            <text:p>1.72051</text:p>
          </table:table-cell>
          <table:table-cell office:value-type="float" office:value="1.53744" calcext:value-type="float">
            <text:p>1.53744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98914" calcext:value-type="float">
            <text:p>1.98914</text:p>
          </table:table-cell>
          <table:table-cell office:value-type="float" office:value="1.14929" calcext:value-type="float">
            <text:p>1.14929</text:p>
          </table:table-cell>
          <table:table-cell office:value-type="float" office:value="1.99184" calcext:value-type="float">
            <text:p>1.99184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0.501504" calcext:value-type="float">
            <text:p>0.501504</text:p>
          </table:table-cell>
          <table:table-cell office:value-type="float" office:value="0.710655" calcext:value-type="float">
            <text:p>0.710655</text:p>
          </table:table-cell>
          <table:table-cell office:value-type="float" office:value="2.06026" calcext:value-type="float">
            <text:p>2.06026</text:p>
          </table:table-cell>
          <table:table-cell office:value-type="float" office:value="0.21681" calcext:value-type="float">
            <text:p>0.21681</text:p>
          </table:table-cell>
          <table:table-cell table:number-columns-repeated="20"/>
          <table:table-cell table:formula="of:=MIN([.A157:.BL157])" office:value-type="float" office:value="0.181237" calcext:value-type="float">
            <text:p>0.181237</text:p>
          </table:table-cell>
          <table:table-cell table:formula="of:=MAX([.A157:.BL157])" office:value-type="float" office:value="2.06026" calcext:value-type="float">
            <text:p>2.06026</text:p>
          </table:table-cell>
          <table:table-cell table:number-columns-repeated="7"/>
        </table:table-row>
        <table:table-row table:style-name="ro1">
          <table:table-cell office:value-type="float" office:value="0.187884" calcext:value-type="float">
            <text:p>0.187884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04717" calcext:value-type="float">
            <text:p>0.204717</text:p>
          </table:table-cell>
          <table:table-cell office:value-type="float" office:value="0.194219" calcext:value-type="float">
            <text:p>0.194219</text:p>
          </table:table-cell>
          <table:table-cell office:value-type="float" office:value="0.206237" calcext:value-type="float">
            <text:p>0.206237</text:p>
          </table:table-cell>
          <table:table-cell office:value-type="float" office:value="0.404438" calcext:value-type="float">
            <text:p>0.404438</text:p>
          </table:table-cell>
          <table:table-cell office:value-type="float" office:value="0.216525" calcext:value-type="float">
            <text:p>0.216525</text:p>
          </table:table-cell>
          <table:table-cell office:value-type="float" office:value="0.427588" calcext:value-type="float">
            <text:p>0.427588</text:p>
          </table:table-cell>
          <table:table-cell office:value-type="float" office:value="0.419278" calcext:value-type="float">
            <text:p>0.419278</text:p>
          </table:table-cell>
          <table:table-cell office:value-type="float" office:value="0.197051" calcext:value-type="float">
            <text:p>0.197051</text:p>
          </table:table-cell>
          <table:table-cell office:value-type="float" office:value="0.400647" calcext:value-type="float">
            <text:p>0.400647</text:p>
          </table:table-cell>
          <table:table-cell office:value-type="float" office:value="0.996257" calcext:value-type="float">
            <text:p>0.996257</text:p>
          </table:table-cell>
          <table:table-cell office:value-type="float" office:value="0.195437" calcext:value-type="float">
            <text:p>0.195437</text:p>
          </table:table-cell>
          <table:table-cell office:value-type="float" office:value="0.406566" calcext:value-type="float">
            <text:p>0.406566</text:p>
          </table:table-cell>
          <table:table-cell office:value-type="float" office:value="0.194672" calcext:value-type="float">
            <text:p>0.194672</text:p>
          </table:table-cell>
          <table:table-cell office:value-type="float" office:value="0.407002" calcext:value-type="float">
            <text:p>0.407002</text:p>
          </table:table-cell>
          <table:table-cell office:value-type="float" office:value="0.197674" calcext:value-type="float">
            <text:p>0.197674</text:p>
          </table:table-cell>
          <table:table-cell office:value-type="float" office:value="0.868283" calcext:value-type="float">
            <text:p>0.868283</text:p>
          </table:table-cell>
          <table:table-cell office:value-type="float" office:value="0.391353" calcext:value-type="float">
            <text:p>0.391353</text:p>
          </table:table-cell>
          <table:table-cell office:value-type="float" office:value="0.38549" calcext:value-type="float">
            <text:p>0.38549</text:p>
          </table:table-cell>
          <table:table-cell office:value-type="float" office:value="0.194548" calcext:value-type="float">
            <text:p>0.194548</text:p>
          </table:table-cell>
          <table:table-cell office:value-type="float" office:value="1.4069" calcext:value-type="float">
            <text:p>1.4069</text:p>
          </table:table-cell>
          <table:table-cell office:value-type="float" office:value="0.404599" calcext:value-type="float">
            <text:p>0.404599</text:p>
          </table:table-cell>
          <table:table-cell office:value-type="float" office:value="0.38405" calcext:value-type="float">
            <text:p>0.38405</text:p>
          </table:table-cell>
          <table:table-cell office:value-type="float" office:value="0.197021" calcext:value-type="float">
            <text:p>0.197021</text:p>
          </table:table-cell>
          <table:table-cell office:value-type="float" office:value="0.818408" calcext:value-type="float">
            <text:p>0.818408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1.42353" calcext:value-type="float">
            <text:p>1.42353</text:p>
          </table:table-cell>
          <table:table-cell office:value-type="float" office:value="1.20948" calcext:value-type="float">
            <text:p>1.20948</text:p>
          </table:table-cell>
          <table:table-cell office:value-type="float" office:value="1.44799" calcext:value-type="float">
            <text:p>1.44799</text:p>
          </table:table-cell>
          <table:table-cell office:value-type="float" office:value="1.05051" calcext:value-type="float">
            <text:p>1.05051</text:p>
          </table:table-cell>
          <table:table-cell office:value-type="float" office:value="1.6804" calcext:value-type="float">
            <text:p>1.6804</text:p>
          </table:table-cell>
          <table:table-cell office:value-type="float" office:value="1.69325" calcext:value-type="float">
            <text:p>1.69325</text:p>
          </table:table-cell>
          <table:table-cell office:value-type="float" office:value="1.31849" calcext:value-type="float">
            <text:p>1.31849</text:p>
          </table:table-cell>
          <table:table-cell office:value-type="float" office:value="1.7494" calcext:value-type="float">
            <text:p>1.7494</text:p>
          </table:table-cell>
          <table:table-cell office:value-type="float" office:value="1.42656" calcext:value-type="float">
            <text:p>1.42656</text:p>
          </table:table-cell>
          <table:table-cell office:value-type="float" office:value="1.84683" calcext:value-type="float">
            <text:p>1.84683</text:p>
          </table:table-cell>
          <table:table-cell office:value-type="float" office:value="0.189908" calcext:value-type="float">
            <text:p>0.189908</text:p>
          </table:table-cell>
          <table:table-cell office:value-type="float" office:value="1.5345" calcext:value-type="float">
            <text:p>1.5345</text:p>
          </table:table-cell>
          <table:table-cell office:value-type="float" office:value="1.99454" calcext:value-type="float">
            <text:p>1.99454</text:p>
          </table:table-cell>
          <table:table-cell office:value-type="float" office:value="0.186244" calcext:value-type="float">
            <text:p>0.186244</text:p>
          </table:table-cell>
          <table:table-cell office:value-type="float" office:value="0.198784" calcext:value-type="float">
            <text:p>0.198784</text:p>
          </table:table-cell>
          <table:table-cell office:value-type="float" office:value="0.201945" calcext:value-type="float">
            <text:p>0.201945</text:p>
          </table:table-cell>
          <table:table-cell office:value-type="float" office:value="0.312201" calcext:value-type="float">
            <text:p>0.312201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62758" calcext:value-type="float">
            <text:p>0.162758</text:p>
          </table:table-cell>
          <table:table-cell table:number-columns-repeated="20"/>
          <table:table-cell table:formula="of:=MIN([.A158:.BL158])" office:value-type="float" office:value="0.100426" calcext:value-type="float">
            <text:p>0.100426</text:p>
          </table:table-cell>
          <table:table-cell table:formula="of:=MAX([.A158:.BL158])" office:value-type="float" office:value="1.99454" calcext:value-type="float">
            <text:p>1.99454</text:p>
          </table:table-cell>
          <table:table-cell table:number-columns-repeated="7"/>
        </table:table-row>
        <table:table-row table:style-name="ro1">
          <table:table-cell office:value-type="float" office:value="0.190918" calcext:value-type="float">
            <text:p>0.190918</text:p>
          </table:table-cell>
          <table:table-cell office:value-type="float" office:value="0.224433" calcext:value-type="float">
            <text:p>0.224433</text:p>
          </table:table-cell>
          <table:table-cell office:value-type="float" office:value="0.188244" calcext:value-type="float">
            <text:p>0.188244</text:p>
          </table:table-cell>
          <table:table-cell office:value-type="float" office:value="0.220666" calcext:value-type="float">
            <text:p>0.220666</text:p>
          </table:table-cell>
          <table:table-cell office:value-type="float" office:value="0.190537" calcext:value-type="float">
            <text:p>0.190537</text:p>
          </table:table-cell>
          <table:table-cell office:value-type="float" office:value="0.197038" calcext:value-type="float">
            <text:p>0.197038</text:p>
          </table:table-cell>
          <table:table-cell office:value-type="float" office:value="0.195961" calcext:value-type="float">
            <text:p>0.195961</text:p>
          </table:table-cell>
          <table:table-cell office:value-type="float" office:value="0.198655" calcext:value-type="float">
            <text:p>0.198655</text:p>
          </table:table-cell>
          <table:table-cell office:value-type="float" office:value="0.194518" calcext:value-type="float">
            <text:p>0.194518</text:p>
          </table:table-cell>
          <table:table-cell office:value-type="float" office:value="0.195196" calcext:value-type="float">
            <text:p>0.19519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195476" calcext:value-type="float">
            <text:p>0.195476</text:p>
          </table:table-cell>
          <table:table-cell office:value-type="float" office:value="0.199828" calcext:value-type="float">
            <text:p>0.199828</text:p>
          </table:table-cell>
          <table:table-cell office:value-type="float" office:value="1.06807" calcext:value-type="float">
            <text:p>1.06807</text:p>
          </table:table-cell>
          <table:table-cell office:value-type="float" office:value="0.909864" calcext:value-type="float">
            <text:p>0.909864</text:p>
          </table:table-cell>
          <table:table-cell office:value-type="float" office:value="0.742062" calcext:value-type="float">
            <text:p>0.742062</text:p>
          </table:table-cell>
          <table:table-cell office:value-type="float" office:value="0.54486" calcext:value-type="float">
            <text:p>0.54486</text:p>
          </table:table-cell>
          <table:table-cell office:value-type="float" office:value="0.186072" calcext:value-type="float">
            <text:p>0.186072</text:p>
          </table:table-cell>
          <table:table-cell office:value-type="float" office:value="0.591752" calcext:value-type="float">
            <text:p>0.591752</text:p>
          </table:table-cell>
          <table:table-cell office:value-type="float" office:value="0.190669" calcext:value-type="float">
            <text:p>0.190669</text:p>
          </table:table-cell>
          <table:table-cell office:value-type="float" office:value="0.213521" calcext:value-type="float">
            <text:p>0.213521</text:p>
          </table:table-cell>
          <table:table-cell office:value-type="float" office:value="0.804478" calcext:value-type="float">
            <text:p>0.804478</text:p>
          </table:table-cell>
          <table:table-cell office:value-type="float" office:value="0.203306" calcext:value-type="float">
            <text:p>0.203306</text:p>
          </table:table-cell>
          <table:table-cell office:value-type="float" office:value="0.664746" calcext:value-type="float">
            <text:p>0.664746</text:p>
          </table:table-cell>
          <table:table-cell office:value-type="float" office:value="1.70944" calcext:value-type="float">
            <text:p>1.70944</text:p>
          </table:table-cell>
          <table:table-cell office:value-type="float" office:value="0.724246" calcext:value-type="float">
            <text:p>0.724246</text:p>
          </table:table-cell>
          <table:table-cell office:value-type="float" office:value="1.58012" calcext:value-type="float">
            <text:p>1.58012</text:p>
          </table:table-cell>
          <table:table-cell office:value-type="float" office:value="1.07288" calcext:value-type="float">
            <text:p>1.07288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54878" calcext:value-type="float">
            <text:p>1.54878</text:p>
          </table:table-cell>
          <table:table-cell office:value-type="float" office:value="0.898868" calcext:value-type="float">
            <text:p>0.898868</text:p>
          </table:table-cell>
          <table:table-cell office:value-type="float" office:value="0.916598" calcext:value-type="float">
            <text:p>0.916598</text:p>
          </table:table-cell>
          <table:table-cell office:value-type="float" office:value="0.930003" calcext:value-type="float">
            <text:p>0.930003</text:p>
          </table:table-cell>
          <table:table-cell office:value-type="float" office:value="0.577475" calcext:value-type="float">
            <text:p>0.577475</text:p>
          </table:table-cell>
          <table:table-cell office:value-type="float" office:value="0.94274" calcext:value-type="float">
            <text:p>0.94274</text:p>
          </table:table-cell>
          <table:table-cell office:value-type="float" office:value="0.92229" calcext:value-type="float">
            <text:p>0.92229</text:p>
          </table:table-cell>
          <table:table-cell office:value-type="float" office:value="0.841384" calcext:value-type="float">
            <text:p>0.841384</text:p>
          </table:table-cell>
          <table:table-cell office:value-type="float" office:value="0.714119" calcext:value-type="float">
            <text:p>0.714119</text:p>
          </table:table-cell>
          <table:table-cell office:value-type="float" office:value="0.977529" calcext:value-type="float">
            <text:p>0.977529</text:p>
          </table:table-cell>
          <table:table-cell office:value-type="float" office:value="0.608741" calcext:value-type="float">
            <text:p>0.608741</text:p>
          </table:table-cell>
          <table:table-cell office:value-type="float" office:value="1.01954" calcext:value-type="float">
            <text:p>1.01954</text:p>
          </table:table-cell>
          <table:table-cell office:value-type="float" office:value="2.02566" calcext:value-type="float">
            <text:p>2.02566</text:p>
          </table:table-cell>
          <table:table-cell office:value-type="float" office:value="1.66963" calcext:value-type="float">
            <text:p>1.66963</text:p>
          </table:table-cell>
          <table:table-cell office:value-type="float" office:value="0.181307" calcext:value-type="float">
            <text:p>0.181307</text:p>
          </table:table-cell>
          <table:table-cell office:value-type="float" office:value="0.189539" calcext:value-type="float">
            <text:p>0.189539</text:p>
          </table:table-cell>
          <table:table-cell office:value-type="float" office:value="0.0732398" calcext:value-type="float">
            <text:p>0.0732398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425965" calcext:value-type="float">
            <text:p>0.425965</text:p>
          </table:table-cell>
          <table:table-cell table:number-columns-repeated="20"/>
          <table:table-cell table:formula="of:=MIN([.A159:.BL159])" office:value-type="float" office:value="0.0732398" calcext:value-type="float">
            <text:p>0.0732398</text:p>
          </table:table-cell>
          <table:table-cell table:formula="of:=MAX([.A159:.BL159])" office:value-type="float" office:value="2.02566" calcext:value-type="float">
            <text:p>2.02566</text:p>
          </table:table-cell>
          <table:table-cell table:number-columns-repeated="7"/>
        </table:table-row>
        <table:table-row table:style-name="ro1">
          <table:table-cell office:value-type="float" office:value="0.19031" calcext:value-type="float">
            <text:p>0.19031</text:p>
          </table:table-cell>
          <table:table-cell office:value-type="float" office:value="0.196314" calcext:value-type="float">
            <text:p>0.196314</text:p>
          </table:table-cell>
          <table:table-cell office:value-type="float" office:value="0.22639" calcext:value-type="float">
            <text:p>0.22639</text:p>
          </table:table-cell>
          <table:table-cell office:value-type="float" office:value="0.188521" calcext:value-type="float">
            <text:p>0.188521</text:p>
          </table:table-cell>
          <table:table-cell office:value-type="float" office:value="0.196935" calcext:value-type="float">
            <text:p>0.196935</text:p>
          </table:table-cell>
          <table:table-cell office:value-type="float" office:value="0.191677" calcext:value-type="float">
            <text:p>0.191677</text:p>
          </table:table-cell>
          <table:table-cell office:value-type="float" office:value="0.418352" calcext:value-type="float">
            <text:p>0.418352</text:p>
          </table:table-cell>
          <table:table-cell office:value-type="float" office:value="0.189266" calcext:value-type="float">
            <text:p>0.189266</text:p>
          </table:table-cell>
          <table:table-cell office:value-type="float" office:value="0.192808" calcext:value-type="float">
            <text:p>0.192808</text:p>
          </table:table-cell>
          <table:table-cell office:value-type="float" office:value="0.194777" calcext:value-type="float">
            <text:p>0.194777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0.186754" calcext:value-type="float">
            <text:p>0.186754</text:p>
          </table:table-cell>
          <table:table-cell office:value-type="float" office:value="1.34348" calcext:value-type="float">
            <text:p>1.34348</text:p>
          </table:table-cell>
          <table:table-cell office:value-type="float" office:value="1.32107" calcext:value-type="float">
            <text:p>1.32107</text:p>
          </table:table-cell>
          <table:table-cell office:value-type="float" office:value="1.12722" calcext:value-type="float">
            <text:p>1.12722</text:p>
          </table:table-cell>
          <table:table-cell office:value-type="float" office:value="0.947201" calcext:value-type="float">
            <text:p>0.947201</text:p>
          </table:table-cell>
          <table:table-cell office:value-type="float" office:value="0.951112" calcext:value-type="float">
            <text:p>0.951112</text:p>
          </table:table-cell>
          <table:table-cell office:value-type="float" office:value="0.763465" calcext:value-type="float">
            <text:p>0.763465</text:p>
          </table:table-cell>
          <table:table-cell office:value-type="float" office:value="0.957432" calcext:value-type="float">
            <text:p>0.957432</text:p>
          </table:table-cell>
          <table:table-cell office:value-type="float" office:value="0.778933" calcext:value-type="float">
            <text:p>0.778933</text:p>
          </table:table-cell>
          <table:table-cell office:value-type="float" office:value="1.13283" calcext:value-type="float">
            <text:p>1.13283</text:p>
          </table:table-cell>
          <table:table-cell office:value-type="float" office:value="1.13454" calcext:value-type="float">
            <text:p>1.13454</text:p>
          </table:table-cell>
          <table:table-cell office:value-type="float" office:value="0.572576" calcext:value-type="float">
            <text:p>0.572576</text:p>
          </table:table-cell>
          <table:table-cell office:value-type="float" office:value="0.767949" calcext:value-type="float">
            <text:p>0.767949</text:p>
          </table:table-cell>
          <table:table-cell office:value-type="float" office:value="0.773998" calcext:value-type="float">
            <text:p>0.773998</text:p>
          </table:table-cell>
          <table:table-cell office:value-type="float" office:value="1.55697" calcext:value-type="float">
            <text:p>1.55697</text:p>
          </table:table-cell>
          <table:table-cell office:value-type="float" office:value="1.59465" calcext:value-type="float">
            <text:p>1.59465</text:p>
          </table:table-cell>
          <table:table-cell office:value-type="float" office:value="1.36349" calcext:value-type="float">
            <text:p>1.36349</text:p>
          </table:table-cell>
          <table:table-cell office:value-type="float" office:value="1.72905" calcext:value-type="float">
            <text:p>1.72905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65498" calcext:value-type="float">
            <text:p>0.965498</text:p>
          </table:table-cell>
          <table:table-cell office:value-type="float" office:value="1.55595" calcext:value-type="float">
            <text:p>1.55595</text:p>
          </table:table-cell>
          <table:table-cell office:value-type="float" office:value="0.984638" calcext:value-type="float">
            <text:p>0.984638</text:p>
          </table:table-cell>
          <table:table-cell office:value-type="float" office:value="0.42014" calcext:value-type="float">
            <text:p>0.42014</text:p>
          </table:table-cell>
          <table:table-cell office:value-type="float" office:value="0.629231" calcext:value-type="float">
            <text:p>0.629231</text:p>
          </table:table-cell>
          <table:table-cell office:value-type="float" office:value="2.00899" calcext:value-type="float">
            <text:p>2.00899</text:p>
          </table:table-cell>
          <table:table-cell office:value-type="float" office:value="1.8244" calcext:value-type="float">
            <text:p>1.8244</text:p>
          </table:table-cell>
          <table:table-cell office:value-type="float" office:value="1.89124" calcext:value-type="float">
            <text:p>1.89124</text:p>
          </table:table-cell>
          <table:table-cell office:value-type="float" office:value="0.902728" calcext:value-type="float">
            <text:p>0.902728</text:p>
          </table:table-cell>
          <table:table-cell office:value-type="float" office:value="0.658263" calcext:value-type="float">
            <text:p>0.658263</text:p>
          </table:table-cell>
          <table:table-cell office:value-type="float" office:value="0.688815" calcext:value-type="float">
            <text:p>0.688815</text:p>
          </table:table-cell>
          <table:table-cell office:value-type="float" office:value="0.512622" calcext:value-type="float">
            <text:p>0.512622</text:p>
          </table:table-cell>
          <table:table-cell office:value-type="float" office:value="0.714652" calcext:value-type="float">
            <text:p>0.714652</text:p>
          </table:table-cell>
          <table:table-cell office:value-type="float" office:value="1.66213" calcext:value-type="float">
            <text:p>1.66213</text:p>
          </table:table-cell>
          <table:table-cell office:value-type="float" office:value="0.727123" calcext:value-type="float">
            <text:p>0.727123</text:p>
          </table:table-cell>
          <table:table-cell office:value-type="float" office:value="1.68157" calcext:value-type="float">
            <text:p>1.68157</text:p>
          </table:table-cell>
          <table:table-cell office:value-type="float" office:value="1.92889" calcext:value-type="float">
            <text:p>1.92889</text:p>
          </table:table-cell>
          <table:table-cell office:value-type="float" office:value="1.34538" calcext:value-type="float">
            <text:p>1.34538</text:p>
          </table:table-cell>
          <table:table-cell table:number-columns-repeated="20"/>
          <table:table-cell table:formula="of:=MIN([.A160:.BL160])" office:value-type="float" office:value="0.186646" calcext:value-type="float">
            <text:p>0.186646</text:p>
          </table:table-cell>
          <table:table-cell table:formula="of:=MAX([.A160:.BL160])" office:value-type="float" office:value="2.00899" calcext:value-type="float">
            <text:p>2.00899</text:p>
          </table:table-cell>
          <table:table-cell table:number-columns-repeated="7"/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0.185542" calcext:value-type="float">
            <text:p>0.185542</text:p>
          </table:table-cell>
          <table:table-cell office:value-type="float" office:value="0.190374" calcext:value-type="float">
            <text:p>0.190374</text:p>
          </table:table-cell>
          <table:table-cell office:value-type="float" office:value="0.200951" calcext:value-type="float">
            <text:p>0.200951</text:p>
          </table:table-cell>
          <table:table-cell office:value-type="float" office:value="0.191069" calcext:value-type="float">
            <text:p>0.19106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57749" calcext:value-type="float">
            <text:p>0.957749</text:p>
          </table:table-cell>
          <table:table-cell office:value-type="float" office:value="0.193626" calcext:value-type="float">
            <text:p>0.193626</text:p>
          </table:table-cell>
          <table:table-cell office:value-type="float" office:value="0.60428" calcext:value-type="float">
            <text:p>0.60428</text:p>
          </table:table-cell>
          <table:table-cell office:value-type="float" office:value="0.214727" calcext:value-type="float">
            <text:p>0.214727</text:p>
          </table:table-cell>
          <table:table-cell office:value-type="float" office:value="0.408211" calcext:value-type="float">
            <text:p>0.408211</text:p>
          </table:table-cell>
          <table:table-cell office:value-type="float" office:value="0.188254" calcext:value-type="float">
            <text:p>0.188254</text:p>
          </table:table-cell>
          <table:table-cell office:value-type="float" office:value="0.190211" calcext:value-type="float">
            <text:p>0.190211</text:p>
          </table:table-cell>
          <table:table-cell office:value-type="float" office:value="1.1781" calcext:value-type="float">
            <text:p>1.1781</text:p>
          </table:table-cell>
          <table:table-cell office:value-type="float" office:value="0.996251" calcext:value-type="float">
            <text:p>0.996251</text:p>
          </table:table-cell>
          <table:table-cell office:value-type="float" office:value="0.996919" calcext:value-type="float">
            <text:p>0.996919</text:p>
          </table:table-cell>
          <table:table-cell office:value-type="float" office:value="0.813276" calcext:value-type="float">
            <text:p>0.813276</text:p>
          </table:table-cell>
          <table:table-cell office:value-type="float" office:value="0.644171" calcext:value-type="float">
            <text:p>0.644171</text:p>
          </table:table-cell>
          <table:table-cell office:value-type="float" office:value="0.637666" calcext:value-type="float">
            <text:p>0.637666</text:p>
          </table:table-cell>
          <table:table-cell office:value-type="float" office:value="1.02889" calcext:value-type="float">
            <text:p>1.02889</text:p>
          </table:table-cell>
          <table:table-cell office:value-type="float" office:value="0.826304" calcext:value-type="float">
            <text:p>0.826304</text:p>
          </table:table-cell>
          <table:table-cell office:value-type="float" office:value="0.186683" calcext:value-type="float">
            <text:p>0.186683</text:p>
          </table:table-cell>
          <table:table-cell office:value-type="float" office:value="0.263026" calcext:value-type="float">
            <text:p>0.26302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1.09747" calcext:value-type="float">
            <text:p>1.09747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964479" calcext:value-type="float">
            <text:p>0.964479</text:p>
          </table:table-cell>
          <table:table-cell office:value-type="float" office:value="1.74612" calcext:value-type="float">
            <text:p>1.74612</text:p>
          </table:table-cell>
          <table:table-cell office:value-type="float" office:value="1.56679" calcext:value-type="float">
            <text:p>1.56679</text:p>
          </table:table-cell>
          <table:table-cell office:value-type="float" office:value="0.190922" calcext:value-type="float">
            <text:p>0.190922</text:p>
          </table:table-cell>
          <table:table-cell office:value-type="float" office:value="1.15945" calcext:value-type="float">
            <text:p>1.15945</text:p>
          </table:table-cell>
          <table:table-cell office:value-type="float" office:value="1.35129" calcext:value-type="float">
            <text:p>1.35129</text:p>
          </table:table-cell>
          <table:table-cell office:value-type="float" office:value="1.01117" calcext:value-type="float">
            <text:p>1.01117</text:p>
          </table:table-cell>
          <table:table-cell office:value-type="float" office:value="0.619877" calcext:value-type="float">
            <text:p>0.619877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1.13662" calcext:value-type="float">
            <text:p>1.13662</text:p>
          </table:table-cell>
          <table:table-cell office:value-type="float" office:value="0.202833" calcext:value-type="float">
            <text:p>0.202833</text:p>
          </table:table-cell>
          <table:table-cell office:value-type="float" office:value="0.986682" calcext:value-type="float">
            <text:p>0.986682</text:p>
          </table:table-cell>
          <table:table-cell office:value-type="float" office:value="1.00774" calcext:value-type="float">
            <text:p>1.00774</text:p>
          </table:table-cell>
          <table:table-cell office:value-type="float" office:value="1.23671" calcext:value-type="float">
            <text:p>1.23671</text:p>
          </table:table-cell>
          <table:table-cell office:value-type="float" office:value="1.46526" calcext:value-type="float">
            <text:p>1.46526</text:p>
          </table:table-cell>
          <table:table-cell office:value-type="float" office:value="1.08676" calcext:value-type="float">
            <text:p>1.08676</text:p>
          </table:table-cell>
          <table:table-cell office:value-type="float" office:value="0.659416" calcext:value-type="float">
            <text:p>0.659416</text:p>
          </table:table-cell>
          <table:table-cell office:value-type="float" office:value="0.172417" calcext:value-type="float">
            <text:p>0.172417</text:p>
          </table:table-cell>
          <table:table-cell office:value-type="float" office:value="0.872069" calcext:value-type="float">
            <text:p>0.872069</text:p>
          </table:table-cell>
          <table:table-cell office:value-type="float" office:value="0.259848" calcext:value-type="float">
            <text:p>0.259848</text:p>
          </table:table-cell>
          <table:table-cell office:value-type="float" office:value="1.82945" calcext:value-type="float">
            <text:p>1.82945</text:p>
          </table:table-cell>
          <table:table-cell office:value-type="float" office:value="1.21021" calcext:value-type="float">
            <text:p>1.21021</text:p>
          </table:table-cell>
          <table:table-cell table:number-columns-repeated="20"/>
          <table:table-cell table:formula="of:=MIN([.A161:.BL161])" office:value-type="float" office:value="0.172417" calcext:value-type="float">
            <text:p>0.172417</text:p>
          </table:table-cell>
          <table:table-cell table:formula="of:=MAX([.A161:.BL161])" office:value-type="float" office:value="1.82945" calcext:value-type="float">
            <text:p>1.82945</text:p>
          </table:table-cell>
          <table:table-cell table:number-columns-repeated="7"/>
        </table:table-row>
        <table:table-row table:style-name="ro1">
          <table:table-cell office:value-type="float" office:value="0.190684" calcext:value-type="float">
            <text:p>0.190684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201217" calcext:value-type="float">
            <text:p>0.201217</text:p>
          </table:table-cell>
          <table:table-cell office:value-type="float" office:value="0.244873" calcext:value-type="float">
            <text:p>0.244873</text:p>
          </table:table-cell>
          <table:table-cell office:value-type="float" office:value="0.176986" calcext:value-type="float">
            <text:p>0.176986</text:p>
          </table:table-cell>
          <table:table-cell office:value-type="float" office:value="0.351488" calcext:value-type="float">
            <text:p>0.351488</text:p>
          </table:table-cell>
          <table:table-cell office:value-type="float" office:value="0.418725" calcext:value-type="float">
            <text:p>0.418725</text:p>
          </table:table-cell>
          <table:table-cell office:value-type="float" office:value="0.443558" calcext:value-type="float">
            <text:p>0.443558</text:p>
          </table:table-cell>
          <table:table-cell office:value-type="float" office:value="0.331304" calcext:value-type="float">
            <text:p>0.331304</text:p>
          </table:table-cell>
          <table:table-cell office:value-type="float" office:value="0.509073" calcext:value-type="float">
            <text:p>0.509073</text:p>
          </table:table-cell>
          <table:table-cell office:value-type="float" office:value="0.199326" calcext:value-type="float">
            <text:p>0.199326</text:p>
          </table:table-cell>
          <table:table-cell office:value-type="float" office:value="0.679515" calcext:value-type="float">
            <text:p>0.679515</text:p>
          </table:table-cell>
          <table:table-cell office:value-type="float" office:value="0.153892" calcext:value-type="float">
            <text:p>0.153892</text:p>
          </table:table-cell>
          <table:table-cell office:value-type="float" office:value="0.186101" calcext:value-type="float">
            <text:p>0.186101</text:p>
          </table:table-cell>
          <table:table-cell office:value-type="float" office:value="0.193163" calcext:value-type="float">
            <text:p>0.193163</text:p>
          </table:table-cell>
          <table:table-cell office:value-type="float" office:value="0.199509" calcext:value-type="float">
            <text:p>0.199509</text:p>
          </table:table-cell>
          <table:table-cell office:value-type="float" office:value="0.585364" calcext:value-type="float">
            <text:p>0.585364</text:p>
          </table:table-cell>
          <table:table-cell office:value-type="float" office:value="0.440416" calcext:value-type="float">
            <text:p>0.440416</text:p>
          </table:table-cell>
          <table:table-cell office:value-type="float" office:value="0.256262" calcext:value-type="float">
            <text:p>0.256262</text:p>
          </table:table-cell>
          <table:table-cell office:value-type="float" office:value="1.16126" calcext:value-type="float">
            <text:p>1.16126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1.18051" calcext:value-type="float">
            <text:p>1.18051</text:p>
          </table:table-cell>
          <table:table-cell office:value-type="float" office:value="0.202326" calcext:value-type="float">
            <text:p>0.202326</text:p>
          </table:table-cell>
          <table:table-cell office:value-type="float" office:value="0.780246" calcext:value-type="float">
            <text:p>0.780246</text:p>
          </table:table-cell>
          <table:table-cell office:value-type="float" office:value="0.635657" calcext:value-type="float">
            <text:p>0.635657</text:p>
          </table:table-cell>
          <table:table-cell office:value-type="float" office:value="0.458079" calcext:value-type="float">
            <text:p>0.458079</text:p>
          </table:table-cell>
          <table:table-cell office:value-type="float" office:value="0.188787" calcext:value-type="float">
            <text:p>0.188787</text:p>
          </table:table-cell>
          <table:table-cell office:value-type="float" office:value="0.435873" calcext:value-type="float">
            <text:p>0.435873</text:p>
          </table:table-cell>
          <table:table-cell office:value-type="float" office:value="0.419878" calcext:value-type="float">
            <text:p>0.419878</text:p>
          </table:table-cell>
          <table:table-cell office:value-type="float" office:value="0.189672" calcext:value-type="float">
            <text:p>0.189672</text:p>
          </table:table-cell>
          <table:table-cell office:value-type="float" office:value="0.855192" calcext:value-type="float">
            <text:p>0.855192</text:p>
          </table:table-cell>
          <table:table-cell office:value-type="float" office:value="0.904044" calcext:value-type="float">
            <text:p>0.904044</text:p>
          </table:table-cell>
          <table:table-cell office:value-type="float" office:value="1.23652" calcext:value-type="float">
            <text:p>1.2365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67885" calcext:value-type="float">
            <text:p>0.67885</text:p>
          </table:table-cell>
          <table:table-cell office:value-type="float" office:value="0.646281" calcext:value-type="float">
            <text:p>0.646281</text:p>
          </table:table-cell>
          <table:table-cell office:value-type="float" office:value="0.670212" calcext:value-type="float">
            <text:p>0.670212</text:p>
          </table:table-cell>
          <table:table-cell office:value-type="float" office:value="1.30969" calcext:value-type="float">
            <text:p>1.30969</text:p>
          </table:table-cell>
          <table:table-cell office:value-type="float" office:value="1.8875" calcext:value-type="float">
            <text:p>1.8875</text:p>
          </table:table-cell>
          <table:table-cell office:value-type="float" office:value="0.839248" calcext:value-type="float">
            <text:p>0.839248</text:p>
          </table:table-cell>
          <table:table-cell office:value-type="float" office:value="0.143001" calcext:value-type="float">
            <text:p>0.143001</text:p>
          </table:table-cell>
          <table:table-cell office:value-type="float" office:value="0.086015" calcext:value-type="float">
            <text:p>0.086015</text:p>
          </table:table-cell>
          <table:table-cell office:value-type="float" office:value="0.470641" calcext:value-type="float">
            <text:p>0.470641</text:p>
          </table:table-cell>
          <table:table-cell office:value-type="float" office:value="0.770349" calcext:value-type="float">
            <text:p>0.770349</text:p>
          </table:table-cell>
          <table:table-cell office:value-type="float" office:value="0.152277" calcext:value-type="float">
            <text:p>0.152277</text:p>
          </table:table-cell>
          <table:table-cell office:value-type="float" office:value="1.04357" calcext:value-type="float">
            <text:p>1.04357</text:p>
          </table:table-cell>
          <table:table-cell office:value-type="float" office:value="0.162327" calcext:value-type="float">
            <text:p>0.162327</text:p>
          </table:table-cell>
          <table:table-cell office:value-type="float" office:value="1.47772" calcext:value-type="float">
            <text:p>1.47772</text:p>
          </table:table-cell>
          <table:table-cell table:number-columns-repeated="20"/>
          <table:table-cell table:formula="of:=MIN([.A162:.BL162])" office:value-type="float" office:value="0.086015" calcext:value-type="float">
            <text:p>0.086015</text:p>
          </table:table-cell>
          <table:table-cell table:formula="of:=MAX([.A162:.BL162])" office:value-type="float" office:value="1.8875" calcext:value-type="float">
            <text:p>1.8875</text:p>
          </table:table-cell>
          <table:table-cell table:number-columns-repeated="7"/>
        </table:table-row>
        <table:table-row table:style-name="ro1">
          <table:table-cell office:value-type="float" office:value="0.20001" calcext:value-type="float">
            <text:p>0.20001</text:p>
          </table:table-cell>
          <table:table-cell office:value-type="float" office:value="0.203513" calcext:value-type="float">
            <text:p>0.203513</text:p>
          </table:table-cell>
          <table:table-cell office:value-type="float" office:value="0.219356" calcext:value-type="float">
            <text:p>0.219356</text:p>
          </table:table-cell>
          <table:table-cell office:value-type="float" office:value="0.202755" calcext:value-type="float">
            <text:p>0.202755</text:p>
          </table:table-cell>
          <table:table-cell office:value-type="float" office:value="0.202842" calcext:value-type="float">
            <text:p>0.202842</text:p>
          </table:table-cell>
          <table:table-cell office:value-type="float" office:value="0.203856" calcext:value-type="float">
            <text:p>0.203856</text:p>
          </table:table-cell>
          <table:table-cell office:value-type="float" office:value="0.189397" calcext:value-type="float">
            <text:p>0.189397</text:p>
          </table:table-cell>
          <table:table-cell office:value-type="float" office:value="0.192038" calcext:value-type="float">
            <text:p>0.192038</text:p>
          </table:table-cell>
          <table:table-cell office:value-type="float" office:value="0.196893" calcext:value-type="float">
            <text:p>0.196893</text:p>
          </table:table-cell>
          <table:table-cell office:value-type="float" office:value="0.18933" calcext:value-type="float">
            <text:p>0.18933</text:p>
          </table:table-cell>
          <table:table-cell office:value-type="float" office:value="0.196589" calcext:value-type="float">
            <text:p>0.196589</text:p>
          </table:table-cell>
          <table:table-cell office:value-type="float" office:value="0.209345" calcext:value-type="float">
            <text:p>0.209345</text:p>
          </table:table-cell>
          <table:table-cell office:value-type="float" office:value="0.844939" calcext:value-type="float">
            <text:p>0.844939</text:p>
          </table:table-cell>
          <table:table-cell office:value-type="float" office:value="0.188961" calcext:value-type="float">
            <text:p>0.188961</text:p>
          </table:table-cell>
          <table:table-cell office:value-type="float" office:value="0.810513" calcext:value-type="float">
            <text:p>0.810513</text:p>
          </table:table-cell>
          <table:table-cell office:value-type="float" office:value="0.811784" calcext:value-type="float">
            <text:p>0.811784</text:p>
          </table:table-cell>
          <table:table-cell office:value-type="float" office:value="0.592155" calcext:value-type="float">
            <text:p>0.592155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578801" calcext:value-type="float">
            <text:p>0.578801</text:p>
          </table:table-cell>
          <table:table-cell office:value-type="float" office:value="0.591009" calcext:value-type="float">
            <text:p>0.591009</text:p>
          </table:table-cell>
          <table:table-cell office:value-type="float" office:value="1.02642" calcext:value-type="float">
            <text:p>1.02642</text:p>
          </table:table-cell>
          <table:table-cell office:value-type="float" office:value="0.444112" calcext:value-type="float">
            <text:p>0.444112</text:p>
          </table:table-cell>
          <table:table-cell office:value-type="float" office:value="0.84731" calcext:value-type="float">
            <text:p>0.84731</text:p>
          </table:table-cell>
          <table:table-cell office:value-type="float" office:value="0.185139" calcext:value-type="float">
            <text:p>0.185139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824209" calcext:value-type="float">
            <text:p>0.824209</text:p>
          </table:table-cell>
          <table:table-cell office:value-type="float" office:value="0.103857" calcext:value-type="float">
            <text:p>0.103857</text:p>
          </table:table-cell>
          <table:table-cell office:value-type="float" office:value="0.09342" calcext:value-type="float">
            <text:p>0.09342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854" calcext:value-type="float">
            <text:p>0.096854</text:p>
          </table:table-cell>
          <table:table-cell office:value-type="float" office:value="0.0919139" calcext:value-type="float">
            <text:p>0.0919139</text:p>
          </table:table-cell>
          <table:table-cell office:value-type="float" office:value="1.44596" calcext:value-type="float">
            <text:p>1.44596</text:p>
          </table:table-cell>
          <table:table-cell office:value-type="float" office:value="1.06787" calcext:value-type="float">
            <text:p>1.06787</text:p>
          </table:table-cell>
          <table:table-cell office:value-type="float" office:value="1.10151" calcext:value-type="float">
            <text:p>1.10151</text:p>
          </table:table-cell>
          <table:table-cell office:value-type="float" office:value="0.429164" calcext:value-type="float">
            <text:p>0.429164</text:p>
          </table:table-cell>
          <table:table-cell office:value-type="float" office:value="0.344523" calcext:value-type="float">
            <text:p>0.344523</text:p>
          </table:table-cell>
          <table:table-cell office:value-type="float" office:value="0.256265" calcext:value-type="float">
            <text:p>0.256265</text:p>
          </table:table-cell>
          <table:table-cell office:value-type="float" office:value="1.11639" calcext:value-type="float">
            <text:p>1.11639</text:p>
          </table:table-cell>
          <table:table-cell office:value-type="float" office:value="0.135334" calcext:value-type="float">
            <text:p>0.135334</text:p>
          </table:table-cell>
          <table:table-cell office:value-type="float" office:value="0.0887229" calcext:value-type="float">
            <text:p>0.0887229</text:p>
          </table:table-cell>
          <table:table-cell office:value-type="float" office:value="0.227243" calcext:value-type="float">
            <text:p>0.227243</text:p>
          </table:table-cell>
          <table:table-cell office:value-type="float" office:value="0.800336" calcext:value-type="float">
            <text:p>0.800336</text:p>
          </table:table-cell>
          <table:table-cell office:value-type="float" office:value="0.164174" calcext:value-type="float">
            <text:p>0.164174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523262" calcext:value-type="float">
            <text:p>0.523262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0.149012" calcext:value-type="float">
            <text:p>0.149012</text:p>
          </table:table-cell>
          <table:table-cell office:value-type="float" office:value="0.926121" calcext:value-type="float">
            <text:p>0.926121</text:p>
          </table:table-cell>
          <table:table-cell table:number-columns-repeated="20"/>
          <table:table-cell table:formula="of:=MIN([.A163:.BL163])" office:value-type="float" office:value="0.0887229" calcext:value-type="float">
            <text:p>0.0887229</text:p>
          </table:table-cell>
          <table:table-cell table:formula="of:=MAX([.A163:.BL163])" office:value-type="float" office:value="1.44596" calcext:value-type="float">
            <text:p>1.44596</text:p>
          </table:table-cell>
          <table:table-cell table:number-columns-repeated="7"/>
        </table:table-row>
        <table:table-row table:style-name="ro1">
          <table:table-cell office:value-type="float" office:value="0.191264" calcext:value-type="float">
            <text:p>0.191264</text:p>
          </table:table-cell>
          <table:table-cell office:value-type="float" office:value="0.207018" calcext:value-type="float">
            <text:p>0.207018</text:p>
          </table:table-cell>
          <table:table-cell office:value-type="float" office:value="0.189404" calcext:value-type="float">
            <text:p>0.189404</text:p>
          </table:table-cell>
          <table:table-cell office:value-type="float" office:value="0.194528" calcext:value-type="float">
            <text:p>0.194528</text:p>
          </table:table-cell>
          <table:table-cell office:value-type="float" office:value="0.192394" calcext:value-type="float">
            <text:p>0.192394</text:p>
          </table:table-cell>
          <table:table-cell office:value-type="float" office:value="0.200582" calcext:value-type="float">
            <text:p>0.200582</text:p>
          </table:table-cell>
          <table:table-cell office:value-type="float" office:value="0.193768" calcext:value-type="float">
            <text:p>0.193768</text:p>
          </table:table-cell>
          <table:table-cell office:value-type="float" office:value="0.192219" calcext:value-type="float">
            <text:p>0.192219</text:p>
          </table:table-cell>
          <table:table-cell office:value-type="float" office:value="0.97048" calcext:value-type="float">
            <text:p>0.97048</text:p>
          </table:table-cell>
          <table:table-cell office:value-type="float" office:value="0.953784" calcext:value-type="float">
            <text:p>0.953784</text:p>
          </table:table-cell>
          <table:table-cell office:value-type="float" office:value="0.95237" calcext:value-type="float">
            <text:p>0.95237</text:p>
          </table:table-cell>
          <table:table-cell office:value-type="float" office:value="0.765734" calcext:value-type="float">
            <text:p>0.765734</text:p>
          </table:table-cell>
          <table:table-cell office:value-type="float" office:value="0.587969" calcext:value-type="float">
            <text:p>0.587969</text:p>
          </table:table-cell>
          <table:table-cell office:value-type="float" office:value="0.415626" calcext:value-type="float">
            <text:p>0.415626</text:p>
          </table:table-cell>
          <table:table-cell office:value-type="float" office:value="1.41182" calcext:value-type="float">
            <text:p>1.41182</text:p>
          </table:table-cell>
          <table:table-cell office:value-type="float" office:value="0.270616" calcext:value-type="float">
            <text:p>0.270616</text:p>
          </table:table-cell>
          <table:table-cell office:value-type="float" office:value="1.22618" calcext:value-type="float">
            <text:p>1.22618</text:p>
          </table:table-cell>
          <table:table-cell office:value-type="float" office:value="1.22434" calcext:value-type="float">
            <text:p>1.22434</text:p>
          </table:table-cell>
          <table:table-cell office:value-type="float" office:value="0.219018" calcext:value-type="float">
            <text:p>0.219018</text:p>
          </table:table-cell>
          <table:table-cell office:value-type="float" office:value="1.62758" calcext:value-type="float">
            <text:p>1.62758</text:p>
          </table:table-cell>
          <table:table-cell office:value-type="float" office:value="0.83416" calcext:value-type="float">
            <text:p>0.83416</text:p>
          </table:table-cell>
          <table:table-cell office:value-type="float" office:value="0.205056" calcext:value-type="float">
            <text:p>0.205056</text:p>
          </table:table-cell>
          <table:table-cell office:value-type="float" office:value="0.478845" calcext:value-type="float">
            <text:p>0.478845</text:p>
          </table:table-cell>
          <table:table-cell office:value-type="float" office:value="1.44114" calcext:value-type="float">
            <text:p>1.44114</text:p>
          </table:table-cell>
          <table:table-cell office:value-type="float" office:value="0.3027" calcext:value-type="float">
            <text:p>0.3027</text:p>
          </table:table-cell>
          <table:table-cell office:value-type="float" office:value="1.26251" calcext:value-type="float">
            <text:p>1.26251</text:p>
          </table:table-cell>
          <table:table-cell office:value-type="float" office:value="1.0657" calcext:value-type="float">
            <text:p>1.0657</text:p>
          </table:table-cell>
          <table:table-cell office:value-type="float" office:value="0.872497" calcext:value-type="float">
            <text:p>0.872497</text:p>
          </table:table-cell>
          <table:table-cell office:value-type="float" office:value="0.71716" calcext:value-type="float">
            <text:p>0.71716</text:p>
          </table:table-cell>
          <table:table-cell office:value-type="float" office:value="0.548407" calcext:value-type="float">
            <text:p>0.548407</text:p>
          </table:table-cell>
          <table:table-cell office:value-type="float" office:value="0.477849" calcext:value-type="float">
            <text:p>0.477849</text:p>
          </table:table-cell>
          <table:table-cell office:value-type="float" office:value="1.23274" calcext:value-type="float">
            <text:p>1.23274</text:p>
          </table:table-cell>
          <table:table-cell office:value-type="float" office:value="0.863074" calcext:value-type="float">
            <text:p>0.863074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46441" calcext:value-type="float">
            <text:p>0.646441</text:p>
          </table:table-cell>
          <table:table-cell office:value-type="float" office:value="0.635998" calcext:value-type="float">
            <text:p>0.635998</text:p>
          </table:table-cell>
          <table:table-cell office:value-type="float" office:value="0.760247" calcext:value-type="float">
            <text:p>0.760247</text:p>
          </table:table-cell>
          <table:table-cell office:value-type="float" office:value="0.249443" calcext:value-type="float">
            <text:p>0.249443</text:p>
          </table:table-cell>
          <table:table-cell office:value-type="float" office:value="1.76959" calcext:value-type="float">
            <text:p>1.76959</text:p>
          </table:table-cell>
          <table:table-cell office:value-type="float" office:value="0.836678" calcext:value-type="float">
            <text:p>0.836678</text:p>
          </table:table-cell>
          <table:table-cell office:value-type="float" office:value="2.02233" calcext:value-type="float">
            <text:p>2.02233</text:p>
          </table:table-cell>
          <table:table-cell office:value-type="float" office:value="1.64177" calcext:value-type="float">
            <text:p>1.64177</text:p>
          </table:table-cell>
          <table:table-cell office:value-type="float" office:value="0.950331" calcext:value-type="float">
            <text:p>0.950331</text:p>
          </table:table-cell>
          <table:table-cell office:value-type="float" office:value="2.17577" calcext:value-type="float">
            <text:p>2.17577</text:p>
          </table:table-cell>
          <table:table-cell office:value-type="float" office:value="0.169392" calcext:value-type="float">
            <text:p>0.169392</text:p>
          </table:table-cell>
          <table:table-cell office:value-type="float" office:value="1.01731" calcext:value-type="float">
            <text:p>1.01731</text:p>
          </table:table-cell>
          <table:table-cell office:value-type="float" office:value="1.06829" calcext:value-type="float">
            <text:p>1.06829</text:p>
          </table:table-cell>
          <table:table-cell office:value-type="float" office:value="0.157632" calcext:value-type="float">
            <text:p>0.157632</text:p>
          </table:table-cell>
          <table:table-cell table:number-columns-repeated="20"/>
          <table:table-cell table:formula="of:=MIN([.A164:.BL164])" office:value-type="float" office:value="0.157632" calcext:value-type="float">
            <text:p>0.157632</text:p>
          </table:table-cell>
          <table:table-cell table:formula="of:=MAX([.A164:.BL164])" office:value-type="float" office:value="2.17577" calcext:value-type="float">
            <text:p>2.17577</text:p>
          </table:table-cell>
          <table:table-cell table:number-columns-repeated="7"/>
        </table:table-row>
        <table:table-row table:style-name="ro1">
          <table:table-cell office:value-type="float" office:value="0.192427" calcext:value-type="float">
            <text:p>0.192427</text:p>
          </table:table-cell>
          <table:table-cell office:value-type="float" office:value="0.195389" calcext:value-type="float">
            <text:p>0.195389</text:p>
          </table:table-cell>
          <table:table-cell office:value-type="float" office:value="0.194299" calcext:value-type="float">
            <text:p>0.194299</text:p>
          </table:table-cell>
          <table:table-cell office:value-type="float" office:value="0.191495" calcext:value-type="float">
            <text:p>0.191495</text:p>
          </table:table-cell>
          <table:table-cell office:value-type="float" office:value="0.384438" calcext:value-type="float">
            <text:p>0.384438</text:p>
          </table:table-cell>
          <table:table-cell office:value-type="float" office:value="0.191334" calcext:value-type="float">
            <text:p>0.191334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0.962358" calcext:value-type="float">
            <text:p>0.962358</text:p>
          </table:table-cell>
          <table:table-cell office:value-type="float" office:value="0.193905" calcext:value-type="float">
            <text:p>0.193905</text:p>
          </table:table-cell>
          <table:table-cell office:value-type="float" office:value="0.790358" calcext:value-type="float">
            <text:p>0.790358</text:p>
          </table:table-cell>
          <table:table-cell office:value-type="float" office:value="0.604812" calcext:value-type="float">
            <text:p>0.604812</text:p>
          </table:table-cell>
          <table:table-cell office:value-type="float" office:value="0.422888" calcext:value-type="float">
            <text:p>0.422888</text:p>
          </table:table-cell>
          <table:table-cell office:value-type="float" office:value="0.192191" calcext:value-type="float">
            <text:p>0.192191</text:p>
          </table:table-cell>
          <table:table-cell office:value-type="float" office:value="0.194916" calcext:value-type="float">
            <text:p>0.194916</text:p>
          </table:table-cell>
          <table:table-cell office:value-type="float" office:value="0.191902" calcext:value-type="float">
            <text:p>0.191902</text:p>
          </table:table-cell>
          <table:table-cell office:value-type="float" office:value="0.199789" calcext:value-type="float">
            <text:p>0.199789</text:p>
          </table:table-cell>
          <table:table-cell office:value-type="float" office:value="0.188712" calcext:value-type="float">
            <text:p>0.188712</text:p>
          </table:table-cell>
          <table:table-cell office:value-type="float" office:value="0.201038" calcext:value-type="float">
            <text:p>0.201038</text:p>
          </table:table-cell>
          <table:table-cell office:value-type="float" office:value="1.83535" calcext:value-type="float">
            <text:p>1.83535</text:p>
          </table:table-cell>
          <table:table-cell office:value-type="float" office:value="0.330354" calcext:value-type="float">
            <text:p>0.330354</text:p>
          </table:table-cell>
          <table:table-cell office:value-type="float" office:value="1.76159" calcext:value-type="float">
            <text:p>1.76159</text:p>
          </table:table-cell>
          <table:table-cell office:value-type="float" office:value="1.57256" calcext:value-type="float">
            <text:p>1.57256</text:p>
          </table:table-cell>
          <table:table-cell office:value-type="float" office:value="1.38508" calcext:value-type="float">
            <text:p>1.38508</text:p>
          </table:table-cell>
          <table:table-cell office:value-type="float" office:value="1.19424" calcext:value-type="float">
            <text:p>1.19424</text:p>
          </table:table-cell>
          <table:table-cell office:value-type="float" office:value="0.976875" calcext:value-type="float">
            <text:p>0.976875</text:p>
          </table:table-cell>
          <table:table-cell office:value-type="float" office:value="1.79465" calcext:value-type="float">
            <text:p>1.79465</text:p>
          </table:table-cell>
          <table:table-cell office:value-type="float" office:value="0.270032" calcext:value-type="float">
            <text:p>0.270032</text:p>
          </table:table-cell>
          <table:table-cell office:value-type="float" office:value="0.866161" calcext:value-type="float">
            <text:p>0.866161</text:p>
          </table:table-cell>
          <table:table-cell office:value-type="float" office:value="0.699256" calcext:value-type="float">
            <text:p>0.699256</text:p>
          </table:table-cell>
          <table:table-cell office:value-type="float" office:value="0.918788" calcext:value-type="float">
            <text:p>0.918788</text:p>
          </table:table-cell>
          <table:table-cell office:value-type="float" office:value="0.537444" calcext:value-type="float">
            <text:p>0.537444</text:p>
          </table:table-cell>
          <table:table-cell office:value-type="float" office:value="1.88704" calcext:value-type="float">
            <text:p>1.88704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373599" calcext:value-type="float">
            <text:p>0.373599</text:p>
          </table:table-cell>
          <table:table-cell office:value-type="float" office:value="1.55425" calcext:value-type="float">
            <text:p>1.55425</text:p>
          </table:table-cell>
          <table:table-cell office:value-type="float" office:value="1.37081" calcext:value-type="float">
            <text:p>1.37081</text:p>
          </table:table-cell>
          <table:table-cell office:value-type="float" office:value="1.17956" calcext:value-type="float">
            <text:p>1.17956</text:p>
          </table:table-cell>
          <table:table-cell office:value-type="float" office:value="0.802594" calcext:value-type="float">
            <text:p>0.802594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288663" calcext:value-type="float">
            <text:p>0.288663</text:p>
          </table:table-cell>
          <table:table-cell office:value-type="float" office:value="1.92834" calcext:value-type="float">
            <text:p>1.92834</text:p>
          </table:table-cell>
          <table:table-cell office:value-type="float" office:value="2.14142" calcext:value-type="float">
            <text:p>2.14142</text:p>
          </table:table-cell>
          <table:table-cell office:value-type="float" office:value="0.79168" calcext:value-type="float">
            <text:p>0.79168</text:p>
          </table:table-cell>
          <table:table-cell office:value-type="float" office:value="0.194273" calcext:value-type="float">
            <text:p>0.194273</text:p>
          </table:table-cell>
          <table:table-cell office:value-type="float" office:value="0.177981" calcext:value-type="float">
            <text:p>0.177981</text:p>
          </table:table-cell>
          <table:table-cell office:value-type="float" office:value="0.468809" calcext:value-type="float">
            <text:p>0.468809</text:p>
          </table:table-cell>
          <table:table-cell office:value-type="float" office:value="0.429305" calcext:value-type="float">
            <text:p>0.429305</text:p>
          </table:table-cell>
          <table:table-cell office:value-type="float" office:value="0.105705" calcext:value-type="float">
            <text:p>0.105705</text:p>
          </table:table-cell>
          <table:table-cell table:number-columns-repeated="20"/>
          <table:table-cell table:formula="of:=MIN([.A165:.BL165])" office:value-type="float" office:value="0.105705" calcext:value-type="float">
            <text:p>0.105705</text:p>
          </table:table-cell>
          <table:table-cell table:formula="of:=MAX([.A165:.BL165])" office:value-type="float" office:value="2.14142" calcext:value-type="float">
            <text:p>2.14142</text:p>
          </table:table-cell>
          <table:table-cell table:number-columns-repeated="7"/>
        </table:table-row>
        <table:table-row table:style-name="ro1">
          <table:table-cell office:value-type="float" office:value="0.19569" calcext:value-type="float">
            <text:p>0.19569</text:p>
          </table:table-cell>
          <table:table-cell office:value-type="float" office:value="0.194756" calcext:value-type="float">
            <text:p>0.194756</text:p>
          </table:table-cell>
          <table:table-cell office:value-type="float" office:value="0.190073" calcext:value-type="float">
            <text:p>0.190073</text:p>
          </table:table-cell>
          <table:table-cell office:value-type="float" office:value="0.188711" calcext:value-type="float">
            <text:p>0.188711</text:p>
          </table:table-cell>
          <table:table-cell office:value-type="float" office:value="0.194807" calcext:value-type="float">
            <text:p>0.194807</text:p>
          </table:table-cell>
          <table:table-cell office:value-type="float" office:value="0.597294" calcext:value-type="float">
            <text:p>0.597294</text:p>
          </table:table-cell>
          <table:table-cell office:value-type="float" office:value="0.43738" calcext:value-type="float">
            <text:p>0.43738</text:p>
          </table:table-cell>
          <table:table-cell office:value-type="float" office:value="0.277296" calcext:value-type="float">
            <text:p>0.277296</text:p>
          </table:table-cell>
          <table:table-cell office:value-type="float" office:value="0.192283" calcext:value-type="float">
            <text:p>0.192283</text:p>
          </table:table-cell>
          <table:table-cell office:value-type="float" office:value="0.208305" calcext:value-type="float">
            <text:p>0.208305</text:p>
          </table:table-cell>
          <table:table-cell office:value-type="float" office:value="0.338607" calcext:value-type="float">
            <text:p>0.338607</text:p>
          </table:table-cell>
          <table:table-cell office:value-type="float" office:value="0.199623" calcext:value-type="float">
            <text:p>0.199623</text:p>
          </table:table-cell>
          <table:table-cell office:value-type="float" office:value="0.232732" calcext:value-type="float">
            <text:p>0.232732</text:p>
          </table:table-cell>
          <table:table-cell office:value-type="float" office:value="0.828908" calcext:value-type="float">
            <text:p>0.828908</text:p>
          </table:table-cell>
          <table:table-cell office:value-type="float" office:value="0.259771" calcext:value-type="float">
            <text:p>0.259771</text:p>
          </table:table-cell>
          <table:table-cell office:value-type="float" office:value="0.197536" calcext:value-type="float">
            <text:p>0.197536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617572" calcext:value-type="float">
            <text:p>0.617572</text:p>
          </table:table-cell>
          <table:table-cell office:value-type="float" office:value="0.194856" calcext:value-type="float">
            <text:p>0.194856</text:p>
          </table:table-cell>
          <table:table-cell office:value-type="float" office:value="0.482072" calcext:value-type="float">
            <text:p>0.482072</text:p>
          </table:table-cell>
          <table:table-cell office:value-type="float" office:value="0.575625" calcext:value-type="float">
            <text:p>0.575625</text:p>
          </table:table-cell>
          <table:table-cell office:value-type="float" office:value="0.555843" calcext:value-type="float">
            <text:p>0.555843</text:p>
          </table:table-cell>
          <table:table-cell office:value-type="float" office:value="0.383441" calcext:value-type="float">
            <text:p>0.383441</text:p>
          </table:table-cell>
          <table:table-cell office:value-type="float" office:value="0.224414" calcext:value-type="float">
            <text:p>0.224414</text:p>
          </table:table-cell>
          <table:table-cell office:value-type="float" office:value="0.228971" calcext:value-type="float">
            <text:p>0.228971</text:p>
          </table:table-cell>
          <table:table-cell office:value-type="float" office:value="1.11388" calcext:value-type="float">
            <text:p>1.11388</text:p>
          </table:table-cell>
          <table:table-cell office:value-type="float" office:value="0.252369" calcext:value-type="float">
            <text:p>0.252369</text:p>
          </table:table-cell>
          <table:table-cell office:value-type="float" office:value="0.241986" calcext:value-type="float">
            <text:p>0.241986</text:p>
          </table:table-cell>
          <table:table-cell office:value-type="float" office:value="1.87338" calcext:value-type="float">
            <text:p>1.87338</text:p>
          </table:table-cell>
          <table:table-cell office:value-type="float" office:value="0.215991" calcext:value-type="float">
            <text:p>0.215991</text:p>
          </table:table-cell>
          <table:table-cell office:value-type="float" office:value="0.287186" calcext:value-type="float">
            <text:p>0.287186</text:p>
          </table:table-cell>
          <table:table-cell office:value-type="float" office:value="1.69594" calcext:value-type="float">
            <text:p>1.69594</text:p>
          </table:table-cell>
          <table:table-cell office:value-type="float" office:value="1.51219" calcext:value-type="float">
            <text:p>1.51219</text:p>
          </table:table-cell>
          <table:table-cell office:value-type="float" office:value="1.30398" calcext:value-type="float">
            <text:p>1.30398</text:p>
          </table:table-cell>
          <table:table-cell office:value-type="float" office:value="1.39196" calcext:value-type="float">
            <text:p>1.39196</text:p>
          </table:table-cell>
          <table:table-cell office:value-type="float" office:value="1.39819" calcext:value-type="float">
            <text:p>1.39819</text:p>
          </table:table-cell>
          <table:table-cell office:value-type="float" office:value="1.79426" calcext:value-type="float">
            <text:p>1.79426</text:p>
          </table:table-cell>
          <table:table-cell office:value-type="float" office:value="0.790986" calcext:value-type="float">
            <text:p>0.790986</text:p>
          </table:table-cell>
          <table:table-cell office:value-type="float" office:value="0.560681" calcext:value-type="float">
            <text:p>0.560681</text:p>
          </table:table-cell>
          <table:table-cell office:value-type="float" office:value="1.62435" calcext:value-type="float">
            <text:p>1.62435</text:p>
          </table:table-cell>
          <table:table-cell office:value-type="float" office:value="0.309816" calcext:value-type="float">
            <text:p>0.309816</text:p>
          </table:table-cell>
          <table:table-cell office:value-type="float" office:value="0.19219" calcext:value-type="float">
            <text:p>0.19219</text:p>
          </table:table-cell>
          <table:table-cell office:value-type="float" office:value="1.44117" calcext:value-type="float">
            <text:p>1.44117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155827" calcext:value-type="float">
            <text:p>0.155827</text:p>
          </table:table-cell>
          <table:table-cell office:value-type="float" office:value="1.77002" calcext:value-type="float">
            <text:p>1.77002</text:p>
          </table:table-cell>
          <table:table-cell office:value-type="float" office:value="0.183134" calcext:value-type="float">
            <text:p>0.183134</text:p>
          </table:table-cell>
          <table:table-cell office:value-type="float" office:value="0.430689" calcext:value-type="float">
            <text:p>0.430689</text:p>
          </table:table-cell>
          <table:table-cell table:number-columns-repeated="20"/>
          <table:table-cell table:formula="of:=MIN([.A166:.BL166])" office:value-type="float" office:value="0.101474" calcext:value-type="float">
            <text:p>0.101474</text:p>
          </table:table-cell>
          <table:table-cell table:formula="of:=MAX([.A166:.BL166])" office:value-type="float" office:value="1.87338" calcext:value-type="float">
            <text:p>1.87338</text:p>
          </table:table-cell>
          <table:table-cell table:number-columns-repeated="7"/>
        </table:table-row>
        <table:table-row table:style-name="ro1">
          <table:table-cell office:value-type="float" office:value="0.189577" calcext:value-type="float">
            <text:p>0.189577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5761" calcext:value-type="float">
            <text:p>0.195761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189729" calcext:value-type="float">
            <text:p>0.189729</text:p>
          </table:table-cell>
          <table:table-cell office:value-type="float" office:value="0.192089" calcext:value-type="float">
            <text:p>0.192089</text:p>
          </table:table-cell>
          <table:table-cell office:value-type="float" office:value="0.197628" calcext:value-type="float">
            <text:p>0.197628</text:p>
          </table:table-cell>
          <table:table-cell office:value-type="float" office:value="0.200449" calcext:value-type="float">
            <text:p>0.200449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92668" calcext:value-type="float">
            <text:p>0.192668</text:p>
          </table:table-cell>
          <table:table-cell office:value-type="float" office:value="0.19805" calcext:value-type="float">
            <text:p>0.19805</text:p>
          </table:table-cell>
          <table:table-cell office:value-type="float" office:value="0.190056" calcext:value-type="float">
            <text:p>0.190056</text:p>
          </table:table-cell>
          <table:table-cell office:value-type="float" office:value="0.18956" calcext:value-type="float">
            <text:p>0.18956</text:p>
          </table:table-cell>
          <table:table-cell office:value-type="float" office:value="0.193184" calcext:value-type="float">
            <text:p>0.193184</text:p>
          </table:table-cell>
          <table:table-cell office:value-type="float" office:value="0.193966" calcext:value-type="float">
            <text:p>0.193966</text:p>
          </table:table-cell>
          <table:table-cell office:value-type="float" office:value="0.381322" calcext:value-type="float">
            <text:p>0.381322</text:p>
          </table:table-cell>
          <table:table-cell office:value-type="float" office:value="0.19754" calcext:value-type="float">
            <text:p>0.19754</text:p>
          </table:table-cell>
          <table:table-cell office:value-type="float" office:value="0.185683" calcext:value-type="float">
            <text:p>0.185683</text:p>
          </table:table-cell>
          <table:table-cell office:value-type="float" office:value="0.191226" calcext:value-type="float">
            <text:p>0.191226</text:p>
          </table:table-cell>
          <table:table-cell office:value-type="float" office:value="1.54729" calcext:value-type="float">
            <text:p>1.54729</text:p>
          </table:table-cell>
          <table:table-cell office:value-type="float" office:value="0.964002" calcext:value-type="float">
            <text:p>0.964002</text:p>
          </table:table-cell>
          <table:table-cell office:value-type="float" office:value="0.779536" calcext:value-type="float">
            <text:p>0.779536</text:p>
          </table:table-cell>
          <table:table-cell office:value-type="float" office:value="0.586865" calcext:value-type="float">
            <text:p>0.586865</text:p>
          </table:table-cell>
          <table:table-cell office:value-type="float" office:value="1.36792" calcext:value-type="float">
            <text:p>1.36792</text:p>
          </table:table-cell>
          <table:table-cell office:value-type="float" office:value="1.20965" calcext:value-type="float">
            <text:p>1.20965</text:p>
          </table:table-cell>
          <table:table-cell office:value-type="float" office:value="1.34676" calcext:value-type="float">
            <text:p>1.34676</text:p>
          </table:table-cell>
          <table:table-cell office:value-type="float" office:value="1.54651" calcext:value-type="float">
            <text:p>1.54651</text:p>
          </table:table-cell>
          <table:table-cell office:value-type="float" office:value="1.15554" calcext:value-type="float">
            <text:p>1.15554</text:p>
          </table:table-cell>
          <table:table-cell office:value-type="float" office:value="0.974553" calcext:value-type="float">
            <text:p>0.974553</text:p>
          </table:table-cell>
          <table:table-cell office:value-type="float" office:value="0.785123" calcext:value-type="float">
            <text:p>0.785123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0.187654" calcext:value-type="float">
            <text:p>0.187654</text:p>
          </table:table-cell>
          <table:table-cell office:value-type="float" office:value="0.428699" calcext:value-type="float">
            <text:p>0.428699</text:p>
          </table:table-cell>
          <table:table-cell office:value-type="float" office:value="0.188644" calcext:value-type="float">
            <text:p>0.188644</text:p>
          </table:table-cell>
          <table:table-cell office:value-type="float" office:value="1.38586" calcext:value-type="float">
            <text:p>1.38586</text:p>
          </table:table-cell>
          <table:table-cell office:value-type="float" office:value="1.51136" calcext:value-type="float">
            <text:p>1.51136</text:p>
          </table:table-cell>
          <table:table-cell office:value-type="float" office:value="0.191923" calcext:value-type="float">
            <text:p>0.191923</text:p>
          </table:table-cell>
          <table:table-cell office:value-type="float" office:value="0.787546" calcext:value-type="float">
            <text:p>0.787546</text:p>
          </table:table-cell>
          <table:table-cell office:value-type="float" office:value="0.789554" calcext:value-type="float">
            <text:p>0.789554</text:p>
          </table:table-cell>
          <table:table-cell office:value-type="float" office:value="0.828737" calcext:value-type="float">
            <text:p>0.828737</text:p>
          </table:table-cell>
          <table:table-cell office:value-type="float" office:value="1.61148" calcext:value-type="float">
            <text:p>1.61148</text:p>
          </table:table-cell>
          <table:table-cell office:value-type="float" office:value="0.68182" calcext:value-type="float">
            <text:p>0.68182</text:p>
          </table:table-cell>
          <table:table-cell office:value-type="float" office:value="0.159416" calcext:value-type="float">
            <text:p>0.159416</text:p>
          </table:table-cell>
          <table:table-cell office:value-type="float" office:value="0.485637" calcext:value-type="float">
            <text:p>0.485637</text:p>
          </table:table-cell>
          <table:table-cell office:value-type="float" office:value="0.155728" calcext:value-type="float">
            <text:p>0.155728</text:p>
          </table:table-cell>
          <table:table-cell office:value-type="float" office:value="0.0641489" calcext:value-type="float">
            <text:p>0.0641489</text:p>
          </table:table-cell>
          <table:table-cell table:number-columns-repeated="20"/>
          <table:table-cell table:formula="of:=MIN([.A167:.BL167])" office:value-type="float" office:value="0.0641489" calcext:value-type="float">
            <text:p>0.0641489</text:p>
          </table:table-cell>
          <table:table-cell table:formula="of:=MAX([.A167:.BL167])" office:value-type="float" office:value="1.75946" calcext:value-type="float">
            <text:p>1.75946</text:p>
          </table:table-cell>
          <table:table-cell table:number-columns-repeated="7"/>
        </table:table-row>
        <table:table-row table:style-name="ro1">
          <table:table-cell office:value-type="float" office:value="0.188287" calcext:value-type="float">
            <text:p>0.188287</text:p>
          </table:table-cell>
          <table:table-cell office:value-type="float" office:value="0.205355" calcext:value-type="float">
            <text:p>0.205355</text:p>
          </table:table-cell>
          <table:table-cell office:value-type="float" office:value="0.212718" calcext:value-type="float">
            <text:p>0.212718</text:p>
          </table:table-cell>
          <table:table-cell office:value-type="float" office:value="0.187207" calcext:value-type="float">
            <text:p>0.187207</text:p>
          </table:table-cell>
          <table:table-cell office:value-type="float" office:value="0.199633" calcext:value-type="float">
            <text:p>0.199633</text:p>
          </table:table-cell>
          <table:table-cell office:value-type="float" office:value="0.412053" calcext:value-type="float">
            <text:p>0.412053</text:p>
          </table:table-cell>
          <table:table-cell office:value-type="float" office:value="0.394375" calcext:value-type="float">
            <text:p>0.394375</text:p>
          </table:table-cell>
          <table:table-cell office:value-type="float" office:value="0.400063" calcext:value-type="float">
            <text:p>0.400063</text:p>
          </table:table-cell>
          <table:table-cell office:value-type="float" office:value="0.378411" calcext:value-type="float">
            <text:p>0.378411</text:p>
          </table:table-cell>
          <table:table-cell office:value-type="float" office:value="0.190165" calcext:value-type="float">
            <text:p>0.190165</text:p>
          </table:table-cell>
          <table:table-cell office:value-type="float" office:value="0.18416" calcext:value-type="float">
            <text:p>0.18416</text:p>
          </table:table-cell>
          <table:table-cell office:value-type="float" office:value="0.569215" calcext:value-type="float">
            <text:p>0.569215</text:p>
          </table:table-cell>
          <table:table-cell office:value-type="float" office:value="0.559539" calcext:value-type="float">
            <text:p>0.559539</text:p>
          </table:table-cell>
          <table:table-cell office:value-type="float" office:value="0.189212" calcext:value-type="float">
            <text:p>0.189212</text:p>
          </table:table-cell>
          <table:table-cell office:value-type="float" office:value="0.378189" calcext:value-type="float">
            <text:p>0.378189</text:p>
          </table:table-cell>
          <table:table-cell office:value-type="float" office:value="0.201808" calcext:value-type="float">
            <text:p>0.201808</text:p>
          </table:table-cell>
          <table:table-cell office:value-type="float" office:value="0.393218" calcext:value-type="float">
            <text:p>0.393218</text:p>
          </table:table-cell>
          <table:table-cell office:value-type="float" office:value="0.226314" calcext:value-type="float">
            <text:p>0.226314</text:p>
          </table:table-cell>
          <table:table-cell office:value-type="float" office:value="0.809636" calcext:value-type="float">
            <text:p>0.809636</text:p>
          </table:table-cell>
          <table:table-cell office:value-type="float" office:value="0.577451" calcext:value-type="float">
            <text:p>0.577451</text:p>
          </table:table-cell>
          <table:table-cell office:value-type="float" office:value="0.56007" calcext:value-type="float">
            <text:p>0.56007</text:p>
          </table:table-cell>
          <table:table-cell office:value-type="float" office:value="0.21027" calcext:value-type="float">
            <text:p>0.21027</text:p>
          </table:table-cell>
          <table:table-cell office:value-type="float" office:value="0.189829" calcext:value-type="float">
            <text:p>0.189829</text:p>
          </table:table-cell>
          <table:table-cell office:value-type="float" office:value="0.551716" calcext:value-type="float">
            <text:p>0.551716</text:p>
          </table:table-cell>
          <table:table-cell office:value-type="float" office:value="0.557077" calcext:value-type="float">
            <text:p>0.55707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583663" calcext:value-type="float">
            <text:p>0.583663</text:p>
          </table:table-cell>
          <table:table-cell office:value-type="float" office:value="0.580005" calcext:value-type="float">
            <text:p>0.580005</text:p>
          </table:table-cell>
          <table:table-cell office:value-type="float" office:value="0.579731" calcext:value-type="float">
            <text:p>0.579731</text:p>
          </table:table-cell>
          <table:table-cell office:value-type="float" office:value="1.43148" calcext:value-type="float">
            <text:p>1.43148</text:p>
          </table:table-cell>
          <table:table-cell office:value-type="float" office:value="1.25396" calcext:value-type="float">
            <text:p>1.25396</text:p>
          </table:table-cell>
          <table:table-cell office:value-type="float" office:value="1.31437" calcext:value-type="float">
            <text:p>1.31437</text:p>
          </table:table-cell>
          <table:table-cell office:value-type="float" office:value="0.184279" calcext:value-type="float">
            <text:p>0.184279</text:p>
          </table:table-cell>
          <table:table-cell office:value-type="float" office:value="0.193149" calcext:value-type="float">
            <text:p>0.193149</text:p>
          </table:table-cell>
          <table:table-cell office:value-type="float" office:value="0.0992558" calcext:value-type="float">
            <text:p>0.0992558</text:p>
          </table:table-cell>
          <table:table-cell office:value-type="float" office:value="0.125139" calcext:value-type="float">
            <text:p>0.125139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190684" calcext:value-type="float">
            <text:p>0.190684</text:p>
          </table:table-cell>
          <table:table-cell office:value-type="float" office:value="0.261643" calcext:value-type="float">
            <text:p>0.261643</text:p>
          </table:table-cell>
          <table:table-cell office:value-type="float" office:value="1.16451" calcext:value-type="float">
            <text:p>1.16451</text:p>
          </table:table-cell>
          <table:table-cell office:value-type="float" office:value="1.18483" calcext:value-type="float">
            <text:p>1.18483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.471673" calcext:value-type="float">
            <text:p>0.471673</text:p>
          </table:table-cell>
          <table:table-cell office:value-type="float" office:value="0.438171" calcext:value-type="float">
            <text:p>0.438171</text:p>
          </table:table-cell>
          <table:table-cell office:value-type="float" office:value="0.56014" calcext:value-type="float">
            <text:p>0.56014</text:p>
          </table:table-cell>
          <table:table-cell office:value-type="float" office:value="1.33257" calcext:value-type="float">
            <text:p>1.33257</text:p>
          </table:table-cell>
          <table:table-cell table:number-columns-repeated="20"/>
          <table:table-cell table:formula="of:=MIN([.A168:.BL168])" office:value-type="float" office:value="0.0992558" calcext:value-type="float">
            <text:p>0.0992558</text:p>
          </table:table-cell>
          <table:table-cell table:formula="of:=MAX([.A168:.BL168])" office:value-type="float" office:value="1.43148" calcext:value-type="float">
            <text:p>1.4314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0352" calcext:value-type="float">
            <text:p>0.140352</text:p>
          </table:table-cell>
          <table:table-cell office:value-type="float" office:value="0.139583" calcext:value-type="float">
            <text:p>0.139583</text:p>
          </table:table-cell>
          <table:table-cell office:value-type="float" office:value="0.177702" calcext:value-type="float">
            <text:p>0.177702</text:p>
          </table:table-cell>
          <table:table-cell office:value-type="float" office:value="0.145084" calcext:value-type="float">
            <text:p>0.145084</text:p>
          </table:table-cell>
          <table:table-cell office:value-type="float" office:value="0.319914" calcext:value-type="float">
            <text:p>0.319914</text:p>
          </table:table-cell>
          <table:table-cell office:value-type="float" office:value="0.267673" calcext:value-type="float">
            <text:p>0.267673</text:p>
          </table:table-cell>
          <table:table-cell office:value-type="float" office:value="0.141635" calcext:value-type="float">
            <text:p>0.141635</text:p>
          </table:table-cell>
          <table:table-cell office:value-type="float" office:value="0.310132" calcext:value-type="float">
            <text:p>0.310132</text:p>
          </table:table-cell>
          <table:table-cell office:value-type="float" office:value="0.367097" calcext:value-type="float">
            <text:p>0.367097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380339" calcext:value-type="float">
            <text:p>0.380339</text:p>
          </table:table-cell>
          <table:table-cell office:value-type="float" office:value="0.369329" calcext:value-type="float">
            <text:p>0.369329</text:p>
          </table:table-cell>
          <table:table-cell office:value-type="float" office:value="0.140511" calcext:value-type="float">
            <text:p>0.140511</text:p>
          </table:table-cell>
          <table:table-cell office:value-type="float" office:value="0.330233" calcext:value-type="float">
            <text:p>0.330233</text:p>
          </table:table-cell>
          <table:table-cell office:value-type="float" office:value="0.237146" calcext:value-type="float">
            <text:p>0.237146</text:p>
          </table:table-cell>
          <table:table-cell office:value-type="float" office:value="0.150614" calcext:value-type="float">
            <text:p>0.150614</text:p>
          </table:table-cell>
          <table:table-cell office:value-type="float" office:value="0.372094" calcext:value-type="float">
            <text:p>0.372094</text:p>
          </table:table-cell>
          <table:table-cell office:value-type="float" office:value="0.275439" calcext:value-type="float">
            <text:p>0.275439</text:p>
          </table:table-cell>
          <table:table-cell office:value-type="float" office:value="0.164751" calcext:value-type="float">
            <text:p>0.164751</text:p>
          </table:table-cell>
          <table:table-cell office:value-type="float" office:value="0.343186" calcext:value-type="float">
            <text:p>0.34318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362682" calcext:value-type="float">
            <text:p>0.362682</text:p>
          </table:table-cell>
          <table:table-cell office:value-type="float" office:value="0.147511" calcext:value-type="float">
            <text:p>0.147511</text:p>
          </table:table-cell>
          <table:table-cell office:value-type="float" office:value="0.288894" calcext:value-type="float">
            <text:p>0.288894</text:p>
          </table:table-cell>
          <table:table-cell office:value-type="float" office:value="0.292615" calcext:value-type="float">
            <text:p>0.292615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141456" calcext:value-type="float">
            <text:p>0.141456</text:p>
          </table:table-cell>
          <table:table-cell office:value-type="float" office:value="0.300616" calcext:value-type="float">
            <text:p>0.300616</text:p>
          </table:table-cell>
          <table:table-cell office:value-type="float" office:value="0.213964" calcext:value-type="float">
            <text:p>0.213964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152755" calcext:value-type="float">
            <text:p>0.152755</text:p>
          </table:table-cell>
          <table:table-cell office:value-type="float" office:value="0.223352" calcext:value-type="float">
            <text:p>0.223352</text:p>
          </table:table-cell>
          <table:table-cell office:value-type="float" office:value="0.111431" calcext:value-type="float">
            <text:p>0.111431</text:p>
          </table:table-cell>
          <table:table-cell office:value-type="float" office:value="0.340385" calcext:value-type="float">
            <text:p>0.340385</text:p>
          </table:table-cell>
          <table:table-cell office:value-type="float" office:value="0.0769439" calcext:value-type="float">
            <text:p>0.0769439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0.170046" calcext:value-type="float">
            <text:p>0.170046</text:p>
          </table:table-cell>
          <table:table-cell office:value-type="float" office:value="0.142974" calcext:value-type="float">
            <text:p>0.142974</text:p>
          </table:table-cell>
          <table:table-cell office:value-type="float" office:value="0.594305" calcext:value-type="float">
            <text:p>0.594305</text:p>
          </table:table-cell>
          <table:table-cell office:value-type="float" office:value="0.102691" calcext:value-type="float">
            <text:p>0.102691</text:p>
          </table:table-cell>
          <table:table-cell office:value-type="float" office:value="0.11851" calcext:value-type="float">
            <text:p>0.11851</text:p>
          </table:table-cell>
          <table:table-cell office:value-type="float" office:value="0.118234" calcext:value-type="float">
            <text:p>0.118234</text:p>
          </table:table-cell>
          <table:table-cell office:value-type="float" office:value="1.76857" calcext:value-type="float">
            <text:p>1.76857</text:p>
          </table:table-cell>
          <table:table-cell office:value-type="float" office:value="0.113527" calcext:value-type="float">
            <text:p>0.113527</text:p>
          </table:table-cell>
          <table:table-cell office:value-type="float" office:value="1.80135" calcext:value-type="float">
            <text:p>1.80135</text:p>
          </table:table-cell>
          <table:table-cell office:value-type="float" office:value="1.76681" calcext:value-type="float">
            <text:p>1.76681</text:p>
          </table:table-cell>
          <table:table-cell office:value-type="float" office:value="1.80992" calcext:value-type="float">
            <text:p>1.80992</text:p>
          </table:table-cell>
          <table:table-cell office:value-type="float" office:value="1.54667" calcext:value-type="float">
            <text:p>1.54667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28399" calcext:value-type="float">
            <text:p>1.28399</text:p>
          </table:table-cell>
          <table:table-cell office:value-type="float" office:value="0.95263" calcext:value-type="float">
            <text:p>0.95263</text:p>
          </table:table-cell>
          <table:table-cell office:value-type="float" office:value="1.15713" calcext:value-type="float">
            <text:p>1.15713</text:p>
          </table:table-cell>
          <table:table-cell office:value-type="float" office:value="0.994007" calcext:value-type="float">
            <text:p>0.994007</text:p>
          </table:table-cell>
          <table:table-cell office:value-type="float" office:value="0.0750492" calcext:value-type="float">
            <text:p>0.0750492</text:p>
          </table:table-cell>
          <table:table-cell office:value-type="float" office:value="0.256064" calcext:value-type="float">
            <text:p>0.256064</text:p>
          </table:table-cell>
          <table:table-cell office:value-type="float" office:value="0.325257" calcext:value-type="float">
            <text:p>0.325257</text:p>
          </table:table-cell>
          <table:table-cell office:value-type="float" office:value="0.186219" calcext:value-type="float">
            <text:p>0.186219</text:p>
          </table:table-cell>
          <table:table-cell office:value-type="float" office:value="0.276313" calcext:value-type="float">
            <text:p>0.276313</text:p>
          </table:table-cell>
          <table:table-cell office:value-type="float" office:value="0.314975" calcext:value-type="float">
            <text:p>0.314975</text:p>
          </table:table-cell>
          <table:table-cell office:value-type="float" office:value="0.144982" calcext:value-type="float">
            <text:p>0.144982</text:p>
          </table:table-cell>
          <table:table-cell office:value-type="float" office:value="0.141736" calcext:value-type="float">
            <text:p>0.141736</text:p>
          </table:table-cell>
          <table:table-cell office:value-type="float" office:value="0.183533" calcext:value-type="float">
            <text:p>0.183533</text:p>
          </table:table-cell>
          <table:table-cell office:value-type="float" office:value="0.0973749" calcext:value-type="float">
            <text:p>0.0973749</text:p>
          </table:table-cell>
          <table:table-cell office:value-type="float" office:value="0.057559" calcext:value-type="float">
            <text:p>0.057559</text:p>
          </table:table-cell>
          <table:table-cell table:number-columns-repeated="4"/>
          <table:table-cell table:formula="of:=MIN([.A170:.BL170])" office:value-type="float" office:value="0.057559" calcext:value-type="float">
            <text:p>0.057559</text:p>
          </table:table-cell>
          <table:table-cell table:formula="of:=MAX([.A170:.BL170])" office:value-type="float" office:value="1.80992" calcext:value-type="float">
            <text:p>1.80992</text:p>
          </table:table-cell>
          <table:table-cell table:number-columns-repeated="7"/>
        </table:table-row>
        <table:table-row table:style-name="ro1">
          <table:table-cell office:value-type="float" office:value="0.145267" calcext:value-type="float">
            <text:p>0.145267</text:p>
          </table:table-cell>
          <table:table-cell office:value-type="float" office:value="0.15989" calcext:value-type="float">
            <text:p>0.15989</text:p>
          </table:table-cell>
          <table:table-cell office:value-type="float" office:value="0.148724" calcext:value-type="float">
            <text:p>0.148724</text:p>
          </table:table-cell>
          <table:table-cell office:value-type="float" office:value="0.14703" calcext:value-type="float">
            <text:p>0.14703</text:p>
          </table:table-cell>
          <table:table-cell office:value-type="float" office:value="0.147957" calcext:value-type="float">
            <text:p>0.147957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0.153303" calcext:value-type="float">
            <text:p>0.153303</text:p>
          </table:table-cell>
          <table:table-cell office:value-type="float" office:value="0.139432" calcext:value-type="float">
            <text:p>0.139432</text:p>
          </table:table-cell>
          <table:table-cell office:value-type="float" office:value="0.147844" calcext:value-type="float">
            <text:p>0.147844</text:p>
          </table:table-cell>
          <table:table-cell office:value-type="float" office:value="0.15172" calcext:value-type="float">
            <text:p>0.15172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473793" calcext:value-type="float">
            <text:p>0.473793</text:p>
          </table:table-cell>
          <table:table-cell office:value-type="float" office:value="0.640503" calcext:value-type="float">
            <text:p>0.640503</text:p>
          </table:table-cell>
          <table:table-cell office:value-type="float" office:value="0.517789" calcext:value-type="float">
            <text:p>0.517789</text:p>
          </table:table-cell>
          <table:table-cell office:value-type="float" office:value="0.61351" calcext:value-type="float">
            <text:p>0.61351</text:p>
          </table:table-cell>
          <table:table-cell office:value-type="float" office:value="0.31952" calcext:value-type="float">
            <text:p>0.31952</text:p>
          </table:table-cell>
          <table:table-cell office:value-type="float" office:value="0.300759" calcext:value-type="float">
            <text:p>0.300759</text:p>
          </table:table-cell>
          <table:table-cell office:value-type="float" office:value="0.154291" calcext:value-type="float">
            <text:p>0.154291</text:p>
          </table:table-cell>
          <table:table-cell office:value-type="float" office:value="0.288167" calcext:value-type="float">
            <text:p>0.288167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0.150157" calcext:value-type="float">
            <text:p>0.150157</text:p>
          </table:table-cell>
          <table:table-cell office:value-type="float" office:value="0.630647" calcext:value-type="float">
            <text:p>0.630647</text:p>
          </table:table-cell>
          <table:table-cell office:value-type="float" office:value="0.140581" calcext:value-type="float">
            <text:p>0.140581</text:p>
          </table:table-cell>
          <table:table-cell office:value-type="float" office:value="0.602234" calcext:value-type="float">
            <text:p>0.602234</text:p>
          </table:table-cell>
          <table:table-cell office:value-type="float" office:value="0.618646" calcext:value-type="float">
            <text:p>0.618646</text:p>
          </table:table-cell>
          <table:table-cell office:value-type="float" office:value="0.145071" calcext:value-type="float">
            <text:p>0.145071</text:p>
          </table:table-cell>
          <table:table-cell office:value-type="float" office:value="0.072458" calcext:value-type="float">
            <text:p>0.072458</text:p>
          </table:table-cell>
          <table:table-cell office:value-type="float" office:value="0.0698719" calcext:value-type="float">
            <text:p>0.0698719</text:p>
          </table:table-cell>
          <table:table-cell office:value-type="float" office:value="0.367091" calcext:value-type="float">
            <text:p>0.367091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98631" calcext:value-type="float">
            <text:p>0.298631</text:p>
          </table:table-cell>
          <table:table-cell office:value-type="float" office:value="0.791447" calcext:value-type="float">
            <text:p>0.791447</text:p>
          </table:table-cell>
          <table:table-cell office:value-type="float" office:value="1.11581" calcext:value-type="float">
            <text:p>1.11581</text:p>
          </table:table-cell>
          <table:table-cell office:value-type="float" office:value="0.691545" calcext:value-type="float">
            <text:p>0.691545</text:p>
          </table:table-cell>
          <table:table-cell office:value-type="float" office:value="0.158187" calcext:value-type="float">
            <text:p>0.158187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66233" calcext:value-type="float">
            <text:p>0.166233</text:p>
          </table:table-cell>
          <table:table-cell office:value-type="float" office:value="0.183178" calcext:value-type="float">
            <text:p>0.183178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740972" calcext:value-type="float">
            <text:p>0.740972</text:p>
          </table:table-cell>
          <table:table-cell office:value-type="float" office:value="0.489496" calcext:value-type="float">
            <text:p>0.489496</text:p>
          </table:table-cell>
          <table:table-cell office:value-type="float" office:value="0.20852" calcext:value-type="float">
            <text:p>0.20852</text:p>
          </table:table-cell>
          <table:table-cell office:value-type="float" office:value="0.19661" calcext:value-type="float">
            <text:p>0.19661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782449" calcext:value-type="float">
            <text:p>0.782449</text:p>
          </table:table-cell>
          <table:table-cell office:value-type="float" office:value="0.790487" calcext:value-type="float">
            <text:p>0.790487</text:p>
          </table:table-cell>
          <table:table-cell office:value-type="float" office:value="1.56165" calcext:value-type="float">
            <text:p>1.56165</text:p>
          </table:table-cell>
          <table:table-cell office:value-type="float" office:value="0.726787" calcext:value-type="float">
            <text:p>0.726787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1.28806" calcext:value-type="float">
            <text:p>1.28806</text:p>
          </table:table-cell>
          <table:table-cell office:value-type="float" office:value="1.29998" calcext:value-type="float">
            <text:p>1.29998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41694" calcext:value-type="float">
            <text:p>0.141694</text:p>
          </table:table-cell>
          <table:table-cell office:value-type="float" office:value="0.172153" calcext:value-type="float">
            <text:p>0.172153</text:p>
          </table:table-cell>
          <table:table-cell office:value-type="float" office:value="0.0763919" calcext:value-type="float">
            <text:p>0.0763919</text:p>
          </table:table-cell>
          <table:table-cell office:value-type="float" office:value="0.292111" calcext:value-type="float">
            <text:p>0.292111</text:p>
          </table:table-cell>
          <table:table-cell office:value-type="float" office:value="0.0723641" calcext:value-type="float">
            <text:p>0.0723641</text:p>
          </table:table-cell>
          <table:table-cell office:value-type="float" office:value="0.679755" calcext:value-type="float">
            <text:p>0.679755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0.148918" calcext:value-type="float">
            <text:p>0.148918</text:p>
          </table:table-cell>
          <table:table-cell office:value-type="float" office:value="0.455407" calcext:value-type="float">
            <text:p>0.455407</text:p>
          </table:table-cell>
          <table:table-cell office:value-type="float" office:value="0.10281" calcext:value-type="float">
            <text:p>0.10281</text:p>
          </table:table-cell>
          <table:table-cell office:value-type="float" office:value="0.224518" calcext:value-type="float">
            <text:p>0.224518</text:p>
          </table:table-cell>
          <table:table-cell office:value-type="float" office:value="0.339941" calcext:value-type="float">
            <text:p>0.339941</text:p>
          </table:table-cell>
          <table:table-cell table:number-columns-repeated="4"/>
          <table:table-cell table:formula="of:=MIN([.A171:.BL171])" office:value-type="float" office:value="0.0698719" calcext:value-type="float">
            <text:p>0.0698719</text:p>
          </table:table-cell>
          <table:table-cell table:formula="of:=MAX([.A171:.BL171])" office:value-type="float" office:value="1.56165" calcext:value-type="float">
            <text:p>1.56165</text:p>
          </table:table-cell>
          <table:table-cell table:number-columns-repeated="7"/>
        </table:table-row>
        <table:table-row table:style-name="ro1">
          <table:table-cell office:value-type="float" office:value="0.14967" calcext:value-type="float">
            <text:p>0.14967</text:p>
          </table:table-cell>
          <table:table-cell office:value-type="float" office:value="0.149487" calcext:value-type="float">
            <text:p>0.149487</text:p>
          </table:table-cell>
          <table:table-cell office:value-type="float" office:value="0.150136" calcext:value-type="float">
            <text:p>0.150136</text:p>
          </table:table-cell>
          <table:table-cell office:value-type="float" office:value="0.456455" calcext:value-type="float">
            <text:p>0.456455</text:p>
          </table:table-cell>
          <table:table-cell office:value-type="float" office:value="0.330289" calcext:value-type="float">
            <text:p>0.330289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146275" calcext:value-type="float">
            <text:p>0.146275</text:p>
          </table:table-cell>
          <table:table-cell office:value-type="float" office:value="0.273911" calcext:value-type="float">
            <text:p>0.273911</text:p>
          </table:table-cell>
          <table:table-cell office:value-type="float" office:value="0.152294" calcext:value-type="float">
            <text:p>0.152294</text:p>
          </table:table-cell>
          <table:table-cell office:value-type="float" office:value="0.316339" calcext:value-type="float">
            <text:p>0.316339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0.146301" calcext:value-type="float">
            <text:p>0.146301</text:p>
          </table:table-cell>
          <table:table-cell office:value-type="float" office:value="0.909883" calcext:value-type="float">
            <text:p>0.909883</text:p>
          </table:table-cell>
          <table:table-cell office:value-type="float" office:value="0.766589" calcext:value-type="float">
            <text:p>0.766589</text:p>
          </table:table-cell>
          <table:table-cell office:value-type="float" office:value="0.624741" calcext:value-type="float">
            <text:p>0.624741</text:p>
          </table:table-cell>
          <table:table-cell office:value-type="float" office:value="0.217883" calcext:value-type="float">
            <text:p>0.217883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673677" calcext:value-type="float">
            <text:p>0.673677</text:p>
          </table:table-cell>
          <table:table-cell office:value-type="float" office:value="0.309568" calcext:value-type="float">
            <text:p>0.309568</text:p>
          </table:table-cell>
          <table:table-cell office:value-type="float" office:value="0.585172" calcext:value-type="float">
            <text:p>0.585172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825176" calcext:value-type="float">
            <text:p>0.825176</text:p>
          </table:table-cell>
          <table:table-cell office:value-type="float" office:value="0.262467" calcext:value-type="float">
            <text:p>0.262467</text:p>
          </table:table-cell>
          <table:table-cell office:value-type="float" office:value="0.14418" calcext:value-type="float">
            <text:p>0.14418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19176" calcext:value-type="float">
            <text:p>1.19176</text:p>
          </table:table-cell>
          <table:table-cell office:value-type="float" office:value="1.04395" calcext:value-type="float">
            <text:p>1.04395</text:p>
          </table:table-cell>
          <table:table-cell office:value-type="float" office:value="0.953288" calcext:value-type="float">
            <text:p>0.953288</text:p>
          </table:table-cell>
          <table:table-cell office:value-type="float" office:value="0.137429" calcext:value-type="float">
            <text:p>0.137429</text:p>
          </table:table-cell>
          <table:table-cell office:value-type="float" office:value="0.826508" calcext:value-type="float">
            <text:p>0.826508</text:p>
          </table:table-cell>
          <table:table-cell office:value-type="float" office:value="0.139684" calcext:value-type="float">
            <text:p>0.139684</text:p>
          </table:table-cell>
          <table:table-cell office:value-type="float" office:value="0.783004" calcext:value-type="float">
            <text:p>0.783004</text:p>
          </table:table-cell>
          <table:table-cell office:value-type="float" office:value="0.985381" calcext:value-type="float">
            <text:p>0.985381</text:p>
          </table:table-cell>
          <table:table-cell office:value-type="float" office:value="0.984535" calcext:value-type="float">
            <text:p>0.984535</text:p>
          </table:table-cell>
          <table:table-cell office:value-type="float" office:value="0.139003" calcext:value-type="float">
            <text:p>0.139003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1.29571" calcext:value-type="float">
            <text:p>1.29571</text:p>
          </table:table-cell>
          <table:table-cell office:value-type="float" office:value="1.36579" calcext:value-type="float">
            <text:p>1.36579</text:p>
          </table:table-cell>
          <table:table-cell office:value-type="float" office:value="1.03651" calcext:value-type="float">
            <text:p>1.03651</text:p>
          </table:table-cell>
          <table:table-cell office:value-type="float" office:value="0.731937" calcext:value-type="float">
            <text:p>0.731937</text:p>
          </table:table-cell>
          <table:table-cell office:value-type="float" office:value="0.164528" calcext:value-type="float">
            <text:p>0.164528</text:p>
          </table:table-cell>
          <table:table-cell office:value-type="float" office:value="0.615757" calcext:value-type="float">
            <text:p>0.615757</text:p>
          </table:table-cell>
          <table:table-cell office:value-type="float" office:value="1.10931" calcext:value-type="float">
            <text:p>1.10931</text:p>
          </table:table-cell>
          <table:table-cell office:value-type="float" office:value="0.572465" calcext:value-type="float">
            <text:p>0.572465</text:p>
          </table:table-cell>
          <table:table-cell office:value-type="float" office:value="1.12857" calcext:value-type="float">
            <text:p>1.12857</text:p>
          </table:table-cell>
          <table:table-cell office:value-type="float" office:value="1.16382" calcext:value-type="float">
            <text:p>1.16382</text:p>
          </table:table-cell>
          <table:table-cell office:value-type="float" office:value="0.715407" calcext:value-type="float">
            <text:p>0.715407</text:p>
          </table:table-cell>
          <table:table-cell office:value-type="float" office:value="1.56908" calcext:value-type="float">
            <text:p>1.56908</text:p>
          </table:table-cell>
          <table:table-cell office:value-type="float" office:value="0.154725" calcext:value-type="float">
            <text:p>0.154725</text:p>
          </table:table-cell>
          <table:table-cell office:value-type="float" office:value="0.766439" calcext:value-type="float">
            <text:p>0.766439</text:p>
          </table:table-cell>
          <table:table-cell office:value-type="float" office:value="1.6603" calcext:value-type="float">
            <text:p>1.6603</text:p>
          </table:table-cell>
          <table:table-cell office:value-type="float" office:value="0.137156" calcext:value-type="float">
            <text:p>0.137156</text:p>
          </table:table-cell>
          <table:table-cell office:value-type="float" office:value="0.975991" calcext:value-type="float">
            <text:p>0.975991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1.06916" calcext:value-type="float">
            <text:p>1.06916</text:p>
          </table:table-cell>
          <table:table-cell office:value-type="float" office:value="0.135201" calcext:value-type="float">
            <text:p>0.135201</text:p>
          </table:table-cell>
          <table:table-cell office:value-type="float" office:value="0.077358" calcext:value-type="float">
            <text:p>0.077358</text:p>
          </table:table-cell>
          <table:table-cell office:value-type="float" office:value="0.302472" calcext:value-type="float">
            <text:p>0.302472</text:p>
          </table:table-cell>
          <table:table-cell office:value-type="float" office:value="0.275301" calcext:value-type="float">
            <text:p>0.275301</text:p>
          </table:table-cell>
          <table:table-cell office:value-type="float" office:value="0.200974" calcext:value-type="float">
            <text:p>0.200974</text:p>
          </table:table-cell>
          <table:table-cell office:value-type="float" office:value="0.519066" calcext:value-type="float">
            <text:p>0.519066</text:p>
          </table:table-cell>
          <table:table-cell office:value-type="float" office:value="0.066088" calcext:value-type="float">
            <text:p>0.066088</text:p>
          </table:table-cell>
          <table:table-cell office:value-type="float" office:value="0.0673659" calcext:value-type="float">
            <text:p>0.0673659</text:p>
          </table:table-cell>
          <table:table-cell table:number-columns-repeated="4"/>
          <table:table-cell table:formula="of:=MIN([.A172:.BL172])" office:value-type="float" office:value="0.066088" calcext:value-type="float">
            <text:p>0.066088</text:p>
          </table:table-cell>
          <table:table-cell table:formula="of:=MAX([.A172:.BL172])" office:value-type="float" office:value="1.6603" calcext:value-type="float">
            <text:p>1.6603</text:p>
          </table:table-cell>
          <table:table-cell table:number-columns-repeated="7"/>
        </table:table-row>
        <table:table-row table:style-name="ro1">
          <table:table-cell office:value-type="float" office:value="0.148223" calcext:value-type="float">
            <text:p>0.148223</text:p>
          </table:table-cell>
          <table:table-cell office:value-type="float" office:value="0.15354" calcext:value-type="float">
            <text:p>0.15354</text:p>
          </table:table-cell>
          <table:table-cell office:value-type="float" office:value="0.190893" calcext:value-type="float">
            <text:p>0.190893</text:p>
          </table:table-cell>
          <table:table-cell office:value-type="float" office:value="0.207951" calcext:value-type="float">
            <text:p>0.207951</text:p>
          </table:table-cell>
          <table:table-cell office:value-type="float" office:value="0.143843" calcext:value-type="float">
            <text:p>0.143843</text:p>
          </table:table-cell>
          <table:table-cell office:value-type="float" office:value="0.154623" calcext:value-type="float">
            <text:p>0.154623</text:p>
          </table:table-cell>
          <table:table-cell office:value-type="float" office:value="0.15967" calcext:value-type="float">
            <text:p>0.15967</text:p>
          </table:table-cell>
          <table:table-cell office:value-type="float" office:value="0.146808" calcext:value-type="float">
            <text:p>0.146808</text:p>
          </table:table-cell>
          <table:table-cell office:value-type="float" office:value="0.149428" calcext:value-type="float">
            <text:p>0.149428</text:p>
          </table:table-cell>
          <table:table-cell office:value-type="float" office:value="0.142138" calcext:value-type="float">
            <text:p>0.142138</text:p>
          </table:table-cell>
          <table:table-cell office:value-type="float" office:value="0.146938" calcext:value-type="float">
            <text:p>0.146938</text:p>
          </table:table-cell>
          <table:table-cell office:value-type="float" office:value="0.14568" calcext:value-type="float">
            <text:p>0.14568</text:p>
          </table:table-cell>
          <table:table-cell office:value-type="float" office:value="0.141735" calcext:value-type="float">
            <text:p>0.141735</text:p>
          </table:table-cell>
          <table:table-cell office:value-type="float" office:value="0.153253" calcext:value-type="float">
            <text:p>0.153253</text:p>
          </table:table-cell>
          <table:table-cell office:value-type="float" office:value="1.04759" calcext:value-type="float">
            <text:p>1.04759</text:p>
          </table:table-cell>
          <table:table-cell office:value-type="float" office:value="0.146204" calcext:value-type="float">
            <text:p>0.146204</text:p>
          </table:table-cell>
          <table:table-cell office:value-type="float" office:value="0.90361" calcext:value-type="float">
            <text:p>0.90361</text:p>
          </table:table-cell>
          <table:table-cell office:value-type="float" office:value="0.676781" calcext:value-type="float">
            <text:p>0.676781</text:p>
          </table:table-cell>
          <table:table-cell office:value-type="float" office:value="0.684851" calcext:value-type="float">
            <text:p>0.684851</text:p>
          </table:table-cell>
          <table:table-cell office:value-type="float" office:value="0.543256" calcext:value-type="float">
            <text:p>0.543256</text:p>
          </table:table-cell>
          <table:table-cell office:value-type="float" office:value="0.399764" calcext:value-type="float">
            <text:p>0.399764</text:p>
          </table:table-cell>
          <table:table-cell office:value-type="float" office:value="0.15405" calcext:value-type="float">
            <text:p>0.15405</text:p>
          </table:table-cell>
          <table:table-cell office:value-type="float" office:value="0.306999" calcext:value-type="float">
            <text:p>0.306999</text:p>
          </table:table-cell>
          <table:table-cell office:value-type="float" office:value="0.251108" calcext:value-type="float">
            <text:p>0.251108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0.180256" calcext:value-type="float">
            <text:p>0.180256</text:p>
          </table:table-cell>
          <table:table-cell office:value-type="float" office:value="1.07931" calcext:value-type="float">
            <text:p>1.07931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0.443687" calcext:value-type="float">
            <text:p>0.443687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834277" calcext:value-type="float">
            <text:p>0.834277</text:p>
          </table:table-cell>
          <table:table-cell office:value-type="float" office:value="0.556172" calcext:value-type="float">
            <text:p>0.556172</text:p>
          </table:table-cell>
          <table:table-cell office:value-type="float" office:value="1.12151" calcext:value-type="float">
            <text:p>1.12151</text:p>
          </table:table-cell>
          <table:table-cell office:value-type="float" office:value="0.18099" calcext:value-type="float">
            <text:p>0.18099</text:p>
          </table:table-cell>
          <table:table-cell office:value-type="float" office:value="1.90702" calcext:value-type="float">
            <text:p>1.90702</text:p>
          </table:table-cell>
          <table:table-cell office:value-type="float" office:value="1.55812" calcext:value-type="float">
            <text:p>1.55812</text:p>
          </table:table-cell>
          <table:table-cell office:value-type="float" office:value="0.99086" calcext:value-type="float">
            <text:p>0.99086</text:p>
          </table:table-cell>
          <table:table-cell office:value-type="float" office:value="1.89852" calcext:value-type="float">
            <text:p>1.89852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1.50984" calcext:value-type="float">
            <text:p>1.50984</text:p>
          </table:table-cell>
          <table:table-cell office:value-type="float" office:value="2.02337" calcext:value-type="float">
            <text:p>2.02337</text:p>
          </table:table-cell>
          <table:table-cell office:value-type="float" office:value="0.991406" calcext:value-type="float">
            <text:p>0.991406</text:p>
          </table:table-cell>
          <table:table-cell office:value-type="float" office:value="0.990658" calcext:value-type="float">
            <text:p>0.990658</text:p>
          </table:table-cell>
          <table:table-cell office:value-type="float" office:value="1.44197" calcext:value-type="float">
            <text:p>1.44197</text:p>
          </table:table-cell>
          <table:table-cell office:value-type="float" office:value="0.143549" calcext:value-type="float">
            <text:p>0.143549</text:p>
          </table:table-cell>
          <table:table-cell office:value-type="float" office:value="0.143991" calcext:value-type="float">
            <text:p>0.143991</text:p>
          </table:table-cell>
          <table:table-cell office:value-type="float" office:value="1.22109" calcext:value-type="float">
            <text:p>1.22109</text:p>
          </table:table-cell>
          <table:table-cell office:value-type="float" office:value="1.11528" calcext:value-type="float">
            <text:p>1.11528</text:p>
          </table:table-cell>
          <table:table-cell office:value-type="float" office:value="0.144926" calcext:value-type="float">
            <text:p>0.144926</text:p>
          </table:table-cell>
          <table:table-cell office:value-type="float" office:value="2.20145" calcext:value-type="float">
            <text:p>2.20145</text:p>
          </table:table-cell>
          <table:table-cell office:value-type="float" office:value="2.05409" calcext:value-type="float">
            <text:p>2.05409</text:p>
          </table:table-cell>
          <table:table-cell office:value-type="float" office:value="1.90362" calcext:value-type="float">
            <text:p>1.90362</text:p>
          </table:table-cell>
          <table:table-cell office:value-type="float" office:value="1.92526" calcext:value-type="float">
            <text:p>1.92526</text:p>
          </table:table-cell>
          <table:table-cell office:value-type="float" office:value="1.77397" calcext:value-type="float">
            <text:p>1.77397</text:p>
          </table:table-cell>
          <table:table-cell office:value-type="float" office:value="2.2316" calcext:value-type="float">
            <text:p>2.2316</text:p>
          </table:table-cell>
          <table:table-cell office:value-type="float" office:value="2.30856" calcext:value-type="float">
            <text:p>2.30856</text:p>
          </table:table-cell>
          <table:table-cell office:value-type="float" office:value="2.27605" calcext:value-type="float">
            <text:p>2.2760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1.23612" calcext:value-type="float">
            <text:p>1.23612</text:p>
          </table:table-cell>
          <table:table-cell office:value-type="float" office:value="0.145975" calcext:value-type="float">
            <text:p>0.145975</text:p>
          </table:table-cell>
          <table:table-cell office:value-type="float" office:value="0.0606759" calcext:value-type="float">
            <text:p>0.0606759</text:p>
          </table:table-cell>
          <table:table-cell office:value-type="float" office:value="0.38379" calcext:value-type="float">
            <text:p>0.38379</text:p>
          </table:table-cell>
          <table:table-cell office:value-type="float" office:value="0.0710371" calcext:value-type="float">
            <text:p>0.0710371</text:p>
          </table:table-cell>
          <table:table-cell table:number-columns-repeated="4"/>
          <table:table-cell table:formula="of:=MIN([.A173:.BL173])" office:value-type="float" office:value="0.0606759" calcext:value-type="float">
            <text:p>0.0606759</text:p>
          </table:table-cell>
          <table:table-cell table:formula="of:=MAX([.A173:.BL173])" office:value-type="float" office:value="2.37256" calcext:value-type="float">
            <text:p>2.37256</text:p>
          </table:table-cell>
          <table:table-cell table:number-columns-repeated="7"/>
        </table:table-row>
        <table:table-row table:style-name="ro1">
          <table:table-cell office:value-type="float" office:value="0.147418" calcext:value-type="float">
            <text:p>0.147418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39528" calcext:value-type="float">
            <text:p>0.139528</text:p>
          </table:table-cell>
          <table:table-cell office:value-type="float" office:value="0.161096" calcext:value-type="float">
            <text:p>0.161096</text:p>
          </table:table-cell>
          <table:table-cell office:value-type="float" office:value="0.12883" calcext:value-type="float">
            <text:p>0.12883</text:p>
          </table:table-cell>
          <table:table-cell office:value-type="float" office:value="0.140075" calcext:value-type="float">
            <text:p>0.140075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0.146236" calcext:value-type="float">
            <text:p>0.146236</text:p>
          </table:table-cell>
          <table:table-cell office:value-type="float" office:value="0.204494" calcext:value-type="float">
            <text:p>0.204494</text:p>
          </table:table-cell>
          <table:table-cell office:value-type="float" office:value="0.120644" calcext:value-type="float">
            <text:p>0.120644</text:p>
          </table:table-cell>
          <table:table-cell office:value-type="float" office:value="0.136342" calcext:value-type="float">
            <text:p>0.136342</text:p>
          </table:table-cell>
          <table:table-cell office:value-type="float" office:value="0.141109" calcext:value-type="float">
            <text:p>0.141109</text:p>
          </table:table-cell>
          <table:table-cell office:value-type="float" office:value="0.936621" calcext:value-type="float">
            <text:p>0.936621</text:p>
          </table:table-cell>
          <table:table-cell office:value-type="float" office:value="0.816491" calcext:value-type="float">
            <text:p>0.816491</text:p>
          </table:table-cell>
          <table:table-cell office:value-type="float" office:value="0.140421" calcext:value-type="float">
            <text:p>0.140421</text:p>
          </table:table-cell>
          <table:table-cell office:value-type="float" office:value="0.778042" calcext:value-type="float">
            <text:p>0.778042</text:p>
          </table:table-cell>
          <table:table-cell office:value-type="float" office:value="0.651909" calcext:value-type="float">
            <text:p>0.651909</text:p>
          </table:table-cell>
          <table:table-cell office:value-type="float" office:value="0.949179" calcext:value-type="float">
            <text:p>0.949179</text:p>
          </table:table-cell>
          <table:table-cell office:value-type="float" office:value="0.522501" calcext:value-type="float">
            <text:p>0.522501</text:p>
          </table:table-cell>
          <table:table-cell office:value-type="float" office:value="0.870189" calcext:value-type="float">
            <text:p>0.870189</text:p>
          </table:table-cell>
          <table:table-cell office:value-type="float" office:value="0.765187" calcext:value-type="float">
            <text:p>0.765187</text:p>
          </table:table-cell>
          <table:table-cell office:value-type="float" office:value="0.140739" calcext:value-type="float">
            <text:p>0.140739</text:p>
          </table:table-cell>
          <table:table-cell office:value-type="float" office:value="0.562853" calcext:value-type="float">
            <text:p>0.562853</text:p>
          </table:table-cell>
          <table:table-cell office:value-type="float" office:value="0.141035" calcext:value-type="float">
            <text:p>0.141035</text:p>
          </table:table-cell>
          <table:table-cell office:value-type="float" office:value="0.151159" calcext:value-type="float">
            <text:p>0.151159</text:p>
          </table:table-cell>
          <table:table-cell office:value-type="float" office:value="0.157537" calcext:value-type="float">
            <text:p>0.157537</text:p>
          </table:table-cell>
          <table:table-cell office:value-type="float" office:value="0.545611" calcext:value-type="float">
            <text:p>0.545611</text:p>
          </table:table-cell>
          <table:table-cell office:value-type="float" office:value="0.128947" calcext:value-type="float">
            <text:p>0.128947</text:p>
          </table:table-cell>
          <table:table-cell office:value-type="float" office:value="0.142072" calcext:value-type="float">
            <text:p>0.142072</text:p>
          </table:table-cell>
          <table:table-cell office:value-type="float" office:value="1.49387" calcext:value-type="float">
            <text:p>1.49387</text:p>
          </table:table-cell>
          <table:table-cell office:value-type="float" office:value="0.131928" calcext:value-type="float">
            <text:p>0.131928</text:p>
          </table:table-cell>
          <table:table-cell office:value-type="float" office:value="1.65142" calcext:value-type="float">
            <text:p>1.65142</text:p>
          </table:table-cell>
          <table:table-cell office:value-type="float" office:value="0.146975" calcext:value-type="float">
            <text:p>0.146975</text:p>
          </table:table-cell>
          <table:table-cell office:value-type="float" office:value="1.34904" calcext:value-type="float">
            <text:p>1.34904</text:p>
          </table:table-cell>
          <table:table-cell office:value-type="float" office:value="0.153608" calcext:value-type="float">
            <text:p>0.153608</text:p>
          </table:table-cell>
          <table:table-cell office:value-type="float" office:value="1.01736" calcext:value-type="float">
            <text:p>1.01736</text:p>
          </table:table-cell>
          <table:table-cell office:value-type="float" office:value="1.00306" calcext:value-type="float">
            <text:p>1.00306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755117" calcext:value-type="float">
            <text:p>0.755117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1.00258" calcext:value-type="float">
            <text:p>1.00258</text:p>
          </table:table-cell>
          <table:table-cell office:value-type="float" office:value="0.563799" calcext:value-type="float">
            <text:p>0.563799</text:p>
          </table:table-cell>
          <table:table-cell office:value-type="float" office:value="1.4831" calcext:value-type="float">
            <text:p>1.4831</text:p>
          </table:table-cell>
          <table:table-cell office:value-type="float" office:value="0.982483" calcext:value-type="float">
            <text:p>0.982483</text:p>
          </table:table-cell>
          <table:table-cell office:value-type="float" office:value="0.593581" calcext:value-type="float">
            <text:p>0.593581</text:p>
          </table:table-cell>
          <table:table-cell office:value-type="float" office:value="0.615972" calcext:value-type="float">
            <text:p>0.615972</text:p>
          </table:table-cell>
          <table:table-cell office:value-type="float" office:value="1.7367" calcext:value-type="float">
            <text:p>1.7367</text:p>
          </table:table-cell>
          <table:table-cell office:value-type="float" office:value="1.32365" calcext:value-type="float">
            <text:p>1.32365</text:p>
          </table:table-cell>
          <table:table-cell office:value-type="float" office:value="1.31505" calcext:value-type="float">
            <text:p>1.31505</text:p>
          </table:table-cell>
          <table:table-cell office:value-type="float" office:value="0.390981" calcext:value-type="float">
            <text:p>0.390981</text:p>
          </table:table-cell>
          <table:table-cell office:value-type="float" office:value="1.76065" calcext:value-type="float">
            <text:p>1.76065</text:p>
          </table:table-cell>
          <table:table-cell office:value-type="float" office:value="0.422581" calcext:value-type="float">
            <text:p>0.422581</text:p>
          </table:table-cell>
          <table:table-cell office:value-type="float" office:value="0.466947" calcext:value-type="float">
            <text:p>0.466947</text:p>
          </table:table-cell>
          <table:table-cell office:value-type="float" office:value="0.491756" calcext:value-type="float">
            <text:p>0.491756</text:p>
          </table:table-cell>
          <table:table-cell office:value-type="float" office:value="1.27681" calcext:value-type="float">
            <text:p>1.27681</text:p>
          </table:table-cell>
          <table:table-cell office:value-type="float" office:value="0.994928" calcext:value-type="float">
            <text:p>0.994928</text:p>
          </table:table-cell>
          <table:table-cell office:value-type="float" office:value="1.3156" calcext:value-type="float">
            <text:p>1.3156</text:p>
          </table:table-cell>
          <table:table-cell office:value-type="float" office:value="0.918663" calcext:value-type="float">
            <text:p>0.918663</text:p>
          </table:table-cell>
          <table:table-cell office:value-type="float" office:value="1.99132" calcext:value-type="float">
            <text:p>1.99132</text:p>
          </table:table-cell>
          <table:table-cell office:value-type="float" office:value="0.643305" calcext:value-type="float">
            <text:p>0.643305</text:p>
          </table:table-cell>
          <table:table-cell office:value-type="float" office:value="2.00757" calcext:value-type="float">
            <text:p>2.00757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1.43632" calcext:value-type="float">
            <text:p>1.43632</text:p>
          </table:table-cell>
          <table:table-cell office:value-type="float" office:value="0.88061" calcext:value-type="float">
            <text:p>0.88061</text:p>
          </table:table-cell>
          <table:table-cell table:number-columns-repeated="4"/>
          <table:table-cell table:formula="of:=MIN([.A174:.BL174])" office:value-type="float" office:value="0.06352" calcext:value-type="float">
            <text:p>0.06352</text:p>
          </table:table-cell>
          <table:table-cell table:formula="of:=MAX([.A174:.BL174])" office:value-type="float" office:value="2.00757" calcext:value-type="float">
            <text:p>2.00757</text:p>
          </table:table-cell>
          <table:table-cell table:number-columns-repeated="7"/>
        </table:table-row>
        <table:table-row table:style-name="ro1">
          <table:table-cell office:value-type="float" office:value="0.122944" calcext:value-type="float">
            <text:p>0.122944</text:p>
          </table:table-cell>
          <table:table-cell office:value-type="float" office:value="0.149817" calcext:value-type="float">
            <text:p>0.149817</text:p>
          </table:table-cell>
          <table:table-cell office:value-type="float" office:value="0.211526" calcext:value-type="float">
            <text:p>0.211526</text:p>
          </table:table-cell>
          <table:table-cell office:value-type="float" office:value="0.141175" calcext:value-type="float">
            <text:p>0.141175</text:p>
          </table:table-cell>
          <table:table-cell office:value-type="float" office:value="0.159589" calcext:value-type="float">
            <text:p>0.159589</text:p>
          </table:table-cell>
          <table:table-cell office:value-type="float" office:value="0.181834" calcext:value-type="float">
            <text:p>0.181834</text:p>
          </table:table-cell>
          <table:table-cell office:value-type="float" office:value="0.155531" calcext:value-type="float">
            <text:p>0.155531</text:p>
          </table:table-cell>
          <table:table-cell office:value-type="float" office:value="0.111109" calcext:value-type="float">
            <text:p>0.111109</text:p>
          </table:table-cell>
          <table:table-cell office:value-type="float" office:value="0.164632" calcext:value-type="float">
            <text:p>0.164632</text:p>
          </table:table-cell>
          <table:table-cell office:value-type="float" office:value="0.144965" calcext:value-type="float">
            <text:p>0.144965</text:p>
          </table:table-cell>
          <table:table-cell office:value-type="float" office:value="0.157234" calcext:value-type="float">
            <text:p>0.157234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139917" calcext:value-type="float">
            <text:p>0.139917</text:p>
          </table:table-cell>
          <table:table-cell office:value-type="float" office:value="0.440271" calcext:value-type="float">
            <text:p>0.440271</text:p>
          </table:table-cell>
          <table:table-cell office:value-type="float" office:value="0.387163" calcext:value-type="float">
            <text:p>0.387163</text:p>
          </table:table-cell>
          <table:table-cell office:value-type="float" office:value="0.144218" calcext:value-type="float">
            <text:p>0.144218</text:p>
          </table:table-cell>
          <table:table-cell office:value-type="float" office:value="0.355666" calcext:value-type="float">
            <text:p>0.355666</text:p>
          </table:table-cell>
          <table:table-cell office:value-type="float" office:value="0.138156" calcext:value-type="float">
            <text:p>0.138156</text:p>
          </table:table-cell>
          <table:table-cell office:value-type="float" office:value="0.895897" calcext:value-type="float">
            <text:p>0.895897</text:p>
          </table:table-cell>
          <table:table-cell office:value-type="float" office:value="0.810463" calcext:value-type="float">
            <text:p>0.810463</text:p>
          </table:table-cell>
          <table:table-cell office:value-type="float" office:value="0.356472" calcext:value-type="float">
            <text:p>0.356472</text:p>
          </table:table-cell>
          <table:table-cell office:value-type="float" office:value="0.139297" calcext:value-type="float">
            <text:p>0.139297</text:p>
          </table:table-cell>
          <table:table-cell office:value-type="float" office:value="0.719661" calcext:value-type="float">
            <text:p>0.719661</text:p>
          </table:table-cell>
          <table:table-cell office:value-type="float" office:value="0.647283" calcext:value-type="float">
            <text:p>0.647283</text:p>
          </table:table-cell>
          <table:table-cell office:value-type="float" office:value="0.43799" calcext:value-type="float">
            <text:p>0.43799</text:p>
          </table:table-cell>
          <table:table-cell office:value-type="float" office:value="0.138702" calcext:value-type="float">
            <text:p>0.138702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142077" calcext:value-type="float">
            <text:p>0.142077</text:p>
          </table:table-cell>
          <table:table-cell office:value-type="float" office:value="0.662777" calcext:value-type="float">
            <text:p>0.662777</text:p>
          </table:table-cell>
          <table:table-cell office:value-type="float" office:value="0.999671" calcext:value-type="float">
            <text:p>0.999671</text:p>
          </table:table-cell>
          <table:table-cell office:value-type="float" office:value="0.146196" calcext:value-type="float">
            <text:p>0.146196</text:p>
          </table:table-cell>
          <table:table-cell office:value-type="float" office:value="0.901474" calcext:value-type="float">
            <text:p>0.901474</text:p>
          </table:table-cell>
          <table:table-cell office:value-type="float" office:value="0.140346" calcext:value-type="float">
            <text:p>0.140346</text:p>
          </table:table-cell>
          <table:table-cell office:value-type="float" office:value="1.60262" calcext:value-type="float">
            <text:p>1.60262</text:p>
          </table:table-cell>
          <table:table-cell office:value-type="float" office:value="0.834466" calcext:value-type="float">
            <text:p>0.834466</text:p>
          </table:table-cell>
          <table:table-cell office:value-type="float" office:value="0.38536" calcext:value-type="float">
            <text:p>0.38536</text:p>
          </table:table-cell>
          <table:table-cell office:value-type="float" office:value="1.44097" calcext:value-type="float">
            <text:p>1.44097</text:p>
          </table:table-cell>
          <table:table-cell office:value-type="float" office:value="0.841309" calcext:value-type="float">
            <text:p>0.841309</text:p>
          </table:table-cell>
          <table:table-cell office:value-type="float" office:value="2.05412" calcext:value-type="float">
            <text:p>2.05412</text:p>
          </table:table-cell>
          <table:table-cell office:value-type="float" office:value="1.9619" calcext:value-type="float">
            <text:p>1.9619</text:p>
          </table:table-cell>
          <table:table-cell office:value-type="float" office:value="0.843266" calcext:value-type="float">
            <text:p>0.843266</text:p>
          </table:table-cell>
          <table:table-cell office:value-type="float" office:value="1.97198" calcext:value-type="float">
            <text:p>1.97198</text:p>
          </table:table-cell>
          <table:table-cell office:value-type="float" office:value="1.37418" calcext:value-type="float">
            <text:p>1.37418</text:p>
          </table:table-cell>
          <table:table-cell office:value-type="float" office:value="1.68991" calcext:value-type="float">
            <text:p>1.68991</text:p>
          </table:table-cell>
          <table:table-cell office:value-type="float" office:value="0.827627" calcext:value-type="float">
            <text:p>0.827627</text:p>
          </table:table-cell>
          <table:table-cell office:value-type="float" office:value="1.45134" calcext:value-type="float">
            <text:p>1.45134</text:p>
          </table:table-cell>
          <table:table-cell office:value-type="float" office:value="2.10615" calcext:value-type="float">
            <text:p>2.10615</text:p>
          </table:table-cell>
          <table:table-cell office:value-type="float" office:value="2.10823" calcext:value-type="float">
            <text:p>2.10823</text:p>
          </table:table-cell>
          <table:table-cell office:value-type="float" office:value="1.67929" calcext:value-type="float">
            <text:p>1.67929</text:p>
          </table:table-cell>
          <table:table-cell office:value-type="float" office:value="1.38693" calcext:value-type="float">
            <text:p>1.38693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530343" calcext:value-type="float">
            <text:p>0.530343</text:p>
          </table:table-cell>
          <table:table-cell office:value-type="float" office:value="1.44311" calcext:value-type="float">
            <text:p>1.44311</text:p>
          </table:table-cell>
          <table:table-cell office:value-type="float" office:value="0.61354" calcext:value-type="float">
            <text:p>0.61354</text:p>
          </table:table-cell>
          <table:table-cell office:value-type="float" office:value="0.819385" calcext:value-type="float">
            <text:p>0.819385</text:p>
          </table:table-cell>
          <table:table-cell office:value-type="float" office:value="0.919325" calcext:value-type="float">
            <text:p>0.919325</text:p>
          </table:table-cell>
          <table:table-cell office:value-type="float" office:value="1.34401" calcext:value-type="float">
            <text:p>1.34401</text:p>
          </table:table-cell>
          <table:table-cell office:value-type="float" office:value="0.897724" calcext:value-type="float">
            <text:p>0.897724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1.14556" calcext:value-type="float">
            <text:p>1.14556</text:p>
          </table:table-cell>
          <table:table-cell office:value-type="float" office:value="1.08263" calcext:value-type="float">
            <text:p>1.08263</text:p>
          </table:table-cell>
          <table:table-cell office:value-type="float" office:value="0.0602131" calcext:value-type="float">
            <text:p>0.0602131</text:p>
          </table:table-cell>
          <table:table-cell table:number-columns-repeated="4"/>
          <table:table-cell table:formula="of:=MIN([.A175:.BL175])" office:value-type="float" office:value="0.0602131" calcext:value-type="float">
            <text:p>0.0602131</text:p>
          </table:table-cell>
          <table:table-cell table:formula="of:=MAX([.A175:.BL175])" office:value-type="float" office:value="2.10823" calcext:value-type="float">
            <text:p>2.10823</text:p>
          </table:table-cell>
          <table:table-cell table:number-columns-repeated="7"/>
        </table:table-row>
        <table:table-row table:style-name="ro1">
          <table:table-cell office:value-type="float" office:value="0.144513" calcext:value-type="float">
            <text:p>0.144513</text:p>
          </table:table-cell>
          <table:table-cell office:value-type="float" office:value="0.155975" calcext:value-type="float">
            <text:p>0.155975</text:p>
          </table:table-cell>
          <table:table-cell office:value-type="float" office:value="0.175278" calcext:value-type="float">
            <text:p>0.175278</text:p>
          </table:table-cell>
          <table:table-cell office:value-type="float" office:value="0.142478" calcext:value-type="float">
            <text:p>0.142478</text:p>
          </table:table-cell>
          <table:table-cell office:value-type="float" office:value="0.144991" calcext:value-type="float">
            <text:p>0.144991</text:p>
          </table:table-cell>
          <table:table-cell office:value-type="float" office:value="0.15363" calcext:value-type="float">
            <text:p>0.15363</text:p>
          </table:table-cell>
          <table:table-cell office:value-type="float" office:value="0.305189" calcext:value-type="float">
            <text:p>0.305189</text:p>
          </table:table-cell>
          <table:table-cell office:value-type="float" office:value="0.294604" calcext:value-type="float">
            <text:p>0.294604</text:p>
          </table:table-cell>
          <table:table-cell office:value-type="float" office:value="0.147294" calcext:value-type="float">
            <text:p>0.147294</text:p>
          </table:table-cell>
          <table:table-cell office:value-type="float" office:value="0.148213" calcext:value-type="float">
            <text:p>0.148213</text:p>
          </table:table-cell>
          <table:table-cell office:value-type="float" office:value="0.160462" calcext:value-type="float">
            <text:p>0.160462</text:p>
          </table:table-cell>
          <table:table-cell office:value-type="float" office:value="0.164352" calcext:value-type="float">
            <text:p>0.164352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0.149003" calcext:value-type="float">
            <text:p>0.149003</text:p>
          </table:table-cell>
          <table:table-cell office:value-type="float" office:value="0.27755" calcext:value-type="float">
            <text:p>0.27755</text:p>
          </table:table-cell>
          <table:table-cell office:value-type="float" office:value="0.143382" calcext:value-type="float">
            <text:p>0.143382</text:p>
          </table:table-cell>
          <table:table-cell office:value-type="float" office:value="0.14335" calcext:value-type="float">
            <text:p>0.14335</text:p>
          </table:table-cell>
          <table:table-cell office:value-type="float" office:value="0.147812" calcext:value-type="float">
            <text:p>0.147812</text:p>
          </table:table-cell>
          <table:table-cell office:value-type="float" office:value="0.148745" calcext:value-type="float">
            <text:p>0.148745</text:p>
          </table:table-cell>
          <table:table-cell office:value-type="float" office:value="0.742098" calcext:value-type="float">
            <text:p>0.742098</text:p>
          </table:table-cell>
          <table:table-cell office:value-type="float" office:value="0.143479" calcext:value-type="float">
            <text:p>0.143479</text:p>
          </table:table-cell>
          <table:table-cell office:value-type="float" office:value="0.712009" calcext:value-type="float">
            <text:p>0.712009</text:p>
          </table:table-cell>
          <table:table-cell office:value-type="float" office:value="0.143228" calcext:value-type="float">
            <text:p>0.143228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455722" calcext:value-type="float">
            <text:p>0.455722</text:p>
          </table:table-cell>
          <table:table-cell office:value-type="float" office:value="0.149455" calcext:value-type="float">
            <text:p>0.149455</text:p>
          </table:table-cell>
          <table:table-cell office:value-type="float" office:value="0.142535" calcext:value-type="float">
            <text:p>0.142535</text:p>
          </table:table-cell>
          <table:table-cell office:value-type="float" office:value="0.424702" calcext:value-type="float">
            <text:p>0.424702</text:p>
          </table:table-cell>
          <table:table-cell office:value-type="float" office:value="0.423496" calcext:value-type="float">
            <text:p>0.423496</text:p>
          </table:table-cell>
          <table:table-cell office:value-type="float" office:value="0.861901" calcext:value-type="float">
            <text:p>0.861901</text:p>
          </table:table-cell>
          <table:table-cell office:value-type="float" office:value="0.14403" calcext:value-type="float">
            <text:p>0.14403</text:p>
          </table:table-cell>
          <table:table-cell office:value-type="float" office:value="1.30795" calcext:value-type="float">
            <text:p>1.30795</text:p>
          </table:table-cell>
          <table:table-cell office:value-type="float" office:value="0.424092" calcext:value-type="float">
            <text:p>0.424092</text:p>
          </table:table-cell>
          <table:table-cell office:value-type="float" office:value="0.149644" calcext:value-type="float">
            <text:p>0.149644</text:p>
          </table:table-cell>
          <table:table-cell office:value-type="float" office:value="0.145817" calcext:value-type="float">
            <text:p>0.145817</text:p>
          </table:table-cell>
          <table:table-cell office:value-type="float" office:value="1.64083" calcext:value-type="float">
            <text:p>1.64083</text:p>
          </table:table-cell>
          <table:table-cell office:value-type="float" office:value="1.4847" calcext:value-type="float">
            <text:p>1.4847</text:p>
          </table:table-cell>
          <table:table-cell office:value-type="float" office:value="0.890486" calcext:value-type="float">
            <text:p>0.890486</text:p>
          </table:table-cell>
          <table:table-cell office:value-type="float" office:value="0.143436" calcext:value-type="float">
            <text:p>0.143436</text:p>
          </table:table-cell>
          <table:table-cell office:value-type="float" office:value="0.149248" calcext:value-type="float">
            <text:p>0.149248</text:p>
          </table:table-cell>
          <table:table-cell office:value-type="float" office:value="1.44773" calcext:value-type="float">
            <text:p>1.44773</text:p>
          </table:table-cell>
          <table:table-cell office:value-type="float" office:value="1.60353" calcext:value-type="float">
            <text:p>1.60353</text:p>
          </table:table-cell>
          <table:table-cell office:value-type="float" office:value="0.869822" calcext:value-type="float">
            <text:p>0.869822</text:p>
          </table:table-cell>
          <table:table-cell office:value-type="float" office:value="1.62099" calcext:value-type="float">
            <text:p>1.62099</text:p>
          </table:table-cell>
          <table:table-cell office:value-type="float" office:value="1.05733" calcext:value-type="float">
            <text:p>1.05733</text:p>
          </table:table-cell>
          <table:table-cell office:value-type="float" office:value="1.04168" calcext:value-type="float">
            <text:p>1.04168</text:p>
          </table:table-cell>
          <table:table-cell office:value-type="float" office:value="0.831831" calcext:value-type="float">
            <text:p>0.831831</text:p>
          </table:table-cell>
          <table:table-cell office:value-type="float" office:value="1.89396" calcext:value-type="float">
            <text:p>1.89396</text:p>
          </table:table-cell>
          <table:table-cell office:value-type="float" office:value="1.78638" calcext:value-type="float">
            <text:p>1.78638</text:p>
          </table:table-cell>
          <table:table-cell office:value-type="float" office:value="0.906465" calcext:value-type="float">
            <text:p>0.906465</text:p>
          </table:table-cell>
          <table:table-cell office:value-type="float" office:value="1.86992" calcext:value-type="float">
            <text:p>1.86992</text:p>
          </table:table-cell>
          <table:table-cell office:value-type="float" office:value="2.04312" calcext:value-type="float">
            <text:p>2.04312</text:p>
          </table:table-cell>
          <table:table-cell office:value-type="float" office:value="1.73289" calcext:value-type="float">
            <text:p>1.73289</text:p>
          </table:table-cell>
          <table:table-cell office:value-type="float" office:value="1.59095" calcext:value-type="float">
            <text:p>1.59095</text:p>
          </table:table-cell>
          <table:table-cell office:value-type="float" office:value="1.32477" calcext:value-type="float">
            <text:p>1.32477</text:p>
          </table:table-cell>
          <table:table-cell office:value-type="float" office:value="1.31967" calcext:value-type="float">
            <text:p>1.31967</text:p>
          </table:table-cell>
          <table:table-cell office:value-type="float" office:value="1.62082" calcext:value-type="float">
            <text:p>1.62082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66683" calcext:value-type="float">
            <text:p>1.66683</text:p>
          </table:table-cell>
          <table:table-cell office:value-type="float" office:value="1.97944" calcext:value-type="float">
            <text:p>1.97944</text:p>
          </table:table-cell>
          <table:table-cell office:value-type="float" office:value="1.11287" calcext:value-type="float">
            <text:p>1.11287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1.86556" calcext:value-type="float">
            <text:p>1.86556</text:p>
          </table:table-cell>
          <table:table-cell office:value-type="float" office:value="0.0741079" calcext:value-type="float">
            <text:p>0.0741079</text:p>
          </table:table-cell>
          <table:table-cell table:number-columns-repeated="4"/>
          <table:table-cell table:formula="of:=MIN([.A176:.BL176])" office:value-type="float" office:value="0.0741079" calcext:value-type="float">
            <text:p>0.0741079</text:p>
          </table:table-cell>
          <table:table-cell table:formula="of:=MAX([.A176:.BL176])" office:value-type="float" office:value="2.04312" calcext:value-type="float">
            <text:p>2.04312</text:p>
          </table:table-cell>
          <table:table-cell table:number-columns-repeated="7"/>
        </table:table-row>
        <table:table-row table:style-name="ro1">
          <table:table-cell office:value-type="float" office:value="0.100404" calcext:value-type="float">
            <text:p>0.1004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77008" calcext:value-type="float">
            <text:p>0.077008</text:p>
          </table:table-cell>
          <table:table-cell office:value-type="float" office:value="0.068728" calcext:value-type="float">
            <text:p>0.068728</text:p>
          </table:table-cell>
          <table:table-cell office:value-type="float" office:value="0.151429" calcext:value-type="float">
            <text:p>0.151429</text:p>
          </table:table-cell>
          <table:table-cell office:value-type="float" office:value="0.063375" calcext:value-type="float">
            <text:p>0.063375</text:p>
          </table:table-cell>
          <table:table-cell office:value-type="float" office:value="0.0667479" calcext:value-type="float">
            <text:p>0.0667479</text:p>
          </table:table-cell>
          <table:table-cell office:value-type="float" office:value="0.152128" calcext:value-type="float">
            <text:p>0.152128</text:p>
          </table:table-cell>
          <table:table-cell office:value-type="float" office:value="0.0748651" calcext:value-type="float">
            <text:p>0.0748651</text:p>
          </table:table-cell>
          <table:table-cell office:value-type="float" office:value="0.0679171" calcext:value-type="float">
            <text:p>0.0679171</text:p>
          </table:table-cell>
          <table:table-cell office:value-type="float" office:value="0.146695" calcext:value-type="float">
            <text:p>0.146695</text:p>
          </table:table-cell>
          <table:table-cell office:value-type="float" office:value="0.066782" calcext:value-type="float">
            <text:p>0.066782</text:p>
          </table:table-cell>
          <table:table-cell office:value-type="float" office:value="0.0685718" calcext:value-type="float">
            <text:p>0.0685718</text:p>
          </table:table-cell>
          <table:table-cell office:value-type="float" office:value="0.150806" calcext:value-type="float">
            <text:p>0.150806</text:p>
          </table:table-cell>
          <table:table-cell office:value-type="float" office:value="0.062952" calcext:value-type="float">
            <text:p>0.062952</text:p>
          </table:table-cell>
          <table:table-cell office:value-type="float" office:value="0.073118" calcext:value-type="float">
            <text:p>0.073118</text:p>
          </table:table-cell>
          <table:table-cell office:value-type="float" office:value="0.145371" calcext:value-type="float">
            <text:p>0.145371</text:p>
          </table:table-cell>
          <table:table-cell office:value-type="float" office:value="0.070796" calcext:value-type="float">
            <text:p>0.070796</text:p>
          </table:table-cell>
          <table:table-cell office:value-type="float" office:value="0.0730169" calcext:value-type="float">
            <text:p>0.0730169</text:p>
          </table:table-cell>
          <table:table-cell office:value-type="float" office:value="0.145025" calcext:value-type="float">
            <text:p>0.145025</text:p>
          </table:table-cell>
          <table:table-cell office:value-type="float" office:value="0.071137" calcext:value-type="float">
            <text:p>0.071137</text:p>
          </table:table-cell>
          <table:table-cell office:value-type="float" office:value="1.15795" calcext:value-type="float">
            <text:p>1.15795</text:p>
          </table:table-cell>
          <table:table-cell office:value-type="float" office:value="1.09293" calcext:value-type="float">
            <text:p>1.09293</text:p>
          </table:table-cell>
          <table:table-cell office:value-type="float" office:value="0.139574" calcext:value-type="float">
            <text:p>0.139574</text:p>
          </table:table-cell>
          <table:table-cell office:value-type="float" office:value="1.1237" calcext:value-type="float">
            <text:p>1.1237</text:p>
          </table:table-cell>
          <table:table-cell office:value-type="float" office:value="0.983545" calcext:value-type="float">
            <text:p>0.983545</text:p>
          </table:table-cell>
          <table:table-cell office:value-type="float" office:value="1.01558" calcext:value-type="float">
            <text:p>1.01558</text:p>
          </table:table-cell>
          <table:table-cell office:value-type="float" office:value="1.04706" calcext:value-type="float">
            <text:p>1.04706</text:p>
          </table:table-cell>
          <table:table-cell office:value-type="float" office:value="0.932756" calcext:value-type="float">
            <text:p>0.932756</text:p>
          </table:table-cell>
          <table:table-cell office:value-type="float" office:value="0.924702" calcext:value-type="float">
            <text:p>0.924702</text:p>
          </table:table-cell>
          <table:table-cell office:value-type="float" office:value="0.873699" calcext:value-type="float">
            <text:p>0.873699</text:p>
          </table:table-cell>
          <table:table-cell office:value-type="float" office:value="0.999186" calcext:value-type="float">
            <text:p>0.999186</text:p>
          </table:table-cell>
          <table:table-cell office:value-type="float" office:value="0.84893" calcext:value-type="float">
            <text:p>0.84893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762796" calcext:value-type="float">
            <text:p>0.762796</text:p>
          </table:table-cell>
          <table:table-cell office:value-type="float" office:value="0.773318" calcext:value-type="float">
            <text:p>0.773318</text:p>
          </table:table-cell>
          <table:table-cell office:value-type="float" office:value="0.733026" calcext:value-type="float">
            <text:p>0.733026</text:p>
          </table:table-cell>
          <table:table-cell office:value-type="float" office:value="0.963041" calcext:value-type="float">
            <text:p>0.963041</text:p>
          </table:table-cell>
          <table:table-cell office:value-type="float" office:value="0.672915" calcext:value-type="float">
            <text:p>0.672915</text:p>
          </table:table-cell>
          <table:table-cell office:value-type="float" office:value="0.610447" calcext:value-type="float">
            <text:p>0.610447</text:p>
          </table:table-cell>
          <table:table-cell office:value-type="float" office:value="0.577128" calcext:value-type="float">
            <text:p>0.577128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0.935673" calcext:value-type="float">
            <text:p>0.935673</text:p>
          </table:table-cell>
          <table:table-cell office:value-type="float" office:value="0.794303" calcext:value-type="float">
            <text:p>0.794303</text:p>
          </table:table-cell>
          <table:table-cell office:value-type="float" office:value="0.138455" calcext:value-type="float">
            <text:p>0.138455</text:p>
          </table:table-cell>
          <table:table-cell office:value-type="float" office:value="0.142222" calcext:value-type="float">
            <text:p>0.142222</text:p>
          </table:table-cell>
          <table:table-cell office:value-type="float" office:value="1.73067" calcext:value-type="float">
            <text:p>1.73067</text:p>
          </table:table-cell>
          <table:table-cell office:value-type="float" office:value="1.67852" calcext:value-type="float">
            <text:p>1.67852</text:p>
          </table:table-cell>
          <table:table-cell office:value-type="float" office:value="0.145566" calcext:value-type="float">
            <text:p>0.145566</text:p>
          </table:table-cell>
          <table:table-cell office:value-type="float" office:value="1.04812" calcext:value-type="float">
            <text:p>1.04812</text:p>
          </table:table-cell>
          <table:table-cell office:value-type="float" office:value="0.147384" calcext:value-type="float">
            <text:p>0.147384</text:p>
          </table:table-cell>
          <table:table-cell office:value-type="float" office:value="1.40189" calcext:value-type="float">
            <text:p>1.40189</text:p>
          </table:table-cell>
          <table:table-cell office:value-type="float" office:value="0.121533" calcext:value-type="float">
            <text:p>0.121533</text:p>
          </table:table-cell>
          <table:table-cell office:value-type="float" office:value="1.34889" calcext:value-type="float">
            <text:p>1.34889</text:p>
          </table:table-cell>
          <table:table-cell office:value-type="float" office:value="0.0679688" calcext:value-type="float">
            <text:p>0.0679688</text:p>
          </table:table-cell>
          <table:table-cell office:value-type="float" office:value="0.257664" calcext:value-type="float">
            <text:p>0.257664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45357" calcext:value-type="float">
            <text:p>0.45357</text:p>
          </table:table-cell>
          <table:table-cell office:value-type="float" office:value="0.143935" calcext:value-type="float">
            <text:p>0.143935</text:p>
          </table:table-cell>
          <table:table-cell office:value-type="float" office:value="0.15177" calcext:value-type="float">
            <text:p>0.15177</text:p>
          </table:table-cell>
          <table:table-cell office:value-type="float" office:value="1.20317" calcext:value-type="float">
            <text:p>1.20317</text:p>
          </table:table-cell>
          <table:table-cell office:value-type="float" office:value="0.422315" calcext:value-type="float">
            <text:p>0.422315</text:p>
          </table:table-cell>
          <table:table-cell office:value-type="float" office:value="0.223975" calcext:value-type="float">
            <text:p>0.223975</text:p>
          </table:table-cell>
          <table:table-cell office:value-type="float" office:value="0.032589" calcext:value-type="float">
            <text:p>0.032589</text:p>
          </table:table-cell>
          <table:table-cell table:number-columns-repeated="4"/>
          <table:table-cell table:formula="of:=MIN([.A177:.BL177])" office:value-type="float" office:value="0.032589" calcext:value-type="float">
            <text:p>0.032589</text:p>
          </table:table-cell>
          <table:table-cell table:formula="of:=MAX([.A177:.BL177])" office:value-type="float" office:value="1.73067" calcext:value-type="float">
            <text:p>1.73067</text:p>
          </table:table-cell>
          <table:table-cell table:number-columns-repeated="7"/>
        </table:table-row>
        <table:table-row table:style-name="ro1">
          <table:table-cell office:value-type="float" office:value="0.142522" calcext:value-type="float">
            <text:p>0.142522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0.16377" calcext:value-type="float">
            <text:p>0.16377</text:p>
          </table:table-cell>
          <table:table-cell office:value-type="float" office:value="0.143471" calcext:value-type="float">
            <text:p>0.143471</text:p>
          </table:table-cell>
          <table:table-cell office:value-type="float" office:value="0.144746" calcext:value-type="float">
            <text:p>0.144746</text:p>
          </table:table-cell>
          <table:table-cell office:value-type="float" office:value="0.144835" calcext:value-type="float">
            <text:p>0.144835</text:p>
          </table:table-cell>
          <table:table-cell office:value-type="float" office:value="0.433193" calcext:value-type="float">
            <text:p>0.433193</text:p>
          </table:table-cell>
          <table:table-cell office:value-type="float" office:value="0.415633" calcext:value-type="float">
            <text:p>0.415633</text:p>
          </table:table-cell>
          <table:table-cell office:value-type="float" office:value="0.416645" calcext:value-type="float">
            <text:p>0.416645</text:p>
          </table:table-cell>
          <table:table-cell office:value-type="float" office:value="0.291347" calcext:value-type="float">
            <text:p>0.291347</text:p>
          </table:table-cell>
          <table:table-cell office:value-type="float" office:value="0.601427" calcext:value-type="float">
            <text:p>0.601427</text:p>
          </table:table-cell>
          <table:table-cell office:value-type="float" office:value="0.275648" calcext:value-type="float">
            <text:p>0.275648</text:p>
          </table:table-cell>
          <table:table-cell office:value-type="float" office:value="0.752553" calcext:value-type="float">
            <text:p>0.752553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321438" calcext:value-type="float">
            <text:p>0.321438</text:p>
          </table:table-cell>
          <table:table-cell office:value-type="float" office:value="0.328136" calcext:value-type="float">
            <text:p>0.328136</text:p>
          </table:table-cell>
          <table:table-cell office:value-type="float" office:value="0.196104" calcext:value-type="float">
            <text:p>0.196104</text:p>
          </table:table-cell>
          <table:table-cell office:value-type="float" office:value="0.71513" calcext:value-type="float">
            <text:p>0.71513</text:p>
          </table:table-cell>
          <table:table-cell office:value-type="float" office:value="0.329387" calcext:value-type="float">
            <text:p>0.329387</text:p>
          </table:table-cell>
          <table:table-cell office:value-type="float" office:value="0.411304" calcext:value-type="float">
            <text:p>0.411304</text:p>
          </table:table-cell>
          <table:table-cell office:value-type="float" office:value="0.446635" calcext:value-type="float">
            <text:p>0.446635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335182" calcext:value-type="float">
            <text:p>0.335182</text:p>
          </table:table-cell>
          <table:table-cell office:value-type="float" office:value="1.07222" calcext:value-type="float">
            <text:p>1.07222</text:p>
          </table:table-cell>
          <table:table-cell office:value-type="float" office:value="0.359219" calcext:value-type="float">
            <text:p>0.359219</text:p>
          </table:table-cell>
          <table:table-cell office:value-type="float" office:value="0.377482" calcext:value-type="float">
            <text:p>0.377482</text:p>
          </table:table-cell>
          <table:table-cell office:value-type="float" office:value="0.818014" calcext:value-type="float">
            <text:p>0.818014</text:p>
          </table:table-cell>
          <table:table-cell office:value-type="float" office:value="0.266046" calcext:value-type="float">
            <text:p>0.266046</text:p>
          </table:table-cell>
          <table:table-cell office:value-type="float" office:value="0.746491" calcext:value-type="float">
            <text:p>0.746491</text:p>
          </table:table-cell>
          <table:table-cell office:value-type="float" office:value="0.445979" calcext:value-type="float">
            <text:p>0.445979</text:p>
          </table:table-cell>
          <table:table-cell office:value-type="float" office:value="0.439636" calcext:value-type="float">
            <text:p>0.439636</text:p>
          </table:table-cell>
          <table:table-cell office:value-type="float" office:value="0.452678" calcext:value-type="float">
            <text:p>0.452678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0.315857" calcext:value-type="float">
            <text:p>0.315857</text:p>
          </table:table-cell>
          <table:table-cell office:value-type="float" office:value="0.459665" calcext:value-type="float">
            <text:p>0.459665</text:p>
          </table:table-cell>
          <table:table-cell office:value-type="float" office:value="1.48406" calcext:value-type="float">
            <text:p>1.48406</text:p>
          </table:table-cell>
          <table:table-cell office:value-type="float" office:value="1.22814" calcext:value-type="float">
            <text:p>1.22814</text:p>
          </table:table-cell>
          <table:table-cell office:value-type="float" office:value="0.13992" calcext:value-type="float">
            <text:p>0.13992</text:p>
          </table:table-cell>
          <table:table-cell office:value-type="float" office:value="0.967731" calcext:value-type="float">
            <text:p>0.967731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916413" calcext:value-type="float">
            <text:p>0.916413</text:p>
          </table:table-cell>
          <table:table-cell office:value-type="float" office:value="0.137525" calcext:value-type="float">
            <text:p>0.137525</text:p>
          </table:table-cell>
          <table:table-cell office:value-type="float" office:value="0.143383" calcext:value-type="float">
            <text:p>0.143383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1.64846" calcext:value-type="float">
            <text:p>1.64846</text:p>
          </table:table-cell>
          <table:table-cell office:value-type="float" office:value="0.203124" calcext:value-type="float">
            <text:p>0.203124</text:p>
          </table:table-cell>
          <table:table-cell office:value-type="float" office:value="0.144866" calcext:value-type="float">
            <text:p>0.144866</text:p>
          </table:table-cell>
          <table:table-cell office:value-type="float" office:value="0.33222" calcext:value-type="float">
            <text:p>0.33222</text:p>
          </table:table-cell>
          <table:table-cell office:value-type="float" office:value="0.153422" calcext:value-type="float">
            <text:p>0.153422</text:p>
          </table:table-cell>
          <table:table-cell office:value-type="float" office:value="0.332213" calcext:value-type="float">
            <text:p>0.332213</text:p>
          </table:table-cell>
          <table:table-cell office:value-type="float" office:value="0.353838" calcext:value-type="float">
            <text:p>0.353838</text:p>
          </table:table-cell>
          <table:table-cell office:value-type="float" office:value="0.140012" calcext:value-type="float">
            <text:p>0.140012</text:p>
          </table:table-cell>
          <table:table-cell office:value-type="float" office:value="0.141612" calcext:value-type="float">
            <text:p>0.141612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0.323315" calcext:value-type="float">
            <text:p>0.323315</text:p>
          </table:table-cell>
          <table:table-cell office:value-type="float" office:value="0.146453" calcext:value-type="float">
            <text:p>0.146453</text:p>
          </table:table-cell>
          <table:table-cell office:value-type="float" office:value="0.557008" calcext:value-type="float">
            <text:p>0.557008</text:p>
          </table:table-cell>
          <table:table-cell office:value-type="float" office:value="0.169072" calcext:value-type="float">
            <text:p>0.169072</text:p>
          </table:table-cell>
          <table:table-cell office:value-type="float" office:value="0.620994" calcext:value-type="float">
            <text:p>0.620994</text:p>
          </table:table-cell>
          <table:table-cell office:value-type="float" office:value="0.810639" calcext:value-type="float">
            <text:p>0.810639</text:p>
          </table:table-cell>
          <table:table-cell office:value-type="float" office:value="0.0889258" calcext:value-type="float">
            <text:p>0.0889258</text:p>
          </table:table-cell>
          <table:table-cell office:value-type="float" office:value="0.416452" calcext:value-type="float">
            <text:p>0.416452</text:p>
          </table:table-cell>
          <table:table-cell office:value-type="float" office:value="1.4495" calcext:value-type="float">
            <text:p>1.4495</text:p>
          </table:table-cell>
          <table:table-cell table:number-columns-repeated="4"/>
          <table:table-cell table:formula="of:=MIN([.A178:.BL178])" office:value-type="float" office:value="0.0889258" calcext:value-type="float">
            <text:p>0.0889258</text:p>
          </table:table-cell>
          <table:table-cell table:formula="of:=MAX([.A178:.BL178])" office:value-type="float" office:value="1.64846" calcext:value-type="float">
            <text:p>1.64846</text:p>
          </table:table-cell>
          <table:table-cell table:number-columns-repeated="7"/>
        </table:table-row>
        <table:table-row table:style-name="ro1">
          <table:table-cell office:value-type="float" office:value="0.143559" calcext:value-type="float">
            <text:p>0.143559</text:p>
          </table:table-cell>
          <table:table-cell office:value-type="float" office:value="0.151313" calcext:value-type="float">
            <text:p>0.151313</text:p>
          </table:table-cell>
          <table:table-cell office:value-type="float" office:value="0.149075" calcext:value-type="float">
            <text:p>0.149075</text:p>
          </table:table-cell>
          <table:table-cell office:value-type="float" office:value="0.149335" calcext:value-type="float">
            <text:p>0.149335</text:p>
          </table:table-cell>
          <table:table-cell office:value-type="float" office:value="0.157619" calcext:value-type="float">
            <text:p>0.157619</text:p>
          </table:table-cell>
          <table:table-cell office:value-type="float" office:value="0.316982" calcext:value-type="float">
            <text:p>0.316982</text:p>
          </table:table-cell>
          <table:table-cell office:value-type="float" office:value="0.325974" calcext:value-type="float">
            <text:p>0.325974</text:p>
          </table:table-cell>
          <table:table-cell office:value-type="float" office:value="0.186037" calcext:value-type="float">
            <text:p>0.186037</text:p>
          </table:table-cell>
          <table:table-cell office:value-type="float" office:value="0.144263" calcext:value-type="float">
            <text:p>0.144263</text:p>
          </table:table-cell>
          <table:table-cell office:value-type="float" office:value="0.143494" calcext:value-type="float">
            <text:p>0.143494</text:p>
          </table:table-cell>
          <table:table-cell office:value-type="float" office:value="0.279736" calcext:value-type="float">
            <text:p>0.279736</text:p>
          </table:table-cell>
          <table:table-cell office:value-type="float" office:value="0.152257" calcext:value-type="float">
            <text:p>0.152257</text:p>
          </table:table-cell>
          <table:table-cell office:value-type="float" office:value="0.143109" calcext:value-type="float">
            <text:p>0.143109</text:p>
          </table:table-cell>
          <table:table-cell office:value-type="float" office:value="0.42048" calcext:value-type="float">
            <text:p>0.42048</text:p>
          </table:table-cell>
          <table:table-cell office:value-type="float" office:value="0.599873" calcext:value-type="float">
            <text:p>0.599873</text:p>
          </table:table-cell>
          <table:table-cell office:value-type="float" office:value="0.304215" calcext:value-type="float">
            <text:p>0.304215</text:p>
          </table:table-cell>
          <table:table-cell office:value-type="float" office:value="0.297376" calcext:value-type="float">
            <text:p>0.297376</text:p>
          </table:table-cell>
          <table:table-cell office:value-type="float" office:value="0.187232" calcext:value-type="float">
            <text:p>0.187232</text:p>
          </table:table-cell>
          <table:table-cell office:value-type="float" office:value="0.584649" calcext:value-type="float">
            <text:p>0.584649</text:p>
          </table:table-cell>
          <table:table-cell office:value-type="float" office:value="0.605468" calcext:value-type="float">
            <text:p>0.605468</text:p>
          </table:table-cell>
          <table:table-cell office:value-type="float" office:value="0.692212" calcext:value-type="float">
            <text:p>0.692212</text:p>
          </table:table-cell>
          <table:table-cell office:value-type="float" office:value="0.684111" calcext:value-type="float">
            <text:p>0.684111</text:p>
          </table:table-cell>
          <table:table-cell office:value-type="float" office:value="0.317596" calcext:value-type="float">
            <text:p>0.317596</text:p>
          </table:table-cell>
          <table:table-cell office:value-type="float" office:value="0.290586" calcext:value-type="float">
            <text:p>0.290586</text:p>
          </table:table-cell>
          <table:table-cell office:value-type="float" office:value="0.231078" calcext:value-type="float">
            <text:p>0.231078</text:p>
          </table:table-cell>
          <table:table-cell office:value-type="float" office:value="0.418879" calcext:value-type="float">
            <text:p>0.418879</text:p>
          </table:table-cell>
          <table:table-cell office:value-type="float" office:value="0.42129" calcext:value-type="float">
            <text:p>0.42129</text:p>
          </table:table-cell>
          <table:table-cell office:value-type="float" office:value="0.237831" calcext:value-type="float">
            <text:p>0.237831</text:p>
          </table:table-cell>
          <table:table-cell office:value-type="float" office:value="0.505981" calcext:value-type="float">
            <text:p>0.505981</text:p>
          </table:table-cell>
          <table:table-cell office:value-type="float" office:value="0.486171" calcext:value-type="float">
            <text:p>0.486171</text:p>
          </table:table-cell>
          <table:table-cell office:value-type="float" office:value="0.367817" calcext:value-type="float">
            <text:p>0.367817</text:p>
          </table:table-cell>
          <table:table-cell office:value-type="float" office:value="0.194214" calcext:value-type="float">
            <text:p>0.194214</text:p>
          </table:table-cell>
          <table:table-cell office:value-type="float" office:value="0.37112" calcext:value-type="float">
            <text:p>0.37112</text:p>
          </table:table-cell>
          <table:table-cell office:value-type="float" office:value="0.385829" calcext:value-type="float">
            <text:p>0.385829</text:p>
          </table:table-cell>
          <table:table-cell office:value-type="float" office:value="0.424547" calcext:value-type="float">
            <text:p>0.424547</text:p>
          </table:table-cell>
          <table:table-cell office:value-type="float" office:value="0.840235" calcext:value-type="float">
            <text:p>0.840235</text:p>
          </table:table-cell>
          <table:table-cell office:value-type="float" office:value="0.317323" calcext:value-type="float">
            <text:p>0.317323</text:p>
          </table:table-cell>
          <table:table-cell office:value-type="float" office:value="0.495819" calcext:value-type="float">
            <text:p>0.495819</text:p>
          </table:table-cell>
          <table:table-cell office:value-type="float" office:value="0.474414" calcext:value-type="float">
            <text:p>0.474414</text:p>
          </table:table-cell>
          <table:table-cell office:value-type="float" office:value="0.282637" calcext:value-type="float">
            <text:p>0.282637</text:p>
          </table:table-cell>
          <table:table-cell office:value-type="float" office:value="0.474063" calcext:value-type="float">
            <text:p>0.474063</text:p>
          </table:table-cell>
          <table:table-cell office:value-type="float" office:value="0.528484" calcext:value-type="float">
            <text:p>0.528484</text:p>
          </table:table-cell>
          <table:table-cell office:value-type="float" office:value="0.532274" calcext:value-type="float">
            <text:p>0.532274</text:p>
          </table:table-cell>
          <table:table-cell office:value-type="float" office:value="0.297919" calcext:value-type="float">
            <text:p>0.297919</text:p>
          </table:table-cell>
          <table:table-cell office:value-type="float" office:value="0.270503" calcext:value-type="float">
            <text:p>0.270503</text:p>
          </table:table-cell>
          <table:table-cell office:value-type="float" office:value="0.486195" calcext:value-type="float">
            <text:p>0.486195</text:p>
          </table:table-cell>
          <table:table-cell office:value-type="float" office:value="0.152847" calcext:value-type="float">
            <text:p>0.152847</text:p>
          </table:table-cell>
          <table:table-cell office:value-type="float" office:value="1.11694" calcext:value-type="float">
            <text:p>1.11694</text:p>
          </table:table-cell>
          <table:table-cell office:value-type="float" office:value="1.33512" calcext:value-type="float">
            <text:p>1.33512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0.426946" calcext:value-type="float">
            <text:p>0.426946</text:p>
          </table:table-cell>
          <table:table-cell office:value-type="float" office:value="0.140659" calcext:value-type="float">
            <text:p>0.140659</text:p>
          </table:table-cell>
          <table:table-cell office:value-type="float" office:value="0.231003" calcext:value-type="float">
            <text:p>0.231003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1.49311" calcext:value-type="float">
            <text:p>1.49311</text:p>
          </table:table-cell>
          <table:table-cell office:value-type="float" office:value="0.250283" calcext:value-type="float">
            <text:p>0.250283</text:p>
          </table:table-cell>
          <table:table-cell office:value-type="float" office:value="0.0889599" calcext:value-type="float">
            <text:p>0.0889599</text:p>
          </table:table-cell>
          <table:table-cell office:value-type="float" office:value="0.361473" calcext:value-type="float">
            <text:p>0.361473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350442" calcext:value-type="float">
            <text:p>0.350442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298148" calcext:value-type="float">
            <text:p>0.298148</text:p>
          </table:table-cell>
          <table:table-cell table:number-columns-repeated="4"/>
          <table:table-cell table:formula="of:=MIN([.A179:.BL179])" office:value-type="float" office:value="0.05899" calcext:value-type="float">
            <text:p>0.05899</text:p>
          </table:table-cell>
          <table:table-cell table:formula="of:=MAX([.A179:.BL179])" office:value-type="float" office:value="1.49311" calcext:value-type="float">
            <text:p>1.49311</text:p>
          </table:table-cell>
          <table:table-cell table:number-columns-repeated="7"/>
        </table:table-row>
        <table:table-row table:style-name="ro1">
          <table:table-cell office:value-type="float" office:value="0.165744" calcext:value-type="float">
            <text:p>0.165744</text:p>
          </table:table-cell>
          <table:table-cell office:value-type="float" office:value="0.164557" calcext:value-type="float">
            <text:p>0.164557</text:p>
          </table:table-cell>
          <table:table-cell office:value-type="float" office:value="0.167494" calcext:value-type="float">
            <text:p>0.167494</text:p>
          </table:table-cell>
          <table:table-cell office:value-type="float" office:value="0.139157" calcext:value-type="float">
            <text:p>0.139157</text:p>
          </table:table-cell>
          <table:table-cell office:value-type="float" office:value="0.142327" calcext:value-type="float">
            <text:p>0.142327</text:p>
          </table:table-cell>
          <table:table-cell office:value-type="float" office:value="0.189048" calcext:value-type="float">
            <text:p>0.189048</text:p>
          </table:table-cell>
          <table:table-cell office:value-type="float" office:value="0.141494" calcext:value-type="float">
            <text:p>0.141494</text:p>
          </table:table-cell>
          <table:table-cell office:value-type="float" office:value="0.146157" calcext:value-type="float">
            <text:p>0.146157</text:p>
          </table:table-cell>
          <table:table-cell office:value-type="float" office:value="0.625305" calcext:value-type="float">
            <text:p>0.625305</text:p>
          </table:table-cell>
          <table:table-cell office:value-type="float" office:value="0.149752" calcext:value-type="float">
            <text:p>0.149752</text:p>
          </table:table-cell>
          <table:table-cell office:value-type="float" office:value="0.151255" calcext:value-type="float">
            <text:p>0.151255</text:p>
          </table:table-cell>
          <table:table-cell office:value-type="float" office:value="0.599062" calcext:value-type="float">
            <text:p>0.599062</text:p>
          </table:table-cell>
          <table:table-cell office:value-type="float" office:value="0.575135" calcext:value-type="float">
            <text:p>0.575135</text:p>
          </table:table-cell>
          <table:table-cell office:value-type="float" office:value="0.773213" calcext:value-type="float">
            <text:p>0.773213</text:p>
          </table:table-cell>
          <table:table-cell office:value-type="float" office:value="0.948393" calcext:value-type="float">
            <text:p>0.948393</text:p>
          </table:table-cell>
          <table:table-cell office:value-type="float" office:value="0.753828" calcext:value-type="float">
            <text:p>0.753828</text:p>
          </table:table-cell>
          <table:table-cell office:value-type="float" office:value="0.931341" calcext:value-type="float">
            <text:p>0.931341</text:p>
          </table:table-cell>
          <table:table-cell office:value-type="float" office:value="0.748336" calcext:value-type="float">
            <text:p>0.748336</text:p>
          </table:table-cell>
          <table:table-cell office:value-type="float" office:value="0.627831" calcext:value-type="float">
            <text:p>0.627831</text:p>
          </table:table-cell>
          <table:table-cell office:value-type="float" office:value="0.637903" calcext:value-type="float">
            <text:p>0.637903</text:p>
          </table:table-cell>
          <table:table-cell office:value-type="float" office:value="0.327057" calcext:value-type="float">
            <text:p>0.327057</text:p>
          </table:table-cell>
          <table:table-cell office:value-type="float" office:value="0.476234" calcext:value-type="float">
            <text:p>0.476234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805114" calcext:value-type="float">
            <text:p>0.805114</text:p>
          </table:table-cell>
          <table:table-cell office:value-type="float" office:value="0.677672" calcext:value-type="float">
            <text:p>0.677672</text:p>
          </table:table-cell>
          <table:table-cell office:value-type="float" office:value="1.16056" calcext:value-type="float">
            <text:p>1.16056</text:p>
          </table:table-cell>
          <table:table-cell office:value-type="float" office:value="0.226405" calcext:value-type="float">
            <text:p>0.226405</text:p>
          </table:table-cell>
          <table:table-cell office:value-type="float" office:value="1.11376" calcext:value-type="float">
            <text:p>1.11376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28277" calcext:value-type="float">
            <text:p>1.28277</text:p>
          </table:table-cell>
          <table:table-cell office:value-type="float" office:value="1.25149" calcext:value-type="float">
            <text:p>1.25149</text:p>
          </table:table-cell>
          <table:table-cell office:value-type="float" office:value="0.778848" calcext:value-type="float">
            <text:p>0.778848</text:p>
          </table:table-cell>
          <table:table-cell office:value-type="float" office:value="0.807877" calcext:value-type="float">
            <text:p>0.807877</text:p>
          </table:table-cell>
          <table:table-cell office:value-type="float" office:value="0.830758" calcext:value-type="float">
            <text:p>0.830758</text:p>
          </table:table-cell>
          <table:table-cell office:value-type="float" office:value="0.825206" calcext:value-type="float">
            <text:p>0.825206</text:p>
          </table:table-cell>
          <table:table-cell office:value-type="float" office:value="0.137884" calcext:value-type="float">
            <text:p>0.137884</text:p>
          </table:table-cell>
          <table:table-cell office:value-type="float" office:value="0.83667" calcext:value-type="float">
            <text:p>0.83667</text:p>
          </table:table-cell>
          <table:table-cell office:value-type="float" office:value="0.776228" calcext:value-type="float">
            <text:p>0.776228</text:p>
          </table:table-cell>
          <table:table-cell office:value-type="float" office:value="0.13411" calcext:value-type="float">
            <text:p>0.13411</text:p>
          </table:table-cell>
          <table:table-cell office:value-type="float" office:value="0.770885" calcext:value-type="float">
            <text:p>0.770885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0.699077" calcext:value-type="float">
            <text:p>0.699077</text:p>
          </table:table-cell>
          <table:table-cell office:value-type="float" office:value="0.741017" calcext:value-type="float">
            <text:p>0.741017</text:p>
          </table:table-cell>
          <table:table-cell office:value-type="float" office:value="0.144507" calcext:value-type="float">
            <text:p>0.144507</text:p>
          </table:table-cell>
          <table:table-cell office:value-type="float" office:value="0.728454" calcext:value-type="float">
            <text:p>0.728454</text:p>
          </table:table-cell>
          <table:table-cell office:value-type="float" office:value="0.588125" calcext:value-type="float">
            <text:p>0.588125</text:p>
          </table:table-cell>
          <table:table-cell office:value-type="float" office:value="0.747223" calcext:value-type="float">
            <text:p>0.747223</text:p>
          </table:table-cell>
          <table:table-cell office:value-type="float" office:value="0.76952" calcext:value-type="float">
            <text:p>0.76952</text:p>
          </table:table-cell>
          <table:table-cell office:value-type="float" office:value="0.743491" calcext:value-type="float">
            <text:p>0.743491</text:p>
          </table:table-cell>
          <table:table-cell office:value-type="float" office:value="0.69607" calcext:value-type="float">
            <text:p>0.69607</text:p>
          </table:table-cell>
          <table:table-cell office:value-type="float" office:value="0.153498" calcext:value-type="float">
            <text:p>0.153498</text:p>
          </table:table-cell>
          <table:table-cell office:value-type="float" office:value="1.25304" calcext:value-type="float">
            <text:p>1.25304</text:p>
          </table:table-cell>
          <table:table-cell office:value-type="float" office:value="0.649634" calcext:value-type="float">
            <text:p>0.649634</text:p>
          </table:table-cell>
          <table:table-cell office:value-type="float" office:value="0.130164" calcext:value-type="float">
            <text:p>0.130164</text:p>
          </table:table-cell>
          <table:table-cell office:value-type="float" office:value="0.806192" calcext:value-type="float">
            <text:p>0.806192</text:p>
          </table:table-cell>
          <table:table-cell office:value-type="float" office:value="1.21173" calcext:value-type="float">
            <text:p>1.21173</text:p>
          </table:table-cell>
          <table:table-cell office:value-type="float" office:value="0.132331" calcext:value-type="float">
            <text:p>0.132331</text:p>
          </table:table-cell>
          <table:table-cell office:value-type="float" office:value="0.220566" calcext:value-type="float">
            <text:p>0.220566</text:p>
          </table:table-cell>
          <table:table-cell office:value-type="float" office:value="0.190293" calcext:value-type="float">
            <text:p>0.190293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206199" calcext:value-type="float">
            <text:p>0.206199</text:p>
          </table:table-cell>
          <table:table-cell office:value-type="float" office:value="1.50665" calcext:value-type="float">
            <text:p>1.50665</text:p>
          </table:table-cell>
          <table:table-cell office:value-type="float" office:value="0.833261" calcext:value-type="float">
            <text:p>0.833261</text:p>
          </table:table-cell>
          <table:table-cell office:value-type="float" office:value="0.055052" calcext:value-type="float">
            <text:p>0.055052</text:p>
          </table:table-cell>
          <table:table-cell table:number-columns-repeated="4"/>
          <table:table-cell table:formula="of:=MIN([.A180:.BL180])" office:value-type="float" office:value="0.055052" calcext:value-type="float">
            <text:p>0.055052</text:p>
          </table:table-cell>
          <table:table-cell table:formula="of:=MAX([.A180:.BL180])" office:value-type="float" office:value="1.77802" calcext:value-type="float">
            <text:p>1.77802</text:p>
          </table:table-cell>
          <table:table-cell table:number-columns-repeated="7"/>
        </table:table-row>
        <table:table-row table:style-name="ro1">
          <table:table-cell office:value-type="float" office:value="0.149119" calcext:value-type="float">
            <text:p>0.14911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0.352567" calcext:value-type="float">
            <text:p>0.352567</text:p>
          </table:table-cell>
          <table:table-cell office:value-type="float" office:value="0.360176" calcext:value-type="float">
            <text:p>0.360176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1606" calcext:value-type="float">
            <text:p>0.21606</text:p>
          </table:table-cell>
          <table:table-cell office:value-type="float" office:value="0.369783" calcext:value-type="float">
            <text:p>0.369783</text:p>
          </table:table-cell>
          <table:table-cell office:value-type="float" office:value="0.198981" calcext:value-type="float">
            <text:p>0.198981</text:p>
          </table:table-cell>
          <table:table-cell office:value-type="float" office:value="0.204475" calcext:value-type="float">
            <text:p>0.204475</text:p>
          </table:table-cell>
          <table:table-cell office:value-type="float" office:value="0.324115" calcext:value-type="float">
            <text:p>0.324115</text:p>
          </table:table-cell>
          <table:table-cell office:value-type="float" office:value="0.303469" calcext:value-type="float">
            <text:p>0.303469</text:p>
          </table:table-cell>
          <table:table-cell office:value-type="float" office:value="0.348672" calcext:value-type="float">
            <text:p>0.348672</text:p>
          </table:table-cell>
          <table:table-cell office:value-type="float" office:value="0.381431" calcext:value-type="float">
            <text:p>0.381431</text:p>
          </table:table-cell>
          <table:table-cell office:value-type="float" office:value="0.38868" calcext:value-type="float">
            <text:p>0.38868</text:p>
          </table:table-cell>
          <table:table-cell office:value-type="float" office:value="0.382933" calcext:value-type="float">
            <text:p>0.382933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0.624737" calcext:value-type="float">
            <text:p>0.624737</text:p>
          </table:table-cell>
          <table:table-cell office:value-type="float" office:value="0.456741" calcext:value-type="float">
            <text:p>0.456741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431784" calcext:value-type="float">
            <text:p>0.431784</text:p>
          </table:table-cell>
          <table:table-cell office:value-type="float" office:value="0.757625" calcext:value-type="float">
            <text:p>0.757625</text:p>
          </table:table-cell>
          <table:table-cell office:value-type="float" office:value="0.442955" calcext:value-type="float">
            <text:p>0.442955</text:p>
          </table:table-cell>
          <table:table-cell office:value-type="float" office:value="0.425801" calcext:value-type="float">
            <text:p>0.425801</text:p>
          </table:table-cell>
          <table:table-cell office:value-type="float" office:value="0.551813" calcext:value-type="float">
            <text:p>0.551813</text:p>
          </table:table-cell>
          <table:table-cell office:value-type="float" office:value="0.538883" calcext:value-type="float">
            <text:p>0.538883</text:p>
          </table:table-cell>
          <table:table-cell office:value-type="float" office:value="0.314072" calcext:value-type="float">
            <text:p>0.314072</text:p>
          </table:table-cell>
          <table:table-cell office:value-type="float" office:value="0.472251" calcext:value-type="float">
            <text:p>0.472251</text:p>
          </table:table-cell>
          <table:table-cell office:value-type="float" office:value="0.498643" calcext:value-type="float">
            <text:p>0.498643</text:p>
          </table:table-cell>
          <table:table-cell office:value-type="float" office:value="0.526012" calcext:value-type="float">
            <text:p>0.526012</text:p>
          </table:table-cell>
          <table:table-cell office:value-type="float" office:value="0.56901" calcext:value-type="float">
            <text:p>0.56901</text:p>
          </table:table-cell>
          <table:table-cell office:value-type="float" office:value="0.533306" calcext:value-type="float">
            <text:p>0.533306</text:p>
          </table:table-cell>
          <table:table-cell office:value-type="float" office:value="0.434765" calcext:value-type="float">
            <text:p>0.434765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0.492144" calcext:value-type="float">
            <text:p>0.492144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0.281097" calcext:value-type="float">
            <text:p>0.281097</text:p>
          </table:table-cell>
          <table:table-cell office:value-type="float" office:value="0.529241" calcext:value-type="float">
            <text:p>0.529241</text:p>
          </table:table-cell>
          <table:table-cell office:value-type="float" office:value="0.567007" calcext:value-type="float">
            <text:p>0.567007</text:p>
          </table:table-cell>
          <table:table-cell office:value-type="float" office:value="0.418398" calcext:value-type="float">
            <text:p>0.418398</text:p>
          </table:table-cell>
          <table:table-cell office:value-type="float" office:value="0.452107" calcext:value-type="float">
            <text:p>0.452107</text:p>
          </table:table-cell>
          <table:table-cell office:value-type="float" office:value="0.143992" calcext:value-type="float">
            <text:p>0.143992</text:p>
          </table:table-cell>
          <table:table-cell office:value-type="float" office:value="0.396598" calcext:value-type="float">
            <text:p>0.396598</text:p>
          </table:table-cell>
          <table:table-cell office:value-type="float" office:value="0.461834" calcext:value-type="float">
            <text:p>0.461834</text:p>
          </table:table-cell>
          <table:table-cell office:value-type="float" office:value="0.146831" calcext:value-type="float">
            <text:p>0.146831</text:p>
          </table:table-cell>
          <table:table-cell office:value-type="float" office:value="0.414922" calcext:value-type="float">
            <text:p>0.414922</text:p>
          </table:table-cell>
          <table:table-cell office:value-type="float" office:value="0.655603" calcext:value-type="float">
            <text:p>0.655603</text:p>
          </table:table-cell>
          <table:table-cell office:value-type="float" office:value="0.394017" calcext:value-type="float">
            <text:p>0.394017</text:p>
          </table:table-cell>
          <table:table-cell office:value-type="float" office:value="0.518901" calcext:value-type="float">
            <text:p>0.518901</text:p>
          </table:table-cell>
          <table:table-cell office:value-type="float" office:value="0.479" calcext:value-type="float">
            <text:p>0.479</text:p>
          </table:table-cell>
          <table:table-cell office:value-type="float" office:value="0.144368" calcext:value-type="float">
            <text:p>0.144368</text:p>
          </table:table-cell>
          <table:table-cell office:value-type="float" office:value="0.137551" calcext:value-type="float">
            <text:p>0.137551</text:p>
          </table:table-cell>
          <table:table-cell office:value-type="float" office:value="0.143432" calcext:value-type="float">
            <text:p>0.143432</text:p>
          </table:table-cell>
          <table:table-cell office:value-type="float" office:value="0.149285" calcext:value-type="float">
            <text:p>0.149285</text:p>
          </table:table-cell>
          <table:table-cell office:value-type="float" office:value="0.0733371" calcext:value-type="float">
            <text:p>0.0733371</text:p>
          </table:table-cell>
          <table:table-cell office:value-type="float" office:value="0.182574" calcext:value-type="float">
            <text:p>0.182574</text:p>
          </table:table-cell>
          <table:table-cell office:value-type="float" office:value="0.0672569" calcext:value-type="float">
            <text:p>0.0672569</text:p>
          </table:table-cell>
          <table:table-cell office:value-type="float" office:value="0.204105" calcext:value-type="float">
            <text:p>0.204105</text:p>
          </table:table-cell>
          <table:table-cell office:value-type="float" office:value="0.136235" calcext:value-type="float">
            <text:p>0.136235</text:p>
          </table:table-cell>
          <table:table-cell office:value-type="float" office:value="0.271406" calcext:value-type="float">
            <text:p>0.271406</text:p>
          </table:table-cell>
          <table:table-cell office:value-type="float" office:value="2.04241" calcext:value-type="float">
            <text:p>2.04241</text:p>
          </table:table-cell>
          <table:table-cell office:value-type="float" office:value="0.0785091" calcext:value-type="float">
            <text:p>0.0785091</text:p>
          </table:table-cell>
          <table:table-cell office:value-type="float" office:value="0.0677938" calcext:value-type="float">
            <text:p>0.0677938</text:p>
          </table:table-cell>
          <table:table-cell table:number-columns-repeated="4"/>
          <table:table-cell table:formula="of:=MIN([.A181:.BL181])" office:value-type="float" office:value="0.0672569" calcext:value-type="float">
            <text:p>0.0672569</text:p>
          </table:table-cell>
          <table:table-cell table:formula="of:=MAX([.A181:.BL181])" office:value-type="float" office:value="2.04241" calcext:value-type="float">
            <text:p>2.04241</text:p>
          </table:table-cell>
          <table:table-cell table:number-columns-repeated="7"/>
        </table:table-row>
        <table:table-row table:style-name="ro1">
          <table:table-cell office:value-type="float" office:value="0.14904" calcext:value-type="float">
            <text:p>0.14904</text:p>
          </table:table-cell>
          <table:table-cell office:value-type="float" office:value="0.170922" calcext:value-type="float">
            <text:p>0.170922</text:p>
          </table:table-cell>
          <table:table-cell office:value-type="float" office:value="0.174682" calcext:value-type="float">
            <text:p>0.174682</text:p>
          </table:table-cell>
          <table:table-cell office:value-type="float" office:value="0.151105" calcext:value-type="float">
            <text:p>0.151105</text:p>
          </table:table-cell>
          <table:table-cell office:value-type="float" office:value="0.143202" calcext:value-type="float">
            <text:p>0.143202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44039" calcext:value-type="float">
            <text:p>0.144039</text:p>
          </table:table-cell>
          <table:table-cell office:value-type="float" office:value="0.149796" calcext:value-type="float">
            <text:p>0.149796</text:p>
          </table:table-cell>
          <table:table-cell office:value-type="float" office:value="0.153108" calcext:value-type="float">
            <text:p>0.153108</text:p>
          </table:table-cell>
          <table:table-cell office:value-type="float" office:value="0.315751" calcext:value-type="float">
            <text:p>0.315751</text:p>
          </table:table-cell>
          <table:table-cell office:value-type="float" office:value="0.153967" calcext:value-type="float">
            <text:p>0.153967</text:p>
          </table:table-cell>
          <table:table-cell office:value-type="float" office:value="0.157439" calcext:value-type="float">
            <text:p>0.157439</text:p>
          </table:table-cell>
          <table:table-cell office:value-type="float" office:value="0.145628" calcext:value-type="float">
            <text:p>0.145628</text:p>
          </table:table-cell>
          <table:table-cell office:value-type="float" office:value="0.149979" calcext:value-type="float">
            <text:p>0.149979</text:p>
          </table:table-cell>
          <table:table-cell office:value-type="float" office:value="0.164338" calcext:value-type="float">
            <text:p>0.164338</text:p>
          </table:table-cell>
          <table:table-cell office:value-type="float" office:value="0.933684" calcext:value-type="float">
            <text:p>0.933684</text:p>
          </table:table-cell>
          <table:table-cell office:value-type="float" office:value="0.314041" calcext:value-type="float">
            <text:p>0.314041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146176" calcext:value-type="float">
            <text:p>0.146176</text:p>
          </table:table-cell>
          <table:table-cell office:value-type="float" office:value="0.154702" calcext:value-type="float">
            <text:p>0.154702</text:p>
          </table:table-cell>
          <table:table-cell office:value-type="float" office:value="1.06151" calcext:value-type="float">
            <text:p>1.06151</text:p>
          </table:table-cell>
          <table:table-cell office:value-type="float" office:value="0.14495" calcext:value-type="float">
            <text:p>0.14495</text:p>
          </table:table-cell>
          <table:table-cell office:value-type="float" office:value="0.145568" calcext:value-type="float">
            <text:p>0.145568</text:p>
          </table:table-cell>
          <table:table-cell office:value-type="float" office:value="0.147365" calcext:value-type="float">
            <text:p>0.147365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971444" calcext:value-type="float">
            <text:p>0.971444</text:p>
          </table:table-cell>
          <table:table-cell office:value-type="float" office:value="0.138421" calcext:value-type="float">
            <text:p>0.138421</text:p>
          </table:table-cell>
          <table:table-cell office:value-type="float" office:value="0.594637" calcext:value-type="float">
            <text:p>0.594637</text:p>
          </table:table-cell>
          <table:table-cell office:value-type="float" office:value="0.746863" calcext:value-type="float">
            <text:p>0.746863</text:p>
          </table:table-cell>
          <table:table-cell office:value-type="float" office:value="0.744947" calcext:value-type="float">
            <text:p>0.744947</text:p>
          </table:table-cell>
          <table:table-cell office:value-type="float" office:value="0.144079" calcext:value-type="float">
            <text:p>0.144079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0.141604" calcext:value-type="float">
            <text:p>0.141604</text:p>
          </table:table-cell>
          <table:table-cell office:value-type="float" office:value="0.141982" calcext:value-type="float">
            <text:p>0.141982</text:p>
          </table:table-cell>
          <table:table-cell office:value-type="float" office:value="1.51729" calcext:value-type="float">
            <text:p>1.51729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1.24572" calcext:value-type="float">
            <text:p>1.24572</text:p>
          </table:table-cell>
          <table:table-cell office:value-type="float" office:value="1.09857" calcext:value-type="float">
            <text:p>1.09857</text:p>
          </table:table-cell>
          <table:table-cell office:value-type="float" office:value="0.94892" calcext:value-type="float">
            <text:p>0.94892</text:p>
          </table:table-cell>
          <table:table-cell office:value-type="float" office:value="1.5477" calcext:value-type="float">
            <text:p>1.5477</text:p>
          </table:table-cell>
          <table:table-cell office:value-type="float" office:value="1.20091" calcext:value-type="float">
            <text:p>1.20091</text:p>
          </table:table-cell>
          <table:table-cell office:value-type="float" office:value="0.155963" calcext:value-type="float">
            <text:p>0.155963</text:p>
          </table:table-cell>
          <table:table-cell office:value-type="float" office:value="0.928767" calcext:value-type="float">
            <text:p>0.928767</text:p>
          </table:table-cell>
          <table:table-cell office:value-type="float" office:value="0.796807" calcext:value-type="float">
            <text:p>0.796807</text:p>
          </table:table-cell>
          <table:table-cell office:value-type="float" office:value="0.704389" calcext:value-type="float">
            <text:p>0.704389</text:p>
          </table:table-cell>
          <table:table-cell office:value-type="float" office:value="0.726615" calcext:value-type="float">
            <text:p>0.726615</text:p>
          </table:table-cell>
          <table:table-cell office:value-type="float" office:value="1.35924" calcext:value-type="float">
            <text:p>1.35924</text:p>
          </table:table-cell>
          <table:table-cell office:value-type="float" office:value="0.893547" calcext:value-type="float">
            <text:p>0.893547</text:p>
          </table:table-cell>
          <table:table-cell office:value-type="float" office:value="1.10858" calcext:value-type="float">
            <text:p>1.10858</text:p>
          </table:table-cell>
          <table:table-cell office:value-type="float" office:value="0.98774" calcext:value-type="float">
            <text:p>0.98774</text:p>
          </table:table-cell>
          <table:table-cell office:value-type="float" office:value="1.91426" calcext:value-type="float">
            <text:p>1.91426</text:p>
          </table:table-cell>
          <table:table-cell office:value-type="float" office:value="0.142026" calcext:value-type="float">
            <text:p>0.142026</text:p>
          </table:table-cell>
          <table:table-cell office:value-type="float" office:value="1.35646" calcext:value-type="float">
            <text:p>1.35646</text:p>
          </table:table-cell>
          <table:table-cell office:value-type="float" office:value="1.97518" calcext:value-type="float">
            <text:p>1.97518</text:p>
          </table:table-cell>
          <table:table-cell office:value-type="float" office:value="0.913524" calcext:value-type="float">
            <text:p>0.913524</text:p>
          </table:table-cell>
          <table:table-cell office:value-type="float" office:value="0.777653" calcext:value-type="float">
            <text:p>0.777653</text:p>
          </table:table-cell>
          <table:table-cell office:value-type="float" office:value="0.515735" calcext:value-type="float">
            <text:p>0.515735</text:p>
          </table:table-cell>
          <table:table-cell office:value-type="float" office:value="1.57765" calcext:value-type="float">
            <text:p>1.57765</text:p>
          </table:table-cell>
          <table:table-cell office:value-type="float" office:value="0.134424" calcext:value-type="float">
            <text:p>0.134424</text:p>
          </table:table-cell>
          <table:table-cell office:value-type="float" office:value="0.536105" calcext:value-type="float">
            <text:p>0.536105</text:p>
          </table:table-cell>
          <table:table-cell office:value-type="float" office:value="1.04284" calcext:value-type="float">
            <text:p>1.04284</text:p>
          </table:table-cell>
          <table:table-cell office:value-type="float" office:value="0.0855188" calcext:value-type="float">
            <text:p>0.0855188</text:p>
          </table:table-cell>
          <table:table-cell office:value-type="float" office:value="0.230309" calcext:value-type="float">
            <text:p>0.230309</text:p>
          </table:table-cell>
          <table:table-cell office:value-type="float" office:value="0.0856948" calcext:value-type="float">
            <text:p>0.0856948</text:p>
          </table:table-cell>
          <table:table-cell table:number-columns-repeated="4"/>
          <table:table-cell table:formula="of:=MIN([.A182:.BL182])" office:value-type="float" office:value="0.0855188" calcext:value-type="float">
            <text:p>0.0855188</text:p>
          </table:table-cell>
          <table:table-cell table:formula="of:=MAX([.A182:.BL182])" office:value-type="float" office:value="1.97518" calcext:value-type="float">
            <text:p>1.97518</text:p>
          </table:table-cell>
          <table:table-cell table:number-columns-repeated="7"/>
        </table:table-row>
        <table:table-row table:style-name="ro1">
          <table:table-cell office:value-type="float" office:value="0.144447" calcext:value-type="float">
            <text:p>0.144447</text:p>
          </table:table-cell>
          <table:table-cell office:value-type="float" office:value="0.141558" calcext:value-type="float">
            <text:p>0.141558</text:p>
          </table:table-cell>
          <table:table-cell office:value-type="float" office:value="0.19306" calcext:value-type="float">
            <text:p>0.19306</text:p>
          </table:table-cell>
          <table:table-cell office:value-type="float" office:value="0.343568" calcext:value-type="float">
            <text:p>0.343568</text:p>
          </table:table-cell>
          <table:table-cell office:value-type="float" office:value="0.205688" calcext:value-type="float">
            <text:p>0.205688</text:p>
          </table:table-cell>
          <table:table-cell office:value-type="float" office:value="0.184743" calcext:value-type="float">
            <text:p>0.184743</text:p>
          </table:table-cell>
          <table:table-cell office:value-type="float" office:value="0.170489" calcext:value-type="float">
            <text:p>0.170489</text:p>
          </table:table-cell>
          <table:table-cell office:value-type="float" office:value="0.250659" calcext:value-type="float">
            <text:p>0.250659</text:p>
          </table:table-cell>
          <table:table-cell office:value-type="float" office:value="0.294921" calcext:value-type="float">
            <text:p>0.294921</text:p>
          </table:table-cell>
          <table:table-cell office:value-type="float" office:value="0.170496" calcext:value-type="float">
            <text:p>0.170496</text:p>
          </table:table-cell>
          <table:table-cell office:value-type="float" office:value="0.761732" calcext:value-type="float">
            <text:p>0.761732</text:p>
          </table:table-cell>
          <table:table-cell office:value-type="float" office:value="0.212988" calcext:value-type="float">
            <text:p>0.212988</text:p>
          </table:table-cell>
          <table:table-cell office:value-type="float" office:value="0.812252" calcext:value-type="float">
            <text:p>0.812252</text:p>
          </table:table-cell>
          <table:table-cell office:value-type="float" office:value="0.668454" calcext:value-type="float">
            <text:p>0.668454</text:p>
          </table:table-cell>
          <table:table-cell office:value-type="float" office:value="0.386814" calcext:value-type="float">
            <text:p>0.386814</text:p>
          </table:table-cell>
          <table:table-cell office:value-type="float" office:value="0.142638" calcext:value-type="float">
            <text:p>0.142638</text:p>
          </table:table-cell>
          <table:table-cell office:value-type="float" office:value="0.696392" calcext:value-type="float">
            <text:p>0.696392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0.143991" calcext:value-type="float">
            <text:p>0.143991</text:p>
          </table:table-cell>
          <table:table-cell office:value-type="float" office:value="0.691443" calcext:value-type="float">
            <text:p>0.691443</text:p>
          </table:table-cell>
          <table:table-cell office:value-type="float" office:value="0.317597" calcext:value-type="float">
            <text:p>0.317597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294578" calcext:value-type="float">
            <text:p>0.294578</text:p>
          </table:table-cell>
          <table:table-cell office:value-type="float" office:value="0.298212" calcext:value-type="float">
            <text:p>0.298212</text:p>
          </table:table-cell>
          <table:table-cell office:value-type="float" office:value="0.173199" calcext:value-type="float">
            <text:p>0.173199</text:p>
          </table:table-cell>
          <table:table-cell office:value-type="float" office:value="0.174699" calcext:value-type="float">
            <text:p>0.174699</text:p>
          </table:table-cell>
          <table:table-cell office:value-type="float" office:value="0.783928" calcext:value-type="float">
            <text:p>0.783928</text:p>
          </table:table-cell>
          <table:table-cell office:value-type="float" office:value="0.46498" calcext:value-type="float">
            <text:p>0.46498</text:p>
          </table:table-cell>
          <table:table-cell office:value-type="float" office:value="0.175558" calcext:value-type="float">
            <text:p>0.175558</text:p>
          </table:table-cell>
          <table:table-cell office:value-type="float" office:value="1.08452" calcext:value-type="float">
            <text:p>1.08452</text:p>
          </table:table-cell>
          <table:table-cell office:value-type="float" office:value="0.15525" calcext:value-type="float">
            <text:p>0.15525</text:p>
          </table:table-cell>
          <table:table-cell office:value-type="float" office:value="1.46887" calcext:value-type="float">
            <text:p>1.46887</text:p>
          </table:table-cell>
          <table:table-cell office:value-type="float" office:value="0.14274" calcext:value-type="float">
            <text:p>0.14274</text:p>
          </table:table-cell>
          <table:table-cell office:value-type="float" office:value="0.901993" calcext:value-type="float">
            <text:p>0.901993</text:p>
          </table:table-cell>
          <table:table-cell office:value-type="float" office:value="1.43314" calcext:value-type="float">
            <text:p>1.43314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83044" calcext:value-type="float">
            <text:p>0.83044</text:p>
          </table:table-cell>
          <table:table-cell office:value-type="float" office:value="0.138833" calcext:value-type="float">
            <text:p>0.138833</text:p>
          </table:table-cell>
          <table:table-cell office:value-type="float" office:value="0.143075" calcext:value-type="float">
            <text:p>0.143075</text:p>
          </table:table-cell>
          <table:table-cell office:value-type="float" office:value="0.45371" calcext:value-type="float">
            <text:p>0.45371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1.6771" calcext:value-type="float">
            <text:p>1.6771</text:p>
          </table:table-cell>
          <table:table-cell office:value-type="float" office:value="0.146509" calcext:value-type="float">
            <text:p>0.146509</text:p>
          </table:table-cell>
          <table:table-cell office:value-type="float" office:value="0.166336" calcext:value-type="float">
            <text:p>0.166336</text:p>
          </table:table-cell>
          <table:table-cell office:value-type="float" office:value="0.194357" calcext:value-type="float">
            <text:p>0.194357</text:p>
          </table:table-cell>
          <table:table-cell office:value-type="float" office:value="1.49642" calcext:value-type="float">
            <text:p>1.49642</text:p>
          </table:table-cell>
          <table:table-cell office:value-type="float" office:value="0.902311" calcext:value-type="float">
            <text:p>0.902311</text:p>
          </table:table-cell>
          <table:table-cell office:value-type="float" office:value="0.159371" calcext:value-type="float">
            <text:p>0.159371</text:p>
          </table:table-cell>
          <table:table-cell office:value-type="float" office:value="0.148504" calcext:value-type="float">
            <text:p>0.148504</text:p>
          </table:table-cell>
          <table:table-cell office:value-type="float" office:value="0.155444" calcext:value-type="float">
            <text:p>0.155444</text:p>
          </table:table-cell>
          <table:table-cell office:value-type="float" office:value="0.145144" calcext:value-type="float">
            <text:p>0.145144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0.175222" calcext:value-type="float">
            <text:p>0.175222</text:p>
          </table:table-cell>
          <table:table-cell office:value-type="float" office:value="0.180133" calcext:value-type="float">
            <text:p>0.180133</text:p>
          </table:table-cell>
          <table:table-cell office:value-type="float" office:value="1.10645" calcext:value-type="float">
            <text:p>1.10645</text:p>
          </table:table-cell>
          <table:table-cell office:value-type="float" office:value="0.173118" calcext:value-type="float">
            <text:p>0.173118</text:p>
          </table:table-cell>
          <table:table-cell office:value-type="float" office:value="0.140423" calcext:value-type="float">
            <text:p>0.140423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0.364402" calcext:value-type="float">
            <text:p>0.364402</text:p>
          </table:table-cell>
          <table:table-cell office:value-type="float" office:value="1.8226" calcext:value-type="float">
            <text:p>1.8226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0.609795" calcext:value-type="float">
            <text:p>0.609795</text:p>
          </table:table-cell>
          <table:table-cell office:value-type="float" office:value="2.26817" calcext:value-type="float">
            <text:p>2.26817</text:p>
          </table:table-cell>
          <table:table-cell table:number-columns-repeated="4"/>
          <table:table-cell table:formula="of:=MIN([.A183:.BL183])" office:value-type="float" office:value="0.138833" calcext:value-type="float">
            <text:p>0.138833</text:p>
          </table:table-cell>
          <table:table-cell table:formula="of:=MAX([.A183:.BL183])" office:value-type="float" office:value="2.26817" calcext:value-type="float">
            <text:p>2.26817</text:p>
          </table:table-cell>
          <table:table-cell table:number-columns-repeated="7"/>
        </table:table-row>
        <table:table-row table:style-name="ro1">
          <table:table-cell office:value-type="float" office:value="0.145139" calcext:value-type="float">
            <text:p>0.145139</text:p>
          </table:table-cell>
          <table:table-cell office:value-type="float" office:value="0.151861" calcext:value-type="float">
            <text:p>0.151861</text:p>
          </table:table-cell>
          <table:table-cell office:value-type="float" office:value="0.163136" calcext:value-type="float">
            <text:p>0.163136</text:p>
          </table:table-cell>
          <table:table-cell office:value-type="float" office:value="0.144581" calcext:value-type="float">
            <text:p>0.144581</text:p>
          </table:table-cell>
          <table:table-cell office:value-type="float" office:value="0.147136" calcext:value-type="float">
            <text:p>0.147136</text:p>
          </table:table-cell>
          <table:table-cell office:value-type="float" office:value="0.143639" calcext:value-type="float">
            <text:p>0.143639</text:p>
          </table:table-cell>
          <table:table-cell office:value-type="float" office:value="0.147845" calcext:value-type="float">
            <text:p>0.147845</text:p>
          </table:table-cell>
          <table:table-cell office:value-type="float" office:value="0.141342" calcext:value-type="float">
            <text:p>0.141342</text:p>
          </table:table-cell>
          <table:table-cell office:value-type="float" office:value="0.143766" calcext:value-type="float">
            <text:p>0.143766</text:p>
          </table:table-cell>
          <table:table-cell office:value-type="float" office:value="0.141114" calcext:value-type="float">
            <text:p>0.141114</text:p>
          </table:table-cell>
          <table:table-cell office:value-type="float" office:value="0.145986" calcext:value-type="float">
            <text:p>0.145986</text:p>
          </table:table-cell>
          <table:table-cell office:value-type="float" office:value="0.745131" calcext:value-type="float">
            <text:p>0.745131</text:p>
          </table:table-cell>
          <table:table-cell office:value-type="float" office:value="0.15515" calcext:value-type="float">
            <text:p>0.15515</text:p>
          </table:table-cell>
          <table:table-cell office:value-type="float" office:value="0.158699" calcext:value-type="float">
            <text:p>0.158699</text:p>
          </table:table-cell>
          <table:table-cell office:value-type="float" office:value="0.638258" calcext:value-type="float">
            <text:p>0.638258</text:p>
          </table:table-cell>
          <table:table-cell office:value-type="float" office:value="0.147507" calcext:value-type="float">
            <text:p>0.147507</text:p>
          </table:table-cell>
          <table:table-cell office:value-type="float" office:value="0.154184" calcext:value-type="float">
            <text:p>0.154184</text:p>
          </table:table-cell>
          <table:table-cell office:value-type="float" office:value="0.750955" calcext:value-type="float">
            <text:p>0.750955</text:p>
          </table:table-cell>
          <table:table-cell office:value-type="float" office:value="0.904329" calcext:value-type="float">
            <text:p>0.904329</text:p>
          </table:table-cell>
          <table:table-cell office:value-type="float" office:value="0.886278" calcext:value-type="float">
            <text:p>0.886278</text:p>
          </table:table-cell>
          <table:table-cell office:value-type="float" office:value="0.312035" calcext:value-type="float">
            <text:p>0.312035</text:p>
          </table:table-cell>
          <table:table-cell office:value-type="float" office:value="0.607253" calcext:value-type="float">
            <text:p>0.607253</text:p>
          </table:table-cell>
          <table:table-cell office:value-type="float" office:value="0.764891" calcext:value-type="float">
            <text:p>0.764891</text:p>
          </table:table-cell>
          <table:table-cell office:value-type="float" office:value="0.163461" calcext:value-type="float">
            <text:p>0.163461</text:p>
          </table:table-cell>
          <table:table-cell office:value-type="float" office:value="0.614229" calcext:value-type="float">
            <text:p>0.614229</text:p>
          </table:table-cell>
          <table:table-cell office:value-type="float" office:value="0.76007" calcext:value-type="float">
            <text:p>0.76007</text:p>
          </table:table-cell>
          <table:table-cell office:value-type="float" office:value="1.09334" calcext:value-type="float">
            <text:p>1.09334</text:p>
          </table:table-cell>
          <table:table-cell office:value-type="float" office:value="0.195842" calcext:value-type="float">
            <text:p>0.195842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1.22418" calcext:value-type="float">
            <text:p>1.22418</text:p>
          </table:table-cell>
          <table:table-cell office:value-type="float" office:value="0.149701" calcext:value-type="float">
            <text:p>0.149701</text:p>
          </table:table-cell>
          <table:table-cell office:value-type="float" office:value="0.184376" calcext:value-type="float">
            <text:p>0.184376</text:p>
          </table:table-cell>
          <table:table-cell office:value-type="float" office:value="0.142998" calcext:value-type="float">
            <text:p>0.142998</text:p>
          </table:table-cell>
          <table:table-cell office:value-type="float" office:value="0.151217" calcext:value-type="float">
            <text:p>0.151217</text:p>
          </table:table-cell>
          <table:table-cell office:value-type="float" office:value="1.26558" calcext:value-type="float">
            <text:p>1.26558</text:p>
          </table:table-cell>
          <table:table-cell office:value-type="float" office:value="1.12367" calcext:value-type="float">
            <text:p>1.12367</text:p>
          </table:table-cell>
          <table:table-cell office:value-type="float" office:value="0.17911" calcext:value-type="float">
            <text:p>0.17911</text:p>
          </table:table-cell>
          <table:table-cell office:value-type="float" office:value="0.85865" calcext:value-type="float">
            <text:p>0.85865</text:p>
          </table:table-cell>
          <table:table-cell office:value-type="float" office:value="1.56662" calcext:value-type="float">
            <text:p>1.56662</text:p>
          </table:table-cell>
          <table:table-cell office:value-type="float" office:value="0.976619" calcext:value-type="float">
            <text:p>0.976619</text:p>
          </table:table-cell>
          <table:table-cell office:value-type="float" office:value="0.150839" calcext:value-type="float">
            <text:p>0.150839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504025" calcext:value-type="float">
            <text:p>0.504025</text:p>
          </table:table-cell>
          <table:table-cell office:value-type="float" office:value="0.141547" calcext:value-type="float">
            <text:p>0.141547</text:p>
          </table:table-cell>
          <table:table-cell office:value-type="float" office:value="0.505529" calcext:value-type="float">
            <text:p>0.505529</text:p>
          </table:table-cell>
          <table:table-cell office:value-type="float" office:value="1.77283" calcext:value-type="float">
            <text:p>1.77283</text:p>
          </table:table-cell>
          <table:table-cell office:value-type="float" office:value="0.0930369" calcext:value-type="float">
            <text:p>0.0930369</text:p>
          </table:table-cell>
          <table:table-cell office:value-type="float" office:value="0.071861" calcext:value-type="float">
            <text:p>0.071861</text:p>
          </table:table-cell>
          <table:table-cell office:value-type="float" office:value="0.279844" calcext:value-type="float">
            <text:p>0.279844</text:p>
          </table:table-cell>
          <table:table-cell office:value-type="float" office:value="0.23599" calcext:value-type="float">
            <text:p>0.23599</text:p>
          </table:table-cell>
          <table:table-cell office:value-type="float" office:value="0.166793" calcext:value-type="float">
            <text:p>0.166793</text:p>
          </table:table-cell>
          <table:table-cell office:value-type="float" office:value="0.185387" calcext:value-type="float">
            <text:p>0.185387</text:p>
          </table:table-cell>
          <table:table-cell office:value-type="float" office:value="0.138498" calcext:value-type="float">
            <text:p>0.138498</text:p>
          </table:table-cell>
          <table:table-cell office:value-type="float" office:value="0.184756" calcext:value-type="float">
            <text:p>0.184756</text:p>
          </table:table-cell>
          <table:table-cell office:value-type="float" office:value="0.593256" calcext:value-type="float">
            <text:p>0.593256</text:p>
          </table:table-cell>
          <table:table-cell office:value-type="float" office:value="2.19262" calcext:value-type="float">
            <text:p>2.19262</text:p>
          </table:table-cell>
          <table:table-cell office:value-type="float" office:value="0.17391" calcext:value-type="float">
            <text:p>0.17391</text:p>
          </table:table-cell>
          <table:table-cell office:value-type="float" office:value="0.753561" calcext:value-type="float">
            <text:p>0.753561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0.310878" calcext:value-type="float">
            <text:p>0.310878</text:p>
          </table:table-cell>
          <table:table-cell office:value-type="float" office:value="0.139536" calcext:value-type="float">
            <text:p>0.139536</text:p>
          </table:table-cell>
          <table:table-cell office:value-type="float" office:value="0.919451" calcext:value-type="float">
            <text:p>0.919451</text:p>
          </table:table-cell>
          <table:table-cell office:value-type="float" office:value="0.466835" calcext:value-type="float">
            <text:p>0.466835</text:p>
          </table:table-cell>
          <table:table-cell office:value-type="float" office:value="0.353952" calcext:value-type="float">
            <text:p>0.353952</text:p>
          </table:table-cell>
          <table:table-cell table:number-columns-repeated="4"/>
          <table:table-cell table:formula="of:=MIN([.A184:.BL184])" office:value-type="float" office:value="0.071861" calcext:value-type="float">
            <text:p>0.071861</text:p>
          </table:table-cell>
          <table:table-cell table:formula="of:=MAX([.A184:.BL184])" office:value-type="float" office:value="2.19262" calcext:value-type="float">
            <text:p>2.19262</text:p>
          </table:table-cell>
          <table:table-cell table:number-columns-repeated="7"/>
        </table:table-row>
        <table:table-row table:style-name="ro1">
          <table:table-cell office:value-type="float" office:value="0.150887" calcext:value-type="float">
            <text:p>0.150887</text:p>
          </table:table-cell>
          <table:table-cell office:value-type="float" office:value="0.153006" calcext:value-type="float">
            <text:p>0.153006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43658" calcext:value-type="float">
            <text:p>0.143658</text:p>
          </table:table-cell>
          <table:table-cell office:value-type="float" office:value="0.145715" calcext:value-type="float">
            <text:p>0.145715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0.148806" calcext:value-type="float">
            <text:p>0.148806</text:p>
          </table:table-cell>
          <table:table-cell office:value-type="float" office:value="0.171896" calcext:value-type="float">
            <text:p>0.171896</text:p>
          </table:table-cell>
          <table:table-cell office:value-type="float" office:value="0.624968" calcext:value-type="float">
            <text:p>0.624968</text:p>
          </table:table-cell>
          <table:table-cell office:value-type="float" office:value="0.160263" calcext:value-type="float">
            <text:p>0.160263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635467" calcext:value-type="float">
            <text:p>0.635467</text:p>
          </table:table-cell>
          <table:table-cell office:value-type="float" office:value="0.157643" calcext:value-type="float">
            <text:p>0.157643</text:p>
          </table:table-cell>
          <table:table-cell office:value-type="float" office:value="0.194564" calcext:value-type="float">
            <text:p>0.194564</text:p>
          </table:table-cell>
          <table:table-cell office:value-type="float" office:value="0.50865" calcext:value-type="float">
            <text:p>0.50865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0.497294" calcext:value-type="float">
            <text:p>0.497294</text:p>
          </table:table-cell>
          <table:table-cell office:value-type="float" office:value="1.12506" calcext:value-type="float">
            <text:p>1.12506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1.17363" calcext:value-type="float">
            <text:p>1.17363</text:p>
          </table:table-cell>
          <table:table-cell office:value-type="float" office:value="0.210081" calcext:value-type="float">
            <text:p>0.210081</text:p>
          </table:table-cell>
          <table:table-cell office:value-type="float" office:value="0.378424" calcext:value-type="float">
            <text:p>0.378424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0.947301" calcext:value-type="float">
            <text:p>0.947301</text:p>
          </table:table-cell>
          <table:table-cell office:value-type="float" office:value="0.0788012" calcext:value-type="float">
            <text:p>0.0788012</text:p>
          </table:table-cell>
          <table:table-cell office:value-type="float" office:value="0.142845" calcext:value-type="float">
            <text:p>0.142845</text:p>
          </table:table-cell>
          <table:table-cell office:value-type="float" office:value="0.467431" calcext:value-type="float">
            <text:p>0.467431</text:p>
          </table:table-cell>
          <table:table-cell office:value-type="float" office:value="0.665367" calcext:value-type="float">
            <text:p>0.665367</text:p>
          </table:table-cell>
          <table:table-cell office:value-type="float" office:value="0.139842" calcext:value-type="float">
            <text:p>0.139842</text:p>
          </table:table-cell>
          <table:table-cell office:value-type="float" office:value="0.509113" calcext:value-type="float">
            <text:p>0.509113</text:p>
          </table:table-cell>
          <table:table-cell office:value-type="float" office:value="0.079685" calcext:value-type="float">
            <text:p>0.079685</text:p>
          </table:table-cell>
          <table:table-cell office:value-type="float" office:value="0.482721" calcext:value-type="float">
            <text:p>0.482721</text:p>
          </table:table-cell>
          <table:table-cell office:value-type="float" office:value="0.173966" calcext:value-type="float">
            <text:p>0.173966</text:p>
          </table:table-cell>
          <table:table-cell office:value-type="float" office:value="1.06056" calcext:value-type="float">
            <text:p>1.06056</text:p>
          </table:table-cell>
          <table:table-cell office:value-type="float" office:value="0.070282" calcext:value-type="float">
            <text:p>0.070282</text:p>
          </table:table-cell>
          <table:table-cell office:value-type="float" office:value="0.47465" calcext:value-type="float">
            <text:p>0.47465</text:p>
          </table:table-cell>
          <table:table-cell office:value-type="float" office:value="1.93761" calcext:value-type="float">
            <text:p>1.93761</text:p>
          </table:table-cell>
          <table:table-cell office:value-type="float" office:value="0.404258" calcext:value-type="float">
            <text:p>0.404258</text:p>
          </table:table-cell>
          <table:table-cell office:value-type="float" office:value="1.81254" calcext:value-type="float">
            <text:p>1.81254</text:p>
          </table:table-cell>
          <table:table-cell office:value-type="float" office:value="1.6167" calcext:value-type="float">
            <text:p>1.6167</text:p>
          </table:table-cell>
          <table:table-cell office:value-type="float" office:value="1.42962" calcext:value-type="float">
            <text:p>1.42962</text:p>
          </table:table-cell>
          <table:table-cell office:value-type="float" office:value="1.92484" calcext:value-type="float">
            <text:p>1.92484</text:p>
          </table:table-cell>
          <table:table-cell office:value-type="float" office:value="1.79229" calcext:value-type="float">
            <text:p>1.79229</text:p>
          </table:table-cell>
          <table:table-cell office:value-type="float" office:value="1.65032" calcext:value-type="float">
            <text:p>1.65032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789376" calcext:value-type="float">
            <text:p>0.789376</text:p>
          </table:table-cell>
          <table:table-cell office:value-type="float" office:value="1.53948" calcext:value-type="float">
            <text:p>1.53948</text:p>
          </table:table-cell>
          <table:table-cell office:value-type="float" office:value="1.44019" calcext:value-type="float">
            <text:p>1.44019</text:p>
          </table:table-cell>
          <table:table-cell office:value-type="float" office:value="0.449341" calcext:value-type="float">
            <text:p>0.449341</text:p>
          </table:table-cell>
          <table:table-cell office:value-type="float" office:value="1.18911" calcext:value-type="float">
            <text:p>1.18911</text:p>
          </table:table-cell>
          <table:table-cell office:value-type="float" office:value="0.672767" calcext:value-type="float">
            <text:p>0.672767</text:p>
          </table:table-cell>
          <table:table-cell office:value-type="float" office:value="0.405639" calcext:value-type="float">
            <text:p>0.405639</text:p>
          </table:table-cell>
          <table:table-cell office:value-type="float" office:value="2.14806" calcext:value-type="float">
            <text:p>2.14806</text:p>
          </table:table-cell>
          <table:table-cell office:value-type="float" office:value="1.78746" calcext:value-type="float">
            <text:p>1.78746</text:p>
          </table:table-cell>
          <table:table-cell office:value-type="float" office:value="1.77348" calcext:value-type="float">
            <text:p>1.77348</text:p>
          </table:table-cell>
          <table:table-cell office:value-type="float" office:value="1.80332" calcext:value-type="float">
            <text:p>1.80332</text:p>
          </table:table-cell>
          <table:table-cell office:value-type="float" office:value="2.25694" calcext:value-type="float">
            <text:p>2.25694</text:p>
          </table:table-cell>
          <table:table-cell office:value-type="float" office:value="1.47434" calcext:value-type="float">
            <text:p>1.47434</text:p>
          </table:table-cell>
          <table:table-cell office:value-type="float" office:value="1.31754" calcext:value-type="float">
            <text:p>1.31754</text:p>
          </table:table-cell>
          <table:table-cell office:value-type="float" office:value="0.153432" calcext:value-type="float">
            <text:p>0.153432</text:p>
          </table:table-cell>
          <table:table-cell office:value-type="float" office:value="0.839223" calcext:value-type="float">
            <text:p>0.839223</text:p>
          </table:table-cell>
          <table:table-cell office:value-type="float" office:value="0.703963" calcext:value-type="float">
            <text:p>0.703963</text:p>
          </table:table-cell>
          <table:table-cell office:value-type="float" office:value="0.059412" calcext:value-type="float">
            <text:p>0.059412</text:p>
          </table:table-cell>
          <table:table-cell table:number-columns-repeated="4"/>
          <table:table-cell table:formula="of:=MIN([.A185:.BL185])" office:value-type="float" office:value="0.059412" calcext:value-type="float">
            <text:p>0.059412</text:p>
          </table:table-cell>
          <table:table-cell table:formula="of:=MAX([.A185:.BL185])" office:value-type="float" office:value="2.25694" calcext:value-type="float">
            <text:p>2.25694</text:p>
          </table:table-cell>
          <table:table-cell table:number-columns-repeated="7"/>
        </table:table-row>
        <table:table-row table:style-name="ro1">
          <table:table-cell office:value-type="float" office:value="0.146794" calcext:value-type="float">
            <text:p>0.146794</text:p>
          </table:table-cell>
          <table:table-cell office:value-type="float" office:value="0.154375" calcext:value-type="float">
            <text:p>0.154375</text:p>
          </table:table-cell>
          <table:table-cell office:value-type="float" office:value="0.154683" calcext:value-type="float">
            <text:p>0.154683</text:p>
          </table:table-cell>
          <table:table-cell office:value-type="float" office:value="0.164116" calcext:value-type="float">
            <text:p>0.164116</text:p>
          </table:table-cell>
          <table:table-cell office:value-type="float" office:value="0.166179" calcext:value-type="float">
            <text:p>0.166179</text:p>
          </table:table-cell>
          <table:table-cell office:value-type="float" office:value="0.171467" calcext:value-type="float">
            <text:p>0.171467</text:p>
          </table:table-cell>
          <table:table-cell office:value-type="float" office:value="0.148959" calcext:value-type="float">
            <text:p>0.148959</text:p>
          </table:table-cell>
          <table:table-cell office:value-type="float" office:value="0.148981" calcext:value-type="float">
            <text:p>0.148981</text:p>
          </table:table-cell>
          <table:table-cell office:value-type="float" office:value="0.14899" calcext:value-type="float">
            <text:p>0.14899</text:p>
          </table:table-cell>
          <table:table-cell office:value-type="float" office:value="0.321309" calcext:value-type="float">
            <text:p>0.321309</text:p>
          </table:table-cell>
          <table:table-cell office:value-type="float" office:value="0.140005" calcext:value-type="float">
            <text:p>0.140005</text:p>
          </table:table-cell>
          <table:table-cell office:value-type="float" office:value="0.29951" calcext:value-type="float">
            <text:p>0.29951</text:p>
          </table:table-cell>
          <table:table-cell office:value-type="float" office:value="0.284376" calcext:value-type="float">
            <text:p>0.284376</text:p>
          </table:table-cell>
          <table:table-cell office:value-type="float" office:value="0.749269" calcext:value-type="float">
            <text:p>0.749269</text:p>
          </table:table-cell>
          <table:table-cell office:value-type="float" office:value="0.291253" calcext:value-type="float">
            <text:p>0.291253</text:p>
          </table:table-cell>
          <table:table-cell office:value-type="float" office:value="0.294623" calcext:value-type="float">
            <text:p>0.294623</text:p>
          </table:table-cell>
          <table:table-cell office:value-type="float" office:value="0.741689" calcext:value-type="float">
            <text:p>0.741689</text:p>
          </table:table-cell>
          <table:table-cell office:value-type="float" office:value="0.916597" calcext:value-type="float">
            <text:p>0.916597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0.758332" calcext:value-type="float">
            <text:p>0.758332</text:p>
          </table:table-cell>
          <table:table-cell office:value-type="float" office:value="0.616601" calcext:value-type="float">
            <text:p>0.616601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615012" calcext:value-type="float">
            <text:p>0.615012</text:p>
          </table:table-cell>
          <table:table-cell office:value-type="float" office:value="0.482434" calcext:value-type="float">
            <text:p>0.482434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.770478" calcext:value-type="float">
            <text:p>0.770478</text:p>
          </table:table-cell>
          <table:table-cell office:value-type="float" office:value="0.480705" calcext:value-type="float">
            <text:p>0.480705</text:p>
          </table:table-cell>
          <table:table-cell office:value-type="float" office:value="0.510544" calcext:value-type="float">
            <text:p>0.510544</text:p>
          </table:table-cell>
          <table:table-cell office:value-type="float" office:value="0.614441" calcext:value-type="float">
            <text:p>0.614441</text:p>
          </table:table-cell>
          <table:table-cell office:value-type="float" office:value="0.578379" calcext:value-type="float">
            <text:p>0.578379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.3604" calcext:value-type="float">
            <text:p>1.3604</text:p>
          </table:table-cell>
          <table:table-cell office:value-type="float" office:value="0.604582" calcext:value-type="float">
            <text:p>0.604582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480739" calcext:value-type="float">
            <text:p>0.480739</text:p>
          </table:table-cell>
          <table:table-cell office:value-type="float" office:value="1.24811" calcext:value-type="float">
            <text:p>1.24811</text:p>
          </table:table-cell>
          <table:table-cell office:value-type="float" office:value="0.968747" calcext:value-type="float">
            <text:p>0.968747</text:p>
          </table:table-cell>
          <table:table-cell office:value-type="float" office:value="1.4712" calcext:value-type="float">
            <text:p>1.4712</text:p>
          </table:table-cell>
          <table:table-cell office:value-type="float" office:value="1.17273" calcext:value-type="float">
            <text:p>1.17273</text:p>
          </table:table-cell>
          <table:table-cell office:value-type="float" office:value="0.963601" calcext:value-type="float">
            <text:p>0.963601</text:p>
          </table:table-cell>
          <table:table-cell office:value-type="float" office:value="0.860683" calcext:value-type="float">
            <text:p>0.860683</text:p>
          </table:table-cell>
          <table:table-cell office:value-type="float" office:value="0.541293" calcext:value-type="float">
            <text:p>0.541293</text:p>
          </table:table-cell>
          <table:table-cell office:value-type="float" office:value="1.6308" calcext:value-type="float">
            <text:p>1.6308</text:p>
          </table:table-cell>
          <table:table-cell office:value-type="float" office:value="0.889059" calcext:value-type="float">
            <text:p>0.889059</text:p>
          </table:table-cell>
          <table:table-cell office:value-type="float" office:value="0.617325" calcext:value-type="float">
            <text:p>0.617325</text:p>
          </table:table-cell>
          <table:table-cell office:value-type="float" office:value="0.59683" calcext:value-type="float">
            <text:p>0.59683</text:p>
          </table:table-cell>
          <table:table-cell office:value-type="float" office:value="0.767357" calcext:value-type="float">
            <text:p>0.767357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08115" calcext:value-type="float">
            <text:p>2.08115</text:p>
          </table:table-cell>
          <table:table-cell office:value-type="float" office:value="1.50137" calcext:value-type="float">
            <text:p>1.50137</text:p>
          </table:table-cell>
          <table:table-cell office:value-type="float" office:value="2.00446" calcext:value-type="float">
            <text:p>2.00446</text:p>
          </table:table-cell>
          <table:table-cell office:value-type="float" office:value="0.810065" calcext:value-type="float">
            <text:p>0.810065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1.7385" calcext:value-type="float">
            <text:p>1.7385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1.20225" calcext:value-type="float">
            <text:p>1.20225</text:p>
          </table:table-cell>
          <table:table-cell office:value-type="float" office:value="2.14974" calcext:value-type="float">
            <text:p>2.14974</text:p>
          </table:table-cell>
          <table:table-cell office:value-type="float" office:value="1.24052" calcext:value-type="float">
            <text:p>1.24052</text:p>
          </table:table-cell>
          <table:table-cell office:value-type="float" office:value="1.23111" calcext:value-type="float">
            <text:p>1.23111</text:p>
          </table:table-cell>
          <table:table-cell office:value-type="float" office:value="1.27081" calcext:value-type="float">
            <text:p>1.27081</text:p>
          </table:table-cell>
          <table:table-cell office:value-type="float" office:value="0.081953" calcext:value-type="float">
            <text:p>0.081953</text:p>
          </table:table-cell>
          <table:table-cell office:value-type="float" office:value="0.227809" calcext:value-type="float">
            <text:p>0.227809</text:p>
          </table:table-cell>
          <table:table-cell office:value-type="float" office:value="1.30981" calcext:value-type="float">
            <text:p>1.30981</text:p>
          </table:table-cell>
          <table:table-cell table:number-columns-repeated="4"/>
          <table:table-cell table:formula="of:=MIN([.A186:.BL186])" office:value-type="float" office:value="0.081953" calcext:value-type="float">
            <text:p>0.081953</text:p>
          </table:table-cell>
          <table:table-cell table:formula="of:=MAX([.A186:.BL186])" office:value-type="float" office:value="2.14974" calcext:value-type="float">
            <text:p>2.14974</text:p>
          </table:table-cell>
          <table:table-cell table:number-columns-repeated="7"/>
        </table:table-row>
        <table:table-row table:style-name="ro1">
          <table:table-cell office:value-type="float" office:value="0.141413" calcext:value-type="float">
            <text:p>0.141413</text:p>
          </table:table-cell>
          <table:table-cell office:value-type="float" office:value="0.155147" calcext:value-type="float">
            <text:p>0.155147</text:p>
          </table:table-cell>
          <table:table-cell office:value-type="float" office:value="0.134126" calcext:value-type="float">
            <text:p>0.134126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134252" calcext:value-type="float">
            <text:p>0.134252</text:p>
          </table:table-cell>
          <table:table-cell office:value-type="float" office:value="0.304755" calcext:value-type="float">
            <text:p>0.304755</text:p>
          </table:table-cell>
          <table:table-cell office:value-type="float" office:value="0.161616" calcext:value-type="float">
            <text:p>0.161616</text:p>
          </table:table-cell>
          <table:table-cell office:value-type="float" office:value="0.236448" calcext:value-type="float">
            <text:p>0.236448</text:p>
          </table:table-cell>
          <table:table-cell office:value-type="float" office:value="0.134683" calcext:value-type="float">
            <text:p>0.134683</text:p>
          </table:table-cell>
          <table:table-cell office:value-type="float" office:value="0.301691" calcext:value-type="float">
            <text:p>0.301691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160032" calcext:value-type="float">
            <text:p>0.160032</text:p>
          </table:table-cell>
          <table:table-cell office:value-type="float" office:value="0.160739" calcext:value-type="float">
            <text:p>0.160739</text:p>
          </table:table-cell>
          <table:table-cell office:value-type="float" office:value="0.599952" calcext:value-type="float">
            <text:p>0.599952</text:p>
          </table:table-cell>
          <table:table-cell office:value-type="float" office:value="0.753193" calcext:value-type="float">
            <text:p>0.753193</text:p>
          </table:table-cell>
          <table:table-cell office:value-type="float" office:value="0.133268" calcext:value-type="float">
            <text:p>0.133268</text:p>
          </table:table-cell>
          <table:table-cell office:value-type="float" office:value="0.551257" calcext:value-type="float">
            <text:p>0.551257</text:p>
          </table:table-cell>
          <table:table-cell office:value-type="float" office:value="1.00672" calcext:value-type="float">
            <text:p>1.00672</text:p>
          </table:table-cell>
          <table:table-cell office:value-type="float" office:value="0.118806" calcext:value-type="float">
            <text:p>0.118806</text:p>
          </table:table-cell>
          <table:table-cell office:value-type="float" office:value="0.694022" calcext:value-type="float">
            <text:p>0.694022</text:p>
          </table:table-cell>
          <table:table-cell office:value-type="float" office:value="0.673921" calcext:value-type="float">
            <text:p>0.673921</text:p>
          </table:table-cell>
          <table:table-cell office:value-type="float" office:value="0.142489" calcext:value-type="float">
            <text:p>0.142489</text:p>
          </table:table-cell>
          <table:table-cell office:value-type="float" office:value="1.18896" calcext:value-type="float">
            <text:p>1.18896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0.141167" calcext:value-type="float">
            <text:p>0.141167</text:p>
          </table:table-cell>
          <table:table-cell office:value-type="float" office:value="0.284854" calcext:value-type="float">
            <text:p>0.284854</text:p>
          </table:table-cell>
          <table:table-cell office:value-type="float" office:value="0.148314" calcext:value-type="float">
            <text:p>0.148314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49968" calcext:value-type="float">
            <text:p>0.149968</text:p>
          </table:table-cell>
          <table:table-cell office:value-type="float" office:value="1.32908" calcext:value-type="float">
            <text:p>1.32908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44602" calcext:value-type="float">
            <text:p>0.144602</text:p>
          </table:table-cell>
          <table:table-cell office:value-type="float" office:value="0.127377" calcext:value-type="float">
            <text:p>0.127377</text:p>
          </table:table-cell>
          <table:table-cell office:value-type="float" office:value="1.1562" calcext:value-type="float">
            <text:p>1.1562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15158" calcext:value-type="float">
            <text:p>0.15158</text:p>
          </table:table-cell>
          <table:table-cell office:value-type="float" office:value="0.135186" calcext:value-type="float">
            <text:p>0.135186</text:p>
          </table:table-cell>
          <table:table-cell office:value-type="float" office:value="1.02018" calcext:value-type="float">
            <text:p>1.02018</text:p>
          </table:table-cell>
          <table:table-cell office:value-type="float" office:value="1.02178" calcext:value-type="float">
            <text:p>1.02178</text:p>
          </table:table-cell>
          <table:table-cell office:value-type="float" office:value="1.03467" calcext:value-type="float">
            <text:p>1.03467</text:p>
          </table:table-cell>
          <table:table-cell office:value-type="float" office:value="0.790187" calcext:value-type="float">
            <text:p>0.790187</text:p>
          </table:table-cell>
          <table:table-cell office:value-type="float" office:value="0.920208" calcext:value-type="float">
            <text:p>0.920208</text:p>
          </table:table-cell>
          <table:table-cell office:value-type="float" office:value="0.660308" calcext:value-type="float">
            <text:p>0.660308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48591" calcext:value-type="float">
            <text:p>0.548591</text:p>
          </table:table-cell>
          <table:table-cell office:value-type="float" office:value="1.10041" calcext:value-type="float">
            <text:p>1.10041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0.492996" calcext:value-type="float">
            <text:p>0.492996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1.21182" calcext:value-type="float">
            <text:p>1.21182</text:p>
          </table:table-cell>
          <table:table-cell office:value-type="float" office:value="1.08516" calcext:value-type="float">
            <text:p>1.08516</text:p>
          </table:table-cell>
          <table:table-cell office:value-type="float" office:value="0.131851" calcext:value-type="float">
            <text:p>0.131851</text:p>
          </table:table-cell>
          <table:table-cell office:value-type="float" office:value="0.754396" calcext:value-type="float">
            <text:p>0.754396</text:p>
          </table:table-cell>
          <table:table-cell office:value-type="float" office:value="0.145722" calcext:value-type="float">
            <text:p>0.145722</text:p>
          </table:table-cell>
          <table:table-cell office:value-type="float" office:value="0.133221" calcext:value-type="float">
            <text:p>0.133221</text:p>
          </table:table-cell>
          <table:table-cell office:value-type="float" office:value="1.23065" calcext:value-type="float">
            <text:p>1.23065</text:p>
          </table:table-cell>
          <table:table-cell office:value-type="float" office:value="0.156394" calcext:value-type="float">
            <text:p>0.156394</text:p>
          </table:table-cell>
          <table:table-cell office:value-type="float" office:value="0.162271" calcext:value-type="float">
            <text:p>0.162271</text:p>
          </table:table-cell>
          <table:table-cell office:value-type="float" office:value="0.267431" calcext:value-type="float">
            <text:p>0.267431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0.286308" calcext:value-type="float">
            <text:p>0.286308</text:p>
          </table:table-cell>
          <table:table-cell office:value-type="float" office:value="0.132597" calcext:value-type="float">
            <text:p>0.132597</text:p>
          </table:table-cell>
          <table:table-cell office:value-type="float" office:value="0.130687" calcext:value-type="float">
            <text:p>0.130687</text:p>
          </table:table-cell>
          <table:table-cell office:value-type="float" office:value="0.06497" calcext:value-type="float">
            <text:p>0.06497</text:p>
          </table:table-cell>
          <table:table-cell table:number-columns-repeated="4"/>
          <table:table-cell table:formula="of:=MIN([.A187:.BL187])" office:value-type="float" office:value="0.06497" calcext:value-type="float">
            <text:p>0.06497</text:p>
          </table:table-cell>
          <table:table-cell table:formula="of:=MAX([.A187:.BL187])" office:value-type="float" office:value="1.32908" calcext:value-type="float">
            <text:p>1.32908</text:p>
          </table:table-cell>
          <table:table-cell table:number-columns-repeated="7"/>
        </table:table-row>
        <table:table-row table:style-name="ro1">
          <table:table-cell office:value-type="float" office:value="0.143828" calcext:value-type="float">
            <text:p>0.143828</text:p>
          </table:table-cell>
          <table:table-cell office:value-type="float" office:value="0.144895" calcext:value-type="float">
            <text:p>0.144895</text:p>
          </table:table-cell>
          <table:table-cell office:value-type="float" office:value="0.143724" calcext:value-type="float">
            <text:p>0.143724</text:p>
          </table:table-cell>
          <table:table-cell office:value-type="float" office:value="0.140367" calcext:value-type="float">
            <text:p>0.140367</text:p>
          </table:table-cell>
          <table:table-cell office:value-type="float" office:value="0.146618" calcext:value-type="float">
            <text:p>0.146618</text:p>
          </table:table-cell>
          <table:table-cell office:value-type="float" office:value="0.148646" calcext:value-type="float">
            <text:p>0.148646</text:p>
          </table:table-cell>
          <table:table-cell office:value-type="float" office:value="0.161097" calcext:value-type="float">
            <text:p>0.161097</text:p>
          </table:table-cell>
          <table:table-cell office:value-type="float" office:value="0.162606" calcext:value-type="float">
            <text:p>0.162606</text:p>
          </table:table-cell>
          <table:table-cell office:value-type="float" office:value="0.142052" calcext:value-type="float">
            <text:p>0.142052</text:p>
          </table:table-cell>
          <table:table-cell office:value-type="float" office:value="0.143099" calcext:value-type="float">
            <text:p>0.143099</text:p>
          </table:table-cell>
          <table:table-cell office:value-type="float" office:value="0.142664" calcext:value-type="float">
            <text:p>0.142664</text:p>
          </table:table-cell>
          <table:table-cell office:value-type="float" office:value="0.143561" calcext:value-type="float">
            <text:p>0.143561</text:p>
          </table:table-cell>
          <table:table-cell office:value-type="float" office:value="1.03271" calcext:value-type="float">
            <text:p>1.03271</text:p>
          </table:table-cell>
          <table:table-cell office:value-type="float" office:value="0.890394" calcext:value-type="float">
            <text:p>0.890394</text:p>
          </table:table-cell>
          <table:table-cell office:value-type="float" office:value="0.746828" calcext:value-type="float">
            <text:p>0.746828</text:p>
          </table:table-cell>
          <table:table-cell office:value-type="float" office:value="0.604852" calcext:value-type="float">
            <text:p>0.604852</text:p>
          </table:table-cell>
          <table:table-cell office:value-type="float" office:value="0.144946" calcext:value-type="float">
            <text:p>0.144946</text:p>
          </table:table-cell>
          <table:table-cell office:value-type="float" office:value="0.146197" calcext:value-type="float">
            <text:p>0.146197</text:p>
          </table:table-cell>
          <table:table-cell office:value-type="float" office:value="0.141037" calcext:value-type="float">
            <text:p>0.141037</text:p>
          </table:table-cell>
          <table:table-cell office:value-type="float" office:value="0.578475" calcext:value-type="float">
            <text:p>0.578475</text:p>
          </table:table-cell>
          <table:table-cell office:value-type="float" office:value="1.1872" calcext:value-type="float">
            <text:p>1.1872</text:p>
          </table:table-cell>
          <table:table-cell office:value-type="float" office:value="0.756311" calcext:value-type="float">
            <text:p>0.756311</text:p>
          </table:table-cell>
          <table:table-cell office:value-type="float" office:value="1.3465" calcext:value-type="float">
            <text:p>1.3465</text:p>
          </table:table-cell>
          <table:table-cell office:value-type="float" office:value="0.46031" calcext:value-type="float">
            <text:p>0.46031</text:p>
          </table:table-cell>
          <table:table-cell office:value-type="float" office:value="1.20689" calcext:value-type="float">
            <text:p>1.20689</text:p>
          </table:table-cell>
          <table:table-cell office:value-type="float" office:value="0.780552" calcext:value-type="float">
            <text:p>0.780552</text:p>
          </table:table-cell>
          <table:table-cell office:value-type="float" office:value="1.068" calcext:value-type="float">
            <text:p>1.068</text:p>
          </table:table-cell>
          <table:table-cell office:value-type="float" office:value="0.632541" calcext:value-type="float">
            <text:p>0.632541</text:p>
          </table:table-cell>
          <table:table-cell office:value-type="float" office:value="0.153914" calcext:value-type="float">
            <text:p>0.153914</text:p>
          </table:table-cell>
          <table:table-cell office:value-type="float" office:value="0.904967" calcext:value-type="float">
            <text:p>0.904967</text:p>
          </table:table-cell>
          <table:table-cell office:value-type="float" office:value="0.755686" calcext:value-type="float">
            <text:p>0.755686</text:p>
          </table:table-cell>
          <table:table-cell office:value-type="float" office:value="0.614207" calcext:value-type="float">
            <text:p>0.614207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473127" calcext:value-type="float">
            <text:p>0.473127</text:p>
          </table:table-cell>
          <table:table-cell office:value-type="float" office:value="0.466997" calcext:value-type="float">
            <text:p>0.466997</text:p>
          </table:table-cell>
          <table:table-cell office:value-type="float" office:value="0.628592" calcext:value-type="float">
            <text:p>0.628592</text:p>
          </table:table-cell>
          <table:table-cell office:value-type="float" office:value="0.502643" calcext:value-type="float">
            <text:p>0.502643</text:p>
          </table:table-cell>
          <table:table-cell office:value-type="float" office:value="0.368501" calcext:value-type="float">
            <text:p>0.368501</text:p>
          </table:table-cell>
          <table:table-cell office:value-type="float" office:value="0.536502" calcext:value-type="float">
            <text:p>0.536502</text:p>
          </table:table-cell>
          <table:table-cell office:value-type="float" office:value="0.473728" calcext:value-type="float">
            <text:p>0.473728</text:p>
          </table:table-cell>
          <table:table-cell office:value-type="float" office:value="0.475307" calcext:value-type="float">
            <text:p>0.475307</text:p>
          </table:table-cell>
          <table:table-cell office:value-type="float" office:value="1.83859" calcext:value-type="float">
            <text:p>1.83859</text:p>
          </table:table-cell>
          <table:table-cell office:value-type="float" office:value="1.69576" calcext:value-type="float">
            <text:p>1.69576</text:p>
          </table:table-cell>
          <table:table-cell office:value-type="float" office:value="1.55396" calcext:value-type="float">
            <text:p>1.55396</text:p>
          </table:table-cell>
          <table:table-cell office:value-type="float" office:value="0.408312" calcext:value-type="float">
            <text:p>0.408312</text:p>
          </table:table-cell>
          <table:table-cell office:value-type="float" office:value="0.588736" calcext:value-type="float">
            <text:p>0.588736</text:p>
          </table:table-cell>
          <table:table-cell office:value-type="float" office:value="0.507905" calcext:value-type="float">
            <text:p>0.507905</text:p>
          </table:table-cell>
          <table:table-cell office:value-type="float" office:value="0.49433" calcext:value-type="float">
            <text:p>0.49433</text:p>
          </table:table-cell>
          <table:table-cell office:value-type="float" office:value="0.542041" calcext:value-type="float">
            <text:p>0.542041</text:p>
          </table:table-cell>
          <table:table-cell office:value-type="float" office:value="0.570203" calcext:value-type="float">
            <text:p>0.570203</text:p>
          </table:table-cell>
          <table:table-cell office:value-type="float" office:value="0.624331" calcext:value-type="float">
            <text:p>0.624331</text:p>
          </table:table-cell>
          <table:table-cell office:value-type="float" office:value="0.517825" calcext:value-type="float">
            <text:p>0.517825</text:p>
          </table:table-cell>
          <table:table-cell office:value-type="float" office:value="0.470878" calcext:value-type="float">
            <text:p>0.470878</text:p>
          </table:table-cell>
          <table:table-cell office:value-type="float" office:value="0.565589" calcext:value-type="float">
            <text:p>0.565589</text:p>
          </table:table-cell>
          <table:table-cell office:value-type="float" office:value="1.351" calcext:value-type="float">
            <text:p>1.351</text:p>
          </table:table-cell>
          <table:table-cell office:value-type="float" office:value="0.570454" calcext:value-type="float">
            <text:p>0.570454</text:p>
          </table:table-cell>
          <table:table-cell office:value-type="float" office:value="0.532747" calcext:value-type="float">
            <text:p>0.532747</text:p>
          </table:table-cell>
          <table:table-cell office:value-type="float" office:value="0.656675" calcext:value-type="float">
            <text:p>0.656675</text:p>
          </table:table-cell>
          <table:table-cell office:value-type="float" office:value="0.696281" calcext:value-type="float">
            <text:p>0.696281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1.82583" calcext:value-type="float">
            <text:p>1.82583</text:p>
          </table:table-cell>
          <table:table-cell office:value-type="float" office:value="1.82546" calcext:value-type="float">
            <text:p>1.82546</text:p>
          </table:table-cell>
          <table:table-cell office:value-type="float" office:value="1.53243" calcext:value-type="float">
            <text:p>1.53243</text:p>
          </table:table-cell>
          <table:table-cell office:value-type="float" office:value="1.39297" calcext:value-type="float">
            <text:p>1.39297</text:p>
          </table:table-cell>
          <table:table-cell table:number-columns-repeated="4"/>
          <table:table-cell table:formula="of:=MIN([.A188:.BL188])" office:value-type="float" office:value="0.140367" calcext:value-type="float">
            <text:p>0.140367</text:p>
          </table:table-cell>
          <table:table-cell table:formula="of:=MAX([.A188:.BL188])" office:value-type="float" office:value="1.83859" calcext:value-type="float">
            <text:p>1.83859</text:p>
          </table:table-cell>
          <table:table-cell table:number-columns-repeated="7"/>
        </table:table-row>
        <table:table-row table:style-name="ro1">
          <table:table-cell office:value-type="float" office:value="0.083977" calcext:value-type="float">
            <text:p>0.083977</text:p>
          </table:table-cell>
          <table:table-cell office:value-type="float" office:value="0.0820909" calcext:value-type="float">
            <text:p>0.0820909</text:p>
          </table:table-cell>
          <table:table-cell office:value-type="float" office:value="0.0844419" calcext:value-type="float">
            <text:p>0.0844419</text:p>
          </table:table-cell>
          <table:table-cell office:value-type="float" office:value="0.0917981" calcext:value-type="float">
            <text:p>0.0917981</text:p>
          </table:table-cell>
          <table:table-cell office:value-type="float" office:value="0.0820291" calcext:value-type="float">
            <text:p>0.0820291</text:p>
          </table:table-cell>
          <table:table-cell office:value-type="float" office:value="0.0890238" calcext:value-type="float">
            <text:p>0.0890238</text:p>
          </table:table-cell>
          <table:table-cell office:value-type="float" office:value="0.0906601" calcext:value-type="float">
            <text:p>0.0906601</text:p>
          </table:table-cell>
          <table:table-cell office:value-type="float" office:value="0.26148" calcext:value-type="float">
            <text:p>0.26148</text:p>
          </table:table-cell>
          <table:table-cell office:value-type="float" office:value="0.724534" calcext:value-type="float">
            <text:p>0.724534</text:p>
          </table:table-cell>
          <table:table-cell office:value-type="float" office:value="0.67297" calcext:value-type="float">
            <text:p>0.67297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571198" calcext:value-type="float">
            <text:p>0.571198</text:p>
          </table:table-cell>
          <table:table-cell office:value-type="float" office:value="0.507431" calcext:value-type="float">
            <text:p>0.507431</text:p>
          </table:table-cell>
          <table:table-cell office:value-type="float" office:value="0.459043" calcext:value-type="float">
            <text:p>0.45904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730242" calcext:value-type="float">
            <text:p>0.730242</text:p>
          </table:table-cell>
          <table:table-cell office:value-type="float" office:value="0.670754" calcext:value-type="float">
            <text:p>0.670754</text:p>
          </table:table-cell>
          <table:table-cell office:value-type="float" office:value="0.632157" calcext:value-type="float">
            <text:p>0.632157</text:p>
          </table:table-cell>
          <table:table-cell office:value-type="float" office:value="0.596357" calcext:value-type="float">
            <text:p>0.596357</text:p>
          </table:table-cell>
          <table:table-cell office:value-type="float" office:value="0.548842" calcext:value-type="float">
            <text:p>0.548842</text:p>
          </table:table-cell>
          <table:table-cell office:value-type="float" office:value="0.503066" calcext:value-type="float">
            <text:p>0.503066</text:p>
          </table:table-cell>
          <table:table-cell office:value-type="float" office:value="0.474221" calcext:value-type="float">
            <text:p>0.474221</text:p>
          </table:table-cell>
          <table:table-cell office:value-type="float" office:value="0.519017" calcext:value-type="float">
            <text:p>0.519017</text:p>
          </table:table-cell>
          <table:table-cell office:value-type="float" office:value="0.562729" calcext:value-type="float">
            <text:p>0.562729</text:p>
          </table:table-cell>
          <table:table-cell office:value-type="float" office:value="0.598125" calcext:value-type="float">
            <text:p>0.598125</text:p>
          </table:table-cell>
          <table:table-cell office:value-type="float" office:value="0.619185" calcext:value-type="float">
            <text:p>0.619185</text:p>
          </table:table-cell>
          <table:table-cell office:value-type="float" office:value="0.63521" calcext:value-type="float">
            <text:p>0.63521</text:p>
          </table:table-cell>
          <table:table-cell office:value-type="float" office:value="0.719139" calcext:value-type="float">
            <text:p>0.719139</text:p>
          </table:table-cell>
          <table:table-cell office:value-type="float" office:value="0.708905" calcext:value-type="float">
            <text:p>0.708905</text:p>
          </table:table-cell>
          <table:table-cell office:value-type="float" office:value="0.752409" calcext:value-type="float">
            <text:p>0.752409</text:p>
          </table:table-cell>
          <table:table-cell office:value-type="float" office:value="0.752806" calcext:value-type="float">
            <text:p>0.752806</text:p>
          </table:table-cell>
          <table:table-cell office:value-type="float" office:value="0.733712" calcext:value-type="float">
            <text:p>0.733712</text:p>
          </table:table-cell>
          <table:table-cell office:value-type="float" office:value="0.719631" calcext:value-type="float">
            <text:p>0.719631</text:p>
          </table:table-cell>
          <table:table-cell office:value-type="float" office:value="0.710173" calcext:value-type="float">
            <text:p>0.710173</text:p>
          </table:table-cell>
          <table:table-cell office:value-type="float" office:value="0.698595" calcext:value-type="float">
            <text:p>0.698595</text:p>
          </table:table-cell>
          <table:table-cell office:value-type="float" office:value="0.65355" calcext:value-type="float">
            <text:p>0.65355</text:p>
          </table:table-cell>
          <table:table-cell office:value-type="float" office:value="0.584904" calcext:value-type="float">
            <text:p>0.584904</text:p>
          </table:table-cell>
          <table:table-cell office:value-type="float" office:value="0.696023" calcext:value-type="float">
            <text:p>0.696023</text:p>
          </table:table-cell>
          <table:table-cell office:value-type="float" office:value="0.509441" calcext:value-type="float">
            <text:p>0.509441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473812" calcext:value-type="float">
            <text:p>0.473812</text:p>
          </table:table-cell>
          <table:table-cell office:value-type="float" office:value="0.13999" calcext:value-type="float">
            <text:p>0.13999</text:p>
          </table:table-cell>
          <table:table-cell office:value-type="float" office:value="0.402701" calcext:value-type="float">
            <text:p>0.402701</text:p>
          </table:table-cell>
          <table:table-cell office:value-type="float" office:value="0.410243" calcext:value-type="float">
            <text:p>0.410243</text:p>
          </table:table-cell>
          <table:table-cell office:value-type="float" office:value="0.429022" calcext:value-type="float">
            <text:p>0.429022</text:p>
          </table:table-cell>
          <table:table-cell office:value-type="float" office:value="0.147348" calcext:value-type="float">
            <text:p>0.147348</text:p>
          </table:table-cell>
          <table:table-cell office:value-type="float" office:value="0.154896" calcext:value-type="float">
            <text:p>0.154896</text:p>
          </table:table-cell>
          <table:table-cell office:value-type="float" office:value="0.619329" calcext:value-type="float">
            <text:p>0.619329</text:p>
          </table:table-cell>
          <table:table-cell office:value-type="float" office:value="0.409489" calcext:value-type="float">
            <text:p>0.409489</text:p>
          </table:table-cell>
          <table:table-cell office:value-type="float" office:value="0.512842" calcext:value-type="float">
            <text:p>0.512842</text:p>
          </table:table-cell>
          <table:table-cell office:value-type="float" office:value="0.144264" calcext:value-type="float">
            <text:p>0.144264</text:p>
          </table:table-cell>
          <table:table-cell office:value-type="float" office:value="0.501771" calcext:value-type="float">
            <text:p>0.501771</text:p>
          </table:table-cell>
          <table:table-cell office:value-type="float" office:value="0.553119" calcext:value-type="float">
            <text:p>0.553119</text:p>
          </table:table-cell>
          <table:table-cell office:value-type="float" office:value="2.31366" calcext:value-type="float">
            <text:p>2.31366</text:p>
          </table:table-cell>
          <table:table-cell office:value-type="float" office:value="0.0657001" calcext:value-type="float">
            <text:p>0.0657001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1.62666" calcext:value-type="float">
            <text:p>1.62666</text:p>
          </table:table-cell>
          <table:table-cell office:value-type="float" office:value="0.238546" calcext:value-type="float">
            <text:p>0.23854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24691" calcext:value-type="float">
            <text:p>0.124691</text:p>
          </table:table-cell>
          <table:table-cell office:value-type="float" office:value="0.293709" calcext:value-type="float">
            <text:p>0.293709</text:p>
          </table:table-cell>
          <table:table-cell office:value-type="float" office:value="0.143705" calcext:value-type="float">
            <text:p>0.143705</text:p>
          </table:table-cell>
          <table:table-cell office:value-type="float" office:value="0.0428579" calcext:value-type="float">
            <text:p>0.0428579</text:p>
          </table:table-cell>
          <table:table-cell table:number-columns-repeated="4"/>
          <table:table-cell table:formula="of:=MIN([.A189:.BL189])" office:value-type="float" office:value="0.0428579" calcext:value-type="float">
            <text:p>0.0428579</text:p>
          </table:table-cell>
          <table:table-cell table:formula="of:=MAX([.A189:.BL189])" office:value-type="float" office:value="2.31366" calcext:value-type="float">
            <text:p>2.31366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8513795" calcext:value-type="float">
            <text:p>2.8513795</text:p>
          </table:table-cell>
          <table:table-cell table:formula="of:=AVERAGE([.BR2:.BR21])" office:value-type="float" office:value="2.8513795" calcext:value-type="float">
            <text:p>2.8513795</text:p>
          </table:table-cell>
          <table:table-cell table:formula="of:=STDEV([.BQ2:.BQ21])/2" office:value-type="float" office:value="0.11500713834224" calcext:value-type="float">
            <text:p>0.1150071383</text:p>
          </table:table-cell>
          <table:table-cell table:formula="of:=STDEV([.BR2:.BR21])/2" office:value-type="float" office:value="0.11500713834224" calcext:value-type="float">
            <text:p>0.115007138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884883" calcext:value-type="float">
            <text:p>1.884883</text:p>
          </table:table-cell>
          <table:table-cell table:formula="of:=AVERAGE([.BR23:.BR42])" office:value-type="float" office:value="2.3158765" calcext:value-type="float">
            <text:p>2.3158765</text:p>
          </table:table-cell>
          <table:table-cell table:formula="of:=STDEV([.BQ23:.BQ42])/2" office:value-type="float" office:value="0.206857565953891" calcext:value-type="float">
            <text:p>0.206857566</text:p>
          </table:table-cell>
          <table:table-cell table:formula="of:=STDEV([.BR23:.BR42])/2" office:value-type="float" office:value="0.246296243674345" calcext:value-type="float">
            <text:p>0.2462962437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2888745" calcext:value-type="float">
            <text:p>1.02888745</text:p>
          </table:table-cell>
          <table:table-cell table:formula="of:=AVERAGE([.BR44:.BR63])" office:value-type="float" office:value="2.0609245" calcext:value-type="float">
            <text:p>2.0609245</text:p>
          </table:table-cell>
          <table:table-cell table:formula="of:=STDEV([.BQ44:.BQ63])/2" office:value-type="float" office:value="0.175386684131429" calcext:value-type="float">
            <text:p>0.1753866841</text:p>
          </table:table-cell>
          <table:table-cell table:formula="of:=STDEV([.BR44:.BR63])/2" office:value-type="float" office:value="0.225956819381346" calcext:value-type="float">
            <text:p>0.225956819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939753" calcext:value-type="float">
            <text:p>0.5939753</text:p>
          </table:table-cell>
          <table:table-cell table:formula="of:=AVERAGE([.BR65:.BR84])" office:value-type="float" office:value="1.6311123" calcext:value-type="float">
            <text:p>1.6311123</text:p>
          </table:table-cell>
          <table:table-cell table:formula="of:=STDEV([.BQ65:.BQ84])/2" office:value-type="float" office:value="0.102484565105665" calcext:value-type="float">
            <text:p>0.1024845651</text:p>
          </table:table-cell>
          <table:table-cell table:formula="of:=STDEV([.BR65:.BR84])/2" office:value-type="float" office:value="0.210769017591415" calcext:value-type="float">
            <text:p>0.2107690176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7728915" calcext:value-type="float">
            <text:p>0.27728915</text:p>
          </table:table-cell>
          <table:table-cell table:formula="of:=AVERAGE([.BR86:.BR105])" office:value-type="float" office:value="1.64532" calcext:value-type="float">
            <text:p>1.64532</text:p>
          </table:table-cell>
          <table:table-cell table:formula="of:=STDEV([.BQ86:.BQ105])/2" office:value-type="float" office:value="0.0487692610347507" calcext:value-type="float">
            <text:p>0.048769261</text:p>
          </table:table-cell>
          <table:table-cell table:formula="of:=STDEV([.BR86:.BR105])/2" office:value-type="float" office:value="0.167490587551722" calcext:value-type="float">
            <text:p>0.1674905876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41095505" calcext:value-type="float">
            <text:p>0.241095505</text:p>
          </table:table-cell>
          <table:table-cell table:formula="of:=AVERAGE([.BR107:.BR126])" office:value-type="float" office:value="1.71985575" calcext:value-type="float">
            <text:p>1.71985575</text:p>
          </table:table-cell>
          <table:table-cell table:formula="of:=STDEV([.BQ107:.BQ126])/2" office:value-type="float" office:value="0.0461328534627395" calcext:value-type="float">
            <text:p>0.0461328535</text:p>
          </table:table-cell>
          <table:table-cell table:formula="of:=STDEV([.BR107:.BR126])/2" office:value-type="float" office:value="0.180299252204705" calcext:value-type="float">
            <text:p>0.180299252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33503" calcext:value-type="float">
            <text:p>0.1533503</text:p>
          </table:table-cell>
          <table:table-cell table:formula="of:=AVERAGE([.BR128:.BR147])" office:value-type="float" office:value="1.70750255" calcext:value-type="float">
            <text:p>1.70750255</text:p>
          </table:table-cell>
          <table:table-cell table:formula="of:=STDEV([.BQ128:.BQ147])/2" office:value-type="float" office:value="0.0248157798588445" calcext:value-type="float">
            <text:p>0.0248157799</text:p>
          </table:table-cell>
          <table:table-cell table:formula="of:=STDEV([.BR128:.BR147])/2" office:value-type="float" office:value="0.179314282354186" calcext:value-type="float">
            <text:p>0.179314282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180257" calcext:value-type="float">
            <text:p>0.11180257</text:p>
          </table:table-cell>
          <table:table-cell table:formula="of:=AVERAGE([.BR149:.BR168])" office:value-type="float" office:value="1.975329" calcext:value-type="float">
            <text:p>1.975329</text:p>
          </table:table-cell>
          <table:table-cell table:formula="of:=STDEV([.BQ149:.BQ168])/2" office:value-type="float" office:value="0.0231211537759888" calcext:value-type="float">
            <text:p>0.0231211538</text:p>
          </table:table-cell>
          <table:table-cell table:formula="of:=STDEV([.BR149:.BR168])/2" office:value-type="float" office:value="0.126828546812533" calcext:value-type="float">
            <text:p>0.1268285468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203111" calcext:value-type="float">
            <text:p>0.07203111</text:p>
          </table:table-cell>
          <table:table-cell table:formula="of:=AVERAGE([.BR170:.BR189])" office:value-type="float" office:value="1.929" calcext:value-type="float">
            <text:p>1.929</text:p>
          </table:table-cell>
          <table:table-cell table:formula="of:=STDEV([.BQ170:.BQ189])/2" office:value-type="float" office:value="0.0132733913183769" calcext:value-type="float">
            <text:p>0.0132733913</text:p>
          </table:table-cell>
          <table:table-cell table:formula="of:=STDEV([.BR170:.BR189])/2" office:value-type="float" office:value="0.148326722971177" calcext:value-type="float">
            <text:p>0.148326723</text:p>
          </table:table-cell>
        </table:table-row>
      </table:table>
      <table:table table:name="8 Thread" table:style-name="ta1"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.31691" calcext:value-type="float">
            <text:p>3.31691</text:p>
          </table:table-cell>
          <table:table-cell table:number-columns-repeated="67"/>
          <table:table-cell table:formula="of:=MIN([.A2:.BL2])" office:value-type="float" office:value="3.31691" calcext:value-type="float">
            <text:p>3.31691</text:p>
          </table:table-cell>
          <table:table-cell table:formula="of:=MAX([.A2:.BL2])" office:value-type="float" office:value="3.31691" calcext:value-type="float">
            <text:p>3.31691</text:p>
          </table:table-cell>
          <table:table-cell table:number-columns-repeated="7"/>
        </table:table-row>
        <table:table-row table:style-name="ro2">
          <table:table-cell office:value-type="float" office:value="3.202" calcext:value-type="float">
            <text:p>3.202</text:p>
          </table:table-cell>
          <table:table-cell table:number-columns-repeated="67"/>
          <table:table-cell table:formula="of:=MIN([.A3:.BL3])" office:value-type="float" office:value="3.202" calcext:value-type="float">
            <text:p>3.202</text:p>
          </table:table-cell>
          <table:table-cell table:formula="of:=MAX([.A3:.BL3])" office:value-type="float" office:value="3.202" calcext:value-type="float">
            <text:p>3.202</text:p>
          </table:table-cell>
          <table:table-cell table:number-columns-repeated="7"/>
        </table:table-row>
        <table:table-row table:style-name="ro2">
          <table:table-cell office:value-type="float" office:value="2.91112" calcext:value-type="float">
            <text:p>2.91112</text:p>
          </table:table-cell>
          <table:table-cell table:number-columns-repeated="67"/>
          <table:table-cell table:formula="of:=MIN([.A4:.BL4])" office:value-type="float" office:value="2.91112" calcext:value-type="float">
            <text:p>2.91112</text:p>
          </table:table-cell>
          <table:table-cell table:formula="of:=MAX([.A4:.BL4])" office:value-type="float" office:value="2.91112" calcext:value-type="float">
            <text:p>2.91112</text:p>
          </table:table-cell>
          <table:table-cell table:number-columns-repeated="7"/>
        </table:table-row>
        <table:table-row table:style-name="ro2">
          <table:table-cell office:value-type="float" office:value="3.32718" calcext:value-type="float">
            <text:p>3.32718</text:p>
          </table:table-cell>
          <table:table-cell table:number-columns-repeated="67"/>
          <table:table-cell table:formula="of:=MIN([.A5:.BL5])" office:value-type="float" office:value="3.32718" calcext:value-type="float">
            <text:p>3.32718</text:p>
          </table:table-cell>
          <table:table-cell table:formula="of:=MAX([.A5:.BL5])" office:value-type="float" office:value="3.32718" calcext:value-type="float">
            <text:p>3.32718</text:p>
          </table:table-cell>
          <table:table-cell table:number-columns-repeated="7"/>
        </table:table-row>
        <table:table-row table:style-name="ro2">
          <table:table-cell office:value-type="float" office:value="3.23985" calcext:value-type="float">
            <text:p>3.23985</text:p>
          </table:table-cell>
          <table:table-cell table:number-columns-repeated="67"/>
          <table:table-cell table:formula="of:=MIN([.A6:.BL6])" office:value-type="float" office:value="3.23985" calcext:value-type="float">
            <text:p>3.23985</text:p>
          </table:table-cell>
          <table:table-cell table:formula="of:=MAX([.A6:.BL6])" office:value-type="float" office:value="3.23985" calcext:value-type="float">
            <text:p>3.23985</text:p>
          </table:table-cell>
          <table:table-cell table:number-columns-repeated="7"/>
        </table:table-row>
        <table:table-row table:style-name="ro2">
          <table:table-cell office:value-type="float" office:value="3.4767" calcext:value-type="float">
            <text:p>3.4767</text:p>
          </table:table-cell>
          <table:table-cell table:number-columns-repeated="67"/>
          <table:table-cell table:formula="of:=MIN([.A7:.BL7])" office:value-type="float" office:value="3.4767" calcext:value-type="float">
            <text:p>3.4767</text:p>
          </table:table-cell>
          <table:table-cell table:formula="of:=MAX([.A7:.BL7])" office:value-type="float" office:value="3.4767" calcext:value-type="float">
            <text:p>3.4767</text:p>
          </table:table-cell>
          <table:table-cell table:number-columns-repeated="7"/>
        </table:table-row>
        <table:table-row table:style-name="ro1">
          <table:table-cell office:value-type="float" office:value="3.44859" calcext:value-type="float">
            <text:p>3.44859</text:p>
          </table:table-cell>
          <table:table-cell table:number-columns-repeated="67"/>
          <table:table-cell table:formula="of:=MIN([.A8:.BL8])" office:value-type="float" office:value="3.44859" calcext:value-type="float">
            <text:p>3.44859</text:p>
          </table:table-cell>
          <table:table-cell table:formula="of:=MAX([.A8:.BL8])" office:value-type="float" office:value="3.44859" calcext:value-type="float">
            <text:p>3.44859</text:p>
          </table:table-cell>
          <table:table-cell table:number-columns-repeated="7"/>
        </table:table-row>
        <table:table-row table:style-name="ro2">
          <table:table-cell office:value-type="float" office:value="3.30786" calcext:value-type="float">
            <text:p>3.30786</text:p>
          </table:table-cell>
          <table:table-cell table:number-columns-repeated="67"/>
          <table:table-cell table:formula="of:=MIN([.A9:.BL9])" office:value-type="float" office:value="3.30786" calcext:value-type="float">
            <text:p>3.30786</text:p>
          </table:table-cell>
          <table:table-cell table:formula="of:=MAX([.A9:.BL9])" office:value-type="float" office:value="3.30786" calcext:value-type="float">
            <text:p>3.30786</text:p>
          </table:table-cell>
          <table:table-cell table:number-columns-repeated="7"/>
        </table:table-row>
        <table:table-row table:style-name="ro1">
          <table:table-cell office:value-type="float" office:value="2.84421" calcext:value-type="float">
            <text:p>2.84421</text:p>
          </table:table-cell>
          <table:table-cell table:number-columns-repeated="67"/>
          <table:table-cell table:formula="of:=MIN([.A10:.BL10])" office:value-type="float" office:value="2.84421" calcext:value-type="float">
            <text:p>2.84421</text:p>
          </table:table-cell>
          <table:table-cell table:formula="of:=MAX([.A10:.BL10])" office:value-type="float" office:value="2.84421" calcext:value-type="float">
            <text:p>2.84421</text:p>
          </table:table-cell>
          <table:table-cell table:number-columns-repeated="7"/>
        </table:table-row>
        <table:table-row table:style-name="ro2">
          <table:table-cell office:value-type="float" office:value="3.01806" calcext:value-type="float">
            <text:p>3.01806</text:p>
          </table:table-cell>
          <table:table-cell table:number-columns-repeated="67"/>
          <table:table-cell table:formula="of:=MIN([.A11:.BL11])" office:value-type="float" office:value="3.01806" calcext:value-type="float">
            <text:p>3.01806</text:p>
          </table:table-cell>
          <table:table-cell table:formula="of:=MAX([.A11:.BL11])" office:value-type="float" office:value="3.01806" calcext:value-type="float">
            <text:p>3.01806</text:p>
          </table:table-cell>
          <table:table-cell table:number-columns-repeated="7"/>
        </table:table-row>
        <table:table-row table:style-name="ro2">
          <table:table-cell office:value-type="float" office:value="2.87053" calcext:value-type="float">
            <text:p>2.87053</text:p>
          </table:table-cell>
          <table:table-cell table:number-columns-repeated="67"/>
          <table:table-cell table:formula="of:=MIN([.A12:.BL12])" office:value-type="float" office:value="2.87053" calcext:value-type="float">
            <text:p>2.87053</text:p>
          </table:table-cell>
          <table:table-cell table:formula="of:=MAX([.A12:.BL12])" office:value-type="float" office:value="2.87053" calcext:value-type="float">
            <text:p>2.87053</text:p>
          </table:table-cell>
          <table:table-cell table:number-columns-repeated="7"/>
        </table:table-row>
        <table:table-row table:style-name="ro1">
          <table:table-cell office:value-type="float" office:value="3.07869" calcext:value-type="float">
            <text:p>3.07869</text:p>
          </table:table-cell>
          <table:table-cell table:number-columns-repeated="67"/>
          <table:table-cell table:formula="of:=MIN([.A13:.BL13])" office:value-type="float" office:value="3.07869" calcext:value-type="float">
            <text:p>3.07869</text:p>
          </table:table-cell>
          <table:table-cell table:formula="of:=MAX([.A13:.BL13])" office:value-type="float" office:value="3.07869" calcext:value-type="float">
            <text:p>3.07869</text:p>
          </table:table-cell>
          <table:table-cell table:number-columns-repeated="7"/>
        </table:table-row>
        <table:table-row table:style-name="ro2">
          <table:table-cell office:value-type="float" office:value="3.49599" calcext:value-type="float">
            <text:p>3.49599</text:p>
          </table:table-cell>
          <table:table-cell table:number-columns-repeated="67"/>
          <table:table-cell table:formula="of:=MIN([.A14:.BL14])" office:value-type="float" office:value="3.49599" calcext:value-type="float">
            <text:p>3.49599</text:p>
          </table:table-cell>
          <table:table-cell table:formula="of:=MAX([.A14:.BL14])" office:value-type="float" office:value="3.49599" calcext:value-type="float">
            <text:p>3.49599</text:p>
          </table:table-cell>
          <table:table-cell table:number-columns-repeated="7"/>
        </table:table-row>
        <table:table-row table:style-name="ro1">
          <table:table-cell office:value-type="float" office:value="3.49048" calcext:value-type="float">
            <text:p>3.49048</text:p>
          </table:table-cell>
          <table:table-cell table:number-columns-repeated="67"/>
          <table:table-cell table:formula="of:=MIN([.A15:.BL15])" office:value-type="float" office:value="3.49048" calcext:value-type="float">
            <text:p>3.49048</text:p>
          </table:table-cell>
          <table:table-cell table:formula="of:=MAX([.A15:.BL15])" office:value-type="float" office:value="3.49048" calcext:value-type="float">
            <text:p>3.49048</text:p>
          </table:table-cell>
          <table:table-cell table:number-columns-repeated="7"/>
        </table:table-row>
        <table:table-row table:style-name="ro1">
          <table:table-cell office:value-type="float" office:value="3.46271" calcext:value-type="float">
            <text:p>3.46271</text:p>
          </table:table-cell>
          <table:table-cell table:number-columns-repeated="67"/>
          <table:table-cell table:formula="of:=MIN([.A16:.BL16])" office:value-type="float" office:value="3.46271" calcext:value-type="float">
            <text:p>3.46271</text:p>
          </table:table-cell>
          <table:table-cell table:formula="of:=MAX([.A16:.BL16])" office:value-type="float" office:value="3.46271" calcext:value-type="float">
            <text:p>3.46271</text:p>
          </table:table-cell>
          <table:table-cell table:number-columns-repeated="7"/>
        </table:table-row>
        <table:table-row table:style-name="ro1">
          <table:table-cell office:value-type="float" office:value="3.51526" calcext:value-type="float">
            <text:p>3.51526</text:p>
          </table:table-cell>
          <table:table-cell table:number-columns-repeated="67"/>
          <table:table-cell table:formula="of:=MIN([.A17:.BL17])" office:value-type="float" office:value="3.51526" calcext:value-type="float">
            <text:p>3.51526</text:p>
          </table:table-cell>
          <table:table-cell table:formula="of:=MAX([.A17:.BL17])" office:value-type="float" office:value="3.51526" calcext:value-type="float">
            <text:p>3.51526</text:p>
          </table:table-cell>
          <table:table-cell table:number-columns-repeated="7"/>
        </table:table-row>
        <table:table-row table:style-name="ro1">
          <table:table-cell office:value-type="float" office:value="3.41952" calcext:value-type="float">
            <text:p>3.41952</text:p>
          </table:table-cell>
          <table:table-cell table:number-columns-repeated="67"/>
          <table:table-cell table:formula="of:=MIN([.A18:.BL18])" office:value-type="float" office:value="3.41952" calcext:value-type="float">
            <text:p>3.41952</text:p>
          </table:table-cell>
          <table:table-cell table:formula="of:=MAX([.A18:.BL18])" office:value-type="float" office:value="3.41952" calcext:value-type="float">
            <text:p>3.41952</text:p>
          </table:table-cell>
          <table:table-cell table:number-columns-repeated="7"/>
        </table:table-row>
        <table:table-row table:style-name="ro1">
          <table:table-cell office:value-type="float" office:value="3.40894" calcext:value-type="float">
            <text:p>3.40894</text:p>
          </table:table-cell>
          <table:table-cell table:number-columns-repeated="67"/>
          <table:table-cell table:formula="of:=MIN([.A19:.BL19])" office:value-type="float" office:value="3.40894" calcext:value-type="float">
            <text:p>3.40894</text:p>
          </table:table-cell>
          <table:table-cell table:formula="of:=MAX([.A19:.BL19])" office:value-type="float" office:value="3.40894" calcext:value-type="float">
            <text:p>3.40894</text:p>
          </table:table-cell>
          <table:table-cell table:number-columns-repeated="7"/>
        </table:table-row>
        <table:table-row table:style-name="ro1">
          <table:table-cell office:value-type="float" office:value="3.3433" calcext:value-type="float">
            <text:p>3.3433</text:p>
          </table:table-cell>
          <table:table-cell table:number-columns-repeated="67"/>
          <table:table-cell table:formula="of:=MIN([.A20:.BL20])" office:value-type="float" office:value="3.3433" calcext:value-type="float">
            <text:p>3.3433</text:p>
          </table:table-cell>
          <table:table-cell table:formula="of:=MAX([.A20:.BL20])" office:value-type="float" office:value="3.3433" calcext:value-type="float">
            <text:p>3.3433</text:p>
          </table:table-cell>
          <table:table-cell table:number-columns-repeated="7"/>
        </table:table-row>
        <table:table-row table:style-name="ro1">
          <table:table-cell office:value-type="float" office:value="3.44791" calcext:value-type="float">
            <text:p>3.44791</text:p>
          </table:table-cell>
          <table:table-cell table:number-columns-repeated="67"/>
          <table:table-cell table:formula="of:=MIN([.A21:.BL21])" office:value-type="float" office:value="3.44791" calcext:value-type="float">
            <text:p>3.44791</text:p>
          </table:table-cell>
          <table:table-cell table:formula="of:=MAX([.A21:.BL21])" office:value-type="float" office:value="3.44791" calcext:value-type="float">
            <text:p>3.4479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.59719" calcext:value-type="float">
            <text:p>2.59719</text:p>
          </table:table-cell>
          <table:table-cell office:value-type="float" office:value="2.72824" calcext:value-type="float">
            <text:p>2.72824</text:p>
          </table:table-cell>
          <table:table-cell table:number-columns-repeated="66"/>
          <table:table-cell table:formula="of:=MIN([.A23:.BL23])" office:value-type="float" office:value="2.59719" calcext:value-type="float">
            <text:p>2.59719</text:p>
          </table:table-cell>
          <table:table-cell table:formula="of:=MAX([.A23:.BL23])" office:value-type="float" office:value="2.72824" calcext:value-type="float">
            <text:p>2.72824</text:p>
          </table:table-cell>
          <table:table-cell table:number-columns-repeated="7"/>
        </table:table-row>
        <table:table-row table:style-name="ro2">
          <table:table-cell office:value-type="float" office:value="1.97202" calcext:value-type="float">
            <text:p>1.97202</text:p>
          </table:table-cell>
          <table:table-cell office:value-type="float" office:value="3.09544" calcext:value-type="float">
            <text:p>3.09544</text:p>
          </table:table-cell>
          <table:table-cell table:number-columns-repeated="66"/>
          <table:table-cell table:formula="of:=MIN([.A24:.BL24])" office:value-type="float" office:value="1.97202" calcext:value-type="float">
            <text:p>1.97202</text:p>
          </table:table-cell>
          <table:table-cell table:formula="of:=MAX([.A24:.BL24])" office:value-type="float" office:value="3.09544" calcext:value-type="float">
            <text:p>3.09544</text:p>
          </table:table-cell>
          <table:table-cell table:number-columns-repeated="7"/>
        </table:table-row>
        <table:table-row table:style-name="ro1">
          <table:table-cell office:value-type="float" office:value="1.97394" calcext:value-type="float">
            <text:p>1.97394</text:p>
          </table:table-cell>
          <table:table-cell office:value-type="float" office:value="3.07187" calcext:value-type="float">
            <text:p>3.07187</text:p>
          </table:table-cell>
          <table:table-cell table:number-columns-repeated="66"/>
          <table:table-cell table:formula="of:=MIN([.A25:.BL25])" office:value-type="float" office:value="1.97394" calcext:value-type="float">
            <text:p>1.97394</text:p>
          </table:table-cell>
          <table:table-cell table:formula="of:=MAX([.A25:.BL25])" office:value-type="float" office:value="3.07187" calcext:value-type="float">
            <text:p>3.07187</text:p>
          </table:table-cell>
          <table:table-cell table:number-columns-repeated="7"/>
        </table:table-row>
        <table:table-row table:style-name="ro1">
          <table:table-cell office:value-type="float" office:value="2.5255" calcext:value-type="float">
            <text:p>2.5255</text:p>
          </table:table-cell>
          <table:table-cell office:value-type="float" office:value="2.52763" calcext:value-type="float">
            <text:p>2.52763</text:p>
          </table:table-cell>
          <table:table-cell table:number-columns-repeated="66"/>
          <table:table-cell table:formula="of:=MIN([.A26:.BL26])" office:value-type="float" office:value="2.5255" calcext:value-type="float">
            <text:p>2.5255</text:p>
          </table:table-cell>
          <table:table-cell table:formula="of:=MAX([.A26:.BL26])" office:value-type="float" office:value="2.52763" calcext:value-type="float">
            <text:p>2.52763</text:p>
          </table:table-cell>
          <table:table-cell table:number-columns-repeated="7"/>
        </table:table-row>
        <table:table-row table:style-name="ro1">
          <table:table-cell office:value-type="float" office:value="1.93949" calcext:value-type="float">
            <text:p>1.93949</text:p>
          </table:table-cell>
          <table:table-cell office:value-type="float" office:value="3.1637" calcext:value-type="float">
            <text:p>3.1637</text:p>
          </table:table-cell>
          <table:table-cell table:number-columns-repeated="66"/>
          <table:table-cell table:formula="of:=MIN([.A27:.BL27])" office:value-type="float" office:value="1.93949" calcext:value-type="float">
            <text:p>1.93949</text:p>
          </table:table-cell>
          <table:table-cell table:formula="of:=MAX([.A27:.BL27])" office:value-type="float" office:value="3.1637" calcext:value-type="float">
            <text:p>3.1637</text:p>
          </table:table-cell>
          <table:table-cell table:number-columns-repeated="7"/>
        </table:table-row>
        <table:table-row table:style-name="ro1">
          <table:table-cell office:value-type="float" office:value="2.61771" calcext:value-type="float">
            <text:p>2.61771</text:p>
          </table:table-cell>
          <table:table-cell office:value-type="float" office:value="2.63772" calcext:value-type="float">
            <text:p>2.63772</text:p>
          </table:table-cell>
          <table:table-cell table:number-columns-repeated="66"/>
          <table:table-cell table:formula="of:=MIN([.A28:.BL28])" office:value-type="float" office:value="2.61771" calcext:value-type="float">
            <text:p>2.61771</text:p>
          </table:table-cell>
          <table:table-cell table:formula="of:=MAX([.A28:.BL28])" office:value-type="float" office:value="2.63772" calcext:value-type="float">
            <text:p>2.63772</text:p>
          </table:table-cell>
          <table:table-cell table:number-columns-repeated="7"/>
        </table:table-row>
        <table:table-row table:style-name="ro1">
          <table:table-cell office:value-type="float" office:value="1.99931" calcext:value-type="float">
            <text:p>1.99931</text:p>
          </table:table-cell>
          <table:table-cell office:value-type="float" office:value="2.95322" calcext:value-type="float">
            <text:p>2.95322</text:p>
          </table:table-cell>
          <table:table-cell table:number-columns-repeated="66"/>
          <table:table-cell table:formula="of:=MIN([.A29:.BL29])" office:value-type="float" office:value="1.99931" calcext:value-type="float">
            <text:p>1.99931</text:p>
          </table:table-cell>
          <table:table-cell table:formula="of:=MAX([.A29:.BL29])" office:value-type="float" office:value="2.95322" calcext:value-type="float">
            <text:p>2.95322</text:p>
          </table:table-cell>
          <table:table-cell table:number-columns-repeated="7"/>
        </table:table-row>
        <table:table-row table:style-name="ro1">
          <table:table-cell office:value-type="float" office:value="2.01512" calcext:value-type="float">
            <text:p>2.01512</text:p>
          </table:table-cell>
          <table:table-cell office:value-type="float" office:value="3.01402" calcext:value-type="float">
            <text:p>3.01402</text:p>
          </table:table-cell>
          <table:table-cell table:number-columns-repeated="66"/>
          <table:table-cell table:formula="of:=MIN([.A30:.BL30])" office:value-type="float" office:value="2.01512" calcext:value-type="float">
            <text:p>2.01512</text:p>
          </table:table-cell>
          <table:table-cell table:formula="of:=MAX([.A30:.BL30])" office:value-type="float" office:value="3.01402" calcext:value-type="float">
            <text:p>3.01402</text:p>
          </table:table-cell>
          <table:table-cell table:number-columns-repeated="7"/>
        </table:table-row>
        <table:table-row table:style-name="ro1">
          <table:table-cell office:value-type="float" office:value="1.9273" calcext:value-type="float">
            <text:p>1.9273</text:p>
          </table:table-cell>
          <table:table-cell office:value-type="float" office:value="2.94302" calcext:value-type="float">
            <text:p>2.94302</text:p>
          </table:table-cell>
          <table:table-cell table:number-columns-repeated="66"/>
          <table:table-cell table:formula="of:=MIN([.A31:.BL31])" office:value-type="float" office:value="1.9273" calcext:value-type="float">
            <text:p>1.9273</text:p>
          </table:table-cell>
          <table:table-cell table:formula="of:=MAX([.A31:.BL31])" office:value-type="float" office:value="2.94302" calcext:value-type="float">
            <text:p>2.94302</text:p>
          </table:table-cell>
          <table:table-cell table:number-columns-repeated="7"/>
        </table:table-row>
        <table:table-row table:style-name="ro1">
          <table:table-cell office:value-type="float" office:value="1.93569" calcext:value-type="float">
            <text:p>1.93569</text:p>
          </table:table-cell>
          <table:table-cell office:value-type="float" office:value="2.80713" calcext:value-type="float">
            <text:p>2.80713</text:p>
          </table:table-cell>
          <table:table-cell table:number-columns-repeated="66"/>
          <table:table-cell table:formula="of:=MIN([.A32:.BL32])" office:value-type="float" office:value="1.93569" calcext:value-type="float">
            <text:p>1.93569</text:p>
          </table:table-cell>
          <table:table-cell table:formula="of:=MAX([.A32:.BL32])" office:value-type="float" office:value="2.80713" calcext:value-type="float">
            <text:p>2.80713</text:p>
          </table:table-cell>
          <table:table-cell table:number-columns-repeated="7"/>
        </table:table-row>
        <table:table-row table:style-name="ro2">
          <table:table-cell office:value-type="float" office:value="2.00037" calcext:value-type="float">
            <text:p>2.00037</text:p>
          </table:table-cell>
          <table:table-cell office:value-type="float" office:value="3.09751" calcext:value-type="float">
            <text:p>3.09751</text:p>
          </table:table-cell>
          <table:table-cell table:number-columns-repeated="66"/>
          <table:table-cell table:formula="of:=MIN([.A33:.BL33])" office:value-type="float" office:value="2.00037" calcext:value-type="float">
            <text:p>2.00037</text:p>
          </table:table-cell>
          <table:table-cell table:formula="of:=MAX([.A33:.BL33])" office:value-type="float" office:value="3.09751" calcext:value-type="float">
            <text:p>3.09751</text:p>
          </table:table-cell>
          <table:table-cell table:number-columns-repeated="7"/>
        </table:table-row>
        <table:table-row table:style-name="ro1">
          <table:table-cell office:value-type="float" office:value="1.99157" calcext:value-type="float">
            <text:p>1.99157</text:p>
          </table:table-cell>
          <table:table-cell office:value-type="float" office:value="2.94557" calcext:value-type="float">
            <text:p>2.94557</text:p>
          </table:table-cell>
          <table:table-cell table:number-columns-repeated="66"/>
          <table:table-cell table:formula="of:=MIN([.A34:.BL34])" office:value-type="float" office:value="1.99157" calcext:value-type="float">
            <text:p>1.99157</text:p>
          </table:table-cell>
          <table:table-cell table:formula="of:=MAX([.A34:.BL34])" office:value-type="float" office:value="2.94557" calcext:value-type="float">
            <text:p>2.94557</text:p>
          </table:table-cell>
          <table:table-cell table:number-columns-repeated="7"/>
        </table:table-row>
        <table:table-row table:style-name="ro1">
          <table:table-cell office:value-type="float" office:value="1.98684" calcext:value-type="float">
            <text:p>1.98684</text:p>
          </table:table-cell>
          <table:table-cell office:value-type="float" office:value="2.98029" calcext:value-type="float">
            <text:p>2.98029</text:p>
          </table:table-cell>
          <table:table-cell table:number-columns-repeated="66"/>
          <table:table-cell table:formula="of:=MIN([.A35:.BL35])" office:value-type="float" office:value="1.98684" calcext:value-type="float">
            <text:p>1.98684</text:p>
          </table:table-cell>
          <table:table-cell table:formula="of:=MAX([.A35:.BL35])" office:value-type="float" office:value="2.98029" calcext:value-type="float">
            <text:p>2.98029</text:p>
          </table:table-cell>
          <table:table-cell table:number-columns-repeated="7"/>
        </table:table-row>
        <table:table-row table:style-name="ro2">
          <table:table-cell office:value-type="float" office:value="1.85125" calcext:value-type="float">
            <text:p>1.85125</text:p>
          </table:table-cell>
          <table:table-cell office:value-type="float" office:value="2.69146" calcext:value-type="float">
            <text:p>2.69146</text:p>
          </table:table-cell>
          <table:table-cell table:number-columns-repeated="66"/>
          <table:table-cell table:formula="of:=MIN([.A36:.BL36])" office:value-type="float" office:value="1.85125" calcext:value-type="float">
            <text:p>1.85125</text:p>
          </table:table-cell>
          <table:table-cell table:formula="of:=MAX([.A36:.BL36])" office:value-type="float" office:value="2.69146" calcext:value-type="float">
            <text:p>2.69146</text:p>
          </table:table-cell>
          <table:table-cell table:number-columns-repeated="7"/>
        </table:table-row>
        <table:table-row table:style-name="ro1">
          <table:table-cell office:value-type="float" office:value="1.9389" calcext:value-type="float">
            <text:p>1.9389</text:p>
          </table:table-cell>
          <table:table-cell office:value-type="float" office:value="3.22946" calcext:value-type="float">
            <text:p>3.22946</text:p>
          </table:table-cell>
          <table:table-cell table:number-columns-repeated="66"/>
          <table:table-cell table:formula="of:=MIN([.A37:.BL37])" office:value-type="float" office:value="1.9389" calcext:value-type="float">
            <text:p>1.9389</text:p>
          </table:table-cell>
          <table:table-cell table:formula="of:=MAX([.A37:.BL37])" office:value-type="float" office:value="3.22946" calcext:value-type="float">
            <text:p>3.22946</text:p>
          </table:table-cell>
          <table:table-cell table:number-columns-repeated="7"/>
        </table:table-row>
        <table:table-row table:style-name="ro1">
          <table:table-cell office:value-type="float" office:value="2.61873" calcext:value-type="float">
            <text:p>2.61873</text:p>
          </table:table-cell>
          <table:table-cell office:value-type="float" office:value="2.71967" calcext:value-type="float">
            <text:p>2.71967</text:p>
          </table:table-cell>
          <table:table-cell table:number-columns-repeated="66"/>
          <table:table-cell table:formula="of:=MIN([.A38:.BL38])" office:value-type="float" office:value="2.61873" calcext:value-type="float">
            <text:p>2.61873</text:p>
          </table:table-cell>
          <table:table-cell table:formula="of:=MAX([.A38:.BL38])" office:value-type="float" office:value="2.71967" calcext:value-type="float">
            <text:p>2.71967</text:p>
          </table:table-cell>
          <table:table-cell table:number-columns-repeated="7"/>
        </table:table-row>
        <table:table-row table:style-name="ro1">
          <table:table-cell office:value-type="float" office:value="2.03211" calcext:value-type="float">
            <text:p>2.03211</text:p>
          </table:table-cell>
          <table:table-cell office:value-type="float" office:value="3.14186" calcext:value-type="float">
            <text:p>3.14186</text:p>
          </table:table-cell>
          <table:table-cell table:number-columns-repeated="66"/>
          <table:table-cell table:formula="of:=MIN([.A39:.BL39])" office:value-type="float" office:value="2.03211" calcext:value-type="float">
            <text:p>2.03211</text:p>
          </table:table-cell>
          <table:table-cell table:formula="of:=MAX([.A39:.BL39])" office:value-type="float" office:value="3.14186" calcext:value-type="float">
            <text:p>3.14186</text:p>
          </table:table-cell>
          <table:table-cell table:number-columns-repeated="7"/>
        </table:table-row>
        <table:table-row table:style-name="ro2">
          <table:table-cell office:value-type="float" office:value="1.98838" calcext:value-type="float">
            <text:p>1.98838</text:p>
          </table:table-cell>
          <table:table-cell office:value-type="float" office:value="3.22229" calcext:value-type="float">
            <text:p>3.22229</text:p>
          </table:table-cell>
          <table:table-cell table:number-columns-repeated="66"/>
          <table:table-cell table:formula="of:=MIN([.A40:.BL40])" office:value-type="float" office:value="1.98838" calcext:value-type="float">
            <text:p>1.98838</text:p>
          </table:table-cell>
          <table:table-cell table:formula="of:=MAX([.A40:.BL40])" office:value-type="float" office:value="3.22229" calcext:value-type="float">
            <text:p>3.22229</text:p>
          </table:table-cell>
          <table:table-cell table:number-columns-repeated="7"/>
        </table:table-row>
        <table:table-row table:style-name="ro1">
          <table:table-cell office:value-type="float" office:value="1.95358" calcext:value-type="float">
            <text:p>1.95358</text:p>
          </table:table-cell>
          <table:table-cell office:value-type="float" office:value="2.9799" calcext:value-type="float">
            <text:p>2.9799</text:p>
          </table:table-cell>
          <table:table-cell table:number-columns-repeated="66"/>
          <table:table-cell table:formula="of:=MIN([.A41:.BL41])" office:value-type="float" office:value="1.95358" calcext:value-type="float">
            <text:p>1.95358</text:p>
          </table:table-cell>
          <table:table-cell table:formula="of:=MAX([.A41:.BL41])" office:value-type="float" office:value="2.9799" calcext:value-type="float">
            <text:p>2.9799</text:p>
          </table:table-cell>
          <table:table-cell table:number-columns-repeated="7"/>
        </table:table-row>
        <table:table-row table:style-name="ro1">
          <table:table-cell office:value-type="float" office:value="2.0805" calcext:value-type="float">
            <text:p>2.0805</text:p>
          </table:table-cell>
          <table:table-cell office:value-type="float" office:value="3.0431" calcext:value-type="float">
            <text:p>3.0431</text:p>
          </table:table-cell>
          <table:table-cell table:number-columns-repeated="66"/>
          <table:table-cell table:formula="of:=MIN([.A42:.BL42])" office:value-type="float" office:value="2.0805" calcext:value-type="float">
            <text:p>2.0805</text:p>
          </table:table-cell>
          <table:table-cell table:formula="of:=MAX([.A42:.BL42])" office:value-type="float" office:value="3.0431" calcext:value-type="float">
            <text:p>3.043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1975" calcext:value-type="float">
            <text:p>1.01975</text:p>
          </table:table-cell>
          <table:table-cell office:value-type="float" office:value="0.981718" calcext:value-type="float">
            <text:p>0.981718</text:p>
          </table:table-cell>
          <table:table-cell office:value-type="float" office:value="2.53442" calcext:value-type="float">
            <text:p>2.53442</text:p>
          </table:table-cell>
          <table:table-cell office:value-type="float" office:value="1.88524" calcext:value-type="float">
            <text:p>1.88524</text:p>
          </table:table-cell>
          <table:table-cell table:number-columns-repeated="64"/>
          <table:table-cell table:formula="of:=MIN([.A44:.BL44])" office:value-type="float" office:value="0.981718" calcext:value-type="float">
            <text:p>0.981718</text:p>
          </table:table-cell>
          <table:table-cell table:formula="of:=MAX([.A44:.BL44])" office:value-type="float" office:value="2.53442" calcext:value-type="float">
            <text:p>2.53442</text:p>
          </table:table-cell>
          <table:table-cell table:number-columns-repeated="7"/>
        </table:table-row>
        <table:table-row table:style-name="ro1">
          <table:table-cell office:value-type="float" office:value="1.33288" calcext:value-type="float">
            <text:p>1.33288</text:p>
          </table:table-cell>
          <table:table-cell office:value-type="float" office:value="2.3529" calcext:value-type="float">
            <text:p>2.3529</text:p>
          </table:table-cell>
          <table:table-cell office:value-type="float" office:value="2.53019" calcext:value-type="float">
            <text:p>2.53019</text:p>
          </table:table-cell>
          <table:table-cell office:value-type="float" office:value="1.32091" calcext:value-type="float">
            <text:p>1.32091</text:p>
          </table:table-cell>
          <table:table-cell table:number-columns-repeated="64"/>
          <table:table-cell table:formula="of:=MIN([.A45:.BL45])" office:value-type="float" office:value="1.32091" calcext:value-type="float">
            <text:p>1.32091</text:p>
          </table:table-cell>
          <table:table-cell table:formula="of:=MAX([.A45:.BL45])" office:value-type="float" office:value="2.53019" calcext:value-type="float">
            <text:p>2.53019</text:p>
          </table:table-cell>
          <table:table-cell table:number-columns-repeated="7"/>
        </table:table-row>
        <table:table-row table:style-name="ro1">
          <table:table-cell office:value-type="float" office:value="1.34343" calcext:value-type="float">
            <text:p>1.34343</text:p>
          </table:table-cell>
          <table:table-cell office:value-type="float" office:value="1.94457" calcext:value-type="float">
            <text:p>1.94457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.30769" calcext:value-type="float">
            <text:p>1.30769</text:p>
          </table:table-cell>
          <table:table-cell table:number-columns-repeated="64"/>
          <table:table-cell table:formula="of:=MIN([.A46:.BL46])" office:value-type="float" office:value="1.30769" calcext:value-type="float">
            <text:p>1.30769</text:p>
          </table:table-cell>
          <table:table-cell table:formula="of:=MAX([.A46:.BL46])" office:value-type="float" office:value="2.17537" calcext:value-type="float">
            <text:p>2.17537</text:p>
          </table:table-cell>
          <table:table-cell table:number-columns-repeated="7"/>
        </table:table-row>
        <table:table-row table:style-name="ro1">
          <table:table-cell office:value-type="float" office:value="1.25848" calcext:value-type="float">
            <text:p>1.25848</text:p>
          </table:table-cell>
          <table:table-cell office:value-type="float" office:value="1.91352" calcext:value-type="float">
            <text:p>1.91352</text:p>
          </table:table-cell>
          <table:table-cell office:value-type="float" office:value="1.34708" calcext:value-type="float">
            <text:p>1.34708</text:p>
          </table:table-cell>
          <table:table-cell office:value-type="float" office:value="2.74058" calcext:value-type="float">
            <text:p>2.74058</text:p>
          </table:table-cell>
          <table:table-cell table:number-columns-repeated="64"/>
          <table:table-cell table:formula="of:=MIN([.A47:.BL47])" office:value-type="float" office:value="1.25848" calcext:value-type="float">
            <text:p>1.25848</text:p>
          </table:table-cell>
          <table:table-cell table:formula="of:=MAX([.A47:.BL47])" office:value-type="float" office:value="2.74058" calcext:value-type="float">
            <text:p>2.74058</text:p>
          </table:table-cell>
          <table:table-cell table:number-columns-repeated="7"/>
        </table:table-row>
        <table:table-row table:style-name="ro1">
          <table:table-cell office:value-type="float" office:value="1.26725" calcext:value-type="float">
            <text:p>1.26725</text:p>
          </table:table-cell>
          <table:table-cell office:value-type="float" office:value="2.05685" calcext:value-type="float">
            <text:p>2.05685</text:p>
          </table:table-cell>
          <table:table-cell office:value-type="float" office:value="2.24711" calcext:value-type="float">
            <text:p>2.24711</text:p>
          </table:table-cell>
          <table:table-cell office:value-type="float" office:value="1.47126" calcext:value-type="float">
            <text:p>1.47126</text:p>
          </table:table-cell>
          <table:table-cell table:number-columns-repeated="64"/>
          <table:table-cell table:formula="of:=MIN([.A48:.BL48])" office:value-type="float" office:value="1.26725" calcext:value-type="float">
            <text:p>1.26725</text:p>
          </table:table-cell>
          <table:table-cell table:formula="of:=MAX([.A48:.BL48])" office:value-type="float" office:value="2.24711" calcext:value-type="float">
            <text:p>2.24711</text:p>
          </table:table-cell>
          <table:table-cell table:number-columns-repeated="7"/>
        </table:table-row>
        <table:table-row table:style-name="ro1">
          <table:table-cell office:value-type="float" office:value="2.34665" calcext:value-type="float">
            <text:p>2.34665</text:p>
          </table:table-cell>
          <table:table-cell office:value-type="float" office:value="2.4172" calcext:value-type="float">
            <text:p>2.4172</text:p>
          </table:table-cell>
          <table:table-cell office:value-type="float" office:value="2.42162" calcext:value-type="float">
            <text:p>2.42162</text:p>
          </table:table-cell>
          <table:table-cell office:value-type="float" office:value="2.4283" calcext:value-type="float">
            <text:p>2.4283</text:p>
          </table:table-cell>
          <table:table-cell table:number-columns-repeated="64"/>
          <table:table-cell table:formula="of:=MIN([.A49:.BL49])" office:value-type="float" office:value="2.34665" calcext:value-type="float">
            <text:p>2.34665</text:p>
          </table:table-cell>
          <table:table-cell table:formula="of:=MAX([.A49:.BL49])" office:value-type="float" office:value="2.4283" calcext:value-type="float">
            <text:p>2.4283</text:p>
          </table:table-cell>
          <table:table-cell table:number-columns-repeated="7"/>
        </table:table-row>
        <table:table-row table:style-name="ro1">
          <table:table-cell office:value-type="float" office:value="1.30687" calcext:value-type="float">
            <text:p>1.30687</text:p>
          </table:table-cell>
          <table:table-cell office:value-type="float" office:value="2.48832" calcext:value-type="float">
            <text:p>2.48832</text:p>
          </table:table-cell>
          <table:table-cell office:value-type="float" office:value="2.55697" calcext:value-type="float">
            <text:p>2.55697</text:p>
          </table:table-cell>
          <table:table-cell office:value-type="float" office:value="1.28226" calcext:value-type="float">
            <text:p>1.28226</text:p>
          </table:table-cell>
          <table:table-cell table:number-columns-repeated="64"/>
          <table:table-cell table:formula="of:=MIN([.A50:.BL50])" office:value-type="float" office:value="1.28226" calcext:value-type="float">
            <text:p>1.28226</text:p>
          </table:table-cell>
          <table:table-cell table:formula="of:=MAX([.A50:.BL50])" office:value-type="float" office:value="2.55697" calcext:value-type="float">
            <text:p>2.55697</text:p>
          </table:table-cell>
          <table:table-cell table:number-columns-repeated="7"/>
        </table:table-row>
        <table:table-row table:style-name="ro1">
          <table:table-cell office:value-type="float" office:value="1.36188" calcext:value-type="float">
            <text:p>1.36188</text:p>
          </table:table-cell>
          <table:table-cell office:value-type="float" office:value="1.96474" calcext:value-type="float">
            <text:p>1.96474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1.41899" calcext:value-type="float">
            <text:p>1.41899</text:p>
          </table:table-cell>
          <table:table-cell table:number-columns-repeated="64"/>
          <table:table-cell table:formula="of:=MIN([.A51:.BL51])" office:value-type="float" office:value="1.36188" calcext:value-type="float">
            <text:p>1.36188</text:p>
          </table:table-cell>
          <table:table-cell table:formula="of:=MAX([.A51:.BL51])" office:value-type="float" office:value="2.34661" calcext:value-type="float">
            <text:p>2.34661</text:p>
          </table:table-cell>
          <table:table-cell table:number-columns-repeated="7"/>
        </table:table-row>
        <table:table-row table:style-name="ro1">
          <table:table-cell office:value-type="float" office:value="1.03924" calcext:value-type="float">
            <text:p>1.03924</text:p>
          </table:table-cell>
          <table:table-cell office:value-type="float" office:value="1.04975" calcext:value-type="float">
            <text:p>1.04975</text:p>
          </table:table-cell>
          <table:table-cell office:value-type="float" office:value="2.30404" calcext:value-type="float">
            <text:p>2.30404</text:p>
          </table:table-cell>
          <table:table-cell office:value-type="float" office:value="0.809418" calcext:value-type="float">
            <text:p>0.809418</text:p>
          </table:table-cell>
          <table:table-cell table:number-columns-repeated="64"/>
          <table:table-cell table:formula="of:=MIN([.A52:.BL52])" office:value-type="float" office:value="0.809418" calcext:value-type="float">
            <text:p>0.809418</text:p>
          </table:table-cell>
          <table:table-cell table:formula="of:=MAX([.A52:.BL52])" office:value-type="float" office:value="2.30404" calcext:value-type="float">
            <text:p>2.30404</text:p>
          </table:table-cell>
          <table:table-cell table:number-columns-repeated="7"/>
        </table:table-row>
        <table:table-row table:style-name="ro1">
          <table:table-cell office:value-type="float" office:value="1.90727" calcext:value-type="float">
            <text:p>1.90727</text:p>
          </table:table-cell>
          <table:table-cell office:value-type="float" office:value="2.14446" calcext:value-type="float">
            <text:p>2.14446</text:p>
          </table:table-cell>
          <table:table-cell office:value-type="float" office:value="2.27842" calcext:value-type="float">
            <text:p>2.27842</text:p>
          </table:table-cell>
          <table:table-cell office:value-type="float" office:value="0.848023" calcext:value-type="float">
            <text:p>0.848023</text:p>
          </table:table-cell>
          <table:table-cell table:number-columns-repeated="64"/>
          <table:table-cell table:formula="of:=MIN([.A53:.BL53])" office:value-type="float" office:value="0.848023" calcext:value-type="float">
            <text:p>0.848023</text:p>
          </table:table-cell>
          <table:table-cell table:formula="of:=MAX([.A53:.BL53])" office:value-type="float" office:value="2.27842" calcext:value-type="float">
            <text:p>2.27842</text:p>
          </table:table-cell>
          <table:table-cell table:number-columns-repeated="7"/>
        </table:table-row>
        <table:table-row table:style-name="ro1">
          <table:table-cell office:value-type="float" office:value="1.00513" calcext:value-type="float">
            <text:p>1.00513</text:p>
          </table:table-cell>
          <table:table-cell office:value-type="float" office:value="1.76935" calcext:value-type="float">
            <text:p>1.76935</text:p>
          </table:table-cell>
          <table:table-cell office:value-type="float" office:value="1.44621" calcext:value-type="float">
            <text:p>1.44621</text:p>
          </table:table-cell>
          <table:table-cell office:value-type="float" office:value="0.932144" calcext:value-type="float">
            <text:p>0.932144</text:p>
          </table:table-cell>
          <table:table-cell table:number-columns-repeated="64"/>
          <table:table-cell table:formula="of:=MIN([.A54:.BL54])" office:value-type="float" office:value="0.932144" calcext:value-type="float">
            <text:p>0.932144</text:p>
          </table:table-cell>
          <table:table-cell table:formula="of:=MAX([.A54:.BL54])" office:value-type="float" office:value="1.76935" calcext:value-type="float">
            <text:p>1.76935</text:p>
          </table:table-cell>
          <table:table-cell table:number-columns-repeated="7"/>
        </table:table-row>
        <table:table-row table:style-name="ro1">
          <table:table-cell office:value-type="float" office:value="1.23772" calcext:value-type="float">
            <text:p>1.23772</text:p>
          </table:table-cell>
          <table:table-cell office:value-type="float" office:value="1.90118" calcext:value-type="float">
            <text:p>1.90118</text:p>
          </table:table-cell>
          <table:table-cell office:value-type="float" office:value="1.23788" calcext:value-type="float">
            <text:p>1.23788</text:p>
          </table:table-cell>
          <table:table-cell office:value-type="float" office:value="2.66046" calcext:value-type="float">
            <text:p>2.66046</text:p>
          </table:table-cell>
          <table:table-cell table:number-columns-repeated="64"/>
          <table:table-cell table:formula="of:=MIN([.A55:.BL55])" office:value-type="float" office:value="1.23772" calcext:value-type="float">
            <text:p>1.23772</text:p>
          </table:table-cell>
          <table:table-cell table:formula="of:=MAX([.A55:.BL55])" office:value-type="float" office:value="2.66046" calcext:value-type="float">
            <text:p>2.66046</text:p>
          </table:table-cell>
          <table:table-cell table:number-columns-repeated="7"/>
        </table:table-row>
        <table:table-row table:style-name="ro1">
          <table:table-cell office:value-type="float" office:value="1.31317" calcext:value-type="float">
            <text:p>1.31317</text:p>
          </table:table-cell>
          <table:table-cell office:value-type="float" office:value="2.33407" calcext:value-type="float">
            <text:p>2.33407</text:p>
          </table:table-cell>
          <table:table-cell office:value-type="float" office:value="2.35019" calcext:value-type="float">
            <text:p>2.35019</text:p>
          </table:table-cell>
          <table:table-cell office:value-type="float" office:value="1.18396" calcext:value-type="float">
            <text:p>1.18396</text:p>
          </table:table-cell>
          <table:table-cell table:number-columns-repeated="64"/>
          <table:table-cell table:formula="of:=MIN([.A56:.BL56])" office:value-type="float" office:value="1.18396" calcext:value-type="float">
            <text:p>1.18396</text:p>
          </table:table-cell>
          <table:table-cell table:formula="of:=MAX([.A56:.BL56])" office:value-type="float" office:value="2.35019" calcext:value-type="float">
            <text:p>2.35019</text:p>
          </table:table-cell>
          <table:table-cell table:number-columns-repeated="7"/>
        </table:table-row>
        <table:table-row table:style-name="ro1">
          <table:table-cell office:value-type="float" office:value="1.35345" calcext:value-type="float">
            <text:p>1.35345</text:p>
          </table:table-cell>
          <table:table-cell office:value-type="float" office:value="2.43157" calcext:value-type="float">
            <text:p>2.43157</text:p>
          </table:table-cell>
          <table:table-cell office:value-type="float" office:value="2.54471" calcext:value-type="float">
            <text:p>2.54471</text:p>
          </table:table-cell>
          <table:table-cell office:value-type="float" office:value="1.28724" calcext:value-type="float">
            <text:p>1.28724</text:p>
          </table:table-cell>
          <table:table-cell table:number-columns-repeated="64"/>
          <table:table-cell table:formula="of:=MIN([.A57:.BL57])" office:value-type="float" office:value="1.28724" calcext:value-type="float">
            <text:p>1.28724</text:p>
          </table:table-cell>
          <table:table-cell table:formula="of:=MAX([.A57:.BL57])" office:value-type="float" office:value="2.54471" calcext:value-type="float">
            <text:p>2.54471</text:p>
          </table:table-cell>
          <table:table-cell table:number-columns-repeated="7"/>
        </table:table-row>
        <table:table-row table:style-name="ro1">
          <table:table-cell office:value-type="float" office:value="2.37591" calcext:value-type="float">
            <text:p>2.37591</text:p>
          </table:table-cell>
          <table:table-cell office:value-type="float" office:value="2.37622" calcext:value-type="float">
            <text:p>2.37622</text:p>
          </table:table-cell>
          <table:table-cell office:value-type="float" office:value="2.38999" calcext:value-type="float">
            <text:p>2.38999</text:p>
          </table:table-cell>
          <table:table-cell office:value-type="float" office:value="2.41136" calcext:value-type="float">
            <text:p>2.41136</text:p>
          </table:table-cell>
          <table:table-cell table:number-columns-repeated="64"/>
          <table:table-cell table:formula="of:=MIN([.A58:.BL58])" office:value-type="float" office:value="2.37591" calcext:value-type="float">
            <text:p>2.37591</text:p>
          </table:table-cell>
          <table:table-cell table:formula="of:=MAX([.A58:.BL58])" office:value-type="float" office:value="2.41136" calcext:value-type="float">
            <text:p>2.41136</text:p>
          </table:table-cell>
          <table:table-cell table:number-columns-repeated="7"/>
        </table:table-row>
        <table:table-row table:style-name="ro1">
          <table:table-cell office:value-type="float" office:value="1.3559" calcext:value-type="float">
            <text:p>1.3559</text:p>
          </table:table-cell>
          <table:table-cell office:value-type="float" office:value="2.39605" calcext:value-type="float">
            <text:p>2.39605</text:p>
          </table:table-cell>
          <table:table-cell office:value-type="float" office:value="2.42676" calcext:value-type="float">
            <text:p>2.42676</text:p>
          </table:table-cell>
          <table:table-cell office:value-type="float" office:value="1.21595" calcext:value-type="float">
            <text:p>1.21595</text:p>
          </table:table-cell>
          <table:table-cell table:number-columns-repeated="64"/>
          <table:table-cell table:formula="of:=MIN([.A59:.BL59])" office:value-type="float" office:value="1.21595" calcext:value-type="float">
            <text:p>1.21595</text:p>
          </table:table-cell>
          <table:table-cell table:formula="of:=MAX([.A59:.BL59])" office:value-type="float" office:value="2.42676" calcext:value-type="float">
            <text:p>2.42676</text:p>
          </table:table-cell>
          <table:table-cell table:number-columns-repeated="7"/>
        </table:table-row>
        <table:table-row table:style-name="ro1">
          <table:table-cell office:value-type="float" office:value="1.33516" calcext:value-type="float">
            <text:p>1.33516</text:p>
          </table:table-cell>
          <table:table-cell office:value-type="float" office:value="1.90402" calcext:value-type="float">
            <text:p>1.90402</text:p>
          </table:table-cell>
          <table:table-cell office:value-type="float" office:value="1.94317" calcext:value-type="float">
            <text:p>1.94317</text:p>
          </table:table-cell>
          <table:table-cell office:value-type="float" office:value="0.867172" calcext:value-type="float">
            <text:p>0.867172</text:p>
          </table:table-cell>
          <table:table-cell table:number-columns-repeated="64"/>
          <table:table-cell table:formula="of:=MIN([.A60:.BL60])" office:value-type="float" office:value="0.867172" calcext:value-type="float">
            <text:p>0.867172</text:p>
          </table:table-cell>
          <table:table-cell table:formula="of:=MAX([.A60:.BL60])" office:value-type="float" office:value="1.94317" calcext:value-type="float">
            <text:p>1.94317</text:p>
          </table:table-cell>
          <table:table-cell table:number-columns-repeated="7"/>
        </table:table-row>
        <table:table-row table:style-name="ro1">
          <table:table-cell office:value-type="float" office:value="1.30808" calcext:value-type="float">
            <text:p>1.30808</text:p>
          </table:table-cell>
          <table:table-cell office:value-type="float" office:value="1.77237" calcext:value-type="float">
            <text:p>1.77237</text:p>
          </table:table-cell>
          <table:table-cell office:value-type="float" office:value="2.10446" calcext:value-type="float">
            <text:p>2.10446</text:p>
          </table:table-cell>
          <table:table-cell office:value-type="float" office:value="0.939379" calcext:value-type="float">
            <text:p>0.939379</text:p>
          </table:table-cell>
          <table:table-cell table:number-columns-repeated="64"/>
          <table:table-cell table:formula="of:=MIN([.A61:.BL61])" office:value-type="float" office:value="0.939379" calcext:value-type="float">
            <text:p>0.939379</text:p>
          </table:table-cell>
          <table:table-cell table:formula="of:=MAX([.A61:.BL61])" office:value-type="float" office:value="2.10446" calcext:value-type="float">
            <text:p>2.10446</text:p>
          </table:table-cell>
          <table:table-cell table:number-columns-repeated="7"/>
        </table:table-row>
        <table:table-row table:style-name="ro1">
          <table:table-cell office:value-type="float" office:value="1.32402" calcext:value-type="float">
            <text:p>1.32402</text:p>
          </table:table-cell>
          <table:table-cell office:value-type="float" office:value="2.41174" calcext:value-type="float">
            <text:p>2.41174</text:p>
          </table:table-cell>
          <table:table-cell office:value-type="float" office:value="2.48501" calcext:value-type="float">
            <text:p>2.48501</text:p>
          </table:table-cell>
          <table:table-cell office:value-type="float" office:value="1.27455" calcext:value-type="float">
            <text:p>1.27455</text:p>
          </table:table-cell>
          <table:table-cell table:number-columns-repeated="64"/>
          <table:table-cell table:formula="of:=MIN([.A62:.BL62])" office:value-type="float" office:value="1.27455" calcext:value-type="float">
            <text:p>1.27455</text:p>
          </table:table-cell>
          <table:table-cell table:formula="of:=MAX([.A62:.BL62])" office:value-type="float" office:value="2.48501" calcext:value-type="float">
            <text:p>2.48501</text:p>
          </table:table-cell>
          <table:table-cell table:number-columns-repeated="7"/>
        </table:table-row>
        <table:table-row table:style-name="ro1">
          <table:table-cell office:value-type="float" office:value="1.42256" calcext:value-type="float">
            <text:p>1.42256</text:p>
          </table:table-cell>
          <table:table-cell office:value-type="float" office:value="2.37585" calcext:value-type="float">
            <text:p>2.37585</text:p>
          </table:table-cell>
          <table:table-cell office:value-type="float" office:value="2.46455" calcext:value-type="float">
            <text:p>2.46455</text:p>
          </table:table-cell>
          <table:table-cell office:value-type="float" office:value="1.21136" calcext:value-type="float">
            <text:p>1.21136</text:p>
          </table:table-cell>
          <table:table-cell table:number-columns-repeated="64"/>
          <table:table-cell table:formula="of:=MIN([.A63:.BL63])" office:value-type="float" office:value="1.21136" calcext:value-type="float">
            <text:p>1.21136</text:p>
          </table:table-cell>
          <table:table-cell table:formula="of:=MAX([.A63:.BL63])" office:value-type="float" office:value="2.46455" calcext:value-type="float">
            <text:p>2.4645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0.700312" calcext:value-type="float">
            <text:p>0.700312</text:p>
          </table:table-cell>
          <table:table-cell office:value-type="float" office:value="1.01526" calcext:value-type="float">
            <text:p>1.01526</text:p>
          </table:table-cell>
          <table:table-cell office:value-type="float" office:value="1.18265" calcext:value-type="float">
            <text:p>1.18265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700354" calcext:value-type="float">
            <text:p>0.700354</text:p>
          </table:table-cell>
          <table:table-cell office:value-type="float" office:value="1.10243" calcext:value-type="float">
            <text:p>1.10243</text:p>
          </table:table-cell>
          <table:table-cell office:value-type="float" office:value="0.686794" calcext:value-type="float">
            <text:p>0.686794</text:p>
          </table:table-cell>
          <table:table-cell office:value-type="float" office:value="0.477795" calcext:value-type="float">
            <text:p>0.477795</text:p>
          </table:table-cell>
          <table:table-cell table:number-columns-repeated="60"/>
          <table:table-cell table:formula="of:=MIN([.A65:.BL65])" office:value-type="float" office:value="0.477795" calcext:value-type="float">
            <text:p>0.477795</text:p>
          </table:table-cell>
          <table:table-cell table:formula="of:=MAX([.A65:.BL65])" office:value-type="float" office:value="1.18265" calcext:value-type="float">
            <text:p>1.18265</text:p>
          </table:table-cell>
          <table:table-cell table:number-columns-repeated="7"/>
        </table:table-row>
        <table:table-row table:style-name="ro1">
          <table:table-cell office:value-type="float" office:value="1.20152" calcext:value-type="float">
            <text:p>1.20152</text:p>
          </table:table-cell>
          <table:table-cell office:value-type="float" office:value="1.23457" calcext:value-type="float">
            <text:p>1.23457</text:p>
          </table:table-cell>
          <table:table-cell office:value-type="float" office:value="1.27589" calcext:value-type="float">
            <text:p>1.27589</text:p>
          </table:table-cell>
          <table:table-cell office:value-type="float" office:value="0.663345" calcext:value-type="float">
            <text:p>0.663345</text:p>
          </table:table-cell>
          <table:table-cell office:value-type="float" office:value="1.90806" calcext:value-type="float">
            <text:p>1.90806</text:p>
          </table:table-cell>
          <table:table-cell office:value-type="float" office:value="1.25942" calcext:value-type="float">
            <text:p>1.25942</text:p>
          </table:table-cell>
          <table:table-cell office:value-type="float" office:value="1.3295" calcext:value-type="float">
            <text:p>1.3295</text:p>
          </table:table-cell>
          <table:table-cell office:value-type="float" office:value="1.33256" calcext:value-type="float">
            <text:p>1.33256</text:p>
          </table:table-cell>
          <table:table-cell table:number-columns-repeated="60"/>
          <table:table-cell table:formula="of:=MIN([.A66:.BL66])" office:value-type="float" office:value="0.663345" calcext:value-type="float">
            <text:p>0.663345</text:p>
          </table:table-cell>
          <table:table-cell table:formula="of:=MAX([.A66:.BL66])" office:value-type="float" office:value="1.90806" calcext:value-type="float">
            <text:p>1.90806</text:p>
          </table:table-cell>
          <table:table-cell table:number-columns-repeated="7"/>
        </table:table-row>
        <table:table-row table:style-name="ro1">
          <table:table-cell office:value-type="float" office:value="1.17425" calcext:value-type="float">
            <text:p>1.1742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20091" calcext:value-type="float">
            <text:p>1.20091</text:p>
          </table:table-cell>
          <table:table-cell office:value-type="float" office:value="1.18094" calcext:value-type="float">
            <text:p>1.18094</text:p>
          </table:table-cell>
          <table:table-cell office:value-type="float" office:value="1.16236" calcext:value-type="float">
            <text:p>1.16236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2.36627" calcext:value-type="float">
            <text:p>2.36627</text:p>
          </table:table-cell>
          <table:table-cell office:value-type="float" office:value="1.19239" calcext:value-type="float">
            <text:p>1.19239</text:p>
          </table:table-cell>
          <table:table-cell table:number-columns-repeated="60"/>
          <table:table-cell table:formula="of:=MIN([.A67:.BL67])" office:value-type="float" office:value="1.16236" calcext:value-type="float">
            <text:p>1.16236</text:p>
          </table:table-cell>
          <table:table-cell table:formula="of:=MAX([.A67:.BL67])" office:value-type="float" office:value="2.36627" calcext:value-type="float">
            <text:p>2.36627</text:p>
          </table:table-cell>
          <table:table-cell table:number-columns-repeated="7"/>
        </table:table-row>
        <table:table-row table:style-name="ro1">
          <table:table-cell office:value-type="float" office:value="0.671942" calcext:value-type="float">
            <text:p>0.671942</text:p>
          </table:table-cell>
          <table:table-cell office:value-type="float" office:value="1.23628" calcext:value-type="float">
            <text:p>1.23628</text:p>
          </table:table-cell>
          <table:table-cell office:value-type="float" office:value="1.24826" calcext:value-type="float">
            <text:p>1.24826</text:p>
          </table:table-cell>
          <table:table-cell office:value-type="float" office:value="0.733834" calcext:value-type="float">
            <text:p>0.733834</text:p>
          </table:table-cell>
          <table:table-cell office:value-type="float" office:value="0.700523" calcext:value-type="float">
            <text:p>0.700523</text:p>
          </table:table-cell>
          <table:table-cell office:value-type="float" office:value="0.993958" calcext:value-type="float">
            <text:p>0.993958</text:p>
          </table:table-cell>
          <table:table-cell office:value-type="float" office:value="1.22489" calcext:value-type="float">
            <text:p>1.22489</text:p>
          </table:table-cell>
          <table:table-cell office:value-type="float" office:value="0.533718" calcext:value-type="float">
            <text:p>0.533718</text:p>
          </table:table-cell>
          <table:table-cell table:number-columns-repeated="60"/>
          <table:table-cell table:formula="of:=MIN([.A68:.BL68])" office:value-type="float" office:value="0.533718" calcext:value-type="float">
            <text:p>0.533718</text:p>
          </table:table-cell>
          <table:table-cell table:formula="of:=MAX([.A68:.BL68])" office:value-type="float" office:value="1.24826" calcext:value-type="float">
            <text:p>1.24826</text:p>
          </table:table-cell>
          <table:table-cell table:number-columns-repeated="7"/>
        </table:table-row>
        <table:table-row table:style-name="ro1">
          <table:table-cell office:value-type="float" office:value="0.675219" calcext:value-type="float">
            <text:p>0.675219</text:p>
          </table:table-cell>
          <table:table-cell office:value-type="float" office:value="1.31567" calcext:value-type="float">
            <text:p>1.31567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0.473938" calcext:value-type="float">
            <text:p>0.473938</text:p>
          </table:table-cell>
          <table:table-cell office:value-type="float" office:value="1.19843" calcext:value-type="float">
            <text:p>1.19843</text:p>
          </table:table-cell>
          <table:table-cell office:value-type="float" office:value="2.0048" calcext:value-type="float">
            <text:p>2.0048</text:p>
          </table:table-cell>
          <table:table-cell office:value-type="float" office:value="0.558277" calcext:value-type="float">
            <text:p>0.558277</text:p>
          </table:table-cell>
          <table:table-cell office:value-type="float" office:value="0.687342" calcext:value-type="float">
            <text:p>0.687342</text:p>
          </table:table-cell>
          <table:table-cell table:number-columns-repeated="60"/>
          <table:table-cell table:formula="of:=MIN([.A69:.BL69])" office:value-type="float" office:value="0.473938" calcext:value-type="float">
            <text:p>0.473938</text:p>
          </table:table-cell>
          <table:table-cell table:formula="of:=MAX([.A69:.BL69])" office:value-type="float" office:value="2.0048" calcext:value-type="float">
            <text:p>2.0048</text:p>
          </table:table-cell>
          <table:table-cell table:number-columns-repeated="7"/>
        </table:table-row>
        <table:table-row table:style-name="ro1">
          <table:table-cell office:value-type="float" office:value="0.709087" calcext:value-type="float">
            <text:p>0.709087</text:p>
          </table:table-cell>
          <table:table-cell office:value-type="float" office:value="1.1693" calcext:value-type="float">
            <text:p>1.1693</text:p>
          </table:table-cell>
          <table:table-cell office:value-type="float" office:value="1.173" calcext:value-type="float">
            <text:p>1.173</text:p>
          </table:table-cell>
          <table:table-cell office:value-type="float" office:value="0.900333" calcext:value-type="float">
            <text:p>0.900333</text:p>
          </table:table-cell>
          <table:table-cell office:value-type="float" office:value="0.667478" calcext:value-type="float">
            <text:p>0.667478</text:p>
          </table:table-cell>
          <table:table-cell office:value-type="float" office:value="1.10374" calcext:value-type="float">
            <text:p>1.10374</text:p>
          </table:table-cell>
          <table:table-cell office:value-type="float" office:value="0.65083" calcext:value-type="float">
            <text:p>0.65083</text:p>
          </table:table-cell>
          <table:table-cell office:value-type="float" office:value="1.50596" calcext:value-type="float">
            <text:p>1.50596</text:p>
          </table:table-cell>
          <table:table-cell table:number-columns-repeated="60"/>
          <table:table-cell table:formula="of:=MIN([.A70:.BL70])" office:value-type="float" office:value="0.65083" calcext:value-type="float">
            <text:p>0.65083</text:p>
          </table:table-cell>
          <table:table-cell table:formula="of:=MAX([.A70:.BL70])" office:value-type="float" office:value="1.50596" calcext:value-type="float">
            <text:p>1.50596</text:p>
          </table:table-cell>
          <table:table-cell table:number-columns-repeated="7"/>
        </table:table-row>
        <table:table-row table:style-name="ro1">
          <table:table-cell office:value-type="float" office:value="0.657224" calcext:value-type="float">
            <text:p>0.657224</text:p>
          </table:table-cell>
          <table:table-cell office:value-type="float" office:value="0.885648" calcext:value-type="float">
            <text:p>0.885648</text:p>
          </table:table-cell>
          <table:table-cell office:value-type="float" office:value="1.03169" calcext:value-type="float">
            <text:p>1.03169</text:p>
          </table:table-cell>
          <table:table-cell office:value-type="float" office:value="0.488397" calcext:value-type="float">
            <text:p>0.488397</text:p>
          </table:table-cell>
          <table:table-cell office:value-type="float" office:value="0.78571" calcext:value-type="float">
            <text:p>0.78571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1.58075" calcext:value-type="float">
            <text:p>1.58075</text:p>
          </table:table-cell>
          <table:table-cell office:value-type="float" office:value="0.561559" calcext:value-type="float">
            <text:p>0.561559</text:p>
          </table:table-cell>
          <table:table-cell table:number-columns-repeated="60"/>
          <table:table-cell table:formula="of:=MIN([.A71:.BL71])" office:value-type="float" office:value="0.488397" calcext:value-type="float">
            <text:p>0.488397</text:p>
          </table:table-cell>
          <table:table-cell table:formula="of:=MAX([.A71:.BL71])" office:value-type="float" office:value="1.58075" calcext:value-type="float">
            <text:p>1.58075</text:p>
          </table:table-cell>
          <table:table-cell table:number-columns-repeated="7"/>
        </table:table-row>
        <table:table-row table:style-name="ro1">
          <table:table-cell office:value-type="float" office:value="0.64366" calcext:value-type="float">
            <text:p>0.64366</text:p>
          </table:table-cell>
          <table:table-cell office:value-type="float" office:value="0.661853" calcext:value-type="float">
            <text:p>0.661853</text:p>
          </table:table-cell>
          <table:table-cell office:value-type="float" office:value="1.36366" calcext:value-type="float">
            <text:p>1.36366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782451" calcext:value-type="float">
            <text:p>0.782451</text:p>
          </table:table-cell>
          <table:table-cell office:value-type="float" office:value="1.7413" calcext:value-type="float">
            <text:p>1.7413</text:p>
          </table:table-cell>
          <table:table-cell office:value-type="float" office:value="0.741335" calcext:value-type="float">
            <text:p>0.741335</text:p>
          </table:table-cell>
          <table:table-cell office:value-type="float" office:value="1.20681" calcext:value-type="float">
            <text:p>1.20681</text:p>
          </table:table-cell>
          <table:table-cell table:number-columns-repeated="60"/>
          <table:table-cell table:formula="of:=MIN([.A72:.BL72])" office:value-type="float" office:value="0.64366" calcext:value-type="float">
            <text:p>0.64366</text:p>
          </table:table-cell>
          <table:table-cell table:formula="of:=MAX([.A72:.BL72])" office:value-type="float" office:value="1.7413" calcext:value-type="float">
            <text:p>1.7413</text:p>
          </table:table-cell>
          <table:table-cell table:number-columns-repeated="7"/>
        </table:table-row>
        <table:table-row table:style-name="ro1">
          <table:table-cell office:value-type="float" office:value="1.18428" calcext:value-type="float">
            <text:p>1.18428</text:p>
          </table:table-cell>
          <table:table-cell office:value-type="float" office:value="1.20009" calcext:value-type="float">
            <text:p>1.20009</text:p>
          </table:table-cell>
          <table:table-cell office:value-type="float" office:value="0.66447" calcext:value-type="float">
            <text:p>0.66447</text:p>
          </table:table-cell>
          <table:table-cell office:value-type="float" office:value="0.668315" calcext:value-type="float">
            <text:p>0.668315</text:p>
          </table:table-cell>
          <table:table-cell office:value-type="float" office:value="2.55186" calcext:value-type="float">
            <text:p>2.55186</text:p>
          </table:table-cell>
          <table:table-cell office:value-type="float" office:value="2.55348" calcext:value-type="float">
            <text:p>2.55348</text:p>
          </table:table-cell>
          <table:table-cell office:value-type="float" office:value="1.40371" calcext:value-type="float">
            <text:p>1.40371</text:p>
          </table:table-cell>
          <table:table-cell office:value-type="float" office:value="1.39558" calcext:value-type="float">
            <text:p>1.39558</text:p>
          </table:table-cell>
          <table:table-cell table:number-columns-repeated="60"/>
          <table:table-cell table:formula="of:=MIN([.A73:.BL73])" office:value-type="float" office:value="0.66447" calcext:value-type="float">
            <text:p>0.66447</text:p>
          </table:table-cell>
          <table:table-cell table:formula="of:=MAX([.A73:.BL73])" office:value-type="float" office:value="2.55348" calcext:value-type="float">
            <text:p>2.55348</text:p>
          </table:table-cell>
          <table:table-cell table:number-columns-repeated="7"/>
        </table:table-row>
        <table:table-row table:style-name="ro1">
          <table:table-cell office:value-type="float" office:value="0.651527" calcext:value-type="float">
            <text:p>0.651527</text:p>
          </table:table-cell>
          <table:table-cell office:value-type="float" office:value="1.30324" calcext:value-type="float">
            <text:p>1.30324</text:p>
          </table:table-cell>
          <table:table-cell office:value-type="float" office:value="0.659984" calcext:value-type="float">
            <text:p>0.659984</text:p>
          </table:table-cell>
          <table:table-cell office:value-type="float" office:value="1.42356" calcext:value-type="float">
            <text:p>1.42356</text:p>
          </table:table-cell>
          <table:table-cell office:value-type="float" office:value="0.692672" calcext:value-type="float">
            <text:p>0.692672</text:p>
          </table:table-cell>
          <table:table-cell office:value-type="float" office:value="0.733981" calcext:value-type="float">
            <text:p>0.733981</text:p>
          </table:table-cell>
          <table:table-cell office:value-type="float" office:value="0.681443" calcext:value-type="float">
            <text:p>0.681443</text:p>
          </table:table-cell>
          <table:table-cell office:value-type="float" office:value="0.710296" calcext:value-type="float">
            <text:p>0.710296</text:p>
          </table:table-cell>
          <table:table-cell table:number-columns-repeated="60"/>
          <table:table-cell table:formula="of:=MIN([.A74:.BL74])" office:value-type="float" office:value="0.651527" calcext:value-type="float">
            <text:p>0.651527</text:p>
          </table:table-cell>
          <table:table-cell table:formula="of:=MAX([.A74:.BL74])" office:value-type="float" office:value="1.42356" calcext:value-type="float">
            <text:p>1.42356</text:p>
          </table:table-cell>
          <table:table-cell table:number-columns-repeated="7"/>
        </table:table-row>
        <table:table-row table:style-name="ro1">
          <table:table-cell office:value-type="float" office:value="0.773494" calcext:value-type="float">
            <text:p>0.773494</text:p>
          </table:table-cell>
          <table:table-cell office:value-type="float" office:value="1.04187" calcext:value-type="float">
            <text:p>1.04187</text:p>
          </table:table-cell>
          <table:table-cell office:value-type="float" office:value="1.10217" calcext:value-type="float">
            <text:p>1.10217</text:p>
          </table:table-cell>
          <table:table-cell office:value-type="float" office:value="0.863472" calcext:value-type="float">
            <text:p>0.863472</text:p>
          </table:table-cell>
          <table:table-cell office:value-type="float" office:value="0.970681" calcext:value-type="float">
            <text:p>0.970681</text:p>
          </table:table-cell>
          <table:table-cell office:value-type="float" office:value="1.17005" calcext:value-type="float">
            <text:p>1.17005</text:p>
          </table:table-cell>
          <table:table-cell office:value-type="float" office:value="1.02016" calcext:value-type="float">
            <text:p>1.02016</text:p>
          </table:table-cell>
          <table:table-cell office:value-type="float" office:value="0.77193" calcext:value-type="float">
            <text:p>0.77193</text:p>
          </table:table-cell>
          <table:table-cell table:number-columns-repeated="60"/>
          <table:table-cell table:formula="of:=MIN([.A75:.BL75])" office:value-type="float" office:value="0.77193" calcext:value-type="float">
            <text:p>0.77193</text:p>
          </table:table-cell>
          <table:table-cell table:formula="of:=MAX([.A75:.BL75])" office:value-type="float" office:value="1.17005" calcext:value-type="float">
            <text:p>1.17005</text:p>
          </table:table-cell>
          <table:table-cell table:number-columns-repeated="7"/>
        </table:table-row>
        <table:table-row table:style-name="ro1">
          <table:table-cell office:value-type="float" office:value="0.769684" calcext:value-type="float">
            <text:p>0.769684</text:p>
          </table:table-cell>
          <table:table-cell office:value-type="float" office:value="1.41095" calcext:value-type="float">
            <text:p>1.41095</text:p>
          </table:table-cell>
          <table:table-cell office:value-type="float" office:value="0.981512" calcext:value-type="float">
            <text:p>0.981512</text:p>
          </table:table-cell>
          <table:table-cell office:value-type="float" office:value="1.82172" calcext:value-type="float">
            <text:p>1.82172</text:p>
          </table:table-cell>
          <table:table-cell office:value-type="float" office:value="0.748618" calcext:value-type="float">
            <text:p>0.748618</text:p>
          </table:table-cell>
          <table:table-cell office:value-type="float" office:value="0.728162" calcext:value-type="float">
            <text:p>0.728162</text:p>
          </table:table-cell>
          <table:table-cell office:value-type="float" office:value="1.94627" calcext:value-type="float">
            <text:p>1.94627</text:p>
          </table:table-cell>
          <table:table-cell office:value-type="float" office:value="0.413798" calcext:value-type="float">
            <text:p>0.413798</text:p>
          </table:table-cell>
          <table:table-cell table:number-columns-repeated="60"/>
          <table:table-cell table:formula="of:=MIN([.A76:.BL76])" office:value-type="float" office:value="0.413798" calcext:value-type="float">
            <text:p>0.413798</text:p>
          </table:table-cell>
          <table:table-cell table:formula="of:=MAX([.A76:.BL76])" office:value-type="float" office:value="1.94627" calcext:value-type="float">
            <text:p>1.94627</text:p>
          </table:table-cell>
          <table:table-cell table:number-columns-repeated="7"/>
        </table:table-row>
        <table:table-row table:style-name="ro1">
          <table:table-cell office:value-type="float" office:value="0.74045" calcext:value-type="float">
            <text:p>0.74045</text:p>
          </table:table-cell>
          <table:table-cell office:value-type="float" office:value="0.715672" calcext:value-type="float">
            <text:p>0.715672</text:p>
          </table:table-cell>
          <table:table-cell office:value-type="float" office:value="1.90137" calcext:value-type="float">
            <text:p>1.90137</text:p>
          </table:table-cell>
          <table:table-cell office:value-type="float" office:value="1.54381" calcext:value-type="float">
            <text:p>1.54381</text:p>
          </table:table-cell>
          <table:table-cell office:value-type="float" office:value="2.46852" calcext:value-type="float">
            <text:p>2.46852</text:p>
          </table:table-cell>
          <table:table-cell office:value-type="float" office:value="1.94934" calcext:value-type="float">
            <text:p>1.94934</text:p>
          </table:table-cell>
          <table:table-cell office:value-type="float" office:value="1.45081" calcext:value-type="float">
            <text:p>1.45081</text:p>
          </table:table-cell>
          <table:table-cell office:value-type="float" office:value="1.19519" calcext:value-type="float">
            <text:p>1.19519</text:p>
          </table:table-cell>
          <table:table-cell table:number-columns-repeated="60"/>
          <table:table-cell table:formula="of:=MIN([.A77:.BL77])" office:value-type="float" office:value="0.715672" calcext:value-type="float">
            <text:p>0.715672</text:p>
          </table:table-cell>
          <table:table-cell table:formula="of:=MAX([.A77:.BL77])" office:value-type="float" office:value="2.46852" calcext:value-type="float">
            <text:p>2.46852</text:p>
          </table:table-cell>
          <table:table-cell table:number-columns-repeated="7"/>
        </table:table-row>
        <table:table-row table:style-name="ro1">
          <table:table-cell office:value-type="float" office:value="0.641957" calcext:value-type="float">
            <text:p>0.641957</text:p>
          </table:table-cell>
          <table:table-cell office:value-type="float" office:value="0.689552" calcext:value-type="float">
            <text:p>0.689552</text:p>
          </table:table-cell>
          <table:table-cell office:value-type="float" office:value="0.652539" calcext:value-type="float">
            <text:p>0.652539</text:p>
          </table:table-cell>
          <table:table-cell office:value-type="float" office:value="2.0379" calcext:value-type="float">
            <text:p>2.0379</text:p>
          </table:table-cell>
          <table:table-cell office:value-type="float" office:value="1.40216" calcext:value-type="float">
            <text:p>1.40216</text:p>
          </table:table-cell>
          <table:table-cell office:value-type="float" office:value="0.739451" calcext:value-type="float">
            <text:p>0.739451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764157" calcext:value-type="float">
            <text:p>0.764157</text:p>
          </table:table-cell>
          <table:table-cell table:number-columns-repeated="60"/>
          <table:table-cell table:formula="of:=MIN([.A78:.BL78])" office:value-type="float" office:value="0.535588" calcext:value-type="float">
            <text:p>0.535588</text:p>
          </table:table-cell>
          <table:table-cell table:formula="of:=MAX([.A78:.BL78])" office:value-type="float" office:value="2.0379" calcext:value-type="float">
            <text:p>2.0379</text:p>
          </table:table-cell>
          <table:table-cell table:number-columns-repeated="7"/>
        </table:table-row>
        <table:table-row table:style-name="ro1">
          <table:table-cell office:value-type="float" office:value="0.664407" calcext:value-type="float">
            <text:p>0.664407</text:p>
          </table:table-cell>
          <table:table-cell office:value-type="float" office:value="0.667174" calcext:value-type="float">
            <text:p>0.667174</text:p>
          </table:table-cell>
          <table:table-cell office:value-type="float" office:value="1.53259" calcext:value-type="float">
            <text:p>1.53259</text:p>
          </table:table-cell>
          <table:table-cell office:value-type="float" office:value="1.89143" calcext:value-type="float">
            <text:p>1.89143</text:p>
          </table:table-cell>
          <table:table-cell office:value-type="float" office:value="1.5127" calcext:value-type="float">
            <text:p>1.5127</text:p>
          </table:table-cell>
          <table:table-cell office:value-type="float" office:value="1.03761" calcext:value-type="float">
            <text:p>1.03761</text:p>
          </table:table-cell>
          <table:table-cell office:value-type="float" office:value="1.05238" calcext:value-type="float">
            <text:p>1.05238</text:p>
          </table:table-cell>
          <table:table-cell office:value-type="float" office:value="1.35085" calcext:value-type="float">
            <text:p>1.35085</text:p>
          </table:table-cell>
          <table:table-cell table:number-columns-repeated="60"/>
          <table:table-cell table:formula="of:=MIN([.A79:.BL79])" office:value-type="float" office:value="0.664407" calcext:value-type="float">
            <text:p>0.664407</text:p>
          </table:table-cell>
          <table:table-cell table:formula="of:=MAX([.A79:.BL79])" office:value-type="float" office:value="1.89143" calcext:value-type="float">
            <text:p>1.89143</text:p>
          </table:table-cell>
          <table:table-cell table:number-columns-repeated="7"/>
        </table:table-row>
        <table:table-row table:style-name="ro1">
          <table:table-cell office:value-type="float" office:value="0.731813" calcext:value-type="float">
            <text:p>0.731813</text:p>
          </table:table-cell>
          <table:table-cell office:value-type="float" office:value="1.31504" calcext:value-type="float">
            <text:p>1.31504</text:p>
          </table:table-cell>
          <table:table-cell office:value-type="float" office:value="1.41676" calcext:value-type="float">
            <text:p>1.41676</text:p>
          </table:table-cell>
          <table:table-cell office:value-type="float" office:value="1.22302" calcext:value-type="float">
            <text:p>1.22302</text:p>
          </table:table-cell>
          <table:table-cell office:value-type="float" office:value="1.25133" calcext:value-type="float">
            <text:p>1.25133</text:p>
          </table:table-cell>
          <table:table-cell office:value-type="float" office:value="1.16249" calcext:value-type="float">
            <text:p>1.16249</text:p>
          </table:table-cell>
          <table:table-cell office:value-type="float" office:value="1.27711" calcext:value-type="float">
            <text:p>1.27711</text:p>
          </table:table-cell>
          <table:table-cell office:value-type="float" office:value="0.648433" calcext:value-type="float">
            <text:p>0.648433</text:p>
          </table:table-cell>
          <table:table-cell table:number-columns-repeated="60"/>
          <table:table-cell table:formula="of:=MIN([.A80:.BL80])" office:value-type="float" office:value="0.648433" calcext:value-type="float">
            <text:p>0.648433</text:p>
          </table:table-cell>
          <table:table-cell table:formula="of:=MAX([.A80:.BL80])" office:value-type="float" office:value="1.41676" calcext:value-type="float">
            <text:p>1.41676</text:p>
          </table:table-cell>
          <table:table-cell table:number-columns-repeated="7"/>
        </table:table-row>
        <table:table-row table:style-name="ro1">
          <table:table-cell office:value-type="float" office:value="1.20165" calcext:value-type="float">
            <text:p>1.20165</text:p>
          </table:table-cell>
          <table:table-cell office:value-type="float" office:value="1.20324" calcext:value-type="float">
            <text:p>1.20324</text:p>
          </table:table-cell>
          <table:table-cell office:value-type="float" office:value="0.654111" calcext:value-type="float">
            <text:p>0.654111</text:p>
          </table:table-cell>
          <table:table-cell office:value-type="float" office:value="1.85779" calcext:value-type="float">
            <text:p>1.85779</text:p>
          </table:table-cell>
          <table:table-cell office:value-type="float" office:value="1.88806" calcext:value-type="float">
            <text:p>1.88806</text:p>
          </table:table-cell>
          <table:table-cell office:value-type="float" office:value="0.96233" calcext:value-type="float">
            <text:p>0.96233</text:p>
          </table:table-cell>
          <table:table-cell office:value-type="float" office:value="0.997986" calcext:value-type="float">
            <text:p>0.997986</text:p>
          </table:table-cell>
          <table:table-cell office:value-type="float" office:value="0.434906" calcext:value-type="float">
            <text:p>0.434906</text:p>
          </table:table-cell>
          <table:table-cell table:number-columns-repeated="60"/>
          <table:table-cell table:formula="of:=MIN([.A81:.BL81])" office:value-type="float" office:value="0.434906" calcext:value-type="float">
            <text:p>0.434906</text:p>
          </table:table-cell>
          <table:table-cell table:formula="of:=MAX([.A81:.BL81])" office:value-type="float" office:value="1.88806" calcext:value-type="float">
            <text:p>1.88806</text:p>
          </table:table-cell>
          <table:table-cell table:number-columns-repeated="7"/>
        </table:table-row>
        <table:table-row table:style-name="ro1">
          <table:table-cell office:value-type="float" office:value="0.648813" calcext:value-type="float">
            <text:p>0.648813</text:p>
          </table:table-cell>
          <table:table-cell office:value-type="float" office:value="0.633705" calcext:value-type="float">
            <text:p>0.633705</text:p>
          </table:table-cell>
          <table:table-cell office:value-type="float" office:value="1.79852" calcext:value-type="float">
            <text:p>1.79852</text:p>
          </table:table-cell>
          <table:table-cell office:value-type="float" office:value="1.19497" calcext:value-type="float">
            <text:p>1.19497</text:p>
          </table:table-cell>
          <table:table-cell office:value-type="float" office:value="0.639851" calcext:value-type="float">
            <text:p>0.639851</text:p>
          </table:table-cell>
          <table:table-cell office:value-type="float" office:value="2.06876" calcext:value-type="float">
            <text:p>2.06876</text:p>
          </table:table-cell>
          <table:table-cell office:value-type="float" office:value="0.696898" calcext:value-type="float">
            <text:p>0.696898</text:p>
          </table:table-cell>
          <table:table-cell office:value-type="float" office:value="0.718103" calcext:value-type="float">
            <text:p>0.718103</text:p>
          </table:table-cell>
          <table:table-cell table:number-columns-repeated="60"/>
          <table:table-cell table:formula="of:=MIN([.A82:.BL82])" office:value-type="float" office:value="0.633705" calcext:value-type="float">
            <text:p>0.633705</text:p>
          </table:table-cell>
          <table:table-cell table:formula="of:=MAX([.A82:.BL82])" office:value-type="float" office:value="2.06876" calcext:value-type="float">
            <text:p>2.06876</text:p>
          </table:table-cell>
          <table:table-cell table:number-columns-repeated="7"/>
        </table:table-row>
        <table:table-row table:style-name="ro1">
          <table:table-cell office:value-type="float" office:value="1.19486" calcext:value-type="float">
            <text:p>1.19486</text:p>
          </table:table-cell>
          <table:table-cell office:value-type="float" office:value="1.22973" calcext:value-type="float">
            <text:p>1.22973</text:p>
          </table:table-cell>
          <table:table-cell office:value-type="float" office:value="1.24198" calcext:value-type="float">
            <text:p>1.24198</text:p>
          </table:table-cell>
          <table:table-cell office:value-type="float" office:value="0.652823" calcext:value-type="float">
            <text:p>0.652823</text:p>
          </table:table-cell>
          <table:table-cell office:value-type="float" office:value="1.88926" calcext:value-type="float">
            <text:p>1.88926</text:p>
          </table:table-cell>
          <table:table-cell office:value-type="float" office:value="0.982294" calcext:value-type="float">
            <text:p>0.982294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30656" calcext:value-type="float">
            <text:p>1.30656</text:p>
          </table:table-cell>
          <table:table-cell table:number-columns-repeated="60"/>
          <table:table-cell table:formula="of:=MIN([.A83:.BL83])" office:value-type="float" office:value="0.652823" calcext:value-type="float">
            <text:p>0.652823</text:p>
          </table:table-cell>
          <table:table-cell table:formula="of:=MAX([.A83:.BL83])" office:value-type="float" office:value="1.88926" calcext:value-type="float">
            <text:p>1.88926</text:p>
          </table:table-cell>
          <table:table-cell table:number-columns-repeated="7"/>
        </table:table-row>
        <table:table-row table:style-name="ro1">
          <table:table-cell office:value-type="float" office:value="0.683856" calcext:value-type="float">
            <text:p>0.683856</text:p>
          </table:table-cell>
          <table:table-cell office:value-type="float" office:value="1.14348" calcext:value-type="float">
            <text:p>1.14348</text:p>
          </table:table-cell>
          <table:table-cell office:value-type="float" office:value="0.859952" calcext:value-type="float">
            <text:p>0.859952</text:p>
          </table:table-cell>
          <table:table-cell office:value-type="float" office:value="1.62029" calcext:value-type="float">
            <text:p>1.62029</text:p>
          </table:table-cell>
          <table:table-cell office:value-type="float" office:value="1.20318" calcext:value-type="float">
            <text:p>1.20318</text:p>
          </table:table-cell>
          <table:table-cell office:value-type="float" office:value="0.815157" calcext:value-type="float">
            <text:p>0.815157</text:p>
          </table:table-cell>
          <table:table-cell office:value-type="float" office:value="0.539563" calcext:value-type="float">
            <text:p>0.539563</text:p>
          </table:table-cell>
          <table:table-cell office:value-type="float" office:value="0.700429" calcext:value-type="float">
            <text:p>0.700429</text:p>
          </table:table-cell>
          <table:table-cell table:number-columns-repeated="60"/>
          <table:table-cell table:formula="of:=MIN([.A84:.BL84])" office:value-type="float" office:value="0.539563" calcext:value-type="float">
            <text:p>0.539563</text:p>
          </table:table-cell>
          <table:table-cell table:formula="of:=MAX([.A84:.BL84])" office:value-type="float" office:value="1.62029" calcext:value-type="float">
            <text:p>1.620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76398" calcext:value-type="float">
            <text:p>0.576398</text:p>
          </table:table-cell>
          <table:table-cell office:value-type="float" office:value="0.590099" calcext:value-type="float">
            <text:p>0.590099</text:p>
          </table:table-cell>
          <table:table-cell office:value-type="float" office:value="0.59475" calcext:value-type="float">
            <text:p>0.59475</text:p>
          </table:table-cell>
          <table:table-cell office:value-type="float" office:value="1.19266" calcext:value-type="float">
            <text:p>1.19266</text:p>
          </table:table-cell>
          <table:table-cell office:value-type="float" office:value="0.628081" calcext:value-type="float">
            <text:p>0.628081</text:p>
          </table:table-cell>
          <table:table-cell office:value-type="float" office:value="0.629911" calcext:value-type="float">
            <text:p>0.629911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0.35849" calcext:value-type="float">
            <text:p>0.35849</text:p>
          </table:table-cell>
          <table:table-cell office:value-type="float" office:value="0.572581" calcext:value-type="float">
            <text:p>0.572581</text:p>
          </table:table-cell>
          <table:table-cell office:value-type="float" office:value="1.73744" calcext:value-type="float">
            <text:p>1.73744</text:p>
          </table:table-cell>
          <table:table-cell office:value-type="float" office:value="0.653919" calcext:value-type="float">
            <text:p>0.653919</text:p>
          </table:table-cell>
          <table:table-cell office:value-type="float" office:value="0.928965" calcext:value-type="float">
            <text:p>0.928965</text:p>
          </table:table-cell>
          <table:table-cell office:value-type="float" office:value="0.316608" calcext:value-type="float">
            <text:p>0.316608</text:p>
          </table:table-cell>
          <table:table-cell office:value-type="float" office:value="1.11279" calcext:value-type="float">
            <text:p>1.11279</text:p>
          </table:table-cell>
          <table:table-cell office:value-type="float" office:value="0.317612" calcext:value-type="float">
            <text:p>0.317612</text:p>
          </table:table-cell>
          <table:table-cell office:value-type="float" office:value="1.25875" calcext:value-type="float">
            <text:p>1.25875</text:p>
          </table:table-cell>
          <table:table-cell table:number-columns-repeated="52"/>
          <table:table-cell table:formula="of:=MIN([.A86:.BL86])" office:value-type="float" office:value="0.316608" calcext:value-type="float">
            <text:p>0.316608</text:p>
          </table:table-cell>
          <table:table-cell table:formula="of:=MAX([.A86:.BL86])" office:value-type="float" office:value="1.73744" calcext:value-type="float">
            <text:p>1.73744</text:p>
          </table:table-cell>
          <table:table-cell table:number-columns-repeated="7"/>
        </table:table-row>
        <table:table-row table:style-name="ro1">
          <table:table-cell office:value-type="float" office:value="0.323896" calcext:value-type="float">
            <text:p>0.323896</text:p>
          </table:table-cell>
          <table:table-cell office:value-type="float" office:value="0.613293" calcext:value-type="float">
            <text:p>0.613293</text:p>
          </table:table-cell>
          <table:table-cell office:value-type="float" office:value="0.62686" calcext:value-type="float">
            <text:p>0.62686</text:p>
          </table:table-cell>
          <table:table-cell office:value-type="float" office:value="0.342617" calcext:value-type="float">
            <text:p>0.342617</text:p>
          </table:table-cell>
          <table:table-cell office:value-type="float" office:value="0.584514" calcext:value-type="float">
            <text:p>0.584514</text:p>
          </table:table-cell>
          <table:table-cell office:value-type="float" office:value="0.602381" calcext:value-type="float">
            <text:p>0.602381</text:p>
          </table:table-cell>
          <table:table-cell office:value-type="float" office:value="0.58441" calcext:value-type="float">
            <text:p>0.58441</text:p>
          </table:table-cell>
          <table:table-cell office:value-type="float" office:value="0.596437" calcext:value-type="float">
            <text:p>0.596437</text:p>
          </table:table-cell>
          <table:table-cell office:value-type="float" office:value="0.993538" calcext:value-type="float">
            <text:p>0.993538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18235" calcext:value-type="float">
            <text:p>0.918235</text:p>
          </table:table-cell>
          <table:table-cell office:value-type="float" office:value="1.52742" calcext:value-type="float">
            <text:p>1.52742</text:p>
          </table:table-cell>
          <table:table-cell office:value-type="float" office:value="1.9048" calcext:value-type="float">
            <text:p>1.9048</text:p>
          </table:table-cell>
          <table:table-cell office:value-type="float" office:value="0.506362" calcext:value-type="float">
            <text:p>0.506362</text:p>
          </table:table-cell>
          <table:table-cell office:value-type="float" office:value="1.15653" calcext:value-type="float">
            <text:p>1.15653</text:p>
          </table:table-cell>
          <table:table-cell office:value-type="float" office:value="0.217949" calcext:value-type="float">
            <text:p>0.217949</text:p>
          </table:table-cell>
          <table:table-cell table:number-columns-repeated="52"/>
          <table:table-cell table:formula="of:=MIN([.A87:.BL87])" office:value-type="float" office:value="0.217949" calcext:value-type="float">
            <text:p>0.217949</text:p>
          </table:table-cell>
          <table:table-cell table:formula="of:=MAX([.A87:.BL87])" office:value-type="float" office:value="1.9048" calcext:value-type="float">
            <text:p>1.9048</text:p>
          </table:table-cell>
          <table:table-cell table:number-columns-repeated="7"/>
        </table:table-row>
        <table:table-row table:style-name="ro1">
          <table:table-cell office:value-type="float" office:value="0.56885" calcext:value-type="float">
            <text:p>0.56885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0.624049" calcext:value-type="float">
            <text:p>0.624049</text:p>
          </table:table-cell>
          <table:table-cell office:value-type="float" office:value="0.644853" calcext:value-type="float">
            <text:p>0.644853</text:p>
          </table:table-cell>
          <table:table-cell office:value-type="float" office:value="0.574077" calcext:value-type="float">
            <text:p>0.574077</text:p>
          </table:table-cell>
          <table:table-cell office:value-type="float" office:value="0.582199" calcext:value-type="float">
            <text:p>0.582199</text:p>
          </table:table-cell>
          <table:table-cell office:value-type="float" office:value="0.570119" calcext:value-type="float">
            <text:p>0.570119</text:p>
          </table:table-cell>
          <table:table-cell office:value-type="float" office:value="0.582236" calcext:value-type="float">
            <text:p>0.582236</text:p>
          </table:table-cell>
          <table:table-cell office:value-type="float" office:value="0.604229" calcext:value-type="float">
            <text:p>0.604229</text:p>
          </table:table-cell>
          <table:table-cell office:value-type="float" office:value="0.349308" calcext:value-type="float">
            <text:p>0.349308</text:p>
          </table:table-cell>
          <table:table-cell office:value-type="float" office:value="1.51637" calcext:value-type="float">
            <text:p>1.51637</text:p>
          </table:table-cell>
          <table:table-cell office:value-type="float" office:value="0.933443" calcext:value-type="float">
            <text:p>0.933443</text:p>
          </table:table-cell>
          <table:table-cell office:value-type="float" office:value="1.61726" calcext:value-type="float">
            <text:p>1.61726</text:p>
          </table:table-cell>
          <table:table-cell office:value-type="float" office:value="1.76676" calcext:value-type="float">
            <text:p>1.76676</text:p>
          </table:table-cell>
          <table:table-cell office:value-type="float" office:value="1.71577" calcext:value-type="float">
            <text:p>1.71577</text:p>
          </table:table-cell>
          <table:table-cell office:value-type="float" office:value="1.83173" calcext:value-type="float">
            <text:p>1.83173</text:p>
          </table:table-cell>
          <table:table-cell table:number-columns-repeated="52"/>
          <table:table-cell table:formula="of:=MIN([.A88:.BL88])" office:value-type="float" office:value="0.349308" calcext:value-type="float">
            <text:p>0.349308</text:p>
          </table:table-cell>
          <table:table-cell table:formula="of:=MAX([.A88:.BL88])" office:value-type="float" office:value="1.83173" calcext:value-type="float">
            <text:p>1.83173</text:p>
          </table:table-cell>
          <table:table-cell table:number-columns-repeated="7"/>
        </table:table-row>
        <table:table-row table:style-name="ro1">
          <table:table-cell office:value-type="float" office:value="0.591386" calcext:value-type="float">
            <text:p>0.591386</text:p>
          </table:table-cell>
          <table:table-cell office:value-type="float" office:value="0.597913" calcext:value-type="float">
            <text:p>0.597913</text:p>
          </table:table-cell>
          <table:table-cell office:value-type="float" office:value="0.610371" calcext:value-type="float">
            <text:p>0.610371</text:p>
          </table:table-cell>
          <table:table-cell office:value-type="float" office:value="0.589324" calcext:value-type="float">
            <text:p>0.589324</text:p>
          </table:table-cell>
          <table:table-cell office:value-type="float" office:value="0.591199" calcext:value-type="float">
            <text:p>0.591199</text:p>
          </table:table-cell>
          <table:table-cell office:value-type="float" office:value="0.577434" calcext:value-type="float">
            <text:p>0.577434</text:p>
          </table:table-cell>
          <table:table-cell office:value-type="float" office:value="0.322172" calcext:value-type="float">
            <text:p>0.322172</text:p>
          </table:table-cell>
          <table:table-cell office:value-type="float" office:value="1.51295" calcext:value-type="float">
            <text:p>1.51295</text:p>
          </table:table-cell>
          <table:table-cell office:value-type="float" office:value="0.906379" calcext:value-type="float">
            <text:p>0.906379</text:p>
          </table:table-cell>
          <table:table-cell office:value-type="float" office:value="0.471151" calcext:value-type="float">
            <text:p>0.471151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0.822876" calcext:value-type="float">
            <text:p>0.822876</text:p>
          </table:table-cell>
          <table:table-cell office:value-type="float" office:value="0.942723" calcext:value-type="float">
            <text:p>0.942723</text:p>
          </table:table-cell>
          <table:table-cell office:value-type="float" office:value="0.562562" calcext:value-type="float">
            <text:p>0.562562</text:p>
          </table:table-cell>
          <table:table-cell office:value-type="float" office:value="0.654729" calcext:value-type="float">
            <text:p>0.654729</text:p>
          </table:table-cell>
          <table:table-cell office:value-type="float" office:value="0.455461" calcext:value-type="float">
            <text:p>0.455461</text:p>
          </table:table-cell>
          <table:table-cell table:number-columns-repeated="52"/>
          <table:table-cell table:formula="of:=MIN([.A89:.BL89])" office:value-type="float" office:value="0.322172" calcext:value-type="float">
            <text:p>0.322172</text:p>
          </table:table-cell>
          <table:table-cell table:formula="of:=MAX([.A89:.BL89])" office:value-type="float" office:value="1.51295" calcext:value-type="float">
            <text:p>1.51295</text:p>
          </table:table-cell>
          <table:table-cell table:number-columns-repeated="7"/>
        </table:table-row>
        <table:table-row table:style-name="ro1">
          <table:table-cell office:value-type="float" office:value="0.614933" calcext:value-type="float">
            <text:p>0.614933</text:p>
          </table:table-cell>
          <table:table-cell office:value-type="float" office:value="0.629437" calcext:value-type="float">
            <text:p>0.629437</text:p>
          </table:table-cell>
          <table:table-cell office:value-type="float" office:value="0.589364" calcext:value-type="float">
            <text:p>0.589364</text:p>
          </table:table-cell>
          <table:table-cell office:value-type="float" office:value="0.581609" calcext:value-type="float">
            <text:p>0.581609</text:p>
          </table:table-cell>
          <table:table-cell office:value-type="float" office:value="0.587617" calcext:value-type="float">
            <text:p>0.587617</text:p>
          </table:table-cell>
          <table:table-cell office:value-type="float" office:value="1.23963" calcext:value-type="float">
            <text:p>1.23963</text:p>
          </table:table-cell>
          <table:table-cell office:value-type="float" office:value="0.611619" calcext:value-type="float">
            <text:p>0.611619</text:p>
          </table:table-cell>
          <table:table-cell office:value-type="float" office:value="0.332536" calcext:value-type="float">
            <text:p>0.332536</text:p>
          </table:table-cell>
          <table:table-cell office:value-type="float" office:value="0.480356" calcext:value-type="float">
            <text:p>0.480356</text:p>
          </table:table-cell>
          <table:table-cell office:value-type="float" office:value="1.7394" calcext:value-type="float">
            <text:p>1.7394</text:p>
          </table:table-cell>
          <table:table-cell office:value-type="float" office:value="0.689854" calcext:value-type="float">
            <text:p>0.689854</text:p>
          </table:table-cell>
          <table:table-cell office:value-type="float" office:value="0.703452" calcext:value-type="float">
            <text:p>0.703452</text:p>
          </table:table-cell>
          <table:table-cell office:value-type="float" office:value="1.4848" calcext:value-type="float">
            <text:p>1.4848</text:p>
          </table:table-cell>
          <table:table-cell office:value-type="float" office:value="0.312923" calcext:value-type="float">
            <text:p>0.312923</text:p>
          </table:table-cell>
          <table:table-cell office:value-type="float" office:value="0.531084" calcext:value-type="float">
            <text:p>0.531084</text:p>
          </table:table-cell>
          <table:table-cell office:value-type="float" office:value="1.33892" calcext:value-type="float">
            <text:p>1.33892</text:p>
          </table:table-cell>
          <table:table-cell table:number-columns-repeated="52"/>
          <table:table-cell table:formula="of:=MIN([.A90:.BL90])" office:value-type="float" office:value="0.312923" calcext:value-type="float">
            <text:p>0.312923</text:p>
          </table:table-cell>
          <table:table-cell table:formula="of:=MAX([.A90:.BL90])" office:value-type="float" office:value="1.7394" calcext:value-type="float">
            <text:p>1.7394</text:p>
          </table:table-cell>
          <table:table-cell table:number-columns-repeated="7"/>
        </table:table-row>
        <table:table-row table:style-name="ro1">
          <table:table-cell office:value-type="float" office:value="0.321143" calcext:value-type="float">
            <text:p>0.321143</text:p>
          </table:table-cell>
          <table:table-cell office:value-type="float" office:value="0.503581" calcext:value-type="float">
            <text:p>0.503581</text:p>
          </table:table-cell>
          <table:table-cell office:value-type="float" office:value="0.417966" calcext:value-type="float">
            <text:p>0.417966</text:p>
          </table:table-cell>
          <table:table-cell office:value-type="float" office:value="0.433004" calcext:value-type="float">
            <text:p>0.43300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507067" calcext:value-type="float">
            <text:p>0.507067</text:p>
          </table:table-cell>
          <table:table-cell office:value-type="float" office:value="1.15712" calcext:value-type="float">
            <text:p>1.15712</text:p>
          </table:table-cell>
          <table:table-cell office:value-type="float" office:value="0.342289" calcext:value-type="float">
            <text:p>0.342289</text:p>
          </table:table-cell>
          <table:table-cell office:value-type="float" office:value="1.33" calcext:value-type="float">
            <text:p>1.33</text:p>
          </table:table-cell>
          <table:table-cell office:value-type="float" office:value="0.249909" calcext:value-type="float">
            <text:p>0.249909</text:p>
          </table:table-cell>
          <table:table-cell office:value-type="float" office:value="1.43715" calcext:value-type="float">
            <text:p>1.43715</text:p>
          </table:table-cell>
          <table:table-cell office:value-type="float" office:value="0.954976" calcext:value-type="float">
            <text:p>0.954976</text:p>
          </table:table-cell>
          <table:table-cell office:value-type="float" office:value="0.191203" calcext:value-type="float">
            <text:p>0.191203</text:p>
          </table:table-cell>
          <table:table-cell office:value-type="float" office:value="2.40619" calcext:value-type="float">
            <text:p>2.40619</text:p>
          </table:table-cell>
          <table:table-cell office:value-type="float" office:value="0.242772" calcext:value-type="float">
            <text:p>0.242772</text:p>
          </table:table-cell>
          <table:table-cell office:value-type="float" office:value="0.402131" calcext:value-type="float">
            <text:p>0.402131</text:p>
          </table:table-cell>
          <table:table-cell table:number-columns-repeated="52"/>
          <table:table-cell table:formula="of:=MIN([.A91:.BL91])" office:value-type="float" office:value="0.191203" calcext:value-type="float">
            <text:p>0.191203</text:p>
          </table:table-cell>
          <table:table-cell table:formula="of:=MAX([.A91:.BL91])" office:value-type="float" office:value="2.40619" calcext:value-type="float">
            <text:p>2.40619</text:p>
          </table:table-cell>
          <table:table-cell table:number-columns-repeated="7"/>
        </table:table-row>
        <table:table-row table:style-name="ro1">
          <table:table-cell office:value-type="float" office:value="0.575725" calcext:value-type="float">
            <text:p>0.575725</text:p>
          </table:table-cell>
          <table:table-cell office:value-type="float" office:value="0.588795" calcext:value-type="float">
            <text:p>0.588795</text:p>
          </table:table-cell>
          <table:table-cell office:value-type="float" office:value="0.612841" calcext:value-type="float">
            <text:p>0.612841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0.569913" calcext:value-type="float">
            <text:p>0.569913</text:p>
          </table:table-cell>
          <table:table-cell office:value-type="float" office:value="0.620897" calcext:value-type="float">
            <text:p>0.620897</text:p>
          </table:table-cell>
          <table:table-cell office:value-type="float" office:value="0.638922" calcext:value-type="float">
            <text:p>0.638922</text:p>
          </table:table-cell>
          <table:table-cell office:value-type="float" office:value="0.331308" calcext:value-type="float">
            <text:p>0.331308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1.3775" calcext:value-type="float">
            <text:p>1.3775</text:p>
          </table:table-cell>
          <table:table-cell office:value-type="float" office:value="1.36001" calcext:value-type="float">
            <text:p>1.36001</text:p>
          </table:table-cell>
          <table:table-cell office:value-type="float" office:value="0.868258" calcext:value-type="float">
            <text:p>0.868258</text:p>
          </table:table-cell>
          <table:table-cell office:value-type="float" office:value="1.06365" calcext:value-type="float">
            <text:p>1.06365</text:p>
          </table:table-cell>
          <table:table-cell office:value-type="float" office:value="1.69664" calcext:value-type="float">
            <text:p>1.69664</text:p>
          </table:table-cell>
          <table:table-cell office:value-type="float" office:value="1.29721" calcext:value-type="float">
            <text:p>1.29721</text:p>
          </table:table-cell>
          <table:table-cell office:value-type="float" office:value="1.90403" calcext:value-type="float">
            <text:p>1.90403</text:p>
          </table:table-cell>
          <table:table-cell table:number-columns-repeated="52"/>
          <table:table-cell table:formula="of:=MIN([.A92:.BL92])" office:value-type="float" office:value="0.331308" calcext:value-type="float">
            <text:p>0.331308</text:p>
          </table:table-cell>
          <table:table-cell table:formula="of:=MAX([.A92:.BL92])" office:value-type="float" office:value="1.90403" calcext:value-type="float">
            <text:p>1.90403</text:p>
          </table:table-cell>
          <table:table-cell table:number-columns-repeated="7"/>
        </table:table-row>
        <table:table-row table:style-name="ro1">
          <table:table-cell office:value-type="float" office:value="0.333653" calcext:value-type="float">
            <text:p>0.333653</text:p>
          </table:table-cell>
          <table:table-cell office:value-type="float" office:value="0.592643" calcext:value-type="float">
            <text:p>0.592643</text:p>
          </table:table-cell>
          <table:table-cell office:value-type="float" office:value="0.617924" calcext:value-type="float">
            <text:p>0.617924</text:p>
          </table:table-cell>
          <table:table-cell office:value-type="float" office:value="0.648124" calcext:value-type="float">
            <text:p>0.648124</text:p>
          </table:table-cell>
          <table:table-cell office:value-type="float" office:value="0.666388" calcext:value-type="float">
            <text:p>0.666388</text:p>
          </table:table-cell>
          <table:table-cell office:value-type="float" office:value="0.60278" calcext:value-type="float">
            <text:p>0.60278</text:p>
          </table:table-cell>
          <table:table-cell office:value-type="float" office:value="0.59213" calcext:value-type="float">
            <text:p>0.59213</text:p>
          </table:table-cell>
          <table:table-cell office:value-type="float" office:value="1.59445" calcext:value-type="float">
            <text:p>1.59445</text:p>
          </table:table-cell>
          <table:table-cell office:value-type="float" office:value="0.688808" calcext:value-type="float">
            <text:p>0.688808</text:p>
          </table:table-cell>
          <table:table-cell office:value-type="float" office:value="1.95246" calcext:value-type="float">
            <text:p>1.95246</text:p>
          </table:table-cell>
          <table:table-cell office:value-type="float" office:value="1.46571" calcext:value-type="float">
            <text:p>1.46571</text:p>
          </table:table-cell>
          <table:table-cell office:value-type="float" office:value="0.873058" calcext:value-type="float">
            <text:p>0.873058</text:p>
          </table:table-cell>
          <table:table-cell office:value-type="float" office:value="0.43128" calcext:value-type="float">
            <text:p>0.43128</text:p>
          </table:table-cell>
          <table:table-cell office:value-type="float" office:value="2.14711" calcext:value-type="float">
            <text:p>2.14711</text:p>
          </table:table-cell>
          <table:table-cell office:value-type="float" office:value="1.3956" calcext:value-type="float">
            <text:p>1.3956</text:p>
          </table:table-cell>
          <table:table-cell office:value-type="float" office:value="1.46165" calcext:value-type="float">
            <text:p>1.46165</text:p>
          </table:table-cell>
          <table:table-cell table:number-columns-repeated="52"/>
          <table:table-cell table:formula="of:=MIN([.A93:.BL93])" office:value-type="float" office:value="0.333653" calcext:value-type="float">
            <text:p>0.333653</text:p>
          </table:table-cell>
          <table:table-cell table:formula="of:=MAX([.A93:.BL93])" office:value-type="float" office:value="2.14711" calcext:value-type="float">
            <text:p>2.14711</text:p>
          </table:table-cell>
          <table:table-cell table:number-columns-repeated="7"/>
        </table:table-row>
        <table:table-row table:style-name="ro1">
          <table:table-cell office:value-type="float" office:value="0.680875" calcext:value-type="float">
            <text:p>0.680875</text:p>
          </table:table-cell>
          <table:table-cell office:value-type="float" office:value="0.684936" calcext:value-type="float">
            <text:p>0.684936</text:p>
          </table:table-cell>
          <table:table-cell office:value-type="float" office:value="0.579306" calcext:value-type="float">
            <text:p>0.579306</text:p>
          </table:table-cell>
          <table:table-cell office:value-type="float" office:value="0.583249" calcext:value-type="float">
            <text:p>0.583249</text:p>
          </table:table-cell>
          <table:table-cell office:value-type="float" office:value="0.583799" calcext:value-type="float">
            <text:p>0.583799</text:p>
          </table:table-cell>
          <table:table-cell office:value-type="float" office:value="0.621431" calcext:value-type="float">
            <text:p>0.621431</text:p>
          </table:table-cell>
          <table:table-cell office:value-type="float" office:value="1.34827" calcext:value-type="float">
            <text:p>1.34827</text:p>
          </table:table-cell>
          <table:table-cell office:value-type="float" office:value="1.20698" calcext:value-type="float">
            <text:p>1.20698</text:p>
          </table:table-cell>
          <table:table-cell office:value-type="float" office:value="1.89169" calcext:value-type="float">
            <text:p>1.89169</text:p>
          </table:table-cell>
          <table:table-cell office:value-type="float" office:value="0.592163" calcext:value-type="float">
            <text:p>0.592163</text:p>
          </table:table-cell>
          <table:table-cell office:value-type="float" office:value="0.645047" calcext:value-type="float">
            <text:p>0.645047</text:p>
          </table:table-cell>
          <table:table-cell office:value-type="float" office:value="0.611873" calcext:value-type="float">
            <text:p>0.611873</text:p>
          </table:table-cell>
          <table:table-cell office:value-type="float" office:value="1.53335" calcext:value-type="float">
            <text:p>1.53335</text:p>
          </table:table-cell>
          <table:table-cell office:value-type="float" office:value="1.10871" calcext:value-type="float">
            <text:p>1.10871</text:p>
          </table:table-cell>
          <table:table-cell office:value-type="float" office:value="0.440836" calcext:value-type="float">
            <text:p>0.440836</text:p>
          </table:table-cell>
          <table:table-cell office:value-type="float" office:value="1.86623" calcext:value-type="float">
            <text:p>1.86623</text:p>
          </table:table-cell>
          <table:table-cell table:number-columns-repeated="52"/>
          <table:table-cell table:formula="of:=MIN([.A94:.BL94])" office:value-type="float" office:value="0.440836" calcext:value-type="float">
            <text:p>0.440836</text:p>
          </table:table-cell>
          <table:table-cell table:formula="of:=MAX([.A94:.BL94])" office:value-type="float" office:value="1.89169" calcext:value-type="float">
            <text:p>1.89169</text:p>
          </table:table-cell>
          <table:table-cell table:number-columns-repeated="7"/>
        </table:table-row>
        <table:table-row table:style-name="ro1">
          <table:table-cell office:value-type="float" office:value="0.571311" calcext:value-type="float">
            <text:p>0.571311</text:p>
          </table:table-cell>
          <table:table-cell office:value-type="float" office:value="0.598615" calcext:value-type="float">
            <text:p>0.598615</text:p>
          </table:table-cell>
          <table:table-cell office:value-type="float" office:value="0.57982" calcext:value-type="float">
            <text:p>0.57982</text:p>
          </table:table-cell>
          <table:table-cell office:value-type="float" office:value="0.627756" calcext:value-type="float">
            <text:p>0.627756</text:p>
          </table:table-cell>
          <table:table-cell office:value-type="float" office:value="0.607149" calcext:value-type="float">
            <text:p>0.607149</text:p>
          </table:table-cell>
          <table:table-cell office:value-type="float" office:value="1.27396" calcext:value-type="float">
            <text:p>1.27396</text:p>
          </table:table-cell>
          <table:table-cell office:value-type="float" office:value="0.442849" calcext:value-type="float">
            <text:p>0.442849</text:p>
          </table:table-cell>
          <table:table-cell office:value-type="float" office:value="0.632532" calcext:value-type="float">
            <text:p>0.632532</text:p>
          </table:table-cell>
          <table:table-cell office:value-type="float" office:value="1.83751" calcext:value-type="float">
            <text:p>1.83751</text:p>
          </table:table-cell>
          <table:table-cell office:value-type="float" office:value="1.40708" calcext:value-type="float">
            <text:p>1.40708</text:p>
          </table:table-cell>
          <table:table-cell office:value-type="float" office:value="1.55172" calcext:value-type="float">
            <text:p>1.55172</text:p>
          </table:table-cell>
          <table:table-cell office:value-type="float" office:value="1.58226" calcext:value-type="float">
            <text:p>1.58226</text:p>
          </table:table-cell>
          <table:table-cell office:value-type="float" office:value="1.14332" calcext:value-type="float">
            <text:p>1.14332</text:p>
          </table:table-cell>
          <table:table-cell office:value-type="float" office:value="1.14394" calcext:value-type="float">
            <text:p>1.14394</text:p>
          </table:table-cell>
          <table:table-cell office:value-type="float" office:value="0.463338" calcext:value-type="float">
            <text:p>0.463338</text:p>
          </table:table-cell>
          <table:table-cell office:value-type="float" office:value="0.516421" calcext:value-type="float">
            <text:p>0.516421</text:p>
          </table:table-cell>
          <table:table-cell table:number-columns-repeated="52"/>
          <table:table-cell table:formula="of:=MIN([.A95:.BL95])" office:value-type="float" office:value="0.442849" calcext:value-type="float">
            <text:p>0.442849</text:p>
          </table:table-cell>
          <table:table-cell table:formula="of:=MAX([.A95:.BL95])" office:value-type="float" office:value="1.83751" calcext:value-type="float">
            <text:p>1.83751</text:p>
          </table:table-cell>
          <table:table-cell table:number-columns-repeated="7"/>
        </table:table-row>
        <table:table-row table:style-name="ro1">
          <table:table-cell office:value-type="float" office:value="0.323031" calcext:value-type="float">
            <text:p>0.323031</text:p>
          </table:table-cell>
          <table:table-cell office:value-type="float" office:value="0.577966" calcext:value-type="float">
            <text:p>0.577966</text:p>
          </table:table-cell>
          <table:table-cell office:value-type="float" office:value="0.594336" calcext:value-type="float">
            <text:p>0.594336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645422" calcext:value-type="float">
            <text:p>0.645422</text:p>
          </table:table-cell>
          <table:table-cell office:value-type="float" office:value="0.404989" calcext:value-type="float">
            <text:p>0.404989</text:p>
          </table:table-cell>
          <table:table-cell office:value-type="float" office:value="0.380459" calcext:value-type="float">
            <text:p>0.380459</text:p>
          </table:table-cell>
          <table:table-cell office:value-type="float" office:value="1.31563" calcext:value-type="float">
            <text:p>1.31563</text:p>
          </table:table-cell>
          <table:table-cell office:value-type="float" office:value="0.592105" calcext:value-type="float">
            <text:p>0.592105</text:p>
          </table:table-cell>
          <table:table-cell office:value-type="float" office:value="0.722092" calcext:value-type="float">
            <text:p>0.722092</text:p>
          </table:table-cell>
          <table:table-cell office:value-type="float" office:value="1.56156" calcext:value-type="float">
            <text:p>1.56156</text:p>
          </table:table-cell>
          <table:table-cell office:value-type="float" office:value="0.369967" calcext:value-type="float">
            <text:p>0.369967</text:p>
          </table:table-cell>
          <table:table-cell office:value-type="float" office:value="0.761482" calcext:value-type="float">
            <text:p>0.761482</text:p>
          </table:table-cell>
          <table:table-cell office:value-type="float" office:value="0.553351" calcext:value-type="float">
            <text:p>0.553351</text:p>
          </table:table-cell>
          <table:table-cell office:value-type="float" office:value="0.321399" calcext:value-type="float">
            <text:p>0.321399</text:p>
          </table:table-cell>
          <table:table-cell table:number-columns-repeated="52"/>
          <table:table-cell table:formula="of:=MIN([.A96:.BL96])" office:value-type="float" office:value="0.321399" calcext:value-type="float">
            <text:p>0.321399</text:p>
          </table:table-cell>
          <table:table-cell table:formula="of:=MAX([.A96:.BL96])" office:value-type="float" office:value="1.56156" calcext:value-type="float">
            <text:p>1.56156</text:p>
          </table:table-cell>
          <table:table-cell table:number-columns-repeated="7"/>
        </table:table-row>
        <table:table-row table:style-name="ro1">
          <table:table-cell office:value-type="float" office:value="0.575291" calcext:value-type="float">
            <text:p>0.575291</text:p>
          </table:table-cell>
          <table:table-cell office:value-type="float" office:value="0.595649" calcext:value-type="float">
            <text:p>0.595649</text:p>
          </table:table-cell>
          <table:table-cell office:value-type="float" office:value="0.601811" calcext:value-type="float">
            <text:p>0.601811</text:p>
          </table:table-cell>
          <table:table-cell office:value-type="float" office:value="0.624189" calcext:value-type="float">
            <text:p>0.624189</text:p>
          </table:table-cell>
          <table:table-cell office:value-type="float" office:value="0.607957" calcext:value-type="float">
            <text:p>0.607957</text:p>
          </table:table-cell>
          <table:table-cell office:value-type="float" office:value="0.590548" calcext:value-type="float">
            <text:p>0.590548</text:p>
          </table:table-cell>
          <table:table-cell office:value-type="float" office:value="0.329123" calcext:value-type="float">
            <text:p>0.329123</text:p>
          </table:table-cell>
          <table:table-cell office:value-type="float" office:value="1.1885" calcext:value-type="float">
            <text:p>1.1885</text:p>
          </table:table-cell>
          <table:table-cell office:value-type="float" office:value="0.608829" calcext:value-type="float">
            <text:p>0.608829</text:p>
          </table:table-cell>
          <table:table-cell office:value-type="float" office:value="1.23962" calcext:value-type="float">
            <text:p>1.23962</text:p>
          </table:table-cell>
          <table:table-cell office:value-type="float" office:value="1.20724" calcext:value-type="float">
            <text:p>1.20724</text:p>
          </table:table-cell>
          <table:table-cell office:value-type="float" office:value="0.827344" calcext:value-type="float">
            <text:p>0.827344</text:p>
          </table:table-cell>
          <table:table-cell office:value-type="float" office:value="1.47514" calcext:value-type="float">
            <text:p>1.47514</text:p>
          </table:table-cell>
          <table:table-cell office:value-type="float" office:value="1.61829" calcext:value-type="float">
            <text:p>1.61829</text:p>
          </table:table-cell>
          <table:table-cell office:value-type="float" office:value="1.70731" calcext:value-type="float">
            <text:p>1.70731</text:p>
          </table:table-cell>
          <table:table-cell office:value-type="float" office:value="0.230812" calcext:value-type="float">
            <text:p>0.230812</text:p>
          </table:table-cell>
          <table:table-cell table:number-columns-repeated="52"/>
          <table:table-cell table:formula="of:=MIN([.A97:.BL97])" office:value-type="float" office:value="0.230812" calcext:value-type="float">
            <text:p>0.230812</text:p>
          </table:table-cell>
          <table:table-cell table:formula="of:=MAX([.A97:.BL97])" office:value-type="float" office:value="1.70731" calcext:value-type="float">
            <text:p>1.70731</text:p>
          </table:table-cell>
          <table:table-cell table:number-columns-repeated="7"/>
        </table:table-row>
        <table:table-row table:style-name="ro1">
          <table:table-cell office:value-type="float" office:value="0.320155" calcext:value-type="float">
            <text:p>0.320155</text:p>
          </table:table-cell>
          <table:table-cell office:value-type="float" office:value="0.601753" calcext:value-type="float">
            <text:p>0.601753</text:p>
          </table:table-cell>
          <table:table-cell office:value-type="float" office:value="0.355642" calcext:value-type="float">
            <text:p>0.355642</text:p>
          </table:table-cell>
          <table:table-cell office:value-type="float" office:value="0.332601" calcext:value-type="float">
            <text:p>0.332601</text:p>
          </table:table-cell>
          <table:table-cell office:value-type="float" office:value="0.957516" calcext:value-type="float">
            <text:p>0.957516</text:p>
          </table:table-cell>
          <table:table-cell office:value-type="float" office:value="0.624047" calcext:value-type="float">
            <text:p>0.624047</text:p>
          </table:table-cell>
          <table:table-cell office:value-type="float" office:value="0.589441" calcext:value-type="float">
            <text:p>0.589441</text:p>
          </table:table-cell>
          <table:table-cell office:value-type="float" office:value="0.592208" calcext:value-type="float">
            <text:p>0.592208</text:p>
          </table:table-cell>
          <table:table-cell office:value-type="float" office:value="0.59617" calcext:value-type="float">
            <text:p>0.59617</text:p>
          </table:table-cell>
          <table:table-cell office:value-type="float" office:value="0.92258" calcext:value-type="float">
            <text:p>0.92258</text:p>
          </table:table-cell>
          <table:table-cell office:value-type="float" office:value="0.56974" calcext:value-type="float">
            <text:p>0.56974</text:p>
          </table:table-cell>
          <table:table-cell office:value-type="float" office:value="0.38438" calcext:value-type="float">
            <text:p>0.38438</text:p>
          </table:table-cell>
          <table:table-cell office:value-type="float" office:value="1.64586" calcext:value-type="float">
            <text:p>1.64586</text:p>
          </table:table-cell>
          <table:table-cell office:value-type="float" office:value="0.580715" calcext:value-type="float">
            <text:p>0.580715</text:p>
          </table:table-cell>
          <table:table-cell office:value-type="float" office:value="1.24346" calcext:value-type="float">
            <text:p>1.24346</text:p>
          </table:table-cell>
          <table:table-cell office:value-type="float" office:value="0.658966" calcext:value-type="float">
            <text:p>0.658966</text:p>
          </table:table-cell>
          <table:table-cell table:number-columns-repeated="52"/>
          <table:table-cell table:formula="of:=MIN([.A98:.BL98])" office:value-type="float" office:value="0.320155" calcext:value-type="float">
            <text:p>0.320155</text:p>
          </table:table-cell>
          <table:table-cell table:formula="of:=MAX([.A98:.BL98])" office:value-type="float" office:value="1.64586" calcext:value-type="float">
            <text:p>1.64586</text:p>
          </table:table-cell>
          <table:table-cell table:number-columns-repeated="7"/>
        </table:table-row>
        <table:table-row table:style-name="ro1">
          <table:table-cell office:value-type="float" office:value="0.577243" calcext:value-type="float">
            <text:p>0.577243</text:p>
          </table:table-cell>
          <table:table-cell office:value-type="float" office:value="0.591144" calcext:value-type="float">
            <text:p>0.591144</text:p>
          </table:table-cell>
          <table:table-cell office:value-type="float" office:value="0.618387" calcext:value-type="float">
            <text:p>0.618387</text:p>
          </table:table-cell>
          <table:table-cell office:value-type="float" office:value="0.34479" calcext:value-type="float">
            <text:p>0.34479</text:p>
          </table:table-cell>
          <table:table-cell office:value-type="float" office:value="0.615969" calcext:value-type="float">
            <text:p>0.615969</text:p>
          </table:table-cell>
          <table:table-cell office:value-type="float" office:value="0.604858" calcext:value-type="float">
            <text:p>0.604858</text:p>
          </table:table-cell>
          <table:table-cell office:value-type="float" office:value="0.584739" calcext:value-type="float">
            <text:p>0.584739</text:p>
          </table:table-cell>
          <table:table-cell office:value-type="float" office:value="0.580108" calcext:value-type="float">
            <text:p>0.580108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80452" calcext:value-type="float">
            <text:p>0.580452</text:p>
          </table:table-cell>
          <table:table-cell office:value-type="float" office:value="0.75128" calcext:value-type="float">
            <text:p>0.75128</text:p>
          </table:table-cell>
          <table:table-cell office:value-type="float" office:value="1.94925" calcext:value-type="float">
            <text:p>1.94925</text:p>
          </table:table-cell>
          <table:table-cell office:value-type="float" office:value="1.09852" calcext:value-type="float">
            <text:p>1.09852</text:p>
          </table:table-cell>
          <table:table-cell office:value-type="float" office:value="0.500986" calcext:value-type="float">
            <text:p>0.500986</text:p>
          </table:table-cell>
          <table:table-cell office:value-type="float" office:value="0.540489" calcext:value-type="float">
            <text:p>0.540489</text:p>
          </table:table-cell>
          <table:table-cell office:value-type="float" office:value="0.646656" calcext:value-type="float">
            <text:p>0.646656</text:p>
          </table:table-cell>
          <table:table-cell table:number-columns-repeated="52"/>
          <table:table-cell table:formula="of:=MIN([.A99:.BL99])" office:value-type="float" office:value="0.34479" calcext:value-type="float">
            <text:p>0.34479</text:p>
          </table:table-cell>
          <table:table-cell table:formula="of:=MAX([.A99:.BL99])" office:value-type="float" office:value="1.94925" calcext:value-type="float">
            <text:p>1.94925</text:p>
          </table:table-cell>
          <table:table-cell table:number-columns-repeated="7"/>
        </table:table-row>
        <table:table-row table:style-name="ro1">
          <table:table-cell office:value-type="float" office:value="0.345014" calcext:value-type="float">
            <text:p>0.345014</text:p>
          </table:table-cell>
          <table:table-cell office:value-type="float" office:value="0.323703" calcext:value-type="float">
            <text:p>0.323703</text:p>
          </table:table-cell>
          <table:table-cell office:value-type="float" office:value="0.800741" calcext:value-type="float">
            <text:p>0.800741</text:p>
          </table:table-cell>
          <table:table-cell office:value-type="float" office:value="0.596184" calcext:value-type="float">
            <text:p>0.596184</text:p>
          </table:table-cell>
          <table:table-cell office:value-type="float" office:value="0.512998" calcext:value-type="float">
            <text:p>0.512998</text:p>
          </table:table-cell>
          <table:table-cell office:value-type="float" office:value="0.624459" calcext:value-type="float">
            <text:p>0.62445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19559" calcext:value-type="float">
            <text:p>0.619559</text:p>
          </table:table-cell>
          <table:table-cell office:value-type="float" office:value="0.606062" calcext:value-type="float">
            <text:p>0.606062</text:p>
          </table:table-cell>
          <table:table-cell office:value-type="float" office:value="0.645656" calcext:value-type="float">
            <text:p>0.645656</text:p>
          </table:table-cell>
          <table:table-cell office:value-type="float" office:value="2.27324" calcext:value-type="float">
            <text:p>2.27324</text:p>
          </table:table-cell>
          <table:table-cell office:value-type="float" office:value="1.94474" calcext:value-type="float">
            <text:p>1.94474</text:p>
          </table:table-cell>
          <table:table-cell office:value-type="float" office:value="1.45546" calcext:value-type="float">
            <text:p>1.45546</text:p>
          </table:table-cell>
          <table:table-cell office:value-type="float" office:value="1.75802" calcext:value-type="float">
            <text:p>1.75802</text:p>
          </table:table-cell>
          <table:table-cell office:value-type="float" office:value="1.25117" calcext:value-type="float">
            <text:p>1.25117</text:p>
          </table:table-cell>
          <table:table-cell office:value-type="float" office:value="1.68472" calcext:value-type="float">
            <text:p>1.68472</text:p>
          </table:table-cell>
          <table:table-cell table:number-columns-repeated="52"/>
          <table:table-cell table:formula="of:=MIN([.A100:.BL100])" office:value-type="float" office:value="0.323703" calcext:value-type="float">
            <text:p>0.323703</text:p>
          </table:table-cell>
          <table:table-cell table:formula="of:=MAX([.A100:.BL100])" office:value-type="float" office:value="2.27324" calcext:value-type="float">
            <text:p>2.27324</text:p>
          </table:table-cell>
          <table:table-cell table:number-columns-repeated="7"/>
        </table:table-row>
        <table:table-row table:style-name="ro1">
          <table:table-cell office:value-type="float" office:value="0.587007" calcext:value-type="float">
            <text:p>0.587007</text:p>
          </table:table-cell>
          <table:table-cell office:value-type="float" office:value="0.591092" calcext:value-type="float">
            <text:p>0.591092</text:p>
          </table:table-cell>
          <table:table-cell office:value-type="float" office:value="0.570994" calcext:value-type="float">
            <text:p>0.570994</text:p>
          </table:table-cell>
          <table:table-cell office:value-type="float" office:value="0.578411" calcext:value-type="float">
            <text:p>0.578411</text:p>
          </table:table-cell>
          <table:table-cell office:value-type="float" office:value="0.613266" calcext:value-type="float">
            <text:p>0.613266</text:p>
          </table:table-cell>
          <table:table-cell office:value-type="float" office:value="0.335466" calcext:value-type="float">
            <text:p>0.335466</text:p>
          </table:table-cell>
          <table:table-cell office:value-type="float" office:value="1.5292" calcext:value-type="float">
            <text:p>1.5292</text:p>
          </table:table-cell>
          <table:table-cell office:value-type="float" office:value="0.577824" calcext:value-type="float">
            <text:p>0.577824</text:p>
          </table:table-cell>
          <table:table-cell office:value-type="float" office:value="0.332197" calcext:value-type="float">
            <text:p>0.332197</text:p>
          </table:table-cell>
          <table:table-cell office:value-type="float" office:value="1.29224" calcext:value-type="float">
            <text:p>1.29224</text:p>
          </table:table-cell>
          <table:table-cell office:value-type="float" office:value="0.264387" calcext:value-type="float">
            <text:p>0.264387</text:p>
          </table:table-cell>
          <table:table-cell office:value-type="float" office:value="2.12114" calcext:value-type="float">
            <text:p>2.12114</text:p>
          </table:table-cell>
          <table:table-cell office:value-type="float" office:value="1.04394" calcext:value-type="float">
            <text:p>1.04394</text:p>
          </table:table-cell>
          <table:table-cell office:value-type="float" office:value="0.781234" calcext:value-type="float">
            <text:p>0.781234</text:p>
          </table:table-cell>
          <table:table-cell office:value-type="float" office:value="0.591061" calcext:value-type="float">
            <text:p>0.591061</text:p>
          </table:table-cell>
          <table:table-cell office:value-type="float" office:value="0.204832" calcext:value-type="float">
            <text:p>0.204832</text:p>
          </table:table-cell>
          <table:table-cell table:number-columns-repeated="52"/>
          <table:table-cell table:formula="of:=MIN([.A101:.BL101])" office:value-type="float" office:value="0.204832" calcext:value-type="float">
            <text:p>0.204832</text:p>
          </table:table-cell>
          <table:table-cell table:formula="of:=MAX([.A101:.BL101])" office:value-type="float" office:value="2.12114" calcext:value-type="float">
            <text:p>2.12114</text:p>
          </table:table-cell>
          <table:table-cell table:number-columns-repeated="7"/>
        </table:table-row>
        <table:table-row table:style-name="ro1">
          <table:table-cell office:value-type="float" office:value="0.341699" calcext:value-type="float">
            <text:p>0.341699</text:p>
          </table:table-cell>
          <table:table-cell office:value-type="float" office:value="0.37094" calcext:value-type="float">
            <text:p>0.37094</text:p>
          </table:table-cell>
          <table:table-cell office:value-type="float" office:value="0.322451" calcext:value-type="float">
            <text:p>0.322451</text:p>
          </table:table-cell>
          <table:table-cell office:value-type="float" office:value="0.334578" calcext:value-type="float">
            <text:p>0.334578</text:p>
          </table:table-cell>
          <table:table-cell office:value-type="float" office:value="0.357284" calcext:value-type="float">
            <text:p>0.357284</text:p>
          </table:table-cell>
          <table:table-cell office:value-type="float" office:value="1.901" calcext:value-type="float">
            <text:p>1.901</text:p>
          </table:table-cell>
          <table:table-cell office:value-type="float" office:value="0.627106" calcext:value-type="float">
            <text:p>0.627106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1.18659" calcext:value-type="float">
            <text:p>1.18659</text:p>
          </table:table-cell>
          <table:table-cell office:value-type="float" office:value="1.95146" calcext:value-type="float">
            <text:p>1.95146</text:p>
          </table:table-cell>
          <table:table-cell office:value-type="float" office:value="1.58853" calcext:value-type="float">
            <text:p>1.58853</text:p>
          </table:table-cell>
          <table:table-cell office:value-type="float" office:value="0.981027" calcext:value-type="float">
            <text:p>0.981027</text:p>
          </table:table-cell>
          <table:table-cell office:value-type="float" office:value="0.281264" calcext:value-type="float">
            <text:p>0.281264</text:p>
          </table:table-cell>
          <table:table-cell office:value-type="float" office:value="2.2347" calcext:value-type="float">
            <text:p>2.2347</text:p>
          </table:table-cell>
          <table:table-cell office:value-type="float" office:value="1.93105" calcext:value-type="float">
            <text:p>1.93105</text:p>
          </table:table-cell>
          <table:table-cell office:value-type="float" office:value="1.69359" calcext:value-type="float">
            <text:p>1.69359</text:p>
          </table:table-cell>
          <table:table-cell table:number-columns-repeated="52"/>
          <table:table-cell table:formula="of:=MIN([.A102:.BL102])" office:value-type="float" office:value="0.281264" calcext:value-type="float">
            <text:p>0.281264</text:p>
          </table:table-cell>
          <table:table-cell table:formula="of:=MAX([.A102:.BL102])" office:value-type="float" office:value="2.2347" calcext:value-type="float">
            <text:p>2.2347</text:p>
          </table:table-cell>
          <table:table-cell table:number-columns-repeated="7"/>
        </table:table-row>
        <table:table-row table:style-name="ro1">
          <table:table-cell office:value-type="float" office:value="0.327906" calcext:value-type="float">
            <text:p>0.327906</text:p>
          </table:table-cell>
          <table:table-cell office:value-type="float" office:value="0.578704" calcext:value-type="float">
            <text:p>0.578704</text:p>
          </table:table-cell>
          <table:table-cell office:value-type="float" office:value="0.608109" calcext:value-type="float">
            <text:p>0.608109</text:p>
          </table:table-cell>
          <table:table-cell office:value-type="float" office:value="0.337054" calcext:value-type="float">
            <text:p>0.337054</text:p>
          </table:table-cell>
          <table:table-cell office:value-type="float" office:value="0.595866" calcext:value-type="float">
            <text:p>0.595866</text:p>
          </table:table-cell>
          <table:table-cell office:value-type="float" office:value="0.575608" calcext:value-type="float">
            <text:p>0.575608</text:p>
          </table:table-cell>
          <table:table-cell office:value-type="float" office:value="0.583405" calcext:value-type="float">
            <text:p>0.583405</text:p>
          </table:table-cell>
          <table:table-cell office:value-type="float" office:value="0.596257" calcext:value-type="float">
            <text:p>0.596257</text:p>
          </table:table-cell>
          <table:table-cell office:value-type="float" office:value="1.55994" calcext:value-type="float">
            <text:p>1.55994</text:p>
          </table:table-cell>
          <table:table-cell office:value-type="float" office:value="0.717926" calcext:value-type="float">
            <text:p>0.717926</text:p>
          </table:table-cell>
          <table:table-cell office:value-type="float" office:value="0.728038" calcext:value-type="float">
            <text:p>0.728038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1.18634" calcext:value-type="float">
            <text:p>1.18634</text:p>
          </table:table-cell>
          <table:table-cell office:value-type="float" office:value="0.249108" calcext:value-type="float">
            <text:p>0.249108</text:p>
          </table:table-cell>
          <table:table-cell office:value-type="float" office:value="1.33259" calcext:value-type="float">
            <text:p>1.33259</text:p>
          </table:table-cell>
          <table:table-cell office:value-type="float" office:value="0.733639" calcext:value-type="float">
            <text:p>0.733639</text:p>
          </table:table-cell>
          <table:table-cell table:number-columns-repeated="52"/>
          <table:table-cell table:formula="of:=MIN([.A103:.BL103])" office:value-type="float" office:value="0.249108" calcext:value-type="float">
            <text:p>0.249108</text:p>
          </table:table-cell>
          <table:table-cell table:formula="of:=MAX([.A103:.BL103])" office:value-type="float" office:value="1.55994" calcext:value-type="float">
            <text:p>1.55994</text:p>
          </table:table-cell>
          <table:table-cell table:number-columns-repeated="7"/>
        </table:table-row>
        <table:table-row table:style-name="ro1">
          <table:table-cell office:value-type="float" office:value="0.581444" calcext:value-type="float">
            <text:p>0.581444</text:p>
          </table:table-cell>
          <table:table-cell office:value-type="float" office:value="0.587366" calcext:value-type="float">
            <text:p>0.587366</text:p>
          </table:table-cell>
          <table:table-cell office:value-type="float" office:value="0.578151" calcext:value-type="float">
            <text:p>0.578151</text:p>
          </table:table-cell>
          <table:table-cell office:value-type="float" office:value="0.579626" calcext:value-type="float">
            <text:p>0.579626</text:p>
          </table:table-cell>
          <table:table-cell office:value-type="float" office:value="1.17508" calcext:value-type="float">
            <text:p>1.17508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15577" calcext:value-type="float">
            <text:p>0.615577</text:p>
          </table:table-cell>
          <table:table-cell office:value-type="float" office:value="0.578006" calcext:value-type="float">
            <text:p>0.578006</text:p>
          </table:table-cell>
          <table:table-cell office:value-type="float" office:value="0.579176" calcext:value-type="float">
            <text:p>0.579176</text:p>
          </table:table-cell>
          <table:table-cell office:value-type="float" office:value="0.588565" calcext:value-type="float">
            <text:p>0.588565</text:p>
          </table:table-cell>
          <table:table-cell office:value-type="float" office:value="0.617773" calcext:value-type="float">
            <text:p>0.617773</text:p>
          </table:table-cell>
          <table:table-cell office:value-type="float" office:value="1.81052" calcext:value-type="float">
            <text:p>1.81052</text:p>
          </table:table-cell>
          <table:table-cell office:value-type="float" office:value="0.584774" calcext:value-type="float">
            <text:p>0.584774</text:p>
          </table:table-cell>
          <table:table-cell office:value-type="float" office:value="0.587595" calcext:value-type="float">
            <text:p>0.587595</text:p>
          </table:table-cell>
          <table:table-cell office:value-type="float" office:value="1.19835" calcext:value-type="float">
            <text:p>1.19835</text:p>
          </table:table-cell>
          <table:table-cell office:value-type="float" office:value="1.78267" calcext:value-type="float">
            <text:p>1.78267</text:p>
          </table:table-cell>
          <table:table-cell table:number-columns-repeated="52"/>
          <table:table-cell table:formula="of:=MIN([.A104:.BL104])" office:value-type="float" office:value="0.578006" calcext:value-type="float">
            <text:p>0.578006</text:p>
          </table:table-cell>
          <table:table-cell table:formula="of:=MAX([.A104:.BL104])" office:value-type="float" office:value="1.81052" calcext:value-type="float">
            <text:p>1.81052</text:p>
          </table:table-cell>
          <table:table-cell table:number-columns-repeated="7"/>
        </table:table-row>
        <table:table-row table:style-name="ro1">
          <table:table-cell office:value-type="float" office:value="0.578292" calcext:value-type="float">
            <text:p>0.578292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596667" calcext:value-type="float">
            <text:p>0.596667</text:p>
          </table:table-cell>
          <table:table-cell office:value-type="float" office:value="0.576688" calcext:value-type="float">
            <text:p>0.576688</text:p>
          </table:table-cell>
          <table:table-cell office:value-type="float" office:value="0.584653" calcext:value-type="float">
            <text:p>0.584653</text:p>
          </table:table-cell>
          <table:table-cell office:value-type="float" office:value="0.601219" calcext:value-type="float">
            <text:p>0.601219</text:p>
          </table:table-cell>
          <table:table-cell office:value-type="float" office:value="0.616593" calcext:value-type="float">
            <text:p>0.616593</text:p>
          </table:table-cell>
          <table:table-cell office:value-type="float" office:value="1.1983" calcext:value-type="float">
            <text:p>1.1983</text:p>
          </table:table-cell>
          <table:table-cell office:value-type="float" office:value="0.584408" calcext:value-type="float">
            <text:p>0.584408</text:p>
          </table:table-cell>
          <table:table-cell office:value-type="float" office:value="0.645371" calcext:value-type="float">
            <text:p>0.645371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911379" calcext:value-type="float">
            <text:p>0.911379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0.445335" calcext:value-type="float">
            <text:p>0.445335</text:p>
          </table:table-cell>
          <table:table-cell office:value-type="float" office:value="0.463413" calcext:value-type="float">
            <text:p>0.463413</text:p>
          </table:table-cell>
          <table:table-cell office:value-type="float" office:value="1.25131" calcext:value-type="float">
            <text:p>1.25131</text:p>
          </table:table-cell>
          <table:table-cell table:number-columns-repeated="52"/>
          <table:table-cell table:formula="of:=MIN([.A105:.BL105])" office:value-type="float" office:value="0.32235" calcext:value-type="float">
            <text:p>0.32235</text:p>
          </table:table-cell>
          <table:table-cell table:formula="of:=MAX([.A105:.BL105])" office:value-type="float" office:value="1.25131" calcext:value-type="float">
            <text:p>1.2513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222123" calcext:value-type="float">
            <text:p>0.222123</text:p>
          </table:table-cell>
          <table:table-cell office:value-type="float" office:value="0.220523" calcext:value-type="float">
            <text:p>0.220523</text:p>
          </table:table-cell>
          <table:table-cell office:value-type="float" office:value="0.21909" calcext:value-type="float">
            <text:p>0.21909</text:p>
          </table:table-cell>
          <table:table-cell office:value-type="float" office:value="0.211931" calcext:value-type="float">
            <text:p>0.211931</text:p>
          </table:table-cell>
          <table:table-cell office:value-type="float" office:value="1.04455" calcext:value-type="float">
            <text:p>1.04455</text:p>
          </table:table-cell>
          <table:table-cell office:value-type="float" office:value="0.203559" calcext:value-type="float">
            <text:p>0.203559</text:p>
          </table:table-cell>
          <table:table-cell office:value-type="float" office:value="0.581813" calcext:value-type="float">
            <text:p>0.581813</text:p>
          </table:table-cell>
          <table:table-cell office:value-type="float" office:value="1.32762" calcext:value-type="float">
            <text:p>1.32762</text:p>
          </table:table-cell>
          <table:table-cell office:value-type="float" office:value="1.18134" calcext:value-type="float">
            <text:p>1.18134</text:p>
          </table:table-cell>
          <table:table-cell office:value-type="float" office:value="1.03502" calcext:value-type="float">
            <text:p>1.03502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1.38785" calcext:value-type="float">
            <text:p>1.38785</text:p>
          </table:table-cell>
          <table:table-cell office:value-type="float" office:value="1.16748" calcext:value-type="float">
            <text:p>1.16748</text:p>
          </table:table-cell>
          <table:table-cell office:value-type="float" office:value="0.993016" calcext:value-type="float">
            <text:p>0.993016</text:p>
          </table:table-cell>
          <table:table-cell office:value-type="float" office:value="0.388081" calcext:value-type="float">
            <text:p>0.388081</text:p>
          </table:table-cell>
          <table:table-cell office:value-type="float" office:value="0.398806" calcext:value-type="float">
            <text:p>0.398806</text:p>
          </table:table-cell>
          <table:table-cell office:value-type="float" office:value="0.402527" calcext:value-type="float">
            <text:p>0.402527</text:p>
          </table:table-cell>
          <table:table-cell office:value-type="float" office:value="0.406375" calcext:value-type="float">
            <text:p>0.406375</text:p>
          </table:table-cell>
          <table:table-cell office:value-type="float" office:value="1.31607" calcext:value-type="float">
            <text:p>1.31607</text:p>
          </table:table-cell>
          <table:table-cell office:value-type="float" office:value="0.749365" calcext:value-type="float">
            <text:p>0.749365</text:p>
          </table:table-cell>
          <table:table-cell office:value-type="float" office:value="1.23853" calcext:value-type="float">
            <text:p>1.23853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13532" calcext:value-type="float">
            <text:p>0.213532</text:p>
          </table:table-cell>
          <table:table-cell office:value-type="float" office:value="0.197488" calcext:value-type="float">
            <text:p>0.197488</text:p>
          </table:table-cell>
          <table:table-cell table:number-columns-repeated="44"/>
          <table:table-cell table:formula="of:=MIN([.A107:.BL107])" office:value-type="float" office:value="0.197488" calcext:value-type="float">
            <text:p>0.197488</text:p>
          </table:table-cell>
          <table:table-cell table:formula="of:=MAX([.A107:.BL107])" office:value-type="float" office:value="1.38785" calcext:value-type="float">
            <text:p>1.38785</text:p>
          </table:table-cell>
          <table:table-cell table:number-columns-repeated="7"/>
        </table:table-row>
        <table:table-row table:style-name="ro1">
          <table:table-cell office:value-type="float" office:value="0.387749" calcext:value-type="float">
            <text:p>0.387749</text:p>
          </table:table-cell>
          <table:table-cell office:value-type="float" office:value="0.399586" calcext:value-type="float">
            <text:p>0.399586</text:p>
          </table:table-cell>
          <table:table-cell office:value-type="float" office:value="0.403688" calcext:value-type="float">
            <text:p>0.403688</text:p>
          </table:table-cell>
          <table:table-cell office:value-type="float" office:value="0.387232" calcext:value-type="float">
            <text:p>0.387232</text:p>
          </table:table-cell>
          <table:table-cell office:value-type="float" office:value="0.41618" calcext:value-type="float">
            <text:p>0.41618</text:p>
          </table:table-cell>
          <table:table-cell office:value-type="float" office:value="0.402373" calcext:value-type="float">
            <text:p>0.402373</text:p>
          </table:table-cell>
          <table:table-cell office:value-type="float" office:value="0.770612" calcext:value-type="float">
            <text:p>0.770612</text:p>
          </table:table-cell>
          <table:table-cell office:value-type="float" office:value="0.392815" calcext:value-type="float">
            <text:p>0.392815</text:p>
          </table:table-cell>
          <table:table-cell office:value-type="float" office:value="0.396175" calcext:value-type="float">
            <text:p>0.396175</text:p>
          </table:table-cell>
          <table:table-cell office:value-type="float" office:value="0.760733" calcext:value-type="float">
            <text:p>0.760733</text:p>
          </table:table-cell>
          <table:table-cell office:value-type="float" office:value="0.412481" calcext:value-type="float">
            <text:p>0.412481</text:p>
          </table:table-cell>
          <table:table-cell office:value-type="float" office:value="1.6108" calcext:value-type="float">
            <text:p>1.6108</text:p>
          </table:table-cell>
          <table:table-cell office:value-type="float" office:value="0.409537" calcext:value-type="float">
            <text:p>0.409537</text:p>
          </table:table-cell>
          <table:table-cell office:value-type="float" office:value="0.415299" calcext:value-type="float">
            <text:p>0.415299</text:p>
          </table:table-cell>
          <table:table-cell office:value-type="float" office:value="1.23093" calcext:value-type="float">
            <text:p>1.23093</text:p>
          </table:table-cell>
          <table:table-cell office:value-type="float" office:value="0.850453" calcext:value-type="float">
            <text:p>0.850453</text:p>
          </table:table-cell>
          <table:table-cell office:value-type="float" office:value="1.44432" calcext:value-type="float">
            <text:p>1.44432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36166" calcext:value-type="float">
            <text:p>1.36166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1.08761" calcext:value-type="float">
            <text:p>1.08761</text:p>
          </table:table-cell>
          <table:table-cell office:value-type="float" office:value="1.08272" calcext:value-type="float">
            <text:p>1.08272</text:p>
          </table:table-cell>
          <table:table-cell office:value-type="float" office:value="1.25532" calcext:value-type="float">
            <text:p>1.25532</text:p>
          </table:table-cell>
          <table:table-cell office:value-type="float" office:value="0.875556" calcext:value-type="float">
            <text:p>0.875556</text:p>
          </table:table-cell>
          <table:table-cell table:number-columns-repeated="44"/>
          <table:table-cell table:formula="of:=MIN([.A108:.BL108])" office:value-type="float" office:value="0.387232" calcext:value-type="float">
            <text:p>0.387232</text:p>
          </table:table-cell>
          <table:table-cell table:formula="of:=MAX([.A108:.BL108])" office:value-type="float" office:value="1.6474" calcext:value-type="float">
            <text:p>1.6474</text:p>
          </table:table-cell>
          <table:table-cell table:number-columns-repeated="7"/>
        </table:table-row>
        <table:table-row table:style-name="ro1">
          <table:table-cell office:value-type="float" office:value="0.380077" calcext:value-type="float">
            <text:p>0.380077</text:p>
          </table:table-cell>
          <table:table-cell office:value-type="float" office:value="0.43382" calcext:value-type="float">
            <text:p>0.43382</text:p>
          </table:table-cell>
          <table:table-cell office:value-type="float" office:value="0.388327" calcext:value-type="float">
            <text:p>0.388327</text:p>
          </table:table-cell>
          <table:table-cell office:value-type="float" office:value="0.77143" calcext:value-type="float">
            <text:p>0.77143</text:p>
          </table:table-cell>
          <table:table-cell office:value-type="float" office:value="0.403943" calcext:value-type="float">
            <text:p>0.403943</text:p>
          </table:table-cell>
          <table:table-cell office:value-type="float" office:value="0.396502" calcext:value-type="float">
            <text:p>0.396502</text:p>
          </table:table-cell>
          <table:table-cell office:value-type="float" office:value="0.888751" calcext:value-type="float">
            <text:p>0.888751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782653" calcext:value-type="float">
            <text:p>0.782653</text:p>
          </table:table-cell>
          <table:table-cell office:value-type="float" office:value="0.471269" calcext:value-type="float">
            <text:p>0.471269</text:p>
          </table:table-cell>
          <table:table-cell office:value-type="float" office:value="0.423853" calcext:value-type="float">
            <text:p>0.423853</text:p>
          </table:table-cell>
          <table:table-cell office:value-type="float" office:value="0.840042" calcext:value-type="float">
            <text:p>0.840042</text:p>
          </table:table-cell>
          <table:table-cell office:value-type="float" office:value="0.395963" calcext:value-type="float">
            <text:p>0.395963</text:p>
          </table:table-cell>
          <table:table-cell office:value-type="float" office:value="1.29932" calcext:value-type="float">
            <text:p>1.29932</text:p>
          </table:table-cell>
          <table:table-cell office:value-type="float" office:value="1.22825" calcext:value-type="float">
            <text:p>1.22825</text:p>
          </table:table-cell>
          <table:table-cell office:value-type="float" office:value="1.176" calcext:value-type="float">
            <text:p>1.176</text:p>
          </table:table-cell>
          <table:table-cell office:value-type="float" office:value="1.24453" calcext:value-type="float">
            <text:p>1.24453</text:p>
          </table:table-cell>
          <table:table-cell office:value-type="float" office:value="0.388163" calcext:value-type="float">
            <text:p>0.388163</text:p>
          </table:table-cell>
          <table:table-cell office:value-type="float" office:value="0.432079" calcext:value-type="float">
            <text:p>0.432079</text:p>
          </table:table-cell>
          <table:table-cell office:value-type="float" office:value="0.520473" calcext:value-type="float">
            <text:p>0.520473</text:p>
          </table:table-cell>
          <table:table-cell office:value-type="float" office:value="0.273946" calcext:value-type="float">
            <text:p>0.273946</text:p>
          </table:table-cell>
          <table:table-cell office:value-type="float" office:value="1.57682" calcext:value-type="float">
            <text:p>1.57682</text:p>
          </table:table-cell>
          <table:table-cell office:value-type="float" office:value="0.749036" calcext:value-type="float">
            <text:p>0.749036</text:p>
          </table:table-cell>
          <table:table-cell office:value-type="float" office:value="0.13199" calcext:value-type="float">
            <text:p>0.13199</text:p>
          </table:table-cell>
          <table:table-cell table:number-columns-repeated="44"/>
          <table:table-cell table:formula="of:=MIN([.A109:.BL109])" office:value-type="float" office:value="0.13199" calcext:value-type="float">
            <text:p>0.13199</text:p>
          </table:table-cell>
          <table:table-cell table:formula="of:=MAX([.A109:.BL109])" office:value-type="float" office:value="1.57682" calcext:value-type="float">
            <text:p>1.57682</text:p>
          </table:table-cell>
          <table:table-cell table:number-columns-repeated="7"/>
        </table:table-row>
        <table:table-row table:style-name="ro1">
          <table:table-cell office:value-type="float" office:value="0.394727" calcext:value-type="float">
            <text:p>0.394727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411639" calcext:value-type="float">
            <text:p>0.411639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0.399096" calcext:value-type="float">
            <text:p>0.399096</text:p>
          </table:table-cell>
          <table:table-cell office:value-type="float" office:value="0.815135" calcext:value-type="float">
            <text:p>0.815135</text:p>
          </table:table-cell>
          <table:table-cell office:value-type="float" office:value="0.43117" calcext:value-type="float">
            <text:p>0.43117</text:p>
          </table:table-cell>
          <table:table-cell office:value-type="float" office:value="0.787394" calcext:value-type="float">
            <text:p>0.787394</text:p>
          </table:table-cell>
          <table:table-cell office:value-type="float" office:value="0.391825" calcext:value-type="float">
            <text:p>0.391825</text:p>
          </table:table-cell>
          <table:table-cell office:value-type="float" office:value="0.759322" calcext:value-type="float">
            <text:p>0.759322</text:p>
          </table:table-cell>
          <table:table-cell office:value-type="float" office:value="0.38329" calcext:value-type="float">
            <text:p>0.38329</text:p>
          </table:table-cell>
          <table:table-cell office:value-type="float" office:value="0.806873" calcext:value-type="float">
            <text:p>0.806873</text:p>
          </table:table-cell>
          <table:table-cell office:value-type="float" office:value="1.09352" calcext:value-type="float">
            <text:p>1.09352</text:p>
          </table:table-cell>
          <table:table-cell office:value-type="float" office:value="0.396551" calcext:value-type="float">
            <text:p>0.396551</text:p>
          </table:table-cell>
          <table:table-cell office:value-type="float" office:value="1.54746" calcext:value-type="float">
            <text:p>1.54746</text:p>
          </table:table-cell>
          <table:table-cell office:value-type="float" office:value="1.55779" calcext:value-type="float">
            <text:p>1.55779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778844" calcext:value-type="float">
            <text:p>0.778844</text:p>
          </table:table-cell>
          <table:table-cell office:value-type="float" office:value="0.8225" calcext:value-type="float">
            <text:p>0.8225</text:p>
          </table:table-cell>
          <table:table-cell office:value-type="float" office:value="1.61184" calcext:value-type="float">
            <text:p>1.61184</text:p>
          </table:table-cell>
          <table:table-cell office:value-type="float" office:value="0.225267" calcext:value-type="float">
            <text:p>0.225267</text:p>
          </table:table-cell>
          <table:table-cell office:value-type="float" office:value="0.280529" calcext:value-type="float">
            <text:p>0.28052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32816" calcext:value-type="float">
            <text:p>0.232816</text:p>
          </table:table-cell>
          <table:table-cell table:number-columns-repeated="44"/>
          <table:table-cell table:formula="of:=MIN([.A110:.BL110])" office:value-type="float" office:value="0.225267" calcext:value-type="float">
            <text:p>0.225267</text:p>
          </table:table-cell>
          <table:table-cell table:formula="of:=MAX([.A110:.BL110])" office:value-type="float" office:value="1.61184" calcext:value-type="float">
            <text:p>1.61184</text:p>
          </table:table-cell>
          <table:table-cell table:number-columns-repeated="7"/>
        </table:table-row>
        <table:table-row table:style-name="ro1">
          <table:table-cell office:value-type="float" office:value="0.221628" calcext:value-type="float">
            <text:p>0.221628</text:p>
          </table:table-cell>
          <table:table-cell office:value-type="float" office:value="0.392151" calcext:value-type="float">
            <text:p>0.392151</text:p>
          </table:table-cell>
          <table:table-cell office:value-type="float" office:value="0.420158" calcext:value-type="float">
            <text:p>0.420158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97796" calcext:value-type="float">
            <text:p>0.397796</text:p>
          </table:table-cell>
          <table:table-cell office:value-type="float" office:value="0.387747" calcext:value-type="float">
            <text:p>0.387747</text:p>
          </table:table-cell>
          <table:table-cell office:value-type="float" office:value="0.78596" calcext:value-type="float">
            <text:p>0.78596</text:p>
          </table:table-cell>
          <table:table-cell office:value-type="float" office:value="0.392466" calcext:value-type="float">
            <text:p>0.392466</text:p>
          </table:table-cell>
          <table:table-cell office:value-type="float" office:value="0.817341" calcext:value-type="float">
            <text:p>0.817341</text:p>
          </table:table-cell>
          <table:table-cell office:value-type="float" office:value="1.06907" calcext:value-type="float">
            <text:p>1.06907</text:p>
          </table:table-cell>
          <table:table-cell office:value-type="float" office:value="0.781205" calcext:value-type="float">
            <text:p>0.781205</text:p>
          </table:table-cell>
          <table:table-cell office:value-type="float" office:value="0.768508" calcext:value-type="float">
            <text:p>0.768508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0.501507" calcext:value-type="float">
            <text:p>0.501507</text:p>
          </table:table-cell>
          <table:table-cell office:value-type="float" office:value="0.213488" calcext:value-type="float">
            <text:p>0.213488</text:p>
          </table:table-cell>
          <table:table-cell office:value-type="float" office:value="0.171047" calcext:value-type="float">
            <text:p>0.171047</text:p>
          </table:table-cell>
          <table:table-cell office:value-type="float" office:value="0.381747" calcext:value-type="float">
            <text:p>0.381747</text:p>
          </table:table-cell>
          <table:table-cell office:value-type="float" office:value="1.84197" calcext:value-type="float">
            <text:p>1.84197</text:p>
          </table:table-cell>
          <table:table-cell office:value-type="float" office:value="1.42227" calcext:value-type="float">
            <text:p>1.42227</text:p>
          </table:table-cell>
          <table:table-cell office:value-type="float" office:value="1.18708" calcext:value-type="float">
            <text:p>1.18708</text:p>
          </table:table-cell>
          <table:table-cell office:value-type="float" office:value="1.23072" calcext:value-type="float">
            <text:p>1.23072</text:p>
          </table:table-cell>
          <table:table-cell office:value-type="float" office:value="0.40774" calcext:value-type="float">
            <text:p>0.40774</text:p>
          </table:table-cell>
          <table:table-cell office:value-type="float" office:value="1.71494" calcext:value-type="float">
            <text:p>1.71494</text:p>
          </table:table-cell>
          <table:table-cell table:number-columns-repeated="44"/>
          <table:table-cell table:formula="of:=MIN([.A111:.BL111])" office:value-type="float" office:value="0.171047" calcext:value-type="float">
            <text:p>0.171047</text:p>
          </table:table-cell>
          <table:table-cell table:formula="of:=MAX([.A111:.BL111])" office:value-type="float" office:value="1.84197" calcext:value-type="float">
            <text:p>1.84197</text:p>
          </table:table-cell>
          <table:table-cell table:number-columns-repeated="7"/>
        </table:table-row>
        <table:table-row table:style-name="ro1">
          <table:table-cell office:value-type="float" office:value="0.215603" calcext:value-type="float">
            <text:p>0.215603</text:p>
          </table:table-cell>
          <table:table-cell office:value-type="float" office:value="0.388737" calcext:value-type="float">
            <text:p>0.388737</text:p>
          </table:table-cell>
          <table:table-cell office:value-type="float" office:value="0.405755" calcext:value-type="float">
            <text:p>0.405755</text:p>
          </table:table-cell>
          <table:table-cell office:value-type="float" office:value="0.21477" calcext:value-type="float">
            <text:p>0.21477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0.215895" calcext:value-type="float">
            <text:p>0.215895</text:p>
          </table:table-cell>
          <table:table-cell office:value-type="float" office:value="0.383007" calcext:value-type="float">
            <text:p>0.383007</text:p>
          </table:table-cell>
          <table:table-cell office:value-type="float" office:value="0.404923" calcext:value-type="float">
            <text:p>0.404923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38686" calcext:value-type="float">
            <text:p>0.38686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1.25192" calcext:value-type="float">
            <text:p>1.25192</text:p>
          </table:table-cell>
          <table:table-cell office:value-type="float" office:value="0.927629" calcext:value-type="float">
            <text:p>0.927629</text:p>
          </table:table-cell>
          <table:table-cell office:value-type="float" office:value="0.727706" calcext:value-type="float">
            <text:p>0.727706</text:p>
          </table:table-cell>
          <table:table-cell office:value-type="float" office:value="0.737576" calcext:value-type="float">
            <text:p>0.737576</text:p>
          </table:table-cell>
          <table:table-cell office:value-type="float" office:value="0.419237" calcext:value-type="float">
            <text:p>0.419237</text:p>
          </table:table-cell>
          <table:table-cell office:value-type="float" office:value="0.399211" calcext:value-type="float">
            <text:p>0.399211</text:p>
          </table:table-cell>
          <table:table-cell office:value-type="float" office:value="0.956347" calcext:value-type="float">
            <text:p>0.956347</text:p>
          </table:table-cell>
          <table:table-cell office:value-type="float" office:value="0.389573" calcext:value-type="float">
            <text:p>0.389573</text:p>
          </table:table-cell>
          <table:table-cell office:value-type="float" office:value="0.38068" calcext:value-type="float">
            <text:p>0.38068</text:p>
          </table:table-cell>
          <table:table-cell office:value-type="float" office:value="0.499066" calcext:value-type="float">
            <text:p>0.499066</text:p>
          </table:table-cell>
          <table:table-cell office:value-type="float" office:value="0.807193" calcext:value-type="float">
            <text:p>0.807193</text:p>
          </table:table-cell>
          <table:table-cell office:value-type="float" office:value="0.353904" calcext:value-type="float">
            <text:p>0.353904</text:p>
          </table:table-cell>
          <table:table-cell table:number-columns-repeated="44"/>
          <table:table-cell table:formula="of:=MIN([.A112:.BL112])" office:value-type="float" office:value="0.21477" calcext:value-type="float">
            <text:p>0.21477</text:p>
          </table:table-cell>
          <table:table-cell table:formula="of:=MAX([.A112:.BL112])" office:value-type="float" office:value="1.25192" calcext:value-type="float">
            <text:p>1.25192</text:p>
          </table:table-cell>
          <table:table-cell table:number-columns-repeated="7"/>
        </table:table-row>
        <table:table-row table:style-name="ro1">
          <table:table-cell office:value-type="float" office:value="0.374626" calcext:value-type="float">
            <text:p>0.374626</text:p>
          </table:table-cell>
          <table:table-cell office:value-type="float" office:value="0.462145" calcext:value-type="float">
            <text:p>0.462145</text:p>
          </table:table-cell>
          <table:table-cell office:value-type="float" office:value="0.384976" calcext:value-type="float">
            <text:p>0.384976</text:p>
          </table:table-cell>
          <table:table-cell office:value-type="float" office:value="0.399668" calcext:value-type="float">
            <text:p>0.399668</text:p>
          </table:table-cell>
          <table:table-cell office:value-type="float" office:value="0.413214" calcext:value-type="float">
            <text:p>0.413214</text:p>
          </table:table-cell>
          <table:table-cell office:value-type="float" office:value="0.805851" calcext:value-type="float">
            <text:p>0.805851</text:p>
          </table:table-cell>
          <table:table-cell office:value-type="float" office:value="0.726829" calcext:value-type="float">
            <text:p>0.726829</text:p>
          </table:table-cell>
          <table:table-cell office:value-type="float" office:value="0.398943" calcext:value-type="float">
            <text:p>0.398943</text:p>
          </table:table-cell>
          <table:table-cell office:value-type="float" office:value="0.406056" calcext:value-type="float">
            <text:p>0.406056</text:p>
          </table:table-cell>
          <table:table-cell office:value-type="float" office:value="1.28479" calcext:value-type="float">
            <text:p>1.28479</text:p>
          </table:table-cell>
          <table:table-cell office:value-type="float" office:value="0.431026" calcext:value-type="float">
            <text:p>0.431026</text:p>
          </table:table-cell>
          <table:table-cell office:value-type="float" office:value="0.781012" calcext:value-type="float">
            <text:p>0.781012</text:p>
          </table:table-cell>
          <table:table-cell office:value-type="float" office:value="0.798095" calcext:value-type="float">
            <text:p>0.798095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391351" calcext:value-type="float">
            <text:p>0.391351</text:p>
          </table:table-cell>
          <table:table-cell office:value-type="float" office:value="1.57399" calcext:value-type="float">
            <text:p>1.57399</text:p>
          </table:table-cell>
          <table:table-cell office:value-type="float" office:value="1.94981" calcext:value-type="float">
            <text:p>1.94981</text:p>
          </table:table-cell>
          <table:table-cell office:value-type="float" office:value="1.10604" calcext:value-type="float">
            <text:p>1.10604</text:p>
          </table:table-cell>
          <table:table-cell office:value-type="float" office:value="1.1346" calcext:value-type="float">
            <text:p>1.1346</text:p>
          </table:table-cell>
          <table:table-cell office:value-type="float" office:value="0.841669" calcext:value-type="float">
            <text:p>0.841669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0.351145" calcext:value-type="float">
            <text:p>0.351145</text:p>
          </table:table-cell>
          <table:table-cell office:value-type="float" office:value="1.43302" calcext:value-type="float">
            <text:p>1.43302</text:p>
          </table:table-cell>
          <table:table-cell office:value-type="float" office:value="0.159781" calcext:value-type="float">
            <text:p>0.159781</text:p>
          </table:table-cell>
          <table:table-cell table:number-columns-repeated="44"/>
          <table:table-cell table:formula="of:=MIN([.A113:.BL113])" office:value-type="float" office:value="0.159781" calcext:value-type="float">
            <text:p>0.159781</text:p>
          </table:table-cell>
          <table:table-cell table:formula="of:=MAX([.A113:.BL113])" office:value-type="float" office:value="1.94981" calcext:value-type="float">
            <text:p>1.94981</text:p>
          </table:table-cell>
          <table:table-cell table:number-columns-repeated="7"/>
        </table:table-row>
        <table:table-row table:style-name="ro1">
          <table:table-cell office:value-type="float" office:value="0.387299" calcext:value-type="float">
            <text:p>0.387299</text:p>
          </table:table-cell>
          <table:table-cell office:value-type="float" office:value="0.385032" calcext:value-type="float">
            <text:p>0.385032</text:p>
          </table:table-cell>
          <table:table-cell office:value-type="float" office:value="0.403986" calcext:value-type="float">
            <text:p>0.403986</text:p>
          </table:table-cell>
          <table:table-cell office:value-type="float" office:value="0.383886" calcext:value-type="float">
            <text:p>0.383886</text:p>
          </table:table-cell>
          <table:table-cell office:value-type="float" office:value="0.383806" calcext:value-type="float">
            <text:p>0.383806</text:p>
          </table:table-cell>
          <table:table-cell office:value-type="float" office:value="1.1729" calcext:value-type="float">
            <text:p>1.1729</text:p>
          </table:table-cell>
          <table:table-cell office:value-type="float" office:value="0.771013" calcext:value-type="float">
            <text:p>0.771013</text:p>
          </table:table-cell>
          <table:table-cell office:value-type="float" office:value="0.391189" calcext:value-type="float">
            <text:p>0.391189</text:p>
          </table:table-cell>
          <table:table-cell office:value-type="float" office:value="0.400027" calcext:value-type="float">
            <text:p>0.400027</text:p>
          </table:table-cell>
          <table:table-cell office:value-type="float" office:value="0.807079" calcext:value-type="float">
            <text:p>0.807079</text:p>
          </table:table-cell>
          <table:table-cell office:value-type="float" office:value="0.387534" calcext:value-type="float">
            <text:p>0.387534</text:p>
          </table:table-cell>
          <table:table-cell office:value-type="float" office:value="0.384349" calcext:value-type="float">
            <text:p>0.384349</text:p>
          </table:table-cell>
          <table:table-cell office:value-type="float" office:value="1.16513" calcext:value-type="float">
            <text:p>1.16513</text:p>
          </table:table-cell>
          <table:table-cell office:value-type="float" office:value="1.16836" calcext:value-type="float">
            <text:p>1.16836</text:p>
          </table:table-cell>
          <table:table-cell office:value-type="float" office:value="0.428217" calcext:value-type="float">
            <text:p>0.428217</text:p>
          </table:table-cell>
          <table:table-cell office:value-type="float" office:value="0.477599" calcext:value-type="float">
            <text:p>0.477599</text:p>
          </table:table-cell>
          <table:table-cell office:value-type="float" office:value="1.56236" calcext:value-type="float">
            <text:p>1.56236</text:p>
          </table:table-cell>
          <table:table-cell office:value-type="float" office:value="1.57156" calcext:value-type="float">
            <text:p>1.57156</text:p>
          </table:table-cell>
          <table:table-cell office:value-type="float" office:value="0.411134" calcext:value-type="float">
            <text:p>0.411134</text:p>
          </table:table-cell>
          <table:table-cell office:value-type="float" office:value="0.35027" calcext:value-type="float">
            <text:p>0.35027</text:p>
          </table:table-cell>
          <table:table-cell office:value-type="float" office:value="0.222745" calcext:value-type="float">
            <text:p>0.222745</text:p>
          </table:table-cell>
          <table:table-cell office:value-type="float" office:value="1.9054" calcext:value-type="float">
            <text:p>1.9054</text:p>
          </table:table-cell>
          <table:table-cell office:value-type="float" office:value="0.362081" calcext:value-type="float">
            <text:p>0.362081</text:p>
          </table:table-cell>
          <table:table-cell office:value-type="float" office:value="0.207124" calcext:value-type="float">
            <text:p>0.207124</text:p>
          </table:table-cell>
          <table:table-cell table:number-columns-repeated="44"/>
          <table:table-cell table:formula="of:=MIN([.A114:.BL114])" office:value-type="float" office:value="0.207124" calcext:value-type="float">
            <text:p>0.207124</text:p>
          </table:table-cell>
          <table:table-cell table:formula="of:=MAX([.A114:.BL114])" office:value-type="float" office:value="1.9054" calcext:value-type="float">
            <text:p>1.9054</text:p>
          </table:table-cell>
          <table:table-cell table:number-columns-repeated="7"/>
        </table:table-row>
        <table:table-row table:style-name="ro1">
          <table:table-cell office:value-type="float" office:value="0.383229" calcext:value-type="float">
            <text:p>0.383229</text:p>
          </table:table-cell>
          <table:table-cell office:value-type="float" office:value="0.405117" calcext:value-type="float">
            <text:p>0.405117</text:p>
          </table:table-cell>
          <table:table-cell office:value-type="float" office:value="0.419343" calcext:value-type="float">
            <text:p>0.419343</text:p>
          </table:table-cell>
          <table:table-cell office:value-type="float" office:value="0.38444" calcext:value-type="float">
            <text:p>0.38444</text:p>
          </table:table-cell>
          <table:table-cell office:value-type="float" office:value="0.395558" calcext:value-type="float">
            <text:p>0.395558</text:p>
          </table:table-cell>
          <table:table-cell office:value-type="float" office:value="0.419741" calcext:value-type="float">
            <text:p>0.419741</text:p>
          </table:table-cell>
          <table:table-cell office:value-type="float" office:value="0.386923" calcext:value-type="float">
            <text:p>0.386923</text:p>
          </table:table-cell>
          <table:table-cell office:value-type="float" office:value="0.389318" calcext:value-type="float">
            <text:p>0.389318</text:p>
          </table:table-cell>
          <table:table-cell office:value-type="float" office:value="0.749351" calcext:value-type="float">
            <text:p>0.749351</text:p>
          </table:table-cell>
          <table:table-cell office:value-type="float" office:value="0.387838" calcext:value-type="float">
            <text:p>0.387838</text:p>
          </table:table-cell>
          <table:table-cell office:value-type="float" office:value="1.21279" calcext:value-type="float">
            <text:p>1.21279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838268" calcext:value-type="float">
            <text:p>0.838268</text:p>
          </table:table-cell>
          <table:table-cell office:value-type="float" office:value="0.384639" calcext:value-type="float">
            <text:p>0.384639</text:p>
          </table:table-cell>
          <table:table-cell office:value-type="float" office:value="1.13903" calcext:value-type="float">
            <text:p>1.13903</text:p>
          </table:table-cell>
          <table:table-cell office:value-type="float" office:value="0.760344" calcext:value-type="float">
            <text:p>0.760344</text:p>
          </table:table-cell>
          <table:table-cell office:value-type="float" office:value="1.5551" calcext:value-type="float">
            <text:p>1.5551</text:p>
          </table:table-cell>
          <table:table-cell office:value-type="float" office:value="1.96395" calcext:value-type="float">
            <text:p>1.9639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241515" calcext:value-type="float">
            <text:p>0.241515</text:p>
          </table:table-cell>
          <table:table-cell office:value-type="float" office:value="1.84949" calcext:value-type="float">
            <text:p>1.84949</text:p>
          </table:table-cell>
          <table:table-cell office:value-type="float" office:value="0.212284" calcext:value-type="float">
            <text:p>0.212284</text:p>
          </table:table-cell>
          <table:table-cell office:value-type="float" office:value="0.825611" calcext:value-type="float">
            <text:p>0.825611</text:p>
          </table:table-cell>
          <table:table-cell office:value-type="float" office:value="1.61614" calcext:value-type="float">
            <text:p>1.61614</text:p>
          </table:table-cell>
          <table:table-cell table:number-columns-repeated="44"/>
          <table:table-cell table:formula="of:=MIN([.A115:.BL115])" office:value-type="float" office:value="0.212284" calcext:value-type="float">
            <text:p>0.212284</text:p>
          </table:table-cell>
          <table:table-cell table:formula="of:=MAX([.A115:.BL115])" office:value-type="float" office:value="1.96395" calcext:value-type="float">
            <text:p>1.96395</text:p>
          </table:table-cell>
          <table:table-cell table:number-columns-repeated="7"/>
        </table:table-row>
        <table:table-row table:style-name="ro1">
          <table:table-cell office:value-type="float" office:value="0.384528" calcext:value-type="float">
            <text:p>0.384528</text:p>
          </table:table-cell>
          <table:table-cell office:value-type="float" office:value="0.385932" calcext:value-type="float">
            <text:p>0.385932</text:p>
          </table:table-cell>
          <table:table-cell office:value-type="float" office:value="0.393128" calcext:value-type="float">
            <text:p>0.393128</text:p>
          </table:table-cell>
          <table:table-cell office:value-type="float" office:value="0.21444" calcext:value-type="float">
            <text:p>0.21444</text:p>
          </table:table-cell>
          <table:table-cell office:value-type="float" office:value="0.422349" calcext:value-type="float">
            <text:p>0.422349</text:p>
          </table:table-cell>
          <table:table-cell office:value-type="float" office:value="0.393627" calcext:value-type="float">
            <text:p>0.393627</text:p>
          </table:table-cell>
          <table:table-cell office:value-type="float" office:value="0.388284" calcext:value-type="float">
            <text:p>0.388284</text:p>
          </table:table-cell>
          <table:table-cell office:value-type="float" office:value="0.407757" calcext:value-type="float">
            <text:p>0.407757</text:p>
          </table:table-cell>
          <table:table-cell office:value-type="float" office:value="1.42455" calcext:value-type="float">
            <text:p>1.42455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235111" calcext:value-type="float">
            <text:p>0.235111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1.06658" calcext:value-type="float">
            <text:p>1.06658</text:p>
          </table:table-cell>
          <table:table-cell office:value-type="float" office:value="0.885762" calcext:value-type="float">
            <text:p>0.885762</text:p>
          </table:table-cell>
          <table:table-cell office:value-type="float" office:value="0.459785" calcext:value-type="float">
            <text:p>0.459785</text:p>
          </table:table-cell>
          <table:table-cell office:value-type="float" office:value="0.394405" calcext:value-type="float">
            <text:p>0.394405</text:p>
          </table:table-cell>
          <table:table-cell office:value-type="float" office:value="1.14512" calcext:value-type="float">
            <text:p>1.14512</text:p>
          </table:table-cell>
          <table:table-cell office:value-type="float" office:value="0.972689" calcext:value-type="float">
            <text:p>0.972689</text:p>
          </table:table-cell>
          <table:table-cell office:value-type="float" office:value="0.520467" calcext:value-type="float">
            <text:p>0.520467</text:p>
          </table:table-cell>
          <table:table-cell office:value-type="float" office:value="0.527545" calcext:value-type="float">
            <text:p>0.527545</text:p>
          </table:table-cell>
          <table:table-cell office:value-type="float" office:value="1.90073" calcext:value-type="float">
            <text:p>1.90073</text:p>
          </table:table-cell>
          <table:table-cell office:value-type="float" office:value="0.423901" calcext:value-type="float">
            <text:p>0.423901</text:p>
          </table:table-cell>
          <table:table-cell office:value-type="float" office:value="0.334307" calcext:value-type="float">
            <text:p>0.334307</text:p>
          </table:table-cell>
          <table:table-cell office:value-type="float" office:value="0.304184" calcext:value-type="float">
            <text:p>0.304184</text:p>
          </table:table-cell>
          <table:table-cell table:number-columns-repeated="44"/>
          <table:table-cell table:formula="of:=MIN([.A116:.BL116])" office:value-type="float" office:value="0.21444" calcext:value-type="float">
            <text:p>0.21444</text:p>
          </table:table-cell>
          <table:table-cell table:formula="of:=MAX([.A116:.BL116])" office:value-type="float" office:value="1.90073" calcext:value-type="float">
            <text:p>1.90073</text:p>
          </table:table-cell>
          <table:table-cell table:number-columns-repeated="7"/>
        </table:table-row>
        <table:table-row table:style-name="ro1">
          <table:table-cell office:value-type="float" office:value="0.384749" calcext:value-type="float">
            <text:p>0.384749</text:p>
          </table:table-cell>
          <table:table-cell office:value-type="float" office:value="0.414118" calcext:value-type="float">
            <text:p>0.414118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0.402061" calcext:value-type="float">
            <text:p>0.402061</text:p>
          </table:table-cell>
          <table:table-cell office:value-type="float" office:value="0.407455" calcext:value-type="float">
            <text:p>0.407455</text:p>
          </table:table-cell>
          <table:table-cell office:value-type="float" office:value="0.799906" calcext:value-type="float">
            <text:p>0.799906</text:p>
          </table:table-cell>
          <table:table-cell office:value-type="float" office:value="0.419405" calcext:value-type="float">
            <text:p>0.419405</text:p>
          </table:table-cell>
          <table:table-cell office:value-type="float" office:value="0.376201" calcext:value-type="float">
            <text:p>0.376201</text:p>
          </table:table-cell>
          <table:table-cell office:value-type="float" office:value="0.411918" calcext:value-type="float">
            <text:p>0.411918</text:p>
          </table:table-cell>
          <table:table-cell office:value-type="float" office:value="0.380357" calcext:value-type="float">
            <text:p>0.380357</text:p>
          </table:table-cell>
          <table:table-cell office:value-type="float" office:value="0.774849" calcext:value-type="float">
            <text:p>0.774849</text:p>
          </table:table-cell>
          <table:table-cell office:value-type="float" office:value="1.57992" calcext:value-type="float">
            <text:p>1.57992</text:p>
          </table:table-cell>
          <table:table-cell office:value-type="float" office:value="0.407578" calcext:value-type="float">
            <text:p>0.407578</text:p>
          </table:table-cell>
          <table:table-cell office:value-type="float" office:value="0.833966" calcext:value-type="float">
            <text:p>0.833966</text:p>
          </table:table-cell>
          <table:table-cell office:value-type="float" office:value="0.389337" calcext:value-type="float">
            <text:p>0.389337</text:p>
          </table:table-cell>
          <table:table-cell office:value-type="float" office:value="1.16321" calcext:value-type="float">
            <text:p>1.16321</text:p>
          </table:table-cell>
          <table:table-cell office:value-type="float" office:value="0.386238" calcext:value-type="float">
            <text:p>0.386238</text:p>
          </table:table-cell>
          <table:table-cell office:value-type="float" office:value="1.61797" calcext:value-type="float">
            <text:p>1.61797</text:p>
          </table:table-cell>
          <table:table-cell office:value-type="float" office:value="0.804376" calcext:value-type="float">
            <text:p>0.804376</text:p>
          </table:table-cell>
          <table:table-cell office:value-type="float" office:value="0.815034" calcext:value-type="float">
            <text:p>0.815034</text:p>
          </table:table-cell>
          <table:table-cell office:value-type="float" office:value="1.40538" calcext:value-type="float">
            <text:p>1.40538</text:p>
          </table:table-cell>
          <table:table-cell office:value-type="float" office:value="0.318352" calcext:value-type="float">
            <text:p>0.318352</text:p>
          </table:table-cell>
          <table:table-cell office:value-type="float" office:value="0.307962" calcext:value-type="float">
            <text:p>0.307962</text:p>
          </table:table-cell>
          <table:table-cell office:value-type="float" office:value="0.136288" calcext:value-type="float">
            <text:p>0.136288</text:p>
          </table:table-cell>
          <table:table-cell table:number-columns-repeated="44"/>
          <table:table-cell table:formula="of:=MIN([.A117:.BL117])" office:value-type="float" office:value="0.136288" calcext:value-type="float">
            <text:p>0.136288</text:p>
          </table:table-cell>
          <table:table-cell table:formula="of:=MAX([.A117:.BL117])" office:value-type="float" office:value="1.61797" calcext:value-type="float">
            <text:p>1.61797</text:p>
          </table:table-cell>
          <table:table-cell table:number-columns-repeated="7"/>
        </table:table-row>
        <table:table-row table:style-name="ro1">
          <table:table-cell office:value-type="float" office:value="0.382642" calcext:value-type="float">
            <text:p>0.382642</text:p>
          </table:table-cell>
          <table:table-cell office:value-type="float" office:value="0.405344" calcext:value-type="float">
            <text:p>0.405344</text:p>
          </table:table-cell>
          <table:table-cell office:value-type="float" office:value="0.390854" calcext:value-type="float">
            <text:p>0.390854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0.397048" calcext:value-type="float">
            <text:p>0.397048</text:p>
          </table:table-cell>
          <table:table-cell office:value-type="float" office:value="0.403135" calcext:value-type="float">
            <text:p>0.403135</text:p>
          </table:table-cell>
          <table:table-cell office:value-type="float" office:value="0.849476" calcext:value-type="float">
            <text:p>0.849476</text:p>
          </table:table-cell>
          <table:table-cell office:value-type="float" office:value="0.640473" calcext:value-type="float">
            <text:p>0.640473</text:p>
          </table:table-cell>
          <table:table-cell office:value-type="float" office:value="0.306261" calcext:value-type="float">
            <text:p>0.306261</text:p>
          </table:table-cell>
          <table:table-cell office:value-type="float" office:value="0.391115" calcext:value-type="float">
            <text:p>0.391115</text:p>
          </table:table-cell>
          <table:table-cell office:value-type="float" office:value="0.392586" calcext:value-type="float">
            <text:p>0.392586</text:p>
          </table:table-cell>
          <table:table-cell office:value-type="float" office:value="0.398039" calcext:value-type="float">
            <text:p>0.398039</text:p>
          </table:table-cell>
          <table:table-cell office:value-type="float" office:value="1.00337" calcext:value-type="float">
            <text:p>1.00337</text:p>
          </table:table-cell>
          <table:table-cell office:value-type="float" office:value="1.81186" calcext:value-type="float">
            <text:p>1.81186</text:p>
          </table:table-cell>
          <table:table-cell office:value-type="float" office:value="0.38621" calcext:value-type="float">
            <text:p>0.38621</text:p>
          </table:table-cell>
          <table:table-cell office:value-type="float" office:value="0.391749" calcext:value-type="float">
            <text:p>0.391749</text:p>
          </table:table-cell>
          <table:table-cell office:value-type="float" office:value="0.394418" calcext:value-type="float">
            <text:p>0.394418</text:p>
          </table:table-cell>
          <table:table-cell office:value-type="float" office:value="0.398177" calcext:value-type="float">
            <text:p>0.398177</text:p>
          </table:table-cell>
          <table:table-cell office:value-type="float" office:value="1.0967" calcext:value-type="float">
            <text:p>1.0967</text:p>
          </table:table-cell>
          <table:table-cell office:value-type="float" office:value="1.01567" calcext:value-type="float">
            <text:p>1.01567</text:p>
          </table:table-cell>
          <table:table-cell office:value-type="float" office:value="0.630934" calcext:value-type="float">
            <text:p>0.630934</text:p>
          </table:table-cell>
          <table:table-cell office:value-type="float" office:value="0.825432" calcext:value-type="float">
            <text:p>0.825432</text:p>
          </table:table-cell>
          <table:table-cell office:value-type="float" office:value="1.60232" calcext:value-type="float">
            <text:p>1.60232</text:p>
          </table:table-cell>
          <table:table-cell office:value-type="float" office:value="0.244385" calcext:value-type="float">
            <text:p>0.244385</text:p>
          </table:table-cell>
          <table:table-cell table:number-columns-repeated="44"/>
          <table:table-cell table:formula="of:=MIN([.A118:.BL118])" office:value-type="float" office:value="0.244385" calcext:value-type="float">
            <text:p>0.244385</text:p>
          </table:table-cell>
          <table:table-cell table:formula="of:=MAX([.A118:.BL118])" office:value-type="float" office:value="1.81186" calcext:value-type="float">
            <text:p>1.81186</text:p>
          </table:table-cell>
          <table:table-cell table:number-columns-repeated="7"/>
        </table:table-row>
        <table:table-row table:style-name="ro1">
          <table:table-cell office:value-type="float" office:value="0.382851" calcext:value-type="float">
            <text:p>0.382851</text:p>
          </table:table-cell>
          <table:table-cell office:value-type="float" office:value="0.411463" calcext:value-type="float">
            <text:p>0.411463</text:p>
          </table:table-cell>
          <table:table-cell office:value-type="float" office:value="0.384373" calcext:value-type="float">
            <text:p>0.384373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0.394669" calcext:value-type="float">
            <text:p>0.394669</text:p>
          </table:table-cell>
          <table:table-cell office:value-type="float" office:value="0.398731" calcext:value-type="float">
            <text:p>0.398731</text:p>
          </table:table-cell>
          <table:table-cell office:value-type="float" office:value="0.823658" calcext:value-type="float">
            <text:p>0.823658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782048" calcext:value-type="float">
            <text:p>0.782048</text:p>
          </table:table-cell>
          <table:table-cell office:value-type="float" office:value="0.789225" calcext:value-type="float">
            <text:p>0.789225</text:p>
          </table:table-cell>
          <table:table-cell office:value-type="float" office:value="0.391913" calcext:value-type="float">
            <text:p>0.391913</text:p>
          </table:table-cell>
          <table:table-cell office:value-type="float" office:value="0.402871" calcext:value-type="float">
            <text:p>0.402871</text:p>
          </table:table-cell>
          <table:table-cell office:value-type="float" office:value="0.391681" calcext:value-type="float">
            <text:p>0.391681</text:p>
          </table:table-cell>
          <table:table-cell office:value-type="float" office:value="0.407718" calcext:value-type="float">
            <text:p>0.407718</text:p>
          </table:table-cell>
          <table:table-cell office:value-type="float" office:value="0.626951" calcext:value-type="float">
            <text:p>0.626951</text:p>
          </table:table-cell>
          <table:table-cell office:value-type="float" office:value="0.631378" calcext:value-type="float">
            <text:p>0.631378</text:p>
          </table:table-cell>
          <table:table-cell office:value-type="float" office:value="0.382639" calcext:value-type="float">
            <text:p>0.382639</text:p>
          </table:table-cell>
          <table:table-cell office:value-type="float" office:value="0.384642" calcext:value-type="float">
            <text:p>0.384642</text:p>
          </table:table-cell>
          <table:table-cell office:value-type="float" office:value="1.21657" calcext:value-type="float">
            <text:p>1.21657</text:p>
          </table:table-cell>
          <table:table-cell office:value-type="float" office:value="1.27905" calcext:value-type="float">
            <text:p>1.27905</text:p>
          </table:table-cell>
          <table:table-cell office:value-type="float" office:value="0.761547" calcext:value-type="float">
            <text:p>0.761547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1.96381" calcext:value-type="float">
            <text:p>1.96381</text:p>
          </table:table-cell>
          <table:table-cell office:value-type="float" office:value="0.342207" calcext:value-type="float">
            <text:p>0.342207</text:p>
          </table:table-cell>
          <table:table-cell table:number-columns-repeated="44"/>
          <table:table-cell table:formula="of:=MIN([.A119:.BL119])" office:value-type="float" office:value="0.342207" calcext:value-type="float">
            <text:p>0.342207</text:p>
          </table:table-cell>
          <table:table-cell table:formula="of:=MAX([.A119:.BL119])" office:value-type="float" office:value="1.96381" calcext:value-type="float">
            <text:p>1.96381</text:p>
          </table:table-cell>
          <table:table-cell table:number-columns-repeated="7"/>
        </table:table-row>
        <table:table-row table:style-name="ro1">
          <table:table-cell office:value-type="float" office:value="0.22172" calcext:value-type="float">
            <text:p>0.22172</text:p>
          </table:table-cell>
          <table:table-cell office:value-type="float" office:value="0.395459" calcext:value-type="float">
            <text:p>0.395459</text:p>
          </table:table-cell>
          <table:table-cell office:value-type="float" office:value="0.396459" calcext:value-type="float">
            <text:p>0.396459</text:p>
          </table:table-cell>
          <table:table-cell office:value-type="float" office:value="0.214744" calcext:value-type="float">
            <text:p>0.214744</text:p>
          </table:table-cell>
          <table:table-cell office:value-type="float" office:value="0.391568" calcext:value-type="float">
            <text:p>0.391568</text:p>
          </table:table-cell>
          <table:table-cell office:value-type="float" office:value="0.393917" calcext:value-type="float">
            <text:p>0.393917</text:p>
          </table:table-cell>
          <table:table-cell office:value-type="float" office:value="0.219973" calcext:value-type="float">
            <text:p>0.219973</text:p>
          </table:table-cell>
          <table:table-cell office:value-type="float" office:value="0.876925" calcext:value-type="float">
            <text:p>0.876925</text:p>
          </table:table-cell>
          <table:table-cell office:value-type="float" office:value="0.389519" calcext:value-type="float">
            <text:p>0.389519</text:p>
          </table:table-cell>
          <table:table-cell office:value-type="float" office:value="0.65267" calcext:value-type="float">
            <text:p>0.65267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391996" calcext:value-type="float">
            <text:p>0.391996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38081" calcext:value-type="float">
            <text:p>0.38081</text:p>
          </table:table-cell>
          <table:table-cell office:value-type="float" office:value="1.37999" calcext:value-type="float">
            <text:p>1.37999</text:p>
          </table:table-cell>
          <table:table-cell office:value-type="float" office:value="1.06152" calcext:value-type="float">
            <text:p>1.06152</text:p>
          </table:table-cell>
          <table:table-cell office:value-type="float" office:value="0.401115" calcext:value-type="float">
            <text:p>0.401115</text:p>
          </table:table-cell>
          <table:table-cell office:value-type="float" office:value="1.04349" calcext:value-type="float">
            <text:p>1.04349</text:p>
          </table:table-cell>
          <table:table-cell office:value-type="float" office:value="1.31448" calcext:value-type="float">
            <text:p>1.31448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297452" calcext:value-type="float">
            <text:p>0.297452</text:p>
          </table:table-cell>
          <table:table-cell office:value-type="float" office:value="0.281354" calcext:value-type="float">
            <text:p>0.281354</text:p>
          </table:table-cell>
          <table:table-cell office:value-type="float" office:value="0.631596" calcext:value-type="float">
            <text:p>0.631596</text:p>
          </table:table-cell>
          <table:table-cell office:value-type="float" office:value="0.387804" calcext:value-type="float">
            <text:p>0.387804</text:p>
          </table:table-cell>
          <table:table-cell table:number-columns-repeated="44"/>
          <table:table-cell table:formula="of:=MIN([.A120:.BL120])" office:value-type="float" office:value="0.214744" calcext:value-type="float">
            <text:p>0.214744</text:p>
          </table:table-cell>
          <table:table-cell table:formula="of:=MAX([.A120:.BL120])" office:value-type="float" office:value="1.37999" calcext:value-type="float">
            <text:p>1.37999</text:p>
          </table:table-cell>
          <table:table-cell table:number-columns-repeated="7"/>
        </table:table-row>
        <table:table-row table:style-name="ro1">
          <table:table-cell office:value-type="float" office:value="0.38337" calcext:value-type="float">
            <text:p>0.38337</text:p>
          </table:table-cell>
          <table:table-cell office:value-type="float" office:value="0.383328" calcext:value-type="float">
            <text:p>0.383328</text:p>
          </table:table-cell>
          <table:table-cell office:value-type="float" office:value="0.386203" calcext:value-type="float">
            <text:p>0.386203</text:p>
          </table:table-cell>
          <table:table-cell office:value-type="float" office:value="0.392958" calcext:value-type="float">
            <text:p>0.392958</text:p>
          </table:table-cell>
          <table:table-cell office:value-type="float" office:value="0.399073" calcext:value-type="float">
            <text:p>0.3990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807326" calcext:value-type="float">
            <text:p>0.807326</text:p>
          </table:table-cell>
          <table:table-cell office:value-type="float" office:value="0.430723" calcext:value-type="float">
            <text:p>0.430723</text:p>
          </table:table-cell>
          <table:table-cell office:value-type="float" office:value="0.783918" calcext:value-type="float">
            <text:p>0.783918</text:p>
          </table:table-cell>
          <table:table-cell office:value-type="float" office:value="0.384704" calcext:value-type="float">
            <text:p>0.384704</text:p>
          </table:table-cell>
          <table:table-cell office:value-type="float" office:value="0.809351" calcext:value-type="float">
            <text:p>0.809351</text:p>
          </table:table-cell>
          <table:table-cell office:value-type="float" office:value="0.382653" calcext:value-type="float">
            <text:p>0.382653</text:p>
          </table:table-cell>
          <table:table-cell office:value-type="float" office:value="0.385329" calcext:value-type="float">
            <text:p>0.385329</text:p>
          </table:table-cell>
          <table:table-cell office:value-type="float" office:value="1.21648" calcext:value-type="float">
            <text:p>1.21648</text:p>
          </table:table-cell>
          <table:table-cell office:value-type="float" office:value="0.82841" calcext:value-type="float">
            <text:p>0.82841</text:p>
          </table:table-cell>
          <table:table-cell office:value-type="float" office:value="0.844417" calcext:value-type="float">
            <text:p>0.844417</text:p>
          </table:table-cell>
          <table:table-cell office:value-type="float" office:value="0.220063" calcext:value-type="float">
            <text:p>0.220063</text:p>
          </table:table-cell>
          <table:table-cell office:value-type="float" office:value="0.219546" calcext:value-type="float">
            <text:p>0.219546</text:p>
          </table:table-cell>
          <table:table-cell office:value-type="float" office:value="1.65516" calcext:value-type="float">
            <text:p>1.65516</text:p>
          </table:table-cell>
          <table:table-cell office:value-type="float" office:value="0.568219" calcext:value-type="float">
            <text:p>0.568219</text:p>
          </table:table-cell>
          <table:table-cell office:value-type="float" office:value="1.86834" calcext:value-type="float">
            <text:p>1.86834</text:p>
          </table:table-cell>
          <table:table-cell office:value-type="float" office:value="0.709622" calcext:value-type="float">
            <text:p>0.709622</text:p>
          </table:table-cell>
          <table:table-cell office:value-type="float" office:value="0.175722" calcext:value-type="float">
            <text:p>0.175722</text:p>
          </table:table-cell>
          <table:table-cell office:value-type="float" office:value="0.83406" calcext:value-type="float">
            <text:p>0.83406</text:p>
          </table:table-cell>
          <table:table-cell table:number-columns-repeated="44"/>
          <table:table-cell table:formula="of:=MIN([.A121:.BL121])" office:value-type="float" office:value="0.175722" calcext:value-type="float">
            <text:p>0.175722</text:p>
          </table:table-cell>
          <table:table-cell table:formula="of:=MAX([.A121:.BL121])" office:value-type="float" office:value="1.86834" calcext:value-type="float">
            <text:p>1.86834</text:p>
          </table:table-cell>
          <table:table-cell table:number-columns-repeated="7"/>
        </table:table-row>
        <table:table-row table:style-name="ro1">
          <table:table-cell office:value-type="float" office:value="0.390233" calcext:value-type="float">
            <text:p>0.390233</text:p>
          </table:table-cell>
          <table:table-cell office:value-type="float" office:value="0.392838" calcext:value-type="float">
            <text:p>0.392838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0.388841" calcext:value-type="float">
            <text:p>0.388841</text:p>
          </table:table-cell>
          <table:table-cell office:value-type="float" office:value="0.790235" calcext:value-type="float">
            <text:p>0.790235</text:p>
          </table:table-cell>
          <table:table-cell office:value-type="float" office:value="0.79108" calcext:value-type="float">
            <text:p>0.79108</text:p>
          </table:table-cell>
          <table:table-cell office:value-type="float" office:value="0.222549" calcext:value-type="float">
            <text:p>0.222549</text:p>
          </table:table-cell>
          <table:table-cell office:value-type="float" office:value="0.385903" calcext:value-type="float">
            <text:p>0.385903</text:p>
          </table:table-cell>
          <table:table-cell office:value-type="float" office:value="0.463755" calcext:value-type="float">
            <text:p>0.463755</text:p>
          </table:table-cell>
          <table:table-cell office:value-type="float" office:value="0.375133" calcext:value-type="float">
            <text:p>0.375133</text:p>
          </table:table-cell>
          <table:table-cell office:value-type="float" office:value="0.351449" calcext:value-type="float">
            <text:p>0.351449</text:p>
          </table:table-cell>
          <table:table-cell office:value-type="float" office:value="0.759533" calcext:value-type="float">
            <text:p>0.759533</text:p>
          </table:table-cell>
          <table:table-cell office:value-type="float" office:value="1.15867" calcext:value-type="float">
            <text:p>1.15867</text:p>
          </table:table-cell>
          <table:table-cell office:value-type="float" office:value="1.16701" calcext:value-type="float">
            <text:p>1.16701</text:p>
          </table:table-cell>
          <table:table-cell office:value-type="float" office:value="0.500591" calcext:value-type="float">
            <text:p>0.500591</text:p>
          </table:table-cell>
          <table:table-cell office:value-type="float" office:value="0.211169" calcext:value-type="float">
            <text:p>0.211169</text:p>
          </table:table-cell>
          <table:table-cell office:value-type="float" office:value="1.03083" calcext:value-type="float">
            <text:p>1.03083</text:p>
          </table:table-cell>
          <table:table-cell office:value-type="float" office:value="0.552849" calcext:value-type="float">
            <text:p>0.552849</text:p>
          </table:table-cell>
          <table:table-cell office:value-type="float" office:value="1.1694" calcext:value-type="float">
            <text:p>1.1694</text:p>
          </table:table-cell>
          <table:table-cell office:value-type="float" office:value="1.31772" calcext:value-type="float">
            <text:p>1.31772</text:p>
          </table:table-cell>
          <table:table-cell office:value-type="float" office:value="1.82158" calcext:value-type="float">
            <text:p>1.82158</text:p>
          </table:table-cell>
          <table:table-cell office:value-type="float" office:value="1.89239" calcext:value-type="float">
            <text:p>1.89239</text:p>
          </table:table-cell>
          <table:table-cell office:value-type="float" office:value="0.365086" calcext:value-type="float">
            <text:p>0.365086</text:p>
          </table:table-cell>
          <table:table-cell office:value-type="float" office:value="0.193952" calcext:value-type="float">
            <text:p>0.193952</text:p>
          </table:table-cell>
          <table:table-cell table:number-columns-repeated="44"/>
          <table:table-cell table:formula="of:=MIN([.A122:.BL122])" office:value-type="float" office:value="0.193952" calcext:value-type="float">
            <text:p>0.193952</text:p>
          </table:table-cell>
          <table:table-cell table:formula="of:=MAX([.A122:.BL122])" office:value-type="float" office:value="1.89239" calcext:value-type="float">
            <text:p>1.89239</text:p>
          </table:table-cell>
          <table:table-cell table:number-columns-repeated="7"/>
        </table:table-row>
        <table:table-row table:style-name="ro1">
          <table:table-cell office:value-type="float" office:value="0.38899" calcext:value-type="float">
            <text:p>0.38899</text:p>
          </table:table-cell>
          <table:table-cell office:value-type="float" office:value="0.404927" calcext:value-type="float">
            <text:p>0.404927</text:p>
          </table:table-cell>
          <table:table-cell office:value-type="float" office:value="0.38117" calcext:value-type="float">
            <text:p>0.38117</text:p>
          </table:table-cell>
          <table:table-cell office:value-type="float" office:value="0.392357" calcext:value-type="float">
            <text:p>0.392357</text:p>
          </table:table-cell>
          <table:table-cell office:value-type="float" office:value="0.791976" calcext:value-type="float">
            <text:p>0.791976</text:p>
          </table:table-cell>
          <table:table-cell office:value-type="float" office:value="0.384778" calcext:value-type="float">
            <text:p>0.384778</text:p>
          </table:table-cell>
          <table:table-cell office:value-type="float" office:value="0.379675" calcext:value-type="float">
            <text:p>0.37967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1.18043" calcext:value-type="float">
            <text:p>1.18043</text:p>
          </table:table-cell>
          <table:table-cell office:value-type="float" office:value="0.402259" calcext:value-type="float">
            <text:p>0.402259</text:p>
          </table:table-cell>
          <table:table-cell office:value-type="float" office:value="0.797067" calcext:value-type="float">
            <text:p>0.797067</text:p>
          </table:table-cell>
          <table:table-cell office:value-type="float" office:value="0.78792" calcext:value-type="float">
            <text:p>0.78792</text:p>
          </table:table-cell>
          <table:table-cell office:value-type="float" office:value="0.384099" calcext:value-type="float">
            <text:p>0.384099</text:p>
          </table:table-cell>
          <table:table-cell office:value-type="float" office:value="0.416623" calcext:value-type="float">
            <text:p>0.416623</text:p>
          </table:table-cell>
          <table:table-cell office:value-type="float" office:value="0.413622" calcext:value-type="float">
            <text:p>0.413622</text:p>
          </table:table-cell>
          <table:table-cell office:value-type="float" office:value="0.448486" calcext:value-type="float">
            <text:p>0.448486</text:p>
          </table:table-cell>
          <table:table-cell office:value-type="float" office:value="0.243868" calcext:value-type="float">
            <text:p>0.243868</text:p>
          </table:table-cell>
          <table:table-cell office:value-type="float" office:value="0.401436" calcext:value-type="float">
            <text:p>0.401436</text:p>
          </table:table-cell>
          <table:table-cell office:value-type="float" office:value="0.467611" calcext:value-type="float">
            <text:p>0.467611</text:p>
          </table:table-cell>
          <table:table-cell office:value-type="float" office:value="0.505146" calcext:value-type="float">
            <text:p>0.505146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0.832748" calcext:value-type="float">
            <text:p>0.832748</text:p>
          </table:table-cell>
          <table:table-cell office:value-type="float" office:value="0.335544" calcext:value-type="float">
            <text:p>0.335544</text:p>
          </table:table-cell>
          <table:table-cell table:number-columns-repeated="44"/>
          <table:table-cell table:formula="of:=MIN([.A123:.BL123])" office:value-type="float" office:value="0.243868" calcext:value-type="float">
            <text:p>0.243868</text:p>
          </table:table-cell>
          <table:table-cell table:formula="of:=MAX([.A123:.BL123])" office:value-type="float" office:value="1.18043" calcext:value-type="float">
            <text:p>1.18043</text:p>
          </table:table-cell>
          <table:table-cell table:number-columns-repeated="7"/>
        </table:table-row>
        <table:table-row table:style-name="ro1">
          <table:table-cell office:value-type="float" office:value="0.384302" calcext:value-type="float">
            <text:p>0.384302</text:p>
          </table:table-cell>
          <table:table-cell office:value-type="float" office:value="0.395994" calcext:value-type="float">
            <text:p>0.395994</text:p>
          </table:table-cell>
          <table:table-cell office:value-type="float" office:value="0.421385" calcext:value-type="float">
            <text:p>0.421385</text:p>
          </table:table-cell>
          <table:table-cell office:value-type="float" office:value="0.384964" calcext:value-type="float">
            <text:p>0.384964</text:p>
          </table:table-cell>
          <table:table-cell office:value-type="float" office:value="0.387208" calcext:value-type="float">
            <text:p>0.387208</text:p>
          </table:table-cell>
          <table:table-cell office:value-type="float" office:value="0.432051" calcext:value-type="float">
            <text:p>0.432051</text:p>
          </table:table-cell>
          <table:table-cell office:value-type="float" office:value="0.399654" calcext:value-type="float">
            <text:p>0.399654</text:p>
          </table:table-cell>
          <table:table-cell office:value-type="float" office:value="0.384173" calcext:value-type="float">
            <text:p>0.384173</text:p>
          </table:table-cell>
          <table:table-cell office:value-type="float" office:value="0.388206" calcext:value-type="float">
            <text:p>0.388206</text:p>
          </table:table-cell>
          <table:table-cell office:value-type="float" office:value="1.21286" calcext:value-type="float">
            <text:p>1.21286</text:p>
          </table:table-cell>
          <table:table-cell office:value-type="float" office:value="0.399413" calcext:value-type="float">
            <text:p>0.399413</text:p>
          </table:table-cell>
          <table:table-cell office:value-type="float" office:value="1.67102" calcext:value-type="float">
            <text:p>1.67102</text:p>
          </table:table-cell>
          <table:table-cell office:value-type="float" office:value="0.821519" calcext:value-type="float">
            <text:p>0.821519</text:p>
          </table:table-cell>
          <table:table-cell office:value-type="float" office:value="1.29321" calcext:value-type="float">
            <text:p>1.29321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390664" calcext:value-type="float">
            <text:p>0.390664</text:p>
          </table:table-cell>
          <table:table-cell office:value-type="float" office:value="1.61263" calcext:value-type="float">
            <text:p>1.61263</text:p>
          </table:table-cell>
          <table:table-cell office:value-type="float" office:value="0.783521" calcext:value-type="float">
            <text:p>0.783521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0.473468" calcext:value-type="float">
            <text:p>0.473468</text:p>
          </table:table-cell>
          <table:table-cell office:value-type="float" office:value="1.83588" calcext:value-type="float">
            <text:p>1.83588</text:p>
          </table:table-cell>
          <table:table-cell office:value-type="float" office:value="1.06122" calcext:value-type="float">
            <text:p>1.06122</text:p>
          </table:table-cell>
          <table:table-cell office:value-type="float" office:value="0.232155" calcext:value-type="float">
            <text:p>0.232155</text:p>
          </table:table-cell>
          <table:table-cell office:value-type="float" office:value="0.184613" calcext:value-type="float">
            <text:p>0.184613</text:p>
          </table:table-cell>
          <table:table-cell table:number-columns-repeated="44"/>
          <table:table-cell table:formula="of:=MIN([.A124:.BL124])" office:value-type="float" office:value="0.184613" calcext:value-type="float">
            <text:p>0.184613</text:p>
          </table:table-cell>
          <table:table-cell table:formula="of:=MAX([.A124:.BL124])" office:value-type="float" office:value="1.83588" calcext:value-type="float">
            <text:p>1.83588</text:p>
          </table:table-cell>
          <table:table-cell table:number-columns-repeated="7"/>
        </table:table-row>
        <table:table-row table:style-name="ro1">
          <table:table-cell office:value-type="float" office:value="0.386981" calcext:value-type="float">
            <text:p>0.386981</text:p>
          </table:table-cell>
          <table:table-cell office:value-type="float" office:value="0.40138" calcext:value-type="float">
            <text:p>0.40138</text:p>
          </table:table-cell>
          <table:table-cell office:value-type="float" office:value="0.216588" calcext:value-type="float">
            <text:p>0.216588</text:p>
          </table:table-cell>
          <table:table-cell office:value-type="float" office:value="0.418194" calcext:value-type="float">
            <text:p>0.418194</text:p>
          </table:table-cell>
          <table:table-cell office:value-type="float" office:value="0.215965" calcext:value-type="float">
            <text:p>0.215965</text:p>
          </table:table-cell>
          <table:table-cell office:value-type="float" office:value="0.391119" calcext:value-type="float">
            <text:p>0.391119</text:p>
          </table:table-cell>
          <table:table-cell office:value-type="float" office:value="0.215747" calcext:value-type="float">
            <text:p>0.215747</text:p>
          </table:table-cell>
          <table:table-cell office:value-type="float" office:value="1.43103" calcext:value-type="float">
            <text:p>1.43103</text:p>
          </table:table-cell>
          <table:table-cell office:value-type="float" office:value="0.419022" calcext:value-type="float">
            <text:p>0.419022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33395" calcext:value-type="float">
            <text:p>1.33395</text:p>
          </table:table-cell>
          <table:table-cell office:value-type="float" office:value="0.236363" calcext:value-type="float">
            <text:p>0.236363</text:p>
          </table:table-cell>
          <table:table-cell office:value-type="float" office:value="1.12148" calcext:value-type="float">
            <text:p>1.12148</text:p>
          </table:table-cell>
          <table:table-cell office:value-type="float" office:value="1.01645" calcext:value-type="float">
            <text:p>1.01645</text:p>
          </table:table-cell>
          <table:table-cell office:value-type="float" office:value="1.70371" calcext:value-type="float">
            <text:p>1.70371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1.16478" calcext:value-type="float">
            <text:p>1.16478</text:p>
          </table:table-cell>
          <table:table-cell office:value-type="float" office:value="1.82168" calcext:value-type="float">
            <text:p>1.82168</text:p>
          </table:table-cell>
          <table:table-cell office:value-type="float" office:value="1.59304" calcext:value-type="float">
            <text:p>1.59304</text:p>
          </table:table-cell>
          <table:table-cell office:value-type="float" office:value="0.248251" calcext:value-type="float">
            <text:p>0.248251</text:p>
          </table:table-cell>
          <table:table-cell office:value-type="float" office:value="1.1283" calcext:value-type="float">
            <text:p>1.1283</text:p>
          </table:table-cell>
          <table:table-cell office:value-type="float" office:value="1.0239" calcext:value-type="float">
            <text:p>1.0239</text:p>
          </table:table-cell>
          <table:table-cell office:value-type="float" office:value="1.04465" calcext:value-type="float">
            <text:p>1.04465</text:p>
          </table:table-cell>
          <table:table-cell office:value-type="float" office:value="0.356239" calcext:value-type="float">
            <text:p>0.356239</text:p>
          </table:table-cell>
          <table:table-cell table:number-columns-repeated="44"/>
          <table:table-cell table:formula="of:=MIN([.A125:.BL125])" office:value-type="float" office:value="0.215747" calcext:value-type="float">
            <text:p>0.215747</text:p>
          </table:table-cell>
          <table:table-cell table:formula="of:=MAX([.A125:.BL125])" office:value-type="float" office:value="1.82168" calcext:value-type="float">
            <text:p>1.82168</text:p>
          </table:table-cell>
          <table:table-cell table:number-columns-repeated="7"/>
        </table:table-row>
        <table:table-row table:style-name="ro1">
          <table:table-cell office:value-type="float" office:value="0.388502" calcext:value-type="float">
            <text:p>0.388502</text:p>
          </table:table-cell>
          <table:table-cell office:value-type="float" office:value="0.390626" calcext:value-type="float">
            <text:p>0.390626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383851" calcext:value-type="float">
            <text:p>0.383851</text:p>
          </table:table-cell>
          <table:table-cell office:value-type="float" office:value="0.413618" calcext:value-type="float">
            <text:p>0.413618</text:p>
          </table:table-cell>
          <table:table-cell office:value-type="float" office:value="0.426551" calcext:value-type="float">
            <text:p>0.426551</text:p>
          </table:table-cell>
          <table:table-cell office:value-type="float" office:value="0.382078" calcext:value-type="float">
            <text:p>0.382078</text:p>
          </table:table-cell>
          <table:table-cell office:value-type="float" office:value="0.413515" calcext:value-type="float">
            <text:p>0.413515</text:p>
          </table:table-cell>
          <table:table-cell office:value-type="float" office:value="0.411659" calcext:value-type="float">
            <text:p>0.411659</text:p>
          </table:table-cell>
          <table:table-cell office:value-type="float" office:value="1.23356" calcext:value-type="float">
            <text:p>1.23356</text:p>
          </table:table-cell>
          <table:table-cell office:value-type="float" office:value="0.798944" calcext:value-type="float">
            <text:p>0.798944</text:p>
          </table:table-cell>
          <table:table-cell office:value-type="float" office:value="0.392729" calcext:value-type="float">
            <text:p>0.392729</text:p>
          </table:table-cell>
          <table:table-cell office:value-type="float" office:value="0.407632" calcext:value-type="float">
            <text:p>0.407632</text:p>
          </table:table-cell>
          <table:table-cell office:value-type="float" office:value="0.849346" calcext:value-type="float">
            <text:p>0.849346</text:p>
          </table:table-cell>
          <table:table-cell office:value-type="float" office:value="1.26518" calcext:value-type="float">
            <text:p>1.26518</text:p>
          </table:table-cell>
          <table:table-cell office:value-type="float" office:value="1.60569" calcext:value-type="float">
            <text:p>1.60569</text:p>
          </table:table-cell>
          <table:table-cell office:value-type="float" office:value="0.768681" calcext:value-type="float">
            <text:p>0.768681</text:p>
          </table:table-cell>
          <table:table-cell office:value-type="float" office:value="0.832164" calcext:value-type="float">
            <text:p>0.832164</text:p>
          </table:table-cell>
          <table:table-cell office:value-type="float" office:value="0.379032" calcext:value-type="float">
            <text:p>0.379032</text:p>
          </table:table-cell>
          <table:table-cell office:value-type="float" office:value="1.00713" calcext:value-type="float">
            <text:p>1.00713</text:p>
          </table:table-cell>
          <table:table-cell office:value-type="float" office:value="0.786272" calcext:value-type="float">
            <text:p>0.786272</text:p>
          </table:table-cell>
          <table:table-cell office:value-type="float" office:value="0.782844" calcext:value-type="float">
            <text:p>0.782844</text:p>
          </table:table-cell>
          <table:table-cell office:value-type="float" office:value="1.18404" calcext:value-type="float">
            <text:p>1.18404</text:p>
          </table:table-cell>
          <table:table-cell office:value-type="float" office:value="1.18732" calcext:value-type="float">
            <text:p>1.18732</text:p>
          </table:table-cell>
          <table:table-cell table:number-columns-repeated="44"/>
          <table:table-cell table:formula="of:=MIN([.A126:.BL126])" office:value-type="float" office:value="0.379032" calcext:value-type="float">
            <text:p>0.379032</text:p>
          </table:table-cell>
          <table:table-cell table:formula="of:=MAX([.A126:.BL126])" office:value-type="float" office:value="1.60569" calcext:value-type="float">
            <text:p>1.6056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3777" calcext:value-type="float">
            <text:p>0.293777</text:p>
          </table:table-cell>
          <table:table-cell office:value-type="float" office:value="0.297645" calcext:value-type="float">
            <text:p>0.297645</text:p>
          </table:table-cell>
          <table:table-cell office:value-type="float" office:value="0.302373" calcext:value-type="float">
            <text:p>0.302373</text:p>
          </table:table-cell>
          <table:table-cell office:value-type="float" office:value="0.638692" calcext:value-type="float">
            <text:p>0.638692</text:p>
          </table:table-cell>
          <table:table-cell office:value-type="float" office:value="0.357198" calcext:value-type="float">
            <text:p>0.357198</text:p>
          </table:table-cell>
          <table:table-cell office:value-type="float" office:value="0.297538" calcext:value-type="float">
            <text:p>0.297538</text:p>
          </table:table-cell>
          <table:table-cell office:value-type="float" office:value="0.302974" calcext:value-type="float">
            <text:p>0.302974</text:p>
          </table:table-cell>
          <table:table-cell office:value-type="float" office:value="0.903001" calcext:value-type="float">
            <text:p>0.903001</text:p>
          </table:table-cell>
          <table:table-cell office:value-type="float" office:value="0.298505" calcext:value-type="float">
            <text:p>0.298505</text:p>
          </table:table-cell>
          <table:table-cell office:value-type="float" office:value="0.287164" calcext:value-type="float">
            <text:p>0.287164</text:p>
          </table:table-cell>
          <table:table-cell office:value-type="float" office:value="0.643192" calcext:value-type="float">
            <text:p>0.643192</text:p>
          </table:table-cell>
          <table:table-cell office:value-type="float" office:value="0.877031" calcext:value-type="float">
            <text:p>0.877031</text:p>
          </table:table-cell>
          <table:table-cell office:value-type="float" office:value="0.290753" calcext:value-type="float">
            <text:p>0.290753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625506" calcext:value-type="float">
            <text:p>0.625506</text:p>
          </table:table-cell>
          <table:table-cell office:value-type="float" office:value="0.973998" calcext:value-type="float">
            <text:p>0.973998</text:p>
          </table:table-cell>
          <table:table-cell office:value-type="float" office:value="1.6139" calcext:value-type="float">
            <text:p>1.6139</text:p>
          </table:table-cell>
          <table:table-cell office:value-type="float" office:value="0.716336" calcext:value-type="float">
            <text:p>0.716336</text:p>
          </table:table-cell>
          <table:table-cell office:value-type="float" office:value="0.715282" calcext:value-type="float">
            <text:p>0.715282</text:p>
          </table:table-cell>
          <table:table-cell office:value-type="float" office:value="0.853026" calcext:value-type="float">
            <text:p>0.853026</text:p>
          </table:table-cell>
          <table:table-cell office:value-type="float" office:value="0.307385" calcext:value-type="float">
            <text:p>0.307385</text:p>
          </table:table-cell>
          <table:table-cell office:value-type="float" office:value="0.300252" calcext:value-type="float">
            <text:p>0.300252</text:p>
          </table:table-cell>
          <table:table-cell office:value-type="float" office:value="0.684438" calcext:value-type="float">
            <text:p>0.684438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1894" calcext:value-type="float">
            <text:p>1.1894</text:p>
          </table:table-cell>
          <table:table-cell office:value-type="float" office:value="0.299592" calcext:value-type="float">
            <text:p>0.299592</text:p>
          </table:table-cell>
          <table:table-cell office:value-type="float" office:value="0.300074" calcext:value-type="float">
            <text:p>0.300074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1.62819" calcext:value-type="float">
            <text:p>1.62819</text:p>
          </table:table-cell>
          <table:table-cell office:value-type="float" office:value="0.221714" calcext:value-type="float">
            <text:p>0.221714</text:p>
          </table:table-cell>
          <table:table-cell office:value-type="float" office:value="1.72777" calcext:value-type="float">
            <text:p>1.72777</text:p>
          </table:table-cell>
          <table:table-cell office:value-type="float" office:value="0.103586" calcext:value-type="float">
            <text:p>0.103586</text:p>
          </table:table-cell>
          <table:table-cell table:number-columns-repeated="36"/>
          <table:table-cell table:formula="of:=MIN([.A128:.BL128])" office:value-type="float" office:value="0.103586" calcext:value-type="float">
            <text:p>0.103586</text:p>
          </table:table-cell>
          <table:table-cell table:formula="of:=MAX([.A128:.BL128])" office:value-type="float" office:value="1.72777" calcext:value-type="float">
            <text:p>1.72777</text:p>
          </table:table-cell>
          <table:table-cell table:number-columns-repeated="7"/>
        </table:table-row>
        <table:table-row table:style-name="ro1">
          <table:table-cell office:value-type="float" office:value="0.292381" calcext:value-type="float">
            <text:p>0.292381</text:p>
          </table:table-cell>
          <table:table-cell office:value-type="float" office:value="0.297797" calcext:value-type="float">
            <text:p>0.297797</text:p>
          </table:table-cell>
          <table:table-cell office:value-type="float" office:value="0.318229" calcext:value-type="float">
            <text:p>0.318229</text:p>
          </table:table-cell>
          <table:table-cell office:value-type="float" office:value="0.311011" calcext:value-type="float">
            <text:p>0.311011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29839" calcext:value-type="float">
            <text:p>0.29839</text:p>
          </table:table-cell>
          <table:table-cell office:value-type="float" office:value="0.293203" calcext:value-type="float">
            <text:p>0.293203</text:p>
          </table:table-cell>
          <table:table-cell office:value-type="float" office:value="0.900732" calcext:value-type="float">
            <text:p>0.900732</text:p>
          </table:table-cell>
          <table:table-cell office:value-type="float" office:value="0.288015" calcext:value-type="float">
            <text:p>0.288015</text:p>
          </table:table-cell>
          <table:table-cell office:value-type="float" office:value="0.609075" calcext:value-type="float">
            <text:p>0.609075</text:p>
          </table:table-cell>
          <table:table-cell office:value-type="float" office:value="0.594477" calcext:value-type="float">
            <text:p>0.594477</text:p>
          </table:table-cell>
          <table:table-cell office:value-type="float" office:value="0.758556" calcext:value-type="float">
            <text:p>0.758556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0.291136" calcext:value-type="float">
            <text:p>0.291136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867957" calcext:value-type="float">
            <text:p>0.867957</text:p>
          </table:table-cell>
          <table:table-cell office:value-type="float" office:value="0.584378" calcext:value-type="float">
            <text:p>0.584378</text:p>
          </table:table-cell>
          <table:table-cell office:value-type="float" office:value="0.302394" calcext:value-type="float">
            <text:p>0.302394</text:p>
          </table:table-cell>
          <table:table-cell office:value-type="float" office:value="0.161506" calcext:value-type="float">
            <text:p>0.161506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1.64001" calcext:value-type="float">
            <text:p>1.64001</text:p>
          </table:table-cell>
          <table:table-cell office:value-type="float" office:value="0.288801" calcext:value-type="float">
            <text:p>0.288801</text:p>
          </table:table-cell>
          <table:table-cell office:value-type="float" office:value="1.46677" calcext:value-type="float">
            <text:p>1.46677</text:p>
          </table:table-cell>
          <table:table-cell office:value-type="float" office:value="0.886359" calcext:value-type="float">
            <text:p>0.886359</text:p>
          </table:table-cell>
          <table:table-cell office:value-type="float" office:value="0.598484" calcext:value-type="float">
            <text:p>0.598484</text:p>
          </table:table-cell>
          <table:table-cell office:value-type="float" office:value="0.309849" calcext:value-type="float">
            <text:p>0.309849</text:p>
          </table:table-cell>
          <table:table-cell office:value-type="float" office:value="0.491765" calcext:value-type="float">
            <text:p>0.491765</text:p>
          </table:table-cell>
          <table:table-cell office:value-type="float" office:value="1.56322" calcext:value-type="float">
            <text:p>1.56322</text:p>
          </table:table-cell>
          <table:table-cell office:value-type="float" office:value="0.761576" calcext:value-type="float">
            <text:p>0.761576</text:p>
          </table:table-cell>
          <table:table-cell office:value-type="float" office:value="1.4442" calcext:value-type="float">
            <text:p>1.4442</text:p>
          </table:table-cell>
          <table:table-cell office:value-type="float" office:value="1.15899" calcext:value-type="float">
            <text:p>1.15899</text:p>
          </table:table-cell>
          <table:table-cell office:value-type="float" office:value="1.1956" calcext:value-type="float">
            <text:p>1.1956</text:p>
          </table:table-cell>
          <table:table-cell table:number-columns-repeated="36"/>
          <table:table-cell table:formula="of:=MIN([.A129:.BL129])" office:value-type="float" office:value="0.161506" calcext:value-type="float">
            <text:p>0.161506</text:p>
          </table:table-cell>
          <table:table-cell table:formula="of:=MAX([.A129:.BL129])" office:value-type="float" office:value="1.64001" calcext:value-type="float">
            <text:p>1.64001</text:p>
          </table:table-cell>
          <table:table-cell table:number-columns-repeated="7"/>
        </table:table-row>
        <table:table-row table:style-name="ro1">
          <table:table-cell office:value-type="float" office:value="0.289303" calcext:value-type="float">
            <text:p>0.289303</text:p>
          </table:table-cell>
          <table:table-cell office:value-type="float" office:value="0.294506" calcext:value-type="float">
            <text:p>0.294506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0.28912" calcext:value-type="float">
            <text:p>0.28912</text:p>
          </table:table-cell>
          <table:table-cell office:value-type="float" office:value="0.596026" calcext:value-type="float">
            <text:p>0.596026</text:p>
          </table:table-cell>
          <table:table-cell office:value-type="float" office:value="0.288936" calcext:value-type="float">
            <text:p>0.288936</text:p>
          </table:table-cell>
          <table:table-cell office:value-type="float" office:value="0.285406" calcext:value-type="float">
            <text:p>0.285406</text:p>
          </table:table-cell>
          <table:table-cell office:value-type="float" office:value="0.576701" calcext:value-type="float">
            <text:p>0.576701</text:p>
          </table:table-cell>
          <table:table-cell office:value-type="float" office:value="0.572708" calcext:value-type="float">
            <text:p>0.572708</text:p>
          </table:table-cell>
          <table:table-cell office:value-type="float" office:value="0.288694" calcext:value-type="float">
            <text:p>0.288694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283504" calcext:value-type="float">
            <text:p>0.283504</text:p>
          </table:table-cell>
          <table:table-cell office:value-type="float" office:value="0.578452" calcext:value-type="float">
            <text:p>0.578452</text:p>
          </table:table-cell>
          <table:table-cell office:value-type="float" office:value="0.602981" calcext:value-type="float">
            <text:p>0.602981</text:p>
          </table:table-cell>
          <table:table-cell office:value-type="float" office:value="0.286642" calcext:value-type="float">
            <text:p>0.286642</text:p>
          </table:table-cell>
          <table:table-cell office:value-type="float" office:value="0.589022" calcext:value-type="float">
            <text:p>0.589022</text:p>
          </table:table-cell>
          <table:table-cell office:value-type="float" office:value="0.580991" calcext:value-type="float">
            <text:p>0.580991</text:p>
          </table:table-cell>
          <table:table-cell office:value-type="float" office:value="0.168327" calcext:value-type="float">
            <text:p>0.168327</text:p>
          </table:table-cell>
          <table:table-cell office:value-type="float" office:value="0.216817" calcext:value-type="float">
            <text:p>0.216817</text:p>
          </table:table-cell>
          <table:table-cell office:value-type="float" office:value="0.306022" calcext:value-type="float">
            <text:p>0.306022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221211" calcext:value-type="float">
            <text:p>0.221211</text:p>
          </table:table-cell>
          <table:table-cell office:value-type="float" office:value="1.39286" calcext:value-type="float">
            <text:p>1.39286</text:p>
          </table:table-cell>
          <table:table-cell office:value-type="float" office:value="1.1151" calcext:value-type="float">
            <text:p>1.1151</text:p>
          </table:table-cell>
          <table:table-cell office:value-type="float" office:value="2.00414" calcext:value-type="float">
            <text:p>2.00414</text:p>
          </table:table-cell>
          <table:table-cell office:value-type="float" office:value="1.72473" calcext:value-type="float">
            <text:p>1.72473</text:p>
          </table:table-cell>
          <table:table-cell office:value-type="float" office:value="0.875029" calcext:value-type="float">
            <text:p>0.875029</text:p>
          </table:table-cell>
          <table:table-cell office:value-type="float" office:value="2.31675" calcext:value-type="float">
            <text:p>2.31675</text:p>
          </table:table-cell>
          <table:table-cell office:value-type="float" office:value="2.02449" calcext:value-type="float">
            <text:p>2.02449</text:p>
          </table:table-cell>
          <table:table-cell office:value-type="float" office:value="0.306704" calcext:value-type="float">
            <text:p>0.306704</text:p>
          </table:table-cell>
          <table:table-cell office:value-type="float" office:value="0.459254" calcext:value-type="float">
            <text:p>0.459254</text:p>
          </table:table-cell>
          <table:table-cell office:value-type="float" office:value="0.216309" calcext:value-type="float">
            <text:p>0.216309</text:p>
          </table:table-cell>
          <table:table-cell table:number-columns-repeated="36"/>
          <table:table-cell table:formula="of:=MIN([.A130:.BL130])" office:value-type="float" office:value="0.168327" calcext:value-type="float">
            <text:p>0.168327</text:p>
          </table:table-cell>
          <table:table-cell table:formula="of:=MAX([.A130:.BL130])" office:value-type="float" office:value="2.31675" calcext:value-type="float">
            <text:p>2.31675</text:p>
          </table:table-cell>
          <table:table-cell table:number-columns-repeated="7"/>
        </table:table-row>
        <table:table-row table:style-name="ro1">
          <table:table-cell office:value-type="float" office:value="0.298489" calcext:value-type="float">
            <text:p>0.298489</text:p>
          </table:table-cell>
          <table:table-cell office:value-type="float" office:value="0.301703" calcext:value-type="float">
            <text:p>0.301703</text:p>
          </table:table-cell>
          <table:table-cell office:value-type="float" office:value="0.309267" calcext:value-type="float">
            <text:p>0.309267</text:p>
          </table:table-cell>
          <table:table-cell office:value-type="float" office:value="0.322644" calcext:value-type="float">
            <text:p>0.322644</text:p>
          </table:table-cell>
          <table:table-cell office:value-type="float" office:value="0.290988" calcext:value-type="float">
            <text:p>0.290988</text:p>
          </table:table-cell>
          <table:table-cell office:value-type="float" office:value="0.308004" calcext:value-type="float">
            <text:p>0.308004</text:p>
          </table:table-cell>
          <table:table-cell office:value-type="float" office:value="0.300091" calcext:value-type="float">
            <text:p>0.300091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99751" calcext:value-type="float">
            <text:p>0.299751</text:p>
          </table:table-cell>
          <table:table-cell office:value-type="float" office:value="0.30616" calcext:value-type="float">
            <text:p>0.30616</text:p>
          </table:table-cell>
          <table:table-cell office:value-type="float" office:value="0.293433" calcext:value-type="float">
            <text:p>0.293433</text:p>
          </table:table-cell>
          <table:table-cell office:value-type="float" office:value="0.921339" calcext:value-type="float">
            <text:p>0.921339</text:p>
          </table:table-cell>
          <table:table-cell office:value-type="float" office:value="0.930311" calcext:value-type="float">
            <text:p>0.930311</text:p>
          </table:table-cell>
          <table:table-cell office:value-type="float" office:value="0.909446" calcext:value-type="float">
            <text:p>0.909446</text:p>
          </table:table-cell>
          <table:table-cell office:value-type="float" office:value="0.336877" calcext:value-type="float">
            <text:p>0.336877</text:p>
          </table:table-cell>
          <table:table-cell office:value-type="float" office:value="1.192" calcext:value-type="float">
            <text:p>1.192</text:p>
          </table:table-cell>
          <table:table-cell office:value-type="float" office:value="0.293002" calcext:value-type="float">
            <text:p>0.293002</text:p>
          </table:table-cell>
          <table:table-cell office:value-type="float" office:value="1.48604" calcext:value-type="float">
            <text:p>1.48604</text:p>
          </table:table-cell>
          <table:table-cell office:value-type="float" office:value="0.302357" calcext:value-type="float">
            <text:p>0.302357</text:p>
          </table:table-cell>
          <table:table-cell office:value-type="float" office:value="1.19316" calcext:value-type="float">
            <text:p>1.19316</text:p>
          </table:table-cell>
          <table:table-cell office:value-type="float" office:value="0.2883" calcext:value-type="float">
            <text:p>0.2883</text:p>
          </table:table-cell>
          <table:table-cell office:value-type="float" office:value="1.45102" calcext:value-type="float">
            <text:p>1.45102</text:p>
          </table:table-cell>
          <table:table-cell office:value-type="float" office:value="0.301078" calcext:value-type="float">
            <text:p>0.301078</text:p>
          </table:table-cell>
          <table:table-cell office:value-type="float" office:value="0.158146" calcext:value-type="float">
            <text:p>0.158146</text:p>
          </table:table-cell>
          <table:table-cell office:value-type="float" office:value="1.02626" calcext:value-type="float">
            <text:p>1.02626</text:p>
          </table:table-cell>
          <table:table-cell office:value-type="float" office:value="0.756568" calcext:value-type="float">
            <text:p>0.756568</text:p>
          </table:table-cell>
          <table:table-cell office:value-type="float" office:value="0.481961" calcext:value-type="float">
            <text:p>0.481961</text:p>
          </table:table-cell>
          <table:table-cell office:value-type="float" office:value="1.07085" calcext:value-type="float">
            <text:p>1.07085</text:p>
          </table:table-cell>
          <table:table-cell office:value-type="float" office:value="2.02686" calcext:value-type="float">
            <text:p>2.02686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0.131031" calcext:value-type="float">
            <text:p>0.131031</text:p>
          </table:table-cell>
          <table:table-cell office:value-type="float" office:value="0.628714" calcext:value-type="float">
            <text:p>0.628714</text:p>
          </table:table-cell>
          <table:table-cell table:number-columns-repeated="36"/>
          <table:table-cell table:formula="of:=MIN([.A131:.BL131])" office:value-type="float" office:value="0.131031" calcext:value-type="float">
            <text:p>0.131031</text:p>
          </table:table-cell>
          <table:table-cell table:formula="of:=MAX([.A131:.BL131])" office:value-type="float" office:value="2.02686" calcext:value-type="float">
            <text:p>2.02686</text:p>
          </table:table-cell>
          <table:table-cell table:number-columns-repeated="7"/>
        </table:table-row>
        <table:table-row table:style-name="ro1">
          <table:table-cell office:value-type="float" office:value="0.291429" calcext:value-type="float">
            <text:p>0.291429</text:p>
          </table:table-cell>
          <table:table-cell office:value-type="float" office:value="0.292517" calcext:value-type="float">
            <text:p>0.292517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996" calcext:value-type="float">
            <text:p>0.292996</text:p>
          </table:table-cell>
          <table:table-cell office:value-type="float" office:value="0.308172" calcext:value-type="float">
            <text:p>0.308172</text:p>
          </table:table-cell>
          <table:table-cell office:value-type="float" office:value="0.309332" calcext:value-type="float">
            <text:p>0.309332</text:p>
          </table:table-cell>
          <table:table-cell office:value-type="float" office:value="0.284731" calcext:value-type="float">
            <text:p>0.284731</text:p>
          </table:table-cell>
          <table:table-cell office:value-type="float" office:value="0.294881" calcext:value-type="float">
            <text:p>0.294881</text:p>
          </table:table-cell>
          <table:table-cell office:value-type="float" office:value="0.917778" calcext:value-type="float">
            <text:p>0.917778</text:p>
          </table:table-cell>
          <table:table-cell office:value-type="float" office:value="0.92561" calcext:value-type="float">
            <text:p>0.92561</text:p>
          </table:table-cell>
          <table:table-cell office:value-type="float" office:value="0.636325" calcext:value-type="float">
            <text:p>0.636325</text:p>
          </table:table-cell>
          <table:table-cell office:value-type="float" office:value="0.928495" calcext:value-type="float">
            <text:p>0.928495</text:p>
          </table:table-cell>
          <table:table-cell office:value-type="float" office:value="0.625385" calcext:value-type="float">
            <text:p>0.625385</text:p>
          </table:table-cell>
          <table:table-cell office:value-type="float" office:value="0.631646" calcext:value-type="float">
            <text:p>0.631646</text:p>
          </table:table-cell>
          <table:table-cell office:value-type="float" office:value="0.632404" calcext:value-type="float">
            <text:p>0.632404</text:p>
          </table:table-cell>
          <table:table-cell office:value-type="float" office:value="0.599844" calcext:value-type="float">
            <text:p>0.599844</text:p>
          </table:table-cell>
          <table:table-cell office:value-type="float" office:value="1.17824" calcext:value-type="float">
            <text:p>1.17824</text:p>
          </table:table-cell>
          <table:table-cell office:value-type="float" office:value="0.875662" calcext:value-type="float">
            <text:p>0.875662</text:p>
          </table:table-cell>
          <table:table-cell office:value-type="float" office:value="0.870549" calcext:value-type="float">
            <text:p>0.870549</text:p>
          </table:table-cell>
          <table:table-cell office:value-type="float" office:value="0.864208" calcext:value-type="float">
            <text:p>0.864208</text:p>
          </table:table-cell>
          <table:table-cell office:value-type="float" office:value="1.45144" calcext:value-type="float">
            <text:p>1.45144</text:p>
          </table:table-cell>
          <table:table-cell office:value-type="float" office:value="1.43908" calcext:value-type="float">
            <text:p>1.43908</text:p>
          </table:table-cell>
          <table:table-cell office:value-type="float" office:value="1.76457" calcext:value-type="float">
            <text:p>1.76457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1.47248" calcext:value-type="float">
            <text:p>1.47248</text:p>
          </table:table-cell>
          <table:table-cell office:value-type="float" office:value="1.18991" calcext:value-type="float">
            <text:p>1.18991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0.921257" calcext:value-type="float">
            <text:p>0.921257</text:p>
          </table:table-cell>
          <table:table-cell office:value-type="float" office:value="0.297759" calcext:value-type="float">
            <text:p>0.297759</text:p>
          </table:table-cell>
          <table:table-cell office:value-type="float" office:value="0.298526" calcext:value-type="float">
            <text:p>0.298526</text:p>
          </table:table-cell>
          <table:table-cell office:value-type="float" office:value="1.12461" calcext:value-type="float">
            <text:p>1.12461</text:p>
          </table:table-cell>
          <table:table-cell office:value-type="float" office:value="1.48011" calcext:value-type="float">
            <text:p>1.48011</text:p>
          </table:table-cell>
          <table:table-cell table:number-columns-repeated="36"/>
          <table:table-cell table:formula="of:=MIN([.A132:.BL132])" office:value-type="float" office:value="0.284731" calcext:value-type="float">
            <text:p>0.284731</text:p>
          </table:table-cell>
          <table:table-cell table:formula="of:=MAX([.A132:.BL132])" office:value-type="float" office:value="1.76457" calcext:value-type="float">
            <text:p>1.76457</text:p>
          </table:table-cell>
          <table:table-cell table:number-columns-repeated="7"/>
        </table:table-row>
        <table:table-row table:style-name="ro1">
          <table:table-cell office:value-type="float" office:value="0.282737" calcext:value-type="float">
            <text:p>0.282737</text:p>
          </table:table-cell>
          <table:table-cell office:value-type="float" office:value="0.291094" calcext:value-type="float">
            <text:p>0.291094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291533" calcext:value-type="float">
            <text:p>0.291533</text:p>
          </table:table-cell>
          <table:table-cell office:value-type="float" office:value="0.287723" calcext:value-type="float">
            <text:p>0.287723</text:p>
          </table:table-cell>
          <table:table-cell office:value-type="float" office:value="0.303795" calcext:value-type="float">
            <text:p>0.303795</text:p>
          </table:table-cell>
          <table:table-cell office:value-type="float" office:value="0.305192" calcext:value-type="float">
            <text:p>0.305192</text:p>
          </table:table-cell>
          <table:table-cell office:value-type="float" office:value="0.283793" calcext:value-type="float">
            <text:p>0.283793</text:p>
          </table:table-cell>
          <table:table-cell office:value-type="float" office:value="0.293557" calcext:value-type="float">
            <text:p>0.293557</text:p>
          </table:table-cell>
          <table:table-cell office:value-type="float" office:value="0.298519" calcext:value-type="float">
            <text:p>0.298519</text:p>
          </table:table-cell>
          <table:table-cell office:value-type="float" office:value="0.300237" calcext:value-type="float">
            <text:p>0.300237</text:p>
          </table:table-cell>
          <table:table-cell office:value-type="float" office:value="0.931662" calcext:value-type="float">
            <text:p>0.931662</text:p>
          </table:table-cell>
          <table:table-cell office:value-type="float" office:value="0.90789" calcext:value-type="float">
            <text:p>0.90789</text:p>
          </table:table-cell>
          <table:table-cell office:value-type="float" office:value="0.30174" calcext:value-type="float">
            <text:p>0.30174</text:p>
          </table:table-cell>
          <table:table-cell office:value-type="float" office:value="0.290121" calcext:value-type="float">
            <text:p>0.290121</text:p>
          </table:table-cell>
          <table:table-cell office:value-type="float" office:value="0.302367" calcext:value-type="float">
            <text:p>0.302367</text:p>
          </table:table-cell>
          <table:table-cell office:value-type="float" office:value="1.18771" calcext:value-type="float">
            <text:p>1.18771</text:p>
          </table:table-cell>
          <table:table-cell office:value-type="float" office:value="0.288274" calcext:value-type="float">
            <text:p>0.288274</text:p>
          </table:table-cell>
          <table:table-cell office:value-type="float" office:value="0.304243" calcext:value-type="float">
            <text:p>0.304243</text:p>
          </table:table-cell>
          <table:table-cell office:value-type="float" office:value="1.18005" calcext:value-type="float">
            <text:p>1.18005</text:p>
          </table:table-cell>
          <table:table-cell office:value-type="float" office:value="0.879228" calcext:value-type="float">
            <text:p>0.879228</text:p>
          </table:table-cell>
          <table:table-cell office:value-type="float" office:value="0.604001" calcext:value-type="float">
            <text:p>0.604001</text:p>
          </table:table-cell>
          <table:table-cell office:value-type="float" office:value="0.461483" calcext:value-type="float">
            <text:p>0.461483</text:p>
          </table:table-cell>
          <table:table-cell office:value-type="float" office:value="0.44978" calcext:value-type="float">
            <text:p>0.44978</text:p>
          </table:table-cell>
          <table:table-cell office:value-type="float" office:value="0.768034" calcext:value-type="float">
            <text:p>0.768034</text:p>
          </table:table-cell>
          <table:table-cell office:value-type="float" office:value="0.163577" calcext:value-type="float">
            <text:p>0.163577</text:p>
          </table:table-cell>
          <table:table-cell office:value-type="float" office:value="1.57585" calcext:value-type="float">
            <text:p>1.57585</text:p>
          </table:table-cell>
          <table:table-cell office:value-type="float" office:value="0.229543" calcext:value-type="float">
            <text:p>0.229543</text:p>
          </table:table-cell>
          <table:table-cell office:value-type="float" office:value="0.423786" calcext:value-type="float">
            <text:p>0.423786</text:p>
          </table:table-cell>
          <table:table-cell office:value-type="float" office:value="1.68119" calcext:value-type="float">
            <text:p>1.68119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0.1072" calcext:value-type="float">
            <text:p>0.1072</text:p>
          </table:table-cell>
          <table:table-cell table:number-columns-repeated="36"/>
          <table:table-cell table:formula="of:=MIN([.A133:.BL133])" office:value-type="float" office:value="0.1072" calcext:value-type="float">
            <text:p>0.1072</text:p>
          </table:table-cell>
          <table:table-cell table:formula="of:=MAX([.A133:.BL133])" office:value-type="float" office:value="1.68119" calcext:value-type="float">
            <text:p>1.68119</text:p>
          </table:table-cell>
          <table:table-cell table:number-columns-repeated="7"/>
        </table:table-row>
        <table:table-row table:style-name="ro1">
          <table:table-cell office:value-type="float" office:value="0.297665" calcext:value-type="float">
            <text:p>0.297665</text:p>
          </table:table-cell>
          <table:table-cell office:value-type="float" office:value="0.302474" calcext:value-type="float">
            <text:p>0.302474</text:p>
          </table:table-cell>
          <table:table-cell office:value-type="float" office:value="0.314344" calcext:value-type="float">
            <text:p>0.314344</text:p>
          </table:table-cell>
          <table:table-cell office:value-type="float" office:value="0.292758" calcext:value-type="float">
            <text:p>0.292758</text:p>
          </table:table-cell>
          <table:table-cell office:value-type="float" office:value="0.292885" calcext:value-type="float">
            <text:p>0.292885</text:p>
          </table:table-cell>
          <table:table-cell office:value-type="float" office:value="0.581577" calcext:value-type="float">
            <text:p>0.581577</text:p>
          </table:table-cell>
          <table:table-cell office:value-type="float" office:value="0.282158" calcext:value-type="float">
            <text:p>0.282158</text:p>
          </table:table-cell>
          <table:table-cell office:value-type="float" office:value="0.566467" calcext:value-type="float">
            <text:p>0.566467</text:p>
          </table:table-cell>
          <table:table-cell office:value-type="float" office:value="0.575938" calcext:value-type="float">
            <text:p>0.575938</text:p>
          </table:table-cell>
          <table:table-cell office:value-type="float" office:value="0.623564" calcext:value-type="float">
            <text:p>0.623564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292118" calcext:value-type="float">
            <text:p>0.292118</text:p>
          </table:table-cell>
          <table:table-cell office:value-type="float" office:value="0.308214" calcext:value-type="float">
            <text:p>0.308214</text:p>
          </table:table-cell>
          <table:table-cell office:value-type="float" office:value="0.990164" calcext:value-type="float">
            <text:p>0.990164</text:p>
          </table:table-cell>
          <table:table-cell office:value-type="float" office:value="0.516283" calcext:value-type="float">
            <text:p>0.516283</text:p>
          </table:table-cell>
          <table:table-cell office:value-type="float" office:value="1.39027" calcext:value-type="float">
            <text:p>1.39027</text:p>
          </table:table-cell>
          <table:table-cell office:value-type="float" office:value="0.374916" calcext:value-type="float">
            <text:p>0.374916</text:p>
          </table:table-cell>
          <table:table-cell office:value-type="float" office:value="0.395279" calcext:value-type="float">
            <text:p>0.395279</text:p>
          </table:table-cell>
          <table:table-cell office:value-type="float" office:value="0.183759" calcext:value-type="float">
            <text:p>0.183759</text:p>
          </table:table-cell>
          <table:table-cell office:value-type="float" office:value="1.88147" calcext:value-type="float">
            <text:p>1.88147</text:p>
          </table:table-cell>
          <table:table-cell office:value-type="float" office:value="0.165636" calcext:value-type="float">
            <text:p>0.165636</text:p>
          </table:table-cell>
          <table:table-cell office:value-type="float" office:value="1.72405" calcext:value-type="float">
            <text:p>1.72405</text:p>
          </table:table-cell>
          <table:table-cell office:value-type="float" office:value="1.74917" calcext:value-type="float">
            <text:p>1.74917</text:p>
          </table:table-cell>
          <table:table-cell office:value-type="float" office:value="1.762" calcext:value-type="float">
            <text:p>1.762</text:p>
          </table:table-cell>
          <table:table-cell office:value-type="float" office:value="0.931956" calcext:value-type="float">
            <text:p>0.931956</text:p>
          </table:table-cell>
          <table:table-cell office:value-type="float" office:value="1.2318" calcext:value-type="float">
            <text:p>1.2318</text:p>
          </table:table-cell>
          <table:table-cell office:value-type="float" office:value="0.375948" calcext:value-type="float">
            <text:p>0.375948</text:p>
          </table:table-cell>
          <table:table-cell office:value-type="float" office:value="1.68066" calcext:value-type="float">
            <text:p>1.68066</text:p>
          </table:table-cell>
          <table:table-cell office:value-type="float" office:value="1.70274" calcext:value-type="float">
            <text:p>1.70274</text:p>
          </table:table-cell>
          <table:table-cell office:value-type="float" office:value="1.21474" calcext:value-type="float">
            <text:p>1.21474</text:p>
          </table:table-cell>
          <table:table-cell office:value-type="float" office:value="1.26954" calcext:value-type="float">
            <text:p>1.26954</text:p>
          </table:table-cell>
          <table:table-cell office:value-type="float" office:value="2.15887" calcext:value-type="float">
            <text:p>2.15887</text:p>
          </table:table-cell>
          <table:table-cell table:number-columns-repeated="36"/>
          <table:table-cell table:formula="of:=MIN([.A134:.BL134])" office:value-type="float" office:value="0.165636" calcext:value-type="float">
            <text:p>0.165636</text:p>
          </table:table-cell>
          <table:table-cell table:formula="of:=MAX([.A134:.BL134])" office:value-type="float" office:value="2.15887" calcext:value-type="float">
            <text:p>2.15887</text:p>
          </table:table-cell>
          <table:table-cell table:number-columns-repeated="7"/>
        </table:table-row>
        <table:table-row table:style-name="ro1">
          <table:table-cell office:value-type="float" office:value="0.162787" calcext:value-type="float">
            <text:p>0.162787</text:p>
          </table:table-cell>
          <table:table-cell office:value-type="float" office:value="0.160802" calcext:value-type="float">
            <text:p>0.160802</text:p>
          </table:table-cell>
          <table:table-cell office:value-type="float" office:value="0.395515" calcext:value-type="float">
            <text:p>0.395515</text:p>
          </table:table-cell>
          <table:table-cell office:value-type="float" office:value="0.296866" calcext:value-type="float">
            <text:p>0.296866</text:p>
          </table:table-cell>
          <table:table-cell office:value-type="float" office:value="0.252668" calcext:value-type="float">
            <text:p>0.252668</text:p>
          </table:table-cell>
          <table:table-cell office:value-type="float" office:value="0.302009" calcext:value-type="float">
            <text:p>0.302009</text:p>
          </table:table-cell>
          <table:table-cell office:value-type="float" office:value="0.706587" calcext:value-type="float">
            <text:p>0.706587</text:p>
          </table:table-cell>
          <table:table-cell office:value-type="float" office:value="0.552983" calcext:value-type="float">
            <text:p>0.552983</text:p>
          </table:table-cell>
          <table:table-cell office:value-type="float" office:value="0.506608" calcext:value-type="float">
            <text:p>0.506608</text:p>
          </table:table-cell>
          <table:table-cell office:value-type="float" office:value="0.554497" calcext:value-type="float">
            <text:p>0.554497</text:p>
          </table:table-cell>
          <table:table-cell office:value-type="float" office:value="0.520621" calcext:value-type="float">
            <text:p>0.520621</text:p>
          </table:table-cell>
          <table:table-cell office:value-type="float" office:value="0.430592" calcext:value-type="float">
            <text:p>0.430592</text:p>
          </table:table-cell>
          <table:table-cell office:value-type="float" office:value="0.439533" calcext:value-type="float">
            <text:p>0.439533</text:p>
          </table:table-cell>
          <table:table-cell office:value-type="float" office:value="0.565372" calcext:value-type="float">
            <text:p>0.565372</text:p>
          </table:table-cell>
          <table:table-cell office:value-type="float" office:value="0.598163" calcext:value-type="float">
            <text:p>0.598163</text:p>
          </table:table-cell>
          <table:table-cell office:value-type="float" office:value="0.503049" calcext:value-type="float">
            <text:p>0.503049</text:p>
          </table:table-cell>
          <table:table-cell office:value-type="float" office:value="0.512444" calcext:value-type="float">
            <text:p>0.512444</text:p>
          </table:table-cell>
          <table:table-cell office:value-type="float" office:value="0.477543" calcext:value-type="float">
            <text:p>0.477543</text:p>
          </table:table-cell>
          <table:table-cell office:value-type="float" office:value="0.646373" calcext:value-type="float">
            <text:p>0.646373</text:p>
          </table:table-cell>
          <table:table-cell office:value-type="float" office:value="1.10418" calcext:value-type="float">
            <text:p>1.10418</text:p>
          </table:table-cell>
          <table:table-cell office:value-type="float" office:value="0.565761" calcext:value-type="float">
            <text:p>0.565761</text:p>
          </table:table-cell>
          <table:table-cell office:value-type="float" office:value="0.28311" calcext:value-type="float">
            <text:p>0.28311</text:p>
          </table:table-cell>
          <table:table-cell office:value-type="float" office:value="0.290945" calcext:value-type="float">
            <text:p>0.290945</text:p>
          </table:table-cell>
          <table:table-cell office:value-type="float" office:value="0.295218" calcext:value-type="float">
            <text:p>0.295218</text:p>
          </table:table-cell>
          <table:table-cell office:value-type="float" office:value="0.861909" calcext:value-type="float">
            <text:p>0.861909</text:p>
          </table:table-cell>
          <table:table-cell office:value-type="float" office:value="0.819221" calcext:value-type="float">
            <text:p>0.819221</text:p>
          </table:table-cell>
          <table:table-cell office:value-type="float" office:value="0.987765" calcext:value-type="float">
            <text:p>0.987765</text:p>
          </table:table-cell>
          <table:table-cell office:value-type="float" office:value="0.417902" calcext:value-type="float">
            <text:p>0.417902</text:p>
          </table:table-cell>
          <table:table-cell office:value-type="float" office:value="0.154833" calcext:value-type="float">
            <text:p>0.154833</text:p>
          </table:table-cell>
          <table:table-cell office:value-type="float" office:value="1.15852" calcext:value-type="float">
            <text:p>1.15852</text:p>
          </table:table-cell>
          <table:table-cell office:value-type="float" office:value="0.29238" calcext:value-type="float">
            <text:p>0.29238</text:p>
          </table:table-cell>
          <table:table-cell office:value-type="float" office:value="0.293007" calcext:value-type="float">
            <text:p>0.293007</text:p>
          </table:table-cell>
          <table:table-cell table:number-columns-repeated="36"/>
          <table:table-cell table:formula="of:=MIN([.A135:.BL135])" office:value-type="float" office:value="0.154833" calcext:value-type="float">
            <text:p>0.154833</text:p>
          </table:table-cell>
          <table:table-cell table:formula="of:=MAX([.A135:.BL135])" office:value-type="float" office:value="1.15852" calcext:value-type="float">
            <text:p>1.15852</text:p>
          </table:table-cell>
          <table:table-cell table:number-columns-repeated="7"/>
        </table:table-row>
        <table:table-row table:style-name="ro1">
          <table:table-cell office:value-type="float" office:value="0.289299" calcext:value-type="float">
            <text:p>0.289299</text:p>
          </table:table-cell>
          <table:table-cell office:value-type="float" office:value="0.292705" calcext:value-type="float">
            <text:p>0.292705</text:p>
          </table:table-cell>
          <table:table-cell office:value-type="float" office:value="0.297129" calcext:value-type="float">
            <text:p>0.297129</text:p>
          </table:table-cell>
          <table:table-cell office:value-type="float" office:value="0.293378" calcext:value-type="float">
            <text:p>0.293378</text:p>
          </table:table-cell>
          <table:table-cell office:value-type="float" office:value="0.297154" calcext:value-type="float">
            <text:p>0.297154</text:p>
          </table:table-cell>
          <table:table-cell office:value-type="float" office:value="0.297713" calcext:value-type="float">
            <text:p>0.297713</text:p>
          </table:table-cell>
          <table:table-cell office:value-type="float" office:value="0.162335" calcext:value-type="float">
            <text:p>0.162335</text:p>
          </table:table-cell>
          <table:table-cell office:value-type="float" office:value="0.758773" calcext:value-type="float">
            <text:p>0.758773</text:p>
          </table:table-cell>
          <table:table-cell office:value-type="float" office:value="0.289949" calcext:value-type="float">
            <text:p>0.289949</text:p>
          </table:table-cell>
          <table:table-cell office:value-type="float" office:value="0.465221" calcext:value-type="float">
            <text:p>0.465221</text:p>
          </table:table-cell>
          <table:table-cell office:value-type="float" office:value="0.465815" calcext:value-type="float">
            <text:p>0.465815</text:p>
          </table:table-cell>
          <table:table-cell office:value-type="float" office:value="0.54" calcext:value-type="float">
            <text:p>0.54</text:p>
          </table:table-cell>
          <table:table-cell office:value-type="float" office:value="0.303111" calcext:value-type="float">
            <text:p>0.303111</text:p>
          </table:table-cell>
          <table:table-cell office:value-type="float" office:value="0.155946" calcext:value-type="float">
            <text:p>0.155946</text:p>
          </table:table-cell>
          <table:table-cell office:value-type="float" office:value="0.369015" calcext:value-type="float">
            <text:p>0.369015</text:p>
          </table:table-cell>
          <table:table-cell office:value-type="float" office:value="1.44681" calcext:value-type="float">
            <text:p>1.44681</text:p>
          </table:table-cell>
          <table:table-cell office:value-type="float" office:value="0.308148" calcext:value-type="float">
            <text:p>0.308148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0.261597" calcext:value-type="float">
            <text:p>0.261597</text:p>
          </table:table-cell>
          <table:table-cell office:value-type="float" office:value="0.274377" calcext:value-type="float">
            <text:p>0.274377</text:p>
          </table:table-cell>
          <table:table-cell office:value-type="float" office:value="0.293112" calcext:value-type="float">
            <text:p>0.293112</text:p>
          </table:table-cell>
          <table:table-cell office:value-type="float" office:value="0.285468" calcext:value-type="float">
            <text:p>0.285468</text:p>
          </table:table-cell>
          <table:table-cell office:value-type="float" office:value="0.958888" calcext:value-type="float">
            <text:p>0.958888</text:p>
          </table:table-cell>
          <table:table-cell office:value-type="float" office:value="1.43478" calcext:value-type="float">
            <text:p>1.43478</text:p>
          </table:table-cell>
          <table:table-cell office:value-type="float" office:value="0.218186" calcext:value-type="float">
            <text:p>0.218186</text:p>
          </table:table-cell>
          <table:table-cell office:value-type="float" office:value="0.970517" calcext:value-type="float">
            <text:p>0.970517</text:p>
          </table:table-cell>
          <table:table-cell office:value-type="float" office:value="0.308232" calcext:value-type="float">
            <text:p>0.308232</text:p>
          </table:table-cell>
          <table:table-cell office:value-type="float" office:value="0.534934" calcext:value-type="float">
            <text:p>0.534934</text:p>
          </table:table-cell>
          <table:table-cell office:value-type="float" office:value="1.29715" calcext:value-type="float">
            <text:p>1.29715</text:p>
          </table:table-cell>
          <table:table-cell office:value-type="float" office:value="1.23223" calcext:value-type="float">
            <text:p>1.23223</text:p>
          </table:table-cell>
          <table:table-cell office:value-type="float" office:value="0.161114" calcext:value-type="float">
            <text:p>0.161114</text:p>
          </table:table-cell>
          <table:table-cell office:value-type="float" office:value="0.245002" calcext:value-type="float">
            <text:p>0.245002</text:p>
          </table:table-cell>
          <table:table-cell table:number-columns-repeated="36"/>
          <table:table-cell table:formula="of:=MIN([.A136:.BL136])" office:value-type="float" office:value="0.155946" calcext:value-type="float">
            <text:p>0.155946</text:p>
          </table:table-cell>
          <table:table-cell table:formula="of:=MAX([.A136:.BL136])" office:value-type="float" office:value="1.44681" calcext:value-type="float">
            <text:p>1.44681</text:p>
          </table:table-cell>
          <table:table-cell table:number-columns-repeated="7"/>
        </table:table-row>
        <table:table-row table:style-name="ro1">
          <table:table-cell office:value-type="float" office:value="0.292902" calcext:value-type="float">
            <text:p>0.292902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340828" calcext:value-type="float">
            <text:p>0.340828</text:p>
          </table:table-cell>
          <table:table-cell office:value-type="float" office:value="0.38177" calcext:value-type="float">
            <text:p>0.38177</text:p>
          </table:table-cell>
          <table:table-cell office:value-type="float" office:value="0.337407" calcext:value-type="float">
            <text:p>0.337407</text:p>
          </table:table-cell>
          <table:table-cell office:value-type="float" office:value="0.314685" calcext:value-type="float">
            <text:p>0.314685</text:p>
          </table:table-cell>
          <table:table-cell office:value-type="float" office:value="0.417168" calcext:value-type="float">
            <text:p>0.417168</text:p>
          </table:table-cell>
          <table:table-cell office:value-type="float" office:value="0.638155" calcext:value-type="float">
            <text:p>0.638155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887203" calcext:value-type="float">
            <text:p>0.887203</text:p>
          </table:table-cell>
          <table:table-cell office:value-type="float" office:value="0.325077" calcext:value-type="float">
            <text:p>0.325077</text:p>
          </table:table-cell>
          <table:table-cell office:value-type="float" office:value="0.623108" calcext:value-type="float">
            <text:p>0.623108</text:p>
          </table:table-cell>
          <table:table-cell office:value-type="float" office:value="0.427456" calcext:value-type="float">
            <text:p>0.427456</text:p>
          </table:table-cell>
          <table:table-cell office:value-type="float" office:value="1.0121" calcext:value-type="float">
            <text:p>1.0121</text:p>
          </table:table-cell>
          <table:table-cell office:value-type="float" office:value="0.740191" calcext:value-type="float">
            <text:p>0.740191</text:p>
          </table:table-cell>
          <table:table-cell office:value-type="float" office:value="0.457895" calcext:value-type="float">
            <text:p>0.457895</text:p>
          </table:table-cell>
          <table:table-cell office:value-type="float" office:value="0.309826" calcext:value-type="float">
            <text:p>0.309826</text:p>
          </table:table-cell>
          <table:table-cell office:value-type="float" office:value="0.360311" calcext:value-type="float">
            <text:p>0.360311</text:p>
          </table:table-cell>
          <table:table-cell office:value-type="float" office:value="0.554454" calcext:value-type="float">
            <text:p>0.554454</text:p>
          </table:table-cell>
          <table:table-cell office:value-type="float" office:value="0.612435" calcext:value-type="float">
            <text:p>0.612435</text:p>
          </table:table-cell>
          <table:table-cell office:value-type="float" office:value="0.65721" calcext:value-type="float">
            <text:p>0.65721</text:p>
          </table:table-cell>
          <table:table-cell office:value-type="float" office:value="0.575228" calcext:value-type="float">
            <text:p>0.575228</text:p>
          </table:table-cell>
          <table:table-cell office:value-type="float" office:value="1.66954" calcext:value-type="float">
            <text:p>1.66954</text:p>
          </table:table-cell>
          <table:table-cell office:value-type="float" office:value="1.67751" calcext:value-type="float">
            <text:p>1.67751</text:p>
          </table:table-cell>
          <table:table-cell office:value-type="float" office:value="0.241974" calcext:value-type="float">
            <text:p>0.241974</text:p>
          </table:table-cell>
          <table:table-cell office:value-type="float" office:value="0.236105" calcext:value-type="float">
            <text:p>0.236105</text:p>
          </table:table-cell>
          <table:table-cell office:value-type="float" office:value="0.405701" calcext:value-type="float">
            <text:p>0.405701</text:p>
          </table:table-cell>
          <table:table-cell office:value-type="float" office:value="1.12657" calcext:value-type="float">
            <text:p>1.12657</text:p>
          </table:table-cell>
          <table:table-cell office:value-type="float" office:value="2.07704" calcext:value-type="float">
            <text:p>2.07704</text:p>
          </table:table-cell>
          <table:table-cell office:value-type="float" office:value="2.0784" calcext:value-type="float">
            <text:p>2.0784</text:p>
          </table:table-cell>
          <table:table-cell office:value-type="float" office:value="0.271447" calcext:value-type="float">
            <text:p>0.271447</text:p>
          </table:table-cell>
          <table:table-cell office:value-type="float" office:value="0.105689" calcext:value-type="float">
            <text:p>0.105689</text:p>
          </table:table-cell>
          <table:table-cell table:number-columns-repeated="36"/>
          <table:table-cell table:formula="of:=MIN([.A137:.BL137])" office:value-type="float" office:value="0.105689" calcext:value-type="float">
            <text:p>0.105689</text:p>
          </table:table-cell>
          <table:table-cell table:formula="of:=MAX([.A137:.BL137])" office:value-type="float" office:value="2.0784" calcext:value-type="float">
            <text:p>2.0784</text:p>
          </table:table-cell>
          <table:table-cell table:number-columns-repeated="7"/>
        </table:table-row>
        <table:table-row table:style-name="ro1">
          <table:table-cell office:value-type="float" office:value="0.274665" calcext:value-type="float">
            <text:p>0.274665</text:p>
          </table:table-cell>
          <table:table-cell office:value-type="float" office:value="0.309851" calcext:value-type="float">
            <text:p>0.309851</text:p>
          </table:table-cell>
          <table:table-cell office:value-type="float" office:value="0.350264" calcext:value-type="float">
            <text:p>0.350264</text:p>
          </table:table-cell>
          <table:table-cell office:value-type="float" office:value="0.303316" calcext:value-type="float">
            <text:p>0.303316</text:p>
          </table:table-cell>
          <table:table-cell office:value-type="float" office:value="0.271089" calcext:value-type="float">
            <text:p>0.271089</text:p>
          </table:table-cell>
          <table:table-cell office:value-type="float" office:value="0.364497" calcext:value-type="float">
            <text:p>0.364497</text:p>
          </table:table-cell>
          <table:table-cell office:value-type="float" office:value="0.241035" calcext:value-type="float">
            <text:p>0.241035</text:p>
          </table:table-cell>
          <table:table-cell office:value-type="float" office:value="0.468579" calcext:value-type="float">
            <text:p>0.468579</text:p>
          </table:table-cell>
          <table:table-cell office:value-type="float" office:value="0.237161" calcext:value-type="float">
            <text:p>0.237161</text:p>
          </table:table-cell>
          <table:table-cell office:value-type="float" office:value="0.395831" calcext:value-type="float">
            <text:p>0.395831</text:p>
          </table:table-cell>
          <table:table-cell office:value-type="float" office:value="0.274733" calcext:value-type="float">
            <text:p>0.274733</text:p>
          </table:table-cell>
          <table:table-cell office:value-type="float" office:value="1.07302" calcext:value-type="float">
            <text:p>1.07302</text:p>
          </table:table-cell>
          <table:table-cell office:value-type="float" office:value="1.09939" calcext:value-type="float">
            <text:p>1.09939</text:p>
          </table:table-cell>
          <table:table-cell office:value-type="float" office:value="0.945368" calcext:value-type="float">
            <text:p>0.945368</text:p>
          </table:table-cell>
          <table:table-cell office:value-type="float" office:value="1.58878" calcext:value-type="float">
            <text:p>1.58878</text:p>
          </table:table-cell>
          <table:table-cell office:value-type="float" office:value="0.830813" calcext:value-type="float">
            <text:p>0.830813</text:p>
          </table:table-cell>
          <table:table-cell office:value-type="float" office:value="0.735294" calcext:value-type="float">
            <text:p>0.735294</text:p>
          </table:table-cell>
          <table:table-cell office:value-type="float" office:value="0.306238" calcext:value-type="float">
            <text:p>0.306238</text:p>
          </table:table-cell>
          <table:table-cell office:value-type="float" office:value="0.781495" calcext:value-type="float">
            <text:p>0.781495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239979" calcext:value-type="float">
            <text:p>0.239979</text:p>
          </table:table-cell>
          <table:table-cell office:value-type="float" office:value="1.72119" calcext:value-type="float">
            <text:p>1.72119</text:p>
          </table:table-cell>
          <table:table-cell office:value-type="float" office:value="2.04532" calcext:value-type="float">
            <text:p>2.04532</text:p>
          </table:table-cell>
          <table:table-cell office:value-type="float" office:value="0.931348" calcext:value-type="float">
            <text:p>0.931348</text:p>
          </table:table-cell>
          <table:table-cell office:value-type="float" office:value="1.00232" calcext:value-type="float">
            <text:p>1.00232</text:p>
          </table:table-cell>
          <table:table-cell office:value-type="float" office:value="1.31598" calcext:value-type="float">
            <text:p>1.31598</text:p>
          </table:table-cell>
          <table:table-cell office:value-type="float" office:value="1.15106" calcext:value-type="float">
            <text:p>1.15106</text:p>
          </table:table-cell>
          <table:table-cell office:value-type="float" office:value="2.12418" calcext:value-type="float">
            <text:p>2.12418</text:p>
          </table:table-cell>
          <table:table-cell office:value-type="float" office:value="0.910706" calcext:value-type="float">
            <text:p>0.910706</text:p>
          </table:table-cell>
          <table:table-cell office:value-type="float" office:value="1.72971" calcext:value-type="float">
            <text:p>1.72971</text:p>
          </table:table-cell>
          <table:table-cell office:value-type="float" office:value="0.337512" calcext:value-type="float">
            <text:p>0.337512</text:p>
          </table:table-cell>
          <table:table-cell office:value-type="float" office:value="1.16377" calcext:value-type="float">
            <text:p>1.16377</text:p>
          </table:table-cell>
          <table:table-cell table:number-columns-repeated="36"/>
          <table:table-cell table:formula="of:=MIN([.A138:.BL138])" office:value-type="float" office:value="0.237161" calcext:value-type="float">
            <text:p>0.237161</text:p>
          </table:table-cell>
          <table:table-cell table:formula="of:=MAX([.A138:.BL138])" office:value-type="float" office:value="2.12418" calcext:value-type="float">
            <text:p>2.12418</text:p>
          </table:table-cell>
          <table:table-cell table:number-columns-repeated="7"/>
        </table:table-row>
        <table:table-row table:style-name="ro1">
          <table:table-cell office:value-type="float" office:value="0.295114" calcext:value-type="float">
            <text:p>0.295114</text:p>
          </table:table-cell>
          <table:table-cell office:value-type="float" office:value="0.287742" calcext:value-type="float">
            <text:p>0.287742</text:p>
          </table:table-cell>
          <table:table-cell office:value-type="float" office:value="0.296167" calcext:value-type="float">
            <text:p>0.296167</text:p>
          </table:table-cell>
          <table:table-cell office:value-type="float" office:value="0.289775" calcext:value-type="float">
            <text:p>0.289775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9166" calcext:value-type="float">
            <text:p>0.29166</text:p>
          </table:table-cell>
          <table:table-cell office:value-type="float" office:value="0.892639" calcext:value-type="float">
            <text:p>0.892639</text:p>
          </table:table-cell>
          <table:table-cell office:value-type="float" office:value="0.604826" calcext:value-type="float">
            <text:p>0.604826</text:p>
          </table:table-cell>
          <table:table-cell office:value-type="float" office:value="0.317876" calcext:value-type="float">
            <text:p>0.317876</text:p>
          </table:table-cell>
          <table:table-cell office:value-type="float" office:value="0.918001" calcext:value-type="float">
            <text:p>0.918001</text:p>
          </table:table-cell>
          <table:table-cell office:value-type="float" office:value="0.316358" calcext:value-type="float">
            <text:p>0.316358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0.912054" calcext:value-type="float">
            <text:p>0.912054</text:p>
          </table:table-cell>
          <table:table-cell office:value-type="float" office:value="0.344568" calcext:value-type="float">
            <text:p>0.344568</text:p>
          </table:table-cell>
          <table:table-cell office:value-type="float" office:value="0.680592" calcext:value-type="float">
            <text:p>0.680592</text:p>
          </table:table-cell>
          <table:table-cell office:value-type="float" office:value="0.620081" calcext:value-type="float">
            <text:p>0.620081</text:p>
          </table:table-cell>
          <table:table-cell office:value-type="float" office:value="0.905612" calcext:value-type="float">
            <text:p>0.905612</text:p>
          </table:table-cell>
          <table:table-cell office:value-type="float" office:value="0.924301" calcext:value-type="float">
            <text:p>0.924301</text:p>
          </table:table-cell>
          <table:table-cell office:value-type="float" office:value="1.17466" calcext:value-type="float">
            <text:p>1.17466</text:p>
          </table:table-cell>
          <table:table-cell office:value-type="float" office:value="1.26497" calcext:value-type="float">
            <text:p>1.26497</text:p>
          </table:table-cell>
          <table:table-cell office:value-type="float" office:value="1.28228" calcext:value-type="float">
            <text:p>1.28228</text:p>
          </table:table-cell>
          <table:table-cell office:value-type="float" office:value="1.3528" calcext:value-type="float">
            <text:p>1.3528</text:p>
          </table:table-cell>
          <table:table-cell office:value-type="float" office:value="1.34559" calcext:value-type="float">
            <text:p>1.34559</text:p>
          </table:table-cell>
          <table:table-cell office:value-type="float" office:value="1.05761" calcext:value-type="float">
            <text:p>1.05761</text:p>
          </table:table-cell>
          <table:table-cell office:value-type="float" office:value="1.35071" calcext:value-type="float">
            <text:p>1.35071</text:p>
          </table:table-cell>
          <table:table-cell office:value-type="float" office:value="1.13438" calcext:value-type="float">
            <text:p>1.13438</text:p>
          </table:table-cell>
          <table:table-cell office:value-type="float" office:value="1.10208" calcext:value-type="float">
            <text:p>1.10208</text:p>
          </table:table-cell>
          <table:table-cell office:value-type="float" office:value="0.863443" calcext:value-type="float">
            <text:p>0.863443</text:p>
          </table:table-cell>
          <table:table-cell office:value-type="float" office:value="1.20249" calcext:value-type="float">
            <text:p>1.20249</text:p>
          </table:table-cell>
          <table:table-cell office:value-type="float" office:value="0.672885" calcext:value-type="float">
            <text:p>0.672885</text:p>
          </table:table-cell>
          <table:table-cell office:value-type="float" office:value="1.63302" calcext:value-type="float">
            <text:p>1.63302</text:p>
          </table:table-cell>
          <table:table-cell office:value-type="float" office:value="1.64532" calcext:value-type="float">
            <text:p>1.64532</text:p>
          </table:table-cell>
          <table:table-cell table:number-columns-repeated="36"/>
          <table:table-cell table:formula="of:=MIN([.A139:.BL139])" office:value-type="float" office:value="0.287742" calcext:value-type="float">
            <text:p>0.287742</text:p>
          </table:table-cell>
          <table:table-cell table:formula="of:=MAX([.A139:.BL139])" office:value-type="float" office:value="1.64532" calcext:value-type="float">
            <text:p>1.64532</text:p>
          </table:table-cell>
          <table:table-cell table:number-columns-repeated="7"/>
        </table:table-row>
        <table:table-row table:style-name="ro1">
          <table:table-cell office:value-type="float" office:value="0.293258" calcext:value-type="float">
            <text:p>0.293258</text:p>
          </table:table-cell>
          <table:table-cell office:value-type="float" office:value="0.300265" calcext:value-type="float">
            <text:p>0.300265</text:p>
          </table:table-cell>
          <table:table-cell office:value-type="float" office:value="0.328204" calcext:value-type="float">
            <text:p>0.328204</text:p>
          </table:table-cell>
          <table:table-cell office:value-type="float" office:value="0.317744" calcext:value-type="float">
            <text:p>0.317744</text:p>
          </table:table-cell>
          <table:table-cell office:value-type="float" office:value="0.340273" calcext:value-type="float">
            <text:p>0.340273</text:p>
          </table:table-cell>
          <table:table-cell office:value-type="float" office:value="0.306874" calcext:value-type="float">
            <text:p>0.306874</text:p>
          </table:table-cell>
          <table:table-cell office:value-type="float" office:value="0.333328" calcext:value-type="float">
            <text:p>0.333328</text:p>
          </table:table-cell>
          <table:table-cell office:value-type="float" office:value="0.670105" calcext:value-type="float">
            <text:p>0.670105</text:p>
          </table:table-cell>
          <table:table-cell office:value-type="float" office:value="0.632809" calcext:value-type="float">
            <text:p>0.632809</text:p>
          </table:table-cell>
          <table:table-cell office:value-type="float" office:value="0.303947" calcext:value-type="float">
            <text:p>0.303947</text:p>
          </table:table-cell>
          <table:table-cell office:value-type="float" office:value="0.305806" calcext:value-type="float">
            <text:p>0.305806</text:p>
          </table:table-cell>
          <table:table-cell office:value-type="float" office:value="0.934187" calcext:value-type="float">
            <text:p>0.934187</text:p>
          </table:table-cell>
          <table:table-cell office:value-type="float" office:value="0.559145" calcext:value-type="float">
            <text:p>0.559145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559065" calcext:value-type="float">
            <text:p>0.559065</text:p>
          </table:table-cell>
          <table:table-cell office:value-type="float" office:value="0.580323" calcext:value-type="float">
            <text:p>0.580323</text:p>
          </table:table-cell>
          <table:table-cell office:value-type="float" office:value="0.593163" calcext:value-type="float">
            <text:p>0.593163</text:p>
          </table:table-cell>
          <table:table-cell office:value-type="float" office:value="0.335856" calcext:value-type="float">
            <text:p>0.335856</text:p>
          </table:table-cell>
          <table:table-cell office:value-type="float" office:value="1.23804" calcext:value-type="float">
            <text:p>1.23804</text:p>
          </table:table-cell>
          <table:table-cell office:value-type="float" office:value="0.290288" calcext:value-type="float">
            <text:p>0.290288</text:p>
          </table:table-cell>
          <table:table-cell office:value-type="float" office:value="1.81797" calcext:value-type="float">
            <text:p>1.81797</text:p>
          </table:table-cell>
          <table:table-cell office:value-type="float" office:value="0.351075" calcext:value-type="float">
            <text:p>0.351075</text:p>
          </table:table-cell>
          <table:table-cell office:value-type="float" office:value="1.25453" calcext:value-type="float">
            <text:p>1.25453</text:p>
          </table:table-cell>
          <table:table-cell office:value-type="float" office:value="0.166387" calcext:value-type="float">
            <text:p>0.166387</text:p>
          </table:table-cell>
          <table:table-cell office:value-type="float" office:value="0.160956" calcext:value-type="float">
            <text:p>0.160956</text:p>
          </table:table-cell>
          <table:table-cell office:value-type="float" office:value="1.89231" calcext:value-type="float">
            <text:p>1.89231</text:p>
          </table:table-cell>
          <table:table-cell office:value-type="float" office:value="1.95035" calcext:value-type="float">
            <text:p>1.95035</text:p>
          </table:table-cell>
          <table:table-cell office:value-type="float" office:value="0.462987" calcext:value-type="float">
            <text:p>0.462987</text:p>
          </table:table-cell>
          <table:table-cell office:value-type="float" office:value="0.490739" calcext:value-type="float">
            <text:p>0.490739</text:p>
          </table:table-cell>
          <table:table-cell office:value-type="float" office:value="2.02527" calcext:value-type="float">
            <text:p>2.02527</text:p>
          </table:table-cell>
          <table:table-cell office:value-type="float" office:value="0.190025" calcext:value-type="float">
            <text:p>0.190025</text:p>
          </table:table-cell>
          <table:table-cell office:value-type="float" office:value="0.122503" calcext:value-type="float">
            <text:p>0.122503</text:p>
          </table:table-cell>
          <table:table-cell table:number-columns-repeated="36"/>
          <table:table-cell table:formula="of:=MIN([.A140:.BL140])" office:value-type="float" office:value="0.122503" calcext:value-type="float">
            <text:p>0.122503</text:p>
          </table:table-cell>
          <table:table-cell table:formula="of:=MAX([.A140:.BL140])" office:value-type="float" office:value="2.02527" calcext:value-type="float">
            <text:p>2.02527</text:p>
          </table:table-cell>
          <table:table-cell table:number-columns-repeated="7"/>
        </table:table-row>
        <table:table-row table:style-name="ro1">
          <table:table-cell office:value-type="float" office:value="0.285594" calcext:value-type="float">
            <text:p>0.285594</text:p>
          </table:table-cell>
          <table:table-cell office:value-type="float" office:value="0.296731" calcext:value-type="float">
            <text:p>0.296731</text:p>
          </table:table-cell>
          <table:table-cell office:value-type="float" office:value="0.343122" calcext:value-type="float">
            <text:p>0.343122</text:p>
          </table:table-cell>
          <table:table-cell office:value-type="float" office:value="0.296858" calcext:value-type="float">
            <text:p>0.296858</text:p>
          </table:table-cell>
          <table:table-cell office:value-type="float" office:value="0.299732" calcext:value-type="float">
            <text:p>0.299732</text:p>
          </table:table-cell>
          <table:table-cell office:value-type="float" office:value="0.642512" calcext:value-type="float">
            <text:p>0.642512</text:p>
          </table:table-cell>
          <table:table-cell office:value-type="float" office:value="0.600401" calcext:value-type="float">
            <text:p>0.600401</text:p>
          </table:table-cell>
          <table:table-cell office:value-type="float" office:value="0.562694" calcext:value-type="float">
            <text:p>0.562694</text:p>
          </table:table-cell>
          <table:table-cell office:value-type="float" office:value="0.290801" calcext:value-type="float">
            <text:p>0.290801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335974" calcext:value-type="float">
            <text:p>0.335974</text:p>
          </table:table-cell>
          <table:table-cell office:value-type="float" office:value="0.583454" calcext:value-type="float">
            <text:p>0.583454</text:p>
          </table:table-cell>
          <table:table-cell office:value-type="float" office:value="0.888493" calcext:value-type="float">
            <text:p>0.888493</text:p>
          </table:table-cell>
          <table:table-cell office:value-type="float" office:value="0.59103" calcext:value-type="float">
            <text:p>0.59103</text:p>
          </table:table-cell>
          <table:table-cell office:value-type="float" office:value="0.574126" calcext:value-type="float">
            <text:p>0.574126</text:p>
          </table:table-cell>
          <table:table-cell office:value-type="float" office:value="0.580637" calcext:value-type="float">
            <text:p>0.580637</text:p>
          </table:table-cell>
          <table:table-cell office:value-type="float" office:value="1.22446" calcext:value-type="float">
            <text:p>1.22446</text:p>
          </table:table-cell>
          <table:table-cell office:value-type="float" office:value="0.311391" calcext:value-type="float">
            <text:p>0.311391</text:p>
          </table:table-cell>
          <table:table-cell office:value-type="float" office:value="0.907452" calcext:value-type="float">
            <text:p>0.907452</text:p>
          </table:table-cell>
          <table:table-cell office:value-type="float" office:value="1.17018" calcext:value-type="float">
            <text:p>1.17018</text:p>
          </table:table-cell>
          <table:table-cell office:value-type="float" office:value="0.306548" calcext:value-type="float">
            <text:p>0.306548</text:p>
          </table:table-cell>
          <table:table-cell office:value-type="float" office:value="0.945109" calcext:value-type="float">
            <text:p>0.945109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580355" calcext:value-type="float">
            <text:p>0.580355</text:p>
          </table:table-cell>
          <table:table-cell office:value-type="float" office:value="0.583731" calcext:value-type="float">
            <text:p>0.583731</text:p>
          </table:table-cell>
          <table:table-cell office:value-type="float" office:value="0.288154" calcext:value-type="float">
            <text:p>0.288154</text:p>
          </table:table-cell>
          <table:table-cell office:value-type="float" office:value="0.154281" calcext:value-type="float">
            <text:p>0.154281</text:p>
          </table:table-cell>
          <table:table-cell office:value-type="float" office:value="1.64478" calcext:value-type="float">
            <text:p>1.64478</text:p>
          </table:table-cell>
          <table:table-cell office:value-type="float" office:value="0.769023" calcext:value-type="float">
            <text:p>0.769023</text:p>
          </table:table-cell>
          <table:table-cell office:value-type="float" office:value="2.0333" calcext:value-type="float">
            <text:p>2.0333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1.75971" calcext:value-type="float">
            <text:p>1.75971</text:p>
          </table:table-cell>
          <table:table-cell table:number-columns-repeated="36"/>
          <table:table-cell table:formula="of:=MIN([.A141:.BL141])" office:value-type="float" office:value="0.154281" calcext:value-type="float">
            <text:p>0.154281</text:p>
          </table:table-cell>
          <table:table-cell table:formula="of:=MAX([.A141:.BL141])" office:value-type="float" office:value="2.0333" calcext:value-type="float">
            <text:p>2.0333</text:p>
          </table:table-cell>
          <table:table-cell table:number-columns-repeated="7"/>
        </table:table-row>
        <table:table-row table:style-name="ro1">
          <table:table-cell office:value-type="float" office:value="0.30442" calcext:value-type="float">
            <text:p>0.30442</text:p>
          </table:table-cell>
          <table:table-cell office:value-type="float" office:value="0.304678" calcext:value-type="float">
            <text:p>0.304678</text:p>
          </table:table-cell>
          <table:table-cell office:value-type="float" office:value="0.307085" calcext:value-type="float">
            <text:p>0.307085</text:p>
          </table:table-cell>
          <table:table-cell office:value-type="float" office:value="0.285961" calcext:value-type="float">
            <text:p>0.285961</text:p>
          </table:table-cell>
          <table:table-cell office:value-type="float" office:value="0.289669" calcext:value-type="float">
            <text:p>0.289669</text:p>
          </table:table-cell>
          <table:table-cell office:value-type="float" office:value="0.161862" calcext:value-type="float">
            <text:p>0.161862</text:p>
          </table:table-cell>
          <table:table-cell office:value-type="float" office:value="0.158277" calcext:value-type="float">
            <text:p>0.158277</text:p>
          </table:table-cell>
          <table:table-cell office:value-type="float" office:value="0.616043" calcext:value-type="float">
            <text:p>0.616043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0.303939" calcext:value-type="float">
            <text:p>0.303939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292464" calcext:value-type="float">
            <text:p>0.292464</text:p>
          </table:table-cell>
          <table:table-cell office:value-type="float" office:value="1.22156" calcext:value-type="float">
            <text:p>1.22156</text:p>
          </table:table-cell>
          <table:table-cell office:value-type="float" office:value="1.00241" calcext:value-type="float">
            <text:p>1.00241</text:p>
          </table:table-cell>
          <table:table-cell office:value-type="float" office:value="0.908708" calcext:value-type="float">
            <text:p>0.908708</text:p>
          </table:table-cell>
          <table:table-cell office:value-type="float" office:value="0.817493" calcext:value-type="float">
            <text:p>0.817493</text:p>
          </table:table-cell>
          <table:table-cell office:value-type="float" office:value="0.281767" calcext:value-type="float">
            <text:p>0.281767</text:p>
          </table:table-cell>
          <table:table-cell office:value-type="float" office:value="1.58173" calcext:value-type="float">
            <text:p>1.58173</text:p>
          </table:table-cell>
          <table:table-cell office:value-type="float" office:value="0.299744" calcext:value-type="float">
            <text:p>0.299744</text:p>
          </table:table-cell>
          <table:table-cell office:value-type="float" office:value="0.829313" calcext:value-type="float">
            <text:p>0.829313</text:p>
          </table:table-cell>
          <table:table-cell office:value-type="float" office:value="1.61621" calcext:value-type="float">
            <text:p>1.61621</text:p>
          </table:table-cell>
          <table:table-cell office:value-type="float" office:value="1.65455" calcext:value-type="float">
            <text:p>1.65455</text:p>
          </table:table-cell>
          <table:table-cell office:value-type="float" office:value="0.900201" calcext:value-type="float">
            <text:p>0.900201</text:p>
          </table:table-cell>
          <table:table-cell office:value-type="float" office:value="0.176149" calcext:value-type="float">
            <text:p>0.176149</text:p>
          </table:table-cell>
          <table:table-cell office:value-type="float" office:value="1.90088" calcext:value-type="float">
            <text:p>1.90088</text:p>
          </table:table-cell>
          <table:table-cell office:value-type="float" office:value="0.166571" calcext:value-type="float">
            <text:p>0.166571</text:p>
          </table:table-cell>
          <table:table-cell office:value-type="float" office:value="0.415121" calcext:value-type="float">
            <text:p>0.415121</text:p>
          </table:table-cell>
          <table:table-cell office:value-type="float" office:value="1.76787" calcext:value-type="float">
            <text:p>1.76787</text:p>
          </table:table-cell>
          <table:table-cell office:value-type="float" office:value="0.464143" calcext:value-type="float">
            <text:p>0.464143</text:p>
          </table:table-cell>
          <table:table-cell office:value-type="float" office:value="0.603573" calcext:value-type="float">
            <text:p>0.603573</text:p>
          </table:table-cell>
          <table:table-cell office:value-type="float" office:value="0.113944" calcext:value-type="float">
            <text:p>0.113944</text:p>
          </table:table-cell>
          <table:table-cell table:number-columns-repeated="36"/>
          <table:table-cell table:formula="of:=MIN([.A142:.BL142])" office:value-type="float" office:value="0.113944" calcext:value-type="float">
            <text:p>0.113944</text:p>
          </table:table-cell>
          <table:table-cell table:formula="of:=MAX([.A142:.BL142])" office:value-type="float" office:value="1.90088" calcext:value-type="float">
            <text:p>1.90088</text:p>
          </table:table-cell>
          <table:table-cell table:number-columns-repeated="7"/>
        </table:table-row>
        <table:table-row table:style-name="ro1">
          <table:table-cell office:value-type="float" office:value="0.205471" calcext:value-type="float">
            <text:p>0.205471</text:p>
          </table:table-cell>
          <table:table-cell office:value-type="float" office:value="0.295363" calcext:value-type="float">
            <text:p>0.295363</text:p>
          </table:table-cell>
          <table:table-cell office:value-type="float" office:value="0.234955" calcext:value-type="float">
            <text:p>0.234955</text:p>
          </table:table-cell>
          <table:table-cell office:value-type="float" office:value="0.413129" calcext:value-type="float">
            <text:p>0.413129</text:p>
          </table:table-cell>
          <table:table-cell office:value-type="float" office:value="0.192454" calcext:value-type="float">
            <text:p>0.192454</text:p>
          </table:table-cell>
          <table:table-cell office:value-type="float" office:value="0.163921" calcext:value-type="float">
            <text:p>0.163921</text:p>
          </table:table-cell>
          <table:table-cell office:value-type="float" office:value="0.877219" calcext:value-type="float">
            <text:p>0.877219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7618" calcext:value-type="float">
            <text:p>0.157618</text:p>
          </table:table-cell>
          <table:table-cell office:value-type="float" office:value="0.390402" calcext:value-type="float">
            <text:p>0.390402</text:p>
          </table:table-cell>
          <table:table-cell office:value-type="float" office:value="0.195526" calcext:value-type="float">
            <text:p>0.195526</text:p>
          </table:table-cell>
          <table:table-cell office:value-type="float" office:value="0.815244" calcext:value-type="float">
            <text:p>0.815244</text:p>
          </table:table-cell>
          <table:table-cell office:value-type="float" office:value="0.320443" calcext:value-type="float">
            <text:p>0.320443</text:p>
          </table:table-cell>
          <table:table-cell office:value-type="float" office:value="0.325332" calcext:value-type="float">
            <text:p>0.325332</text:p>
          </table:table-cell>
          <table:table-cell office:value-type="float" office:value="1.93065" calcext:value-type="float">
            <text:p>1.93065</text:p>
          </table:table-cell>
          <table:table-cell office:value-type="float" office:value="1.64059" calcext:value-type="float">
            <text:p>1.64059</text:p>
          </table:table-cell>
          <table:table-cell office:value-type="float" office:value="1.6709" calcext:value-type="float">
            <text:p>1.6709</text:p>
          </table:table-cell>
          <table:table-cell office:value-type="float" office:value="1.26142" calcext:value-type="float">
            <text:p>1.26142</text:p>
          </table:table-cell>
          <table:table-cell office:value-type="float" office:value="0.820119" calcext:value-type="float">
            <text:p>0.820119</text:p>
          </table:table-cell>
          <table:table-cell office:value-type="float" office:value="0.349778" calcext:value-type="float">
            <text:p>0.349778</text:p>
          </table:table-cell>
          <table:table-cell office:value-type="float" office:value="0.723932" calcext:value-type="float">
            <text:p>0.723932</text:p>
          </table:table-cell>
          <table:table-cell office:value-type="float" office:value="0.397332" calcext:value-type="float">
            <text:p>0.397332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2.31938" calcext:value-type="float">
            <text:p>2.31938</text:p>
          </table:table-cell>
          <table:table-cell office:value-type="float" office:value="0.74136" calcext:value-type="float">
            <text:p>0.74136</text:p>
          </table:table-cell>
          <table:table-cell office:value-type="float" office:value="0.745952" calcext:value-type="float">
            <text:p>0.745952</text:p>
          </table:table-cell>
          <table:table-cell office:value-type="float" office:value="0.527974" calcext:value-type="float">
            <text:p>0.527974</text:p>
          </table:table-cell>
          <table:table-cell office:value-type="float" office:value="0.205296" calcext:value-type="float">
            <text:p>0.205296</text:p>
          </table:table-cell>
          <table:table-cell office:value-type="float" office:value="0.646112" calcext:value-type="float">
            <text:p>0.646112</text:p>
          </table:table-cell>
          <table:table-cell office:value-type="float" office:value="0.980241" calcext:value-type="float">
            <text:p>0.980241</text:p>
          </table:table-cell>
          <table:table-cell office:value-type="float" office:value="0.25674" calcext:value-type="float">
            <text:p>0.25674</text:p>
          </table:table-cell>
          <table:table-cell office:value-type="float" office:value="0.117453" calcext:value-type="float">
            <text:p>0.117453</text:p>
          </table:table-cell>
          <table:table-cell table:number-columns-repeated="36"/>
          <table:table-cell table:formula="of:=MIN([.A143:.BL143])" office:value-type="float" office:value="0.117453" calcext:value-type="float">
            <text:p>0.117453</text:p>
          </table:table-cell>
          <table:table-cell table:formula="of:=MAX([.A143:.BL143])" office:value-type="float" office:value="2.31938" calcext:value-type="float">
            <text:p>2.31938</text:p>
          </table:table-cell>
          <table:table-cell table:number-columns-repeated="7"/>
        </table:table-row>
        <table:table-row table:style-name="ro1">
          <table:table-cell office:value-type="float" office:value="0.307501" calcext:value-type="float">
            <text:p>0.307501</text:p>
          </table:table-cell>
          <table:table-cell office:value-type="float" office:value="0.308602" calcext:value-type="float">
            <text:p>0.308602</text:p>
          </table:table-cell>
          <table:table-cell office:value-type="float" office:value="0.382943" calcext:value-type="float">
            <text:p>0.382943</text:p>
          </table:table-cell>
          <table:table-cell office:value-type="float" office:value="0.289115" calcext:value-type="float">
            <text:p>0.289115</text:p>
          </table:table-cell>
          <table:table-cell office:value-type="float" office:value="0.709762" calcext:value-type="float">
            <text:p>0.709762</text:p>
          </table:table-cell>
          <table:table-cell office:value-type="float" office:value="0.385628" calcext:value-type="float">
            <text:p>0.385628</text:p>
          </table:table-cell>
          <table:table-cell office:value-type="float" office:value="0.402477" calcext:value-type="float">
            <text:p>0.402477</text:p>
          </table:table-cell>
          <table:table-cell office:value-type="float" office:value="0.708807" calcext:value-type="float">
            <text:p>0.708807</text:p>
          </table:table-cell>
          <table:table-cell office:value-type="float" office:value="0.883016" calcext:value-type="float">
            <text:p>0.883016</text:p>
          </table:table-cell>
          <table:table-cell office:value-type="float" office:value="0.575095" calcext:value-type="float">
            <text:p>0.575095</text:p>
          </table:table-cell>
          <table:table-cell office:value-type="float" office:value="0.538306" calcext:value-type="float">
            <text:p>0.538306</text:p>
          </table:table-cell>
          <table:table-cell office:value-type="float" office:value="0.620067" calcext:value-type="float">
            <text:p>0.620067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611533" calcext:value-type="float">
            <text:p>0.611533</text:p>
          </table:table-cell>
          <table:table-cell office:value-type="float" office:value="1.25596" calcext:value-type="float">
            <text:p>1.25596</text:p>
          </table:table-cell>
          <table:table-cell office:value-type="float" office:value="0.995447" calcext:value-type="float">
            <text:p>0.995447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0.555847" calcext:value-type="float">
            <text:p>0.555847</text:p>
          </table:table-cell>
          <table:table-cell office:value-type="float" office:value="0.305696" calcext:value-type="float">
            <text:p>0.305696</text:p>
          </table:table-cell>
          <table:table-cell office:value-type="float" office:value="1.56759" calcext:value-type="float">
            <text:p>1.56759</text:p>
          </table:table-cell>
          <table:table-cell office:value-type="float" office:value="0.577782" calcext:value-type="float">
            <text:p>0.577782</text:p>
          </table:table-cell>
          <table:table-cell office:value-type="float" office:value="1.64581" calcext:value-type="float">
            <text:p>1.64581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0.610667" calcext:value-type="float">
            <text:p>0.610667</text:p>
          </table:table-cell>
          <table:table-cell office:value-type="float" office:value="0.307278" calcext:value-type="float">
            <text:p>0.307278</text:p>
          </table:table-cell>
          <table:table-cell office:value-type="float" office:value="1.03142" calcext:value-type="float">
            <text:p>1.03142</text:p>
          </table:table-cell>
          <table:table-cell office:value-type="float" office:value="0.374661" calcext:value-type="float">
            <text:p>0.374661</text:p>
          </table:table-cell>
          <table:table-cell office:value-type="float" office:value="0.212128" calcext:value-type="float">
            <text:p>0.212128</text:p>
          </table:table-cell>
          <table:table-cell office:value-type="float" office:value="0.674295" calcext:value-type="float">
            <text:p>0.674295</text:p>
          </table:table-cell>
          <table:table-cell office:value-type="float" office:value="0.360812" calcext:value-type="float">
            <text:p>0.360812</text:p>
          </table:table-cell>
          <table:table-cell office:value-type="float" office:value="1.77809" calcext:value-type="float">
            <text:p>1.77809</text:p>
          </table:table-cell>
          <table:table-cell office:value-type="float" office:value="0.30094" calcext:value-type="float">
            <text:p>0.30094</text:p>
          </table:table-cell>
          <table:table-cell table:number-columns-repeated="36"/>
          <table:table-cell table:formula="of:=MIN([.A144:.BL144])" office:value-type="float" office:value="0.212128" calcext:value-type="float">
            <text:p>0.212128</text:p>
          </table:table-cell>
          <table:table-cell table:formula="of:=MAX([.A144:.BL144])" office:value-type="float" office:value="1.77809" calcext:value-type="float">
            <text:p>1.77809</text:p>
          </table:table-cell>
          <table:table-cell table:number-columns-repeated="7"/>
        </table:table-row>
        <table:table-row table:style-name="ro1">
          <table:table-cell office:value-type="float" office:value="0.291095" calcext:value-type="float">
            <text:p>0.291095</text:p>
          </table:table-cell>
          <table:table-cell office:value-type="float" office:value="0.29822" calcext:value-type="float">
            <text:p>0.29822</text:p>
          </table:table-cell>
          <table:table-cell office:value-type="float" office:value="0.350134" calcext:value-type="float">
            <text:p>0.350134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317461" calcext:value-type="float">
            <text:p>0.317461</text:p>
          </table:table-cell>
          <table:table-cell office:value-type="float" office:value="0.289357" calcext:value-type="float">
            <text:p>0.289357</text:p>
          </table:table-cell>
          <table:table-cell office:value-type="float" office:value="0.321008" calcext:value-type="float">
            <text:p>0.321008</text:p>
          </table:table-cell>
          <table:table-cell office:value-type="float" office:value="0.33253" calcext:value-type="float">
            <text:p>0.33253</text:p>
          </table:table-cell>
          <table:table-cell office:value-type="float" office:value="0.356656" calcext:value-type="float">
            <text:p>0.356656</text:p>
          </table:table-cell>
          <table:table-cell office:value-type="float" office:value="0.320338" calcext:value-type="float">
            <text:p>0.320338</text:p>
          </table:table-cell>
          <table:table-cell office:value-type="float" office:value="0.839046" calcext:value-type="float">
            <text:p>0.839046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1.05075" calcext:value-type="float">
            <text:p>1.05075</text:p>
          </table:table-cell>
          <table:table-cell office:value-type="float" office:value="1.0526" calcext:value-type="float">
            <text:p>1.0526</text:p>
          </table:table-cell>
          <table:table-cell office:value-type="float" office:value="0.300359" calcext:value-type="float">
            <text:p>0.300359</text:p>
          </table:table-cell>
          <table:table-cell office:value-type="float" office:value="0.551242" calcext:value-type="float">
            <text:p>0.551242</text:p>
          </table:table-cell>
          <table:table-cell office:value-type="float" office:value="1.25054" calcext:value-type="float">
            <text:p>1.25054</text:p>
          </table:table-cell>
          <table:table-cell office:value-type="float" office:value="0.295898" calcext:value-type="float">
            <text:p>0.295898</text:p>
          </table:table-cell>
          <table:table-cell office:value-type="float" office:value="0.301056" calcext:value-type="float">
            <text:p>0.301056</text:p>
          </table:table-cell>
          <table:table-cell office:value-type="float" office:value="0.290754" calcext:value-type="float">
            <text:p>0.290754</text:p>
          </table:table-cell>
          <table:table-cell office:value-type="float" office:value="1.12295" calcext:value-type="float">
            <text:p>1.12295</text:p>
          </table:table-cell>
          <table:table-cell office:value-type="float" office:value="0.875307" calcext:value-type="float">
            <text:p>0.875307</text:p>
          </table:table-cell>
          <table:table-cell office:value-type="float" office:value="1.41694" calcext:value-type="float">
            <text:p>1.41694</text:p>
          </table:table-cell>
          <table:table-cell office:value-type="float" office:value="0.295011" calcext:value-type="float">
            <text:p>0.295011</text:p>
          </table:table-cell>
          <table:table-cell office:value-type="float" office:value="0.355192" calcext:value-type="float">
            <text:p>0.355192</text:p>
          </table:table-cell>
          <table:table-cell office:value-type="float" office:value="1.89746" calcext:value-type="float">
            <text:p>1.89746</text:p>
          </table:table-cell>
          <table:table-cell office:value-type="float" office:value="1.6071" calcext:value-type="float">
            <text:p>1.6071</text:p>
          </table:table-cell>
          <table:table-cell office:value-type="float" office:value="0.413566" calcext:value-type="float">
            <text:p>0.413566</text:p>
          </table:table-cell>
          <table:table-cell office:value-type="float" office:value="0.591307" calcext:value-type="float">
            <text:p>0.591307</text:p>
          </table:table-cell>
          <table:table-cell office:value-type="float" office:value="0.562627" calcext:value-type="float">
            <text:p>0.562627</text:p>
          </table:table-cell>
          <table:table-cell office:value-type="float" office:value="0.253316" calcext:value-type="float">
            <text:p>0.253316</text:p>
          </table:table-cell>
          <table:table-cell office:value-type="float" office:value="0.282787" calcext:value-type="float">
            <text:p>0.282787</text:p>
          </table:table-cell>
          <table:table-cell table:number-columns-repeated="36"/>
          <table:table-cell table:formula="of:=MIN([.A145:.BL145])" office:value-type="float" office:value="0.253316" calcext:value-type="float">
            <text:p>0.253316</text:p>
          </table:table-cell>
          <table:table-cell table:formula="of:=MAX([.A145:.BL145])" office:value-type="float" office:value="1.89746" calcext:value-type="float">
            <text:p>1.89746</text:p>
          </table:table-cell>
          <table:table-cell table:number-columns-repeated="7"/>
        </table:table-row>
        <table:table-row table:style-name="ro1">
          <table:table-cell office:value-type="float" office:value="0.292444" calcext:value-type="float">
            <text:p>0.292444</text:p>
          </table:table-cell>
          <table:table-cell office:value-type="float" office:value="0.290024" calcext:value-type="float">
            <text:p>0.290024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29534" calcext:value-type="float">
            <text:p>0.29534</text:p>
          </table:table-cell>
          <table:table-cell office:value-type="float" office:value="0.297704" calcext:value-type="float">
            <text:p>0.297704</text:p>
          </table:table-cell>
          <table:table-cell office:value-type="float" office:value="0.286982" calcext:value-type="float">
            <text:p>0.286982</text:p>
          </table:table-cell>
          <table:table-cell office:value-type="float" office:value="0.291998" calcext:value-type="float">
            <text:p>0.291998</text:p>
          </table:table-cell>
          <table:table-cell office:value-type="float" office:value="0.292152" calcext:value-type="float">
            <text:p>0.292152</text:p>
          </table:table-cell>
          <table:table-cell office:value-type="float" office:value="0.306099" calcext:value-type="float">
            <text:p>0.306099</text:p>
          </table:table-cell>
          <table:table-cell office:value-type="float" office:value="1.4726" calcext:value-type="float">
            <text:p>1.4726</text:p>
          </table:table-cell>
          <table:table-cell office:value-type="float" office:value="1.21224" calcext:value-type="float">
            <text:p>1.21224</text:p>
          </table:table-cell>
          <table:table-cell office:value-type="float" office:value="0.287887" calcext:value-type="float">
            <text:p>0.287887</text:p>
          </table:table-cell>
          <table:table-cell office:value-type="float" office:value="0.875856" calcext:value-type="float">
            <text:p>0.875856</text:p>
          </table:table-cell>
          <table:table-cell office:value-type="float" office:value="1.76056" calcext:value-type="float">
            <text:p>1.76056</text:p>
          </table:table-cell>
          <table:table-cell office:value-type="float" office:value="1.48889" calcext:value-type="float">
            <text:p>1.48889</text:p>
          </table:table-cell>
          <table:table-cell office:value-type="float" office:value="0.930873" calcext:value-type="float">
            <text:p>0.930873</text:p>
          </table:table-cell>
          <table:table-cell office:value-type="float" office:value="1.02745" calcext:value-type="float">
            <text:p>1.02745</text:p>
          </table:table-cell>
          <table:table-cell office:value-type="float" office:value="1.02837" calcext:value-type="float">
            <text:p>1.02837</text:p>
          </table:table-cell>
          <table:table-cell office:value-type="float" office:value="0.295342" calcext:value-type="float">
            <text:p>0.295342</text:p>
          </table:table-cell>
          <table:table-cell office:value-type="float" office:value="1.19437" calcext:value-type="float">
            <text:p>1.19437</text:p>
          </table:table-cell>
          <table:table-cell office:value-type="float" office:value="0.654022" calcext:value-type="float">
            <text:p>0.654022</text:p>
          </table:table-cell>
          <table:table-cell office:value-type="float" office:value="0.400535" calcext:value-type="float">
            <text:p>0.400535</text:p>
          </table:table-cell>
          <table:table-cell office:value-type="float" office:value="1.31501" calcext:value-type="float">
            <text:p>1.31501</text:p>
          </table:table-cell>
          <table:table-cell office:value-type="float" office:value="1.03589" calcext:value-type="float">
            <text:p>1.03589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2.36063" calcext:value-type="float">
            <text:p>2.36063</text:p>
          </table:table-cell>
          <table:table-cell office:value-type="float" office:value="2.06793" calcext:value-type="float">
            <text:p>2.06793</text:p>
          </table:table-cell>
          <table:table-cell office:value-type="float" office:value="1.78054" calcext:value-type="float">
            <text:p>1.78054</text:p>
          </table:table-cell>
          <table:table-cell office:value-type="float" office:value="0.458712" calcext:value-type="float">
            <text:p>0.458712</text:p>
          </table:table-cell>
          <table:table-cell office:value-type="float" office:value="0.412464" calcext:value-type="float">
            <text:p>0.412464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08783" calcext:value-type="float">
            <text:p>0.508783</text:p>
          </table:table-cell>
          <table:table-cell table:number-columns-repeated="36"/>
          <table:table-cell table:formula="of:=MIN([.A146:.BL146])" office:value-type="float" office:value="0.227257" calcext:value-type="float">
            <text:p>0.227257</text:p>
          </table:table-cell>
          <table:table-cell table:formula="of:=MAX([.A146:.BL146])" office:value-type="float" office:value="2.36063" calcext:value-type="float">
            <text:p>2.36063</text:p>
          </table:table-cell>
          <table:table-cell table:number-columns-repeated="7"/>
        </table:table-row>
        <table:table-row table:style-name="ro1">
          <table:table-cell office:value-type="float" office:value="0.295128" calcext:value-type="float">
            <text:p>0.295128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0.305928" calcext:value-type="float">
            <text:p>0.305928</text:p>
          </table:table-cell>
          <table:table-cell office:value-type="float" office:value="0.293933" calcext:value-type="float">
            <text:p>0.293933</text:p>
          </table:table-cell>
          <table:table-cell office:value-type="float" office:value="0.306199" calcext:value-type="float">
            <text:p>0.306199</text:p>
          </table:table-cell>
          <table:table-cell office:value-type="float" office:value="0.307224" calcext:value-type="float">
            <text:p>0.307224</text:p>
          </table:table-cell>
          <table:table-cell office:value-type="float" office:value="0.299613" calcext:value-type="float">
            <text:p>0.299613</text:p>
          </table:table-cell>
          <table:table-cell office:value-type="float" office:value="0.290195" calcext:value-type="float">
            <text:p>0.290195</text:p>
          </table:table-cell>
          <table:table-cell office:value-type="float" office:value="0.30004" calcext:value-type="float">
            <text:p>0.30004</text:p>
          </table:table-cell>
          <table:table-cell office:value-type="float" office:value="0.31861" calcext:value-type="float">
            <text:p>0.31861</text:p>
          </table:table-cell>
          <table:table-cell office:value-type="float" office:value="0.318075" calcext:value-type="float">
            <text:p>0.318075</text:p>
          </table:table-cell>
          <table:table-cell office:value-type="float" office:value="0.31984" calcext:value-type="float">
            <text:p>0.31984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288201" calcext:value-type="float">
            <text:p>0.288201</text:p>
          </table:table-cell>
          <table:table-cell office:value-type="float" office:value="0.902228" calcext:value-type="float">
            <text:p>0.902228</text:p>
          </table:table-cell>
          <table:table-cell office:value-type="float" office:value="0.919021" calcext:value-type="float">
            <text:p>0.919021</text:p>
          </table:table-cell>
          <table:table-cell office:value-type="float" office:value="0.59159" calcext:value-type="float">
            <text:p>0.59159</text:p>
          </table:table-cell>
          <table:table-cell office:value-type="float" office:value="1.51074" calcext:value-type="float">
            <text:p>1.51074</text:p>
          </table:table-cell>
          <table:table-cell office:value-type="float" office:value="0.294214" calcext:value-type="float">
            <text:p>0.294214</text:p>
          </table:table-cell>
          <table:table-cell office:value-type="float" office:value="0.592197" calcext:value-type="float">
            <text:p>0.592197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1.48178" calcext:value-type="float">
            <text:p>1.48178</text:p>
          </table:table-cell>
          <table:table-cell office:value-type="float" office:value="1.80462" calcext:value-type="float">
            <text:p>1.80462</text:p>
          </table:table-cell>
          <table:table-cell office:value-type="float" office:value="2.10017" calcext:value-type="float">
            <text:p>2.10017</text:p>
          </table:table-cell>
          <table:table-cell office:value-type="float" office:value="0.299803" calcext:value-type="float">
            <text:p>0.299803</text:p>
          </table:table-cell>
          <table:table-cell office:value-type="float" office:value="0.892381" calcext:value-type="float">
            <text:p>0.892381</text:p>
          </table:table-cell>
          <table:table-cell office:value-type="float" office:value="0.614205" calcext:value-type="float">
            <text:p>0.614205</text:p>
          </table:table-cell>
          <table:table-cell office:value-type="float" office:value="1.04405" calcext:value-type="float">
            <text:p>1.04405</text:p>
          </table:table-cell>
          <table:table-cell office:value-type="float" office:value="0.232466" calcext:value-type="float">
            <text:p>0.232466</text:p>
          </table:table-cell>
          <table:table-cell office:value-type="float" office:value="1.15233" calcext:value-type="float">
            <text:p>1.15233</text:p>
          </table:table-cell>
          <table:table-cell office:value-type="float" office:value="0.159752" calcext:value-type="float">
            <text:p>0.159752</text:p>
          </table:table-cell>
          <table:table-cell table:number-columns-repeated="36"/>
          <table:table-cell table:formula="of:=MIN([.A147:.BL147])" office:value-type="float" office:value="0.159752" calcext:value-type="float">
            <text:p>0.159752</text:p>
          </table:table-cell>
          <table:table-cell table:formula="of:=MAX([.A147:.BL147])" office:value-type="float" office:value="2.10017" calcext:value-type="float">
            <text:p>2.1001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200021" calcext:value-type="float">
            <text:p>0.200021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192875" calcext:value-type="float">
            <text:p>0.192875</text:p>
          </table:table-cell>
          <table:table-cell office:value-type="float" office:value="0.196892" calcext:value-type="float">
            <text:p>0.196892</text:p>
          </table:table-cell>
          <table:table-cell office:value-type="float" office:value="0.200169" calcext:value-type="float">
            <text:p>0.200169</text:p>
          </table:table-cell>
          <table:table-cell office:value-type="float" office:value="0.220354" calcext:value-type="float">
            <text:p>0.220354</text:p>
          </table:table-cell>
          <table:table-cell office:value-type="float" office:value="0.20071" calcext:value-type="float">
            <text:p>0.20071</text:p>
          </table:table-cell>
          <table:table-cell office:value-type="float" office:value="0.189713" calcext:value-type="float">
            <text:p>0.189713</text:p>
          </table:table-cell>
          <table:table-cell office:value-type="float" office:value="0.623102" calcext:value-type="float">
            <text:p>0.623102</text:p>
          </table:table-cell>
          <table:table-cell office:value-type="float" office:value="0.194442" calcext:value-type="float">
            <text:p>0.194442</text:p>
          </table:table-cell>
          <table:table-cell office:value-type="float" office:value="0.193984" calcext:value-type="float">
            <text:p>0.193984</text:p>
          </table:table-cell>
          <table:table-cell office:value-type="float" office:value="0.620907" calcext:value-type="float">
            <text:p>0.620907</text:p>
          </table:table-cell>
          <table:table-cell office:value-type="float" office:value="0.59185" calcext:value-type="float">
            <text:p>0.59185</text:p>
          </table:table-cell>
          <table:table-cell office:value-type="float" office:value="0.195266" calcext:value-type="float">
            <text:p>0.195266</text:p>
          </table:table-cell>
          <table:table-cell office:value-type="float" office:value="0.581434" calcext:value-type="float">
            <text:p>0.581434</text:p>
          </table:table-cell>
          <table:table-cell office:value-type="float" office:value="0.201219" calcext:value-type="float">
            <text:p>0.201219</text:p>
          </table:table-cell>
          <table:table-cell office:value-type="float" office:value="0.576155" calcext:value-type="float">
            <text:p>0.576155</text:p>
          </table:table-cell>
          <table:table-cell office:value-type="float" office:value="0.589896" calcext:value-type="float">
            <text:p>0.589896</text:p>
          </table:table-cell>
          <table:table-cell office:value-type="float" office:value="0.439695" calcext:value-type="float">
            <text:p>0.439695</text:p>
          </table:table-cell>
          <table:table-cell office:value-type="float" office:value="0.271072" calcext:value-type="float">
            <text:p>0.271072</text:p>
          </table:table-cell>
          <table:table-cell office:value-type="float" office:value="1.71381" calcext:value-type="float">
            <text:p>1.71381</text:p>
          </table:table-cell>
          <table:table-cell office:value-type="float" office:value="1.66722" calcext:value-type="float">
            <text:p>1.66722</text:p>
          </table:table-cell>
          <table:table-cell office:value-type="float" office:value="1.65863" calcext:value-type="float">
            <text:p>1.65863</text:p>
          </table:table-cell>
          <table:table-cell office:value-type="float" office:value="0.270516" calcext:value-type="float">
            <text:p>0.270516</text:p>
          </table:table-cell>
          <table:table-cell office:value-type="float" office:value="1.45901" calcext:value-type="float">
            <text:p>1.45901</text:p>
          </table:table-cell>
          <table:table-cell office:value-type="float" office:value="0.450498" calcext:value-type="float">
            <text:p>0.450498</text:p>
          </table:table-cell>
          <table:table-cell office:value-type="float" office:value="1.46929" calcext:value-type="float">
            <text:p>1.46929</text:p>
          </table:table-cell>
          <table:table-cell office:value-type="float" office:value="1.2654" calcext:value-type="float">
            <text:p>1.2654</text:p>
          </table:table-cell>
          <table:table-cell office:value-type="float" office:value="0.430422" calcext:value-type="float">
            <text:p>0.430422</text:p>
          </table:table-cell>
          <table:table-cell office:value-type="float" office:value="0.406252" calcext:value-type="float">
            <text:p>0.406252</text:p>
          </table:table-cell>
          <table:table-cell office:value-type="float" office:value="1.22819" calcext:value-type="float">
            <text:p>1.22819</text:p>
          </table:table-cell>
          <table:table-cell office:value-type="float" office:value="0.208922" calcext:value-type="float">
            <text:p>0.208922</text:p>
          </table:table-cell>
          <table:table-cell office:value-type="float" office:value="1.06816" calcext:value-type="float">
            <text:p>1.06816</text:p>
          </table:table-cell>
          <table:table-cell office:value-type="float" office:value="0.892683" calcext:value-type="float">
            <text:p>0.892683</text:p>
          </table:table-cell>
          <table:table-cell office:value-type="float" office:value="1.88791" calcext:value-type="float">
            <text:p>1.88791</text:p>
          </table:table-cell>
          <table:table-cell office:value-type="float" office:value="0.440017" calcext:value-type="float">
            <text:p>0.440017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0.57105" calcext:value-type="float">
            <text:p>0.57105</text:p>
          </table:table-cell>
          <table:table-cell office:value-type="float" office:value="0.590214" calcext:value-type="float">
            <text:p>0.59021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0573" calcext:value-type="float">
            <text:p>0.420573</text:p>
          </table:table-cell>
          <table:table-cell office:value-type="float" office:value="0.630525" calcext:value-type="float">
            <text:p>0.630525</text:p>
          </table:table-cell>
          <table:table-cell office:value-type="float" office:value="0.894461" calcext:value-type="float">
            <text:p>0.894461</text:p>
          </table:table-cell>
          <table:table-cell office:value-type="float" office:value="0.28419" calcext:value-type="float">
            <text:p>0.28419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0.135419" calcext:value-type="float">
            <text:p>0.135419</text:p>
          </table:table-cell>
          <table:table-cell office:value-type="float" office:value="0.202468" calcext:value-type="float">
            <text:p>0.202468</text:p>
          </table:table-cell>
          <table:table-cell table:number-columns-repeated="20"/>
          <table:table-cell table:formula="of:=MIN([.A149:.BL149])" office:value-type="float" office:value="0.135419" calcext:value-type="float">
            <text:p>0.135419</text:p>
          </table:table-cell>
          <table:table-cell table:formula="of:=MAX([.A149:.BL149])" office:value-type="float" office:value="1.88791" calcext:value-type="float">
            <text:p>1.88791</text:p>
          </table:table-cell>
          <table:table-cell table:number-columns-repeated="7"/>
        </table:table-row>
        <table:table-row table:style-name="ro1">
          <table:table-cell office:value-type="float" office:value="0.195845" calcext:value-type="float">
            <text:p>0.195845</text:p>
          </table:table-cell>
          <table:table-cell office:value-type="float" office:value="0.210248" calcext:value-type="float">
            <text:p>0.210248</text:p>
          </table:table-cell>
          <table:table-cell office:value-type="float" office:value="0.216871" calcext:value-type="float">
            <text:p>0.216871</text:p>
          </table:table-cell>
          <table:table-cell office:value-type="float" office:value="0.274671" calcext:value-type="float">
            <text:p>0.274671</text:p>
          </table:table-cell>
          <table:table-cell office:value-type="float" office:value="0.192378" calcext:value-type="float">
            <text:p>0.192378</text:p>
          </table:table-cell>
          <table:table-cell office:value-type="float" office:value="0.259785" calcext:value-type="float">
            <text:p>0.259785</text:p>
          </table:table-cell>
          <table:table-cell office:value-type="float" office:value="0.788212" calcext:value-type="float">
            <text:p>0.788212</text:p>
          </table:table-cell>
          <table:table-cell office:value-type="float" office:value="0.810905" calcext:value-type="float">
            <text:p>0.810905</text:p>
          </table:table-cell>
          <table:table-cell office:value-type="float" office:value="0.372387" calcext:value-type="float">
            <text:p>0.372387</text:p>
          </table:table-cell>
          <table:table-cell office:value-type="float" office:value="0.671375" calcext:value-type="float">
            <text:p>0.671375</text:p>
          </table:table-cell>
          <table:table-cell office:value-type="float" office:value="0.189698" calcext:value-type="float">
            <text:p>0.189698</text:p>
          </table:table-cell>
          <table:table-cell office:value-type="float" office:value="0.197442" calcext:value-type="float">
            <text:p>0.197442</text:p>
          </table:table-cell>
          <table:table-cell office:value-type="float" office:value="0.603852" calcext:value-type="float">
            <text:p>0.603852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411657" calcext:value-type="float">
            <text:p>0.411657</text:p>
          </table:table-cell>
          <table:table-cell office:value-type="float" office:value="0.203689" calcext:value-type="float">
            <text:p>0.203689</text:p>
          </table:table-cell>
          <table:table-cell office:value-type="float" office:value="0.456818" calcext:value-type="float">
            <text:p>0.456818</text:p>
          </table:table-cell>
          <table:table-cell office:value-type="float" office:value="0.193831" calcext:value-type="float">
            <text:p>0.193831</text:p>
          </table:table-cell>
          <table:table-cell office:value-type="float" office:value="0.196996" calcext:value-type="float">
            <text:p>0.196996</text:p>
          </table:table-cell>
          <table:table-cell office:value-type="float" office:value="0.799187" calcext:value-type="float">
            <text:p>0.799187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1.39646" calcext:value-type="float">
            <text:p>1.39646</text:p>
          </table:table-cell>
          <table:table-cell office:value-type="float" office:value="1.19104" calcext:value-type="float">
            <text:p>1.19104</text:p>
          </table:table-cell>
          <table:table-cell office:value-type="float" office:value="0.950741" calcext:value-type="float">
            <text:p>0.950741</text:p>
          </table:table-cell>
          <table:table-cell office:value-type="float" office:value="1.48277" calcext:value-type="float">
            <text:p>1.48277</text:p>
          </table:table-cell>
          <table:table-cell office:value-type="float" office:value="0.192581" calcext:value-type="float">
            <text:p>0.192581</text:p>
          </table:table-cell>
          <table:table-cell office:value-type="float" office:value="1.00515" calcext:value-type="float">
            <text:p>1.00515</text:p>
          </table:table-cell>
          <table:table-cell office:value-type="float" office:value="1.46283" calcext:value-type="float">
            <text:p>1.46283</text:p>
          </table:table-cell>
          <table:table-cell office:value-type="float" office:value="0.195461" calcext:value-type="float">
            <text:p>0.195461</text:p>
          </table:table-cell>
          <table:table-cell office:value-type="float" office:value="0.19414" calcext:value-type="float">
            <text:p>0.19414</text:p>
          </table:table-cell>
          <table:table-cell office:value-type="float" office:value="0.19756" calcext:value-type="float">
            <text:p>0.19756</text:p>
          </table:table-cell>
          <table:table-cell office:value-type="float" office:value="1.18527" calcext:value-type="float">
            <text:p>1.18527</text:p>
          </table:table-cell>
          <table:table-cell office:value-type="float" office:value="0.981496" calcext:value-type="float">
            <text:p>0.981496</text:p>
          </table:table-cell>
          <table:table-cell office:value-type="float" office:value="0.207877" calcext:value-type="float">
            <text:p>0.207877</text:p>
          </table:table-cell>
          <table:table-cell office:value-type="float" office:value="0.801634" calcext:value-type="float">
            <text:p>0.801634</text:p>
          </table:table-cell>
          <table:table-cell office:value-type="float" office:value="1.34201" calcext:value-type="float">
            <text:p>1.34201</text:p>
          </table:table-cell>
          <table:table-cell office:value-type="float" office:value="0.455479" calcext:value-type="float">
            <text:p>0.455479</text:p>
          </table:table-cell>
          <table:table-cell office:value-type="float" office:value="1.99467" calcext:value-type="float">
            <text:p>1.99467</text:p>
          </table:table-cell>
          <table:table-cell office:value-type="float" office:value="1.24549" calcext:value-type="float">
            <text:p>1.24549</text:p>
          </table:table-cell>
          <table:table-cell office:value-type="float" office:value="0.495332" calcext:value-type="float">
            <text:p>0.495332</text:p>
          </table:table-cell>
          <table:table-cell office:value-type="float" office:value="0.449087" calcext:value-type="float">
            <text:p>0.449087</text:p>
          </table:table-cell>
          <table:table-cell office:value-type="float" office:value="0.449509" calcext:value-type="float">
            <text:p>0.449509</text:p>
          </table:table-cell>
          <table:table-cell office:value-type="float" office:value="2.17145" calcext:value-type="float">
            <text:p>2.17145</text:p>
          </table:table-cell>
          <table:table-cell office:value-type="float" office:value="1.68807" calcext:value-type="float">
            <text:p>1.68807</text:p>
          </table:table-cell>
          <table:table-cell office:value-type="float" office:value="1.03354" calcext:value-type="float">
            <text:p>1.03354</text:p>
          </table:table-cell>
          <table:table-cell office:value-type="float" office:value="0.294402" calcext:value-type="float">
            <text:p>0.294402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0761478" calcext:value-type="float">
            <text:p>0.0761478</text:p>
          </table:table-cell>
          <table:table-cell table:number-columns-repeated="20"/>
          <table:table-cell table:formula="of:=MIN([.A150:.BL150])" office:value-type="float" office:value="0.0761478" calcext:value-type="float">
            <text:p>0.0761478</text:p>
          </table:table-cell>
          <table:table-cell table:formula="of:=MAX([.A150:.BL150])" office:value-type="float" office:value="2.17145" calcext:value-type="float">
            <text:p>2.17145</text:p>
          </table:table-cell>
          <table:table-cell table:number-columns-repeated="7"/>
        </table:table-row>
        <table:table-row table:style-name="ro1">
          <table:table-cell office:value-type="float" office:value="0.193328" calcext:value-type="float">
            <text:p>0.193328</text:p>
          </table:table-cell>
          <table:table-cell office:value-type="float" office:value="0.191208" calcext:value-type="float">
            <text:p>0.191208</text:p>
          </table:table-cell>
          <table:table-cell office:value-type="float" office:value="0.198498" calcext:value-type="float">
            <text:p>0.198498</text:p>
          </table:table-cell>
          <table:table-cell office:value-type="float" office:value="0.405653" calcext:value-type="float">
            <text:p>0.405653</text:p>
          </table:table-cell>
          <table:table-cell office:value-type="float" office:value="0.215708" calcext:value-type="float">
            <text:p>0.215708</text:p>
          </table:table-cell>
          <table:table-cell office:value-type="float" office:value="0.19278" calcext:value-type="float">
            <text:p>0.19278</text:p>
          </table:table-cell>
          <table:table-cell office:value-type="float" office:value="0.208585" calcext:value-type="float">
            <text:p>0.208585</text:p>
          </table:table-cell>
          <table:table-cell office:value-type="float" office:value="0.601782" calcext:value-type="float">
            <text:p>0.601782</text:p>
          </table:table-cell>
          <table:table-cell office:value-type="float" office:value="0.222047" calcext:value-type="float">
            <text:p>0.222047</text:p>
          </table:table-cell>
          <table:table-cell office:value-type="float" office:value="0.408081" calcext:value-type="float">
            <text:p>0.408081</text:p>
          </table:table-cell>
          <table:table-cell office:value-type="float" office:value="0.200688" calcext:value-type="float">
            <text:p>0.200688</text:p>
          </table:table-cell>
          <table:table-cell office:value-type="float" office:value="0.195052" calcext:value-type="float">
            <text:p>0.195052</text:p>
          </table:table-cell>
          <table:table-cell office:value-type="float" office:value="0.396191" calcext:value-type="float">
            <text:p>0.39619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5417" calcext:value-type="float">
            <text:p>0.385417</text:p>
          </table:table-cell>
          <table:table-cell office:value-type="float" office:value="0.199147" calcext:value-type="float">
            <text:p>0.199147</text:p>
          </table:table-cell>
          <table:table-cell office:value-type="float" office:value="0.199477" calcext:value-type="float">
            <text:p>0.199477</text:p>
          </table:table-cell>
          <table:table-cell office:value-type="float" office:value="0.199218" calcext:value-type="float">
            <text:p>0.199218</text:p>
          </table:table-cell>
          <table:table-cell office:value-type="float" office:value="1.38488" calcext:value-type="float">
            <text:p>1.38488</text:p>
          </table:table-cell>
          <table:table-cell office:value-type="float" office:value="0.193161" calcext:value-type="float">
            <text:p>0.193161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0.79646" calcext:value-type="float">
            <text:p>0.79646</text:p>
          </table:table-cell>
          <table:table-cell office:value-type="float" office:value="1.17645" calcext:value-type="float">
            <text:p>1.17645</text:p>
          </table:table-cell>
          <table:table-cell office:value-type="float" office:value="0.989261" calcext:value-type="float">
            <text:p>0.989261</text:p>
          </table:table-cell>
          <table:table-cell office:value-type="float" office:value="0.19562" calcext:value-type="float">
            <text:p>0.19562</text:p>
          </table:table-cell>
          <table:table-cell office:value-type="float" office:value="0.590154" calcext:value-type="float">
            <text:p>0.590154</text:p>
          </table:table-cell>
          <table:table-cell office:value-type="float" office:value="0.596882" calcext:value-type="float">
            <text:p>0.596882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1.40149" calcext:value-type="float">
            <text:p>1.40149</text:p>
          </table:table-cell>
          <table:table-cell office:value-type="float" office:value="1.36317" calcext:value-type="float">
            <text:p>1.36317</text:p>
          </table:table-cell>
          <table:table-cell office:value-type="float" office:value="0.193307" calcext:value-type="float">
            <text:p>0.193307</text:p>
          </table:table-cell>
          <table:table-cell office:value-type="float" office:value="1.18201" calcext:value-type="float">
            <text:p>1.18201</text:p>
          </table:table-cell>
          <table:table-cell office:value-type="float" office:value="0.195484" calcext:value-type="float">
            <text:p>0.195484</text:p>
          </table:table-cell>
          <table:table-cell office:value-type="float" office:value="1.18244" calcext:value-type="float">
            <text:p>1.18244</text:p>
          </table:table-cell>
          <table:table-cell office:value-type="float" office:value="1.01671" calcext:value-type="float">
            <text:p>1.01671</text:p>
          </table:table-cell>
          <table:table-cell office:value-type="float" office:value="0.192663" calcext:value-type="float">
            <text:p>0.192663</text:p>
          </table:table-cell>
          <table:table-cell office:value-type="float" office:value="0.795842" calcext:value-type="float">
            <text:p>0.795842</text:p>
          </table:table-cell>
          <table:table-cell office:value-type="float" office:value="0.820348" calcext:value-type="float">
            <text:p>0.820348</text:p>
          </table:table-cell>
          <table:table-cell office:value-type="float" office:value="1.57609" calcext:value-type="float">
            <text:p>1.57609</text:p>
          </table:table-cell>
          <table:table-cell office:value-type="float" office:value="0.382552" calcext:value-type="float">
            <text:p>0.382552</text:p>
          </table:table-cell>
          <table:table-cell office:value-type="float" office:value="0.196823" calcext:value-type="float">
            <text:p>0.196823</text:p>
          </table:table-cell>
          <table:table-cell office:value-type="float" office:value="0.193893" calcext:value-type="float">
            <text:p>0.193893</text:p>
          </table:table-cell>
          <table:table-cell office:value-type="float" office:value="0.586271" calcext:value-type="float">
            <text:p>0.586271</text:p>
          </table:table-cell>
          <table:table-cell office:value-type="float" office:value="0.599652" calcext:value-type="float">
            <text:p>0.599652</text:p>
          </table:table-cell>
          <table:table-cell office:value-type="float" office:value="0.595292" calcext:value-type="float">
            <text:p>0.595292</text:p>
          </table:table-cell>
          <table:table-cell office:value-type="float" office:value="0.397215" calcext:value-type="float">
            <text:p>0.397215</text:p>
          </table:table-cell>
          <table:table-cell office:value-type="float" office:value="0.60955" calcext:value-type="float">
            <text:p>0.60955</text:p>
          </table:table-cell>
          <table:table-cell office:value-type="float" office:value="0.215013" calcext:value-type="float">
            <text:p>0.215013</text:p>
          </table:table-cell>
          <table:table-cell table:number-columns-repeated="20"/>
          <table:table-cell table:formula="of:=MIN([.A151:.BL151])" office:value-type="float" office:value="0.191208" calcext:value-type="float">
            <text:p>0.191208</text:p>
          </table:table-cell>
          <table:table-cell table:formula="of:=MAX([.A151:.BL151])" office:value-type="float" office:value="1.57609" calcext:value-type="float">
            <text:p>1.57609</text:p>
          </table:table-cell>
          <table:table-cell table:number-columns-repeated="7"/>
        </table:table-row>
        <table:table-row table:style-name="ro1">
          <table:table-cell office:value-type="float" office:value="0.19293" calcext:value-type="float">
            <text:p>0.19293</text:p>
          </table:table-cell>
          <table:table-cell office:value-type="float" office:value="0.216027" calcext:value-type="float">
            <text:p>0.216027</text:p>
          </table:table-cell>
          <table:table-cell office:value-type="float" office:value="0.21957" calcext:value-type="float">
            <text:p>0.21957</text:p>
          </table:table-cell>
          <table:table-cell office:value-type="float" office:value="0.191823" calcext:value-type="float">
            <text:p>0.191823</text:p>
          </table:table-cell>
          <table:table-cell office:value-type="float" office:value="0.198541" calcext:value-type="float">
            <text:p>0.198541</text:p>
          </table:table-cell>
          <table:table-cell office:value-type="float" office:value="0.227504" calcext:value-type="float">
            <text:p>0.227504</text:p>
          </table:table-cell>
          <table:table-cell office:value-type="float" office:value="0.194013" calcext:value-type="float">
            <text:p>0.194013</text:p>
          </table:table-cell>
          <table:table-cell office:value-type="float" office:value="0.324579" calcext:value-type="float">
            <text:p>0.324579</text:p>
          </table:table-cell>
          <table:table-cell office:value-type="float" office:value="0.197799" calcext:value-type="float">
            <text:p>0.197799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201455" calcext:value-type="float">
            <text:p>0.201455</text:p>
          </table:table-cell>
          <table:table-cell office:value-type="float" office:value="0.200082" calcext:value-type="float">
            <text:p>0.200082</text:p>
          </table:table-cell>
          <table:table-cell office:value-type="float" office:value="0.223118" calcext:value-type="float">
            <text:p>0.223118</text:p>
          </table:table-cell>
          <table:table-cell office:value-type="float" office:value="0.619079" calcext:value-type="float">
            <text:p>0.619079</text:p>
          </table:table-cell>
          <table:table-cell office:value-type="float" office:value="0.231976" calcext:value-type="float">
            <text:p>0.23197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216898" calcext:value-type="float">
            <text:p>0.216898</text:p>
          </table:table-cell>
          <table:table-cell office:value-type="float" office:value="0.41385" calcext:value-type="float">
            <text:p>0.41385</text:p>
          </table:table-cell>
          <table:table-cell office:value-type="float" office:value="0.552741" calcext:value-type="float">
            <text:p>0.552741</text:p>
          </table:table-cell>
          <table:table-cell office:value-type="float" office:value="0.527729" calcext:value-type="float">
            <text:p>0.527729</text:p>
          </table:table-cell>
          <table:table-cell office:value-type="float" office:value="0.360783" calcext:value-type="float">
            <text:p>0.360783</text:p>
          </table:table-cell>
          <table:table-cell office:value-type="float" office:value="1.40911" calcext:value-type="float">
            <text:p>1.40911</text:p>
          </table:table-cell>
          <table:table-cell office:value-type="float" office:value="1.60561" calcext:value-type="float">
            <text:p>1.60561</text:p>
          </table:table-cell>
          <table:table-cell office:value-type="float" office:value="1.05504" calcext:value-type="float">
            <text:p>1.05504</text:p>
          </table:table-cell>
          <table:table-cell office:value-type="float" office:value="1.53802" calcext:value-type="float">
            <text:p>1.53802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1.37736" calcext:value-type="float">
            <text:p>1.37736</text:p>
          </table:table-cell>
          <table:table-cell office:value-type="float" office:value="1.32542" calcext:value-type="float">
            <text:p>1.32542</text:p>
          </table:table-cell>
          <table:table-cell office:value-type="float" office:value="1.01827" calcext:value-type="float">
            <text:p>1.01827</text:p>
          </table:table-cell>
          <table:table-cell office:value-type="float" office:value="1.01761" calcext:value-type="float">
            <text:p>1.01761</text:p>
          </table:table-cell>
          <table:table-cell office:value-type="float" office:value="0.590908" calcext:value-type="float">
            <text:p>0.590908</text:p>
          </table:table-cell>
          <table:table-cell office:value-type="float" office:value="0.198427" calcext:value-type="float">
            <text:p>0.198427</text:p>
          </table:table-cell>
          <table:table-cell office:value-type="float" office:value="0.446563" calcext:value-type="float">
            <text:p>0.446563</text:p>
          </table:table-cell>
          <table:table-cell office:value-type="float" office:value="0.659154" calcext:value-type="float">
            <text:p>0.659154</text:p>
          </table:table-cell>
          <table:table-cell office:value-type="float" office:value="0.655014" calcext:value-type="float">
            <text:p>0.655014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1.78618" calcext:value-type="float">
            <text:p>1.78618</text:p>
          </table:table-cell>
          <table:table-cell office:value-type="float" office:value="1.78578" calcext:value-type="float">
            <text:p>1.78578</text:p>
          </table:table-cell>
          <table:table-cell office:value-type="float" office:value="1.14146" calcext:value-type="float">
            <text:p>1.14146</text:p>
          </table:table-cell>
          <table:table-cell office:value-type="float" office:value="0.105566" calcext:value-type="float">
            <text:p>0.105566</text:p>
          </table:table-cell>
          <table:table-cell office:value-type="float" office:value="0.559317" calcext:value-type="float">
            <text:p>0.559317</text:p>
          </table:table-cell>
          <table:table-cell office:value-type="float" office:value="0.553147" calcext:value-type="float">
            <text:p>0.553147</text:p>
          </table:table-cell>
          <table:table-cell office:value-type="float" office:value="0.773373" calcext:value-type="float">
            <text:p>0.773373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087472" calcext:value-type="float">
            <text:p>0.087472</text:p>
          </table:table-cell>
          <table:table-cell office:value-type="float" office:value="0.195922" calcext:value-type="float">
            <text:p>0.195922</text:p>
          </table:table-cell>
          <table:table-cell office:value-type="float" office:value="0.177295" calcext:value-type="float">
            <text:p>0.177295</text:p>
          </table:table-cell>
          <table:table-cell office:value-type="float" office:value="0.257675" calcext:value-type="float">
            <text:p>0.257675</text:p>
          </table:table-cell>
          <table:table-cell table:number-columns-repeated="20"/>
          <table:table-cell table:formula="of:=MIN([.A152:.BL152])" office:value-type="float" office:value="0.087472" calcext:value-type="float">
            <text:p>0.087472</text:p>
          </table:table-cell>
          <table:table-cell table:formula="of:=MAX([.A152:.BL152])" office:value-type="float" office:value="1.78618" calcext:value-type="float">
            <text:p>1.78618</text:p>
          </table:table-cell>
          <table:table-cell table:number-columns-repeated="7"/>
        </table:table-row>
        <table:table-row table:style-name="ro1">
          <table:table-cell office:value-type="float" office:value="0.200341" calcext:value-type="float">
            <text:p>0.200341</text:p>
          </table:table-cell>
          <table:table-cell office:value-type="float" office:value="0.205482" calcext:value-type="float">
            <text:p>0.205482</text:p>
          </table:table-cell>
          <table:table-cell office:value-type="float" office:value="0.198098" calcext:value-type="float">
            <text:p>0.198098</text:p>
          </table:table-cell>
          <table:table-cell office:value-type="float" office:value="0.198999" calcext:value-type="float">
            <text:p>0.198999</text:p>
          </table:table-cell>
          <table:table-cell office:value-type="float" office:value="0.190023" calcext:value-type="float">
            <text:p>0.190023</text:p>
          </table:table-cell>
          <table:table-cell office:value-type="float" office:value="0.607191" calcext:value-type="float">
            <text:p>0.607191</text:p>
          </table:table-cell>
          <table:table-cell office:value-type="float" office:value="0.188692" calcext:value-type="float">
            <text:p>0.188692</text:p>
          </table:table-cell>
          <table:table-cell office:value-type="float" office:value="0.582593" calcext:value-type="float">
            <text:p>0.582593</text:p>
          </table:table-cell>
          <table:table-cell office:value-type="float" office:value="0.193516" calcext:value-type="float">
            <text:p>0.193516</text:p>
          </table:table-cell>
          <table:table-cell office:value-type="float" office:value="0.191594" calcext:value-type="float">
            <text:p>0.191594</text:p>
          </table:table-cell>
          <table:table-cell office:value-type="float" office:value="0.193097" calcext:value-type="float">
            <text:p>0.193097</text:p>
          </table:table-cell>
          <table:table-cell office:value-type="float" office:value="0.220184" calcext:value-type="float">
            <text:p>0.220184</text:p>
          </table:table-cell>
          <table:table-cell office:value-type="float" office:value="0.197818" calcext:value-type="float">
            <text:p>0.197818</text:p>
          </table:table-cell>
          <table:table-cell office:value-type="float" office:value="1.20432" calcext:value-type="float">
            <text:p>1.20432</text:p>
          </table:table-cell>
          <table:table-cell office:value-type="float" office:value="1.01401" calcext:value-type="float">
            <text:p>1.01401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0.191653" calcext:value-type="float">
            <text:p>0.191653</text:p>
          </table:table-cell>
          <table:table-cell office:value-type="float" office:value="1.57342" calcext:value-type="float">
            <text:p>1.57342</text:p>
          </table:table-cell>
          <table:table-cell office:value-type="float" office:value="1.37268" calcext:value-type="float">
            <text:p>1.37268</text:p>
          </table:table-cell>
          <table:table-cell office:value-type="float" office:value="0.803824" calcext:value-type="float">
            <text:p>0.803824</text:p>
          </table:table-cell>
          <table:table-cell office:value-type="float" office:value="1.18694" calcext:value-type="float">
            <text:p>1.18694</text:p>
          </table:table-cell>
          <table:table-cell office:value-type="float" office:value="1.00271" calcext:value-type="float">
            <text:p>1.00271</text:p>
          </table:table-cell>
          <table:table-cell office:value-type="float" office:value="0.821612" calcext:value-type="float">
            <text:p>0.821612</text:p>
          </table:table-cell>
          <table:table-cell office:value-type="float" office:value="0.628126" calcext:value-type="float">
            <text:p>0.628126</text:p>
          </table:table-cell>
          <table:table-cell office:value-type="float" office:value="0.436402" calcext:value-type="float">
            <text:p>0.436402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0.198572" calcext:value-type="float">
            <text:p>0.198572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673098" calcext:value-type="float">
            <text:p>0.673098</text:p>
          </table:table-cell>
          <table:table-cell office:value-type="float" office:value="0.487467" calcext:value-type="float">
            <text:p>0.487467</text:p>
          </table:table-cell>
          <table:table-cell office:value-type="float" office:value="1.2543" calcext:value-type="float">
            <text:p>1.2543</text:p>
          </table:table-cell>
          <table:table-cell office:value-type="float" office:value="0.104596" calcext:value-type="float">
            <text:p>0.104596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188277" calcext:value-type="float">
            <text:p>0.188277</text:p>
          </table:table-cell>
          <table:table-cell office:value-type="float" office:value="0.162254" calcext:value-type="float">
            <text:p>0.162254</text:p>
          </table:table-cell>
          <table:table-cell office:value-type="float" office:value="1.50071" calcext:value-type="float">
            <text:p>1.50071</text:p>
          </table:table-cell>
          <table:table-cell office:value-type="float" office:value="0.198851" calcext:value-type="float">
            <text:p>0.198851</text:p>
          </table:table-cell>
          <table:table-cell office:value-type="float" office:value="0.218905" calcext:value-type="float">
            <text:p>0.218905</text:p>
          </table:table-cell>
          <table:table-cell office:value-type="float" office:value="0.493317" calcext:value-type="float">
            <text:p>0.493317</text:p>
          </table:table-cell>
          <table:table-cell office:value-type="float" office:value="0.254133" calcext:value-type="float">
            <text:p>0.254133</text:p>
          </table:table-cell>
          <table:table-cell office:value-type="float" office:value="0.394745" calcext:value-type="float">
            <text:p>0.394745</text:p>
          </table:table-cell>
          <table:table-cell office:value-type="float" office:value="0.306228" calcext:value-type="float">
            <text:p>0.306228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643804" calcext:value-type="float">
            <text:p>0.643804</text:p>
          </table:table-cell>
          <table:table-cell office:value-type="float" office:value="0.562878" calcext:value-type="float">
            <text:p>0.562878</text:p>
          </table:table-cell>
          <table:table-cell office:value-type="float" office:value="0.110405" calcext:value-type="float">
            <text:p>0.110405</text:p>
          </table:table-cell>
          <table:table-cell office:value-type="float" office:value="0.110496" calcext:value-type="float">
            <text:p>0.110496</text:p>
          </table:table-cell>
          <table:table-cell office:value-type="float" office:value="0.433455" calcext:value-type="float">
            <text:p>0.433455</text:p>
          </table:table-cell>
          <table:table-cell table:number-columns-repeated="20"/>
          <table:table-cell table:formula="of:=MIN([.A153:.BL153])" office:value-type="float" office:value="0.104596" calcext:value-type="float">
            <text:p>0.104596</text:p>
          </table:table-cell>
          <table:table-cell table:formula="of:=MAX([.A153:.BL153])" office:value-type="float" office:value="1.57342" calcext:value-type="float">
            <text:p>1.57342</text:p>
          </table:table-cell>
          <table:table-cell table:number-columns-repeated="7"/>
        </table:table-row>
        <table:table-row table:style-name="ro1">
          <table:table-cell office:value-type="float" office:value="0.114736" calcext:value-type="float">
            <text:p>0.114736</text:p>
          </table:table-cell>
          <table:table-cell office:value-type="float" office:value="0.110421" calcext:value-type="float">
            <text:p>0.110421</text:p>
          </table:table-cell>
          <table:table-cell office:value-type="float" office:value="0.10673" calcext:value-type="float">
            <text:p>0.10673</text:p>
          </table:table-cell>
          <table:table-cell office:value-type="float" office:value="0.109264" calcext:value-type="float">
            <text:p>0.109264</text:p>
          </table:table-cell>
          <table:table-cell office:value-type="float" office:value="0.116121" calcext:value-type="float">
            <text:p>0.116121</text:p>
          </table:table-cell>
          <table:table-cell office:value-type="float" office:value="0.115702" calcext:value-type="float">
            <text:p>0.115702</text:p>
          </table:table-cell>
          <table:table-cell office:value-type="float" office:value="0.665837" calcext:value-type="float">
            <text:p>0.665837</text:p>
          </table:table-cell>
          <table:table-cell office:value-type="float" office:value="0.107372" calcext:value-type="float">
            <text:p>0.107372</text:p>
          </table:table-cell>
          <table:table-cell office:value-type="float" office:value="0.109074" calcext:value-type="float">
            <text:p>0.109074</text:p>
          </table:table-cell>
          <table:table-cell office:value-type="float" office:value="0.413913" calcext:value-type="float">
            <text:p>0.413913</text:p>
          </table:table-cell>
          <table:table-cell office:value-type="float" office:value="0.116464" calcext:value-type="float">
            <text:p>0.116464</text:p>
          </table:table-cell>
          <table:table-cell office:value-type="float" office:value="0.320411" calcext:value-type="float">
            <text:p>0.320411</text:p>
          </table:table-cell>
          <table:table-cell office:value-type="float" office:value="0.110547" calcext:value-type="float">
            <text:p>0.110547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0.111131" calcext:value-type="float">
            <text:p>0.111131</text:p>
          </table:table-cell>
          <table:table-cell office:value-type="float" office:value="0.324622" calcext:value-type="float">
            <text:p>0.324622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1.39758" calcext:value-type="float">
            <text:p>1.39758</text:p>
          </table:table-cell>
          <table:table-cell office:value-type="float" office:value="1.30392" calcext:value-type="float">
            <text:p>1.30392</text:p>
          </table:table-cell>
          <table:table-cell office:value-type="float" office:value="0.113781" calcext:value-type="float">
            <text:p>0.113781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108154" calcext:value-type="float">
            <text:p>0.108154</text:p>
          </table:table-cell>
          <table:table-cell office:value-type="float" office:value="0.874524" calcext:value-type="float">
            <text:p>0.874524</text:p>
          </table:table-cell>
          <table:table-cell office:value-type="float" office:value="0.657635" calcext:value-type="float">
            <text:p>0.657635</text:p>
          </table:table-cell>
          <table:table-cell office:value-type="float" office:value="0.861027" calcext:value-type="float">
            <text:p>0.861027</text:p>
          </table:table-cell>
          <table:table-cell office:value-type="float" office:value="0.788861" calcext:value-type="float">
            <text:p>0.788861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1.32877" calcext:value-type="float">
            <text:p>1.32877</text:p>
          </table:table-cell>
          <table:table-cell office:value-type="float" office:value="1.5172" calcext:value-type="float">
            <text:p>1.5172</text:p>
          </table:table-cell>
          <table:table-cell office:value-type="float" office:value="0.108221" calcext:value-type="float">
            <text:p>0.108221</text:p>
          </table:table-cell>
          <table:table-cell office:value-type="float" office:value="1.39932" calcext:value-type="float">
            <text:p>1.39932</text:p>
          </table:table-cell>
          <table:table-cell office:value-type="float" office:value="0.104402" calcext:value-type="float">
            <text:p>0.104402</text:p>
          </table:table-cell>
          <table:table-cell office:value-type="float" office:value="0.36204" calcext:value-type="float">
            <text:p>0.36204</text:p>
          </table:table-cell>
          <table:table-cell office:value-type="float" office:value="0.302486" calcext:value-type="float">
            <text:p>0.302486</text:p>
          </table:table-cell>
          <table:table-cell office:value-type="float" office:value="0.231523" calcext:value-type="float">
            <text:p>0.231523</text:p>
          </table:table-cell>
          <table:table-cell office:value-type="float" office:value="0.195622" calcext:value-type="float">
            <text:p>0.195622</text:p>
          </table:table-cell>
          <table:table-cell office:value-type="float" office:value="0.21276" calcext:value-type="float">
            <text:p>0.21276</text:p>
          </table:table-cell>
          <table:table-cell office:value-type="float" office:value="1.60126" calcext:value-type="float">
            <text:p>1.60126</text:p>
          </table:table-cell>
          <table:table-cell office:value-type="float" office:value="1.60398" calcext:value-type="float">
            <text:p>1.60398</text:p>
          </table:table-cell>
          <table:table-cell office:value-type="float" office:value="1.17854" calcext:value-type="float">
            <text:p>1.17854</text:p>
          </table:table-cell>
          <table:table-cell office:value-type="float" office:value="1.88398" calcext:value-type="float">
            <text:p>1.88398</text:p>
          </table:table-cell>
          <table:table-cell office:value-type="float" office:value="2.11267" calcext:value-type="float">
            <text:p>2.11267</text:p>
          </table:table-cell>
          <table:table-cell office:value-type="float" office:value="2.23873" calcext:value-type="float">
            <text:p>2.23873</text:p>
          </table:table-cell>
          <table:table-cell office:value-type="float" office:value="0.186199" calcext:value-type="float">
            <text:p>0.186199</text:p>
          </table:table-cell>
          <table:table-cell office:value-type="float" office:value="2.35825" calcext:value-type="float">
            <text:p>2.35825</text:p>
          </table:table-cell>
          <table:table-cell office:value-type="float" office:value="2.53486" calcext:value-type="float">
            <text:p>2.53486</text:p>
          </table:table-cell>
          <table:table-cell office:value-type="float" office:value="0.0990551" calcext:value-type="float">
            <text:p>0.0990551</text:p>
          </table:table-cell>
          <table:table-cell table:number-columns-repeated="20"/>
          <table:table-cell table:formula="of:=MIN([.A154:.BL154])" office:value-type="float" office:value="0.0990551" calcext:value-type="float">
            <text:p>0.0990551</text:p>
          </table:table-cell>
          <table:table-cell table:formula="of:=MAX([.A154:.BL154])" office:value-type="float" office:value="2.53486" calcext:value-type="float">
            <text:p>2.53486</text:p>
          </table:table-cell>
          <table:table-cell table:number-columns-repeated="7"/>
        </table:table-row>
        <table:table-row table:style-name="ro1">
          <table:table-cell office:value-type="float" office:value="0.19714" calcext:value-type="float">
            <text:p>0.19714</text:p>
          </table:table-cell>
          <table:table-cell office:value-type="float" office:value="0.205543" calcext:value-type="float">
            <text:p>0.205543</text:p>
          </table:table-cell>
          <table:table-cell office:value-type="float" office:value="0.202439" calcext:value-type="float">
            <text:p>0.202439</text:p>
          </table:table-cell>
          <table:table-cell office:value-type="float" office:value="0.202707" calcext:value-type="float">
            <text:p>0.202707</text:p>
          </table:table-cell>
          <table:table-cell office:value-type="float" office:value="0.205729" calcext:value-type="float">
            <text:p>0.205729</text:p>
          </table:table-cell>
          <table:table-cell office:value-type="float" office:value="0.205835" calcext:value-type="float">
            <text:p>0.205835</text:p>
          </table:table-cell>
          <table:table-cell office:value-type="float" office:value="0.409401" calcext:value-type="float">
            <text:p>0.409401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0.394426" calcext:value-type="float">
            <text:p>0.394426</text:p>
          </table:table-cell>
          <table:table-cell office:value-type="float" office:value="0.194175" calcext:value-type="float">
            <text:p>0.194175</text:p>
          </table:table-cell>
          <table:table-cell office:value-type="float" office:value="0.197822" calcext:value-type="float">
            <text:p>0.197822</text:p>
          </table:table-cell>
          <table:table-cell office:value-type="float" office:value="0.193046" calcext:value-type="float">
            <text:p>0.193046</text:p>
          </table:table-cell>
          <table:table-cell office:value-type="float" office:value="0.200438" calcext:value-type="float">
            <text:p>0.200438</text:p>
          </table:table-cell>
          <table:table-cell office:value-type="float" office:value="0.197381" calcext:value-type="float">
            <text:p>0.197381</text:p>
          </table:table-cell>
          <table:table-cell office:value-type="float" office:value="1.02557" calcext:value-type="float">
            <text:p>1.02557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787718" calcext:value-type="float">
            <text:p>0.787718</text:p>
          </table:table-cell>
          <table:table-cell office:value-type="float" office:value="0.79307" calcext:value-type="float">
            <text:p>0.79307</text:p>
          </table:table-cell>
          <table:table-cell office:value-type="float" office:value="0.596028" calcext:value-type="float">
            <text:p>0.596028</text:p>
          </table:table-cell>
          <table:table-cell office:value-type="float" office:value="0.81169" calcext:value-type="float">
            <text:p>0.81169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0.597581" calcext:value-type="float">
            <text:p>0.597581</text:p>
          </table:table-cell>
          <table:table-cell office:value-type="float" office:value="0.427157" calcext:value-type="float">
            <text:p>0.427157</text:p>
          </table:table-cell>
          <table:table-cell office:value-type="float" office:value="1.43134" calcext:value-type="float">
            <text:p>1.43134</text:p>
          </table:table-cell>
          <table:table-cell office:value-type="float" office:value="0.425329" calcext:value-type="float">
            <text:p>0.425329</text:p>
          </table:table-cell>
          <table:table-cell office:value-type="float" office:value="1.04507" calcext:value-type="float">
            <text:p>1.04507</text:p>
          </table:table-cell>
          <table:table-cell office:value-type="float" office:value="0.59777" calcext:value-type="float">
            <text:p>0.59777</text:p>
          </table:table-cell>
          <table:table-cell office:value-type="float" office:value="1.23844" calcext:value-type="float">
            <text:p>1.23844</text:p>
          </table:table-cell>
          <table:table-cell office:value-type="float" office:value="0.676402" calcext:value-type="float">
            <text:p>0.676402</text:p>
          </table:table-cell>
          <table:table-cell office:value-type="float" office:value="1.30906" calcext:value-type="float">
            <text:p>1.30906</text:p>
          </table:table-cell>
          <table:table-cell office:value-type="float" office:value="1.35665" calcext:value-type="float">
            <text:p>1.35665</text:p>
          </table:table-cell>
          <table:table-cell office:value-type="float" office:value="0.558331" calcext:value-type="float">
            <text:p>0.558331</text:p>
          </table:table-cell>
          <table:table-cell office:value-type="float" office:value="0.836713" calcext:value-type="float">
            <text:p>0.836713</text:p>
          </table:table-cell>
          <table:table-cell office:value-type="float" office:value="0.191007" calcext:value-type="float">
            <text:p>0.191007</text:p>
          </table:table-cell>
          <table:table-cell office:value-type="float" office:value="0.933308" calcext:value-type="float">
            <text:p>0.933308</text:p>
          </table:table-cell>
          <table:table-cell office:value-type="float" office:value="0.751058" calcext:value-type="float">
            <text:p>0.751058</text:p>
          </table:table-cell>
          <table:table-cell office:value-type="float" office:value="0.839419" calcext:value-type="float">
            <text:p>0.839419</text:p>
          </table:table-cell>
          <table:table-cell office:value-type="float" office:value="1.08611" calcext:value-type="float">
            <text:p>1.08611</text:p>
          </table:table-cell>
          <table:table-cell office:value-type="float" office:value="0.696262" calcext:value-type="float">
            <text:p>0.696262</text:p>
          </table:table-cell>
          <table:table-cell office:value-type="float" office:value="0.910523" calcext:value-type="float">
            <text:p>0.910523</text:p>
          </table:table-cell>
          <table:table-cell office:value-type="float" office:value="0.855877" calcext:value-type="float">
            <text:p>0.855877</text:p>
          </table:table-cell>
          <table:table-cell office:value-type="float" office:value="0.193813" calcext:value-type="float">
            <text:p>0.193813</text:p>
          </table:table-cell>
          <table:table-cell office:value-type="float" office:value="0.204013" calcext:value-type="float">
            <text:p>0.204013</text:p>
          </table:table-cell>
          <table:table-cell office:value-type="float" office:value="1.08588" calcext:value-type="float">
            <text:p>1.08588</text:p>
          </table:table-cell>
          <table:table-cell office:value-type="float" office:value="0.867085" calcext:value-type="float">
            <text:p>0.867085</text:p>
          </table:table-cell>
          <table:table-cell office:value-type="float" office:value="1.89244" calcext:value-type="float">
            <text:p>1.89244</text:p>
          </table:table-cell>
          <table:table-cell office:value-type="float" office:value="0.0815229" calcext:value-type="float">
            <text:p>0.0815229</text:p>
          </table:table-cell>
          <table:table-cell office:value-type="float" office:value="0.136199" calcext:value-type="float">
            <text:p>0.136199</text:p>
          </table:table-cell>
          <table:table-cell table:number-columns-repeated="20"/>
          <table:table-cell table:formula="of:=MIN([.A155:.BL155])" office:value-type="float" office:value="0.0815229" calcext:value-type="float">
            <text:p>0.0815229</text:p>
          </table:table-cell>
          <table:table-cell table:formula="of:=MAX([.A155:.BL155])" office:value-type="float" office:value="1.89244" calcext:value-type="float">
            <text:p>1.89244</text:p>
          </table:table-cell>
          <table:table-cell table:number-columns-repeated="7"/>
        </table:table-row>
        <table:table-row table:style-name="ro1">
          <table:table-cell office:value-type="float" office:value="0.216431" calcext:value-type="float">
            <text:p>0.216431</text:p>
          </table:table-cell>
          <table:table-cell office:value-type="float" office:value="0.233779" calcext:value-type="float">
            <text:p>0.233779</text:p>
          </table:table-cell>
          <table:table-cell office:value-type="float" office:value="0.248489" calcext:value-type="float">
            <text:p>0.248489</text:p>
          </table:table-cell>
          <table:table-cell office:value-type="float" office:value="0.107643" calcext:value-type="float">
            <text:p>0.107643</text:p>
          </table:table-cell>
          <table:table-cell office:value-type="float" office:value="0.134367" calcext:value-type="float">
            <text:p>0.134367</text:p>
          </table:table-cell>
          <table:table-cell office:value-type="float" office:value="0.199632" calcext:value-type="float">
            <text:p>0.199632</text:p>
          </table:table-cell>
          <table:table-cell office:value-type="float" office:value="0.147396" calcext:value-type="float">
            <text:p>0.147396</text:p>
          </table:table-cell>
          <table:table-cell office:value-type="float" office:value="0.140608" calcext:value-type="float">
            <text:p>0.140608</text:p>
          </table:table-cell>
          <table:table-cell office:value-type="float" office:value="0.199254" calcext:value-type="float">
            <text:p>0.199254</text:p>
          </table:table-cell>
          <table:table-cell office:value-type="float" office:value="0.132474" calcext:value-type="float">
            <text:p>0.132474</text:p>
          </table:table-cell>
          <table:table-cell office:value-type="float" office:value="0.151754" calcext:value-type="float">
            <text:p>0.151754</text:p>
          </table:table-cell>
          <table:table-cell office:value-type="float" office:value="0.233735" calcext:value-type="float">
            <text:p>0.233735</text:p>
          </table:table-cell>
          <table:table-cell office:value-type="float" office:value="0.906213" calcext:value-type="float">
            <text:p>0.906213</text:p>
          </table:table-cell>
          <table:table-cell office:value-type="float" office:value="0.170724" calcext:value-type="float">
            <text:p>0.170724</text:p>
          </table:table-cell>
          <table:table-cell office:value-type="float" office:value="0.838724" calcext:value-type="float">
            <text:p>0.838724</text:p>
          </table:table-cell>
          <table:table-cell office:value-type="float" office:value="0.202225" calcext:value-type="float">
            <text:p>0.202225</text:p>
          </table:table-cell>
          <table:table-cell office:value-type="float" office:value="0.226802" calcext:value-type="float">
            <text:p>0.226802</text:p>
          </table:table-cell>
          <table:table-cell office:value-type="float" office:value="0.229079" calcext:value-type="float">
            <text:p>0.229079</text:p>
          </table:table-cell>
          <table:table-cell office:value-type="float" office:value="0.208198" calcext:value-type="float">
            <text:p>0.208198</text:p>
          </table:table-cell>
          <table:table-cell office:value-type="float" office:value="1.08563" calcext:value-type="float">
            <text:p>1.08563</text:p>
          </table:table-cell>
          <table:table-cell office:value-type="float" office:value="0.915328" calcext:value-type="float">
            <text:p>0.915328</text:p>
          </table:table-cell>
          <table:table-cell office:value-type="float" office:value="0.729208" calcext:value-type="float">
            <text:p>0.729208</text:p>
          </table:table-cell>
          <table:table-cell office:value-type="float" office:value="0.19863" calcext:value-type="float">
            <text:p>0.19863</text:p>
          </table:table-cell>
          <table:table-cell office:value-type="float" office:value="0.488016" calcext:value-type="float">
            <text:p>0.488016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1.41901" calcext:value-type="float">
            <text:p>1.41901</text:p>
          </table:table-cell>
          <table:table-cell office:value-type="float" office:value="0.195483" calcext:value-type="float">
            <text:p>0.195483</text:p>
          </table:table-cell>
          <table:table-cell office:value-type="float" office:value="0.398951" calcext:value-type="float">
            <text:p>0.398951</text:p>
          </table:table-cell>
          <table:table-cell office:value-type="float" office:value="0.194647" calcext:value-type="float">
            <text:p>0.194647</text:p>
          </table:table-cell>
          <table:table-cell office:value-type="float" office:value="0.196567" calcext:value-type="float">
            <text:p>0.196567</text:p>
          </table:table-cell>
          <table:table-cell office:value-type="float" office:value="0.824567" calcext:value-type="float">
            <text:p>0.824567</text:p>
          </table:table-cell>
          <table:table-cell office:value-type="float" office:value="0.623083" calcext:value-type="float">
            <text:p>0.623083</text:p>
          </table:table-cell>
          <table:table-cell office:value-type="float" office:value="1.16814" calcext:value-type="float">
            <text:p>1.16814</text:p>
          </table:table-cell>
          <table:table-cell office:value-type="float" office:value="0.78234" calcext:value-type="float">
            <text:p>0.78234</text:p>
          </table:table-cell>
          <table:table-cell office:value-type="float" office:value="0.827587" calcext:value-type="float">
            <text:p>0.827587</text:p>
          </table:table-cell>
          <table:table-cell office:value-type="float" office:value="0.417588" calcext:value-type="float">
            <text:p>0.417588</text:p>
          </table:table-cell>
          <table:table-cell office:value-type="float" office:value="0.980423" calcext:value-type="float">
            <text:p>0.980423</text:p>
          </table:table-cell>
          <table:table-cell office:value-type="float" office:value="0.291877" calcext:value-type="float">
            <text:p>0.291877</text:p>
          </table:table-cell>
          <table:table-cell office:value-type="float" office:value="0.198279" calcext:value-type="float">
            <text:p>0.198279</text:p>
          </table:table-cell>
          <table:table-cell office:value-type="float" office:value="0.267626" calcext:value-type="float">
            <text:p>0.267626</text:p>
          </table:table-cell>
          <table:table-cell office:value-type="float" office:value="1.64737" calcext:value-type="float">
            <text:p>1.64737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96747" calcext:value-type="float">
            <text:p>0.196747</text:p>
          </table:table-cell>
          <table:table-cell office:value-type="float" office:value="0.515416" calcext:value-type="float">
            <text:p>0.515416</text:p>
          </table:table-cell>
          <table:table-cell office:value-type="float" office:value="0.950313" calcext:value-type="float">
            <text:p>0.950313</text:p>
          </table:table-cell>
          <table:table-cell office:value-type="float" office:value="0.356108" calcext:value-type="float">
            <text:p>0.356108</text:p>
          </table:table-cell>
          <table:table-cell office:value-type="float" office:value="0.182135" calcext:value-type="float">
            <text:p>0.182135</text:p>
          </table:table-cell>
          <table:table-cell office:value-type="float" office:value="0.216983" calcext:value-type="float">
            <text:p>0.216983</text:p>
          </table:table-cell>
          <table:table-cell table:number-columns-repeated="20"/>
          <table:table-cell table:formula="of:=MIN([.A156:.BL156])" office:value-type="float" office:value="0.107643" calcext:value-type="float">
            <text:p>0.107643</text:p>
          </table:table-cell>
          <table:table-cell table:formula="of:=MAX([.A156:.BL156])" office:value-type="float" office:value="1.64737" calcext:value-type="float">
            <text:p>1.64737</text:p>
          </table:table-cell>
          <table:table-cell table:number-columns-repeated="7"/>
        </table:table-row>
        <table:table-row table:style-name="ro1">
          <table:table-cell office:value-type="float" office:value="0.196609" calcext:value-type="float">
            <text:p>0.196609</text:p>
          </table:table-cell>
          <table:table-cell office:value-type="float" office:value="0.201182" calcext:value-type="float">
            <text:p>0.201182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213386" calcext:value-type="float">
            <text:p>0.213386</text:p>
          </table:table-cell>
          <table:table-cell office:value-type="float" office:value="0.196229" calcext:value-type="float">
            <text:p>0.196229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0.406944" calcext:value-type="float">
            <text:p>0.406944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0.212422" calcext:value-type="float">
            <text:p>0.212422</text:p>
          </table:table-cell>
          <table:table-cell office:value-type="float" office:value="0.215894" calcext:value-type="float">
            <text:p>0.215894</text:p>
          </table:table-cell>
          <table:table-cell office:value-type="float" office:value="0.201633" calcext:value-type="float">
            <text:p>0.201633</text:p>
          </table:table-cell>
          <table:table-cell office:value-type="float" office:value="0.626988" calcext:value-type="float">
            <text:p>0.626988</text:p>
          </table:table-cell>
          <table:table-cell office:value-type="float" office:value="0.223117" calcext:value-type="float">
            <text:p>0.223117</text:p>
          </table:table-cell>
          <table:table-cell office:value-type="float" office:value="0.661268" calcext:value-type="float">
            <text:p>0.661268</text:p>
          </table:table-cell>
          <table:table-cell office:value-type="float" office:value="0.814885" calcext:value-type="float">
            <text:p>0.814885</text:p>
          </table:table-cell>
          <table:table-cell office:value-type="float" office:value="0.639613" calcext:value-type="float">
            <text:p>0.639613</text:p>
          </table:table-cell>
          <table:table-cell office:value-type="float" office:value="0.196405" calcext:value-type="float">
            <text:p>0.196405</text:p>
          </table:table-cell>
          <table:table-cell office:value-type="float" office:value="0.421762" calcext:value-type="float">
            <text:p>0.421762</text:p>
          </table:table-cell>
          <table:table-cell office:value-type="float" office:value="0.859754" calcext:value-type="float">
            <text:p>0.859754</text:p>
          </table:table-cell>
          <table:table-cell office:value-type="float" office:value="0.850771" calcext:value-type="float">
            <text:p>0.850771</text:p>
          </table:table-cell>
          <table:table-cell office:value-type="float" office:value="0.58609" calcext:value-type="float">
            <text:p>0.58609</text:p>
          </table:table-cell>
          <table:table-cell office:value-type="float" office:value="0.189684" calcext:value-type="float">
            <text:p>0.189684</text:p>
          </table:table-cell>
          <table:table-cell office:value-type="float" office:value="0.194408" calcext:value-type="float">
            <text:p>0.194408</text:p>
          </table:table-cell>
          <table:table-cell office:value-type="float" office:value="0.191611" calcext:value-type="float">
            <text:p>0.191611</text:p>
          </table:table-cell>
          <table:table-cell office:value-type="float" office:value="0.783403" calcext:value-type="float">
            <text:p>0.783403</text:p>
          </table:table-cell>
          <table:table-cell office:value-type="float" office:value="0.190038" calcext:value-type="float">
            <text:p>0.190038</text:p>
          </table:table-cell>
          <table:table-cell office:value-type="float" office:value="0.189953" calcext:value-type="float">
            <text:p>0.189953</text:p>
          </table:table-cell>
          <table:table-cell office:value-type="float" office:value="0.192217" calcext:value-type="float">
            <text:p>0.192217</text:p>
          </table:table-cell>
          <table:table-cell office:value-type="float" office:value="0.193082" calcext:value-type="float">
            <text:p>0.193082</text:p>
          </table:table-cell>
          <table:table-cell office:value-type="float" office:value="0.19355" calcext:value-type="float">
            <text:p>0.19355</text:p>
          </table:table-cell>
          <table:table-cell office:value-type="float" office:value="0.188928" calcext:value-type="float">
            <text:p>0.188928</text:p>
          </table:table-cell>
          <table:table-cell office:value-type="float" office:value="0.195919" calcext:value-type="float">
            <text:p>0.195919</text:p>
          </table:table-cell>
          <table:table-cell office:value-type="float" office:value="0.196389" calcext:value-type="float">
            <text:p>0.196389</text:p>
          </table:table-cell>
          <table:table-cell office:value-type="float" office:value="0.211568" calcext:value-type="float">
            <text:p>0.211568</text:p>
          </table:table-cell>
          <table:table-cell office:value-type="float" office:value="0.579557" calcext:value-type="float">
            <text:p>0.579557</text:p>
          </table:table-cell>
          <table:table-cell office:value-type="float" office:value="0.192844" calcext:value-type="float">
            <text:p>0.192844</text:p>
          </table:table-cell>
          <table:table-cell office:value-type="float" office:value="0.586122" calcext:value-type="float">
            <text:p>0.586122</text:p>
          </table:table-cell>
          <table:table-cell office:value-type="float" office:value="1.84163" calcext:value-type="float">
            <text:p>1.84163</text:p>
          </table:table-cell>
          <table:table-cell office:value-type="float" office:value="0.88743" calcext:value-type="float">
            <text:p>0.88743</text:p>
          </table:table-cell>
          <table:table-cell office:value-type="float" office:value="1.61969" calcext:value-type="float">
            <text:p>1.61969</text:p>
          </table:table-cell>
          <table:table-cell office:value-type="float" office:value="0.206325" calcext:value-type="float">
            <text:p>0.206325</text:p>
          </table:table-cell>
          <table:table-cell office:value-type="float" office:value="0.791867" calcext:value-type="float">
            <text:p>0.791867</text:p>
          </table:table-cell>
          <table:table-cell office:value-type="float" office:value="0.805884" calcext:value-type="float">
            <text:p>0.805884</text:p>
          </table:table-cell>
          <table:table-cell office:value-type="float" office:value="0.806688" calcext:value-type="float">
            <text:p>0.806688</text:p>
          </table:table-cell>
          <table:table-cell office:value-type="float" office:value="0.658207" calcext:value-type="float">
            <text:p>0.658207</text:p>
          </table:table-cell>
          <table:table-cell office:value-type="float" office:value="1.51566" calcext:value-type="float">
            <text:p>1.51566</text:p>
          </table:table-cell>
          <table:table-cell office:value-type="float" office:value="0.120674" calcext:value-type="float">
            <text:p>0.120674</text:p>
          </table:table-cell>
          <table:table-cell office:value-type="float" office:value="0.066133" calcext:value-type="float">
            <text:p>0.066133</text:p>
          </table:table-cell>
          <table:table-cell table:number-columns-repeated="20"/>
          <table:table-cell table:formula="of:=MIN([.A157:.BL157])" office:value-type="float" office:value="0.066133" calcext:value-type="float">
            <text:p>0.066133</text:p>
          </table:table-cell>
          <table:table-cell table:formula="of:=MAX([.A157:.BL157])" office:value-type="float" office:value="1.84163" calcext:value-type="float">
            <text:p>1.84163</text:p>
          </table:table-cell>
          <table:table-cell table:number-columns-repeated="7"/>
        </table:table-row>
        <table:table-row table:style-name="ro1">
          <table:table-cell office:value-type="float" office:value="0.19379" calcext:value-type="float">
            <text:p>0.19379</text:p>
          </table:table-cell>
          <table:table-cell office:value-type="float" office:value="0.219059" calcext:value-type="float">
            <text:p>0.219059</text:p>
          </table:table-cell>
          <table:table-cell office:value-type="float" office:value="0.193095" calcext:value-type="float">
            <text:p>0.193095</text:p>
          </table:table-cell>
          <table:table-cell office:value-type="float" office:value="0.198599" calcext:value-type="float">
            <text:p>0.198599</text:p>
          </table:table-cell>
          <table:table-cell office:value-type="float" office:value="0.41984" calcext:value-type="float">
            <text:p>0.41984</text:p>
          </table:table-cell>
          <table:table-cell office:value-type="float" office:value="0.403311" calcext:value-type="float">
            <text:p>0.403311</text:p>
          </table:table-cell>
          <table:table-cell office:value-type="float" office:value="0.383266" calcext:value-type="float">
            <text:p>0.383266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199301" calcext:value-type="float">
            <text:p>0.199301</text:p>
          </table:table-cell>
          <table:table-cell office:value-type="float" office:value="0.210666" calcext:value-type="float">
            <text:p>0.210666</text:p>
          </table:table-cell>
          <table:table-cell office:value-type="float" office:value="0.194561" calcext:value-type="float">
            <text:p>0.194561</text:p>
          </table:table-cell>
          <table:table-cell office:value-type="float" office:value="0.205612" calcext:value-type="float">
            <text:p>0.205612</text:p>
          </table:table-cell>
          <table:table-cell office:value-type="float" office:value="0.195729" calcext:value-type="float">
            <text:p>0.195729</text:p>
          </table:table-cell>
          <table:table-cell office:value-type="float" office:value="0.211675" calcext:value-type="float">
            <text:p>0.211675</text:p>
          </table:table-cell>
          <table:table-cell office:value-type="float" office:value="0.426303" calcext:value-type="float">
            <text:p>0.426303</text:p>
          </table:table-cell>
          <table:table-cell office:value-type="float" office:value="0.192891" calcext:value-type="float">
            <text:p>0.192891</text:p>
          </table:table-cell>
          <table:table-cell office:value-type="float" office:value="0.196426" calcext:value-type="float">
            <text:p>0.196426</text:p>
          </table:table-cell>
          <table:table-cell office:value-type="float" office:value="0.207688" calcext:value-type="float">
            <text:p>0.207688</text:p>
          </table:table-cell>
          <table:table-cell office:value-type="float" office:value="0.192755" calcext:value-type="float">
            <text:p>0.192755</text:p>
          </table:table-cell>
          <table:table-cell office:value-type="float" office:value="0.840088" calcext:value-type="float">
            <text:p>0.840088</text:p>
          </table:table-cell>
          <table:table-cell office:value-type="float" office:value="1.41816" calcext:value-type="float">
            <text:p>1.41816</text:p>
          </table:table-cell>
          <table:table-cell office:value-type="float" office:value="1.40507" calcext:value-type="float">
            <text:p>1.40507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201298" calcext:value-type="float">
            <text:p>0.201298</text:p>
          </table:table-cell>
          <table:table-cell office:value-type="float" office:value="0.819841" calcext:value-type="float">
            <text:p>0.819841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1.23604" calcext:value-type="float">
            <text:p>1.23604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0.807381" calcext:value-type="float">
            <text:p>0.807381</text:p>
          </table:table-cell>
          <table:table-cell office:value-type="float" office:value="0.190731" calcext:value-type="float">
            <text:p>0.190731</text:p>
          </table:table-cell>
          <table:table-cell office:value-type="float" office:value="1.83303" calcext:value-type="float">
            <text:p>1.83303</text:p>
          </table:table-cell>
          <table:table-cell office:value-type="float" office:value="1.22029" calcext:value-type="float">
            <text:p>1.22029</text:p>
          </table:table-cell>
          <table:table-cell office:value-type="float" office:value="1.43253" calcext:value-type="float">
            <text:p>1.43253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1.0745" calcext:value-type="float">
            <text:p>1.0745</text:p>
          </table:table-cell>
          <table:table-cell office:value-type="float" office:value="1.40929" calcext:value-type="float">
            <text:p>1.40929</text:p>
          </table:table-cell>
          <table:table-cell office:value-type="float" office:value="0.198845" calcext:value-type="float">
            <text:p>0.198845</text:p>
          </table:table-cell>
          <table:table-cell office:value-type="float" office:value="0.805328" calcext:value-type="float">
            <text:p>0.805328</text:p>
          </table:table-cell>
          <table:table-cell office:value-type="float" office:value="1.63559" calcext:value-type="float">
            <text:p>1.63559</text:p>
          </table:table-cell>
          <table:table-cell office:value-type="float" office:value="1.71714" calcext:value-type="float">
            <text:p>1.71714</text:p>
          </table:table-cell>
          <table:table-cell office:value-type="float" office:value="0.702754" calcext:value-type="float">
            <text:p>0.702754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202318" calcext:value-type="float">
            <text:p>0.202318</text:p>
          </table:table-cell>
          <table:table-cell office:value-type="float" office:value="1.50071" calcext:value-type="float">
            <text:p>1.50071</text:p>
          </table:table-cell>
          <table:table-cell office:value-type="float" office:value="0.202166" calcext:value-type="float">
            <text:p>0.202166</text:p>
          </table:table-cell>
          <table:table-cell office:value-type="float" office:value="1.1255" calcext:value-type="float">
            <text:p>1.1255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0.0806041" calcext:value-type="float">
            <text:p>0.0806041</text:p>
          </table:table-cell>
          <table:table-cell table:number-columns-repeated="20"/>
          <table:table-cell table:formula="of:=MIN([.A158:.BL158])" office:value-type="float" office:value="0.0806041" calcext:value-type="float">
            <text:p>0.0806041</text:p>
          </table:table-cell>
          <table:table-cell table:formula="of:=MAX([.A158:.BL158])" office:value-type="float" office:value="1.83303" calcext:value-type="float">
            <text:p>1.83303</text:p>
          </table:table-cell>
          <table:table-cell table:number-columns-repeated="7"/>
        </table:table-row>
        <table:table-row table:style-name="ro1">
          <table:table-cell office:value-type="float" office:value="0.19428" calcext:value-type="float">
            <text:p>0.19428</text:p>
          </table:table-cell>
          <table:table-cell office:value-type="float" office:value="0.198686" calcext:value-type="float">
            <text:p>0.198686</text:p>
          </table:table-cell>
          <table:table-cell office:value-type="float" office:value="0.190791" calcext:value-type="float">
            <text:p>0.190791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199863" calcext:value-type="float">
            <text:p>0.199863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991964" calcext:value-type="float">
            <text:p>0.991964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0.615817" calcext:value-type="float">
            <text:p>0.615817</text:p>
          </table:table-cell>
          <table:table-cell office:value-type="float" office:value="0.807449" calcext:value-type="float">
            <text:p>0.807449</text:p>
          </table:table-cell>
          <table:table-cell office:value-type="float" office:value="0.233686" calcext:value-type="float">
            <text:p>0.233686</text:p>
          </table:table-cell>
          <table:table-cell office:value-type="float" office:value="0.620637" calcext:value-type="float">
            <text:p>0.620637</text:p>
          </table:table-cell>
          <table:table-cell office:value-type="float" office:value="0.445223" calcext:value-type="float">
            <text:p>0.445223</text:p>
          </table:table-cell>
          <table:table-cell office:value-type="float" office:value="0.452325" calcext:value-type="float">
            <text:p>0.452325</text:p>
          </table:table-cell>
          <table:table-cell office:value-type="float" office:value="0.23608" calcext:value-type="float">
            <text:p>0.23608</text:p>
          </table:table-cell>
          <table:table-cell office:value-type="float" office:value="0.239266" calcext:value-type="float">
            <text:p>0.239266</text:p>
          </table:table-cell>
          <table:table-cell office:value-type="float" office:value="0.398716" calcext:value-type="float">
            <text:p>0.398716</text:p>
          </table:table-cell>
          <table:table-cell office:value-type="float" office:value="1.19929" calcext:value-type="float">
            <text:p>1.19929</text:p>
          </table:table-cell>
          <table:table-cell office:value-type="float" office:value="0.580883" calcext:value-type="float">
            <text:p>0.580883</text:p>
          </table:table-cell>
          <table:table-cell office:value-type="float" office:value="0.576383" calcext:value-type="float">
            <text:p>0.576383</text:p>
          </table:table-cell>
          <table:table-cell office:value-type="float" office:value="0.596485" calcext:value-type="float">
            <text:p>0.596485</text:p>
          </table:table-cell>
          <table:table-cell office:value-type="float" office:value="0.591291" calcext:value-type="float">
            <text:p>0.591291</text:p>
          </table:table-cell>
          <table:table-cell office:value-type="float" office:value="1.60118" calcext:value-type="float">
            <text:p>1.60118</text:p>
          </table:table-cell>
          <table:table-cell office:value-type="float" office:value="0.609795" calcext:value-type="float">
            <text:p>0.609795</text:p>
          </table:table-cell>
          <table:table-cell office:value-type="float" office:value="1.42866" calcext:value-type="float">
            <text:p>1.42866</text:p>
          </table:table-cell>
          <table:table-cell office:value-type="float" office:value="0.599087" calcext:value-type="float">
            <text:p>0.599087</text:p>
          </table:table-cell>
          <table:table-cell office:value-type="float" office:value="0.259632" calcext:value-type="float">
            <text:p>0.259632</text:p>
          </table:table-cell>
          <table:table-cell office:value-type="float" office:value="0.88755" calcext:value-type="float">
            <text:p>0.88755</text:p>
          </table:table-cell>
          <table:table-cell office:value-type="float" office:value="0.784779" calcext:value-type="float">
            <text:p>0.784779</text:p>
          </table:table-cell>
          <table:table-cell office:value-type="float" office:value="0.581895" calcext:value-type="float">
            <text:p>0.581895</text:p>
          </table:table-cell>
          <table:table-cell office:value-type="float" office:value="0.927459" calcext:value-type="float">
            <text:p>0.927459</text:p>
          </table:table-cell>
          <table:table-cell office:value-type="float" office:value="0.771504" calcext:value-type="float">
            <text:p>0.771504</text:p>
          </table:table-cell>
          <table:table-cell office:value-type="float" office:value="1.59664" calcext:value-type="float">
            <text:p>1.59664</text:p>
          </table:table-cell>
          <table:table-cell office:value-type="float" office:value="0.595311" calcext:value-type="float">
            <text:p>0.595311</text:p>
          </table:table-cell>
          <table:table-cell office:value-type="float" office:value="0.992428" calcext:value-type="float">
            <text:p>0.992428</text:p>
          </table:table-cell>
          <table:table-cell office:value-type="float" office:value="1.95339" calcext:value-type="float">
            <text:p>1.95339</text:p>
          </table:table-cell>
          <table:table-cell office:value-type="float" office:value="1.57146" calcext:value-type="float">
            <text:p>1.57146</text:p>
          </table:table-cell>
          <table:table-cell office:value-type="float" office:value="0.586232" calcext:value-type="float">
            <text:p>0.586232</text:p>
          </table:table-cell>
          <table:table-cell office:value-type="float" office:value="0.587471" calcext:value-type="float">
            <text:p>0.587471</text:p>
          </table:table-cell>
          <table:table-cell office:value-type="float" office:value="1.99343" calcext:value-type="float">
            <text:p>1.99343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1.22841" calcext:value-type="float">
            <text:p>1.22841</text:p>
          </table:table-cell>
          <table:table-cell office:value-type="float" office:value="1.22819" calcext:value-type="float">
            <text:p>1.22819</text:p>
          </table:table-cell>
          <table:table-cell office:value-type="float" office:value="1.2826" calcext:value-type="float">
            <text:p>1.2826</text:p>
          </table:table-cell>
          <table:table-cell office:value-type="float" office:value="1.29257" calcext:value-type="float">
            <text:p>1.29257</text:p>
          </table:table-cell>
          <table:table-cell office:value-type="float" office:value="1.34906" calcext:value-type="float">
            <text:p>1.34906</text:p>
          </table:table-cell>
          <table:table-cell office:value-type="float" office:value="1.38031" calcext:value-type="float">
            <text:p>1.38031</text:p>
          </table:table-cell>
          <table:table-cell table:number-columns-repeated="20"/>
          <table:table-cell table:formula="of:=MIN([.A159:.BL159])" office:value-type="float" office:value="0.190791" calcext:value-type="float">
            <text:p>0.190791</text:p>
          </table:table-cell>
          <table:table-cell table:formula="of:=MAX([.A159:.BL159])" office:value-type="float" office:value="1.99343" calcext:value-type="float">
            <text:p>1.99343</text:p>
          </table:table-cell>
          <table:table-cell table:number-columns-repeated="7"/>
        </table:table-row>
        <table:table-row table:style-name="ro1">
          <table:table-cell office:value-type="float" office:value="0.209896" calcext:value-type="float">
            <text:p>0.209896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189298" calcext:value-type="float">
            <text:p>0.189298</text:p>
          </table:table-cell>
          <table:table-cell office:value-type="float" office:value="0.191445" calcext:value-type="float">
            <text:p>0.191445</text:p>
          </table:table-cell>
          <table:table-cell office:value-type="float" office:value="0.198378" calcext:value-type="float">
            <text:p>0.198378</text:p>
          </table:table-cell>
          <table:table-cell office:value-type="float" office:value="0.194256" calcext:value-type="float">
            <text:p>0.194256</text:p>
          </table:table-cell>
          <table:table-cell office:value-type="float" office:value="1.18836" calcext:value-type="float">
            <text:p>1.18836</text:p>
          </table:table-cell>
          <table:table-cell office:value-type="float" office:value="0.191357" calcext:value-type="float">
            <text:p>0.191357</text:p>
          </table:table-cell>
          <table:table-cell office:value-type="float" office:value="1.37049" calcext:value-type="float">
            <text:p>1.37049</text:p>
          </table:table-cell>
          <table:table-cell office:value-type="float" office:value="0.200219" calcext:value-type="float">
            <text:p>0.200219</text:p>
          </table:table-cell>
          <table:table-cell office:value-type="float" office:value="0.799431" calcext:value-type="float">
            <text:p>0.799431</text:p>
          </table:table-cell>
          <table:table-cell office:value-type="float" office:value="0.990978" calcext:value-type="float">
            <text:p>0.990978</text:p>
          </table:table-cell>
          <table:table-cell office:value-type="float" office:value="0.814207" calcext:value-type="float">
            <text:p>0.814207</text:p>
          </table:table-cell>
          <table:table-cell office:value-type="float" office:value="0.630541" calcext:value-type="float">
            <text:p>0.630541</text:p>
          </table:table-cell>
          <table:table-cell office:value-type="float" office:value="0.440665" calcext:value-type="float">
            <text:p>0.440665</text:p>
          </table:table-cell>
          <table:table-cell office:value-type="float" office:value="0.216688" calcext:value-type="float">
            <text:p>0.216688</text:p>
          </table:table-cell>
          <table:table-cell office:value-type="float" office:value="1.39021" calcext:value-type="float">
            <text:p>1.39021</text:p>
          </table:table-cell>
          <table:table-cell office:value-type="float" office:value="1.41644" calcext:value-type="float">
            <text:p>1.41644</text:p>
          </table:table-cell>
          <table:table-cell office:value-type="float" office:value="1.22986" calcext:value-type="float">
            <text:p>1.22986</text:p>
          </table:table-cell>
          <table:table-cell office:value-type="float" office:value="1.04289" calcext:value-type="float">
            <text:p>1.04289</text:p>
          </table:table-cell>
          <table:table-cell office:value-type="float" office:value="0.856179" calcext:value-type="float">
            <text:p>0.856179</text:p>
          </table:table-cell>
          <table:table-cell office:value-type="float" office:value="0.294833" calcext:value-type="float">
            <text:p>0.294833</text:p>
          </table:table-cell>
          <table:table-cell office:value-type="float" office:value="1.49949" calcext:value-type="float">
            <text:p>1.49949</text:p>
          </table:table-cell>
          <table:table-cell office:value-type="float" office:value="1.52073" calcext:value-type="float">
            <text:p>1.52073</text:p>
          </table:table-cell>
          <table:table-cell office:value-type="float" office:value="1.33951" calcext:value-type="float">
            <text:p>1.33951</text:p>
          </table:table-cell>
          <table:table-cell office:value-type="float" office:value="0.968485" calcext:value-type="float">
            <text:p>0.968485</text:p>
          </table:table-cell>
          <table:table-cell office:value-type="float" office:value="0.798779" calcext:value-type="float">
            <text:p>0.798779</text:p>
          </table:table-cell>
          <table:table-cell office:value-type="float" office:value="0.45657" calcext:value-type="float">
            <text:p>0.45657</text:p>
          </table:table-cell>
          <table:table-cell office:value-type="float" office:value="0.500543" calcext:value-type="float">
            <text:p>0.500543</text:p>
          </table:table-cell>
          <table:table-cell office:value-type="float" office:value="0.618447" calcext:value-type="float">
            <text:p>0.618447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1.09396" calcext:value-type="float">
            <text:p>1.09396</text:p>
          </table:table-cell>
          <table:table-cell office:value-type="float" office:value="0.708752" calcext:value-type="float">
            <text:p>0.708752</text:p>
          </table:table-cell>
          <table:table-cell office:value-type="float" office:value="1.72829" calcext:value-type="float">
            <text:p>1.72829</text:p>
          </table:table-cell>
          <table:table-cell office:value-type="float" office:value="0.756576" calcext:value-type="float">
            <text:p>0.756576</text:p>
          </table:table-cell>
          <table:table-cell office:value-type="float" office:value="0.581083" calcext:value-type="float">
            <text:p>0.581083</text:p>
          </table:table-cell>
          <table:table-cell office:value-type="float" office:value="0.762438" calcext:value-type="float">
            <text:p>0.762438</text:p>
          </table:table-cell>
          <table:table-cell office:value-type="float" office:value="0.606454" calcext:value-type="float">
            <text:p>0.606454</text:p>
          </table:table-cell>
          <table:table-cell office:value-type="float" office:value="0.390101" calcext:value-type="float">
            <text:p>0.390101</text:p>
          </table:table-cell>
          <table:table-cell office:value-type="float" office:value="1.08289" calcext:value-type="float">
            <text:p>1.08289</text:p>
          </table:table-cell>
          <table:table-cell office:value-type="float" office:value="0.421196" calcext:value-type="float">
            <text:p>0.421196</text:p>
          </table:table-cell>
          <table:table-cell office:value-type="float" office:value="1.1022" calcext:value-type="float">
            <text:p>1.1022</text:p>
          </table:table-cell>
          <table:table-cell office:value-type="float" office:value="2.10823" calcext:value-type="float">
            <text:p>2.10823</text:p>
          </table:table-cell>
          <table:table-cell office:value-type="float" office:value="0.101405" calcext:value-type="float">
            <text:p>0.101405</text:p>
          </table:table-cell>
          <table:table-cell office:value-type="float" office:value="0.111432" calcext:value-type="float">
            <text:p>0.111432</text:p>
          </table:table-cell>
          <table:table-cell office:value-type="float" office:value="0.06675" calcext:value-type="float">
            <text:p>0.06675</text:p>
          </table:table-cell>
          <table:table-cell table:number-columns-repeated="20"/>
          <table:table-cell table:formula="of:=MIN([.A160:.BL160])" office:value-type="float" office:value="0.06675" calcext:value-type="float">
            <text:p>0.06675</text:p>
          </table:table-cell>
          <table:table-cell table:formula="of:=MAX([.A160:.BL160])" office:value-type="float" office:value="2.10823" calcext:value-type="float">
            <text:p>2.10823</text:p>
          </table:table-cell>
          <table:table-cell table:number-columns-repeated="7"/>
        </table:table-row>
        <table:table-row table:style-name="ro1">
          <table:table-cell office:value-type="float" office:value="0.198268" calcext:value-type="float">
            <text:p>0.198268</text:p>
          </table:table-cell>
          <table:table-cell office:value-type="float" office:value="0.199227" calcext:value-type="float">
            <text:p>0.199227</text:p>
          </table:table-cell>
          <table:table-cell office:value-type="float" office:value="0.216371" calcext:value-type="float">
            <text:p>0.216371</text:p>
          </table:table-cell>
          <table:table-cell office:value-type="float" office:value="0.193864" calcext:value-type="float">
            <text:p>0.193864</text:p>
          </table:table-cell>
          <table:table-cell office:value-type="float" office:value="0.208856" calcext:value-type="float">
            <text:p>0.208856</text:p>
          </table:table-cell>
          <table:table-cell office:value-type="float" office:value="0.211338" calcext:value-type="float">
            <text:p>0.211338</text:p>
          </table:table-cell>
          <table:table-cell office:value-type="float" office:value="0.208332" calcext:value-type="float">
            <text:p>0.208332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207626" calcext:value-type="float">
            <text:p>0.207626</text:p>
          </table:table-cell>
          <table:table-cell office:value-type="float" office:value="0.196024" calcext:value-type="float">
            <text:p>0.196024</text:p>
          </table:table-cell>
          <table:table-cell office:value-type="float" office:value="0.192353" calcext:value-type="float">
            <text:p>0.192353</text:p>
          </table:table-cell>
          <table:table-cell office:value-type="float" office:value="0.208912" calcext:value-type="float">
            <text:p>0.208912</text:p>
          </table:table-cell>
          <table:table-cell office:value-type="float" office:value="1.05894" calcext:value-type="float">
            <text:p>1.05894</text:p>
          </table:table-cell>
          <table:table-cell office:value-type="float" office:value="0.968595" calcext:value-type="float">
            <text:p>0.968595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0.993187" calcext:value-type="float">
            <text:p>0.993187</text:p>
          </table:table-cell>
          <table:table-cell office:value-type="float" office:value="0.199826" calcext:value-type="float">
            <text:p>0.199826</text:p>
          </table:table-cell>
          <table:table-cell office:value-type="float" office:value="0.829832" calcext:value-type="float">
            <text:p>0.829832</text:p>
          </table:table-cell>
          <table:table-cell office:value-type="float" office:value="0.751702" calcext:value-type="float">
            <text:p>0.751702</text:p>
          </table:table-cell>
          <table:table-cell office:value-type="float" office:value="0.749663" calcext:value-type="float">
            <text:p>0.749663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0.196057" calcext:value-type="float">
            <text:p>0.196057</text:p>
          </table:table-cell>
          <table:table-cell office:value-type="float" office:value="0.194378" calcext:value-type="float">
            <text:p>0.194378</text:p>
          </table:table-cell>
          <table:table-cell office:value-type="float" office:value="0.22746" calcext:value-type="float">
            <text:p>0.22746</text:p>
          </table:table-cell>
          <table:table-cell office:value-type="float" office:value="0.970886" calcext:value-type="float">
            <text:p>0.970886</text:p>
          </table:table-cell>
          <table:table-cell office:value-type="float" office:value="0.195482" calcext:value-type="float">
            <text:p>0.195482</text:p>
          </table:table-cell>
          <table:table-cell office:value-type="float" office:value="1.61607" calcext:value-type="float">
            <text:p>1.61607</text:p>
          </table:table-cell>
          <table:table-cell office:value-type="float" office:value="0.208019" calcext:value-type="float">
            <text:p>0.208019</text:p>
          </table:table-cell>
          <table:table-cell office:value-type="float" office:value="1.61283" calcext:value-type="float">
            <text:p>1.61283</text:p>
          </table:table-cell>
          <table:table-cell office:value-type="float" office:value="1.43321" calcext:value-type="float">
            <text:p>1.43321</text:p>
          </table:table-cell>
          <table:table-cell office:value-type="float" office:value="1.59904" calcext:value-type="float">
            <text:p>1.59904</text:p>
          </table:table-cell>
          <table:table-cell office:value-type="float" office:value="0.205335" calcext:value-type="float">
            <text:p>0.205335</text:p>
          </table:table-cell>
          <table:table-cell office:value-type="float" office:value="1.40915" calcext:value-type="float">
            <text:p>1.40915</text:p>
          </table:table-cell>
          <table:table-cell office:value-type="float" office:value="1.24397" calcext:value-type="float">
            <text:p>1.24397</text:p>
          </table:table-cell>
          <table:table-cell office:value-type="float" office:value="1.16772" calcext:value-type="float">
            <text:p>1.16772</text:p>
          </table:table-cell>
          <table:table-cell office:value-type="float" office:value="1.96542" calcext:value-type="float">
            <text:p>1.96542</text:p>
          </table:table-cell>
          <table:table-cell office:value-type="float" office:value="1.78361" calcext:value-type="float">
            <text:p>1.78361</text:p>
          </table:table-cell>
          <table:table-cell office:value-type="float" office:value="1.40027" calcext:value-type="float">
            <text:p>1.40027</text:p>
          </table:table-cell>
          <table:table-cell office:value-type="float" office:value="0.377996" calcext:value-type="float">
            <text:p>0.377996</text:p>
          </table:table-cell>
          <table:table-cell office:value-type="float" office:value="1.60173" calcext:value-type="float">
            <text:p>1.60173</text:p>
          </table:table-cell>
          <table:table-cell office:value-type="float" office:value="0.779172" calcext:value-type="float">
            <text:p>0.779172</text:p>
          </table:table-cell>
          <table:table-cell office:value-type="float" office:value="0.201374" calcext:value-type="float">
            <text:p>0.201374</text:p>
          </table:table-cell>
          <table:table-cell office:value-type="float" office:value="2.15113" calcext:value-type="float">
            <text:p>2.15113</text:p>
          </table:table-cell>
          <table:table-cell office:value-type="float" office:value="0.200579" calcext:value-type="float">
            <text:p>0.200579</text:p>
          </table:table-cell>
          <table:table-cell office:value-type="float" office:value="0.35346" calcext:value-type="float">
            <text:p>0.35346</text:p>
          </table:table-cell>
          <table:table-cell office:value-type="float" office:value="0.209173" calcext:value-type="float">
            <text:p>0.209173</text:p>
          </table:table-cell>
          <table:table-cell office:value-type="float" office:value="0.190621" calcext:value-type="float">
            <text:p>0.190621</text:p>
          </table:table-cell>
          <table:table-cell office:value-type="float" office:value="0.086617" calcext:value-type="float">
            <text:p>0.086617</text:p>
          </table:table-cell>
          <table:table-cell table:number-columns-repeated="20"/>
          <table:table-cell table:formula="of:=MIN([.A161:.BL161])" office:value-type="float" office:value="0.086617" calcext:value-type="float">
            <text:p>0.086617</text:p>
          </table:table-cell>
          <table:table-cell table:formula="of:=MAX([.A161:.BL161])" office:value-type="float" office:value="2.15113" calcext:value-type="float">
            <text:p>2.15113</text:p>
          </table:table-cell>
          <table:table-cell table:number-columns-repeated="7"/>
        </table:table-row>
        <table:table-row table:style-name="ro1">
          <table:table-cell office:value-type="float" office:value="0.200238" calcext:value-type="float">
            <text:p>0.200238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0.227597" calcext:value-type="float">
            <text:p>0.227597</text:p>
          </table:table-cell>
          <table:table-cell office:value-type="float" office:value="0.43791" calcext:value-type="float">
            <text:p>0.43791</text:p>
          </table:table-cell>
          <table:table-cell office:value-type="float" office:value="0.208037" calcext:value-type="float">
            <text:p>0.208037</text:p>
          </table:table-cell>
          <table:table-cell office:value-type="float" office:value="0.364602" calcext:value-type="float">
            <text:p>0.364602</text:p>
          </table:table-cell>
          <table:table-cell office:value-type="float" office:value="0.385749" calcext:value-type="float">
            <text:p>0.385749</text:p>
          </table:table-cell>
          <table:table-cell office:value-type="float" office:value="0.224916" calcext:value-type="float">
            <text:p>0.224916</text:p>
          </table:table-cell>
          <table:table-cell office:value-type="float" office:value="0.226406" calcext:value-type="float">
            <text:p>0.226406</text:p>
          </table:table-cell>
          <table:table-cell office:value-type="float" office:value="0.193281" calcext:value-type="float">
            <text:p>0.193281</text:p>
          </table:table-cell>
          <table:table-cell office:value-type="float" office:value="0.196948" calcext:value-type="float">
            <text:p>0.196948</text:p>
          </table:table-cell>
          <table:table-cell office:value-type="float" office:value="0.201727" calcext:value-type="float">
            <text:p>0.201727</text:p>
          </table:table-cell>
          <table:table-cell office:value-type="float" office:value="1.04848" calcext:value-type="float">
            <text:p>1.04848</text:p>
          </table:table-cell>
          <table:table-cell office:value-type="float" office:value="1.05431" calcext:value-type="float">
            <text:p>1.05431</text:p>
          </table:table-cell>
          <table:table-cell office:value-type="float" office:value="0.857802" calcext:value-type="float">
            <text:p>0.857802</text:p>
          </table:table-cell>
          <table:table-cell office:value-type="float" office:value="0.26764" calcext:value-type="float">
            <text:p>0.26764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0.875548" calcext:value-type="float">
            <text:p>0.875548</text:p>
          </table:table-cell>
          <table:table-cell office:value-type="float" office:value="0.669495" calcext:value-type="float">
            <text:p>0.669495</text:p>
          </table:table-cell>
          <table:table-cell office:value-type="float" office:value="0.455326" calcext:value-type="float">
            <text:p>0.455326</text:p>
          </table:table-cell>
          <table:table-cell office:value-type="float" office:value="1.08769" calcext:value-type="float">
            <text:p>1.08769</text:p>
          </table:table-cell>
          <table:table-cell office:value-type="float" office:value="1.09149" calcext:value-type="float">
            <text:p>1.09149</text:p>
          </table:table-cell>
          <table:table-cell office:value-type="float" office:value="0.594794" calcext:value-type="float">
            <text:p>0.594794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1.03779" calcext:value-type="float">
            <text:p>1.03779</text:p>
          </table:table-cell>
          <table:table-cell office:value-type="float" office:value="1.05752" calcext:value-type="float">
            <text:p>1.05752</text:p>
          </table:table-cell>
          <table:table-cell office:value-type="float" office:value="0.709008" calcext:value-type="float">
            <text:p>0.709008</text:p>
          </table:table-cell>
          <table:table-cell office:value-type="float" office:value="1.22126" calcext:value-type="float">
            <text:p>1.22126</text:p>
          </table:table-cell>
          <table:table-cell office:value-type="float" office:value="1.2104" calcext:value-type="float">
            <text:p>1.2104</text:p>
          </table:table-cell>
          <table:table-cell office:value-type="float" office:value="0.630356" calcext:value-type="float">
            <text:p>0.630356</text:p>
          </table:table-cell>
          <table:table-cell office:value-type="float" office:value="0.196403" calcext:value-type="float">
            <text:p>0.196403</text:p>
          </table:table-cell>
          <table:table-cell office:value-type="float" office:value="0.105983" calcext:value-type="float">
            <text:p>0.105983</text:p>
          </table:table-cell>
          <table:table-cell office:value-type="float" office:value="0.769893" calcext:value-type="float">
            <text:p>0.769893</text:p>
          </table:table-cell>
          <table:table-cell office:value-type="float" office:value="0.189897" calcext:value-type="float">
            <text:p>0.189897</text:p>
          </table:table-cell>
          <table:table-cell office:value-type="float" office:value="0.213889" calcext:value-type="float">
            <text:p>0.213889</text:p>
          </table:table-cell>
          <table:table-cell office:value-type="float" office:value="0.190516" calcext:value-type="float">
            <text:p>0.190516</text:p>
          </table:table-cell>
          <table:table-cell office:value-type="float" office:value="0.194694" calcext:value-type="float">
            <text:p>0.194694</text:p>
          </table:table-cell>
          <table:table-cell office:value-type="float" office:value="0.786516" calcext:value-type="float">
            <text:p>0.786516</text:p>
          </table:table-cell>
          <table:table-cell office:value-type="float" office:value="0.19453" calcext:value-type="float">
            <text:p>0.19453</text:p>
          </table:table-cell>
          <table:table-cell office:value-type="float" office:value="0.194237" calcext:value-type="float">
            <text:p>0.194237</text:p>
          </table:table-cell>
          <table:table-cell office:value-type="float" office:value="0.477955" calcext:value-type="float">
            <text:p>0.477955</text:p>
          </table:table-cell>
          <table:table-cell office:value-type="float" office:value="0.216152" calcext:value-type="float">
            <text:p>0.216152</text:p>
          </table:table-cell>
          <table:table-cell office:value-type="float" office:value="0.162578" calcext:value-type="float">
            <text:p>0.162578</text:p>
          </table:table-cell>
          <table:table-cell office:value-type="float" office:value="0.382503" calcext:value-type="float">
            <text:p>0.382503</text:p>
          </table:table-cell>
          <table:table-cell office:value-type="float" office:value="0.37891" calcext:value-type="float">
            <text:p>0.37891</text:p>
          </table:table-cell>
          <table:table-cell office:value-type="float" office:value="0.354931" calcext:value-type="float">
            <text:p>0.354931</text:p>
          </table:table-cell>
          <table:table-cell office:value-type="float" office:value="0.189338" calcext:value-type="float">
            <text:p>0.189338</text:p>
          </table:table-cell>
          <table:table-cell office:value-type="float" office:value="0.0944879" calcext:value-type="float">
            <text:p>0.0944879</text:p>
          </table:table-cell>
          <table:table-cell table:number-columns-repeated="20"/>
          <table:table-cell table:formula="of:=MIN([.A162:.BL162])" office:value-type="float" office:value="0.0944879" calcext:value-type="float">
            <text:p>0.0944879</text:p>
          </table:table-cell>
          <table:table-cell table:formula="of:=MAX([.A162:.BL162])" office:value-type="float" office:value="1.22126" calcext:value-type="float">
            <text:p>1.22126</text:p>
          </table:table-cell>
          <table:table-cell table:number-columns-repeated="7"/>
        </table:table-row>
        <table:table-row table:style-name="ro1">
          <table:table-cell office:value-type="float" office:value="0.202099" calcext:value-type="float">
            <text:p>0.202099</text:p>
          </table:table-cell>
          <table:table-cell office:value-type="float" office:value="0.201618" calcext:value-type="float">
            <text:p>0.201618</text:p>
          </table:table-cell>
          <table:table-cell office:value-type="float" office:value="0.195811" calcext:value-type="float">
            <text:p>0.195811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207961" calcext:value-type="float">
            <text:p>0.207961</text:p>
          </table:table-cell>
          <table:table-cell office:value-type="float" office:value="0.202929" calcext:value-type="float">
            <text:p>0.202929</text:p>
          </table:table-cell>
          <table:table-cell office:value-type="float" office:value="0.200044" calcext:value-type="float">
            <text:p>0.200044</text:p>
          </table:table-cell>
          <table:table-cell office:value-type="float" office:value="0.196023" calcext:value-type="float">
            <text:p>0.196023</text:p>
          </table:table-cell>
          <table:table-cell office:value-type="float" office:value="0.192247" calcext:value-type="float">
            <text:p>0.192247</text:p>
          </table:table-cell>
          <table:table-cell office:value-type="float" office:value="0.19138" calcext:value-type="float">
            <text:p>0.19138</text:p>
          </table:table-cell>
          <table:table-cell office:value-type="float" office:value="0.193465" calcext:value-type="float">
            <text:p>0.193465</text:p>
          </table:table-cell>
          <table:table-cell office:value-type="float" office:value="0.195309" calcext:value-type="float">
            <text:p>0.195309</text:p>
          </table:table-cell>
          <table:table-cell office:value-type="float" office:value="0.197511" calcext:value-type="float">
            <text:p>0.197511</text:p>
          </table:table-cell>
          <table:table-cell office:value-type="float" office:value="0.785327" calcext:value-type="float">
            <text:p>0.785327</text:p>
          </table:table-cell>
          <table:table-cell office:value-type="float" office:value="0.192342" calcext:value-type="float">
            <text:p>0.192342</text:p>
          </table:table-cell>
          <table:table-cell office:value-type="float" office:value="0.77883" calcext:value-type="float">
            <text:p>0.77883</text:p>
          </table:table-cell>
          <table:table-cell office:value-type="float" office:value="1.39283" calcext:value-type="float">
            <text:p>1.39283</text:p>
          </table:table-cell>
          <table:table-cell office:value-type="float" office:value="0.208259" calcext:value-type="float">
            <text:p>0.208259</text:p>
          </table:table-cell>
          <table:table-cell office:value-type="float" office:value="1.21954" calcext:value-type="float">
            <text:p>1.21954</text:p>
          </table:table-cell>
          <table:table-cell office:value-type="float" office:value="0.43014" calcext:value-type="float">
            <text:p>0.43014</text:p>
          </table:table-cell>
          <table:table-cell office:value-type="float" office:value="1.404" calcext:value-type="float">
            <text:p>1.404</text:p>
          </table:table-cell>
          <table:table-cell office:value-type="float" office:value="1.62295" calcext:value-type="float">
            <text:p>1.62295</text:p>
          </table:table-cell>
          <table:table-cell office:value-type="float" office:value="1.43279" calcext:value-type="float">
            <text:p>1.43279</text:p>
          </table:table-cell>
          <table:table-cell office:value-type="float" office:value="0.478768" calcext:value-type="float">
            <text:p>0.478768</text:p>
          </table:table-cell>
          <table:table-cell office:value-type="float" office:value="1.28165" calcext:value-type="float">
            <text:p>1.28165</text:p>
          </table:table-cell>
          <table:table-cell office:value-type="float" office:value="0.897913" calcext:value-type="float">
            <text:p>0.897913</text:p>
          </table:table-cell>
          <table:table-cell office:value-type="float" office:value="1.09333" calcext:value-type="float">
            <text:p>1.09333</text:p>
          </table:table-cell>
          <table:table-cell office:value-type="float" office:value="0.714162" calcext:value-type="float">
            <text:p>0.714162</text:p>
          </table:table-cell>
          <table:table-cell office:value-type="float" office:value="1.06016" calcext:value-type="float">
            <text:p>1.06016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1.10367" calcext:value-type="float">
            <text:p>1.10367</text:p>
          </table:table-cell>
          <table:table-cell office:value-type="float" office:value="1.10469" calcext:value-type="float">
            <text:p>1.10469</text:p>
          </table:table-cell>
          <table:table-cell office:value-type="float" office:value="1.33988" calcext:value-type="float">
            <text:p>1.33988</text:p>
          </table:table-cell>
          <table:table-cell office:value-type="float" office:value="1.77472" calcext:value-type="float">
            <text:p>1.77472</text:p>
          </table:table-cell>
          <table:table-cell office:value-type="float" office:value="1.05554" calcext:value-type="float">
            <text:p>1.05554</text:p>
          </table:table-cell>
          <table:table-cell office:value-type="float" office:value="1.28579" calcext:value-type="float">
            <text:p>1.28579</text:p>
          </table:table-cell>
          <table:table-cell office:value-type="float" office:value="0.697804" calcext:value-type="float">
            <text:p>0.697804</text:p>
          </table:table-cell>
          <table:table-cell office:value-type="float" office:value="0.988008" calcext:value-type="float">
            <text:p>0.988008</text:p>
          </table:table-cell>
          <table:table-cell office:value-type="float" office:value="0.779362" calcext:value-type="float">
            <text:p>0.779362</text:p>
          </table:table-cell>
          <table:table-cell office:value-type="float" office:value="1.66343" calcext:value-type="float">
            <text:p>1.66343</text:p>
          </table:table-cell>
          <table:table-cell office:value-type="float" office:value="1.27691" calcext:value-type="float">
            <text:p>1.27691</text:p>
          </table:table-cell>
          <table:table-cell office:value-type="float" office:value="0.945946" calcext:value-type="float">
            <text:p>0.945946</text:p>
          </table:table-cell>
          <table:table-cell office:value-type="float" office:value="0.962629" calcext:value-type="float">
            <text:p>0.962629</text:p>
          </table:table-cell>
          <table:table-cell office:value-type="float" office:value="1.02824" calcext:value-type="float">
            <text:p>1.02824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1.06388" calcext:value-type="float">
            <text:p>1.06388</text:p>
          </table:table-cell>
          <table:table-cell office:value-type="float" office:value="2.26228" calcext:value-type="float">
            <text:p>2.26228</text:p>
          </table:table-cell>
          <table:table-cell office:value-type="float" office:value="0.0716391" calcext:value-type="float">
            <text:p>0.0716391</text:p>
          </table:table-cell>
          <table:table-cell table:number-columns-repeated="20"/>
          <table:table-cell table:formula="of:=MIN([.A163:.BL163])" office:value-type="float" office:value="0.0716391" calcext:value-type="float">
            <text:p>0.0716391</text:p>
          </table:table-cell>
          <table:table-cell table:formula="of:=MAX([.A163:.BL163])" office:value-type="float" office:value="2.26228" calcext:value-type="float">
            <text:p>2.26228</text:p>
          </table:table-cell>
          <table:table-cell table:number-columns-repeated="7"/>
        </table:table-row>
        <table:table-row table:style-name="ro1">
          <table:table-cell office:value-type="float" office:value="0.183214" calcext:value-type="float">
            <text:p>0.183214</text:p>
          </table:table-cell>
          <table:table-cell office:value-type="float" office:value="0.183244" calcext:value-type="float">
            <text:p>0.183244</text:p>
          </table:table-cell>
          <table:table-cell office:value-type="float" office:value="0.268121" calcext:value-type="float">
            <text:p>0.268121</text:p>
          </table:table-cell>
          <table:table-cell office:value-type="float" office:value="0.174965" calcext:value-type="float">
            <text:p>0.174965</text:p>
          </table:table-cell>
          <table:table-cell office:value-type="float" office:value="0.266391" calcext:value-type="float">
            <text:p>0.266391</text:p>
          </table:table-cell>
          <table:table-cell office:value-type="float" office:value="0.182084" calcext:value-type="float">
            <text:p>0.182084</text:p>
          </table:table-cell>
          <table:table-cell office:value-type="float" office:value="0.193324" calcext:value-type="float">
            <text:p>0.193324</text:p>
          </table:table-cell>
          <table:table-cell office:value-type="float" office:value="0.746065" calcext:value-type="float">
            <text:p>0.746065</text:p>
          </table:table-cell>
          <table:table-cell office:value-type="float" office:value="0.181554" calcext:value-type="float">
            <text:p>0.181554</text:p>
          </table:table-cell>
          <table:table-cell office:value-type="float" office:value="0.234914" calcext:value-type="float">
            <text:p>0.234914</text:p>
          </table:table-cell>
          <table:table-cell office:value-type="float" office:value="0.160909" calcext:value-type="float">
            <text:p>0.160909</text:p>
          </table:table-cell>
          <table:table-cell office:value-type="float" office:value="0.26953" calcext:value-type="float">
            <text:p>0.26953</text:p>
          </table:table-cell>
          <table:table-cell office:value-type="float" office:value="1.3588" calcext:value-type="float">
            <text:p>1.3588</text:p>
          </table:table-cell>
          <table:table-cell office:value-type="float" office:value="1.39834" calcext:value-type="float">
            <text:p>1.39834</text:p>
          </table:table-cell>
          <table:table-cell office:value-type="float" office:value="1.25944" calcext:value-type="float">
            <text:p>1.25944</text:p>
          </table:table-cell>
          <table:table-cell office:value-type="float" office:value="1.26453" calcext:value-type="float">
            <text:p>1.26453</text:p>
          </table:table-cell>
          <table:table-cell office:value-type="float" office:value="1.44652" calcext:value-type="float">
            <text:p>1.44652</text:p>
          </table:table-cell>
          <table:table-cell office:value-type="float" office:value="0.995739" calcext:value-type="float">
            <text:p>0.995739</text:p>
          </table:table-cell>
          <table:table-cell office:value-type="float" office:value="1.20018" calcext:value-type="float">
            <text:p>1.20018</text:p>
          </table:table-cell>
          <table:table-cell office:value-type="float" office:value="1.74992" calcext:value-type="float">
            <text:p>1.74992</text:p>
          </table:table-cell>
          <table:table-cell office:value-type="float" office:value="0.636519" calcext:value-type="float">
            <text:p>0.636519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28398" calcext:value-type="float">
            <text:p>1.28398</text:p>
          </table:table-cell>
          <table:table-cell office:value-type="float" office:value="0.900616" calcext:value-type="float">
            <text:p>0.900616</text:p>
          </table:table-cell>
          <table:table-cell office:value-type="float" office:value="1.66107" calcext:value-type="float">
            <text:p>1.66107</text:p>
          </table:table-cell>
          <table:table-cell office:value-type="float" office:value="1.5929" calcext:value-type="float">
            <text:p>1.5929</text:p>
          </table:table-cell>
          <table:table-cell office:value-type="float" office:value="0.952079" calcext:value-type="float">
            <text:p>0.952079</text:p>
          </table:table-cell>
          <table:table-cell office:value-type="float" office:value="1.38248" calcext:value-type="float">
            <text:p>1.38248</text:p>
          </table:table-cell>
          <table:table-cell office:value-type="float" office:value="1.77339" calcext:value-type="float">
            <text:p>1.77339</text:p>
          </table:table-cell>
          <table:table-cell office:value-type="float" office:value="0.873405" calcext:value-type="float">
            <text:p>0.873405</text:p>
          </table:table-cell>
          <table:table-cell office:value-type="float" office:value="0.609724" calcext:value-type="float">
            <text:p>0.609724</text:p>
          </table:table-cell>
          <table:table-cell office:value-type="float" office:value="0.726337" calcext:value-type="float">
            <text:p>0.726337</text:p>
          </table:table-cell>
          <table:table-cell office:value-type="float" office:value="1.63541" calcext:value-type="float">
            <text:p>1.63541</text:p>
          </table:table-cell>
          <table:table-cell office:value-type="float" office:value="1.96107" calcext:value-type="float">
            <text:p>1.96107</text:p>
          </table:table-cell>
          <table:table-cell office:value-type="float" office:value="0.169537" calcext:value-type="float">
            <text:p>0.169537</text:p>
          </table:table-cell>
          <table:table-cell office:value-type="float" office:value="1.4483" calcext:value-type="float">
            <text:p>1.4483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90104" calcext:value-type="float">
            <text:p>0.90104</text:p>
          </table:table-cell>
          <table:table-cell office:value-type="float" office:value="1.54567" calcext:value-type="float">
            <text:p>1.54567</text:p>
          </table:table-cell>
          <table:table-cell office:value-type="float" office:value="0.843005" calcext:value-type="float">
            <text:p>0.843005</text:p>
          </table:table-cell>
          <table:table-cell office:value-type="float" office:value="0.224904" calcext:value-type="float">
            <text:p>0.224904</text:p>
          </table:table-cell>
          <table:table-cell office:value-type="float" office:value="0.180467" calcext:value-type="float">
            <text:p>0.180467</text:p>
          </table:table-cell>
          <table:table-cell office:value-type="float" office:value="0.260537" calcext:value-type="float">
            <text:p>0.260537</text:p>
          </table:table-cell>
          <table:table-cell office:value-type="float" office:value="0.198836" calcext:value-type="float">
            <text:p>0.198836</text:p>
          </table:table-cell>
          <table:table-cell office:value-type="float" office:value="0.444998" calcext:value-type="float">
            <text:p>0.4449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413017" calcext:value-type="float">
            <text:p>0.413017</text:p>
          </table:table-cell>
          <table:table-cell office:value-type="float" office:value="0.076905" calcext:value-type="float">
            <text:p>0.076905</text:p>
          </table:table-cell>
          <table:table-cell table:number-columns-repeated="20"/>
          <table:table-cell table:formula="of:=MIN([.A164:.BL164])" office:value-type="float" office:value="0.076905" calcext:value-type="float">
            <text:p>0.076905</text:p>
          </table:table-cell>
          <table:table-cell table:formula="of:=MAX([.A164:.BL164])" office:value-type="float" office:value="1.96107" calcext:value-type="float">
            <text:p>1.96107</text:p>
          </table:table-cell>
          <table:table-cell table:number-columns-repeated="7"/>
        </table:table-row>
        <table:table-row table:style-name="ro1">
          <table:table-cell office:value-type="float" office:value="0.221967" calcext:value-type="float">
            <text:p>0.221967</text:p>
          </table:table-cell>
          <table:table-cell office:value-type="float" office:value="0.288588" calcext:value-type="float">
            <text:p>0.288588</text:p>
          </table:table-cell>
          <table:table-cell office:value-type="float" office:value="0.198775" calcext:value-type="float">
            <text:p>0.198775</text:p>
          </table:table-cell>
          <table:table-cell office:value-type="float" office:value="0.205663" calcext:value-type="float">
            <text:p>0.205663</text:p>
          </table:table-cell>
          <table:table-cell office:value-type="float" office:value="0.552266" calcext:value-type="float">
            <text:p>0.552266</text:p>
          </table:table-cell>
          <table:table-cell office:value-type="float" office:value="0.476358" calcext:value-type="float">
            <text:p>0.476358</text:p>
          </table:table-cell>
          <table:table-cell office:value-type="float" office:value="0.417773" calcext:value-type="float">
            <text:p>0.417773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35199" calcext:value-type="float">
            <text:p>0.35199</text:p>
          </table:table-cell>
          <table:table-cell office:value-type="float" office:value="0.344046" calcext:value-type="float">
            <text:p>0.344046</text:p>
          </table:table-cell>
          <table:table-cell office:value-type="float" office:value="0.204931" calcext:value-type="float">
            <text:p>0.204931</text:p>
          </table:table-cell>
          <table:table-cell office:value-type="float" office:value="0.396299" calcext:value-type="float">
            <text:p>0.396299</text:p>
          </table:table-cell>
          <table:table-cell office:value-type="float" office:value="0.195161" calcext:value-type="float">
            <text:p>0.195161</text:p>
          </table:table-cell>
          <table:table-cell office:value-type="float" office:value="1.01724" calcext:value-type="float">
            <text:p>1.01724</text:p>
          </table:table-cell>
          <table:table-cell office:value-type="float" office:value="0.399375" calcext:value-type="float">
            <text:p>0.399375</text:p>
          </table:table-cell>
          <table:table-cell office:value-type="float" office:value="0.51461" calcext:value-type="float">
            <text:p>0.51461</text:p>
          </table:table-cell>
          <table:table-cell office:value-type="float" office:value="0.504439" calcext:value-type="float">
            <text:p>0.504439</text:p>
          </table:table-cell>
          <table:table-cell office:value-type="float" office:value="0.943988" calcext:value-type="float">
            <text:p>0.943988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0.289722" calcext:value-type="float">
            <text:p>0.289722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02026" calcext:value-type="float">
            <text:p>0.702026</text:p>
          </table:table-cell>
          <table:table-cell office:value-type="float" office:value="0.922185" calcext:value-type="float">
            <text:p>0.922185</text:p>
          </table:table-cell>
          <table:table-cell office:value-type="float" office:value="0.515006" calcext:value-type="float">
            <text:p>0.515006</text:p>
          </table:table-cell>
          <table:table-cell office:value-type="float" office:value="0.715008" calcext:value-type="float">
            <text:p>0.715008</text:p>
          </table:table-cell>
          <table:table-cell office:value-type="float" office:value="0.44126" calcext:value-type="float">
            <text:p>0.44126</text:p>
          </table:table-cell>
          <table:table-cell office:value-type="float" office:value="1.857" calcext:value-type="float">
            <text:p>1.857</text:p>
          </table:table-cell>
          <table:table-cell office:value-type="float" office:value="0.493808" calcext:value-type="float">
            <text:p>0.493808</text:p>
          </table:table-cell>
          <table:table-cell office:value-type="float" office:value="1.63909" calcext:value-type="float">
            <text:p>1.63909</text:p>
          </table:table-cell>
          <table:table-cell office:value-type="float" office:value="0.568081" calcext:value-type="float">
            <text:p>0.568081</text:p>
          </table:table-cell>
          <table:table-cell office:value-type="float" office:value="0.473848" calcext:value-type="float">
            <text:p>0.473848</text:p>
          </table:table-cell>
          <table:table-cell office:value-type="float" office:value="1.52167" calcext:value-type="float">
            <text:p>1.52167</text:p>
          </table:table-cell>
          <table:table-cell office:value-type="float" office:value="0.59051" calcext:value-type="float">
            <text:p>0.59051</text:p>
          </table:table-cell>
          <table:table-cell office:value-type="float" office:value="1.93162" calcext:value-type="float">
            <text:p>1.93162</text:p>
          </table:table-cell>
          <table:table-cell office:value-type="float" office:value="0.619353" calcext:value-type="float">
            <text:p>0.619353</text:p>
          </table:table-cell>
          <table:table-cell office:value-type="float" office:value="0.622779" calcext:value-type="float">
            <text:p>0.622779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1.35176" calcext:value-type="float">
            <text:p>1.35176</text:p>
          </table:table-cell>
          <table:table-cell office:value-type="float" office:value="0.678699" calcext:value-type="float">
            <text:p>0.678699</text:p>
          </table:table-cell>
          <table:table-cell office:value-type="float" office:value="0.551149" calcext:value-type="float">
            <text:p>0.551149</text:p>
          </table:table-cell>
          <table:table-cell office:value-type="float" office:value="1.93055" calcext:value-type="float">
            <text:p>1.93055</text:p>
          </table:table-cell>
          <table:table-cell office:value-type="float" office:value="1.94785" calcext:value-type="float">
            <text:p>1.94785</text:p>
          </table:table-cell>
          <table:table-cell office:value-type="float" office:value="1.74307" calcext:value-type="float">
            <text:p>1.74307</text:p>
          </table:table-cell>
          <table:table-cell office:value-type="float" office:value="1.76461" calcext:value-type="float">
            <text:p>1.76461</text:p>
          </table:table-cell>
          <table:table-cell office:value-type="float" office:value="1.57912" calcext:value-type="float">
            <text:p>1.57912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1.66538" calcext:value-type="float">
            <text:p>1.66538</text:p>
          </table:table-cell>
          <table:table-cell office:value-type="float" office:value="1.42001" calcext:value-type="float">
            <text:p>1.42001</text:p>
          </table:table-cell>
          <table:table-cell table:number-columns-repeated="20"/>
          <table:table-cell table:formula="of:=MIN([.A165:.BL165])" office:value-type="float" office:value="0.195161" calcext:value-type="float">
            <text:p>0.195161</text:p>
          </table:table-cell>
          <table:table-cell table:formula="of:=MAX([.A165:.BL165])" office:value-type="float" office:value="1.94785" calcext:value-type="float">
            <text:p>1.94785</text:p>
          </table:table-cell>
          <table:table-cell table:number-columns-repeated="7"/>
        </table:table-row>
        <table:table-row table:style-name="ro1">
          <table:table-cell office:value-type="float" office:value="0.200493" calcext:value-type="float">
            <text:p>0.200493</text:p>
          </table:table-cell>
          <table:table-cell office:value-type="float" office:value="0.218631" calcext:value-type="float">
            <text:p>0.218631</text:p>
          </table:table-cell>
          <table:table-cell office:value-type="float" office:value="0.262654" calcext:value-type="float">
            <text:p>0.262654</text:p>
          </table:table-cell>
          <table:table-cell office:value-type="float" office:value="0.208277" calcext:value-type="float">
            <text:p>0.208277</text:p>
          </table:table-cell>
          <table:table-cell office:value-type="float" office:value="0.221668" calcext:value-type="float">
            <text:p>0.221668</text:p>
          </table:table-cell>
          <table:table-cell office:value-type="float" office:value="0.228517" calcext:value-type="float">
            <text:p>0.228517</text:p>
          </table:table-cell>
          <table:table-cell office:value-type="float" office:value="0.334529" calcext:value-type="float">
            <text:p>0.334529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207455" calcext:value-type="float">
            <text:p>0.207455</text:p>
          </table:table-cell>
          <table:table-cell office:value-type="float" office:value="0.223195" calcext:value-type="float">
            <text:p>0.223195</text:p>
          </table:table-cell>
          <table:table-cell office:value-type="float" office:value="0.971623" calcext:value-type="float">
            <text:p>0.971623</text:p>
          </table:table-cell>
          <table:table-cell office:value-type="float" office:value="0.604153" calcext:value-type="float">
            <text:p>0.604153</text:p>
          </table:table-cell>
          <table:table-cell office:value-type="float" office:value="0.375099" calcext:value-type="float">
            <text:p>0.375099</text:p>
          </table:table-cell>
          <table:table-cell office:value-type="float" office:value="0.304234" calcext:value-type="float">
            <text:p>0.304234</text:p>
          </table:table-cell>
          <table:table-cell office:value-type="float" office:value="0.350486" calcext:value-type="float">
            <text:p>0.350486</text:p>
          </table:table-cell>
          <table:table-cell office:value-type="float" office:value="0.204487" calcext:value-type="float">
            <text:p>0.204487</text:p>
          </table:table-cell>
          <table:table-cell office:value-type="float" office:value="0.247571" calcext:value-type="float">
            <text:p>0.247571</text:p>
          </table:table-cell>
          <table:table-cell office:value-type="float" office:value="0.261666" calcext:value-type="float">
            <text:p>0.261666</text:p>
          </table:table-cell>
          <table:table-cell office:value-type="float" office:value="0.231531" calcext:value-type="float">
            <text:p>0.231531</text:p>
          </table:table-cell>
          <table:table-cell office:value-type="float" office:value="0.330836" calcext:value-type="float">
            <text:p>0.330836</text:p>
          </table:table-cell>
          <table:table-cell office:value-type="float" office:value="0.233607" calcext:value-type="float">
            <text:p>0.233607</text:p>
          </table:table-cell>
          <table:table-cell office:value-type="float" office:value="0.222244" calcext:value-type="float">
            <text:p>0.222244</text:p>
          </table:table-cell>
          <table:table-cell office:value-type="float" office:value="0.260003" calcext:value-type="float">
            <text:p>0.260003</text:p>
          </table:table-cell>
          <table:table-cell office:value-type="float" office:value="2.10223" calcext:value-type="float">
            <text:p>2.10223</text:p>
          </table:table-cell>
          <table:table-cell office:value-type="float" office:value="1.8636" calcext:value-type="float">
            <text:p>1.8636</text:p>
          </table:table-cell>
          <table:table-cell office:value-type="float" office:value="1.92858" calcext:value-type="float">
            <text:p>1.92858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1.45886" calcext:value-type="float">
            <text:p>1.45886</text:p>
          </table:table-cell>
          <table:table-cell office:value-type="float" office:value="1.52705" calcext:value-type="float">
            <text:p>1.52705</text:p>
          </table:table-cell>
          <table:table-cell office:value-type="float" office:value="2.00791" calcext:value-type="float">
            <text:p>2.00791</text:p>
          </table:table-cell>
          <table:table-cell office:value-type="float" office:value="1.23744" calcext:value-type="float">
            <text:p>1.23744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2.10641" calcext:value-type="float">
            <text:p>2.10641</text:p>
          </table:table-cell>
          <table:table-cell office:value-type="float" office:value="0.275509" calcext:value-type="float">
            <text:p>0.275509</text:p>
          </table:table-cell>
          <table:table-cell office:value-type="float" office:value="0.256188" calcext:value-type="float">
            <text:p>0.256188</text:p>
          </table:table-cell>
          <table:table-cell office:value-type="float" office:value="0.224986" calcext:value-type="float">
            <text:p>0.224986</text:p>
          </table:table-cell>
          <table:table-cell office:value-type="float" office:value="2.362" calcext:value-type="float">
            <text:p>2.362</text:p>
          </table:table-cell>
          <table:table-cell office:value-type="float" office:value="1.39731" calcext:value-type="float">
            <text:p>1.39731</text:p>
          </table:table-cell>
          <table:table-cell office:value-type="float" office:value="0.480793" calcext:value-type="float">
            <text:p>0.480793</text:p>
          </table:table-cell>
          <table:table-cell office:value-type="float" office:value="2.53744" calcext:value-type="float">
            <text:p>2.53744</text:p>
          </table:table-cell>
          <table:table-cell office:value-type="float" office:value="0.337545" calcext:value-type="float">
            <text:p>0.337545</text:p>
          </table:table-cell>
          <table:table-cell office:value-type="float" office:value="2.59424" calcext:value-type="float">
            <text:p>2.59424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0.267914" calcext:value-type="float">
            <text:p>0.267914</text:p>
          </table:table-cell>
          <table:table-cell office:value-type="float" office:value="0.199424" calcext:value-type="float">
            <text:p>0.199424</text:p>
          </table:table-cell>
          <table:table-cell office:value-type="float" office:value="0.48716" calcext:value-type="float">
            <text:p>0.48716</text:p>
          </table:table-cell>
          <table:table-cell office:value-type="float" office:value="0.834658" calcext:value-type="float">
            <text:p>0.834658</text:p>
          </table:table-cell>
          <table:table-cell office:value-type="float" office:value="0.126929" calcext:value-type="float">
            <text:p>0.126929</text:p>
          </table:table-cell>
          <table:table-cell table:number-columns-repeated="20"/>
          <table:table-cell table:formula="of:=MIN([.A166:.BL166])" office:value-type="float" office:value="0.126929" calcext:value-type="float">
            <text:p>0.126929</text:p>
          </table:table-cell>
          <table:table-cell table:formula="of:=MAX([.A166:.BL166])" office:value-type="float" office:value="2.59424" calcext:value-type="float">
            <text:p>2.59424</text:p>
          </table:table-cell>
          <table:table-cell table:number-columns-repeated="7"/>
        </table:table-row>
        <table:table-row table:style-name="ro1">
          <table:table-cell office:value-type="float" office:value="0.196291" calcext:value-type="float">
            <text:p>0.196291</text:p>
          </table:table-cell>
          <table:table-cell office:value-type="float" office:value="0.214883" calcext:value-type="float">
            <text:p>0.214883</text:p>
          </table:table-cell>
          <table:table-cell office:value-type="float" office:value="0.261679" calcext:value-type="float">
            <text:p>0.261679</text:p>
          </table:table-cell>
          <table:table-cell office:value-type="float" office:value="0.302881" calcext:value-type="float">
            <text:p>0.302881</text:p>
          </table:table-cell>
          <table:table-cell office:value-type="float" office:value="0.197404" calcext:value-type="float">
            <text:p>0.197404</text:p>
          </table:table-cell>
          <table:table-cell office:value-type="float" office:value="0.209367" calcext:value-type="float">
            <text:p>0.209367</text:p>
          </table:table-cell>
          <table:table-cell office:value-type="float" office:value="0.389605" calcext:value-type="float">
            <text:p>0.389605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.39204" calcext:value-type="float">
            <text:p>0.39204</text:p>
          </table:table-cell>
          <table:table-cell office:value-type="float" office:value="0.192541" calcext:value-type="float">
            <text:p>0.192541</text:p>
          </table:table-cell>
          <table:table-cell office:value-type="float" office:value="0.198598" calcext:value-type="float">
            <text:p>0.198598</text:p>
          </table:table-cell>
          <table:table-cell office:value-type="float" office:value="0.206955" calcext:value-type="float">
            <text:p>0.206955</text:p>
          </table:table-cell>
          <table:table-cell office:value-type="float" office:value="0.191796" calcext:value-type="float">
            <text:p>0.191796</text:p>
          </table:table-cell>
          <table:table-cell office:value-type="float" office:value="0.189409" calcext:value-type="float">
            <text:p>0.189409</text:p>
          </table:table-cell>
          <table:table-cell office:value-type="float" office:value="0.567322" calcext:value-type="float">
            <text:p>0.567322</text:p>
          </table:table-cell>
          <table:table-cell office:value-type="float" office:value="0.194717" calcext:value-type="float">
            <text:p>0.194717</text:p>
          </table:table-cell>
          <table:table-cell office:value-type="float" office:value="0.396333" calcext:value-type="float">
            <text:p>0.396333</text:p>
          </table:table-cell>
          <table:table-cell office:value-type="float" office:value="0.226561" calcext:value-type="float">
            <text:p>0.226561</text:p>
          </table:table-cell>
          <table:table-cell office:value-type="float" office:value="0.188205" calcext:value-type="float">
            <text:p>0.188205</text:p>
          </table:table-cell>
          <table:table-cell office:value-type="float" office:value="1.56559" calcext:value-type="float">
            <text:p>1.56559</text:p>
          </table:table-cell>
          <table:table-cell office:value-type="float" office:value="1.5716" calcext:value-type="float">
            <text:p>1.5716</text:p>
          </table:table-cell>
          <table:table-cell office:value-type="float" office:value="1.53797" calcext:value-type="float">
            <text:p>1.53797</text:p>
          </table:table-cell>
          <table:table-cell office:value-type="float" office:value="0.929946" calcext:value-type="float">
            <text:p>0.929946</text:p>
          </table:table-cell>
          <table:table-cell office:value-type="float" office:value="0.402162" calcext:value-type="float">
            <text:p>0.402162</text:p>
          </table:table-cell>
          <table:table-cell office:value-type="float" office:value="0.994205" calcext:value-type="float">
            <text:p>0.994205</text:p>
          </table:table-cell>
          <table:table-cell office:value-type="float" office:value="0.482484" calcext:value-type="float">
            <text:p>0.482484</text:p>
          </table:table-cell>
          <table:table-cell office:value-type="float" office:value="1.49987" calcext:value-type="float">
            <text:p>1.49987</text:p>
          </table:table-cell>
          <table:table-cell office:value-type="float" office:value="1.48913" calcext:value-type="float">
            <text:p>1.48913</text:p>
          </table:table-cell>
          <table:table-cell office:value-type="float" office:value="0.491312" calcext:value-type="float">
            <text:p>0.491312</text:p>
          </table:table-cell>
          <table:table-cell office:value-type="float" office:value="1.34317" calcext:value-type="float">
            <text:p>1.34317</text:p>
          </table:table-cell>
          <table:table-cell office:value-type="float" office:value="1.71515" calcext:value-type="float">
            <text:p>1.71515</text:p>
          </table:table-cell>
          <table:table-cell office:value-type="float" office:value="1.56204" calcext:value-type="float">
            <text:p>1.56204</text:p>
          </table:table-cell>
          <table:table-cell office:value-type="float" office:value="1.86542" calcext:value-type="float">
            <text:p>1.86542</text:p>
          </table:table-cell>
          <table:table-cell office:value-type="float" office:value="1.9049" calcext:value-type="float">
            <text:p>1.9049</text:p>
          </table:table-cell>
          <table:table-cell office:value-type="float" office:value="1.27612" calcext:value-type="float">
            <text:p>1.27612</text:p>
          </table:table-cell>
          <table:table-cell office:value-type="float" office:value="1.2759" calcext:value-type="float">
            <text:p>1.2759</text:p>
          </table:table-cell>
          <table:table-cell office:value-type="float" office:value="1.08753" calcext:value-type="float">
            <text:p>1.08753</text:p>
          </table:table-cell>
          <table:table-cell office:value-type="float" office:value="0.90499" calcext:value-type="float">
            <text:p>0.90499</text:p>
          </table:table-cell>
          <table:table-cell office:value-type="float" office:value="0.721434" calcext:value-type="float">
            <text:p>0.721434</text:p>
          </table:table-cell>
          <table:table-cell office:value-type="float" office:value="0.552902" calcext:value-type="float">
            <text:p>0.552902</text:p>
          </table:table-cell>
          <table:table-cell office:value-type="float" office:value="0.40134" calcext:value-type="float">
            <text:p>0.40134</text:p>
          </table:table-cell>
          <table:table-cell office:value-type="float" office:value="0.322844" calcext:value-type="float">
            <text:p>0.322844</text:p>
          </table:table-cell>
          <table:table-cell office:value-type="float" office:value="0.332755" calcext:value-type="float">
            <text:p>0.332755</text:p>
          </table:table-cell>
          <table:table-cell office:value-type="float" office:value="2.13344" calcext:value-type="float">
            <text:p>2.13344</text:p>
          </table:table-cell>
          <table:table-cell office:value-type="float" office:value="2.14685" calcext:value-type="float">
            <text:p>2.14685</text:p>
          </table:table-cell>
          <table:table-cell office:value-type="float" office:value="0.206439" calcext:value-type="float">
            <text:p>0.206439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303985" calcext:value-type="float">
            <text:p>0.303985</text:p>
          </table:table-cell>
          <table:table-cell table:number-columns-repeated="20"/>
          <table:table-cell table:formula="of:=MIN([.A167:.BL167])" office:value-type="float" office:value="0.13762" calcext:value-type="float">
            <text:p>0.13762</text:p>
          </table:table-cell>
          <table:table-cell table:formula="of:=MAX([.A167:.BL167])" office:value-type="float" office:value="2.14685" calcext:value-type="float">
            <text:p>2.14685</text:p>
          </table:table-cell>
          <table:table-cell table:number-columns-repeated="7"/>
        </table:table-row>
        <table:table-row table:style-name="ro1">
          <table:table-cell office:value-type="float" office:value="0.208738" calcext:value-type="float">
            <text:p>0.208738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204024" calcext:value-type="float">
            <text:p>0.204024</text:p>
          </table:table-cell>
          <table:table-cell office:value-type="float" office:value="0.221347" calcext:value-type="float">
            <text:p>0.221347</text:p>
          </table:table-cell>
          <table:table-cell office:value-type="float" office:value="0.211225" calcext:value-type="float">
            <text:p>0.211225</text:p>
          </table:table-cell>
          <table:table-cell office:value-type="float" office:value="0.220509" calcext:value-type="float">
            <text:p>0.220509</text:p>
          </table:table-cell>
          <table:table-cell office:value-type="float" office:value="0.228031" calcext:value-type="float">
            <text:p>0.228031</text:p>
          </table:table-cell>
          <table:table-cell office:value-type="float" office:value="0.460648" calcext:value-type="float">
            <text:p>0.460648</text:p>
          </table:table-cell>
          <table:table-cell office:value-type="float" office:value="0.244669" calcext:value-type="float">
            <text:p>0.244669</text:p>
          </table:table-cell>
          <table:table-cell office:value-type="float" office:value="0.289476" calcext:value-type="float">
            <text:p>0.289476</text:p>
          </table:table-cell>
          <table:table-cell office:value-type="float" office:value="0.307881" calcext:value-type="float">
            <text:p>0.307881</text:p>
          </table:table-cell>
          <table:table-cell office:value-type="float" office:value="0.265581" calcext:value-type="float">
            <text:p>0.265581</text:p>
          </table:table-cell>
          <table:table-cell office:value-type="float" office:value="0.215988" calcext:value-type="float">
            <text:p>0.215988</text:p>
          </table:table-cell>
          <table:table-cell office:value-type="float" office:value="1.26312" calcext:value-type="float">
            <text:p>1.26312</text:p>
          </table:table-cell>
          <table:table-cell office:value-type="float" office:value="0.291455" calcext:value-type="float">
            <text:p>0.291455</text:p>
          </table:table-cell>
          <table:table-cell office:value-type="float" office:value="1.16251" calcext:value-type="float">
            <text:p>1.16251</text:p>
          </table:table-cell>
          <table:table-cell office:value-type="float" office:value="0.741364" calcext:value-type="float">
            <text:p>0.741364</text:p>
          </table:table-cell>
          <table:table-cell office:value-type="float" office:value="1.67351" calcext:value-type="float">
            <text:p>1.67351</text:p>
          </table:table-cell>
          <table:table-cell office:value-type="float" office:value="0.210238" calcext:value-type="float">
            <text:p>0.210238</text:p>
          </table:table-cell>
          <table:table-cell office:value-type="float" office:value="1.2721" calcext:value-type="float">
            <text:p>1.2721</text:p>
          </table:table-cell>
          <table:table-cell office:value-type="float" office:value="1.10227" calcext:value-type="float">
            <text:p>1.10227</text:p>
          </table:table-cell>
          <table:table-cell office:value-type="float" office:value="0.245126" calcext:value-type="float">
            <text:p>0.245126</text:p>
          </table:table-cell>
          <table:table-cell office:value-type="float" office:value="2.11226" calcext:value-type="float">
            <text:p>2.11226</text:p>
          </table:table-cell>
          <table:table-cell office:value-type="float" office:value="0.947679" calcext:value-type="float">
            <text:p>0.947679</text:p>
          </table:table-cell>
          <table:table-cell office:value-type="float" office:value="1.94839" calcext:value-type="float">
            <text:p>1.94839</text:p>
          </table:table-cell>
          <table:table-cell office:value-type="float" office:value="2.04544" calcext:value-type="float">
            <text:p>2.04544</text:p>
          </table:table-cell>
          <table:table-cell office:value-type="float" office:value="1.87279" calcext:value-type="float">
            <text:p>1.87279</text:p>
          </table:table-cell>
          <table:table-cell office:value-type="float" office:value="0.813495" calcext:value-type="float">
            <text:p>0.813495</text:p>
          </table:table-cell>
          <table:table-cell office:value-type="float" office:value="0.953316" calcext:value-type="float">
            <text:p>0.953316</text:p>
          </table:table-cell>
          <table:table-cell office:value-type="float" office:value="0.277383" calcext:value-type="float">
            <text:p>0.277383</text:p>
          </table:table-cell>
          <table:table-cell office:value-type="float" office:value="0.878504" calcext:value-type="float">
            <text:p>0.878504</text:p>
          </table:table-cell>
          <table:table-cell office:value-type="float" office:value="1.35652" calcext:value-type="float">
            <text:p>1.35652</text:p>
          </table:table-cell>
          <table:table-cell office:value-type="float" office:value="0.202187" calcext:value-type="float">
            <text:p>0.202187</text:p>
          </table:table-cell>
          <table:table-cell office:value-type="float" office:value="2.1815" calcext:value-type="float">
            <text:p>2.1815</text:p>
          </table:table-cell>
          <table:table-cell office:value-type="float" office:value="1.73989" calcext:value-type="float">
            <text:p>1.73989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0.198918" calcext:value-type="float">
            <text:p>0.198918</text:p>
          </table:table-cell>
          <table:table-cell office:value-type="float" office:value="1.87303" calcext:value-type="float">
            <text:p>1.87303</text:p>
          </table:table-cell>
          <table:table-cell office:value-type="float" office:value="1.62384" calcext:value-type="float">
            <text:p>1.6238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1.05246" calcext:value-type="float">
            <text:p>1.05246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2.69471" calcext:value-type="float">
            <text:p>2.69471</text:p>
          </table:table-cell>
          <table:table-cell office:value-type="float" office:value="1.79337" calcext:value-type="float">
            <text:p>1.79337</text:p>
          </table:table-cell>
          <table:table-cell office:value-type="float" office:value="1.56393" calcext:value-type="float">
            <text:p>1.56393</text:p>
          </table:table-cell>
          <table:table-cell office:value-type="float" office:value="1.40663" calcext:value-type="float">
            <text:p>1.40663</text:p>
          </table:table-cell>
          <table:table-cell office:value-type="float" office:value="0.844788" calcext:value-type="float">
            <text:p>0.844788</text:p>
          </table:table-cell>
          <table:table-cell office:value-type="float" office:value="0.701197" calcext:value-type="float">
            <text:p>0.701197</text:p>
          </table:table-cell>
          <table:table-cell table:number-columns-repeated="20"/>
          <table:table-cell table:formula="of:=MIN([.A168:.BL168])" office:value-type="float" office:value="0.198918" calcext:value-type="float">
            <text:p>0.198918</text:p>
          </table:table-cell>
          <table:table-cell table:formula="of:=MAX([.A168:.BL168])" office:value-type="float" office:value="2.69471" calcext:value-type="float">
            <text:p>2.6947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54473" calcext:value-type="float">
            <text:p>0.154473</text:p>
          </table:table-cell>
          <table:table-cell office:value-type="float" office:value="0.167194" calcext:value-type="float">
            <text:p>0.167194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142677" calcext:value-type="float">
            <text:p>0.142677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0.327048" calcext:value-type="float">
            <text:p>0.327048</text:p>
          </table:table-cell>
          <table:table-cell office:value-type="float" office:value="0.159414" calcext:value-type="float">
            <text:p>0.159414</text:p>
          </table:table-cell>
          <table:table-cell office:value-type="float" office:value="0.162684" calcext:value-type="float">
            <text:p>0.162684</text:p>
          </table:table-cell>
          <table:table-cell office:value-type="float" office:value="0.164396" calcext:value-type="float">
            <text:p>0.164396</text:p>
          </table:table-cell>
          <table:table-cell office:value-type="float" office:value="0.144619" calcext:value-type="float">
            <text:p>0.144619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43166" calcext:value-type="float">
            <text:p>0.143166</text:p>
          </table:table-cell>
          <table:table-cell office:value-type="float" office:value="0.147304" calcext:value-type="float">
            <text:p>0.147304</text:p>
          </table:table-cell>
          <table:table-cell office:value-type="float" office:value="0.302386" calcext:value-type="float">
            <text:p>0.302386</text:p>
          </table:table-cell>
          <table:table-cell office:value-type="float" office:value="0.607001" calcext:value-type="float">
            <text:p>0.607001</text:p>
          </table:table-cell>
          <table:table-cell office:value-type="float" office:value="0.286535" calcext:value-type="float">
            <text:p>0.286535</text:p>
          </table:table-cell>
          <table:table-cell office:value-type="float" office:value="0.14827" calcext:value-type="float">
            <text:p>0.14827</text:p>
          </table:table-cell>
          <table:table-cell office:value-type="float" office:value="0.297504" calcext:value-type="float">
            <text:p>0.297504</text:p>
          </table:table-cell>
          <table:table-cell office:value-type="float" office:value="0.16544" calcext:value-type="float">
            <text:p>0.16544</text:p>
          </table:table-cell>
          <table:table-cell office:value-type="float" office:value="0.312031" calcext:value-type="float">
            <text:p>0.312031</text:p>
          </table:table-cell>
          <table:table-cell office:value-type="float" office:value="0.311958" calcext:value-type="float">
            <text:p>0.311958</text:p>
          </table:table-cell>
          <table:table-cell office:value-type="float" office:value="0.316584" calcext:value-type="float">
            <text:p>0.316584</text:p>
          </table:table-cell>
          <table:table-cell office:value-type="float" office:value="0.15312" calcext:value-type="float">
            <text:p>0.15312</text:p>
          </table:table-cell>
          <table:table-cell office:value-type="float" office:value="0.296866" calcext:value-type="float">
            <text:p>0.296866</text:p>
          </table:table-cell>
          <table:table-cell office:value-type="float" office:value="0.925215" calcext:value-type="float">
            <text:p>0.925215</text:p>
          </table:table-cell>
          <table:table-cell office:value-type="float" office:value="0.910711" calcext:value-type="float">
            <text:p>0.910711</text:p>
          </table:table-cell>
          <table:table-cell office:value-type="float" office:value="0.152167" calcext:value-type="float">
            <text:p>0.152167</text:p>
          </table:table-cell>
          <table:table-cell office:value-type="float" office:value="0.775457" calcext:value-type="float">
            <text:p>0.775457</text:p>
          </table:table-cell>
          <table:table-cell office:value-type="float" office:value="0.759559" calcext:value-type="float">
            <text:p>0.759559</text:p>
          </table:table-cell>
          <table:table-cell office:value-type="float" office:value="1.2473" calcext:value-type="float">
            <text:p>1.2473</text:p>
          </table:table-cell>
          <table:table-cell office:value-type="float" office:value="0.154243" calcext:value-type="float">
            <text:p>0.154243</text:p>
          </table:table-cell>
          <table:table-cell office:value-type="float" office:value="0.486001" calcext:value-type="float">
            <text:p>0.486001</text:p>
          </table:table-cell>
          <table:table-cell office:value-type="float" office:value="1.26182" calcext:value-type="float">
            <text:p>1.26182</text:p>
          </table:table-cell>
          <table:table-cell office:value-type="float" office:value="1.10644" calcext:value-type="float">
            <text:p>1.10644</text:p>
          </table:table-cell>
          <table:table-cell office:value-type="float" office:value="0.333409" calcext:value-type="float">
            <text:p>0.333409</text:p>
          </table:table-cell>
          <table:table-cell office:value-type="float" office:value="1.12345" calcext:value-type="float">
            <text:p>1.12345</text:p>
          </table:table-cell>
          <table:table-cell office:value-type="float" office:value="0.150545" calcext:value-type="float">
            <text:p>0.150545</text:p>
          </table:table-cell>
          <table:table-cell office:value-type="float" office:value="0.158498" calcext:value-type="float">
            <text:p>0.158498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1.56142" calcext:value-type="float">
            <text:p>1.56142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974101" calcext:value-type="float">
            <text:p>0.974101</text:p>
          </table:table-cell>
          <table:table-cell office:value-type="float" office:value="1.22639" calcext:value-type="float">
            <text:p>1.22639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1.38815" calcext:value-type="float">
            <text:p>1.38815</text:p>
          </table:table-cell>
          <table:table-cell office:value-type="float" office:value="0.148094" calcext:value-type="float">
            <text:p>0.148094</text:p>
          </table:table-cell>
          <table:table-cell office:value-type="float" office:value="0.635519" calcext:value-type="float">
            <text:p>0.635519</text:p>
          </table:table-cell>
          <table:table-cell office:value-type="float" office:value="1.41048" calcext:value-type="float">
            <text:p>1.41048</text:p>
          </table:table-cell>
          <table:table-cell office:value-type="float" office:value="0.901515" calcext:value-type="float">
            <text:p>0.901515</text:p>
          </table:table-cell>
          <table:table-cell office:value-type="float" office:value="0.137998" calcext:value-type="float">
            <text:p>0.137998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180538" calcext:value-type="float">
            <text:p>0.180538</text:p>
          </table:table-cell>
          <table:table-cell office:value-type="float" office:value="0.061753" calcext:value-type="float">
            <text:p>0.061753</text:p>
          </table:table-cell>
          <table:table-cell office:value-type="float" office:value="0.109585" calcext:value-type="float">
            <text:p>0.109585</text:p>
          </table:table-cell>
          <table:table-cell office:value-type="float" office:value="0.135479" calcext:value-type="float">
            <text:p>0.135479</text:p>
          </table:table-cell>
          <table:table-cell office:value-type="float" office:value="0.171796" calcext:value-type="float">
            <text:p>0.171796</text:p>
          </table:table-cell>
          <table:table-cell office:value-type="float" office:value="0.211747" calcext:value-type="float">
            <text:p>0.211747</text:p>
          </table:table-cell>
          <table:table-cell office:value-type="float" office:value="0.217707" calcext:value-type="float">
            <text:p>0.217707</text:p>
          </table:table-cell>
          <table:table-cell office:value-type="float" office:value="0.494223" calcext:value-type="float">
            <text:p>0.494223</text:p>
          </table:table-cell>
          <table:table-cell office:value-type="float" office:value="0.219014" calcext:value-type="float">
            <text:p>0.219014</text:p>
          </table:table-cell>
          <table:table-cell office:value-type="float" office:value="0.834279" calcext:value-type="float">
            <text:p>0.834279</text:p>
          </table:table-cell>
          <table:table-cell office:value-type="float" office:value="1.29828" calcext:value-type="float">
            <text:p>1.29828</text:p>
          </table:table-cell>
          <table:table-cell office:value-type="float" office:value="2.26287" calcext:value-type="float">
            <text:p>2.26287</text:p>
          </table:table-cell>
          <table:table-cell office:value-type="float" office:value="2.081" calcext:value-type="float">
            <text:p>2.081</text:p>
          </table:table-cell>
          <table:table-cell table:number-columns-repeated="4"/>
          <table:table-cell table:formula="of:=MIN([.A170:.BL170])" office:value-type="float" office:value="0.061753" calcext:value-type="float">
            <text:p>0.061753</text:p>
          </table:table-cell>
          <table:table-cell table:formula="of:=MAX([.A170:.BL170])" office:value-type="float" office:value="2.26287" calcext:value-type="float">
            <text:p>2.26287</text:p>
          </table:table-cell>
          <table:table-cell table:number-columns-repeated="7"/>
        </table:table-row>
        <table:table-row table:style-name="ro1">
          <table:table-cell office:value-type="float" office:value="0.150369" calcext:value-type="float">
            <text:p>0.150369</text:p>
          </table:table-cell>
          <table:table-cell office:value-type="float" office:value="0.159359" calcext:value-type="float">
            <text:p>0.159359</text:p>
          </table:table-cell>
          <table:table-cell office:value-type="float" office:value="0.160282" calcext:value-type="float">
            <text:p>0.160282</text:p>
          </table:table-cell>
          <table:table-cell office:value-type="float" office:value="0.143873" calcext:value-type="float">
            <text:p>0.143873</text:p>
          </table:table-cell>
          <table:table-cell office:value-type="float" office:value="0.288004" calcext:value-type="float">
            <text:p>0.288004</text:p>
          </table:table-cell>
          <table:table-cell office:value-type="float" office:value="0.143584" calcext:value-type="float">
            <text:p>0.143584</text:p>
          </table:table-cell>
          <table:table-cell office:value-type="float" office:value="0.15082" calcext:value-type="float">
            <text:p>0.15082</text:p>
          </table:table-cell>
          <table:table-cell office:value-type="float" office:value="0.151447" calcext:value-type="float">
            <text:p>0.151447</text:p>
          </table:table-cell>
          <table:table-cell office:value-type="float" office:value="0.580739" calcext:value-type="float">
            <text:p>0.580739</text:p>
          </table:table-cell>
          <table:table-cell office:value-type="float" office:value="0.580507" calcext:value-type="float">
            <text:p>0.580507</text:p>
          </table:table-cell>
          <table:table-cell office:value-type="float" office:value="0.438219" calcext:value-type="float">
            <text:p>0.438219</text:p>
          </table:table-cell>
          <table:table-cell office:value-type="float" office:value="0.148669" calcext:value-type="float">
            <text:p>0.148669</text:p>
          </table:table-cell>
          <table:table-cell office:value-type="float" office:value="0.148819" calcext:value-type="float">
            <text:p>0.148819</text:p>
          </table:table-cell>
          <table:table-cell office:value-type="float" office:value="0.292221" calcext:value-type="float">
            <text:p>0.292221</text:p>
          </table:table-cell>
          <table:table-cell office:value-type="float" office:value="0.299869" calcext:value-type="float">
            <text:p>0.299869</text:p>
          </table:table-cell>
          <table:table-cell office:value-type="float" office:value="0.303865" calcext:value-type="float">
            <text:p>0.303865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0.457826" calcext:value-type="float">
            <text:p>0.457826</text:p>
          </table:table-cell>
          <table:table-cell office:value-type="float" office:value="1.19056" calcext:value-type="float">
            <text:p>1.19056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0.454183" calcext:value-type="float">
            <text:p>0.454183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0.588521" calcext:value-type="float">
            <text:p>0.588521</text:p>
          </table:table-cell>
          <table:table-cell office:value-type="float" office:value="0.584853" calcext:value-type="float">
            <text:p>0.584853</text:p>
          </table:table-cell>
          <table:table-cell office:value-type="float" office:value="0.88953" calcext:value-type="float">
            <text:p>0.88953</text:p>
          </table:table-cell>
          <table:table-cell office:value-type="float" office:value="0.297261" calcext:value-type="float">
            <text:p>0.297261</text:p>
          </table:table-cell>
          <table:table-cell office:value-type="float" office:value="0.158592" calcext:value-type="float">
            <text:p>0.158592</text:p>
          </table:table-cell>
          <table:table-cell office:value-type="float" office:value="0.166807" calcext:value-type="float">
            <text:p>0.166807</text:p>
          </table:table-cell>
          <table:table-cell office:value-type="float" office:value="0.1599" calcext:value-type="float">
            <text:p>0.1599</text:p>
          </table:table-cell>
          <table:table-cell office:value-type="float" office:value="1.49473" calcext:value-type="float">
            <text:p>1.49473</text:p>
          </table:table-cell>
          <table:table-cell office:value-type="float" office:value="1.34367" calcext:value-type="float">
            <text:p>1.34367</text:p>
          </table:table-cell>
          <table:table-cell office:value-type="float" office:value="1.21377" calcext:value-type="float">
            <text:p>1.21377</text:p>
          </table:table-cell>
          <table:table-cell office:value-type="float" office:value="1.50451" calcext:value-type="float">
            <text:p>1.50451</text:p>
          </table:table-cell>
          <table:table-cell office:value-type="float" office:value="1.07711" calcext:value-type="float">
            <text:p>1.07711</text:p>
          </table:table-cell>
          <table:table-cell office:value-type="float" office:value="0.275612" calcext:value-type="float">
            <text:p>0.275612</text:p>
          </table:table-cell>
          <table:table-cell office:value-type="float" office:value="1.0837" calcext:value-type="float">
            <text:p>1.0837</text:p>
          </table:table-cell>
          <table:table-cell office:value-type="float" office:value="1.08676" calcext:value-type="float">
            <text:p>1.08676</text:p>
          </table:table-cell>
          <table:table-cell office:value-type="float" office:value="0.95734" calcext:value-type="float">
            <text:p>0.95734</text:p>
          </table:table-cell>
          <table:table-cell office:value-type="float" office:value="0.396105" calcext:value-type="float">
            <text:p>0.396105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1.74689" calcext:value-type="float">
            <text:p>1.74689</text:p>
          </table:table-cell>
          <table:table-cell office:value-type="float" office:value="1.007" calcext:value-type="float">
            <text:p>1.007</text:p>
          </table:table-cell>
          <table:table-cell office:value-type="float" office:value="1.90642" calcext:value-type="float">
            <text:p>1.90642</text:p>
          </table:table-cell>
          <table:table-cell office:value-type="float" office:value="1.35143" calcext:value-type="float">
            <text:p>1.35143</text:p>
          </table:table-cell>
          <table:table-cell office:value-type="float" office:value="1.2171" calcext:value-type="float">
            <text:p>1.2171</text:p>
          </table:table-cell>
          <table:table-cell office:value-type="float" office:value="1.36976" calcext:value-type="float">
            <text:p>1.36976</text:p>
          </table:table-cell>
          <table:table-cell office:value-type="float" office:value="1.80517" calcext:value-type="float">
            <text:p>1.80517</text:p>
          </table:table-cell>
          <table:table-cell office:value-type="float" office:value="1.25161" calcext:value-type="float">
            <text:p>1.25161</text:p>
          </table:table-cell>
          <table:table-cell office:value-type="float" office:value="1.28656" calcext:value-type="float">
            <text:p>1.28656</text:p>
          </table:table-cell>
          <table:table-cell office:value-type="float" office:value="1.13731" calcext:value-type="float">
            <text:p>1.13731</text:p>
          </table:table-cell>
          <table:table-cell office:value-type="float" office:value="1.77573" calcext:value-type="float">
            <text:p>1.77573</text:p>
          </table:table-cell>
          <table:table-cell office:value-type="float" office:value="1.22069" calcext:value-type="float">
            <text:p>1.22069</text:p>
          </table:table-cell>
          <table:table-cell office:value-type="float" office:value="2.0038" calcext:value-type="float">
            <text:p>2.0038</text:p>
          </table:table-cell>
          <table:table-cell office:value-type="float" office:value="1.31231" calcext:value-type="float">
            <text:p>1.31231</text:p>
          </table:table-cell>
          <table:table-cell office:value-type="float" office:value="1.31906" calcext:value-type="float">
            <text:p>1.31906</text:p>
          </table:table-cell>
          <table:table-cell office:value-type="float" office:value="1.62317" calcext:value-type="float">
            <text:p>1.62317</text:p>
          </table:table-cell>
          <table:table-cell office:value-type="float" office:value="1.03663" calcext:value-type="float">
            <text:p>1.03663</text:p>
          </table:table-cell>
          <table:table-cell office:value-type="float" office:value="1.04862" calcext:value-type="float">
            <text:p>1.04862</text:p>
          </table:table-cell>
          <table:table-cell office:value-type="float" office:value="0.120881" calcext:value-type="float">
            <text:p>0.120881</text:p>
          </table:table-cell>
          <table:table-cell office:value-type="float" office:value="0.395139" calcext:value-type="float">
            <text:p>0.395139</text:p>
          </table:table-cell>
          <table:table-cell office:value-type="float" office:value="0.0749838" calcext:value-type="float">
            <text:p>0.0749838</text:p>
          </table:table-cell>
          <table:table-cell office:value-type="float" office:value="0.138195" calcext:value-type="float">
            <text:p>0.138195</text:p>
          </table:table-cell>
          <table:table-cell office:value-type="float" office:value="0.106633" calcext:value-type="float">
            <text:p>0.106633</text:p>
          </table:table-cell>
          <table:table-cell table:number-columns-repeated="4"/>
          <table:table-cell table:formula="of:=MIN([.A171:.BL171])" office:value-type="float" office:value="0.0749838" calcext:value-type="float">
            <text:p>0.0749838</text:p>
          </table:table-cell>
          <table:table-cell table:formula="of:=MAX([.A171:.BL171])" office:value-type="float" office:value="2.0038" calcext:value-type="float">
            <text:p>2.0038</text:p>
          </table:table-cell>
          <table:table-cell table:number-columns-repeated="7"/>
        </table:table-row>
        <table:table-row table:style-name="ro1">
          <table:table-cell office:value-type="float" office:value="0.154476" calcext:value-type="float">
            <text:p>0.154476</text:p>
          </table:table-cell>
          <table:table-cell office:value-type="float" office:value="0.154634" calcext:value-type="float">
            <text:p>0.154634</text:p>
          </table:table-cell>
          <table:table-cell office:value-type="float" office:value="0.145158" calcext:value-type="float">
            <text:p>0.145158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148298" calcext:value-type="float">
            <text:p>0.148298</text:p>
          </table:table-cell>
          <table:table-cell office:value-type="float" office:value="0.168431" calcext:value-type="float">
            <text:p>0.168431</text:p>
          </table:table-cell>
          <table:table-cell office:value-type="float" office:value="0.154247" calcext:value-type="float">
            <text:p>0.154247</text:p>
          </table:table-cell>
          <table:table-cell office:value-type="float" office:value="0.157597" calcext:value-type="float">
            <text:p>0.157597</text:p>
          </table:table-cell>
          <table:table-cell office:value-type="float" office:value="0.144109" calcext:value-type="float">
            <text:p>0.144109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911934" calcext:value-type="float">
            <text:p>0.911934</text:p>
          </table:table-cell>
          <table:table-cell office:value-type="float" office:value="0.907664" calcext:value-type="float">
            <text:p>0.907664</text:p>
          </table:table-cell>
          <table:table-cell office:value-type="float" office:value="0.149609" calcext:value-type="float">
            <text:p>0.149609</text:p>
          </table:table-cell>
          <table:table-cell office:value-type="float" office:value="0.795623" calcext:value-type="float">
            <text:p>0.795623</text:p>
          </table:table-cell>
          <table:table-cell office:value-type="float" office:value="0.808074" calcext:value-type="float">
            <text:p>0.808074</text:p>
          </table:table-cell>
          <table:table-cell office:value-type="float" office:value="0.665063" calcext:value-type="float">
            <text:p>0.665063</text:p>
          </table:table-cell>
          <table:table-cell office:value-type="float" office:value="0.90125" calcext:value-type="float">
            <text:p>0.90125</text:p>
          </table:table-cell>
          <table:table-cell office:value-type="float" office:value="0.59749" calcext:value-type="float">
            <text:p>0.59749</text:p>
          </table:table-cell>
          <table:table-cell office:value-type="float" office:value="0.792138" calcext:value-type="float">
            <text:p>0.792138</text:p>
          </table:table-cell>
          <table:table-cell office:value-type="float" office:value="0.770488" calcext:value-type="float">
            <text:p>0.770488</text:p>
          </table:table-cell>
          <table:table-cell office:value-type="float" office:value="0.643143" calcext:value-type="float">
            <text:p>0.643143</text:p>
          </table:table-cell>
          <table:table-cell office:value-type="float" office:value="0.384603" calcext:value-type="float">
            <text:p>0.384603</text:p>
          </table:table-cell>
          <table:table-cell office:value-type="float" office:value="0.756769" calcext:value-type="float">
            <text:p>0.756769</text:p>
          </table:table-cell>
          <table:table-cell office:value-type="float" office:value="0.641363" calcext:value-type="float">
            <text:p>0.641363</text:p>
          </table:table-cell>
          <table:table-cell office:value-type="float" office:value="0.606195" calcext:value-type="float">
            <text:p>0.606195</text:p>
          </table:table-cell>
          <table:table-cell office:value-type="float" office:value="0.50674" calcext:value-type="float">
            <text:p>0.50674</text:p>
          </table:table-cell>
          <table:table-cell office:value-type="float" office:value="0.59321" calcext:value-type="float">
            <text:p>0.59321</text:p>
          </table:table-cell>
          <table:table-cell office:value-type="float" office:value="0.539731" calcext:value-type="float">
            <text:p>0.539731</text:p>
          </table:table-cell>
          <table:table-cell office:value-type="float" office:value="1.29958" calcext:value-type="float">
            <text:p>1.29958</text:p>
          </table:table-cell>
          <table:table-cell office:value-type="float" office:value="1.04092" calcext:value-type="float">
            <text:p>1.04092</text:p>
          </table:table-cell>
          <table:table-cell office:value-type="float" office:value="1.25245" calcext:value-type="float">
            <text:p>1.25245</text:p>
          </table:table-cell>
          <table:table-cell office:value-type="float" office:value="0.981734" calcext:value-type="float">
            <text:p>0.981734</text:p>
          </table:table-cell>
          <table:table-cell office:value-type="float" office:value="0.947629" calcext:value-type="float">
            <text:p>0.947629</text:p>
          </table:table-cell>
          <table:table-cell office:value-type="float" office:value="0.877615" calcext:value-type="float">
            <text:p>0.877615</text:p>
          </table:table-cell>
          <table:table-cell office:value-type="float" office:value="0.688377" calcext:value-type="float">
            <text:p>0.688377</text:p>
          </table:table-cell>
          <table:table-cell office:value-type="float" office:value="0.753035" calcext:value-type="float">
            <text:p>0.753035</text:p>
          </table:table-cell>
          <table:table-cell office:value-type="float" office:value="0.777664" calcext:value-type="float">
            <text:p>0.777664</text:p>
          </table:table-cell>
          <table:table-cell office:value-type="float" office:value="0.831859" calcext:value-type="float">
            <text:p>0.831859</text:p>
          </table:table-cell>
          <table:table-cell office:value-type="float" office:value="0.806847" calcext:value-type="float">
            <text:p>0.806847</text:p>
          </table:table-cell>
          <table:table-cell office:value-type="float" office:value="0.468835" calcext:value-type="float">
            <text:p>0.468835</text:p>
          </table:table-cell>
          <table:table-cell office:value-type="float" office:value="0.825079" calcext:value-type="float">
            <text:p>0.825079</text:p>
          </table:table-cell>
          <table:table-cell office:value-type="float" office:value="0.864922" calcext:value-type="float">
            <text:p>0.864922</text:p>
          </table:table-cell>
          <table:table-cell office:value-type="float" office:value="0.745042" calcext:value-type="float">
            <text:p>0.745042</text:p>
          </table:table-cell>
          <table:table-cell office:value-type="float" office:value="0.828094" calcext:value-type="float">
            <text:p>0.828094</text:p>
          </table:table-cell>
          <table:table-cell office:value-type="float" office:value="0.830346" calcext:value-type="float">
            <text:p>0.830346</text:p>
          </table:table-cell>
          <table:table-cell office:value-type="float" office:value="0.683388" calcext:value-type="float">
            <text:p>0.683388</text:p>
          </table:table-cell>
          <table:table-cell office:value-type="float" office:value="0.845536" calcext:value-type="float">
            <text:p>0.845536</text:p>
          </table:table-cell>
          <table:table-cell office:value-type="float" office:value="0.816684" calcext:value-type="float">
            <text:p>0.816684</text:p>
          </table:table-cell>
          <table:table-cell office:value-type="float" office:value="0.818065" calcext:value-type="float">
            <text:p>0.818065</text:p>
          </table:table-cell>
          <table:table-cell office:value-type="float" office:value="0.794747" calcext:value-type="float">
            <text:p>0.794747</text:p>
          </table:table-cell>
          <table:table-cell office:value-type="float" office:value="0.746859" calcext:value-type="float">
            <text:p>0.746859</text:p>
          </table:table-cell>
          <table:table-cell office:value-type="float" office:value="0.717514" calcext:value-type="float">
            <text:p>0.717514</text:p>
          </table:table-cell>
          <table:table-cell office:value-type="float" office:value="0.151676" calcext:value-type="float">
            <text:p>0.151676</text:p>
          </table:table-cell>
          <table:table-cell office:value-type="float" office:value="0.587612" calcext:value-type="float">
            <text:p>0.587612</text:p>
          </table:table-cell>
          <table:table-cell office:value-type="float" office:value="0.142599" calcext:value-type="float">
            <text:p>0.142599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0.303185" calcext:value-type="float">
            <text:p>0.303185</text:p>
          </table:table-cell>
          <table:table-cell office:value-type="float" office:value="0.207123" calcext:value-type="float">
            <text:p>0.207123</text:p>
          </table:table-cell>
          <table:table-cell office:value-type="float" office:value="0.292237" calcext:value-type="float">
            <text:p>0.292237</text:p>
          </table:table-cell>
          <table:table-cell office:value-type="float" office:value="0.145456" calcext:value-type="float">
            <text:p>0.145456</text:p>
          </table:table-cell>
          <table:table-cell office:value-type="float" office:value="0.127521" calcext:value-type="float">
            <text:p>0.127521</text:p>
          </table:table-cell>
          <table:table-cell office:value-type="float" office:value="0.104959" calcext:value-type="float">
            <text:p>0.104959</text:p>
          </table:table-cell>
          <table:table-cell office:value-type="float" office:value="0.167968" calcext:value-type="float">
            <text:p>0.167968</text:p>
          </table:table-cell>
          <table:table-cell table:number-columns-repeated="4"/>
          <table:table-cell table:formula="of:=MIN([.A172:.BL172])" office:value-type="float" office:value="0.104959" calcext:value-type="float">
            <text:p>0.104959</text:p>
          </table:table-cell>
          <table:table-cell table:formula="of:=MAX([.A172:.BL172])" office:value-type="float" office:value="1.29958" calcext:value-type="float">
            <text:p>1.29958</text:p>
          </table:table-cell>
          <table:table-cell table:number-columns-repeated="7"/>
        </table:table-row>
        <table:table-row table:style-name="ro1">
          <table:table-cell office:value-type="float" office:value="0.147954" calcext:value-type="float">
            <text:p>0.147954</text:p>
          </table:table-cell>
          <table:table-cell office:value-type="float" office:value="0.149164" calcext:value-type="float">
            <text:p>0.149164</text:p>
          </table:table-cell>
          <table:table-cell office:value-type="float" office:value="0.152729" calcext:value-type="float">
            <text:p>0.152729</text:p>
          </table:table-cell>
          <table:table-cell office:value-type="float" office:value="0.146034" calcext:value-type="float">
            <text:p>0.146034</text:p>
          </table:table-cell>
          <table:table-cell office:value-type="float" office:value="0.146213" calcext:value-type="float">
            <text:p>0.146213</text:p>
          </table:table-cell>
          <table:table-cell office:value-type="float" office:value="0.148355" calcext:value-type="float">
            <text:p>0.148355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0.151446" calcext:value-type="float">
            <text:p>0.151446</text:p>
          </table:table-cell>
          <table:table-cell office:value-type="float" office:value="0.171268" calcext:value-type="float">
            <text:p>0.171268</text:p>
          </table:table-cell>
          <table:table-cell office:value-type="float" office:value="0.142221" calcext:value-type="float">
            <text:p>0.142221</text:p>
          </table:table-cell>
          <table:table-cell office:value-type="float" office:value="0.165606" calcext:value-type="float">
            <text:p>0.165606</text:p>
          </table:table-cell>
          <table:table-cell office:value-type="float" office:value="0.148677" calcext:value-type="float">
            <text:p>0.148677</text:p>
          </table:table-cell>
          <table:table-cell office:value-type="float" office:value="0.164759" calcext:value-type="float">
            <text:p>0.164759</text:p>
          </table:table-cell>
          <table:table-cell office:value-type="float" office:value="0.803445" calcext:value-type="float">
            <text:p>0.803445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59133" calcext:value-type="float">
            <text:p>0.159133</text:p>
          </table:table-cell>
          <table:table-cell office:value-type="float" office:value="0.16646" calcext:value-type="float">
            <text:p>0.16646</text:p>
          </table:table-cell>
          <table:table-cell office:value-type="float" office:value="0.0817599" calcext:value-type="float">
            <text:p>0.0817599</text:p>
          </table:table-cell>
          <table:table-cell office:value-type="float" office:value="0.161147" calcext:value-type="float">
            <text:p>0.161147</text:p>
          </table:table-cell>
          <table:table-cell office:value-type="float" office:value="0.666069" calcext:value-type="float">
            <text:p>0.666069</text:p>
          </table:table-cell>
          <table:table-cell office:value-type="float" office:value="0.0860779" calcext:value-type="float">
            <text:p>0.0860779</text:p>
          </table:table-cell>
          <table:table-cell office:value-type="float" office:value="0.581731" calcext:value-type="float">
            <text:p>0.581731</text:p>
          </table:table-cell>
          <table:table-cell office:value-type="float" office:value="0.164657" calcext:value-type="float">
            <text:p>0.164657</text:p>
          </table:table-cell>
          <table:table-cell office:value-type="float" office:value="0.085264" calcext:value-type="float">
            <text:p>0.085264</text:p>
          </table:table-cell>
          <table:table-cell office:value-type="float" office:value="0.0862679" calcext:value-type="float">
            <text:p>0.0862679</text:p>
          </table:table-cell>
          <table:table-cell office:value-type="float" office:value="0.868939" calcext:value-type="float">
            <text:p>0.868939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284016" calcext:value-type="float">
            <text:p>0.284016</text:p>
          </table:table-cell>
          <table:table-cell office:value-type="float" office:value="0.085562" calcext:value-type="float">
            <text:p>0.085562</text:p>
          </table:table-cell>
          <table:table-cell office:value-type="float" office:value="0.155917" calcext:value-type="float">
            <text:p>0.155917</text:p>
          </table:table-cell>
          <table:table-cell office:value-type="float" office:value="0.873781" calcext:value-type="float">
            <text:p>0.873781</text:p>
          </table:table-cell>
          <table:table-cell office:value-type="float" office:value="0.085881" calcext:value-type="float">
            <text:p>0.085881</text:p>
          </table:table-cell>
          <table:table-cell office:value-type="float" office:value="0.300169" calcext:value-type="float">
            <text:p>0.300169</text:p>
          </table:table-cell>
          <table:table-cell office:value-type="float" office:value="0.179886" calcext:value-type="float">
            <text:p>0.179886</text:p>
          </table:table-cell>
          <table:table-cell office:value-type="float" office:value="0.086705" calcext:value-type="float">
            <text:p>0.086705</text:p>
          </table:table-cell>
          <table:table-cell office:value-type="float" office:value="0.876605" calcext:value-type="float">
            <text:p>0.876605</text:p>
          </table:table-cell>
          <table:table-cell office:value-type="float" office:value="0.261316" calcext:value-type="float">
            <text:p>0.261316</text:p>
          </table:table-cell>
          <table:table-cell office:value-type="float" office:value="0.187605" calcext:value-type="float">
            <text:p>0.187605</text:p>
          </table:table-cell>
          <table:table-cell office:value-type="float" office:value="1.64733" calcext:value-type="float">
            <text:p>1.64733</text:p>
          </table:table-cell>
          <table:table-cell office:value-type="float" office:value="1.55855" calcext:value-type="float">
            <text:p>1.55855</text:p>
          </table:table-cell>
          <table:table-cell office:value-type="float" office:value="0.255421" calcext:value-type="float">
            <text:p>0.255421</text:p>
          </table:table-cell>
          <table:table-cell office:value-type="float" office:value="2.0364" calcext:value-type="float">
            <text:p>2.0364</text:p>
          </table:table-cell>
          <table:table-cell office:value-type="float" office:value="0.188505" calcext:value-type="float">
            <text:p>0.188505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2824" calcext:value-type="float">
            <text:p>1.82824</text:p>
          </table:table-cell>
          <table:table-cell office:value-type="float" office:value="1.69784" calcext:value-type="float">
            <text:p>1.69784</text:p>
          </table:table-cell>
          <table:table-cell office:value-type="float" office:value="2.1772" calcext:value-type="float">
            <text:p>2.1772</text:p>
          </table:table-cell>
          <table:table-cell office:value-type="float" office:value="1.40798" calcext:value-type="float">
            <text:p>1.40798</text:p>
          </table:table-cell>
          <table:table-cell office:value-type="float" office:value="1.89131" calcext:value-type="float">
            <text:p>1.89131</text:p>
          </table:table-cell>
          <table:table-cell office:value-type="float" office:value="1.72612" calcext:value-type="float">
            <text:p>1.72612</text:p>
          </table:table-cell>
          <table:table-cell office:value-type="float" office:value="0.914253" calcext:value-type="float">
            <text:p>0.914253</text:p>
          </table:table-cell>
          <table:table-cell office:value-type="float" office:value="2.22943" calcext:value-type="float">
            <text:p>2.22943</text:p>
          </table:table-cell>
          <table:table-cell office:value-type="float" office:value="2.08427" calcext:value-type="float">
            <text:p>2.08427</text:p>
          </table:table-cell>
          <table:table-cell office:value-type="float" office:value="2.38558" calcext:value-type="float">
            <text:p>2.38558</text:p>
          </table:table-cell>
          <table:table-cell office:value-type="float" office:value="2.14502" calcext:value-type="float">
            <text:p>2.14502</text:p>
          </table:table-cell>
          <table:table-cell office:value-type="float" office:value="2.18944" calcext:value-type="float">
            <text:p>2.18944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2.35464" calcext:value-type="float">
            <text:p>2.35464</text:p>
          </table:table-cell>
          <table:table-cell office:value-type="float" office:value="1.54691" calcext:value-type="float">
            <text:p>1.54691</text:p>
          </table:table-cell>
          <table:table-cell office:value-type="float" office:value="0.932394" calcext:value-type="float">
            <text:p>0.932394</text:p>
          </table:table-cell>
          <table:table-cell office:value-type="float" office:value="1.73524" calcext:value-type="float">
            <text:p>1.73524</text:p>
          </table:table-cell>
          <table:table-cell office:value-type="float" office:value="0.741671" calcext:value-type="float">
            <text:p>0.741671</text:p>
          </table:table-cell>
          <table:table-cell office:value-type="float" office:value="2.26639" calcext:value-type="float">
            <text:p>2.26639</text:p>
          </table:table-cell>
          <table:table-cell office:value-type="float" office:value="0.0834649" calcext:value-type="float">
            <text:p>0.0834649</text:p>
          </table:table-cell>
          <table:table-cell table:number-columns-repeated="4"/>
          <table:table-cell table:formula="of:=MIN([.A173:.BL173])" office:value-type="float" office:value="0.0817599" calcext:value-type="float">
            <text:p>0.0817599</text:p>
          </table:table-cell>
          <table:table-cell table:formula="of:=MAX([.A173:.BL173])" office:value-type="float" office:value="2.38558" calcext:value-type="float">
            <text:p>2.38558</text:p>
          </table:table-cell>
          <table:table-cell table:number-columns-repeated="7"/>
        </table:table-row>
        <table:table-row table:style-name="ro1">
          <table:table-cell office:value-type="float" office:value="0.144534" calcext:value-type="float">
            <text:p>0.144534</text:p>
          </table:table-cell>
          <table:table-cell office:value-type="float" office:value="0.145388" calcext:value-type="float">
            <text:p>0.145388</text:p>
          </table:table-cell>
          <table:table-cell office:value-type="float" office:value="0.143854" calcext:value-type="float">
            <text:p>0.143854</text:p>
          </table:table-cell>
          <table:table-cell office:value-type="float" office:value="0.145675" calcext:value-type="float">
            <text:p>0.145675</text:p>
          </table:table-cell>
          <table:table-cell office:value-type="float" office:value="0.146028" calcext:value-type="float">
            <text:p>0.146028</text:p>
          </table:table-cell>
          <table:table-cell office:value-type="float" office:value="0.152502" calcext:value-type="float">
            <text:p>0.152502</text:p>
          </table:table-cell>
          <table:table-cell office:value-type="float" office:value="0.450369" calcext:value-type="float">
            <text:p>0.450369</text:p>
          </table:table-cell>
          <table:table-cell office:value-type="float" office:value="0.311716" calcext:value-type="float">
            <text:p>0.311716</text:p>
          </table:table-cell>
          <table:table-cell office:value-type="float" office:value="0.182083" calcext:value-type="float">
            <text:p>0.182083</text:p>
          </table:table-cell>
          <table:table-cell office:value-type="float" office:value="0.143626" calcext:value-type="float">
            <text:p>0.143626</text:p>
          </table:table-cell>
          <table:table-cell office:value-type="float" office:value="0.146704" calcext:value-type="float">
            <text:p>0.146704</text:p>
          </table:table-cell>
          <table:table-cell office:value-type="float" office:value="0.15549" calcext:value-type="float">
            <text:p>0.15549</text:p>
          </table:table-cell>
          <table:table-cell office:value-type="float" office:value="0.144547" calcext:value-type="float">
            <text:p>0.144547</text:p>
          </table:table-cell>
          <table:table-cell office:value-type="float" office:value="0.142116" calcext:value-type="float">
            <text:p>0.142116</text:p>
          </table:table-cell>
          <table:table-cell office:value-type="float" office:value="0.147551" calcext:value-type="float">
            <text:p>0.147551</text:p>
          </table:table-cell>
          <table:table-cell office:value-type="float" office:value="0.143786" calcext:value-type="float">
            <text:p>0.143786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145174" calcext:value-type="float">
            <text:p>0.145174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0.152073" calcext:value-type="float">
            <text:p>0.152073</text:p>
          </table:table-cell>
          <table:table-cell office:value-type="float" office:value="0.885149" calcext:value-type="float">
            <text:p>0.885149</text:p>
          </table:table-cell>
          <table:table-cell office:value-type="float" office:value="0.144501" calcext:value-type="float">
            <text:p>0.144501</text:p>
          </table:table-cell>
          <table:table-cell office:value-type="float" office:value="0.144518" calcext:value-type="float">
            <text:p>0.144518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1.33318" calcext:value-type="float">
            <text:p>1.33318</text:p>
          </table:table-cell>
          <table:table-cell office:value-type="float" office:value="0.737444" calcext:value-type="float">
            <text:p>0.737444</text:p>
          </table:table-cell>
          <table:table-cell office:value-type="float" office:value="0.296701" calcext:value-type="float">
            <text:p>0.296701</text:p>
          </table:table-cell>
          <table:table-cell office:value-type="float" office:value="1.34305" calcext:value-type="float">
            <text:p>1.34305</text:p>
          </table:table-cell>
          <table:table-cell office:value-type="float" office:value="1.20019" calcext:value-type="float">
            <text:p>1.20019</text:p>
          </table:table-cell>
          <table:table-cell office:value-type="float" office:value="0.601779" calcext:value-type="float">
            <text:p>0.601779</text:p>
          </table:table-cell>
          <table:table-cell office:value-type="float" office:value="0.144053" calcext:value-type="float">
            <text:p>0.144053</text:p>
          </table:table-cell>
          <table:table-cell office:value-type="float" office:value="1.19412" calcext:value-type="float">
            <text:p>1.19412</text:p>
          </table:table-cell>
          <table:table-cell office:value-type="float" office:value="1.03167" calcext:value-type="float">
            <text:p>1.03167</text:p>
          </table:table-cell>
          <table:table-cell office:value-type="float" office:value="1.03397" calcext:value-type="float">
            <text:p>1.03397</text:p>
          </table:table-cell>
          <table:table-cell office:value-type="float" office:value="0.301765" calcext:value-type="float">
            <text:p>0.301765</text:p>
          </table:table-cell>
          <table:table-cell office:value-type="float" office:value="0.30733" calcext:value-type="float">
            <text:p>0.30733</text:p>
          </table:table-cell>
          <table:table-cell office:value-type="float" office:value="0.302865" calcext:value-type="float">
            <text:p>0.302865</text:p>
          </table:table-cell>
          <table:table-cell office:value-type="float" office:value="0.602702" calcext:value-type="float">
            <text:p>0.602702</text:p>
          </table:table-cell>
          <table:table-cell office:value-type="float" office:value="0.31156" calcext:value-type="float">
            <text:p>0.31156</text:p>
          </table:table-cell>
          <table:table-cell office:value-type="float" office:value="0.439451" calcext:value-type="float">
            <text:p>0.439451</text:p>
          </table:table-cell>
          <table:table-cell office:value-type="float" office:value="0.446091" calcext:value-type="float">
            <text:p>0.446091</text:p>
          </table:table-cell>
          <table:table-cell office:value-type="float" office:value="1.18528" calcext:value-type="float">
            <text:p>1.18528</text:p>
          </table:table-cell>
          <table:table-cell office:value-type="float" office:value="0.599403" calcext:value-type="float">
            <text:p>0.599403</text:p>
          </table:table-cell>
          <table:table-cell office:value-type="float" office:value="2.07843" calcext:value-type="float">
            <text:p>2.07843</text:p>
          </table:table-cell>
          <table:table-cell office:value-type="float" office:value="1.48686" calcext:value-type="float">
            <text:p>1.48686</text:p>
          </table:table-cell>
          <table:table-cell office:value-type="float" office:value="1.49301" calcext:value-type="float">
            <text:p>1.49301</text:p>
          </table:table-cell>
          <table:table-cell office:value-type="float" office:value="1.04836" calcext:value-type="float">
            <text:p>1.04836</text:p>
          </table:table-cell>
          <table:table-cell office:value-type="float" office:value="1.50347" calcext:value-type="float">
            <text:p>1.50347</text:p>
          </table:table-cell>
          <table:table-cell office:value-type="float" office:value="1.35785" calcext:value-type="float">
            <text:p>1.35785</text:p>
          </table:table-cell>
          <table:table-cell office:value-type="float" office:value="1.29387" calcext:value-type="float">
            <text:p>1.29387</text:p>
          </table:table-cell>
          <table:table-cell office:value-type="float" office:value="1.29151" calcext:value-type="float">
            <text:p>1.29151</text:p>
          </table:table-cell>
          <table:table-cell office:value-type="float" office:value="1.14828" calcext:value-type="float">
            <text:p>1.14828</text:p>
          </table:table-cell>
          <table:table-cell office:value-type="float" office:value="1.72017" calcext:value-type="float">
            <text:p>1.72017</text:p>
          </table:table-cell>
          <table:table-cell office:value-type="float" office:value="0.859474" calcext:value-type="float">
            <text:p>0.859474</text:p>
          </table:table-cell>
          <table:table-cell office:value-type="float" office:value="0.856491" calcext:value-type="float">
            <text:p>0.856491</text:p>
          </table:table-cell>
          <table:table-cell office:value-type="float" office:value="0.780021" calcext:value-type="float">
            <text:p>0.780021</text:p>
          </table:table-cell>
          <table:table-cell office:value-type="float" office:value="1.87624" calcext:value-type="float">
            <text:p>1.87624</text:p>
          </table:table-cell>
          <table:table-cell office:value-type="float" office:value="1.72586" calcext:value-type="float">
            <text:p>1.72586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2.2065" calcext:value-type="float">
            <text:p>2.2065</text:p>
          </table:table-cell>
          <table:table-cell office:value-type="float" office:value="1.05857" calcext:value-type="float">
            <text:p>1.05857</text:p>
          </table:table-cell>
          <table:table-cell office:value-type="float" office:value="1.35761" calcext:value-type="float">
            <text:p>1.35761</text:p>
          </table:table-cell>
          <table:table-cell office:value-type="float" office:value="0.0789299" calcext:value-type="float">
            <text:p>0.0789299</text:p>
          </table:table-cell>
          <table:table-cell table:number-columns-repeated="4"/>
          <table:table-cell table:formula="of:=MIN([.A174:.BL174])" office:value-type="float" office:value="0.0789299" calcext:value-type="float">
            <text:p>0.0789299</text:p>
          </table:table-cell>
          <table:table-cell table:formula="of:=MAX([.A174:.BL174])" office:value-type="float" office:value="2.2065" calcext:value-type="float">
            <text:p>2.2065</text:p>
          </table:table-cell>
          <table:table-cell table:number-columns-repeated="7"/>
        </table:table-row>
        <table:table-row table:style-name="ro1">
          <table:table-cell office:value-type="float" office:value="0.142432" calcext:value-type="float">
            <text:p>0.142432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166323" calcext:value-type="float">
            <text:p>0.166323</text:p>
          </table:table-cell>
          <table:table-cell office:value-type="float" office:value="0.146369" calcext:value-type="float">
            <text:p>0.146369</text:p>
          </table:table-cell>
          <table:table-cell office:value-type="float" office:value="0.146903" calcext:value-type="float">
            <text:p>0.146903</text:p>
          </table:table-cell>
          <table:table-cell office:value-type="float" office:value="0.150264" calcext:value-type="float">
            <text:p>0.150264</text:p>
          </table:table-cell>
          <table:table-cell office:value-type="float" office:value="0.147996" calcext:value-type="float">
            <text:p>0.147996</text:p>
          </table:table-cell>
          <table:table-cell office:value-type="float" office:value="0.152084" calcext:value-type="float">
            <text:p>0.152084</text:p>
          </table:table-cell>
          <table:table-cell office:value-type="float" office:value="0.148288" calcext:value-type="float">
            <text:p>0.148288</text:p>
          </table:table-cell>
          <table:table-cell office:value-type="float" office:value="0.144129" calcext:value-type="float">
            <text:p>0.144129</text:p>
          </table:table-cell>
          <table:table-cell office:value-type="float" office:value="0.785128" calcext:value-type="float">
            <text:p>0.785128</text:p>
          </table:table-cell>
          <table:table-cell office:value-type="float" office:value="0.147459" calcext:value-type="float">
            <text:p>0.147459</text:p>
          </table:table-cell>
          <table:table-cell office:value-type="float" office:value="0.148871" calcext:value-type="float">
            <text:p>0.148871</text:p>
          </table:table-cell>
          <table:table-cell office:value-type="float" office:value="0.893419" calcext:value-type="float">
            <text:p>0.893419</text:p>
          </table:table-cell>
          <table:table-cell office:value-type="float" office:value="0.160085" calcext:value-type="float">
            <text:p>0.160085</text:p>
          </table:table-cell>
          <table:table-cell office:value-type="float" office:value="1.04799" calcext:value-type="float">
            <text:p>1.04799</text:p>
          </table:table-cell>
          <table:table-cell office:value-type="float" office:value="1.04325" calcext:value-type="float">
            <text:p>1.04325</text:p>
          </table:table-cell>
          <table:table-cell office:value-type="float" office:value="0.597629" calcext:value-type="float">
            <text:p>0.597629</text:p>
          </table:table-cell>
          <table:table-cell office:value-type="float" office:value="0.604415" calcext:value-type="float">
            <text:p>0.604415</text:p>
          </table:table-cell>
          <table:table-cell office:value-type="float" office:value="0.905562" calcext:value-type="float">
            <text:p>0.905562</text:p>
          </table:table-cell>
          <table:table-cell office:value-type="float" office:value="0.760824" calcext:value-type="float">
            <text:p>0.760824</text:p>
          </table:table-cell>
          <table:table-cell office:value-type="float" office:value="0.161107" calcext:value-type="float">
            <text:p>0.161107</text:p>
          </table:table-cell>
          <table:table-cell office:value-type="float" office:value="0.471478" calcext:value-type="float">
            <text:p>0.471478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0.307195" calcext:value-type="float">
            <text:p>0.307195</text:p>
          </table:table-cell>
          <table:table-cell office:value-type="float" office:value="0.306831" calcext:value-type="float">
            <text:p>0.306831</text:p>
          </table:table-cell>
          <table:table-cell office:value-type="float" office:value="0.292359" calcext:value-type="float">
            <text:p>0.292359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305071" calcext:value-type="float">
            <text:p>0.305071</text:p>
          </table:table-cell>
          <table:table-cell office:value-type="float" office:value="0.426828" calcext:value-type="float">
            <text:p>0.426828</text:p>
          </table:table-cell>
          <table:table-cell office:value-type="float" office:value="1.33911" calcext:value-type="float">
            <text:p>1.33911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440185" calcext:value-type="float">
            <text:p>0.440185</text:p>
          </table:table-cell>
          <table:table-cell office:value-type="float" office:value="0.315842" calcext:value-type="float">
            <text:p>0.315842</text:p>
          </table:table-cell>
          <table:table-cell office:value-type="float" office:value="0.563202" calcext:value-type="float">
            <text:p>0.563202</text:p>
          </table:table-cell>
          <table:table-cell office:value-type="float" office:value="0.444117" calcext:value-type="float">
            <text:p>0.444117</text:p>
          </table:table-cell>
          <table:table-cell office:value-type="float" office:value="1.34426" calcext:value-type="float">
            <text:p>1.34426</text:p>
          </table:table-cell>
          <table:table-cell office:value-type="float" office:value="0.588866" calcext:value-type="float">
            <text:p>0.588866</text:p>
          </table:table-cell>
          <table:table-cell office:value-type="float" office:value="0.333028" calcext:value-type="float">
            <text:p>0.333028</text:p>
          </table:table-cell>
          <table:table-cell office:value-type="float" office:value="1.06434" calcext:value-type="float">
            <text:p>1.06434</text:p>
          </table:table-cell>
          <table:table-cell office:value-type="float" office:value="0.947736" calcext:value-type="float">
            <text:p>0.947736</text:p>
          </table:table-cell>
          <table:table-cell office:value-type="float" office:value="1.5422" calcext:value-type="float">
            <text:p>1.5422</text:p>
          </table:table-cell>
          <table:table-cell office:value-type="float" office:value="1.24541" calcext:value-type="float">
            <text:p>1.24541</text:p>
          </table:table-cell>
          <table:table-cell office:value-type="float" office:value="1.72474" calcext:value-type="float">
            <text:p>1.72474</text:p>
          </table:table-cell>
          <table:table-cell office:value-type="float" office:value="1.58853" calcext:value-type="float">
            <text:p>1.58853</text:p>
          </table:table-cell>
          <table:table-cell office:value-type="float" office:value="0.43346" calcext:value-type="float">
            <text:p>0.43346</text:p>
          </table:table-cell>
          <table:table-cell office:value-type="float" office:value="0.430058" calcext:value-type="float">
            <text:p>0.430058</text:p>
          </table:table-cell>
          <table:table-cell office:value-type="float" office:value="0.307982" calcext:value-type="float">
            <text:p>0.307982</text:p>
          </table:table-cell>
          <table:table-cell office:value-type="float" office:value="0.153506" calcext:value-type="float">
            <text:p>0.153506</text:p>
          </table:table-cell>
          <table:table-cell office:value-type="float" office:value="0.367975" calcext:value-type="float">
            <text:p>0.367975</text:p>
          </table:table-cell>
          <table:table-cell office:value-type="float" office:value="1.95468" calcext:value-type="float">
            <text:p>1.95468</text:p>
          </table:table-cell>
          <table:table-cell office:value-type="float" office:value="1.62833" calcext:value-type="float">
            <text:p>1.62833</text:p>
          </table:table-cell>
          <table:table-cell office:value-type="float" office:value="0.146147" calcext:value-type="float">
            <text:p>0.146147</text:p>
          </table:table-cell>
          <table:table-cell office:value-type="float" office:value="0.152584" calcext:value-type="float">
            <text:p>0.152584</text:p>
          </table:table-cell>
          <table:table-cell office:value-type="float" office:value="1.18756" calcext:value-type="float">
            <text:p>1.18756</text:p>
          </table:table-cell>
          <table:table-cell office:value-type="float" office:value="0.153447" calcext:value-type="float">
            <text:p>0.153447</text:p>
          </table:table-cell>
          <table:table-cell office:value-type="float" office:value="0.156334" calcext:value-type="float">
            <text:p>0.156334</text:p>
          </table:table-cell>
          <table:table-cell office:value-type="float" office:value="0.156653" calcext:value-type="float">
            <text:p>0.156653</text:p>
          </table:table-cell>
          <table:table-cell office:value-type="float" office:value="2.16971" calcext:value-type="float">
            <text:p>2.16971</text:p>
          </table:table-cell>
          <table:table-cell office:value-type="float" office:value="2.02483" calcext:value-type="float">
            <text:p>2.02483</text:p>
          </table:table-cell>
          <table:table-cell office:value-type="float" office:value="1.60402" calcext:value-type="float">
            <text:p>1.60402</text:p>
          </table:table-cell>
          <table:table-cell office:value-type="float" office:value="0.71274" calcext:value-type="float">
            <text:p>0.71274</text:p>
          </table:table-cell>
          <table:table-cell office:value-type="float" office:value="0.143514" calcext:value-type="float">
            <text:p>0.143514</text:p>
          </table:table-cell>
          <table:table-cell office:value-type="float" office:value="0.252757" calcext:value-type="float">
            <text:p>0.252757</text:p>
          </table:table-cell>
          <table:table-cell table:number-columns-repeated="4"/>
          <table:table-cell table:formula="of:=MIN([.A175:.BL175])" office:value-type="float" office:value="0.142432" calcext:value-type="float">
            <text:p>0.142432</text:p>
          </table:table-cell>
          <table:table-cell table:formula="of:=MAX([.A175:.BL175])" office:value-type="float" office:value="2.16971" calcext:value-type="float">
            <text:p>2.16971</text:p>
          </table:table-cell>
          <table:table-cell table:number-columns-repeated="7"/>
        </table:table-row>
        <table:table-row table:style-name="ro1">
          <table:table-cell office:value-type="float" office:value="0.075731" calcext:value-type="float">
            <text:p>0.075731</text:p>
          </table:table-cell>
          <table:table-cell office:value-type="float" office:value="0.080631" calcext:value-type="float">
            <text:p>0.080631</text:p>
          </table:table-cell>
          <table:table-cell office:value-type="float" office:value="0.0816541" calcext:value-type="float">
            <text:p>0.0816541</text:p>
          </table:table-cell>
          <table:table-cell office:value-type="float" office:value="0.0774989" calcext:value-type="float">
            <text:p>0.0774989</text:p>
          </table:table-cell>
          <table:table-cell office:value-type="float" office:value="0.0761821" calcext:value-type="float">
            <text:p>0.0761821</text:p>
          </table:table-cell>
          <table:table-cell office:value-type="float" office:value="0.083147" calcext:value-type="float">
            <text:p>0.083147</text:p>
          </table:table-cell>
          <table:table-cell office:value-type="float" office:value="0.15249" calcext:value-type="float">
            <text:p>0.15249</text:p>
          </table:table-cell>
          <table:table-cell office:value-type="float" office:value="0.083869" calcext:value-type="float">
            <text:p>0.083869</text:p>
          </table:table-cell>
          <table:table-cell office:value-type="float" office:value="0.150935" calcext:value-type="float">
            <text:p>0.150935</text:p>
          </table:table-cell>
          <table:table-cell office:value-type="float" office:value="0.0828831" calcext:value-type="float">
            <text:p>0.0828831</text:p>
          </table:table-cell>
          <table:table-cell office:value-type="float" office:value="0.0898912" calcext:value-type="float">
            <text:p>0.0898912</text:p>
          </table:table-cell>
          <table:table-cell office:value-type="float" office:value="0.17419" calcext:value-type="float">
            <text:p>0.17419</text:p>
          </table:table-cell>
          <table:table-cell office:value-type="float" office:value="0.0851569" calcext:value-type="float">
            <text:p>0.0851569</text:p>
          </table:table-cell>
          <table:table-cell office:value-type="float" office:value="0.726412" calcext:value-type="float">
            <text:p>0.726412</text:p>
          </table:table-cell>
          <table:table-cell office:value-type="float" office:value="0.666644" calcext:value-type="float">
            <text:p>0.666644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0876601" calcext:value-type="float">
            <text:p>0.0876601</text:p>
          </table:table-cell>
          <table:table-cell office:value-type="float" office:value="0.143484" calcext:value-type="float">
            <text:p>0.143484</text:p>
          </table:table-cell>
          <table:table-cell office:value-type="float" office:value="0.185308" calcext:value-type="float">
            <text:p>0.185308</text:p>
          </table:table-cell>
          <table:table-cell office:value-type="float" office:value="0.0805848" calcext:value-type="float">
            <text:p>0.0805848</text:p>
          </table:table-cell>
          <table:table-cell office:value-type="float" office:value="0.14421" calcext:value-type="float">
            <text:p>0.14421</text:p>
          </table:table-cell>
          <table:table-cell office:value-type="float" office:value="0.161674" calcext:value-type="float">
            <text:p>0.161674</text:p>
          </table:table-cell>
          <table:table-cell office:value-type="float" office:value="0.0929821" calcext:value-type="float">
            <text:p>0.0929821</text:p>
          </table:table-cell>
          <table:table-cell office:value-type="float" office:value="0.144416" calcext:value-type="float">
            <text:p>0.144416</text:p>
          </table:table-cell>
          <table:table-cell office:value-type="float" office:value="0.0883429" calcext:value-type="float">
            <text:p>0.0883429</text:p>
          </table:table-cell>
          <table:table-cell office:value-type="float" office:value="0.153385" calcext:value-type="float">
            <text:p>0.153385</text:p>
          </table:table-cell>
          <table:table-cell office:value-type="float" office:value="1.272" calcext:value-type="float">
            <text:p>1.272</text:p>
          </table:table-cell>
          <table:table-cell office:value-type="float" office:value="1.23134" calcext:value-type="float">
            <text:p>1.23134</text:p>
          </table:table-cell>
          <table:table-cell office:value-type="float" office:value="1.19287" calcext:value-type="float">
            <text:p>1.19287</text:p>
          </table:table-cell>
          <table:table-cell office:value-type="float" office:value="0.148716" calcext:value-type="float">
            <text:p>0.148716</text:p>
          </table:table-cell>
          <table:table-cell office:value-type="float" office:value="0.148789" calcext:value-type="float">
            <text:p>0.148789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75232" calcext:value-type="float">
            <text:p>1.75232</text:p>
          </table:table-cell>
          <table:table-cell office:value-type="float" office:value="1.63421" calcext:value-type="float">
            <text:p>1.63421</text:p>
          </table:table-cell>
          <table:table-cell office:value-type="float" office:value="0.132732" calcext:value-type="float">
            <text:p>0.132732</text:p>
          </table:table-cell>
          <table:table-cell office:value-type="float" office:value="0.086587" calcext:value-type="float">
            <text:p>0.086587</text:p>
          </table:table-cell>
          <table:table-cell office:value-type="float" office:value="1.55244" calcext:value-type="float">
            <text:p>1.55244</text:p>
          </table:table-cell>
          <table:table-cell office:value-type="float" office:value="1.42556" calcext:value-type="float">
            <text:p>1.42556</text:p>
          </table:table-cell>
          <table:table-cell office:value-type="float" office:value="1.83863" calcext:value-type="float">
            <text:p>1.83863</text:p>
          </table:table-cell>
          <table:table-cell office:value-type="float" office:value="1.159" calcext:value-type="float">
            <text:p>1.159</text:p>
          </table:table-cell>
          <table:table-cell office:value-type="float" office:value="0.0777061" calcext:value-type="float">
            <text:p>0.0777061</text:p>
          </table:table-cell>
          <table:table-cell office:value-type="float" office:value="0.310087" calcext:value-type="float">
            <text:p>0.310087</text:p>
          </table:table-cell>
          <table:table-cell office:value-type="float" office:value="0.807275" calcext:value-type="float">
            <text:p>0.807275</text:p>
          </table:table-cell>
          <table:table-cell office:value-type="float" office:value="1.13906" calcext:value-type="float">
            <text:p>1.13906</text:p>
          </table:table-cell>
          <table:table-cell office:value-type="float" office:value="1.43379" calcext:value-type="float">
            <text:p>1.43379</text:p>
          </table:table-cell>
          <table:table-cell office:value-type="float" office:value="1.07085" calcext:value-type="float">
            <text:p>1.07085</text:p>
          </table:table-cell>
          <table:table-cell office:value-type="float" office:value="1.70408" calcext:value-type="float">
            <text:p>1.70408</text:p>
          </table:table-cell>
          <table:table-cell office:value-type="float" office:value="1.05775" calcext:value-type="float">
            <text:p>1.05775</text:p>
          </table:table-cell>
          <table:table-cell office:value-type="float" office:value="0.948943" calcext:value-type="float">
            <text:p>0.948943</text:p>
          </table:table-cell>
          <table:table-cell office:value-type="float" office:value="1.04625" calcext:value-type="float">
            <text:p>1.04625</text:p>
          </table:table-cell>
          <table:table-cell office:value-type="float" office:value="0.907477" calcext:value-type="float">
            <text:p>0.907477</text:p>
          </table:table-cell>
          <table:table-cell office:value-type="float" office:value="1.23295" calcext:value-type="float">
            <text:p>1.23295</text:p>
          </table:table-cell>
          <table:table-cell office:value-type="float" office:value="1.12746" calcext:value-type="float">
            <text:p>1.12746</text:p>
          </table:table-cell>
          <table:table-cell office:value-type="float" office:value="0.883367" calcext:value-type="float">
            <text:p>0.883367</text:p>
          </table:table-cell>
          <table:table-cell office:value-type="float" office:value="0.715892" calcext:value-type="float">
            <text:p>0.715892</text:p>
          </table:table-cell>
          <table:table-cell office:value-type="float" office:value="0.620079" calcext:value-type="float">
            <text:p>0.620079</text:p>
          </table:table-cell>
          <table:table-cell office:value-type="float" office:value="0.745404" calcext:value-type="float">
            <text:p>0.745404</text:p>
          </table:table-cell>
          <table:table-cell office:value-type="float" office:value="0.527679" calcext:value-type="float">
            <text:p>0.527679</text:p>
          </table:table-cell>
          <table:table-cell office:value-type="float" office:value="0.123712" calcext:value-type="float">
            <text:p>0.123712</text:p>
          </table:table-cell>
          <table:table-cell office:value-type="float" office:value="0.806252" calcext:value-type="float">
            <text:p>0.806252</text:p>
          </table:table-cell>
          <table:table-cell office:value-type="float" office:value="1.72279" calcext:value-type="float">
            <text:p>1.72279</text:p>
          </table:table-cell>
          <table:table-cell office:value-type="float" office:value="1.89631" calcext:value-type="float">
            <text:p>1.89631</text:p>
          </table:table-cell>
          <table:table-cell office:value-type="float" office:value="0.152037" calcext:value-type="float">
            <text:p>0.152037</text:p>
          </table:table-cell>
          <table:table-cell office:value-type="float" office:value="0.0623109" calcext:value-type="float">
            <text:p>0.0623109</text:p>
          </table:table-cell>
          <table:table-cell table:number-columns-repeated="4"/>
          <table:table-cell table:formula="of:=MIN([.A176:.BL176])" office:value-type="float" office:value="0.0623109" calcext:value-type="float">
            <text:p>0.0623109</text:p>
          </table:table-cell>
          <table:table-cell table:formula="of:=MAX([.A176:.BL176])" office:value-type="float" office:value="1.89631" calcext:value-type="float">
            <text:p>1.89631</text:p>
          </table:table-cell>
          <table:table-cell table:number-columns-repeated="7"/>
        </table:table-row>
        <table:table-row table:style-name="ro1">
          <table:table-cell office:value-type="float" office:value="0.148684" calcext:value-type="float">
            <text:p>0.148684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140576" calcext:value-type="float">
            <text:p>0.140576</text:p>
          </table:table-cell>
          <table:table-cell office:value-type="float" office:value="0.155676" calcext:value-type="float">
            <text:p>0.155676</text:p>
          </table:table-cell>
          <table:table-cell office:value-type="float" office:value="0.144025" calcext:value-type="float">
            <text:p>0.144025</text:p>
          </table:table-cell>
          <table:table-cell office:value-type="float" office:value="0.144451" calcext:value-type="float">
            <text:p>0.144451</text:p>
          </table:table-cell>
          <table:table-cell office:value-type="float" office:value="0.310655" calcext:value-type="float">
            <text:p>0.310655</text:p>
          </table:table-cell>
          <table:table-cell office:value-type="float" office:value="0.311988" calcext:value-type="float">
            <text:p>0.311988</text:p>
          </table:table-cell>
          <table:table-cell office:value-type="float" office:value="0.150456" calcext:value-type="float">
            <text:p>0.150456</text:p>
          </table:table-cell>
          <table:table-cell office:value-type="float" office:value="0.144736" calcext:value-type="float">
            <text:p>0.144736</text:p>
          </table:table-cell>
          <table:table-cell office:value-type="float" office:value="0.606987" calcext:value-type="float">
            <text:p>0.606987</text:p>
          </table:table-cell>
          <table:table-cell office:value-type="float" office:value="0.451307" calcext:value-type="float">
            <text:p>0.451307</text:p>
          </table:table-cell>
          <table:table-cell office:value-type="float" office:value="0.145163" calcext:value-type="float">
            <text:p>0.145163</text:p>
          </table:table-cell>
          <table:table-cell office:value-type="float" office:value="0.284916" calcext:value-type="float">
            <text:p>0.284916</text:p>
          </table:table-cell>
          <table:table-cell office:value-type="float" office:value="0.14267" calcext:value-type="float">
            <text:p>0.14267</text:p>
          </table:table-cell>
          <table:table-cell office:value-type="float" office:value="0.147958" calcext:value-type="float">
            <text:p>0.147958</text:p>
          </table:table-cell>
          <table:table-cell office:value-type="float" office:value="0.299692" calcext:value-type="float">
            <text:p>0.299692</text:p>
          </table:table-cell>
          <table:table-cell office:value-type="float" office:value="0.307753" calcext:value-type="float">
            <text:p>0.307753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0.30004" calcext:value-type="float">
            <text:p>0.30004</text:p>
          </table:table-cell>
          <table:table-cell office:value-type="float" office:value="0.147138" calcext:value-type="float">
            <text:p>0.147138</text:p>
          </table:table-cell>
          <table:table-cell office:value-type="float" office:value="0.300234" calcext:value-type="float">
            <text:p>0.300234</text:p>
          </table:table-cell>
          <table:table-cell office:value-type="float" office:value="0.423869" calcext:value-type="float">
            <text:p>0.423869</text:p>
          </table:table-cell>
          <table:table-cell office:value-type="float" office:value="0.148037" calcext:value-type="float">
            <text:p>0.148037</text:p>
          </table:table-cell>
          <table:table-cell office:value-type="float" office:value="0.295226" calcext:value-type="float">
            <text:p>0.295226</text:p>
          </table:table-cell>
          <table:table-cell office:value-type="float" office:value="0.887605" calcext:value-type="float">
            <text:p>0.887605</text:p>
          </table:table-cell>
          <table:table-cell office:value-type="float" office:value="0.907862" calcext:value-type="float">
            <text:p>0.907862</text:p>
          </table:table-cell>
          <table:table-cell office:value-type="float" office:value="0.764408" calcext:value-type="float">
            <text:p>0.764408</text:p>
          </table:table-cell>
          <table:table-cell office:value-type="float" office:value="0.637542" calcext:value-type="float">
            <text:p>0.637542</text:p>
          </table:table-cell>
          <table:table-cell office:value-type="float" office:value="0.491734" calcext:value-type="float">
            <text:p>0.491734</text:p>
          </table:table-cell>
          <table:table-cell office:value-type="float" office:value="0.333857" calcext:value-type="float">
            <text:p>0.333857</text:p>
          </table:table-cell>
          <table:table-cell office:value-type="float" office:value="0.337539" calcext:value-type="float">
            <text:p>0.337539</text:p>
          </table:table-cell>
          <table:table-cell office:value-type="float" office:value="0.195303" calcext:value-type="float">
            <text:p>0.195303</text:p>
          </table:table-cell>
          <table:table-cell office:value-type="float" office:value="0.435818" calcext:value-type="float">
            <text:p>0.435818</text:p>
          </table:table-cell>
          <table:table-cell office:value-type="float" office:value="0.425808" calcext:value-type="float">
            <text:p>0.425808</text:p>
          </table:table-cell>
          <table:table-cell office:value-type="float" office:value="0.262552" calcext:value-type="float">
            <text:p>0.262552</text:p>
          </table:table-cell>
          <table:table-cell office:value-type="float" office:value="0.436454" calcext:value-type="float">
            <text:p>0.436454</text:p>
          </table:table-cell>
          <table:table-cell office:value-type="float" office:value="0.253862" calcext:value-type="float">
            <text:p>0.253862</text:p>
          </table:table-cell>
          <table:table-cell office:value-type="float" office:value="0.292702" calcext:value-type="float">
            <text:p>0.292702</text:p>
          </table:table-cell>
          <table:table-cell office:value-type="float" office:value="0.563751" calcext:value-type="float">
            <text:p>0.563751</text:p>
          </table:table-cell>
          <table:table-cell office:value-type="float" office:value="0.279746" calcext:value-type="float">
            <text:p>0.279746</text:p>
          </table:table-cell>
          <table:table-cell office:value-type="float" office:value="1.93591" calcext:value-type="float">
            <text:p>1.93591</text:p>
          </table:table-cell>
          <table:table-cell office:value-type="float" office:value="1.79107" calcext:value-type="float">
            <text:p>1.79107</text:p>
          </table:table-cell>
          <table:table-cell office:value-type="float" office:value="0.334027" calcext:value-type="float">
            <text:p>0.334027</text:p>
          </table:table-cell>
          <table:table-cell office:value-type="float" office:value="1.82548" calcext:value-type="float">
            <text:p>1.82548</text:p>
          </table:table-cell>
          <table:table-cell office:value-type="float" office:value="0.683716" calcext:value-type="float">
            <text:p>0.683716</text:p>
          </table:table-cell>
          <table:table-cell office:value-type="float" office:value="0.678611" calcext:value-type="float">
            <text:p>0.678611</text:p>
          </table:table-cell>
          <table:table-cell office:value-type="float" office:value="0.704966" calcext:value-type="float">
            <text:p>0.704966</text:p>
          </table:table-cell>
          <table:table-cell office:value-type="float" office:value="0.721563" calcext:value-type="float">
            <text:p>0.721563</text:p>
          </table:table-cell>
          <table:table-cell office:value-type="float" office:value="0.720907" calcext:value-type="float">
            <text:p>0.720907</text:p>
          </table:table-cell>
          <table:table-cell office:value-type="float" office:value="0.488528" calcext:value-type="float">
            <text:p>0.488528</text:p>
          </table:table-cell>
          <table:table-cell office:value-type="float" office:value="1.84259" calcext:value-type="float">
            <text:p>1.84259</text:p>
          </table:table-cell>
          <table:table-cell office:value-type="float" office:value="0.369059" calcext:value-type="float">
            <text:p>0.369059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273095" calcext:value-type="float">
            <text:p>0.273095</text:p>
          </table:table-cell>
          <table:table-cell office:value-type="float" office:value="1.90781" calcext:value-type="float">
            <text:p>1.90781</text:p>
          </table:table-cell>
          <table:table-cell office:value-type="float" office:value="0.104453" calcext:value-type="float">
            <text:p>0.104453</text:p>
          </table:table-cell>
          <table:table-cell office:value-type="float" office:value="0.076827" calcext:value-type="float">
            <text:p>0.076827</text:p>
          </table:table-cell>
          <table:table-cell office:value-type="float" office:value="0.562167" calcext:value-type="float">
            <text:p>0.562167</text:p>
          </table:table-cell>
          <table:table-cell office:value-type="float" office:value="0.213004" calcext:value-type="float">
            <text:p>0.213004</text:p>
          </table:table-cell>
          <table:table-cell office:value-type="float" office:value="0.167771" calcext:value-type="float">
            <text:p>0.167771</text:p>
          </table:table-cell>
          <table:table-cell office:value-type="float" office:value="0.142982" calcext:value-type="float">
            <text:p>0.142982</text:p>
          </table:table-cell>
          <table:table-cell office:value-type="float" office:value="0.146377" calcext:value-type="float">
            <text:p>0.146377</text:p>
          </table:table-cell>
          <table:table-cell table:number-columns-repeated="4"/>
          <table:table-cell table:formula="of:=MIN([.A177:.BL177])" office:value-type="float" office:value="0.076827" calcext:value-type="float">
            <text:p>0.076827</text:p>
          </table:table-cell>
          <table:table-cell table:formula="of:=MAX([.A177:.BL177])" office:value-type="float" office:value="1.93591" calcext:value-type="float">
            <text:p>1.93591</text:p>
          </table:table-cell>
          <table:table-cell table:number-columns-repeated="7"/>
        </table:table-row>
        <table:table-row table:style-name="ro1">
          <table:table-cell office:value-type="float" office:value="0.158089" calcext:value-type="float">
            <text:p>0.158089</text:p>
          </table:table-cell>
          <table:table-cell office:value-type="float" office:value="0.159717" calcext:value-type="float">
            <text:p>0.159717</text:p>
          </table:table-cell>
          <table:table-cell office:value-type="float" office:value="0.143246" calcext:value-type="float">
            <text:p>0.143246</text:p>
          </table:table-cell>
          <table:table-cell office:value-type="float" office:value="0.157391" calcext:value-type="float">
            <text:p>0.157391</text:p>
          </table:table-cell>
          <table:table-cell office:value-type="float" office:value="0.322889" calcext:value-type="float">
            <text:p>0.322889</text:p>
          </table:table-cell>
          <table:table-cell office:value-type="float" office:value="0.164389" calcext:value-type="float">
            <text:p>0.164389</text:p>
          </table:table-cell>
          <table:table-cell office:value-type="float" office:value="0.17923" calcext:value-type="float">
            <text:p>0.17923</text:p>
          </table:table-cell>
          <table:table-cell office:value-type="float" office:value="0.149089" calcext:value-type="float">
            <text:p>0.149089</text:p>
          </table:table-cell>
          <table:table-cell office:value-type="float" office:value="0.154609" calcext:value-type="float">
            <text:p>0.154609</text:p>
          </table:table-cell>
          <table:table-cell office:value-type="float" office:value="0.147519" calcext:value-type="float">
            <text:p>0.147519</text:p>
          </table:table-cell>
          <table:table-cell office:value-type="float" office:value="0.308568" calcext:value-type="float">
            <text:p>0.308568</text:p>
          </table:table-cell>
          <table:table-cell office:value-type="float" office:value="0.151988" calcext:value-type="float">
            <text:p>0.151988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0.151134" calcext:value-type="float">
            <text:p>0.151134</text:p>
          </table:table-cell>
          <table:table-cell office:value-type="float" office:value="0.152686" calcext:value-type="float">
            <text:p>0.152686</text:p>
          </table:table-cell>
          <table:table-cell office:value-type="float" office:value="0.296579" calcext:value-type="float">
            <text:p>0.296579</text:p>
          </table:table-cell>
          <table:table-cell office:value-type="float" office:value="0.142781" calcext:value-type="float">
            <text:p>0.142781</text:p>
          </table:table-cell>
          <table:table-cell office:value-type="float" office:value="0.154294" calcext:value-type="float">
            <text:p>0.154294</text:p>
          </table:table-cell>
          <table:table-cell office:value-type="float" office:value="0.292071" calcext:value-type="float">
            <text:p>0.292071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147417" calcext:value-type="float">
            <text:p>0.147417</text:p>
          </table:table-cell>
          <table:table-cell office:value-type="float" office:value="0.156255" calcext:value-type="float">
            <text:p>0.156255</text:p>
          </table:table-cell>
          <table:table-cell office:value-type="float" office:value="0.290764" calcext:value-type="float">
            <text:p>0.290764</text:p>
          </table:table-cell>
          <table:table-cell office:value-type="float" office:value="0.147647" calcext:value-type="float">
            <text:p>0.147647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0.280222" calcext:value-type="float">
            <text:p>0.280222</text:p>
          </table:table-cell>
          <table:table-cell office:value-type="float" office:value="0.151729" calcext:value-type="float">
            <text:p>0.151729</text:p>
          </table:table-cell>
          <table:table-cell office:value-type="float" office:value="0.148442" calcext:value-type="float">
            <text:p>0.148442</text:p>
          </table:table-cell>
          <table:table-cell office:value-type="float" office:value="0.149003" calcext:value-type="float">
            <text:p>0.149003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1.5462" calcext:value-type="float">
            <text:p>1.5462</text:p>
          </table:table-cell>
          <table:table-cell office:value-type="float" office:value="0.1483" calcext:value-type="float">
            <text:p>0.1483</text:p>
          </table:table-cell>
          <table:table-cell office:value-type="float" office:value="1.2541" calcext:value-type="float">
            <text:p>1.2541</text:p>
          </table:table-cell>
          <table:table-cell office:value-type="float" office:value="0.143396" calcext:value-type="float">
            <text:p>0.143396</text:p>
          </table:table-cell>
          <table:table-cell office:value-type="float" office:value="1.36969" calcext:value-type="float">
            <text:p>1.36969</text:p>
          </table:table-cell>
          <table:table-cell office:value-type="float" office:value="1.35523" calcext:value-type="float">
            <text:p>1.35523</text:p>
          </table:table-cell>
          <table:table-cell office:value-type="float" office:value="1.22179" calcext:value-type="float">
            <text:p>1.22179</text:p>
          </table:table-cell>
          <table:table-cell office:value-type="float" office:value="1.17224" calcext:value-type="float">
            <text:p>1.17224</text:p>
          </table:table-cell>
          <table:table-cell office:value-type="float" office:value="1.17127" calcext:value-type="float">
            <text:p>1.17127</text:p>
          </table:table-cell>
          <table:table-cell office:value-type="float" office:value="1.02163" calcext:value-type="float">
            <text:p>1.02163</text:p>
          </table:table-cell>
          <table:table-cell office:value-type="float" office:value="0.895305" calcext:value-type="float">
            <text:p>0.895305</text:p>
          </table:table-cell>
          <table:table-cell office:value-type="float" office:value="0.739426" calcext:value-type="float">
            <text:p>0.739426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0.615209" calcext:value-type="float">
            <text:p>0.615209</text:p>
          </table:table-cell>
          <table:table-cell office:value-type="float" office:value="0.572987" calcext:value-type="float">
            <text:p>0.572987</text:p>
          </table:table-cell>
          <table:table-cell office:value-type="float" office:value="0.863992" calcext:value-type="float">
            <text:p>0.863992</text:p>
          </table:table-cell>
          <table:table-cell office:value-type="float" office:value="0.724743" calcext:value-type="float">
            <text:p>0.724743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1.75842" calcext:value-type="float">
            <text:p>1.75842</text:p>
          </table:table-cell>
          <table:table-cell office:value-type="float" office:value="0.675996" calcext:value-type="float">
            <text:p>0.675996</text:p>
          </table:table-cell>
          <table:table-cell office:value-type="float" office:value="1.92638" calcext:value-type="float">
            <text:p>1.92638</text:p>
          </table:table-cell>
          <table:table-cell office:value-type="float" office:value="1.78115" calcext:value-type="float">
            <text:p>1.78115</text:p>
          </table:table-cell>
          <table:table-cell office:value-type="float" office:value="1.54703" calcext:value-type="float">
            <text:p>1.54703</text:p>
          </table:table-cell>
          <table:table-cell office:value-type="float" office:value="1.55484" calcext:value-type="float">
            <text:p>1.55484</text:p>
          </table:table-cell>
          <table:table-cell office:value-type="float" office:value="1.29728" calcext:value-type="float">
            <text:p>1.29728</text:p>
          </table:table-cell>
          <table:table-cell office:value-type="float" office:value="0.287269" calcext:value-type="float">
            <text:p>0.287269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0.146168" calcext:value-type="float">
            <text:p>0.146168</text:p>
          </table:table-cell>
          <table:table-cell office:value-type="float" office:value="2.21256" calcext:value-type="float">
            <text:p>2.21256</text:p>
          </table:table-cell>
          <table:table-cell office:value-type="float" office:value="0.148827" calcext:value-type="float">
            <text:p>0.148827</text:p>
          </table:table-cell>
          <table:table-cell office:value-type="float" office:value="2.05599" calcext:value-type="float">
            <text:p>2.05599</text:p>
          </table:table-cell>
          <table:table-cell office:value-type="float" office:value="0.100225" calcext:value-type="float">
            <text:p>0.100225</text:p>
          </table:table-cell>
          <table:table-cell office:value-type="float" office:value="0.08395" calcext:value-type="float">
            <text:p>0.08395</text:p>
          </table:table-cell>
          <table:table-cell table:number-columns-repeated="4"/>
          <table:table-cell table:formula="of:=MIN([.A178:.BL178])" office:value-type="float" office:value="0.08395" calcext:value-type="float">
            <text:p>0.08395</text:p>
          </table:table-cell>
          <table:table-cell table:formula="of:=MAX([.A178:.BL178])" office:value-type="float" office:value="2.21256" calcext:value-type="float">
            <text:p>2.21256</text:p>
          </table:table-cell>
          <table:table-cell table:number-columns-repeated="7"/>
        </table:table-row>
        <table:table-row table:style-name="ro1">
          <table:table-cell office:value-type="float" office:value="0.148908" calcext:value-type="float">
            <text:p>0.148908</text:p>
          </table:table-cell>
          <table:table-cell office:value-type="float" office:value="0.150154" calcext:value-type="float">
            <text:p>0.150154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0.161252" calcext:value-type="float">
            <text:p>0.161252</text:p>
          </table:table-cell>
          <table:table-cell office:value-type="float" office:value="0.146477" calcext:value-type="float">
            <text:p>0.146477</text:p>
          </table:table-cell>
          <table:table-cell office:value-type="float" office:value="0.290734" calcext:value-type="float">
            <text:p>0.290734</text:p>
          </table:table-cell>
          <table:table-cell office:value-type="float" office:value="0.153621" calcext:value-type="float">
            <text:p>0.153621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0.167992" calcext:value-type="float">
            <text:p>0.167992</text:p>
          </table:table-cell>
          <table:table-cell office:value-type="float" office:value="0.152227" calcext:value-type="float">
            <text:p>0.152227</text:p>
          </table:table-cell>
          <table:table-cell office:value-type="float" office:value="0.170555" calcext:value-type="float">
            <text:p>0.170555</text:p>
          </table:table-cell>
          <table:table-cell office:value-type="float" office:value="0.150936" calcext:value-type="float">
            <text:p>0.150936</text:p>
          </table:table-cell>
          <table:table-cell office:value-type="float" office:value="0.627756" calcext:value-type="float">
            <text:p>0.627756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0.168321" calcext:value-type="float">
            <text:p>0.168321</text:p>
          </table:table-cell>
          <table:table-cell office:value-type="float" office:value="0.657872" calcext:value-type="float">
            <text:p>0.657872</text:p>
          </table:table-cell>
          <table:table-cell office:value-type="float" office:value="0.792279" calcext:value-type="float">
            <text:p>0.792279</text:p>
          </table:table-cell>
          <table:table-cell office:value-type="float" office:value="0.79048" calcext:value-type="float">
            <text:p>0.79048</text:p>
          </table:table-cell>
          <table:table-cell office:value-type="float" office:value="0.808305" calcext:value-type="float">
            <text:p>0.808305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0.511187" calcext:value-type="float">
            <text:p>0.511187</text:p>
          </table:table-cell>
          <table:table-cell office:value-type="float" office:value="0.485159" calcext:value-type="float">
            <text:p>0.485159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0.346496" calcext:value-type="float">
            <text:p>0.346496</text:p>
          </table:table-cell>
          <table:table-cell office:value-type="float" office:value="0.613362" calcext:value-type="float">
            <text:p>0.613362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810902" calcext:value-type="float">
            <text:p>0.81090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151975" calcext:value-type="float">
            <text:p>0.151975</text:p>
          </table:table-cell>
          <table:table-cell office:value-type="float" office:value="0.142123" calcext:value-type="float">
            <text:p>0.142123</text:p>
          </table:table-cell>
          <table:table-cell office:value-type="float" office:value="0.144201" calcext:value-type="float">
            <text:p>0.144201</text:p>
          </table:table-cell>
          <table:table-cell office:value-type="float" office:value="0.162573" calcext:value-type="float">
            <text:p>0.162573</text:p>
          </table:table-cell>
          <table:table-cell office:value-type="float" office:value="0.164883" calcext:value-type="float">
            <text:p>0.164883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0.642667" calcext:value-type="float">
            <text:p>0.642667</text:p>
          </table:table-cell>
          <table:table-cell office:value-type="float" office:value="1.43514" calcext:value-type="float">
            <text:p>1.43514</text:p>
          </table:table-cell>
          <table:table-cell office:value-type="float" office:value="0.146869" calcext:value-type="float">
            <text:p>0.146869</text:p>
          </table:table-cell>
          <table:table-cell office:value-type="float" office:value="0.506675" calcext:value-type="float">
            <text:p>0.506675</text:p>
          </table:table-cell>
          <table:table-cell office:value-type="float" office:value="1.63198" calcext:value-type="float">
            <text:p>1.63198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0.598302" calcext:value-type="float">
            <text:p>0.598302</text:p>
          </table:table-cell>
          <table:table-cell office:value-type="float" office:value="0.448052" calcext:value-type="float">
            <text:p>0.448052</text:p>
          </table:table-cell>
          <table:table-cell office:value-type="float" office:value="0.142624" calcext:value-type="float">
            <text:p>0.142624</text:p>
          </table:table-cell>
          <table:table-cell office:value-type="float" office:value="0.415708" calcext:value-type="float">
            <text:p>0.415708</text:p>
          </table:table-cell>
          <table:table-cell office:value-type="float" office:value="0.437485" calcext:value-type="float">
            <text:p>0.437485</text:p>
          </table:table-cell>
          <table:table-cell office:value-type="float" office:value="0.417017" calcext:value-type="float">
            <text:p>0.417017</text:p>
          </table:table-cell>
          <table:table-cell office:value-type="float" office:value="0.149398" calcext:value-type="float">
            <text:p>0.149398</text:p>
          </table:table-cell>
          <table:table-cell office:value-type="float" office:value="1.90021" calcext:value-type="float">
            <text:p>1.90021</text:p>
          </table:table-cell>
          <table:table-cell office:value-type="float" office:value="1.32952" calcext:value-type="float">
            <text:p>1.32952</text:p>
          </table:table-cell>
          <table:table-cell office:value-type="float" office:value="1.69498" calcext:value-type="float">
            <text:p>1.69498</text:p>
          </table:table-cell>
          <table:table-cell office:value-type="float" office:value="0.417761" calcext:value-type="float">
            <text:p>0.417761</text:p>
          </table:table-cell>
          <table:table-cell office:value-type="float" office:value="0.567005" calcext:value-type="float">
            <text:p>0.567005</text:p>
          </table:table-cell>
          <table:table-cell office:value-type="float" office:value="0.144338" calcext:value-type="float">
            <text:p>0.144338</text:p>
          </table:table-cell>
          <table:table-cell office:value-type="float" office:value="0.0828381" calcext:value-type="float">
            <text:p>0.0828381</text:p>
          </table:table-cell>
          <table:table-cell office:value-type="float" office:value="1.49984" calcext:value-type="float">
            <text:p>1.49984</text:p>
          </table:table-cell>
          <table:table-cell office:value-type="float" office:value="0.076304" calcext:value-type="float">
            <text:p>0.076304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19212" calcext:value-type="float">
            <text:p>0.19212</text:p>
          </table:table-cell>
          <table:table-cell office:value-type="float" office:value="1.11442" calcext:value-type="float">
            <text:p>1.11442</text:p>
          </table:table-cell>
          <table:table-cell office:value-type="float" office:value="0.979074" calcext:value-type="float">
            <text:p>0.979074</text:p>
          </table:table-cell>
          <table:table-cell office:value-type="float" office:value="0.282113" calcext:value-type="float">
            <text:p>0.282113</text:p>
          </table:table-cell>
          <table:table-cell office:value-type="float" office:value="0.0757079" calcext:value-type="float">
            <text:p>0.0757079</text:p>
          </table:table-cell>
          <table:table-cell office:value-type="float" office:value="1.21995" calcext:value-type="float">
            <text:p>1.21995</text:p>
          </table:table-cell>
          <table:table-cell office:value-type="float" office:value="2.15032" calcext:value-type="float">
            <text:p>2.15032</text:p>
          </table:table-cell>
          <table:table-cell table:number-columns-repeated="4"/>
          <table:table-cell table:formula="of:=MIN([.A179:.BL179])" office:value-type="float" office:value="0.0757079" calcext:value-type="float">
            <text:p>0.0757079</text:p>
          </table:table-cell>
          <table:table-cell table:formula="of:=MAX([.A179:.BL179])" office:value-type="float" office:value="2.15032" calcext:value-type="float">
            <text:p>2.15032</text:p>
          </table:table-cell>
          <table:table-cell table:number-columns-repeated="7"/>
        </table:table-row>
        <table:table-row table:style-name="ro1">
          <table:table-cell office:value-type="float" office:value="0.0913329" calcext:value-type="float">
            <text:p>0.0913329</text:p>
          </table:table-cell>
          <table:table-cell office:value-type="float" office:value="0.144704" calcext:value-type="float">
            <text:p>0.144704</text:p>
          </table:table-cell>
          <table:table-cell office:value-type="float" office:value="0.103944" calcext:value-type="float">
            <text:p>0.103944</text:p>
          </table:table-cell>
          <table:table-cell office:value-type="float" office:value="0.143645" calcext:value-type="float">
            <text:p>0.143645</text:p>
          </table:table-cell>
          <table:table-cell office:value-type="float" office:value="0.0962021" calcext:value-type="float">
            <text:p>0.0962021</text:p>
          </table:table-cell>
          <table:table-cell office:value-type="float" office:value="0.14648" calcext:value-type="float">
            <text:p>0.14648</text:p>
          </table:table-cell>
          <table:table-cell office:value-type="float" office:value="0.148002" calcext:value-type="float">
            <text:p>0.148002</text:p>
          </table:table-cell>
          <table:table-cell office:value-type="float" office:value="0.153101" calcext:value-type="float">
            <text:p>0.153101</text:p>
          </table:table-cell>
          <table:table-cell office:value-type="float" office:value="0.151782" calcext:value-type="float">
            <text:p>0.151782</text:p>
          </table:table-cell>
          <table:table-cell office:value-type="float" office:value="0.167678" calcext:value-type="float">
            <text:p>0.167678</text:p>
          </table:table-cell>
          <table:table-cell office:value-type="float" office:value="0.581268" calcext:value-type="float">
            <text:p>0.581268</text:p>
          </table:table-cell>
          <table:table-cell office:value-type="float" office:value="0.143528" calcext:value-type="float">
            <text:p>0.143528</text:p>
          </table:table-cell>
          <table:table-cell office:value-type="float" office:value="0.431338" calcext:value-type="float">
            <text:p>0.431338</text:p>
          </table:table-cell>
          <table:table-cell office:value-type="float" office:value="0.292724" calcext:value-type="float">
            <text:p>0.292724</text:p>
          </table:table-cell>
          <table:table-cell office:value-type="float" office:value="0.282838" calcext:value-type="float">
            <text:p>0.282838</text:p>
          </table:table-cell>
          <table:table-cell office:value-type="float" office:value="0.152764" calcext:value-type="float">
            <text:p>0.152764</text:p>
          </table:table-cell>
          <table:table-cell office:value-type="float" office:value="0.151839" calcext:value-type="float">
            <text:p>0.151839</text:p>
          </table:table-cell>
          <table:table-cell office:value-type="float" office:value="0.281086" calcext:value-type="float">
            <text:p>0.281086</text:p>
          </table:table-cell>
          <table:table-cell office:value-type="float" office:value="0.280868" calcext:value-type="float">
            <text:p>0.280868</text:p>
          </table:table-cell>
          <table:table-cell office:value-type="float" office:value="0.152161" calcext:value-type="float">
            <text:p>0.152161</text:p>
          </table:table-cell>
          <table:table-cell office:value-type="float" office:value="0.152421" calcext:value-type="float">
            <text:p>0.152421</text:p>
          </table:table-cell>
          <table:table-cell office:value-type="float" office:value="0.298115" calcext:value-type="float">
            <text:p>0.298115</text:p>
          </table:table-cell>
          <table:table-cell office:value-type="float" office:value="0.162159" calcext:value-type="float">
            <text:p>0.162159</text:p>
          </table:table-cell>
          <table:table-cell office:value-type="float" office:value="0.536253" calcext:value-type="float">
            <text:p>0.536253</text:p>
          </table:table-cell>
          <table:table-cell office:value-type="float" office:value="0.167308" calcext:value-type="float">
            <text:p>0.167308</text:p>
          </table:table-cell>
          <table:table-cell office:value-type="float" office:value="0.143653" calcext:value-type="float">
            <text:p>0.143653</text:p>
          </table:table-cell>
          <table:table-cell office:value-type="float" office:value="0.310732" calcext:value-type="float">
            <text:p>0.310732</text:p>
          </table:table-cell>
          <table:table-cell office:value-type="float" office:value="0.15566" calcext:value-type="float">
            <text:p>0.15566</text:p>
          </table:table-cell>
          <table:table-cell office:value-type="float" office:value="0.611032" calcext:value-type="float">
            <text:p>0.611032</text:p>
          </table:table-cell>
          <table:table-cell office:value-type="float" office:value="0.286563" calcext:value-type="float">
            <text:p>0.286563</text:p>
          </table:table-cell>
          <table:table-cell office:value-type="float" office:value="1.7019" calcext:value-type="float">
            <text:p>1.7019</text:p>
          </table:table-cell>
          <table:table-cell office:value-type="float" office:value="0.762477" calcext:value-type="float">
            <text:p>0.762477</text:p>
          </table:table-cell>
          <table:table-cell office:value-type="float" office:value="0.152139" calcext:value-type="float">
            <text:p>0.152139</text:p>
          </table:table-cell>
          <table:table-cell office:value-type="float" office:value="1.65375" calcext:value-type="float">
            <text:p>1.65375</text:p>
          </table:table-cell>
          <table:table-cell office:value-type="float" office:value="1.36394" calcext:value-type="float">
            <text:p>1.36394</text:p>
          </table:table-cell>
          <table:table-cell office:value-type="float" office:value="1.2214" calcext:value-type="float">
            <text:p>1.2214</text:p>
          </table:table-cell>
          <table:table-cell office:value-type="float" office:value="1.23162" calcext:value-type="float">
            <text:p>1.23162</text:p>
          </table:table-cell>
          <table:table-cell office:value-type="float" office:value="1.572" calcext:value-type="float">
            <text:p>1.572</text:p>
          </table:table-cell>
          <table:table-cell office:value-type="float" office:value="1.83232" calcext:value-type="float">
            <text:p>1.83232</text:p>
          </table:table-cell>
          <table:table-cell office:value-type="float" office:value="1.84677" calcext:value-type="float">
            <text:p>1.84677</text:p>
          </table:table-cell>
          <table:table-cell office:value-type="float" office:value="0.151175" calcext:value-type="float">
            <text:p>0.151175</text:p>
          </table:table-cell>
          <table:table-cell office:value-type="float" office:value="0.087234" calcext:value-type="float">
            <text:p>0.087234</text:p>
          </table:table-cell>
          <table:table-cell office:value-type="float" office:value="0.300848" calcext:value-type="float">
            <text:p>0.300848</text:p>
          </table:table-cell>
          <table:table-cell office:value-type="float" office:value="0.318201" calcext:value-type="float">
            <text:p>0.318201</text:p>
          </table:table-cell>
          <table:table-cell office:value-type="float" office:value="0.615176" calcext:value-type="float">
            <text:p>0.615176</text:p>
          </table:table-cell>
          <table:table-cell office:value-type="float" office:value="0.484167" calcext:value-type="float">
            <text:p>0.484167</text:p>
          </table:table-cell>
          <table:table-cell office:value-type="float" office:value="1.71452" calcext:value-type="float">
            <text:p>1.71452</text:p>
          </table:table-cell>
          <table:table-cell office:value-type="float" office:value="0.162253" calcext:value-type="float">
            <text:p>0.162253</text:p>
          </table:table-cell>
          <table:table-cell office:value-type="float" office:value="1.12733" calcext:value-type="float">
            <text:p>1.12733</text:p>
          </table:table-cell>
          <table:table-cell office:value-type="float" office:value="1.42009" calcext:value-type="float">
            <text:p>1.42009</text:p>
          </table:table-cell>
          <table:table-cell office:value-type="float" office:value="1.27503" calcext:value-type="float">
            <text:p>1.27503</text:p>
          </table:table-cell>
          <table:table-cell office:value-type="float" office:value="0.29052" calcext:value-type="float">
            <text:p>0.29052</text:p>
          </table:table-cell>
          <table:table-cell office:value-type="float" office:value="0.896365" calcext:value-type="float">
            <text:p>0.896365</text:p>
          </table:table-cell>
          <table:table-cell office:value-type="float" office:value="0.280277" calcext:value-type="float">
            <text:p>0.280277</text:p>
          </table:table-cell>
          <table:table-cell office:value-type="float" office:value="1.19719" calcext:value-type="float">
            <text:p>1.19719</text:p>
          </table:table-cell>
          <table:table-cell office:value-type="float" office:value="1.04944" calcext:value-type="float">
            <text:p>1.04944</text:p>
          </table:table-cell>
          <table:table-cell office:value-type="float" office:value="1.11115" calcext:value-type="float">
            <text:p>1.11115</text:p>
          </table:table-cell>
          <table:table-cell office:value-type="float" office:value="1.91147" calcext:value-type="float">
            <text:p>1.91147</text:p>
          </table:table-cell>
          <table:table-cell office:value-type="float" office:value="1.37716" calcext:value-type="float">
            <text:p>1.37716</text:p>
          </table:table-cell>
          <table:table-cell office:value-type="float" office:value="0.170556" calcext:value-type="float">
            <text:p>0.170556</text:p>
          </table:table-cell>
          <table:table-cell office:value-type="float" office:value="1.40906" calcext:value-type="float">
            <text:p>1.40906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061271" calcext:value-type="float">
            <text:p>0.061271</text:p>
          </table:table-cell>
          <table:table-cell table:number-columns-repeated="4"/>
          <table:table-cell table:formula="of:=MIN([.A180:.BL180])" office:value-type="float" office:value="0.061271" calcext:value-type="float">
            <text:p>0.061271</text:p>
          </table:table-cell>
          <table:table-cell table:formula="of:=MAX([.A180:.BL180])" office:value-type="float" office:value="1.91147" calcext:value-type="float">
            <text:p>1.91147</text:p>
          </table:table-cell>
          <table:table-cell table:number-columns-repeated="7"/>
        </table:table-row>
        <table:table-row table:style-name="ro1">
          <table:table-cell office:value-type="float" office:value="0.15113" calcext:value-type="float">
            <text:p>0.15113</text:p>
          </table:table-cell>
          <table:table-cell office:value-type="float" office:value="0.137895" calcext:value-type="float">
            <text:p>0.137895</text:p>
          </table:table-cell>
          <table:table-cell office:value-type="float" office:value="0.154872" calcext:value-type="float">
            <text:p>0.154872</text:p>
          </table:table-cell>
          <table:table-cell office:value-type="float" office:value="0.137182" calcext:value-type="float">
            <text:p>0.137182</text:p>
          </table:table-cell>
          <table:table-cell office:value-type="float" office:value="0.162255" calcext:value-type="float">
            <text:p>0.162255</text:p>
          </table:table-cell>
          <table:table-cell office:value-type="float" office:value="0.245227" calcext:value-type="float">
            <text:p>0.245227</text:p>
          </table:table-cell>
          <table:table-cell office:value-type="float" office:value="0.586988" calcext:value-type="float">
            <text:p>0.586988</text:p>
          </table:table-cell>
          <table:table-cell office:value-type="float" office:value="0.47594" calcext:value-type="float">
            <text:p>0.47594</text:p>
          </table:table-cell>
          <table:table-cell office:value-type="float" office:value="0.366347" calcext:value-type="float">
            <text:p>0.366347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278648" calcext:value-type="float">
            <text:p>0.278648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0.352508" calcext:value-type="float">
            <text:p>0.352508</text:p>
          </table:table-cell>
          <table:table-cell office:value-type="float" office:value="0.144229" calcext:value-type="float">
            <text:p>0.144229</text:p>
          </table:table-cell>
          <table:table-cell office:value-type="float" office:value="0.360157" calcext:value-type="float">
            <text:p>0.360157</text:p>
          </table:table-cell>
          <table:table-cell office:value-type="float" office:value="0.169122" calcext:value-type="float">
            <text:p>0.169122</text:p>
          </table:table-cell>
          <table:table-cell office:value-type="float" office:value="1.19604" calcext:value-type="float">
            <text:p>1.19604</text:p>
          </table:table-cell>
          <table:table-cell office:value-type="float" office:value="0.371509" calcext:value-type="float">
            <text:p>0.371509</text:p>
          </table:table-cell>
          <table:table-cell office:value-type="float" office:value="0.149046" calcext:value-type="float">
            <text:p>0.149046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142279" calcext:value-type="float">
            <text:p>0.142279</text:p>
          </table:table-cell>
          <table:table-cell office:value-type="float" office:value="0.189991" calcext:value-type="float">
            <text:p>0.189991</text:p>
          </table:table-cell>
          <table:table-cell office:value-type="float" office:value="0.377882" calcext:value-type="float">
            <text:p>0.377882</text:p>
          </table:table-cell>
          <table:table-cell office:value-type="float" office:value="0.300944" calcext:value-type="float">
            <text:p>0.300944</text:p>
          </table:table-cell>
          <table:table-cell office:value-type="float" office:value="0.150834" calcext:value-type="float">
            <text:p>0.150834</text:p>
          </table:table-cell>
          <table:table-cell office:value-type="float" office:value="0.184014" calcext:value-type="float">
            <text:p>0.184014</text:p>
          </table:table-cell>
          <table:table-cell office:value-type="float" office:value="0.234128" calcext:value-type="float">
            <text:p>0.234128</text:p>
          </table:table-cell>
          <table:table-cell office:value-type="float" office:value="0.134567" calcext:value-type="float">
            <text:p>0.134567</text:p>
          </table:table-cell>
          <table:table-cell office:value-type="float" office:value="1.82174" calcext:value-type="float">
            <text:p>1.82174</text:p>
          </table:table-cell>
          <table:table-cell office:value-type="float" office:value="0.32471" calcext:value-type="float">
            <text:p>0.32471</text:p>
          </table:table-cell>
          <table:table-cell office:value-type="float" office:value="0.140036" calcext:value-type="float">
            <text:p>0.140036</text:p>
          </table:table-cell>
          <table:table-cell office:value-type="float" office:value="1.55914" calcext:value-type="float">
            <text:p>1.55914</text:p>
          </table:table-cell>
          <table:table-cell office:value-type="float" office:value="0.478935" calcext:value-type="float">
            <text:p>0.478935</text:p>
          </table:table-cell>
          <table:table-cell office:value-type="float" office:value="1.48911" calcext:value-type="float">
            <text:p>1.48911</text:p>
          </table:table-cell>
          <table:table-cell office:value-type="float" office:value="0.145004" calcext:value-type="float">
            <text:p>0.145004</text:p>
          </table:table-cell>
          <table:table-cell office:value-type="float" office:value="1.3468" calcext:value-type="float">
            <text:p>1.3468</text:p>
          </table:table-cell>
          <table:table-cell office:value-type="float" office:value="1.52644" calcext:value-type="float">
            <text:p>1.52644</text:p>
          </table:table-cell>
          <table:table-cell office:value-type="float" office:value="0.133924" calcext:value-type="float">
            <text:p>0.133924</text:p>
          </table:table-cell>
          <table:table-cell office:value-type="float" office:value="2.10154" calcext:value-type="float">
            <text:p>2.10154</text:p>
          </table:table-cell>
          <table:table-cell office:value-type="float" office:value="1.67966" calcext:value-type="float">
            <text:p>1.67966</text:p>
          </table:table-cell>
          <table:table-cell office:value-type="float" office:value="1.21922" calcext:value-type="float">
            <text:p>1.21922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1.01427" calcext:value-type="float">
            <text:p>1.01427</text:p>
          </table:table-cell>
          <table:table-cell office:value-type="float" office:value="0.922461" calcext:value-type="float">
            <text:p>0.922461</text:p>
          </table:table-cell>
          <table:table-cell office:value-type="float" office:value="2.3722" calcext:value-type="float">
            <text:p>2.3722</text:p>
          </table:table-cell>
          <table:table-cell office:value-type="float" office:value="1.99869" calcext:value-type="float">
            <text:p>1.99869</text:p>
          </table:table-cell>
          <table:table-cell office:value-type="float" office:value="0.893174" calcext:value-type="float">
            <text:p>0.893174</text:p>
          </table:table-cell>
          <table:table-cell office:value-type="float" office:value="2.07831" calcext:value-type="float">
            <text:p>2.07831</text:p>
          </table:table-cell>
          <table:table-cell office:value-type="float" office:value="2.25937" calcext:value-type="float">
            <text:p>2.25937</text:p>
          </table:table-cell>
          <table:table-cell office:value-type="float" office:value="2.09137" calcext:value-type="float">
            <text:p>2.09137</text:p>
          </table:table-cell>
          <table:table-cell office:value-type="float" office:value="2.00931" calcext:value-type="float">
            <text:p>2.00931</text:p>
          </table:table-cell>
          <table:table-cell office:value-type="float" office:value="1.63169" calcext:value-type="float">
            <text:p>1.63169</text:p>
          </table:table-cell>
          <table:table-cell office:value-type="float" office:value="1.56916" calcext:value-type="float">
            <text:p>1.56916</text:p>
          </table:table-cell>
          <table:table-cell office:value-type="float" office:value="1.63502" calcext:value-type="float">
            <text:p>1.63502</text:p>
          </table:table-cell>
          <table:table-cell office:value-type="float" office:value="1.96578" calcext:value-type="float">
            <text:p>1.96578</text:p>
          </table:table-cell>
          <table:table-cell office:value-type="float" office:value="1.59515" calcext:value-type="float">
            <text:p>1.59515</text:p>
          </table:table-cell>
          <table:table-cell office:value-type="float" office:value="2.03202" calcext:value-type="float">
            <text:p>2.03202</text:p>
          </table:table-cell>
          <table:table-cell office:value-type="float" office:value="1.85365" calcext:value-type="float">
            <text:p>1.85365</text:p>
          </table:table-cell>
          <table:table-cell office:value-type="float" office:value="1.69237" calcext:value-type="float">
            <text:p>1.69237</text:p>
          </table:table-cell>
          <table:table-cell office:value-type="float" office:value="1.23714" calcext:value-type="float">
            <text:p>1.23714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2.26976" calcext:value-type="float">
            <text:p>2.26976</text:p>
          </table:table-cell>
          <table:table-cell office:value-type="float" office:value="1.08139" calcext:value-type="float">
            <text:p>1.08139</text:p>
          </table:table-cell>
          <table:table-cell office:value-type="float" office:value="2.06457" calcext:value-type="float">
            <text:p>2.06457</text:p>
          </table:table-cell>
          <table:table-cell table:number-columns-repeated="4"/>
          <table:table-cell table:formula="of:=MIN([.A181:.BL181])" office:value-type="float" office:value="0.133924" calcext:value-type="float">
            <text:p>0.133924</text:p>
          </table:table-cell>
          <table:table-cell table:formula="of:=MAX([.A181:.BL181])" office:value-type="float" office:value="2.3722" calcext:value-type="float">
            <text:p>2.3722</text:p>
          </table:table-cell>
          <table:table-cell table:number-columns-repeated="7"/>
        </table:table-row>
        <table:table-row table:style-name="ro1">
          <table:table-cell office:value-type="float" office:value="0.149173" calcext:value-type="float">
            <text:p>0.149173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0.152682" calcext:value-type="float">
            <text:p>0.152682</text:p>
          </table:table-cell>
          <table:table-cell office:value-type="float" office:value="0.157923" calcext:value-type="float">
            <text:p>0.157923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147975" calcext:value-type="float">
            <text:p>0.147975</text:p>
          </table:table-cell>
          <table:table-cell office:value-type="float" office:value="0.155944" calcext:value-type="float">
            <text:p>0.155944</text:p>
          </table:table-cell>
          <table:table-cell office:value-type="float" office:value="0.144072" calcext:value-type="float">
            <text:p>0.144072</text:p>
          </table:table-cell>
          <table:table-cell office:value-type="float" office:value="0.144093" calcext:value-type="float">
            <text:p>0.144093</text:p>
          </table:table-cell>
          <table:table-cell office:value-type="float" office:value="0.774495" calcext:value-type="float">
            <text:p>0.774495</text:p>
          </table:table-cell>
          <table:table-cell office:value-type="float" office:value="0.634459" calcext:value-type="float">
            <text:p>0.634459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0.740663" calcext:value-type="float">
            <text:p>0.740663</text:p>
          </table:table-cell>
          <table:table-cell office:value-type="float" office:value="0.742745" calcext:value-type="float">
            <text:p>0.742745</text:p>
          </table:table-cell>
          <table:table-cell office:value-type="float" office:value="0.165114" calcext:value-type="float">
            <text:p>0.165114</text:p>
          </table:table-cell>
          <table:table-cell office:value-type="float" office:value="0.753382" calcext:value-type="float">
            <text:p>0.753382</text:p>
          </table:table-cell>
          <table:table-cell office:value-type="float" office:value="0.314585" calcext:value-type="float">
            <text:p>0.314585</text:p>
          </table:table-cell>
          <table:table-cell office:value-type="float" office:value="0.150951" calcext:value-type="float">
            <text:p>0.150951</text:p>
          </table:table-cell>
          <table:table-cell office:value-type="float" office:value="0.147895" calcext:value-type="float">
            <text:p>0.147895</text:p>
          </table:table-cell>
          <table:table-cell office:value-type="float" office:value="0.148182" calcext:value-type="float">
            <text:p>0.148182</text:p>
          </table:table-cell>
          <table:table-cell office:value-type="float" office:value="0.676123" calcext:value-type="float">
            <text:p>0.676123</text:p>
          </table:table-cell>
          <table:table-cell office:value-type="float" office:value="0.572954" calcext:value-type="float">
            <text:p>0.572954</text:p>
          </table:table-cell>
          <table:table-cell office:value-type="float" office:value="0.144825" calcext:value-type="float">
            <text:p>0.144825</text:p>
          </table:table-cell>
          <table:table-cell office:value-type="float" office:value="1.34294" calcext:value-type="float">
            <text:p>1.34294</text:p>
          </table:table-cell>
          <table:table-cell office:value-type="float" office:value="0.586864" calcext:value-type="float">
            <text:p>0.586864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1.33838" calcext:value-type="float">
            <text:p>1.33838</text:p>
          </table:table-cell>
          <table:table-cell office:value-type="float" office:value="1.332" calcext:value-type="float">
            <text:p>1.332</text:p>
          </table:table-cell>
          <table:table-cell office:value-type="float" office:value="1.19542" calcext:value-type="float">
            <text:p>1.19542</text:p>
          </table:table-cell>
          <table:table-cell office:value-type="float" office:value="0.913614" calcext:value-type="float">
            <text:p>0.913614</text:p>
          </table:table-cell>
          <table:table-cell office:value-type="float" office:value="0.164267" calcext:value-type="float">
            <text:p>0.164267</text:p>
          </table:table-cell>
          <table:table-cell office:value-type="float" office:value="1.36401" calcext:value-type="float">
            <text:p>1.36401</text:p>
          </table:table-cell>
          <table:table-cell office:value-type="float" office:value="1.2222" calcext:value-type="float">
            <text:p>1.2222</text:p>
          </table:table-cell>
          <table:table-cell office:value-type="float" office:value="1.83582" calcext:value-type="float">
            <text:p>1.83582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0.141659" calcext:value-type="float">
            <text:p>0.141659</text:p>
          </table:table-cell>
          <table:table-cell office:value-type="float" office:value="1.96423" calcext:value-type="float">
            <text:p>1.96423</text:p>
          </table:table-cell>
          <table:table-cell office:value-type="float" office:value="1.63463" calcext:value-type="float">
            <text:p>1.63463</text:p>
          </table:table-cell>
          <table:table-cell office:value-type="float" office:value="1.34341" calcext:value-type="float">
            <text:p>1.34341</text:p>
          </table:table-cell>
          <table:table-cell office:value-type="float" office:value="0.901229" calcext:value-type="float">
            <text:p>0.901229</text:p>
          </table:table-cell>
          <table:table-cell office:value-type="float" office:value="0.181856" calcext:value-type="float">
            <text:p>0.181856</text:p>
          </table:table-cell>
          <table:table-cell office:value-type="float" office:value="1.10059" calcext:value-type="float">
            <text:p>1.10059</text:p>
          </table:table-cell>
          <table:table-cell office:value-type="float" office:value="1.11244" calcext:value-type="float">
            <text:p>1.11244</text:p>
          </table:table-cell>
          <table:table-cell office:value-type="float" office:value="1.70897" calcext:value-type="float">
            <text:p>1.70897</text:p>
          </table:table-cell>
          <table:table-cell office:value-type="float" office:value="1.43392" calcext:value-type="float">
            <text:p>1.43392</text:p>
          </table:table-cell>
          <table:table-cell office:value-type="float" office:value="1.89514" calcext:value-type="float">
            <text:p>1.89514</text:p>
          </table:table-cell>
          <table:table-cell office:value-type="float" office:value="0.389362" calcext:value-type="float">
            <text:p>0.389362</text:p>
          </table:table-cell>
          <table:table-cell office:value-type="float" office:value="1.74958" calcext:value-type="float">
            <text:p>1.74958</text:p>
          </table:table-cell>
          <table:table-cell office:value-type="float" office:value="1.91419" calcext:value-type="float">
            <text:p>1.91419</text:p>
          </table:table-cell>
          <table:table-cell office:value-type="float" office:value="1.47421" calcext:value-type="float">
            <text:p>1.47421</text:p>
          </table:table-cell>
          <table:table-cell office:value-type="float" office:value="0.736534" calcext:value-type="float">
            <text:p>0.736534</text:p>
          </table:table-cell>
          <table:table-cell office:value-type="float" office:value="1.63484" calcext:value-type="float">
            <text:p>1.63484</text:p>
          </table:table-cell>
          <table:table-cell office:value-type="float" office:value="0.591748" calcext:value-type="float">
            <text:p>0.591748</text:p>
          </table:table-cell>
          <table:table-cell office:value-type="float" office:value="0.138098" calcext:value-type="float">
            <text:p>0.138098</text:p>
          </table:table-cell>
          <table:table-cell office:value-type="float" office:value="1.68631" calcext:value-type="float">
            <text:p>1.68631</text:p>
          </table:table-cell>
          <table:table-cell office:value-type="float" office:value="1.84409" calcext:value-type="float">
            <text:p>1.84409</text:p>
          </table:table-cell>
          <table:table-cell office:value-type="float" office:value="2.05581" calcext:value-type="float">
            <text:p>2.05581</text:p>
          </table:table-cell>
          <table:table-cell office:value-type="float" office:value="0.0847368" calcext:value-type="float">
            <text:p>0.0847368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02573" calcext:value-type="float">
            <text:p>0.102573</text:p>
          </table:table-cell>
          <table:table-cell office:value-type="float" office:value="0.415297" calcext:value-type="float">
            <text:p>0.415297</text:p>
          </table:table-cell>
          <table:table-cell office:value-type="float" office:value="1.15098" calcext:value-type="float">
            <text:p>1.15098</text:p>
          </table:table-cell>
          <table:table-cell office:value-type="float" office:value="1.30843" calcext:value-type="float">
            <text:p>1.30843</text:p>
          </table:table-cell>
          <table:table-cell table:number-columns-repeated="4"/>
          <table:table-cell table:formula="of:=MIN([.A182:.BL182])" office:value-type="float" office:value="0.069829" calcext:value-type="float">
            <text:p>0.069829</text:p>
          </table:table-cell>
          <table:table-cell table:formula="of:=MAX([.A182:.BL182])" office:value-type="float" office:value="2.05581" calcext:value-type="float">
            <text:p>2.05581</text:p>
          </table:table-cell>
          <table:table-cell table:number-columns-repeated="7"/>
        </table:table-row>
        <table:table-row table:style-name="ro1">
          <table:table-cell office:value-type="float" office:value="0.148588" calcext:value-type="float">
            <text:p>0.148588</text:p>
          </table:table-cell>
          <table:table-cell office:value-type="float" office:value="0.174171" calcext:value-type="float">
            <text:p>0.174171</text:p>
          </table:table-cell>
          <table:table-cell office:value-type="float" office:value="0.182015" calcext:value-type="float">
            <text:p>0.182015</text:p>
          </table:table-cell>
          <table:table-cell office:value-type="float" office:value="0.171902" calcext:value-type="float">
            <text:p>0.171902</text:p>
          </table:table-cell>
          <table:table-cell office:value-type="float" office:value="0.146543" calcext:value-type="float">
            <text:p>0.146543</text:p>
          </table:table-cell>
          <table:table-cell office:value-type="float" office:value="0.157365" calcext:value-type="float">
            <text:p>0.157365</text:p>
          </table:table-cell>
          <table:table-cell office:value-type="float" office:value="0.145744" calcext:value-type="float">
            <text:p>0.145744</text:p>
          </table:table-cell>
          <table:table-cell office:value-type="float" office:value="0.279911" calcext:value-type="float">
            <text:p>0.279911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0.156685" calcext:value-type="float">
            <text:p>0.156685</text:p>
          </table:table-cell>
          <table:table-cell office:value-type="float" office:value="0.147998" calcext:value-type="float">
            <text:p>0.147998</text:p>
          </table:table-cell>
          <table:table-cell office:value-type="float" office:value="0.148262" calcext:value-type="float">
            <text:p>0.148262</text:p>
          </table:table-cell>
          <table:table-cell office:value-type="float" office:value="0.146011" calcext:value-type="float">
            <text:p>0.146011</text:p>
          </table:table-cell>
          <table:table-cell office:value-type="float" office:value="0.292727" calcext:value-type="float">
            <text:p>0.292727</text:p>
          </table:table-cell>
          <table:table-cell office:value-type="float" office:value="0.146525" calcext:value-type="float">
            <text:p>0.146525</text:p>
          </table:table-cell>
          <table:table-cell office:value-type="float" office:value="0.146863" calcext:value-type="float">
            <text:p>0.146863</text:p>
          </table:table-cell>
          <table:table-cell office:value-type="float" office:value="0.149842" calcext:value-type="float">
            <text:p>0.149842</text:p>
          </table:table-cell>
          <table:table-cell office:value-type="float" office:value="0.142757" calcext:value-type="float">
            <text:p>0.142757</text:p>
          </table:table-cell>
          <table:table-cell office:value-type="float" office:value="0.155281" calcext:value-type="float">
            <text:p>0.155281</text:p>
          </table:table-cell>
          <table:table-cell office:value-type="float" office:value="0.153479" calcext:value-type="float">
            <text:p>0.153479</text:p>
          </table:table-cell>
          <table:table-cell office:value-type="float" office:value="1.18312" calcext:value-type="float">
            <text:p>1.18312</text:p>
          </table:table-cell>
          <table:table-cell office:value-type="float" office:value="0.145033" calcext:value-type="float">
            <text:p>0.145033</text:p>
          </table:table-cell>
          <table:table-cell office:value-type="float" office:value="1.07021" calcext:value-type="float">
            <text:p>1.07021</text:p>
          </table:table-cell>
          <table:table-cell office:value-type="float" office:value="1.05576" calcext:value-type="float">
            <text:p>1.05576</text:p>
          </table:table-cell>
          <table:table-cell office:value-type="float" office:value="0.935499" calcext:value-type="float">
            <text:p>0.935499</text:p>
          </table:table-cell>
          <table:table-cell office:value-type="float" office:value="0.739777" calcext:value-type="float">
            <text:p>0.739777</text:p>
          </table:table-cell>
          <table:table-cell office:value-type="float" office:value="0.146691" calcext:value-type="float">
            <text:p>0.146691</text:p>
          </table:table-cell>
          <table:table-cell office:value-type="float" office:value="0.764363" calcext:value-type="float">
            <text:p>0.764363</text:p>
          </table:table-cell>
          <table:table-cell office:value-type="float" office:value="0.758944" calcext:value-type="float">
            <text:p>0.758944</text:p>
          </table:table-cell>
          <table:table-cell office:value-type="float" office:value="0.594677" calcext:value-type="float">
            <text:p>0.594677</text:p>
          </table:table-cell>
          <table:table-cell office:value-type="float" office:value="0.152962" calcext:value-type="float">
            <text:p>0.152962</text:p>
          </table:table-cell>
          <table:table-cell office:value-type="float" office:value="1.59618" calcext:value-type="float">
            <text:p>1.59618</text:p>
          </table:table-cell>
          <table:table-cell office:value-type="float" office:value="0.588177" calcext:value-type="float">
            <text:p>0.588177</text:p>
          </table:table-cell>
          <table:table-cell office:value-type="float" office:value="0.148329" calcext:value-type="float">
            <text:p>0.148329</text:p>
          </table:table-cell>
          <table:table-cell office:value-type="float" office:value="1.19241" calcext:value-type="float">
            <text:p>1.19241</text:p>
          </table:table-cell>
          <table:table-cell office:value-type="float" office:value="0.762897" calcext:value-type="float">
            <text:p>0.762897</text:p>
          </table:table-cell>
          <table:table-cell office:value-type="float" office:value="0.767742" calcext:value-type="float">
            <text:p>0.767742</text:p>
          </table:table-cell>
          <table:table-cell office:value-type="float" office:value="0.795981" calcext:value-type="float">
            <text:p>0.795981</text:p>
          </table:table-cell>
          <table:table-cell office:value-type="float" office:value="0.145468" calcext:value-type="float">
            <text:p>0.145468</text:p>
          </table:table-cell>
          <table:table-cell office:value-type="float" office:value="0.447675" calcext:value-type="float">
            <text:p>0.447675</text:p>
          </table:table-cell>
          <table:table-cell office:value-type="float" office:value="0.739165" calcext:value-type="float">
            <text:p>0.739165</text:p>
          </table:table-cell>
          <table:table-cell office:value-type="float" office:value="0.29645" calcext:value-type="float">
            <text:p>0.29645</text:p>
          </table:table-cell>
          <table:table-cell office:value-type="float" office:value="0.16483" calcext:value-type="float">
            <text:p>0.16483</text:p>
          </table:table-cell>
          <table:table-cell office:value-type="float" office:value="0.575318" calcext:value-type="float">
            <text:p>0.575318</text:p>
          </table:table-cell>
          <table:table-cell office:value-type="float" office:value="0.617473" calcext:value-type="float">
            <text:p>0.617473</text:p>
          </table:table-cell>
          <table:table-cell office:value-type="float" office:value="1.8899" calcext:value-type="float">
            <text:p>1.8899</text:p>
          </table:table-cell>
          <table:table-cell office:value-type="float" office:value="1.86501" calcext:value-type="float">
            <text:p>1.86501</text:p>
          </table:table-cell>
          <table:table-cell office:value-type="float" office:value="1.72566" calcext:value-type="float">
            <text:p>1.72566</text:p>
          </table:table-cell>
          <table:table-cell office:value-type="float" office:value="1.51037" calcext:value-type="float">
            <text:p>1.51037</text:p>
          </table:table-cell>
          <table:table-cell office:value-type="float" office:value="0.177632" calcext:value-type="float">
            <text:p>0.177632</text:p>
          </table:table-cell>
          <table:table-cell office:value-type="float" office:value="2.13797" calcext:value-type="float">
            <text:p>2.13797</text:p>
          </table:table-cell>
          <table:table-cell office:value-type="float" office:value="1.52134" calcext:value-type="float">
            <text:p>1.52134</text:p>
          </table:table-cell>
          <table:table-cell office:value-type="float" office:value="0.925465" calcext:value-type="float">
            <text:p>0.925465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1.41451" calcext:value-type="float">
            <text:p>1.41451</text:p>
          </table:table-cell>
          <table:table-cell office:value-type="float" office:value="1.17025" calcext:value-type="float">
            <text:p>1.17025</text:p>
          </table:table-cell>
          <table:table-cell office:value-type="float" office:value="0.082706" calcext:value-type="float">
            <text:p>0.082706</text:p>
          </table:table-cell>
          <table:table-cell office:value-type="float" office:value="0.0722599" calcext:value-type="float">
            <text:p>0.0722599</text:p>
          </table:table-cell>
          <table:table-cell office:value-type="float" office:value="0.979499" calcext:value-type="float">
            <text:p>0.979499</text:p>
          </table:table-cell>
          <table:table-cell office:value-type="float" office:value="0.112208" calcext:value-type="float">
            <text:p>0.112208</text:p>
          </table:table-cell>
          <table:table-cell office:value-type="float" office:value="0.445955" calcext:value-type="float">
            <text:p>0.445955</text:p>
          </table:table-cell>
          <table:table-cell office:value-type="float" office:value="0.446599" calcext:value-type="float">
            <text:p>0.446599</text:p>
          </table:table-cell>
          <table:table-cell office:value-type="float" office:value="0.0531292" calcext:value-type="float">
            <text:p>0.0531292</text:p>
          </table:table-cell>
          <table:table-cell table:number-columns-repeated="4"/>
          <table:table-cell table:formula="of:=MIN([.A183:.BL183])" office:value-type="float" office:value="0.0531292" calcext:value-type="float">
            <text:p>0.0531292</text:p>
          </table:table-cell>
          <table:table-cell table:formula="of:=MAX([.A183:.BL183])" office:value-type="float" office:value="2.13797" calcext:value-type="float">
            <text:p>2.13797</text:p>
          </table:table-cell>
          <table:table-cell table:number-columns-repeated="7"/>
        </table:table-row>
        <table:table-row table:style-name="ro1">
          <table:table-cell office:value-type="float" office:value="0.16498" calcext:value-type="float">
            <text:p>0.16498</text:p>
          </table:table-cell>
          <table:table-cell office:value-type="float" office:value="0.212506" calcext:value-type="float">
            <text:p>0.212506</text:p>
          </table:table-cell>
          <table:table-cell office:value-type="float" office:value="0.149419" calcext:value-type="float">
            <text:p>0.149419</text:p>
          </table:table-cell>
          <table:table-cell office:value-type="float" office:value="0.210208" calcext:value-type="float">
            <text:p>0.210208</text:p>
          </table:table-cell>
          <table:table-cell office:value-type="float" office:value="0.452222" calcext:value-type="float">
            <text:p>0.452222</text:p>
          </table:table-cell>
          <table:table-cell office:value-type="float" office:value="0.422317" calcext:value-type="float">
            <text:p>0.422317</text:p>
          </table:table-cell>
          <table:table-cell office:value-type="float" office:value="0.182305" calcext:value-type="float">
            <text:p>0.182305</text:p>
          </table:table-cell>
          <table:table-cell office:value-type="float" office:value="0.34658" calcext:value-type="float">
            <text:p>0.34658</text:p>
          </table:table-cell>
          <table:table-cell office:value-type="float" office:value="0.154474" calcext:value-type="float">
            <text:p>0.154474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779898" calcext:value-type="float">
            <text:p>0.779898</text:p>
          </table:table-cell>
          <table:table-cell office:value-type="float" office:value="0.507416" calcext:value-type="float">
            <text:p>0.507416</text:p>
          </table:table-cell>
          <table:table-cell office:value-type="float" office:value="0.711657" calcext:value-type="float">
            <text:p>0.711657</text:p>
          </table:table-cell>
          <table:table-cell office:value-type="float" office:value="0.536962" calcext:value-type="float">
            <text:p>0.536962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562098" calcext:value-type="float">
            <text:p>0.562098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26389" calcext:value-type="float">
            <text:p>0.326389</text:p>
          </table:table-cell>
          <table:table-cell office:value-type="float" office:value="0.149081" calcext:value-type="float">
            <text:p>0.149081</text:p>
          </table:table-cell>
          <table:table-cell office:value-type="float" office:value="0.387133" calcext:value-type="float">
            <text:p>0.387133</text:p>
          </table:table-cell>
          <table:table-cell office:value-type="float" office:value="0.14432" calcext:value-type="float">
            <text:p>0.14432</text:p>
          </table:table-cell>
          <table:table-cell office:value-type="float" office:value="0.128055" calcext:value-type="float">
            <text:p>0.128055</text:p>
          </table:table-cell>
          <table:table-cell office:value-type="float" office:value="0.389341" calcext:value-type="float">
            <text:p>0.389341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0.139117" calcext:value-type="float">
            <text:p>0.139117</text:p>
          </table:table-cell>
          <table:table-cell office:value-type="float" office:value="0.142637" calcext:value-type="float">
            <text:p>0.142637</text:p>
          </table:table-cell>
          <table:table-cell office:value-type="float" office:value="0.367787" calcext:value-type="float">
            <text:p>0.367787</text:p>
          </table:table-cell>
          <table:table-cell office:value-type="float" office:value="0.141497" calcext:value-type="float">
            <text:p>0.141497</text:p>
          </table:table-cell>
          <table:table-cell office:value-type="float" office:value="0.292203" calcext:value-type="float">
            <text:p>0.292203</text:p>
          </table:table-cell>
          <table:table-cell office:value-type="float" office:value="0.159825" calcext:value-type="float">
            <text:p>0.159825</text:p>
          </table:table-cell>
          <table:table-cell office:value-type="float" office:value="0.246479" calcext:value-type="float">
            <text:p>0.246479</text:p>
          </table:table-cell>
          <table:table-cell office:value-type="float" office:value="0.137188" calcext:value-type="float">
            <text:p>0.137188</text:p>
          </table:table-cell>
          <table:table-cell office:value-type="float" office:value="1.67531" calcext:value-type="float">
            <text:p>1.67531</text:p>
          </table:table-cell>
          <table:table-cell office:value-type="float" office:value="1.69863" calcext:value-type="float">
            <text:p>1.69863</text:p>
          </table:table-cell>
          <table:table-cell office:value-type="float" office:value="1.46703" calcext:value-type="float">
            <text:p>1.46703</text:p>
          </table:table-cell>
          <table:table-cell office:value-type="float" office:value="1.34217" calcext:value-type="float">
            <text:p>1.34217</text:p>
          </table:table-cell>
          <table:table-cell office:value-type="float" office:value="0.195627" calcext:value-type="float">
            <text:p>0.195627</text:p>
          </table:table-cell>
          <table:table-cell office:value-type="float" office:value="0.853206" calcext:value-type="float">
            <text:p>0.853206</text:p>
          </table:table-cell>
          <table:table-cell office:value-type="float" office:value="0.793791" calcext:value-type="float">
            <text:p>0.793791</text:p>
          </table:table-cell>
          <table:table-cell office:value-type="float" office:value="0.676451" calcext:value-type="float">
            <text:p>0.676451</text:p>
          </table:table-cell>
          <table:table-cell office:value-type="float" office:value="0.934782" calcext:value-type="float">
            <text:p>0.934782</text:p>
          </table:table-cell>
          <table:table-cell office:value-type="float" office:value="0.921096" calcext:value-type="float">
            <text:p>0.921096</text:p>
          </table:table-cell>
          <table:table-cell office:value-type="float" office:value="0.522761" calcext:value-type="float">
            <text:p>0.522761</text:p>
          </table:table-cell>
          <table:table-cell office:value-type="float" office:value="0.760688" calcext:value-type="float">
            <text:p>0.760688</text:p>
          </table:table-cell>
          <table:table-cell office:value-type="float" office:value="0.154838" calcext:value-type="float">
            <text:p>0.154838</text:p>
          </table:table-cell>
          <table:table-cell office:value-type="float" office:value="0.514847" calcext:value-type="float">
            <text:p>0.514847</text:p>
          </table:table-cell>
          <table:table-cell office:value-type="float" office:value="0.509959" calcext:value-type="float">
            <text:p>0.509959</text:p>
          </table:table-cell>
          <table:table-cell office:value-type="float" office:value="1.4164" calcext:value-type="float">
            <text:p>1.4164</text:p>
          </table:table-cell>
          <table:table-cell office:value-type="float" office:value="1.5558" calcext:value-type="float">
            <text:p>1.5558</text:p>
          </table:table-cell>
          <table:table-cell office:value-type="float" office:value="0.433436" calcext:value-type="float">
            <text:p>0.433436</text:p>
          </table:table-cell>
          <table:table-cell office:value-type="float" office:value="1.45695" calcext:value-type="float">
            <text:p>1.45695</text:p>
          </table:table-cell>
          <table:table-cell office:value-type="float" office:value="1.16227" calcext:value-type="float">
            <text:p>1.16227</text:p>
          </table:table-cell>
          <table:table-cell office:value-type="float" office:value="0.613255" calcext:value-type="float">
            <text:p>0.613255</text:p>
          </table:table-cell>
          <table:table-cell office:value-type="float" office:value="1.39843" calcext:value-type="float">
            <text:p>1.39843</text:p>
          </table:table-cell>
          <table:table-cell office:value-type="float" office:value="0.0892229" calcext:value-type="float">
            <text:p>0.0892229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550053" calcext:value-type="float">
            <text:p>0.550053</text:p>
          </table:table-cell>
          <table:table-cell office:value-type="float" office:value="0.544678" calcext:value-type="float">
            <text:p>0.544678</text:p>
          </table:table-cell>
          <table:table-cell office:value-type="float" office:value="0.54095" calcext:value-type="float">
            <text:p>0.54095</text:p>
          </table:table-cell>
          <table:table-cell office:value-type="float" office:value="1.54161" calcext:value-type="float">
            <text:p>1.54161</text:p>
          </table:table-cell>
          <table:table-cell office:value-type="float" office:value="0.299151" calcext:value-type="float">
            <text:p>0.299151</text:p>
          </table:table-cell>
          <table:table-cell office:value-type="float" office:value="0.961566" calcext:value-type="float">
            <text:p>0.961566</text:p>
          </table:table-cell>
          <table:table-cell office:value-type="float" office:value="0.96311" calcext:value-type="float">
            <text:p>0.96311</text:p>
          </table:table-cell>
          <table:table-cell office:value-type="float" office:value="2.38639" calcext:value-type="float">
            <text:p>2.38639</text:p>
          </table:table-cell>
          <table:table-cell table:number-columns-repeated="4"/>
          <table:table-cell table:formula="of:=MIN([.A184:.BL184])" office:value-type="float" office:value="0.0892229" calcext:value-type="float">
            <text:p>0.0892229</text:p>
          </table:table-cell>
          <table:table-cell table:formula="of:=MAX([.A184:.BL184])" office:value-type="float" office:value="2.38639" calcext:value-type="float">
            <text:p>2.38639</text:p>
          </table:table-cell>
          <table:table-cell table:number-columns-repeated="7"/>
        </table:table-row>
        <table:table-row table:style-name="ro1">
          <table:table-cell office:value-type="float" office:value="0.151445" calcext:value-type="float">
            <text:p>0.151445</text:p>
          </table:table-cell>
          <table:table-cell office:value-type="float" office:value="0.159538" calcext:value-type="float">
            <text:p>0.159538</text:p>
          </table:table-cell>
          <table:table-cell office:value-type="float" office:value="0.147636" calcext:value-type="float">
            <text:p>0.147636</text:p>
          </table:table-cell>
          <table:table-cell office:value-type="float" office:value="0.152558" calcext:value-type="float">
            <text:p>0.152558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149727" calcext:value-type="float">
            <text:p>0.149727</text:p>
          </table:table-cell>
          <table:table-cell office:value-type="float" office:value="0.150581" calcext:value-type="float">
            <text:p>0.150581</text:p>
          </table:table-cell>
          <table:table-cell office:value-type="float" office:value="0.158687" calcext:value-type="float">
            <text:p>0.158687</text:p>
          </table:table-cell>
          <table:table-cell office:value-type="float" office:value="0.150836" calcext:value-type="float">
            <text:p>0.150836</text:p>
          </table:table-cell>
          <table:table-cell office:value-type="float" office:value="0.151248" calcext:value-type="float">
            <text:p>0.151248</text:p>
          </table:table-cell>
          <table:table-cell office:value-type="float" office:value="0.152029" calcext:value-type="float">
            <text:p>0.152029</text:p>
          </table:table-cell>
          <table:table-cell office:value-type="float" office:value="0.468004" calcext:value-type="float">
            <text:p>0.468004</text:p>
          </table:table-cell>
          <table:table-cell office:value-type="float" office:value="0.153154" calcext:value-type="float">
            <text:p>0.153154</text:p>
          </table:table-cell>
          <table:table-cell office:value-type="float" office:value="0.785042" calcext:value-type="float">
            <text:p>0.785042</text:p>
          </table:table-cell>
          <table:table-cell office:value-type="float" office:value="0.151256" calcext:value-type="float">
            <text:p>0.151256</text:p>
          </table:table-cell>
          <table:table-cell office:value-type="float" office:value="0.305562" calcext:value-type="float">
            <text:p>0.305562</text:p>
          </table:table-cell>
          <table:table-cell office:value-type="float" office:value="0.146809" calcext:value-type="float">
            <text:p>0.146809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76829" calcext:value-type="float">
            <text:p>0.76829</text:p>
          </table:table-cell>
          <table:table-cell office:value-type="float" office:value="0.930108" calcext:value-type="float">
            <text:p>0.930108</text:p>
          </table:table-cell>
          <table:table-cell office:value-type="float" office:value="0.61394" calcext:value-type="float">
            <text:p>0.61394</text:p>
          </table:table-cell>
          <table:table-cell office:value-type="float" office:value="0.926334" calcext:value-type="float">
            <text:p>0.926334</text:p>
          </table:table-cell>
          <table:table-cell office:value-type="float" office:value="0.465175" calcext:value-type="float">
            <text:p>0.465175</text:p>
          </table:table-cell>
          <table:table-cell office:value-type="float" office:value="0.149433" calcext:value-type="float">
            <text:p>0.149433</text:p>
          </table:table-cell>
          <table:table-cell office:value-type="float" office:value="0.586862" calcext:value-type="float">
            <text:p>0.586862</text:p>
          </table:table-cell>
          <table:table-cell office:value-type="float" office:value="0.904295" calcext:value-type="float">
            <text:p>0.904295</text:p>
          </table:table-cell>
          <table:table-cell office:value-type="float" office:value="0.160974" calcext:value-type="float">
            <text:p>0.160974</text:p>
          </table:table-cell>
          <table:table-cell office:value-type="float" office:value="0.624178" calcext:value-type="float">
            <text:p>0.624178</text:p>
          </table:table-cell>
          <table:table-cell office:value-type="float" office:value="0.623006" calcext:value-type="float">
            <text:p>0.623006</text:p>
          </table:table-cell>
          <table:table-cell office:value-type="float" office:value="0.463939" calcext:value-type="float">
            <text:p>0.463939</text:p>
          </table:table-cell>
          <table:table-cell office:value-type="float" office:value="0.615788" calcext:value-type="float">
            <text:p>0.615788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1.25324" calcext:value-type="float">
            <text:p>1.25324</text:p>
          </table:table-cell>
          <table:table-cell office:value-type="float" office:value="1.11289" calcext:value-type="float">
            <text:p>1.11289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1.68807" calcext:value-type="float">
            <text:p>1.68807</text:p>
          </table:table-cell>
          <table:table-cell office:value-type="float" office:value="0.155633" calcext:value-type="float">
            <text:p>0.155633</text:p>
          </table:table-cell>
          <table:table-cell office:value-type="float" office:value="0.164247" calcext:value-type="float">
            <text:p>0.164247</text:p>
          </table:table-cell>
          <table:table-cell office:value-type="float" office:value="1.35397" calcext:value-type="float">
            <text:p>1.35397</text:p>
          </table:table-cell>
          <table:table-cell office:value-type="float" office:value="0.143704" calcext:value-type="float">
            <text:p>0.143704</text:p>
          </table:table-cell>
          <table:table-cell office:value-type="float" office:value="1.35194" calcext:value-type="float">
            <text:p>1.35194</text:p>
          </table:table-cell>
          <table:table-cell office:value-type="float" office:value="0.152803" calcext:value-type="float">
            <text:p>0.152803</text:p>
          </table:table-cell>
          <table:table-cell office:value-type="float" office:value="0.600742" calcext:value-type="float">
            <text:p>0.600742</text:p>
          </table:table-cell>
          <table:table-cell office:value-type="float" office:value="0.305629" calcext:value-type="float">
            <text:p>0.305629</text:p>
          </table:table-cell>
          <table:table-cell office:value-type="float" office:value="0.178595" calcext:value-type="float">
            <text:p>0.178595</text:p>
          </table:table-cell>
          <table:table-cell office:value-type="float" office:value="0.659374" calcext:value-type="float">
            <text:p>0.659374</text:p>
          </table:table-cell>
          <table:table-cell office:value-type="float" office:value="0.448543" calcext:value-type="float">
            <text:p>0.448543</text:p>
          </table:table-cell>
          <table:table-cell office:value-type="float" office:value="1.52919" calcext:value-type="float">
            <text:p>1.52919</text:p>
          </table:table-cell>
          <table:table-cell office:value-type="float" office:value="1.84737" calcext:value-type="float">
            <text:p>1.84737</text:p>
          </table:table-cell>
          <table:table-cell office:value-type="float" office:value="1.23338" calcext:value-type="float">
            <text:p>1.23338</text:p>
          </table:table-cell>
          <table:table-cell office:value-type="float" office:value="2.02502" calcext:value-type="float">
            <text:p>2.02502</text:p>
          </table:table-cell>
          <table:table-cell office:value-type="float" office:value="1.41032" calcext:value-type="float">
            <text:p>1.41032</text:p>
          </table:table-cell>
          <table:table-cell office:value-type="float" office:value="1.41606" calcext:value-type="float">
            <text:p>1.41606</text:p>
          </table:table-cell>
          <table:table-cell office:value-type="float" office:value="1.72966" calcext:value-type="float">
            <text:p>1.72966</text:p>
          </table:table-cell>
          <table:table-cell office:value-type="float" office:value="1.16765" calcext:value-type="float">
            <text:p>1.16765</text:p>
          </table:table-cell>
          <table:table-cell office:value-type="float" office:value="2.15076" calcext:value-type="float">
            <text:p>2.15076</text:p>
          </table:table-cell>
          <table:table-cell office:value-type="float" office:value="1.69889" calcext:value-type="float">
            <text:p>1.69889</text:p>
          </table:table-cell>
          <table:table-cell office:value-type="float" office:value="1.70196" calcext:value-type="float">
            <text:p>1.70196</text:p>
          </table:table-cell>
          <table:table-cell office:value-type="float" office:value="1.8752" calcext:value-type="float">
            <text:p>1.8752</text:p>
          </table:table-cell>
          <table:table-cell office:value-type="float" office:value="1.88133" calcext:value-type="float">
            <text:p>1.88133</text:p>
          </table:table-cell>
          <table:table-cell office:value-type="float" office:value="0.0812702" calcext:value-type="float">
            <text:p>0.0812702</text:p>
          </table:table-cell>
          <table:table-cell office:value-type="float" office:value="0.075757" calcext:value-type="float">
            <text:p>0.075757</text:p>
          </table:table-cell>
          <table:table-cell office:value-type="float" office:value="0.0515139" calcext:value-type="float">
            <text:p>0.0515139</text:p>
          </table:table-cell>
          <table:table-cell table:number-columns-repeated="4"/>
          <table:table-cell table:formula="of:=MIN([.A185:.BL185])" office:value-type="float" office:value="0.0515139" calcext:value-type="float">
            <text:p>0.0515139</text:p>
          </table:table-cell>
          <table:table-cell table:formula="of:=MAX([.A185:.BL185])" office:value-type="float" office:value="2.15076" calcext:value-type="float">
            <text:p>2.15076</text:p>
          </table:table-cell>
          <table:table-cell table:number-columns-repeated="7"/>
        </table:table-row>
        <table:table-row table:style-name="ro1">
          <table:table-cell office:value-type="float" office:value="0.079983" calcext:value-type="float">
            <text:p>0.079983</text:p>
          </table:table-cell>
          <table:table-cell office:value-type="float" office:value="0.082736" calcext:value-type="float">
            <text:p>0.082736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0921929" calcext:value-type="float">
            <text:p>0.0921929</text:p>
          </table:table-cell>
          <table:table-cell office:value-type="float" office:value="0.404514" calcext:value-type="float">
            <text:p>0.404514</text:p>
          </table:table-cell>
          <table:table-cell office:value-type="float" office:value="0.24104" calcext:value-type="float">
            <text:p>0.24104</text:p>
          </table:table-cell>
          <table:table-cell office:value-type="float" office:value="0.372222" calcext:value-type="float">
            <text:p>0.372222</text:p>
          </table:table-cell>
          <table:table-cell office:value-type="float" office:value="0.465027" calcext:value-type="float">
            <text:p>0.465027</text:p>
          </table:table-cell>
          <table:table-cell office:value-type="float" office:value="0.387658" calcext:value-type="float">
            <text:p>0.387658</text:p>
          </table:table-cell>
          <table:table-cell office:value-type="float" office:value="0.245948" calcext:value-type="float">
            <text:p>0.245948</text:p>
          </table:table-cell>
          <table:table-cell office:value-type="float" office:value="0.185064" calcext:value-type="float">
            <text:p>0.185064</text:p>
          </table:table-cell>
          <table:table-cell office:value-type="float" office:value="0.210197" calcext:value-type="float">
            <text:p>0.210197</text:p>
          </table:table-cell>
          <table:table-cell office:value-type="float" office:value="0.275049" calcext:value-type="float">
            <text:p>0.275049</text:p>
          </table:table-cell>
          <table:table-cell office:value-type="float" office:value="0.279976" calcext:value-type="float">
            <text:p>0.279976</text:p>
          </table:table-cell>
          <table:table-cell office:value-type="float" office:value="0.335794" calcext:value-type="float">
            <text:p>0.335794</text:p>
          </table:table-cell>
          <table:table-cell office:value-type="float" office:value="0.351003" calcext:value-type="float">
            <text:p>0.351003</text:p>
          </table:table-cell>
          <table:table-cell office:value-type="float" office:value="0.152526" calcext:value-type="float">
            <text:p>0.152526</text:p>
          </table:table-cell>
          <table:table-cell office:value-type="float" office:value="0.305715" calcext:value-type="float">
            <text:p>0.305715</text:p>
          </table:table-cell>
          <table:table-cell office:value-type="float" office:value="0.230067" calcext:value-type="float">
            <text:p>0.230067</text:p>
          </table:table-cell>
          <table:table-cell office:value-type="float" office:value="0.149033" calcext:value-type="float">
            <text:p>0.149033</text:p>
          </table:table-cell>
          <table:table-cell office:value-type="float" office:value="0.147688" calcext:value-type="float">
            <text:p>0.147688</text:p>
          </table:table-cell>
          <table:table-cell office:value-type="float" office:value="0.158124" calcext:value-type="float">
            <text:p>0.158124</text:p>
          </table:table-cell>
          <table:table-cell office:value-type="float" office:value="0.161458" calcext:value-type="float">
            <text:p>0.161458</text:p>
          </table:table-cell>
          <table:table-cell office:value-type="float" office:value="0.145763" calcext:value-type="float">
            <text:p>0.145763</text:p>
          </table:table-cell>
          <table:table-cell office:value-type="float" office:value="0.155252" calcext:value-type="float">
            <text:p>0.155252</text:p>
          </table:table-cell>
          <table:table-cell office:value-type="float" office:value="0.951487" calcext:value-type="float">
            <text:p>0.951487</text:p>
          </table:table-cell>
          <table:table-cell office:value-type="float" office:value="0.155629" calcext:value-type="float">
            <text:p>0.155629</text:p>
          </table:table-cell>
          <table:table-cell office:value-type="float" office:value="0.167765" calcext:value-type="float">
            <text:p>0.167765</text:p>
          </table:table-cell>
          <table:table-cell office:value-type="float" office:value="0.140895" calcext:value-type="float">
            <text:p>0.140895</text:p>
          </table:table-cell>
          <table:table-cell office:value-type="float" office:value="0.14893" calcext:value-type="float">
            <text:p>0.14893</text:p>
          </table:table-cell>
          <table:table-cell office:value-type="float" office:value="0.156008" calcext:value-type="float">
            <text:p>0.156008</text:p>
          </table:table-cell>
          <table:table-cell office:value-type="float" office:value="0.936577" calcext:value-type="float">
            <text:p>0.936577</text:p>
          </table:table-cell>
          <table:table-cell office:value-type="float" office:value="0.818826" calcext:value-type="float">
            <text:p>0.818826</text:p>
          </table:table-cell>
          <table:table-cell office:value-type="float" office:value="0.950525" calcext:value-type="float">
            <text:p>0.950525</text:p>
          </table:table-cell>
          <table:table-cell office:value-type="float" office:value="0.544246" calcext:value-type="float">
            <text:p>0.544246</text:p>
          </table:table-cell>
          <table:table-cell office:value-type="float" office:value="0.404961" calcext:value-type="float">
            <text:p>0.404961</text:p>
          </table:table-cell>
          <table:table-cell office:value-type="float" office:value="0.376271" calcext:value-type="float">
            <text:p>0.376271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0.149801" calcext:value-type="float">
            <text:p>0.149801</text:p>
          </table:table-cell>
          <table:table-cell office:value-type="float" office:value="1.04669" calcext:value-type="float">
            <text:p>1.04669</text:p>
          </table:table-cell>
          <table:table-cell office:value-type="float" office:value="1.09843" calcext:value-type="float">
            <text:p>1.09843</text:p>
          </table:table-cell>
          <table:table-cell office:value-type="float" office:value="0.69444" calcext:value-type="float">
            <text:p>0.69444</text:p>
          </table:table-cell>
          <table:table-cell office:value-type="float" office:value="0.698354" calcext:value-type="float">
            <text:p>0.698354</text:p>
          </table:table-cell>
          <table:table-cell office:value-type="float" office:value="1.0116" calcext:value-type="float">
            <text:p>1.0116</text:p>
          </table:table-cell>
          <table:table-cell office:value-type="float" office:value="0.869349" calcext:value-type="float">
            <text:p>0.869349</text:p>
          </table:table-cell>
          <table:table-cell office:value-type="float" office:value="0.4302" calcext:value-type="float">
            <text:p>0.4302</text:p>
          </table:table-cell>
          <table:table-cell office:value-type="float" office:value="0.270096" calcext:value-type="float">
            <text:p>0.270096</text:p>
          </table:table-cell>
          <table:table-cell office:value-type="float" office:value="0.136447" calcext:value-type="float">
            <text:p>0.136447</text:p>
          </table:table-cell>
          <table:table-cell office:value-type="float" office:value="0.447462" calcext:value-type="float">
            <text:p>0.447462</text:p>
          </table:table-cell>
          <table:table-cell office:value-type="float" office:value="0.645319" calcext:value-type="float">
            <text:p>0.645319</text:p>
          </table:table-cell>
          <table:table-cell office:value-type="float" office:value="0.093771" calcext:value-type="float">
            <text:p>0.093771</text:p>
          </table:table-cell>
          <table:table-cell office:value-type="float" office:value="0.15478" calcext:value-type="float">
            <text:p>0.15478</text:p>
          </table:table-cell>
          <table:table-cell office:value-type="float" office:value="0.109957" calcext:value-type="float">
            <text:p>0.109957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779669" calcext:value-type="float">
            <text:p>0.779669</text:p>
          </table:table-cell>
          <table:table-cell office:value-type="float" office:value="0.0875468" calcext:value-type="float">
            <text:p>0.0875468</text:p>
          </table:table-cell>
          <table:table-cell office:value-type="float" office:value="0.20051" calcext:value-type="float">
            <text:p>0.20051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0.588837" calcext:value-type="float">
            <text:p>0.588837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0.123731" calcext:value-type="float">
            <text:p>0.123731</text:p>
          </table:table-cell>
          <table:table-cell office:value-type="float" office:value="0.382316" calcext:value-type="float">
            <text:p>0.382316</text:p>
          </table:table-cell>
          <table:table-cell office:value-type="float" office:value="2.10136" calcext:value-type="float">
            <text:p>2.10136</text:p>
          </table:table-cell>
          <table:table-cell office:value-type="float" office:value="0.386037" calcext:value-type="float">
            <text:p>0.386037</text:p>
          </table:table-cell>
          <table:table-cell table:number-columns-repeated="4"/>
          <table:table-cell table:formula="of:=MIN([.A186:.BL186])" office:value-type="float" office:value="0.079983" calcext:value-type="float">
            <text:p>0.079983</text:p>
          </table:table-cell>
          <table:table-cell table:formula="of:=MAX([.A186:.BL186])" office:value-type="float" office:value="2.10136" calcext:value-type="float">
            <text:p>2.10136</text:p>
          </table:table-cell>
          <table:table-cell table:number-columns-repeated="7"/>
        </table:table-row>
        <table:table-row table:style-name="ro1">
          <table:table-cell office:value-type="float" office:value="0.149972" calcext:value-type="float">
            <text:p>0.149972</text:p>
          </table:table-cell>
          <table:table-cell office:value-type="float" office:value="0.172738" calcext:value-type="float">
            <text:p>0.172738</text:p>
          </table:table-cell>
          <table:table-cell office:value-type="float" office:value="0.200279" calcext:value-type="float">
            <text:p>0.200279</text:p>
          </table:table-cell>
          <table:table-cell office:value-type="float" office:value="0.157489" calcext:value-type="float">
            <text:p>0.157489</text:p>
          </table:table-cell>
          <table:table-cell office:value-type="float" office:value="0.289063" calcext:value-type="float">
            <text:p>0.289063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0.185538" calcext:value-type="float">
            <text:p>0.185538</text:p>
          </table:table-cell>
          <table:table-cell office:value-type="float" office:value="0.160678" calcext:value-type="float">
            <text:p>0.160678</text:p>
          </table:table-cell>
          <table:table-cell office:value-type="float" office:value="0.280851" calcext:value-type="float">
            <text:p>0.280851</text:p>
          </table:table-cell>
          <table:table-cell office:value-type="float" office:value="0.272859" calcext:value-type="float">
            <text:p>0.272859</text:p>
          </table:table-cell>
          <table:table-cell office:value-type="float" office:value="0.169077" calcext:value-type="float">
            <text:p>0.169077</text:p>
          </table:table-cell>
          <table:table-cell office:value-type="float" office:value="0.187284" calcext:value-type="float">
            <text:p>0.187284</text:p>
          </table:table-cell>
          <table:table-cell office:value-type="float" office:value="0.168187" calcext:value-type="float">
            <text:p>0.168187</text:p>
          </table:table-cell>
          <table:table-cell office:value-type="float" office:value="0.184168" calcext:value-type="float">
            <text:p>0.184168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0.178414" calcext:value-type="float">
            <text:p>0.178414</text:p>
          </table:table-cell>
          <table:table-cell office:value-type="float" office:value="0.165696" calcext:value-type="float">
            <text:p>0.165696</text:p>
          </table:table-cell>
          <table:table-cell office:value-type="float" office:value="1.01433" calcext:value-type="float">
            <text:p>1.01433</text:p>
          </table:table-cell>
          <table:table-cell office:value-type="float" office:value="0.856823" calcext:value-type="float">
            <text:p>0.856823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0.157256" calcext:value-type="float">
            <text:p>0.157256</text:p>
          </table:table-cell>
          <table:table-cell office:value-type="float" office:value="0.806383" calcext:value-type="float">
            <text:p>0.806383</text:p>
          </table:table-cell>
          <table:table-cell office:value-type="float" office:value="0.872794" calcext:value-type="float">
            <text:p>0.872794</text:p>
          </table:table-cell>
          <table:table-cell office:value-type="float" office:value="0.956698" calcext:value-type="float">
            <text:p>0.956698</text:p>
          </table:table-cell>
          <table:table-cell office:value-type="float" office:value="0.807806" calcext:value-type="float">
            <text:p>0.807806</text:p>
          </table:table-cell>
          <table:table-cell office:value-type="float" office:value="0.151213" calcext:value-type="float">
            <text:p>0.151213</text:p>
          </table:table-cell>
          <table:table-cell office:value-type="float" office:value="0.790266" calcext:value-type="float">
            <text:p>0.790266</text:p>
          </table:table-cell>
          <table:table-cell office:value-type="float" office:value="0.771426" calcext:value-type="float">
            <text:p>0.771426</text:p>
          </table:table-cell>
          <table:table-cell office:value-type="float" office:value="0.637539" calcext:value-type="float">
            <text:p>0.637539</text:p>
          </table:table-cell>
          <table:table-cell office:value-type="float" office:value="0.153249" calcext:value-type="float">
            <text:p>0.153249</text:p>
          </table:table-cell>
          <table:table-cell office:value-type="float" office:value="0.594856" calcext:value-type="float">
            <text:p>0.594856</text:p>
          </table:table-cell>
          <table:table-cell office:value-type="float" office:value="0.737994" calcext:value-type="float">
            <text:p>0.737994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0.596886" calcext:value-type="float">
            <text:p>0.596886</text:p>
          </table:table-cell>
          <table:table-cell office:value-type="float" office:value="0.178801" calcext:value-type="float">
            <text:p>0.178801</text:p>
          </table:table-cell>
          <table:table-cell office:value-type="float" office:value="0.639368" calcext:value-type="float">
            <text:p>0.639368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623428" calcext:value-type="float">
            <text:p>0.623428</text:p>
          </table:table-cell>
          <table:table-cell office:value-type="float" office:value="0.168641" calcext:value-type="float">
            <text:p>0.168641</text:p>
          </table:table-cell>
          <table:table-cell office:value-type="float" office:value="0.645048" calcext:value-type="float">
            <text:p>0.645048</text:p>
          </table:table-cell>
          <table:table-cell office:value-type="float" office:value="0.532369" calcext:value-type="float">
            <text:p>0.532369</text:p>
          </table:table-cell>
          <table:table-cell office:value-type="float" office:value="1.52866" calcext:value-type="float">
            <text:p>1.52866</text:p>
          </table:table-cell>
          <table:table-cell office:value-type="float" office:value="1.36807" calcext:value-type="float">
            <text:p>1.36807</text:p>
          </table:table-cell>
          <table:table-cell office:value-type="float" office:value="0.632175" calcext:value-type="float">
            <text:p>0.632175</text:p>
          </table:table-cell>
          <table:table-cell office:value-type="float" office:value="1.32569" calcext:value-type="float">
            <text:p>1.32569</text:p>
          </table:table-cell>
          <table:table-cell office:value-type="float" office:value="1.61269" calcext:value-type="float">
            <text:p>1.61269</text:p>
          </table:table-cell>
          <table:table-cell office:value-type="float" office:value="1.9806" calcext:value-type="float">
            <text:p>1.9806</text:p>
          </table:table-cell>
          <table:table-cell office:value-type="float" office:value="1.39513" calcext:value-type="float">
            <text:p>1.39513</text:p>
          </table:table-cell>
          <table:table-cell office:value-type="float" office:value="1.96877" calcext:value-type="float">
            <text:p>1.96877</text:p>
          </table:table-cell>
          <table:table-cell office:value-type="float" office:value="1.07312" calcext:value-type="float">
            <text:p>1.07312</text:p>
          </table:table-cell>
          <table:table-cell office:value-type="float" office:value="0.942358" calcext:value-type="float">
            <text:p>0.942358</text:p>
          </table:table-cell>
          <table:table-cell office:value-type="float" office:value="1.28067" calcext:value-type="float">
            <text:p>1.28067</text:p>
          </table:table-cell>
          <table:table-cell office:value-type="float" office:value="1.14558" calcext:value-type="float">
            <text:p>1.14558</text:p>
          </table:table-cell>
          <table:table-cell office:value-type="float" office:value="0.328589" calcext:value-type="float">
            <text:p>0.328589</text:p>
          </table:table-cell>
          <table:table-cell office:value-type="float" office:value="2.16752" calcext:value-type="float">
            <text:p>2.16752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2.12632" calcext:value-type="float">
            <text:p>2.12632</text:p>
          </table:table-cell>
          <table:table-cell office:value-type="float" office:value="1.39209" calcext:value-type="float">
            <text:p>1.39209</text:p>
          </table:table-cell>
          <table:table-cell office:value-type="float" office:value="0.934825" calcext:value-type="float">
            <text:p>0.934825</text:p>
          </table:table-cell>
          <table:table-cell office:value-type="float" office:value="0.156124" calcext:value-type="float">
            <text:p>0.156124</text:p>
          </table:table-cell>
          <table:table-cell office:value-type="float" office:value="0.883682" calcext:value-type="float">
            <text:p>0.883682</text:p>
          </table:table-cell>
          <table:table-cell office:value-type="float" office:value="2.00706" calcext:value-type="float">
            <text:p>2.00706</text:p>
          </table:table-cell>
          <table:table-cell office:value-type="float" office:value="0.158241" calcext:value-type="float">
            <text:p>0.158241</text:p>
          </table:table-cell>
          <table:table-cell office:value-type="float" office:value="1.23454" calcext:value-type="float">
            <text:p>1.23454</text:p>
          </table:table-cell>
          <table:table-cell table:number-columns-repeated="4"/>
          <table:table-cell table:formula="of:=MIN([.A187:.BL187])" office:value-type="float" office:value="0.149941" calcext:value-type="float">
            <text:p>0.149941</text:p>
          </table:table-cell>
          <table:table-cell table:formula="of:=MAX([.A187:.BL187])" office:value-type="float" office:value="2.16752" calcext:value-type="float">
            <text:p>2.16752</text:p>
          </table:table-cell>
          <table:table-cell table:number-columns-repeated="7"/>
        </table:table-row>
        <table:table-row table:style-name="ro1">
          <table:table-cell office:value-type="float" office:value="0.182536" calcext:value-type="float">
            <text:p>0.182536</text:p>
          </table:table-cell>
          <table:table-cell office:value-type="float" office:value="0.18559" calcext:value-type="float">
            <text:p>0.18559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18971" calcext:value-type="float">
            <text:p>0.18971</text:p>
          </table:table-cell>
          <table:table-cell office:value-type="float" office:value="0.146959" calcext:value-type="float">
            <text:p>0.146959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152532" calcext:value-type="float">
            <text:p>0.152532</text:p>
          </table:table-cell>
          <table:table-cell office:value-type="float" office:value="0.462767" calcext:value-type="float">
            <text:p>0.462767</text:p>
          </table:table-cell>
          <table:table-cell office:value-type="float" office:value="0.155724" calcext:value-type="float">
            <text:p>0.155724</text:p>
          </table:table-cell>
          <table:table-cell office:value-type="float" office:value="0.500732" calcext:value-type="float">
            <text:p>0.500732</text:p>
          </table:table-cell>
          <table:table-cell office:value-type="float" office:value="0.206797" calcext:value-type="float">
            <text:p>0.206797</text:p>
          </table:table-cell>
          <table:table-cell office:value-type="float" office:value="0.151949" calcext:value-type="float">
            <text:p>0.151949</text:p>
          </table:table-cell>
          <table:table-cell office:value-type="float" office:value="0.649043" calcext:value-type="float">
            <text:p>0.649043</text:p>
          </table:table-cell>
          <table:table-cell office:value-type="float" office:value="0.674542" calcext:value-type="float">
            <text:p>0.674542</text:p>
          </table:table-cell>
          <table:table-cell office:value-type="float" office:value="0.547067" calcext:value-type="float">
            <text:p>0.547067</text:p>
          </table:table-cell>
          <table:table-cell office:value-type="float" office:value="0.55298" calcext:value-type="float">
            <text:p>0.55298</text:p>
          </table:table-cell>
          <table:table-cell office:value-type="float" office:value="0.130293" calcext:value-type="float">
            <text:p>0.130293</text:p>
          </table:table-cell>
          <table:table-cell office:value-type="float" office:value="0.352015" calcext:value-type="float">
            <text:p>0.352015</text:p>
          </table:table-cell>
          <table:table-cell office:value-type="float" office:value="0.0921712" calcext:value-type="float">
            <text:p>0.0921712</text:p>
          </table:table-cell>
          <table:table-cell office:value-type="float" office:value="0.0855541" calcext:value-type="float">
            <text:p>0.0855541</text:p>
          </table:table-cell>
          <table:table-cell office:value-type="float" office:value="0.0829821" calcext:value-type="float">
            <text:p>0.0829821</text:p>
          </table:table-cell>
          <table:table-cell office:value-type="float" office:value="0.083879" calcext:value-type="float">
            <text:p>0.083879</text:p>
          </table:table-cell>
          <table:table-cell office:value-type="float" office:value="0.0830719" calcext:value-type="float">
            <text:p>0.0830719</text:p>
          </table:table-cell>
          <table:table-cell office:value-type="float" office:value="0.312198" calcext:value-type="float">
            <text:p>0.312198</text:p>
          </table:table-cell>
          <table:table-cell office:value-type="float" office:value="0.0788741" calcext:value-type="float">
            <text:p>0.0788741</text:p>
          </table:table-cell>
          <table:table-cell office:value-type="float" office:value="0.230119" calcext:value-type="float">
            <text:p>0.230119</text:p>
          </table:table-cell>
          <table:table-cell office:value-type="float" office:value="0.0829639" calcext:value-type="float">
            <text:p>0.0829639</text:p>
          </table:table-cell>
          <table:table-cell office:value-type="float" office:value="0.0814581" calcext:value-type="float">
            <text:p>0.0814581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080703" calcext:value-type="float">
            <text:p>0.080703</text:p>
          </table:table-cell>
          <table:table-cell office:value-type="float" office:value="0.229874" calcext:value-type="float">
            <text:p>0.229874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1.09698" calcext:value-type="float">
            <text:p>1.09698</text:p>
          </table:table-cell>
          <table:table-cell office:value-type="float" office:value="1.01165" calcext:value-type="float">
            <text:p>1.01165</text:p>
          </table:table-cell>
          <table:table-cell office:value-type="float" office:value="0.922997" calcext:value-type="float">
            <text:p>0.922997</text:p>
          </table:table-cell>
          <table:table-cell office:value-type="float" office:value="0.867226" calcext:value-type="float">
            <text:p>0.867226</text:p>
          </table:table-cell>
          <table:table-cell office:value-type="float" office:value="0.821603" calcext:value-type="float">
            <text:p>0.821603</text:p>
          </table:table-cell>
          <table:table-cell office:value-type="float" office:value="1.03263" calcext:value-type="float">
            <text:p>1.03263</text:p>
          </table:table-cell>
          <table:table-cell office:value-type="float" office:value="0.729983" calcext:value-type="float">
            <text:p>0.729983</text:p>
          </table:table-cell>
          <table:table-cell office:value-type="float" office:value="0.838994" calcext:value-type="float">
            <text:p>0.838994</text:p>
          </table:table-cell>
          <table:table-cell office:value-type="float" office:value="1.86927" calcext:value-type="float">
            <text:p>1.86927</text:p>
          </table:table-cell>
          <table:table-cell office:value-type="float" office:value="0.708797" calcext:value-type="float">
            <text:p>0.708797</text:p>
          </table:table-cell>
          <table:table-cell office:value-type="float" office:value="0.675579" calcext:value-type="float">
            <text:p>0.675579</text:p>
          </table:table-cell>
          <table:table-cell office:value-type="float" office:value="1.44196" calcext:value-type="float">
            <text:p>1.44196</text:p>
          </table:table-cell>
          <table:table-cell office:value-type="float" office:value="0.660489" calcext:value-type="float">
            <text:p>0.660489</text:p>
          </table:table-cell>
          <table:table-cell office:value-type="float" office:value="0.593696" calcext:value-type="float">
            <text:p>0.593696</text:p>
          </table:table-cell>
          <table:table-cell office:value-type="float" office:value="0.576547" calcext:value-type="float">
            <text:p>0.576547</text:p>
          </table:table-cell>
          <table:table-cell office:value-type="float" office:value="0.609442" calcext:value-type="float">
            <text:p>0.609442</text:p>
          </table:table-cell>
          <table:table-cell office:value-type="float" office:value="0.58824" calcext:value-type="float">
            <text:p>0.58824</text:p>
          </table:table-cell>
          <table:table-cell office:value-type="float" office:value="2.16874" calcext:value-type="float">
            <text:p>2.16874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0.602961" calcext:value-type="float">
            <text:p>0.602961</text:p>
          </table:table-cell>
          <table:table-cell office:value-type="float" office:value="0.619318" calcext:value-type="float">
            <text:p>0.619318</text:p>
          </table:table-cell>
          <table:table-cell office:value-type="float" office:value="0.647292" calcext:value-type="float">
            <text:p>0.647292</text:p>
          </table:table-cell>
          <table:table-cell office:value-type="float" office:value="0.078449" calcext:value-type="float">
            <text:p>0.078449</text:p>
          </table:table-cell>
          <table:table-cell office:value-type="float" office:value="0.656261" calcext:value-type="float">
            <text:p>0.656261</text:p>
          </table:table-cell>
          <table:table-cell office:value-type="float" office:value="2.35489" calcext:value-type="float">
            <text:p>2.35489</text:p>
          </table:table-cell>
          <table:table-cell office:value-type="float" office:value="0.18083" calcext:value-type="float">
            <text:p>0.18083</text:p>
          </table:table-cell>
          <table:table-cell office:value-type="float" office:value="2.06084" calcext:value-type="float">
            <text:p>2.06084</text:p>
          </table:table-cell>
          <table:table-cell office:value-type="float" office:value="2.06243" calcext:value-type="float">
            <text:p>2.06243</text:p>
          </table:table-cell>
          <table:table-cell office:value-type="float" office:value="0.190236" calcext:value-type="float">
            <text:p>0.190236</text:p>
          </table:table-cell>
          <table:table-cell office:value-type="float" office:value="2.23516" calcext:value-type="float">
            <text:p>2.23516</text:p>
          </table:table-cell>
          <table:table-cell office:value-type="float" office:value="0.0634031" calcext:value-type="float">
            <text:p>0.0634031</text:p>
          </table:table-cell>
          <table:table-cell table:number-columns-repeated="4"/>
          <table:table-cell table:formula="of:=MIN([.A188:.BL188])" office:value-type="float" office:value="0.0634031" calcext:value-type="float">
            <text:p>0.0634031</text:p>
          </table:table-cell>
          <table:table-cell table:formula="of:=MAX([.A188:.BL188])" office:value-type="float" office:value="2.35489" calcext:value-type="float">
            <text:p>2.35489</text:p>
          </table:table-cell>
          <table:table-cell table:number-columns-repeated="7"/>
        </table:table-row>
        <table:table-row table:style-name="ro1">
          <table:table-cell office:value-type="float" office:value="0.148254" calcext:value-type="float">
            <text:p>0.148254</text:p>
          </table:table-cell>
          <table:table-cell office:value-type="float" office:value="0.162995" calcext:value-type="float">
            <text:p>0.162995</text:p>
          </table:table-cell>
          <table:table-cell office:value-type="float" office:value="0.167512" calcext:value-type="float">
            <text:p>0.167512</text:p>
          </table:table-cell>
          <table:table-cell office:value-type="float" office:value="0.151356" calcext:value-type="float">
            <text:p>0.151356</text:p>
          </table:table-cell>
          <table:table-cell office:value-type="float" office:value="0.157607" calcext:value-type="float">
            <text:p>0.157607</text:p>
          </table:table-cell>
          <table:table-cell office:value-type="float" office:value="0.179968" calcext:value-type="float">
            <text:p>0.179968</text:p>
          </table:table-cell>
          <table:table-cell office:value-type="float" office:value="0.153357" calcext:value-type="float">
            <text:p>0.153357</text:p>
          </table:table-cell>
          <table:table-cell office:value-type="float" office:value="0.27756" calcext:value-type="float">
            <text:p>0.27756</text:p>
          </table:table-cell>
          <table:table-cell office:value-type="float" office:value="0.266235" calcext:value-type="float">
            <text:p>0.266235</text:p>
          </table:table-cell>
          <table:table-cell office:value-type="float" office:value="0.144322" calcext:value-type="float">
            <text:p>0.144322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607497" calcext:value-type="float">
            <text:p>0.607497</text:p>
          </table:table-cell>
          <table:table-cell office:value-type="float" office:value="0.766371" calcext:value-type="float">
            <text:p>0.766371</text:p>
          </table:table-cell>
          <table:table-cell office:value-type="float" office:value="0.151947" calcext:value-type="float">
            <text:p>0.151947</text:p>
          </table:table-cell>
          <table:table-cell office:value-type="float" office:value="0.615103" calcext:value-type="float">
            <text:p>0.615103</text:p>
          </table:table-cell>
          <table:table-cell office:value-type="float" office:value="0.459489" calcext:value-type="float">
            <text:p>0.459489</text:p>
          </table:table-cell>
          <table:table-cell office:value-type="float" office:value="0.353341" calcext:value-type="float">
            <text:p>0.353341</text:p>
          </table:table-cell>
          <table:table-cell office:value-type="float" office:value="0.604246" calcext:value-type="float">
            <text:p>0.604246</text:p>
          </table:table-cell>
          <table:table-cell office:value-type="float" office:value="0.151964" calcext:value-type="float">
            <text:p>0.151964</text:p>
          </table:table-cell>
          <table:table-cell office:value-type="float" office:value="0.299207" calcext:value-type="float">
            <text:p>0.299207</text:p>
          </table:table-cell>
          <table:table-cell office:value-type="float" office:value="0.366754" calcext:value-type="float">
            <text:p>0.366754</text:p>
          </table:table-cell>
          <table:table-cell office:value-type="float" office:value="0.895474" calcext:value-type="float">
            <text:p>0.895474</text:p>
          </table:table-cell>
          <table:table-cell office:value-type="float" office:value="0.156104" calcext:value-type="float">
            <text:p>0.156104</text:p>
          </table:table-cell>
          <table:table-cell office:value-type="float" office:value="0.768259" calcext:value-type="float">
            <text:p>0.768259</text:p>
          </table:table-cell>
          <table:table-cell office:value-type="float" office:value="0.610338" calcext:value-type="float">
            <text:p>0.61033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905485" calcext:value-type="float">
            <text:p>0.905485</text:p>
          </table:table-cell>
          <table:table-cell office:value-type="float" office:value="0.148743" calcext:value-type="float">
            <text:p>0.148743</text:p>
          </table:table-cell>
          <table:table-cell office:value-type="float" office:value="0.150958" calcext:value-type="float">
            <text:p>0.150958</text:p>
          </table:table-cell>
          <table:table-cell office:value-type="float" office:value="0.130741" calcext:value-type="float">
            <text:p>0.130741</text:p>
          </table:table-cell>
          <table:table-cell office:value-type="float" office:value="0.637526" calcext:value-type="float">
            <text:p>0.637526</text:p>
          </table:table-cell>
          <table:table-cell office:value-type="float" office:value="1.35506" calcext:value-type="float">
            <text:p>1.35506</text:p>
          </table:table-cell>
          <table:table-cell office:value-type="float" office:value="0.150261" calcext:value-type="float">
            <text:p>0.150261</text:p>
          </table:table-cell>
          <table:table-cell office:value-type="float" office:value="0.154168" calcext:value-type="float">
            <text:p>0.154168</text:p>
          </table:table-cell>
          <table:table-cell office:value-type="float" office:value="0.871689" calcext:value-type="float">
            <text:p>0.871689</text:p>
          </table:table-cell>
          <table:table-cell office:value-type="float" office:value="0.167715" calcext:value-type="float">
            <text:p>0.167715</text:p>
          </table:table-cell>
          <table:table-cell office:value-type="float" office:value="0.47294" calcext:value-type="float">
            <text:p>0.47294</text:p>
          </table:table-cell>
          <table:table-cell office:value-type="float" office:value="0.204977" calcext:value-type="float">
            <text:p>0.204977</text:p>
          </table:table-cell>
          <table:table-cell office:value-type="float" office:value="1.17458" calcext:value-type="float">
            <text:p>1.17458</text:p>
          </table:table-cell>
          <table:table-cell office:value-type="float" office:value="0.786935" calcext:value-type="float">
            <text:p>0.786935</text:p>
          </table:table-cell>
          <table:table-cell office:value-type="float" office:value="0.739141" calcext:value-type="float">
            <text:p>0.739141</text:p>
          </table:table-cell>
          <table:table-cell office:value-type="float" office:value="0.379187" calcext:value-type="float">
            <text:p>0.379187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993546" calcext:value-type="float">
            <text:p>0.993546</text:p>
          </table:table-cell>
          <table:table-cell office:value-type="float" office:value="0.660106" calcext:value-type="float">
            <text:p>0.660106</text:p>
          </table:table-cell>
          <table:table-cell office:value-type="float" office:value="0.153262" calcext:value-type="float">
            <text:p>0.153262</text:p>
          </table:table-cell>
          <table:table-cell office:value-type="float" office:value="0.0956581" calcext:value-type="float">
            <text:p>0.0956581</text:p>
          </table:table-cell>
          <table:table-cell office:value-type="float" office:value="0.779849" calcext:value-type="float">
            <text:p>0.779849</text:p>
          </table:table-cell>
          <table:table-cell office:value-type="float" office:value="0.135581" calcext:value-type="float">
            <text:p>0.135581</text:p>
          </table:table-cell>
          <table:table-cell office:value-type="float" office:value="0.423283" calcext:value-type="float">
            <text:p>0.423283</text:p>
          </table:table-cell>
          <table:table-cell office:value-type="float" office:value="0.279964" calcext:value-type="float">
            <text:p>0.279964</text:p>
          </table:table-cell>
          <table:table-cell office:value-type="float" office:value="0.944232" calcext:value-type="float">
            <text:p>0.944232</text:p>
          </table:table-cell>
          <table:table-cell office:value-type="float" office:value="0.33852" calcext:value-type="float">
            <text:p>0.33852</text:p>
          </table:table-cell>
          <table:table-cell office:value-type="float" office:value="1.22561" calcext:value-type="float">
            <text:p>1.22561</text:p>
          </table:table-cell>
          <table:table-cell office:value-type="float" office:value="0.586035" calcext:value-type="float">
            <text:p>0.586035</text:p>
          </table:table-cell>
          <table:table-cell office:value-type="float" office:value="0.680381" calcext:value-type="float">
            <text:p>0.680381</text:p>
          </table:table-cell>
          <table:table-cell office:value-type="float" office:value="2.16478" calcext:value-type="float">
            <text:p>2.16478</text:p>
          </table:table-cell>
          <table:table-cell office:value-type="float" office:value="1.29451" calcext:value-type="float">
            <text:p>1.29451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436973" calcext:value-type="float">
            <text:p>0.436973</text:p>
          </table:table-cell>
          <table:table-cell office:value-type="float" office:value="0.115856" calcext:value-type="float">
            <text:p>0.115856</text:p>
          </table:table-cell>
          <table:table-cell office:value-type="float" office:value="0.390123" calcext:value-type="float">
            <text:p>0.390123</text:p>
          </table:table-cell>
          <table:table-cell office:value-type="float" office:value="0.398643" calcext:value-type="float">
            <text:p>0.398643</text:p>
          </table:table-cell>
          <table:table-cell office:value-type="float" office:value="0.0489399" calcext:value-type="float">
            <text:p>0.0489399</text:p>
          </table:table-cell>
          <table:table-cell table:number-columns-repeated="4"/>
          <table:table-cell table:formula="of:=MIN([.A189:.BL189])" office:value-type="float" office:value="0.0489399" calcext:value-type="float">
            <text:p>0.0489399</text:p>
          </table:table-cell>
          <table:table-cell table:formula="of:=MAX([.A189:.BL189])" office:value-type="float" office:value="2.16478" calcext:value-type="float">
            <text:p>2.1647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3.2812905" calcext:value-type="float">
            <text:p>3.2812905</text:p>
          </table:table-cell>
          <table:table-cell table:formula="of:=AVERAGE([.BR2:.BR21])" office:value-type="float" office:value="3.2812905" calcext:value-type="float">
            <text:p>3.2812905</text:p>
          </table:table-cell>
          <table:table-cell table:formula="of:=STDEV([.BQ2:.BQ21])/2" office:value-type="float" office:value="0.110614655109231" calcext:value-type="float">
            <text:p>0.1106146551</text:p>
          </table:table-cell>
          <table:table-cell table:formula="of:=STDEV([.BR2:.BR21])/2" office:value-type="float" office:value="0.110614655109231" calcext:value-type="float">
            <text:p>0.1106146551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97275" calcext:value-type="float">
            <text:p>2.097275</text:p>
          </table:table-cell>
          <table:table-cell table:formula="of:=AVERAGE([.BR23:.BR42])" office:value-type="float" office:value="2.949655" calcext:value-type="float">
            <text:p>2.949655</text:p>
          </table:table-cell>
          <table:table-cell table:formula="of:=STDEV([.BQ23:.BQ42])/2" office:value-type="float" office:value="0.128688169317806" calcext:value-type="float">
            <text:p>0.1286881693</text:p>
          </table:table-cell>
          <table:table-cell table:formula="of:=STDEV([.BR23:.BR42])/2" office:value-type="float" office:value="0.100821322143107" calcext:value-type="float">
            <text:p>0.1008213221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2654832" calcext:value-type="float">
            <text:p>1.2654832</text:p>
          </table:table-cell>
          <table:table-cell table:formula="of:=AVERAGE([.BR44:.BR63])" office:value-type="float" office:value="2.3651015" calcext:value-type="float">
            <text:p>2.3651015</text:p>
          </table:table-cell>
          <table:table-cell table:formula="of:=STDEV([.BQ44:.BQ63])/2" office:value-type="float" office:value="0.207386812851366" calcext:value-type="float">
            <text:p>0.2073868129</text:p>
          </table:table-cell>
          <table:table-cell table:formula="of:=STDEV([.BR44:.BR63])/2" office:value-type="float" office:value="0.11754208190748" calcext:value-type="float">
            <text:p>0.117542081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2104325" calcext:value-type="float">
            <text:p>0.62104325</text:p>
          </table:table-cell>
          <table:table-cell table:formula="of:=AVERAGE([.BR65:.BR84])" office:value-type="float" office:value="1.7956195" calcext:value-type="float">
            <text:p>1.7956195</text:p>
          </table:table-cell>
          <table:table-cell table:formula="of:=STDEV([.BQ65:.BQ84])/2" office:value-type="float" office:value="0.080579277053372" calcext:value-type="float">
            <text:p>0.0805792771</text:p>
          </table:table-cell>
          <table:table-cell table:formula="of:=STDEV([.BR65:.BR84])/2" office:value-type="float" office:value="0.202096906806422" calcext:value-type="float">
            <text:p>0.2020969068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17614" calcext:value-type="float">
            <text:p>0.3217614</text:p>
          </table:table-cell>
          <table:table-cell table:formula="of:=AVERAGE([.BR86:.BR105])" office:value-type="float" office:value="1.851384" calcext:value-type="float">
            <text:p>1.851384</text:p>
          </table:table-cell>
          <table:table-cell table:formula="of:=STDEV([.BQ86:.BQ105])/2" office:value-type="float" office:value="0.0448419677165793" calcext:value-type="float">
            <text:p>0.0448419677</text:p>
          </table:table-cell>
          <table:table-cell table:formula="of:=STDEV([.BR86:.BR105])/2" office:value-type="float" office:value="0.142537453724313" calcext:value-type="float">
            <text:p>0.142537453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2259905" calcext:value-type="float">
            <text:p>0.22259905</text:p>
          </table:table-cell>
          <table:table-cell table:formula="of:=AVERAGE([.BR107:.BR126])" office:value-type="float" office:value="1.7007865" calcext:value-type="float">
            <text:p>1.7007865</text:p>
          </table:table-cell>
          <table:table-cell table:formula="of:=STDEV([.BQ107:.BQ126])/2" office:value-type="float" office:value="0.035309306252212" calcext:value-type="float">
            <text:p>0.0353093063</text:p>
          </table:table-cell>
          <table:table-cell table:formula="of:=STDEV([.BR107:.BR126])/2" office:value-type="float" office:value="0.121792410199908" calcext:value-type="float">
            <text:p>0.121792410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12011" calcext:value-type="float">
            <text:p>0.1712011</text:p>
          </table:table-cell>
          <table:table-cell table:formula="of:=AVERAGE([.BR128:.BR147])" office:value-type="float" office:value="1.9092215" calcext:value-type="float">
            <text:p>1.9092215</text:p>
          </table:table-cell>
          <table:table-cell table:formula="of:=STDEV([.BQ128:.BQ147])/2" office:value-type="float" office:value="0.0295904152942611" calcext:value-type="float">
            <text:p>0.0295904153</text:p>
          </table:table-cell>
          <table:table-cell table:formula="of:=STDEV([.BR128:.BR147])/2" office:value-type="float" office:value="0.153774497417442" calcext:value-type="float">
            <text:p>0.153774497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3780945" calcext:value-type="float">
            <text:p>0.113780945</text:p>
          </table:table-cell>
          <table:table-cell table:formula="of:=AVERAGE([.BR149:.BR168])" office:value-type="float" office:value="1.9912715" calcext:value-type="float">
            <text:p>1.9912715</text:p>
          </table:table-cell>
          <table:table-cell table:formula="of:=STDEV([.BQ149:.BQ168])/2" office:value-type="float" office:value="0.0230338998970252" calcext:value-type="float">
            <text:p>0.0230338999</text:p>
          </table:table-cell>
          <table:table-cell table:formula="of:=STDEV([.BR149:.BR168])/2" office:value-type="float" office:value="0.181156527747306" calcext:value-type="float">
            <text:p>0.1811565277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8223852" calcext:value-type="float">
            <text:p>0.08223852</text:p>
          </table:table-cell>
          <table:table-cell table:formula="of:=AVERAGE([.BR170:.BR189])" office:value-type="float" office:value="2.1163145" calcext:value-type="float">
            <text:p>2.1163145</text:p>
          </table:table-cell>
          <table:table-cell table:formula="of:=STDEV([.BQ170:.BQ189])/2" office:value-type="float" office:value="0.0146235004236836" calcext:value-type="float">
            <text:p>0.0146235004</text:p>
          </table:table-cell>
          <table:table-cell table:formula="of:=STDEV([.BR170:.BR189])/2" office:value-type="float" office:value="0.121604271582208" calcext:value-type="float">
            <text:p>0.1216042716</text:p>
          </table:table-cell>
        </table:table-row>
      </table:table>
      <table:table table:name="summary" table:style-name="ta1">
        <table:shapes>
          <draw:frame draw:z-index="0" draw:style-name="gr1" draw:text-style-name="P1" svg:width="7.1098in" svg:height="4in" svg:x="9.7598in" svg:y="5.6315in">
            <draw:object draw:notify-on-update-of-ranges="summary.L6:summary.L14 summary.M5:summary.M5 summary.M6:summary.M14 summary.Q6:summary.Q14 summary.Q6:summary.Q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098in" svg:height="4in" svg:x="9.9024in" svg:y="10.1531in">
            <draw:object draw:notify-on-update-of-ranges="summary.L21:summary.L29 summary.M20:summary.M20 summary.M21:summary.M29 summary.Q21:summary.Q29 summary.Q21:summary.Q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098in" svg:height="4in" svg:x="18.8488in" svg:y="0.4366in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098in" svg:height="4in" svg:x="18.8976in" svg:y="5.0567in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0902in" svg:height="4in" svg:x="24.9508in" svg:y="9.9457in">
            <draw:object draw:notify-on-update-of-ranges="summary.W65:summary.W65 summary.W66:summary.W74 summary.X65:summary.X65 summary.X66:summary.X74 summary.Z66:summary.Z74 summary.Z66:summary.Z74 summary.Y65:summary.Y65 summary.Y66:summary.Y74 summary.AA66:summary.AA74 summary.AA66:summary.AA7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27" table:default-cell-style-name="Default"/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2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15"/>
        </table:table-row>
        <table:table-row table:style-name="ro2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2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144468" calcext:value-type="float">
            <text:p>2.144468</text:p>
          </table:table-cell>
          <table:table-cell table:formula="of:=['1 Thread'.BW190]" office:value-type="float" office:value="2.144468" calcext:value-type="float">
            <text:p>2.144468</text:p>
          </table:table-cell>
          <table:table-cell table:formula="of:=['1 Thread'.BX190]" office:value-type="float" office:value="0.0820089629183748" calcext:value-type="float">
            <text:p>0.0820089629</text:p>
          </table:table-cell>
          <table:table-cell table:formula="of:=['1 Thread'.BY190]" office:value-type="float" office:value="0.0820089629183748" calcext:value-type="float">
            <text:p>0.0820089629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  <table:table-cell table:number-columns-repeated="7"/>
        </table:table-row>
        <table:table-row table:style-name="ro2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1321265" calcext:value-type="float">
            <text:p>1.21321265</text:p>
          </table:table-cell>
          <table:table-cell table:formula="of:=['1 Thread'.BW191]" office:value-type="float" office:value="1.737158" calcext:value-type="float">
            <text:p>1.737158</text:p>
          </table:table-cell>
          <table:table-cell table:formula="of:=['1 Thread'.BX191]" office:value-type="float" office:value="0.0898091751766042" calcext:value-type="float">
            <text:p>0.0898091752</text:p>
          </table:table-cell>
          <table:table-cell table:formula="of:=['1 Thread'.BY191]" office:value-type="float" office:value="0.136712184549185" calcext:value-type="float">
            <text:p>0.1367121845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144468" calcext:value-type="float">
            <text:p>2.144468</text:p>
          </table:table-cell>
          <table:table-cell table:formula="of:=[.C19]" office:value-type="float" office:value="1.6433935" calcext:value-type="float">
            <text:p>1.6433935</text:p>
          </table:table-cell>
          <table:table-cell table:formula="of:=[.C33]" office:value-type="float" office:value="2.8513795" calcext:value-type="float">
            <text:p>2.8513795</text:p>
          </table:table-cell>
          <table:table-cell table:formula="of:=[.C47]" office:value-type="float" office:value="3.2812905" calcext:value-type="float">
            <text:p>3.2812905</text:p>
          </table:table-cell>
          <table:table-cell table:formula="of:=[.E5]" office:value-type="float" office:value="0.0820089629183748" calcext:value-type="float">
            <text:p>0.0820089629</text:p>
          </table:table-cell>
          <table:table-cell table:formula="of:=[.E19]" office:value-type="float" office:value="0.0797082563291876" calcext:value-type="float">
            <text:p>0.0797082563</text:p>
          </table:table-cell>
          <table:table-cell table:formula="of:=[.E33]" office:value-type="float" office:value="0.11500713834224" calcext:value-type="float">
            <text:p>0.1150071383</text:p>
          </table:table-cell>
          <table:table-cell table:formula="of:=[.E47]" office:value-type="float" office:value="0.110614655109231" calcext:value-type="float">
            <text:p>0.1106146551</text:p>
          </table:table-cell>
          <table:table-cell table:number-columns-repeated="7"/>
        </table:table-row>
        <table:table-row table:style-name="ro2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9300326" calcext:value-type="float">
            <text:p>0.9300326</text:p>
          </table:table-cell>
          <table:table-cell table:formula="of:=['1 Thread'.BW192]" office:value-type="float" office:value="1.60127015" calcext:value-type="float">
            <text:p>1.60127015</text:p>
          </table:table-cell>
          <table:table-cell table:formula="of:=['1 Thread'.BX192]" office:value-type="float" office:value="0.296661331727443" calcext:value-type="float">
            <text:p>0.2966613317</text:p>
          </table:table-cell>
          <table:table-cell table:formula="of:=['1 Thread'.BY192]" office:value-type="float" office:value="0.252379042368621" calcext:value-type="float">
            <text:p>0.2523790424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1321265" calcext:value-type="float">
            <text:p>1.21321265</text:p>
          </table:table-cell>
          <table:table-cell table:formula="of:=[.C20]" office:value-type="float" office:value="1.4256171" calcext:value-type="float">
            <text:p>1.4256171</text:p>
          </table:table-cell>
          <table:table-cell table:formula="of:=[.C34]" office:value-type="float" office:value="1.884883" calcext:value-type="float">
            <text:p>1.884883</text:p>
          </table:table-cell>
          <table:table-cell table:formula="of:=[.C48]" office:value-type="float" office:value="2.097275" calcext:value-type="float">
            <text:p>2.097275</text:p>
          </table:table-cell>
          <table:table-cell table:formula="of:=[.E6]" office:value-type="float" office:value="0.0898091751766042" calcext:value-type="float">
            <text:p>0.0898091752</text:p>
          </table:table-cell>
          <table:table-cell table:formula="of:=[.E20]" office:value-type="float" office:value="0.231538298104388" calcext:value-type="float">
            <text:p>0.2315382981</text:p>
          </table:table-cell>
          <table:table-cell table:formula="of:=[.E34]" office:value-type="float" office:value="0.206857565953891" calcext:value-type="float">
            <text:p>0.206857566</text:p>
          </table:table-cell>
          <table:table-cell table:formula="of:=[.E48]" office:value-type="float" office:value="0.128688169317806" calcext:value-type="float">
            <text:p>0.1286881693</text:p>
          </table:table-cell>
          <table:table-cell table:number-columns-repeated="7"/>
        </table:table-row>
        <table:table-row table:style-name="ro2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379408" calcext:value-type="float">
            <text:p>0.379408</text:p>
          </table:table-cell>
          <table:table-cell table:formula="of:=['1 Thread'.BW193]" office:value-type="float" office:value="1.30893435" calcext:value-type="float">
            <text:p>1.30893435</text:p>
          </table:table-cell>
          <table:table-cell table:formula="of:=['1 Thread'.BX193]" office:value-type="float" office:value="0.0482602470201652" calcext:value-type="float">
            <text:p>0.048260247</text:p>
          </table:table-cell>
          <table:table-cell table:formula="of:=['1 Thread'.BY193]" office:value-type="float" office:value="0.158319400042269" calcext:value-type="float">
            <text:p>0.1583194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9300326" calcext:value-type="float">
            <text:p>0.9300326</text:p>
          </table:table-cell>
          <table:table-cell table:formula="of:=[.C21]" office:value-type="float" office:value="1.0890916" calcext:value-type="float">
            <text:p>1.0890916</text:p>
          </table:table-cell>
          <table:table-cell table:formula="of:=[.C35]" office:value-type="float" office:value="1.02888745" calcext:value-type="float">
            <text:p>1.02888745</text:p>
          </table:table-cell>
          <table:table-cell table:formula="of:=[.C49]" office:value-type="float" office:value="1.2654832" calcext:value-type="float">
            <text:p>1.2654832</text:p>
          </table:table-cell>
          <table:table-cell table:formula="of:=[.E7]" office:value-type="float" office:value="0.296661331727443" calcext:value-type="float">
            <text:p>0.2966613317</text:p>
          </table:table-cell>
          <table:table-cell table:formula="of:=[.E21]" office:value-type="float" office:value="0.259335392743055" calcext:value-type="float">
            <text:p>0.2593353927</text:p>
          </table:table-cell>
          <table:table-cell table:formula="of:=[.E35]" office:value-type="float" office:value="0.175386684131429" calcext:value-type="float">
            <text:p>0.1753866841</text:p>
          </table:table-cell>
          <table:table-cell table:formula="of:=[.E49]" office:value-type="float" office:value="0.207386812851366" calcext:value-type="float">
            <text:p>0.2073868129</text:p>
          </table:table-cell>
          <table:table-cell table:number-columns-repeated="7"/>
        </table:table-row>
        <table:table-row table:style-name="ro2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5904265" calcext:value-type="float">
            <text:p>0.25904265</text:p>
          </table:table-cell>
          <table:table-cell table:formula="of:=['1 Thread'.BW194]" office:value-type="float" office:value="1.586543" calcext:value-type="float">
            <text:p>1.586543</text:p>
          </table:table-cell>
          <table:table-cell table:formula="of:=['1 Thread'.BX194]" office:value-type="float" office:value="0.0687292641778471" calcext:value-type="float">
            <text:p>0.0687292642</text:p>
          </table:table-cell>
          <table:table-cell table:formula="of:=['1 Thread'.BY194]" office:value-type="float" office:value="0.126084149731126" calcext:value-type="float">
            <text:p>0.1260841497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379408" calcext:value-type="float">
            <text:p>0.379408</text:p>
          </table:table-cell>
          <table:table-cell table:formula="of:=[.C22]" office:value-type="float" office:value="0.48267945" calcext:value-type="float">
            <text:p>0.48267945</text:p>
          </table:table-cell>
          <table:table-cell table:formula="of:=[.C36]" office:value-type="float" office:value="0.5939753" calcext:value-type="float">
            <text:p>0.5939753</text:p>
          </table:table-cell>
          <table:table-cell table:formula="of:=[.C50]" office:value-type="float" office:value="0.62104325" calcext:value-type="float">
            <text:p>0.62104325</text:p>
          </table:table-cell>
          <table:table-cell table:formula="of:=[.E8]" office:value-type="float" office:value="0.0482602470201652" calcext:value-type="float">
            <text:p>0.048260247</text:p>
          </table:table-cell>
          <table:table-cell table:formula="of:=[.E22]" office:value-type="float" office:value="0.0877645777887272" calcext:value-type="float">
            <text:p>0.0877645778</text:p>
          </table:table-cell>
          <table:table-cell table:formula="of:=[.E36]" office:value-type="float" office:value="0.102484565105665" calcext:value-type="float">
            <text:p>0.1024845651</text:p>
          </table:table-cell>
          <table:table-cell table:formula="of:=[.E50]" office:value-type="float" office:value="0.080579277053372" calcext:value-type="float">
            <text:p>0.0805792771</text:p>
          </table:table-cell>
          <table:table-cell table:number-columns-repeated="7"/>
        </table:table-row>
        <table:table-row table:style-name="ro2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72264145" calcext:value-type="float">
            <text:p>0.172264145</text:p>
          </table:table-cell>
          <table:table-cell table:formula="of:=['1 Thread'.BW195]" office:value-type="float" office:value="1.55787295" calcext:value-type="float">
            <text:p>1.55787295</text:p>
          </table:table-cell>
          <table:table-cell table:formula="of:=['1 Thread'.BX195]" office:value-type="float" office:value="0.0514678553714571" calcext:value-type="float">
            <text:p>0.0514678554</text:p>
          </table:table-cell>
          <table:table-cell table:formula="of:=['1 Thread'.BY195]" office:value-type="float" office:value="0.146169591400166" calcext:value-type="float">
            <text:p>0.1461695914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5904265" calcext:value-type="float">
            <text:p>0.25904265</text:p>
          </table:table-cell>
          <table:table-cell table:formula="of:=[.C23]" office:value-type="float" office:value="0.225516795" calcext:value-type="float">
            <text:p>0.225516795</text:p>
          </table:table-cell>
          <table:table-cell table:formula="of:=[.C37]" office:value-type="float" office:value="0.27728915" calcext:value-type="float">
            <text:p>0.27728915</text:p>
          </table:table-cell>
          <table:table-cell table:formula="of:=[.C51]" office:value-type="float" office:value="0.3217614" calcext:value-type="float">
            <text:p>0.3217614</text:p>
          </table:table-cell>
          <table:table-cell table:formula="of:=[.E9]" office:value-type="float" office:value="0.0687292641778471" calcext:value-type="float">
            <text:p>0.0687292642</text:p>
          </table:table-cell>
          <table:table-cell table:formula="of:=[.E23]" office:value-type="float" office:value="0.0547311774197555" calcext:value-type="float">
            <text:p>0.0547311774</text:p>
          </table:table-cell>
          <table:table-cell table:formula="of:=[.E37]" office:value-type="float" office:value="0.0487692610347507" calcext:value-type="float">
            <text:p>0.048769261</text:p>
          </table:table-cell>
          <table:table-cell table:formula="of:=[.E51]" office:value-type="float" office:value="0.0448419677165793" calcext:value-type="float">
            <text:p>0.0448419677</text:p>
          </table:table-cell>
          <table:table-cell table:number-columns-repeated="7"/>
        </table:table-row>
        <table:table-row table:style-name="ro2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35164265" calcext:value-type="float">
            <text:p>0.135164265</text:p>
          </table:table-cell>
          <table:table-cell table:formula="of:=['1 Thread'.BW196]" office:value-type="float" office:value="1.723496" calcext:value-type="float">
            <text:p>1.723496</text:p>
          </table:table-cell>
          <table:table-cell table:formula="of:=['1 Thread'.BX196]" office:value-type="float" office:value="0.0339049609219276" calcext:value-type="float">
            <text:p>0.0339049609</text:p>
          </table:table-cell>
          <table:table-cell table:formula="of:=['1 Thread'.BY196]" office:value-type="float" office:value="0.171049741829679" calcext:value-type="float">
            <text:p>0.171049741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72264145" calcext:value-type="float">
            <text:p>0.172264145</text:p>
          </table:table-cell>
          <table:table-cell table:formula="of:=[.C24]" office:value-type="float" office:value="0.19870271" calcext:value-type="float">
            <text:p>0.19870271</text:p>
          </table:table-cell>
          <table:table-cell table:formula="of:=[.C38]" office:value-type="float" office:value="0.241095505" calcext:value-type="float">
            <text:p>0.241095505</text:p>
          </table:table-cell>
          <table:table-cell table:formula="of:=[.C52]" office:value-type="float" office:value="0.22259905" calcext:value-type="float">
            <text:p>0.22259905</text:p>
          </table:table-cell>
          <table:table-cell table:formula="of:=[.E10]" office:value-type="float" office:value="0.0514678553714571" calcext:value-type="float">
            <text:p>0.0514678554</text:p>
          </table:table-cell>
          <table:table-cell table:formula="of:=[.E24]" office:value-type="float" office:value="0.0504570147335383" calcext:value-type="float">
            <text:p>0.0504570147</text:p>
          </table:table-cell>
          <table:table-cell table:formula="of:=[.E38]" office:value-type="float" office:value="0.0461328534627395" calcext:value-type="float">
            <text:p>0.0461328535</text:p>
          </table:table-cell>
          <table:table-cell table:formula="of:=[.E52]" office:value-type="float" office:value="0.035309306252212" calcext:value-type="float">
            <text:p>0.0353093063</text:p>
          </table:table-cell>
          <table:table-cell table:number-columns-repeated="7"/>
        </table:table-row>
        <table:table-row table:style-name="ro2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9098635" calcext:value-type="float">
            <text:p>0.09098635</text:p>
          </table:table-cell>
          <table:table-cell table:formula="of:=['1 Thread'.BW197]" office:value-type="float" office:value="1.858715" calcext:value-type="float">
            <text:p>1.858715</text:p>
          </table:table-cell>
          <table:table-cell table:formula="of:=['1 Thread'.BX197]" office:value-type="float" office:value="0.0231266578531225" calcext:value-type="float">
            <text:p>0.0231266579</text:p>
          </table:table-cell>
          <table:table-cell table:formula="of:=['1 Thread'.BY197]" office:value-type="float" office:value="0.124130500975258" calcext:value-type="float">
            <text:p>0.124130501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35164265" calcext:value-type="float">
            <text:p>0.135164265</text:p>
          </table:table-cell>
          <table:table-cell table:formula="of:=[.C25]" office:value-type="float" office:value="0.136260245" calcext:value-type="float">
            <text:p>0.136260245</text:p>
          </table:table-cell>
          <table:table-cell table:formula="of:=[.C39]" office:value-type="float" office:value="0.1533503" calcext:value-type="float">
            <text:p>0.1533503</text:p>
          </table:table-cell>
          <table:table-cell table:formula="of:=[.C53]" office:value-type="float" office:value="0.1712011" calcext:value-type="float">
            <text:p>0.1712011</text:p>
          </table:table-cell>
          <table:table-cell table:formula="of:=[.E11]" office:value-type="float" office:value="0.0339049609219276" calcext:value-type="float">
            <text:p>0.0339049609</text:p>
          </table:table-cell>
          <table:table-cell table:formula="of:=[.E25]" office:value-type="float" office:value="0.0247844460085378" calcext:value-type="float">
            <text:p>0.024784446</text:p>
          </table:table-cell>
          <table:table-cell table:formula="of:=[.E39]" office:value-type="float" office:value="0.0248157798588445" calcext:value-type="float">
            <text:p>0.0248157799</text:p>
          </table:table-cell>
          <table:table-cell table:formula="of:=[.E53]" office:value-type="float" office:value="0.0295904152942611" calcext:value-type="float">
            <text:p>0.0295904153</text:p>
          </table:table-cell>
          <table:table-cell table:number-columns-repeated="7"/>
        </table:table-row>
        <table:table-row table:style-name="ro2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54395" calcext:value-type="float">
            <text:p>0.054395</text:p>
          </table:table-cell>
          <table:table-cell table:formula="of:=['1 Thread'.BW198]" office:value-type="float" office:value="1.9019555" calcext:value-type="float">
            <text:p>1.9019555</text:p>
          </table:table-cell>
          <table:table-cell table:formula="of:=['1 Thread'.BX198]" office:value-type="float" office:value="0.0101501330343239" calcext:value-type="float">
            <text:p>0.010150133</text:p>
          </table:table-cell>
          <table:table-cell table:formula="of:=['1 Thread'.BY198]" office:value-type="float" office:value="0.0957143591146265" calcext:value-type="float">
            <text:p>0.0957143591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9098635" calcext:value-type="float">
            <text:p>0.09098635</text:p>
          </table:table-cell>
          <table:table-cell table:formula="of:=[.C26]" office:value-type="float" office:value="0.091510545" calcext:value-type="float">
            <text:p>0.091510545</text:p>
          </table:table-cell>
          <table:table-cell table:formula="of:=[.C40]" office:value-type="float" office:value="0.11180257" calcext:value-type="float">
            <text:p>0.11180257</text:p>
          </table:table-cell>
          <table:table-cell table:formula="of:=[.C54]" office:value-type="float" office:value="0.113780945" calcext:value-type="float">
            <text:p>0.113780945</text:p>
          </table:table-cell>
          <table:table-cell table:formula="of:=[.E12]" office:value-type="float" office:value="0.0231266578531225" calcext:value-type="float">
            <text:p>0.0231266579</text:p>
          </table:table-cell>
          <table:table-cell table:formula="of:=[.E26]" office:value-type="float" office:value="0.026251502859929" calcext:value-type="float">
            <text:p>0.0262515029</text:p>
          </table:table-cell>
          <table:table-cell table:formula="of:=[.E40]" office:value-type="float" office:value="0.0231211537759888" calcext:value-type="float">
            <text:p>0.0231211538</text:p>
          </table:table-cell>
          <table:table-cell table:formula="of:=[.E54]" office:value-type="float" office:value="0.0230338998970252" calcext:value-type="float">
            <text:p>0.023033899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54395" calcext:value-type="float">
            <text:p>0.054395</text:p>
          </table:table-cell>
          <table:table-cell table:formula="of:=[.C27]" office:value-type="float" office:value="0.069880475" calcext:value-type="float">
            <text:p>0.069880475</text:p>
          </table:table-cell>
          <table:table-cell table:formula="of:=[.C41]" office:value-type="float" office:value="0.07203111" calcext:value-type="float">
            <text:p>0.07203111</text:p>
          </table:table-cell>
          <table:table-cell table:formula="of:=[.C55]" office:value-type="float" office:value="0.08223852" calcext:value-type="float">
            <text:p>0.08223852</text:p>
          </table:table-cell>
          <table:table-cell table:formula="of:=[.E13]" office:value-type="float" office:value="0.0101501330343239" calcext:value-type="float">
            <text:p>0.010150133</text:p>
          </table:table-cell>
          <table:table-cell table:formula="of:=[.E27]" office:value-type="float" office:value="0.0178464987424106" calcext:value-type="float">
            <text:p>0.0178464987</text:p>
          </table:table-cell>
          <table:table-cell table:formula="of:=[.E41]" office:value-type="float" office:value="0.0132733913183769" calcext:value-type="float">
            <text:p>0.0132733913</text:p>
          </table:table-cell>
          <table:table-cell table:formula="of:=[.E55]" office:value-type="float" office:value="0.0146235004236836" calcext:value-type="float">
            <text:p>0.0146235004</text:p>
          </table:table-cell>
          <table:table-cell table:number-columns-repeated="7"/>
        </table:table-row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2 Thread</text:p>
          </table:table-cell>
          <table:table-cell table:number-columns-repeated="25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15"/>
        </table:table-row>
        <table:table-row table:style-name="ro2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1.6433935" calcext:value-type="float">
            <text:p>1.6433935</text:p>
          </table:table-cell>
          <table:table-cell table:formula="of:=['2 Thread'.BW190]" office:value-type="float" office:value="1.6433935" calcext:value-type="float">
            <text:p>1.6433935</text:p>
          </table:table-cell>
          <table:table-cell table:formula="of:=['2 Thread'.BX190]" office:value-type="float" office:value="0.0797082563291876" calcext:value-type="float">
            <text:p>0.0797082563</text:p>
          </table:table-cell>
          <table:table-cell table:formula="of:=['2 Thread'.BY190]" office:value-type="float" office:value="0.0797082563291876" calcext:value-type="float">
            <text:p>0.0797082563</text:p>
          </table:table-cell>
          <table:table-cell table:number-columns-repeated="21"/>
        </table:table-row>
        <table:table-row table:style-name="ro2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4256171" calcext:value-type="float">
            <text:p>1.4256171</text:p>
          </table:table-cell>
          <table:table-cell table:formula="of:=['2 Thread'.BW191]" office:value-type="float" office:value="1.7521726" calcext:value-type="float">
            <text:p>1.7521726</text:p>
          </table:table-cell>
          <table:table-cell table:formula="of:=['2 Thread'.BX191]" office:value-type="float" office:value="0.231538298104388" calcext:value-type="float">
            <text:p>0.2315382981</text:p>
          </table:table-cell>
          <table:table-cell table:formula="of:=['2 Thread'.BY191]" office:value-type="float" office:value="0.248468189549456" calcext:value-type="float">
            <text:p>0.2484681895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  <table:table-cell table:number-columns-repeated="7"/>
        </table:table-row>
        <table:table-row table:style-name="ro2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1.0890916" calcext:value-type="float">
            <text:p>1.0890916</text:p>
          </table:table-cell>
          <table:table-cell table:formula="of:=['2 Thread'.BW192]" office:value-type="float" office:value="2.0197965" calcext:value-type="float">
            <text:p>2.0197965</text:p>
          </table:table-cell>
          <table:table-cell table:formula="of:=['2 Thread'.BX192]" office:value-type="float" office:value="0.259335392743055" calcext:value-type="float">
            <text:p>0.2593353927</text:p>
          </table:table-cell>
          <table:table-cell table:formula="of:=['2 Thread'.BY192]" office:value-type="float" office:value="0.311245254913206" calcext:value-type="float">
            <text:p>0.3112452549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144468" calcext:value-type="float">
            <text:p>2.144468</text:p>
          </table:table-cell>
          <table:table-cell table:formula="of:=[.D19]" office:value-type="float" office:value="1.6433935" calcext:value-type="float">
            <text:p>1.6433935</text:p>
          </table:table-cell>
          <table:table-cell table:formula="of:=[.D33]" office:value-type="float" office:value="2.8513795" calcext:value-type="float">
            <text:p>2.8513795</text:p>
          </table:table-cell>
          <table:table-cell table:formula="of:=[.D47]" office:value-type="float" office:value="3.2812905" calcext:value-type="float">
            <text:p>3.2812905</text:p>
          </table:table-cell>
          <table:table-cell table:formula="of:=[.F5]" office:value-type="float" office:value="0.0820089629183748" calcext:value-type="float">
            <text:p>0.0820089629</text:p>
          </table:table-cell>
          <table:table-cell table:formula="of:=[.F19]" office:value-type="float" office:value="0.0797082563291876" calcext:value-type="float">
            <text:p>0.0797082563</text:p>
          </table:table-cell>
          <table:table-cell table:formula="of:=[.F33]" office:value-type="float" office:value="0.11500713834224" calcext:value-type="float">
            <text:p>0.1150071383</text:p>
          </table:table-cell>
          <table:table-cell table:formula="of:=[.F47]" office:value-type="float" office:value="0.110614655109231" calcext:value-type="float">
            <text:p>0.1106146551</text:p>
          </table:table-cell>
          <table:table-cell table:number-columns-repeated="7"/>
        </table:table-row>
        <table:table-row table:style-name="ro2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8267945" calcext:value-type="float">
            <text:p>0.48267945</text:p>
          </table:table-cell>
          <table:table-cell table:formula="of:=['2 Thread'.BW193]" office:value-type="float" office:value="1.41332595" calcext:value-type="float">
            <text:p>1.41332595</text:p>
          </table:table-cell>
          <table:table-cell table:formula="of:=['2 Thread'.BX193]" office:value-type="float" office:value="0.0877645777887272" calcext:value-type="float">
            <text:p>0.0877645778</text:p>
          </table:table-cell>
          <table:table-cell table:formula="of:=['2 Thread'.BY193]" office:value-type="float" office:value="0.21964574399572" calcext:value-type="float">
            <text:p>0.219645744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37158" calcext:value-type="float">
            <text:p>1.737158</text:p>
          </table:table-cell>
          <table:table-cell table:formula="of:=[.D20]" office:value-type="float" office:value="1.7521726" calcext:value-type="float">
            <text:p>1.7521726</text:p>
          </table:table-cell>
          <table:table-cell table:formula="of:=[.D34]" office:value-type="float" office:value="2.3158765" calcext:value-type="float">
            <text:p>2.3158765</text:p>
          </table:table-cell>
          <table:table-cell table:formula="of:=[.D48]" office:value-type="float" office:value="2.949655" calcext:value-type="float">
            <text:p>2.949655</text:p>
          </table:table-cell>
          <table:table-cell table:formula="of:=[.F6]" office:value-type="float" office:value="0.136712184549185" calcext:value-type="float">
            <text:p>0.1367121845</text:p>
          </table:table-cell>
          <table:table-cell table:formula="of:=[.F20]" office:value-type="float" office:value="0.248468189549456" calcext:value-type="float">
            <text:p>0.2484681895</text:p>
          </table:table-cell>
          <table:table-cell table:formula="of:=[.F34]" office:value-type="float" office:value="0.246296243674345" calcext:value-type="float">
            <text:p>0.2462962437</text:p>
          </table:table-cell>
          <table:table-cell table:formula="of:=[.F48]" office:value-type="float" office:value="0.100821322143107" calcext:value-type="float">
            <text:p>0.1008213221</text:p>
          </table:table-cell>
          <table:table-cell table:number-columns-repeated="7"/>
        </table:table-row>
        <table:table-row table:style-name="ro2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25516795" calcext:value-type="float">
            <text:p>0.225516795</text:p>
          </table:table-cell>
          <table:table-cell table:formula="of:=['2 Thread'.BW194]" office:value-type="float" office:value="1.6333685" calcext:value-type="float">
            <text:p>1.6333685</text:p>
          </table:table-cell>
          <table:table-cell table:formula="of:=['2 Thread'.BX194]" office:value-type="float" office:value="0.0547311774197555" calcext:value-type="float">
            <text:p>0.0547311774</text:p>
          </table:table-cell>
          <table:table-cell table:formula="of:=['2 Thread'.BY194]" office:value-type="float" office:value="0.165458179143433" calcext:value-type="float">
            <text:p>0.1654581791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60127015" calcext:value-type="float">
            <text:p>1.60127015</text:p>
          </table:table-cell>
          <table:table-cell table:formula="of:=[.D21]" office:value-type="float" office:value="2.0197965" calcext:value-type="float">
            <text:p>2.0197965</text:p>
          </table:table-cell>
          <table:table-cell table:formula="of:=[.D35]" office:value-type="float" office:value="2.0609245" calcext:value-type="float">
            <text:p>2.0609245</text:p>
          </table:table-cell>
          <table:table-cell table:formula="of:=[.D49]" office:value-type="float" office:value="2.3651015" calcext:value-type="float">
            <text:p>2.3651015</text:p>
          </table:table-cell>
          <table:table-cell table:formula="of:=[.F7]" office:value-type="float" office:value="0.252379042368621" calcext:value-type="float">
            <text:p>0.2523790424</text:p>
          </table:table-cell>
          <table:table-cell table:formula="of:=[.F21]" office:value-type="float" office:value="0.311245254913206" calcext:value-type="float">
            <text:p>0.3112452549</text:p>
          </table:table-cell>
          <table:table-cell table:formula="of:=[.F35]" office:value-type="float" office:value="0.225956819381346" calcext:value-type="float">
            <text:p>0.2259568194</text:p>
          </table:table-cell>
          <table:table-cell table:formula="of:=[.F49]" office:value-type="float" office:value="0.11754208190748" calcext:value-type="float">
            <text:p>0.1175420819</text:p>
          </table:table-cell>
          <table:table-cell table:number-columns-repeated="7"/>
        </table:table-row>
        <table:table-row table:style-name="ro2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9870271" calcext:value-type="float">
            <text:p>0.19870271</text:p>
          </table:table-cell>
          <table:table-cell table:formula="of:=['2 Thread'.BW195]" office:value-type="float" office:value="1.6765335" calcext:value-type="float">
            <text:p>1.6765335</text:p>
          </table:table-cell>
          <table:table-cell table:formula="of:=['2 Thread'.BX195]" office:value-type="float" office:value="0.0504570147335383" calcext:value-type="float">
            <text:p>0.0504570147</text:p>
          </table:table-cell>
          <table:table-cell table:formula="of:=['2 Thread'.BY195]" office:value-type="float" office:value="0.162038247282247" calcext:value-type="float">
            <text:p>0.1620382473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30893435" calcext:value-type="float">
            <text:p>1.30893435</text:p>
          </table:table-cell>
          <table:table-cell table:formula="of:=[.D22]" office:value-type="float" office:value="1.41332595" calcext:value-type="float">
            <text:p>1.41332595</text:p>
          </table:table-cell>
          <table:table-cell table:formula="of:=[.D36]" office:value-type="float" office:value="1.6311123" calcext:value-type="float">
            <text:p>1.6311123</text:p>
          </table:table-cell>
          <table:table-cell table:formula="of:=[.D50]" office:value-type="float" office:value="1.7956195" calcext:value-type="float">
            <text:p>1.7956195</text:p>
          </table:table-cell>
          <table:table-cell table:formula="of:=[.F8]" office:value-type="float" office:value="0.158319400042269" calcext:value-type="float">
            <text:p>0.1583194</text:p>
          </table:table-cell>
          <table:table-cell table:formula="of:=[.F22]" office:value-type="float" office:value="0.21964574399572" calcext:value-type="float">
            <text:p>0.219645744</text:p>
          </table:table-cell>
          <table:table-cell table:formula="of:=[.F36]" office:value-type="float" office:value="0.210769017591415" calcext:value-type="float">
            <text:p>0.2107690176</text:p>
          </table:table-cell>
          <table:table-cell table:formula="of:=[.F50]" office:value-type="float" office:value="0.202096906806422" calcext:value-type="float">
            <text:p>0.2020969068</text:p>
          </table:table-cell>
          <table:table-cell table:number-columns-repeated="7"/>
        </table:table-row>
        <table:table-row table:style-name="ro2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6260245" calcext:value-type="float">
            <text:p>0.136260245</text:p>
          </table:table-cell>
          <table:table-cell table:formula="of:=['2 Thread'.BW196]" office:value-type="float" office:value="1.767754" calcext:value-type="float">
            <text:p>1.767754</text:p>
          </table:table-cell>
          <table:table-cell table:formula="of:=['2 Thread'.BX196]" office:value-type="float" office:value="0.0247844460085378" calcext:value-type="float">
            <text:p>0.024784446</text:p>
          </table:table-cell>
          <table:table-cell table:formula="of:=['2 Thread'.BY196]" office:value-type="float" office:value="0.152777934274072" calcext:value-type="float">
            <text:p>0.15277793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86543" calcext:value-type="float">
            <text:p>1.586543</text:p>
          </table:table-cell>
          <table:table-cell table:formula="of:=[.D23]" office:value-type="float" office:value="1.6333685" calcext:value-type="float">
            <text:p>1.6333685</text:p>
          </table:table-cell>
          <table:table-cell table:formula="of:=[.D37]" office:value-type="float" office:value="1.64532" calcext:value-type="float">
            <text:p>1.64532</text:p>
          </table:table-cell>
          <table:table-cell table:formula="of:=[.D51]" office:value-type="float" office:value="1.851384" calcext:value-type="float">
            <text:p>1.851384</text:p>
          </table:table-cell>
          <table:table-cell table:formula="of:=[.F9]" office:value-type="float" office:value="0.126084149731126" calcext:value-type="float">
            <text:p>0.1260841497</text:p>
          </table:table-cell>
          <table:table-cell table:formula="of:=[.F23]" office:value-type="float" office:value="0.165458179143433" calcext:value-type="float">
            <text:p>0.1654581791</text:p>
          </table:table-cell>
          <table:table-cell table:formula="of:=[.F37]" office:value-type="float" office:value="0.167490587551722" calcext:value-type="float">
            <text:p>0.1674905876</text:p>
          </table:table-cell>
          <table:table-cell table:formula="of:=[.F51]" office:value-type="float" office:value="0.142537453724313" calcext:value-type="float">
            <text:p>0.1425374537</text:p>
          </table:table-cell>
          <table:table-cell table:number-columns-repeated="7"/>
        </table:table-row>
        <table:table-row table:style-name="ro2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91510545" calcext:value-type="float">
            <text:p>0.091510545</text:p>
          </table:table-cell>
          <table:table-cell table:formula="of:=['2 Thread'.BW197]" office:value-type="float" office:value="1.877163" calcext:value-type="float">
            <text:p>1.877163</text:p>
          </table:table-cell>
          <table:table-cell table:formula="of:=['2 Thread'.BX197]" office:value-type="float" office:value="0.026251502859929" calcext:value-type="float">
            <text:p>0.0262515029</text:p>
          </table:table-cell>
          <table:table-cell table:formula="of:=['2 Thread'.BY197]" office:value-type="float" office:value="0.113989352043121" calcext:value-type="float">
            <text:p>0.113989352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5787295" calcext:value-type="float">
            <text:p>1.55787295</text:p>
          </table:table-cell>
          <table:table-cell table:formula="of:=[.D24]" office:value-type="float" office:value="1.6765335" calcext:value-type="float">
            <text:p>1.6765335</text:p>
          </table:table-cell>
          <table:table-cell table:formula="of:=[.D38]" office:value-type="float" office:value="1.71985575" calcext:value-type="float">
            <text:p>1.71985575</text:p>
          </table:table-cell>
          <table:table-cell table:formula="of:=[.D52]" office:value-type="float" office:value="1.7007865" calcext:value-type="float">
            <text:p>1.7007865</text:p>
          </table:table-cell>
          <table:table-cell table:formula="of:=[.F10]" office:value-type="float" office:value="0.146169591400166" calcext:value-type="float">
            <text:p>0.1461695914</text:p>
          </table:table-cell>
          <table:table-cell table:formula="of:=[.F24]" office:value-type="float" office:value="0.162038247282247" calcext:value-type="float">
            <text:p>0.1620382473</text:p>
          </table:table-cell>
          <table:table-cell table:formula="of:=[.F38]" office:value-type="float" office:value="0.180299252204705" calcext:value-type="float">
            <text:p>0.1802992522</text:p>
          </table:table-cell>
          <table:table-cell table:formula="of:=[.F52]" office:value-type="float" office:value="0.121792410199908" calcext:value-type="float">
            <text:p>0.1217924102</text:p>
          </table:table-cell>
          <table:table-cell table:number-columns-repeated="7"/>
        </table:table-row>
        <table:table-row table:style-name="ro2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69880475" calcext:value-type="float">
            <text:p>0.069880475</text:p>
          </table:table-cell>
          <table:table-cell table:formula="of:=['2 Thread'.BW198]" office:value-type="float" office:value="1.84408" calcext:value-type="float">
            <text:p>1.84408</text:p>
          </table:table-cell>
          <table:table-cell table:formula="of:=['2 Thread'.BX198]" office:value-type="float" office:value="0.0178464987424106" calcext:value-type="float">
            <text:p>0.0178464987</text:p>
          </table:table-cell>
          <table:table-cell table:formula="of:=['2 Thread'.BY198]" office:value-type="float" office:value="0.119471012758215" calcext:value-type="float">
            <text:p>0.1194710128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23496" calcext:value-type="float">
            <text:p>1.723496</text:p>
          </table:table-cell>
          <table:table-cell table:formula="of:=[.D25]" office:value-type="float" office:value="1.767754" calcext:value-type="float">
            <text:p>1.767754</text:p>
          </table:table-cell>
          <table:table-cell table:formula="of:=[.D39]" office:value-type="float" office:value="1.70750255" calcext:value-type="float">
            <text:p>1.70750255</text:p>
          </table:table-cell>
          <table:table-cell table:formula="of:=[.D53]" office:value-type="float" office:value="1.9092215" calcext:value-type="float">
            <text:p>1.9092215</text:p>
          </table:table-cell>
          <table:table-cell table:formula="of:=[.F11]" office:value-type="float" office:value="0.171049741829679" calcext:value-type="float">
            <text:p>0.1710497418</text:p>
          </table:table-cell>
          <table:table-cell table:formula="of:=[.F25]" office:value-type="float" office:value="0.152777934274072" calcext:value-type="float">
            <text:p>0.1527779343</text:p>
          </table:table-cell>
          <table:table-cell table:formula="of:=[.F39]" office:value-type="float" office:value="0.179314282354186" calcext:value-type="float">
            <text:p>0.1793142824</text:p>
          </table:table-cell>
          <table:table-cell table:formula="of:=[.F53]" office:value-type="float" office:value="0.153774497417442" calcext:value-type="float">
            <text:p>0.1537744974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858715" calcext:value-type="float">
            <text:p>1.858715</text:p>
          </table:table-cell>
          <table:table-cell table:formula="of:=[.D26]" office:value-type="float" office:value="1.877163" calcext:value-type="float">
            <text:p>1.877163</text:p>
          </table:table-cell>
          <table:table-cell table:formula="of:=[.D40]" office:value-type="float" office:value="1.975329" calcext:value-type="float">
            <text:p>1.975329</text:p>
          </table:table-cell>
          <table:table-cell table:formula="of:=[.D54]" office:value-type="float" office:value="1.9912715" calcext:value-type="float">
            <text:p>1.9912715</text:p>
          </table:table-cell>
          <table:table-cell table:formula="of:=[.F12]" office:value-type="float" office:value="0.124130500975258" calcext:value-type="float">
            <text:p>0.124130501</text:p>
          </table:table-cell>
          <table:table-cell table:formula="of:=[.F26]" office:value-type="float" office:value="0.113989352043121" calcext:value-type="float">
            <text:p>0.113989352</text:p>
          </table:table-cell>
          <table:table-cell table:formula="of:=[.F40]" office:value-type="float" office:value="0.126828546812533" calcext:value-type="float">
            <text:p>0.1268285468</text:p>
          </table:table-cell>
          <table:table-cell table:formula="of:=[.F54]" office:value-type="float" office:value="0.181156527747306" calcext:value-type="float">
            <text:p>0.1811565277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9019555" calcext:value-type="float">
            <text:p>1.9019555</text:p>
          </table:table-cell>
          <table:table-cell table:formula="of:=[.D27]" office:value-type="float" office:value="1.84408" calcext:value-type="float">
            <text:p>1.84408</text:p>
          </table:table-cell>
          <table:table-cell table:formula="of:=[.D41]" office:value-type="float" office:value="1.929" calcext:value-type="float">
            <text:p>1.929</text:p>
          </table:table-cell>
          <table:table-cell table:formula="of:=[.D55]" office:value-type="float" office:value="2.1163145" calcext:value-type="float">
            <text:p>2.1163145</text:p>
          </table:table-cell>
          <table:table-cell table:formula="of:=[.F13]" office:value-type="float" office:value="0.0957143591146265" calcext:value-type="float">
            <text:p>0.0957143591</text:p>
          </table:table-cell>
          <table:table-cell table:formula="of:=[.F27]" office:value-type="float" office:value="0.119471012758215" calcext:value-type="float">
            <text:p>0.1194710128</text:p>
          </table:table-cell>
          <table:table-cell table:formula="of:=[.F41]" office:value-type="float" office:value="0.148326722971177" calcext:value-type="float">
            <text:p>0.148326723</text:p>
          </table:table-cell>
          <table:table-cell table:formula="of:=[.F55]" office:value-type="float" office:value="0.121604271582208" calcext:value-type="float">
            <text:p>0.1216042716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4 Thread</text:p>
          </table:table-cell>
          <table:table-cell table:number-columns-repeated="25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2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8513795" calcext:value-type="float">
            <text:p>2.8513795</text:p>
          </table:table-cell>
          <table:table-cell table:formula="of:=['4 Thread'.BW190]" office:value-type="float" office:value="2.8513795" calcext:value-type="float">
            <text:p>2.8513795</text:p>
          </table:table-cell>
          <table:table-cell table:formula="of:=['4 Thread'.BX190]" office:value-type="float" office:value="0.11500713834224" calcext:value-type="float">
            <text:p>0.1150071383</text:p>
          </table:table-cell>
          <table:table-cell table:formula="of:=['4 Thread'.BY190]" office:value-type="float" office:value="0.11500713834224" calcext:value-type="float">
            <text:p>0.1150071383</text:p>
          </table:table-cell>
          <table:table-cell table:number-columns-repeated="21"/>
        </table:table-row>
        <table:table-row table:style-name="ro2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884883" calcext:value-type="float">
            <text:p>1.884883</text:p>
          </table:table-cell>
          <table:table-cell table:formula="of:=['4 Thread'.BW191]" office:value-type="float" office:value="2.3158765" calcext:value-type="float">
            <text:p>2.3158765</text:p>
          </table:table-cell>
          <table:table-cell table:formula="of:=['4 Thread'.BX191]" office:value-type="float" office:value="0.206857565953891" calcext:value-type="float">
            <text:p>0.206857566</text:p>
          </table:table-cell>
          <table:table-cell table:formula="of:=['4 Thread'.BY191]" office:value-type="float" office:value="0.246296243674345" calcext:value-type="float">
            <text:p>0.2462962437</text:p>
          </table:table-cell>
          <table:table-cell table:number-columns-repeated="21"/>
        </table:table-row>
        <table:table-row table:style-name="ro2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1.02888745" calcext:value-type="float">
            <text:p>1.02888745</text:p>
          </table:table-cell>
          <table:table-cell table:formula="of:=['4 Thread'.BW192]" office:value-type="float" office:value="2.0609245" calcext:value-type="float">
            <text:p>2.0609245</text:p>
          </table:table-cell>
          <table:table-cell table:formula="of:=['4 Thread'.BX192]" office:value-type="float" office:value="0.175386684131429" calcext:value-type="float">
            <text:p>0.1753866841</text:p>
          </table:table-cell>
          <table:table-cell table:formula="of:=['4 Thread'.BY192]" office:value-type="float" office:value="0.225956819381346" calcext:value-type="float">
            <text:p>0.2259568194</text:p>
          </table:table-cell>
          <table:table-cell table:number-columns-repeated="21"/>
        </table:table-row>
        <table:table-row table:style-name="ro2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939753" calcext:value-type="float">
            <text:p>0.5939753</text:p>
          </table:table-cell>
          <table:table-cell table:formula="of:=['4 Thread'.BW193]" office:value-type="float" office:value="1.6311123" calcext:value-type="float">
            <text:p>1.6311123</text:p>
          </table:table-cell>
          <table:table-cell table:formula="of:=['4 Thread'.BX193]" office:value-type="float" office:value="0.102484565105665" calcext:value-type="float">
            <text:p>0.1024845651</text:p>
          </table:table-cell>
          <table:table-cell table:formula="of:=['4 Thread'.BY193]" office:value-type="float" office:value="0.210769017591415" calcext:value-type="float">
            <text:p>0.2107690176</text:p>
          </table:table-cell>
          <table:table-cell table:number-columns-repeated="21"/>
        </table:table-row>
        <table:table-row table:style-name="ro2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7728915" calcext:value-type="float">
            <text:p>0.27728915</text:p>
          </table:table-cell>
          <table:table-cell table:formula="of:=['4 Thread'.BW194]" office:value-type="float" office:value="1.64532" calcext:value-type="float">
            <text:p>1.64532</text:p>
          </table:table-cell>
          <table:table-cell table:formula="of:=['4 Thread'.BX194]" office:value-type="float" office:value="0.0487692610347507" calcext:value-type="float">
            <text:p>0.048769261</text:p>
          </table:table-cell>
          <table:table-cell table:formula="of:=['4 Thread'.BY194]" office:value-type="float" office:value="0.167490587551722" calcext:value-type="float">
            <text:p>0.1674905876</text:p>
          </table:table-cell>
          <table:table-cell table:number-columns-repeated="21"/>
        </table:table-row>
        <table:table-row table:style-name="ro2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241095505" calcext:value-type="float">
            <text:p>0.241095505</text:p>
          </table:table-cell>
          <table:table-cell table:formula="of:=['4 Thread'.BW195]" office:value-type="float" office:value="1.71985575" calcext:value-type="float">
            <text:p>1.71985575</text:p>
          </table:table-cell>
          <table:table-cell table:formula="of:=['4 Thread'.BX195]" office:value-type="float" office:value="0.0461328534627395" calcext:value-type="float">
            <text:p>0.0461328535</text:p>
          </table:table-cell>
          <table:table-cell table:formula="of:=['4 Thread'.BY195]" office:value-type="float" office:value="0.180299252204705" calcext:value-type="float">
            <text:p>0.1802992522</text:p>
          </table:table-cell>
          <table:table-cell table:number-columns-repeated="21"/>
        </table:table-row>
        <table:table-row table:style-name="ro2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533503" calcext:value-type="float">
            <text:p>0.1533503</text:p>
          </table:table-cell>
          <table:table-cell table:formula="of:=['4 Thread'.BW196]" office:value-type="float" office:value="1.70750255" calcext:value-type="float">
            <text:p>1.70750255</text:p>
          </table:table-cell>
          <table:table-cell table:formula="of:=['4 Thread'.BX196]" office:value-type="float" office:value="0.0248157798588445" calcext:value-type="float">
            <text:p>0.0248157799</text:p>
          </table:table-cell>
          <table:table-cell table:formula="of:=['4 Thread'.BY196]" office:value-type="float" office:value="0.179314282354186" calcext:value-type="float">
            <text:p>0.1793142824</text:p>
          </table:table-cell>
          <table:table-cell table:number-columns-repeated="21"/>
        </table:table-row>
        <table:table-row table:style-name="ro2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11180257" calcext:value-type="float">
            <text:p>0.11180257</text:p>
          </table:table-cell>
          <table:table-cell table:formula="of:=['4 Thread'.BW197]" office:value-type="float" office:value="1.975329" calcext:value-type="float">
            <text:p>1.975329</text:p>
          </table:table-cell>
          <table:table-cell table:formula="of:=['4 Thread'.BX197]" office:value-type="float" office:value="0.0231211537759888" calcext:value-type="float">
            <text:p>0.0231211538</text:p>
          </table:table-cell>
          <table:table-cell table:formula="of:=['4 Thread'.BY197]" office:value-type="float" office:value="0.126828546812533" calcext:value-type="float">
            <text:p>0.1268285468</text:p>
          </table:table-cell>
          <table:table-cell table:number-columns-repeated="21"/>
        </table:table-row>
        <table:table-row table:style-name="ro2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7203111" calcext:value-type="float">
            <text:p>0.07203111</text:p>
          </table:table-cell>
          <table:table-cell table:formula="of:=['4 Thread'.BW198]" office:value-type="float" office:value="1.929" calcext:value-type="float">
            <text:p>1.929</text:p>
          </table:table-cell>
          <table:table-cell table:formula="of:=['4 Thread'.BX198]" office:value-type="float" office:value="0.0132733913183769" calcext:value-type="float">
            <text:p>0.0132733913</text:p>
          </table:table-cell>
          <table:table-cell table:formula="of:=['4 Thread'.BY198]" office:value-type="float" office:value="0.148326722971177" calcext:value-type="float">
            <text:p>0.148326723</text:p>
          </table:table-cell>
          <table:table-cell table:number-columns-repeated="21"/>
        </table:table-row>
        <table:table-row table:style-name="ro2" table:number-rows-repeated="2">
          <table:table-cell table:number-columns-repeated="27"/>
        </table:table-row>
        <table:table-row table:style-name="ro2">
          <table:table-cell/>
          <table:table-cell office:value-type="string" calcext:value-type="string">
            <text:p>8 Thread</text:p>
          </table:table-cell>
          <table:table-cell table:number-columns-repeated="25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2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3.2812905" calcext:value-type="float">
            <text:p>3.2812905</text:p>
          </table:table-cell>
          <table:table-cell table:formula="of:=['8 Thread'.BW190]" office:value-type="float" office:value="3.2812905" calcext:value-type="float">
            <text:p>3.2812905</text:p>
          </table:table-cell>
          <table:table-cell table:formula="of:=['8 Thread'.BX190]" office:value-type="float" office:value="0.110614655109231" calcext:value-type="float">
            <text:p>0.1106146551</text:p>
          </table:table-cell>
          <table:table-cell table:formula="of:=['8 Thread'.BY190]" office:value-type="float" office:value="0.110614655109231" calcext:value-type="float">
            <text:p>0.1106146551</text:p>
          </table:table-cell>
          <table:table-cell table:number-columns-repeated="21"/>
        </table:table-row>
        <table:table-row table:style-name="ro2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2.097275" calcext:value-type="float">
            <text:p>2.097275</text:p>
          </table:table-cell>
          <table:table-cell table:formula="of:=['8 Thread'.BW191]" office:value-type="float" office:value="2.949655" calcext:value-type="float">
            <text:p>2.949655</text:p>
          </table:table-cell>
          <table:table-cell table:formula="of:=['8 Thread'.BX191]" office:value-type="float" office:value="0.128688169317806" calcext:value-type="float">
            <text:p>0.1286881693</text:p>
          </table:table-cell>
          <table:table-cell table:formula="of:=['8 Thread'.BY191]" office:value-type="float" office:value="0.100821322143107" calcext:value-type="float">
            <text:p>0.1008213221</text:p>
          </table:table-cell>
          <table:table-cell table:number-columns-repeated="21"/>
        </table:table-row>
        <table:table-row table:style-name="ro2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1.2654832" calcext:value-type="float">
            <text:p>1.2654832</text:p>
          </table:table-cell>
          <table:table-cell table:formula="of:=['8 Thread'.BW192]" office:value-type="float" office:value="2.3651015" calcext:value-type="float">
            <text:p>2.3651015</text:p>
          </table:table-cell>
          <table:table-cell table:formula="of:=['8 Thread'.BX192]" office:value-type="float" office:value="0.207386812851366" calcext:value-type="float">
            <text:p>0.2073868129</text:p>
          </table:table-cell>
          <table:table-cell table:formula="of:=['8 Thread'.BY192]" office:value-type="float" office:value="0.11754208190748" calcext:value-type="float">
            <text:p>0.1175420819</text:p>
          </table:table-cell>
          <table:table-cell table:number-columns-repeated="21"/>
        </table:table-row>
        <table:table-row table:style-name="ro2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62104325" calcext:value-type="float">
            <text:p>0.62104325</text:p>
          </table:table-cell>
          <table:table-cell table:formula="of:=['8 Thread'.BW193]" office:value-type="float" office:value="1.7956195" calcext:value-type="float">
            <text:p>1.7956195</text:p>
          </table:table-cell>
          <table:table-cell table:formula="of:=['8 Thread'.BX193]" office:value-type="float" office:value="0.080579277053372" calcext:value-type="float">
            <text:p>0.0805792771</text:p>
          </table:table-cell>
          <table:table-cell table:formula="of:=['8 Thread'.BY193]" office:value-type="float" office:value="0.202096906806422" calcext:value-type="float">
            <text:p>0.2020969068</text:p>
          </table:table-cell>
          <table:table-cell table:number-columns-repeated="21"/>
        </table:table-row>
        <table:table-row table:style-name="ro2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3217614" calcext:value-type="float">
            <text:p>0.3217614</text:p>
          </table:table-cell>
          <table:table-cell table:formula="of:=['8 Thread'.BW194]" office:value-type="float" office:value="1.851384" calcext:value-type="float">
            <text:p>1.851384</text:p>
          </table:table-cell>
          <table:table-cell table:formula="of:=['8 Thread'.BX194]" office:value-type="float" office:value="0.0448419677165793" calcext:value-type="float">
            <text:p>0.0448419677</text:p>
          </table:table-cell>
          <table:table-cell table:formula="of:=['8 Thread'.BY194]" office:value-type="float" office:value="0.142537453724313" calcext:value-type="float">
            <text:p>0.1425374537</text:p>
          </table:table-cell>
          <table:table-cell table:number-columns-repeated="21"/>
        </table:table-row>
        <table:table-row table:style-name="ro2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22259905" calcext:value-type="float">
            <text:p>0.22259905</text:p>
          </table:table-cell>
          <table:table-cell table:formula="of:=['8 Thread'.BW195]" office:value-type="float" office:value="1.7007865" calcext:value-type="float">
            <text:p>1.7007865</text:p>
          </table:table-cell>
          <table:table-cell table:formula="of:=['8 Thread'.BX195]" office:value-type="float" office:value="0.035309306252212" calcext:value-type="float">
            <text:p>0.0353093063</text:p>
          </table:table-cell>
          <table:table-cell table:formula="of:=['8 Thread'.BY195]" office:value-type="float" office:value="0.121792410199908" calcext:value-type="float">
            <text:p>0.1217924102</text:p>
          </table:table-cell>
          <table:table-cell table:number-columns-repeated="21"/>
        </table:table-row>
        <table:table-row table:style-name="ro2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712011" calcext:value-type="float">
            <text:p>0.1712011</text:p>
          </table:table-cell>
          <table:table-cell table:formula="of:=['8 Thread'.BW196]" office:value-type="float" office:value="1.9092215" calcext:value-type="float">
            <text:p>1.9092215</text:p>
          </table:table-cell>
          <table:table-cell table:formula="of:=['8 Thread'.BX196]" office:value-type="float" office:value="0.0295904152942611" calcext:value-type="float">
            <text:p>0.0295904153</text:p>
          </table:table-cell>
          <table:table-cell table:formula="of:=['8 Thread'.BY196]" office:value-type="float" office:value="0.153774497417442" calcext:value-type="float">
            <text:p>0.1537744974</text:p>
          </table:table-cell>
          <table:table-cell table:number-columns-repeated="21"/>
        </table:table-row>
        <table:table-row table:style-name="ro2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113780945" calcext:value-type="float">
            <text:p>0.113780945</text:p>
          </table:table-cell>
          <table:table-cell table:formula="of:=['8 Thread'.BW197]" office:value-type="float" office:value="1.9912715" calcext:value-type="float">
            <text:p>1.9912715</text:p>
          </table:table-cell>
          <table:table-cell table:formula="of:=['8 Thread'.BX197]" office:value-type="float" office:value="0.0230338998970252" calcext:value-type="float">
            <text:p>0.0230338999</text:p>
          </table:table-cell>
          <table:table-cell table:formula="of:=['8 Thread'.BY197]" office:value-type="float" office:value="0.181156527747306" calcext:value-type="float">
            <text:p>0.1811565277</text:p>
          </table:table-cell>
          <table:table-cell table:number-columns-repeated="21"/>
        </table:table-row>
        <table:table-row table:style-name="ro2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8223852" calcext:value-type="float">
            <text:p>0.08223852</text:p>
          </table:table-cell>
          <table:table-cell table:formula="of:=['8 Thread'.BW198]" office:value-type="float" office:value="2.1163145" calcext:value-type="float">
            <text:p>2.1163145</text:p>
          </table:table-cell>
          <table:table-cell table:formula="of:=['8 Thread'.BX198]" office:value-type="float" office:value="0.0146235004236836" calcext:value-type="float">
            <text:p>0.0146235004</text:p>
          </table:table-cell>
          <table:table-cell table:formula="of:=['8 Thread'.BY198]" office:value-type="float" office:value="0.121604271582208" calcext:value-type="float">
            <text:p>0.1216042716</text:p>
          </table:table-cell>
          <table:table-cell table:number-columns-repeated="21"/>
        </table:table-row>
        <table:table-row table:style-name="ro2" table:number-rows-repeated="7">
          <table:table-cell table:number-columns-repeated="27"/>
        </table:table-row>
        <table:table-row table:style-name="ro2">
          <table:table-cell table:number-columns-repeated="22"/>
          <table:table-cell office:value-type="string" calcext:value-type="string">
            <text:p>MinMax</text:p>
          </table:table-cell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22"/>
          <table:table-cell table:formula="of:=[.L5]" office:value-type="string" office:string-value="Threads" calcext:value-type="string">
            <text:p>Threads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Neto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Q20]" office:value-type="string" office:string-value="1t std" calcext:value-type="string">
            <text:p>1t std</text:p>
          </table:table-cell>
        </table:table-row>
        <table:table-row table:style-name="ro2">
          <table:table-cell table:number-columns-repeated="22"/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2.144468" calcext:value-type="float">
            <text:p>2.144468</text:p>
          </table:table-cell>
          <table:table-cell table:formula="of:=[.M21]" office:value-type="float" office:value="2.144468" calcext:value-type="float">
            <text:p>2.144468</text:p>
          </table:table-cell>
          <table:table-cell table:formula="of:=[.Q6]" office:value-type="float" office:value="0.0820089629183748" calcext:value-type="float">
            <text:p>0.0820089629</text:p>
          </table:table-cell>
          <table:table-cell table:formula="of:=[.Q21]" office:value-type="float" office:value="0.0820089629183748" calcext:value-type="float">
            <text:p>0.0820089629</text:p>
          </table:table-cell>
        </table:table-row>
        <table:table-row table:style-name="ro2">
          <table:table-cell table:number-columns-repeated="22"/>
          <table:table-cell table:formula="of:=[.L7]" office:value-type="float" office:value="2" calcext:value-type="float">
            <text:p>2</text:p>
          </table:table-cell>
          <table:table-cell table:formula="of:=[.M7]" office:value-type="float" office:value="1.21321265" calcext:value-type="float">
            <text:p>1.21321265</text:p>
          </table:table-cell>
          <table:table-cell table:formula="of:=[.M22]" office:value-type="float" office:value="1.737158" calcext:value-type="float">
            <text:p>1.737158</text:p>
          </table:table-cell>
          <table:table-cell table:formula="of:=[.Q7]" office:value-type="float" office:value="0.0898091751766042" calcext:value-type="float">
            <text:p>0.0898091752</text:p>
          </table:table-cell>
          <table:table-cell table:formula="of:=[.Q22]" office:value-type="float" office:value="0.136712184549185" calcext:value-type="float">
            <text:p>0.1367121845</text:p>
          </table:table-cell>
        </table:table-row>
        <table:table-row table:style-name="ro2">
          <table:table-cell table:number-columns-repeated="22"/>
          <table:table-cell table:formula="of:=[.L8]" office:value-type="float" office:value="4" calcext:value-type="float">
            <text:p>4</text:p>
          </table:table-cell>
          <table:table-cell table:formula="of:=[.M8]" office:value-type="float" office:value="0.9300326" calcext:value-type="float">
            <text:p>0.9300326</text:p>
          </table:table-cell>
          <table:table-cell table:formula="of:=[.M23]" office:value-type="float" office:value="1.60127015" calcext:value-type="float">
            <text:p>1.60127015</text:p>
          </table:table-cell>
          <table:table-cell table:formula="of:=[.Q8]" office:value-type="float" office:value="0.296661331727443" calcext:value-type="float">
            <text:p>0.2966613317</text:p>
          </table:table-cell>
          <table:table-cell table:formula="of:=[.Q23]" office:value-type="float" office:value="0.252379042368621" calcext:value-type="float">
            <text:p>0.2523790424</text:p>
          </table:table-cell>
        </table:table-row>
        <table:table-row table:style-name="ro2">
          <table:table-cell table:number-columns-repeated="22"/>
          <table:table-cell table:formula="of:=[.L9]" office:value-type="float" office:value="8" calcext:value-type="float">
            <text:p>8</text:p>
          </table:table-cell>
          <table:table-cell table:formula="of:=[.M9]" office:value-type="float" office:value="0.379408" calcext:value-type="float">
            <text:p>0.379408</text:p>
          </table:table-cell>
          <table:table-cell table:formula="of:=[.M24]" office:value-type="float" office:value="1.30893435" calcext:value-type="float">
            <text:p>1.30893435</text:p>
          </table:table-cell>
          <table:table-cell table:formula="of:=[.Q9]" office:value-type="float" office:value="0.0482602470201652" calcext:value-type="float">
            <text:p>0.048260247</text:p>
          </table:table-cell>
          <table:table-cell table:formula="of:=[.Q24]" office:value-type="float" office:value="0.158319400042269" calcext:value-type="float">
            <text:p>0.1583194</text:p>
          </table:table-cell>
        </table:table-row>
        <table:table-row table:style-name="ro2">
          <table:table-cell table:number-columns-repeated="22"/>
          <table:table-cell table:formula="of:=[.L10]" office:value-type="float" office:value="16" calcext:value-type="float">
            <text:p>16</text:p>
          </table:table-cell>
          <table:table-cell table:formula="of:=[.M10]" office:value-type="float" office:value="0.25904265" calcext:value-type="float">
            <text:p>0.25904265</text:p>
          </table:table-cell>
          <table:table-cell table:formula="of:=[.M25]" office:value-type="float" office:value="1.586543" calcext:value-type="float">
            <text:p>1.586543</text:p>
          </table:table-cell>
          <table:table-cell table:formula="of:=[.Q10]" office:value-type="float" office:value="0.0687292641778471" calcext:value-type="float">
            <text:p>0.0687292642</text:p>
          </table:table-cell>
          <table:table-cell table:formula="of:=[.Q25]" office:value-type="float" office:value="0.126084149731126" calcext:value-type="float">
            <text:p>0.1260841497</text:p>
          </table:table-cell>
        </table:table-row>
        <table:table-row table:style-name="ro2">
          <table:table-cell table:number-columns-repeated="22"/>
          <table:table-cell table:formula="of:=[.L11]" office:value-type="float" office:value="24" calcext:value-type="float">
            <text:p>24</text:p>
          </table:table-cell>
          <table:table-cell table:formula="of:=[.M11]" office:value-type="float" office:value="0.172264145" calcext:value-type="float">
            <text:p>0.172264145</text:p>
          </table:table-cell>
          <table:table-cell table:formula="of:=[.M26]" office:value-type="float" office:value="1.55787295" calcext:value-type="float">
            <text:p>1.55787295</text:p>
          </table:table-cell>
          <table:table-cell table:formula="of:=[.Q11]" office:value-type="float" office:value="0.0514678553714571" calcext:value-type="float">
            <text:p>0.0514678554</text:p>
          </table:table-cell>
          <table:table-cell table:formula="of:=[.Q26]" office:value-type="float" office:value="0.146169591400166" calcext:value-type="float">
            <text:p>0.1461695914</text:p>
          </table:table-cell>
        </table:table-row>
        <table:table-row table:style-name="ro2">
          <table:table-cell table:number-columns-repeated="22"/>
          <table:table-cell table:formula="of:=[.L12]" office:value-type="float" office:value="32" calcext:value-type="float">
            <text:p>32</text:p>
          </table:table-cell>
          <table:table-cell table:formula="of:=[.M12]" office:value-type="float" office:value="0.135164265" calcext:value-type="float">
            <text:p>0.135164265</text:p>
          </table:table-cell>
          <table:table-cell table:formula="of:=[.M27]" office:value-type="float" office:value="1.723496" calcext:value-type="float">
            <text:p>1.723496</text:p>
          </table:table-cell>
          <table:table-cell table:formula="of:=[.Q12]" office:value-type="float" office:value="0.0339049609219276" calcext:value-type="float">
            <text:p>0.0339049609</text:p>
          </table:table-cell>
          <table:table-cell table:formula="of:=[.Q27]" office:value-type="float" office:value="0.171049741829679" calcext:value-type="float">
            <text:p>0.1710497418</text:p>
          </table:table-cell>
        </table:table-row>
        <table:table-row table:style-name="ro2">
          <table:table-cell table:number-columns-repeated="22"/>
          <table:table-cell table:formula="of:=[.L13]" office:value-type="float" office:value="48" calcext:value-type="float">
            <text:p>48</text:p>
          </table:table-cell>
          <table:table-cell table:formula="of:=[.M13]" office:value-type="float" office:value="0.09098635" calcext:value-type="float">
            <text:p>0.09098635</text:p>
          </table:table-cell>
          <table:table-cell table:formula="of:=[.M28]" office:value-type="float" office:value="1.858715" calcext:value-type="float">
            <text:p>1.858715</text:p>
          </table:table-cell>
          <table:table-cell table:formula="of:=[.Q13]" office:value-type="float" office:value="0.0231266578531225" calcext:value-type="float">
            <text:p>0.0231266579</text:p>
          </table:table-cell>
          <table:table-cell table:formula="of:=[.Q28]" office:value-type="float" office:value="0.124130500975258" calcext:value-type="float">
            <text:p>0.124130501</text:p>
          </table:table-cell>
        </table:table-row>
        <table:table-row table:style-name="ro2">
          <table:table-cell table:number-columns-repeated="22"/>
          <table:table-cell table:formula="of:=[.L14]" office:value-type="float" office:value="64" calcext:value-type="float">
            <text:p>64</text:p>
          </table:table-cell>
          <table:table-cell table:formula="of:=[.M14]" office:value-type="float" office:value="0.054395" calcext:value-type="float">
            <text:p>0.054395</text:p>
          </table:table-cell>
          <table:table-cell table:formula="of:=[.M29]" office:value-type="float" office:value="1.9019555" calcext:value-type="float">
            <text:p>1.9019555</text:p>
          </table:table-cell>
          <table:table-cell table:formula="of:=[.Q14]" office:value-type="float" office:value="0.0101501330343239" calcext:value-type="float">
            <text:p>0.010150133</text:p>
          </table:table-cell>
          <table:table-cell table:formula="of:=[.Q29]" office:value-type="float" office:value="0.0957143591146265" calcext:value-type="float">
            <text:p>0.0957143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00:58:01.00024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7:10</meta:creation-date>
    <dc:date>2015-11-05T01:38:00.036025167</dc:date>
    <meta:editing-duration>PT1H40M9S</meta:editing-duration>
    <meta:editing-cycles>14</meta:editing-cycles>
    <meta:generator>LibreOffice/4.2.8.2$Linux_X86_64 LibreOffice_project/420m0$Build-2</meta:generator>
    <meta:document-statistic meta:table-count="5" meta:cell-count="181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07cm" svg:y="0.338cm" chart:style-name="ch2">
          <text:p>Tiempo Mín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5:summary.M14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247cm" svg:y="0.338cm" chart:style-name="ch2">
          <text:p>Tiempo Máx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20:summary.M29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64cm" svg:y="0.338cm" chart:style-name="ch2">
          <text:p>Tiempos Mínimos de consumo multisocket con Reuseport usando multithreading</text:p>
        </chart:title>
        <chart:subtitle svg:x="3.668cm" svg:y="1.362cm" chart:style-name="ch3">
          <text:p>Distribuyendo una cuota de 1 millón de paquetes - SOSched</text:p>
        </chart:subtitle>
        <chart:legend chart:legend-position="bottom" svg:x="5.038cm" svg:y="9.351cm" style:legend-expansion="wide" chart:style-name="ch4"/>
        <chart:plot-area chart:style-name="ch5" table:cell-range-address="summary.L5:summary.P14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1.6433935">
                <text:p>1.6433935</text:p>
                <draw:g>
                  <svg:desc>summary.N6:summary.N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2.8513795">
                <text:p>2.8513795</text:p>
                <draw:g>
                  <svg:desc>summary.O6:summary.O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3.2812905">
                <text:p>3.2812905</text:p>
                <draw:g>
                  <svg:desc>summary.P6:summary.P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4256171">
                <text:p>1.4256171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1.884883">
                <text:p>1.884883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2.097275">
                <text:p>2.097275</text:p>
              </table:table-cell>
              <table:table-cell office:value-type="float" office:value="0.128688169317806">
                <text:p>0.128688169317806</text:p>
              </table:table-cell>
              <table:table-cell office:value-type="float" office:value="0.128688169317806">
                <text:p>0.1286881693178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0890916">
                <text:p>1.0890916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1.02888745">
                <text:p>1.02888745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1.2654832">
                <text:p>1.2654832</text:p>
              </table:table-cell>
              <table:table-cell office:value-type="float" office:value="0.207386812851366">
                <text:p>0.207386812851366</text:p>
              </table:table-cell>
              <table:table-cell office:value-type="float" office:value="0.207386812851366">
                <text:p>0.207386812851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48267945">
                <text:p>0.48267945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5939753">
                <text:p>0.5939753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62104325">
                <text:p>0.62104325</text:p>
              </table:table-cell>
              <table:table-cell office:value-type="float" office:value="0.080579277053372">
                <text:p>0.080579277053372</text:p>
              </table:table-cell>
              <table:table-cell office:value-type="float" office:value="0.080579277053372">
                <text:p>0.0805792770533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225516795">
                <text:p>0.22551679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27728915">
                <text:p>0.27728915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3217614">
                <text:p>0.3217614</text:p>
              </table:table-cell>
              <table:table-cell office:value-type="float" office:value="0.0448419677165793">
                <text:p>0.0448419677165793</text:p>
              </table:table-cell>
              <table:table-cell office:value-type="float" office:value="0.0448419677165793">
                <text:p>0.04484196771657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19870271">
                <text:p>0.19870271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241095505">
                <text:p>0.24109550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22259905">
                <text:p>0.22259905</text:p>
              </table:table-cell>
              <table:table-cell office:value-type="float" office:value="0.035309306252212">
                <text:p>0.035309306252212</text:p>
              </table:table-cell>
              <table:table-cell office:value-type="float" office:value="0.035309306252212">
                <text:p>0.035309306252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136260245">
                <text:p>0.136260245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1533503">
                <text:p>0.1533503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1712011">
                <text:p>0.1712011</text:p>
              </table:table-cell>
              <table:table-cell office:value-type="float" office:value="0.0295904152942611">
                <text:p>0.0295904152942611</text:p>
              </table:table-cell>
              <table:table-cell office:value-type="float" office:value="0.0295904152942611">
                <text:p>0.02959041529426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91510545">
                <text:p>0.091510545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11180257">
                <text:p>0.11180257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113780945">
                <text:p>0.113780945</text:p>
              </table:table-cell>
              <table:table-cell office:value-type="float" office:value="0.0230338998970252">
                <text:p>0.0230338998970252</text:p>
              </table:table-cell>
              <table:table-cell office:value-type="float" office:value="0.0230338998970252">
                <text:p>0.0230338998970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69880475">
                <text:p>0.069880475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7203111">
                <text:p>0.07203111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8223852">
                <text:p>0.08223852</text:p>
              </table:table-cell>
              <table:table-cell office:value-type="float" office:value="0.0146235004236836">
                <text:p>0.0146235004236836</text:p>
              </table:table-cell>
              <table:table-cell office:value-type="float" office:value="0.0146235004236836">
                <text:p>0.0146235004236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1.236cm" svg:y="0.338cm" chart:style-name="ch2">
          <text:p>Tiempos Netos de consumo multisocket con Reuseport usando multithreading</text:p>
        </chart:title>
        <chart:subtitle svg:x="3.729cm" svg:y="1.362cm" chart:style-name="ch3">
          <text:p>Distribuyendo una cuota de 1millón de paquetes - SOSched</text:p>
        </chart:subtitle>
        <chart:legend chart:legend-position="bottom" svg:x="5.038cm" svg:y="9.351cm" style:legend-expansion="wide" chart:style-name="ch4"/>
        <chart:plot-area chart:style-name="ch5" table:cell-range-address="summary.L20:summary.P29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1.6433935">
                <text:p>1.6433935</text:p>
                <draw:g>
                  <svg:desc>summary.N21:summary.N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2.8513795">
                <text:p>2.8513795</text:p>
                <draw:g>
                  <svg:desc>summary.O21:summary.O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3.2812905">
                <text:p>3.2812905</text:p>
                <draw:g>
                  <svg:desc>summary.P21:summary.P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1.7521726">
                <text:p>1.752172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2.3158765">
                <text:p>2.315876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2.949655">
                <text:p>2.949655</text:p>
              </table:table-cell>
              <table:table-cell office:value-type="float" office:value="0.100821322143107">
                <text:p>0.100821322143107</text:p>
              </table:table-cell>
              <table:table-cell office:value-type="float" office:value="0.100821322143107">
                <text:p>0.1008213221431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2.0197965">
                <text:p>2.0197965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2.0609245">
                <text:p>2.0609245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2.3651015">
                <text:p>2.3651015</text:p>
              </table:table-cell>
              <table:table-cell office:value-type="float" office:value="0.11754208190748">
                <text:p>0.11754208190748</text:p>
              </table:table-cell>
              <table:table-cell office:value-type="float" office:value="0.11754208190748">
                <text:p>0.117542081907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1.41332595">
                <text:p>1.41332595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1.6311123">
                <text:p>1.6311123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1.7956195">
                <text:p>1.7956195</text:p>
              </table:table-cell>
              <table:table-cell office:value-type="float" office:value="0.202096906806422">
                <text:p>0.202096906806422</text:p>
              </table:table-cell>
              <table:table-cell office:value-type="float" office:value="0.202096906806422">
                <text:p>0.2020969068064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1.6333685">
                <text:p>1.6333685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1.64532">
                <text:p>1.6453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1.851384">
                <text:p>1.851384</text:p>
              </table:table-cell>
              <table:table-cell office:value-type="float" office:value="0.142537453724313">
                <text:p>0.142537453724313</text:p>
              </table:table-cell>
              <table:table-cell office:value-type="float" office:value="0.142537453724313">
                <text:p>0.1425374537243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1.6765335">
                <text:p>1.6765335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1.71985575">
                <text:p>1.7198557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1.7007865">
                <text:p>1.7007865</text:p>
              </table:table-cell>
              <table:table-cell office:value-type="float" office:value="0.121792410199908">
                <text:p>0.121792410199908</text:p>
              </table:table-cell>
              <table:table-cell office:value-type="float" office:value="0.121792410199908">
                <text:p>0.1217924101999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1.767754">
                <text:p>1.767754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1.70750255">
                <text:p>1.70750255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1.9092215">
                <text:p>1.9092215</text:p>
              </table:table-cell>
              <table:table-cell office:value-type="float" office:value="0.153774497417442">
                <text:p>0.153774497417442</text:p>
              </table:table-cell>
              <table:table-cell office:value-type="float" office:value="0.153774497417442">
                <text:p>0.1537744974174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1.877163">
                <text:p>1.877163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1.975329">
                <text:p>1.975329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1.9912715">
                <text:p>1.9912715</text:p>
              </table:table-cell>
              <table:table-cell office:value-type="float" office:value="0.181156527747306">
                <text:p>0.181156527747306</text:p>
              </table:table-cell>
              <table:table-cell office:value-type="float" office:value="0.181156527747306">
                <text:p>0.1811565277473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1.84408">
                <text:p>1.84408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1.929">
                <text:p>1.929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2.1163145">
                <text:p>2.1163145</text:p>
              </table:table-cell>
              <table:table-cell office:value-type="float" office:value="0.121604271582208">
                <text:p>0.121604271582208</text:p>
              </table:table-cell>
              <table:table-cell office:value-type="float" office:value="0.121604271582208">
                <text:p>0.1216042715822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Z66:summary.Z74" chart:error-lower-range="summary.Z66:summary.Z7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Z66:summary.Z74" chart:error-lower-range="summary.Z66:summary.Z7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AA66:summary.AA74" chart:error-lower-range="summary.AA66:summary.AA7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AA66:summary.AA74" chart:error-lower-range="summary.AA66:summary.AA74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1cm" svg:height="10.161cm" xlink:href=".." xlink:type="simple" chart:class="chart:bar" chart:style-name="ch1">
        <chart:title svg:x="3.721cm" svg:y="0.338cm" chart:style-name="ch2">
          <text:p>Tiempos de consumo multisocket usando Reuseport</text:p>
        </chart:title>
        <chart:subtitle svg:x="5.866cm" svg:y="1.362cm" chart:style-name="ch3">
          <text:p>Distribuyendo 1 millón de paquetes</text:p>
        </chart:subtitle>
        <chart:legend chart:legend-position="bottom" svg:x="6.162cm" svg:y="9.351cm" style:legend-expansion="wide" chart:style-name="ch4"/>
        <chart:plot-area chart:style-name="ch5" table:cell-range-address="summary.W65:summary.Y74" chart:data-source-has-labels="both" svg:x="1.394cm" svg:y="2.252cm" svg:width="16.256cm" svg:height="5.892cm">
          <chartooo:coordinate-region svg:x="2.159cm" svg:y="2.465cm" svg:width="15.491cm" svg:height="5.005cm"/>
          <chart:axis chart:dimension="x" chart:name="primary-x" chart:style-name="ch6" chartooo:axis-type="auto">
            <chartooo:date-scale/>
            <chart:title svg:x="7.998cm" svg:y="8.348cm" chart:style-name="ch7">
              <text:p>Número de Sockets</text:p>
            </chart:title>
            <chart:categories table:cell-range-address="summary.W66:summary.W7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X66:summary.X74" chart:label-cell-address="summary.X65:summary.X65" chart:class="chart:bar">
            <chart:error-indicator chart:style-name="ch12" chart:dimension="y"/>
            <chart:data-point chart:repeated="9"/>
          </chart:series>
          <chart:series chart:style-name="ch13" chart:values-cell-range-address="summary.Y66:summary.Y74" chart:label-cell-address="summary.Y65:summary.Y65" chart:class="chart:ba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Mínimo</text:p>
                <draw:g>
                  <svg:desc>summary.X65:summary.X65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Column Z</text:p>
              </table:table-cell>
              <table:table-cell office:value-type="string">
                <text:p>Tiempo Neto</text:p>
                <draw:g>
                  <svg:desc>summary.Y65:summary.Y65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W66:summary.W74</svg:desc>
                </draw:g>
              </table:table-cell>
              <table:table-cell office:value-type="float" office:value="2.144468">
                <text:p>2.144468</text:p>
                <draw:g>
                  <svg:desc>summary.X66:summary.X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Z66:summary.Z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Z66:summary.Z74</svg:desc>
                </draw:g>
              </table:table-cell>
              <table:table-cell office:value-type="float" office:value="2.144468">
                <text:p>2.144468</text:p>
                <draw:g>
                  <svg:desc>summary.Y66:summary.Y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AA66:summary.AA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AA66:summary.AA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